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92.1pt"/>
    </style:style>
    <style:style style:name="co5" style:family="table-column">
      <style:table-column-properties fo:break-before="auto" style:column-width="95.95pt"/>
    </style:style>
    <style:style style:name="co6" style:family="table-column">
      <style:table-column-properties fo:break-before="auto" style:column-width="101.34pt"/>
    </style:style>
    <style:style style:name="co7" style:family="table-column">
      <style:table-column-properties fo:break-before="auto" style:column-width="100.6pt"/>
    </style:style>
    <style:style style:name="co8" style:family="table-column">
      <style:table-column-properties fo:break-before="auto" style:column-width="116.79pt"/>
    </style:style>
    <style:style style:name="co9" style:family="table-column">
      <style:table-column-properties fo:break-before="auto" style:column-width="97.51pt"/>
    </style:style>
    <style:style style:name="co10" style:family="table-column">
      <style:table-column-properties fo:break-before="auto" style:column-width="113.7pt"/>
    </style:style>
    <style:style style:name="co11" style:family="table-column">
      <style:table-column-properties fo:break-before="auto" style:column-width="99.81pt"/>
    </style:style>
    <style:style style:name="co12" style:family="table-column">
      <style:table-column-properties fo:break-before="auto" style:column-width="99.04pt"/>
    </style:style>
    <style:style style:name="co13" style:family="table-column">
      <style:table-column-properties fo:break-before="auto" style:column-width="30.36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G_dat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11" table:default-cell-style-name="Default"/>
        <table:table-column table:style-name="co7" table:default-cell-style-name="Default"/>
        <table:table-column table:style-name="co6" table:number-columns-repeated="8" table:default-cell-style-name="Default"/>
        <table:table-column table:style-name="co10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3" table:default-cell-style-name="Default"/>
        <table:table-column table:style-name="co6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number-columns-repeated="31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11" table:default-cell-style-name="Default"/>
        <table:table-column table:style-name="co7" table:default-cell-style-name="Default"/>
        <table:table-column table:style-name="co6" table:number-columns-repeated="10" table:default-cell-style-name="Default"/>
        <table:table-column table:style-name="co7" table:default-cell-style-name="Default"/>
        <table:table-column table:style-name="co6" table:number-columns-repeated="22" table:default-cell-style-name="Default"/>
        <table:table-column table:style-name="co10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number-columns-repeated="9" table:default-cell-style-name="Default"/>
        <table:table-column table:style-name="co7" table:default-cell-style-name="Default"/>
        <table:table-column table:style-name="co6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" table:number-columns-repeated="13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11" table:default-cell-style-name="Default"/>
        <table:table-column table:style-name="co6" table:number-columns-repeated="17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14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column table:style-name="co7" table:default-cell-style-name="Default"/>
        <table:table-column table:style-name="co6" table:number-columns-repeated="10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number-columns-repeated="22" table:default-cell-style-name="Default"/>
        <table:table-column table:style-name="co7" table:default-cell-style-name="Default"/>
        <table:table-column table:style-name="co6" table:number-columns-repeated="16" table:default-cell-style-name="Default"/>
        <table:table-column table:style-name="co7" table:default-cell-style-name="Default"/>
        <table:table-column table:style-name="co6" table:number-columns-repeated="10" table:default-cell-style-name="Default"/>
        <table:table-column table:style-name="co7" table:default-cell-style-name="Default"/>
        <table:table-column table:style-name="co6" table:number-columns-repeated="17" table:default-cell-style-name="Default"/>
        <table:table-column table:style-name="co7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10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9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7" table:number-columns-repeated="2" table:default-cell-style-name="Default"/>
        <table:table-column table:style-name="co6" table:number-columns-repeated="14" table:default-cell-style-name="Default"/>
        <table:table-column table:style-name="co7" table:default-cell-style-name="Default"/>
        <table:table-column table:style-name="co6" table:default-cell-style-name="Default"/>
        <table:table-column table:style-name="co11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6" table:default-cell-style-name="Default"/>
        <table:table-column table:style-name="co7" table:number-columns-repeated="2" table:default-cell-style-name="Default"/>
        <table:table-column table:style-name="co6" table:number-columns-repeated="32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4" table:default-cell-style-name="Default"/>
        <table:table-column table:style-name="co7" table:default-cell-style-name="Default"/>
        <table:table-column table:style-name="co6" table:number-columns-repeated="11" table:default-cell-style-name="Default"/>
        <table:table-column table:style-name="co7" table:default-cell-style-name="Default"/>
        <table:table-column table:style-name="co6" table:number-columns-repeated="19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11" table:default-cell-style-name="Default"/>
        <table:table-column table:style-name="co6" table:number-columns-repeated="21" table:default-cell-style-name="Default"/>
        <table:table-column table:style-name="co7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8" table:default-cell-style-name="Default"/>
        <table:table-column table:style-name="co7" table:default-cell-style-name="Default"/>
        <table:table-column table:style-name="co11" table:default-cell-style-name="Default"/>
        <table:table-column table:style-name="co6" table:number-columns-repeated="5" table:default-cell-style-name="Default"/>
        <table:table-column table:style-name="co7" table:number-columns-repeated="2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8" table:default-cell-style-name="Default"/>
        <table:table-column table:style-name="co7" table:default-cell-style-name="Default"/>
        <table:table-column table:style-name="co6" table:number-columns-repeated="8" table:default-cell-style-name="Default"/>
        <table:table-column table:style-name="co7" table:default-cell-style-name="Default"/>
        <table:table-column table:style-name="co6" table:number-columns-repeated="15" table:default-cell-style-name="Default"/>
        <table:table-column table:style-name="co7" table:default-cell-style-name="Default"/>
        <table:table-column table:style-name="co6" table:number-columns-repeated="27" table:default-cell-style-name="Default"/>
        <table:table-column table:style-name="co7" table:default-cell-style-name="Default"/>
        <table:table-column table:style-name="co6" table:number-columns-repeated="18" table:default-cell-style-name="Default"/>
        <table:table-column table:style-name="co7" table:default-cell-style-name="Default"/>
        <table:table-column table:style-name="co6" table:number-columns-repeated="10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8" table:default-cell-style-name="Default"/>
        <table:table-column table:style-name="co7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1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6" table:number-columns-repeated="16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8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8" table:default-cell-style-name="Default"/>
        <table:table-column table:style-name="co7" table:default-cell-style-name="Default"/>
        <table:table-column table:style-name="co6" table:number-columns-repeated="14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7" table:number-columns-repeated="2" table:default-cell-style-name="Default"/>
        <table:table-column table:style-name="co6" table:number-columns-repeated="12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33" table:default-cell-style-name="Default"/>
        <table:table-column table:style-name="co7" table:default-cell-style-name="Default"/>
        <table:table-column table:style-name="co6" table:number-columns-repeated="17" table:default-cell-style-name="Default"/>
        <table:table-column table:style-name="co11" table:default-cell-style-name="Default"/>
        <table:table-column table:style-name="co6" table:number-columns-repeated="13" table:default-cell-style-name="Default"/>
        <table:table-column table:style-name="co7" table:default-cell-style-name="Default"/>
        <table:table-column table:style-name="co6" table:number-columns-repeated="9" table:default-cell-style-name="Default"/>
        <table:table-column table:style-name="co7" table:number-columns-repeated="2" table:default-cell-style-name="Default"/>
        <table:table-column table:style-name="co6" table:number-columns-repeated="18" table:default-cell-style-name="Default"/>
        <table:table-column table:style-name="co7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16" table:default-cell-style-name="Default"/>
        <table:table-column table:style-name="co7" table:default-cell-style-name="Default"/>
        <table:table-column table:style-name="co6" table:number-columns-repeated="11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13" table:number-columns-repeated="6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office:value-type="float" office:value="567" calcext:value-type="float">
            <text:p>567</text:p>
          </table:table-cell>
          <table:table-cell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  <table:table-cell office:value-type="float" office:value="646" calcext:value-type="float">
            <text:p>646</text:p>
          </table:table-cell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  <table:table-cell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office:value-type="float" office:value="672" calcext:value-type="float">
            <text:p>672</text:p>
          </table:table-cell>
          <table:table-cell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717" calcext:value-type="float">
            <text:p>717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office:value-type="float" office:value="728" calcext:value-type="float">
            <text:p>728</text:p>
          </table:table-cell>
          <table:table-cell office:value-type="float" office:value="729" calcext:value-type="float">
            <text:p>729</text:p>
          </table:table-cell>
          <table:table-cell office:value-type="float" office:value="730" calcext:value-type="float">
            <text:p>730</text:p>
          </table:table-cell>
          <table:table-cell office:value-type="float" office:value="731" calcext:value-type="float">
            <text:p>731</text:p>
          </table:table-cell>
          <table:table-cell office:value-type="float" office:value="732" calcext:value-type="float">
            <text:p>732</text:p>
          </table:table-cell>
          <table:table-cell office:value-type="float" office:value="733" calcext:value-type="float">
            <text:p>733</text:p>
          </table:table-cell>
          <table:table-cell office:value-type="float" office:value="734" calcext:value-type="float">
            <text:p>734</text:p>
          </table:table-cell>
          <table:table-cell office:value-type="float" office:value="735" calcext:value-type="float">
            <text:p>735</text:p>
          </table:table-cell>
          <table:table-cell office:value-type="float" office:value="736" calcext:value-type="float">
            <text:p>736</text:p>
          </table:table-cell>
          <table:table-cell office:value-type="float" office:value="737" calcext:value-type="float">
            <text:p>737</text:p>
          </table:table-cell>
          <table:table-cell office:value-type="float" office:value="738" calcext:value-type="float">
            <text:p>738</text:p>
          </table:table-cell>
          <table:table-cell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office:value-type="float" office:value="744" calcext:value-type="float">
            <text:p>744</text:p>
          </table:table-cell>
          <table:table-cell office:value-type="float" office:value="745" calcext:value-type="float">
            <text:p>745</text:p>
          </table:table-cell>
          <table:table-cell office:value-type="float" office:value="746" calcext:value-type="float">
            <text:p>746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office:value-type="float" office:value="750" calcext:value-type="float">
            <text:p>750</text:p>
          </table:table-cell>
          <table:table-cell office:value-type="float" office:value="751" calcext:value-type="float">
            <text:p>751</text:p>
          </table:table-cell>
          <table:table-cell office:value-type="float" office:value="752" calcext:value-type="float">
            <text:p>752</text:p>
          </table:table-cell>
          <table:table-cell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office:value-type="float" office:value="760" calcext:value-type="float">
            <text:p>760</text:p>
          </table:table-cell>
          <table:table-cell office:value-type="float" office:value="761" calcext:value-type="float">
            <text:p>761</text:p>
          </table:table-cell>
          <table:table-cell office:value-type="float" office:value="762" calcext:value-type="float">
            <text:p>762</text:p>
          </table:table-cell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  <table:table-cell office:value-type="float" office:value="765" calcext:value-type="float">
            <text:p>765</text:p>
          </table:table-cell>
          <table:table-cell office:value-type="float" office:value="766" calcext:value-type="float">
            <text:p>766</text:p>
          </table:table-cell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  <table:table-cell office:value-type="float" office:value="773" calcext:value-type="float">
            <text:p>773</text:p>
          </table:table-cell>
          <table:table-cell office:value-type="float" office:value="774" calcext:value-type="float">
            <text:p>774</text:p>
          </table:table-cell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office:value-type="float" office:value="777" calcext:value-type="float">
            <text:p>777</text:p>
          </table:table-cell>
          <table:table-cell office:value-type="float" office:value="778" calcext:value-type="float">
            <text:p>778</text:p>
          </table:table-cell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  <table:table-cell office:value-type="float" office:value="781" calcext:value-type="float">
            <text:p>781</text:p>
          </table:table-cell>
          <table:table-cell office:value-type="float" office:value="782" calcext:value-type="float">
            <text:p>782</text:p>
          </table:table-cell>
          <table:table-cell office:value-type="float" office:value="783" calcext:value-type="float">
            <text:p>783</text:p>
          </table:table-cell>
          <table:table-cell office:value-type="float" office:value="784" calcext:value-type="float">
            <text:p>784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office:value-type="float" office:value="787" calcext:value-type="float">
            <text:p>787</text:p>
          </table:table-cell>
          <table:table-cell office:value-type="float" office:value="788" calcext:value-type="float">
            <text:p>788</text:p>
          </table:table-cell>
          <table:table-cell office:value-type="float" office:value="789" calcext:value-type="float">
            <text:p>789</text:p>
          </table:table-cell>
          <table:table-cell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office:value-type="float" office:value="796" calcext:value-type="float">
            <text:p>796</text:p>
          </table:table-cell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4" calcext:value-type="float">
            <text:p>804</text:p>
          </table:table-cell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office:value-type="float" office:value="807" calcext:value-type="float">
            <text:p>807</text:p>
          </table:table-cell>
          <table:table-cell office:value-type="float" office:value="808" calcext:value-type="float">
            <text:p>808</text:p>
          </table:table-cell>
          <table:table-cell office:value-type="float" office:value="809" calcext:value-type="float">
            <text:p>809</text:p>
          </table:table-cell>
          <table:table-cell office:value-type="float" office:value="810" calcext:value-type="float">
            <text:p>810</text:p>
          </table:table-cell>
          <table:table-cell office:value-type="float" office:value="811" calcext:value-type="float">
            <text:p>811</text:p>
          </table:table-cell>
          <table:table-cell office:value-type="float" office:value="812" calcext:value-type="float">
            <text:p>812</text:p>
          </table:table-cell>
          <table:table-cell office:value-type="float" office:value="813" calcext:value-type="float">
            <text:p>813</text:p>
          </table:table-cell>
          <table:table-cell office:value-type="float" office:value="814" calcext:value-type="float">
            <text:p>814</text:p>
          </table:table-cell>
          <table:table-cell office:value-type="float" office:value="815" calcext:value-type="float">
            <text:p>815</text:p>
          </table:table-cell>
          <table:table-cell office:value-type="float" office:value="816" calcext:value-type="float">
            <text:p>816</text:p>
          </table:table-cell>
          <table:table-cell office:value-type="float" office:value="817" calcext:value-type="float">
            <text:p>817</text:p>
          </table:table-cell>
          <table:table-cell office:value-type="float" office:value="818" calcext:value-type="float">
            <text:p>818</text:p>
          </table:table-cell>
          <table:table-cell office:value-type="float" office:value="819" calcext:value-type="float">
            <text:p>819</text:p>
          </table:table-cell>
          <table:table-cell office:value-type="float" office:value="820" calcext:value-type="float">
            <text:p>820</text:p>
          </table:table-cell>
          <table:table-cell office:value-type="float" office:value="821" calcext:value-type="float">
            <text:p>821</text:p>
          </table:table-cell>
          <table:table-cell office:value-type="float" office:value="822" calcext:value-type="float">
            <text:p>822</text:p>
          </table:table-cell>
          <table:table-cell office:value-type="float" office:value="823" calcext:value-type="float">
            <text:p>823</text:p>
          </table:table-cell>
          <table:table-cell office:value-type="float" office:value="824" calcext:value-type="float">
            <text:p>824</text:p>
          </table:table-cell>
          <table:table-cell office:value-type="float" office:value="825" calcext:value-type="float">
            <text:p>825</text:p>
          </table:table-cell>
          <table:table-cell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office:value-type="float" office:value="828" calcext:value-type="float">
            <text:p>828</text:p>
          </table:table-cell>
          <table:table-cell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833" calcext:value-type="float">
            <text:p>833</text:p>
          </table:table-cell>
          <table:table-cell office:value-type="float" office:value="834" calcext:value-type="float">
            <text:p>834</text:p>
          </table:table-cell>
          <table:table-cell office:value-type="float" office:value="835" calcext:value-type="float">
            <text:p>835</text:p>
          </table:table-cell>
          <table:table-cell office:value-type="float" office:value="836" calcext:value-type="float">
            <text:p>836</text:p>
          </table:table-cell>
          <table:table-cell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839" calcext:value-type="float">
            <text:p>839</text:p>
          </table:table-cell>
          <table:table-cell office:value-type="float" office:value="840" calcext:value-type="float">
            <text:p>840</text:p>
          </table:table-cell>
          <table:table-cell office:value-type="float" office:value="841" calcext:value-type="float">
            <text:p>841</text:p>
          </table:table-cell>
          <table:table-cell office:value-type="float" office:value="842" calcext:value-type="float">
            <text:p>842</text:p>
          </table:table-cell>
          <table:table-cell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office:value-type="float" office:value="846" calcext:value-type="float">
            <text:p>846</text:p>
          </table:table-cell>
          <table:table-cell office:value-type="float" office:value="847" calcext:value-type="float">
            <text:p>847</text:p>
          </table:table-cell>
          <table:table-cell office:value-type="float" office:value="848" calcext:value-type="float">
            <text:p>848</text:p>
          </table:table-cell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51" calcext:value-type="float">
            <text:p>851</text:p>
          </table:table-cell>
          <table:table-cell office:value-type="float" office:value="852" calcext:value-type="float">
            <text:p>852</text:p>
          </table:table-cell>
          <table:table-cell office:value-type="float" office:value="853" calcext:value-type="float">
            <text:p>853</text:p>
          </table:table-cell>
          <table:table-cell office:value-type="float" office:value="854" calcext:value-type="float">
            <text:p>854</text:p>
          </table:table-cell>
          <table:table-cell office:value-type="float" office:value="855" calcext:value-type="float">
            <text:p>855</text:p>
          </table:table-cell>
          <table:table-cell office:value-type="float" office:value="856" calcext:value-type="float">
            <text:p>856</text:p>
          </table:table-cell>
          <table:table-cell office:value-type="float" office:value="857" calcext:value-type="float">
            <text:p>857</text:p>
          </table:table-cell>
          <table:table-cell office:value-type="float" office:value="858" calcext:value-type="float">
            <text:p>858</text:p>
          </table:table-cell>
          <table:table-cell office:value-type="float" office:value="859" calcext:value-type="float">
            <text:p>859</text:p>
          </table:table-cell>
          <table:table-cell office:value-type="float" office:value="860" calcext:value-type="float">
            <text:p>860</text:p>
          </table:table-cell>
          <table:table-cell office:value-type="float" office:value="861" calcext:value-type="float">
            <text:p>861</text:p>
          </table:table-cell>
          <table:table-cell office:value-type="float" office:value="862" calcext:value-type="float">
            <text:p>862</text:p>
          </table:table-cell>
          <table:table-cell office:value-type="float" office:value="863" calcext:value-type="float">
            <text:p>863</text:p>
          </table:table-cell>
          <table:table-cell office:value-type="float" office:value="864" calcext:value-type="float">
            <text:p>864</text:p>
          </table:table-cell>
          <table:table-cell office:value-type="float" office:value="865" calcext:value-type="float">
            <text:p>865</text:p>
          </table:table-cell>
          <table:table-cell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office:value-type="float" office:value="868" calcext:value-type="float">
            <text:p>868</text:p>
          </table:table-cell>
          <table:table-cell office:value-type="float" office:value="869" calcext:value-type="float">
            <text:p>869</text:p>
          </table:table-cell>
          <table:table-cell office:value-type="float" office:value="870" calcext:value-type="float">
            <text:p>870</text:p>
          </table:table-cell>
          <table:table-cell office:value-type="float" office:value="871" calcext:value-type="float">
            <text:p>871</text:p>
          </table:table-cell>
          <table:table-cell office:value-type="float" office:value="872" calcext:value-type="float">
            <text:p>872</text:p>
          </table:table-cell>
          <table:table-cell office:value-type="float" office:value="873" calcext:value-type="float">
            <text:p>873</text:p>
          </table:table-cell>
          <table:table-cell office:value-type="float" office:value="874" calcext:value-type="float">
            <text:p>874</text:p>
          </table:table-cell>
          <table:table-cell office:value-type="float" office:value="875" calcext:value-type="float">
            <text:p>875</text:p>
          </table:table-cell>
          <table:table-cell office:value-type="float" office:value="876" calcext:value-type="float">
            <text:p>876</text:p>
          </table:table-cell>
          <table:table-cell office:value-type="float" office:value="877" calcext:value-type="float">
            <text:p>877</text:p>
          </table:table-cell>
          <table:table-cell office:value-type="float" office:value="878" calcext:value-type="float">
            <text:p>878</text:p>
          </table:table-cell>
          <table:table-cell office:value-type="float" office:value="879" calcext:value-type="float">
            <text:p>879</text:p>
          </table:table-cell>
          <table:table-cell office:value-type="float" office:value="880" calcext:value-type="float">
            <text:p>880</text:p>
          </table:table-cell>
          <table:table-cell office:value-type="float" office:value="881" calcext:value-type="float">
            <text:p>881</text:p>
          </table:table-cell>
          <table:table-cell office:value-type="float" office:value="882" calcext:value-type="float">
            <text:p>882</text:p>
          </table:table-cell>
          <table:table-cell office:value-type="float" office:value="883" calcext:value-type="float">
            <text:p>883</text:p>
          </table:table-cell>
          <table:table-cell office:value-type="float" office:value="884" calcext:value-type="float">
            <text:p>884</text:p>
          </table:table-cell>
          <table:table-cell office:value-type="float" office:value="885" calcext:value-type="float">
            <text:p>885</text:p>
          </table:table-cell>
          <table:table-cell office:value-type="float" office:value="886" calcext:value-type="float">
            <text:p>886</text:p>
          </table:table-cell>
          <table:table-cell office:value-type="float" office:value="887" calcext:value-type="float">
            <text:p>887</text:p>
          </table:table-cell>
          <table:table-cell office:value-type="float" office:value="888" calcext:value-type="float">
            <text:p>888</text:p>
          </table:table-cell>
          <table:table-cell office:value-type="float" office:value="889" calcext:value-type="float">
            <text:p>889</text:p>
          </table:table-cell>
          <table:table-cell office:value-type="float" office:value="890" calcext:value-type="float">
            <text:p>890</text:p>
          </table:table-cell>
          <table:table-cell office:value-type="float" office:value="891" calcext:value-type="float">
            <text:p>891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94" calcext:value-type="float">
            <text:p>894</text:p>
          </table:table-cell>
          <table:table-cell office:value-type="float" office:value="895" calcext:value-type="float">
            <text:p>895</text:p>
          </table:table-cell>
          <table:table-cell office:value-type="float" office:value="896" calcext:value-type="float">
            <text:p>896</text:p>
          </table:table-cell>
          <table:table-cell office:value-type="float" office:value="897" calcext:value-type="float">
            <text:p>897</text:p>
          </table:table-cell>
          <table:table-cell office:value-type="float" office:value="898" calcext:value-type="float">
            <text:p>898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  <table:table-cell office:value-type="float" office:value="905" calcext:value-type="float">
            <text:p>905</text:p>
          </table:table-cell>
          <table:table-cell office:value-type="float" office:value="906" calcext:value-type="float">
            <text:p>906</text:p>
          </table:table-cell>
          <table:table-cell office:value-type="float" office:value="907" calcext:value-type="float">
            <text:p>907</text:p>
          </table:table-cell>
          <table:table-cell office:value-type="float" office:value="908" calcext:value-type="float">
            <text:p>908</text:p>
          </table:table-cell>
          <table:table-cell office:value-type="float" office:value="909" calcext:value-type="float">
            <text:p>909</text:p>
          </table:table-cell>
          <table:table-cell office:value-type="float" office:value="910" calcext:value-type="float">
            <text:p>910</text:p>
          </table:table-cell>
          <table:table-cell office:value-type="float" office:value="911" calcext:value-type="float">
            <text:p>911</text:p>
          </table:table-cell>
          <table:table-cell office:value-type="float" office:value="912" calcext:value-type="float">
            <text:p>912</text:p>
          </table:table-cell>
          <table:table-cell office:value-type="float" office:value="913" calcext:value-type="float">
            <text:p>913</text:p>
          </table:table-cell>
          <table:table-cell office:value-type="float" office:value="914" calcext:value-type="float">
            <text:p>914</text:p>
          </table:table-cell>
          <table:table-cell office:value-type="float" office:value="915" calcext:value-type="float">
            <text:p>915</text:p>
          </table:table-cell>
          <table:table-cell office:value-type="float" office:value="916" calcext:value-type="float">
            <text:p>916</text:p>
          </table:table-cell>
          <table:table-cell office:value-type="float" office:value="917" calcext:value-type="float">
            <text:p>917</text:p>
          </table:table-cell>
          <table:table-cell office:value-type="float" office:value="918" calcext:value-type="float">
            <text:p>918</text:p>
          </table:table-cell>
          <table:table-cell office:value-type="float" office:value="919" calcext:value-type="float">
            <text:p>919</text:p>
          </table:table-cell>
          <table:table-cell office:value-type="float" office:value="920" calcext:value-type="float">
            <text:p>920</text:p>
          </table:table-cell>
          <table:table-cell office:value-type="float" office:value="921" calcext:value-type="float">
            <text:p>921</text:p>
          </table:table-cell>
          <table:table-cell office:value-type="float" office:value="922" calcext:value-type="float">
            <text:p>922</text:p>
          </table:table-cell>
          <table:table-cell office:value-type="float" office:value="923" calcext:value-type="float">
            <text:p>923</text:p>
          </table:table-cell>
          <table:table-cell office:value-type="float" office:value="924" calcext:value-type="float">
            <text:p>924</text:p>
          </table:table-cell>
          <table:table-cell office:value-type="float" office:value="925" calcext:value-type="float">
            <text:p>925</text:p>
          </table:table-cell>
          <table:table-cell office:value-type="float" office:value="926" calcext:value-type="float">
            <text:p>926</text:p>
          </table:table-cell>
          <table:table-cell office:value-type="float" office:value="927" calcext:value-type="float">
            <text:p>927</text:p>
          </table:table-cell>
          <table:table-cell office:value-type="float" office:value="928" calcext:value-type="float">
            <text:p>928</text:p>
          </table:table-cell>
          <table:table-cell office:value-type="float" office:value="929" calcext:value-type="float">
            <text:p>929</text:p>
          </table:table-cell>
          <table:table-cell office:value-type="float" office:value="930" calcext:value-type="float">
            <text:p>930</text:p>
          </table:table-cell>
          <table:table-cell office:value-type="float" office:value="931" calcext:value-type="float">
            <text:p>931</text:p>
          </table:table-cell>
          <table:table-cell office:value-type="float" office:value="932" calcext:value-type="float">
            <text:p>932</text:p>
          </table:table-cell>
          <table:table-cell office:value-type="float" office:value="933" calcext:value-type="float">
            <text:p>933</text:p>
          </table:table-cell>
          <table:table-cell office:value-type="float" office:value="934" calcext:value-type="float">
            <text:p>934</text:p>
          </table:table-cell>
          <table:table-cell office:value-type="float" office:value="935" calcext:value-type="float">
            <text:p>935</text:p>
          </table:table-cell>
          <table:table-cell office:value-type="float" office:value="936" calcext:value-type="float">
            <text:p>936</text:p>
          </table:table-cell>
          <table:table-cell office:value-type="float" office:value="937" calcext:value-type="float">
            <text:p>937</text:p>
          </table:table-cell>
          <table:table-cell office:value-type="float" office:value="938" calcext:value-type="float">
            <text:p>938</text:p>
          </table:table-cell>
          <table:table-cell office:value-type="float" office:value="939" calcext:value-type="float">
            <text:p>939</text:p>
          </table:table-cell>
          <table:table-cell office:value-type="float" office:value="940" calcext:value-type="float">
            <text:p>940</text:p>
          </table:table-cell>
          <table:table-cell office:value-type="float" office:value="941" calcext:value-type="float">
            <text:p>941</text:p>
          </table:table-cell>
          <table:table-cell office:value-type="float" office:value="942" calcext:value-type="float">
            <text:p>942</text:p>
          </table:table-cell>
          <table:table-cell office:value-type="float" office:value="943" calcext:value-type="float">
            <text:p>943</text:p>
          </table:table-cell>
          <table:table-cell office:value-type="float" office:value="944" calcext:value-type="float">
            <text:p>944</text:p>
          </table:table-cell>
          <table:table-cell office:value-type="float" office:value="945" calcext:value-type="float">
            <text:p>945</text:p>
          </table:table-cell>
          <table:table-cell office:value-type="float" office:value="946" calcext:value-type="float">
            <text:p>946</text:p>
          </table:table-cell>
          <table:table-cell office:value-type="float" office:value="947" calcext:value-type="float">
            <text:p>947</text:p>
          </table:table-cell>
          <table:table-cell office:value-type="float" office:value="948" calcext:value-type="float">
            <text:p>948</text:p>
          </table:table-cell>
          <table:table-cell office:value-type="float" office:value="949" calcext:value-type="float">
            <text:p>949</text:p>
          </table:table-cell>
          <table:table-cell office:value-type="float" office:value="950" calcext:value-type="float">
            <text:p>950</text:p>
          </table:table-cell>
          <table:table-cell office:value-type="float" office:value="951" calcext:value-type="float">
            <text:p>951</text:p>
          </table:table-cell>
          <table:table-cell office:value-type="float" office:value="952" calcext:value-type="float">
            <text:p>952</text:p>
          </table:table-cell>
          <table:table-cell office:value-type="float" office:value="953" calcext:value-type="float">
            <text:p>953</text:p>
          </table:table-cell>
          <table:table-cell office:value-type="float" office:value="954" calcext:value-type="float">
            <text:p>954</text:p>
          </table:table-cell>
          <table:table-cell office:value-type="float" office:value="955" calcext:value-type="float">
            <text:p>955</text:p>
          </table:table-cell>
          <table:table-cell office:value-type="float" office:value="956" calcext:value-type="float">
            <text:p>956</text:p>
          </table:table-cell>
          <table:table-cell office:value-type="float" office:value="957" calcext:value-type="float">
            <text:p>957</text:p>
          </table:table-cell>
          <table:table-cell office:value-type="float" office:value="958" calcext:value-type="float">
            <text:p>958</text:p>
          </table:table-cell>
          <table:table-cell office:value-type="float" office:value="959" calcext:value-type="float">
            <text:p>959</text:p>
          </table:table-cell>
          <table:table-cell office:value-type="float" office:value="960" calcext:value-type="float">
            <text:p>960</text:p>
          </table:table-cell>
          <table:table-cell office:value-type="float" office:value="961" calcext:value-type="float">
            <text:p>961</text:p>
          </table:table-cell>
          <table:table-cell office:value-type="float" office:value="962" calcext:value-type="float">
            <text:p>962</text:p>
          </table:table-cell>
          <table:table-cell office:value-type="float" office:value="963" calcext:value-type="float">
            <text:p>963</text:p>
          </table:table-cell>
          <table:table-cell office:value-type="float" office:value="964" calcext:value-type="float">
            <text:p>964</text:p>
          </table:table-cell>
          <table:table-cell office:value-type="float" office:value="965" calcext:value-type="float">
            <text:p>965</text:p>
          </table:table-cell>
          <table:table-cell office:value-type="float" office:value="966" calcext:value-type="float">
            <text:p>966</text:p>
          </table:table-cell>
          <table:table-cell office:value-type="float" office:value="967" calcext:value-type="float">
            <text:p>967</text:p>
          </table:table-cell>
          <table:table-cell office:value-type="float" office:value="968" calcext:value-type="float">
            <text:p>968</text:p>
          </table:table-cell>
          <table:table-cell office:value-type="float" office:value="969" calcext:value-type="float">
            <text:p>969</text:p>
          </table:table-cell>
          <table:table-cell office:value-type="float" office:value="970" calcext:value-type="float">
            <text:p>970</text:p>
          </table:table-cell>
          <table:table-cell office:value-type="float" office:value="971" calcext:value-type="float">
            <text:p>971</text:p>
          </table:table-cell>
          <table:table-cell office:value-type="float" office:value="972" calcext:value-type="float">
            <text:p>972</text:p>
          </table:table-cell>
          <table:table-cell office:value-type="float" office:value="973" calcext:value-type="float">
            <text:p>973</text:p>
          </table:table-cell>
          <table:table-cell office:value-type="float" office:value="974" calcext:value-type="float">
            <text:p>974</text:p>
          </table:table-cell>
          <table:table-cell office:value-type="float" office:value="975" calcext:value-type="float">
            <text:p>975</text:p>
          </table:table-cell>
          <table:table-cell office:value-type="float" office:value="976" calcext:value-type="float">
            <text:p>976</text:p>
          </table:table-cell>
          <table:table-cell office:value-type="float" office:value="977" calcext:value-type="float">
            <text:p>977</text:p>
          </table:table-cell>
          <table:table-cell office:value-type="float" office:value="978" calcext:value-type="float">
            <text:p>978</text:p>
          </table:table-cell>
          <table:table-cell office:value-type="float" office:value="979" calcext:value-type="float">
            <text:p>979</text:p>
          </table:table-cell>
          <table:table-cell office:value-type="float" office:value="980" calcext:value-type="float">
            <text:p>980</text:p>
          </table:table-cell>
          <table:table-cell office:value-type="float" office:value="981" calcext:value-type="float">
            <text:p>981</text:p>
          </table:table-cell>
          <table:table-cell office:value-type="float" office:value="982" calcext:value-type="float">
            <text:p>982</text:p>
          </table:table-cell>
          <table:table-cell office:value-type="float" office:value="983" calcext:value-type="float">
            <text:p>983</text:p>
          </table:table-cell>
          <table:table-cell office:value-type="float" office:value="984" calcext:value-type="float">
            <text:p>984</text:p>
          </table:table-cell>
          <table:table-cell office:value-type="float" office:value="985" calcext:value-type="float">
            <text:p>985</text:p>
          </table:table-cell>
          <table:table-cell office:value-type="float" office:value="986" calcext:value-type="float">
            <text:p>986</text:p>
          </table:table-cell>
          <table:table-cell office:value-type="float" office:value="987" calcext:value-type="float">
            <text:p>987</text:p>
          </table:table-cell>
          <table:table-cell office:value-type="float" office:value="988" calcext:value-type="float">
            <text:p>988</text:p>
          </table:table-cell>
          <table:table-cell office:value-type="float" office:value="989" calcext:value-type="float">
            <text:p>989</text:p>
          </table:table-cell>
          <table:table-cell office:value-type="float" office:value="990" calcext:value-type="float">
            <text:p>990</text:p>
          </table:table-cell>
          <table:table-cell office:value-type="float" office:value="991" calcext:value-type="float">
            <text:p>991</text:p>
          </table:table-cell>
          <table:table-cell office:value-type="float" office:value="992" calcext:value-type="float">
            <text:p>992</text:p>
          </table:table-cell>
          <table:table-cell office:value-type="float" office:value="993" calcext:value-type="float">
            <text:p>993</text:p>
          </table:table-cell>
          <table:table-cell office:value-type="float" office:value="994" calcext:value-type="float">
            <text:p>994</text:p>
          </table:table-cell>
          <table:table-cell office:value-type="float" office:value="995" calcext:value-type="float">
            <text:p>995</text:p>
          </table:table-cell>
          <table:table-cell office:value-type="float" office:value="996" calcext:value-type="float">
            <text:p>996</text:p>
          </table:table-cell>
          <table:table-cell office:value-type="float" office:value="997" calcext:value-type="float">
            <text:p>997</text:p>
          </table:table-cell>
          <table:table-cell office:value-type="float" office:value="998" calcext:value-type="float">
            <text:p>998</text:p>
          </table:table-cell>
          <table:table-cell office:value-type="float" office:value="999" calcext:value-type="float">
            <text:p>999</text:p>
          </table:table-cell>
          <table:table-cell office:value-type="float" office:value="1000" calcext:value-type="float">
            <text:p>1000</text:p>
          </table:table-cell>
          <table:table-cell office:value-type="float" office:value="1001" calcext:value-type="float">
            <text:p>1001</text:p>
          </table:table-cell>
          <table:table-cell office:value-type="float" office:value="1002" calcext:value-type="float">
            <text:p>1002</text:p>
          </table:table-cell>
          <table:table-cell office:value-type="float" office:value="1003" calcext:value-type="float">
            <text:p>1003</text:p>
          </table:table-cell>
          <table:table-cell office:value-type="float" office:value="1004" calcext:value-type="float">
            <text:p>1004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4473496561706" calcext:value-type="float">
            <text:p>1.44473496561706</text:p>
          </table:table-cell>
          <table:table-cell office:value-type="float" office:value="4.77494948150191" calcext:value-type="float">
            <text:p>4.77494948150191</text:p>
          </table:table-cell>
          <table:table-cell office:value-type="float" office:value="14.490169310799" calcext:value-type="float">
            <text:p>14.490169310799</text:p>
          </table:table-cell>
          <table:table-cell office:value-type="float" office:value="30.8817880384248" calcext:value-type="float">
            <text:p>30.8817880384248</text:p>
          </table:table-cell>
          <table:table-cell office:value-type="float" office:value="53.8941866371955" calcext:value-type="float">
            <text:p>53.8941866371955</text:p>
          </table:table-cell>
          <table:table-cell office:value-type="float" office:value="80.6099368829942" calcext:value-type="float">
            <text:p>80.6099368829942</text:p>
          </table:table-cell>
          <table:table-cell office:value-type="float" office:value="100.943925110366" calcext:value-type="float">
            <text:p>100.943925110366</text:p>
          </table:table-cell>
          <table:table-cell office:value-type="float" office:value="105.050951592812" calcext:value-type="float">
            <text:p>105.050951592812</text:p>
          </table:table-cell>
          <table:table-cell office:value-type="float" office:value="86.0521808561654" calcext:value-type="float">
            <text:p>86.0521808561654</text:p>
          </table:table-cell>
          <table:table-cell office:value-type="float" office:value="45.593271151944" calcext:value-type="float">
            <text:p>45.593271151944</text:p>
          </table:table-cell>
          <table:table-cell office:value-type="float" office:value="-0.863588648883232" calcext:value-type="float">
            <text:p>-0.863588648883232</text:p>
          </table:table-cell>
          <table:table-cell office:value-type="float" office:value="-36.852376310009" calcext:value-type="float">
            <text:p>-36.852376310009</text:p>
          </table:table-cell>
          <table:table-cell office:value-type="float" office:value="-46.8506683514177" calcext:value-type="float">
            <text:p>-46.8506683514177</text:p>
          </table:table-cell>
          <table:table-cell office:value-type="float" office:value="-29.5351727375465" calcext:value-type="float">
            <text:p>-29.5351727375465</text:p>
          </table:table-cell>
          <table:table-cell office:value-type="float" office:value="0.290873465839776" calcext:value-type="float">
            <text:p>0.290873465839776</text:p>
          </table:table-cell>
          <table:table-cell office:value-type="float" office:value="26.4882335749411" calcext:value-type="float">
            <text:p>26.4882335749411</text:p>
          </table:table-cell>
          <table:table-cell office:value-type="float" office:value="33.547626078581" calcext:value-type="float">
            <text:p>33.547626078581</text:p>
          </table:table-cell>
          <table:table-cell office:value-type="float" office:value="21.7727084539062" calcext:value-type="float">
            <text:p>21.7727084539062</text:p>
          </table:table-cell>
          <table:table-cell office:value-type="float" office:value="3.48508646386793" calcext:value-type="float">
            <text:p>3.48508646386793</text:p>
          </table:table-cell>
          <table:table-cell office:value-type="float" office:value="-10.1501434904512" calcext:value-type="float">
            <text:p>-10.1501434904512</text:p>
          </table:table-cell>
          <table:table-cell office:value-type="float" office:value="-10.3241916261205" calcext:value-type="float">
            <text:p>-10.3241916261205</text:p>
          </table:table-cell>
          <table:table-cell office:value-type="float" office:value="-0.663756067565626" calcext:value-type="float">
            <text:p>-0.663756067565626</text:p>
          </table:table-cell>
          <table:table-cell office:value-type="float" office:value="9.43321886305193" calcext:value-type="float">
            <text:p>9.43321886305193</text:p>
          </table:table-cell>
          <table:table-cell office:value-type="float" office:value="14.5845079354539" calcext:value-type="float">
            <text:p>14.5845079354539</text:p>
          </table:table-cell>
          <table:table-cell office:value-type="float" office:value="12.324086459992" calcext:value-type="float">
            <text:p>12.324086459992</text:p>
          </table:table-cell>
          <table:table-cell office:value-type="float" office:value="6.78096618304155" calcext:value-type="float">
            <text:p>6.78096618304155</text:p>
          </table:table-cell>
          <table:table-cell office:value-type="float" office:value="3.30441845059731" calcext:value-type="float">
            <text:p>3.30441845059731</text:p>
          </table:table-cell>
          <table:table-cell office:value-type="float" office:value="3.01707904146969" calcext:value-type="float">
            <text:p>3.01707904146969</text:p>
          </table:table-cell>
          <table:table-cell office:value-type="float" office:value="5.36611386635332" calcext:value-type="float">
            <text:p>5.36611386635332</text:p>
          </table:table-cell>
          <table:table-cell office:value-type="float" office:value="7.94248047096419" calcext:value-type="float">
            <text:p>7.94248047096419</text:p>
          </table:table-cell>
          <table:table-cell office:value-type="float" office:value="8.81622824253206" calcext:value-type="float">
            <text:p>8.81622824253206</text:p>
          </table:table-cell>
          <table:table-cell office:value-type="float" office:value="8.46293590410916" calcext:value-type="float">
            <text:p>8.46293590410916</text:p>
          </table:table-cell>
          <table:table-cell office:value-type="float" office:value="7.72319062708289" calcext:value-type="float">
            <text:p>7.72319062708289</text:p>
          </table:table-cell>
          <table:table-cell office:value-type="float" office:value="7.33509476432322" calcext:value-type="float">
            <text:p>7.33509476432322</text:p>
          </table:table-cell>
          <table:table-cell office:value-type="float" office:value="7.60528888739031" calcext:value-type="float">
            <text:p>7.60528888739031</text:p>
          </table:table-cell>
          <table:table-cell office:value-type="float" office:value="8.090322305431" calcext:value-type="float">
            <text:p>8.090322305431</text:p>
          </table:table-cell>
          <table:table-cell office:value-type="float" office:value="8.45613675536749" calcext:value-type="float">
            <text:p>8.45613675536749</text:p>
          </table:table-cell>
          <table:table-cell office:value-type="float" office:value="8.64828863595801" calcext:value-type="float">
            <text:p>8.64828863595801</text:p>
          </table:table-cell>
          <table:table-cell office:value-type="float" office:value="8.7118622115642" calcext:value-type="float">
            <text:p>8.7118622115642</text:p>
          </table:table-cell>
          <table:table-cell office:value-type="float" office:value="8.78140013969715" calcext:value-type="float">
            <text:p>8.78140013969715</text:p>
          </table:table-cell>
          <table:table-cell office:value-type="float" office:value="8.90837661288096" calcext:value-type="float">
            <text:p>8.90837661288096</text:p>
          </table:table-cell>
          <table:table-cell office:value-type="float" office:value="9.05701505485055" calcext:value-type="float">
            <text:p>9.05701505485055</text:p>
          </table:table-cell>
          <table:table-cell office:value-type="float" office:value="9.19968618611755" calcext:value-type="float">
            <text:p>9.19968618611755</text:p>
          </table:table-cell>
          <table:table-cell office:value-type="float" office:value="9.32058049661177" calcext:value-type="float">
            <text:p>9.32058049661177</text:p>
          </table:table-cell>
          <table:table-cell office:value-type="float" office:value="9.42978835701042" calcext:value-type="float">
            <text:p>9.42978835701042</text:p>
          </table:table-cell>
          <table:table-cell office:value-type="float" office:value="9.54865261775385" calcext:value-type="float">
            <text:p>9.54865261775385</text:p>
          </table:table-cell>
          <table:table-cell office:value-type="float" office:value="9.64377347847066" calcext:value-type="float">
            <text:p>9.64377347847066</text:p>
          </table:table-cell>
          <table:table-cell office:value-type="float" office:value="9.67700026337601" calcext:value-type="float">
            <text:p>9.67700026337601</text:p>
          </table:table-cell>
          <table:table-cell office:value-type="float" office:value="9.79499302581051" calcext:value-type="float">
            <text:p>9.79499302581051</text:p>
          </table:table-cell>
          <table:table-cell office:value-type="float" office:value="10.3407422301251" calcext:value-type="float">
            <text:p>10.3407422301251</text:p>
          </table:table-cell>
          <table:table-cell office:value-type="float" office:value="12.3169037964689" calcext:value-type="float">
            <text:p>12.3169037964689</text:p>
          </table:table-cell>
          <table:table-cell office:value-type="float" office:value="16.6678267960886" calcext:value-type="float">
            <text:p>16.6678267960886</text:p>
          </table:table-cell>
          <table:table-cell office:value-type="float" office:value="22.9848022075688" calcext:value-type="float">
            <text:p>22.9848022075688</text:p>
          </table:table-cell>
          <table:table-cell office:value-type="float" office:value="29.8602110571023" calcext:value-type="float">
            <text:p>29.8602110571023</text:p>
          </table:table-cell>
          <table:table-cell office:value-type="float" office:value="33.6485690063971" calcext:value-type="float">
            <text:p>33.6485690063971</text:p>
          </table:table-cell>
          <table:table-cell office:value-type="float" office:value="31.3725630913652" calcext:value-type="float">
            <text:p>31.3725630913652</text:p>
          </table:table-cell>
          <table:table-cell office:value-type="float" office:value="23.5285957284612" calcext:value-type="float">
            <text:p>23.5285957284612</text:p>
          </table:table-cell>
          <table:table-cell office:value-type="float" office:value="12.5750276908153" calcext:value-type="float">
            <text:p>12.5750276908153</text:p>
          </table:table-cell>
          <table:table-cell office:value-type="float" office:value="4.09251902543988" calcext:value-type="float">
            <text:p>4.09251902543988</text:p>
          </table:table-cell>
          <table:table-cell office:value-type="float" office:value="1.73165259903126" calcext:value-type="float">
            <text:p>1.73165259903126</text:p>
          </table:table-cell>
          <table:table-cell office:value-type="float" office:value="4.54828013013293" calcext:value-type="float">
            <text:p>4.54828013013293</text:p>
          </table:table-cell>
          <table:table-cell office:value-type="float" office:value="9.94283231011006" calcext:value-type="float">
            <text:p>9.94283231011006</text:p>
          </table:table-cell>
          <table:table-cell office:value-type="float" office:value="13.6045451141189" calcext:value-type="float">
            <text:p>13.6045451141189</text:p>
          </table:table-cell>
          <table:table-cell office:value-type="float" office:value="13.7046473646037" calcext:value-type="float">
            <text:p>13.7046473646037</text:p>
          </table:table-cell>
          <table:table-cell office:value-type="float" office:value="11.7971584703484" calcext:value-type="float">
            <text:p>11.7971584703484</text:p>
          </table:table-cell>
          <table:table-cell office:value-type="float" office:value="9.61279902106296" calcext:value-type="float">
            <text:p>9.61279902106296</text:p>
          </table:table-cell>
          <table:table-cell office:value-type="float" office:value="8.75002688154678" calcext:value-type="float">
            <text:p>8.75002688154678</text:p>
          </table:table-cell>
          <table:table-cell office:value-type="float" office:value="9.28526884770391" calcext:value-type="float">
            <text:p>9.28526884770391</text:p>
          </table:table-cell>
          <table:table-cell office:value-type="float" office:value="10.0271321720857" calcext:value-type="float">
            <text:p>10.0271321720857</text:p>
          </table:table-cell>
          <table:table-cell office:value-type="float" office:value="10.3922724257249" calcext:value-type="float">
            <text:p>10.3922724257249</text:p>
          </table:table-cell>
          <table:table-cell office:value-type="float" office:value="10.290962966351" calcext:value-type="float">
            <text:p>10.290962966351</text:p>
          </table:table-cell>
          <table:table-cell office:value-type="float" office:value="9.95006919270014" calcext:value-type="float">
            <text:p>9.95006919270014</text:p>
          </table:table-cell>
          <table:table-cell office:value-type="float" office:value="9.73127875487965" calcext:value-type="float">
            <text:p>9.73127875487965</text:p>
          </table:table-cell>
          <table:table-cell office:value-type="float" office:value="9.65524231720026" calcext:value-type="float">
            <text:p>9.65524231720026</text:p>
          </table:table-cell>
          <table:table-cell office:value-type="float" office:value="9.59667344373568" calcext:value-type="float">
            <text:p>9.59667344373568</text:p>
          </table:table-cell>
          <table:table-cell office:value-type="float" office:value="9.53217157880875" calcext:value-type="float">
            <text:p>9.53217157880875</text:p>
          </table:table-cell>
          <table:table-cell office:value-type="float" office:value="9.62451650426024" calcext:value-type="float">
            <text:p>9.62451650426024</text:p>
          </table:table-cell>
          <table:table-cell office:value-type="float" office:value="10.7599885397428" calcext:value-type="float">
            <text:p>10.7599885397428</text:p>
          </table:table-cell>
          <table:table-cell office:value-type="float" office:value="14.3552489994285" calcext:value-type="float">
            <text:p>14.3552489994285</text:p>
          </table:table-cell>
          <table:table-cell office:value-type="float" office:value="23.0371586116263" calcext:value-type="float">
            <text:p>23.0371586116263</text:p>
          </table:table-cell>
          <table:table-cell office:value-type="float" office:value="38.9485890966752" calcext:value-type="float">
            <text:p>38.9485890966752</text:p>
          </table:table-cell>
          <table:table-cell office:value-type="float" office:value="61.7702658343752" calcext:value-type="float">
            <text:p>61.7702658343752</text:p>
          </table:table-cell>
          <table:table-cell office:value-type="float" office:value="88.0870598097155" calcext:value-type="float">
            <text:p>88.0870598097155</text:p>
          </table:table-cell>
          <table:table-cell office:value-type="float" office:value="107.886727111408" calcext:value-type="float">
            <text:p>107.886727111408</text:p>
          </table:table-cell>
          <table:table-cell office:value-type="float" office:value="111.453605050386" calcext:value-type="float">
            <text:p>111.453605050386</text:p>
          </table:table-cell>
          <table:table-cell office:value-type="float" office:value="91.8924167919569" calcext:value-type="float">
            <text:p>91.8924167919569</text:p>
          </table:table-cell>
          <table:table-cell office:value-type="float" office:value="50.9188861849298" calcext:value-type="float">
            <text:p>50.9188861849298</text:p>
          </table:table-cell>
          <table:table-cell office:value-type="float" office:value="4.03745451853366" calcext:value-type="float">
            <text:p>4.03745451853366</text:p>
          </table:table-cell>
          <table:table-cell office:value-type="float" office:value="-32.282877635002" calcext:value-type="float">
            <text:p>-32.282877635002</text:p>
          </table:table-cell>
          <table:table-cell office:value-type="float" office:value="-42.5419039087396" calcext:value-type="float">
            <text:p>-42.5419039087396</text:p>
          </table:table-cell>
          <table:table-cell office:value-type="float" office:value="-25.5541608900485" calcext:value-type="float">
            <text:p>-25.5541608900485</text:p>
          </table:table-cell>
          <table:table-cell office:value-type="float" office:value="3.85017795584786" calcext:value-type="float">
            <text:p>3.85017795584786</text:p>
          </table:table-cell>
          <table:table-cell office:value-type="float" office:value="29.5284471144246" calcext:value-type="float">
            <text:p>29.5284471144246</text:p>
          </table:table-cell>
          <table:table-cell office:value-type="float" office:value="36.001808192888" calcext:value-type="float">
            <text:p>36.001808192888</text:p>
          </table:table-cell>
          <table:table-cell office:value-type="float" office:value="23.6995709915743" calcext:value-type="float">
            <text:p>23.6995709915743</text:p>
          </table:table-cell>
          <table:table-cell office:value-type="float" office:value="4.95363350536573" calcext:value-type="float">
            <text:p>4.95363350536573</text:p>
          </table:table-cell>
          <table:table-cell office:value-type="float" office:value="-9.0810980447647" calcext:value-type="float">
            <text:p>-9.0810980447647</text:p>
          </table:table-cell>
          <table:table-cell office:value-type="float" office:value="-9.62963789965337" calcext:value-type="float">
            <text:p>-9.62963789965337</text:p>
          </table:table-cell>
          <table:table-cell office:value-type="float" office:value="-0.398697837232969" calcext:value-type="float">
            <text:p>-0.398697837232969</text:p>
          </table:table-cell>
          <table:table-cell office:value-type="float" office:value="9.22321339957365" calcext:value-type="float">
            <text:p>9.22321339957365</text:p>
          </table:table-cell>
          <table:table-cell office:value-type="float" office:value="13.8777796413887" calcext:value-type="float">
            <text:p>13.8777796413887</text:p>
          </table:table-cell>
          <table:table-cell office:value-type="float" office:value="11.1235284518905" calcext:value-type="float">
            <text:p>11.1235284518905</text:p>
          </table:table-cell>
          <table:table-cell office:value-type="float" office:value="5.12374968843923" calcext:value-type="float">
            <text:p>5.12374968843923</text:p>
          </table:table-cell>
          <table:table-cell office:value-type="float" office:value="1.21068178021905" calcext:value-type="float">
            <text:p>1.21068178021905</text:p>
          </table:table-cell>
          <table:table-cell office:value-type="float" office:value="0.488176692872658" calcext:value-type="float">
            <text:p>0.488176692872658</text:p>
          </table:table-cell>
          <table:table-cell office:value-type="float" office:value="2.39478053382622" calcext:value-type="float">
            <text:p>2.39478053382622</text:p>
          </table:table-cell>
          <table:table-cell office:value-type="float" office:value="4.51472062791696" calcext:value-type="float">
            <text:p>4.51472062791696</text:p>
          </table:table-cell>
          <table:table-cell office:value-type="float" office:value="4.93144202215404" calcext:value-type="float">
            <text:p>4.93144202215404</text:p>
          </table:table-cell>
          <table:table-cell office:value-type="float" office:value="4.12888828688681" calcext:value-type="float">
            <text:p>4.12888828688681</text:p>
          </table:table-cell>
          <table:table-cell office:value-type="float" office:value="2.9473555481118" calcext:value-type="float">
            <text:p>2.9473555481118</text:p>
          </table:table-cell>
          <table:table-cell office:value-type="float" office:value="2.12468025313434" calcext:value-type="float">
            <text:p>2.12468025313434</text:p>
          </table:table-cell>
          <table:table-cell office:value-type="float" office:value="1.96271183408262" calcext:value-type="float">
            <text:p>1.96271183408262</text:p>
          </table:table-cell>
          <table:table-cell office:value-type="float" office:value="2.01659866908441" calcext:value-type="float">
            <text:p>2.01659866908441</text:p>
          </table:table-cell>
          <table:table-cell office:value-type="float" office:value="1.95464956760123" calcext:value-type="float">
            <text:p>1.95464956760123</text:p>
          </table:table-cell>
          <table:table-cell office:value-type="float" office:value="1.72339975189687" calcext:value-type="float">
            <text:p>1.72339975189687</text:p>
          </table:table-cell>
          <table:table-cell office:value-type="float" office:value="1.36899273834574" calcext:value-type="float">
            <text:p>1.36899273834574</text:p>
          </table:table-cell>
          <table:table-cell office:value-type="float" office:value="1.02628903241159" calcext:value-type="float">
            <text:p>1.02628903241159</text:p>
          </table:table-cell>
          <table:table-cell office:value-type="float" office:value="0.746247167492417" calcext:value-type="float">
            <text:p>0.746247167492417</text:p>
          </table:table-cell>
          <table:table-cell office:value-type="float" office:value="0.493262237530963" calcext:value-type="float">
            <text:p>0.493262237530963</text:p>
          </table:table-cell>
          <table:table-cell office:value-type="float" office:value="0.240078135567967" calcext:value-type="float">
            <text:p>0.240078135567967</text:p>
          </table:table-cell>
          <table:table-cell office:value-type="float" office:value="-0.0287751753423332" calcext:value-type="float">
            <text:p>-0.028775175342333</text:p>
          </table:table-cell>
          <table:table-cell office:value-type="float" office:value="-0.302750355132856" calcext:value-type="float">
            <text:p>-0.302750355132856</text:p>
          </table:table-cell>
          <table:table-cell office:value-type="float" office:value="-0.56036707528591" calcext:value-type="float">
            <text:p>-0.56036707528591</text:p>
          </table:table-cell>
          <table:table-cell office:value-type="float" office:value="-0.835134265108241" calcext:value-type="float">
            <text:p>-0.835134265108241</text:p>
          </table:table-cell>
          <table:table-cell office:value-type="float" office:value="-1.16441728815766" calcext:value-type="float">
            <text:p>-1.16441728815766</text:p>
          </table:table-cell>
          <table:table-cell office:value-type="float" office:value="-1.40019604922746" calcext:value-type="float">
            <text:p>-1.40019604922746</text:p>
          </table:table-cell>
          <table:table-cell office:value-type="float" office:value="-1.19693652222717" calcext:value-type="float">
            <text:p>-1.19693652222717</text:p>
          </table:table-cell>
          <table:table-cell office:value-type="float" office:value="0.451784237631906" calcext:value-type="float">
            <text:p>0.451784237631906</text:p>
          </table:table-cell>
          <table:table-cell office:value-type="float" office:value="4.48520299625582" calcext:value-type="float">
            <text:p>4.48520299625582</text:p>
          </table:table-cell>
          <table:table-cell office:value-type="float" office:value="10.4884545967829" calcext:value-type="float">
            <text:p>10.4884545967829</text:p>
          </table:table-cell>
          <table:table-cell office:value-type="float" office:value="17.0438145542412" calcext:value-type="float">
            <text:p>17.0438145542412</text:p>
          </table:table-cell>
          <table:table-cell office:value-type="float" office:value="20.4970791479127" calcext:value-type="float">
            <text:p>20.4970791479127</text:p>
          </table:table-cell>
          <table:table-cell office:value-type="float" office:value="17.8893364737167" calcext:value-type="float">
            <text:p>17.8893364737167</text:p>
          </table:table-cell>
          <table:table-cell office:value-type="float" office:value="9.72984698610733" calcext:value-type="float">
            <text:p>9.72984698610733</text:p>
          </table:table-cell>
          <table:table-cell office:value-type="float" office:value="-1.50433709854527" calcext:value-type="float">
            <text:p>-1.50433709854527</text:p>
          </table:table-cell>
          <table:table-cell office:value-type="float" office:value="-10.2242661167574" calcext:value-type="float">
            <text:p>-10.2242661167574</text:p>
          </table:table-cell>
          <table:table-cell office:value-type="float" office:value="-12.8091307010256" calcext:value-type="float">
            <text:p>-12.8091307010256</text:p>
          </table:table-cell>
          <table:table-cell office:value-type="float" office:value="-10.2158475461085" calcext:value-type="float">
            <text:p>-10.2158475461085</text:p>
          </table:table-cell>
          <table:table-cell office:value-type="float" office:value="-5.0567173859569" calcext:value-type="float">
            <text:p>-5.0567173859569</text:p>
          </table:table-cell>
          <table:table-cell office:value-type="float" office:value="-1.64329345538175" calcext:value-type="float">
            <text:p>-1.64329345538175</text:p>
          </table:table-cell>
          <table:table-cell office:value-type="float" office:value="-1.77713125937552" calcext:value-type="float">
            <text:p>-1.77713125937552</text:p>
          </table:table-cell>
          <table:table-cell office:value-type="float" office:value="-3.89772198613027" calcext:value-type="float">
            <text:p>-3.89772198613027</text:p>
          </table:table-cell>
          <table:table-cell office:value-type="float" office:value="-6.27462477397888" calcext:value-type="float">
            <text:p>-6.27462477397888</text:p>
          </table:table-cell>
          <table:table-cell office:value-type="float" office:value="-7.31198839043169" calcext:value-type="float">
            <text:p>-7.31198839043169</text:p>
          </table:table-cell>
          <table:table-cell office:value-type="float" office:value="-6.94605358118738" calcext:value-type="float">
            <text:p>-6.94605358118738</text:p>
          </table:table-cell>
          <table:table-cell office:value-type="float" office:value="-6.36840988947387" calcext:value-type="float">
            <text:p>-6.36840988947387</text:p>
          </table:table-cell>
          <table:table-cell office:value-type="float" office:value="-6.15732113617009" calcext:value-type="float">
            <text:p>-6.15732113617009</text:p>
          </table:table-cell>
          <table:table-cell office:value-type="float" office:value="-6.40120283873503" calcext:value-type="float">
            <text:p>-6.40120283873503</text:p>
          </table:table-cell>
          <table:table-cell office:value-type="float" office:value="-6.87097919628617" calcext:value-type="float">
            <text:p>-6.87097919628617</text:p>
          </table:table-cell>
          <table:table-cell office:value-type="float" office:value="-7.20572245570506" calcext:value-type="float">
            <text:p>-7.20572245570506</text:p>
          </table:table-cell>
          <table:table-cell office:value-type="float" office:value="-7.38683211929111" calcext:value-type="float">
            <text:p>-7.38683211929111</text:p>
          </table:table-cell>
          <table:table-cell office:value-type="float" office:value="-7.53925851389937" calcext:value-type="float">
            <text:p>-7.53925851389937</text:p>
          </table:table-cell>
          <table:table-cell office:value-type="float" office:value="-7.68576687123497" calcext:value-type="float">
            <text:p>-7.68576687123497</text:p>
          </table:table-cell>
          <table:table-cell office:value-type="float" office:value="-7.66075956037715" calcext:value-type="float">
            <text:p>-7.66075956037715</text:p>
          </table:table-cell>
          <table:table-cell office:value-type="float" office:value="-6.57435747531823" calcext:value-type="float">
            <text:p>-6.57435747531823</text:p>
          </table:table-cell>
          <table:table-cell office:value-type="float" office:value="-3.00450714131368" calcext:value-type="float">
            <text:p>-3.00450714131368</text:p>
          </table:table-cell>
          <table:table-cell office:value-type="float" office:value="5.68076587541332" calcext:value-type="float">
            <text:p>5.68076587541332</text:p>
          </table:table-cell>
          <table:table-cell office:value-type="float" office:value="21.6119592958588" calcext:value-type="float">
            <text:p>21.6119592958588</text:p>
          </table:table-cell>
          <table:table-cell office:value-type="float" office:value="44.4600438327155" calcext:value-type="float">
            <text:p>44.4600438327155</text:p>
          </table:table-cell>
          <table:table-cell office:value-type="float" office:value="70.7723356653759" calcext:value-type="float">
            <text:p>70.7723356653759</text:p>
          </table:table-cell>
          <table:table-cell office:value-type="float" office:value="90.5163181586667" calcext:value-type="float">
            <text:p>90.5163181586667</text:p>
          </table:table-cell>
          <table:table-cell office:value-type="float" office:value="93.9934852408656" calcext:value-type="float">
            <text:p>93.9934852408656</text:p>
          </table:table-cell>
          <table:table-cell office:value-type="float" office:value="74.3224488289593" calcext:value-type="float">
            <text:p>74.3224488289593</text:p>
          </table:table-cell>
          <table:table-cell office:value-type="float" office:value="33.3158263563412" calcext:value-type="float">
            <text:p>33.3158263563412</text:p>
          </table:table-cell>
          <table:table-cell office:value-type="float" office:value="-13.4899366043087" calcext:value-type="float">
            <text:p>-13.4899366043087</text:p>
          </table:table-cell>
          <table:table-cell office:value-type="float" office:value="-49.6295039856451" calcext:value-type="float">
            <text:p>-49.6295039856451</text:p>
          </table:table-cell>
          <table:table-cell office:value-type="float" office:value="-59.6229507408745" calcext:value-type="float">
            <text:p>-59.6229507408745</text:p>
          </table:table-cell>
          <table:table-cell office:value-type="float" office:value="-42.4216555468389" calcext:value-type="float">
            <text:p>-42.4216555468389</text:p>
          </table:table-cell>
          <table:table-cell office:value-type="float" office:value="-12.8833269810131" calcext:value-type="float">
            <text:p>-12.8833269810131</text:p>
          </table:table-cell>
          <table:table-cell office:value-type="float" office:value="12.8452416457845" calcext:value-type="float">
            <text:p>12.8452416457845</text:p>
          </table:table-cell>
          <table:table-cell office:value-type="float" office:value="19.316091502324" calcext:value-type="float">
            <text:p>19.316091502324</text:p>
          </table:table-cell>
          <table:table-cell office:value-type="float" office:value="7.08364195470109" calcext:value-type="float">
            <text:p>7.08364195470109</text:p>
          </table:table-cell>
          <table:table-cell office:value-type="float" office:value="-11.5108291333786" calcext:value-type="float">
            <text:p>-11.5108291333786</text:p>
          </table:table-cell>
          <table:table-cell office:value-type="float" office:value="-25.3230068477349" calcext:value-type="float">
            <text:p>-25.3230068477349</text:p>
          </table:table-cell>
          <table:table-cell office:value-type="float" office:value="-25.6126066174687" calcext:value-type="float">
            <text:p>-25.6126066174687</text:p>
          </table:table-cell>
          <table:table-cell office:value-type="float" office:value="-16.1664380347315" calcext:value-type="float">
            <text:p>-16.1664380347315</text:p>
          </table:table-cell>
          <table:table-cell office:value-type="float" office:value="-6.36367996264798" calcext:value-type="float">
            <text:p>-6.36367996264798</text:p>
          </table:table-cell>
          <table:table-cell office:value-type="float" office:value="-1.5393317235311" calcext:value-type="float">
            <text:p>-1.5393317235311</text:p>
          </table:table-cell>
          <table:table-cell office:value-type="float" office:value="-4.11050194669408" calcext:value-type="float">
            <text:p>-4.11050194669408</text:p>
          </table:table-cell>
          <table:table-cell office:value-type="float" office:value="-9.88036030275227" calcext:value-type="float">
            <text:p>-9.88036030275227</text:p>
          </table:table-cell>
          <table:table-cell office:value-type="float" office:value="-13.5344122712084" calcext:value-type="float">
            <text:p>-13.5344122712084</text:p>
          </table:table-cell>
          <table:table-cell office:value-type="float" office:value="-13.9878680035858" calcext:value-type="float">
            <text:p>-13.9878680035858</text:p>
          </table:table-cell>
          <table:table-cell office:value-type="float" office:value="-11.8113637106913" calcext:value-type="float">
            <text:p>-11.8113637106913</text:p>
          </table:table-cell>
          <table:table-cell office:value-type="float" office:value="-9.42778707229148" calcext:value-type="float">
            <text:p>-9.42778707229148</text:p>
          </table:table-cell>
          <table:table-cell office:value-type="float" office:value="-8.7407013657876" calcext:value-type="float">
            <text:p>-8.7407013657876</text:p>
          </table:table-cell>
          <table:table-cell office:value-type="float" office:value="-9.25840572018867" calcext:value-type="float">
            <text:p>-9.25840572018867</text:p>
          </table:table-cell>
          <table:table-cell office:value-type="float" office:value="-10.1414021971967" calcext:value-type="float">
            <text:p>-10.1414021971967</text:p>
          </table:table-cell>
          <table:table-cell office:value-type="float" office:value="-10.6526363994322" calcext:value-type="float">
            <text:p>-10.6526363994322</text:p>
          </table:table-cell>
          <table:table-cell office:value-type="float" office:value="-10.4955805202643" calcext:value-type="float">
            <text:p>-10.4955805202643</text:p>
          </table:table-cell>
          <table:table-cell office:value-type="float" office:value="-10.1169670322413" calcext:value-type="float">
            <text:p>-10.1169670322413</text:p>
          </table:table-cell>
          <table:table-cell office:value-type="float" office:value="-9.84663448596332" calcext:value-type="float">
            <text:p>-9.84663448596332</text:p>
          </table:table-cell>
          <table:table-cell office:value-type="float" office:value="-9.73759872511205" calcext:value-type="float">
            <text:p>-9.73759872511205</text:p>
          </table:table-cell>
          <table:table-cell office:value-type="float" office:value="-9.74318062855742" calcext:value-type="float">
            <text:p>-9.74318062855742</text:p>
          </table:table-cell>
          <table:table-cell office:value-type="float" office:value="-9.72873493484875" calcext:value-type="float">
            <text:p>-9.72873493484875</text:p>
          </table:table-cell>
          <table:table-cell office:value-type="float" office:value="-9.64434702006354" calcext:value-type="float">
            <text:p>-9.64434702006354</text:p>
          </table:table-cell>
          <table:table-cell office:value-type="float" office:value="-9.52597642436047" calcext:value-type="float">
            <text:p>-9.52597642436047</text:p>
          </table:table-cell>
          <table:table-cell office:value-type="float" office:value="-9.40103703181753" calcext:value-type="float">
            <text:p>-9.40103703181753</text:p>
          </table:table-cell>
          <table:table-cell office:value-type="float" office:value="-9.28519023624756" calcext:value-type="float">
            <text:p>-9.28519023624756</text:p>
          </table:table-cell>
          <table:table-cell office:value-type="float" office:value="-9.16796403839264" calcext:value-type="float">
            <text:p>-9.16796403839264</text:p>
          </table:table-cell>
          <table:table-cell office:value-type="float" office:value="-9.02827517305193" calcext:value-type="float">
            <text:p>-9.02827517305193</text:p>
          </table:table-cell>
          <table:table-cell office:value-type="float" office:value="-8.90027164744299" calcext:value-type="float">
            <text:p>-8.90027164744299</text:p>
          </table:table-cell>
          <table:table-cell office:value-type="float" office:value="-8.82105538361991" calcext:value-type="float">
            <text:p>-8.82105538361991</text:p>
          </table:table-cell>
          <table:table-cell office:value-type="float" office:value="-8.64178176443225" calcext:value-type="float">
            <text:p>-8.64178176443225</text:p>
          </table:table-cell>
          <table:table-cell office:value-type="float" office:value="-8.01487319059937" calcext:value-type="float">
            <text:p>-8.01487319059937</text:p>
          </table:table-cell>
          <table:table-cell office:value-type="float" office:value="-5.93069173315546" calcext:value-type="float">
            <text:p>-5.93069173315546</text:p>
          </table:table-cell>
          <table:table-cell office:value-type="float" office:value="-1.45570599398978" calcext:value-type="float">
            <text:p>-1.45570599398978</text:p>
          </table:table-cell>
          <table:table-cell office:value-type="float" office:value="4.98860008535991" calcext:value-type="float">
            <text:p>4.98860008535991</text:p>
          </table:table-cell>
          <table:table-cell office:value-type="float" office:value="11.9737763645413" calcext:value-type="float">
            <text:p>11.9737763645413</text:p>
          </table:table-cell>
          <table:table-cell office:value-type="float" office:value="15.836512537864" calcext:value-type="float">
            <text:p>15.836512537864</text:p>
          </table:table-cell>
          <table:table-cell office:value-type="float" office:value="13.6359241621609" calcext:value-type="float">
            <text:p>13.6359241621609</text:p>
          </table:table-cell>
          <table:table-cell office:value-type="float" office:value="5.89349562868965" calcext:value-type="float">
            <text:p>5.89349562868965</text:p>
          </table:table-cell>
          <table:table-cell office:value-type="float" office:value="-4.89542864235737" calcext:value-type="float">
            <text:p>-4.89542864235737</text:p>
          </table:table-cell>
          <table:table-cell office:value-type="float" office:value="-13.1343071545482" calcext:value-type="float">
            <text:p>-13.1343071545482</text:p>
          </table:table-cell>
          <table:table-cell office:value-type="float" office:value="-15.2327175560199" calcext:value-type="float">
            <text:p>-15.2327175560199</text:p>
          </table:table-cell>
          <table:table-cell office:value-type="float" office:value="-12.1606821065406" calcext:value-type="float">
            <text:p>-12.1606821065406</text:p>
          </table:table-cell>
          <table:table-cell office:value-type="float" office:value="-6.54374920576996" calcext:value-type="float">
            <text:p>-6.54374920576996</text:p>
          </table:table-cell>
          <table:table-cell office:value-type="float" office:value="-2.69458220583767" calcext:value-type="float">
            <text:p>-2.69458220583767</text:p>
          </table:table-cell>
          <table:table-cell office:value-type="float" office:value="-2.38795292271979" calcext:value-type="float">
            <text:p>-2.38795292271979</text:p>
          </table:table-cell>
          <table:table-cell office:value-type="float" office:value="-4.0574521886546" calcext:value-type="float">
            <text:p>-4.0574521886546</text:p>
          </table:table-cell>
          <table:table-cell office:value-type="float" office:value="-5.9733750408978" calcext:value-type="float">
            <text:p>-5.9733750408978</text:p>
          </table:table-cell>
          <table:table-cell office:value-type="float" office:value="-6.54297949483321" calcext:value-type="float">
            <text:p>-6.54297949483321</text:p>
          </table:table-cell>
          <table:table-cell office:value-type="float" office:value="-5.71560293058682" calcext:value-type="float">
            <text:p>-5.71560293058682</text:p>
          </table:table-cell>
          <table:table-cell office:value-type="float" office:value="-4.68339641510481" calcext:value-type="float">
            <text:p>-4.68339641510481</text:p>
          </table:table-cell>
          <table:table-cell office:value-type="float" office:value="-4.01997876055217" calcext:value-type="float">
            <text:p>-4.01997876055217</text:p>
          </table:table-cell>
          <table:table-cell office:value-type="float" office:value="-3.81287276499274" calcext:value-type="float">
            <text:p>-3.81287276499274</text:p>
          </table:table-cell>
          <table:table-cell office:value-type="float" office:value="-3.83120712739828" calcext:value-type="float">
            <text:p>-3.83120712739828</text:p>
          </table:table-cell>
          <table:table-cell office:value-type="float" office:value="-3.7152319574106" calcext:value-type="float">
            <text:p>-3.7152319574106</text:p>
          </table:table-cell>
          <table:table-cell office:value-type="float" office:value="-3.44877554799332" calcext:value-type="float">
            <text:p>-3.44877554799332</text:p>
          </table:table-cell>
          <table:table-cell office:value-type="float" office:value="-3.15682312488058" calcext:value-type="float">
            <text:p>-3.15682312488058</text:p>
          </table:table-cell>
          <table:table-cell office:value-type="float" office:value="-2.86187805116667" calcext:value-type="float">
            <text:p>-2.86187805116667</text:p>
          </table:table-cell>
          <table:table-cell office:value-type="float" office:value="-2.39585086537374" calcext:value-type="float">
            <text:p>-2.39585086537374</text:p>
          </table:table-cell>
          <table:table-cell office:value-type="float" office:value="-0.86564391851205" calcext:value-type="float">
            <text:p>-0.86564391851205</text:p>
          </table:table-cell>
          <table:table-cell office:value-type="float" office:value="3.15590692778938" calcext:value-type="float">
            <text:p>3.15590692778938</text:p>
          </table:table-cell>
          <table:table-cell office:value-type="float" office:value="12.3054914961064" calcext:value-type="float">
            <text:p>12.3054914961064</text:p>
          </table:table-cell>
          <table:table-cell office:value-type="float" office:value="28.700814324558" calcext:value-type="float">
            <text:p>28.700814324558</text:p>
          </table:table-cell>
          <table:table-cell office:value-type="float" office:value="52.0028443015062" calcext:value-type="float">
            <text:p>52.0028443015062</text:p>
          </table:table-cell>
          <table:table-cell office:value-type="float" office:value="78.7208174227451" calcext:value-type="float">
            <text:p>78.7208174227451</text:p>
          </table:table-cell>
          <table:table-cell office:value-type="float" office:value="98.8019841877411" calcext:value-type="float">
            <text:p>98.8019841877411</text:p>
          </table:table-cell>
          <table:table-cell office:value-type="float" office:value="102.564801954493" calcext:value-type="float">
            <text:p>102.564801954493</text:p>
          </table:table-cell>
          <table:table-cell office:value-type="float" office:value="83.1416470646353" calcext:value-type="float">
            <text:p>83.1416470646353</text:p>
          </table:table-cell>
          <table:table-cell office:value-type="float" office:value="42.4420798545181" calcext:value-type="float">
            <text:p>42.4420798545181</text:p>
          </table:table-cell>
          <table:table-cell office:value-type="float" office:value="-3.96623404102147" calcext:value-type="float">
            <text:p>-3.96623404102147</text:p>
          </table:table-cell>
          <table:table-cell office:value-type="float" office:value="-39.6218500631091" calcext:value-type="float">
            <text:p>-39.6218500631091</text:p>
          </table:table-cell>
          <table:table-cell office:value-type="float" office:value="-49.0658034715042" calcext:value-type="float">
            <text:p>-49.0658034715042</text:p>
          </table:table-cell>
          <table:table-cell office:value-type="float" office:value="-31.3865893634368" calcext:value-type="float">
            <text:p>-31.3865893634368</text:p>
          </table:table-cell>
          <table:table-cell office:value-type="float" office:value="-1.46908219911507" calcext:value-type="float">
            <text:p>-1.46908219911507</text:p>
          </table:table-cell>
          <table:table-cell office:value-type="float" office:value="24.5356305181843" calcext:value-type="float">
            <text:p>24.5356305181843</text:p>
          </table:table-cell>
          <table:table-cell office:value-type="float" office:value="31.210929410871" calcext:value-type="float">
            <text:p>31.210929410871</text:p>
          </table:table-cell>
          <table:table-cell office:value-type="float" office:value="19.2359802342107" calcext:value-type="float">
            <text:p>19.2359802342107</text:p>
          </table:table-cell>
          <table:table-cell office:value-type="float" office:value="0.960874050642486" calcext:value-type="float">
            <text:p>0.960874050642486</text:p>
          </table:table-cell>
          <table:table-cell office:value-type="float" office:value="-12.4807487648997" calcext:value-type="float">
            <text:p>-12.4807487648997</text:p>
          </table:table-cell>
          <table:table-cell office:value-type="float" office:value="-12.3838967465159" calcext:value-type="float">
            <text:p>-12.3838967465159</text:p>
          </table:table-cell>
          <table:table-cell office:value-type="float" office:value="-2.61520860650128" calcext:value-type="float">
            <text:p>-2.61520860650128</text:p>
          </table:table-cell>
          <table:table-cell office:value-type="float" office:value="7.45573153785089" calcext:value-type="float">
            <text:p>7.45573153785089</text:p>
          </table:table-cell>
          <table:table-cell office:value-type="float" office:value="12.517037331642" calcext:value-type="float">
            <text:p>12.517037331642</text:p>
          </table:table-cell>
          <table:table-cell office:value-type="float" office:value="10.1761891581895" calcext:value-type="float">
            <text:p>10.1761891581895</text:p>
          </table:table-cell>
          <table:table-cell office:value-type="float" office:value="4.6632487037492" calcext:value-type="float">
            <text:p>4.6632487037492</text:p>
          </table:table-cell>
          <table:table-cell office:value-type="float" office:value="1.27470952511328" calcext:value-type="float">
            <text:p>1.27470952511328</text:p>
          </table:table-cell>
          <table:table-cell office:value-type="float" office:value="1.07649612477018" calcext:value-type="float">
            <text:p>1.07649612477018</text:p>
          </table:table-cell>
          <table:table-cell office:value-type="float" office:value="3.48872032513113" calcext:value-type="float">
            <text:p>3.48872032513113</text:p>
          </table:table-cell>
          <table:table-cell office:value-type="float" office:value="6.08150748589021" calcext:value-type="float">
            <text:p>6.08150748589021</text:p>
          </table:table-cell>
          <table:table-cell office:value-type="float" office:value="6.96441247184235" calcext:value-type="float">
            <text:p>6.96441247184235</text:p>
          </table:table-cell>
          <table:table-cell office:value-type="float" office:value="6.63683729539235" calcext:value-type="float">
            <text:p>6.63683729539235</text:p>
          </table:table-cell>
          <table:table-cell office:value-type="float" office:value="5.93754379774914" calcext:value-type="float">
            <text:p>5.93754379774914</text:p>
          </table:table-cell>
          <table:table-cell office:value-type="float" office:value="5.60287516630603" calcext:value-type="float">
            <text:p>5.60287516630603</text:p>
          </table:table-cell>
          <table:table-cell office:value-type="float" office:value="5.9241125132409" calcext:value-type="float">
            <text:p>5.9241125132409</text:p>
          </table:table-cell>
          <table:table-cell office:value-type="float" office:value="6.45278463895936" calcext:value-type="float">
            <text:p>6.45278463895936</text:p>
          </table:table-cell>
          <table:table-cell office:value-type="float" office:value="6.86103003403381" calcext:value-type="float">
            <text:p>6.86103003403381</text:p>
          </table:table-cell>
          <table:table-cell office:value-type="float" office:value="7.09640744666613" calcext:value-type="float">
            <text:p>7.09640744666613</text:p>
          </table:table-cell>
          <table:table-cell office:value-type="float" office:value="7.2062792481529" calcext:value-type="float">
            <text:p>7.2062792481529</text:p>
          </table:table-cell>
          <table:table-cell office:value-type="float" office:value="7.32522920717876" calcext:value-type="float">
            <text:p>7.32522920717876</text:p>
          </table:table-cell>
          <table:table-cell office:value-type="float" office:value="7.50230171446629" calcext:value-type="float">
            <text:p>7.50230171446629</text:p>
          </table:table-cell>
          <table:table-cell office:value-type="float" office:value="7.7013726447841" calcext:value-type="float">
            <text:p>7.7013726447841</text:p>
          </table:table-cell>
          <table:table-cell office:value-type="float" office:value="7.89506980024934" calcext:value-type="float">
            <text:p>7.89506980024934</text:p>
          </table:table-cell>
          <table:table-cell office:value-type="float" office:value="8.06775357054676" calcext:value-type="float">
            <text:p>8.06775357054676</text:p>
          </table:table-cell>
          <table:table-cell office:value-type="float" office:value="8.23004526841261" calcext:value-type="float">
            <text:p>8.23004526841261</text:p>
          </table:table-cell>
          <table:table-cell office:value-type="float" office:value="8.40286603217426" calcext:value-type="float">
            <text:p>8.40286603217426</text:p>
          </table:table-cell>
          <table:table-cell office:value-type="float" office:value="8.55168032616467" calcext:value-type="float">
            <text:p>8.55168032616467</text:p>
          </table:table-cell>
          <table:table-cell office:value-type="float" office:value="8.63992074096834" calcext:value-type="float">
            <text:p>8.63992074096834</text:p>
          </table:table-cell>
          <table:table-cell office:value-type="float" office:value="8.81752458075442" calcext:value-type="float">
            <text:p>8.81752458075442</text:p>
          </table:table-cell>
          <table:table-cell office:value-type="float" office:value="9.43442742250383" calcext:value-type="float">
            <text:p>9.43442742250383</text:p>
          </table:table-cell>
          <table:table-cell office:value-type="float" office:value="11.5037536744045" calcext:value-type="float">
            <text:p>11.5037536744045</text:p>
          </table:table-cell>
          <table:table-cell office:value-type="float" office:value="15.953569250032" calcext:value-type="float">
            <text:p>15.953569250032</text:p>
          </table:table-cell>
          <table:table-cell office:value-type="float" office:value="22.3561507013457" calcext:value-type="float">
            <text:p>22.3561507013457</text:p>
          </table:table-cell>
          <table:table-cell office:value-type="float" office:value="29.272552852236" calcext:value-type="float">
            <text:p>29.272552852236</text:p>
          </table:table-cell>
          <table:table-cell office:value-type="float" office:value="33.0308293236654" calcext:value-type="float">
            <text:p>33.0308293236654</text:p>
          </table:table-cell>
          <table:table-cell office:value-type="float" office:value="30.7086117315701" calcext:value-type="float">
            <text:p>30.7086117315701</text:p>
          </table:table-cell>
          <table:table-cell office:value-type="float" office:value="22.8398468166944" calcext:value-type="float">
            <text:p>22.8398468166944</text:p>
          </table:table-cell>
          <table:table-cell office:value-type="float" office:value="11.9386463045413" calcext:value-type="float">
            <text:p>11.9386463045413</text:p>
          </table:table-cell>
          <table:table-cell office:value-type="float" office:value="3.60932659291317" calcext:value-type="float">
            <text:p>3.60932659291317</text:p>
          </table:table-cell>
          <table:table-cell office:value-type="float" office:value="1.41219824407981" calcext:value-type="float">
            <text:p>1.41219824407981</text:p>
          </table:table-cell>
          <table:table-cell office:value-type="float" office:value="4.36468397073644" calcext:value-type="float">
            <text:p>4.36468397073644</text:p>
          </table:table-cell>
          <table:table-cell office:value-type="float" office:value="9.82836567435482" calcext:value-type="float">
            <text:p>9.82836567435482</text:p>
          </table:table-cell>
          <table:table-cell office:value-type="float" office:value="13.4900452782075" calcext:value-type="float">
            <text:p>13.4900452782075</text:p>
          </table:table-cell>
          <table:table-cell office:value-type="float" office:value="13.6021979606372" calcext:value-type="float">
            <text:p>13.6021979606372</text:p>
          </table:table-cell>
          <table:table-cell office:value-type="float" office:value="11.7374445598708" calcext:value-type="float">
            <text:p>11.7374445598708</text:p>
          </table:table-cell>
          <table:table-cell office:value-type="float" office:value="9.62519798326297" calcext:value-type="float">
            <text:p>9.62519798326297</text:p>
          </table:table-cell>
          <table:table-cell office:value-type="float" office:value="8.85548793530133" calcext:value-type="float">
            <text:p>8.85548793530133</text:p>
          </table:table-cell>
          <table:table-cell office:value-type="float" office:value="9.46635220800623" calcext:value-type="float">
            <text:p>9.46635220800623</text:p>
          </table:table-cell>
          <table:table-cell office:value-type="float" office:value="10.2656118529956" calcext:value-type="float">
            <text:p>10.2656118529956</text:p>
          </table:table-cell>
          <table:table-cell office:value-type="float" office:value="10.6847540747038" calcext:value-type="float">
            <text:p>10.6847540747038</text:p>
          </table:table-cell>
          <table:table-cell office:value-type="float" office:value="10.6376255049392" calcext:value-type="float">
            <text:p>10.6376255049392</text:p>
          </table:table-cell>
          <table:table-cell office:value-type="float" office:value="10.3573697462915" calcext:value-type="float">
            <text:p>10.3573697462915</text:p>
          </table:table-cell>
          <table:table-cell office:value-type="float" office:value="10.203029259189" calcext:value-type="float">
            <text:p>10.203029259189</text:p>
          </table:table-cell>
          <table:table-cell office:value-type="float" office:value="10.1888528449773" calcext:value-type="float">
            <text:p>10.1888528449773</text:p>
          </table:table-cell>
          <table:table-cell office:value-type="float" office:value="10.1903288761945" calcext:value-type="float">
            <text:p>10.1903288761945</text:p>
          </table:table-cell>
          <table:table-cell office:value-type="float" office:value="10.1857166025424" calcext:value-type="float">
            <text:p>10.1857166025424</text:p>
          </table:table-cell>
          <table:table-cell office:value-type="float" office:value="10.3461398800392" calcext:value-type="float">
            <text:p>10.3461398800392</text:p>
          </table:table-cell>
          <table:table-cell office:value-type="float" office:value="11.5683964101935" calcext:value-type="float">
            <text:p>11.5683964101935</text:p>
          </table:table-cell>
          <table:table-cell office:value-type="float" office:value="15.2853337237322" calcext:value-type="float">
            <text:p>15.2853337237322</text:p>
          </table:table-cell>
          <table:table-cell office:value-type="float" office:value="24.1388053686386" calcext:value-type="float">
            <text:p>24.1388053686386</text:p>
          </table:table-cell>
          <table:table-cell office:value-type="float" office:value="40.2341436968265" calcext:value-type="float">
            <text:p>40.2341436968265</text:p>
          </table:table-cell>
          <table:table-cell office:value-type="float" office:value="63.2228958073409" calcext:value-type="float">
            <text:p>63.2228958073409</text:p>
          </table:table-cell>
          <table:table-cell office:value-type="float" office:value="89.5765165635715" calcext:value-type="float">
            <text:p>89.5765165635715</text:p>
          </table:table-cell>
          <table:table-cell office:value-type="float" office:value="109.22287280385" calcext:value-type="float">
            <text:p>109.22287280385</text:p>
          </table:table-cell>
          <table:table-cell office:value-type="float" office:value="112.497990378689" calcext:value-type="float">
            <text:p>112.497990378689</text:p>
          </table:table-cell>
          <table:table-cell office:value-type="float" office:value="92.5486799565132" calcext:value-type="float">
            <text:p>92.5486799565132</text:p>
          </table:table-cell>
          <table:table-cell office:value-type="float" office:value="51.382262232228" calcext:value-type="float">
            <text:p>51.382262232228</text:p>
          </table:table-cell>
          <table:table-cell office:value-type="float" office:value="4.59760810058926" calcext:value-type="float">
            <text:p>4.59760810058926</text:p>
          </table:table-cell>
          <table:table-cell office:value-type="float" office:value="-31.3472037104935" calcext:value-type="float">
            <text:p>-31.3472037104935</text:p>
          </table:table-cell>
          <table:table-cell office:value-type="float" office:value="-41.014114882266" calcext:value-type="float">
            <text:p>-41.014114882266</text:p>
          </table:table-cell>
          <table:table-cell office:value-type="float" office:value="-23.628273623533" calcext:value-type="float">
            <text:p>-23.628273623533</text:p>
          </table:table-cell>
          <table:table-cell office:value-type="float" office:value="5.89935387459328" calcext:value-type="float">
            <text:p>5.89935387459328</text:p>
          </table:table-cell>
          <table:table-cell office:value-type="float" office:value="31.4139163883935" calcext:value-type="float">
            <text:p>31.4139163883935</text:p>
          </table:table-cell>
          <table:table-cell office:value-type="float" office:value="37.5312806982954" calcext:value-type="float">
            <text:p>37.5312806982954</text:p>
          </table:table-cell>
          <table:table-cell office:value-type="float" office:value="25.0556501088534" calcext:value-type="float">
            <text:p>25.0556501088534</text:p>
          </table:table-cell>
          <table:table-cell office:value-type="float" office:value="6.34601695777964" calcext:value-type="float">
            <text:p>6.34601695777964</text:p>
          </table:table-cell>
          <table:table-cell office:value-type="float" office:value="-7.47410215871848" calcext:value-type="float">
            <text:p>-7.47410215871848</text:p>
          </table:table-cell>
          <table:table-cell office:value-type="float" office:value="-7.73498917600762" calcext:value-type="float">
            <text:p>-7.73498917600762</text:p>
          </table:table-cell>
          <table:table-cell office:value-type="float" office:value="1.61776321531543" calcext:value-type="float">
            <text:p>1.61776321531543</text:p>
          </table:table-cell>
          <table:table-cell office:value-type="float" office:value="11.225008615829" calcext:value-type="float">
            <text:p>11.225008615829</text:p>
          </table:table-cell>
          <table:table-cell office:value-type="float" office:value="15.7983298727212" calcext:value-type="float">
            <text:p>15.7983298727212</text:p>
          </table:table-cell>
          <table:table-cell office:value-type="float" office:value="12.970568717443" calcext:value-type="float">
            <text:p>12.970568717443</text:p>
          </table:table-cell>
          <table:table-cell office:value-type="float" office:value="7.00523019110514" calcext:value-type="float">
            <text:p>7.00523019110514</text:p>
          </table:table-cell>
          <table:table-cell office:value-type="float" office:value="3.18105618474685" calcext:value-type="float">
            <text:p>3.18105618474685</text:p>
          </table:table-cell>
          <table:table-cell office:value-type="float" office:value="2.54579049225912" calcext:value-type="float">
            <text:p>2.54579049225912</text:p>
          </table:table-cell>
          <table:table-cell office:value-type="float" office:value="4.51068910782478" calcext:value-type="float">
            <text:p>4.51068910782478</text:p>
          </table:table-cell>
          <table:table-cell office:value-type="float" office:value="6.63946423787127" calcext:value-type="float">
            <text:p>6.63946423787127</text:p>
          </table:table-cell>
          <table:table-cell office:value-type="float" office:value="7.05533887183001" calcext:value-type="float">
            <text:p>7.05533887183001</text:p>
          </table:table-cell>
          <table:table-cell office:value-type="float" office:value="6.26576468952559" calcext:value-type="float">
            <text:p>6.26576468952559</text:p>
          </table:table-cell>
          <table:table-cell office:value-type="float" office:value="5.1092123705066" calcext:value-type="float">
            <text:p>5.1092123705066</text:p>
          </table:table-cell>
          <table:table-cell office:value-type="float" office:value="4.32174576401892" calcext:value-type="float">
            <text:p>4.32174576401892</text:p>
          </table:table-cell>
          <table:table-cell office:value-type="float" office:value="4.1898142797469" calcext:value-type="float">
            <text:p>4.1898142797469</text:p>
          </table:table-cell>
          <table:table-cell office:value-type="float" office:value="4.26366758152136" calcext:value-type="float">
            <text:p>4.26366758152136</text:p>
          </table:table-cell>
          <table:table-cell office:value-type="float" office:value="4.2178408471745" calcext:value-type="float">
            <text:p>4.2178408471745</text:p>
          </table:table-cell>
          <table:table-cell office:value-type="float" office:value="4.00086625608531" calcext:value-type="float">
            <text:p>4.00086625608531</text:p>
          </table:table-cell>
          <table:table-cell office:value-type="float" office:value="3.66118748810604" calcext:value-type="float">
            <text:p>3.66118748810604</text:p>
          </table:table-cell>
          <table:table-cell office:value-type="float" office:value="3.33370830912177" calcext:value-type="float">
            <text:p>3.33370830912177</text:p>
          </table:table-cell>
          <table:table-cell office:value-type="float" office:value="3.06698146543556" calcext:value-type="float">
            <text:p>3.06698146543556</text:p>
          </table:table-cell>
          <table:table-cell office:value-type="float" office:value="2.82509006666974" calcext:value-type="float">
            <text:p>2.82509006666974</text:p>
          </table:table-cell>
          <table:table-cell office:value-type="float" office:value="2.58106169378746" calcext:value-type="float">
            <text:p>2.58106169378746</text:p>
          </table:table-cell>
          <table:table-cell office:value-type="float" office:value="2.31962703853871" calcext:value-type="float">
            <text:p>2.31962703853871</text:p>
          </table:table-cell>
          <table:table-cell office:value-type="float" office:value="2.05189336315857" calcext:value-type="float">
            <text:p>2.05189336315857</text:p>
          </table:table-cell>
          <table:table-cell office:value-type="float" office:value="1.79894316295227" calcext:value-type="float">
            <text:p>1.79894316295227</text:p>
          </table:table-cell>
          <table:table-cell office:value-type="float" office:value="1.52617001120817" calcext:value-type="float">
            <text:p>1.52617001120817</text:p>
          </table:table-cell>
          <table:table-cell office:value-type="float" office:value="1.19785362556056" calcext:value-type="float">
            <text:p>1.19785362556056</text:p>
          </table:table-cell>
          <table:table-cell office:value-type="float" office:value="0.965309976601011" calcext:value-type="float">
            <text:p>0.965309976601011</text:p>
          </table:table-cell>
          <table:table-cell office:value-type="float" office:value="1.1811416135006" calcext:value-type="float">
            <text:p>1.1811416135006</text:p>
          </table:table-cell>
          <table:table-cell office:value-type="float" office:value="2.86220128170844" calcext:value-type="float">
            <text:p>2.86220128170844</text:p>
          </table:table-cell>
          <table:table-cell office:value-type="float" office:value="6.93127628318522" calcext:value-type="float">
            <text:p>6.93127628318522</text:p>
          </table:table-cell>
          <table:table-cell office:value-type="float" office:value="12.954706737775" calcext:value-type="float">
            <text:p>12.954706737775</text:p>
          </table:table-cell>
          <table:table-cell office:value-type="float" office:value="19.4831841412519" calcext:value-type="float">
            <text:p>19.4831841412519</text:p>
          </table:table-cell>
          <table:table-cell office:value-type="float" office:value="22.8364736987345" calcext:value-type="float">
            <text:p>22.8364736987345</text:p>
          </table:table-cell>
          <table:table-cell office:value-type="float" office:value="20.1110630933555" calcext:value-type="float">
            <text:p>20.1110630933555</text:p>
          </table:table-cell>
          <table:table-cell office:value-type="float" office:value="11.8534320295661" calcext:value-type="float">
            <text:p>11.8534320295661</text:p>
          </table:table-cell>
          <table:table-cell office:value-type="float" office:value="0.596739857678868" calcext:value-type="float">
            <text:p>0.596739857678868</text:p>
          </table:table-cell>
          <table:table-cell office:value-type="float" office:value="-8.0469554020244" calcext:value-type="float">
            <text:p>-8.0469554020244</text:p>
          </table:table-cell>
          <table:table-cell office:value-type="float" office:value="-10.5474155304749" calcext:value-type="float">
            <text:p>-10.5474155304749</text:p>
          </table:table-cell>
          <table:table-cell office:value-type="float" office:value="-7.89948568866476" calcext:value-type="float">
            <text:p>-7.89948568866476</text:p>
          </table:table-cell>
          <table:table-cell office:value-type="float" office:value="-2.75435833291217" calcext:value-type="float">
            <text:p>-2.75435833291217</text:p>
          </table:table-cell>
          <table:table-cell office:value-type="float" office:value="0.574503643226957" calcext:value-type="float">
            <text:p>0.574503643226957</text:p>
          </table:table-cell>
          <table:table-cell office:value-type="float" office:value="0.36695509480352" calcext:value-type="float">
            <text:p>0.36695509480352</text:p>
          </table:table-cell>
          <table:table-cell office:value-type="float" office:value="-1.79820899003428" calcext:value-type="float">
            <text:p>-1.79820899003428</text:p>
          </table:table-cell>
          <table:table-cell office:value-type="float" office:value="-4.19179552503672" calcext:value-type="float">
            <text:p>-4.19179552503672</text:p>
          </table:table-cell>
          <table:table-cell office:value-type="float" office:value="-5.22648371222413" calcext:value-type="float">
            <text:p>-5.22648371222413</text:p>
          </table:table-cell>
          <table:table-cell office:value-type="float" office:value="-4.87680172460741" calcext:value-type="float">
            <text:p>-4.87680172460741</text:p>
          </table:table-cell>
          <table:table-cell office:value-type="float" office:value="-4.33485798612139" calcext:value-type="float">
            <text:p>-4.33485798612139</text:p>
          </table:table-cell>
          <table:table-cell office:value-type="float" office:value="-4.16405411486105" calcext:value-type="float">
            <text:p>-4.16405411486105</text:p>
          </table:table-cell>
          <table:table-cell office:value-type="float" office:value="-4.44917259594009" calcext:value-type="float">
            <text:p>-4.44917259594009</text:p>
          </table:table-cell>
          <table:table-cell office:value-type="float" office:value="-4.9548163713668" calcext:value-type="float">
            <text:p>-4.9548163713668</text:p>
          </table:table-cell>
          <table:table-cell office:value-type="float" office:value="-5.32269495530153" calcext:value-type="float">
            <text:p>-5.32269495530153</text:p>
          </table:table-cell>
          <table:table-cell office:value-type="float" office:value="-5.54051049554864" calcext:value-type="float">
            <text:p>-5.54051049554864</text:p>
          </table:table-cell>
          <table:table-cell office:value-type="float" office:value="-5.73234554380209" calcext:value-type="float">
            <text:p>-5.73234554380209</text:p>
          </table:table-cell>
          <table:table-cell office:value-type="float" office:value="-5.91924892213925" calcext:value-type="float">
            <text:p>-5.91924892213925</text:p>
          </table:table-cell>
          <table:table-cell office:value-type="float" office:value="-5.92710897262135" calcext:value-type="float">
            <text:p>-5.92710897262135</text:p>
          </table:table-cell>
          <table:table-cell office:value-type="float" office:value="-4.85555352762558" calcext:value-type="float">
            <text:p>-4.85555352762558</text:p>
          </table:table-cell>
          <table:table-cell office:value-type="float" office:value="-1.2661036595635" calcext:value-type="float">
            <text:p>-1.2661036595635</text:p>
          </table:table-cell>
          <table:table-cell office:value-type="float" office:value="7.48806485952135" calcext:value-type="float">
            <text:p>7.48806485952135</text:p>
          </table:table-cell>
          <table:table-cell office:value-type="float" office:value="23.4996772733433" calcext:value-type="float">
            <text:p>23.4996772733433</text:p>
          </table:table-cell>
          <table:table-cell office:value-type="float" office:value="46.4107629838611" calcext:value-type="float">
            <text:p>46.4107629838611</text:p>
          </table:table-cell>
          <table:table-cell office:value-type="float" office:value="72.6546100635197" calcext:value-type="float">
            <text:p>72.6546100635197</text:p>
          </table:table-cell>
          <table:table-cell office:value-type="float" office:value="92.1398461329622" calcext:value-type="float">
            <text:p>92.1398461329622</text:p>
          </table:table-cell>
          <table:table-cell office:value-type="float" office:value="95.2199508141615" calcext:value-type="float">
            <text:p>95.2199508141615</text:p>
          </table:table-cell>
          <table:table-cell office:value-type="float" office:value="75.0561123140762" calcext:value-type="float">
            <text:p>75.0561123140762</text:p>
          </table:table-cell>
          <table:table-cell office:value-type="float" office:value="33.7534745185585" calcext:value-type="float">
            <text:p>33.7534745185585</text:p>
          </table:table-cell>
          <table:table-cell office:value-type="float" office:value="-13.0586553564786" calcext:value-type="float">
            <text:p>-13.0586553564786</text:p>
          </table:table-cell>
          <table:table-cell office:value-type="float" office:value="-48.9258093599557" calcext:value-type="float">
            <text:p>-48.9258093599557</text:p>
          </table:table-cell>
          <table:table-cell office:value-type="float" office:value="-58.4315708453257" calcext:value-type="float">
            <text:p>-58.4315708453257</text:p>
          </table:table-cell>
          <table:table-cell office:value-type="float" office:value="-40.9380598492816" calcext:value-type="float">
            <text:p>-40.9380598492816</text:p>
          </table:table-cell>
          <table:table-cell office:value-type="float" office:value="-11.382071498588" calcext:value-type="float">
            <text:p>-11.382071498588</text:p>
          </table:table-cell>
          <table:table-cell office:value-type="float" office:value="14.077494751164" calcext:value-type="float">
            <text:p>14.077494751164</text:p>
          </table:table-cell>
          <table:table-cell office:value-type="float" office:value="20.0893189689477" calcext:value-type="float">
            <text:p>20.0893189689477</text:p>
          </table:table-cell>
          <table:table-cell office:value-type="float" office:value="7.58208761922501" calcext:value-type="float">
            <text:p>7.58208761922501</text:p>
          </table:table-cell>
          <table:table-cell office:value-type="float" office:value="-11.0770552181139" calcext:value-type="float">
            <text:p>-11.0770552181139</text:p>
          </table:table-cell>
          <table:table-cell office:value-type="float" office:value="-24.7750157735742" calcext:value-type="float">
            <text:p>-24.7750157735742</text:p>
          </table:table-cell>
          <table:table-cell office:value-type="float" office:value="-24.8781922873264" calcext:value-type="float">
            <text:p>-24.8781922873264</text:p>
          </table:table-cell>
          <table:table-cell office:value-type="float" office:value="-15.411113480267" calcext:value-type="float">
            <text:p>-15.411113480267</text:p>
          </table:table-cell>
          <table:table-cell office:value-type="float" office:value="-5.72251900626003" calcext:value-type="float">
            <text:p>-5.72251900626003</text:p>
          </table:table-cell>
          <table:table-cell office:value-type="float" office:value="-1.07787992899385" calcext:value-type="float">
            <text:p>-1.07787992899385</text:p>
          </table:table-cell>
          <table:table-cell office:value-type="float" office:value="-3.81909958854684" calcext:value-type="float">
            <text:p>-3.81909958854684</text:p>
          </table:table-cell>
          <table:table-cell office:value-type="float" office:value="-9.64990801109189" calcext:value-type="float">
            <text:p>-9.64990801109189</text:p>
          </table:table-cell>
          <table:table-cell office:value-type="float" office:value="-13.3099545111336" calcext:value-type="float">
            <text:p>-13.3099545111336</text:p>
          </table:table-cell>
          <table:table-cell office:value-type="float" office:value="-13.7698834325484" calcext:value-type="float">
            <text:p>-13.7698834325484</text:p>
          </table:table-cell>
          <table:table-cell office:value-type="float" office:value="-11.6277943682121" calcext:value-type="float">
            <text:p>-11.6277943682121</text:p>
          </table:table-cell>
          <table:table-cell office:value-type="float" office:value="-9.32671221701053" calcext:value-type="float">
            <text:p>-9.32671221701053</text:p>
          </table:table-cell>
          <table:table-cell office:value-type="float" office:value="-8.73009660022942" calcext:value-type="float">
            <text:p>-8.73009660022942</text:p>
          </table:table-cell>
          <table:table-cell office:value-type="float" office:value="-9.32299699473077" calcext:value-type="float">
            <text:p>-9.32299699473077</text:p>
          </table:table-cell>
          <table:table-cell office:value-type="float" office:value="-10.2676890439328" calcext:value-type="float">
            <text:p>-10.2676890439328</text:p>
          </table:table-cell>
          <table:table-cell office:value-type="float" office:value="-10.8288562997374" calcext:value-type="float">
            <text:p>-10.8288562997374</text:p>
          </table:table-cell>
          <table:table-cell office:value-type="float" office:value="-10.725364128065" calcext:value-type="float">
            <text:p>-10.725364128065</text:p>
          </table:table-cell>
          <table:table-cell office:value-type="float" office:value="-10.4086793793323" calcext:value-type="float">
            <text:p>-10.4086793793323</text:p>
          </table:table-cell>
          <table:table-cell office:value-type="float" office:value="-10.2023452075112" calcext:value-type="float">
            <text:p>-10.2023452075112</text:p>
          </table:table-cell>
          <table:table-cell office:value-type="float" office:value="-10.1573485491734" calcext:value-type="float">
            <text:p>-10.1573485491734</text:p>
          </table:table-cell>
          <table:table-cell office:value-type="float" office:value="-10.2246543705741" calcext:value-type="float">
            <text:p>-10.2246543705741</text:p>
          </table:table-cell>
          <table:table-cell office:value-type="float" office:value="-10.2695411823357" calcext:value-type="float">
            <text:p>-10.2695411823357</text:p>
          </table:table-cell>
          <table:table-cell office:value-type="float" office:value="-10.2444481967516" calcext:value-type="float">
            <text:p>-10.2444481967516</text:p>
          </table:table-cell>
          <table:table-cell office:value-type="float" office:value="-10.1855868627717" calcext:value-type="float">
            <text:p>-10.1855868627717</text:p>
          </table:table-cell>
          <table:table-cell office:value-type="float" office:value="-10.1200393268809" calcext:value-type="float">
            <text:p>-10.1200393268809</text:p>
          </table:table-cell>
          <table:table-cell office:value-type="float" office:value="-10.0632170660723" calcext:value-type="float">
            <text:p>-10.0632170660723</text:p>
          </table:table-cell>
          <table:table-cell office:value-type="float" office:value="-10.0040440735069" calcext:value-type="float">
            <text:p>-10.0040440735069</text:p>
          </table:table-cell>
          <table:table-cell office:value-type="float" office:value="-9.92179908010686" calcext:value-type="float">
            <text:p>-9.92179908010686</text:p>
          </table:table-cell>
          <table:table-cell office:value-type="float" office:value="-9.85168044274051" calcext:value-type="float">
            <text:p>-9.85168044274051</text:p>
          </table:table-cell>
          <table:table-cell office:value-type="float" office:value="-9.8290774535437" calcext:value-type="float">
            <text:p>-9.8290774535437</text:p>
          </table:table-cell>
          <table:table-cell office:value-type="float" office:value="-9.70182890867281" calcext:value-type="float">
            <text:p>-9.70182890867281</text:p>
          </table:table-cell>
          <table:table-cell office:value-type="float" office:value="-9.11516528665327" calcext:value-type="float">
            <text:p>-9.11516528665327</text:p>
          </table:table-cell>
          <table:table-cell office:value-type="float" office:value="-7.0490626737111" calcext:value-type="float">
            <text:p>-7.0490626737111</text:p>
          </table:table-cell>
          <table:table-cell office:value-type="float" office:value="-2.58661318414489" calcext:value-type="float">
            <text:p>-2.58661318414489</text:p>
          </table:table-cell>
          <table:table-cell office:value-type="float" office:value="3.83211430040684" calcext:value-type="float">
            <text:p>3.83211430040684</text:p>
          </table:table-cell>
          <table:table-cell office:value-type="float" office:value="10.7468170108696" calcext:value-type="float">
            <text:p>10.7468170108696</text:p>
          </table:table-cell>
          <table:table-cell office:value-type="float" office:value="14.4685689708891" calcext:value-type="float">
            <text:p>14.4685689708891</text:p>
          </table:table-cell>
          <table:table-cell office:value-type="float" office:value="12.1123143741223" calcext:value-type="float">
            <text:p>12.1123143741223</text:p>
          </table:table-cell>
          <table:table-cell office:value-type="float" office:value="4.23641472999758" calcext:value-type="float">
            <text:p>4.23641472999758</text:p>
          </table:table-cell>
          <table:table-cell office:value-type="float" office:value="-6.60735404273484" calcext:value-type="float">
            <text:p>-6.60735404273484</text:p>
          </table:table-cell>
          <table:table-cell office:value-type="float" office:value="-14.7999207860342" calcext:value-type="float">
            <text:p>-14.7999207860342</text:p>
          </table:table-cell>
          <table:table-cell office:value-type="float" office:value="-16.8417567516071" calcext:value-type="float">
            <text:p>-16.8417567516071</text:p>
          </table:table-cell>
          <table:table-cell office:value-type="float" office:value="-13.740353631309" calcext:value-type="float">
            <text:p>-13.740353631309</text:p>
          </table:table-cell>
          <table:table-cell office:value-type="float" office:value="-8.16022930806553" calcext:value-type="float">
            <text:p>-8.16022930806553</text:p>
          </table:table-cell>
          <table:table-cell office:value-type="float" office:value="-4.41547196049318" calcext:value-type="float">
            <text:p>-4.41547196049318</text:p>
          </table:table-cell>
          <table:table-cell office:value-type="float" office:value="-4.19933077221005" calcext:value-type="float">
            <text:p>-4.19933077221005</text:p>
          </table:table-cell>
          <table:table-cell office:value-type="float" office:value="-5.92746942315753" calcext:value-type="float">
            <text:p>-5.92746942315753</text:p>
          </table:table-cell>
          <table:table-cell office:value-type="float" office:value="-7.87142100387213" calcext:value-type="float">
            <text:p>-7.87142100387213</text:p>
          </table:table-cell>
          <table:table-cell office:value-type="float" office:value="-8.44713120026964" calcext:value-type="float">
            <text:p>-8.44713120026964</text:p>
          </table:table-cell>
          <table:table-cell office:value-type="float" office:value="-7.64217584944504" calcext:value-type="float">
            <text:p>-7.64217584944504</text:p>
          </table:table-cell>
          <table:table-cell office:value-type="float" office:value="-6.64901747312672" calcext:value-type="float">
            <text:p>-6.64901747312672</text:p>
          </table:table-cell>
          <table:table-cell office:value-type="float" office:value="-6.02644510311882" calcext:value-type="float">
            <text:p>-6.02644510311882</text:p>
          </table:table-cell>
          <table:table-cell office:value-type="float" office:value="-5.8583521309761" calcext:value-type="float">
            <text:p>-5.8583521309761</text:p>
          </table:table-cell>
          <table:table-cell office:value-type="float" office:value="-5.90757059742226" calcext:value-type="float">
            <text:p>-5.90757059742226</text:p>
          </table:table-cell>
          <table:table-cell office:value-type="float" office:value="-5.81704967060291" calcext:value-type="float">
            <text:p>-5.81704967060291</text:p>
          </table:table-cell>
          <table:table-cell office:value-type="float" office:value="-5.57689272281483" calcext:value-type="float">
            <text:p>-5.57689272281483</text:p>
          </table:table-cell>
          <table:table-cell office:value-type="float" office:value="-5.3111992984989" calcext:value-type="float">
            <text:p>-5.3111992984989</text:p>
          </table:table-cell>
          <table:table-cell office:value-type="float" office:value="-5.04077725812796" calcext:value-type="float">
            <text:p>-5.04077725812796</text:p>
          </table:table-cell>
          <table:table-cell office:value-type="float" office:value="-4.58893220253846" calcext:value-type="float">
            <text:p>-4.58893220253846</text:p>
          </table:table-cell>
          <table:table-cell office:value-type="float" office:value="-3.05218010842023" calcext:value-type="float">
            <text:p>-3.05218010842023</text:p>
          </table:table-cell>
          <table:table-cell office:value-type="float" office:value="1.01322189880175" calcext:value-type="float">
            <text:p>1.01322189880175</text:p>
          </table:table-cell>
          <table:table-cell office:value-type="float" office:value="10.258582554967" calcext:value-type="float">
            <text:p>10.258582554967</text:p>
          </table:table-cell>
          <table:table-cell office:value-type="float" office:value="26.7635161567051" calcext:value-type="float">
            <text:p>26.7635161567051</text:p>
          </table:table-cell>
          <table:table-cell office:value-type="float" office:value="50.1601880407354" calcext:value-type="float">
            <text:p>50.1601880407354</text:p>
          </table:table-cell>
          <table:table-cell office:value-type="float" office:value="76.8431127911208" calcext:value-type="float">
            <text:p>76.8431127911208</text:p>
          </table:table-cell>
          <table:table-cell office:value-type="float" office:value="96.7016200343411" calcext:value-type="float">
            <text:p>96.7016200343411</text:p>
          </table:table-cell>
          <table:table-cell office:value-type="float" office:value="100.106347725396" calcext:value-type="float">
            <text:p>100.106347725396</text:p>
          </table:table-cell>
          <table:table-cell office:value-type="float" office:value="80.2326543530014" calcext:value-type="float">
            <text:p>80.2326543530014</text:p>
          </table:table-cell>
          <table:table-cell office:value-type="float" office:value="39.2834281847332" calcext:value-type="float">
            <text:p>39.2834281847332</text:p>
          </table:table-cell>
          <table:table-cell office:value-type="float" office:value="-7.08246099727135" calcext:value-type="float">
            <text:p>-7.08246099727135</text:p>
          </table:table-cell>
          <table:table-cell office:value-type="float" office:value="-42.4144863747906" calcext:value-type="float">
            <text:p>-42.4144863747906</text:p>
          </table:table-cell>
          <table:table-cell office:value-type="float" office:value="-51.3186767244767" calcext:value-type="float">
            <text:p>-51.3186767244767</text:p>
          </table:table-cell>
          <table:table-cell office:value-type="float" office:value="-33.2944690894152" calcext:value-type="float">
            <text:p>-33.2944690894152</text:p>
          </table:table-cell>
          <table:table-cell office:value-type="float" office:value="-3.30424612181836" calcext:value-type="float">
            <text:p>-3.30424612181836</text:p>
          </table:table-cell>
          <table:table-cell office:value-type="float" office:value="22.4887688335672" calcext:value-type="float">
            <text:p>22.4887688335672</text:p>
          </table:table-cell>
          <table:table-cell office:value-type="float" office:value="28.766433828857" calcext:value-type="float">
            <text:p>28.766433828857</text:p>
          </table:table-cell>
          <table:table-cell office:value-type="float" office:value="16.5814083991687" calcext:value-type="float">
            <text:p>16.5814083991687</text:p>
          </table:table-cell>
          <table:table-cell office:value-type="float" office:value="-1.69167682589275" calcext:value-type="float">
            <text:p>-1.69167682589275</text:p>
          </table:table-cell>
          <table:table-cell office:value-type="float" office:value="-14.9503463422614" calcext:value-type="float">
            <text:p>-14.9503463422614</text:p>
          </table:table-cell>
          <table:table-cell office:value-type="float" office:value="-14.5978359751675" calcext:value-type="float">
            <text:p>-14.5978359751675</text:p>
          </table:table-cell>
          <table:table-cell office:value-type="float" office:value="-4.73743535421246" calcext:value-type="float">
            <text:p>-4.73743535421246</text:p>
          </table:table-cell>
          <table:table-cell office:value-type="float" office:value="5.29266150335311" calcext:value-type="float">
            <text:p>5.29266150335311</text:p>
          </table:table-cell>
          <table:table-cell office:value-type="float" office:value="10.2495996935735" calcext:value-type="float">
            <text:p>10.2495996935735</text:p>
          </table:table-cell>
          <table:table-cell office:value-type="float" office:value="7.81684614817481" calcext:value-type="float">
            <text:p>7.81684614817481</text:p>
          </table:table-cell>
          <table:table-cell office:value-type="float" office:value="2.32299386355091" calcext:value-type="float">
            <text:p>2.32299386355091</text:p>
          </table:table-cell>
          <table:table-cell office:value-type="float" office:value="-0.990369399998226" calcext:value-type="float">
            <text:p>-0.990369399998226</text:p>
          </table:table-cell>
          <table:table-cell office:value-type="float" office:value="-1.1121982013588" calcext:value-type="float">
            <text:p>-1.1121982013588</text:p>
          </table:table-cell>
          <table:table-cell office:value-type="float" office:value="1.34986216471578" calcext:value-type="float">
            <text:p>1.34986216471578</text:p>
          </table:table-cell>
          <table:table-cell office:value-type="float" office:value="3.94605673337869" calcext:value-type="float">
            <text:p>3.94605673337869</text:p>
          </table:table-cell>
          <table:table-cell office:value-type="float" office:value="4.82624375296271" calcext:value-type="float">
            <text:p>4.82624375296271</text:p>
          </table:table-cell>
          <table:table-cell office:value-type="float" office:value="4.51269667221936" calcext:value-type="float">
            <text:p>4.51269667221936</text:p>
          </table:table-cell>
          <table:table-cell office:value-type="float" office:value="3.84233397121568" calcext:value-type="float">
            <text:p>3.84233397121568</text:p>
          </table:table-cell>
          <table:table-cell office:value-type="float" office:value="3.5496729617405" calcext:value-type="float">
            <text:p>3.5496729617405</text:p>
          </table:table-cell>
          <table:table-cell office:value-type="float" office:value="3.91048828104226" calcext:value-type="float">
            <text:p>3.91048828104226</text:p>
          </table:table-cell>
          <table:table-cell office:value-type="float" office:value="4.47161687246704" calcext:value-type="float">
            <text:p>4.47161687246704</text:p>
          </table:table-cell>
          <table:table-cell office:value-type="float" office:value="4.91144002645303" calcext:value-type="float">
            <text:p>4.91144002645303</text:p>
          </table:table-cell>
          <table:table-cell office:value-type="float" office:value="5.17945708145848" calcext:value-type="float">
            <text:p>5.17945708145848</text:p>
          </table:table-cell>
          <table:table-cell office:value-type="float" office:value="5.32532169195532" calcext:value-type="float">
            <text:p>5.32532169195532</text:p>
          </table:table-cell>
          <table:table-cell office:value-type="float" office:value="5.48360721299558" calcext:value-type="float">
            <text:p>5.48360721299558</text:p>
          </table:table-cell>
          <table:table-cell office:value-type="float" office:value="5.70093740586402" calcext:value-type="float">
            <text:p>5.70093740586402</text:p>
          </table:table-cell>
          <table:table-cell office:value-type="float" office:value="5.94087799044986" calcext:value-type="float">
            <text:p>5.94087799044986</text:p>
          </table:table-cell>
          <table:table-cell office:value-type="float" office:value="6.17631911287283" calcext:value-type="float">
            <text:p>6.17631911287283</text:p>
          </table:table-cell>
          <table:table-cell office:value-type="float" office:value="6.39180378159081" calcext:value-type="float">
            <text:p>6.39180378159081</text:p>
          </table:table-cell>
          <table:table-cell office:value-type="float" office:value="6.59848579614154" calcext:value-type="float">
            <text:p>6.59848579614154</text:p>
          </table:table-cell>
          <table:table-cell office:value-type="float" office:value="6.81684560612961" calcext:value-type="float">
            <text:p>6.81684560612961</text:p>
          </table:table-cell>
          <table:table-cell office:value-type="float" office:value="7.01123120646005" calcext:value-type="float">
            <text:p>7.01123120646005</text:p>
          </table:table-cell>
          <table:table-cell office:value-type="float" office:value="7.14674331725539" calcext:value-type="float">
            <text:p>7.14674331725539</text:p>
          </table:table-cell>
          <table:table-cell office:value-type="float" office:value="7.37654531969723" calcext:value-type="float">
            <text:p>7.37654531969723</text:p>
          </table:table-cell>
          <table:table-cell office:value-type="float" office:value="8.0577793460753" calcext:value-type="float">
            <text:p>8.0577793460753</text:p>
          </table:table-cell>
          <table:table-cell office:value-type="float" office:value="10.2138027181626" calcext:value-type="float">
            <text:p>10.2138027181626</text:p>
          </table:table-cell>
          <table:table-cell office:value-type="float" office:value="14.7557766188452" calcext:value-type="float">
            <text:p>14.7557766188452</text:p>
          </table:table-cell>
          <table:table-cell office:value-type="float" office:value="21.2374978629613" calcext:value-type="float">
            <text:p>21.2374978629613</text:p>
          </table:table-cell>
          <table:table-cell office:value-type="float" office:value="28.1877994161739" calcext:value-type="float">
            <text:p>28.1877994161739</text:p>
          </table:table-cell>
          <table:table-cell office:value-type="float" office:value="31.9094341359163" calcext:value-type="float">
            <text:p>31.9094341359163</text:p>
          </table:table-cell>
          <table:table-cell office:value-type="float" office:value="29.5361853862688" calcext:value-type="float">
            <text:p>29.5361853862688</text:p>
          </table:table-cell>
          <table:table-cell office:value-type="float" office:value="21.6384428635652" calcext:value-type="float">
            <text:p>21.6384428635652</text:p>
          </table:table-cell>
          <table:table-cell office:value-type="float" office:value="10.7869724252835" calcext:value-type="float">
            <text:p>10.7869724252835</text:p>
          </table:table-cell>
          <table:table-cell office:value-type="float" office:value="2.60794592719325" calcext:value-type="float">
            <text:p>2.60794592719325</text:p>
          </table:table-cell>
          <table:table-cell office:value-type="float" office:value="0.570374605973004" calcext:value-type="float">
            <text:p>0.570374605973004</text:p>
          </table:table-cell>
          <table:table-cell office:value-type="float" office:value="3.65457480760944" calcext:value-type="float">
            <text:p>3.65457480760944</text:p>
          </table:table-cell>
          <table:table-cell office:value-type="float" office:value="9.18299712754738" calcext:value-type="float">
            <text:p>9.18299712754738</text:p>
          </table:table-cell>
          <table:table-cell office:value-type="float" office:value="12.8414199641844" calcext:value-type="float">
            <text:p>12.8414199641844</text:p>
          </table:table-cell>
          <table:table-cell office:value-type="float" office:value="12.9638629928054" calcext:value-type="float">
            <text:p>12.9638629928054</text:p>
          </table:table-cell>
          <table:table-cell office:value-type="float" office:value="11.1404380534779" calcext:value-type="float">
            <text:p>11.1404380534779</text:p>
          </table:table-cell>
          <table:table-cell office:value-type="float" office:value="9.09925152547077" calcext:value-type="float">
            <text:p>9.09925152547077</text:p>
          </table:table-cell>
          <table:table-cell office:value-type="float" office:value="8.42141059532261" calcext:value-type="float">
            <text:p>8.42141059532261</text:p>
          </table:table-cell>
          <table:table-cell office:value-type="float" office:value="9.10669369075106" calcext:value-type="float">
            <text:p>9.10669369075106</text:p>
          </table:table-cell>
          <table:table-cell office:value-type="float" office:value="9.96274605874998" calcext:value-type="float">
            <text:p>9.96274605874998</text:p>
          </table:table-cell>
          <table:table-cell office:value-type="float" office:value="10.435782786564" calcext:value-type="float">
            <text:p>10.435782786564</text:p>
          </table:table-cell>
          <table:table-cell office:value-type="float" office:value="10.4432118218451" calcext:value-type="float">
            <text:p>10.4432118218451</text:p>
          </table:table-cell>
          <table:table-cell office:value-type="float" office:value="10.2243854970635" calcext:value-type="float">
            <text:p>10.2243854970635</text:p>
          </table:table-cell>
          <table:table-cell office:value-type="float" office:value="10.1355254322726" calcext:value-type="float">
            <text:p>10.1355254322726</text:p>
          </table:table-cell>
          <table:table-cell office:value-type="float" office:value="10.1845763810398" calcext:value-type="float">
            <text:p>10.1845763810398</text:p>
          </table:table-cell>
          <table:table-cell office:value-type="float" office:value="10.2478757427461" calcext:value-type="float">
            <text:p>10.2478757427461</text:p>
          </table:table-cell>
          <table:table-cell office:value-type="float" office:value="10.3053057206681" calcext:value-type="float">
            <text:p>10.3053057206681</text:p>
          </table:table-cell>
          <table:table-cell office:value-type="float" office:value="10.5366381976883" calcext:value-type="float">
            <text:p>10.5366381976883</text:p>
          </table:table-cell>
          <table:table-cell office:value-type="float" office:value="11.8489047459981" calcext:value-type="float">
            <text:p>11.8489047459981</text:p>
          </table:table-cell>
          <table:table-cell office:value-type="float" office:value="15.6916408185994" calcext:value-type="float">
            <text:p>15.6916408185994</text:p>
          </table:table-cell>
          <table:table-cell office:value-type="float" office:value="24.721047272226" calcext:value-type="float">
            <text:p>24.721047272226</text:p>
          </table:table-cell>
          <table:table-cell office:value-type="float" office:value="41.0040161733855" calcext:value-type="float">
            <text:p>41.0040161733855</text:p>
          </table:table-cell>
          <table:table-cell office:value-type="float" office:value="64.1633872011358" calcext:value-type="float">
            <text:p>64.1633872011358</text:p>
          </table:table-cell>
          <table:table-cell office:value-type="float" office:value="90.5551819347153" calcext:value-type="float">
            <text:p>90.5551819347153</text:p>
          </table:table-cell>
          <table:table-cell office:value-type="float" office:value="110.050250452681" calcext:value-type="float">
            <text:p>110.050250452681</text:p>
          </table:table-cell>
          <table:table-cell office:value-type="float" office:value="113.036964810654" calcext:value-type="float">
            <text:p>113.036964810654</text:p>
          </table:table-cell>
          <table:table-cell office:value-type="float" office:value="92.7055187356243" calcext:value-type="float">
            <text:p>92.7055187356243</text:p>
          </table:table-cell>
          <table:table-cell office:value-type="float" office:value="51.3573171639541" calcext:value-type="float">
            <text:p>51.3573171639541</text:p>
          </table:table-cell>
          <table:table-cell office:value-type="float" office:value="4.68077598516936" calcext:value-type="float">
            <text:p>4.68077598516936</text:p>
          </table:table-cell>
          <table:table-cell office:value-type="float" office:value="-30.8770040556304" calcext:value-type="float">
            <text:p>-30.8770040556304</text:p>
          </table:table-cell>
          <table:table-cell office:value-type="float" office:value="-39.944470509195" calcext:value-type="float">
            <text:p>-39.944470509195</text:p>
          </table:table-cell>
          <table:table-cell office:value-type="float" office:value="-22.1578827081872" calcext:value-type="float">
            <text:p>-22.1578827081872</text:p>
          </table:table-cell>
          <table:table-cell office:value-type="float" office:value="7.49584241458478" calcext:value-type="float">
            <text:p>7.49584241458478</text:p>
          </table:table-cell>
          <table:table-cell office:value-type="float" office:value="32.8496903317883" calcext:value-type="float">
            <text:p>32.8496903317883</text:p>
          </table:table-cell>
          <table:table-cell office:value-type="float" office:value="38.6198645880192" calcext:value-type="float">
            <text:p>38.6198645880192</text:p>
          </table:table-cell>
          <table:table-cell office:value-type="float" office:value="25.9832624660518" calcext:value-type="float">
            <text:p>25.9832624660518</text:p>
          </table:table-cell>
          <table:table-cell office:value-type="float" office:value="7.32211547331523" calcext:value-type="float">
            <text:p>7.32211547331523</text:p>
          </table:table-cell>
          <table:table-cell office:value-type="float" office:value="-6.27115156463698" calcext:value-type="float">
            <text:p>-6.27115156463698</text:p>
          </table:table-cell>
          <table:table-cell office:value-type="float" office:value="-6.23658851511719" calcext:value-type="float">
            <text:p>-6.23658851511719</text:p>
          </table:table-cell>
          <table:table-cell office:value-type="float" office:value="3.24467293432937" calcext:value-type="float">
            <text:p>3.24467293432937</text:p>
          </table:table-cell>
          <table:table-cell office:value-type="float" office:value="12.8458426658883" calcext:value-type="float">
            <text:p>12.8458426658883</text:p>
          </table:table-cell>
          <table:table-cell office:value-type="float" office:value="17.3470572733794" calcext:value-type="float">
            <text:p>17.3470572733794</text:p>
          </table:table-cell>
          <table:table-cell office:value-type="float" office:value="14.4579653743268" calcext:value-type="float">
            <text:p>14.4579653743268</text:p>
          </table:table-cell>
          <table:table-cell office:value-type="float" office:value="8.53971359096488" calcext:value-type="float">
            <text:p>8.53971359096488</text:p>
          </table:table-cell>
          <table:table-cell office:value-type="float" office:value="4.81542127610499" calcext:value-type="float">
            <text:p>4.81542127610499</text:p>
          </table:table-cell>
          <table:table-cell office:value-type="float" office:value="4.27854544722538" calcext:value-type="float">
            <text:p>4.27854544722538</text:p>
          </table:table-cell>
          <table:table-cell office:value-type="float" office:value="6.3123350495586" calcext:value-type="float">
            <text:p>6.3123350495586</text:p>
          </table:table-cell>
          <table:table-cell office:value-type="float" office:value="8.46092415023947" calcext:value-type="float">
            <text:p>8.46092415023947</text:p>
          </table:table-cell>
          <table:table-cell office:value-type="float" office:value="8.88808229625661" calcext:value-type="float">
            <text:p>8.88808229625661</text:p>
          </table:table-cell>
          <table:table-cell office:value-type="float" office:value="8.12380708350849" calcext:value-type="float">
            <text:p>8.12380708350849</text:p>
          </table:table-cell>
          <table:table-cell office:value-type="float" office:value="7.00470976352144" calcext:value-type="float">
            <text:p>7.00470976352144</text:p>
          </table:table-cell>
          <table:table-cell office:value-type="float" office:value="6.26499594749737" calcext:value-type="float">
            <text:p>6.26499594749737</text:p>
          </table:table-cell>
          <table:table-cell office:value-type="float" office:value="6.17555591447718" calcext:value-type="float">
            <text:p>6.17555591447718</text:p>
          </table:table-cell>
          <table:table-cell office:value-type="float" office:value="6.28205151114799" calcext:value-type="float">
            <text:p>6.28205151114799</text:p>
          </table:table-cell>
          <table:table-cell office:value-type="float" office:value="6.26527223804251" calcext:value-type="float">
            <text:p>6.26527223804251</text:p>
          </table:table-cell>
          <table:table-cell office:value-type="float" office:value="6.07567030804748" calcext:value-type="float">
            <text:p>6.07567030804748</text:p>
          </table:table-cell>
          <table:table-cell office:value-type="float" office:value="5.76398585634238" calcext:value-type="float">
            <text:p>5.76398585634238</text:p>
          </table:table-cell>
          <table:table-cell office:value-type="float" office:value="5.46509818733518" calcext:value-type="float">
            <text:p>5.46509818733518</text:p>
          </table:table-cell>
          <table:table-cell office:value-type="float" office:value="5.22514797397062" calcext:value-type="float">
            <text:p>5.22514797397062</text:p>
          </table:table-cell>
          <table:table-cell office:value-type="float" office:value="5.0079274540235" calcext:value-type="float">
            <text:p>5.0079274540235</text:p>
          </table:table-cell>
          <table:table-cell office:value-type="float" office:value="4.78673718918385" calcext:value-type="float">
            <text:p>4.78673718918385</text:p>
          </table:table-cell>
          <table:table-cell office:value-type="float" office:value="4.54650566656359" calcext:value-type="float">
            <text:p>4.54650566656359</text:p>
          </table:table-cell>
          <table:table-cell office:value-type="float" office:value="4.29888581963116" calcext:value-type="float">
            <text:p>4.29888581963116</text:p>
          </table:table-cell>
          <table:table-cell office:value-type="float" office:value="4.06452775712502" calcext:value-type="float">
            <text:p>4.06452775712502</text:p>
          </table:table-cell>
          <table:table-cell office:value-type="float" office:value="3.80773179469079" calcext:value-type="float">
            <text:p>3.80773179469079</text:p>
          </table:table-cell>
          <table:table-cell office:value-type="float" office:value="3.49449276462737" calcext:value-type="float">
            <text:p>3.49449276462737</text:p>
          </table:table-cell>
          <table:table-cell office:value-type="float" office:value="3.2793553142296" calcext:value-type="float">
            <text:p>3.2793553142296</text:p>
          </table:table-cell>
          <table:table-cell office:value-type="float" office:value="3.5222394008841" calcext:value-type="float">
            <text:p>3.5222394008841</text:p>
          </table:table-cell>
          <table:table-cell office:value-type="float" office:value="5.25017385748207" calcext:value-type="float">
            <text:p>5.25017385748207</text:p>
          </table:table-cell>
          <table:table-cell office:value-type="float" office:value="9.36885874118851" calcext:value-type="float">
            <text:p>9.36885874118851</text:p>
          </table:table-cell>
          <table:table-cell office:value-type="float" office:value="15.4263611636424" calcext:value-type="float">
            <text:p>15.4263611636424</text:p>
          </table:table-cell>
          <table:table-cell office:value-type="float" office:value="21.940887109621" calcext:value-type="float">
            <text:p>21.940887109621</text:p>
          </table:table-cell>
          <table:table-cell office:value-type="float" office:value="25.207321577282" calcext:value-type="float">
            <text:p>25.207321577282</text:p>
          </table:table-cell>
          <table:table-cell office:value-type="float" office:value="22.3787271241851" calcext:value-type="float">
            <text:p>22.3787271241851</text:p>
          </table:table-cell>
          <table:table-cell office:value-type="float" office:value="14.0377058363159" calcext:value-type="float">
            <text:p>14.0377058363159</text:p>
          </table:table-cell>
          <table:table-cell office:value-type="float" office:value="2.77439724228192" calcext:value-type="float">
            <text:p>2.77439724228192</text:p>
          </table:table-cell>
          <table:table-cell office:value-type="float" office:value="-5.77785036371454" calcext:value-type="float">
            <text:p>-5.77785036371454</text:p>
          </table:table-cell>
          <table:table-cell office:value-type="float" office:value="-8.18038330556861" calcext:value-type="float">
            <text:p>-8.18038330556861</text:p>
          </table:table-cell>
          <table:table-cell office:value-type="float" office:value="-5.46468313927753" calcext:value-type="float">
            <text:p>-5.46468313927753</text:p>
          </table:table-cell>
          <table:table-cell office:value-type="float" office:value="-0.321117672479986" calcext:value-type="float">
            <text:p>-0.321117672479986</text:p>
          </table:table-cell>
          <table:table-cell office:value-type="float" office:value="2.93634511231787" calcext:value-type="float">
            <text:p>2.93634511231787</text:p>
          </table:table-cell>
          <table:table-cell office:value-type="float" office:value="2.6692353767513" calcext:value-type="float">
            <text:p>2.6692353767513</text:p>
          </table:table-cell>
          <table:table-cell office:value-type="float" office:value="0.473523737655517" calcext:value-type="float">
            <text:p>0.473523737655517</text:p>
          </table:table-cell>
          <table:table-cell office:value-type="float" office:value="-1.92285359981389" calcext:value-type="float">
            <text:p>-1.92285359981389</text:p>
          </table:table-cell>
          <table:table-cell office:value-type="float" office:value="-2.94161621549269" calcext:value-type="float">
            <text:p>-2.94161621549269</text:p>
          </table:table-cell>
          <table:table-cell office:value-type="float" office:value="-2.59544968618865" calcext:value-type="float">
            <text:p>-2.59544968618865</text:p>
          </table:table-cell>
          <table:table-cell office:value-type="float" office:value="-2.07638360634433" calcext:value-type="float">
            <text:p>-2.07638360634433</text:p>
          </table:table-cell>
          <table:table-cell office:value-type="float" office:value="-1.93307444098822" calcext:value-type="float">
            <text:p>-1.93307444098822</text:p>
          </table:table-cell>
          <table:table-cell office:value-type="float" office:value="-2.24668951828717" calcext:value-type="float">
            <text:p>-2.24668951828717</text:p>
          </table:table-cell>
          <table:table-cell office:value-type="float" office:value="-2.77559028598347" calcext:value-type="float">
            <text:p>-2.77559028598347</text:p>
          </table:table-cell>
          <table:table-cell office:value-type="float" office:value="-3.16430734958101" calcext:value-type="float">
            <text:p>-3.16430734958101</text:p>
          </table:table-cell>
          <table:table-cell office:value-type="float" office:value="-3.4067535115429" calcext:value-type="float">
            <text:p>-3.4067535115429</text:p>
          </table:table-cell>
          <table:table-cell office:value-type="float" office:value="-3.62607736378903" calcext:value-type="float">
            <text:p>-3.62607736378903</text:p>
          </table:table-cell>
          <table:table-cell office:value-type="float" office:value="-3.84165568712697" calcext:value-type="float">
            <text:p>-3.84165568712697</text:p>
          </table:table-cell>
          <table:table-cell office:value-type="float" office:value="-3.87056323846176" calcext:value-type="float">
            <text:p>-3.87056323846176</text:p>
          </table:table-cell>
          <table:table-cell office:value-type="float" office:value="-2.80222511398352" calcext:value-type="float">
            <text:p>-2.80222511398352</text:p>
          </table:table-cell>
          <table:table-cell office:value-type="float" office:value="0.818754590505654" calcext:value-type="float">
            <text:p>0.818754590505654</text:p>
          </table:table-cell>
          <table:table-cell office:value-type="float" office:value="9.65339571662819" calcext:value-type="float">
            <text:p>9.65339571662819</text:p>
          </table:table-cell>
          <table:table-cell office:value-type="float" office:value="25.7557580892518" calcext:value-type="float">
            <text:p>25.7557580892518</text:p>
          </table:table-cell>
          <table:table-cell office:value-type="float" office:value="48.7393718339677" calcext:value-type="float">
            <text:p>48.7393718339677</text:p>
          </table:table-cell>
          <table:table-cell office:value-type="float" office:value="74.9215112821215" calcext:value-type="float">
            <text:p>74.9215112821215</text:p>
          </table:table-cell>
          <table:table-cell office:value-type="float" office:value="94.1548068736242" calcext:value-type="float">
            <text:p>94.1548068736242</text:p>
          </table:table-cell>
          <table:table-cell office:value-type="float" office:value="96.8453631125855" calcext:value-type="float">
            <text:p>96.8453631125855</text:p>
          </table:table-cell>
          <table:table-cell office:value-type="float" office:value="76.198285637023" calcext:value-type="float">
            <text:p>76.198285637023</text:p>
          </table:table-cell>
          <table:table-cell office:value-type="float" office:value="34.6136480700734" calcext:value-type="float">
            <text:p>34.6136480700734</text:p>
          </table:table-cell>
          <table:table-cell office:value-type="float" office:value="-12.191227977362" calcext:value-type="float">
            <text:p>-12.191227977362</text:p>
          </table:table-cell>
          <table:table-cell office:value-type="float" office:value="-47.7727974217946" calcext:value-type="float">
            <text:p>-47.7727974217946</text:p>
          </table:table-cell>
          <table:table-cell office:value-type="float" office:value="-56.7825674203183" calcext:value-type="float">
            <text:p>-56.7825674203183</text:p>
          </table:table-cell>
          <table:table-cell office:value-type="float" office:value="-38.9937896533009" calcext:value-type="float">
            <text:p>-38.9937896533009</text:p>
          </table:table-cell>
          <table:table-cell office:value-type="float" office:value="-9.41756068044625" calcext:value-type="float">
            <text:p>-9.41756068044625</text:p>
          </table:table-cell>
          <table:table-cell office:value-type="float" office:value="15.7751397146616" calcext:value-type="float">
            <text:p>15.7751397146616</text:p>
          </table:table-cell>
          <table:table-cell office:value-type="float" office:value="21.3353120712815" calcext:value-type="float">
            <text:p>21.3353120712815</text:p>
          </table:table-cell>
          <table:table-cell office:value-type="float" office:value="8.56360940640411" calcext:value-type="float">
            <text:p>8.56360940640411</text:p>
          </table:table-cell>
          <table:table-cell office:value-type="float" office:value="-10.1507650927054" calcext:value-type="float">
            <text:p>-10.1507650927054</text:p>
          </table:table-cell>
          <table:table-cell office:value-type="float" office:value="-23.7256302571909" calcext:value-type="float">
            <text:p>-23.7256302571909</text:p>
          </table:table-cell>
          <table:table-cell office:value-type="float" office:value="-23.6386047187531" calcext:value-type="float">
            <text:p>-23.6386047187531</text:p>
          </table:table-cell>
          <table:table-cell office:value-type="float" office:value="-14.1485211833122" calcext:value-type="float">
            <text:p>-14.1485211833122</text:p>
          </table:table-cell>
          <table:table-cell office:value-type="float" office:value="-4.5707071819833" calcext:value-type="float">
            <text:p>-4.5707071819833</text:p>
          </table:table-cell>
          <table:table-cell office:value-type="float" office:value="-0.102469328893521" calcext:value-type="float">
            <text:p>-0.102469328893521</text:p>
          </table:table-cell>
          <table:table-cell office:value-type="float" office:value="-3.00798047053784" calcext:value-type="float">
            <text:p>-3.00798047053784</text:p>
          </table:table-cell>
          <table:table-cell office:value-type="float" office:value="-8.8941421624998" calcext:value-type="float">
            <text:p>-8.8941421624998</text:p>
          </table:table-cell>
          <table:table-cell office:value-type="float" office:value="-12.5568408771697" calcext:value-type="float">
            <text:p>-12.5568408771697</text:p>
          </table:table-cell>
          <table:table-cell office:value-type="float" office:value="-13.0203327570831" calcext:value-type="float">
            <text:p>-13.0203327570831</text:p>
          </table:table-cell>
          <table:table-cell office:value-type="float" office:value="-10.9108862149484" calcext:value-type="float">
            <text:p>-10.9108862149484</text:p>
          </table:table-cell>
          <table:table-cell office:value-type="float" office:value="-8.69071877424705" calcext:value-type="float">
            <text:p>-8.69071877424705</text:p>
          </table:table-cell>
          <table:table-cell office:value-type="float" office:value="-8.1824241626818" calcext:value-type="float">
            <text:p>-8.1824241626818</text:p>
          </table:table-cell>
          <table:table-cell office:value-type="float" office:value="-8.8487513962114" calcext:value-type="float">
            <text:p>-8.8487513962114</text:p>
          </table:table-cell>
          <table:table-cell office:value-type="float" office:value="-9.853775895666" calcext:value-type="float">
            <text:p>-9.853775895666</text:p>
          </table:table-cell>
          <table:table-cell office:value-type="float" office:value="-10.4639996243436" calcext:value-type="float">
            <text:p>-10.4639996243436</text:p>
          </table:table-cell>
          <table:table-cell office:value-type="float" office:value="-10.4138278538122" calcext:value-type="float">
            <text:p>-10.4138278538122</text:p>
          </table:table-cell>
          <table:table-cell office:value-type="float" office:value="-10.1591438574372" calcext:value-type="float">
            <text:p>-10.1591438574372</text:p>
          </table:table-cell>
          <table:table-cell office:value-type="float" office:value="-10.0171603917653" calcext:value-type="float">
            <text:p>-10.0171603917653</text:p>
          </table:table-cell>
          <table:table-cell office:value-type="float" office:value="-10.0369021273889" calcext:value-type="float">
            <text:p>-10.0369021273889</text:p>
          </table:table-cell>
          <table:table-cell office:value-type="float" office:value="-10.1669729721407" calcext:value-type="float">
            <text:p>-10.1669729721407</text:p>
          </table:table-cell>
          <table:table-cell office:value-type="float" office:value="-10.2726331155395" calcext:value-type="float">
            <text:p>-10.2726331155395</text:p>
          </table:table-cell>
          <table:table-cell office:value-type="float" office:value="-10.3086710829618" calcext:value-type="float">
            <text:p>-10.3086710829618</text:p>
          </table:table-cell>
          <table:table-cell office:value-type="float" office:value="-10.3115188954555" calcext:value-type="float">
            <text:p>-10.3115188954555</text:p>
          </table:table-cell>
          <table:table-cell office:value-type="float" office:value="-10.3079269132303" calcext:value-type="float">
            <text:p>-10.3079269132303</text:p>
          </table:table-cell>
          <table:table-cell office:value-type="float" office:value="-10.3130483553932" calcext:value-type="float">
            <text:p>-10.3130483553932</text:p>
          </table:table-cell>
          <table:table-cell office:value-type="float" office:value="-10.3152061445994" calcext:value-type="float">
            <text:p>-10.3152061445994</text:p>
          </table:table-cell>
          <table:table-cell office:value-type="float" office:value="-10.2940638642884" calcext:value-type="float">
            <text:p>-10.2940638642884</text:p>
          </table:table-cell>
          <table:table-cell office:value-type="float" office:value="-10.2858535881782" calcext:value-type="float">
            <text:p>-10.2858535881782</text:p>
          </table:table-cell>
          <table:table-cell office:value-type="float" office:value="-10.3241692289549" calcext:value-type="float">
            <text:p>-10.3241692289549</text:p>
          </table:table-cell>
          <table:table-cell office:value-type="float" office:value="-10.2535885661795" calcext:value-type="float">
            <text:p>-10.2535885661795</text:p>
          </table:table-cell>
          <table:table-cell office:value-type="float" office:value="-9.71188608643971" calcext:value-type="float">
            <text:p>-9.71188608643971</text:p>
          </table:table-cell>
          <table:table-cell office:value-type="float" office:value="-7.66889593133063" calcext:value-type="float">
            <text:p>-7.66889593133063</text:p>
          </table:table-cell>
          <table:table-cell office:value-type="float" office:value="-3.22495985388347" calcext:value-type="float">
            <text:p>-3.22495985388347</text:p>
          </table:table-cell>
          <table:table-cell office:value-type="float" office:value="3.16180495861649" calcext:value-type="float">
            <text:p>3.16180495861649</text:p>
          </table:table-cell>
          <table:table-cell office:value-type="float" office:value="9.998363686857" calcext:value-type="float">
            <text:p>9.998363686857</text:p>
          </table:table-cell>
          <table:table-cell office:value-type="float" office:value="13.5713430401515" calcext:value-type="float">
            <text:p>13.5713430401515</text:p>
          </table:table-cell>
          <table:table-cell office:value-type="float" office:value="11.0526871283758" calcext:value-type="float">
            <text:p>11.0526871283758</text:p>
          </table:table-cell>
          <table:table-cell office:value-type="float" office:value="3.03657003879049" calcext:value-type="float">
            <text:p>3.03657003879049</text:p>
          </table:table-cell>
          <table:table-cell office:value-type="float" office:value="-7.86793013861537" calcext:value-type="float">
            <text:p>-7.86793013861537</text:p>
          </table:table-cell>
          <table:table-cell office:value-type="float" office:value="-16.0210201769222" calcext:value-type="float">
            <text:p>-16.0210201769222</text:p>
          </table:table-cell>
          <table:table-cell office:value-type="float" office:value="-18.015037121479" calcext:value-type="float">
            <text:p>-18.015037121479</text:p>
          </table:table-cell>
          <table:table-cell office:value-type="float" office:value="-14.8936531364132" calcext:value-type="float">
            <text:p>-14.8936531364132</text:p>
          </table:table-cell>
          <table:table-cell office:value-type="float" office:value="-9.36061301336831" calcext:value-type="float">
            <text:p>-9.36061301336831</text:p>
          </table:table-cell>
          <table:table-cell office:value-type="float" office:value="-5.73000398748173" calcext:value-type="float">
            <text:p>-5.73000398748173</text:p>
          </table:table-cell>
          <table:table-cell office:value-type="float" office:value="-5.61329387817728" calcext:value-type="float">
            <text:p>-5.61329387817728</text:p>
          </table:table-cell>
          <table:table-cell office:value-type="float" office:value="-7.40930309711682" calcext:value-type="float">
            <text:p>-7.40930309711682</text:p>
          </table:table-cell>
          <table:table-cell office:value-type="float" office:value="-9.39079558455994" calcext:value-type="float">
            <text:p>-9.39079558455994</text:p>
          </table:table-cell>
          <table:table-cell office:value-type="float" office:value="-9.98290388949896" calcext:value-type="float">
            <text:p>-9.98290388949896</text:p>
          </table:table-cell>
          <table:table-cell office:value-type="float" office:value="-9.21128581295642" calcext:value-type="float">
            <text:p>-9.21128581295642</text:p>
          </table:table-cell>
          <table:table-cell office:value-type="float" office:value="-8.26810449051318" calcext:value-type="float">
            <text:p>-8.26810449051318</text:p>
          </table:table-cell>
          <table:table-cell office:value-type="float" office:value="-7.69742399209571" calcext:value-type="float">
            <text:p>-7.69742399209571</text:p>
          </table:table-cell>
          <table:table-cell office:value-type="float" office:value="-7.57950686896294" calcext:value-type="float">
            <text:p>-7.57950686896294</text:p>
          </table:table-cell>
          <table:table-cell office:value-type="float" office:value="-7.67095365029141" calcext:value-type="float">
            <text:p>-7.67095365029141</text:p>
          </table:table-cell>
          <table:table-cell office:value-type="float" office:value="-7.61757999359045" calcext:value-type="float">
            <text:p>-7.61757999359045</text:p>
          </table:table-cell>
          <table:table-cell office:value-type="float" office:value="-7.41565397271912" calcext:value-type="float">
            <text:p>-7.41565397271912</text:p>
          </table:table-cell>
          <table:table-cell office:value-type="float" office:value="-7.18830746064847" calcext:value-type="float">
            <text:p>-7.18830746064847</text:p>
          </table:table-cell>
          <table:table-cell office:value-type="float" office:value="-6.95468124911924" calcext:value-type="float">
            <text:p>-6.95468124911924</text:p>
          </table:table-cell>
          <table:table-cell office:value-type="float" office:value="-6.5291577910801" calcext:value-type="float">
            <text:p>-6.5291577910801</text:p>
          </table:table-cell>
          <table:table-cell office:value-type="float" office:value="-4.99814120220951" calcext:value-type="float">
            <text:p>-4.99814120220951</text:p>
          </table:table-cell>
          <table:table-cell office:value-type="float" office:value="-0.900806339318249" calcext:value-type="float">
            <text:p>-0.900806339318249</text:p>
          </table:table-cell>
          <table:table-cell office:value-type="float" office:value="8.42813333617812" calcext:value-type="float">
            <text:p>8.42813333617812</text:p>
          </table:table-cell>
          <table:table-cell office:value-type="float" office:value="25.0293381869121" calcext:value-type="float">
            <text:p>25.0293381869121</text:p>
          </table:table-cell>
          <table:table-cell office:value-type="float" office:value="48.506603999015" calcext:value-type="float">
            <text:p>48.506603999015</text:p>
          </table:table-cell>
          <table:table-cell office:value-type="float" office:value="75.1377901373246" calcext:value-type="float">
            <text:p>75.1377901373246</text:p>
          </table:table-cell>
          <table:table-cell office:value-type="float" office:value="94.7571697811189" calcext:value-type="float">
            <text:p>94.7571697811189</text:p>
          </table:table-cell>
          <table:table-cell office:value-type="float" office:value="97.7882014608764" calcext:value-type="float">
            <text:p>97.7882014608764</text:p>
          </table:table-cell>
          <table:table-cell office:value-type="float" office:value="77.4506312706561" calcext:value-type="float">
            <text:p>77.4506312706561</text:p>
          </table:table-cell>
          <table:table-cell office:value-type="float" office:value="36.2430127666257" calcext:value-type="float">
            <text:p>36.2430127666257</text:p>
          </table:table-cell>
          <table:table-cell office:value-type="float" office:value="-10.0893723853728" calcext:value-type="float">
            <text:p>-10.0893723853728</text:p>
          </table:table-cell>
          <table:table-cell office:value-type="float" office:value="-45.1069514228375" calcext:value-type="float">
            <text:p>-45.1069514228375</text:p>
          </table:table-cell>
          <table:table-cell office:value-type="float" office:value="-53.4852031604389" calcext:value-type="float">
            <text:p>-53.4852031604389</text:p>
          </table:table-cell>
          <table:table-cell office:value-type="float" office:value="-35.1347717840554" calcext:value-type="float">
            <text:p>-35.1347717840554</text:p>
          </table:table-cell>
          <table:table-cell office:value-type="float" office:value="-5.0908046280703" calcext:value-type="float">
            <text:p>-5.0908046280703</text:p>
          </table:table-cell>
          <table:table-cell office:value-type="float" office:value="20.4713829931716" calcext:value-type="float">
            <text:p>20.4713829931716</text:p>
          </table:table-cell>
          <table:table-cell office:value-type="float" office:value="26.3378721271117" calcext:value-type="float">
            <text:p>26.3378721271117</text:p>
          </table:table-cell>
          <table:table-cell office:value-type="float" office:value="13.9324279023269" calcext:value-type="float">
            <text:p>13.9324279023269</text:p>
          </table:table-cell>
          <table:table-cell office:value-type="float" office:value="-4.3495257959376" calcext:value-type="float">
            <text:p>-4.3495257959376</text:p>
          </table:table-cell>
          <table:table-cell office:value-type="float" office:value="-17.4363470225722" calcext:value-type="float">
            <text:p>-17.4363470225722</text:p>
          </table:table-cell>
          <table:table-cell office:value-type="float" office:value="-16.8440624028555" calcext:value-type="float">
            <text:p>-16.8440624028555</text:p>
          </table:table-cell>
          <table:table-cell office:value-type="float" office:value="-6.90911336856197" calcext:value-type="float">
            <text:p>-6.90911336856197</text:p>
          </table:table-cell>
          <table:table-cell office:value-type="float" office:value="3.06465811681603" calcext:value-type="float">
            <text:p>3.06465811681603</text:p>
          </table:table-cell>
          <table:table-cell office:value-type="float" office:value="7.90205563144909" calcext:value-type="float">
            <text:p>7.90205563144909</text:p>
          </table:table-cell>
          <table:table-cell office:value-type="float" office:value="5.36509903333097" calcext:value-type="float">
            <text:p>5.36509903333097</text:p>
          </table:table-cell>
          <table:table-cell office:value-type="float" office:value="-0.121730578265595" calcext:value-type="float">
            <text:p>-0.121730578265595</text:p>
          </table:table-cell>
          <table:table-cell office:value-type="float" office:value="-3.3737972437049" calcext:value-type="float">
            <text:p>-3.3737972437049</text:p>
          </table:table-cell>
          <table:table-cell office:value-type="float" office:value="-3.43311196863909" calcext:value-type="float">
            <text:p>-3.43311196863909</text:p>
          </table:table-cell>
          <table:table-cell office:value-type="float" office:value="-0.935762788078059" calcext:value-type="float">
            <text:p>-0.935762788078059</text:p>
          </table:table-cell>
          <table:table-cell office:value-type="float" office:value="1.64957236657261" calcext:value-type="float">
            <text:p>1.64957236657261</text:p>
          </table:table-cell>
          <table:table-cell office:value-type="float" office:value="2.5138154145882" calcext:value-type="float">
            <text:p>2.5138154145882</text:p>
          </table:table-cell>
          <table:table-cell office:value-type="float" office:value="2.20117875609622" calcext:value-type="float">
            <text:p>2.20117875609622</text:p>
          </table:table-cell>
          <table:table-cell office:value-type="float" office:value="1.54672207828691" calcext:value-type="float">
            <text:p>1.54672207828691</text:p>
          </table:table-cell>
          <table:table-cell office:value-type="float" office:value="1.28306378310409" calcext:value-type="float">
            <text:p>1.28306378310409</text:p>
          </table:table-cell>
          <table:table-cell office:value-type="float" office:value="1.67033919525503" calcext:value-type="float">
            <text:p>1.67033919525503</text:p>
          </table:table-cell>
          <table:table-cell office:value-type="float" office:value="2.25101920342765" calcext:value-type="float">
            <text:p>2.25101920342765</text:p>
          </table:table-cell>
          <table:table-cell office:value-type="float" office:value="2.70977000369428" calcext:value-type="float">
            <text:p>2.70977000369428</text:p>
          </table:table-cell>
          <table:table-cell office:value-type="float" office:value="2.99797449337154" calcext:value-type="float">
            <text:p>2.99797449337154</text:p>
          </table:table-cell>
          <table:table-cell office:value-type="float" office:value="3.16759020634081" calcext:value-type="float">
            <text:p>3.16759020634081</text:p>
          </table:table-cell>
          <table:table-cell office:value-type="float" office:value="3.35312985891829" calcext:value-type="float">
            <text:p>3.35312985891829</text:p>
          </table:table-cell>
          <table:table-cell office:value-type="float" office:value="3.59880905376485" calcext:value-type="float">
            <text:p>3.59880905376485</text:p>
          </table:table-cell>
          <table:table-cell office:value-type="float" office:value="3.86792132869658" calcext:value-type="float">
            <text:p>3.86792132869658</text:p>
          </table:table-cell>
          <table:table-cell office:value-type="float" office:value="4.13362566635836" calcext:value-type="float">
            <text:p>4.13362566635836</text:p>
          </table:table-cell>
          <table:table-cell office:value-type="float" office:value="4.38066227644199" calcext:value-type="float">
            <text:p>4.38066227644199</text:p>
          </table:table-cell>
          <table:table-cell office:value-type="float" office:value="4.62072007155329" calcext:value-type="float">
            <text:p>4.62072007155329</text:p>
          </table:table-cell>
          <table:table-cell office:value-type="float" office:value="4.87382118905918" calcext:value-type="float">
            <text:p>4.87382118905918</text:p>
          </table:table-cell>
          <table:table-cell office:value-type="float" office:value="5.10321900707255" calcext:value-type="float">
            <text:p>5.10321900707255</text:p>
          </table:table-cell>
          <table:table-cell office:value-type="float" office:value="5.27576996344239" calcext:value-type="float">
            <text:p>5.27576996344239</text:p>
          </table:table-cell>
          <table:table-cell office:value-type="float" office:value="5.54781099865763" calcext:value-type="float">
            <text:p>5.54781099865763</text:p>
          </table:table-cell>
          <table:table-cell office:value-type="float" office:value="6.28396078558039" calcext:value-type="float">
            <text:p>6.28396078558039</text:p>
          </table:table-cell>
          <table:table-cell office:value-type="float" office:value="8.51756517125895" calcext:value-type="float">
            <text:p>8.51756517125895</text:p>
          </table:table-cell>
          <table:table-cell office:value-type="float" office:value="13.1422556974246" calcext:value-type="float">
            <text:p>13.1422556974246</text:p>
          </table:table-cell>
          <table:table-cell office:value-type="float" office:value="19.6938894912486" calcext:value-type="float">
            <text:p>19.6938894912486</text:p>
          </table:table-cell>
          <table:table-cell office:value-type="float" office:value="26.6682084020861" calcext:value-type="float">
            <text:p>26.6682084020861</text:p>
          </table:table-cell>
          <table:table-cell office:value-type="float" office:value="30.3438377405554" calcext:value-type="float">
            <text:p>30.3438377405554</text:p>
          </table:table-cell>
          <table:table-cell office:value-type="float" office:value="27.9118666139747" calcext:value-type="float">
            <text:p>27.9118666139747</text:p>
          </table:table-cell>
          <table:table-cell office:value-type="float" office:value="19.9780815469556" calcext:value-type="float">
            <text:p>19.9780815469556</text:p>
          </table:table-cell>
          <table:table-cell office:value-type="float" office:value="9.17075628580152" calcext:value-type="float">
            <text:p>9.17075628580152</text:p>
          </table:table-cell>
          <table:table-cell office:value-type="float" office:value="1.1361058784354" calcext:value-type="float">
            <text:p>1.1361058784354</text:p>
          </table:table-cell>
          <table:table-cell office:value-type="float" office:value="-0.749104521565568" calcext:value-type="float">
            <text:p>-0.749104521565568</text:p>
          </table:table-cell>
          <table:table-cell office:value-type="float" office:value="2.45960454375689" calcext:value-type="float">
            <text:p>2.45960454375689</text:p>
          </table:table-cell>
          <table:table-cell office:value-type="float" office:value="8.04530418556025" calcext:value-type="float">
            <text:p>8.04530418556025</text:p>
          </table:table-cell>
          <table:table-cell office:value-type="float" office:value="11.6941787162514" calcext:value-type="float">
            <text:p>11.6941787162514</text:p>
          </table:table-cell>
          <table:table-cell office:value-type="float" office:value="11.8220267310333" calcext:value-type="float">
            <text:p>11.8220267310333</text:p>
          </table:table-cell>
          <table:table-cell office:value-type="float" office:value="10.0353752067966" calcext:value-type="float">
            <text:p>10.0353752067966</text:p>
          </table:table-cell>
          <table:table-cell office:value-type="float" office:value="8.06102832520565" calcext:value-type="float">
            <text:p>8.06102832520565</text:p>
          </table:table-cell>
          <table:table-cell office:value-type="float" office:value="7.47066260625334" calcext:value-type="float">
            <text:p>7.47066260625334</text:p>
          </table:table-cell>
          <table:table-cell office:value-type="float" office:value="8.22595985814064" calcext:value-type="float">
            <text:p>8.22595985814064</text:p>
          </table:table-cell>
          <table:table-cell office:value-type="float" office:value="9.13499278003078" calcext:value-type="float">
            <text:p>9.13499278003078</text:p>
          </table:table-cell>
          <table:table-cell office:value-type="float" office:value="9.65859055700344" calcext:value-type="float">
            <text:p>9.65859055700344</text:p>
          </table:table-cell>
          <table:table-cell office:value-type="float" office:value="9.7177215294976" calcext:value-type="float">
            <text:p>9.7177215294976</text:p>
          </table:table-cell>
          <table:table-cell office:value-type="float" office:value="9.55787410985228" calcext:value-type="float">
            <text:p>9.55787410985228</text:p>
          </table:table-cell>
          <table:table-cell office:value-type="float" office:value="9.53227548240426" calcext:value-type="float">
            <text:p>9.53227548240426</text:p>
          </table:table-cell>
          <table:table-cell office:value-type="float" office:value="9.64267213720767" calcext:value-type="float">
            <text:p>9.64267213720767</text:p>
          </table:table-cell>
          <table:table-cell office:value-type="float" office:value="9.76632490883431" calcext:value-type="float">
            <text:p>9.76632490883431</text:p>
          </table:table-cell>
          <table:table-cell office:value-type="float" office:value="9.8847026764217" calcext:value-type="float">
            <text:p>9.8847026764217</text:p>
          </table:table-cell>
          <table:table-cell office:value-type="float" office:value="10.1865380591161" calcext:value-type="float">
            <text:p>10.1865380591161</text:p>
          </table:table-cell>
          <table:table-cell office:value-type="float" office:value="11.5888132877504" calcext:value-type="float">
            <text:p>11.5888132877504</text:p>
          </table:table-cell>
          <table:table-cell office:value-type="float" office:value="15.5582424266498" calcext:value-type="float">
            <text:p>15.5582424266498</text:p>
          </table:table-cell>
          <table:table-cell office:value-type="float" office:value="24.7647204246823" calcext:value-type="float">
            <text:p>24.7647204246823</text:p>
          </table:table-cell>
          <table:table-cell office:value-type="float" office:value="41.2358391366073" calcext:value-type="float">
            <text:p>41.2358391366073</text:p>
          </table:table-cell>
          <table:table-cell office:value-type="float" office:value="64.566131017047" calcext:value-type="float">
            <text:p>64.566131017047</text:p>
          </table:table-cell>
          <table:table-cell office:value-type="float" office:value="90.9942763364629" calcext:value-type="float">
            <text:p>90.9942763364629</text:p>
          </table:table-cell>
          <table:table-cell office:value-type="float" office:value="110.336952404248" calcext:value-type="float">
            <text:p>110.336952404248</text:p>
          </table:table-cell>
          <table:table-cell office:value-type="float" office:value="113.035491716488" calcext:value-type="float">
            <text:p>113.035491716488</text:p>
          </table:table-cell>
          <table:table-cell office:value-type="float" office:value="92.3249140835686" calcext:value-type="float">
            <text:p>92.3249140835686</text:p>
          </table:table-cell>
          <table:table-cell office:value-type="float" office:value="50.8029531635591" calcext:value-type="float">
            <text:p>50.8029531635591</text:p>
          </table:table-cell>
          <table:table-cell office:value-type="float" office:value="4.24280543158644" calcext:value-type="float">
            <text:p>4.24280543158644</text:p>
          </table:table-cell>
          <table:table-cell office:value-type="float" office:value="-30.9194515210184" calcext:value-type="float">
            <text:p>-30.9194515210184</text:p>
          </table:table-cell>
          <table:table-cell office:value-type="float" office:value="-39.3832961887001" calcext:value-type="float">
            <text:p>-39.3832961887001</text:p>
          </table:table-cell>
          <table:table-cell office:value-type="float" office:value="-21.1962666977107" calcext:value-type="float">
            <text:p>-21.1962666977107</text:p>
          </table:table-cell>
          <table:table-cell office:value-type="float" office:value="8.58344351566542" calcext:value-type="float">
            <text:p>8.58344351566542</text:p>
          </table:table-cell>
          <table:table-cell office:value-type="float" office:value="33.7766907959281" calcext:value-type="float">
            <text:p>33.7766907959281</text:p>
          </table:table-cell>
          <table:table-cell office:value-type="float" office:value="39.2057971941172" calcext:value-type="float">
            <text:p>39.2057971941172</text:p>
          </table:table-cell>
          <table:table-cell office:value-type="float" office:value="26.4178502771382" calcext:value-type="float">
            <text:p>26.4178502771382</text:p>
          </table:table-cell>
          <table:table-cell office:value-type="float" office:value="7.81460731163238" calcext:value-type="float">
            <text:p>7.81460731163238</text:p>
          </table:table-cell>
          <table:table-cell office:value-type="float" office:value="-5.54227247395116" calcext:value-type="float">
            <text:p>-5.54227247395116</text:p>
          </table:table-cell>
          <table:table-cell office:value-type="float" office:value="-5.20722421327539" calcext:value-type="float">
            <text:p>-5.20722421327539</text:p>
          </table:table-cell>
          <table:table-cell office:value-type="float" office:value="4.40663662703828" calcext:value-type="float">
            <text:p>4.40663662703828</text:p>
          </table:table-cell>
          <table:table-cell office:value-type="float" office:value="14.0077993835474" calcext:value-type="float">
            <text:p>14.0077993835474</text:p>
          </table:table-cell>
          <table:table-cell office:value-type="float" office:value="18.443544513554" calcext:value-type="float">
            <text:p>18.443544513554</text:p>
          </table:table-cell>
          <table:table-cell office:value-type="float" office:value="15.5029074031053" calcext:value-type="float">
            <text:p>15.5029074031053</text:p>
          </table:table-cell>
          <table:table-cell office:value-type="float" office:value="9.64197222475343" calcext:value-type="float">
            <text:p>9.64197222475343</text:p>
          </table:table-cell>
          <table:table-cell office:value-type="float" office:value="6.02621334459493" calcext:value-type="float">
            <text:p>6.02621334459493</text:p>
          </table:table-cell>
          <table:table-cell office:value-type="float" office:value="5.59659286333784" calcext:value-type="float">
            <text:p>5.59659286333784</text:p>
          </table:table-cell>
          <table:table-cell office:value-type="float" office:value="7.7076609576693" calcext:value-type="float">
            <text:p>7.7076609576693</text:p>
          </table:table-cell>
          <table:table-cell office:value-type="float" office:value="9.88491671963069" calcext:value-type="float">
            <text:p>9.88491671963069</text:p>
          </table:table-cell>
          <table:table-cell office:value-type="float" office:value="10.3334078321952" calcext:value-type="float">
            <text:p>10.3334078321952</text:p>
          </table:table-cell>
          <table:table-cell office:value-type="float" office:value="9.60473548642631" calcext:value-type="float">
            <text:p>9.60473548642631</text:p>
          </table:table-cell>
          <table:table-cell office:value-type="float" office:value="8.53362053077397" calcext:value-type="float">
            <text:p>8.53362053077397</text:p>
          </table:table-cell>
          <table:table-cell office:value-type="float" office:value="7.85231867774607" calcext:value-type="float">
            <text:p>7.85231867774607</text:p>
          </table:table-cell>
          <table:table-cell office:value-type="float" office:value="7.81601635021757" calcext:value-type="float">
            <text:p>7.81601635021757</text:p>
          </table:table-cell>
          <table:table-cell office:value-type="float" office:value="7.96609573281392" calcext:value-type="float">
            <text:p>7.96609573281392</text:p>
          </table:table-cell>
          <table:table-cell office:value-type="float" office:value="7.98962467081006" calcext:value-type="float">
            <text:p>7.98962467081006</text:p>
          </table:table-cell>
          <table:table-cell office:value-type="float" office:value="7.83890312363645" calcext:value-type="float">
            <text:p>7.83890312363645</text:p>
          </table:table-cell>
          <table:table-cell office:value-type="float" office:value="7.56696320363745" calcext:value-type="float">
            <text:p>7.56696320363745</text:p>
          </table:table-cell>
          <table:table-cell office:value-type="float" office:value="7.30859304285498" calcext:value-type="float">
            <text:p>7.30859304285498</text:p>
          </table:table-cell>
          <table:table-cell office:value-type="float" office:value="7.10751786577922" calcext:value-type="float">
            <text:p>7.10751786577922</text:p>
          </table:table-cell>
          <table:table-cell office:value-type="float" office:value="6.92726024391776" calcext:value-type="float">
            <text:p>6.92726024391776</text:p>
          </table:table-cell>
          <table:table-cell office:value-type="float" office:value="6.74138365903721" calcext:value-type="float">
            <text:p>6.74138365903721</text:p>
          </table:table-cell>
          <table:table-cell office:value-type="float" office:value="6.5350126425705" calcext:value-type="float">
            <text:p>6.5350126425705</text:p>
          </table:table-cell>
          <table:table-cell office:value-type="float" office:value="6.32033185155199" calcext:value-type="float">
            <text:p>6.32033185155199</text:p>
          </table:table-cell>
          <table:table-cell office:value-type="float" office:value="6.1175249330644" calcext:value-type="float">
            <text:p>6.1175249330644</text:p>
          </table:table-cell>
          <table:table-cell office:value-type="float" office:value="5.88980480084118" calcext:value-type="float">
            <text:p>5.88980480084118</text:p>
          </table:table-cell>
          <table:table-cell office:value-type="float" office:value="5.60495309423444" calcext:value-type="float">
            <text:p>5.60495309423444</text:p>
          </table:table-cell>
          <table:table-cell office:value-type="float" office:value="5.42067343399621" calcext:value-type="float">
            <text:p>5.42067343399621</text:p>
          </table:table-cell>
          <table:table-cell office:value-type="float" office:value="5.70445935899785" calcext:value-type="float">
            <text:p>5.70445935899785</text:p>
          </table:table-cell>
          <table:table-cell office:value-type="float" office:value="7.49325145628227" calcext:value-type="float">
            <text:p>7.49325145628227</text:p>
          </table:table-cell>
          <table:table-cell office:value-type="float" office:value="11.6750213571263" calcext:value-type="float">
            <text:p>11.6750213571263</text:p>
          </table:table-cell>
          <table:table-cell office:value-type="float" office:value="17.7800873330952" calcext:value-type="float">
            <text:p>17.7800873330952</text:p>
          </table:table-cell>
          <table:table-cell office:value-type="float" office:value="24.2932936026243" calcext:value-type="float">
            <text:p>24.2932936026243</text:p>
          </table:table-cell>
          <table:table-cell office:value-type="float" office:value="27.4858060544726" calcext:value-type="float">
            <text:p>27.4858060544726</text:p>
          </table:table-cell>
          <table:table-cell office:value-type="float" office:value="24.5683824380172" calcext:value-type="float">
            <text:p>24.5683824380172</text:p>
          </table:table-cell>
          <table:table-cell office:value-type="float" office:value="16.1587037104751" calcext:value-type="float">
            <text:p>16.1587037104751</text:p>
          </table:table-cell>
          <table:table-cell office:value-type="float" office:value="4.90471123198831" calcext:value-type="float">
            <text:p>4.90471123198831</text:p>
          </table:table-cell>
          <table:table-cell office:value-type="float" office:value="-3.54078793733616" calcext:value-type="float">
            <text:p>-3.54078793733616</text:p>
          </table:table-cell>
          <table:table-cell office:value-type="float" office:value="-5.83165992975058" calcext:value-type="float">
            <text:p>-5.83165992975058</text:p>
          </table:table-cell>
          <table:table-cell office:value-type="float" office:value="-3.03478600091641" calcext:value-type="float">
            <text:p>-3.03478600091641</text:p>
          </table:table-cell>
          <table:table-cell office:value-type="float" office:value="2.12003910431174" calcext:value-type="float">
            <text:p>2.12003910431174</text:p>
          </table:table-cell>
          <table:table-cell office:value-type="float" office:value="5.31976342352183" calcext:value-type="float">
            <text:p>5.31976342352183</text:p>
          </table:table-cell>
          <table:table-cell office:value-type="float" office:value="5.00779120459738" calcext:value-type="float">
            <text:p>5.00779120459738</text:p>
          </table:table-cell>
          <table:table-cell office:value-type="float" office:value="2.79619018468424" calcext:value-type="float">
            <text:p>2.79619018468424</text:p>
          </table:table-cell>
          <table:table-cell office:value-type="float" office:value="0.411631162303209" calcext:value-type="float">
            <text:p>0.411631162303209</text:p>
          </table:table-cell>
          <table:table-cell office:value-type="float" office:value="-0.577172221521898" calcext:value-type="float">
            <text:p>-0.577172221521898</text:p>
          </table:table-cell>
          <table:table-cell office:value-type="float" office:value="-0.220902554888115" calcext:value-type="float">
            <text:p>-0.220902554888115</text:p>
          </table:table-cell>
          <table:table-cell office:value-type="float" office:value="0.289077164450733" calcext:value-type="float">
            <text:p>0.289077164450733</text:p>
          </table:table-cell>
          <table:table-cell office:value-type="float" office:value="0.418725671595178" calcext:value-type="float">
            <text:p>0.418725671595178</text:p>
          </table:table-cell>
          <table:table-cell office:value-type="float" office:value="0.0904810228911862" calcext:value-type="float">
            <text:p>0.090481022891186</text:p>
          </table:table-cell>
          <table:table-cell office:value-type="float" office:value="-0.447862667598956" calcext:value-type="float">
            <text:p>-0.447862667598956</text:p>
          </table:table-cell>
          <table:table-cell office:value-type="float" office:value="-0.843841918322308" calcext:value-type="float">
            <text:p>-0.843841918322308</text:p>
          </table:table-cell>
          <table:table-cell office:value-type="float" office:value="-1.09748333657704" calcext:value-type="float">
            <text:p>-1.09748333657704</text:p>
          </table:table-cell>
          <table:table-cell office:value-type="float" office:value="-1.33093834510541" calcext:value-type="float">
            <text:p>-1.33093834510541</text:p>
          </table:table-cell>
          <table:table-cell office:value-type="float" office:value="-1.56195869579577" calcext:value-type="float">
            <text:p>-1.56195869579577</text:p>
          </table:table-cell>
          <table:table-cell office:value-type="float" office:value="-1.59850051432032" calcext:value-type="float">
            <text:p>-1.59850051432032</text:p>
          </table:table-cell>
          <table:table-cell office:value-type="float" office:value="-0.52007950420352" calcext:value-type="float">
            <text:p>-0.52007950420352</text:p>
          </table:table-cell>
          <table:table-cell office:value-type="float" office:value="3.1460943590616" calcext:value-type="float">
            <text:p>3.1460943590616</text:p>
          </table:table-cell>
          <table:table-cell office:value-type="float" office:value="12.0745712373007" calcext:value-type="float">
            <text:p>12.0745712373007</text:p>
          </table:table-cell>
          <table:table-cell office:value-type="float" office:value="28.2798901368328" calcext:value-type="float">
            <text:p>28.2798901368328</text:p>
          </table:table-cell>
          <table:table-cell office:value-type="float" office:value="51.3474497881013" calcext:value-type="float">
            <text:p>51.3474497881013</text:p>
          </table:table-cell>
          <table:table-cell office:value-type="float" office:value="77.4766307604411" calcext:value-type="float">
            <text:p>77.4766307604411</text:p>
          </table:table-cell>
          <table:table-cell office:value-type="float" office:value="96.4668928174646" calcext:value-type="float">
            <text:p>96.4668928174646</text:p>
          </table:table-cell>
          <table:table-cell office:value-type="float" office:value="98.7775575127668" calcext:value-type="float">
            <text:p>98.7775575127668</text:p>
          </table:table-cell>
          <table:table-cell office:value-type="float" office:value="77.6591329055488" calcext:value-type="float">
            <text:p>77.6591329055488</text:p>
          </table:table-cell>
          <table:table-cell office:value-type="float" office:value="35.8087790786614" calcext:value-type="float">
            <text:p>35.8087790786614</text:p>
          </table:table-cell>
          <table:table-cell office:value-type="float" office:value="-10.9728986803852" calcext:value-type="float">
            <text:p>-10.9728986803852</text:p>
          </table:table-cell>
          <table:table-cell office:value-type="float" office:value="-46.2533256331234" calcext:value-type="float">
            <text:p>-46.2533256331234</text:p>
          </table:table-cell>
          <table:table-cell office:value-type="float" office:value="-54.7565191095662" calcext:value-type="float">
            <text:p>-54.7565191095662</text:p>
          </table:table-cell>
          <table:table-cell office:value-type="float" office:value="-36.6669246147256" calcext:value-type="float">
            <text:p>-36.6669246147256</text:p>
          </table:table-cell>
          <table:table-cell office:value-type="float" office:value="-7.06532651498349" calcext:value-type="float">
            <text:p>-7.06532651498349</text:p>
          </table:table-cell>
          <table:table-cell office:value-type="float" office:value="17.865248908922" calcext:value-type="float">
            <text:p>17.865248908922</text:p>
          </table:table-cell>
          <table:table-cell office:value-type="float" office:value="22.9839506230248" calcext:value-type="float">
            <text:p>22.9839506230248</text:p>
          </table:table-cell>
          <table:table-cell office:value-type="float" office:value="9.9607897114622" calcext:value-type="float">
            <text:p>9.9607897114622</text:p>
          </table:table-cell>
          <table:table-cell office:value-type="float" office:value="-8.79664065272095" calcext:value-type="float">
            <text:p>-8.79664065272095</text:p>
          </table:table-cell>
          <table:table-cell office:value-type="float" office:value="-22.2367388145677" calcext:value-type="float">
            <text:p>-22.2367388145677</text:p>
          </table:table-cell>
          <table:table-cell office:value-type="float" office:value="-21.9530022502583" calcext:value-type="float">
            <text:p>-21.9530022502583</text:p>
          </table:table-cell>
          <table:table-cell office:value-type="float" office:value="-12.43494297652" calcext:value-type="float">
            <text:p>-12.43494297652</text:p>
          </table:table-cell>
          <table:table-cell office:value-type="float" office:value="-2.96157801880662" calcext:value-type="float">
            <text:p>-2.96157801880662</text:p>
          </table:table-cell>
          <table:table-cell office:value-type="float" office:value="1.33651827981771" calcext:value-type="float">
            <text:p>1.33651827981771</text:p>
          </table:table-cell>
          <table:table-cell office:value-type="float" office:value="-1.72448780968766" calcext:value-type="float">
            <text:p>-1.72448780968766</text:p>
          </table:table-cell>
          <table:table-cell office:value-type="float" office:value="-7.65741858677244" calcext:value-type="float">
            <text:p>-7.65741858677244</text:p>
          </table:table-cell>
          <table:table-cell office:value-type="float" office:value="-11.3163795208569" calcext:value-type="float">
            <text:p>-11.3163795208569</text:p>
          </table:table-cell>
          <table:table-cell office:value-type="float" office:value="-11.7774610354769" calcext:value-type="float">
            <text:p>-11.7774610354769</text:p>
          </table:table-cell>
          <table:table-cell office:value-type="float" office:value="-9.69578037551422" calcext:value-type="float">
            <text:p>-9.69578037551422</text:p>
          </table:table-cell>
          <table:table-cell office:value-type="float" office:value="-7.55180055775185" calcext:value-type="float">
            <text:p>-7.55180055775185</text:p>
          </table:table-cell>
          <table:table-cell office:value-type="float" office:value="-7.12652783701874" calcext:value-type="float">
            <text:p>-7.12652783701874</text:p>
          </table:table-cell>
          <table:table-cell office:value-type="float" office:value="-7.86134367926298" calcext:value-type="float">
            <text:p>-7.86134367926298</text:p>
          </table:table-cell>
          <table:table-cell office:value-type="float" office:value="-8.92215003224973" calcext:value-type="float">
            <text:p>-8.92215003224973</text:p>
          </table:table-cell>
          <table:table-cell office:value-type="float" office:value="-9.57735727956073" calcext:value-type="float">
            <text:p>-9.57735727956073</text:p>
          </table:table-cell>
          <table:table-cell office:value-type="float" office:value="-9.57704643827747" calcext:value-type="float">
            <text:p>-9.57704643827747</text:p>
          </table:table-cell>
          <table:table-cell office:value-type="float" office:value="-9.38120544225364" calcext:value-type="float">
            <text:p>-9.38120544225364</text:p>
          </table:table-cell>
          <table:table-cell office:value-type="float" office:value="-9.30068899106462" calcext:value-type="float">
            <text:p>-9.30068899106462</text:p>
          </table:table-cell>
          <table:table-cell office:value-type="float" office:value="-9.38262485900404" calcext:value-type="float">
            <text:p>-9.38262485900404</text:p>
          </table:table-cell>
          <table:table-cell office:value-type="float" office:value="-9.57325483880127" calcext:value-type="float">
            <text:p>-9.57325483880127</text:p>
          </table:table-cell>
          <table:table-cell office:value-type="float" office:value="-9.73788096544124" calcext:value-type="float">
            <text:p>-9.73788096544124</text:p>
          </table:table-cell>
          <table:table-cell office:value-type="float" office:value="-9.83363686323667" calcext:value-type="float">
            <text:p>-9.83363686323667</text:p>
          </table:table-cell>
          <table:table-cell office:value-type="float" office:value="-9.89714686286893" calcext:value-type="float">
            <text:p>-9.89714686286893</text:p>
          </table:table-cell>
          <table:table-cell office:value-type="float" office:value="-9.95483195539094" calcext:value-type="float">
            <text:p>-9.95483195539094</text:p>
          </table:table-cell>
          <table:table-cell office:value-type="float" office:value="-10.0215806338825" calcext:value-type="float">
            <text:p>-10.0215806338825</text:p>
          </table:table-cell>
          <table:table-cell office:value-type="float" office:value="-10.0851203802924" calcext:value-type="float">
            <text:p>-10.0851203802924</text:p>
          </table:table-cell>
          <table:table-cell office:value-type="float" office:value="-10.1255249434148" calcext:value-type="float">
            <text:p>-10.1255249434148</text:p>
          </table:table-cell>
          <table:table-cell office:value-type="float" office:value="-10.1800447364565" calcext:value-type="float">
            <text:p>-10.1800447364565</text:p>
          </table:table-cell>
          <table:table-cell office:value-type="float" office:value="-10.2803966903443" calcext:value-type="float">
            <text:p>-10.2803966903443</text:p>
          </table:table-cell>
          <table:table-cell office:value-type="float" office:value="-10.2679583816468" calcext:value-type="float">
            <text:p>-10.2679583816468</text:p>
          </table:table-cell>
          <table:table-cell office:value-type="float" office:value="-9.77277961699724" calcext:value-type="float">
            <text:p>-9.77277961699724</text:p>
          </table:table-cell>
          <table:table-cell office:value-type="float" office:value="-7.75481109801509" calcext:value-type="float">
            <text:p>-7.75481109801509</text:p>
          </table:table-cell>
          <table:table-cell office:value-type="float" office:value="-3.33227253291316" calcext:value-type="float">
            <text:p>-3.33227253291316</text:p>
          </table:table-cell>
          <table:table-cell office:value-type="float" office:value="3.01920348468258" calcext:value-type="float">
            <text:p>3.01920348468258</text:p>
          </table:table-cell>
          <table:table-cell office:value-type="float" office:value="9.77299476985433" calcext:value-type="float">
            <text:p>9.77299476985433</text:p>
          </table:table-cell>
          <table:table-cell office:value-type="float" office:value="13.1924570063173" calcext:value-type="float">
            <text:p>13.1924570063173</text:p>
          </table:table-cell>
          <table:table-cell office:value-type="float" office:value="10.5076483111037" calcext:value-type="float">
            <text:p>10.5076483111037</text:p>
          </table:table-cell>
          <table:table-cell office:value-type="float" office:value="2.34754202934417" calcext:value-type="float">
            <text:p>2.34754202934417</text:p>
          </table:table-cell>
          <table:table-cell office:value-type="float" office:value="-8.62066435163305" calcext:value-type="float">
            <text:p>-8.62066435163305</text:p>
          </table:table-cell>
          <table:table-cell office:value-type="float" office:value="-16.7382785256374" calcext:value-type="float">
            <text:p>-16.7382785256374</text:p>
          </table:table-cell>
          <table:table-cell office:value-type="float" office:value="-18.6903992792559" calcext:value-type="float">
            <text:p>-18.6903992792559</text:p>
          </table:table-cell>
          <table:table-cell office:value-type="float" office:value="-15.5556474652405" calcext:value-type="float">
            <text:p>-15.5556474652405</text:p>
          </table:table-cell>
          <table:table-cell office:value-type="float" office:value="-10.0772218790131" calcext:value-type="float">
            <text:p>-10.0772218790131</text:p>
          </table:table-cell>
          <table:table-cell office:value-type="float" office:value="-6.56776812689201" calcext:value-type="float">
            <text:p>-6.56776812689201</text:p>
          </table:table-cell>
          <table:table-cell office:value-type="float" office:value="-6.55678163311618" calcext:value-type="float">
            <text:p>-6.55678163311618</text:p>
          </table:table-cell>
          <table:table-cell office:value-type="float" office:value="-8.4272928288197" calcext:value-type="float">
            <text:p>-8.4272928288197</text:p>
          </table:table-cell>
          <table:table-cell office:value-type="float" office:value="-10.4532900713531" calcext:value-type="float">
            <text:p>-10.4532900713531</text:p>
          </table:table-cell>
          <table:table-cell office:value-type="float" office:value="-11.0696096815333" calcext:value-type="float">
            <text:p>-11.0696096815333</text:p>
          </table:table-cell>
          <table:table-cell office:value-type="float" office:value="-10.3398057267189" calcext:value-type="float">
            <text:p>-10.3398057267189</text:p>
          </table:table-cell>
          <table:table-cell office:value-type="float" office:value="-9.45514212831758" calcext:value-type="float">
            <text:p>-9.45514212831758</text:p>
          </table:table-cell>
          <table:table-cell office:value-type="float" office:value="-8.94507669070635" calcext:value-type="float">
            <text:p>-8.94507669070635</text:p>
          </table:table-cell>
          <table:table-cell office:value-type="float" office:value="-8.88623246677644" calcext:value-type="float">
            <text:p>-8.88623246677644</text:p>
          </table:table-cell>
          <table:table-cell office:value-type="float" office:value="-9.02905057260789" calcext:value-type="float">
            <text:p>-9.02905057260789</text:p>
          </table:table-cell>
          <table:table-cell office:value-type="float" office:value="-9.02238226851363" calcext:value-type="float">
            <text:p>-9.02238226851363</text:p>
          </table:table-cell>
          <table:table-cell office:value-type="float" office:value="-8.86854568065593" calcext:value-type="float">
            <text:p>-8.86854568065593</text:p>
          </table:table-cell>
          <table:table-cell office:value-type="float" office:value="-8.68962648509812" calcext:value-type="float">
            <text:p>-8.68962648509812</text:p>
          </table:table-cell>
          <table:table-cell office:value-type="float" office:value="-8.50312987396438" calcext:value-type="float">
            <text:p>-8.50312987396438</text:p>
          </table:table-cell>
          <table:table-cell office:value-type="float" office:value="-8.11419174684422" calcext:value-type="float">
            <text:p>-8.11419174684422</text:p>
          </table:table-cell>
          <table:table-cell office:value-type="float" office:value="-6.59938208371039" calcext:value-type="float">
            <text:p>-6.59938208371039</text:p>
          </table:table-cell>
          <table:table-cell office:value-type="float" office:value="-2.48030441542024" calcext:value-type="float">
            <text:p>-2.48030441542024</text:p>
          </table:table-cell>
          <table:table-cell office:value-type="float" office:value="6.9216533798465" calcext:value-type="float">
            <text:p>6.9216533798465</text:p>
          </table:table-cell>
          <table:table-cell office:value-type="float" office:value="23.6073716830011" calcext:value-type="float">
            <text:p>23.6073716830011</text:p>
          </table:table-cell>
          <table:table-cell office:value-type="float" office:value="47.152636779304" calcext:value-type="float">
            <text:p>47.152636779304</text:p>
          </table:table-cell>
          <table:table-cell office:value-type="float" office:value="73.7168249206773" calcext:value-type="float">
            <text:p>73.7168249206773</text:p>
          </table:table-cell>
          <table:table-cell office:value-type="float" office:value="93.0819856050716" calcext:value-type="float">
            <text:p>93.0819856050716</text:p>
          </table:table-cell>
          <table:table-cell office:value-type="float" office:value="95.7249913932099" calcext:value-type="float">
            <text:p>95.7249913932099</text:p>
          </table:table-cell>
          <table:table-cell office:value-type="float" office:value="74.9115258870986" calcext:value-type="float">
            <text:p>74.9115258870986</text:p>
          </table:table-cell>
          <table:table-cell office:value-type="float" office:value="33.4378994193037" calcext:value-type="float">
            <text:p>33.4378994193037</text:p>
          </table:table-cell>
          <table:table-cell office:value-type="float" office:value="-12.8688694044839" calcext:value-type="float">
            <text:p>-12.8688694044839</text:p>
          </table:table-cell>
          <table:table-cell office:value-type="float" office:value="-47.580190032276" calcext:value-type="float">
            <text:p>-47.580190032276</text:p>
          </table:table-cell>
          <table:table-cell office:value-type="float" office:value="-55.4456178214982" calcext:value-type="float">
            <text:p>-55.4456178214982</text:p>
          </table:table-cell>
          <table:table-cell office:value-type="float" office:value="-36.7869401174141" calcext:value-type="float">
            <text:p>-36.7869401174141</text:p>
          </table:table-cell>
          <table:table-cell office:value-type="float" office:value="-6.70749574486362" calcext:value-type="float">
            <text:p>-6.70749574486362</text:p>
          </table:table-cell>
          <table:table-cell office:value-type="float" office:value="18.6053611637884" calcext:value-type="float">
            <text:p>18.6053611637884</text:p>
          </table:table-cell>
          <table:table-cell office:value-type="float" office:value="24.0478279617891" calcext:value-type="float">
            <text:p>24.0478279617891</text:p>
          </table:table-cell>
          <table:table-cell office:value-type="float" office:value="11.4120806955649" calcext:value-type="float">
            <text:p>11.4120806955649</text:p>
          </table:table-cell>
          <table:table-cell office:value-type="float" office:value="-6.8892702771088" calcext:value-type="float">
            <text:p>-6.8892702771088</text:p>
          </table:table-cell>
          <table:table-cell office:value-type="float" office:value="-19.8150590844535" calcext:value-type="float">
            <text:p>-19.8150590844535</text:p>
          </table:table-cell>
          <table:table-cell office:value-type="float" office:value="-18.9987858134846" calcext:value-type="float">
            <text:p>-18.9987858134846</text:p>
          </table:table-cell>
          <table:table-cell office:value-type="float" office:value="-9.00633324528624" calcext:value-type="float">
            <text:p>-9.00633324528624</text:p>
          </table:table-cell>
          <table:table-cell office:value-type="float" office:value="0.895698027060763" calcext:value-type="float">
            <text:p>0.895698027060763</text:p>
          </table:table-cell>
          <table:table-cell office:value-type="float" office:value="5.59833070409016" calcext:value-type="float">
            <text:p>5.59833070409016</text:p>
          </table:table-cell>
          <table:table-cell office:value-type="float" office:value="2.94478942955178" calcext:value-type="float">
            <text:p>2.94478942955178</text:p>
          </table:table-cell>
          <table:table-cell office:value-type="float" office:value="-2.54733712815039" calcext:value-type="float">
            <text:p>-2.54733712815039</text:p>
          </table:table-cell>
          <table:table-cell office:value-type="float" office:value="-5.75229281485985" calcext:value-type="float">
            <text:p>-5.75229281485985</text:p>
          </table:table-cell>
          <table:table-cell office:value-type="float" office:value="-5.76336933076798" calcext:value-type="float">
            <text:p>-5.76336933076798</text:p>
          </table:table-cell>
          <table:table-cell office:value-type="float" office:value="-3.24575383675899" calcext:value-type="float">
            <text:p>-3.24575383675899</text:p>
          </table:table-cell>
          <table:table-cell office:value-type="float" office:value="-0.686084878206326" calcext:value-type="float">
            <text:p>-0.686084878206326</text:p>
          </table:table-cell>
          <table:table-cell office:value-type="float" office:value="0.148345296468073" calcext:value-type="float">
            <text:p>0.148345296468073</text:p>
          </table:table-cell>
          <table:table-cell office:value-type="float" office:value="-0.177225561163508" calcext:value-type="float">
            <text:p>-0.177225561163508</text:p>
          </table:table-cell>
          <table:table-cell office:value-type="float" office:value="-0.829609866893746" calcext:value-type="float">
            <text:p>-0.829609866893746</text:p>
          </table:table-cell>
          <table:table-cell office:value-type="float" office:value="-1.07816796525107" calcext:value-type="float">
            <text:p>-1.07816796525107</text:p>
          </table:table-cell>
          <table:table-cell office:value-type="float" office:value="-0.678522977019142" calcext:value-type="float">
            <text:p>-0.678522977019142</text:p>
          </table:table-cell>
          <table:table-cell office:value-type="float" office:value="-0.0922475816805975" calcext:value-type="float">
            <text:p>-0.092247581680598</text:p>
          </table:table-cell>
          <table:table-cell office:value-type="float" office:value="0.371647026674838" calcext:value-type="float">
            <text:p>0.371647026674838</text:p>
          </table:table-cell>
          <table:table-cell office:value-type="float" office:value="0.666374545079488" calcext:value-type="float">
            <text:p>0.666374545079488</text:p>
          </table:table-cell>
          <table:table-cell office:value-type="float" office:value="0.846207953797589" calcext:value-type="float">
            <text:p>0.846207953797589</text:p>
          </table:table-cell>
          <table:table-cell office:value-type="float" office:value="1.04554996238407" calcext:value-type="float">
            <text:p>1.04554996238407</text:p>
          </table:table-cell>
          <table:table-cell office:value-type="float" office:value="1.30622334834588" calcext:value-type="float">
            <text:p>1.30622334834588</text:p>
          </table:table-cell>
          <table:table-cell office:value-type="float" office:value="1.59128759028369" calcext:value-type="float">
            <text:p>1.59128759028369</text:p>
          </table:table-cell>
          <table:table-cell office:value-type="float" office:value="1.87417780880264" calcext:value-type="float">
            <text:p>1.87417780880264</text:p>
          </table:table-cell>
          <table:table-cell office:value-type="float" office:value="2.13984744725666" calcext:value-type="float">
            <text:p>2.13984744725666</text:p>
          </table:table-cell>
          <table:table-cell office:value-type="float" office:value="2.40052383362194" calcext:value-type="float">
            <text:p>2.40052383362194</text:p>
          </table:table-cell>
          <table:table-cell office:value-type="float" office:value="2.67575412541121" calcext:value-type="float">
            <text:p>2.67575412541121</text:p>
          </table:table-cell>
          <table:table-cell office:value-type="float" office:value="2.92772113482726" calcext:value-type="float">
            <text:p>2.92772113482726</text:p>
          </table:table-cell>
          <table:table-cell office:value-type="float" office:value="3.12512695094296" calcext:value-type="float">
            <text:p>3.12512695094296</text:p>
          </table:table-cell>
          <table:table-cell office:value-type="float" office:value="3.42742784093063" calcext:value-type="float">
            <text:p>3.42742784093063</text:p>
          </table:table-cell>
          <table:table-cell office:value-type="float" office:value="4.20699718457768" calcext:value-type="float">
            <text:p>4.20699718457768</text:p>
          </table:table-cell>
          <table:table-cell office:value-type="float" office:value="6.50691186869853" calcext:value-type="float">
            <text:p>6.50691186869853</text:p>
          </table:table-cell>
          <table:table-cell office:value-type="float" office:value="11.2026570034122" calcext:value-type="float">
            <text:p>11.2026570034122</text:p>
          </table:table-cell>
          <table:table-cell office:value-type="float" office:value="17.8126833011456" calcext:value-type="float">
            <text:p>17.8126833011456</text:p>
          </table:table-cell>
          <table:table-cell office:value-type="float" office:value="24.7988022465068" calcext:value-type="float">
            <text:p>24.7988022465068</text:p>
          </table:table-cell>
          <table:table-cell office:value-type="float" office:value="28.4166964704204" calcext:value-type="float">
            <text:p>28.4166964704204</text:p>
          </table:table-cell>
          <table:table-cell office:value-type="float" office:value="25.9158613384252" calcext:value-type="float">
            <text:p>25.9158613384252</text:p>
          </table:table-cell>
          <table:table-cell office:value-type="float" office:value="17.9364889437148" calcext:value-type="float">
            <text:p>17.9364889437148</text:p>
          </table:table-cell>
          <table:table-cell office:value-type="float" office:value="7.16516502582892" calcext:value-type="float">
            <text:p>7.16516502582892</text:p>
          </table:table-cell>
          <table:table-cell office:value-type="float" office:value="-0.733675760184109" calcext:value-type="float">
            <text:p>-0.733675760184109</text:p>
          </table:table-cell>
          <table:table-cell office:value-type="float" office:value="-2.47638136481924" calcext:value-type="float">
            <text:p>-2.47638136481924</text:p>
          </table:table-cell>
          <table:table-cell office:value-type="float" office:value="0.846905658457458" calcext:value-type="float">
            <text:p>0.846905658457458</text:p>
          </table:table-cell>
          <table:table-cell office:value-type="float" office:value="6.47966423032218" calcext:value-type="float">
            <text:p>6.47966423032218</text:p>
          </table:table-cell>
          <table:table-cell office:value-type="float" office:value="10.1099371058486" calcext:value-type="float">
            <text:p>10.1099371058486</text:p>
          </table:table-cell>
          <table:table-cell office:value-type="float" office:value="10.2354658597613" calcext:value-type="float">
            <text:p>10.2354658597613</text:p>
          </table:table-cell>
          <table:table-cell office:value-type="float" office:value="8.47813528909142" calcext:value-type="float">
            <text:p>8.47813528909142</text:p>
          </table:table-cell>
          <table:table-cell office:value-type="float" office:value="6.56348375396198" calcext:value-type="float">
            <text:p>6.56348375396198</text:p>
          </table:table-cell>
          <table:table-cell office:value-type="float" office:value="6.05329052265013" calcext:value-type="float">
            <text:p>6.05329052265013</text:p>
          </table:table-cell>
          <table:table-cell office:value-type="float" office:value="6.87120947796223" calcext:value-type="float">
            <text:p>6.87120947796223</text:p>
          </table:table-cell>
          <table:table-cell office:value-type="float" office:value="7.82614786216178" calcext:value-type="float">
            <text:p>7.82614786216178</text:p>
          </table:table-cell>
          <table:table-cell office:value-type="float" office:value="8.39396654485918" calcext:value-type="float">
            <text:p>8.39396654485918</text:p>
          </table:table-cell>
          <table:table-cell office:value-type="float" office:value="8.49981976301481" calcext:value-type="float">
            <text:p>8.49981976301481</text:p>
          </table:table-cell>
          <table:table-cell office:value-type="float" office:value="8.39299328971558" calcext:value-type="float">
            <text:p>8.39299328971558</text:p>
          </table:table-cell>
          <table:table-cell office:value-type="float" office:value="8.42166839727375" calcext:value-type="float">
            <text:p>8.42166839727375</text:p>
          </table:table-cell>
          <table:table-cell office:value-type="float" office:value="8.59080031700418" calcext:value-type="float">
            <text:p>8.59080031700418</text:p>
          </table:table-cell>
          <table:table-cell office:value-type="float" office:value="8.78377413264655" calcext:value-type="float">
            <text:p>8.78377413264655</text:p>
          </table:table-cell>
          <table:table-cell office:value-type="float" office:value="8.94601505919026" calcext:value-type="float">
            <text:p>8.94601505919026</text:p>
          </table:table-cell>
          <table:table-cell office:value-type="float" office:value="0" calcext:value-type="float">
            <text:p>0</text:p>
          </table:table-cell>
          <table:table-cell office:value-type="float" office:value="898" calcext:value-type="float">
            <text:p>898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136" calcext:value-type="float">
            <text:p>13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1720168660594" calcext:value-type="float">
            <text:p>2.61720168660594</text:p>
          </table:table-cell>
          <table:table-cell office:value-type="float" office:value="8.60170074530736" calcext:value-type="float">
            <text:p>8.60170074530736</text:p>
          </table:table-cell>
          <table:table-cell office:value-type="float" office:value="24.8099183395555" calcext:value-type="float">
            <text:p>24.8099183395555</text:p>
          </table:table-cell>
          <table:table-cell office:value-type="float" office:value="48.5368310838319" calcext:value-type="float">
            <text:p>48.5368310838319</text:p>
          </table:table-cell>
          <table:table-cell office:value-type="float" office:value="75.1788212111002" calcext:value-type="float">
            <text:p>75.1788212111002</text:p>
          </table:table-cell>
          <table:table-cell office:value-type="float" office:value="94.9113066357626" calcext:value-type="float">
            <text:p>94.9113066357626</text:p>
          </table:table-cell>
          <table:table-cell office:value-type="float" office:value="92.7701567898074" calcext:value-type="float">
            <text:p>92.7701567898074</text:p>
          </table:table-cell>
          <table:table-cell office:value-type="float" office:value="65.3295293006343" calcext:value-type="float">
            <text:p>65.3295293006343</text:p>
          </table:table-cell>
          <table:table-cell office:value-type="float" office:value="19.6946254626038" calcext:value-type="float">
            <text:p>19.6946254626038</text:p>
          </table:table-cell>
          <table:table-cell office:value-type="float" office:value="-22.6906680535348" calcext:value-type="float">
            <text:p>-22.6906680535348</text:p>
          </table:table-cell>
          <table:table-cell office:value-type="float" office:value="-40.4128149849274" calcext:value-type="float">
            <text:p>-40.4128149849274</text:p>
          </table:table-cell>
          <table:table-cell office:value-type="float" office:value="-30.3513059528688" calcext:value-type="float">
            <text:p>-30.3513059528688</text:p>
          </table:table-cell>
          <table:table-cell office:value-type="float" office:value="-1.70698458530532" calcext:value-type="float">
            <text:p>-1.70698458530532</text:p>
          </table:table-cell>
          <table:table-cell office:value-type="float" office:value="21.4124752307514" calcext:value-type="float">
            <text:p>21.4124752307514</text:p>
          </table:table-cell>
          <table:table-cell office:value-type="float" office:value="26.3221286979011" calcext:value-type="float">
            <text:p>26.3221286979011</text:p>
          </table:table-cell>
          <table:table-cell office:value-type="float" office:value="14.6602199406993" calcext:value-type="float">
            <text:p>14.6602199406993</text:p>
          </table:table-cell>
          <table:table-cell office:value-type="float" office:value="-1.69663300055104" calcext:value-type="float">
            <text:p>-1.69663300055104</text:p>
          </table:table-cell>
          <table:table-cell office:value-type="float" office:value="-8.06100521568967" calcext:value-type="float">
            <text:p>-8.06100521568967</text:p>
          </table:table-cell>
          <table:table-cell office:value-type="float" office:value="-4.2253492358247" calcext:value-type="float">
            <text:p>-4.2253492358247</text:p>
          </table:table-cell>
          <table:table-cell office:value-type="float" office:value="4.42130309987926" calcext:value-type="float">
            <text:p>4.42130309987926</text:p>
          </table:table-cell>
          <table:table-cell office:value-type="float" office:value="10.0498606122477" calcext:value-type="float">
            <text:p>10.0498606122477</text:p>
          </table:table-cell>
          <table:table-cell office:value-type="float" office:value="9.25947153413728" calcext:value-type="float">
            <text:p>9.25947153413728</text:p>
          </table:table-cell>
          <table:table-cell office:value-type="float" office:value="5.94182299575034" calcext:value-type="float">
            <text:p>5.94182299575034</text:p>
          </table:table-cell>
          <table:table-cell office:value-type="float" office:value="3.38535524680699" calcext:value-type="float">
            <text:p>3.38535524680699</text:p>
          </table:table-cell>
          <table:table-cell office:value-type="float" office:value="3.47014940815921" calcext:value-type="float">
            <text:p>3.47014940815921</text:p>
          </table:table-cell>
          <table:table-cell office:value-type="float" office:value="5.14452331550995" calcext:value-type="float">
            <text:p>5.14452331550995</text:p>
          </table:table-cell>
          <table:table-cell office:value-type="float" office:value="6.33820167598164" calcext:value-type="float">
            <text:p>6.33820167598164</text:p>
          </table:table-cell>
          <table:table-cell office:value-type="float" office:value="6.68163300339213" calcext:value-type="float">
            <text:p>6.68163300339213</text:p>
          </table:table-cell>
          <table:table-cell office:value-type="float" office:value="6.43447185720248" calcext:value-type="float">
            <text:p>6.43447185720248</text:p>
          </table:table-cell>
          <table:table-cell office:value-type="float" office:value="6.24512962738544" calcext:value-type="float">
            <text:p>6.24512962738544</text:p>
          </table:table-cell>
          <table:table-cell office:value-type="float" office:value="6.40498612962465" calcext:value-type="float">
            <text:p>6.40498612962465</text:p>
          </table:table-cell>
          <table:table-cell office:value-type="float" office:value="6.68640013524182" calcext:value-type="float">
            <text:p>6.68640013524182</text:p>
          </table:table-cell>
          <table:table-cell office:value-type="float" office:value="6.93969383473314" calcext:value-type="float">
            <text:p>6.93969383473314</text:p>
          </table:table-cell>
          <table:table-cell office:value-type="float" office:value="7.11148704739752" calcext:value-type="float">
            <text:p>7.11148704739752</text:p>
          </table:table-cell>
          <table:table-cell office:value-type="float" office:value="7.24397585941974" calcext:value-type="float">
            <text:p>7.24397585941974</text:p>
          </table:table-cell>
          <table:table-cell office:value-type="float" office:value="7.39374793661321" calcext:value-type="float">
            <text:p>7.39374793661321</text:p>
          </table:table-cell>
          <table:table-cell office:value-type="float" office:value="7.53398956238452" calcext:value-type="float">
            <text:p>7.53398956238452</text:p>
          </table:table-cell>
          <table:table-cell office:value-type="float" office:value="7.66754870589906" calcext:value-type="float">
            <text:p>7.66754870589906</text:p>
          </table:table-cell>
          <table:table-cell office:value-type="float" office:value="7.90627471328979" calcext:value-type="float">
            <text:p>7.90627471328979</text:p>
          </table:table-cell>
          <table:table-cell office:value-type="float" office:value="8.84143702848576" calcext:value-type="float">
            <text:p>8.84143702848576</text:p>
          </table:table-cell>
          <table:table-cell office:value-type="float" office:value="11.5425020271599" calcext:value-type="float">
            <text:p>11.5425020271599</text:p>
          </table:table-cell>
          <table:table-cell office:value-type="float" office:value="16.7914737298405" calcext:value-type="float">
            <text:p>16.7914737298405</text:p>
          </table:table-cell>
          <table:table-cell office:value-type="float" office:value="24.631173792237" calcext:value-type="float">
            <text:p>24.631173792237</text:p>
          </table:table-cell>
          <table:table-cell office:value-type="float" office:value="32.1129547272092" calcext:value-type="float">
            <text:p>32.1129547272092</text:p>
          </table:table-cell>
          <table:table-cell office:value-type="float" office:value="35.4345776969575" calcext:value-type="float">
            <text:p>35.4345776969575</text:p>
          </table:table-cell>
          <table:table-cell office:value-type="float" office:value="31.3184425759525" calcext:value-type="float">
            <text:p>31.3184425759525</text:p>
          </table:table-cell>
          <table:table-cell office:value-type="float" office:value="20.0137645852783" calcext:value-type="float">
            <text:p>20.0137645852783</text:p>
          </table:table-cell>
          <table:table-cell office:value-type="float" office:value="7.24250893027819" calcext:value-type="float">
            <text:p>7.24250893027819</text:p>
          </table:table-cell>
          <table:table-cell office:value-type="float" office:value="-1.29586534397973" calcext:value-type="float">
            <text:p>-1.29586534397973</text:p>
          </table:table-cell>
          <table:table-cell office:value-type="float" office:value="-1.16096501670414" calcext:value-type="float">
            <text:p>-1.16096501670414</text:p>
          </table:table-cell>
          <table:table-cell office:value-type="float" office:value="5.15481328814941" calcext:value-type="float">
            <text:p>5.15481328814941</text:p>
          </table:table-cell>
          <table:table-cell office:value-type="float" office:value="11.9291365035813" calcext:value-type="float">
            <text:p>11.9291365035813</text:p>
          </table:table-cell>
          <table:table-cell office:value-type="float" office:value="15.004570298246" calcext:value-type="float">
            <text:p>15.004570298246</text:p>
          </table:table-cell>
          <table:table-cell office:value-type="float" office:value="12.8587589353553" calcext:value-type="float">
            <text:p>12.8587589353553</text:p>
          </table:table-cell>
          <table:table-cell office:value-type="float" office:value="9.19617095998267" calcext:value-type="float">
            <text:p>9.19617095998267</text:p>
          </table:table-cell>
          <table:table-cell office:value-type="float" office:value="7.0504122457187" calcext:value-type="float">
            <text:p>7.0504122457187</text:p>
          </table:table-cell>
          <table:table-cell office:value-type="float" office:value="7.38706461759915" calcext:value-type="float">
            <text:p>7.38706461759915</text:p>
          </table:table-cell>
          <table:table-cell office:value-type="float" office:value="9.20331843922428" calcext:value-type="float">
            <text:p>9.20331843922428</text:p>
          </table:table-cell>
          <table:table-cell office:value-type="float" office:value="10.3374591017202" calcext:value-type="float">
            <text:p>10.3374591017202</text:p>
          </table:table-cell>
          <table:table-cell office:value-type="float" office:value="10.3927871756078" calcext:value-type="float">
            <text:p>10.3927871756078</text:p>
          </table:table-cell>
          <table:table-cell office:value-type="float" office:value="9.82131475940361" calcext:value-type="float">
            <text:p>9.82131475940361</text:p>
          </table:table-cell>
          <table:table-cell office:value-type="float" office:value="9.32944149416706" calcext:value-type="float">
            <text:p>9.32944149416706</text:p>
          </table:table-cell>
          <table:table-cell office:value-type="float" office:value="9.3256475330733" calcext:value-type="float">
            <text:p>9.3256475330733</text:p>
          </table:table-cell>
          <table:table-cell office:value-type="float" office:value="9.50705163822249" calcext:value-type="float">
            <text:p>9.50705163822249</text:p>
          </table:table-cell>
          <table:table-cell office:value-type="float" office:value="9.63177228558478" calcext:value-type="float">
            <text:p>9.63177228558478</text:p>
          </table:table-cell>
          <table:table-cell office:value-type="float" office:value="9.6338235920426" calcext:value-type="float">
            <text:p>9.6338235920426</text:p>
          </table:table-cell>
          <table:table-cell office:value-type="float" office:value="9.56350457672151" calcext:value-type="float">
            <text:p>9.56350457672151</text:p>
          </table:table-cell>
          <table:table-cell office:value-type="float" office:value="9.52006379612314" calcext:value-type="float">
            <text:p>9.52006379612314</text:p>
          </table:table-cell>
          <table:table-cell office:value-type="float" office:value="9.48311442921146" calcext:value-type="float">
            <text:p>9.48311442921146</text:p>
          </table:table-cell>
          <table:table-cell office:value-type="float" office:value="9.42839918093334" calcext:value-type="float">
            <text:p>9.42839918093334</text:p>
          </table:table-cell>
          <table:table-cell office:value-type="float" office:value="9.46317407858015" calcext:value-type="float">
            <text:p>9.46317407858015</text:p>
          </table:table-cell>
          <table:table-cell office:value-type="float" office:value="10.4763919210766" calcext:value-type="float">
            <text:p>10.4763919210766</text:p>
          </table:table-cell>
          <table:table-cell office:value-type="float" office:value="14.6664733364697" calcext:value-type="float">
            <text:p>14.6664733364697</text:p>
          </table:table-cell>
          <table:table-cell office:value-type="float" office:value="25.0368544070363" calcext:value-type="float">
            <text:p>25.0368544070363</text:p>
          </table:table-cell>
          <table:table-cell office:value-type="float" office:value="44.6123840964986" calcext:value-type="float">
            <text:p>44.6123840964986</text:p>
          </table:table-cell>
          <table:table-cell office:value-type="float" office:value="70.5005967793354" calcext:value-type="float">
            <text:p>70.5005967793354</text:p>
          </table:table-cell>
          <table:table-cell office:value-type="float" office:value="95.2157731576926" calcext:value-type="float">
            <text:p>95.2157731576926</text:p>
          </table:table-cell>
          <table:table-cell office:value-type="float" office:value="104.832952006241" calcext:value-type="float">
            <text:p>104.832952006241</text:p>
          </table:table-cell>
          <table:table-cell office:value-type="float" office:value="88.7778425859229" calcext:value-type="float">
            <text:p>88.7778425859229</text:p>
          </table:table-cell>
          <table:table-cell office:value-type="float" office:value="50.0442991904713" calcext:value-type="float">
            <text:p>50.0442991904713</text:p>
          </table:table-cell>
          <table:table-cell office:value-type="float" office:value="2.38596722542519" calcext:value-type="float">
            <text:p>2.38596722542519</text:p>
          </table:table-cell>
          <table:table-cell office:value-type="float" office:value="-29.0493098225016" calcext:value-type="float">
            <text:p>-29.0493098225016</text:p>
          </table:table-cell>
          <table:table-cell office:value-type="float" office:value="-32.6862317335448" calcext:value-type="float">
            <text:p>-32.6862317335448</text:p>
          </table:table-cell>
          <table:table-cell office:value-type="float" office:value="-10.8645960974428" calcext:value-type="float">
            <text:p>-10.8645960974428</text:p>
          </table:table-cell>
          <table:table-cell office:value-type="float" office:value="17.5822347385787" calcext:value-type="float">
            <text:p>17.5822347385787</text:p>
          </table:table-cell>
          <table:table-cell office:value-type="float" office:value="31.0966113947599" calcext:value-type="float">
            <text:p>31.0966113947599</text:p>
          </table:table-cell>
          <table:table-cell office:value-type="float" office:value="26.4896183689654" calcext:value-type="float">
            <text:p>26.4896183689654</text:p>
          </table:table-cell>
          <table:table-cell office:value-type="float" office:value="9.88610215420468" calcext:value-type="float">
            <text:p>9.88610215420468</text:p>
          </table:table-cell>
          <table:table-cell office:value-type="float" office:value="-2.72217387296425" calcext:value-type="float">
            <text:p>-2.72217387296425</text:p>
          </table:table-cell>
          <table:table-cell office:value-type="float" office:value="-3.64052347660641" calcext:value-type="float">
            <text:p>-3.64052347660641</text:p>
          </table:table-cell>
          <table:table-cell office:value-type="float" office:value="3.16897242893036" calcext:value-type="float">
            <text:p>3.16897242893036</text:p>
          </table:table-cell>
          <table:table-cell office:value-type="float" office:value="10.887614271751" calcext:value-type="float">
            <text:p>10.887614271751</text:p>
          </table:table-cell>
          <table:table-cell office:value-type="float" office:value="12.5570396629788" calcext:value-type="float">
            <text:p>12.5570396629788</text:p>
          </table:table-cell>
          <table:table-cell office:value-type="float" office:value="9.55430309709683" calcext:value-type="float">
            <text:p>9.55430309709683</text:p>
          </table:table-cell>
          <table:table-cell office:value-type="float" office:value="5.96235624621605" calcext:value-type="float">
            <text:p>5.96235624621605</text:p>
          </table:table-cell>
          <table:table-cell office:value-type="float" office:value="4.2802386226488" calcext:value-type="float">
            <text:p>4.2802386226488</text:p>
          </table:table-cell>
          <table:table-cell office:value-type="float" office:value="5.11253112214338" calcext:value-type="float">
            <text:p>5.11253112214338</text:p>
          </table:table-cell>
          <table:table-cell office:value-type="float" office:value="6.31646650448481" calcext:value-type="float">
            <text:p>6.31646650448481</text:p>
          </table:table-cell>
          <table:table-cell office:value-type="float" office:value="6.68372390915885" calcext:value-type="float">
            <text:p>6.68372390915885</text:p>
          </table:table-cell>
          <table:table-cell office:value-type="float" office:value="6.28017322092939" calcext:value-type="float">
            <text:p>6.28017322092939</text:p>
          </table:table-cell>
          <table:table-cell office:value-type="float" office:value="5.60176463827957" calcext:value-type="float">
            <text:p>5.60176463827957</text:p>
          </table:table-cell>
          <table:table-cell office:value-type="float" office:value="5.23246356906761" calcext:value-type="float">
            <text:p>5.23246356906761</text:p>
          </table:table-cell>
          <table:table-cell office:value-type="float" office:value="5.10825871407388" calcext:value-type="float">
            <text:p>5.10825871407388</text:p>
          </table:table-cell>
          <table:table-cell office:value-type="float" office:value="5.00885614673868" calcext:value-type="float">
            <text:p>5.00885614673868</text:p>
          </table:table-cell>
          <table:table-cell office:value-type="float" office:value="4.84785781265586" calcext:value-type="float">
            <text:p>4.84785781265586</text:p>
          </table:table-cell>
          <table:table-cell office:value-type="float" office:value="4.61648989135665" calcext:value-type="float">
            <text:p>4.61648989135665</text:p>
          </table:table-cell>
          <table:table-cell office:value-type="float" office:value="4.38520675607466" calcext:value-type="float">
            <text:p>4.38520675607466</text:p>
          </table:table-cell>
          <table:table-cell office:value-type="float" office:value="4.16613050593197" calcext:value-type="float">
            <text:p>4.16613050593197</text:p>
          </table:table-cell>
          <table:table-cell office:value-type="float" office:value="3.92723725509057" calcext:value-type="float">
            <text:p>3.92723725509057</text:p>
          </table:table-cell>
          <table:table-cell office:value-type="float" office:value="3.72783367732872" calcext:value-type="float">
            <text:p>3.72783367732872</text:p>
          </table:table-cell>
          <table:table-cell office:value-type="float" office:value="3.8348720463983" calcext:value-type="float">
            <text:p>3.8348720463983</text:p>
          </table:table-cell>
          <table:table-cell office:value-type="float" office:value="5.19391737706215" calcext:value-type="float">
            <text:p>5.19391737706215</text:p>
          </table:table-cell>
          <table:table-cell office:value-type="float" office:value="8.77643933118249" calcext:value-type="float">
            <text:p>8.77643933118249</text:p>
          </table:table-cell>
          <table:table-cell office:value-type="float" office:value="15.1621347045813" calcext:value-type="float">
            <text:p>15.1621347045813</text:p>
          </table:table-cell>
          <table:table-cell office:value-type="float" office:value="22.9623613332426" calcext:value-type="float">
            <text:p>22.9623613332426</text:p>
          </table:table-cell>
          <table:table-cell office:value-type="float" office:value="28.3946673630788" calcext:value-type="float">
            <text:p>28.3946673630788</text:p>
          </table:table-cell>
          <table:table-cell office:value-type="float" office:value="27.9200516866929" calcext:value-type="float">
            <text:p>27.9200516866929</text:p>
          </table:table-cell>
          <table:table-cell office:value-type="float" office:value="19.2147544985547" calcext:value-type="float">
            <text:p>19.2147544985547</text:p>
          </table:table-cell>
          <table:table-cell office:value-type="float" office:value="6.05467424693714" calcext:value-type="float">
            <text:p>6.05467424693714</text:p>
          </table:table-cell>
          <table:table-cell office:value-type="float" office:value="-5.52438522573567" calcext:value-type="float">
            <text:p>-5.52438522573567</text:p>
          </table:table-cell>
          <table:table-cell office:value-type="float" office:value="-10.1977173299889" calcext:value-type="float">
            <text:p>-10.1977173299889</text:p>
          </table:table-cell>
          <table:table-cell office:value-type="float" office:value="-6.45026717424967" calcext:value-type="float">
            <text:p>-6.45026717424967</text:p>
          </table:table-cell>
          <table:table-cell office:value-type="float" office:value="0.410850573918908" calcext:value-type="float">
            <text:p>0.410850573918908</text:p>
          </table:table-cell>
          <table:table-cell office:value-type="float" office:value="5.43096871592519" calcext:value-type="float">
            <text:p>5.43096871592519</text:p>
          </table:table-cell>
          <table:table-cell office:value-type="float" office:value="5.28324992095082" calcext:value-type="float">
            <text:p>5.28324992095082</text:p>
          </table:table-cell>
          <table:table-cell office:value-type="float" office:value="1.51216664364479" calcext:value-type="float">
            <text:p>1.51216664364479</text:p>
          </table:table-cell>
          <table:table-cell office:value-type="float" office:value="-1.84548276149836" calcext:value-type="float">
            <text:p>-1.84548276149836</text:p>
          </table:table-cell>
          <table:table-cell office:value-type="float" office:value="-3.05475016498902" calcext:value-type="float">
            <text:p>-3.05475016498902</text:p>
          </table:table-cell>
          <table:table-cell office:value-type="float" office:value="-1.94680430373079" calcext:value-type="float">
            <text:p>-1.94680430373079</text:p>
          </table:table-cell>
          <table:table-cell office:value-type="float" office:value="-0.562788534286552" calcext:value-type="float">
            <text:p>-0.562788534286552</text:p>
          </table:table-cell>
          <table:table-cell office:value-type="float" office:value="-0.297595887739275" calcext:value-type="float">
            <text:p>-0.297595887739275</text:p>
          </table:table-cell>
          <table:table-cell office:value-type="float" office:value="-0.898269439143223" calcext:value-type="float">
            <text:p>-0.898269439143223</text:p>
          </table:table-cell>
          <table:table-cell office:value-type="float" office:value="-1.77584270576854" calcext:value-type="float">
            <text:p>-1.77584270576854</text:p>
          </table:table-cell>
          <table:table-cell office:value-type="float" office:value="-2.25114171434847" calcext:value-type="float">
            <text:p>-2.25114171434847</text:p>
          </table:table-cell>
          <table:table-cell office:value-type="float" office:value="-2.35106508974355" calcext:value-type="float">
            <text:p>-2.35106508974355</text:p>
          </table:table-cell>
          <table:table-cell office:value-type="float" office:value="-2.41690016656484" calcext:value-type="float">
            <text:p>-2.41690016656484</text:p>
          </table:table-cell>
          <table:table-cell office:value-type="float" office:value="-2.5747240748701" calcext:value-type="float">
            <text:p>-2.5747240748701</text:p>
          </table:table-cell>
          <table:table-cell office:value-type="float" office:value="-2.83985882438196" calcext:value-type="float">
            <text:p>-2.83985882438196</text:p>
          </table:table-cell>
          <table:table-cell office:value-type="float" office:value="-3.11007717815824" calcext:value-type="float">
            <text:p>-3.11007717815824</text:p>
          </table:table-cell>
          <table:table-cell office:value-type="float" office:value="-3.34167960848578" calcext:value-type="float">
            <text:p>-3.34167960848578</text:p>
          </table:table-cell>
          <table:table-cell office:value-type="float" office:value="-3.58480483282388" calcext:value-type="float">
            <text:p>-3.58480483282388</text:p>
          </table:table-cell>
          <table:table-cell office:value-type="float" office:value="-3.79668595442801" calcext:value-type="float">
            <text:p>-3.79668595442801</text:p>
          </table:table-cell>
          <table:table-cell office:value-type="float" office:value="-3.66111289979964" calcext:value-type="float">
            <text:p>-3.66111289979964</text:p>
          </table:table-cell>
          <table:table-cell office:value-type="float" office:value="-1.47968593781619" calcext:value-type="float">
            <text:p>-1.47968593781619</text:p>
          </table:table-cell>
          <table:table-cell office:value-type="float" office:value="5.28944070244493" calcext:value-type="float">
            <text:p>5.28944070244493</text:p>
          </table:table-cell>
          <table:table-cell office:value-type="float" office:value="20.0962485461981" calcext:value-type="float">
            <text:p>20.0962485461981</text:p>
          </table:table-cell>
          <table:table-cell office:value-type="float" office:value="43.5390581914637" calcext:value-type="float">
            <text:p>43.5390581914637</text:p>
          </table:table-cell>
          <table:table-cell office:value-type="float" office:value="70.0019617269997" calcext:value-type="float">
            <text:p>70.0019617269997</text:p>
          </table:table-cell>
          <table:table-cell office:value-type="float" office:value="88.7892358299288" calcext:value-type="float">
            <text:p>88.7892358299288</text:p>
          </table:table-cell>
          <table:table-cell office:value-type="float" office:value="85.3443611713377" calcext:value-type="float">
            <text:p>85.3443611713377</text:p>
          </table:table-cell>
          <table:table-cell office:value-type="float" office:value="56.7944632375494" calcext:value-type="float">
            <text:p>56.7944632375494</text:p>
          </table:table-cell>
          <table:table-cell office:value-type="float" office:value="10.4457184172901" calcext:value-type="float">
            <text:p>10.4457184172901</text:p>
          </table:table-cell>
          <table:table-cell office:value-type="float" office:value="-31.8527736771704" calcext:value-type="float">
            <text:p>-31.8527736771704</text:p>
          </table:table-cell>
          <table:table-cell office:value-type="float" office:value="-49.1396424733083" calcext:value-type="float">
            <text:p>-49.1396424733083</text:p>
          </table:table-cell>
          <table:table-cell office:value-type="float" office:value="-38.6848393503927" calcext:value-type="float">
            <text:p>-38.6848393503927</text:p>
          </table:table-cell>
          <table:table-cell office:value-type="float" office:value="-10.24620876861" calcext:value-type="float">
            <text:p>-10.24620876861</text:p>
          </table:table-cell>
          <table:table-cell office:value-type="float" office:value="11.9815431343313" calcext:value-type="float">
            <text:p>11.9815431343313</text:p>
          </table:table-cell>
          <table:table-cell office:value-type="float" office:value="15.9432315444701" calcext:value-type="float">
            <text:p>15.9432315444701</text:p>
          </table:table-cell>
          <table:table-cell office:value-type="float" office:value="3.50720521125168" calcext:value-type="float">
            <text:p>3.50720521125168</text:p>
          </table:table-cell>
          <table:table-cell office:value-type="float" office:value="-13.1021038645011" calcext:value-type="float">
            <text:p>-13.1021038645011</text:p>
          </table:table-cell>
          <table:table-cell office:value-type="float" office:value="-19.4679368018163" calcext:value-type="float">
            <text:p>-19.4679368018163</text:p>
          </table:table-cell>
          <table:table-cell office:value-type="float" office:value="-15.7619464591332" calcext:value-type="float">
            <text:p>-15.7619464591332</text:p>
          </table:table-cell>
          <table:table-cell office:value-type="float" office:value="-7.44802991915847" calcext:value-type="float">
            <text:p>-7.44802991915847</text:p>
          </table:table-cell>
          <table:table-cell office:value-type="float" office:value="-2.37320294474817" calcext:value-type="float">
            <text:p>-2.37320294474817</text:p>
          </table:table-cell>
          <table:table-cell office:value-type="float" office:value="-3.65158005950045" calcext:value-type="float">
            <text:p>-3.65158005950045</text:p>
          </table:table-cell>
          <table:table-cell office:value-type="float" office:value="-7.32174687576914" calcext:value-type="float">
            <text:p>-7.32174687576914</text:p>
          </table:table-cell>
          <table:table-cell office:value-type="float" office:value="-10.1488783542502" calcext:value-type="float">
            <text:p>-10.1488783542502</text:p>
          </table:table-cell>
          <table:table-cell office:value-type="float" office:value="-10.3029756313047" calcext:value-type="float">
            <text:p>-10.3029756313047</text:p>
          </table:table-cell>
          <table:table-cell office:value-type="float" office:value="-8.9308948746552" calcext:value-type="float">
            <text:p>-8.9308948746552</text:p>
          </table:table-cell>
          <table:table-cell office:value-type="float" office:value="-8.06740870944796" calcext:value-type="float">
            <text:p>-8.06740870944796</text:p>
          </table:table-cell>
          <table:table-cell office:value-type="float" office:value="-8.04209586255542" calcext:value-type="float">
            <text:p>-8.04209586255542</text:p>
          </table:table-cell>
          <table:table-cell office:value-type="float" office:value="-8.58234194744061" calcext:value-type="float">
            <text:p>-8.58234194744061</text:p>
          </table:table-cell>
          <table:table-cell office:value-type="float" office:value="-9.0361959121302" calcext:value-type="float">
            <text:p>-9.0361959121302</text:p>
          </table:table-cell>
          <table:table-cell office:value-type="float" office:value="-9.1343777358731" calcext:value-type="float">
            <text:p>-9.1343777358731</text:p>
          </table:table-cell>
          <table:table-cell office:value-type="float" office:value="-9.10812546201028" calcext:value-type="float">
            <text:p>-9.10812546201028</text:p>
          </table:table-cell>
          <table:table-cell office:value-type="float" office:value="-9.10240118331662" calcext:value-type="float">
            <text:p>-9.10240118331662</text:p>
          </table:table-cell>
          <table:table-cell office:value-type="float" office:value="-9.16841760445719" calcext:value-type="float">
            <text:p>-9.16841760445719</text:p>
          </table:table-cell>
          <table:table-cell office:value-type="float" office:value="-9.26103754036697" calcext:value-type="float">
            <text:p>-9.26103754036697</text:p>
          </table:table-cell>
          <table:table-cell office:value-type="float" office:value="-9.32561498245084" calcext:value-type="float">
            <text:p>-9.32561498245084</text:p>
          </table:table-cell>
          <table:table-cell office:value-type="float" office:value="-9.39035499632051" calcext:value-type="float">
            <text:p>-9.39035499632051</text:p>
          </table:table-cell>
          <table:table-cell office:value-type="float" office:value="-9.44909533934255" calcext:value-type="float">
            <text:p>-9.44909533934255</text:p>
          </table:table-cell>
          <table:table-cell office:value-type="float" office:value="-9.38500233366647" calcext:value-type="float">
            <text:p>-9.38500233366647</text:p>
          </table:table-cell>
          <table:table-cell office:value-type="float" office:value="-8.58346134069972" calcext:value-type="float">
            <text:p>-8.58346134069972</text:p>
          </table:table-cell>
          <table:table-cell office:value-type="float" office:value="-5.9747834052284" calcext:value-type="float">
            <text:p>-5.9747834052284</text:p>
          </table:table-cell>
          <table:table-cell office:value-type="float" office:value="-0.788465520621598" calcext:value-type="float">
            <text:p>-0.788465520621598</text:p>
          </table:table-cell>
          <table:table-cell office:value-type="float" office:value="6.96014871290839" calcext:value-type="float">
            <text:p>6.96014871290839</text:p>
          </table:table-cell>
          <table:table-cell office:value-type="float" office:value="14.2422753637152" calcext:value-type="float">
            <text:p>14.2422753637152</text:p>
          </table:table-cell>
          <table:table-cell office:value-type="float" office:value="17.2685607140891" calcext:value-type="float">
            <text:p>17.2685607140891</text:p>
          </table:table-cell>
          <table:table-cell office:value-type="float" office:value="12.7863013415149" calcext:value-type="float">
            <text:p>12.7863013415149</text:p>
          </table:table-cell>
          <table:table-cell office:value-type="float" office:value="1.2534812212751" calcext:value-type="float">
            <text:p>1.2534812212751</text:p>
          </table:table-cell>
          <table:table-cell office:value-type="float" office:value="-11.5492351215378" calcext:value-type="float">
            <text:p>-11.5492351215378</text:p>
          </table:table-cell>
          <table:table-cell office:value-type="float" office:value="-19.945731193295" calcext:value-type="float">
            <text:p>-19.945731193295</text:p>
          </table:table-cell>
          <table:table-cell office:value-type="float" office:value="-19.5989269543754" calcext:value-type="float">
            <text:p>-19.5989269543754</text:p>
          </table:table-cell>
          <table:table-cell office:value-type="float" office:value="-13.2354835159868" calcext:value-type="float">
            <text:p>-13.2354835159868</text:p>
          </table:table-cell>
          <table:table-cell office:value-type="float" office:value="-6.55281341218857" calcext:value-type="float">
            <text:p>-6.55281341218857</text:p>
          </table:table-cell>
          <table:table-cell office:value-type="float" office:value="-3.66585363114789" calcext:value-type="float">
            <text:p>-3.66585363114789</text:p>
          </table:table-cell>
          <table:table-cell office:value-type="float" office:value="-5.93345487103375" calcext:value-type="float">
            <text:p>-5.93345487103375</text:p>
          </table:table-cell>
          <table:table-cell office:value-type="float" office:value="-9.57749934008025" calcext:value-type="float">
            <text:p>-9.57749934008025</text:p>
          </table:table-cell>
          <table:table-cell office:value-type="float" office:value="-11.6445861162903" calcext:value-type="float">
            <text:p>-11.6445861162903</text:p>
          </table:table-cell>
          <table:table-cell office:value-type="float" office:value="-11.2080816407216" calcext:value-type="float">
            <text:p>-11.2080816407216</text:p>
          </table:table-cell>
          <table:table-cell office:value-type="float" office:value="-9.34704372636527" calcext:value-type="float">
            <text:p>-9.34704372636527</text:p>
          </table:table-cell>
          <table:table-cell office:value-type="float" office:value="-8.20135491731631" calcext:value-type="float">
            <text:p>-8.20135491731631</text:p>
          </table:table-cell>
          <table:table-cell office:value-type="float" office:value="-8.11225440453741" calcext:value-type="float">
            <text:p>-8.11225440453741</text:p>
          </table:table-cell>
          <table:table-cell office:value-type="float" office:value="-8.62023647286264" calcext:value-type="float">
            <text:p>-8.62023647286264</text:p>
          </table:table-cell>
          <table:table-cell office:value-type="float" office:value="-9.01474131684076" calcext:value-type="float">
            <text:p>-9.01474131684076</text:p>
          </table:table-cell>
          <table:table-cell office:value-type="float" office:value="-8.911677193056" calcext:value-type="float">
            <text:p>-8.911677193056</text:p>
          </table:table-cell>
          <table:table-cell office:value-type="float" office:value="-8.62275657472545" calcext:value-type="float">
            <text:p>-8.62275657472545</text:p>
          </table:table-cell>
          <table:table-cell office:value-type="float" office:value="-8.38247169652419" calcext:value-type="float">
            <text:p>-8.38247169652419</text:p>
          </table:table-cell>
          <table:table-cell office:value-type="float" office:value="-8.25415031363494" calcext:value-type="float">
            <text:p>-8.25415031363494</text:p>
          </table:table-cell>
          <table:table-cell office:value-type="float" office:value="-8.18348638483664" calcext:value-type="float">
            <text:p>-8.18348638483664</text:p>
          </table:table-cell>
          <table:table-cell office:value-type="float" office:value="-8.07326708836446" calcext:value-type="float">
            <text:p>-8.07326708836446</text:p>
          </table:table-cell>
          <table:table-cell office:value-type="float" office:value="-7.94730482043387" calcext:value-type="float">
            <text:p>-7.94730482043387</text:p>
          </table:table-cell>
          <table:table-cell office:value-type="float" office:value="-7.82666310389859" calcext:value-type="float">
            <text:p>-7.82666310389859</text:p>
          </table:table-cell>
          <table:table-cell office:value-type="float" office:value="-7.59861966560575" calcext:value-type="float">
            <text:p>-7.59861966560575</text:p>
          </table:table-cell>
          <table:table-cell office:value-type="float" office:value="-6.32707154073791" calcext:value-type="float">
            <text:p>-6.32707154073791</text:p>
          </table:table-cell>
          <table:table-cell office:value-type="float" office:value="-1.79238431062322" calcext:value-type="float">
            <text:p>-1.79238431062322</text:p>
          </table:table-cell>
          <table:table-cell office:value-type="float" office:value="9.04055267242355" calcext:value-type="float">
            <text:p>9.04055267242355</text:p>
          </table:table-cell>
          <table:table-cell office:value-type="float" office:value="29.118284265797" calcext:value-type="float">
            <text:p>29.118284265797</text:p>
          </table:table-cell>
          <table:table-cell office:value-type="float" office:value="55.341065645633" calcext:value-type="float">
            <text:p>55.341065645633</text:p>
          </table:table-cell>
          <table:table-cell office:value-type="float" office:value="80.07858869225" calcext:value-type="float">
            <text:p>80.07858869225</text:p>
          </table:table-cell>
          <table:table-cell office:value-type="float" office:value="89.2553201650704" calcext:value-type="float">
            <text:p>89.2553201650704</text:p>
          </table:table-cell>
          <table:table-cell office:value-type="float" office:value="72.7008404084924" calcext:value-type="float">
            <text:p>72.7008404084924</text:p>
          </table:table-cell>
          <table:table-cell office:value-type="float" office:value="33.6758026513277" calcext:value-type="float">
            <text:p>33.6758026513277</text:p>
          </table:table-cell>
          <table:table-cell office:value-type="float" office:value="-13.5724290390113" calcext:value-type="float">
            <text:p>-13.5724290390113</text:p>
          </table:table-cell>
          <table:table-cell office:value-type="float" office:value="-43.9160872378619" calcext:value-type="float">
            <text:p>-43.9160872378619</text:p>
          </table:table-cell>
          <table:table-cell office:value-type="float" office:value="-46.4002151206155" calcext:value-type="float">
            <text:p>-46.4002151206155</text:p>
          </table:table-cell>
          <table:table-cell office:value-type="float" office:value="-23.6886885026118" calcext:value-type="float">
            <text:p>-23.6886885026118</text:p>
          </table:table-cell>
          <table:table-cell office:value-type="float" office:value="4.87265740360551" calcext:value-type="float">
            <text:p>4.87265740360551</text:p>
          </table:table-cell>
          <table:table-cell office:value-type="float" office:value="18.1475185533732" calcext:value-type="float">
            <text:p>18.1475185533732</text:p>
          </table:table-cell>
          <table:table-cell office:value-type="float" office:value="13.3624531176645" calcext:value-type="float">
            <text:p>13.3624531176645</text:p>
          </table:table-cell>
          <table:table-cell office:value-type="float" office:value="-3.02183449145259" calcext:value-type="float">
            <text:p>-3.02183449145259</text:p>
          </table:table-cell>
          <table:table-cell office:value-type="float" office:value="-14.9351539429858" calcext:value-type="float">
            <text:p>-14.9351539429858</text:p>
          </table:table-cell>
          <table:table-cell office:value-type="float" office:value="-15.1839556169675" calcext:value-type="float">
            <text:p>-15.1839556169675</text:p>
          </table:table-cell>
          <table:table-cell office:value-type="float" office:value="-7.85896535326892" calcext:value-type="float">
            <text:p>-7.85896535326892</text:p>
          </table:table-cell>
          <table:table-cell office:value-type="float" office:value="0.135478009622036" calcext:value-type="float">
            <text:p>0.135478009622036</text:p>
          </table:table-cell>
          <table:table-cell office:value-type="float" office:value="1.98330168072053" calcext:value-type="float">
            <text:p>1.98330168072053</text:p>
          </table:table-cell>
          <table:table-cell office:value-type="float" office:value="-0.698775735974273" calcext:value-type="float">
            <text:p>-0.698775735974273</text:p>
          </table:table-cell>
          <table:table-cell office:value-type="float" office:value="-3.86655756015142" calcext:value-type="float">
            <text:p>-3.86655756015142</text:p>
          </table:table-cell>
          <table:table-cell office:value-type="float" office:value="-5.05782392340978" calcext:value-type="float">
            <text:p>-5.05782392340978</text:p>
          </table:table-cell>
          <table:table-cell office:value-type="float" office:value="-3.76918262481194" calcext:value-type="float">
            <text:p>-3.76918262481194</text:p>
          </table:table-cell>
          <table:table-cell office:value-type="float" office:value="-2.1685739128772" calcext:value-type="float">
            <text:p>-2.1685739128772</text:p>
          </table:table-cell>
          <table:table-cell office:value-type="float" office:value="-1.40606667563257" calcext:value-type="float">
            <text:p>-1.40606667563257</text:p>
          </table:table-cell>
          <table:table-cell office:value-type="float" office:value="-1.40168456565852" calcext:value-type="float">
            <text:p>-1.40168456565852</text:p>
          </table:table-cell>
          <table:table-cell office:value-type="float" office:value="-1.64630394401334" calcext:value-type="float">
            <text:p>-1.64630394401334</text:p>
          </table:table-cell>
          <table:table-cell office:value-type="float" office:value="-1.56863195458096" calcext:value-type="float">
            <text:p>-1.56863195458096</text:p>
          </table:table-cell>
          <table:table-cell office:value-type="float" office:value="-1.24963930166501" calcext:value-type="float">
            <text:p>-1.24963930166501</text:p>
          </table:table-cell>
          <table:table-cell office:value-type="float" office:value="-0.906058851429824" calcext:value-type="float">
            <text:p>-0.906058851429824</text:p>
          </table:table-cell>
          <table:table-cell office:value-type="float" office:value="-0.622026454876276" calcext:value-type="float">
            <text:p>-0.622026454876276</text:p>
          </table:table-cell>
          <table:table-cell office:value-type="float" office:value="-0.403348976324131" calcext:value-type="float">
            <text:p>-0.403348976324131</text:p>
          </table:table-cell>
          <table:table-cell office:value-type="float" office:value="-0.179588430875473" calcext:value-type="float">
            <text:p>-0.179588430875473</text:p>
          </table:table-cell>
          <table:table-cell office:value-type="float" office:value="0.0582312619785641" calcext:value-type="float">
            <text:p>0.058231261978564</text:p>
          </table:table-cell>
          <table:table-cell office:value-type="float" office:value="0.27886642630457" calcext:value-type="float">
            <text:p>0.27886642630457</text:p>
          </table:table-cell>
          <table:table-cell office:value-type="float" office:value="0.544375570992042" calcext:value-type="float">
            <text:p>0.544375570992042</text:p>
          </table:table-cell>
          <table:table-cell office:value-type="float" office:value="1.13704020912371" calcext:value-type="float">
            <text:p>1.13704020912371</text:p>
          </table:table-cell>
          <table:table-cell office:value-type="float" office:value="3.01722208769267" calcext:value-type="float">
            <text:p>3.01722208769267</text:p>
          </table:table-cell>
          <table:table-cell office:value-type="float" office:value="7.14518783804216" calcext:value-type="float">
            <text:p>7.14518783804216</text:p>
          </table:table-cell>
          <table:table-cell office:value-type="float" office:value="14.0826830348432" calcext:value-type="float">
            <text:p>14.0826830348432</text:p>
          </table:table-cell>
          <table:table-cell office:value-type="float" office:value="22.3376797105199" calcext:value-type="float">
            <text:p>22.3376797105199</text:p>
          </table:table-cell>
          <table:table-cell office:value-type="float" office:value="28.1091524430434" calcext:value-type="float">
            <text:p>28.1091524430434</text:p>
          </table:table-cell>
          <table:table-cell office:value-type="float" office:value="27.8738242082036" calcext:value-type="float">
            <text:p>27.8738242082036</text:p>
          </table:table-cell>
          <table:table-cell office:value-type="float" office:value="19.4138862071288" calcext:value-type="float">
            <text:p>19.4138862071288</text:p>
          </table:table-cell>
          <table:table-cell office:value-type="float" office:value="6.6853899146391" calcext:value-type="float">
            <text:p>6.6853899146391</text:p>
          </table:table-cell>
          <table:table-cell office:value-type="float" office:value="-4.29056260757413" calcext:value-type="float">
            <text:p>-4.29056260757413</text:p>
          </table:table-cell>
          <table:table-cell office:value-type="float" office:value="-8.21656498553952" calcext:value-type="float">
            <text:p>-8.21656498553952</text:p>
          </table:table-cell>
          <table:table-cell office:value-type="float" office:value="-3.81902444083987" calcext:value-type="float">
            <text:p>-3.81902444083987</text:p>
          </table:table-cell>
          <table:table-cell office:value-type="float" office:value="3.51373069024974" calcext:value-type="float">
            <text:p>3.51373069024974</text:p>
          </table:table-cell>
          <table:table-cell office:value-type="float" office:value="8.88118140087621" calcext:value-type="float">
            <text:p>8.88118140087621</text:p>
          </table:table-cell>
          <table:table-cell office:value-type="float" office:value="9.02763266769863" calcext:value-type="float">
            <text:p>9.02763266769863</text:p>
          </table:table-cell>
          <table:table-cell office:value-type="float" office:value="5.674574620805" calcext:value-type="float">
            <text:p>5.674574620805</text:p>
          </table:table-cell>
          <table:table-cell office:value-type="float" office:value="2.82395535777322" calcext:value-type="float">
            <text:p>2.82395535777322</text:p>
          </table:table-cell>
          <table:table-cell office:value-type="float" office:value="2.14713126967177" calcext:value-type="float">
            <text:p>2.14713126967177</text:p>
          </table:table-cell>
          <table:table-cell office:value-type="float" office:value="3.74886661589056" calcext:value-type="float">
            <text:p>3.74886661589056</text:p>
          </table:table-cell>
          <table:table-cell office:value-type="float" office:value="5.55361527099005" calcext:value-type="float">
            <text:p>5.55361527099005</text:p>
          </table:table-cell>
          <table:table-cell office:value-type="float" office:value="6.22879469930046" calcext:value-type="float">
            <text:p>6.22879469930046</text:p>
          </table:table-cell>
          <table:table-cell office:value-type="float" office:value="6.04752737985163" calcext:value-type="float">
            <text:p>6.04752737985163</text:p>
          </table:table-cell>
          <table:table-cell office:value-type="float" office:value="5.60715912691399" calcext:value-type="float">
            <text:p>5.60715912691399</text:p>
          </table:table-cell>
          <table:table-cell office:value-type="float" office:value="5.57730804235142" calcext:value-type="float">
            <text:p>5.57730804235142</text:p>
          </table:table-cell>
          <table:table-cell office:value-type="float" office:value="5.90685917446902" calcext:value-type="float">
            <text:p>5.90685917446902</text:p>
          </table:table-cell>
          <table:table-cell office:value-type="float" office:value="6.25810213917268" calcext:value-type="float">
            <text:p>6.25810213917268</text:p>
          </table:table-cell>
          <table:table-cell office:value-type="float" office:value="6.50996444649227" calcext:value-type="float">
            <text:p>6.50996444649227</text:p>
          </table:table-cell>
          <table:table-cell office:value-type="float" office:value="6.6506030103438" calcext:value-type="float">
            <text:p>6.6506030103438</text:p>
          </table:table-cell>
          <table:table-cell office:value-type="float" office:value="6.78337016442019" calcext:value-type="float">
            <text:p>6.78337016442019</text:p>
          </table:table-cell>
          <table:table-cell office:value-type="float" office:value="6.94753520160742" calcext:value-type="float">
            <text:p>6.94753520160742</text:p>
          </table:table-cell>
          <table:table-cell office:value-type="float" office:value="7.09279635549394" calcext:value-type="float">
            <text:p>7.09279635549394</text:p>
          </table:table-cell>
          <table:table-cell office:value-type="float" office:value="7.26580114770422" calcext:value-type="float">
            <text:p>7.26580114770422</text:p>
          </table:table-cell>
          <table:table-cell office:value-type="float" office:value="7.80579531960155" calcext:value-type="float">
            <text:p>7.80579531960155</text:p>
          </table:table-cell>
          <table:table-cell office:value-type="float" office:value="10.4531480860998" calcext:value-type="float">
            <text:p>10.4531480860998</text:p>
          </table:table-cell>
          <table:table-cell office:value-type="float" office:value="17.7734750583008" calcext:value-type="float">
            <text:p>17.7734750583008</text:p>
          </table:table-cell>
          <table:table-cell office:value-type="float" office:value="33.225839815462" calcext:value-type="float">
            <text:p>33.225839815462</text:p>
          </table:table-cell>
          <table:table-cell office:value-type="float" office:value="57.2009446566714" calcext:value-type="float">
            <text:p>57.2009446566714</text:p>
          </table:table-cell>
          <table:table-cell office:value-type="float" office:value="83.9675039592248" calcext:value-type="float">
            <text:p>83.9675039592248</text:p>
          </table:table-cell>
          <table:table-cell office:value-type="float" office:value="102.609119517521" calcext:value-type="float">
            <text:p>102.609119517521</text:p>
          </table:table-cell>
          <table:table-cell office:value-type="float" office:value="98.675764163766" calcext:value-type="float">
            <text:p>98.675764163766</text:p>
          </table:table-cell>
          <table:table-cell office:value-type="float" office:value="69.7464059830562" calcext:value-type="float">
            <text:p>69.7464059830562</text:p>
          </table:table-cell>
          <table:table-cell office:value-type="float" office:value="23.4286029974469" calcext:value-type="float">
            <text:p>23.4286029974469</text:p>
          </table:table-cell>
          <table:table-cell office:value-type="float" office:value="-18.0364246865919" calcext:value-type="float">
            <text:p>-18.0364246865919</text:p>
          </table:table-cell>
          <table:table-cell office:value-type="float" office:value="-34.1843008215757" calcext:value-type="float">
            <text:p>-34.1843008215757</text:p>
          </table:table-cell>
          <table:table-cell office:value-type="float" office:value="-22.6574694020045" calcext:value-type="float">
            <text:p>-22.6574694020045</text:p>
          </table:table-cell>
          <table:table-cell office:value-type="float" office:value="6.22405234066901" calcext:value-type="float">
            <text:p>6.22405234066901</text:p>
          </table:table-cell>
          <table:table-cell office:value-type="float" office:value="28.2064433115184" calcext:value-type="float">
            <text:p>28.2064433115184</text:p>
          </table:table-cell>
          <table:table-cell office:value-type="float" office:value="31.8620395327642" calcext:value-type="float">
            <text:p>31.8620395327642</text:p>
          </table:table-cell>
          <table:table-cell office:value-type="float" office:value="19.2881609695344" calcext:value-type="float">
            <text:p>19.2881609695344</text:p>
          </table:table-cell>
          <table:table-cell office:value-type="float" office:value="3.04972688337152" calcext:value-type="float">
            <text:p>3.04972688337152</text:p>
          </table:table-cell>
          <table:table-cell office:value-type="float" office:value="-2.73098521099202" calcext:value-type="float">
            <text:p>-2.73098521099202</text:p>
          </table:table-cell>
          <table:table-cell office:value-type="float" office:value="1.41243041992943" calcext:value-type="float">
            <text:p>1.41243041992943</text:p>
          </table:table-cell>
          <table:table-cell office:value-type="float" office:value="9.93952843943637" calcext:value-type="float">
            <text:p>9.93952843943637</text:p>
          </table:table-cell>
          <table:table-cell office:value-type="float" office:value="14.9924715882606" calcext:value-type="float">
            <text:p>14.9924715882606</text:p>
          </table:table-cell>
          <table:table-cell office:value-type="float" office:value="13.7465941211989" calcext:value-type="float">
            <text:p>13.7465941211989</text:p>
          </table:table-cell>
          <table:table-cell office:value-type="float" office:value="10.2239274926135" calcext:value-type="float">
            <text:p>10.2239274926135</text:p>
          </table:table-cell>
          <table:table-cell office:value-type="float" office:value="7.60574123034599" calcext:value-type="float">
            <text:p>7.60574123034599</text:p>
          </table:table-cell>
          <table:table-cell office:value-type="float" office:value="7.66910701619252" calcext:value-type="float">
            <text:p>7.66910701619252</text:p>
          </table:table-cell>
          <table:table-cell office:value-type="float" office:value="9.17431241423293" calcext:value-type="float">
            <text:p>9.17431241423293</text:p>
          </table:table-cell>
          <table:table-cell office:value-type="float" office:value="10.1249983008604" calcext:value-type="float">
            <text:p>10.1249983008604</text:p>
          </table:table-cell>
          <table:table-cell office:value-type="float" office:value="10.2290871394846" calcext:value-type="float">
            <text:p>10.2290871394846</text:p>
          </table:table-cell>
          <table:table-cell office:value-type="float" office:value="9.77222166677977" calcext:value-type="float">
            <text:p>9.77222166677977</text:p>
          </table:table-cell>
          <table:table-cell office:value-type="float" office:value="9.4088037183626" calcext:value-type="float">
            <text:p>9.4088037183626</text:p>
          </table:table-cell>
          <table:table-cell office:value-type="float" office:value="9.38567336925552" calcext:value-type="float">
            <text:p>9.38567336925552</text:p>
          </table:table-cell>
          <table:table-cell office:value-type="float" office:value="9.4684209020597" calcext:value-type="float">
            <text:p>9.4684209020597</text:p>
          </table:table-cell>
          <table:table-cell office:value-type="float" office:value="9.51654608898594" calcext:value-type="float">
            <text:p>9.51654608898594</text:p>
          </table:table-cell>
          <table:table-cell office:value-type="float" office:value="9.48087040245566" calcext:value-type="float">
            <text:p>9.48087040245566</text:p>
          </table:table-cell>
          <table:table-cell office:value-type="float" office:value="9.40919570459567" calcext:value-type="float">
            <text:p>9.40919570459567</text:p>
          </table:table-cell>
          <table:table-cell office:value-type="float" office:value="9.35395278713199" calcext:value-type="float">
            <text:p>9.35395278713199</text:p>
          </table:table-cell>
          <table:table-cell office:value-type="float" office:value="9.28555161762034" calcext:value-type="float">
            <text:p>9.28555161762034</text:p>
          </table:table-cell>
          <table:table-cell office:value-type="float" office:value="9.21340010567327" calcext:value-type="float">
            <text:p>9.21340010567327</text:p>
          </table:table-cell>
          <table:table-cell office:value-type="float" office:value="9.25957633119408" calcext:value-type="float">
            <text:p>9.25957633119408</text:p>
          </table:table-cell>
          <table:table-cell office:value-type="float" office:value="10.0619396180663" calcext:value-type="float">
            <text:p>10.0619396180663</text:p>
          </table:table-cell>
          <table:table-cell office:value-type="float" office:value="12.6894922884055" calcext:value-type="float">
            <text:p>12.6894922884055</text:p>
          </table:table-cell>
          <table:table-cell office:value-type="float" office:value="17.9013786880173" calcext:value-type="float">
            <text:p>17.9013786880173</text:p>
          </table:table-cell>
          <table:table-cell office:value-type="float" office:value="25.620274691877" calcext:value-type="float">
            <text:p>25.620274691877</text:p>
          </table:table-cell>
          <table:table-cell office:value-type="float" office:value="32.7409051196207" calcext:value-type="float">
            <text:p>32.7409051196207</text:p>
          </table:table-cell>
          <table:table-cell office:value-type="float" office:value="35.4875646810411" calcext:value-type="float">
            <text:p>35.4875646810411</text:p>
          </table:table-cell>
          <table:table-cell office:value-type="float" office:value="30.6349527793468" calcext:value-type="float">
            <text:p>30.6349527793468</text:p>
          </table:table-cell>
          <table:table-cell office:value-type="float" office:value="18.852414556365" calcext:value-type="float">
            <text:p>18.852414556365</text:p>
          </table:table-cell>
          <table:table-cell office:value-type="float" office:value="5.9731114813357" calcext:value-type="float">
            <text:p>5.9731114813357</text:p>
          </table:table-cell>
          <table:table-cell office:value-type="float" office:value="-2.35002632696387" calcext:value-type="float">
            <text:p>-2.35002632696387</text:p>
          </table:table-cell>
          <table:table-cell office:value-type="float" office:value="-1.89091675775" calcext:value-type="float">
            <text:p>-1.89091675775</text:p>
          </table:table-cell>
          <table:table-cell office:value-type="float" office:value="4.39540262415183" calcext:value-type="float">
            <text:p>4.39540262415183</text:p>
          </table:table-cell>
          <table:table-cell office:value-type="float" office:value="10.8410134746381" calcext:value-type="float">
            <text:p>10.8410134746381</text:p>
          </table:table-cell>
          <table:table-cell office:value-type="float" office:value="13.3729617346322" calcext:value-type="float">
            <text:p>13.3729617346322</text:p>
          </table:table-cell>
          <table:table-cell office:value-type="float" office:value="10.8004898895923" calcext:value-type="float">
            <text:p>10.8004898895923</text:p>
          </table:table-cell>
          <table:table-cell office:value-type="float" office:value="6.9680499681723" calcext:value-type="float">
            <text:p>6.9680499681723</text:p>
          </table:table-cell>
          <table:table-cell office:value-type="float" office:value="4.74842249298365" calcext:value-type="float">
            <text:p>4.74842249298365</text:p>
          </table:table-cell>
          <table:table-cell office:value-type="float" office:value="5.02937996192094" calcext:value-type="float">
            <text:p>5.02937996192094</text:p>
          </table:table-cell>
          <table:table-cell office:value-type="float" office:value="6.65659348366926" calcext:value-type="float">
            <text:p>6.65659348366926</text:p>
          </table:table-cell>
          <table:table-cell office:value-type="float" office:value="7.51556442215974" calcext:value-type="float">
            <text:p>7.51556442215974</text:p>
          </table:table-cell>
          <table:table-cell office:value-type="float" office:value="7.31892353856266" calcext:value-type="float">
            <text:p>7.31892353856266</text:p>
          </table:table-cell>
          <table:table-cell office:value-type="float" office:value="6.5337727727656" calcext:value-type="float">
            <text:p>6.5337727727656</text:p>
          </table:table-cell>
          <table:table-cell office:value-type="float" office:value="5.87442695650762" calcext:value-type="float">
            <text:p>5.87442695650762</text:p>
          </table:table-cell>
          <table:table-cell office:value-type="float" office:value="5.70032123939859" calcext:value-type="float">
            <text:p>5.70032123939859</text:p>
          </table:table-cell>
          <table:table-cell office:value-type="float" office:value="5.69208639847458" calcext:value-type="float">
            <text:p>5.69208639847458</text:p>
          </table:table-cell>
          <table:table-cell office:value-type="float" office:value="5.62288683956958" calcext:value-type="float">
            <text:p>5.62288683956958</text:p>
          </table:table-cell>
          <table:table-cell office:value-type="float" office:value="5.43228501285592" calcext:value-type="float">
            <text:p>5.43228501285592</text:p>
          </table:table-cell>
          <table:table-cell office:value-type="float" office:value="5.17880853325523" calcext:value-type="float">
            <text:p>5.17880853325523</text:p>
          </table:table-cell>
          <table:table-cell office:value-type="float" office:value="4.95772055256853" calcext:value-type="float">
            <text:p>4.95772055256853</text:p>
          </table:table-cell>
          <table:table-cell office:value-type="float" office:value="4.74224990216125" calcext:value-type="float">
            <text:p>4.74224990216125</text:p>
          </table:table-cell>
          <table:table-cell office:value-type="float" office:value="4.51499165742853" calcext:value-type="float">
            <text:p>4.51499165742853</text:p>
          </table:table-cell>
          <table:table-cell office:value-type="float" office:value="4.39498283215659" calcext:value-type="float">
            <text:p>4.39498283215659</text:p>
          </table:table-cell>
          <table:table-cell office:value-type="float" office:value="5.36649066550781" calcext:value-type="float">
            <text:p>5.36649066550781</text:p>
          </table:table-cell>
          <table:table-cell office:value-type="float" office:value="9.67008424578823" calcext:value-type="float">
            <text:p>9.67008424578823</text:p>
          </table:table-cell>
          <table:table-cell office:value-type="float" office:value="20.3727971048808" calcext:value-type="float">
            <text:p>20.3727971048808</text:p>
          </table:table-cell>
          <table:table-cell office:value-type="float" office:value="40.3357432528428" calcext:value-type="float">
            <text:p>40.3357432528428</text:p>
          </table:table-cell>
          <table:table-cell office:value-type="float" office:value="66.2570017601255" calcext:value-type="float">
            <text:p>66.2570017601255</text:p>
          </table:table-cell>
          <table:table-cell office:value-type="float" office:value="90.3555831681797" calcext:value-type="float">
            <text:p>90.3555831681797</text:p>
          </table:table-cell>
          <table:table-cell office:value-type="float" office:value="98.4177672808688" calcext:value-type="float">
            <text:p>98.4177672808688</text:p>
          </table:table-cell>
          <table:table-cell office:value-type="float" office:value="80.6898064067255" calcext:value-type="float">
            <text:p>80.6898064067255</text:p>
          </table:table-cell>
          <table:table-cell office:value-type="float" office:value="40.6920240340904" calcext:value-type="float">
            <text:p>40.6920240340904</text:p>
          </table:table-cell>
          <table:table-cell office:value-type="float" office:value="-6.82985949583366" calcext:value-type="float">
            <text:p>-6.82985949583366</text:p>
          </table:table-cell>
          <table:table-cell office:value-type="float" office:value="-36.7955350819411" calcext:value-type="float">
            <text:p>-36.7955350819411</text:p>
          </table:table-cell>
          <table:table-cell office:value-type="float" office:value="-38.8643308574372" calcext:value-type="float">
            <text:p>-38.8643308574372</text:p>
          </table:table-cell>
          <table:table-cell office:value-type="float" office:value="-16.0333807807516" calcext:value-type="float">
            <text:p>-16.0333807807516</text:p>
          </table:table-cell>
          <table:table-cell office:value-type="float" office:value="11.855754787536" calcext:value-type="float">
            <text:p>11.855754787536</text:p>
          </table:table-cell>
          <table:table-cell office:value-type="float" office:value="24.1164859318812" calcext:value-type="float">
            <text:p>24.1164859318812</text:p>
          </table:table-cell>
          <table:table-cell office:value-type="float" office:value="18.3704935546506" calcext:value-type="float">
            <text:p>18.3704935546506</text:p>
          </table:table-cell>
          <table:table-cell office:value-type="float" office:value="1.42240647308714" calcext:value-type="float">
            <text:p>1.42240647308714</text:p>
          </table:table-cell>
          <table:table-cell office:value-type="float" office:value="-10.5993751504506" calcext:value-type="float">
            <text:p>-10.5993751504506</text:p>
          </table:table-cell>
          <table:table-cell office:value-type="float" office:value="-11.0034940936087" calcext:value-type="float">
            <text:p>-11.0034940936087</text:p>
          </table:table-cell>
          <table:table-cell office:value-type="float" office:value="-4.00023905714479" calcext:value-type="float">
            <text:p>-4.00023905714479</text:p>
          </table:table-cell>
          <table:table-cell office:value-type="float" office:value="3.42218800895334" calcext:value-type="float">
            <text:p>3.42218800895334</text:p>
          </table:table-cell>
          <table:table-cell office:value-type="float" office:value="4.60230137690683" calcext:value-type="float">
            <text:p>4.60230137690683</text:p>
          </table:table-cell>
          <table:table-cell office:value-type="float" office:value="1.38754846661331" calcext:value-type="float">
            <text:p>1.38754846661331</text:p>
          </table:table-cell>
          <table:table-cell office:value-type="float" office:value="-2.21918956291364" calcext:value-type="float">
            <text:p>-2.21918956291364</text:p>
          </table:table-cell>
          <table:table-cell office:value-type="float" office:value="-3.79134314459892" calcext:value-type="float">
            <text:p>-3.79134314459892</text:p>
          </table:table-cell>
          <table:table-cell office:value-type="float" office:value="-2.92777516696121" calcext:value-type="float">
            <text:p>-2.92777516696121</text:p>
          </table:table-cell>
          <table:table-cell office:value-type="float" office:value="-1.81682051656845" calcext:value-type="float">
            <text:p>-1.81682051656845</text:p>
          </table:table-cell>
          <table:table-cell office:value-type="float" office:value="-1.54985895098501" calcext:value-type="float">
            <text:p>-1.54985895098501</text:p>
          </table:table-cell>
          <table:table-cell office:value-type="float" office:value="-2.03293738648311" calcext:value-type="float">
            <text:p>-2.03293738648311</text:p>
          </table:table-cell>
          <table:table-cell office:value-type="float" office:value="-2.74347072862501" calcext:value-type="float">
            <text:p>-2.74347072862501</text:p>
          </table:table-cell>
          <table:table-cell office:value-type="float" office:value="-3.12328820548729" calcext:value-type="float">
            <text:p>-3.12328820548729</text:p>
          </table:table-cell>
          <table:table-cell office:value-type="float" office:value="-3.26889368094142" calcext:value-type="float">
            <text:p>-3.26889368094142</text:p>
          </table:table-cell>
          <table:table-cell office:value-type="float" office:value="-3.39271364368739" calcext:value-type="float">
            <text:p>-3.39271364368739</text:p>
          </table:table-cell>
          <table:table-cell office:value-type="float" office:value="-3.57615263998448" calcext:value-type="float">
            <text:p>-3.57615263998448</text:p>
          </table:table-cell>
          <table:table-cell office:value-type="float" office:value="-3.82143993227126" calcext:value-type="float">
            <text:p>-3.82143993227126</text:p>
          </table:table-cell>
          <table:table-cell office:value-type="float" office:value="-4.05772854869575" calcext:value-type="float">
            <text:p>-4.05772854869575</text:p>
          </table:table-cell>
          <table:table-cell office:value-type="float" office:value="-4.27858817011151" calcext:value-type="float">
            <text:p>-4.27858817011151</text:p>
          </table:table-cell>
          <table:table-cell office:value-type="float" office:value="-4.51374357270577" calcext:value-type="float">
            <text:p>-4.51374357270577</text:p>
          </table:table-cell>
          <table:table-cell office:value-type="float" office:value="-4.69787352449177" calcext:value-type="float">
            <text:p>-4.69787352449177</text:p>
          </table:table-cell>
          <table:table-cell office:value-type="float" office:value="-4.53190524452966" calcext:value-type="float">
            <text:p>-4.53190524452966</text:p>
          </table:table-cell>
          <table:table-cell office:value-type="float" office:value="-3.04114153500112" calcext:value-type="float">
            <text:p>-3.04114153500112</text:p>
          </table:table-cell>
          <table:table-cell office:value-type="float" office:value="0.723788374684956" calcext:value-type="float">
            <text:p>0.723788374684956</text:p>
          </table:table-cell>
          <table:table-cell office:value-type="float" office:value="7.30577648993401" calcext:value-type="float">
            <text:p>7.30577648993401</text:p>
          </table:table-cell>
          <table:table-cell office:value-type="float" office:value="15.1094928035347" calcext:value-type="float">
            <text:p>15.1094928035347</text:p>
          </table:table-cell>
          <table:table-cell office:value-type="float" office:value="20.3186963561583" calcext:value-type="float">
            <text:p>20.3186963561583</text:p>
          </table:table-cell>
          <table:table-cell office:value-type="float" office:value="19.4261962356167" calcext:value-type="float">
            <text:p>19.4261962356167</text:p>
          </table:table-cell>
          <table:table-cell office:value-type="float" office:value="10.3280818966509" calcext:value-type="float">
            <text:p>10.3280818966509</text:p>
          </table:table-cell>
          <table:table-cell office:value-type="float" office:value="-2.84540734482095" calcext:value-type="float">
            <text:p>-2.84540734482095</text:p>
          </table:table-cell>
          <table:table-cell office:value-type="float" office:value="-14.0892728746944" calcext:value-type="float">
            <text:p>-14.0892728746944</text:p>
          </table:table-cell>
          <table:table-cell office:value-type="float" office:value="-18.1350497253374" calcext:value-type="float">
            <text:p>-18.1350497253374</text:p>
          </table:table-cell>
          <table:table-cell office:value-type="float" office:value="-13.9543825919071" calcext:value-type="float">
            <text:p>-13.9543825919071</text:p>
          </table:table-cell>
          <table:table-cell office:value-type="float" office:value="-7.00775453854574" calcext:value-type="float">
            <text:p>-7.00775453854574</text:p>
          </table:table-cell>
          <table:table-cell office:value-type="float" office:value="-2.14102402873913" calcext:value-type="float">
            <text:p>-2.14102402873913</text:p>
          </table:table-cell>
          <table:table-cell office:value-type="float" office:value="-2.53382490673007" calcext:value-type="float">
            <text:p>-2.53382490673007</text:p>
          </table:table-cell>
          <table:table-cell office:value-type="float" office:value="-6.29045707667436" calcext:value-type="float">
            <text:p>-6.29045707667436</text:p>
          </table:table-cell>
          <table:table-cell office:value-type="float" office:value="-9.44850917327261" calcext:value-type="float">
            <text:p>-9.44850917327261</text:p>
          </table:table-cell>
          <table:table-cell office:value-type="float" office:value="-10.3973092584918" calcext:value-type="float">
            <text:p>-10.3973092584918</text:p>
          </table:table-cell>
          <table:table-cell office:value-type="float" office:value="-9.09766129361229" calcext:value-type="float">
            <text:p>-9.09766129361229</text:p>
          </table:table-cell>
          <table:table-cell office:value-type="float" office:value="-7.65538220378956" calcext:value-type="float">
            <text:p>-7.65538220378956</text:p>
          </table:table-cell>
          <table:table-cell office:value-type="float" office:value="-7.33950252763183" calcext:value-type="float">
            <text:p>-7.33950252763183</text:p>
          </table:table-cell>
          <table:table-cell office:value-type="float" office:value="-7.85773184153507" calcext:value-type="float">
            <text:p>-7.85773184153507</text:p>
          </table:table-cell>
          <table:table-cell office:value-type="float" office:value="-8.60391576706389" calcext:value-type="float">
            <text:p>-8.60391576706389</text:p>
          </table:table-cell>
          <table:table-cell office:value-type="float" office:value="-8.91851436807085" calcext:value-type="float">
            <text:p>-8.91851436807085</text:p>
          </table:table-cell>
          <table:table-cell office:value-type="float" office:value="-8.87578668088651" calcext:value-type="float">
            <text:p>-8.87578668088651</text:p>
          </table:table-cell>
          <table:table-cell office:value-type="float" office:value="-8.80888190260175" calcext:value-type="float">
            <text:p>-8.80888190260175</text:p>
          </table:table-cell>
          <table:table-cell office:value-type="float" office:value="-8.83368528741982" calcext:value-type="float">
            <text:p>-8.83368528741982</text:p>
          </table:table-cell>
          <table:table-cell office:value-type="float" office:value="-8.95802805978673" calcext:value-type="float">
            <text:p>-8.95802805978673</text:p>
          </table:table-cell>
          <table:table-cell office:value-type="float" office:value="-9.07721750152782" calcext:value-type="float">
            <text:p>-9.07721750152782</text:p>
          </table:table-cell>
          <table:table-cell office:value-type="float" office:value="-9.15602668960766" calcext:value-type="float">
            <text:p>-9.15602668960766</text:p>
          </table:table-cell>
          <table:table-cell office:value-type="float" office:value="-9.24430887636314" calcext:value-type="float">
            <text:p>-9.24430887636314</text:p>
          </table:table-cell>
          <table:table-cell office:value-type="float" office:value="-9.29118836218852" calcext:value-type="float">
            <text:p>-9.29118836218852</text:p>
          </table:table-cell>
          <table:table-cell office:value-type="float" office:value="-8.9323623057738" calcext:value-type="float">
            <text:p>-8.9323623057738</text:p>
          </table:table-cell>
          <table:table-cell office:value-type="float" office:value="-6.38643757055073" calcext:value-type="float">
            <text:p>-6.38643757055073</text:p>
          </table:table-cell>
          <table:table-cell office:value-type="float" office:value="0.937161047745786" calcext:value-type="float">
            <text:p>0.937161047745786</text:p>
          </table:table-cell>
          <table:table-cell office:value-type="float" office:value="16.5032191763535" calcext:value-type="float">
            <text:p>16.5032191763535</text:p>
          </table:table-cell>
          <table:table-cell office:value-type="float" office:value="40.4910304784371" calcext:value-type="float">
            <text:p>40.4910304784371</text:p>
          </table:table-cell>
          <table:table-cell office:value-type="float" office:value="67.0565254870628" calcext:value-type="float">
            <text:p>67.0565254870628</text:p>
          </table:table-cell>
          <table:table-cell office:value-type="float" office:value="85.0627040097668" calcext:value-type="float">
            <text:p>85.0627040097668</text:p>
          </table:table-cell>
          <table:table-cell office:value-type="float" office:value="80.184357233386" calcext:value-type="float">
            <text:p>80.184357233386</text:p>
          </table:table-cell>
          <table:table-cell office:value-type="float" office:value="50.4449242119165" calcext:value-type="float">
            <text:p>50.4449242119165</text:p>
          </table:table-cell>
          <table:table-cell office:value-type="float" office:value="3.76646865079786" calcext:value-type="float">
            <text:p>3.76646865079786</text:p>
          </table:table-cell>
          <table:table-cell office:value-type="float" office:value="-37.2374241476138" calcext:value-type="float">
            <text:p>-37.2374241476138</text:p>
          </table:table-cell>
          <table:table-cell office:value-type="float" office:value="-52.6199909850753" calcext:value-type="float">
            <text:p>-52.6199909850753</text:p>
          </table:table-cell>
          <table:table-cell office:value-type="float" office:value="-40.381707546421" calcext:value-type="float">
            <text:p>-40.381707546421</text:p>
          </table:table-cell>
          <table:table-cell office:value-type="float" office:value="-11.4122425871323" calcext:value-type="float">
            <text:p>-11.4122425871323</text:p>
          </table:table-cell>
          <table:table-cell office:value-type="float" office:value="10.0054694575611" calcext:value-type="float">
            <text:p>10.0054694575611</text:p>
          </table:table-cell>
          <table:table-cell office:value-type="float" office:value="13.0688811049874" calcext:value-type="float">
            <text:p>13.0688811049874</text:p>
          </table:table-cell>
          <table:table-cell office:value-type="float" office:value="0.104516427272802" calcext:value-type="float">
            <text:p>0.104516427272802</text:p>
          </table:table-cell>
          <table:table-cell office:value-type="float" office:value="-15.9899964132558" calcext:value-type="float">
            <text:p>-15.9899964132558</text:p>
          </table:table-cell>
          <table:table-cell office:value-type="float" office:value="-21.4101757672781" calcext:value-type="float">
            <text:p>-21.4101757672781</text:p>
          </table:table-cell>
          <table:table-cell office:value-type="float" office:value="-17.0326580282388" calcext:value-type="float">
            <text:p>-17.0326580282388</text:p>
          </table:table-cell>
          <table:table-cell office:value-type="float" office:value="-8.47606070004905" calcext:value-type="float">
            <text:p>-8.47606070004905</text:p>
          </table:table-cell>
          <table:table-cell office:value-type="float" office:value="-3.60121844853559" calcext:value-type="float">
            <text:p>-3.60121844853559</text:p>
          </table:table-cell>
          <table:table-cell office:value-type="float" office:value="-4.94092206087098" calcext:value-type="float">
            <text:p>-4.94092206087098</text:p>
          </table:table-cell>
          <table:table-cell office:value-type="float" office:value="-8.42092950812483" calcext:value-type="float">
            <text:p>-8.42092950812483</text:p>
          </table:table-cell>
          <table:table-cell office:value-type="float" office:value="-10.9129515683941" calcext:value-type="float">
            <text:p>-10.9129515683941</text:p>
          </table:table-cell>
          <table:table-cell office:value-type="float" office:value="-10.6955305695028" calcext:value-type="float">
            <text:p>-10.6955305695028</text:p>
          </table:table-cell>
          <table:table-cell office:value-type="float" office:value="-9.09825630252261" calcext:value-type="float">
            <text:p>-9.09825630252261</text:p>
          </table:table-cell>
          <table:table-cell office:value-type="float" office:value="-8.07612834612286" calcext:value-type="float">
            <text:p>-8.07612834612286</text:p>
          </table:table-cell>
          <table:table-cell office:value-type="float" office:value="-7.88584030775681" calcext:value-type="float">
            <text:p>-7.88584030775681</text:p>
          </table:table-cell>
          <table:table-cell office:value-type="float" office:value="-8.2284383076371" calcext:value-type="float">
            <text:p>-8.2284383076371</text:p>
          </table:table-cell>
          <table:table-cell office:value-type="float" office:value="-8.44794983646544" calcext:value-type="float">
            <text:p>-8.44794983646544</text:p>
          </table:table-cell>
          <table:table-cell office:value-type="float" office:value="-8.32006874169868" calcext:value-type="float">
            <text:p>-8.32006874169868</text:p>
          </table:table-cell>
          <table:table-cell office:value-type="float" office:value="-8.08181048151348" calcext:value-type="float">
            <text:p>-8.08181048151348</text:p>
          </table:table-cell>
          <table:table-cell office:value-type="float" office:value="-7.86934419635107" calcext:value-type="float">
            <text:p>-7.86934419635107</text:p>
          </table:table-cell>
          <table:table-cell office:value-type="float" office:value="-7.72983132584233" calcext:value-type="float">
            <text:p>-7.72983132584233</text:p>
          </table:table-cell>
          <table:table-cell office:value-type="float" office:value="-7.61301549055302" calcext:value-type="float">
            <text:p>-7.61301549055302</text:p>
          </table:table-cell>
          <table:table-cell office:value-type="float" office:value="-7.4688937735697" calcext:value-type="float">
            <text:p>-7.4688937735697</text:p>
          </table:table-cell>
          <table:table-cell office:value-type="float" office:value="-7.32841282670805" calcext:value-type="float">
            <text:p>-7.32841282670805</text:p>
          </table:table-cell>
          <table:table-cell office:value-type="float" office:value="-7.17900321655755" calcext:value-type="float">
            <text:p>-7.17900321655755</text:p>
          </table:table-cell>
          <table:table-cell office:value-type="float" office:value="-6.89308501123147" calcext:value-type="float">
            <text:p>-6.89308501123147</text:p>
          </table:table-cell>
          <table:table-cell office:value-type="float" office:value="-5.8097758901321" calcext:value-type="float">
            <text:p>-5.8097758901321</text:p>
          </table:table-cell>
          <table:table-cell office:value-type="float" office:value="-2.86174802305327" calcext:value-type="float">
            <text:p>-2.86174802305327</text:p>
          </table:table-cell>
          <table:table-cell office:value-type="float" office:value="2.69883636252171" calcext:value-type="float">
            <text:p>2.69883636252171</text:p>
          </table:table-cell>
          <table:table-cell office:value-type="float" office:value="10.7285655193896" calcext:value-type="float">
            <text:p>10.7285655193896</text:p>
          </table:table-cell>
          <table:table-cell office:value-type="float" office:value="18.049417837872" calcext:value-type="float">
            <text:p>18.049417837872</text:p>
          </table:table-cell>
          <table:table-cell office:value-type="float" office:value="20.8997263726661" calcext:value-type="float">
            <text:p>20.8997263726661</text:p>
          </table:table-cell>
          <table:table-cell office:value-type="float" office:value="16.0841539504818" calcext:value-type="float">
            <text:p>16.0841539504818</text:p>
          </table:table-cell>
          <table:table-cell office:value-type="float" office:value="4.485205321139" calcext:value-type="float">
            <text:p>4.485205321139</text:p>
          </table:table-cell>
          <table:table-cell office:value-type="float" office:value="-8.01771349949999" calcext:value-type="float">
            <text:p>-8.01771349949999</text:p>
          </table:table-cell>
          <table:table-cell office:value-type="float" office:value="-15.794959952923" calcext:value-type="float">
            <text:p>-15.794959952923</text:p>
          </table:table-cell>
          <table:table-cell office:value-type="float" office:value="-14.7398242857785" calcext:value-type="float">
            <text:p>-14.7398242857785</text:p>
          </table:table-cell>
          <table:table-cell office:value-type="float" office:value="-8.02952149488998" calcext:value-type="float">
            <text:p>-8.02952149488998</text:p>
          </table:table-cell>
          <table:table-cell office:value-type="float" office:value="-1.29868057413695" calcext:value-type="float">
            <text:p>-1.29868057413695</text:p>
          </table:table-cell>
          <table:table-cell office:value-type="float" office:value="1.42101882649623" calcext:value-type="float">
            <text:p>1.42101882649623</text:p>
          </table:table-cell>
          <table:table-cell office:value-type="float" office:value="-0.889387856414395" calcext:value-type="float">
            <text:p>-0.889387856414395</text:p>
          </table:table-cell>
          <table:table-cell office:value-type="float" office:value="-4.32677273960812" calcext:value-type="float">
            <text:p>-4.32677273960812</text:p>
          </table:table-cell>
          <table:table-cell office:value-type="float" office:value="-6.09969102464561" calcext:value-type="float">
            <text:p>-6.09969102464561</text:p>
          </table:table-cell>
          <table:table-cell office:value-type="float" office:value="-5.3598655521801" calcext:value-type="float">
            <text:p>-5.3598655521801</text:p>
          </table:table-cell>
          <table:table-cell office:value-type="float" office:value="-3.33627837296758" calcext:value-type="float">
            <text:p>-3.33627837296758</text:p>
          </table:table-cell>
          <table:table-cell office:value-type="float" office:value="-2.11508339859846" calcext:value-type="float">
            <text:p>-2.11508339859846</text:p>
          </table:table-cell>
          <table:table-cell office:value-type="float" office:value="-1.93211857077093" calcext:value-type="float">
            <text:p>-1.93211857077093</text:p>
          </table:table-cell>
          <table:table-cell office:value-type="float" office:value="-2.31314802315335" calcext:value-type="float">
            <text:p>-2.31314802315335</text:p>
          </table:table-cell>
          <table:table-cell office:value-type="float" office:value="-2.54117576044183" calcext:value-type="float">
            <text:p>-2.54117576044183</text:p>
          </table:table-cell>
          <table:table-cell office:value-type="float" office:value="-2.28229592503159" calcext:value-type="float">
            <text:p>-2.28229592503159</text:p>
          </table:table-cell>
          <table:table-cell office:value-type="float" office:value="-1.86307595410473" calcext:value-type="float">
            <text:p>-1.86307595410473</text:p>
          </table:table-cell>
          <table:table-cell office:value-type="float" office:value="-1.50316057309294" calcext:value-type="float">
            <text:p>-1.50316057309294</text:p>
          </table:table-cell>
          <table:table-cell office:value-type="float" office:value="-1.26058702770681" calcext:value-type="float">
            <text:p>-1.26058702770681</text:p>
          </table:table-cell>
          <table:table-cell office:value-type="float" office:value="-1.07315985996573" calcext:value-type="float">
            <text:p>-1.07315985996573</text:p>
          </table:table-cell>
          <table:table-cell office:value-type="float" office:value="-0.848258022006918" calcext:value-type="float">
            <text:p>-0.848258022006918</text:p>
          </table:table-cell>
          <table:table-cell office:value-type="float" office:value="-0.615927916240779" calcext:value-type="float">
            <text:p>-0.615927916240779</text:p>
          </table:table-cell>
          <table:table-cell office:value-type="float" office:value="-0.390285315784648" calcext:value-type="float">
            <text:p>-0.390285315784648</text:p>
          </table:table-cell>
          <table:table-cell office:value-type="float" office:value="-0.0459017590005752" calcext:value-type="float">
            <text:p>-0.045901759000575</text:p>
          </table:table-cell>
          <table:table-cell office:value-type="float" office:value="1.44968963099081" calcext:value-type="float">
            <text:p>1.44968963099081</text:p>
          </table:table-cell>
          <table:table-cell office:value-type="float" office:value="6.35693880416469" calcext:value-type="float">
            <text:p>6.35693880416469</text:p>
          </table:table-cell>
          <table:table-cell office:value-type="float" office:value="17.7740793199106" calcext:value-type="float">
            <text:p>17.7740793199106</text:p>
          </table:table-cell>
          <table:table-cell office:value-type="float" office:value="38.4685197984253" calcext:value-type="float">
            <text:p>38.4685197984253</text:p>
          </table:table-cell>
          <table:table-cell office:value-type="float" office:value="64.9408409043634" calcext:value-type="float">
            <text:p>64.9408409043634</text:p>
          </table:table-cell>
          <table:table-cell office:value-type="float" office:value="89.2519490628709" calcext:value-type="float">
            <text:p>89.2519490628709</text:p>
          </table:table-cell>
          <table:table-cell office:value-type="float" office:value="97.0623314742476" calcext:value-type="float">
            <text:p>97.0623314742476</text:p>
          </table:table-cell>
          <table:table-cell office:value-type="float" office:value="79.0453547914827" calcext:value-type="float">
            <text:p>79.0453547914827</text:p>
          </table:table-cell>
          <table:table-cell office:value-type="float" office:value="38.9741022550034" calcext:value-type="float">
            <text:p>38.9741022550034</text:p>
          </table:table-cell>
          <table:table-cell office:value-type="float" office:value="-7.90495309063984" calcext:value-type="float">
            <text:p>-7.90495309063984</text:p>
          </table:table-cell>
          <table:table-cell office:value-type="float" office:value="-36.5875089512427" calcext:value-type="float">
            <text:p>-36.5875089512427</text:p>
          </table:table-cell>
          <table:table-cell office:value-type="float" office:value="-37.3405967747997" calcext:value-type="float">
            <text:p>-37.3405967747997</text:p>
          </table:table-cell>
          <table:table-cell office:value-type="float" office:value="-13.5063225931266" calcext:value-type="float">
            <text:p>-13.5063225931266</text:p>
          </table:table-cell>
          <table:table-cell office:value-type="float" office:value="14.5959504405798" calcext:value-type="float">
            <text:p>14.5959504405798</text:p>
          </table:table-cell>
          <table:table-cell office:value-type="float" office:value="26.7543833946924" calcext:value-type="float">
            <text:p>26.7543833946924</text:p>
          </table:table-cell>
          <table:table-cell office:value-type="float" office:value="20.9655949002066" calcext:value-type="float">
            <text:p>20.9655949002066</text:p>
          </table:table-cell>
          <table:table-cell office:value-type="float" office:value="4.38421273632294" calcext:value-type="float">
            <text:p>4.38421273632294</text:p>
          </table:table-cell>
          <table:table-cell office:value-type="float" office:value="-6.82461699372129" calcext:value-type="float">
            <text:p>-6.82461699372129</text:p>
          </table:table-cell>
          <table:table-cell office:value-type="float" office:value="-6.47263698262369" calcext:value-type="float">
            <text:p>-6.47263698262369</text:p>
          </table:table-cell>
          <table:table-cell office:value-type="float" office:value="1.11755525180773" calcext:value-type="float">
            <text:p>1.11755525180773</text:p>
          </table:table-cell>
          <table:table-cell office:value-type="float" office:value="8.87478379969469" calcext:value-type="float">
            <text:p>8.87478379969469</text:p>
          </table:table-cell>
          <table:table-cell office:value-type="float" office:value="10.3035912271415" calcext:value-type="float">
            <text:p>10.3035912271415</text:p>
          </table:table-cell>
          <table:table-cell office:value-type="float" office:value="7.47130989298033" calcext:value-type="float">
            <text:p>7.47130989298033</text:p>
          </table:table-cell>
          <table:table-cell office:value-type="float" office:value="4.33632251343609" calcext:value-type="float">
            <text:p>4.33632251343609</text:p>
          </table:table-cell>
          <table:table-cell office:value-type="float" office:value="3.28939659567368" calcext:value-type="float">
            <text:p>3.28939659567368</text:p>
          </table:table-cell>
          <table:table-cell office:value-type="float" office:value="4.62748580667912" calcext:value-type="float">
            <text:p>4.62748580667912</text:p>
          </table:table-cell>
          <table:table-cell office:value-type="float" office:value="6.14545233525455" calcext:value-type="float">
            <text:p>6.14545233525455</text:p>
          </table:table-cell>
          <table:table-cell office:value-type="float" office:value="6.80976997403185" calcext:value-type="float">
            <text:p>6.80976997403185</text:p>
          </table:table-cell>
          <table:table-cell office:value-type="float" office:value="6.7271998778836" calcext:value-type="float">
            <text:p>6.7271998778836</text:p>
          </table:table-cell>
          <table:table-cell office:value-type="float" office:value="6.43291210812509" calcext:value-type="float">
            <text:p>6.43291210812509</text:p>
          </table:table-cell>
          <table:table-cell office:value-type="float" office:value="6.4703691345582" calcext:value-type="float">
            <text:p>6.4703691345582</text:p>
          </table:table-cell>
          <table:table-cell office:value-type="float" office:value="6.72789429815646" calcext:value-type="float">
            <text:p>6.72789429815646</text:p>
          </table:table-cell>
          <table:table-cell office:value-type="float" office:value="6.9969502181141" calcext:value-type="float">
            <text:p>6.9969502181141</text:p>
          </table:table-cell>
          <table:table-cell office:value-type="float" office:value="7.19822199428353" calcext:value-type="float">
            <text:p>7.19822199428353</text:p>
          </table:table-cell>
          <table:table-cell office:value-type="float" office:value="7.33254354468538" calcext:value-type="float">
            <text:p>7.33254354468538</text:p>
          </table:table-cell>
          <table:table-cell office:value-type="float" office:value="7.47048441268924" calcext:value-type="float">
            <text:p>7.47048441268924</text:p>
          </table:table-cell>
          <table:table-cell office:value-type="float" office:value="7.61542936168101" calcext:value-type="float">
            <text:p>7.61542936168101</text:p>
          </table:table-cell>
          <table:table-cell office:value-type="float" office:value="7.73881061128699" calcext:value-type="float">
            <text:p>7.73881061128699</text:p>
          </table:table-cell>
          <table:table-cell office:value-type="float" office:value="7.90864805930302" calcext:value-type="float">
            <text:p>7.90864805930302</text:p>
          </table:table-cell>
          <table:table-cell office:value-type="float" office:value="8.4411288009372" calcext:value-type="float">
            <text:p>8.4411288009372</text:p>
          </table:table-cell>
          <table:table-cell office:value-type="float" office:value="10.3237568554212" calcext:value-type="float">
            <text:p>10.3237568554212</text:p>
          </table:table-cell>
          <table:table-cell office:value-type="float" office:value="14.4942742563669" calcext:value-type="float">
            <text:p>14.4942742563669</text:p>
          </table:table-cell>
          <table:table-cell office:value-type="float" office:value="21.4746125170409" calcext:value-type="float">
            <text:p>21.4746125170409</text:p>
          </table:table-cell>
          <table:table-cell office:value-type="float" office:value="29.5654280561525" calcext:value-type="float">
            <text:p>29.5654280561525</text:p>
          </table:table-cell>
          <table:table-cell office:value-type="float" office:value="34.9374738999054" calcext:value-type="float">
            <text:p>34.9374738999054</text:p>
          </table:table-cell>
          <table:table-cell office:value-type="float" office:value="34.0989372993977" calcext:value-type="float">
            <text:p>34.0989372993977</text:p>
          </table:table-cell>
          <table:table-cell office:value-type="float" office:value="25.0670228856114" calcext:value-type="float">
            <text:p>25.0670228856114</text:p>
          </table:table-cell>
          <table:table-cell office:value-type="float" office:value="12.1386252525869" calcext:value-type="float">
            <text:p>12.1386252525869</text:p>
          </table:table-cell>
          <table:table-cell office:value-type="float" office:value="1.30057107339378" calcext:value-type="float">
            <text:p>1.30057107339378</text:p>
          </table:table-cell>
          <table:table-cell office:value-type="float" office:value="-2.21058218511027" calcext:value-type="float">
            <text:p>-2.21058218511027</text:p>
          </table:table-cell>
          <table:table-cell office:value-type="float" office:value="2.3841814245386" calcext:value-type="float">
            <text:p>2.3841814245386</text:p>
          </table:table-cell>
          <table:table-cell office:value-type="float" office:value="9.56008387045977" calcext:value-type="float">
            <text:p>9.56008387045977</text:p>
          </table:table-cell>
          <table:table-cell office:value-type="float" office:value="14.5253729808955" calcext:value-type="float">
            <text:p>14.5253729808955</text:p>
          </table:table-cell>
          <table:table-cell office:value-type="float" office:value="14.1807776246265" calcext:value-type="float">
            <text:p>14.1807776246265</text:p>
          </table:table-cell>
          <table:table-cell office:value-type="float" office:value="10.5920380254619" calcext:value-type="float">
            <text:p>10.5920380254619</text:p>
          </table:table-cell>
          <table:table-cell office:value-type="float" office:value="7.67659199119761" calcext:value-type="float">
            <text:p>7.67659199119761</text:p>
          </table:table-cell>
          <table:table-cell office:value-type="float" office:value="6.98657537982157" calcext:value-type="float">
            <text:p>6.98657537982157</text:p>
          </table:table-cell>
          <table:table-cell office:value-type="float" office:value="8.49336088339596" calcext:value-type="float">
            <text:p>8.49336088339596</text:p>
          </table:table-cell>
          <table:table-cell office:value-type="float" office:value="10.0641509094988" calcext:value-type="float">
            <text:p>10.0641509094988</text:p>
          </table:table-cell>
          <table:table-cell office:value-type="float" office:value="10.4937423915649" calcext:value-type="float">
            <text:p>10.4937423915649</text:p>
          </table:table-cell>
          <table:table-cell office:value-type="float" office:value="10.0919004065238" calcext:value-type="float">
            <text:p>10.0919004065238</text:p>
          </table:table-cell>
          <table:table-cell office:value-type="float" office:value="9.47323008254148" calcext:value-type="float">
            <text:p>9.47323008254148</text:p>
          </table:table-cell>
          <table:table-cell office:value-type="float" office:value="9.28590445286762" calcext:value-type="float">
            <text:p>9.28590445286762</text:p>
          </table:table-cell>
          <table:table-cell office:value-type="float" office:value="9.43294213362352" calcext:value-type="float">
            <text:p>9.43294213362352</text:p>
          </table:table-cell>
          <table:table-cell office:value-type="float" office:value="9.58599379616996" calcext:value-type="float">
            <text:p>9.58599379616996</text:p>
          </table:table-cell>
          <table:table-cell office:value-type="float" office:value="9.63387369877325" calcext:value-type="float">
            <text:p>9.63387369877325</text:p>
          </table:table-cell>
          <table:table-cell office:value-type="float" office:value="9.57263153877856" calcext:value-type="float">
            <text:p>9.57263153877856</text:p>
          </table:table-cell>
          <table:table-cell office:value-type="float" office:value="9.5078836139741" calcext:value-type="float">
            <text:p>9.5078836139741</text:p>
          </table:table-cell>
          <table:table-cell office:value-type="float" office:value="9.47060434047197" calcext:value-type="float">
            <text:p>9.47060434047197</text:p>
          </table:table-cell>
          <table:table-cell office:value-type="float" office:value="9.41141621177644" calcext:value-type="float">
            <text:p>9.41141621177644</text:p>
          </table:table-cell>
          <table:table-cell office:value-type="float" office:value="9.38520045362763" calcext:value-type="float">
            <text:p>9.38520045362763</text:p>
          </table:table-cell>
          <table:table-cell office:value-type="float" office:value="9.78286963960284" calcext:value-type="float">
            <text:p>9.78286963960284</text:p>
          </table:table-cell>
          <table:table-cell office:value-type="float" office:value="12.4253027201135" calcext:value-type="float">
            <text:p>12.4253027201135</text:p>
          </table:table-cell>
          <table:table-cell office:value-type="float" office:value="19.9287223840952" calcext:value-type="float">
            <text:p>19.9287223840952</text:p>
          </table:table-cell>
          <table:table-cell office:value-type="float" office:value="35.7595797179916" calcext:value-type="float">
            <text:p>35.7595797179916</text:p>
          </table:table-cell>
          <table:table-cell office:value-type="float" office:value="59.8820916814226" calcext:value-type="float">
            <text:p>59.8820916814226</text:p>
          </table:table-cell>
          <table:table-cell office:value-type="float" office:value="86.3410432518755" calcext:value-type="float">
            <text:p>86.3410432518755</text:p>
          </table:table-cell>
          <table:table-cell office:value-type="float" office:value="103.779070093925" calcext:value-type="float">
            <text:p>103.779070093925</text:p>
          </table:table-cell>
          <table:table-cell office:value-type="float" office:value="98.0140671271555" calcext:value-type="float">
            <text:p>98.0140671271555</text:p>
          </table:table-cell>
          <table:table-cell office:value-type="float" office:value="67.5050794177059" calcext:value-type="float">
            <text:p>67.5050794177059</text:p>
          </table:table-cell>
          <table:table-cell office:value-type="float" office:value="20.5027067995282" calcext:value-type="float">
            <text:p>20.5027067995282</text:p>
          </table:table-cell>
          <table:table-cell office:value-type="float" office:value="-20.0291415989909" calcext:value-type="float">
            <text:p>-20.0291415989909</text:p>
          </table:table-cell>
          <table:table-cell office:value-type="float" office:value="-34.6800085531908" calcext:value-type="float">
            <text:p>-34.6800085531908</text:p>
          </table:table-cell>
          <table:table-cell office:value-type="float" office:value="-21.795653188933" calcext:value-type="float">
            <text:p>-21.795653188933</text:p>
          </table:table-cell>
          <table:table-cell office:value-type="float" office:value="7.15838487739187" calcext:value-type="float">
            <text:p>7.15838487739187</text:p>
          </table:table-cell>
          <table:table-cell office:value-type="float" office:value="27.8999523411328" calcext:value-type="float">
            <text:p>27.8999523411328</text:p>
          </table:table-cell>
          <table:table-cell office:value-type="float" office:value="30.2475319697366" calcext:value-type="float">
            <text:p>30.2475319697366</text:p>
          </table:table-cell>
          <table:table-cell office:value-type="float" office:value="16.7582152925045" calcext:value-type="float">
            <text:p>16.7582152925045</text:p>
          </table:table-cell>
          <table:table-cell office:value-type="float" office:value="0.653380038978307" calcext:value-type="float">
            <text:p>0.653380038978307</text:p>
          </table:table-cell>
          <table:table-cell office:value-type="float" office:value="-4.60323857578073" calcext:value-type="float">
            <text:p>-4.60323857578073</text:p>
          </table:table-cell>
          <table:table-cell office:value-type="float" office:value="-0.211878636306255" calcext:value-type="float">
            <text:p>-0.211878636306255</text:p>
          </table:table-cell>
          <table:table-cell office:value-type="float" office:value="8.12884559442989" calcext:value-type="float">
            <text:p>8.12884559442989</text:p>
          </table:table-cell>
          <table:table-cell office:value-type="float" office:value="12.5632194273668" calcext:value-type="float">
            <text:p>12.5632194273668</text:p>
          </table:table-cell>
          <table:table-cell office:value-type="float" office:value="10.8520940996447" calcext:value-type="float">
            <text:p>10.8520940996447</text:p>
          </table:table-cell>
          <table:table-cell office:value-type="float" office:value="7.11390790329493" calcext:value-type="float">
            <text:p>7.11390790329493</text:p>
          </table:table-cell>
          <table:table-cell office:value-type="float" office:value="4.42480259761142" calcext:value-type="float">
            <text:p>4.42480259761142</text:p>
          </table:table-cell>
          <table:table-cell office:value-type="float" office:value="4.44788873602658" calcext:value-type="float">
            <text:p>4.44788873602658</text:p>
          </table:table-cell>
          <table:table-cell office:value-type="float" office:value="5.76719384152632" calcext:value-type="float">
            <text:p>5.76719384152632</text:p>
          </table:table-cell>
          <table:table-cell office:value-type="float" office:value="6.47195617522372" calcext:value-type="float">
            <text:p>6.47195617522372</text:p>
          </table:table-cell>
          <table:table-cell office:value-type="float" office:value="6.33907483509975" calcext:value-type="float">
            <text:p>6.33907483509975</text:p>
          </table:table-cell>
          <table:table-cell office:value-type="float" office:value="5.68132590346002" calcext:value-type="float">
            <text:p>5.68132590346002</text:p>
          </table:table-cell>
          <table:table-cell office:value-type="float" office:value="5.15565383901461" calcext:value-type="float">
            <text:p>5.15565383901461</text:p>
          </table:table-cell>
          <table:table-cell office:value-type="float" office:value="4.96411095685617" calcext:value-type="float">
            <text:p>4.96411095685617</text:p>
          </table:table-cell>
          <table:table-cell office:value-type="float" office:value="4.86796585316735" calcext:value-type="float">
            <text:p>4.86796585316735</text:p>
          </table:table-cell>
          <table:table-cell office:value-type="float" office:value="4.73561091794673" calcext:value-type="float">
            <text:p>4.73561091794673</text:p>
          </table:table-cell>
          <table:table-cell office:value-type="float" office:value="4.52229399331737" calcext:value-type="float">
            <text:p>4.52229399331737</text:p>
          </table:table-cell>
          <table:table-cell office:value-type="float" office:value="4.28092988980566" calcext:value-type="float">
            <text:p>4.28092988980566</text:p>
          </table:table-cell>
          <table:table-cell office:value-type="float" office:value="4.05934422349358" calcext:value-type="float">
            <text:p>4.05934422349358</text:p>
          </table:table-cell>
          <table:table-cell office:value-type="float" office:value="3.82574063078107" calcext:value-type="float">
            <text:p>3.82574063078107</text:p>
          </table:table-cell>
          <table:table-cell office:value-type="float" office:value="3.59626095929886" calcext:value-type="float">
            <text:p>3.59626095929886</text:p>
          </table:table-cell>
          <table:table-cell office:value-type="float" office:value="3.50480604497074" calcext:value-type="float">
            <text:p>3.50480604497074</text:p>
          </table:table-cell>
          <table:table-cell office:value-type="float" office:value="4.23555585506204" calcext:value-type="float">
            <text:p>4.23555585506204</text:p>
          </table:table-cell>
          <table:table-cell office:value-type="float" office:value="6.85376764501837" calcext:value-type="float">
            <text:p>6.85376764501837</text:p>
          </table:table-cell>
          <table:table-cell office:value-type="float" office:value="12.0966529941675" calcext:value-type="float">
            <text:p>12.0966529941675</text:p>
          </table:table-cell>
          <table:table-cell office:value-type="float" office:value="19.7511015643811" calcext:value-type="float">
            <text:p>19.7511015643811</text:p>
          </table:table-cell>
          <table:table-cell office:value-type="float" office:value="26.571003184266" calcext:value-type="float">
            <text:p>26.571003184266</text:p>
          </table:table-cell>
          <table:table-cell office:value-type="float" office:value="28.8096275908972" calcext:value-type="float">
            <text:p>28.8096275908972</text:p>
          </table:table-cell>
          <table:table-cell office:value-type="float" office:value="23.3051440270483" calcext:value-type="float">
            <text:p>23.3051440270483</text:p>
          </table:table-cell>
          <table:table-cell office:value-type="float" office:value="11.1551991072571" calcext:value-type="float">
            <text:p>11.1551991072571</text:p>
          </table:table-cell>
          <table:table-cell office:value-type="float" office:value="-1.71983199160884" calcext:value-type="float">
            <text:p>-1.71983199160884</text:p>
          </table:table-cell>
          <table:table-cell office:value-type="float" office:value="-9.71287718724836" calcext:value-type="float">
            <text:p>-9.71287718724836</text:p>
          </table:table-cell>
          <table:table-cell office:value-type="float" office:value="-8.84453964489752" calcext:value-type="float">
            <text:p>-8.84453964489752</text:p>
          </table:table-cell>
          <table:table-cell office:value-type="float" office:value="-2.50650791293768" calcext:value-type="float">
            <text:p>-2.50650791293768</text:p>
          </table:table-cell>
          <table:table-cell office:value-type="float" office:value="3.70404289757045" calcext:value-type="float">
            <text:p>3.70404289757045</text:p>
          </table:table-cell>
          <table:table-cell office:value-type="float" office:value="5.797137183329" calcext:value-type="float">
            <text:p>5.797137183329</text:p>
          </table:table-cell>
          <table:table-cell office:value-type="float" office:value="2.92969941411108" calcext:value-type="float">
            <text:p>2.92969941411108</text:p>
          </table:table-cell>
          <table:table-cell office:value-type="float" office:value="-0.943116550696345" calcext:value-type="float">
            <text:p>-0.943116550696345</text:p>
          </table:table-cell>
          <table:table-cell office:value-type="float" office:value="-3.11082175038436" calcext:value-type="float">
            <text:p>-3.11082175038436</text:p>
          </table:table-cell>
          <table:table-cell office:value-type="float" office:value="-2.76455270697347" calcext:value-type="float">
            <text:p>-2.76455270697347</text:p>
          </table:table-cell>
          <table:table-cell office:value-type="float" office:value="-1.20620705465328" calcext:value-type="float">
            <text:p>-1.20620705465328</text:p>
          </table:table-cell>
          <table:table-cell office:value-type="float" office:value="-0.489704871015154" calcext:value-type="float">
            <text:p>-0.489704871015154</text:p>
          </table:table-cell>
          <table:table-cell office:value-type="float" office:value="-0.800880982594145" calcext:value-type="float">
            <text:p>-0.800880982594145</text:p>
          </table:table-cell>
          <table:table-cell office:value-type="float" office:value="-1.65779542436691" calcext:value-type="float">
            <text:p>-1.65779542436691</text:p>
          </table:table-cell>
          <table:table-cell office:value-type="float" office:value="-2.34087872366726" calcext:value-type="float">
            <text:p>-2.34087872366726</text:p>
          </table:table-cell>
          <table:table-cell office:value-type="float" office:value="-2.54156013655244" calcext:value-type="float">
            <text:p>-2.54156013655244</text:p>
          </table:table-cell>
          <table:table-cell office:value-type="float" office:value="-2.59215590648352" calcext:value-type="float">
            <text:p>-2.59215590648352</text:p>
          </table:table-cell>
          <table:table-cell office:value-type="float" office:value="-2.70457761087756" calcext:value-type="float">
            <text:p>-2.70457761087756</text:p>
          </table:table-cell>
          <table:table-cell office:value-type="float" office:value="-2.93389964767489" calcext:value-type="float">
            <text:p>-2.93389964767489</text:p>
          </table:table-cell>
          <table:table-cell office:value-type="float" office:value="-3.213774178617" calcext:value-type="float">
            <text:p>-3.213774178617</text:p>
          </table:table-cell>
          <table:table-cell office:value-type="float" office:value="-3.45385565917813" calcext:value-type="float">
            <text:p>-3.45385565917813</text:p>
          </table:table-cell>
          <table:table-cell office:value-type="float" office:value="-3.68669809742924" calcext:value-type="float">
            <text:p>-3.68669809742924</text:p>
          </table:table-cell>
          <table:table-cell office:value-type="float" office:value="-3.92243584254" calcext:value-type="float">
            <text:p>-3.92243584254</text:p>
          </table:table-cell>
          <table:table-cell office:value-type="float" office:value="-4.0280206348283" calcext:value-type="float">
            <text:p>-4.0280206348283</text:p>
          </table:table-cell>
          <table:table-cell office:value-type="float" office:value="-2.92177968969604" calcext:value-type="float">
            <text:p>-2.92177968969604</text:p>
          </table:table-cell>
          <table:table-cell office:value-type="float" office:value="1.67676394854769" calcext:value-type="float">
            <text:p>1.67676394854769</text:p>
          </table:table-cell>
          <table:table-cell office:value-type="float" office:value="12.8973482111531" calcext:value-type="float">
            <text:p>12.8973482111531</text:p>
          </table:table-cell>
          <table:table-cell office:value-type="float" office:value="33.4062748337771" calcext:value-type="float">
            <text:p>33.4062748337771</text:p>
          </table:table-cell>
          <table:table-cell office:value-type="float" office:value="59.5127398824143" calcext:value-type="float">
            <text:p>59.5127398824143</text:p>
          </table:table-cell>
          <table:table-cell office:value-type="float" office:value="83.1133962021557" calcext:value-type="float">
            <text:p>83.1133962021557</text:p>
          </table:table-cell>
          <table:table-cell office:value-type="float" office:value="89.7568809456994" calcext:value-type="float">
            <text:p>89.7568809456994</text:p>
          </table:table-cell>
          <table:table-cell office:value-type="float" office:value="70.5540373544611" calcext:value-type="float">
            <text:p>70.5540373544611</text:p>
          </table:table-cell>
          <table:table-cell office:value-type="float" office:value="29.5261298545205" calcext:value-type="float">
            <text:p>29.5261298545205</text:p>
          </table:table-cell>
          <table:table-cell office:value-type="float" office:value="-17.5773321718806" calcext:value-type="float">
            <text:p>-17.5773321718806</text:p>
          </table:table-cell>
          <table:table-cell office:value-type="float" office:value="-45.855626288161" calcext:value-type="float">
            <text:p>-45.855626288161</text:p>
          </table:table-cell>
          <table:table-cell office:value-type="float" office:value="-46.1742288422113" calcext:value-type="float">
            <text:p>-46.1742288422113</text:p>
          </table:table-cell>
          <table:table-cell office:value-type="float" office:value="-22.2323017672255" calcext:value-type="float">
            <text:p>-22.2323017672255</text:p>
          </table:table-cell>
          <table:table-cell office:value-type="float" office:value="5.19425927885461" calcext:value-type="float">
            <text:p>5.19425927885461</text:p>
          </table:table-cell>
          <table:table-cell office:value-type="float" office:value="16.3922523619492" calcext:value-type="float">
            <text:p>16.3922523619492</text:p>
          </table:table-cell>
          <table:table-cell office:value-type="float" office:value="9.71540229934842" calcext:value-type="float">
            <text:p>9.71540229934842</text:p>
          </table:table-cell>
          <table:table-cell office:value-type="float" office:value="-7.3253889799572" calcext:value-type="float">
            <text:p>-7.3253889799572</text:p>
          </table:table-cell>
          <table:table-cell office:value-type="float" office:value="-18.5487438780847" calcext:value-type="float">
            <text:p>-18.5487438780847</text:p>
          </table:table-cell>
          <table:table-cell office:value-type="float" office:value="-18.2680657829962" calcext:value-type="float">
            <text:p>-18.2680657829962</text:p>
          </table:table-cell>
          <table:table-cell office:value-type="float" office:value="-10.9106356635614" calcext:value-type="float">
            <text:p>-10.9106356635614</text:p>
          </table:table-cell>
          <table:table-cell office:value-type="float" office:value="-3.62840242044102" calcext:value-type="float">
            <text:p>-3.62840242044102</text:p>
          </table:table-cell>
          <table:table-cell office:value-type="float" office:value="-2.73801329022068" calcext:value-type="float">
            <text:p>-2.73801329022068</text:p>
          </table:table-cell>
          <table:table-cell office:value-type="float" office:value="-5.96280983203587" calcext:value-type="float">
            <text:p>-5.96280983203587</text:p>
          </table:table-cell>
          <table:table-cell office:value-type="float" office:value="-9.39052417480987" calcext:value-type="float">
            <text:p>-9.39052417480987</text:p>
          </table:table-cell>
          <table:table-cell office:value-type="float" office:value="-10.6654808975349" calcext:value-type="float">
            <text:p>-10.6654808975349</text:p>
          </table:table-cell>
          <table:table-cell office:value-type="float" office:value="-9.59552471874457" calcext:value-type="float">
            <text:p>-9.59552471874457</text:p>
          </table:table-cell>
          <table:table-cell office:value-type="float" office:value="-8.3980247791446" calcext:value-type="float">
            <text:p>-8.3980247791446</text:p>
          </table:table-cell>
          <table:table-cell office:value-type="float" office:value="-8.04860572291306" calcext:value-type="float">
            <text:p>-8.04860572291306</text:p>
          </table:table-cell>
          <table:table-cell office:value-type="float" office:value="-8.42776116826325" calcext:value-type="float">
            <text:p>-8.42776116826325</text:p>
          </table:table-cell>
          <table:table-cell office:value-type="float" office:value="-8.98765694904512" calcext:value-type="float">
            <text:p>-8.98765694904512</text:p>
          </table:table-cell>
          <table:table-cell office:value-type="float" office:value="-9.20010914760309" calcext:value-type="float">
            <text:p>-9.20010914760309</text:p>
          </table:table-cell>
          <table:table-cell office:value-type="float" office:value="-9.19060590219532" calcext:value-type="float">
            <text:p>-9.19060590219532</text:p>
          </table:table-cell>
          <table:table-cell office:value-type="float" office:value="-9.1632786566336" calcext:value-type="float">
            <text:p>-9.1632786566336</text:p>
          </table:table-cell>
          <table:table-cell office:value-type="float" office:value="-9.19503836697975" calcext:value-type="float">
            <text:p>-9.19503836697975</text:p>
          </table:table-cell>
          <table:table-cell office:value-type="float" office:value="-9.2815802831207" calcext:value-type="float">
            <text:p>-9.2815802831207</text:p>
          </table:table-cell>
          <table:table-cell office:value-type="float" office:value="-9.35238422808978" calcext:value-type="float">
            <text:p>-9.35238422808978</text:p>
          </table:table-cell>
          <table:table-cell office:value-type="float" office:value="-9.40670672643291" calcext:value-type="float">
            <text:p>-9.40670672643291</text:p>
          </table:table-cell>
          <table:table-cell office:value-type="float" office:value="-9.47144036928356" calcext:value-type="float">
            <text:p>-9.47144036928356</text:p>
          </table:table-cell>
          <table:table-cell office:value-type="float" office:value="-9.47554908303658" calcext:value-type="float">
            <text:p>-9.47554908303658</text:p>
          </table:table-cell>
          <table:table-cell office:value-type="float" office:value="-9.08461878648535" calcext:value-type="float">
            <text:p>-9.08461878648535</text:p>
          </table:table-cell>
          <table:table-cell office:value-type="float" office:value="-7.29903015838677" calcext:value-type="float">
            <text:p>-7.29903015838677</text:p>
          </table:table-cell>
          <table:table-cell office:value-type="float" office:value="-3.1925686973387" calcext:value-type="float">
            <text:p>-3.1925686973387</text:p>
          </table:table-cell>
          <table:table-cell office:value-type="float" office:value="3.73427021832507" calcext:value-type="float">
            <text:p>3.73427021832507</text:p>
          </table:table-cell>
          <table:table-cell office:value-type="float" office:value="11.6784370042913" calcext:value-type="float">
            <text:p>11.6784370042913</text:p>
          </table:table-cell>
          <table:table-cell office:value-type="float" office:value="16.8005222486061" calcext:value-type="float">
            <text:p>16.8005222486061</text:p>
          </table:table-cell>
          <table:table-cell office:value-type="float" office:value="15.624063029861" calcext:value-type="float">
            <text:p>15.624063029861</text:p>
          </table:table-cell>
          <table:table-cell office:value-type="float" office:value="6.29558126604671" calcext:value-type="float">
            <text:p>6.29558126604671</text:p>
          </table:table-cell>
          <table:table-cell office:value-type="float" office:value="-6.7287927624758" calcext:value-type="float">
            <text:p>-6.7287927624758</text:p>
          </table:table-cell>
          <table:table-cell office:value-type="float" office:value="-17.4814955222819" calcext:value-type="float">
            <text:p>-17.4814955222819</text:p>
          </table:table-cell>
          <table:table-cell office:value-type="float" office:value="-20.7605611916576" calcext:value-type="float">
            <text:p>-20.7605611916576</text:p>
          </table:table-cell>
          <table:table-cell office:value-type="float" office:value="-16.0391730187962" calcext:value-type="float">
            <text:p>-16.0391730187962</text:p>
          </table:table-cell>
          <table:table-cell office:value-type="float" office:value="-8.89821413246673" calcext:value-type="float">
            <text:p>-8.89821413246673</text:p>
          </table:table-cell>
          <table:table-cell office:value-type="float" office:value="-4.0754622214953" calcext:value-type="float">
            <text:p>-4.0754622214953</text:p>
          </table:table-cell>
          <table:table-cell office:value-type="float" office:value="-4.58469364948356" calcext:value-type="float">
            <text:p>-4.58469364948356</text:p>
          </table:table-cell>
          <table:table-cell office:value-type="float" office:value="-8.19426174466938" calcext:value-type="float">
            <text:p>-8.19426174466938</text:p>
          </table:table-cell>
          <table:table-cell office:value-type="float" office:value="-11.0365042660454" calcext:value-type="float">
            <text:p>-11.0365042660454</text:p>
          </table:table-cell>
          <table:table-cell office:value-type="float" office:value="-11.6151354759899" calcext:value-type="float">
            <text:p>-11.6151354759899</text:p>
          </table:table-cell>
          <table:table-cell office:value-type="float" office:value="-10.0283333822967" calcext:value-type="float">
            <text:p>-10.0283333822967</text:p>
          </table:table-cell>
          <table:table-cell office:value-type="float" office:value="-8.43219923289138" calcext:value-type="float">
            <text:p>-8.43219923289138</text:p>
          </table:table-cell>
          <table:table-cell office:value-type="float" office:value="-7.96761673296521" calcext:value-type="float">
            <text:p>-7.96761673296521</text:p>
          </table:table-cell>
          <table:table-cell office:value-type="float" office:value="-8.30859970759328" calcext:value-type="float">
            <text:p>-8.30859970759328</text:p>
          </table:table-cell>
          <table:table-cell office:value-type="float" office:value="-8.83214946466456" calcext:value-type="float">
            <text:p>-8.83214946466456</text:p>
          </table:table-cell>
          <table:table-cell office:value-type="float" office:value="-8.90247580849338" calcext:value-type="float">
            <text:p>-8.90247580849338</text:p>
          </table:table-cell>
          <table:table-cell office:value-type="float" office:value="-8.63851894804789" calcext:value-type="float">
            <text:p>-8.63851894804789</text:p>
          </table:table-cell>
          <table:table-cell office:value-type="float" office:value="-8.36340117392681" calcext:value-type="float">
            <text:p>-8.36340117392681</text:p>
          </table:table-cell>
          <table:table-cell office:value-type="float" office:value="-8.18387022549317" calcext:value-type="float">
            <text:p>-8.18387022549317</text:p>
          </table:table-cell>
          <table:table-cell office:value-type="float" office:value="-8.09995317497947" calcext:value-type="float">
            <text:p>-8.09995317497947</text:p>
          </table:table-cell>
          <table:table-cell office:value-type="float" office:value="-8.00537118738668" calcext:value-type="float">
            <text:p>-8.00537118738668</text:p>
          </table:table-cell>
          <table:table-cell office:value-type="float" office:value="-7.87347454061583" calcext:value-type="float">
            <text:p>-7.87347454061583</text:p>
          </table:table-cell>
          <table:table-cell office:value-type="float" office:value="-7.75303851158861" calcext:value-type="float">
            <text:p>-7.75303851158861</text:p>
          </table:table-cell>
          <table:table-cell office:value-type="float" office:value="-7.58533842343548" calcext:value-type="float">
            <text:p>-7.58533842343548</text:p>
          </table:table-cell>
          <table:table-cell office:value-type="float" office:value="-6.95119055661286" calcext:value-type="float">
            <text:p>-6.95119055661286</text:p>
          </table:table-cell>
          <table:table-cell office:value-type="float" office:value="-3.99183678540389" calcext:value-type="float">
            <text:p>-3.99183678540389</text:p>
          </table:table-cell>
          <table:table-cell office:value-type="float" office:value="3.93524921094008" calcext:value-type="float">
            <text:p>3.93524921094008</text:p>
          </table:table-cell>
          <table:table-cell office:value-type="float" office:value="20.2938467283309" calcext:value-type="float">
            <text:p>20.2938467283309</text:p>
          </table:table-cell>
          <table:table-cell office:value-type="float" office:value="44.8299116877247" calcext:value-type="float">
            <text:p>44.8299116877247</text:p>
          </table:table-cell>
          <table:table-cell office:value-type="float" office:value="71.4780729969102" calcext:value-type="float">
            <text:p>71.4780729969102</text:p>
          </table:table-cell>
          <table:table-cell office:value-type="float" office:value="88.6612568637008" calcext:value-type="float">
            <text:p>88.6612568637008</text:p>
          </table:table-cell>
          <table:table-cell office:value-type="float" office:value="82.3589033564672" calcext:value-type="float">
            <text:p>82.3589033564672</text:p>
          </table:table-cell>
          <table:table-cell office:value-type="float" office:value="51.4554471261288" calcext:value-type="float">
            <text:p>51.4554471261288</text:p>
          </table:table-cell>
          <table:table-cell office:value-type="float" office:value="4.54504690262483" calcext:value-type="float">
            <text:p>4.54504690262483</text:p>
          </table:table-cell>
          <table:table-cell office:value-type="float" office:value="-35.0823601729864" calcext:value-type="float">
            <text:p>-35.0823601729864</text:p>
          </table:table-cell>
          <table:table-cell office:value-type="float" office:value="-48.5694143494109" calcext:value-type="float">
            <text:p>-48.5694143494109</text:p>
          </table:table-cell>
          <table:table-cell office:value-type="float" office:value="-34.5962021409853" calcext:value-type="float">
            <text:p>-34.5962021409853</text:p>
          </table:table-cell>
          <table:table-cell office:value-type="float" office:value="-5.20922873109156" calcext:value-type="float">
            <text:p>-5.20922873109156</text:p>
          </table:table-cell>
          <table:table-cell office:value-type="float" office:value="15.3397310672988" calcext:value-type="float">
            <text:p>15.3397310672988</text:p>
          </table:table-cell>
          <table:table-cell office:value-type="float" office:value="17.4841771006857" calcext:value-type="float">
            <text:p>17.4841771006857</text:p>
          </table:table-cell>
          <table:table-cell office:value-type="float" office:value="4.01396223909198" calcext:value-type="float">
            <text:p>4.01396223909198</text:p>
          </table:table-cell>
          <table:table-cell office:value-type="float" office:value="-11.5366642998402" calcext:value-type="float">
            <text:p>-11.5366642998402</text:p>
          </table:table-cell>
          <table:table-cell office:value-type="float" office:value="-16.0665601033351" calcext:value-type="float">
            <text:p>-16.0665601033351</text:p>
          </table:table-cell>
          <table:table-cell office:value-type="float" office:value="-11.0811961133336" calcext:value-type="float">
            <text:p>-11.0811961133336</text:p>
          </table:table-cell>
          <table:table-cell office:value-type="float" office:value="-2.36134278464668" calcext:value-type="float">
            <text:p>-2.36134278464668</text:p>
          </table:table-cell>
          <table:table-cell office:value-type="float" office:value="2.25024494257148" calcext:value-type="float">
            <text:p>2.25024494257148</text:p>
          </table:table-cell>
          <table:table-cell office:value-type="float" office:value="0.808544129844417" calcext:value-type="float">
            <text:p>0.808544129844417</text:p>
          </table:table-cell>
          <table:table-cell office:value-type="float" office:value="-2.53210980450489" calcext:value-type="float">
            <text:p>-2.53210980450489</text:p>
          </table:table-cell>
          <table:table-cell office:value-type="float" office:value="-4.7473615133821" calcext:value-type="float">
            <text:p>-4.7473615133821</text:p>
          </table:table-cell>
          <table:table-cell office:value-type="float" office:value="-4.23600834635388" calcext:value-type="float">
            <text:p>-4.23600834635388</text:p>
          </table:table-cell>
          <table:table-cell office:value-type="float" office:value="-2.49722790330842" calcext:value-type="float">
            <text:p>-2.49722790330842</text:p>
          </table:table-cell>
          <table:table-cell office:value-type="float" office:value="-1.39561734078091" calcext:value-type="float">
            <text:p>-1.39561734078091</text:p>
          </table:table-cell>
          <table:table-cell office:value-type="float" office:value="-1.12308422740548" calcext:value-type="float">
            <text:p>-1.12308422740548</text:p>
          </table:table-cell>
          <table:table-cell office:value-type="float" office:value="-1.35327492914793" calcext:value-type="float">
            <text:p>-1.35327492914793</text:p>
          </table:table-cell>
          <table:table-cell office:value-type="float" office:value="-1.42962352117661" calcext:value-type="float">
            <text:p>-1.42962352117661</text:p>
          </table:table-cell>
          <table:table-cell office:value-type="float" office:value="-1.17275903797896" calcext:value-type="float">
            <text:p>-1.17275903797896</text:p>
          </table:table-cell>
          <table:table-cell office:value-type="float" office:value="-0.823044660615269" calcext:value-type="float">
            <text:p>-0.823044660615269</text:p>
          </table:table-cell>
          <table:table-cell office:value-type="float" office:value="-0.508111408241647" calcext:value-type="float">
            <text:p>-0.508111408241647</text:p>
          </table:table-cell>
          <table:table-cell office:value-type="float" office:value="-0.270723653809711" calcext:value-type="float">
            <text:p>-0.270723653809711</text:p>
          </table:table-cell>
          <table:table-cell office:value-type="float" office:value="-0.0559587381173803" calcext:value-type="float">
            <text:p>-0.05595873811738</text:p>
          </table:table-cell>
          <table:table-cell office:value-type="float" office:value="0.1812320969524" calcext:value-type="float">
            <text:p>0.1812320969524</text:p>
          </table:table-cell>
          <table:table-cell office:value-type="float" office:value="0.407830918599262" calcext:value-type="float">
            <text:p>0.407830918599262</text:p>
          </table:table-cell>
          <table:table-cell office:value-type="float" office:value="0.643057484512983" calcext:value-type="float">
            <text:p>0.643057484512983</text:p>
          </table:table-cell>
          <table:table-cell office:value-type="float" office:value="1.02707154390028" calcext:value-type="float">
            <text:p>1.02707154390028</text:p>
          </table:table-cell>
          <table:table-cell office:value-type="float" office:value="2.26663775053238" calcext:value-type="float">
            <text:p>2.26663775053238</text:p>
          </table:table-cell>
          <table:table-cell office:value-type="float" office:value="5.42361416501354" calcext:value-type="float">
            <text:p>5.42361416501354</text:p>
          </table:table-cell>
          <table:table-cell office:value-type="float" office:value="11.2242630045435" calcext:value-type="float">
            <text:p>11.2242630045435</text:p>
          </table:table-cell>
          <table:table-cell office:value-type="float" office:value="19.3812627625264" calcext:value-type="float">
            <text:p>19.3812627625264</text:p>
          </table:table-cell>
          <table:table-cell office:value-type="float" office:value="26.5841417164734" calcext:value-type="float">
            <text:p>26.5841417164734</text:p>
          </table:table-cell>
          <table:table-cell office:value-type="float" office:value="29.1009052940007" calcext:value-type="float">
            <text:p>29.1009052940007</text:p>
          </table:table-cell>
          <table:table-cell office:value-type="float" office:value="23.8060433653631" calcext:value-type="float">
            <text:p>23.8060433653631</text:p>
          </table:table-cell>
          <table:table-cell office:value-type="float" office:value="12.0127650909467" calcext:value-type="float">
            <text:p>12.0127650909467</text:p>
          </table:table-cell>
          <table:table-cell office:value-type="float" office:value="-0.323662066292683" calcext:value-type="float">
            <text:p>-0.323662066292683</text:p>
          </table:table-cell>
          <table:table-cell office:value-type="float" office:value="-7.61901163269693" calcext:value-type="float">
            <text:p>-7.61901163269693</text:p>
          </table:table-cell>
          <table:table-cell office:value-type="float" office:value="-6.03054771064939" calcext:value-type="float">
            <text:p>-6.03054771064939</text:p>
          </table:table-cell>
          <table:table-cell office:value-type="float" office:value="0.842905625509549" calcext:value-type="float">
            <text:p>0.842905625509549</text:p>
          </table:table-cell>
          <table:table-cell office:value-type="float" office:value="7.44426071039657" calcext:value-type="float">
            <text:p>7.44426071039657</text:p>
          </table:table-cell>
          <table:table-cell office:value-type="float" office:value="9.82488786172957" calcext:value-type="float">
            <text:p>9.82488786172957</text:p>
          </table:table-cell>
          <table:table-cell office:value-type="float" office:value="7.32013985146562" calcext:value-type="float">
            <text:p>7.32013985146562</text:p>
          </table:table-cell>
          <table:table-cell office:value-type="float" office:value="3.92957746560501" calcext:value-type="float">
            <text:p>3.92957746560501</text:p>
          </table:table-cell>
          <table:table-cell office:value-type="float" office:value="2.28220766969359" calcext:value-type="float">
            <text:p>2.28220766969359</text:p>
          </table:table-cell>
          <table:table-cell office:value-type="float" office:value="3.14625428340558" calcext:value-type="float">
            <text:p>3.14625428340558</text:p>
          </table:table-cell>
          <table:table-cell office:value-type="float" office:value="5.14771672044917" calcext:value-type="float">
            <text:p>5.14771672044917</text:p>
          </table:table-cell>
          <table:table-cell office:value-type="float" office:value="6.26766179900747" calcext:value-type="float">
            <text:p>6.26766179900747</text:p>
          </table:table-cell>
          <table:table-cell office:value-type="float" office:value="6.36745732545218" calcext:value-type="float">
            <text:p>6.36745732545218</text:p>
          </table:table-cell>
          <table:table-cell office:value-type="float" office:value="5.9362501185952" calcext:value-type="float">
            <text:p>5.9362501185952</text:p>
          </table:table-cell>
          <table:table-cell office:value-type="float" office:value="5.69492594574343" calcext:value-type="float">
            <text:p>5.69492594574343</text:p>
          </table:table-cell>
          <table:table-cell office:value-type="float" office:value="5.9258513726427" calcext:value-type="float">
            <text:p>5.9258513726427</text:p>
          </table:table-cell>
          <table:table-cell office:value-type="float" office:value="6.2912584122241" calcext:value-type="float">
            <text:p>6.2912584122241</text:p>
          </table:table-cell>
          <table:table-cell office:value-type="float" office:value="6.58636400589693" calcext:value-type="float">
            <text:p>6.58636400589693</text:p>
          </table:table-cell>
          <table:table-cell office:value-type="float" office:value="6.75850625451271" calcext:value-type="float">
            <text:p>6.75850625451271</text:p>
          </table:table-cell>
          <table:table-cell office:value-type="float" office:value="6.87753311260794" calcext:value-type="float">
            <text:p>6.87753311260794</text:p>
          </table:table-cell>
          <table:table-cell office:value-type="float" office:value="7.03076045187448" calcext:value-type="float">
            <text:p>7.03076045187448</text:p>
          </table:table-cell>
          <table:table-cell office:value-type="float" office:value="7.18278797714633" calcext:value-type="float">
            <text:p>7.18278797714633</text:p>
          </table:table-cell>
          <table:table-cell office:value-type="float" office:value="7.32702438611071" calcext:value-type="float">
            <text:p>7.32702438611071</text:p>
          </table:table-cell>
          <table:table-cell office:value-type="float" office:value="7.60432115926638" calcext:value-type="float">
            <text:p>7.60432115926638</text:p>
          </table:table-cell>
          <table:table-cell office:value-type="float" office:value="9.14533550769657" calcext:value-type="float">
            <text:p>9.14533550769657</text:p>
          </table:table-cell>
          <table:table-cell office:value-type="float" office:value="14.2497181350257" calcext:value-type="float">
            <text:p>14.2497181350257</text:p>
          </table:table-cell>
          <table:table-cell office:value-type="float" office:value="26.0778442319125" calcext:value-type="float">
            <text:p>26.0778442319125</text:p>
          </table:table-cell>
          <table:table-cell office:value-type="float" office:value="47.1861836322281" calcext:value-type="float">
            <text:p>47.1861836322281</text:p>
          </table:table-cell>
          <table:table-cell office:value-type="float" office:value="73.6978668044324" calcext:value-type="float">
            <text:p>73.6978668044324</text:p>
          </table:table-cell>
          <table:table-cell office:value-type="float" office:value="97.3383420979465" calcext:value-type="float">
            <text:p>97.3383420979465</text:p>
          </table:table-cell>
          <table:table-cell office:value-type="float" office:value="103.557591939668" calcext:value-type="float">
            <text:p>103.557591939668</text:p>
          </table:table-cell>
          <table:table-cell office:value-type="float" office:value="83.912081742446" calcext:value-type="float">
            <text:p>83.912081742446</text:p>
          </table:table-cell>
          <table:table-cell office:value-type="float" office:value="42.6668451550728" calcext:value-type="float">
            <text:p>42.6668451550728</text:p>
          </table:table-cell>
          <table:table-cell office:value-type="float" office:value="-3.92555622288116" calcext:value-type="float">
            <text:p>-3.92555622288116</text:p>
          </table:table-cell>
          <table:table-cell office:value-type="float" office:value="-31.0967206483119" calcext:value-type="float">
            <text:p>-31.0967206483119</text:p>
          </table:table-cell>
          <table:table-cell office:value-type="float" office:value="-30.3007643015927" calcext:value-type="float">
            <text:p>-30.3007643015927</text:p>
          </table:table-cell>
          <table:table-cell office:value-type="float" office:value="-5.60847441605304" calcext:value-type="float">
            <text:p>-5.60847441605304</text:p>
          </table:table-cell>
          <table:table-cell office:value-type="float" office:value="21.7702391782555" calcext:value-type="float">
            <text:p>21.7702391782555</text:p>
          </table:table-cell>
          <table:table-cell office:value-type="float" office:value="32.6414639439788" calcext:value-type="float">
            <text:p>32.6414639439788</text:p>
          </table:table-cell>
          <table:table-cell office:value-type="float" office:value="25.698488461957" calcext:value-type="float">
            <text:p>25.698488461957</text:p>
          </table:table-cell>
          <table:table-cell office:value-type="float" office:value="8.81292002805854" calcext:value-type="float">
            <text:p>8.81292002805854</text:p>
          </table:table-cell>
          <table:table-cell office:value-type="float" office:value="-1.83922083595875" calcext:value-type="float">
            <text:p>-1.83922083595875</text:p>
          </table:table-cell>
          <table:table-cell office:value-type="float" office:value="-1.07121351142565" calcext:value-type="float">
            <text:p>-1.07121351142565</text:p>
          </table:table-cell>
          <table:table-cell office:value-type="float" office:value="6.59099659504637" calcext:value-type="float">
            <text:p>6.59099659504637</text:p>
          </table:table-cell>
          <table:table-cell office:value-type="float" office:value="13.9162490760744" calcext:value-type="float">
            <text:p>13.9162490760744</text:p>
          </table:table-cell>
          <table:table-cell office:value-type="float" office:value="14.7788980722832" calcext:value-type="float">
            <text:p>14.7788980722832</text:p>
          </table:table-cell>
          <table:table-cell office:value-type="float" office:value="11.6527594030857" calcext:value-type="float">
            <text:p>11.6527594030857</text:p>
          </table:table-cell>
          <table:table-cell office:value-type="float" office:value="8.40206367237988" calcext:value-type="float">
            <text:p>8.40206367237988</text:p>
          </table:table-cell>
          <table:table-cell office:value-type="float" office:value="7.34712459626215" calcext:value-type="float">
            <text:p>7.34712459626215</text:p>
          </table:table-cell>
          <table:table-cell office:value-type="float" office:value="8.57418705772182" calcext:value-type="float">
            <text:p>8.57418705772182</text:p>
          </table:table-cell>
          <table:table-cell office:value-type="float" office:value="9.85742356216461" calcext:value-type="float">
            <text:p>9.85742356216461</text:p>
          </table:table-cell>
          <table:table-cell office:value-type="float" office:value="10.2782972439743" calcext:value-type="float">
            <text:p>10.2782972439743</text:p>
          </table:table-cell>
          <table:table-cell office:value-type="float" office:value="9.96839151263253" calcext:value-type="float">
            <text:p>9.96839151263253</text:p>
          </table:table-cell>
          <table:table-cell office:value-type="float" office:value="9.48754878933176" calcext:value-type="float">
            <text:p>9.48754878933176</text:p>
          </table:table-cell>
          <table:table-cell office:value-type="float" office:value="9.34752484709877" calcext:value-type="float">
            <text:p>9.34752484709877</text:p>
          </table:table-cell>
          <table:table-cell office:value-type="float" office:value="9.40973600365242" calcext:value-type="float">
            <text:p>9.40973600365242</text:p>
          </table:table-cell>
          <table:table-cell office:value-type="float" office:value="9.4743587032755" calcext:value-type="float">
            <text:p>9.4743587032755</text:p>
          </table:table-cell>
          <table:table-cell office:value-type="float" office:value="9.46663187538147" calcext:value-type="float">
            <text:p>9.46663187538147</text:p>
          </table:table-cell>
          <table:table-cell office:value-type="float" office:value="9.39417687821923" calcext:value-type="float">
            <text:p>9.39417687821923</text:p>
          </table:table-cell>
          <table:table-cell office:value-type="float" office:value="9.3271644170166" calcext:value-type="float">
            <text:p>9.3271644170166</text:p>
          </table:table-cell>
          <table:table-cell office:value-type="float" office:value="9.26360458116541" calcext:value-type="float">
            <text:p>9.26360458116541</text:p>
          </table:table-cell>
          <table:table-cell office:value-type="float" office:value="9.17832093442913" calcext:value-type="float">
            <text:p>9.17832093442913</text:p>
          </table:table-cell>
          <table:table-cell office:value-type="float" office:value="9.14525144047155" calcext:value-type="float">
            <text:p>9.14525144047155</text:p>
          </table:table-cell>
          <table:table-cell office:value-type="float" office:value="9.51767089380782" calcext:value-type="float">
            <text:p>9.51767089380782</text:p>
          </table:table-cell>
          <table:table-cell office:value-type="float" office:value="11.3062365347197" calcext:value-type="float">
            <text:p>11.3062365347197</text:p>
          </table:table-cell>
          <table:table-cell office:value-type="float" office:value="15.4253940147488" calcext:value-type="float">
            <text:p>15.4253940147488</text:p>
          </table:table-cell>
          <table:table-cell office:value-type="float" office:value="22.3502656993148" calcext:value-type="float">
            <text:p>22.3502656993148</text:p>
          </table:table-cell>
          <table:table-cell office:value-type="float" office:value="30.1743410187108" calcext:value-type="float">
            <text:p>30.1743410187108</text:p>
          </table:table-cell>
          <table:table-cell office:value-type="float" office:value="35.0504926078849" calcext:value-type="float">
            <text:p>35.0504926078849</text:p>
          </table:table-cell>
          <table:table-cell office:value-type="float" office:value="33.5172746734581" calcext:value-type="float">
            <text:p>33.5172746734581</text:p>
          </table:table-cell>
          <table:table-cell office:value-type="float" office:value="23.8587795335488" calcext:value-type="float">
            <text:p>23.8587795335488</text:p>
          </table:table-cell>
          <table:table-cell office:value-type="float" office:value="10.6821827304746" calcext:value-type="float">
            <text:p>10.6821827304746</text:p>
          </table:table-cell>
          <table:table-cell office:value-type="float" office:value="-0.0651621080395159" calcext:value-type="float">
            <text:p>-0.065162108039516</text:p>
          </table:table-cell>
          <table:table-cell office:value-type="float" office:value="-3.21906439352333" calcext:value-type="float">
            <text:p>-3.21906439352333</text:p>
          </table:table-cell>
          <table:table-cell office:value-type="float" office:value="1.49274620669206" calcext:value-type="float">
            <text:p>1.49274620669206</text:p>
          </table:table-cell>
          <table:table-cell office:value-type="float" office:value="8.44112444250717" calcext:value-type="float">
            <text:p>8.44112444250717</text:p>
          </table:table-cell>
          <table:table-cell office:value-type="float" office:value="12.9419335892077" calcext:value-type="float">
            <text:p>12.9419335892077</text:p>
          </table:table-cell>
          <table:table-cell office:value-type="float" office:value="12.0722837214172" calcext:value-type="float">
            <text:p>12.0722837214172</text:p>
          </table:table-cell>
          <table:table-cell office:value-type="float" office:value="8.22505123213843" calcext:value-type="float">
            <text:p>8.22505123213843</text:p>
          </table:table-cell>
          <table:table-cell office:value-type="float" office:value="5.21367797194704" calcext:value-type="float">
            <text:p>5.21367797194704</text:p>
          </table:table-cell>
          <table:table-cell office:value-type="float" office:value="4.48122824839364" calcext:value-type="float">
            <text:p>4.48122824839364</text:p>
          </table:table-cell>
          <table:table-cell office:value-type="float" office:value="5.85848104370639" calcext:value-type="float">
            <text:p>5.85848104370639</text:p>
          </table:table-cell>
          <table:table-cell office:value-type="float" office:value="7.16979542003058" calcext:value-type="float">
            <text:p>7.16979542003058</text:p>
          </table:table-cell>
          <table:table-cell office:value-type="float" office:value="7.33907031507122" calcext:value-type="float">
            <text:p>7.33907031507122</text:p>
          </table:table-cell>
          <table:table-cell office:value-type="float" office:value="6.70750921859676" calcext:value-type="float">
            <text:p>6.70750921859676</text:p>
          </table:table-cell>
          <table:table-cell office:value-type="float" office:value="5.90661304442912" calcext:value-type="float">
            <text:p>5.90661304442912</text:p>
          </table:table-cell>
          <table:table-cell office:value-type="float" office:value="5.55896649738704" calcext:value-type="float">
            <text:p>5.55896649738704</text:p>
          </table:table-cell>
          <table:table-cell office:value-type="float" office:value="5.52475164686582" calcext:value-type="float">
            <text:p>5.52475164686582</text:p>
          </table:table-cell>
          <table:table-cell office:value-type="float" office:value="5.48672001325439" calcext:value-type="float">
            <text:p>5.48672001325439</text:p>
          </table:table-cell>
          <table:table-cell office:value-type="float" office:value="5.34261300277397" calcext:value-type="float">
            <text:p>5.34261300277397</text:p>
          </table:table-cell>
          <table:table-cell office:value-type="float" office:value="5.09668401603327" calcext:value-type="float">
            <text:p>5.09668401603327</text:p>
          </table:table-cell>
          <table:table-cell office:value-type="float" office:value="4.85596599863739" calcext:value-type="float">
            <text:p>4.85596599863739</text:p>
          </table:table-cell>
          <table:table-cell office:value-type="float" office:value="4.64310163583551" calcext:value-type="float">
            <text:p>4.64310163583551</text:p>
          </table:table-cell>
          <table:table-cell office:value-type="float" office:value="4.41045039176528" calcext:value-type="float">
            <text:p>4.41045039176528</text:p>
          </table:table-cell>
          <table:table-cell office:value-type="float" office:value="4.2208403594115" calcext:value-type="float">
            <text:p>4.2208403594115</text:p>
          </table:table-cell>
          <table:table-cell office:value-type="float" office:value="4.52391252110789" calcext:value-type="float">
            <text:p>4.52391252110789</text:p>
          </table:table-cell>
          <table:table-cell office:value-type="float" office:value="7.21509912572354" calcext:value-type="float">
            <text:p>7.21509912572354</text:p>
          </table:table-cell>
          <table:table-cell office:value-type="float" office:value="14.9643785435424" calcext:value-type="float">
            <text:p>14.9643785435424</text:p>
          </table:table-cell>
          <table:table-cell office:value-type="float" office:value="31.2288179503837" calcext:value-type="float">
            <text:p>31.2288179503837</text:p>
          </table:table-cell>
          <table:table-cell office:value-type="float" office:value="55.5340424077388" calcext:value-type="float">
            <text:p>55.5340424077388</text:p>
          </table:table-cell>
          <table:table-cell office:value-type="float" office:value="81.7055490199903" calcext:value-type="float">
            <text:p>81.7055490199903</text:p>
          </table:table-cell>
          <table:table-cell office:value-type="float" office:value="97.9483620187391" calcext:value-type="float">
            <text:p>97.9483620187391</text:p>
          </table:table-cell>
          <table:table-cell office:value-type="float" office:value="90.4228519301936" calcext:value-type="float">
            <text:p>90.4228519301936</text:p>
          </table:table-cell>
          <table:table-cell office:value-type="float" office:value="58.4282580898013" calcext:value-type="float">
            <text:p>58.4282580898013</text:p>
          </table:table-cell>
          <table:table-cell office:value-type="float" office:value="10.9187721312079" calcext:value-type="float">
            <text:p>10.9187721312079</text:p>
          </table:table-cell>
          <table:table-cell office:value-type="float" office:value="-28.5148193912194" calcext:value-type="float">
            <text:p>-28.5148193912194</text:p>
          </table:table-cell>
          <table:table-cell office:value-type="float" office:value="-41.5822978557751" calcext:value-type="float">
            <text:p>-41.5822978557751</text:p>
          </table:table-cell>
          <table:table-cell office:value-type="float" office:value="-27.2878740640565" calcext:value-type="float">
            <text:p>-27.2878740640565</text:p>
          </table:table-cell>
          <table:table-cell office:value-type="float" office:value="1.73809883396107" calcext:value-type="float">
            <text:p>1.73809883396107</text:p>
          </table:table-cell>
          <table:table-cell office:value-type="float" office:value="21.3046601859696" calcext:value-type="float">
            <text:p>21.3046601859696</text:p>
          </table:table-cell>
          <table:table-cell office:value-type="float" office:value="22.4535692614144" calcext:value-type="float">
            <text:p>22.4535692614144</text:p>
          </table:table-cell>
          <table:table-cell office:value-type="float" office:value="8.21169340395442" calcext:value-type="float">
            <text:p>8.21169340395442</text:p>
          </table:table-cell>
          <table:table-cell office:value-type="float" office:value="-7.58541551104123" calcext:value-type="float">
            <text:p>-7.58541551104123</text:p>
          </table:table-cell>
          <table:table-cell office:value-type="float" office:value="-12.218492478563" calcext:value-type="float">
            <text:p>-12.218492478563</text:p>
          </table:table-cell>
          <table:table-cell office:value-type="float" office:value="-7.47971996329269" calcext:value-type="float">
            <text:p>-7.47971996329269</text:p>
          </table:table-cell>
          <table:table-cell office:value-type="float" office:value="0.766933087863395" calcext:value-type="float">
            <text:p>0.766933087863395</text:p>
          </table:table-cell>
          <table:table-cell office:value-type="float" office:value="4.70068150296742" calcext:value-type="float">
            <text:p>4.70068150296742</text:p>
          </table:table-cell>
          <table:table-cell office:value-type="float" office:value="2.67131774789953" calcext:value-type="float">
            <text:p>2.67131774789953</text:p>
          </table:table-cell>
          <table:table-cell office:value-type="float" office:value="-1.13798030343764" calcext:value-type="float">
            <text:p>-1.13798030343764</text:p>
          </table:table-cell>
          <table:table-cell office:value-type="float" office:value="-3.75318588974892" calcext:value-type="float">
            <text:p>-3.75318588974892</text:p>
          </table:table-cell>
          <table:table-cell office:value-type="float" office:value="-3.63778586932667" calcext:value-type="float">
            <text:p>-3.63778586932667</text:p>
          </table:table-cell>
          <table:table-cell office:value-type="float" office:value="-2.36965838656396" calcext:value-type="float">
            <text:p>-2.36965838656396</text:p>
          </table:table-cell>
          <table:table-cell office:value-type="float" office:value="-1.76458047665748" calcext:value-type="float">
            <text:p>-1.76458047665748</text:p>
          </table:table-cell>
          <table:table-cell office:value-type="float" office:value="-1.98455838278608" calcext:value-type="float">
            <text:p>-1.98455838278608</text:p>
          </table:table-cell>
          <table:table-cell office:value-type="float" office:value="-2.68891168965234" calcext:value-type="float">
            <text:p>-2.68891168965234</text:p>
          </table:table-cell>
          <table:table-cell office:value-type="float" office:value="-3.22177268733622" calcext:value-type="float">
            <text:p>-3.22177268733622</text:p>
          </table:table-cell>
          <table:table-cell office:value-type="float" office:value="-3.42577246531614" calcext:value-type="float">
            <text:p>-3.42577246531614</text:p>
          </table:table-cell>
          <table:table-cell office:value-type="float" office:value="-3.54178234207025" calcext:value-type="float">
            <text:p>-3.54178234207025</text:p>
          </table:table-cell>
          <table:table-cell office:value-type="float" office:value="-3.69298237204535" calcext:value-type="float">
            <text:p>-3.69298237204535</text:p>
          </table:table-cell>
          <table:table-cell office:value-type="float" office:value="-3.91948158017415" calcext:value-type="float">
            <text:p>-3.91948158017415</text:p>
          </table:table-cell>
          <table:table-cell office:value-type="float" office:value="-4.1639242223028" calcext:value-type="float">
            <text:p>-4.1639242223028</text:p>
          </table:table-cell>
          <table:table-cell office:value-type="float" office:value="-4.3835321431176" calcext:value-type="float">
            <text:p>-4.3835321431176</text:p>
          </table:table-cell>
          <table:table-cell office:value-type="float" office:value="-4.61181477590541" calcext:value-type="float">
            <text:p>-4.61181477590541</text:p>
          </table:table-cell>
          <table:table-cell office:value-type="float" office:value="-4.82587023778484" calcext:value-type="float">
            <text:p>-4.82587023778484</text:p>
          </table:table-cell>
          <table:table-cell office:value-type="float" office:value="-4.8781966315868" calcext:value-type="float">
            <text:p>-4.8781966315868</text:p>
          </table:table-cell>
          <table:table-cell office:value-type="float" office:value="-4.0390980471012" calcext:value-type="float">
            <text:p>-4.0390980471012</text:p>
          </table:table-cell>
          <table:table-cell office:value-type="float" office:value="-1.25031005930459" calcext:value-type="float">
            <text:p>-1.25031005930459</text:p>
          </table:table-cell>
          <table:table-cell office:value-type="float" office:value="4.20418436103153" calcext:value-type="float">
            <text:p>4.20418436103153</text:p>
          </table:table-cell>
          <table:table-cell office:value-type="float" office:value="11.959702564631" calcext:value-type="float">
            <text:p>11.959702564631</text:p>
          </table:table-cell>
          <table:table-cell office:value-type="float" office:value="18.6461627054277" calcext:value-type="float">
            <text:p>18.6461627054277</text:p>
          </table:table-cell>
          <table:table-cell office:value-type="float" office:value="20.5471915038225" calcext:value-type="float">
            <text:p>20.5471915038225</text:p>
          </table:table-cell>
          <table:table-cell office:value-type="float" office:value="14.5778296475843" calcext:value-type="float">
            <text:p>14.5778296475843</text:p>
          </table:table-cell>
          <table:table-cell office:value-type="float" office:value="2.26786427997551" calcext:value-type="float">
            <text:p>2.26786427997551</text:p>
          </table:table-cell>
          <table:table-cell office:value-type="float" office:value="-10.3972566756415" calcext:value-type="float">
            <text:p>-10.3972566756415</text:p>
          </table:table-cell>
          <table:table-cell office:value-type="float" office:value="-17.8552443287445" calcext:value-type="float">
            <text:p>-17.8552443287445</text:p>
          </table:table-cell>
          <table:table-cell office:value-type="float" office:value="-16.4085963613297" calcext:value-type="float">
            <text:p>-16.4085963613297</text:p>
          </table:table-cell>
          <table:table-cell office:value-type="float" office:value="-9.85411129181319" calcext:value-type="float">
            <text:p>-9.85411129181319</text:p>
          </table:table-cell>
          <table:table-cell office:value-type="float" office:value="-3.70549314336661" calcext:value-type="float">
            <text:p>-3.70549314336661</text:p>
          </table:table-cell>
          <table:table-cell office:value-type="float" office:value="-1.86897465881234" calcext:value-type="float">
            <text:p>-1.86897465881234</text:p>
          </table:table-cell>
          <table:table-cell office:value-type="float" office:value="-4.82759348713066" calcext:value-type="float">
            <text:p>-4.82759348713066</text:p>
          </table:table-cell>
          <table:table-cell office:value-type="float" office:value="-8.54377079329377" calcext:value-type="float">
            <text:p>-8.54377079329377</text:p>
          </table:table-cell>
          <table:table-cell office:value-type="float" office:value="-10.469215335218" calcext:value-type="float">
            <text:p>-10.469215335218</text:p>
          </table:table-cell>
          <table:table-cell office:value-type="float" office:value="-9.87668035091062" calcext:value-type="float">
            <text:p>-9.87668035091062</text:p>
          </table:table-cell>
          <table:table-cell office:value-type="float" office:value="-8.21018913172461" calcext:value-type="float">
            <text:p>-8.21018913172461</text:p>
          </table:table-cell>
          <table:table-cell office:value-type="float" office:value="-7.44988342820976" calcext:value-type="float">
            <text:p>-7.44988342820976</text:p>
          </table:table-cell>
          <table:table-cell office:value-type="float" office:value="-7.68908448555417" calcext:value-type="float">
            <text:p>-7.68908448555417</text:p>
          </table:table-cell>
          <table:table-cell office:value-type="float" office:value="-8.43082999890276" calcext:value-type="float">
            <text:p>-8.43082999890276</text:p>
          </table:table-cell>
          <table:table-cell office:value-type="float" office:value="-8.95316047045703" calcext:value-type="float">
            <text:p>-8.95316047045703</text:p>
          </table:table-cell>
          <table:table-cell office:value-type="float" office:value="-8.9996922538472" calcext:value-type="float">
            <text:p>-8.9996922538472</text:p>
          </table:table-cell>
          <table:table-cell office:value-type="float" office:value="-8.91235870793364" calcext:value-type="float">
            <text:p>-8.91235870793364</text:p>
          </table:table-cell>
          <table:table-cell office:value-type="float" office:value="-8.88843752296819" calcext:value-type="float">
            <text:p>-8.88843752296819</text:p>
          </table:table-cell>
          <table:table-cell office:value-type="float" office:value="-8.97772756802011" calcext:value-type="float">
            <text:p>-8.97772756802011</text:p>
          </table:table-cell>
          <table:table-cell office:value-type="float" office:value="-9.10657547264893" calcext:value-type="float">
            <text:p>-9.10657547264893</text:p>
          </table:table-cell>
          <table:table-cell office:value-type="float" office:value="-9.19047906847172" calcext:value-type="float">
            <text:p>-9.19047906847172</text:p>
          </table:table-cell>
          <table:table-cell office:value-type="float" office:value="-9.26707835210388" calcext:value-type="float">
            <text:p>-9.26707835210388</text:p>
          </table:table-cell>
          <table:table-cell office:value-type="float" office:value="-9.33894510646296" calcext:value-type="float">
            <text:p>-9.33894510646296</text:p>
          </table:table-cell>
          <table:table-cell office:value-type="float" office:value="-9.25626528553939" calcext:value-type="float">
            <text:p>-9.25626528553939</text:p>
          </table:table-cell>
          <table:table-cell office:value-type="float" office:value="-7.83884810769928" calcext:value-type="float">
            <text:p>-7.83884810769928</text:p>
          </table:table-cell>
          <table:table-cell office:value-type="float" office:value="-2.7677471420078" calcext:value-type="float">
            <text:p>-2.7677471420078</text:p>
          </table:table-cell>
          <table:table-cell office:value-type="float" office:value="9.14796114404474" calcext:value-type="float">
            <text:p>9.14796114404474</text:p>
          </table:table-cell>
          <table:table-cell office:value-type="float" office:value="30.3467895732605" calcext:value-type="float">
            <text:p>30.3467895732605</text:p>
          </table:table-cell>
          <table:table-cell office:value-type="float" office:value="56.7722232037171" calcext:value-type="float">
            <text:p>56.7722232037171</text:p>
          </table:table-cell>
          <table:table-cell office:value-type="float" office:value="79.9726208752924" calcext:value-type="float">
            <text:p>79.9726208752924</text:p>
          </table:table-cell>
          <table:table-cell office:value-type="float" office:value="85.3135959100052" calcext:value-type="float">
            <text:p>85.3135959100052</text:p>
          </table:table-cell>
          <table:table-cell office:value-type="float" office:value="64.8049713643271" calcext:value-type="float">
            <text:p>64.8049713643271</text:p>
          </table:table-cell>
          <table:table-cell office:value-type="float" office:value="22.9530791738413" calcext:value-type="float">
            <text:p>22.9530791738413</text:p>
          </table:table-cell>
          <table:table-cell office:value-type="float" office:value="-23.4869775456552" calcext:value-type="float">
            <text:p>-23.4869775456552</text:p>
          </table:table-cell>
          <table:table-cell office:value-type="float" office:value="-49.9073195430053" calcext:value-type="float">
            <text:p>-49.9073195430053</text:p>
          </table:table-cell>
          <table:table-cell office:value-type="float" office:value="-48.3386797204913" calcext:value-type="float">
            <text:p>-48.3386797204913</text:p>
          </table:table-cell>
          <table:table-cell office:value-type="float" office:value="-23.238890679947" calcext:value-type="float">
            <text:p>-23.238890679947</text:p>
          </table:table-cell>
          <table:table-cell office:value-type="float" office:value="3.77348733076811" calcext:value-type="float">
            <text:p>3.77348733076811</text:p>
          </table:table-cell>
          <table:table-cell office:value-type="float" office:value="14.0428087973518" calcext:value-type="float">
            <text:p>14.0428087973518</text:p>
          </table:table-cell>
          <table:table-cell office:value-type="float" office:value="6.58619208093837" calcext:value-type="float">
            <text:p>6.58619208093837</text:p>
          </table:table-cell>
          <table:table-cell office:value-type="float" office:value="-10.3599840728876" calcext:value-type="float">
            <text:p>-10.3599840728876</text:p>
          </table:table-cell>
          <table:table-cell office:value-type="float" office:value="-20.6462814965752" calcext:value-type="float">
            <text:p>-20.6462814965752</text:p>
          </table:table-cell>
          <table:table-cell office:value-type="float" office:value="-19.5823302925845" calcext:value-type="float">
            <text:p>-19.5823302925845</text:p>
          </table:table-cell>
          <table:table-cell office:value-type="float" office:value="-11.7869757683547" calcext:value-type="float">
            <text:p>-11.7869757683547</text:p>
          </table:table-cell>
          <table:table-cell office:value-type="float" office:value="-4.56823497474103" calcext:value-type="float">
            <text:p>-4.56823497474103</text:p>
          </table:table-cell>
          <table:table-cell office:value-type="float" office:value="-3.84826419039968" calcext:value-type="float">
            <text:p>-3.84826419039968</text:p>
          </table:table-cell>
          <table:table-cell office:value-type="float" office:value="-6.96827638199637" calcext:value-type="float">
            <text:p>-6.96827638199637</text:p>
          </table:table-cell>
          <table:table-cell office:value-type="float" office:value="-10.1132609557964" calcext:value-type="float">
            <text:p>-10.1132609557964</text:p>
          </table:table-cell>
          <table:table-cell office:value-type="float" office:value="-10.9983915635166" calcext:value-type="float">
            <text:p>-10.9983915635166</text:p>
          </table:table-cell>
          <table:table-cell office:value-type="float" office:value="-9.6438671740595" calcext:value-type="float">
            <text:p>-9.6438671740595</text:p>
          </table:table-cell>
          <table:table-cell office:value-type="float" office:value="-8.27997224596782" calcext:value-type="float">
            <text:p>-8.27997224596782</text:p>
          </table:table-cell>
          <table:table-cell office:value-type="float" office:value="-7.76885366236264" calcext:value-type="float">
            <text:p>-7.76885366236264</text:p>
          </table:table-cell>
          <table:table-cell office:value-type="float" office:value="-7.96719662056105" calcext:value-type="float">
            <text:p>-7.96719662056105</text:p>
          </table:table-cell>
          <table:table-cell office:value-type="float" office:value="-8.30366475553313" calcext:value-type="float">
            <text:p>-8.30366475553313</text:p>
          </table:table-cell>
          <table:table-cell office:value-type="float" office:value="-8.28383009800392" calcext:value-type="float">
            <text:p>-8.28383009800392</text:p>
          </table:table-cell>
          <table:table-cell office:value-type="float" office:value="-8.05852921392394" calcext:value-type="float">
            <text:p>-8.05852921392394</text:p>
          </table:table-cell>
          <table:table-cell office:value-type="float" office:value="-7.82326685596831" calcext:value-type="float">
            <text:p>-7.82326685596831</text:p>
          </table:table-cell>
          <table:table-cell office:value-type="float" office:value="-7.65080620231749" calcext:value-type="float">
            <text:p>-7.65080620231749</text:p>
          </table:table-cell>
          <table:table-cell office:value-type="float" office:value="-7.53030786839084" calcext:value-type="float">
            <text:p>-7.53030786839084</text:p>
          </table:table-cell>
          <table:table-cell office:value-type="float" office:value="-7.39221467090964" calcext:value-type="float">
            <text:p>-7.39221467090964</text:p>
          </table:table-cell>
          <table:table-cell office:value-type="float" office:value="-7.24132780038244" calcext:value-type="float">
            <text:p>-7.24132780038244</text:p>
          </table:table-cell>
          <table:table-cell office:value-type="float" office:value="-7.10108720543416" calcext:value-type="float">
            <text:p>-7.10108720543416</text:p>
          </table:table-cell>
          <table:table-cell office:value-type="float" office:value="-6.89479678341816" calcext:value-type="float">
            <text:p>-6.89479678341816</text:p>
          </table:table-cell>
          <table:table-cell office:value-type="float" office:value="-6.24981843221468" calcext:value-type="float">
            <text:p>-6.24981843221468</text:p>
          </table:table-cell>
          <table:table-cell office:value-type="float" office:value="-4.14562716677144" calcext:value-type="float">
            <text:p>-4.14562716677144</text:p>
          </table:table-cell>
          <table:table-cell office:value-type="float" office:value="0.320108122122126" calcext:value-type="float">
            <text:p>0.320108122122126</text:p>
          </table:table-cell>
          <table:table-cell office:value-type="float" office:value="7.59586628600482" calcext:value-type="float">
            <text:p>7.59586628600482</text:p>
          </table:table-cell>
          <table:table-cell office:value-type="float" office:value="15.6719861151755" calcext:value-type="float">
            <text:p>15.6719861151755</text:p>
          </table:table-cell>
          <table:table-cell office:value-type="float" office:value="20.6957402944035" calcext:value-type="float">
            <text:p>20.6957402944035</text:p>
          </table:table-cell>
          <table:table-cell office:value-type="float" office:value="19.2200924325107" calcext:value-type="float">
            <text:p>19.2200924325107</text:p>
          </table:table-cell>
          <table:table-cell office:value-type="float" office:value="9.67493518275592" calcext:value-type="float">
            <text:p>9.67493518275592</text:p>
          </table:table-cell>
          <table:table-cell office:value-type="float" office:value="-3.19052910498607" calcext:value-type="float">
            <text:p>-3.19052910498607</text:p>
          </table:table-cell>
          <table:table-cell office:value-type="float" office:value="-13.4501196807778" calcext:value-type="float">
            <text:p>-13.4501196807778</text:p>
          </table:table-cell>
          <table:table-cell office:value-type="float" office:value="-15.9813079769003" calcext:value-type="float">
            <text:p>-15.9813079769003</text:p>
          </table:table-cell>
          <table:table-cell office:value-type="float" office:value="-10.7684634317273" calcext:value-type="float">
            <text:p>-10.7684634317273</text:p>
          </table:table-cell>
          <table:table-cell office:value-type="float" office:value="-3.48181091086877" calcext:value-type="float">
            <text:p>-3.48181091086877</text:p>
          </table:table-cell>
          <table:table-cell office:value-type="float" office:value="1.24725018616066" calcext:value-type="float">
            <text:p>1.24725018616066</text:p>
          </table:table-cell>
          <table:table-cell office:value-type="float" office:value="0.591944832169693" calcext:value-type="float">
            <text:p>0.591944832169693</text:p>
          </table:table-cell>
          <table:table-cell office:value-type="float" office:value="-2.89934747619687" calcext:value-type="float">
            <text:p>-2.89934747619687</text:p>
          </table:table-cell>
          <table:table-cell office:value-type="float" office:value="-5.47193181590009" calcext:value-type="float">
            <text:p>-5.47193181590009</text:p>
          </table:table-cell>
          <table:table-cell office:value-type="float" office:value="-5.7340727675503" calcext:value-type="float">
            <text:p>-5.7340727675503</text:p>
          </table:table-cell>
          <table:table-cell office:value-type="float" office:value="-3.92789616733647" calcext:value-type="float">
            <text:p>-3.92789616733647</text:p>
          </table:table-cell>
          <table:table-cell office:value-type="float" office:value="-2.2454113884842" calcext:value-type="float">
            <text:p>-2.2454113884842</text:p>
          </table:table-cell>
          <table:table-cell office:value-type="float" office:value="-1.69826251795281" calcext:value-type="float">
            <text:p>-1.69826251795281</text:p>
          </table:table-cell>
          <table:table-cell office:value-type="float" office:value="-1.93160932735074" calcext:value-type="float">
            <text:p>-1.93160932735074</text:p>
          </table:table-cell>
          <table:table-cell office:value-type="float" office:value="-2.30591796975845" calcext:value-type="float">
            <text:p>-2.30591796975845</text:p>
          </table:table-cell>
          <table:table-cell office:value-type="float" office:value="-2.21327292824118" calcext:value-type="float">
            <text:p>-2.21327292824118</text:p>
          </table:table-cell>
          <table:table-cell office:value-type="float" office:value="-1.8144104844824" calcext:value-type="float">
            <text:p>-1.8144104844824</text:p>
          </table:table-cell>
          <table:table-cell office:value-type="float" office:value="-1.42071120842633" calcext:value-type="float">
            <text:p>-1.42071120842633</text:p>
          </table:table-cell>
          <table:table-cell office:value-type="float" office:value="-1.12856590907028" calcext:value-type="float">
            <text:p>-1.12856590907028</text:p>
          </table:table-cell>
          <table:table-cell office:value-type="float" office:value="-0.932035964707444" calcext:value-type="float">
            <text:p>-0.932035964707444</text:p>
          </table:table-cell>
          <table:table-cell office:value-type="float" office:value="-0.731381190644457" calcext:value-type="float">
            <text:p>-0.731381190644457</text:p>
          </table:table-cell>
          <table:table-cell office:value-type="float" office:value="-0.493399623916132" calcext:value-type="float">
            <text:p>-0.493399623916132</text:p>
          </table:table-cell>
          <table:table-cell office:value-type="float" office:value="-0.244239114602372" calcext:value-type="float">
            <text:p>-0.244239114602372</text:p>
          </table:table-cell>
          <table:table-cell office:value-type="float" office:value="0.00149519817200893" calcext:value-type="float">
            <text:p>0.001495198172009</text:p>
          </table:table-cell>
          <table:table-cell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  <table:table-cell office:value-type="float" office:value="85" calcext:value-type="float">
            <text:p>85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6683869358444" calcext:value-type="float">
            <text:p>1.96683869358444</text:p>
          </table:table-cell>
          <table:table-cell office:value-type="float" office:value="5.74579868477871" calcext:value-type="float">
            <text:p>5.74579868477871</text:p>
          </table:table-cell>
          <table:table-cell office:value-type="float" office:value="16.4822484921069" calcext:value-type="float">
            <text:p>16.4822484921069</text:p>
          </table:table-cell>
          <table:table-cell office:value-type="float" office:value="33.7111535243928" calcext:value-type="float">
            <text:p>33.7111535243928</text:p>
          </table:table-cell>
          <table:table-cell office:value-type="float" office:value="56.1474255200931" calcext:value-type="float">
            <text:p>56.1474255200931</text:p>
          </table:table-cell>
          <table:table-cell office:value-type="float" office:value="80.9498228879755" calcext:value-type="float">
            <text:p>80.9498228879755</text:p>
          </table:table-cell>
          <table:table-cell office:value-type="float" office:value="99.023523890011" calcext:value-type="float">
            <text:p>99.023523890011</text:p>
          </table:table-cell>
          <table:table-cell office:value-type="float" office:value="100.650546218448" calcext:value-type="float">
            <text:p>100.650546218448</text:p>
          </table:table-cell>
          <table:table-cell office:value-type="float" office:value="82.241024756933" calcext:value-type="float">
            <text:p>82.241024756933</text:p>
          </table:table-cell>
          <table:table-cell office:value-type="float" office:value="44.4553710195721" calcext:value-type="float">
            <text:p>44.4553710195721</text:p>
          </table:table-cell>
          <table:table-cell office:value-type="float" office:value="0.663210657083613" calcext:value-type="float">
            <text:p>0.663210657083613</text:p>
          </table:table-cell>
          <table:table-cell office:value-type="float" office:value="-32.5436540754738" calcext:value-type="float">
            <text:p>-32.5436540754738</text:p>
          </table:table-cell>
          <table:table-cell office:value-type="float" office:value="-45.2724836377418" calcext:value-type="float">
            <text:p>-45.2724836377418</text:p>
          </table:table-cell>
          <table:table-cell office:value-type="float" office:value="-32.599615580305" calcext:value-type="float">
            <text:p>-32.599615580305</text:p>
          </table:table-cell>
          <table:table-cell office:value-type="float" office:value="-5.7542262359907" calcext:value-type="float">
            <text:p>-5.7542262359907</text:p>
          </table:table-cell>
          <table:table-cell office:value-type="float" office:value="18.5673343905853" calcext:value-type="float">
            <text:p>18.5673343905853</text:p>
          </table:table-cell>
          <table:table-cell office:value-type="float" office:value="30.433530268447" calcext:value-type="float">
            <text:p>30.433530268447</text:p>
          </table:table-cell>
          <table:table-cell office:value-type="float" office:value="24.5079084950528" calcext:value-type="float">
            <text:p>24.5079084950528</text:p>
          </table:table-cell>
          <table:table-cell office:value-type="float" office:value="8.36297702505635" calcext:value-type="float">
            <text:p>8.36297702505635</text:p>
          </table:table-cell>
          <table:table-cell office:value-type="float" office:value="-5.29633844919344" calcext:value-type="float">
            <text:p>-5.29633844919344</text:p>
          </table:table-cell>
          <table:table-cell office:value-type="float" office:value="-10.6446376706531" calcext:value-type="float">
            <text:p>-10.6446376706531</text:p>
          </table:table-cell>
          <table:table-cell office:value-type="float" office:value="-6.01962702287643" calcext:value-type="float">
            <text:p>-6.01962702287643</text:p>
          </table:table-cell>
          <table:table-cell office:value-type="float" office:value="3.59651262350912" calcext:value-type="float">
            <text:p>3.59651262350912</text:p>
          </table:table-cell>
          <table:table-cell office:value-type="float" office:value="10.2500422591479" calcext:value-type="float">
            <text:p>10.2500422591479</text:p>
          </table:table-cell>
          <table:table-cell office:value-type="float" office:value="11.6088549105855" calcext:value-type="float">
            <text:p>11.6088549105855</text:p>
          </table:table-cell>
          <table:table-cell office:value-type="float" office:value="8.74455686220509" calcext:value-type="float">
            <text:p>8.74455686220509</text:p>
          </table:table-cell>
          <table:table-cell office:value-type="float" office:value="4.47383330085606" calcext:value-type="float">
            <text:p>4.47383330085606</text:p>
          </table:table-cell>
          <table:table-cell office:value-type="float" office:value="2.40571825852094" calcext:value-type="float">
            <text:p>2.40571825852094</text:p>
          </table:table-cell>
          <table:table-cell office:value-type="float" office:value="3.03785669472676" calcext:value-type="float">
            <text:p>3.03785669472676</text:p>
          </table:table-cell>
          <table:table-cell office:value-type="float" office:value="4.8236586718782" calcext:value-type="float">
            <text:p>4.8236586718782</text:p>
          </table:table-cell>
          <table:table-cell office:value-type="float" office:value="6.50737785816148" calcext:value-type="float">
            <text:p>6.50737785816148</text:p>
          </table:table-cell>
          <table:table-cell office:value-type="float" office:value="7.13647423477596" calcext:value-type="float">
            <text:p>7.13647423477596</text:p>
          </table:table-cell>
          <table:table-cell office:value-type="float" office:value="6.80188201857187" calcext:value-type="float">
            <text:p>6.80188201857187</text:p>
          </table:table-cell>
          <table:table-cell office:value-type="float" office:value="6.35616131637757" calcext:value-type="float">
            <text:p>6.35616131637757</text:p>
          </table:table-cell>
          <table:table-cell office:value-type="float" office:value="6.20591854142045" calcext:value-type="float">
            <text:p>6.20591854142045</text:p>
          </table:table-cell>
          <table:table-cell office:value-type="float" office:value="6.3704790297698" calcext:value-type="float">
            <text:p>6.3704790297698</text:p>
          </table:table-cell>
          <table:table-cell office:value-type="float" office:value="6.72099651594097" calcext:value-type="float">
            <text:p>6.72099651594097</text:p>
          </table:table-cell>
          <table:table-cell office:value-type="float" office:value="7.01698213516772" calcext:value-type="float">
            <text:p>7.01698213516772</text:p>
          </table:table-cell>
          <table:table-cell office:value-type="float" office:value="7.18045777843281" calcext:value-type="float">
            <text:p>7.18045777843281</text:p>
          </table:table-cell>
          <table:table-cell office:value-type="float" office:value="7.28797789687919" calcext:value-type="float">
            <text:p>7.28797789687919</text:p>
          </table:table-cell>
          <table:table-cell office:value-type="float" office:value="7.39096500363483" calcext:value-type="float">
            <text:p>7.39096500363483</text:p>
          </table:table-cell>
          <table:table-cell office:value-type="float" office:value="7.50915419060709" calcext:value-type="float">
            <text:p>7.50915419060709</text:p>
          </table:table-cell>
          <table:table-cell office:value-type="float" office:value="7.64844701428761" calcext:value-type="float">
            <text:p>7.64844701428761</text:p>
          </table:table-cell>
          <table:table-cell office:value-type="float" office:value="7.80075969981363" calcext:value-type="float">
            <text:p>7.80075969981363</text:p>
          </table:table-cell>
          <table:table-cell office:value-type="float" office:value="7.93957394298021" calcext:value-type="float">
            <text:p>7.93957394298021</text:p>
          </table:table-cell>
          <table:table-cell office:value-type="float" office:value="8.02095028954178" calcext:value-type="float">
            <text:p>8.02095028954178</text:p>
          </table:table-cell>
          <table:table-cell office:value-type="float" office:value="8.10492348595117" calcext:value-type="float">
            <text:p>8.10492348595117</text:p>
          </table:table-cell>
          <table:table-cell office:value-type="float" office:value="8.38988438397954" calcext:value-type="float">
            <text:p>8.38988438397954</text:p>
          </table:table-cell>
          <table:table-cell office:value-type="float" office:value="9.43654524201719" calcext:value-type="float">
            <text:p>9.43654524201719</text:p>
          </table:table-cell>
          <table:table-cell office:value-type="float" office:value="12.2594481171486" calcext:value-type="float">
            <text:p>12.2594481171486</text:p>
          </table:table-cell>
          <table:table-cell office:value-type="float" office:value="17.2200112890175" calcext:value-type="float">
            <text:p>17.2200112890175</text:p>
          </table:table-cell>
          <table:table-cell office:value-type="float" office:value="23.6898593984907" calcext:value-type="float">
            <text:p>23.6898593984907</text:p>
          </table:table-cell>
          <table:table-cell office:value-type="float" office:value="29.8851014713773" calcext:value-type="float">
            <text:p>29.8851014713773</text:p>
          </table:table-cell>
          <table:table-cell office:value-type="float" office:value="32.4014093077707" calcext:value-type="float">
            <text:p>32.4014093077707</text:p>
          </table:table-cell>
          <table:table-cell office:value-type="float" office:value="29.3173802284724" calcext:value-type="float">
            <text:p>29.3173802284724</text:p>
          </table:table-cell>
          <table:table-cell office:value-type="float" office:value="21.3709436832376" calcext:value-type="float">
            <text:p>21.3709436832376</text:p>
          </table:table-cell>
          <table:table-cell office:value-type="float" office:value="10.9810678515184" calcext:value-type="float">
            <text:p>10.9810678515184</text:p>
          </table:table-cell>
          <table:table-cell office:value-type="float" office:value="3.06472827465877" calcext:value-type="float">
            <text:p>3.06472827465877</text:p>
          </table:table-cell>
          <table:table-cell office:value-type="float" office:value="0.718293667081989" calcext:value-type="float">
            <text:p>0.718293667081989</text:p>
          </table:table-cell>
          <table:table-cell office:value-type="float" office:value="3.12957309286675" calcext:value-type="float">
            <text:p>3.12957309286675</text:p>
          </table:table-cell>
          <table:table-cell office:value-type="float" office:value="8.24560728859419" calcext:value-type="float">
            <text:p>8.24560728859419</text:p>
          </table:table-cell>
          <table:table-cell office:value-type="float" office:value="12.384382976914" calcext:value-type="float">
            <text:p>12.384382976914</text:p>
          </table:table-cell>
          <table:table-cell office:value-type="float" office:value="13.2270420712994" calcext:value-type="float">
            <text:p>13.2270420712994</text:p>
          </table:table-cell>
          <table:table-cell office:value-type="float" office:value="11.850821330313" calcext:value-type="float">
            <text:p>11.850821330313</text:p>
          </table:table-cell>
          <table:table-cell office:value-type="float" office:value="9.75680591024564" calcext:value-type="float">
            <text:p>9.75680591024564</text:p>
          </table:table-cell>
          <table:table-cell office:value-type="float" office:value="8.391374427348" calcext:value-type="float">
            <text:p>8.391374427348</text:p>
          </table:table-cell>
          <table:table-cell office:value-type="float" office:value="8.54528187133221" calcext:value-type="float">
            <text:p>8.54528187133221</text:p>
          </table:table-cell>
          <table:table-cell office:value-type="float" office:value="9.37294178211131" calcext:value-type="float">
            <text:p>9.37294178211131</text:p>
          </table:table-cell>
          <table:table-cell office:value-type="float" office:value="10.0145858684733" calcext:value-type="float">
            <text:p>10.0145858684733</text:p>
          </table:table-cell>
          <table:table-cell office:value-type="float" office:value="10.2650621214094" calcext:value-type="float">
            <text:p>10.2650621214094</text:p>
          </table:table-cell>
          <table:table-cell office:value-type="float" office:value="10.1290883588056" calcext:value-type="float">
            <text:p>10.1290883588056</text:p>
          </table:table-cell>
          <table:table-cell office:value-type="float" office:value="9.90384616823078" calcext:value-type="float">
            <text:p>9.90384616823078</text:p>
          </table:table-cell>
          <table:table-cell office:value-type="float" office:value="9.84044205275782" calcext:value-type="float">
            <text:p>9.84044205275782</text:p>
          </table:table-cell>
          <table:table-cell office:value-type="float" office:value="9.87344805223048" calcext:value-type="float">
            <text:p>9.87344805223048</text:p>
          </table:table-cell>
          <table:table-cell office:value-type="float" office:value="9.90621310402515" calcext:value-type="float">
            <text:p>9.90621310402515</text:p>
          </table:table-cell>
          <table:table-cell office:value-type="float" office:value="9.95043297120435" calcext:value-type="float">
            <text:p>9.95043297120435</text:p>
          </table:table-cell>
          <table:table-cell office:value-type="float" office:value="10.2582669668088" calcext:value-type="float">
            <text:p>10.2582669668088</text:p>
          </table:table-cell>
          <table:table-cell office:value-type="float" office:value="11.8895499253978" calcext:value-type="float">
            <text:p>11.8895499253978</text:p>
          </table:table-cell>
          <table:table-cell office:value-type="float" office:value="16.3220462851957" calcext:value-type="float">
            <text:p>16.3220462851957</text:p>
          </table:table-cell>
          <table:table-cell office:value-type="float" office:value="25.9600758512363" calcext:value-type="float">
            <text:p>25.9600758512363</text:p>
          </table:table-cell>
          <table:table-cell office:value-type="float" office:value="42.6881791173141" calcext:value-type="float">
            <text:p>42.6881791173141</text:p>
          </table:table-cell>
          <table:table-cell office:value-type="float" office:value="65.1116454810562" calcext:value-type="float">
            <text:p>65.1116454810562</text:p>
          </table:table-cell>
          <table:table-cell office:value-type="float" office:value="89.7566933393336" calcext:value-type="float">
            <text:p>89.7566933393336</text:p>
          </table:table-cell>
          <table:table-cell office:value-type="float" office:value="107.554794737737" calcext:value-type="float">
            <text:p>107.554794737737</text:p>
          </table:table-cell>
          <table:table-cell office:value-type="float" office:value="108.954961744446" calcext:value-type="float">
            <text:p>108.954961744446</text:p>
          </table:table-cell>
          <table:table-cell office:value-type="float" office:value="90.3563827033574" calcext:value-type="float">
            <text:p>90.3563827033574</text:p>
          </table:table-cell>
          <table:table-cell office:value-type="float" office:value="52.3562390144318" calcext:value-type="float">
            <text:p>52.3562390144318</text:p>
          </table:table-cell>
          <table:table-cell office:value-type="float" office:value="8.29985712682955" calcext:value-type="float">
            <text:p>8.29985712682955</text:p>
          </table:table-cell>
          <table:table-cell office:value-type="float" office:value="-25.2002739298685" calcext:value-type="float">
            <text:p>-25.2002739298685</text:p>
          </table:table-cell>
          <table:table-cell office:value-type="float" office:value="-38.2378620461259" calcext:value-type="float">
            <text:p>-38.2378620461259</text:p>
          </table:table-cell>
          <table:table-cell office:value-type="float" office:value="-25.874469363423" calcext:value-type="float">
            <text:p>-25.874469363423</text:p>
          </table:table-cell>
          <table:table-cell office:value-type="float" office:value="0.692865044113326" calcext:value-type="float">
            <text:p>0.692865044113326</text:p>
          </table:table-cell>
          <table:table-cell office:value-type="float" office:value="24.7623303368117" calcext:value-type="float">
            <text:p>24.7623303368117</text:p>
          </table:table-cell>
          <table:table-cell office:value-type="float" office:value="36.3885075946697" calcext:value-type="float">
            <text:p>36.3885075946697</text:p>
          </table:table-cell>
          <table:table-cell office:value-type="float" office:value="30.2214748320316" calcext:value-type="float">
            <text:p>30.2214748320316</text:p>
          </table:table-cell>
          <table:table-cell office:value-type="float" office:value="13.8059925014309" calcext:value-type="float">
            <text:p>13.8059925014309</text:p>
          </table:table-cell>
          <table:table-cell office:value-type="float" office:value="-0.1471689854608" calcext:value-type="float">
            <text:p>-0.1471689854608</text:p>
          </table:table-cell>
          <table:table-cell office:value-type="float" office:value="-5.79699126421409" calcext:value-type="float">
            <text:p>-5.79699126421409</text:p>
          </table:table-cell>
          <table:table-cell office:value-type="float" office:value="-1.47444346866307" calcext:value-type="float">
            <text:p>-1.47444346866307</text:p>
          </table:table-cell>
          <table:table-cell office:value-type="float" office:value="7.85379869957407" calcext:value-type="float">
            <text:p>7.85379869957407</text:p>
          </table:table-cell>
          <table:table-cell office:value-type="float" office:value="14.2300564592358" calcext:value-type="float">
            <text:p>14.2300564592358</text:p>
          </table:table-cell>
          <table:table-cell office:value-type="float" office:value="15.3087271610093" calcext:value-type="float">
            <text:p>15.3087271610093</text:p>
          </table:table-cell>
          <table:table-cell office:value-type="float" office:value="12.1593416993819" calcext:value-type="float">
            <text:p>12.1593416993819</text:p>
          </table:table-cell>
          <table:table-cell office:value-type="float" office:value="7.59445373168549" calcext:value-type="float">
            <text:p>7.59445373168549</text:p>
          </table:table-cell>
          <table:table-cell office:value-type="float" office:value="5.22532557136263" calcext:value-type="float">
            <text:p>5.22532557136263</text:p>
          </table:table-cell>
          <table:table-cell office:value-type="float" office:value="5.55781564379088" calcext:value-type="float">
            <text:p>5.55781564379088</text:p>
          </table:table-cell>
          <table:table-cell office:value-type="float" office:value="7.04588503860281" calcext:value-type="float">
            <text:p>7.04588503860281</text:p>
          </table:table-cell>
          <table:table-cell office:value-type="float" office:value="8.43304059138124" calcext:value-type="float">
            <text:p>8.43304059138124</text:p>
          </table:table-cell>
          <table:table-cell office:value-type="float" office:value="8.76608245510894" calcext:value-type="float">
            <text:p>8.76608245510894</text:p>
          </table:table-cell>
          <table:table-cell office:value-type="float" office:value="8.13319827729283" calcext:value-type="float">
            <text:p>8.13319827729283</text:p>
          </table:table-cell>
          <table:table-cell office:value-type="float" office:value="7.38707260644926" calcext:value-type="float">
            <text:p>7.38707260644926</text:p>
          </table:table-cell>
          <table:table-cell office:value-type="float" office:value="6.93577951277184" calcext:value-type="float">
            <text:p>6.93577951277184</text:p>
          </table:table-cell>
          <table:table-cell office:value-type="float" office:value="6.79901948543024" calcext:value-type="float">
            <text:p>6.79901948543024</text:p>
          </table:table-cell>
          <table:table-cell office:value-type="float" office:value="6.84848537049442" calcext:value-type="float">
            <text:p>6.84848537049442</text:p>
          </table:table-cell>
          <table:table-cell office:value-type="float" office:value="6.84378166834694" calcext:value-type="float">
            <text:p>6.84378166834694</text:p>
          </table:table-cell>
          <table:table-cell office:value-type="float" office:value="6.70655096437585" calcext:value-type="float">
            <text:p>6.70655096437585</text:p>
          </table:table-cell>
          <table:table-cell office:value-type="float" office:value="6.51341909251531" calcext:value-type="float">
            <text:p>6.51341909251531</text:p>
          </table:table-cell>
          <table:table-cell office:value-type="float" office:value="6.31603969025288" calcext:value-type="float">
            <text:p>6.31603969025288</text:p>
          </table:table-cell>
          <table:table-cell office:value-type="float" office:value="6.13430257525873" calcext:value-type="float">
            <text:p>6.13430257525873</text:p>
          </table:table-cell>
          <table:table-cell office:value-type="float" office:value="5.9742821358277" calcext:value-type="float">
            <text:p>5.9742821358277</text:p>
          </table:table-cell>
          <table:table-cell office:value-type="float" office:value="5.8280418083619" calcext:value-type="float">
            <text:p>5.8280418083619</text:p>
          </table:table-cell>
          <table:table-cell office:value-type="float" office:value="5.66925503461574" calcext:value-type="float">
            <text:p>5.66925503461574</text:p>
          </table:table-cell>
          <table:table-cell office:value-type="float" office:value="5.45408193699447" calcext:value-type="float">
            <text:p>5.45408193699447</text:p>
          </table:table-cell>
          <table:table-cell office:value-type="float" office:value="5.24231712548732" calcext:value-type="float">
            <text:p>5.24231712548732</text:p>
          </table:table-cell>
          <table:table-cell office:value-type="float" office:value="5.23226228559117" calcext:value-type="float">
            <text:p>5.23226228559117</text:p>
          </table:table-cell>
          <table:table-cell office:value-type="float" office:value="5.98346575616865" calcext:value-type="float">
            <text:p>5.98346575616865</text:p>
          </table:table-cell>
          <table:table-cell office:value-type="float" office:value="8.51051225924659" calcext:value-type="float">
            <text:p>8.51051225924659</text:p>
          </table:table-cell>
          <table:table-cell office:value-type="float" office:value="13.1775379939793" calcext:value-type="float">
            <text:p>13.1775379939793</text:p>
          </table:table-cell>
          <table:table-cell office:value-type="float" office:value="19.3573431092033" calcext:value-type="float">
            <text:p>19.3573431092033</text:p>
          </table:table-cell>
          <table:table-cell office:value-type="float" office:value="25.2703980231671" calcext:value-type="float">
            <text:p>25.2703980231671</text:p>
          </table:table-cell>
          <table:table-cell office:value-type="float" office:value="27.5133233991282" calcext:value-type="float">
            <text:p>27.5133233991282</text:p>
          </table:table-cell>
          <table:table-cell office:value-type="float" office:value="24.1582701782951" calcext:value-type="float">
            <text:p>24.1582701782951</text:p>
          </table:table-cell>
          <table:table-cell office:value-type="float" office:value="15.9407727849394" calcext:value-type="float">
            <text:p>15.9407727849394</text:p>
          </table:table-cell>
          <table:table-cell office:value-type="float" office:value="5.27388219116165" calcext:value-type="float">
            <text:p>5.27388219116165</text:p>
          </table:table-cell>
          <table:table-cell office:value-type="float" office:value="-2.92704004846095" calcext:value-type="float">
            <text:p>-2.92704004846095</text:p>
          </table:table-cell>
          <table:table-cell office:value-type="float" office:value="-5.5564725351838" calcext:value-type="float">
            <text:p>-5.5564725351838</text:p>
          </table:table-cell>
          <table:table-cell office:value-type="float" office:value="-3.42277540593713" calcext:value-type="float">
            <text:p>-3.42277540593713</text:p>
          </table:table-cell>
          <table:table-cell office:value-type="float" office:value="1.4248624974476" calcext:value-type="float">
            <text:p>1.4248624974476</text:p>
          </table:table-cell>
          <table:table-cell office:value-type="float" office:value="5.30588364451456" calcext:value-type="float">
            <text:p>5.30588364451456</text:p>
          </table:table-cell>
          <table:table-cell office:value-type="float" office:value="5.89424962235023" calcext:value-type="float">
            <text:p>5.89424962235023</text:p>
          </table:table-cell>
          <table:table-cell office:value-type="float" office:value="4.26387093767753" calcext:value-type="float">
            <text:p>4.26387093767753</text:p>
          </table:table-cell>
          <table:table-cell office:value-type="float" office:value="1.91605551251986" calcext:value-type="float">
            <text:p>1.91605551251986</text:p>
          </table:table-cell>
          <table:table-cell office:value-type="float" office:value="0.297412230222652" calcext:value-type="float">
            <text:p>0.297412230222652</text:p>
          </table:table-cell>
          <table:table-cell office:value-type="float" office:value="0.202058570074388" calcext:value-type="float">
            <text:p>0.202058570074388</text:p>
          </table:table-cell>
          <table:table-cell office:value-type="float" office:value="0.786338795785427" calcext:value-type="float">
            <text:p>0.786338795785427</text:p>
          </table:table-cell>
          <table:table-cell office:value-type="float" office:value="1.1893427373298" calcext:value-type="float">
            <text:p>1.1893427373298</text:p>
          </table:table-cell>
          <table:table-cell office:value-type="float" office:value="1.20524478531347" calcext:value-type="float">
            <text:p>1.20524478531347</text:p>
          </table:table-cell>
          <table:table-cell office:value-type="float" office:value="0.838331297193105" calcext:value-type="float">
            <text:p>0.838331297193105</text:p>
          </table:table-cell>
          <table:table-cell office:value-type="float" office:value="0.385524377979356" calcext:value-type="float">
            <text:p>0.385524377979356</text:p>
          </table:table-cell>
          <table:table-cell office:value-type="float" office:value="0.0985844529280601" calcext:value-type="float">
            <text:p>0.09858445292806</text:p>
          </table:table-cell>
          <table:table-cell office:value-type="float" office:value="-0.0874041149495402" calcext:value-type="float">
            <text:p>-0.08740411494954</text:p>
          </table:table-cell>
          <table:table-cell office:value-type="float" office:value="-0.269177239348973" calcext:value-type="float">
            <text:p>-0.269177239348973</text:p>
          </table:table-cell>
          <table:table-cell office:value-type="float" office:value="-0.435094940790553" calcext:value-type="float">
            <text:p>-0.435094940790553</text:p>
          </table:table-cell>
          <table:table-cell office:value-type="float" office:value="-0.334191404771935" calcext:value-type="float">
            <text:p>-0.334191404771935</text:p>
          </table:table-cell>
          <table:table-cell office:value-type="float" office:value="1.09228543714074" calcext:value-type="float">
            <text:p>1.09228543714074</text:p>
          </table:table-cell>
          <table:table-cell office:value-type="float" office:value="5.32078729035109" calcext:value-type="float">
            <text:p>5.32078729035109</text:p>
          </table:table-cell>
          <table:table-cell office:value-type="float" office:value="14.7543020279768" calcext:value-type="float">
            <text:p>14.7543020279768</text:p>
          </table:table-cell>
          <table:table-cell office:value-type="float" office:value="31.2821593944164" calcext:value-type="float">
            <text:p>31.2821593944164</text:p>
          </table:table-cell>
          <table:table-cell office:value-type="float" office:value="53.5150105339738" calcext:value-type="float">
            <text:p>53.5150105339738</text:p>
          </table:table-cell>
          <table:table-cell office:value-type="float" office:value="77.9867794371878" calcext:value-type="float">
            <text:p>77.9867794371878</text:p>
          </table:table-cell>
          <table:table-cell office:value-type="float" office:value="95.638464792722" calcext:value-type="float">
            <text:p>95.638464792722</text:p>
          </table:table-cell>
          <table:table-cell office:value-type="float" office:value="96.9114814157468" calcext:value-type="float">
            <text:p>96.9114814157468</text:p>
          </table:table-cell>
          <table:table-cell office:value-type="float" office:value="78.1945734790231" calcext:value-type="float">
            <text:p>78.1945734790231</text:p>
          </table:table-cell>
          <table:table-cell office:value-type="float" office:value="40.0692622922505" calcext:value-type="float">
            <text:p>40.0692622922505</text:p>
          </table:table-cell>
          <table:table-cell office:value-type="float" office:value="-4.14258813097551" calcext:value-type="float">
            <text:p>-4.14258813097551</text:p>
          </table:table-cell>
          <table:table-cell office:value-type="float" office:value="-37.820818494434" calcext:value-type="float">
            <text:p>-37.820818494434</text:p>
          </table:table-cell>
          <table:table-cell office:value-type="float" office:value="-51.0461585976596" calcext:value-type="float">
            <text:p>-51.0461585976596</text:p>
          </table:table-cell>
          <table:table-cell office:value-type="float" office:value="-38.8620208988148" calcext:value-type="float">
            <text:p>-38.8620208988148</text:p>
          </table:table-cell>
          <table:table-cell office:value-type="float" office:value="-12.4330617127749" calcext:value-type="float">
            <text:p>-12.4330617127749</text:p>
          </table:table-cell>
          <table:table-cell office:value-type="float" office:value="11.5324870548357" calcext:value-type="float">
            <text:p>11.5324870548357</text:p>
          </table:table-cell>
          <table:table-cell office:value-type="float" office:value="23.0751454815224" calcext:value-type="float">
            <text:p>23.0751454815224</text:p>
          </table:table-cell>
          <table:table-cell office:value-type="float" office:value="16.8317695484541" calcext:value-type="float">
            <text:p>16.8317695484541</text:p>
          </table:table-cell>
          <table:table-cell office:value-type="float" office:value="0.319280338087975" calcext:value-type="float">
            <text:p>0.319280338087975</text:p>
          </table:table-cell>
          <table:table-cell office:value-type="float" office:value="-13.7459059185759" calcext:value-type="float">
            <text:p>-13.7459059185759</text:p>
          </table:table-cell>
          <table:table-cell office:value-type="float" office:value="-19.5072182112039" calcext:value-type="float">
            <text:p>-19.5072182112039</text:p>
          </table:table-cell>
          <table:table-cell office:value-type="float" office:value="-15.2889751251708" calcext:value-type="float">
            <text:p>-15.2889751251708</text:p>
          </table:table-cell>
          <table:table-cell office:value-type="float" office:value="-6.04241020346397" calcext:value-type="float">
            <text:p>-6.04241020346397</text:p>
          </table:table-cell>
          <table:table-cell office:value-type="float" office:value="0.270801923905332" calcext:value-type="float">
            <text:p>0.270801923905332</text:p>
          </table:table-cell>
          <table:table-cell office:value-type="float" office:value="1.29145156007204" calcext:value-type="float">
            <text:p>1.29145156007204</text:p>
          </table:table-cell>
          <table:table-cell office:value-type="float" office:value="-1.91310526436357" calcext:value-type="float">
            <text:p>-1.91310526436357</text:p>
          </table:table-cell>
          <table:table-cell office:value-type="float" office:value="-6.53455155527286" calcext:value-type="float">
            <text:p>-6.53455155527286</text:p>
          </table:table-cell>
          <table:table-cell office:value-type="float" office:value="-8.95952015134185" calcext:value-type="float">
            <text:p>-8.95952015134185</text:p>
          </table:table-cell>
          <table:table-cell office:value-type="float" office:value="-8.67403999080552" calcext:value-type="float">
            <text:p>-8.67403999080552</text:p>
          </table:table-cell>
          <table:table-cell office:value-type="float" office:value="-7.22370058069832" calcext:value-type="float">
            <text:p>-7.22370058069832</text:p>
          </table:table-cell>
          <table:table-cell office:value-type="float" office:value="-5.86585679375924" calcext:value-type="float">
            <text:p>-5.86585679375924</text:p>
          </table:table-cell>
          <table:table-cell office:value-type="float" office:value="-5.55448193773213" calcext:value-type="float">
            <text:p>-5.55448193773213</text:p>
          </table:table-cell>
          <table:table-cell office:value-type="float" office:value="-6.20425715595851" calcext:value-type="float">
            <text:p>-6.20425715595851</text:p>
          </table:table-cell>
          <table:table-cell office:value-type="float" office:value="-6.96250236553149" calcext:value-type="float">
            <text:p>-6.96250236553149</text:p>
          </table:table-cell>
          <table:table-cell office:value-type="float" office:value="-7.4198019871343" calcext:value-type="float">
            <text:p>-7.4198019871343</text:p>
          </table:table-cell>
          <table:table-cell office:value-type="float" office:value="-7.55620911874739" calcext:value-type="float">
            <text:p>-7.55620911874739</text:p>
          </table:table-cell>
          <table:table-cell office:value-type="float" office:value="-7.49962428283602" calcext:value-type="float">
            <text:p>-7.49962428283602</text:p>
          </table:table-cell>
          <table:table-cell office:value-type="float" office:value="-7.49048383641702" calcext:value-type="float">
            <text:p>-7.49048383641702</text:p>
          </table:table-cell>
          <table:table-cell office:value-type="float" office:value="-7.6076628053565" calcext:value-type="float">
            <text:p>-7.6076628053565</text:p>
          </table:table-cell>
          <table:table-cell office:value-type="float" office:value="-7.77460574287237" calcext:value-type="float">
            <text:p>-7.77460574287237</text:p>
          </table:table-cell>
          <table:table-cell office:value-type="float" office:value="-7.93957153908544" calcext:value-type="float">
            <text:p>-7.93957153908544</text:p>
          </table:table-cell>
          <table:table-cell office:value-type="float" office:value="-8.08266182884853" calcext:value-type="float">
            <text:p>-8.08266182884853</text:p>
          </table:table-cell>
          <table:table-cell office:value-type="float" office:value="-8.19777820538941" calcext:value-type="float">
            <text:p>-8.19777820538941</text:p>
          </table:table-cell>
          <table:table-cell office:value-type="float" office:value="-8.29286132277881" calcext:value-type="float">
            <text:p>-8.29286132277881</text:p>
          </table:table-cell>
          <table:table-cell office:value-type="float" office:value="-8.39419971339301" calcext:value-type="float">
            <text:p>-8.39419971339301</text:p>
          </table:table-cell>
          <table:table-cell office:value-type="float" office:value="-8.54568921279635" calcext:value-type="float">
            <text:p>-8.54568921279635</text:p>
          </table:table-cell>
          <table:table-cell office:value-type="float" office:value="-8.68793350786143" calcext:value-type="float">
            <text:p>-8.68793350786143</text:p>
          </table:table-cell>
          <table:table-cell office:value-type="float" office:value="-8.6228798122082" calcext:value-type="float">
            <text:p>-8.6228798122082</text:p>
          </table:table-cell>
          <table:table-cell office:value-type="float" office:value="-7.79230560843677" calcext:value-type="float">
            <text:p>-7.79230560843677</text:p>
          </table:table-cell>
          <table:table-cell office:value-type="float" office:value="-5.18175303064869" calcext:value-type="float">
            <text:p>-5.18175303064869</text:p>
          </table:table-cell>
          <table:table-cell office:value-type="float" office:value="-0.424536629478315" calcext:value-type="float">
            <text:p>-0.424536629478315</text:p>
          </table:table-cell>
          <table:table-cell office:value-type="float" office:value="5.85315113630352" calcext:value-type="float">
            <text:p>5.85315113630352</text:p>
          </table:table-cell>
          <table:table-cell office:value-type="float" office:value="11.8759677517723" calcext:value-type="float">
            <text:p>11.8759677517723</text:p>
          </table:table-cell>
          <table:table-cell office:value-type="float" office:value="14.2413241346942" calcext:value-type="float">
            <text:p>14.2413241346942</text:p>
          </table:table-cell>
          <table:table-cell office:value-type="float" office:value="11.0147578719539" calcext:value-type="float">
            <text:p>11.0147578719539</text:p>
          </table:table-cell>
          <table:table-cell office:value-type="float" office:value="2.92922493153804" calcext:value-type="float">
            <text:p>2.92922493153804</text:p>
          </table:table-cell>
          <table:table-cell office:value-type="float" office:value="-7.60831061056382" calcext:value-type="float">
            <text:p>-7.60831061056382</text:p>
          </table:table-cell>
          <table:table-cell office:value-type="float" office:value="-15.6842990624974" calcext:value-type="float">
            <text:p>-15.6842990624974</text:p>
          </table:table-cell>
          <table:table-cell office:value-type="float" office:value="-18.1842590361099" calcext:value-type="float">
            <text:p>-18.1842590361099</text:p>
          </table:table-cell>
          <table:table-cell office:value-type="float" office:value="-15.9128841198261" calcext:value-type="float">
            <text:p>-15.9128841198261</text:p>
          </table:table-cell>
          <table:table-cell office:value-type="float" office:value="-10.9157810655958" calcext:value-type="float">
            <text:p>-10.9157810655958</text:p>
          </table:table-cell>
          <table:table-cell office:value-type="float" office:value="-6.87222235217632" calcext:value-type="float">
            <text:p>-6.87222235217632</text:p>
          </table:table-cell>
          <table:table-cell office:value-type="float" office:value="-6.11559839502458" calcext:value-type="float">
            <text:p>-6.11559839502458</text:p>
          </table:table-cell>
          <table:table-cell office:value-type="float" office:value="-7.57552837331353" calcext:value-type="float">
            <text:p>-7.57552837331353</text:p>
          </table:table-cell>
          <table:table-cell office:value-type="float" office:value="-9.75066843544155" calcext:value-type="float">
            <text:p>-9.75066843544155</text:p>
          </table:table-cell>
          <table:table-cell office:value-type="float" office:value="-11.1943681994641" calcext:value-type="float">
            <text:p>-11.1943681994641</text:p>
          </table:table-cell>
          <table:table-cell office:value-type="float" office:value="-11.1093431045411" calcext:value-type="float">
            <text:p>-11.1093431045411</text:p>
          </table:table-cell>
          <table:table-cell office:value-type="float" office:value="-10.3374976259311" calcext:value-type="float">
            <text:p>-10.3374976259311</text:p>
          </table:table-cell>
          <table:table-cell office:value-type="float" office:value="-9.74107013963064" calcext:value-type="float">
            <text:p>-9.74107013963064</text:p>
          </table:table-cell>
          <table:table-cell office:value-type="float" office:value="-9.52675317528657" calcext:value-type="float">
            <text:p>-9.52675317528657</text:p>
          </table:table-cell>
          <table:table-cell office:value-type="float" office:value="-9.69088067844097" calcext:value-type="float">
            <text:p>-9.69088067844097</text:p>
          </table:table-cell>
          <table:table-cell office:value-type="float" office:value="-9.93698244854567" calcext:value-type="float">
            <text:p>-9.93698244854567</text:p>
          </table:table-cell>
          <table:table-cell office:value-type="float" office:value="-10.0128366789161" calcext:value-type="float">
            <text:p>-10.0128366789161</text:p>
          </table:table-cell>
          <table:table-cell office:value-type="float" office:value="-9.98303584956864" calcext:value-type="float">
            <text:p>-9.98303584956864</text:p>
          </table:table-cell>
          <table:table-cell office:value-type="float" office:value="-9.94459121226569" calcext:value-type="float">
            <text:p>-9.94459121226569</text:p>
          </table:table-cell>
          <table:table-cell office:value-type="float" office:value="-9.88611017850185" calcext:value-type="float">
            <text:p>-9.88611017850185</text:p>
          </table:table-cell>
          <table:table-cell office:value-type="float" office:value="-9.55800664956723" calcext:value-type="float">
            <text:p>-9.55800664956723</text:p>
          </table:table-cell>
          <table:table-cell office:value-type="float" office:value="-7.90280700396561" calcext:value-type="float">
            <text:p>-7.90280700396561</text:p>
          </table:table-cell>
          <table:table-cell office:value-type="float" office:value="-3.44555711269856" calcext:value-type="float">
            <text:p>-3.44555711269856</text:p>
          </table:table-cell>
          <table:table-cell office:value-type="float" office:value="6.21520310287402" calcext:value-type="float">
            <text:p>6.21520310287402</text:p>
          </table:table-cell>
          <table:table-cell office:value-type="float" office:value="22.9733832097804" calcext:value-type="float">
            <text:p>22.9733832097804</text:p>
          </table:table-cell>
          <table:table-cell office:value-type="float" office:value="45.4448258846018" calcext:value-type="float">
            <text:p>45.4448258846018</text:p>
          </table:table-cell>
          <table:table-cell office:value-type="float" office:value="70.1709399720646" calcext:value-type="float">
            <text:p>70.1709399720646</text:p>
          </table:table-cell>
          <table:table-cell office:value-type="float" office:value="88.1020935804534" calcext:value-type="float">
            <text:p>88.1020935804534</text:p>
          </table:table-cell>
          <table:table-cell office:value-type="float" office:value="89.6719530325673" calcext:value-type="float">
            <text:p>89.6719530325673</text:p>
          </table:table-cell>
          <table:table-cell office:value-type="float" office:value="71.2586010675088" calcext:value-type="float">
            <text:p>71.2586010675088</text:p>
          </table:table-cell>
          <table:table-cell office:value-type="float" office:value="33.4277816176654" calcext:value-type="float">
            <text:p>33.4277816176654</text:p>
          </table:table-cell>
          <table:table-cell office:value-type="float" office:value="-10.5223506175672" calcext:value-type="float">
            <text:p>-10.5223506175672</text:p>
          </table:table-cell>
          <table:table-cell office:value-type="float" office:value="-43.9641948679297" calcext:value-type="float">
            <text:p>-43.9641948679297</text:p>
          </table:table-cell>
          <table:table-cell office:value-type="float" office:value="-56.9656540647573" calcext:value-type="float">
            <text:p>-56.9656540647573</text:p>
          </table:table-cell>
          <table:table-cell office:value-type="float" office:value="-44.5522525785307" calcext:value-type="float">
            <text:p>-44.5522525785307</text:p>
          </table:table-cell>
          <table:table-cell office:value-type="float" office:value="-17.8563738222719" calcext:value-type="float">
            <text:p>-17.8563738222719</text:p>
          </table:table-cell>
          <table:table-cell office:value-type="float" office:value="6.40720342154442" calcext:value-type="float">
            <text:p>6.40720342154442</text:p>
          </table:table-cell>
          <table:table-cell office:value-type="float" office:value="18.2647342258599" calcext:value-type="float">
            <text:p>18.2647342258599</text:p>
          </table:table-cell>
          <table:table-cell office:value-type="float" office:value="12.3397356047116" calcext:value-type="float">
            <text:p>12.3397356047116</text:p>
          </table:table-cell>
          <table:table-cell office:value-type="float" office:value="-3.87893244954351" calcext:value-type="float">
            <text:p>-3.87893244954351</text:p>
          </table:table-cell>
          <table:table-cell office:value-type="float" office:value="-17.6694328010252" calcext:value-type="float">
            <text:p>-17.6694328010252</text:p>
          </table:table-cell>
          <table:table-cell office:value-type="float" office:value="-23.1597879093567" calcext:value-type="float">
            <text:p>-23.1597879093567</text:p>
          </table:table-cell>
          <table:table-cell office:value-type="float" office:value="-18.6678556653963" calcext:value-type="float">
            <text:p>-18.6678556653963</text:p>
          </table:table-cell>
          <table:table-cell office:value-type="float" office:value="-9.129572730723" calcext:value-type="float">
            <text:p>-9.129572730723</text:p>
          </table:table-cell>
          <table:table-cell office:value-type="float" office:value="-2.51073406856853" calcext:value-type="float">
            <text:p>-2.51073406856853</text:p>
          </table:table-cell>
          <table:table-cell office:value-type="float" office:value="-1.18433457123389" calcext:value-type="float">
            <text:p>-1.18433457123389</text:p>
          </table:table-cell>
          <table:table-cell office:value-type="float" office:value="-4.08535626635199" calcext:value-type="float">
            <text:p>-4.08535626635199</text:p>
          </table:table-cell>
          <table:table-cell office:value-type="float" office:value="-8.40988080153966" calcext:value-type="float">
            <text:p>-8.40988080153966</text:p>
          </table:table-cell>
          <table:table-cell office:value-type="float" office:value="-10.5426101427383" calcext:value-type="float">
            <text:p>-10.5426101427383</text:p>
          </table:table-cell>
          <table:table-cell office:value-type="float" office:value="-9.96160665472431" calcext:value-type="float">
            <text:p>-9.96160665472431</text:p>
          </table:table-cell>
          <table:table-cell office:value-type="float" office:value="-8.21215163181037" calcext:value-type="float">
            <text:p>-8.21215163181037</text:p>
          </table:table-cell>
          <table:table-cell office:value-type="float" office:value="-6.55261032024337" calcext:value-type="float">
            <text:p>-6.55261032024337</text:p>
          </table:table-cell>
          <table:table-cell office:value-type="float" office:value="-5.93787113790003" calcext:value-type="float">
            <text:p>-5.93787113790003</text:p>
          </table:table-cell>
          <table:table-cell office:value-type="float" office:value="-6.28562845935051" calcext:value-type="float">
            <text:p>-6.28562845935051</text:p>
          </table:table-cell>
          <table:table-cell office:value-type="float" office:value="-6.74335207541912" calcext:value-type="float">
            <text:p>-6.74335207541912</text:p>
          </table:table-cell>
          <table:table-cell office:value-type="float" office:value="-6.90042176713329" calcext:value-type="float">
            <text:p>-6.90042176713329</text:p>
          </table:table-cell>
          <table:table-cell office:value-type="float" office:value="-6.73677786769255" calcext:value-type="float">
            <text:p>-6.73677786769255</text:p>
          </table:table-cell>
          <table:table-cell office:value-type="float" office:value="-6.38004588385812" calcext:value-type="float">
            <text:p>-6.38004588385812</text:p>
          </table:table-cell>
          <table:table-cell office:value-type="float" office:value="-6.07083059841731" calcext:value-type="float">
            <text:p>-6.07083059841731</text:p>
          </table:table-cell>
          <table:table-cell office:value-type="float" office:value="-5.88865050932215" calcext:value-type="float">
            <text:p>-5.88865050932215</text:p>
          </table:table-cell>
          <table:table-cell office:value-type="float" office:value="-5.75714411093073" calcext:value-type="float">
            <text:p>-5.75714411093073</text:p>
          </table:table-cell>
          <table:table-cell office:value-type="float" office:value="-5.62460248519852" calcext:value-type="float">
            <text:p>-5.62460248519852</text:p>
          </table:table-cell>
          <table:table-cell office:value-type="float" office:value="-5.47123514813983" calcext:value-type="float">
            <text:p>-5.47123514813983</text:p>
          </table:table-cell>
          <table:table-cell office:value-type="float" office:value="-5.29103299231783" calcext:value-type="float">
            <text:p>-5.29103299231783</text:p>
          </table:table-cell>
          <table:table-cell office:value-type="float" office:value="-5.09205083600214" calcext:value-type="float">
            <text:p>-5.09205083600214</text:p>
          </table:table-cell>
          <table:table-cell office:value-type="float" office:value="-4.90064596566386" calcext:value-type="float">
            <text:p>-4.90064596566386</text:p>
          </table:table-cell>
          <table:table-cell office:value-type="float" office:value="-4.76087307767508" calcext:value-type="float">
            <text:p>-4.76087307767508</text:p>
          </table:table-cell>
          <table:table-cell office:value-type="float" office:value="-4.61383400898605" calcext:value-type="float">
            <text:p>-4.61383400898605</text:p>
          </table:table-cell>
          <table:table-cell office:value-type="float" office:value="-4.2618206673936" calcext:value-type="float">
            <text:p>-4.2618206673936</text:p>
          </table:table-cell>
          <table:table-cell office:value-type="float" office:value="-3.14802868159574" calcext:value-type="float">
            <text:p>-3.14802868159574</text:p>
          </table:table-cell>
          <table:table-cell office:value-type="float" office:value="-0.258221407378561" calcext:value-type="float">
            <text:p>-0.258221407378561</text:p>
          </table:table-cell>
          <table:table-cell office:value-type="float" office:value="4.77674785683683" calcext:value-type="float">
            <text:p>4.77674785683683</text:p>
          </table:table-cell>
          <table:table-cell office:value-type="float" office:value="11.3316121848988" calcext:value-type="float">
            <text:p>11.3316121848988</text:p>
          </table:table-cell>
          <table:table-cell office:value-type="float" office:value="17.6351334510644" calcext:value-type="float">
            <text:p>17.6351334510644</text:p>
          </table:table-cell>
          <table:table-cell office:value-type="float" office:value="20.2854513398658" calcext:value-type="float">
            <text:p>20.2854513398658</text:p>
          </table:table-cell>
          <table:table-cell office:value-type="float" office:value="17.3414257152966" calcext:value-type="float">
            <text:p>17.3414257152966</text:p>
          </table:table-cell>
          <table:table-cell office:value-type="float" office:value="9.53335846656727" calcext:value-type="float">
            <text:p>9.53335846656727</text:p>
          </table:table-cell>
          <table:table-cell office:value-type="float" office:value="-0.737929659868093" calcext:value-type="float">
            <text:p>-0.737929659868093</text:p>
          </table:table-cell>
          <table:table-cell office:value-type="float" office:value="-8.56078025399073" calcext:value-type="float">
            <text:p>-8.56078025399073</text:p>
          </table:table-cell>
          <table:table-cell office:value-type="float" office:value="-10.8118211003671" calcext:value-type="float">
            <text:p>-10.8118211003671</text:p>
          </table:table-cell>
          <table:table-cell office:value-type="float" office:value="-8.29211462628828" calcext:value-type="float">
            <text:p>-8.29211462628828</text:p>
          </table:table-cell>
          <table:table-cell office:value-type="float" office:value="-3.04373999174421" calcext:value-type="float">
            <text:p>-3.04373999174421</text:p>
          </table:table-cell>
          <table:table-cell office:value-type="float" office:value="1.25528356780977" calcext:value-type="float">
            <text:p>1.25528356780977</text:p>
          </table:table-cell>
          <table:table-cell office:value-type="float" office:value="2.2641859291627" calcext:value-type="float">
            <text:p>2.2641859291627</text:p>
          </table:table-cell>
          <table:table-cell office:value-type="float" office:value="1.04976353688032" calcext:value-type="float">
            <text:p>1.04976353688032</text:p>
          </table:table-cell>
          <table:table-cell office:value-type="float" office:value="-0.886637035103726" calcext:value-type="float">
            <text:p>-0.886637035103726</text:p>
          </table:table-cell>
          <table:table-cell office:value-type="float" office:value="-2.09835424791871" calcext:value-type="float">
            <text:p>-2.09835424791871</text:p>
          </table:table-cell>
          <table:table-cell office:value-type="float" office:value="-1.78496879968468" calcext:value-type="float">
            <text:p>-1.78496879968468</text:p>
          </table:table-cell>
          <table:table-cell office:value-type="float" office:value="-0.786645611348865" calcext:value-type="float">
            <text:p>-0.786645611348865</text:p>
          </table:table-cell>
          <table:table-cell office:value-type="float" office:value="0.0330347275687382" calcext:value-type="float">
            <text:p>0.033034727568738</text:p>
          </table:table-cell>
          <table:table-cell office:value-type="float" office:value="0.466496221868449" calcext:value-type="float">
            <text:p>0.466496221868449</text:p>
          </table:table-cell>
          <table:table-cell office:value-type="float" office:value="0.516776980711217" calcext:value-type="float">
            <text:p>0.516776980711217</text:p>
          </table:table-cell>
          <table:table-cell office:value-type="float" office:value="0.479888397913399" calcext:value-type="float">
            <text:p>0.479888397913399</text:p>
          </table:table-cell>
          <table:table-cell office:value-type="float" office:value="0.608510877179975" calcext:value-type="float">
            <text:p>0.608510877179975</text:p>
          </table:table-cell>
          <table:table-cell office:value-type="float" office:value="0.838379857826121" calcext:value-type="float">
            <text:p>0.838379857826121</text:p>
          </table:table-cell>
          <table:table-cell office:value-type="float" office:value="1.07221626801681" calcext:value-type="float">
            <text:p>1.07221626801681</text:p>
          </table:table-cell>
          <table:table-cell office:value-type="float" office:value="1.32117567799938" calcext:value-type="float">
            <text:p>1.32117567799938</text:p>
          </table:table-cell>
          <table:table-cell office:value-type="float" office:value="1.83348416581039" calcext:value-type="float">
            <text:p>1.83348416581039</text:p>
          </table:table-cell>
          <table:table-cell office:value-type="float" office:value="3.66535091726341" calcext:value-type="float">
            <text:p>3.66535091726341</text:p>
          </table:table-cell>
          <table:table-cell office:value-type="float" office:value="8.29026104984133" calcext:value-type="float">
            <text:p>8.29026104984133</text:p>
          </table:table-cell>
          <table:table-cell office:value-type="float" office:value="18.1081680525031" calcext:value-type="float">
            <text:p>18.1081680525031</text:p>
          </table:table-cell>
          <table:table-cell office:value-type="float" office:value="35.0175724892851" calcext:value-type="float">
            <text:p>35.0175724892851</text:p>
          </table:table-cell>
          <table:table-cell office:value-type="float" office:value="57.6395622770455" calcext:value-type="float">
            <text:p>57.6395622770455</text:p>
          </table:table-cell>
          <table:table-cell office:value-type="float" office:value="82.5230378245599" calcext:value-type="float">
            <text:p>82.5230378245599</text:p>
          </table:table-cell>
          <table:table-cell office:value-type="float" office:value="100.627809866864" calcext:value-type="float">
            <text:p>100.627809866864</text:p>
          </table:table-cell>
          <table:table-cell office:value-type="float" office:value="102.37987869348" calcext:value-type="float">
            <text:p>102.37987869348</text:p>
          </table:table-cell>
          <table:table-cell office:value-type="float" office:value="84.1466852303697" calcext:value-type="float">
            <text:p>84.1466852303697</text:p>
          </table:table-cell>
          <table:table-cell office:value-type="float" office:value="46.4783181660297" calcext:value-type="float">
            <text:p>46.4783181660297</text:p>
          </table:table-cell>
          <table:table-cell office:value-type="float" office:value="2.64921880935753" calcext:value-type="float">
            <text:p>2.64921880935753</text:p>
          </table:table-cell>
          <table:table-cell office:value-type="float" office:value="-30.7055542727985" calcext:value-type="float">
            <text:p>-30.7055542727985</text:p>
          </table:table-cell>
          <table:table-cell office:value-type="float" office:value="-43.6409807417879" calcext:value-type="float">
            <text:p>-43.6409807417879</text:p>
          </table:table-cell>
          <table:table-cell office:value-type="float" office:value="-31.1647078869879" calcext:value-type="float">
            <text:p>-31.1647078869879</text:p>
          </table:table-cell>
          <table:table-cell office:value-type="float" office:value="-4.376703815449" calcext:value-type="float">
            <text:p>-4.376703815449</text:p>
          </table:table-cell>
          <table:table-cell office:value-type="float" office:value="20.0018350788189" calcext:value-type="float">
            <text:p>20.0018350788189</text:p>
          </table:table-cell>
          <table:table-cell office:value-type="float" office:value="31.9829521595888" calcext:value-type="float">
            <text:p>31.9829521595888</text:p>
          </table:table-cell>
          <table:table-cell office:value-type="float" office:value="26.1769674491024" calcext:value-type="float">
            <text:p>26.1769674491024</text:p>
          </table:table-cell>
          <table:table-cell office:value-type="float" office:value="10.044719579708" calcext:value-type="float">
            <text:p>10.044719579708</text:p>
          </table:table-cell>
          <table:table-cell office:value-type="float" office:value="-3.6864954719229" calcext:value-type="float">
            <text:p>-3.6864954719229</text:p>
          </table:table-cell>
          <table:table-cell office:value-type="float" office:value="-9.12917530326842" calcext:value-type="float">
            <text:p>-9.12917530326842</text:p>
          </table:table-cell>
          <table:table-cell office:value-type="float" office:value="-4.59464055504186" calcext:value-type="float">
            <text:p>-4.59464055504186</text:p>
          </table:table-cell>
          <table:table-cell office:value-type="float" office:value="4.99659123112634" calcext:value-type="float">
            <text:p>4.99659123112634</text:p>
          </table:table-cell>
          <table:table-cell office:value-type="float" office:value="11.6747493394417" calcext:value-type="float">
            <text:p>11.6747493394417</text:p>
          </table:table-cell>
          <table:table-cell office:value-type="float" office:value="13.0531459834735" calcext:value-type="float">
            <text:p>13.0531459834735</text:p>
          </table:table-cell>
          <table:table-cell office:value-type="float" office:value="10.1945691880078" calcext:value-type="float">
            <text:p>10.1945691880078</text:p>
          </table:table-cell>
          <table:table-cell office:value-type="float" office:value="5.898649141885" calcext:value-type="float">
            <text:p>5.898649141885</text:p>
          </table:table-cell>
          <table:table-cell office:value-type="float" office:value="3.78271408531448" calcext:value-type="float">
            <text:p>3.78271408531448</text:p>
          </table:table-cell>
          <table:table-cell office:value-type="float" office:value="4.3767961187158" calcext:value-type="float">
            <text:p>4.3767961187158</text:p>
          </table:table-cell>
          <table:table-cell office:value-type="float" office:value="6.13605569589289" calcext:value-type="float">
            <text:p>6.13605569589289</text:p>
          </table:table-cell>
          <table:table-cell office:value-type="float" office:value="7.8012437448646" calcext:value-type="float">
            <text:p>7.8012437448646</text:p>
          </table:table-cell>
          <table:table-cell office:value-type="float" office:value="8.41669066745443" calcext:value-type="float">
            <text:p>8.41669066745443</text:p>
          </table:table-cell>
          <table:table-cell office:value-type="float" office:value="8.06182032563203" calcext:value-type="float">
            <text:p>8.06182032563203</text:p>
          </table:table-cell>
          <table:table-cell office:value-type="float" office:value="7.58914366889293" calcext:value-type="float">
            <text:p>7.58914366889293</text:p>
          </table:table-cell>
          <table:table-cell office:value-type="float" office:value="7.41062473579503" calcext:value-type="float">
            <text:p>7.41062473579503</text:p>
          </table:table-cell>
          <table:table-cell office:value-type="float" office:value="7.54657829568134" calcext:value-type="float">
            <text:p>7.54657829568134</text:p>
          </table:table-cell>
          <table:table-cell office:value-type="float" office:value="7.86979800419718" calcext:value-type="float">
            <text:p>7.86979800419718</text:p>
          </table:table-cell>
          <table:table-cell office:value-type="float" office:value="8.13965852032478" calcext:value-type="float">
            <text:p>8.13965852032478</text:p>
          </table:table-cell>
          <table:table-cell office:value-type="float" office:value="8.27614700377092" calcext:value-type="float">
            <text:p>8.27614700377092</text:p>
          </table:table-cell>
          <table:table-cell office:value-type="float" office:value="8.35558187536221" calcext:value-type="float">
            <text:p>8.35558187536221</text:p>
          </table:table-cell>
          <table:table-cell office:value-type="float" office:value="8.42979391558781" calcext:value-type="float">
            <text:p>8.42979391558781</text:p>
          </table:table-cell>
          <table:table-cell office:value-type="float" office:value="8.51862220570244" calcext:value-type="float">
            <text:p>8.51862220570244</text:p>
          </table:table-cell>
          <table:table-cell office:value-type="float" office:value="8.62814520860893" calcext:value-type="float">
            <text:p>8.62814520860893</text:p>
          </table:table-cell>
          <table:table-cell office:value-type="float" office:value="8.75035478896505" calcext:value-type="float">
            <text:p>8.75035478896505</text:p>
          </table:table-cell>
          <table:table-cell office:value-type="float" office:value="8.8589878740235" calcext:value-type="float">
            <text:p>8.8589878740235</text:p>
          </table:table-cell>
          <table:table-cell office:value-type="float" office:value="8.90999646009726" calcext:value-type="float">
            <text:p>8.90999646009726</text:p>
          </table:table-cell>
          <table:table-cell office:value-type="float" office:value="8.96194776070025" calcext:value-type="float">
            <text:p>8.96194776070025</text:p>
          </table:table-cell>
          <table:table-cell office:value-type="float" office:value="9.21237489343514" calcext:value-type="float">
            <text:p>9.21237489343514</text:p>
          </table:table-cell>
          <table:table-cell office:value-type="float" office:value="10.2168356547113" calcext:value-type="float">
            <text:p>10.2168356547113</text:p>
          </table:table-cell>
          <table:table-cell office:value-type="float" office:value="12.9895132318366" calcext:value-type="float">
            <text:p>12.9895132318366</text:p>
          </table:table-cell>
          <table:table-cell office:value-type="float" office:value="17.9021878008317" calcext:value-type="float">
            <text:p>17.9021878008317</text:p>
          </table:table-cell>
          <table:table-cell office:value-type="float" office:value="24.330694408306" calcext:value-type="float">
            <text:p>24.330694408306</text:p>
          </table:table-cell>
          <table:table-cell office:value-type="float" office:value="30.5080727517045" calcext:value-type="float">
            <text:p>30.5080727517045</text:p>
          </table:table-cell>
          <table:table-cell office:value-type="float" office:value="33.0333837264742" calcext:value-type="float">
            <text:p>33.0333837264742</text:p>
          </table:table-cell>
          <table:table-cell office:value-type="float" office:value="29.9589968006569" calcext:value-type="float">
            <text:p>29.9589968006569</text:p>
          </table:table-cell>
          <table:table-cell office:value-type="float" office:value="22.0127332726987" calcext:value-type="float">
            <text:p>22.0127332726987</text:p>
          </table:table-cell>
          <table:table-cell office:value-type="float" office:value="11.5894608343531" calcext:value-type="float">
            <text:p>11.5894608343531</text:p>
          </table:table-cell>
          <table:table-cell office:value-type="float" office:value="3.59911119654721" calcext:value-type="float">
            <text:p>3.59911119654721</text:p>
          </table:table-cell>
          <table:table-cell office:value-type="float" office:value="1.17411935457667" calcext:value-type="float">
            <text:p>1.17411935457667</text:p>
          </table:table-cell>
          <table:table-cell office:value-type="float" office:value="3.51725708517076" calcext:value-type="float">
            <text:p>3.51725708517076</text:p>
          </table:table-cell>
          <table:table-cell office:value-type="float" office:value="8.59015366038295" calcext:value-type="float">
            <text:p>8.59015366038295</text:p>
          </table:table-cell>
          <table:table-cell office:value-type="float" office:value="12.7162435631404" calcext:value-type="float">
            <text:p>12.7162435631404</text:p>
          </table:table-cell>
          <table:table-cell office:value-type="float" office:value="13.5475784763048" calcext:value-type="float">
            <text:p>13.5475784763048</text:p>
          </table:table-cell>
          <table:table-cell office:value-type="float" office:value="12.1475415835384" calcext:value-type="float">
            <text:p>12.1475415835384</text:p>
          </table:table-cell>
          <table:table-cell office:value-type="float" office:value="10.0176714448764" calcext:value-type="float">
            <text:p>10.0176714448764</text:p>
          </table:table-cell>
          <table:table-cell office:value-type="float" office:value="8.60482943318769" calcext:value-type="float">
            <text:p>8.60482943318769</text:p>
          </table:table-cell>
          <table:table-cell office:value-type="float" office:value="8.71275263350377" calcext:value-type="float">
            <text:p>8.71275263350377</text:p>
          </table:table-cell>
          <table:table-cell office:value-type="float" office:value="9.50321574381599" calcext:value-type="float">
            <text:p>9.50321574381599</text:p>
          </table:table-cell>
          <table:table-cell office:value-type="float" office:value="10.1114899692824" calcext:value-type="float">
            <text:p>10.1114899692824</text:p>
          </table:table-cell>
          <table:table-cell office:value-type="float" office:value="10.3293034397249" calcext:value-type="float">
            <text:p>10.3293034397249</text:p>
          </table:table-cell>
          <table:table-cell office:value-type="float" office:value="10.1592588914218" calcext:value-type="float">
            <text:p>10.1592588914218</text:p>
          </table:table-cell>
          <table:table-cell office:value-type="float" office:value="9.89709818803972" calcext:value-type="float">
            <text:p>9.89709818803972</text:p>
          </table:table-cell>
          <table:table-cell office:value-type="float" office:value="9.79614960154943" calcext:value-type="float">
            <text:p>9.79614960154943</text:p>
          </table:table-cell>
          <table:table-cell office:value-type="float" office:value="9.79266911989995" calcext:value-type="float">
            <text:p>9.79266911989995</text:p>
          </table:table-cell>
          <table:table-cell office:value-type="float" office:value="9.78930095429948" calcext:value-type="float">
            <text:p>9.78930095429948</text:p>
          </table:table-cell>
          <table:table-cell office:value-type="float" office:value="9.79715323777652" calcext:value-type="float">
            <text:p>9.79715323777652</text:p>
          </table:table-cell>
          <table:table-cell office:value-type="float" office:value="10.0632865214927" calcext:value-type="float">
            <text:p>10.0632865214927</text:p>
          </table:table-cell>
          <table:table-cell office:value-type="float" office:value="11.6428298169728" calcext:value-type="float">
            <text:p>11.6428298169728</text:p>
          </table:table-cell>
          <table:table-cell office:value-type="float" office:value="16.0079934507213" calcext:value-type="float">
            <text:p>16.0079934507213</text:p>
          </table:table-cell>
          <table:table-cell office:value-type="float" office:value="25.5574065514297" calcext:value-type="float">
            <text:p>25.5574065514297</text:p>
          </table:table-cell>
          <table:table-cell office:value-type="float" office:value="42.194328148855" calcext:value-type="float">
            <text:p>42.194328148855</text:p>
          </table:table-cell>
          <table:table-cell office:value-type="float" office:value="64.5452964855017" calcext:value-type="float">
            <text:p>64.5452964855017</text:p>
          </table:table-cell>
          <table:table-cell office:value-type="float" office:value="89.166856943224" calcext:value-type="float">
            <text:p>89.166856943224</text:p>
          </table:table-cell>
          <table:table-cell office:value-type="float" office:value="107.02847760172" calcext:value-type="float">
            <text:p>107.02847760172</text:p>
          </table:table-cell>
          <table:table-cell office:value-type="float" office:value="108.548711824417" calcext:value-type="float">
            <text:p>108.548711824417</text:p>
          </table:table-cell>
          <table:table-cell office:value-type="float" office:value="90.0845100894278" calcext:value-type="float">
            <text:p>90.0845100894278</text:p>
          </table:table-cell>
          <table:table-cell office:value-type="float" office:value="52.1705542152857" calcext:value-type="float">
            <text:p>52.1705542152857</text:p>
          </table:table-cell>
          <table:table-cell office:value-type="float" office:value="8.0576896745013" calcext:value-type="float">
            <text:p>8.0576896745013</text:p>
          </table:table-cell>
          <table:table-cell office:value-type="float" office:value="-25.6114348423793" calcext:value-type="float">
            <text:p>-25.6114348423793</text:p>
          </table:table-cell>
          <table:table-cell office:value-type="float" office:value="-38.8786686929908" calcext:value-type="float">
            <text:p>-38.8786686929908</text:p>
          </table:table-cell>
          <table:table-cell office:value-type="float" office:value="-26.7336873174234" calcext:value-type="float">
            <text:p>-26.7336873174234</text:p>
          </table:table-cell>
          <table:table-cell office:value-type="float" office:value="-0.243801423518605" calcext:value-type="float">
            <text:p>-0.243801423518605</text:p>
          </table:table-cell>
          <table:table-cell office:value-type="float" office:value="23.8635990612822" calcext:value-type="float">
            <text:p>23.8635990612822</text:p>
          </table:table-cell>
          <table:table-cell office:value-type="float" office:value="35.5864885004257" calcext:value-type="float">
            <text:p>35.5864885004257</text:p>
          </table:table-cell>
          <table:table-cell office:value-type="float" office:value="29.5222153781491" calcext:value-type="float">
            <text:p>29.5222153781491</text:p>
          </table:table-cell>
          <table:table-cell office:value-type="float" office:value="13.1037152464652" calcext:value-type="float">
            <text:p>13.1037152464652</text:p>
          </table:table-cell>
          <table:table-cell office:value-type="float" office:value="-0.936146580755752" calcext:value-type="float">
            <text:p>-0.936146580755752</text:p>
          </table:table-cell>
          <table:table-cell office:value-type="float" office:value="-6.6941576543203" calcext:value-type="float">
            <text:p>-6.6941576543203</text:p>
          </table:table-cell>
          <table:table-cell office:value-type="float" office:value="-2.47496321398099" calcext:value-type="float">
            <text:p>-2.47496321398099</text:p>
          </table:table-cell>
          <table:table-cell office:value-type="float" office:value="6.81651612968314" calcext:value-type="float">
            <text:p>6.81651612968314</text:p>
          </table:table-cell>
          <table:table-cell office:value-type="float" office:value="13.2067285752264" calcext:value-type="float">
            <text:p>13.2067285752264</text:p>
          </table:table-cell>
          <table:table-cell office:value-type="float" office:value="14.2954302742912" calcext:value-type="float">
            <text:p>14.2954302742912</text:p>
          </table:table-cell>
          <table:table-cell office:value-type="float" office:value="11.143325961303" calcext:value-type="float">
            <text:p>11.143325961303</text:p>
          </table:table-cell>
          <table:table-cell office:value-type="float" office:value="6.54590110024878" calcext:value-type="float">
            <text:p>6.54590110024878</text:p>
          </table:table-cell>
          <table:table-cell office:value-type="float" office:value="4.12264065059707" calcext:value-type="float">
            <text:p>4.12264065059707</text:p>
          </table:table-cell>
          <table:table-cell office:value-type="float" office:value="4.4118203711423" calcext:value-type="float">
            <text:p>4.4118203711423</text:p>
          </table:table-cell>
          <table:table-cell office:value-type="float" office:value="5.86919165863324" calcext:value-type="float">
            <text:p>5.86919165863324</text:p>
          </table:table-cell>
          <table:table-cell office:value-type="float" office:value="7.23475801002616" calcext:value-type="float">
            <text:p>7.23475801002616</text:p>
          </table:table-cell>
          <table:table-cell office:value-type="float" office:value="7.55220660700275" calcext:value-type="float">
            <text:p>7.55220660700275</text:p>
          </table:table-cell>
          <table:table-cell office:value-type="float" office:value="6.89820931156566" calcext:value-type="float">
            <text:p>6.89820931156566</text:p>
          </table:table-cell>
          <table:table-cell office:value-type="float" office:value="6.12538089583939" calcext:value-type="float">
            <text:p>6.12538089583939</text:p>
          </table:table-cell>
          <table:table-cell office:value-type="float" office:value="5.64715507650997" calcext:value-type="float">
            <text:p>5.64715507650997</text:p>
          </table:table-cell>
          <table:table-cell office:value-type="float" office:value="5.48422498858692" calcext:value-type="float">
            <text:p>5.48422498858692</text:p>
          </table:table-cell>
          <table:table-cell office:value-type="float" office:value="5.5099227388158" calcext:value-type="float">
            <text:p>5.5099227388158</text:p>
          </table:table-cell>
          <table:table-cell office:value-type="float" office:value="5.48371968305103" calcext:value-type="float">
            <text:p>5.48371968305103</text:p>
          </table:table-cell>
          <table:table-cell office:value-type="float" office:value="5.3252214172651" calcext:value-type="float">
            <text:p>5.3252214172651</text:p>
          </table:table-cell>
          <table:table-cell office:value-type="float" office:value="5.11081204586659" calcext:value-type="float">
            <text:p>5.11081204586659</text:p>
          </table:table-cell>
          <table:table-cell office:value-type="float" office:value="4.89255046891063" calcext:value-type="float">
            <text:p>4.89255046891063</text:p>
          </table:table-cell>
          <table:table-cell office:value-type="float" office:value="4.69042735864523" calcext:value-type="float">
            <text:p>4.69042735864523</text:p>
          </table:table-cell>
          <table:table-cell office:value-type="float" office:value="4.51069003641973" calcext:value-type="float">
            <text:p>4.51069003641973</text:p>
          </table:table-cell>
          <table:table-cell office:value-type="float" office:value="4.34547310623656" calcext:value-type="float">
            <text:p>4.34547310623656</text:p>
          </table:table-cell>
          <table:table-cell office:value-type="float" office:value="4.16870027353505" calcext:value-type="float">
            <text:p>4.16870027353505</text:p>
          </table:table-cell>
          <table:table-cell office:value-type="float" office:value="3.93641979592148" calcext:value-type="float">
            <text:p>3.93641979592148</text:p>
          </table:table-cell>
          <table:table-cell office:value-type="float" office:value="3.7069536117668" calcext:value-type="float">
            <text:p>3.7069536117668</text:p>
          </table:table-cell>
          <table:table-cell office:value-type="float" office:value="3.6777425328937" calcext:value-type="float">
            <text:p>3.6777425328937</text:p>
          </table:table-cell>
          <table:table-cell office:value-type="float" office:value="4.40317685194191" calcext:value-type="float">
            <text:p>4.40317685194191</text:p>
          </table:table-cell>
          <table:table-cell office:value-type="float" office:value="6.89745612461692" calcext:value-type="float">
            <text:p>6.89745612461692</text:p>
          </table:table-cell>
          <table:table-cell office:value-type="float" office:value="11.5350628583882" calcext:value-type="float">
            <text:p>11.5350628583882</text:p>
          </table:table-cell>
          <table:table-cell office:value-type="float" office:value="17.6930018714024" calcext:value-type="float">
            <text:p>17.6930018714024</text:p>
          </table:table-cell>
          <table:table-cell office:value-type="float" office:value="23.6086500941157" calcext:value-type="float">
            <text:p>23.6086500941157</text:p>
          </table:table-cell>
          <table:table-cell office:value-type="float" office:value="25.8820628412038" calcext:value-type="float">
            <text:p>25.8820628412038</text:p>
          </table:table-cell>
          <table:table-cell office:value-type="float" office:value="22.5591821716185" calcext:value-type="float">
            <text:p>22.5591821716185</text:p>
          </table:table-cell>
          <table:table-cell office:value-type="float" office:value="14.3653926533629" calcext:value-type="float">
            <text:p>14.3653926533629</text:p>
          </table:table-cell>
          <table:table-cell office:value-type="float" office:value="3.68966463226797" calcext:value-type="float">
            <text:p>3.68966463226797</text:p>
          </table:table-cell>
          <table:table-cell office:value-type="float" office:value="-4.55977193811683" calcext:value-type="float">
            <text:p>-4.55977193811683</text:p>
          </table:table-cell>
          <table:table-cell office:value-type="float" office:value="-7.24139205818276" calcext:value-type="float">
            <text:p>-7.24139205818276</text:p>
          </table:table-cell>
          <table:table-cell office:value-type="float" office:value="-5.14853614722822" calcext:value-type="float">
            <text:p>-5.14853614722822</text:p>
          </table:table-cell>
          <table:table-cell office:value-type="float" office:value="-0.315840056158637" calcext:value-type="float">
            <text:p>-0.315840056158637</text:p>
          </table:table-cell>
          <table:table-cell office:value-type="float" office:value="3.58162575321184" calcext:value-type="float">
            <text:p>3.58162575321184</text:p>
          </table:table-cell>
          <table:table-cell office:value-type="float" office:value="4.18877256442839" calcext:value-type="float">
            <text:p>4.18877256442839</text:p>
          </table:table-cell>
          <table:table-cell office:value-type="float" office:value="2.56557293922146" calcext:value-type="float">
            <text:p>2.56557293922146</text:p>
          </table:table-cell>
          <table:table-cell office:value-type="float" office:value="0.213773705828393" calcext:value-type="float">
            <text:p>0.213773705828393</text:p>
          </table:table-cell>
          <table:table-cell office:value-type="float" office:value="-1.4195526825115" calcext:value-type="float">
            <text:p>-1.4195526825115</text:p>
          </table:table-cell>
          <table:table-cell office:value-type="float" office:value="-1.52735020485029" calcext:value-type="float">
            <text:p>-1.52735020485029</text:p>
          </table:table-cell>
          <table:table-cell office:value-type="float" office:value="-0.945890628165724" calcext:value-type="float">
            <text:p>-0.945890628165724</text:p>
          </table:table-cell>
          <table:table-cell office:value-type="float" office:value="-0.541047321574967" calcext:value-type="float">
            <text:p>-0.541047321574967</text:p>
          </table:table-cell>
          <table:table-cell office:value-type="float" office:value="-0.521794994619263" calcext:value-type="float">
            <text:p>-0.521794994619263</text:p>
          </table:table-cell>
          <table:table-cell office:value-type="float" office:value="-0.885972310307768" calcext:value-type="float">
            <text:p>-0.885972310307768</text:p>
          </table:table-cell>
          <table:table-cell office:value-type="float" office:value="-1.33812024063518" calcext:value-type="float">
            <text:p>-1.33812024063518</text:p>
          </table:table-cell>
          <table:table-cell office:value-type="float" office:value="-1.62427985156552" calcext:value-type="float">
            <text:p>-1.62427985156552</text:p>
          </table:table-cell>
          <table:table-cell office:value-type="float" office:value="-1.80769224036401" calcext:value-type="float">
            <text:p>-1.80769224036401</text:p>
          </table:table-cell>
          <table:table-cell office:value-type="float" office:value="-1.98581277664608" calcext:value-type="float">
            <text:p>-1.98581277664608</text:p>
          </table:table-cell>
          <table:table-cell office:value-type="float" office:value="-2.14760877462676" calcext:value-type="float">
            <text:p>-2.14760877462676</text:p>
          </table:table-cell>
          <table:table-cell office:value-type="float" office:value="-2.04721178981309" calcext:value-type="float">
            <text:p>-2.04721178981309</text:p>
          </table:table-cell>
          <table:table-cell office:value-type="float" office:value="-0.630613244601594" calcext:value-type="float">
            <text:p>-0.630613244601594</text:p>
          </table:table-cell>
          <table:table-cell office:value-type="float" office:value="3.5730887761632" calcext:value-type="float">
            <text:p>3.5730887761632</text:p>
          </table:table-cell>
          <table:table-cell office:value-type="float" office:value="12.9611502459451" calcext:value-type="float">
            <text:p>12.9611502459451</text:p>
          </table:table-cell>
          <table:table-cell office:value-type="float" office:value="29.4415219941463" calcext:value-type="float">
            <text:p>29.4415219941463</text:p>
          </table:table-cell>
          <table:table-cell office:value-type="float" office:value="51.6461604139827" calcext:value-type="float">
            <text:p>51.6461604139827</text:p>
          </table:table-cell>
          <table:table-cell office:value-type="float" office:value="76.1391692932233" calcext:value-type="float">
            <text:p>76.1391692932233</text:p>
          </table:table-cell>
          <table:table-cell office:value-type="float" office:value="93.8996457417587" calcext:value-type="float">
            <text:p>93.8996457417587</text:p>
          </table:table-cell>
          <table:table-cell office:value-type="float" office:value="95.3386697102744" calcext:value-type="float">
            <text:p>95.3386697102744</text:p>
          </table:table-cell>
          <table:table-cell office:value-type="float" office:value="76.8026045664135" calcext:value-type="float">
            <text:p>76.8026045664135</text:p>
          </table:table-cell>
          <table:table-cell office:value-type="float" office:value="38.810722736647" calcext:value-type="float">
            <text:p>38.810722736647</text:p>
          </table:table-cell>
          <table:table-cell office:value-type="float" office:value="-5.40986129297187" calcext:value-type="float">
            <text:p>-5.40986129297187</text:p>
          </table:table-cell>
          <table:table-cell office:value-type="float" office:value="-39.2090317447625" calcext:value-type="float">
            <text:p>-39.2090317447625</text:p>
          </table:table-cell>
          <table:table-cell office:value-type="float" office:value="-52.6155582454887" calcext:value-type="float">
            <text:p>-52.6155582454887</text:p>
          </table:table-cell>
          <table:table-cell office:value-type="float" office:value="-40.6013087900529" calcext:value-type="float">
            <text:p>-40.6013087900529</text:p>
          </table:table-cell>
          <table:table-cell office:value-type="float" office:value="-14.200956399867" calcext:value-type="float">
            <text:p>-14.200956399867</text:p>
          </table:table-cell>
          <table:table-cell office:value-type="float" office:value="9.85187647072089" calcext:value-type="float">
            <text:p>9.85187647072089</text:p>
          </table:table-cell>
          <table:table-cell office:value-type="float" office:value="21.5409731908125" calcext:value-type="float">
            <text:p>21.5409731908125</text:p>
          </table:table-cell>
          <table:table-cell office:value-type="float" office:value="15.4506694463152" calcext:value-type="float">
            <text:p>15.4506694463152</text:p>
          </table:table-cell>
          <table:table-cell office:value-type="float" office:value="-1.01415157681233" calcext:value-type="float">
            <text:p>-1.01415157681233</text:p>
          </table:table-cell>
          <table:table-cell office:value-type="float" office:value="-15.115214055801" calcext:value-type="float">
            <text:p>-15.115214055801</text:p>
          </table:table-cell>
          <table:table-cell office:value-type="float" office:value="-20.9336809630557" calcext:value-type="float">
            <text:p>-20.9336809630557</text:p>
          </table:table-cell>
          <table:table-cell office:value-type="float" office:value="-16.7676553682211" calcext:value-type="float">
            <text:p>-16.7676553682211</text:p>
          </table:table-cell>
          <table:table-cell office:value-type="float" office:value="-7.50655586933694" calcext:value-type="float">
            <text:p>-7.50655586933694</text:p>
          </table:table-cell>
          <table:table-cell office:value-type="float" office:value="-1.12779408351405" calcext:value-type="float">
            <text:p>-1.12779408351405</text:p>
          </table:table-cell>
          <table:table-cell office:value-type="float" office:value="-0.0453070799701241" calcext:value-type="float">
            <text:p>-0.045307079970124</text:p>
          </table:table-cell>
          <table:table-cell office:value-type="float" office:value="-3.20060163172284" calcext:value-type="float">
            <text:p>-3.20060163172284</text:p>
          </table:table-cell>
          <table:table-cell office:value-type="float" office:value="-7.80246878243268" calcext:value-type="float">
            <text:p>-7.80246878243268</text:p>
          </table:table-cell>
          <table:table-cell office:value-type="float" office:value="-10.2294159681735" calcext:value-type="float">
            <text:p>-10.2294159681735</text:p>
          </table:table-cell>
          <table:table-cell office:value-type="float" office:value="-9.93505057732418" calcext:value-type="float">
            <text:p>-9.93505057732418</text:p>
          </table:table-cell>
          <table:table-cell office:value-type="float" office:value="-8.46315707799057" calcext:value-type="float">
            <text:p>-8.46315707799057</text:p>
          </table:table-cell>
          <table:table-cell office:value-type="float" office:value="-7.07461905847028" calcext:value-type="float">
            <text:p>-7.07461905847028</text:p>
          </table:table-cell>
          <table:table-cell office:value-type="float" office:value="-6.72653057055126" calcext:value-type="float">
            <text:p>-6.72653057055126</text:p>
          </table:table-cell>
          <table:table-cell office:value-type="float" office:value="-7.34511768176964" calcext:value-type="float">
            <text:p>-7.34511768176964</text:p>
          </table:table-cell>
          <table:table-cell office:value-type="float" office:value="-8.07781410015733" calcext:value-type="float">
            <text:p>-8.07781410015733</text:p>
          </table:table-cell>
          <table:table-cell office:value-type="float" office:value="-8.50986549393157" calcext:value-type="float">
            <text:p>-8.50986549393157</text:p>
          </table:table-cell>
          <table:table-cell office:value-type="float" office:value="-8.62035140597844" calcext:value-type="float">
            <text:p>-8.62035140597844</text:p>
          </table:table-cell>
          <table:table-cell office:value-type="float" office:value="-8.53555559949739" calcext:value-type="float">
            <text:p>-8.53555559949739</text:p>
          </table:table-cell>
          <table:table-cell office:value-type="float" office:value="-8.49606554118046" calcext:value-type="float">
            <text:p>-8.49606554118046</text:p>
          </table:table-cell>
          <table:table-cell office:value-type="float" office:value="-8.58281623732379" calcext:value-type="float">
            <text:p>-8.58281623732379</text:p>
          </table:table-cell>
          <table:table-cell office:value-type="float" office:value="-8.71951988590142" calcext:value-type="float">
            <text:p>-8.71951988590142</text:p>
          </table:table-cell>
          <table:table-cell office:value-type="float" office:value="-8.85405277369066" calcext:value-type="float">
            <text:p>-8.85405277369066</text:p>
          </table:table-cell>
          <table:table-cell office:value-type="float" office:value="-8.96643789725467" calcext:value-type="float">
            <text:p>-8.96643789725467</text:p>
          </table:table-cell>
          <table:table-cell office:value-type="float" office:value="-9.05042640252602" calcext:value-type="float">
            <text:p>-9.05042640252602</text:p>
          </table:table-cell>
          <table:table-cell office:value-type="float" office:value="-9.11391017412757" calcext:value-type="float">
            <text:p>-9.11391017412757</text:p>
          </table:table-cell>
          <table:table-cell office:value-type="float" office:value="-9.182949789675" calcext:value-type="float">
            <text:p>-9.182949789675</text:p>
          </table:table-cell>
          <table:table-cell office:value-type="float" office:value="-9.30157301264085" calcext:value-type="float">
            <text:p>-9.30157301264085</text:p>
          </table:table-cell>
          <table:table-cell office:value-type="float" office:value="-9.41187745970577" calcext:value-type="float">
            <text:p>-9.41187745970577</text:p>
          </table:table-cell>
          <table:table-cell office:value-type="float" office:value="-9.3166899185506" calcext:value-type="float">
            <text:p>-9.3166899185506</text:p>
          </table:table-cell>
          <table:table-cell office:value-type="float" office:value="-8.46296434956975" calcext:value-type="float">
            <text:p>-8.46296434956975</text:p>
          </table:table-cell>
          <table:table-cell office:value-type="float" office:value="-5.83666859987629" calcext:value-type="float">
            <text:p>-5.83666859987629</text:p>
          </table:table-cell>
          <table:table-cell office:value-type="float" office:value="-1.06080026412985" calcext:value-type="float">
            <text:p>-1.06080026412985</text:p>
          </table:table-cell>
          <table:table-cell office:value-type="float" office:value="5.24263427609038" calcext:value-type="float">
            <text:p>5.24263427609038</text:p>
          </table:table-cell>
          <table:table-cell office:value-type="float" office:value="11.3151622994898" calcext:value-type="float">
            <text:p>11.3151622994898</text:p>
          </table:table-cell>
          <table:table-cell office:value-type="float" office:value="13.7576631584784" calcext:value-type="float">
            <text:p>13.7576631584784</text:p>
          </table:table-cell>
          <table:table-cell office:value-type="float" office:value="10.609473766783" calcext:value-type="float">
            <text:p>10.609473766783</text:p>
          </table:table-cell>
          <table:table-cell office:value-type="float" office:value="2.59334783391121" calcext:value-type="float">
            <text:p>2.59334783391121</text:p>
          </table:table-cell>
          <table:table-cell office:value-type="float" office:value="-7.90782078836206" calcext:value-type="float">
            <text:p>-7.90782078836206</text:p>
          </table:table-cell>
          <table:table-cell office:value-type="float" office:value="-15.987710780101" calcext:value-type="float">
            <text:p>-15.987710780101</text:p>
          </table:table-cell>
          <table:table-cell office:value-type="float" office:value="-18.4959086635384" calcext:value-type="float">
            <text:p>-18.4959086635384</text:p>
          </table:table-cell>
          <table:table-cell office:value-type="float" office:value="-16.2220387281036" calcext:value-type="float">
            <text:p>-16.2220387281036</text:p>
          </table:table-cell>
          <table:table-cell office:value-type="float" office:value="-11.1971975041646" calcext:value-type="float">
            <text:p>-11.1971975041646</text:p>
          </table:table-cell>
          <table:table-cell office:value-type="float" office:value="-7.09513755162093" calcext:value-type="float">
            <text:p>-7.09513755162093</text:p>
          </table:table-cell>
          <table:table-cell office:value-type="float" office:value="-6.27826498235903" calcext:value-type="float">
            <text:p>-6.27826498235903</text:p>
          </table:table-cell>
          <table:table-cell office:value-type="float" office:value="-7.69022646257014" calcext:value-type="float">
            <text:p>-7.69022646257014</text:p>
          </table:table-cell>
          <table:table-cell office:value-type="float" office:value="-9.82925804221462" calcext:value-type="float">
            <text:p>-9.82925804221462</text:p>
          </table:table-cell>
          <table:table-cell office:value-type="float" office:value="-11.248268481968" calcext:value-type="float">
            <text:p>-11.248268481968</text:p>
          </table:table-cell>
          <table:table-cell office:value-type="float" office:value="-11.1370813231463" calcext:value-type="float">
            <text:p>-11.1370813231463</text:p>
          </table:table-cell>
          <table:table-cell office:value-type="float" office:value="-10.3301964355789" calcext:value-type="float">
            <text:p>-10.3301964355789</text:p>
          </table:table-cell>
          <table:table-cell office:value-type="float" office:value="-9.69481955391021" calcext:value-type="float">
            <text:p>-9.69481955391021</text:p>
          </table:table-cell>
          <table:table-cell office:value-type="float" office:value="-9.44082243077902" calcext:value-type="float">
            <text:p>-9.44082243077902</text:p>
          </table:table-cell>
          <table:table-cell office:value-type="float" office:value="-9.56667408055751" calcext:value-type="float">
            <text:p>-9.56667408055751</text:p>
          </table:table-cell>
          <table:table-cell office:value-type="float" office:value="-9.77739017470851" calcext:value-type="float">
            <text:p>-9.77739017470851</text:p>
          </table:table-cell>
          <table:table-cell office:value-type="float" office:value="-9.81857243688646" calcext:value-type="float">
            <text:p>-9.81857243688646</text:p>
          </table:table-cell>
          <table:table-cell office:value-type="float" office:value="-9.75314625681182" calcext:value-type="float">
            <text:p>-9.75314625681182</text:p>
          </table:table-cell>
          <table:table-cell office:value-type="float" office:value="-9.67885441803167" calcext:value-type="float">
            <text:p>-9.67885441803167</text:p>
          </table:table-cell>
          <table:table-cell office:value-type="float" office:value="-9.58492799890347" calcext:value-type="float">
            <text:p>-9.58492799890347</text:p>
          </table:table-cell>
          <table:table-cell office:value-type="float" office:value="-9.22687276952734" calcext:value-type="float">
            <text:p>-9.22687276952734</text:p>
          </table:table-cell>
          <table:table-cell office:value-type="float" office:value="-7.55199158895567" calcext:value-type="float">
            <text:p>-7.55199158895567</text:p>
          </table:table-cell>
          <table:table-cell office:value-type="float" office:value="-3.09087043669514" calcext:value-type="float">
            <text:p>-3.09087043669514</text:p>
          </table:table-cell>
          <table:table-cell office:value-type="float" office:value="6.55218382812339" calcext:value-type="float">
            <text:p>6.55218382812339</text:p>
          </table:table-cell>
          <table:table-cell office:value-type="float" office:value="23.2896113000327" calcext:value-type="float">
            <text:p>23.2896113000327</text:p>
          </table:table-cell>
          <table:table-cell office:value-type="float" office:value="45.7586234353019" calcext:value-type="float">
            <text:p>45.7586234353019</text:p>
          </table:table-cell>
          <table:table-cell office:value-type="float" office:value="70.5306702662516" calcext:value-type="float">
            <text:p>70.5306702662516</text:p>
          </table:table-cell>
          <table:table-cell office:value-type="float" office:value="88.5943289523159" calcext:value-type="float">
            <text:p>88.5943289523159</text:p>
          </table:table-cell>
          <table:table-cell office:value-type="float" office:value="90.3530642475771" calcext:value-type="float">
            <text:p>90.3530642475771</text:p>
          </table:table-cell>
          <table:table-cell office:value-type="float" office:value="72.1424458884193" calcext:value-type="float">
            <text:p>72.1424458884193</text:p>
          </table:table-cell>
          <table:table-cell office:value-type="float" office:value="34.4662294732976" calcext:value-type="float">
            <text:p>34.4662294732976</text:p>
          </table:table-cell>
          <table:table-cell office:value-type="float" office:value="-9.47243562208834" calcext:value-type="float">
            <text:p>-9.47243562208834</text:p>
          </table:table-cell>
          <table:table-cell office:value-type="float" office:value="-43.0161835220209" calcext:value-type="float">
            <text:p>-43.0161835220209</text:p>
          </table:table-cell>
          <table:table-cell office:value-type="float" office:value="-56.180843280995" calcext:value-type="float">
            <text:p>-56.180843280995</text:p>
          </table:table-cell>
          <table:table-cell office:value-type="float" office:value="-43.9207224688267" calcext:value-type="float">
            <text:p>-43.9207224688267</text:p>
          </table:table-cell>
          <table:table-cell office:value-type="float" office:value="-17.2379539251536" calcext:value-type="float">
            <text:p>-17.2379539251536</text:p>
          </table:table-cell>
          <table:table-cell office:value-type="float" office:value="7.12749669482719" calcext:value-type="float">
            <text:p>7.12749669482719</text:p>
          </table:table-cell>
          <table:table-cell office:value-type="float" office:value="19.1450337530004" calcext:value-type="float">
            <text:p>19.1450337530004</text:p>
          </table:table-cell>
          <table:table-cell office:value-type="float" office:value="13.385878052001" calcext:value-type="float">
            <text:p>13.385878052001</text:p>
          </table:table-cell>
          <table:table-cell office:value-type="float" office:value="-2.77334343479357" calcext:value-type="float">
            <text:p>-2.77334343479357</text:p>
          </table:table-cell>
          <table:table-cell office:value-type="float" office:value="-16.5891525027462" calcext:value-type="float">
            <text:p>-16.5891525027462</text:p>
          </table:table-cell>
          <table:table-cell office:value-type="float" office:value="-22.1272167161893" calcext:value-type="float">
            <text:p>-22.1272167161893</text:p>
          </table:table-cell>
          <table:table-cell office:value-type="float" office:value="-17.6792678114935" calcext:value-type="float">
            <text:p>-17.6792678114935</text:p>
          </table:table-cell>
          <table:table-cell office:value-type="float" office:value="-8.11934952435092" calcext:value-type="float">
            <text:p>-8.11934952435092</text:p>
          </table:table-cell>
          <table:table-cell office:value-type="float" office:value="-1.42883830002945" calcext:value-type="float">
            <text:p>-1.42883830002945</text:p>
          </table:table-cell>
          <table:table-cell office:value-type="float" office:value="-0.0355219562968365" calcext:value-type="float">
            <text:p>-0.035521956296837</text:p>
          </table:table-cell>
          <table:table-cell office:value-type="float" office:value="-2.88326184617704" calcext:value-type="float">
            <text:p>-2.88326184617704</text:p>
          </table:table-cell>
          <table:table-cell office:value-type="float" office:value="-7.18526622426285" calcext:value-type="float">
            <text:p>-7.18526622426285</text:p>
          </table:table-cell>
          <table:table-cell office:value-type="float" office:value="-9.31818719876515" calcext:value-type="float">
            <text:p>-9.31818719876515</text:p>
          </table:table-cell>
          <table:table-cell office:value-type="float" office:value="-8.72763959802399" calcext:value-type="float">
            <text:p>-8.72763959802399</text:p>
          </table:table-cell>
          <table:table-cell office:value-type="float" office:value="-6.95706213097275" calcext:value-type="float">
            <text:p>-6.95706213097275</text:p>
          </table:table-cell>
          <table:table-cell office:value-type="float" office:value="-5.26835094181256" calcext:value-type="float">
            <text:p>-5.26835094181256</text:p>
          </table:table-cell>
          <table:table-cell office:value-type="float" office:value="-4.61949939981621" calcext:value-type="float">
            <text:p>-4.61949939981621</text:p>
          </table:table-cell>
          <table:table-cell office:value-type="float" office:value="-4.93975168156119" calcext:value-type="float">
            <text:p>-4.93975168156119</text:p>
          </table:table-cell>
          <table:table-cell office:value-type="float" office:value="-5.37671081212888" calcext:value-type="float">
            <text:p>-5.37671081212888</text:p>
          </table:table-cell>
          <table:table-cell office:value-type="float" office:value="-5.51441370527342" calcext:value-type="float">
            <text:p>-5.51441370527342</text:p>
          </table:table-cell>
          <table:table-cell office:value-type="float" office:value="-5.33182067224749" calcext:value-type="float">
            <text:p>-5.33182067224749</text:p>
          </table:table-cell>
          <table:table-cell office:value-type="float" office:value="-4.95493702083845" calcext:value-type="float">
            <text:p>-4.95493702083845</text:p>
          </table:table-cell>
          <table:table-cell office:value-type="float" office:value="-4.6245102233533" calcext:value-type="float">
            <text:p>-4.6245102233533</text:p>
          </table:table-cell>
          <table:table-cell office:value-type="float" office:value="-4.42211492220105" calcext:value-type="float">
            <text:p>-4.42211492220105</text:p>
          </table:table-cell>
          <table:table-cell office:value-type="float" office:value="-4.27165597111179" calcext:value-type="float">
            <text:p>-4.27165597111179</text:p>
          </table:table-cell>
          <table:table-cell office:value-type="float" office:value="-4.12103690938635" calcext:value-type="float">
            <text:p>-4.12103690938635</text:p>
          </table:table-cell>
          <table:table-cell office:value-type="float" office:value="-3.95038284401652" calcext:value-type="float">
            <text:p>-3.95038284401652</text:p>
          </table:table-cell>
          <table:table-cell office:value-type="float" office:value="-3.75352835511467" calcext:value-type="float">
            <text:p>-3.75352835511467</text:p>
          </table:table-cell>
          <table:table-cell office:value-type="float" office:value="-3.53847317839354" calcext:value-type="float">
            <text:p>-3.53847317839354</text:p>
          </table:table-cell>
          <table:table-cell office:value-type="float" office:value="-3.33133990443857" calcext:value-type="float">
            <text:p>-3.33133990443857</text:p>
          </table:table-cell>
          <table:table-cell office:value-type="float" office:value="-3.17630584386972" calcext:value-type="float">
            <text:p>-3.17630584386972</text:p>
          </table:table-cell>
          <table:table-cell office:value-type="float" office:value="-3.01595830358416" calcext:value-type="float">
            <text:p>-3.01595830358416</text:p>
          </table:table-cell>
          <table:table-cell office:value-type="float" office:value="-2.65345749625333" calcext:value-type="float">
            <text:p>-2.65345749625333</text:p>
          </table:table-cell>
          <table:table-cell office:value-type="float" office:value="-1.53716360393225" calcext:value-type="float">
            <text:p>-1.53716360393225</text:p>
          </table:table-cell>
          <table:table-cell office:value-type="float" office:value="1.34672436410165" calcext:value-type="float">
            <text:p>1.34672436410165</text:p>
          </table:table-cell>
          <table:table-cell office:value-type="float" office:value="6.37767143843928" calcext:value-type="float">
            <text:p>6.37767143843928</text:p>
          </table:table-cell>
          <table:table-cell office:value-type="float" office:value="12.9346094257181" calcext:value-type="float">
            <text:p>12.9346094257181</text:p>
          </table:table-cell>
          <table:table-cell office:value-type="float" office:value="19.2631644138697" calcext:value-type="float">
            <text:p>19.2631644138697</text:p>
          </table:table-cell>
          <table:table-cell office:value-type="float" office:value="21.9650098053796" calcext:value-type="float">
            <text:p>21.9650098053796</text:p>
          </table:table-cell>
          <table:table-cell office:value-type="float" office:value="19.0728450678457" calcext:value-type="float">
            <text:p>19.0728450678457</text:p>
          </table:table-cell>
          <table:table-cell office:value-type="float" office:value="11.3067490989158" calcext:value-type="float">
            <text:p>11.3067490989158</text:p>
          </table:table-cell>
          <table:table-cell office:value-type="float" office:value="1.04351524858772" calcext:value-type="float">
            <text:p>1.04351524858772</text:p>
          </table:table-cell>
          <table:table-cell office:value-type="float" office:value="-6.81249083084727" calcext:value-type="float">
            <text:p>-6.81249083084727</text:p>
          </table:table-cell>
          <table:table-cell office:value-type="float" office:value="-9.10200430937527" calcext:value-type="float">
            <text:p>-9.10200430937527</text:p>
          </table:table-cell>
          <table:table-cell office:value-type="float" office:value="-6.61093582595415" calcext:value-type="float">
            <text:p>-6.61093582595415</text:p>
          </table:table-cell>
          <table:table-cell office:value-type="float" office:value="-1.36686453513392" calcext:value-type="float">
            <text:p>-1.36686453513392</text:p>
          </table:table-cell>
          <table:table-cell office:value-type="float" office:value="2.95777584548326" calcext:value-type="float">
            <text:p>2.95777584548326</text:p>
          </table:table-cell>
          <table:table-cell office:value-type="float" office:value="3.99326740203132" calcext:value-type="float">
            <text:p>3.99326740203132</text:p>
          </table:table-cell>
          <table:table-cell office:value-type="float" office:value="2.79232239143807" calcext:value-type="float">
            <text:p>2.79232239143807</text:p>
          </table:table-cell>
          <table:table-cell office:value-type="float" office:value="0.856721759408259" calcext:value-type="float">
            <text:p>0.856721759408259</text:p>
          </table:table-cell>
          <table:table-cell office:value-type="float" office:value="-0.366421583178908" calcext:value-type="float">
            <text:p>-0.366421583178908</text:p>
          </table:table-cell>
          <table:table-cell office:value-type="float" office:value="-0.0638100722107291" calcext:value-type="float">
            <text:p>-0.063810072210729</text:p>
          </table:table-cell>
          <table:table-cell office:value-type="float" office:value="0.931849865713722" calcext:value-type="float">
            <text:p>0.931849865713722</text:p>
          </table:table-cell>
          <table:table-cell office:value-type="float" office:value="1.75203940068361" calcext:value-type="float">
            <text:p>1.75203940068361</text:p>
          </table:table-cell>
          <table:table-cell office:value-type="float" office:value="2.18600634842329" calcext:value-type="float">
            <text:p>2.18600634842329</text:p>
          </table:table-cell>
          <table:table-cell office:value-type="float" office:value="2.23467691577993" calcext:value-type="float">
            <text:p>2.23467691577993</text:p>
          </table:table-cell>
          <table:table-cell office:value-type="float" office:value="2.19258698114915" calcext:value-type="float">
            <text:p>2.19258698114915</text:p>
          </table:table-cell>
          <table:table-cell office:value-type="float" office:value="2.31460444806159" calcext:value-type="float">
            <text:p>2.31460444806159</text:p>
          </table:table-cell>
          <table:table-cell office:value-type="float" office:value="2.53815744472972" calcext:value-type="float">
            <text:p>2.53815744472972</text:p>
          </table:table-cell>
          <table:table-cell office:value-type="float" office:value="2.76525626175517" calcext:value-type="float">
            <text:p>2.76525626175517</text:p>
          </table:table-cell>
          <table:table-cell office:value-type="float" office:value="3.00644924984727" calcext:value-type="float">
            <text:p>3.00644924984727</text:p>
          </table:table-cell>
          <table:table-cell office:value-type="float" office:value="3.50490895958401" calcext:value-type="float">
            <text:p>3.50490895958401</text:p>
          </table:table-cell>
          <table:table-cell office:value-type="float" office:value="5.31206770360716" calcext:value-type="float">
            <text:p>5.31206770360716</text:p>
          </table:table-cell>
          <table:table-cell office:value-type="float" office:value="9.89591262784887" calcext:value-type="float">
            <text:p>9.89591262784887</text:p>
          </table:table-cell>
          <table:table-cell office:value-type="float" office:value="19.6506276895276" calcext:value-type="float">
            <text:p>19.6506276895276</text:p>
          </table:table-cell>
          <table:table-cell office:value-type="float" office:value="36.4931857275846" calcext:value-type="float">
            <text:p>36.4931857275846</text:p>
          </table:table-cell>
          <table:table-cell office:value-type="float" office:value="59.0661386488068" calcext:value-type="float">
            <text:p>59.0661386488068</text:p>
          </table:table-cell>
          <table:table-cell office:value-type="float" office:value="83.948321701294" calcext:value-type="float">
            <text:p>83.948321701294</text:p>
          </table:table-cell>
          <table:table-cell office:value-type="float" office:value="102.137896347328" calcext:value-type="float">
            <text:p>102.137896347328</text:p>
          </table:table-cell>
          <table:table-cell office:value-type="float" office:value="104.030825972403" calcext:value-type="float">
            <text:p>104.030825972403</text:p>
          </table:table-cell>
          <table:table-cell office:value-type="float" office:value="85.9519380577984" calcext:value-type="float">
            <text:p>85.9519380577984</text:p>
          </table:table-cell>
          <table:table-cell office:value-type="float" office:value="48.3896234635545" calcext:value-type="float">
            <text:p>48.3896234635545</text:p>
          </table:table-cell>
          <table:table-cell office:value-type="float" office:value="4.5230943209696" calcext:value-type="float">
            <text:p>4.5230943209696</text:p>
          </table:table-cell>
          <table:table-cell office:value-type="float" office:value="-28.9829870087219" calcext:value-type="float">
            <text:p>-28.9829870087219</text:p>
          </table:table-cell>
          <table:table-cell office:value-type="float" office:value="-42.1313832144987" calcext:value-type="float">
            <text:p>-42.1313832144987</text:p>
          </table:table-cell>
          <table:table-cell office:value-type="float" office:value="-29.8588214864607" calcext:value-type="float">
            <text:p>-29.8588214864607</text:p>
          </table:table-cell>
          <table:table-cell office:value-type="float" office:value="-3.13472428886653" calcext:value-type="float">
            <text:p>-3.13472428886653</text:p>
          </table:table-cell>
          <table:table-cell office:value-type="float" office:value="21.2947584056056" calcext:value-type="float">
            <text:p>21.2947584056056</text:p>
          </table:table-cell>
          <table:table-cell office:value-type="float" office:value="33.3847347552275" calcext:value-type="float">
            <text:p>33.3847347552275</text:p>
          </table:table-cell>
          <table:table-cell office:value-type="float" office:value="27.6934800547654" calcext:value-type="float">
            <text:p>27.6934800547654</text:p>
          </table:table-cell>
          <table:table-cell office:value-type="float" office:value="11.5694342461339" calcext:value-type="float">
            <text:p>11.5694342461339</text:p>
          </table:table-cell>
          <table:table-cell office:value-type="float" office:value="-2.23865676187887" calcext:value-type="float">
            <text:p>-2.23865676187887</text:p>
          </table:table-cell>
          <table:table-cell office:value-type="float" office:value="-7.7808202322108" calcext:value-type="float">
            <text:p>-7.7808202322108</text:p>
          </table:table-cell>
          <table:table-cell office:value-type="float" office:value="-3.34231236700423" calcext:value-type="float">
            <text:p>-3.34231236700423</text:p>
          </table:table-cell>
          <table:table-cell office:value-type="float" office:value="6.2183459629125" calcext:value-type="float">
            <text:p>6.2183459629125</text:p>
          </table:table-cell>
          <table:table-cell office:value-type="float" office:value="12.9159841790708" calcext:value-type="float">
            <text:p>12.9159841790708</text:p>
          </table:table-cell>
          <table:table-cell office:value-type="float" office:value="14.309082281431" calcext:value-type="float">
            <text:p>14.309082281431</text:p>
          </table:table-cell>
          <table:table-cell office:value-type="float" office:value="11.4515572141429" calcext:value-type="float">
            <text:p>11.4515572141429</text:p>
          </table:table-cell>
          <table:table-cell office:value-type="float" office:value="7.12591890782419" calcext:value-type="float">
            <text:p>7.12591890782419</text:p>
          </table:table-cell>
          <table:table-cell office:value-type="float" office:value="4.95749425307324" calcext:value-type="float">
            <text:p>4.95749425307324</text:p>
          </table:table-cell>
          <table:table-cell office:value-type="float" office:value="5.50881227765168" calcext:value-type="float">
            <text:p>5.50881227765168</text:p>
          </table:table-cell>
          <table:table-cell office:value-type="float" office:value="7.23693701046637" calcext:value-type="float">
            <text:p>7.23693701046637</text:p>
          </table:table-cell>
          <table:table-cell office:value-type="float" office:value="8.87910911653519" calcext:value-type="float">
            <text:p>8.87910911653519</text:p>
          </table:table-cell>
          <table:table-cell office:value-type="float" office:value="9.47659202147857" calcext:value-type="float">
            <text:p>9.47659202147857</text:p>
          </table:table-cell>
          <table:table-cell office:value-type="float" office:value="9.09727678042841" calcext:value-type="float">
            <text:p>9.09727678042841</text:p>
          </table:table-cell>
          <table:table-cell office:value-type="float" office:value="8.59354284463763" calcext:value-type="float">
            <text:p>8.59354284463763</text:p>
          </table:table-cell>
          <table:table-cell office:value-type="float" office:value="8.38272184917341" calcext:value-type="float">
            <text:p>8.38272184917341</text:p>
          </table:table-cell>
          <table:table-cell office:value-type="float" office:value="8.48613521479247" calcext:value-type="float">
            <text:p>8.48613521479247</text:p>
          </table:table-cell>
          <table:table-cell office:value-type="float" office:value="8.77821978374967" calcext:value-type="float">
            <text:p>8.77821978374967</text:p>
          </table:table-cell>
          <table:table-cell office:value-type="float" office:value="9.01823494237811" calcext:value-type="float">
            <text:p>9.01823494237811</text:p>
          </table:table-cell>
          <table:table-cell office:value-type="float" office:value="9.12413398815097" calcext:value-type="float">
            <text:p>9.12413398815097</text:p>
          </table:table-cell>
          <table:table-cell office:value-type="float" office:value="9.17198809931824" calcext:value-type="float">
            <text:p>9.17198809931824</text:p>
          </table:table-cell>
          <table:table-cell office:value-type="float" office:value="9.21403778331815" calcext:value-type="float">
            <text:p>9.21403778331815</text:p>
          </table:table-cell>
          <table:table-cell office:value-type="float" office:value="9.27022895483206" calcext:value-type="float">
            <text:p>9.27022895483206</text:p>
          </table:table-cell>
          <table:table-cell office:value-type="float" office:value="9.34681829711762" calcext:value-type="float">
            <text:p>9.34681829711762</text:p>
          </table:table-cell>
          <table:table-cell office:value-type="float" office:value="9.43587450418609" calcext:value-type="float">
            <text:p>9.43587450418609</text:p>
          </table:table-cell>
          <table:table-cell office:value-type="float" office:value="9.5113907492051" calcext:value-type="float">
            <text:p>9.5113907492051</text:p>
          </table:table-cell>
          <table:table-cell office:value-type="float" office:value="9.52921990621191" calcext:value-type="float">
            <text:p>9.52921990621191</text:p>
          </table:table-cell>
          <table:table-cell office:value-type="float" office:value="9.54646574759534" calcext:value-type="float">
            <text:p>9.54646574759534</text:p>
          </table:table-cell>
          <table:table-cell office:value-type="float" office:value="9.75981723221797" calcext:value-type="float">
            <text:p>9.75981723221797</text:p>
          </table:table-cell>
          <table:table-cell office:value-type="float" office:value="10.7196918549308" calcext:value-type="float">
            <text:p>10.7196918549308</text:p>
          </table:table-cell>
          <table:table-cell office:value-type="float" office:value="13.4398388585351" calcext:value-type="float">
            <text:p>13.4398388585351</text:p>
          </table:table-cell>
          <table:table-cell office:value-type="float" office:value="18.302368969964" calcext:value-type="float">
            <text:p>18.302368969964</text:p>
          </table:table-cell>
          <table:table-cell office:value-type="float" office:value="24.6873390843901" calcext:value-type="float">
            <text:p>24.6873390843901</text:p>
          </table:table-cell>
          <table:table-cell office:value-type="float" office:value="30.8446569821579" calcext:value-type="float">
            <text:p>30.8446569821579</text:p>
          </table:table-cell>
          <table:table-cell office:value-type="float" office:value="33.3769914782618" calcext:value-type="float">
            <text:p>33.3769914782618</text:p>
          </table:table-cell>
          <table:table-cell office:value-type="float" office:value="30.3106005245373" calcext:value-type="float">
            <text:p>30.3106005245373</text:p>
          </table:table-cell>
          <table:table-cell office:value-type="float" office:value="22.3630690275495" calcext:value-type="float">
            <text:p>22.3630690275495</text:p>
          </table:table-cell>
          <table:table-cell office:value-type="float" office:value="11.9052873382727" calcext:value-type="float">
            <text:p>11.9052873382727</text:p>
          </table:table-cell>
          <table:table-cell office:value-type="float" office:value="3.83983636103124" calcext:value-type="float">
            <text:p>3.83983636103124</text:p>
          </table:table-cell>
          <table:table-cell office:value-type="float" office:value="1.33500937983854" calcext:value-type="float">
            <text:p>1.33500937983854</text:p>
          </table:table-cell>
          <table:table-cell office:value-type="float" office:value="3.60881764293548" calcext:value-type="float">
            <text:p>3.60881764293548</text:p>
          </table:table-cell>
          <table:table-cell office:value-type="float" office:value="8.63738423583571" calcext:value-type="float">
            <text:p>8.63738423583571</text:p>
          </table:table-cell>
          <table:table-cell office:value-type="float" office:value="12.7497981756854" calcext:value-type="float">
            <text:p>12.7497981756854</text:p>
          </table:table-cell>
          <table:table-cell office:value-type="float" office:value="13.5692344382398" calcext:value-type="float">
            <text:p>13.5692344382398</text:p>
          </table:table-cell>
          <table:table-cell office:value-type="float" office:value="12.1449372631886" calcext:value-type="float">
            <text:p>12.1449372631886</text:p>
          </table:table-cell>
          <table:table-cell office:value-type="float" office:value="9.97889527699656" calcext:value-type="float">
            <text:p>9.97889527699656</text:p>
          </table:table-cell>
          <table:table-cell office:value-type="float" office:value="8.51843255778899" calcext:value-type="float">
            <text:p>8.51843255778899</text:p>
          </table:table-cell>
          <table:table-cell office:value-type="float" office:value="8.58015068239582" calcext:value-type="float">
            <text:p>8.58015068239582</text:p>
          </table:table-cell>
          <table:table-cell office:value-type="float" office:value="9.33333612192077" calcext:value-type="float">
            <text:p>9.33333612192077</text:p>
          </table:table-cell>
          <table:table-cell office:value-type="float" office:value="9.90834966919264" calcext:value-type="float">
            <text:p>9.90834966919264</text:p>
          </table:table-cell>
          <table:table-cell office:value-type="float" office:value="10.0937441977704" calcext:value-type="float">
            <text:p>10.0937441977704</text:p>
          </table:table-cell>
          <table:table-cell office:value-type="float" office:value="9.89003099079032" calcext:value-type="float">
            <text:p>9.89003099079032</text:p>
          </table:table-cell>
          <table:table-cell office:value-type="float" office:value="9.59148331389181" calcext:value-type="float">
            <text:p>9.59148331389181</text:p>
          </table:table-cell>
          <table:table-cell office:value-type="float" office:value="9.4536238050412" calcext:value-type="float">
            <text:p>9.4536238050412</text:p>
          </table:table-cell>
          <table:table-cell office:value-type="float" office:value="9.41442192831512" calcext:value-type="float">
            <text:p>9.41442192831512</text:p>
          </table:table-cell>
          <table:table-cell office:value-type="float" office:value="9.37582665278462" calcext:value-type="float">
            <text:p>9.37582665278462</text:p>
          </table:table-cell>
          <table:table-cell office:value-type="float" office:value="9.34834909830265" calcext:value-type="float">
            <text:p>9.34834909830265</text:p>
          </table:table-cell>
          <table:table-cell office:value-type="float" office:value="9.57402783321409" calcext:value-type="float">
            <text:p>9.57402783321409</text:p>
          </table:table-cell>
          <table:table-cell office:value-type="float" office:value="11.1032070054959" calcext:value-type="float">
            <text:p>11.1032070054959</text:p>
          </table:table-cell>
          <table:table-cell office:value-type="float" office:value="15.402632827102" calcext:value-type="float">
            <text:p>15.402632827102</text:p>
          </table:table-cell>
          <table:table-cell office:value-type="float" office:value="24.8651534875835" calcext:value-type="float">
            <text:p>24.8651534875835</text:p>
          </table:table-cell>
          <table:table-cell office:value-type="float" office:value="41.4124325820255" calcext:value-type="float">
            <text:p>41.4124325820255</text:p>
          </table:table-cell>
          <table:table-cell office:value-type="float" office:value="63.6925569847882" calcext:value-type="float">
            <text:p>63.6925569847882</text:p>
          </table:table-cell>
          <table:table-cell office:value-type="float" office:value="88.291890114999" calcext:value-type="float">
            <text:p>88.291890114999</text:p>
          </table:table-cell>
          <table:table-cell office:value-type="float" office:value="106.218380338114" calcext:value-type="float">
            <text:p>106.218380338114</text:p>
          </table:table-cell>
          <table:table-cell office:value-type="float" office:value="107.860696553815" calcext:value-type="float">
            <text:p>107.860696553815</text:p>
          </table:table-cell>
          <table:table-cell office:value-type="float" office:value="89.5330631053755" calcext:value-type="float">
            <text:p>89.5330631053755</text:p>
          </table:table-cell>
          <table:table-cell office:value-type="float" office:value="51.7087400496438" calcext:value-type="float">
            <text:p>51.7087400496438</text:p>
          </table:table-cell>
          <table:table-cell office:value-type="float" office:value="7.54310700332183" calcext:value-type="float">
            <text:p>7.54310700332183</text:p>
          </table:table-cell>
          <table:table-cell office:value-type="float" office:value="-26.2917599132485" calcext:value-type="float">
            <text:p>-26.2917599132485</text:p>
          </table:table-cell>
          <table:table-cell office:value-type="float" office:value="-39.7853660488589" calcext:value-type="float">
            <text:p>-39.7853660488589</text:p>
          </table:table-cell>
          <table:table-cell office:value-type="float" office:value="-27.8567782471945" calcext:value-type="float">
            <text:p>-27.8567782471945</text:p>
          </table:table-cell>
          <table:table-cell office:value-type="float" office:value="-1.44248476906381" calcext:value-type="float">
            <text:p>-1.44248476906381</text:p>
          </table:table-cell>
          <table:table-cell office:value-type="float" office:value="22.70538746506" calcext:value-type="float">
            <text:p>22.70538746506</text:p>
          </table:table-cell>
          <table:table-cell office:value-type="float" office:value="34.5277760490679" calcext:value-type="float">
            <text:p>34.5277760490679</text:p>
          </table:table-cell>
          <table:table-cell office:value-type="float" office:value="28.5702168149226" calcext:value-type="float">
            <text:p>28.5702168149226</text:p>
          </table:table-cell>
          <table:table-cell office:value-type="float" office:value="12.1530633846456" calcext:value-type="float">
            <text:p>12.1530633846456</text:p>
          </table:table-cell>
          <table:table-cell office:value-type="float" office:value="-1.96957995489268" calcext:value-type="float">
            <text:p>-1.96957995489268</text:p>
          </table:table-cell>
          <table:table-cell office:value-type="float" office:value="-7.83193579726447" calcext:value-type="float">
            <text:p>-7.83193579726447</text:p>
          </table:table-cell>
          <table:table-cell office:value-type="float" office:value="-3.71266654014632" calcext:value-type="float">
            <text:p>-3.71266654014632</text:p>
          </table:table-cell>
          <table:table-cell office:value-type="float" office:value="5.54538573243697" calcext:value-type="float">
            <text:p>5.54538573243697</text:p>
          </table:table-cell>
          <table:table-cell office:value-type="float" office:value="11.9534293305968" calcext:value-type="float">
            <text:p>11.9534293305968</text:p>
          </table:table-cell>
          <table:table-cell office:value-type="float" office:value="13.0563273244604" calcext:value-type="float">
            <text:p>13.0563273244604</text:p>
          </table:table-cell>
          <table:table-cell office:value-type="float" office:value="9.90589847010159" calcext:value-type="float">
            <text:p>9.90589847010159</text:p>
          </table:table-cell>
          <table:table-cell office:value-type="float" office:value="5.28049128775705" calcext:value-type="float">
            <text:p>5.28049128775705</text:p>
          </table:table-cell>
          <table:table-cell office:value-type="float" office:value="2.80751454312964" calcext:value-type="float">
            <text:p>2.80751454312964</text:p>
          </table:table-cell>
          <table:table-cell office:value-type="float" office:value="3.05776574217255" calcext:value-type="float">
            <text:p>3.05776574217255</text:p>
          </table:table-cell>
          <table:table-cell office:value-type="float" office:value="4.48893633435515" calcext:value-type="float">
            <text:p>4.48893633435515</text:p>
          </table:table-cell>
          <table:table-cell office:value-type="float" office:value="5.83751509166186" calcext:value-type="float">
            <text:p>5.83751509166186</text:p>
          </table:table-cell>
          <table:table-cell office:value-type="float" office:value="6.14413452520547" calcext:value-type="float">
            <text:p>6.14413452520547</text:p>
          </table:table-cell>
          <table:table-cell office:value-type="float" office:value="5.47392478939643" calcext:value-type="float">
            <text:p>5.47392478939643</text:p>
          </table:table-cell>
          <table:table-cell office:value-type="float" office:value="4.67934440875219" calcext:value-type="float">
            <text:p>4.67934440875219</text:p>
          </table:table-cell>
          <table:table-cell office:value-type="float" office:value="4.17919250056308" calcext:value-type="float">
            <text:p>4.17919250056308</text:p>
          </table:table-cell>
          <table:table-cell office:value-type="float" office:value="3.99516824980182" calcext:value-type="float">
            <text:p>3.99516824980182</text:p>
          </table:table-cell>
          <table:table-cell office:value-type="float" office:value="4.00224225872179" calcext:value-type="float">
            <text:p>4.00224225872179</text:p>
          </table:table-cell>
          <table:table-cell office:value-type="float" office:value="3.95976998507295" calcext:value-type="float">
            <text:p>3.95976998507295</text:p>
          </table:table-cell>
          <table:table-cell office:value-type="float" office:value="3.78531706032492" calcext:value-type="float">
            <text:p>3.78531706032492</text:p>
          </table:table-cell>
          <table:table-cell office:value-type="float" office:value="3.55501069265382" calcext:value-type="float">
            <text:p>3.55501069265382</text:p>
          </table:table-cell>
          <table:table-cell office:value-type="float" office:value="3.32131258584226" calcext:value-type="float">
            <text:p>3.32131258584226</text:p>
          </table:table-cell>
          <table:table-cell office:value-type="float" office:value="3.10431324087564" calcext:value-type="float">
            <text:p>3.10431324087564</text:p>
          </table:table-cell>
          <table:table-cell office:value-type="float" office:value="2.91043035733539" calcext:value-type="float">
            <text:p>2.91043035733539</text:p>
          </table:table-cell>
          <table:table-cell office:value-type="float" office:value="2.73186706640197" calcext:value-type="float">
            <text:p>2.73186706640197</text:p>
          </table:table-cell>
          <table:table-cell office:value-type="float" office:value="2.54279452580913" calcext:value-type="float">
            <text:p>2.54279452580913</text:p>
          </table:table-cell>
          <table:table-cell office:value-type="float" office:value="2.29915473856833" calcext:value-type="float">
            <text:p>2.29915473856833</text:p>
          </table:table-cell>
          <table:table-cell office:value-type="float" office:value="2.05779736674673" calcext:value-type="float">
            <text:p>2.05779736674673</text:p>
          </table:table-cell>
          <table:table-cell office:value-type="float" office:value="2.01531204271938" calcext:value-type="float">
            <text:p>2.01531204271938</text:p>
          </table:table-cell>
          <table:table-cell office:value-type="float" office:value="2.72094170146596" calcext:value-type="float">
            <text:p>2.72094170146596</text:p>
          </table:table-cell>
          <table:table-cell office:value-type="float" office:value="5.18842210507984" calcext:value-type="float">
            <text:p>5.18842210507984</text:p>
          </table:table-cell>
          <table:table-cell office:value-type="float" office:value="9.80254662185104" calcext:value-type="float">
            <text:p>9.80254662185104</text:p>
          </table:table-cell>
          <table:table-cell office:value-type="float" office:value="15.9445331990678" calcext:value-type="float">
            <text:p>15.9445331990678</text:p>
          </table:table-cell>
          <table:table-cell office:value-type="float" office:value="21.8685983572096" calcext:value-type="float">
            <text:p>21.8685983572096</text:p>
          </table:table-cell>
          <table:table-cell office:value-type="float" office:value="24.1784471415477" calcext:value-type="float">
            <text:p>24.1784471415477</text:p>
          </table:table-cell>
          <table:table-cell office:value-type="float" office:value="20.8939267902257" calcext:value-type="float">
            <text:p>20.8939267902257</text:p>
          </table:table-cell>
          <table:table-cell office:value-type="float" office:value="12.7301391621361" calcext:value-type="float">
            <text:p>12.7301391621361</text:p>
          </table:table-cell>
          <table:table-cell office:value-type="float" office:value="2.05209485247322" calcext:value-type="float">
            <text:p>2.05209485247322</text:p>
          </table:table-cell>
          <table:table-cell office:value-type="float" office:value="-6.23941782352288" calcext:value-type="float">
            <text:p>-6.23941782352288</text:p>
          </table:table-cell>
          <table:table-cell office:value-type="float" office:value="-8.96708328312608" calcext:value-type="float">
            <text:p>-8.96708328312608</text:p>
          </table:table-cell>
          <table:table-cell office:value-type="float" office:value="-6.90894751820322" calcext:value-type="float">
            <text:p>-6.90894751820322</text:p>
          </table:table-cell>
          <table:table-cell office:value-type="float" office:value="-2.08519203065096" calcext:value-type="float">
            <text:p>-2.08519203065096</text:p>
          </table:table-cell>
          <table:table-cell office:value-type="float" office:value="1.8348030299034" calcext:value-type="float">
            <text:p>1.8348030299034</text:p>
          </table:table-cell>
          <table:table-cell office:value-type="float" office:value="2.46711050242537" calcext:value-type="float">
            <text:p>2.46711050242537</text:p>
          </table:table-cell>
          <table:table-cell office:value-type="float" office:value="0.85747586661898" calcext:value-type="float">
            <text:p>0.85747586661898</text:p>
          </table:table-cell>
          <table:table-cell office:value-type="float" office:value="-1.49192150454653" calcext:value-type="float">
            <text:p>-1.49192150454653</text:p>
          </table:table-cell>
          <table:table-cell office:value-type="float" office:value="-3.13356823484751" calcext:value-type="float">
            <text:p>-3.13356823484751</text:p>
          </table:table-cell>
          <table:table-cell office:value-type="float" office:value="-3.24759093247268" calcext:value-type="float">
            <text:p>-3.24759093247268</text:p>
          </table:table-cell>
          <table:table-cell office:value-type="float" office:value="-2.66272940530073" calcext:value-type="float">
            <text:p>-2.66272940530073</text:p>
          </table:table-cell>
          <table:table-cell office:value-type="float" office:value="-2.24977263219931" calcext:value-type="float">
            <text:p>-2.24977263219931</text:p>
          </table:table-cell>
          <table:table-cell office:value-type="float" office:value="-2.22090272126894" calcext:value-type="float">
            <text:p>-2.22090272126894</text:p>
          </table:table-cell>
          <table:table-cell office:value-type="float" office:value="-2.5760622559445" calcext:value-type="float">
            <text:p>-2.5760622559445</text:p>
          </table:table-cell>
          <table:table-cell office:value-type="float" office:value="-3.02128673899363" calcext:value-type="float">
            <text:p>-3.02128673899363</text:p>
          </table:table-cell>
          <table:table-cell office:value-type="float" office:value="-3.30044877805744" calcext:value-type="float">
            <text:p>-3.30044877805744</text:p>
          </table:table-cell>
          <table:table-cell office:value-type="float" office:value="-3.47508781459323" calcext:value-type="float">
            <text:p>-3.47508781459323</text:p>
          </table:table-cell>
          <table:table-cell office:value-type="float" office:value="-3.64337153401551" calcext:value-type="float">
            <text:p>-3.64337153401551</text:p>
          </table:table-cell>
          <table:table-cell office:value-type="float" office:value="-3.79488643086877" calcext:value-type="float">
            <text:p>-3.79488643086877</text:p>
          </table:table-cell>
          <table:table-cell office:value-type="float" office:value="-3.68878657887305" calcext:value-type="float">
            <text:p>-3.68878657887305</text:p>
          </table:table-cell>
          <table:table-cell office:value-type="float" office:value="-2.27588827509234" calcext:value-type="float">
            <text:p>-2.27588827509234</text:p>
          </table:table-cell>
          <table:table-cell office:value-type="float" office:value="1.90924830620435" calcext:value-type="float">
            <text:p>1.90924830620435</text:p>
          </table:table-cell>
          <table:table-cell office:value-type="float" office:value="11.2580553080122" calcext:value-type="float">
            <text:p>11.2580553080122</text:p>
          </table:table-cell>
          <table:table-cell office:value-type="float" office:value="27.6967891794026" calcext:value-type="float">
            <text:p>27.6967891794026</text:p>
          </table:table-cell>
          <table:table-cell office:value-type="float" office:value="49.879008140903" calcext:value-type="float">
            <text:p>49.879008140903</text:p>
          </table:table-cell>
          <table:table-cell office:value-type="float" office:value="74.3984867937077" calcext:value-type="float">
            <text:p>74.3984867937077</text:p>
          </table:table-cell>
          <table:table-cell office:value-type="float" office:value="92.2729009252961" calcext:value-type="float">
            <text:p>92.2729009252961</text:p>
          </table:table-cell>
          <table:table-cell office:value-type="float" office:value="93.8835681166516" calcext:value-type="float">
            <text:p>93.8835681166516</text:p>
          </table:table-cell>
          <table:table-cell office:value-type="float" office:value="75.5339834756748" calcext:value-type="float">
            <text:p>75.5339834756748</text:p>
          </table:table-cell>
          <table:table-cell office:value-type="float" office:value="37.6822430514251" calcext:value-type="float">
            <text:p>37.6822430514251</text:p>
          </table:table-cell>
          <table:table-cell office:value-type="float" office:value="-6.54026932217668" calcext:value-type="float">
            <text:p>-6.54026932217668</text:p>
          </table:table-cell>
          <table:table-cell office:value-type="float" office:value="-40.4542161929319" calcext:value-type="float">
            <text:p>-40.4542161929319</text:p>
          </table:table-cell>
          <table:table-cell office:value-type="float" office:value="-54.0359255755585" calcext:value-type="float">
            <text:p>-54.0359255755585</text:p>
          </table:table-cell>
          <table:table-cell office:value-type="float" office:value="-42.1869955782582" calcext:value-type="float">
            <text:p>-42.1869955782582</text:p>
          </table:table-cell>
          <table:table-cell office:value-type="float" office:value="-15.8110296674083" calcext:value-type="float">
            <text:p>-15.8110296674083</text:p>
          </table:table-cell>
          <table:table-cell office:value-type="float" office:value="8.33380213509988" calcext:value-type="float">
            <text:p>8.33380213509988</text:p>
          </table:table-cell>
          <table:table-cell office:value-type="float" office:value="20.1741183273044" calcext:value-type="float">
            <text:p>20.1741183273044</text:p>
          </table:table-cell>
          <table:table-cell office:value-type="float" office:value="14.242646129564" calcext:value-type="float">
            <text:p>14.242646129564</text:p>
          </table:table-cell>
          <table:table-cell office:value-type="float" office:value="-2.16852149777531" calcext:value-type="float">
            <text:p>-2.16852149777531</text:p>
          </table:table-cell>
          <table:table-cell office:value-type="float" office:value="-16.3001070333929" calcext:value-type="float">
            <text:p>-16.3001070333929</text:p>
          </table:table-cell>
          <table:table-cell office:value-type="float" office:value="-22.170640181244" calcext:value-type="float">
            <text:p>-22.170640181244</text:p>
          </table:table-cell>
          <table:table-cell office:value-type="float" office:value="-18.0523471405275" calcext:value-type="float">
            <text:p>-18.0523471405275</text:p>
          </table:table-cell>
          <table:table-cell office:value-type="float" office:value="-8.77251150836211" calcext:value-type="float">
            <text:p>-8.77251150836211</text:p>
          </table:table-cell>
          <table:table-cell office:value-type="float" office:value="-2.32364894955108" calcext:value-type="float">
            <text:p>-2.32364894955108</text:p>
          </table:table-cell>
          <table:table-cell office:value-type="float" office:value="-1.17467354588006" calcext:value-type="float">
            <text:p>-1.17467354588006</text:p>
          </table:table-cell>
          <table:table-cell office:value-type="float" office:value="-4.27601656667458" calcext:value-type="float">
            <text:p>-4.27601656667458</text:p>
          </table:table-cell>
          <table:table-cell office:value-type="float" office:value="-8.85364519109439" calcext:value-type="float">
            <text:p>-8.85364519109439</text:p>
          </table:table-cell>
          <table:table-cell office:value-type="float" office:value="-11.2782399962956" calcext:value-type="float">
            <text:p>-11.2782399962956</text:p>
          </table:table-cell>
          <table:table-cell office:value-type="float" office:value="-10.9708838361966" calcext:value-type="float">
            <text:p>-10.9708838361966</text:p>
          </table:table-cell>
          <table:table-cell office:value-type="float" office:value="-9.47340561829354" calcext:value-type="float">
            <text:p>-9.47340561829354</text:p>
          </table:table-cell>
          <table:table-cell office:value-type="float" office:value="-8.05022867012441" calcext:value-type="float">
            <text:p>-8.05022867012441</text:p>
          </table:table-cell>
          <table:table-cell office:value-type="float" office:value="-7.66150953309497" calcext:value-type="float">
            <text:p>-7.66150953309497</text:p>
          </table:table-cell>
          <table:table-cell office:value-type="float" office:value="-8.2450442363217" calcext:value-type="float">
            <text:p>-8.2450442363217</text:p>
          </table:table-cell>
          <table:table-cell office:value-type="float" office:value="-8.94846643255968" calcext:value-type="float">
            <text:p>-8.94846643255968</text:p>
          </table:table-cell>
          <table:table-cell office:value-type="float" office:value="-9.35167698121493" calcext:value-type="float">
            <text:p>-9.35167698121493</text:p>
          </table:table-cell>
          <table:table-cell office:value-type="float" office:value="-9.43276769044956" calcext:value-type="float">
            <text:p>-9.43276769044956</text:p>
          </table:table-cell>
          <table:table-cell office:value-type="float" office:value="-9.31640569697207" calcext:value-type="float">
            <text:p>-9.31640569697207</text:p>
          </table:table-cell>
          <table:table-cell office:value-type="float" office:value="-9.24331155345989" calcext:value-type="float">
            <text:p>-9.24331155345989</text:p>
          </table:table-cell>
          <table:table-cell office:value-type="float" office:value="-9.29648226354095" calcext:value-type="float">
            <text:p>-9.29648226354095</text:p>
          </table:table-cell>
          <table:table-cell office:value-type="float" office:value="-9.39991192303679" calcext:value-type="float">
            <text:p>-9.39991192303679</text:p>
          </table:table-cell>
          <table:table-cell office:value-type="float" office:value="-9.5010956605838" calcext:value-type="float">
            <text:p>-9.5010956605838</text:p>
          </table:table-cell>
          <table:table-cell office:value-type="float" office:value="-9.5799777363013" calcext:value-type="float">
            <text:p>-9.5799777363013</text:p>
          </table:table-cell>
          <table:table-cell office:value-type="float" office:value="-9.63016021895649" calcext:value-type="float">
            <text:p>-9.63016021895649</text:p>
          </table:table-cell>
          <table:table-cell office:value-type="float" office:value="-9.65948758362425" calcext:value-type="float">
            <text:p>-9.65948758362425</text:p>
          </table:table-cell>
          <table:table-cell office:value-type="float" office:value="-9.69379392451906" calcext:value-type="float">
            <text:p>-9.69379392451906</text:p>
          </table:table-cell>
          <table:table-cell office:value-type="float" office:value="-9.77723192106666" calcext:value-type="float">
            <text:p>-9.77723192106666</text:p>
          </table:table-cell>
          <table:table-cell office:value-type="float" office:value="-9.85339115169638" calcext:value-type="float">
            <text:p>-9.85339115169638</text:p>
          </table:table-cell>
          <table:table-cell office:value-type="float" office:value="-9.72596684766635" calcext:value-type="float">
            <text:p>-9.72596684766635</text:p>
          </table:table-cell>
          <table:table-cell office:value-type="float" office:value="-8.84707686712314" calcext:value-type="float">
            <text:p>-8.84707686712314</text:p>
          </table:table-cell>
          <table:table-cell office:value-type="float" office:value="-6.20319154318016" calcext:value-type="float">
            <text:p>-6.20319154318016</text:p>
          </table:table-cell>
          <table:table-cell office:value-type="float" office:value="-1.40702561603961" calcext:value-type="float">
            <text:p>-1.40702561603961</text:p>
          </table:table-cell>
          <table:table-cell office:value-type="float" office:value="4.92361157351313" calcext:value-type="float">
            <text:p>4.92361157351313</text:p>
          </table:table-cell>
          <table:table-cell office:value-type="float" office:value="11.0470513652821" calcext:value-type="float">
            <text:p>11.0470513652821</text:p>
          </table:table-cell>
          <table:table-cell office:value-type="float" office:value="13.5678584374936" calcext:value-type="float">
            <text:p>13.5678584374936</text:p>
          </table:table-cell>
          <table:table-cell office:value-type="float" office:value="10.4992864055446" calcext:value-type="float">
            <text:p>10.4992864055446</text:p>
          </table:table-cell>
          <table:table-cell office:value-type="float" office:value="2.55375487284713" calcext:value-type="float">
            <text:p>2.55375487284713</text:p>
          </table:table-cell>
          <table:table-cell office:value-type="float" office:value="-7.90978828464697" calcext:value-type="float">
            <text:p>-7.90978828464697</text:p>
          </table:table-cell>
          <table:table-cell office:value-type="float" office:value="-15.9925575491914" calcext:value-type="float">
            <text:p>-15.9925575491914</text:p>
          </table:table-cell>
          <table:table-cell office:value-type="float" office:value="-18.5084197070627" calcext:value-type="float">
            <text:p>-18.5084197070627</text:p>
          </table:table-cell>
          <table:table-cell office:value-type="float" office:value="-16.2316513792038" calcext:value-type="float">
            <text:p>-16.2316513792038</text:p>
          </table:table-cell>
          <table:table-cell office:value-type="float" office:value="-11.1789357109065" calcext:value-type="float">
            <text:p>-11.1789357109065</text:p>
          </table:table-cell>
          <table:table-cell office:value-type="float" office:value="-7.01829989069906" calcext:value-type="float">
            <text:p>-7.01829989069906</text:p>
          </table:table-cell>
          <table:table-cell office:value-type="float" office:value="-6.14094978158965" calcext:value-type="float">
            <text:p>-6.14094978158965</text:p>
          </table:table-cell>
          <table:table-cell office:value-type="float" office:value="-7.50484668189741" calcext:value-type="float">
            <text:p>-7.50484668189741</text:p>
          </table:table-cell>
          <table:table-cell office:value-type="float" office:value="-9.60781016244171" calcext:value-type="float">
            <text:p>-9.60781016244171</text:p>
          </table:table-cell>
          <table:table-cell office:value-type="float" office:value="-11.0023275986924" calcext:value-type="float">
            <text:p>-11.0023275986924</text:p>
          </table:table-cell>
          <table:table-cell office:value-type="float" office:value="-10.865449600514" calcext:value-type="float">
            <text:p>-10.865449600514</text:p>
          </table:table-cell>
          <table:table-cell office:value-type="float" office:value="-10.0241202972301" calcext:value-type="float">
            <text:p>-10.0241202972301</text:p>
          </table:table-cell>
          <table:table-cell office:value-type="float" office:value="-9.35046192789246" calcext:value-type="float">
            <text:p>-9.35046192789246</text:p>
          </table:table-cell>
          <table:table-cell office:value-type="float" office:value="-9.0575809092158" calcext:value-type="float">
            <text:p>-9.0575809092158</text:p>
          </table:table-cell>
          <table:table-cell office:value-type="float" office:value="-9.14605700088493" calcext:value-type="float">
            <text:p>-9.14605700088493</text:p>
          </table:table-cell>
          <table:table-cell office:value-type="float" office:value="-9.3224200391535" calcext:value-type="float">
            <text:p>-9.3224200391535</text:p>
          </table:table-cell>
          <table:table-cell office:value-type="float" office:value="-9.33012224919216" calcext:value-type="float">
            <text:p>-9.33012224919216</text:p>
          </table:table-cell>
          <table:table-cell office:value-type="float" office:value="-9.23039151575596" calcext:value-type="float">
            <text:p>-9.23039151575596</text:p>
          </table:table-cell>
          <table:table-cell office:value-type="float" office:value="-9.12169166626586" calcext:value-type="float">
            <text:p>-9.12169166626586</text:p>
          </table:table-cell>
          <table:table-cell office:value-type="float" office:value="-8.99388616569299" calcext:value-type="float">
            <text:p>-8.99388616569299</text:p>
          </table:table-cell>
          <table:table-cell office:value-type="float" office:value="-8.6074940818563" calcext:value-type="float">
            <text:p>-8.6074940818563</text:p>
          </table:table-cell>
          <table:table-cell office:value-type="float" office:value="-6.91467286125391" calcext:value-type="float">
            <text:p>-6.91467286125391</text:p>
          </table:table-cell>
          <table:table-cell office:value-type="float" office:value="-2.45145759592593" calcext:value-type="float">
            <text:p>-2.45145759592593</text:p>
          </table:table-cell>
          <table:table-cell office:value-type="float" office:value="7.17198987866613" calcext:value-type="float">
            <text:p>7.17198987866613</text:p>
          </table:table-cell>
          <table:table-cell office:value-type="float" office:value="23.8863287511301" calcext:value-type="float">
            <text:p>23.8863287511301</text:p>
          </table:table-cell>
          <table:table-cell office:value-type="float" office:value="46.3504381177329" calcext:value-type="float">
            <text:p>46.3504381177329</text:p>
          </table:table-cell>
          <table:table-cell office:value-type="float" office:value="71.1653056304957" calcext:value-type="float">
            <text:p>71.1653056304957</text:p>
          </table:table-cell>
          <table:table-cell office:value-type="float" office:value="89.3581991721568" calcext:value-type="float">
            <text:p>89.3581991721568</text:p>
          </table:table-cell>
          <table:table-cell office:value-type="float" office:value="91.3029580444322" calcext:value-type="float">
            <text:p>91.3029580444322</text:p>
          </table:table-cell>
          <table:table-cell office:value-type="float" office:value="73.2921576629499" calcext:value-type="float">
            <text:p>73.2921576629499</text:p>
          </table:table-cell>
          <table:table-cell office:value-type="float" office:value="35.7686377582834" calcext:value-type="float">
            <text:p>35.7686377582834</text:p>
          </table:table-cell>
          <table:table-cell office:value-type="float" office:value="-8.16042976369017" calcext:value-type="float">
            <text:p>-8.16042976369017</text:p>
          </table:table-cell>
          <table:table-cell office:value-type="float" office:value="-41.8086461332705" calcext:value-type="float">
            <text:p>-41.8086461332705</text:p>
          </table:table-cell>
          <table:table-cell office:value-type="float" office:value="-55.1392840091668" calcext:value-type="float">
            <text:p>-55.1392840091668</text:p>
          </table:table-cell>
          <table:table-cell office:value-type="float" office:value="-43.0367001493853" calcext:value-type="float">
            <text:p>-43.0367001493853</text:p>
          </table:table-cell>
          <table:table-cell office:value-type="float" office:value="-16.3716933778478" calcext:value-type="float">
            <text:p>-16.3716933778478</text:p>
          </table:table-cell>
          <table:table-cell office:value-type="float" office:value="8.09143258354589" calcext:value-type="float">
            <text:p>8.09143258354589</text:p>
          </table:table-cell>
          <table:table-cell office:value-type="float" office:value="20.2648099879785" calcext:value-type="float">
            <text:p>20.2648099879785</text:p>
          </table:table-cell>
          <table:table-cell office:value-type="float" office:value="14.6682750171167" calcext:value-type="float">
            <text:p>14.6682750171167</text:p>
          </table:table-cell>
          <table:table-cell office:value-type="float" office:value="-1.43452126254611" calcext:value-type="float">
            <text:p>-1.43452126254611</text:p>
          </table:table-cell>
          <table:table-cell office:value-type="float" office:value="-15.2793147640317" calcext:value-type="float">
            <text:p>-15.2793147640317</text:p>
          </table:table-cell>
          <table:table-cell office:value-type="float" office:value="-20.8690499277791" calcext:value-type="float">
            <text:p>-20.8690499277791</text:p>
          </table:table-cell>
          <table:table-cell office:value-type="float" office:value="-16.4696640496459" calcext:value-type="float">
            <text:p>-16.4696640496459</text:p>
          </table:table-cell>
          <table:table-cell office:value-type="float" office:value="-6.89298681454243" calcext:value-type="float">
            <text:p>-6.89298681454243</text:p>
          </table:table-cell>
          <table:table-cell office:value-type="float" office:value="-0.135339032295404" calcext:value-type="float">
            <text:p>-0.135339032295404</text:p>
          </table:table-cell>
          <table:table-cell office:value-type="float" office:value="1.32045544630747" calcext:value-type="float">
            <text:p>1.32045544630747</text:p>
          </table:table-cell>
          <table:table-cell office:value-type="float" office:value="-1.47840341570407" calcext:value-type="float">
            <text:p>-1.47840341570407</text:p>
          </table:table-cell>
          <table:table-cell office:value-type="float" office:value="-5.76231380010488" calcext:value-type="float">
            <text:p>-5.76231380010488</text:p>
          </table:table-cell>
          <table:table-cell office:value-type="float" office:value="-7.90017216570121" calcext:value-type="float">
            <text:p>-7.90017216570121</text:p>
          </table:table-cell>
          <table:table-cell office:value-type="float" office:value="-7.30504029697099" calcext:value-type="float">
            <text:p>-7.30504029697099</text:p>
          </table:table-cell>
          <table:table-cell office:value-type="float" office:value="-5.51835915680266" calcext:value-type="float">
            <text:p>-5.51835915680266</text:p>
          </table:table-cell>
          <table:table-cell office:value-type="float" office:value="-3.80556267620961" calcext:value-type="float">
            <text:p>-3.80556267620961</text:p>
          </table:table-cell>
          <table:table-cell office:value-type="float" office:value="-3.12768728798651" calcext:value-type="float">
            <text:p>-3.12768728798651</text:p>
          </table:table-cell>
          <table:table-cell office:value-type="float" office:value="-3.42554753767053" calcext:value-type="float">
            <text:p>-3.42554753767053</text:p>
          </table:table-cell>
          <table:table-cell office:value-type="float" office:value="-3.84696203082187" calcext:value-type="float">
            <text:p>-3.84696203082187</text:p>
          </table:table-cell>
          <table:table-cell office:value-type="float" office:value="-3.97061506234367" calcext:value-type="float">
            <text:p>-3.97061506234367</text:p>
          </table:table-cell>
          <table:table-cell office:value-type="float" office:value="-3.77446867203183" calcext:value-type="float">
            <text:p>-3.77446867203183</text:p>
          </table:table-cell>
          <table:table-cell office:value-type="float" office:value="-3.38290427477925" calcext:value-type="float">
            <text:p>-3.38290427477925</text:p>
          </table:table-cell>
          <table:table-cell office:value-type="float" office:value="-3.03679013863074" calcext:value-type="float">
            <text:p>-3.03679013863074</text:p>
          </table:table-cell>
          <table:table-cell office:value-type="float" office:value="-2.81975511917804" calcext:value-type="float">
            <text:p>-2.81975511917804</text:p>
          </table:table-cell>
          <table:table-cell office:value-type="float" office:value="-2.6559808831583" calcext:value-type="float">
            <text:p>-2.6559808831583</text:p>
          </table:table-cell>
          <table:table-cell office:value-type="float" office:value="-2.49298107835977" calcext:value-type="float">
            <text:p>-2.49298107835977</text:p>
          </table:table-cell>
          <table:table-cell office:value-type="float" office:value="-2.31079250682039" calcext:value-type="float">
            <text:p>-2.31079250682039</text:p>
          </table:table-cell>
          <table:table-cell office:value-type="float" office:value="-2.10309105567114" calcext:value-type="float">
            <text:p>-2.10309105567114</text:p>
          </table:table-cell>
          <table:table-cell office:value-type="float" office:value="-1.87781900042109" calcext:value-type="float">
            <text:p>-1.87781900042109</text:p>
          </table:table-cell>
          <table:table-cell office:value-type="float" office:value="-1.66086202009637" calcext:value-type="float">
            <text:p>-1.66086202009637</text:p>
          </table:table-cell>
          <table:table-cell office:value-type="float" office:value="-1.49650938991168" calcext:value-type="float">
            <text:p>-1.49650938991168</text:p>
          </table:table-cell>
          <table:table-cell office:value-type="float" office:value="-1.32882822199689" calcext:value-type="float">
            <text:p>-1.32882822199689</text:p>
          </table:table-cell>
          <table:table-cell office:value-type="float" office:value="-0.961832456217607" calcext:value-type="float">
            <text:p>-0.961832456217607</text:p>
          </table:table-cell>
          <table:table-cell office:value-type="float" office:value="0.150969540620839" calcext:value-type="float">
            <text:p>0.150969540620839</text:p>
          </table:table-cell>
          <table:table-cell office:value-type="float" office:value="3.02286996945866" calcext:value-type="float">
            <text:p>3.02286996945866</text:p>
          </table:table-cell>
          <table:table-cell office:value-type="float" office:value="8.0436211012852" calcext:value-type="float">
            <text:p>8.0436211012852</text:p>
          </table:table-cell>
          <table:table-cell office:value-type="float" office:value="14.5963684936221" calcext:value-type="float">
            <text:p>14.5963684936221</text:p>
          </table:table-cell>
          <table:table-cell office:value-type="float" office:value="20.9435393390287" calcext:value-type="float">
            <text:p>20.9435393390287</text:p>
          </table:table-cell>
          <table:table-cell office:value-type="float" office:value="23.6905607774345" calcext:value-type="float">
            <text:p>23.6905607774345</text:p>
          </table:table-cell>
          <table:table-cell office:value-type="float" office:value="20.844093766471" calcext:value-type="float">
            <text:p>20.844093766471</text:p>
          </table:table-cell>
          <table:table-cell office:value-type="float" office:value="13.1138644494396" calcext:value-type="float">
            <text:p>13.1138644494396</text:p>
          </table:table-cell>
          <table:table-cell office:value-type="float" office:value="2.85276736153595" calcext:value-type="float">
            <text:p>2.85276736153595</text:p>
          </table:table-cell>
          <table:table-cell office:value-type="float" office:value="-5.04242858494542" calcext:value-type="float">
            <text:p>-5.04242858494542</text:p>
          </table:table-cell>
          <table:table-cell office:value-type="float" office:value="-7.37677691387772" calcext:value-type="float">
            <text:p>-7.37677691387772</text:p>
          </table:table-cell>
          <table:table-cell office:value-type="float" office:value="-4.9207538458041" calcext:value-type="float">
            <text:p>-4.9207538458041</text:p>
          </table:table-cell>
          <table:table-cell office:value-type="float" office:value="0.312466919501545" calcext:value-type="float">
            <text:p>0.312466919501545</text:p>
          </table:table-cell>
          <table:table-cell office:value-type="float" office:value="4.65624520352178" calcext:value-type="float">
            <text:p>4.65624520352178</text:p>
          </table:table-cell>
          <table:table-cell office:value-type="float" office:value="5.71213557230035" calcext:value-type="float">
            <text:p>5.71213557230035</text:p>
          </table:table-cell>
          <table:table-cell office:value-type="float" office:value="4.5184810599125" calcext:value-type="float">
            <text:p>4.5184810599125</text:p>
          </table:table-cell>
          <table:table-cell office:value-type="float" office:value="2.57749610369606" calcext:value-type="float">
            <text:p>2.57749610369606</text:p>
          </table:table-cell>
          <table:table-cell office:value-type="float" office:value="1.3367285650828" calcext:value-type="float">
            <text:p>1.3367285650828</text:p>
          </table:table-cell>
          <table:table-cell office:value-type="float" office:value="1.62223726347109" calcext:value-type="float">
            <text:p>1.62223726347109</text:p>
          </table:table-cell>
          <table:table-cell office:value-type="float" office:value="2.60892818118898" calcext:value-type="float">
            <text:p>2.60892818118898</text:p>
          </table:table-cell>
          <table:table-cell office:value-type="float" office:value="3.42339788061551" calcext:value-type="float">
            <text:p>3.42339788061551</text:p>
          </table:table-cell>
          <table:table-cell office:value-type="float" office:value="3.85166479772864" calcext:value-type="float">
            <text:p>3.85166479772864</text:p>
          </table:table-cell>
          <table:table-cell office:value-type="float" office:value="3.89257005695161" calcext:value-type="float">
            <text:p>3.89257005695161</text:p>
          </table:table-cell>
          <table:table-cell office:value-type="float" office:value="3.83914804249215" calcext:value-type="float">
            <text:p>3.83914804249215</text:p>
          </table:table-cell>
          <table:table-cell office:value-type="float" office:value="3.94842929933642" calcext:value-type="float">
            <text:p>3.94842929933642</text:p>
          </table:table-cell>
          <table:table-cell office:value-type="float" office:value="4.15956727230215" calcext:value-type="float">
            <text:p>4.15956727230215</text:p>
          </table:table-cell>
          <table:table-cell office:value-type="float" office:value="4.37387424598644" calcext:value-type="float">
            <text:p>4.37387424598644</text:p>
          </table:table-cell>
          <table:table-cell office:value-type="float" office:value="4.60128447648451" calcext:value-type="float">
            <text:p>4.60128447648451</text:p>
          </table:table-cell>
          <table:table-cell office:value-type="float" office:value="5.07999783760694" calcext:value-type="float">
            <text:p>5.07999783760694</text:p>
          </table:table-cell>
          <table:table-cell office:value-type="float" office:value="6.8565933823182" calcext:value-type="float">
            <text:p>6.8565933823182</text:p>
          </table:table-cell>
          <table:table-cell office:value-type="float" office:value="11.3936529034036" calcext:value-type="float">
            <text:p>11.3936529034036</text:p>
          </table:table-cell>
          <table:table-cell office:value-type="float" office:value="21.0795048918872" calcext:value-type="float">
            <text:p>21.0795048918872</text:p>
          </table:table-cell>
          <table:table-cell office:value-type="float" office:value="37.8492851572858" calcext:value-type="float">
            <text:p>37.8492851572858</text:p>
          </table:table-cell>
          <table:table-cell office:value-type="float" office:value="60.3673087219365" calcext:value-type="float">
            <text:p>60.3673087219365</text:p>
          </table:table-cell>
          <table:table-cell office:value-type="float" office:value="85.2418453917426" calcext:value-type="float">
            <text:p>85.2418453917426</text:p>
          </table:table-cell>
          <table:table-cell office:value-type="float" office:value="103.509888202647" calcext:value-type="float">
            <text:p>103.509888202647</text:p>
          </table:table-cell>
          <table:table-cell office:value-type="float" office:value="105.53794102152" calcext:value-type="float">
            <text:p>105.53794102152</text:p>
          </table:table-cell>
          <table:table-cell office:value-type="float" office:value="87.6077402409958" calcext:value-type="float">
            <text:p>87.6077402409958</text:p>
          </table:table-cell>
          <table:table-cell office:value-type="float" office:value="50.1470487475793" calcext:value-type="float">
            <text:p>50.1470487475793</text:p>
          </table:table-cell>
          <table:table-cell office:value-type="float" office:value="6.23888364813702" calcext:value-type="float">
            <text:p>6.23888364813702</text:p>
          </table:table-cell>
          <table:table-cell office:value-type="float" office:value="-27.4232213034308" calcext:value-type="float">
            <text:p>-27.4232213034308</text:p>
          </table:table-cell>
          <table:table-cell office:value-type="float" office:value="-40.7893311161877" calcext:value-type="float">
            <text:p>-40.7893311161877</text:p>
          </table:table-cell>
          <table:table-cell office:value-type="float" office:value="-28.7265132772819" calcext:value-type="float">
            <text:p>-28.7265132772819</text:p>
          </table:table-cell>
          <table:table-cell office:value-type="float" office:value="-2.07256708301175" calcext:value-type="float">
            <text:p>-2.07256708301175</text:p>
          </table:table-cell>
          <table:table-cell office:value-type="float" office:value="22.4022553467816" calcext:value-type="float">
            <text:p>22.4022553467816</text:p>
          </table:table-cell>
          <table:table-cell office:value-type="float" office:value="34.5957090329143" calcext:value-type="float">
            <text:p>34.5957090329143</text:p>
          </table:table-cell>
          <table:table-cell office:value-type="float" office:value="29.0149324959304" calcext:value-type="float">
            <text:p>29.0149324959304</text:p>
          </table:table-cell>
          <table:table-cell office:value-type="float" office:value="12.8952300456748" calcext:value-type="float">
            <text:p>12.8952300456748</text:p>
          </table:table-cell>
          <table:table-cell office:value-type="float" office:value="-0.994058547041283" calcext:value-type="float">
            <text:p>-0.994058547041283</text:p>
          </table:table-cell>
          <table:table-cell office:value-type="float" office:value="-6.64012468900528" calcext:value-type="float">
            <text:p>-6.64012468900528</text:p>
          </table:table-cell>
          <table:table-cell office:value-type="float" office:value="-2.30248870319267" calcext:value-type="float">
            <text:p>-2.30248870319267</text:p>
          </table:table-cell>
          <table:table-cell office:value-type="float" office:value="7.22264353678776" calcext:value-type="float">
            <text:p>7.22264353678776</text:p>
          </table:table-cell>
          <table:table-cell office:value-type="float" office:value="13.9353389289738" calcext:value-type="float">
            <text:p>13.9353389289738</text:p>
          </table:table-cell>
          <table:table-cell office:value-type="float" office:value="15.3390046412339" calcext:value-type="float">
            <text:p>15.3390046412339</text:p>
          </table:table-cell>
          <table:table-cell office:value-type="float" office:value="12.4786253836237" calcext:value-type="float">
            <text:p>12.4786253836237</text:p>
          </table:table-cell>
          <table:table-cell office:value-type="float" office:value="8.11952807316236" calcext:value-type="float">
            <text:p>8.11952807316236</text:p>
          </table:table-cell>
          <table:table-cell office:value-type="float" office:value="5.89474408342755" calcext:value-type="float">
            <text:p>5.89474408342755</text:p>
          </table:table-cell>
          <table:table-cell office:value-type="float" office:value="6.39940302542005" calcext:value-type="float">
            <text:p>6.39940302542005</text:p>
          </table:table-cell>
          <table:table-cell office:value-type="float" office:value="8.09262785047993" calcext:value-type="float">
            <text:p>8.09262785047993</text:p>
          </table:table-cell>
          <table:table-cell office:value-type="float" office:value="9.70814167825382" calcext:value-type="float">
            <text:p>9.70814167825382</text:p>
          </table:table-cell>
          <table:table-cell office:value-type="float" office:value="10.2842018771213" calcext:value-type="float">
            <text:p>10.2842018771213</text:p>
          </table:table-cell>
          <table:table-cell office:value-type="float" office:value="9.87714592449512" calcext:value-type="float">
            <text:p>9.87714592449512</text:p>
          </table:table-cell>
          <table:table-cell office:value-type="float" office:value="9.33913849041723" calcext:value-type="float">
            <text:p>9.33913849041723</text:p>
          </table:table-cell>
          <table:table-cell office:value-type="float" office:value="9.09288744110167" calcext:value-type="float">
            <text:p>9.09288744110167</text:p>
          </table:table-cell>
          <table:table-cell office:value-type="float" office:value="9.16073829018993" calcext:value-type="float">
            <text:p>9.16073829018993</text:p>
          </table:table-cell>
          <table:table-cell office:value-type="float" office:value="9.4187736456397" calcext:value-type="float">
            <text:p>9.4187736456397</text:p>
          </table:table-cell>
          <table:table-cell office:value-type="float" office:value="9.62615838205534" calcext:value-type="float">
            <text:p>9.62615838205534</text:p>
          </table:table-cell>
          <table:table-cell office:value-type="float" office:value="9.69881275193854" calcext:value-type="float">
            <text:p>9.69881275193854</text:p>
          </table:table-cell>
          <table:table-cell office:value-type="float" office:value="9.71254891758595" calcext:value-type="float">
            <text:p>9.71254891758595</text:p>
          </table:table-cell>
          <table:table-cell office:value-type="float" office:value="9.72001808235478" calcext:value-type="float">
            <text:p>9.72001808235478</text:p>
          </table:table-cell>
          <table:table-cell office:value-type="float" office:value="9.74127546163581" calcext:value-type="float">
            <text:p>9.74127546163581</text:p>
          </table:table-cell>
          <table:table-cell office:value-type="float" office:value="9.78275681359441" calcext:value-type="float">
            <text:p>9.78275681359441</text:p>
          </table:table-cell>
          <table:table-cell office:value-type="float" office:value="9.83660845225642" calcext:value-type="float">
            <text:p>9.83660845225642</text:p>
          </table:table-cell>
          <table:table-cell office:value-type="float" office:value="9.87708032944232" calcext:value-type="float">
            <text:p>9.87708032944232</text:p>
          </table:table-cell>
          <table:table-cell office:value-type="float" office:value="9.85993507123476" calcext:value-type="float">
            <text:p>9.85993507123476</text:p>
          </table:table-cell>
          <table:table-cell office:value-type="float" office:value="9.84081691612204" calcext:value-type="float">
            <text:p>9.84081691612204</text:p>
          </table:table-cell>
          <table:table-cell office:value-type="float" office:value="10.0155831961553" calcext:value-type="float">
            <text:p>10.0155831961553</text:p>
          </table:table-cell>
          <table:table-cell office:value-type="float" office:value="10.9295257340342" calcext:value-type="float">
            <text:p>10.9295257340342</text:p>
          </table:table-cell>
          <table:table-cell office:value-type="float" office:value="13.5958847687519" calcext:value-type="float">
            <text:p>13.5958847687519</text:p>
          </table:table-cell>
          <table:table-cell office:value-type="float" office:value="18.4070679075121" calcext:value-type="float">
            <text:p>18.4070679075121</text:p>
          </table:table-cell>
          <table:table-cell office:value-type="float" office:value="24.7473673368617" calcext:value-type="float">
            <text:p>24.7473673368617</text:p>
          </table:table-cell>
          <table:table-cell office:value-type="float" office:value="30.8834927931159" calcext:value-type="float">
            <text:p>30.8834927931159</text:p>
          </table:table-cell>
          <table:table-cell office:value-type="float" office:value="33.4219385174316" calcext:value-type="float">
            <text:p>33.4219385174316</text:p>
          </table:table-cell>
          <table:table-cell office:value-type="float" office:value="30.3629716296749" calcext:value-type="float">
            <text:p>30.3629716296749</text:p>
          </table:table-cell>
          <table:table-cell office:value-type="float" office:value="22.413807142475" calcext:value-type="float">
            <text:p>22.413807142475</text:p>
          </table:table-cell>
          <table:table-cell office:value-type="float" office:value="11.9214853212562" calcext:value-type="float">
            <text:p>11.9214853212562</text:p>
          </table:table-cell>
          <table:table-cell office:value-type="float" office:value="3.78093040661175" calcext:value-type="float">
            <text:p>3.78093040661175</text:p>
          </table:table-cell>
          <table:table-cell office:value-type="float" office:value="1.19607842186357" calcext:value-type="float">
            <text:p>1.19607842186357</text:p>
          </table:table-cell>
          <table:table-cell office:value-type="float" office:value="3.40045966575297" calcext:value-type="float">
            <text:p>3.40045966575297</text:p>
          </table:table-cell>
          <table:table-cell office:value-type="float" office:value="8.38459365792616" calcext:value-type="float">
            <text:p>8.38459365792616</text:p>
          </table:table-cell>
          <table:table-cell office:value-type="float" office:value="12.4834345071439" calcext:value-type="float">
            <text:p>12.4834345071439</text:p>
          </table:table-cell>
          <table:table-cell office:value-type="float" office:value="13.2914973997901" calcext:value-type="float">
            <text:p>13.2914973997901</text:p>
          </table:table-cell>
          <table:table-cell office:value-type="float" office:value="11.8435777356486" calcext:value-type="float">
            <text:p>11.8435777356486</text:p>
          </table:table-cell>
          <table:table-cell office:value-type="float" office:value="9.64211549060467" calcext:value-type="float">
            <text:p>9.64211549060467</text:p>
          </table:table-cell>
          <table:table-cell office:value-type="float" office:value="8.13495652765693" calcext:value-type="float">
            <text:p>8.13495652765693</text:p>
          </table:table-cell>
          <table:table-cell office:value-type="float" office:value="8.15143372973503" calcext:value-type="float">
            <text:p>8.15143372973503</text:p>
          </table:table-cell>
          <table:table-cell office:value-type="float" office:value="8.8682082080928" calcext:value-type="float">
            <text:p>8.8682082080928</text:p>
          </table:table-cell>
          <table:table-cell office:value-type="float" office:value="9.41080201642422" calcext:value-type="float">
            <text:p>9.41080201642422</text:p>
          </table:table-cell>
          <table:table-cell office:value-type="float" office:value="9.56559573220533" calcext:value-type="float">
            <text:p>9.56559573220533</text:p>
          </table:table-cell>
          <table:table-cell office:value-type="float" office:value="9.33104546413584" calcext:value-type="float">
            <text:p>9.33104546413584</text:p>
          </table:table-cell>
          <table:table-cell office:value-type="float" office:value="8.9960349663716" calcext:value-type="float">
            <text:p>8.9960349663716</text:p>
          </table:table-cell>
          <table:table-cell office:value-type="float" office:value="8.81787903053514" calcext:value-type="float">
            <text:p>8.81787903053514</text:p>
          </table:table-cell>
          <table:table-cell office:value-type="float" office:value="8.75056140013258" calcext:value-type="float">
            <text:p>8.75056140013258</text:p>
          </table:table-cell>
          <table:table-cell office:value-type="float" office:value="8.6979078399945" calcext:value-type="float">
            <text:p>8.6979078399945</text:p>
          </table:table-cell>
          <table:table-cell office:value-type="float" office:value="8.61755995452238" calcext:value-type="float">
            <text:p>8.61755995452238</text:p>
          </table:table-cell>
          <table:table-cell office:value-type="float" office:value="0" calcext:value-type="float">
            <text:p>0</text:p>
          </table:table-cell>
          <table:table-cell office:value-type="float" office:value="4266" calcext:value-type="float">
            <text:p>4266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46764730451417" calcext:value-type="float">
            <text:p>2.46764730451417</text:p>
          </table:table-cell>
          <table:table-cell office:value-type="float" office:value="4.91567099027195" calcext:value-type="float">
            <text:p>4.91567099027195</text:p>
          </table:table-cell>
          <table:table-cell office:value-type="float" office:value="11.6037954739838" calcext:value-type="float">
            <text:p>11.6037954739838</text:p>
          </table:table-cell>
          <table:table-cell office:value-type="float" office:value="22.0594073163068" calcext:value-type="float">
            <text:p>22.0594073163068</text:p>
          </table:table-cell>
          <table:table-cell office:value-type="float" office:value="35.6048733829535" calcext:value-type="float">
            <text:p>35.6048733829535</text:p>
          </table:table-cell>
          <table:table-cell office:value-type="float" office:value="51.1266751035166" calcext:value-type="float">
            <text:p>51.1266751035166</text:p>
          </table:table-cell>
          <table:table-cell office:value-type="float" office:value="67.4159981913577" calcext:value-type="float">
            <text:p>67.4159981913577</text:p>
          </table:table-cell>
          <table:table-cell office:value-type="float" office:value="82.0002917476814" calcext:value-type="float">
            <text:p>82.0002917476814</text:p>
          </table:table-cell>
          <table:table-cell office:value-type="float" office:value="90.9076299215114" calcext:value-type="float">
            <text:p>90.9076299215114</text:p>
          </table:table-cell>
          <table:table-cell office:value-type="float" office:value="90.3241641008542" calcext:value-type="float">
            <text:p>90.3241641008542</text:p>
          </table:table-cell>
          <table:table-cell office:value-type="float" office:value="79.4452807090031" calcext:value-type="float">
            <text:p>79.4452807090031</text:p>
          </table:table-cell>
          <table:table-cell office:value-type="float" office:value="59.486233511994" calcext:value-type="float">
            <text:p>59.486233511994</text:p>
          </table:table-cell>
          <table:table-cell office:value-type="float" office:value="32.2988419151292" calcext:value-type="float">
            <text:p>32.2988419151292</text:p>
          </table:table-cell>
          <table:table-cell office:value-type="float" office:value="3.29850082484498" calcext:value-type="float">
            <text:p>3.29850082484498</text:p>
          </table:table-cell>
          <table:table-cell office:value-type="float" office:value="-20.7879935438408" calcext:value-type="float">
            <text:p>-20.7879935438408</text:p>
          </table:table-cell>
          <table:table-cell office:value-type="float" office:value="-34.6956208323775" calcext:value-type="float">
            <text:p>-34.6956208323775</text:p>
          </table:table-cell>
          <table:table-cell office:value-type="float" office:value="-37.6866579268961" calcext:value-type="float">
            <text:p>-37.6866579268961</text:p>
          </table:table-cell>
          <table:table-cell office:value-type="float" office:value="-29.9259045046089" calcext:value-type="float">
            <text:p>-29.9259045046089</text:p>
          </table:table-cell>
          <table:table-cell office:value-type="float" office:value="-13.830723009609" calcext:value-type="float">
            <text:p>-13.830723009609</text:p>
          </table:table-cell>
          <table:table-cell office:value-type="float" office:value="4.40037328128148" calcext:value-type="float">
            <text:p>4.40037328128148</text:p>
          </table:table-cell>
          <table:table-cell office:value-type="float" office:value="18.3694285284933" calcext:value-type="float">
            <text:p>18.3694285284933</text:p>
          </table:table-cell>
          <table:table-cell office:value-type="float" office:value="25.0671247904285" calcext:value-type="float">
            <text:p>25.0671247904285</text:p>
          </table:table-cell>
          <table:table-cell office:value-type="float" office:value="24.6930241385311" calcext:value-type="float">
            <text:p>24.6930241385311</text:p>
          </table:table-cell>
          <table:table-cell office:value-type="float" office:value="17.8454161564328" calcext:value-type="float">
            <text:p>17.8454161564328</text:p>
          </table:table-cell>
          <table:table-cell office:value-type="float" office:value="7.59050252911064" calcext:value-type="float">
            <text:p>7.59050252911064</text:p>
          </table:table-cell>
          <table:table-cell office:value-type="float" office:value="-1.6929040667306" calcext:value-type="float">
            <text:p>-1.6929040667306</text:p>
          </table:table-cell>
          <table:table-cell office:value-type="float" office:value="-6.41424477841232" calcext:value-type="float">
            <text:p>-6.41424477841232</text:p>
          </table:table-cell>
          <table:table-cell office:value-type="float" office:value="-6.6432065625412" calcext:value-type="float">
            <text:p>-6.6432065625412</text:p>
          </table:table-cell>
          <table:table-cell office:value-type="float" office:value="-3.49597242631087" calcext:value-type="float">
            <text:p>-3.49597242631087</text:p>
          </table:table-cell>
          <table:table-cell office:value-type="float" office:value="1.65433864264949" calcext:value-type="float">
            <text:p>1.65433864264949</text:p>
          </table:table-cell>
          <table:table-cell office:value-type="float" office:value="6.81567374201725" calcext:value-type="float">
            <text:p>6.81567374201725</text:p>
          </table:table-cell>
          <table:table-cell office:value-type="float" office:value="9.93651576730847" calcext:value-type="float">
            <text:p>9.93651576730847</text:p>
          </table:table-cell>
          <table:table-cell office:value-type="float" office:value="10.2814955386906" calcext:value-type="float">
            <text:p>10.2814955386906</text:p>
          </table:table-cell>
          <table:table-cell office:value-type="float" office:value="8.87072011125714" calcext:value-type="float">
            <text:p>8.87072011125714</text:p>
          </table:table-cell>
          <table:table-cell office:value-type="float" office:value="6.8241950970129" calcext:value-type="float">
            <text:p>6.8241950970129</text:p>
          </table:table-cell>
          <table:table-cell office:value-type="float" office:value="4.93994059966185" calcext:value-type="float">
            <text:p>4.93994059966185</text:p>
          </table:table-cell>
          <table:table-cell office:value-type="float" office:value="3.77279344449808" calcext:value-type="float">
            <text:p>3.77279344449808</text:p>
          </table:table-cell>
          <table:table-cell office:value-type="float" office:value="3.76239335593334" calcext:value-type="float">
            <text:p>3.76239335593334</text:p>
          </table:table-cell>
          <table:table-cell office:value-type="float" office:value="4.60189816903369" calcext:value-type="float">
            <text:p>4.60189816903369</text:p>
          </table:table-cell>
          <table:table-cell office:value-type="float" office:value="5.67223096119974" calcext:value-type="float">
            <text:p>5.67223096119974</text:p>
          </table:table-cell>
          <table:table-cell office:value-type="float" office:value="6.47400398390095" calcext:value-type="float">
            <text:p>6.47400398390095</text:p>
          </table:table-cell>
          <table:table-cell office:value-type="float" office:value="6.93399906911225" calcext:value-type="float">
            <text:p>6.93399906911225</text:p>
          </table:table-cell>
          <table:table-cell office:value-type="float" office:value="7.0734341366539" calcext:value-type="float">
            <text:p>7.0734341366539</text:p>
          </table:table-cell>
          <table:table-cell office:value-type="float" office:value="6.96414212726455" calcext:value-type="float">
            <text:p>6.96414212726455</text:p>
          </table:table-cell>
          <table:table-cell office:value-type="float" office:value="6.77384730126112" calcext:value-type="float">
            <text:p>6.77384730126112</text:p>
          </table:table-cell>
          <table:table-cell office:value-type="float" office:value="6.6765382463057" calcext:value-type="float">
            <text:p>6.6765382463057</text:p>
          </table:table-cell>
          <table:table-cell office:value-type="float" office:value="6.7321621708932" calcext:value-type="float">
            <text:p>6.7321621708932</text:p>
          </table:table-cell>
          <table:table-cell office:value-type="float" office:value="6.87935771426035" calcext:value-type="float">
            <text:p>6.87935771426035</text:p>
          </table:table-cell>
          <table:table-cell office:value-type="float" office:value="7.05366563323267" calcext:value-type="float">
            <text:p>7.05366563323267</text:p>
          </table:table-cell>
          <table:table-cell office:value-type="float" office:value="7.21999142660299" calcext:value-type="float">
            <text:p>7.21999142660299</text:p>
          </table:table-cell>
          <table:table-cell office:value-type="float" office:value="7.36086630708473" calcext:value-type="float">
            <text:p>7.36086630708473</text:p>
          </table:table-cell>
          <table:table-cell office:value-type="float" office:value="7.46417127183991" calcext:value-type="float">
            <text:p>7.46417127183991</text:p>
          </table:table-cell>
          <table:table-cell office:value-type="float" office:value="7.54452266147137" calcext:value-type="float">
            <text:p>7.54452266147137</text:p>
          </table:table-cell>
          <table:table-cell office:value-type="float" office:value="7.62523661349186" calcext:value-type="float">
            <text:p>7.62523661349186</text:p>
          </table:table-cell>
          <table:table-cell office:value-type="float" office:value="7.7185382762641" calcext:value-type="float">
            <text:p>7.7185382762641</text:p>
          </table:table-cell>
          <table:table-cell office:value-type="float" office:value="7.80627299796839" calcext:value-type="float">
            <text:p>7.80627299796839</text:p>
          </table:table-cell>
          <table:table-cell office:value-type="float" office:value="7.86577906437924" calcext:value-type="float">
            <text:p>7.86577906437924</text:p>
          </table:table-cell>
          <table:table-cell office:value-type="float" office:value="7.90990314750144" calcext:value-type="float">
            <text:p>7.90990314750144</text:p>
          </table:table-cell>
          <table:table-cell office:value-type="float" office:value="8.00478610742296" calcext:value-type="float">
            <text:p>8.00478610742296</text:p>
          </table:table-cell>
          <table:table-cell office:value-type="float" office:value="8.23029398579377" calcext:value-type="float">
            <text:p>8.23029398579377</text:p>
          </table:table-cell>
          <table:table-cell office:value-type="float" office:value="8.82896307246252" calcext:value-type="float">
            <text:p>8.82896307246252</text:p>
          </table:table-cell>
          <table:table-cell office:value-type="float" office:value="10.1814386643637" calcext:value-type="float">
            <text:p>10.1814386643637</text:p>
          </table:table-cell>
          <table:table-cell office:value-type="float" office:value="12.6227271004121" calcext:value-type="float">
            <text:p>12.6227271004121</text:p>
          </table:table-cell>
          <table:table-cell office:value-type="float" office:value="16.0933554045201" calcext:value-type="float">
            <text:p>16.0933554045201</text:p>
          </table:table-cell>
          <table:table-cell office:value-type="float" office:value="20.3468638778637" calcext:value-type="float">
            <text:p>20.3468638778637</text:p>
          </table:table-cell>
          <table:table-cell office:value-type="float" office:value="24.9632792673175" calcext:value-type="float">
            <text:p>24.9632792673175</text:p>
          </table:table-cell>
          <table:table-cell office:value-type="float" office:value="28.8272785109869" calcext:value-type="float">
            <text:p>28.8272785109869</text:p>
          </table:table-cell>
          <table:table-cell office:value-type="float" office:value="30.6509396714149" calcext:value-type="float">
            <text:p>30.6509396714149</text:p>
          </table:table-cell>
          <table:table-cell office:value-type="float" office:value="29.6250989411879" calcext:value-type="float">
            <text:p>29.6250989411879</text:p>
          </table:table-cell>
          <table:table-cell office:value-type="float" office:value="25.96638822866" calcext:value-type="float">
            <text:p>25.96638822866</text:p>
          </table:table-cell>
          <table:table-cell office:value-type="float" office:value="20.0444201516309" calcext:value-type="float">
            <text:p>20.0444201516309</text:p>
          </table:table-cell>
          <table:table-cell office:value-type="float" office:value="12.8950674128207" calcext:value-type="float">
            <text:p>12.8950674128207</text:p>
          </table:table-cell>
          <table:table-cell office:value-type="float" office:value="6.35048197340593" calcext:value-type="float">
            <text:p>6.35048197340593</text:p>
          </table:table-cell>
          <table:table-cell office:value-type="float" office:value="2.18357248582842" calcext:value-type="float">
            <text:p>2.18357248582842</text:p>
          </table:table-cell>
          <table:table-cell office:value-type="float" office:value="0.852274697999352" calcext:value-type="float">
            <text:p>0.852274697999352</text:p>
          </table:table-cell>
          <table:table-cell office:value-type="float" office:value="1.92532191091449" calcext:value-type="float">
            <text:p>1.92532191091449</text:p>
          </table:table-cell>
          <table:table-cell office:value-type="float" office:value="4.8507312089979" calcext:value-type="float">
            <text:p>4.8507312089979</text:p>
          </table:table-cell>
          <table:table-cell office:value-type="float" office:value="8.45295764051474" calcext:value-type="float">
            <text:p>8.45295764051474</text:p>
          </table:table-cell>
          <table:table-cell office:value-type="float" office:value="11.3251927593823" calcext:value-type="float">
            <text:p>11.3251927593823</text:p>
          </table:table-cell>
          <table:table-cell office:value-type="float" office:value="12.4748718346757" calcext:value-type="float">
            <text:p>12.4748718346757</text:p>
          </table:table-cell>
          <table:table-cell office:value-type="float" office:value="12.2023351111742" calcext:value-type="float">
            <text:p>12.2023351111742</text:p>
          </table:table-cell>
          <table:table-cell office:value-type="float" office:value="11.0590863512645" calcext:value-type="float">
            <text:p>11.0590863512645</text:p>
          </table:table-cell>
          <table:table-cell office:value-type="float" office:value="9.5860904374654" calcext:value-type="float">
            <text:p>9.5860904374654</text:p>
          </table:table-cell>
          <table:table-cell office:value-type="float" office:value="8.30648755316841" calcext:value-type="float">
            <text:p>8.30648755316841</text:p>
          </table:table-cell>
          <table:table-cell office:value-type="float" office:value="7.72037939787993" calcext:value-type="float">
            <text:p>7.72037939787993</text:p>
          </table:table-cell>
          <table:table-cell office:value-type="float" office:value="7.87685468168815" calcext:value-type="float">
            <text:p>7.87685468168815</text:p>
          </table:table-cell>
          <table:table-cell office:value-type="float" office:value="8.39479838163043" calcext:value-type="float">
            <text:p>8.39479838163043</text:p>
          </table:table-cell>
          <table:table-cell office:value-type="float" office:value="8.90005017470508" calcext:value-type="float">
            <text:p>8.90005017470508</text:p>
          </table:table-cell>
          <table:table-cell office:value-type="float" office:value="9.23882822151248" calcext:value-type="float">
            <text:p>9.23882822151248</text:p>
          </table:table-cell>
          <table:table-cell office:value-type="float" office:value="9.37545976591973" calcext:value-type="float">
            <text:p>9.37545976591973</text:p>
          </table:table-cell>
          <table:table-cell office:value-type="float" office:value="9.29880024351919" calcext:value-type="float">
            <text:p>9.29880024351919</text:p>
          </table:table-cell>
          <table:table-cell office:value-type="float" office:value="9.10563116883031" calcext:value-type="float">
            <text:p>9.10563116883031</text:p>
          </table:table-cell>
          <table:table-cell office:value-type="float" office:value="8.92367920333048" calcext:value-type="float">
            <text:p>8.92367920333048</text:p>
          </table:table-cell>
          <table:table-cell office:value-type="float" office:value="8.83385493886201" calcext:value-type="float">
            <text:p>8.83385493886201</text:p>
          </table:table-cell>
          <table:table-cell office:value-type="float" office:value="8.80335396622355" calcext:value-type="float">
            <text:p>8.80335396622355</text:p>
          </table:table-cell>
          <table:table-cell office:value-type="float" office:value="8.78316629136022" calcext:value-type="float">
            <text:p>8.78316629136022</text:p>
          </table:table-cell>
          <table:table-cell office:value-type="float" office:value="8.75470329493284" calcext:value-type="float">
            <text:p>8.75470329493284</text:p>
          </table:table-cell>
          <table:table-cell office:value-type="float" office:value="8.740251064415" calcext:value-type="float">
            <text:p>8.740251064415</text:p>
          </table:table-cell>
          <table:table-cell office:value-type="float" office:value="8.78534351403468" calcext:value-type="float">
            <text:p>8.78534351403468</text:p>
          </table:table-cell>
          <table:table-cell office:value-type="float" office:value="9.23505729582188" calcext:value-type="float">
            <text:p>9.23505729582188</text:p>
          </table:table-cell>
          <table:table-cell office:value-type="float" office:value="10.6623685643916" calcext:value-type="float">
            <text:p>10.6623685643916</text:p>
          </table:table-cell>
          <table:table-cell office:value-type="float" office:value="13.6773366180233" calcext:value-type="float">
            <text:p>13.6773366180233</text:p>
          </table:table-cell>
          <table:table-cell office:value-type="float" office:value="19.1063698829205" calcext:value-type="float">
            <text:p>19.1063698829205</text:p>
          </table:table-cell>
          <table:table-cell office:value-type="float" office:value="27.867065514503" calcext:value-type="float">
            <text:p>27.867065514503</text:p>
          </table:table-cell>
          <table:table-cell office:value-type="float" office:value="40.417687455047" calcext:value-type="float">
            <text:p>40.417687455047</text:p>
          </table:table-cell>
          <table:table-cell office:value-type="float" office:value="55.5805587788589" calcext:value-type="float">
            <text:p>55.5805587788589</text:p>
          </table:table-cell>
          <table:table-cell office:value-type="float" office:value="71.8074290483247" calcext:value-type="float">
            <text:p>71.8074290483247</text:p>
          </table:table-cell>
          <table:table-cell office:value-type="float" office:value="86.7782644527022" calcext:value-type="float">
            <text:p>86.7782644527022</text:p>
          </table:table-cell>
          <table:table-cell office:value-type="float" office:value="96.6996621049713" calcext:value-type="float">
            <text:p>96.6996621049713</text:p>
          </table:table-cell>
          <table:table-cell office:value-type="float" office:value="97.7042157960915" calcext:value-type="float">
            <text:p>97.7042157960915</text:p>
          </table:table-cell>
          <table:table-cell office:value-type="float" office:value="88.3224564332797" calcext:value-type="float">
            <text:p>88.3224564332797</text:p>
          </table:table-cell>
          <table:table-cell office:value-type="float" office:value="69.6542704470654" calcext:value-type="float">
            <text:p>69.6542704470654</text:p>
          </table:table-cell>
          <table:table-cell office:value-type="float" office:value="43.2284325048928" calcext:value-type="float">
            <text:p>43.2284325048928</text:p>
          </table:table-cell>
          <table:table-cell office:value-type="float" office:value="13.8022258996674" calcext:value-type="float">
            <text:p>13.8022258996674</text:p>
          </table:table-cell>
          <table:table-cell office:value-type="float" office:value="-11.914664660489" calcext:value-type="float">
            <text:p>-11.914664660489</text:p>
          </table:table-cell>
          <table:table-cell office:value-type="float" office:value="-28.0432230745492" calcext:value-type="float">
            <text:p>-28.0432230745492</text:p>
          </table:table-cell>
          <table:table-cell office:value-type="float" office:value="-33.2313486104977" calcext:value-type="float">
            <text:p>-33.2313486104977</text:p>
          </table:table-cell>
          <table:table-cell office:value-type="float" office:value="-27.61691166293" calcext:value-type="float">
            <text:p>-27.61691166293</text:p>
          </table:table-cell>
          <table:table-cell office:value-type="float" office:value="-12.8558378657929" calcext:value-type="float">
            <text:p>-12.8558378657929</text:p>
          </table:table-cell>
          <table:table-cell office:value-type="float" office:value="5.2086083391309" calcext:value-type="float">
            <text:p>5.2086083391309</text:p>
          </table:table-cell>
          <table:table-cell office:value-type="float" office:value="20.0630324048229" calcext:value-type="float">
            <text:p>20.0630324048229</text:p>
          </table:table-cell>
          <table:table-cell office:value-type="float" office:value="27.7867623973387" calcext:value-type="float">
            <text:p>27.7867623973387</text:p>
          </table:table-cell>
          <table:table-cell office:value-type="float" office:value="28.3795298609731" calcext:value-type="float">
            <text:p>28.3795298609731</text:p>
          </table:table-cell>
          <table:table-cell office:value-type="float" office:value="22.2859910419531" calcext:value-type="float">
            <text:p>22.2859910419531</text:p>
          </table:table-cell>
          <table:table-cell office:value-type="float" office:value="12.046879671397" calcext:value-type="float">
            <text:p>12.046879671397</text:p>
          </table:table-cell>
          <table:table-cell office:value-type="float" office:value="1.99554358107086" calcext:value-type="float">
            <text:p>1.99554358107086</text:p>
          </table:table-cell>
          <table:table-cell office:value-type="float" office:value="-3.90768206666049" calcext:value-type="float">
            <text:p>-3.90768206666049</text:p>
          </table:table-cell>
          <table:table-cell office:value-type="float" office:value="-5.13045877499264" calcext:value-type="float">
            <text:p>-5.13045877499264</text:p>
          </table:table-cell>
          <table:table-cell office:value-type="float" office:value="-2.77797636507838" calcext:value-type="float">
            <text:p>-2.77797636507838</text:p>
          </table:table-cell>
          <table:table-cell office:value-type="float" office:value="1.87577580709017" calcext:value-type="float">
            <text:p>1.87577580709017</text:p>
          </table:table-cell>
          <table:table-cell office:value-type="float" office:value="6.91153539543444" calcext:value-type="float">
            <text:p>6.91153539543444</text:p>
          </table:table-cell>
          <table:table-cell office:value-type="float" office:value="10.2511041338991" calcext:value-type="float">
            <text:p>10.2511041338991</text:p>
          </table:table-cell>
          <table:table-cell office:value-type="float" office:value="10.7522744211654" calcext:value-type="float">
            <text:p>10.7522744211654</text:p>
          </table:table-cell>
          <table:table-cell office:value-type="float" office:value="9.2939442529907" calcext:value-type="float">
            <text:p>9.2939442529907</text:p>
          </table:table-cell>
          <table:table-cell office:value-type="float" office:value="7.01055316395246" calcext:value-type="float">
            <text:p>7.01055316395246</text:p>
          </table:table-cell>
          <table:table-cell office:value-type="float" office:value="4.77923202320515" calcext:value-type="float">
            <text:p>4.77923202320515</text:p>
          </table:table-cell>
          <table:table-cell office:value-type="float" office:value="3.1673373684264" calcext:value-type="float">
            <text:p>3.1673373684264</text:p>
          </table:table-cell>
          <table:table-cell office:value-type="float" office:value="2.67123211959293" calcext:value-type="float">
            <text:p>2.67123211959293</text:p>
          </table:table-cell>
          <table:table-cell office:value-type="float" office:value="3.12837375236026" calcext:value-type="float">
            <text:p>3.12837375236026</text:p>
          </table:table-cell>
          <table:table-cell office:value-type="float" office:value="3.92734826493456" calcext:value-type="float">
            <text:p>3.92734826493456</text:p>
          </table:table-cell>
          <table:table-cell office:value-type="float" office:value="4.51689294879284" calcext:value-type="float">
            <text:p>4.51689294879284</text:p>
          </table:table-cell>
          <table:table-cell office:value-type="float" office:value="4.76188520131446" calcext:value-type="float">
            <text:p>4.76188520131446</text:p>
          </table:table-cell>
          <table:table-cell office:value-type="float" office:value="4.68292596967306" calcext:value-type="float">
            <text:p>4.68292596967306</text:p>
          </table:table-cell>
          <table:table-cell office:value-type="float" office:value="4.33400356045775" calcext:value-type="float">
            <text:p>4.33400356045775</text:p>
          </table:table-cell>
          <table:table-cell office:value-type="float" office:value="3.87321938555936" calcext:value-type="float">
            <text:p>3.87321938555936</text:p>
          </table:table-cell>
          <table:table-cell office:value-type="float" office:value="3.4779993021136" calcext:value-type="float">
            <text:p>3.4779993021136</text:p>
          </table:table-cell>
          <table:table-cell office:value-type="float" office:value="3.24055882968854" calcext:value-type="float">
            <text:p>3.24055882968854</text:p>
          </table:table-cell>
          <table:table-cell office:value-type="float" office:value="3.10791363155755" calcext:value-type="float">
            <text:p>3.10791363155755</text:p>
          </table:table-cell>
          <table:table-cell office:value-type="float" office:value="3.01405937766422" calcext:value-type="float">
            <text:p>3.01405937766422</text:p>
          </table:table-cell>
          <table:table-cell office:value-type="float" office:value="2.91743087817413" calcext:value-type="float">
            <text:p>2.91743087817413</text:p>
          </table:table-cell>
          <table:table-cell office:value-type="float" office:value="2.79994453961873" calcext:value-type="float">
            <text:p>2.79994453961873</text:p>
          </table:table-cell>
          <table:table-cell office:value-type="float" office:value="2.64712422081544" calcext:value-type="float">
            <text:p>2.64712422081544</text:p>
          </table:table-cell>
          <table:table-cell office:value-type="float" office:value="2.46902368934246" calcext:value-type="float">
            <text:p>2.46902368934246</text:p>
          </table:table-cell>
          <table:table-cell office:value-type="float" office:value="2.28894364139594" calcext:value-type="float">
            <text:p>2.28894364139594</text:p>
          </table:table-cell>
          <table:table-cell office:value-type="float" office:value="2.12365172374076" calcext:value-type="float">
            <text:p>2.12365172374076</text:p>
          </table:table-cell>
          <table:table-cell office:value-type="float" office:value="1.95893264778303" calcext:value-type="float">
            <text:p>1.95893264778303</text:p>
          </table:table-cell>
          <table:table-cell office:value-type="float" office:value="1.77164491298768" calcext:value-type="float">
            <text:p>1.77164491298768</text:p>
          </table:table-cell>
          <table:table-cell office:value-type="float" office:value="1.56321740935485" calcext:value-type="float">
            <text:p>1.56321740935485</text:p>
          </table:table-cell>
          <table:table-cell office:value-type="float" office:value="1.39523164897988" calcext:value-type="float">
            <text:p>1.39523164897988</text:p>
          </table:table-cell>
          <table:table-cell office:value-type="float" office:value="1.34128163484742" calcext:value-type="float">
            <text:p>1.34128163484742</text:p>
          </table:table-cell>
          <table:table-cell office:value-type="float" office:value="1.60212890488572" calcext:value-type="float">
            <text:p>1.60212890488572</text:p>
          </table:table-cell>
          <table:table-cell office:value-type="float" office:value="2.55066135470243" calcext:value-type="float">
            <text:p>2.55066135470243</text:p>
          </table:table-cell>
          <table:table-cell office:value-type="float" office:value="4.54903017854177" calcext:value-type="float">
            <text:p>4.54903017854177</text:p>
          </table:table-cell>
          <table:table-cell office:value-type="float" office:value="7.61802626394231" calcext:value-type="float">
            <text:p>7.61802626394231</text:p>
          </table:table-cell>
          <table:table-cell office:value-type="float" office:value="11.5168138989831" calcext:value-type="float">
            <text:p>11.5168138989831</text:p>
          </table:table-cell>
          <table:table-cell office:value-type="float" office:value="15.9024148094319" calcext:value-type="float">
            <text:p>15.9024148094319</text:p>
          </table:table-cell>
          <table:table-cell office:value-type="float" office:value="19.7675894117268" calcext:value-type="float">
            <text:p>19.7675894117268</text:p>
          </table:table-cell>
          <table:table-cell office:value-type="float" office:value="21.8228448413812" calcext:value-type="float">
            <text:p>21.8228448413812</text:p>
          </table:table-cell>
          <table:table-cell office:value-type="float" office:value="21.0816652268168" calcext:value-type="float">
            <text:p>21.0816652268168</text:p>
          </table:table-cell>
          <table:table-cell office:value-type="float" office:value="17.6485610749113" calcext:value-type="float">
            <text:p>17.6485610749113</text:p>
          </table:table-cell>
          <table:table-cell office:value-type="float" office:value="11.8768538223511" calcext:value-type="float">
            <text:p>11.8768538223511</text:p>
          </table:table-cell>
          <table:table-cell office:value-type="float" office:value="4.60542276417113" calcext:value-type="float">
            <text:p>4.60542276417113</text:p>
          </table:table-cell>
          <table:table-cell office:value-type="float" office:value="-2.39279630751215" calcext:value-type="float">
            <text:p>-2.39279630751215</text:p>
          </table:table-cell>
          <table:table-cell office:value-type="float" office:value="-7.27925098670035" calcext:value-type="float">
            <text:p>-7.27925098670035</text:p>
          </table:table-cell>
          <table:table-cell office:value-type="float" office:value="-9.28739192653613" calcext:value-type="float">
            <text:p>-9.28739192653613</text:p>
          </table:table-cell>
          <table:table-cell office:value-type="float" office:value="-8.80768855497698" calcext:value-type="float">
            <text:p>-8.80768855497698</text:p>
          </table:table-cell>
          <table:table-cell office:value-type="float" office:value="-6.34017933741335" calcext:value-type="float">
            <text:p>-6.34017933741335</text:p>
          </table:table-cell>
          <table:table-cell office:value-type="float" office:value="-2.94566141074751" calcext:value-type="float">
            <text:p>-2.94566141074751</text:p>
          </table:table-cell>
          <table:table-cell office:value-type="float" office:value="-0.0265933857031317" calcext:value-type="float">
            <text:p>-0.026593385703132</text:p>
          </table:table-cell>
          <table:table-cell office:value-type="float" office:value="1.25195539046986" calcext:value-type="float">
            <text:p>1.25195539046986</text:p>
          </table:table-cell>
          <table:table-cell office:value-type="float" office:value="1.01418838109324" calcext:value-type="float">
            <text:p>1.01418838109324</text:p>
          </table:table-cell>
          <table:table-cell office:value-type="float" office:value="-0.188476836973969" calcext:value-type="float">
            <text:p>-0.188476836973969</text:p>
          </table:table-cell>
          <table:table-cell office:value-type="float" office:value="-1.81143446326325" calcext:value-type="float">
            <text:p>-1.81143446326325</text:p>
          </table:table-cell>
          <table:table-cell office:value-type="float" office:value="-3.32980259742703" calcext:value-type="float">
            <text:p>-3.32980259742703</text:p>
          </table:table-cell>
          <table:table-cell office:value-type="float" office:value="-4.22811834958441" calcext:value-type="float">
            <text:p>-4.22811834958441</text:p>
          </table:table-cell>
          <table:table-cell office:value-type="float" office:value="-4.33553009058626" calcext:value-type="float">
            <text:p>-4.33553009058626</text:p>
          </table:table-cell>
          <table:table-cell office:value-type="float" office:value="-4.00614877804652" calcext:value-type="float">
            <text:p>-4.00614877804652</text:p>
          </table:table-cell>
          <table:table-cell office:value-type="float" office:value="-3.62770577857087" calcext:value-type="float">
            <text:p>-3.62770577857087</text:p>
          </table:table-cell>
          <table:table-cell office:value-type="float" office:value="-3.40100217594259" calcext:value-type="float">
            <text:p>-3.40100217594259</text:p>
          </table:table-cell>
          <table:table-cell office:value-type="float" office:value="-3.3658026430817" calcext:value-type="float">
            <text:p>-3.3658026430817</text:p>
          </table:table-cell>
          <table:table-cell office:value-type="float" office:value="-3.54403567339547" calcext:value-type="float">
            <text:p>-3.54403567339547</text:p>
          </table:table-cell>
          <table:table-cell office:value-type="float" office:value="-3.85668534457137" calcext:value-type="float">
            <text:p>-3.85668534457137</text:p>
          </table:table-cell>
          <table:table-cell office:value-type="float" office:value="-4.17614143612077" calcext:value-type="float">
            <text:p>-4.17614143612077</text:p>
          </table:table-cell>
          <table:table-cell office:value-type="float" office:value="-4.40334948757026" calcext:value-type="float">
            <text:p>-4.40334948757026</text:p>
          </table:table-cell>
          <table:table-cell office:value-type="float" office:value="-4.55765164922214" calcext:value-type="float">
            <text:p>-4.55765164922214</text:p>
          </table:table-cell>
          <table:table-cell office:value-type="float" office:value="-4.68862718371438" calcext:value-type="float">
            <text:p>-4.68862718371438</text:p>
          </table:table-cell>
          <table:table-cell office:value-type="float" office:value="-4.8242583962183" calcext:value-type="float">
            <text:p>-4.8242583962183</text:p>
          </table:table-cell>
          <table:table-cell office:value-type="float" office:value="-4.9455281210555" calcext:value-type="float">
            <text:p>-4.9455281210555</text:p>
          </table:table-cell>
          <table:table-cell office:value-type="float" office:value="-5.02009908506697" calcext:value-type="float">
            <text:p>-5.02009908506697</text:p>
          </table:table-cell>
          <table:table-cell office:value-type="float" office:value="-4.7765842689004" calcext:value-type="float">
            <text:p>-4.7765842689004</text:p>
          </table:table-cell>
          <table:table-cell office:value-type="float" office:value="-3.65369585477253" calcext:value-type="float">
            <text:p>-3.65369585477253</text:p>
          </table:table-cell>
          <table:table-cell office:value-type="float" office:value="-1.05765297667323" calcext:value-type="float">
            <text:p>-1.05765297667323</text:p>
          </table:table-cell>
          <table:table-cell office:value-type="float" office:value="3.7960543249343" calcext:value-type="float">
            <text:p>3.7960543249343</text:p>
          </table:table-cell>
          <table:table-cell office:value-type="float" office:value="11.8228325403755" calcext:value-type="float">
            <text:p>11.8228325403755</text:p>
          </table:table-cell>
          <table:table-cell office:value-type="float" office:value="23.679270211975" calcext:value-type="float">
            <text:p>23.679270211975</text:p>
          </table:table-cell>
          <table:table-cell office:value-type="float" office:value="38.4267307602394" calcext:value-type="float">
            <text:p>38.4267307602394</text:p>
          </table:table-cell>
          <table:table-cell office:value-type="float" office:value="54.5246836796291" calcext:value-type="float">
            <text:p>54.5246836796291</text:p>
          </table:table-cell>
          <table:table-cell office:value-type="float" office:value="69.9274756723449" calcext:value-type="float">
            <text:p>69.9274756723449</text:p>
          </table:table-cell>
          <table:table-cell office:value-type="float" office:value="80.9917831242026" calcext:value-type="float">
            <text:p>80.9917831242026</text:p>
          </table:table-cell>
          <table:table-cell office:value-type="float" office:value="83.7806977779801" calcext:value-type="float">
            <text:p>83.7806977779801</text:p>
          </table:table-cell>
          <table:table-cell office:value-type="float" office:value="76.1462863168576" calcext:value-type="float">
            <text:p>76.1462863168576</text:p>
          </table:table-cell>
          <table:table-cell office:value-type="float" office:value="59.0120729738435" calcext:value-type="float">
            <text:p>59.0120729738435</text:p>
          </table:table-cell>
          <table:table-cell office:value-type="float" office:value="33.7277177819598" calcext:value-type="float">
            <text:p>33.7277177819598</text:p>
          </table:table-cell>
          <table:table-cell office:value-type="float" office:value="4.32644464176075" calcext:value-type="float">
            <text:p>4.32644464176075</text:p>
          </table:table-cell>
          <table:table-cell office:value-type="float" office:value="-22.5612946442861" calcext:value-type="float">
            <text:p>-22.5612946442861</text:p>
          </table:table-cell>
          <table:table-cell office:value-type="float" office:value="-40.6439535349431" calcext:value-type="float">
            <text:p>-40.6439535349431</text:p>
          </table:table-cell>
          <table:table-cell office:value-type="float" office:value="-47.7783027748699" calcext:value-type="float">
            <text:p>-47.7783027748699</text:p>
          </table:table-cell>
          <table:table-cell office:value-type="float" office:value="-44.07839501117" calcext:value-type="float">
            <text:p>-44.07839501117</text:p>
          </table:table-cell>
          <table:table-cell office:value-type="float" office:value="-30.5902356957857" calcext:value-type="float">
            <text:p>-30.5902356957857</text:p>
          </table:table-cell>
          <table:table-cell office:value-type="float" office:value="-12.6242490142575" calcext:value-type="float">
            <text:p>-12.6242490142575</text:p>
          </table:table-cell>
          <table:table-cell office:value-type="float" office:value="3.26526601140204" calcext:value-type="float">
            <text:p>3.26526601140204</text:p>
          </table:table-cell>
          <table:table-cell office:value-type="float" office:value="12.3148821252507" calcext:value-type="float">
            <text:p>12.3148821252507</text:p>
          </table:table-cell>
          <table:table-cell office:value-type="float" office:value="14.1806729547945" calcext:value-type="float">
            <text:p>14.1806729547945</text:p>
          </table:table-cell>
          <table:table-cell office:value-type="float" office:value="9.22602118706759" calcext:value-type="float">
            <text:p>9.22602118706759</text:p>
          </table:table-cell>
          <table:table-cell office:value-type="float" office:value="-0.549370484917627" calcext:value-type="float">
            <text:p>-0.549370484917627</text:p>
          </table:table-cell>
          <table:table-cell office:value-type="float" office:value="-10.9146287805418" calcext:value-type="float">
            <text:p>-10.9146287805418</text:p>
          </table:table-cell>
          <table:table-cell office:value-type="float" office:value="-17.6757887104004" calcext:value-type="float">
            <text:p>-17.6757887104004</text:p>
          </table:table-cell>
          <table:table-cell office:value-type="float" office:value="-19.6015926391734" calcext:value-type="float">
            <text:p>-19.6015926391734</text:p>
          </table:table-cell>
          <table:table-cell office:value-type="float" office:value="-17.7481767692265" calcext:value-type="float">
            <text:p>-17.7481767692265</text:p>
          </table:table-cell>
          <table:table-cell office:value-type="float" office:value="-13.3186109478816" calcext:value-type="float">
            <text:p>-13.3186109478816</text:p>
          </table:table-cell>
          <table:table-cell office:value-type="float" office:value="-8.13156150248716" calcext:value-type="float">
            <text:p>-8.13156150248716</text:p>
          </table:table-cell>
          <table:table-cell office:value-type="float" office:value="-4.26932858920164" calcext:value-type="float">
            <text:p>-4.26932858920164</text:p>
          </table:table-cell>
          <table:table-cell office:value-type="float" office:value="-3.22197507090632" calcext:value-type="float">
            <text:p>-3.22197507090632</text:p>
          </table:table-cell>
          <table:table-cell office:value-type="float" office:value="-4.332747454914" calcext:value-type="float">
            <text:p>-4.332747454914</text:p>
          </table:table-cell>
          <table:table-cell office:value-type="float" office:value="-6.46098794248649" calcext:value-type="float">
            <text:p>-6.46098794248649</text:p>
          </table:table-cell>
          <table:table-cell office:value-type="float" office:value="-8.6532629189007" calcext:value-type="float">
            <text:p>-8.6532629189007</text:p>
          </table:table-cell>
          <table:table-cell office:value-type="float" office:value="-10.319060277812" calcext:value-type="float">
            <text:p>-10.319060277812</text:p>
          </table:table-cell>
          <table:table-cell office:value-type="float" office:value="-10.929435992067" calcext:value-type="float">
            <text:p>-10.929435992067</text:p>
          </table:table-cell>
          <table:table-cell office:value-type="float" office:value="-10.4919013927246" calcext:value-type="float">
            <text:p>-10.4919013927246</text:p>
          </table:table-cell>
          <table:table-cell office:value-type="float" office:value="-9.59719302702624" calcext:value-type="float">
            <text:p>-9.59719302702624</text:p>
          </table:table-cell>
          <table:table-cell office:value-type="float" office:value="-8.83102120475597" calcext:value-type="float">
            <text:p>-8.83102120475597</text:p>
          </table:table-cell>
          <table:table-cell office:value-type="float" office:value="-8.40533707888248" calcext:value-type="float">
            <text:p>-8.40533707888248</text:p>
          </table:table-cell>
          <table:table-cell office:value-type="float" office:value="-8.3026561358837" calcext:value-type="float">
            <text:p>-8.3026561358837</text:p>
          </table:table-cell>
          <table:table-cell office:value-type="float" office:value="-8.48284894228222" calcext:value-type="float">
            <text:p>-8.48284894228222</text:p>
          </table:table-cell>
          <table:table-cell office:value-type="float" office:value="-8.80211282869916" calcext:value-type="float">
            <text:p>-8.80211282869916</text:p>
          </table:table-cell>
          <table:table-cell office:value-type="float" office:value="-9.08208062758398" calcext:value-type="float">
            <text:p>-9.08208062758398</text:p>
          </table:table-cell>
          <table:table-cell office:value-type="float" office:value="-9.20156775609381" calcext:value-type="float">
            <text:p>-9.20156775609381</text:p>
          </table:table-cell>
          <table:table-cell office:value-type="float" office:value="-9.1998483068333" calcext:value-type="float">
            <text:p>-9.1998483068333</text:p>
          </table:table-cell>
          <table:table-cell office:value-type="float" office:value="-9.14380088550637" calcext:value-type="float">
            <text:p>-9.14380088550637</text:p>
          </table:table-cell>
          <table:table-cell office:value-type="float" office:value="-9.08165937234657" calcext:value-type="float">
            <text:p>-9.08165937234657</text:p>
          </table:table-cell>
          <table:table-cell office:value-type="float" office:value="-9.03304283124089" calcext:value-type="float">
            <text:p>-9.03304283124089</text:p>
          </table:table-cell>
          <table:table-cell office:value-type="float" office:value="-9.01399142224918" calcext:value-type="float">
            <text:p>-9.01399142224918</text:p>
          </table:table-cell>
          <table:table-cell office:value-type="float" office:value="-9.01976587147991" calcext:value-type="float">
            <text:p>-9.01976587147991</text:p>
          </table:table-cell>
          <table:table-cell office:value-type="float" office:value="-9.02759510824713" calcext:value-type="float">
            <text:p>-9.02759510824713</text:p>
          </table:table-cell>
          <table:table-cell office:value-type="float" office:value="-9.01768197850904" calcext:value-type="float">
            <text:p>-9.01768197850904</text:p>
          </table:table-cell>
          <table:table-cell office:value-type="float" office:value="-8.99917232162965" calcext:value-type="float">
            <text:p>-8.99917232162965</text:p>
          </table:table-cell>
          <table:table-cell office:value-type="float" office:value="-8.99525368813583" calcext:value-type="float">
            <text:p>-8.99525368813583</text:p>
          </table:table-cell>
          <table:table-cell office:value-type="float" office:value="-9.01408576513128" calcext:value-type="float">
            <text:p>-9.01408576513128</text:p>
          </table:table-cell>
          <table:table-cell office:value-type="float" office:value="-9.00128661780714" calcext:value-type="float">
            <text:p>-9.00128661780714</text:p>
          </table:table-cell>
          <table:table-cell office:value-type="float" office:value="-8.8858492930676" calcext:value-type="float">
            <text:p>-8.8858492930676</text:p>
          </table:table-cell>
          <table:table-cell office:value-type="float" office:value="-8.50663376890451" calcext:value-type="float">
            <text:p>-8.50663376890451</text:p>
          </table:table-cell>
          <table:table-cell office:value-type="float" office:value="-7.50482061888702" calcext:value-type="float">
            <text:p>-7.50482061888702</text:p>
          </table:table-cell>
          <table:table-cell office:value-type="float" office:value="-5.50336900860853" calcext:value-type="float">
            <text:p>-5.50336900860853</text:p>
          </table:table-cell>
          <table:table-cell office:value-type="float" office:value="-2.39729464735983" calcext:value-type="float">
            <text:p>-2.39729464735983</text:p>
          </table:table-cell>
          <table:table-cell office:value-type="float" office:value="1.58604028254682" calcext:value-type="float">
            <text:p>1.58604028254682</text:p>
          </table:table-cell>
          <table:table-cell office:value-type="float" office:value="6.15334615193128" calcext:value-type="float">
            <text:p>6.15334615193128</text:p>
          </table:table-cell>
          <table:table-cell office:value-type="float" office:value="10.4264527596386" calcext:value-type="float">
            <text:p>10.4264527596386</text:p>
          </table:table-cell>
          <table:table-cell office:value-type="float" office:value="13.1228093916002" calcext:value-type="float">
            <text:p>13.1228093916002</text:p>
          </table:table-cell>
          <table:table-cell office:value-type="float" office:value="13.1243759615123" calcext:value-type="float">
            <text:p>13.1243759615123</text:p>
          </table:table-cell>
          <table:table-cell office:value-type="float" office:value="10.3755078146366" calcext:value-type="float">
            <text:p>10.3755078146366</text:p>
          </table:table-cell>
          <table:table-cell office:value-type="float" office:value="5.22461675055487" calcext:value-type="float">
            <text:p>5.22461675055487</text:p>
          </table:table-cell>
          <table:table-cell office:value-type="float" office:value="-1.66259894076679" calcext:value-type="float">
            <text:p>-1.66259894076679</text:p>
          </table:table-cell>
          <table:table-cell office:value-type="float" office:value="-8.60887458203519" calcext:value-type="float">
            <text:p>-8.60887458203519</text:p>
          </table:table-cell>
          <table:table-cell office:value-type="float" office:value="-13.7449868185148" calcext:value-type="float">
            <text:p>-13.7449868185148</text:p>
          </table:table-cell>
          <table:table-cell office:value-type="float" office:value="-16.0002571319001" calcext:value-type="float">
            <text:p>-16.0002571319001</text:p>
          </table:table-cell>
          <table:table-cell office:value-type="float" office:value="-15.6853756449181" calcext:value-type="float">
            <text:p>-15.6853756449181</text:p>
          </table:table-cell>
          <table:table-cell office:value-type="float" office:value="-13.2695713567531" calcext:value-type="float">
            <text:p>-13.2695713567531</text:p>
          </table:table-cell>
          <table:table-cell office:value-type="float" office:value="-9.68758537723132" calcext:value-type="float">
            <text:p>-9.68758537723132</text:p>
          </table:table-cell>
          <table:table-cell office:value-type="float" office:value="-6.32798055843381" calcext:value-type="float">
            <text:p>-6.32798055843381</text:p>
          </table:table-cell>
          <table:table-cell office:value-type="float" office:value="-4.47269490152343" calcext:value-type="float">
            <text:p>-4.47269490152343</text:p>
          </table:table-cell>
          <table:table-cell office:value-type="float" office:value="-4.22371257624111" calcext:value-type="float">
            <text:p>-4.22371257624111</text:p>
          </table:table-cell>
          <table:table-cell office:value-type="float" office:value="-5.03606248867335" calcext:value-type="float">
            <text:p>-5.03606248867335</text:p>
          </table:table-cell>
          <table:table-cell office:value-type="float" office:value="-6.36237433205234" calcext:value-type="float">
            <text:p>-6.36237433205234</text:p>
          </table:table-cell>
          <table:table-cell office:value-type="float" office:value="-7.67533735017517" calcext:value-type="float">
            <text:p>-7.67533735017517</text:p>
          </table:table-cell>
          <table:table-cell office:value-type="float" office:value="-8.45421176394979" calcext:value-type="float">
            <text:p>-8.45421176394979</text:p>
          </table:table-cell>
          <table:table-cell office:value-type="float" office:value="-8.41589735279263" calcext:value-type="float">
            <text:p>-8.41589735279263</text:p>
          </table:table-cell>
          <table:table-cell office:value-type="float" office:value="-7.86835537527363" calcext:value-type="float">
            <text:p>-7.86835537527363</text:p>
          </table:table-cell>
          <table:table-cell office:value-type="float" office:value="-7.2065978057176" calcext:value-type="float">
            <text:p>-7.2065978057176</text:p>
          </table:table-cell>
          <table:table-cell office:value-type="float" office:value="-6.67991333893894" calcext:value-type="float">
            <text:p>-6.67991333893894</text:p>
          </table:table-cell>
          <table:table-cell office:value-type="float" office:value="-6.33742524203438" calcext:value-type="float">
            <text:p>-6.33742524203438</text:p>
          </table:table-cell>
          <table:table-cell office:value-type="float" office:value="-6.20799457011586" calcext:value-type="float">
            <text:p>-6.20799457011586</text:p>
          </table:table-cell>
          <table:table-cell office:value-type="float" office:value="-6.23334824692391" calcext:value-type="float">
            <text:p>-6.23334824692391</text:p>
          </table:table-cell>
          <table:table-cell office:value-type="float" office:value="-6.28744575319506" calcext:value-type="float">
            <text:p>-6.28744575319506</text:p>
          </table:table-cell>
          <table:table-cell office:value-type="float" office:value="-6.25839270659595" calcext:value-type="float">
            <text:p>-6.25839270659595</text:p>
          </table:table-cell>
          <table:table-cell office:value-type="float" office:value="-6.14709488390323" calcext:value-type="float">
            <text:p>-6.14709488390323</text:p>
          </table:table-cell>
          <table:table-cell office:value-type="float" office:value="-6.00315037658228" calcext:value-type="float">
            <text:p>-6.00315037658228</text:p>
          </table:table-cell>
          <table:table-cell office:value-type="float" office:value="-5.86268723212739" calcext:value-type="float">
            <text:p>-5.86268723212739</text:p>
          </table:table-cell>
          <table:table-cell office:value-type="float" office:value="-5.7119762509383" calcext:value-type="float">
            <text:p>-5.7119762509383</text:p>
          </table:table-cell>
          <table:table-cell office:value-type="float" office:value="-5.52451408746481" calcext:value-type="float">
            <text:p>-5.52451408746481</text:p>
          </table:table-cell>
          <table:table-cell office:value-type="float" office:value="-5.1001391897601" calcext:value-type="float">
            <text:p>-5.1001391897601</text:p>
          </table:table-cell>
          <table:table-cell office:value-type="float" office:value="-3.89947770731839" calcext:value-type="float">
            <text:p>-3.89947770731839</text:p>
          </table:table-cell>
          <table:table-cell office:value-type="float" office:value="-1.33821906890929" calcext:value-type="float">
            <text:p>-1.33821906890929</text:p>
          </table:table-cell>
          <table:table-cell office:value-type="float" office:value="3.32302706552793" calcext:value-type="float">
            <text:p>3.32302706552793</text:p>
          </table:table-cell>
          <table:table-cell office:value-type="float" office:value="10.993482053099" calcext:value-type="float">
            <text:p>10.993482053099</text:p>
          </table:table-cell>
          <table:table-cell office:value-type="float" office:value="22.460730903889" calcext:value-type="float">
            <text:p>22.460730903889</text:p>
          </table:table-cell>
          <table:table-cell office:value-type="float" office:value="37.0813730825832" calcext:value-type="float">
            <text:p>37.0813730825832</text:p>
          </table:table-cell>
          <table:table-cell office:value-type="float" office:value="53.3269891520311" calcext:value-type="float">
            <text:p>53.3269891520311</text:p>
          </table:table-cell>
          <table:table-cell office:value-type="float" office:value="69.3625552555564" calcext:value-type="float">
            <text:p>69.3625552555564</text:p>
          </table:table-cell>
          <table:table-cell office:value-type="float" office:value="81.7643367085546" calcext:value-type="float">
            <text:p>81.7643367085546</text:p>
          </table:table-cell>
          <table:table-cell office:value-type="float" office:value="86.5748723381003" calcext:value-type="float">
            <text:p>86.5748723381003</text:p>
          </table:table-cell>
          <table:table-cell office:value-type="float" office:value="81.0351296394308" calcext:value-type="float">
            <text:p>81.0351296394308</text:p>
          </table:table-cell>
          <table:table-cell office:value-type="float" office:value="65.7760270275496" calcext:value-type="float">
            <text:p>65.7760270275496</text:p>
          </table:table-cell>
          <table:table-cell office:value-type="float" office:value="42.0577684785548" calcext:value-type="float">
            <text:p>42.0577684785548</text:p>
          </table:table-cell>
          <table:table-cell office:value-type="float" office:value="13.185022427651" calcext:value-type="float">
            <text:p>13.185022427651</text:p>
          </table:table-cell>
          <table:table-cell office:value-type="float" office:value="-14.3764707069437" calcext:value-type="float">
            <text:p>-14.3764707069437</text:p>
          </table:table-cell>
          <table:table-cell office:value-type="float" office:value="-34.0821592024053" calcext:value-type="float">
            <text:p>-34.0821592024053</text:p>
          </table:table-cell>
          <table:table-cell office:value-type="float" office:value="-42.8973827442078" calcext:value-type="float">
            <text:p>-42.8973827442078</text:p>
          </table:table-cell>
          <table:table-cell office:value-type="float" office:value="-40.8555569736628" calcext:value-type="float">
            <text:p>-40.8555569736628</text:p>
          </table:table-cell>
          <table:table-cell office:value-type="float" office:value="-28.5798601964133" calcext:value-type="float">
            <text:p>-28.5798601964133</text:p>
          </table:table-cell>
          <table:table-cell office:value-type="float" office:value="-10.6717714625678" calcext:value-type="float">
            <text:p>-10.6717714625678</text:p>
          </table:table-cell>
          <table:table-cell office:value-type="float" office:value="6.32229443933758" calcext:value-type="float">
            <text:p>6.32229443933758</text:p>
          </table:table-cell>
          <table:table-cell office:value-type="float" office:value="16.9429573121361" calcext:value-type="float">
            <text:p>16.9429573121361</text:p>
          </table:table-cell>
          <table:table-cell office:value-type="float" office:value="20.3196982116131" calcext:value-type="float">
            <text:p>20.3196982116131</text:p>
          </table:table-cell>
          <table:table-cell office:value-type="float" office:value="16.7838478707249" calcext:value-type="float">
            <text:p>16.7838478707249</text:p>
          </table:table-cell>
          <table:table-cell office:value-type="float" office:value="7.82459067369956" calcext:value-type="float">
            <text:p>7.82459067369956</text:p>
          </table:table-cell>
          <table:table-cell office:value-type="float" office:value="-2.50964729643569" calcext:value-type="float">
            <text:p>-2.50964729643569</text:p>
          </table:table-cell>
          <table:table-cell office:value-type="float" office:value="-9.89615062523944" calcext:value-type="float">
            <text:p>-9.89615062523944</text:p>
          </table:table-cell>
          <table:table-cell office:value-type="float" office:value="-12.3702025258739" calcext:value-type="float">
            <text:p>-12.3702025258739</text:p>
          </table:table-cell>
          <table:table-cell office:value-type="float" office:value="-10.8687574688191" calcext:value-type="float">
            <text:p>-10.8687574688191</text:p>
          </table:table-cell>
          <table:table-cell office:value-type="float" office:value="-6.54913805844893" calcext:value-type="float">
            <text:p>-6.54913805844893</text:p>
          </table:table-cell>
          <table:table-cell office:value-type="float" office:value="-1.11002511761928" calcext:value-type="float">
            <text:p>-1.11002511761928</text:p>
          </table:table-cell>
          <table:table-cell office:value-type="float" office:value="3.3728357229668" calcext:value-type="float">
            <text:p>3.3728357229668</text:p>
          </table:table-cell>
          <table:table-cell office:value-type="float" office:value="5.1522271383245" calcext:value-type="float">
            <text:p>5.1522271383245</text:p>
          </table:table-cell>
          <table:table-cell office:value-type="float" office:value="4.56852027160395" calcext:value-type="float">
            <text:p>4.56852027160395</text:p>
          </table:table-cell>
          <table:table-cell office:value-type="float" office:value="2.76217938002384" calcext:value-type="float">
            <text:p>2.76217938002384</text:p>
          </table:table-cell>
          <table:table-cell office:value-type="float" office:value="0.753491021490381" calcext:value-type="float">
            <text:p>0.753491021490381</text:p>
          </table:table-cell>
          <table:table-cell office:value-type="float" office:value="-0.8297935959451" calcext:value-type="float">
            <text:p>-0.8297935959451</text:p>
          </table:table-cell>
          <table:table-cell office:value-type="float" office:value="-1.44357751103278" calcext:value-type="float">
            <text:p>-1.44357751103278</text:p>
          </table:table-cell>
          <table:table-cell office:value-type="float" office:value="-0.942760509723985" calcext:value-type="float">
            <text:p>-0.942760509723985</text:p>
          </table:table-cell>
          <table:table-cell office:value-type="float" office:value="0.122327810138514" calcext:value-type="float">
            <text:p>0.122327810138514</text:p>
          </table:table-cell>
          <table:table-cell office:value-type="float" office:value="1.14545318972676" calcext:value-type="float">
            <text:p>1.14545318972676</text:p>
          </table:table-cell>
          <table:table-cell office:value-type="float" office:value="1.83025929298783" calcext:value-type="float">
            <text:p>1.83025929298783</text:p>
          </table:table-cell>
          <table:table-cell office:value-type="float" office:value="2.1846891098685" calcext:value-type="float">
            <text:p>2.1846891098685</text:p>
          </table:table-cell>
          <table:table-cell office:value-type="float" office:value="2.23946876586899" calcext:value-type="float">
            <text:p>2.23946876586899</text:p>
          </table:table-cell>
          <table:table-cell office:value-type="float" office:value="2.12008863097294" calcext:value-type="float">
            <text:p>2.12008863097294</text:p>
          </table:table-cell>
          <table:table-cell office:value-type="float" office:value="2.00439277792486" calcext:value-type="float">
            <text:p>2.00439277792486</text:p>
          </table:table-cell>
          <table:table-cell office:value-type="float" office:value="2.03660667124793" calcext:value-type="float">
            <text:p>2.03660667124793</text:p>
          </table:table-cell>
          <table:table-cell office:value-type="float" office:value="2.19800123581063" calcext:value-type="float">
            <text:p>2.19800123581063</text:p>
          </table:table-cell>
          <table:table-cell office:value-type="float" office:value="2.42135770575459" calcext:value-type="float">
            <text:p>2.42135770575459</text:p>
          </table:table-cell>
          <table:table-cell office:value-type="float" office:value="2.65228472635808" calcext:value-type="float">
            <text:p>2.65228472635808</text:p>
          </table:table-cell>
          <table:table-cell office:value-type="float" office:value="2.86857032903281" calcext:value-type="float">
            <text:p>2.86857032903281</text:p>
          </table:table-cell>
          <table:table-cell office:value-type="float" office:value="3.05332418638199" calcext:value-type="float">
            <text:p>3.05332418638199</text:p>
          </table:table-cell>
          <table:table-cell office:value-type="float" office:value="3.20583328685755" calcext:value-type="float">
            <text:p>3.20583328685755</text:p>
          </table:table-cell>
          <table:table-cell office:value-type="float" office:value="3.34776978362719" calcext:value-type="float">
            <text:p>3.34776978362719</text:p>
          </table:table-cell>
          <table:table-cell office:value-type="float" office:value="3.50082474479229" calcext:value-type="float">
            <text:p>3.50082474479229</text:p>
          </table:table-cell>
          <table:table-cell office:value-type="float" office:value="3.66173829831493" calcext:value-type="float">
            <text:p>3.66173829831493</text:p>
          </table:table-cell>
          <table:table-cell office:value-type="float" office:value="3.80770273816476" calcext:value-type="float">
            <text:p>3.80770273816476</text:p>
          </table:table-cell>
          <table:table-cell office:value-type="float" office:value="3.92371689847009" calcext:value-type="float">
            <text:p>3.92371689847009</text:p>
          </table:table-cell>
          <table:table-cell office:value-type="float" office:value="4.05428678069597" calcext:value-type="float">
            <text:p>4.05428678069597</text:p>
          </table:table-cell>
          <table:table-cell office:value-type="float" office:value="4.26980957217551" calcext:value-type="float">
            <text:p>4.26980957217551</text:p>
          </table:table-cell>
          <table:table-cell office:value-type="float" office:value="4.69770458333265" calcext:value-type="float">
            <text:p>4.69770458333265</text:p>
          </table:table-cell>
          <table:table-cell office:value-type="float" office:value="5.67481705067161" calcext:value-type="float">
            <text:p>5.67481705067161</text:p>
          </table:table-cell>
          <table:table-cell office:value-type="float" office:value="7.58459700647825" calcext:value-type="float">
            <text:p>7.58459700647825</text:p>
          </table:table-cell>
          <table:table-cell office:value-type="float" office:value="10.6131770010513" calcext:value-type="float">
            <text:p>10.6131770010513</text:p>
          </table:table-cell>
          <table:table-cell office:value-type="float" office:value="14.558299133139" calcext:value-type="float">
            <text:p>14.558299133139</text:p>
          </table:table-cell>
          <table:table-cell office:value-type="float" office:value="19.1551657544426" calcext:value-type="float">
            <text:p>19.1551657544426</text:p>
          </table:table-cell>
          <table:table-cell office:value-type="float" office:value="23.6640459107655" calcext:value-type="float">
            <text:p>23.6640459107655</text:p>
          </table:table-cell>
          <table:table-cell office:value-type="float" office:value="26.8213022071542" calcext:value-type="float">
            <text:p>26.8213022071542</text:p>
          </table:table-cell>
          <table:table-cell office:value-type="float" office:value="27.4220898083332" calcext:value-type="float">
            <text:p>27.4220898083332</text:p>
          </table:table-cell>
          <table:table-cell office:value-type="float" office:value="25.2133944804122" calcext:value-type="float">
            <text:p>25.2133944804122</text:p>
          </table:table-cell>
          <table:table-cell office:value-type="float" office:value="20.5352933791385" calcext:value-type="float">
            <text:p>20.5352933791385</text:p>
          </table:table-cell>
          <table:table-cell office:value-type="float" office:value="13.9208313980826" calcext:value-type="float">
            <text:p>13.9208313980826</text:p>
          </table:table-cell>
          <table:table-cell office:value-type="float" office:value="6.90753669872312" calcext:value-type="float">
            <text:p>6.90753669872312</text:p>
          </table:table-cell>
          <table:table-cell office:value-type="float" office:value="1.37345801144821" calcext:value-type="float">
            <text:p>1.37345801144821</text:p>
          </table:table-cell>
          <table:table-cell office:value-type="float" office:value="-1.33722468248033" calcext:value-type="float">
            <text:p>-1.33722468248033</text:p>
          </table:table-cell>
          <table:table-cell office:value-type="float" office:value="-1.40302900672671" calcext:value-type="float">
            <text:p>-1.40302900672671</text:p>
          </table:table-cell>
          <table:table-cell office:value-type="float" office:value="0.722155356382543" calcext:value-type="float">
            <text:p>0.722155356382543</text:p>
          </table:table-cell>
          <table:table-cell office:value-type="float" office:value="4.23031227738468" calcext:value-type="float">
            <text:p>4.23031227738468</text:p>
          </table:table-cell>
          <table:table-cell office:value-type="float" office:value="7.76179919217441" calcext:value-type="float">
            <text:p>7.76179919217441</text:p>
          </table:table-cell>
          <table:table-cell office:value-type="float" office:value="9.96315345157721" calcext:value-type="float">
            <text:p>9.96315345157721</text:p>
          </table:table-cell>
          <table:table-cell office:value-type="float" office:value="10.4780170624114" calcext:value-type="float">
            <text:p>10.4780170624114</text:p>
          </table:table-cell>
          <table:table-cell office:value-type="float" office:value="9.82799444757379" calcext:value-type="float">
            <text:p>9.82799444757379</text:p>
          </table:table-cell>
          <table:table-cell office:value-type="float" office:value="8.5624285824601" calcext:value-type="float">
            <text:p>8.5624285824601</text:p>
          </table:table-cell>
          <table:table-cell office:value-type="float" office:value="7.21197471001854" calcext:value-type="float">
            <text:p>7.21197471001854</text:p>
          </table:table-cell>
          <table:table-cell office:value-type="float" office:value="6.29808172436905" calcext:value-type="float">
            <text:p>6.29808172436905</text:p>
          </table:table-cell>
          <table:table-cell office:value-type="float" office:value="6.19641092148919" calcext:value-type="float">
            <text:p>6.19641092148919</text:p>
          </table:table-cell>
          <table:table-cell office:value-type="float" office:value="6.66975249408422" calcext:value-type="float">
            <text:p>6.66975249408422</text:p>
          </table:table-cell>
          <table:table-cell office:value-type="float" office:value="7.32029317409348" calcext:value-type="float">
            <text:p>7.32029317409348</text:p>
          </table:table-cell>
          <table:table-cell office:value-type="float" office:value="7.85315984983542" calcext:value-type="float">
            <text:p>7.85315984983542</text:p>
          </table:table-cell>
          <table:table-cell office:value-type="float" office:value="8.20279455527132" calcext:value-type="float">
            <text:p>8.20279455527132</text:p>
          </table:table-cell>
          <table:table-cell office:value-type="float" office:value="8.33658716700923" calcext:value-type="float">
            <text:p>8.33658716700923</text:p>
          </table:table-cell>
          <table:table-cell office:value-type="float" office:value="8.29118447018249" calcext:value-type="float">
            <text:p>8.29118447018249</text:p>
          </table:table-cell>
          <table:table-cell office:value-type="float" office:value="8.18908324177893" calcext:value-type="float">
            <text:p>8.18908324177893</text:p>
          </table:table-cell>
          <table:table-cell office:value-type="float" office:value="8.15053951650719" calcext:value-type="float">
            <text:p>8.15053951650719</text:p>
          </table:table-cell>
          <table:table-cell office:value-type="float" office:value="8.19673679672785" calcext:value-type="float">
            <text:p>8.19673679672785</text:p>
          </table:table-cell>
          <table:table-cell office:value-type="float" office:value="8.27934189975467" calcext:value-type="float">
            <text:p>8.27934189975467</text:p>
          </table:table-cell>
          <table:table-cell office:value-type="float" office:value="8.35631400414304" calcext:value-type="float">
            <text:p>8.35631400414304</text:p>
          </table:table-cell>
          <table:table-cell office:value-type="float" office:value="8.43402879943463" calcext:value-type="float">
            <text:p>8.43402879943463</text:p>
          </table:table-cell>
          <table:table-cell office:value-type="float" office:value="8.53759980465898" calcext:value-type="float">
            <text:p>8.53759980465898</text:p>
          </table:table-cell>
          <table:table-cell office:value-type="float" office:value="8.80495742853406" calcext:value-type="float">
            <text:p>8.80495742853406</text:p>
          </table:table-cell>
          <table:table-cell office:value-type="float" office:value="9.74045788750201" calcext:value-type="float">
            <text:p>9.74045788750201</text:p>
          </table:table-cell>
          <table:table-cell office:value-type="float" office:value="11.924085626014" calcext:value-type="float">
            <text:p>11.924085626014</text:p>
          </table:table-cell>
          <table:table-cell office:value-type="float" office:value="16.0509925816585" calcext:value-type="float">
            <text:p>16.0509925816585</text:p>
          </table:table-cell>
          <table:table-cell office:value-type="float" office:value="23.0185807126442" calcext:value-type="float">
            <text:p>23.0185807126442</text:p>
          </table:table-cell>
          <table:table-cell office:value-type="float" office:value="33.6922226392877" calcext:value-type="float">
            <text:p>33.6922226392877</text:p>
          </table:table-cell>
          <table:table-cell office:value-type="float" office:value="47.7524112111372" calcext:value-type="float">
            <text:p>47.7524112111372</text:p>
          </table:table-cell>
          <table:table-cell office:value-type="float" office:value="63.7076044608416" calcext:value-type="float">
            <text:p>63.7076044608416</text:p>
          </table:table-cell>
          <table:table-cell office:value-type="float" office:value="79.8649874438099" calcext:value-type="float">
            <text:p>79.8649874438099</text:p>
          </table:table-cell>
          <table:table-cell office:value-type="float" office:value="93.0814081336129" calcext:value-type="float">
            <text:p>93.0814081336129</text:p>
          </table:table-cell>
          <table:table-cell office:value-type="float" office:value="99.4063681493283" calcext:value-type="float">
            <text:p>99.4063681493283</text:p>
          </table:table-cell>
          <table:table-cell office:value-type="float" office:value="95.595514294589" calcext:value-type="float">
            <text:p>95.595514294589</text:p>
          </table:table-cell>
          <table:table-cell office:value-type="float" office:value="81.8423882584161" calcext:value-type="float">
            <text:p>81.8423882584161</text:p>
          </table:table-cell>
          <table:table-cell office:value-type="float" office:value="59.3762275073251" calcext:value-type="float">
            <text:p>59.3762275073251</text:p>
          </table:table-cell>
          <table:table-cell office:value-type="float" office:value="30.8313467940266" calcext:value-type="float">
            <text:p>30.8313467940266</text:p>
          </table:table-cell>
          <table:table-cell office:value-type="float" office:value="2.39232438352615" calcext:value-type="float">
            <text:p>2.39232438352615</text:p>
          </table:table-cell>
          <table:table-cell office:value-type="float" office:value="-19.2636151715155" calcext:value-type="float">
            <text:p>-19.2636151715155</text:p>
          </table:table-cell>
          <table:table-cell office:value-type="float" office:value="-30.187716525272" calcext:value-type="float">
            <text:p>-30.187716525272</text:p>
          </table:table-cell>
          <table:table-cell office:value-type="float" office:value="-30.2346405165179" calcext:value-type="float">
            <text:p>-30.2346405165179</text:p>
          </table:table-cell>
          <table:table-cell office:value-type="float" office:value="-19.7615204268005" calcext:value-type="float">
            <text:p>-19.7615204268005</text:p>
          </table:table-cell>
          <table:table-cell office:value-type="float" office:value="-2.55099749492377" calcext:value-type="float">
            <text:p>-2.55099749492377</text:p>
          </table:table-cell>
          <table:table-cell office:value-type="float" office:value="14.910838936755" calcext:value-type="float">
            <text:p>14.910838936755</text:p>
          </table:table-cell>
          <table:table-cell office:value-type="float" office:value="26.6693038052248" calcext:value-type="float">
            <text:p>26.6693038052248</text:p>
          </table:table-cell>
          <table:table-cell office:value-type="float" office:value="31.129994510779" calcext:value-type="float">
            <text:p>31.129994510779</text:p>
          </table:table-cell>
          <table:table-cell office:value-type="float" office:value="28.6104764378611" calcext:value-type="float">
            <text:p>28.6104764378611</text:p>
          </table:table-cell>
          <table:table-cell office:value-type="float" office:value="20.1662297861607" calcext:value-type="float">
            <text:p>20.1662297861607</text:p>
          </table:table-cell>
          <table:table-cell office:value-type="float" office:value="9.56046012807874" calcext:value-type="float">
            <text:p>9.56046012807874</text:p>
          </table:table-cell>
          <table:table-cell office:value-type="float" office:value="1.17118256270374" calcext:value-type="float">
            <text:p>1.17118256270374</text:p>
          </table:table-cell>
          <table:table-cell office:value-type="float" office:value="-2.33105497813003" calcext:value-type="float">
            <text:p>-2.33105497813003</text:p>
          </table:table-cell>
          <table:table-cell office:value-type="float" office:value="-1.66247300722899" calcext:value-type="float">
            <text:p>-1.66247300722899</text:p>
          </table:table-cell>
          <table:table-cell office:value-type="float" office:value="2.04588860005323" calcext:value-type="float">
            <text:p>2.04588860005323</text:p>
          </table:table-cell>
          <table:table-cell office:value-type="float" office:value="7.22397673653066" calcext:value-type="float">
            <text:p>7.22397673653066</text:p>
          </table:table-cell>
          <table:table-cell office:value-type="float" office:value="11.8139192140698" calcext:value-type="float">
            <text:p>11.8139192140698</text:p>
          </table:table-cell>
          <table:table-cell office:value-type="float" office:value="13.8991065383922" calcext:value-type="float">
            <text:p>13.8991065383922</text:p>
          </table:table-cell>
          <table:table-cell office:value-type="float" office:value="13.4309323475028" calcext:value-type="float">
            <text:p>13.4309323475028</text:p>
          </table:table-cell>
          <table:table-cell office:value-type="float" office:value="11.5334753321013" calcext:value-type="float">
            <text:p>11.5334753321013</text:p>
          </table:table-cell>
          <table:table-cell office:value-type="float" office:value="9.27826157189419" calcext:value-type="float">
            <text:p>9.27826157189419</text:p>
          </table:table-cell>
          <table:table-cell office:value-type="float" office:value="7.34757921170763" calcext:value-type="float">
            <text:p>7.34757921170763</text:p>
          </table:table-cell>
          <table:table-cell office:value-type="float" office:value="6.29019203009583" calcext:value-type="float">
            <text:p>6.29019203009583</text:p>
          </table:table-cell>
          <table:table-cell office:value-type="float" office:value="6.38834433812953" calcext:value-type="float">
            <text:p>6.38834433812953</text:p>
          </table:table-cell>
          <table:table-cell office:value-type="float" office:value="7.15866154078828" calcext:value-type="float">
            <text:p>7.15866154078828</text:p>
          </table:table-cell>
          <table:table-cell office:value-type="float" office:value="7.98487010135744" calcext:value-type="float">
            <text:p>7.98487010135744</text:p>
          </table:table-cell>
          <table:table-cell office:value-type="float" office:value="8.4860830581099" calcext:value-type="float">
            <text:p>8.4860830581099</text:p>
          </table:table-cell>
          <table:table-cell office:value-type="float" office:value="8.65081731612798" calcext:value-type="float">
            <text:p>8.65081731612798</text:p>
          </table:table-cell>
          <table:table-cell office:value-type="float" office:value="8.50418171799866" calcext:value-type="float">
            <text:p>8.50418171799866</text:p>
          </table:table-cell>
          <table:table-cell office:value-type="float" office:value="8.15126425770955" calcext:value-type="float">
            <text:p>8.15126425770955</text:p>
          </table:table-cell>
          <table:table-cell office:value-type="float" office:value="7.76809020603957" calcext:value-type="float">
            <text:p>7.76809020603957</text:p>
          </table:table-cell>
          <table:table-cell office:value-type="float" office:value="7.51494210622039" calcext:value-type="float">
            <text:p>7.51494210622039</text:p>
          </table:table-cell>
          <table:table-cell office:value-type="float" office:value="7.40047373616342" calcext:value-type="float">
            <text:p>7.40047373616342</text:p>
          </table:table-cell>
          <table:table-cell office:value-type="float" office:value="7.35805992415469" calcext:value-type="float">
            <text:p>7.35805992415469</text:p>
          </table:table-cell>
          <table:table-cell office:value-type="float" office:value="7.32838982895517" calcext:value-type="float">
            <text:p>7.32838982895517</text:p>
          </table:table-cell>
          <table:table-cell office:value-type="float" office:value="7.28547441613237" calcext:value-type="float">
            <text:p>7.28547441613237</text:p>
          </table:table-cell>
          <table:table-cell office:value-type="float" office:value="7.21220968468518" calcext:value-type="float">
            <text:p>7.21220968468518</text:p>
          </table:table-cell>
          <table:table-cell office:value-type="float" office:value="7.10290075989546" calcext:value-type="float">
            <text:p>7.10290075989546</text:p>
          </table:table-cell>
          <table:table-cell office:value-type="float" office:value="6.97746632294328" calcext:value-type="float">
            <text:p>6.97746632294328</text:p>
          </table:table-cell>
          <table:table-cell office:value-type="float" office:value="6.85876054737043" calcext:value-type="float">
            <text:p>6.85876054737043</text:p>
          </table:table-cell>
          <table:table-cell office:value-type="float" office:value="6.74983386225222" calcext:value-type="float">
            <text:p>6.74983386225222</text:p>
          </table:table-cell>
          <table:table-cell office:value-type="float" office:value="6.62900780671551" calcext:value-type="float">
            <text:p>6.62900780671551</text:p>
          </table:table-cell>
          <table:table-cell office:value-type="float" office:value="6.47700225330797" calcext:value-type="float">
            <text:p>6.47700225330797</text:p>
          </table:table-cell>
          <table:table-cell office:value-type="float" office:value="6.32673890988204" calcext:value-type="float">
            <text:p>6.32673890988204</text:p>
          </table:table-cell>
          <table:table-cell office:value-type="float" office:value="6.24803985582866" calcext:value-type="float">
            <text:p>6.24803985582866</text:p>
          </table:table-cell>
          <table:table-cell office:value-type="float" office:value="6.34364820199118" calcext:value-type="float">
            <text:p>6.34364820199118</text:p>
          </table:table-cell>
          <table:table-cell office:value-type="float" office:value="6.91939332261234" calcext:value-type="float">
            <text:p>6.91939332261234</text:p>
          </table:table-cell>
          <table:table-cell office:value-type="float" office:value="8.36016618759543" calcext:value-type="float">
            <text:p>8.36016618759543</text:p>
          </table:table-cell>
          <table:table-cell office:value-type="float" office:value="10.9231358677462" calcext:value-type="float">
            <text:p>10.9231358677462</text:p>
          </table:table-cell>
          <table:table-cell office:value-type="float" office:value="14.4464611137683" calcext:value-type="float">
            <text:p>14.4464611137683</text:p>
          </table:table-cell>
          <table:table-cell office:value-type="float" office:value="18.6786420329664" calcext:value-type="float">
            <text:p>18.6786420329664</text:p>
          </table:table-cell>
          <table:table-cell office:value-type="float" office:value="23.0160259090556" calcext:value-type="float">
            <text:p>23.0160259090556</text:p>
          </table:table-cell>
          <table:table-cell office:value-type="float" office:value="26.2318401432984" calcext:value-type="float">
            <text:p>26.2318401432984</text:p>
          </table:table-cell>
          <table:table-cell office:value-type="float" office:value="27.0699824772424" calcext:value-type="float">
            <text:p>27.0699824772424</text:p>
          </table:table-cell>
          <table:table-cell office:value-type="float" office:value="25.061470475924" calcext:value-type="float">
            <text:p>25.061470475924</text:p>
          </table:table-cell>
          <table:table-cell office:value-type="float" office:value="20.521586872452" calcext:value-type="float">
            <text:p>20.521586872452</text:p>
          </table:table-cell>
          <table:table-cell office:value-type="float" office:value="13.8941301832428" calcext:value-type="float">
            <text:p>13.8941301832428</text:p>
          </table:table-cell>
          <table:table-cell office:value-type="float" office:value="6.53874030781087" calcext:value-type="float">
            <text:p>6.53874030781087</text:p>
          </table:table-cell>
          <table:table-cell office:value-type="float" office:value="0.32874305810259" calcext:value-type="float">
            <text:p>0.32874305810259</text:p>
          </table:table-cell>
          <table:table-cell office:value-type="float" office:value="-3.17481911785971" calcext:value-type="float">
            <text:p>-3.17481911785971</text:p>
          </table:table-cell>
          <table:table-cell office:value-type="float" office:value="-3.95297405364037" calcext:value-type="float">
            <text:p>-3.95297405364037</text:p>
          </table:table-cell>
          <table:table-cell office:value-type="float" office:value="-2.4541636233437" calcext:value-type="float">
            <text:p>-2.4541636233437</text:p>
          </table:table-cell>
          <table:table-cell office:value-type="float" office:value="0.630155529968603" calcext:value-type="float">
            <text:p>0.630155529968603</text:p>
          </table:table-cell>
          <table:table-cell office:value-type="float" office:value="3.98975267026543" calcext:value-type="float">
            <text:p>3.98975267026543</text:p>
          </table:table-cell>
          <table:table-cell office:value-type="float" office:value="6.23391195985049" calcext:value-type="float">
            <text:p>6.23391195985049</text:p>
          </table:table-cell>
          <table:table-cell office:value-type="float" office:value="6.74593586200699" calcext:value-type="float">
            <text:p>6.74593586200699</text:p>
          </table:table-cell>
          <table:table-cell office:value-type="float" office:value="5.99606896226738" calcext:value-type="float">
            <text:p>5.99606896226738</text:p>
          </table:table-cell>
          <table:table-cell office:value-type="float" office:value="4.53499066189526" calcext:value-type="float">
            <text:p>4.53499066189526</text:p>
          </table:table-cell>
          <table:table-cell office:value-type="float" office:value="2.89730895973514" calcext:value-type="float">
            <text:p>2.89730895973514</text:p>
          </table:table-cell>
          <table:table-cell office:value-type="float" office:value="1.60485504734439" calcext:value-type="float">
            <text:p>1.60485504734439</text:p>
          </table:table-cell>
          <table:table-cell office:value-type="float" office:value="1.09914241827178" calcext:value-type="float">
            <text:p>1.09914241827178</text:p>
          </table:table-cell>
          <table:table-cell office:value-type="float" office:value="1.24011536488318" calcext:value-type="float">
            <text:p>1.24011536488318</text:p>
          </table:table-cell>
          <table:table-cell office:value-type="float" office:value="1.63069992460138" calcext:value-type="float">
            <text:p>1.63069992460138</text:p>
          </table:table-cell>
          <table:table-cell office:value-type="float" office:value="1.93744615954308" calcext:value-type="float">
            <text:p>1.93744615954308</text:p>
          </table:table-cell>
          <table:table-cell office:value-type="float" office:value="2.0692026907221" calcext:value-type="float">
            <text:p>2.0692026907221</text:p>
          </table:table-cell>
          <table:table-cell office:value-type="float" office:value="1.99184684385661" calcext:value-type="float">
            <text:p>1.99184684385661</text:p>
          </table:table-cell>
          <table:table-cell office:value-type="float" office:value="1.72132455355132" calcext:value-type="float">
            <text:p>1.72132455355132</text:p>
          </table:table-cell>
          <table:table-cell office:value-type="float" office:value="1.37365816925923" calcext:value-type="float">
            <text:p>1.37365816925923</text:p>
          </table:table-cell>
          <table:table-cell office:value-type="float" office:value="1.07395218959747" calcext:value-type="float">
            <text:p>1.07395218959747</text:p>
          </table:table-cell>
          <table:table-cell office:value-type="float" office:value="0.867073661091722" calcext:value-type="float">
            <text:p>0.867073661091722</text:p>
          </table:table-cell>
          <table:table-cell office:value-type="float" office:value="0.708080811028223" calcext:value-type="float">
            <text:p>0.708080811028223</text:p>
          </table:table-cell>
          <table:table-cell office:value-type="float" office:value="0.551111319314567" calcext:value-type="float">
            <text:p>0.551111319314567</text:p>
          </table:table-cell>
          <table:table-cell office:value-type="float" office:value="0.39357192494511" calcext:value-type="float">
            <text:p>0.39357192494511</text:p>
          </table:table-cell>
          <table:table-cell office:value-type="float" office:value="0.260235949373523" calcext:value-type="float">
            <text:p>0.260235949373523</text:p>
          </table:table-cell>
          <table:table-cell office:value-type="float" office:value="0.241644641738381" calcext:value-type="float">
            <text:p>0.241644641738381</text:p>
          </table:table-cell>
          <table:table-cell office:value-type="float" office:value="0.791177197519051" calcext:value-type="float">
            <text:p>0.791177197519051</text:p>
          </table:table-cell>
          <table:table-cell office:value-type="float" office:value="2.48751662721978" calcext:value-type="float">
            <text:p>2.48751662721978</text:p>
          </table:table-cell>
          <table:table-cell office:value-type="float" office:value="5.98621822321442" calcext:value-type="float">
            <text:p>5.98621822321442</text:p>
          </table:table-cell>
          <table:table-cell office:value-type="float" office:value="12.1652198644612" calcext:value-type="float">
            <text:p>12.1652198644612</text:p>
          </table:table-cell>
          <table:table-cell office:value-type="float" office:value="21.9283144662632" calcext:value-type="float">
            <text:p>21.9283144662632</text:p>
          </table:table-cell>
          <table:table-cell office:value-type="float" office:value="35.2805794255795" calcext:value-type="float">
            <text:p>35.2805794255795</text:p>
          </table:table-cell>
          <table:table-cell office:value-type="float" office:value="50.8061403470381" calcext:value-type="float">
            <text:p>50.8061403470381</text:p>
          </table:table-cell>
          <table:table-cell office:value-type="float" office:value="66.8989888795246" calcext:value-type="float">
            <text:p>66.8989888795246</text:p>
          </table:table-cell>
          <table:table-cell office:value-type="float" office:value="80.7306160006957" calcext:value-type="float">
            <text:p>80.7306160006957</text:p>
          </table:table-cell>
          <table:table-cell office:value-type="float" office:value="88.380299388118" calcext:value-type="float">
            <text:p>88.380299388118</text:p>
          </table:table-cell>
          <table:table-cell office:value-type="float" office:value="86.2689290847728" calcext:value-type="float">
            <text:p>86.2689290847728</text:p>
          </table:table-cell>
          <table:table-cell office:value-type="float" office:value="74.0122482011233" calcext:value-type="float">
            <text:p>74.0122482011233</text:p>
          </table:table-cell>
          <table:table-cell office:value-type="float" office:value="52.8243928556592" calcext:value-type="float">
            <text:p>52.8243928556592</text:p>
          </table:table-cell>
          <table:table-cell office:value-type="float" office:value="24.7898092026539" calcext:value-type="float">
            <text:p>24.7898092026539</text:p>
          </table:table-cell>
          <table:table-cell office:value-type="float" office:value="-4.33586632149437" calcext:value-type="float">
            <text:p>-4.33586632149437</text:p>
          </table:table-cell>
          <table:table-cell office:value-type="float" office:value="-27.8242759562289" calcext:value-type="float">
            <text:p>-27.8242759562289</text:p>
          </table:table-cell>
          <table:table-cell office:value-type="float" office:value="-40.8679366965746" calcext:value-type="float">
            <text:p>-40.8679366965746</text:p>
          </table:table-cell>
          <table:table-cell office:value-type="float" office:value="-43.0058419592737" calcext:value-type="float">
            <text:p>-43.0058419592737</text:p>
          </table:table-cell>
          <table:table-cell office:value-type="float" office:value="-34.4496241815116" calcext:value-type="float">
            <text:p>-34.4496241815116</text:p>
          </table:table-cell>
          <table:table-cell office:value-type="float" office:value="-18.1261314810905" calcext:value-type="float">
            <text:p>-18.1261314810905</text:p>
          </table:table-cell>
          <table:table-cell office:value-type="float" office:value="-0.377550163115253" calcext:value-type="float">
            <text:p>-0.377550163115253</text:p>
          </table:table-cell>
          <table:table-cell office:value-type="float" office:value="12.5228850879154" calcext:value-type="float">
            <text:p>12.5228850879154</text:p>
          </table:table-cell>
          <table:table-cell office:value-type="float" office:value="18.1221681125505" calcext:value-type="float">
            <text:p>18.1221681125505</text:p>
          </table:table-cell>
          <table:table-cell office:value-type="float" office:value="16.6877007861682" calcext:value-type="float">
            <text:p>16.6877007861682</text:p>
          </table:table-cell>
          <table:table-cell office:value-type="float" office:value="8.95665554618972" calcext:value-type="float">
            <text:p>8.95665554618972</text:p>
          </table:table-cell>
          <table:table-cell office:value-type="float" office:value="-1.71165853137282" calcext:value-type="float">
            <text:p>-1.71165853137282</text:p>
          </table:table-cell>
          <table:table-cell office:value-type="float" office:value="-10.9287977939109" calcext:value-type="float">
            <text:p>-10.9287977939109</text:p>
          </table:table-cell>
          <table:table-cell office:value-type="float" office:value="-15.4085930006038" calcext:value-type="float">
            <text:p>-15.4085930006038</text:p>
          </table:table-cell>
          <table:table-cell office:value-type="float" office:value="-15.5139692167106" calcext:value-type="float">
            <text:p>-15.5139692167106</text:p>
          </table:table-cell>
          <table:table-cell office:value-type="float" office:value="-12.3638560902474" calcext:value-type="float">
            <text:p>-12.3638560902474</text:p>
          </table:table-cell>
          <table:table-cell office:value-type="float" office:value="-7.4022005586297" calcext:value-type="float">
            <text:p>-7.4022005586297</text:p>
          </table:table-cell>
          <table:table-cell office:value-type="float" office:value="-2.65241688224985" calcext:value-type="float">
            <text:p>-2.65241688224985</text:p>
          </table:table-cell>
          <table:table-cell office:value-type="float" office:value="-0.131160892860946" calcext:value-type="float">
            <text:p>-0.131160892860946</text:p>
          </table:table-cell>
          <table:table-cell office:value-type="float" office:value="-0.312326312259066" calcext:value-type="float">
            <text:p>-0.312326312259066</text:p>
          </table:table-cell>
          <table:table-cell office:value-type="float" office:value="-2.12142928144487" calcext:value-type="float">
            <text:p>-2.12142928144487</text:p>
          </table:table-cell>
          <table:table-cell office:value-type="float" office:value="-4.45250248648726" calcext:value-type="float">
            <text:p>-4.45250248648726</text:p>
          </table:table-cell>
          <table:table-cell office:value-type="float" office:value="-6.55402325208839" calcext:value-type="float">
            <text:p>-6.55402325208839</text:p>
          </table:table-cell>
          <table:table-cell office:value-type="float" office:value="-7.87478187018965" calcext:value-type="float">
            <text:p>-7.87478187018965</text:p>
          </table:table-cell>
          <table:table-cell office:value-type="float" office:value="-8.02414762351502" calcext:value-type="float">
            <text:p>-8.02414762351502</text:p>
          </table:table-cell>
          <table:table-cell office:value-type="float" office:value="-7.38576460909096" calcext:value-type="float">
            <text:p>-7.38576460909096</text:p>
          </table:table-cell>
          <table:table-cell office:value-type="float" office:value="-6.57925747952615" calcext:value-type="float">
            <text:p>-6.57925747952615</text:p>
          </table:table-cell>
          <table:table-cell office:value-type="float" office:value="-6.06313292326776" calcext:value-type="float">
            <text:p>-6.06313292326776</text:p>
          </table:table-cell>
          <table:table-cell office:value-type="float" office:value="-5.88204411263428" calcext:value-type="float">
            <text:p>-5.88204411263428</text:p>
          </table:table-cell>
          <table:table-cell office:value-type="float" office:value="-6.01383717722267" calcext:value-type="float">
            <text:p>-6.01383717722267</text:p>
          </table:table-cell>
          <table:table-cell office:value-type="float" office:value="-6.37436283626394" calcext:value-type="float">
            <text:p>-6.37436283626394</text:p>
          </table:table-cell>
          <table:table-cell office:value-type="float" office:value="-6.79176790756768" calcext:value-type="float">
            <text:p>-6.79176790756768</text:p>
          </table:table-cell>
          <table:table-cell office:value-type="float" office:value="-7.09575253358299" calcext:value-type="float">
            <text:p>-7.09575253358299</text:p>
          </table:table-cell>
          <table:table-cell office:value-type="float" office:value="-7.24625344846226" calcext:value-type="float">
            <text:p>-7.24625344846226</text:p>
          </table:table-cell>
          <table:table-cell office:value-type="float" office:value="-7.3075064940396" calcext:value-type="float">
            <text:p>-7.3075064940396</text:p>
          </table:table-cell>
          <table:table-cell office:value-type="float" office:value="-7.34237236427523" calcext:value-type="float">
            <text:p>-7.34237236427523</text:p>
          </table:table-cell>
          <table:table-cell office:value-type="float" office:value="-7.38213560249789" calcext:value-type="float">
            <text:p>-7.38213560249789</text:p>
          </table:table-cell>
          <table:table-cell office:value-type="float" office:value="-7.44401686998532" calcext:value-type="float">
            <text:p>-7.44401686998532</text:p>
          </table:table-cell>
          <table:table-cell office:value-type="float" office:value="-7.53800967621571" calcext:value-type="float">
            <text:p>-7.53800967621571</text:p>
          </table:table-cell>
          <table:table-cell office:value-type="float" office:value="-7.6470814094475" calcext:value-type="float">
            <text:p>-7.6470814094475</text:p>
          </table:table-cell>
          <table:table-cell office:value-type="float" office:value="-7.74793082804549" calcext:value-type="float">
            <text:p>-7.74793082804549</text:p>
          </table:table-cell>
          <table:table-cell office:value-type="float" office:value="-7.83155215962788" calcext:value-type="float">
            <text:p>-7.83155215962788</text:p>
          </table:table-cell>
          <table:table-cell office:value-type="float" office:value="-7.91773276893711" calcext:value-type="float">
            <text:p>-7.91773276893711</text:p>
          </table:table-cell>
          <table:table-cell office:value-type="float" office:value="-8.02825371452599" calcext:value-type="float">
            <text:p>-8.02825371452599</text:p>
          </table:table-cell>
          <table:table-cell office:value-type="float" office:value="-8.1426764905895" calcext:value-type="float">
            <text:p>-8.1426764905895</text:p>
          </table:table-cell>
          <table:table-cell office:value-type="float" office:value="-8.19296140890802" calcext:value-type="float">
            <text:p>-8.19296140890802</text:p>
          </table:table-cell>
          <table:table-cell office:value-type="float" office:value="-8.09266729751997" calcext:value-type="float">
            <text:p>-8.09266729751997</text:p>
          </table:table-cell>
          <table:table-cell office:value-type="float" office:value="-7.57408165826419" calcext:value-type="float">
            <text:p>-7.57408165826419</text:p>
          </table:table-cell>
          <table:table-cell office:value-type="float" office:value="-6.25398528400069" calcext:value-type="float">
            <text:p>-6.25398528400069</text:p>
          </table:table-cell>
          <table:table-cell office:value-type="float" office:value="-3.82127238397034" calcext:value-type="float">
            <text:p>-3.82127238397034</text:p>
          </table:table-cell>
          <table:table-cell office:value-type="float" office:value="-0.379165985488477" calcext:value-type="float">
            <text:p>-0.379165985488477</text:p>
          </table:table-cell>
          <table:table-cell office:value-type="float" office:value="3.82473516907887" calcext:value-type="float">
            <text:p>3.82473516907887</text:p>
          </table:table-cell>
          <table:table-cell office:value-type="float" office:value="8.30841841137512" calcext:value-type="float">
            <text:p>8.30841841137512</text:p>
          </table:table-cell>
          <table:table-cell office:value-type="float" office:value="11.9055788714421" calcext:value-type="float">
            <text:p>11.9055788714421</text:p>
          </table:table-cell>
          <table:table-cell office:value-type="float" office:value="13.3348558935455" calcext:value-type="float">
            <text:p>13.3348558935455</text:p>
          </table:table-cell>
          <table:table-cell office:value-type="float" office:value="11.9110224346438" calcext:value-type="float">
            <text:p>11.9110224346438</text:p>
          </table:table-cell>
          <table:table-cell office:value-type="float" office:value="7.89845048774561" calcext:value-type="float">
            <text:p>7.89845048774561</text:p>
          </table:table-cell>
          <table:table-cell office:value-type="float" office:value="1.68649925577963" calcext:value-type="float">
            <text:p>1.68649925577963</text:p>
          </table:table-cell>
          <table:table-cell office:value-type="float" office:value="-5.56447871559734" calcext:value-type="float">
            <text:p>-5.56447871559734</text:p>
          </table:table-cell>
          <table:table-cell office:value-type="float" office:value="-12.0002746432209" calcext:value-type="float">
            <text:p>-12.0002746432209</text:p>
          </table:table-cell>
          <table:table-cell office:value-type="float" office:value="-15.9106058291978" calcext:value-type="float">
            <text:p>-15.9106058291978</text:p>
          </table:table-cell>
          <table:table-cell office:value-type="float" office:value="-17.0164059372902" calcext:value-type="float">
            <text:p>-17.0164059372902</text:p>
          </table:table-cell>
          <table:table-cell office:value-type="float" office:value="-15.760168932738" calcext:value-type="float">
            <text:p>-15.760168932738</text:p>
          </table:table-cell>
          <table:table-cell office:value-type="float" office:value="-12.7380749982887" calcext:value-type="float">
            <text:p>-12.7380749982887</text:p>
          </table:table-cell>
          <table:table-cell office:value-type="float" office:value="-9.18527697186754" calcext:value-type="float">
            <text:p>-9.18527697186754</text:p>
          </table:table-cell>
          <table:table-cell office:value-type="float" office:value="-6.50682154953532" calcext:value-type="float">
            <text:p>-6.50682154953532</text:p>
          </table:table-cell>
          <table:table-cell office:value-type="float" office:value="-5.56376424321888" calcext:value-type="float">
            <text:p>-5.56376424321888</text:p>
          </table:table-cell>
          <table:table-cell office:value-type="float" office:value="-5.97656288807224" calcext:value-type="float">
            <text:p>-5.97656288807224</text:p>
          </table:table-cell>
          <table:table-cell office:value-type="float" office:value="-7.19391553329328" calcext:value-type="float">
            <text:p>-7.19391553329328</text:p>
          </table:table-cell>
          <table:table-cell office:value-type="float" office:value="-8.67724318593094" calcext:value-type="float">
            <text:p>-8.67724318593094</text:p>
          </table:table-cell>
          <table:table-cell office:value-type="float" office:value="-9.9040876591552" calcext:value-type="float">
            <text:p>-9.9040876591552</text:p>
          </table:table-cell>
          <table:table-cell office:value-type="float" office:value="-10.3907651688127" calcext:value-type="float">
            <text:p>-10.3907651688127</text:p>
          </table:table-cell>
          <table:table-cell office:value-type="float" office:value="-10.1624999697368" calcext:value-type="float">
            <text:p>-10.1624999697368</text:p>
          </table:table-cell>
          <table:table-cell office:value-type="float" office:value="-9.60959372117101" calcext:value-type="float">
            <text:p>-9.60959372117101</text:p>
          </table:table-cell>
          <table:table-cell office:value-type="float" office:value="-9.09387396189571" calcext:value-type="float">
            <text:p>-9.09387396189571</text:p>
          </table:table-cell>
          <table:table-cell office:value-type="float" office:value="-8.74285233434162" calcext:value-type="float">
            <text:p>-8.74285233434162</text:p>
          </table:table-cell>
          <table:table-cell office:value-type="float" office:value="-8.59131360295577" calcext:value-type="float">
            <text:p>-8.59131360295577</text:p>
          </table:table-cell>
          <table:table-cell office:value-type="float" office:value="-8.64148048459444" calcext:value-type="float">
            <text:p>-8.64148048459444</text:p>
          </table:table-cell>
          <table:table-cell office:value-type="float" office:value="-8.78788757510095" calcext:value-type="float">
            <text:p>-8.78788757510095</text:p>
          </table:table-cell>
          <table:table-cell office:value-type="float" office:value="-8.90331819929603" calcext:value-type="float">
            <text:p>-8.90331819929603</text:p>
          </table:table-cell>
          <table:table-cell office:value-type="float" office:value="-8.91986724655305" calcext:value-type="float">
            <text:p>-8.91986724655305</text:p>
          </table:table-cell>
          <table:table-cell office:value-type="float" office:value="-8.87617740637809" calcext:value-type="float">
            <text:p>-8.87617740637809</text:p>
          </table:table-cell>
          <table:table-cell office:value-type="float" office:value="-8.82048679742749" calcext:value-type="float">
            <text:p>-8.82048679742749</text:p>
          </table:table-cell>
          <table:table-cell office:value-type="float" office:value="-8.76534535063491" calcext:value-type="float">
            <text:p>-8.76534535063491</text:p>
          </table:table-cell>
          <table:table-cell office:value-type="float" office:value="-8.68722366648158" calcext:value-type="float">
            <text:p>-8.68722366648158</text:p>
          </table:table-cell>
          <table:table-cell office:value-type="float" office:value="-8.52754185091754" calcext:value-type="float">
            <text:p>-8.52754185091754</text:p>
          </table:table-cell>
          <table:table-cell office:value-type="float" office:value="-7.8977331973416" calcext:value-type="float">
            <text:p>-7.8977331973416</text:p>
          </table:table-cell>
          <table:table-cell office:value-type="float" office:value="-6.22132740798786" calcext:value-type="float">
            <text:p>-6.22132740798786</text:p>
          </table:table-cell>
          <table:table-cell office:value-type="float" office:value="-2.87414321833975" calcext:value-type="float">
            <text:p>-2.87414321833975</text:p>
          </table:table-cell>
          <table:table-cell office:value-type="float" office:value="2.99258052586782" calcext:value-type="float">
            <text:p>2.99258052586782</text:p>
          </table:table-cell>
          <table:table-cell office:value-type="float" office:value="12.2954049366327" calcext:value-type="float">
            <text:p>12.2954049366327</text:p>
          </table:table-cell>
          <table:table-cell office:value-type="float" office:value="25.3366173534325" calcext:value-type="float">
            <text:p>25.3366173534325</text:p>
          </table:table-cell>
          <table:table-cell office:value-type="float" office:value="40.8285416633082" calcext:value-type="float">
            <text:p>40.8285416633082</text:p>
          </table:table-cell>
          <table:table-cell office:value-type="float" office:value="57.2100813381348" calcext:value-type="float">
            <text:p>57.2100813381348</text:p>
          </table:table-cell>
          <table:table-cell office:value-type="float" office:value="71.9738473193617" calcext:value-type="float">
            <text:p>71.9738473193617</text:p>
          </table:table-cell>
          <table:table-cell office:value-type="float" office:value="81.2638370596499" calcext:value-type="float">
            <text:p>81.2638370596499</text:p>
          </table:table-cell>
          <table:table-cell office:value-type="float" office:value="81.2913410795891" calcext:value-type="float">
            <text:p>81.2913410795891</text:p>
          </table:table-cell>
          <table:table-cell office:value-type="float" office:value="71.008309244306" calcext:value-type="float">
            <text:p>71.008309244306</text:p>
          </table:table-cell>
          <table:table-cell office:value-type="float" office:value="51.5776301442088" calcext:value-type="float">
            <text:p>51.5776301442088</text:p>
          </table:table-cell>
          <table:table-cell office:value-type="float" office:value="24.694506173221" calcext:value-type="float">
            <text:p>24.694506173221</text:p>
          </table:table-cell>
          <table:table-cell office:value-type="float" office:value="-4.47140005835055" calcext:value-type="float">
            <text:p>-4.47140005835055</text:p>
          </table:table-cell>
          <table:table-cell office:value-type="float" office:value="-29.1907348648006" calcext:value-type="float">
            <text:p>-29.1907348648006</text:p>
          </table:table-cell>
          <table:table-cell office:value-type="float" office:value="-43.9307000977819" calcext:value-type="float">
            <text:p>-43.9307000977819</text:p>
          </table:table-cell>
          <table:table-cell office:value-type="float" office:value="-47.7389202246472" calcext:value-type="float">
            <text:p>-47.7389202246472</text:p>
          </table:table-cell>
          <table:table-cell office:value-type="float" office:value="-40.7658311037961" calcext:value-type="float">
            <text:p>-40.7658311037961</text:p>
          </table:table-cell>
          <table:table-cell office:value-type="float" office:value="-25.1184599309468" calcext:value-type="float">
            <text:p>-25.1184599309468</text:p>
          </table:table-cell>
          <table:table-cell office:value-type="float" office:value="-6.8752644497418" calcext:value-type="float">
            <text:p>-6.8752644497418</text:p>
          </table:table-cell>
          <table:table-cell office:value-type="float" office:value="7.50957761862862" calcext:value-type="float">
            <text:p>7.50957761862862</text:p>
          </table:table-cell>
          <table:table-cell office:value-type="float" office:value="14.6676227576528" calcext:value-type="float">
            <text:p>14.6676227576528</text:p>
          </table:table-cell>
          <table:table-cell office:value-type="float" office:value="14.7349060177001" calcext:value-type="float">
            <text:p>14.7349060177001</text:p>
          </table:table-cell>
          <table:table-cell office:value-type="float" office:value="8.23952370947644" calcext:value-type="float">
            <text:p>8.23952370947644</text:p>
          </table:table-cell>
          <table:table-cell office:value-type="float" office:value="-1.95283698194478" calcext:value-type="float">
            <text:p>-1.95283698194478</text:p>
          </table:table-cell>
          <table:table-cell office:value-type="float" office:value="-11.4758297216616" calcext:value-type="float">
            <text:p>-11.4758297216616</text:p>
          </table:table-cell>
          <table:table-cell office:value-type="float" office:value="-16.5762818468681" calcext:value-type="float">
            <text:p>-16.5762818468681</text:p>
          </table:table-cell>
          <table:table-cell office:value-type="float" office:value="-17.1042730804196" calcext:value-type="float">
            <text:p>-17.1042730804196</text:p>
          </table:table-cell>
          <table:table-cell office:value-type="float" office:value="-14.174048205766" calcext:value-type="float">
            <text:p>-14.174048205766</text:p>
          </table:table-cell>
          <table:table-cell office:value-type="float" office:value="-9.1170375384273" calcext:value-type="float">
            <text:p>-9.1170375384273</text:p>
          </table:table-cell>
          <table:table-cell office:value-type="float" office:value="-3.90022386558396" calcext:value-type="float">
            <text:p>-3.90022386558396</text:p>
          </table:table-cell>
          <table:table-cell office:value-type="float" office:value="-0.589329181068109" calcext:value-type="float">
            <text:p>-0.589329181068109</text:p>
          </table:table-cell>
          <table:table-cell office:value-type="float" office:value="-0.0833802668176586" calcext:value-type="float">
            <text:p>-0.083380266817659</text:p>
          </table:table-cell>
          <table:table-cell office:value-type="float" office:value="-1.40901626916009" calcext:value-type="float">
            <text:p>-1.40901626916009</text:p>
          </table:table-cell>
          <table:table-cell office:value-type="float" office:value="-3.43945487955481" calcext:value-type="float">
            <text:p>-3.43945487955481</text:p>
          </table:table-cell>
          <table:table-cell office:value-type="float" office:value="-5.34592369043472" calcext:value-type="float">
            <text:p>-5.34592369043472</text:p>
          </table:table-cell>
          <table:table-cell office:value-type="float" office:value="-6.5698032294918" calcext:value-type="float">
            <text:p>-6.5698032294918</text:p>
          </table:table-cell>
          <table:table-cell office:value-type="float" office:value="-6.64605816839107" calcext:value-type="float">
            <text:p>-6.64605816839107</text:p>
          </table:table-cell>
          <table:table-cell office:value-type="float" office:value="-5.82734631847615" calcext:value-type="float">
            <text:p>-5.82734631847615</text:p>
          </table:table-cell>
          <table:table-cell office:value-type="float" office:value="-4.73094235254931" calcext:value-type="float">
            <text:p>-4.73094235254931</text:p>
          </table:table-cell>
          <table:table-cell office:value-type="float" office:value="-3.87885482867617" calcext:value-type="float">
            <text:p>-3.87885482867617</text:p>
          </table:table-cell>
          <table:table-cell office:value-type="float" office:value="-3.36631884406535" calcext:value-type="float">
            <text:p>-3.36631884406535</text:p>
          </table:table-cell>
          <table:table-cell office:value-type="float" office:value="-3.1724075201015" calcext:value-type="float">
            <text:p>-3.1724075201015</text:p>
          </table:table-cell>
          <table:table-cell office:value-type="float" office:value="-3.23269422049072" calcext:value-type="float">
            <text:p>-3.23269422049072</text:p>
          </table:table-cell>
          <table:table-cell office:value-type="float" office:value="-3.38277350346133" calcext:value-type="float">
            <text:p>-3.38277350346133</text:p>
          </table:table-cell>
          <table:table-cell office:value-type="float" office:value="-3.44700045637301" calcext:value-type="float">
            <text:p>-3.44700045637301</text:p>
          </table:table-cell>
          <table:table-cell office:value-type="float" office:value="-3.35267880361823" calcext:value-type="float">
            <text:p>-3.35267880361823</text:p>
          </table:table-cell>
          <table:table-cell office:value-type="float" office:value="-3.15851546392545" calcext:value-type="float">
            <text:p>-3.15851546392545</text:p>
          </table:table-cell>
          <table:table-cell office:value-type="float" office:value="-2.92974434689788" calcext:value-type="float">
            <text:p>-2.92974434689788</text:p>
          </table:table-cell>
          <table:table-cell office:value-type="float" office:value="-2.70400222042271" calcext:value-type="float">
            <text:p>-2.70400222042271</text:p>
          </table:table-cell>
          <table:table-cell office:value-type="float" office:value="-2.49898213481418" calcext:value-type="float">
            <text:p>-2.49898213481418</text:p>
          </table:table-cell>
          <table:table-cell office:value-type="float" office:value="-2.32790967025647" calcext:value-type="float">
            <text:p>-2.32790967025647</text:p>
          </table:table-cell>
          <table:table-cell office:value-type="float" office:value="-2.17790978498464" calcext:value-type="float">
            <text:p>-2.17790978498464</text:p>
          </table:table-cell>
          <table:table-cell office:value-type="float" office:value="-2.02569837547231" calcext:value-type="float">
            <text:p>-2.02569837547231</text:p>
          </table:table-cell>
          <table:table-cell office:value-type="float" office:value="-1.85717839032096" calcext:value-type="float">
            <text:p>-1.85717839032096</text:p>
          </table:table-cell>
          <table:table-cell office:value-type="float" office:value="-1.68919564255203" calcext:value-type="float">
            <text:p>-1.68919564255203</text:p>
          </table:table-cell>
          <table:table-cell office:value-type="float" office:value="-1.54475655286201" calcext:value-type="float">
            <text:p>-1.54475655286201</text:p>
          </table:table-cell>
          <table:table-cell office:value-type="float" office:value="-1.41570747843284" calcext:value-type="float">
            <text:p>-1.41570747843284</text:p>
          </table:table-cell>
          <table:table-cell office:value-type="float" office:value="-1.23749234334971" calcext:value-type="float">
            <text:p>-1.23749234334971</text:p>
          </table:table-cell>
          <table:table-cell office:value-type="float" office:value="-0.933332496306261" calcext:value-type="float">
            <text:p>-0.933332496306261</text:p>
          </table:table-cell>
          <table:table-cell office:value-type="float" office:value="-0.277124567820017" calcext:value-type="float">
            <text:p>-0.277124567820017</text:p>
          </table:table-cell>
          <table:table-cell office:value-type="float" office:value="1.10929707574487" calcext:value-type="float">
            <text:p>1.10929707574487</text:p>
          </table:table-cell>
          <table:table-cell office:value-type="float" office:value="3.57314204581662" calcext:value-type="float">
            <text:p>3.57314204581662</text:p>
          </table:table-cell>
          <table:table-cell office:value-type="float" office:value="7.08527661248428" calcext:value-type="float">
            <text:p>7.08527661248428</text:p>
          </table:table-cell>
          <table:table-cell office:value-type="float" office:value="11.4006433353035" calcext:value-type="float">
            <text:p>11.4006433353035</text:p>
          </table:table-cell>
          <table:table-cell office:value-type="float" office:value="16.132882439501" calcext:value-type="float">
            <text:p>16.132882439501</text:p>
          </table:table-cell>
          <table:table-cell office:value-type="float" office:value="20.2055479468653" calcext:value-type="float">
            <text:p>20.2055479468653</text:p>
          </table:table-cell>
          <table:table-cell office:value-type="float" office:value="22.3288771120679" calcext:value-type="float">
            <text:p>22.3288771120679</text:p>
          </table:table-cell>
          <table:table-cell office:value-type="float" office:value="21.6197881756622" calcext:value-type="float">
            <text:p>21.6197881756622</text:p>
          </table:table-cell>
          <table:table-cell office:value-type="float" office:value="18.2564265030221" calcext:value-type="float">
            <text:p>18.2564265030221</text:p>
          </table:table-cell>
          <table:table-cell office:value-type="float" office:value="12.5999464785659" calcext:value-type="float">
            <text:p>12.5999464785659</text:p>
          </table:table-cell>
          <table:table-cell office:value-type="float" office:value="5.60744922095424" calcext:value-type="float">
            <text:p>5.60744922095424</text:p>
          </table:table-cell>
          <table:table-cell office:value-type="float" office:value="-0.908353499680052" calcext:value-type="float">
            <text:p>-0.908353499680052</text:p>
          </table:table-cell>
          <table:table-cell office:value-type="float" office:value="-5.14400150011193" calcext:value-type="float">
            <text:p>-5.14400150011193</text:p>
          </table:table-cell>
          <table:table-cell office:value-type="float" office:value="-6.5222518784497" calcext:value-type="float">
            <text:p>-6.5222518784497</text:p>
          </table:table-cell>
          <table:table-cell office:value-type="float" office:value="-5.46232832214226" calcext:value-type="float">
            <text:p>-5.46232832214226</text:p>
          </table:table-cell>
          <table:table-cell office:value-type="float" office:value="-2.49315644515713" calcext:value-type="float">
            <text:p>-2.49315644515713</text:p>
          </table:table-cell>
          <table:table-cell office:value-type="float" office:value="1.25240584570108" calcext:value-type="float">
            <text:p>1.25240584570108</text:p>
          </table:table-cell>
          <table:table-cell office:value-type="float" office:value="4.36827095651945" calcext:value-type="float">
            <text:p>4.36827095651945</text:p>
          </table:table-cell>
          <table:table-cell office:value-type="float" office:value="5.78733985942298" calcext:value-type="float">
            <text:p>5.78733985942298</text:p>
          </table:table-cell>
          <table:table-cell office:value-type="float" office:value="5.74814887587318" calcext:value-type="float">
            <text:p>5.74814887587318</text:p>
          </table:table-cell>
          <table:table-cell office:value-type="float" office:value="4.80222241065322" calcext:value-type="float">
            <text:p>4.80222241065322</text:p>
          </table:table-cell>
          <table:table-cell office:value-type="float" office:value="3.49193276983019" calcext:value-type="float">
            <text:p>3.49193276983019</text:p>
          </table:table-cell>
          <table:table-cell office:value-type="float" office:value="2.34093163309174" calcext:value-type="float">
            <text:p>2.34093163309174</text:p>
          </table:table-cell>
          <table:table-cell office:value-type="float" office:value="1.8567563773114" calcext:value-type="float">
            <text:p>1.8567563773114</text:p>
          </table:table-cell>
          <table:table-cell office:value-type="float" office:value="2.13642846333353" calcext:value-type="float">
            <text:p>2.13642846333353</text:p>
          </table:table-cell>
          <table:table-cell office:value-type="float" office:value="2.80733743020469" calcext:value-type="float">
            <text:p>2.80733743020469</text:p>
          </table:table-cell>
          <table:table-cell office:value-type="float" office:value="3.48904360121163" calcext:value-type="float">
            <text:p>3.48904360121163</text:p>
          </table:table-cell>
          <table:table-cell office:value-type="float" office:value="4.00973827674448" calcext:value-type="float">
            <text:p>4.00973827674448</text:p>
          </table:table-cell>
          <table:table-cell office:value-type="float" office:value="4.33254774578083" calcext:value-type="float">
            <text:p>4.33254774578083</text:p>
          </table:table-cell>
          <table:table-cell office:value-type="float" office:value="4.44150012757928" calcext:value-type="float">
            <text:p>4.44150012757928</text:p>
          </table:table-cell>
          <table:table-cell office:value-type="float" office:value="4.42681154640768" calcext:value-type="float">
            <text:p>4.42681154640768</text:p>
          </table:table-cell>
          <table:table-cell office:value-type="float" office:value="4.41622135657523" calcext:value-type="float">
            <text:p>4.41622135657523</text:p>
          </table:table-cell>
          <table:table-cell office:value-type="float" office:value="4.49820185537663" calcext:value-type="float">
            <text:p>4.49820185537663</text:p>
          </table:table-cell>
          <table:table-cell office:value-type="float" office:value="4.64451395341377" calcext:value-type="float">
            <text:p>4.64451395341377</text:p>
          </table:table-cell>
          <table:table-cell office:value-type="float" office:value="4.80575891067766" calcext:value-type="float">
            <text:p>4.80575891067766</text:p>
          </table:table-cell>
          <table:table-cell office:value-type="float" office:value="4.95948800360221" calcext:value-type="float">
            <text:p>4.95948800360221</text:p>
          </table:table-cell>
          <table:table-cell office:value-type="float" office:value="5.12682760474678" calcext:value-type="float">
            <text:p>5.12682760474678</text:p>
          </table:table-cell>
          <table:table-cell office:value-type="float" office:value="5.34698453049195" calcext:value-type="float">
            <text:p>5.34698453049195</text:p>
          </table:table-cell>
          <table:table-cell office:value-type="float" office:value="5.93626240214972" calcext:value-type="float">
            <text:p>5.93626240214972</text:p>
          </table:table-cell>
          <table:table-cell office:value-type="float" office:value="7.46399365994119" calcext:value-type="float">
            <text:p>7.46399365994119</text:p>
          </table:table-cell>
          <table:table-cell office:value-type="float" office:value="10.5328515413251" calcext:value-type="float">
            <text:p>10.5328515413251</text:p>
          </table:table-cell>
          <table:table-cell office:value-type="float" office:value="15.9534129466069" calcext:value-type="float">
            <text:p>15.9534129466069</text:p>
          </table:table-cell>
          <table:table-cell office:value-type="float" office:value="24.6426907001193" calcext:value-type="float">
            <text:p>24.6426907001193</text:p>
          </table:table-cell>
          <table:table-cell office:value-type="float" office:value="37.1451938848934" calcext:value-type="float">
            <text:p>37.1451938848934</text:p>
          </table:table-cell>
          <table:table-cell office:value-type="float" office:value="52.3680967436197" calcext:value-type="float">
            <text:p>52.3680967436197</text:p>
          </table:table-cell>
          <table:table-cell office:value-type="float" office:value="68.7672544530184" calcext:value-type="float">
            <text:p>68.7672544530184</text:p>
          </table:table-cell>
          <table:table-cell office:value-type="float" office:value="84.1357058395586" calcext:value-type="float">
            <text:p>84.1357058395586</text:p>
          </table:table-cell>
          <table:table-cell office:value-type="float" office:value="94.7310393382666" calcext:value-type="float">
            <text:p>94.7310393382666</text:p>
          </table:table-cell>
          <table:table-cell office:value-type="float" office:value="96.6509570533212" calcext:value-type="float">
            <text:p>96.6509570533212</text:p>
          </table:table-cell>
          <table:table-cell office:value-type="float" office:value="88.1566101088272" calcext:value-type="float">
            <text:p>88.1566101088272</text:p>
          </table:table-cell>
          <table:table-cell office:value-type="float" office:value="70.2908652295445" calcext:value-type="float">
            <text:p>70.2908652295445</text:p>
          </table:table-cell>
          <table:table-cell office:value-type="float" office:value="44.4997790454484" calcext:value-type="float">
            <text:p>44.4997790454484</text:p>
          </table:table-cell>
          <table:table-cell office:value-type="float" office:value="15.2622354131701" calcext:value-type="float">
            <text:p>15.2622354131701</text:p>
          </table:table-cell>
          <table:table-cell office:value-type="float" office:value="-10.7349363660988" calcext:value-type="float">
            <text:p>-10.7349363660988</text:p>
          </table:table-cell>
          <table:table-cell office:value-type="float" office:value="-27.4301866502755" calcext:value-type="float">
            <text:p>-27.4301866502755</text:p>
          </table:table-cell>
          <table:table-cell office:value-type="float" office:value="-33.1793740886608" calcext:value-type="float">
            <text:p>-33.1793740886608</text:p>
          </table:table-cell>
          <table:table-cell office:value-type="float" office:value="-28.1145747597022" calcext:value-type="float">
            <text:p>-28.1145747597022</text:p>
          </table:table-cell>
          <table:table-cell office:value-type="float" office:value="-13.6315005328258" calcext:value-type="float">
            <text:p>-13.6315005328258</text:p>
          </table:table-cell>
          <table:table-cell office:value-type="float" office:value="4.61158428147509" calcext:value-type="float">
            <text:p>4.61158428147509</text:p>
          </table:table-cell>
          <table:table-cell office:value-type="float" office:value="20.078405428153" calcext:value-type="float">
            <text:p>20.078405428153</text:p>
          </table:table-cell>
          <table:table-cell office:value-type="float" office:value="28.506519945772" calcext:value-type="float">
            <text:p>28.506519945772</text:p>
          </table:table-cell>
          <table:table-cell office:value-type="float" office:value="29.7806242177695" calcext:value-type="float">
            <text:p>29.7806242177695</text:p>
          </table:table-cell>
          <table:table-cell office:value-type="float" office:value="24.3062221008533" calcext:value-type="float">
            <text:p>24.3062221008533</text:p>
          </table:table-cell>
          <table:table-cell office:value-type="float" office:value="14.4119423616671" calcext:value-type="float">
            <text:p>14.4119423616671</text:p>
          </table:table-cell>
          <table:table-cell office:value-type="float" office:value="4.39907808822763" calcext:value-type="float">
            <text:p>4.39907808822763</text:p>
          </table:table-cell>
          <table:table-cell office:value-type="float" office:value="-1.66637132377538" calcext:value-type="float">
            <text:p>-1.66637132377538</text:p>
          </table:table-cell>
          <table:table-cell office:value-type="float" office:value="-2.98721760331729" calcext:value-type="float">
            <text:p>-2.98721760331729</text:p>
          </table:table-cell>
          <table:table-cell office:value-type="float" office:value="-0.655913004880578" calcext:value-type="float">
            <text:p>-0.655913004880578</text:p>
          </table:table-cell>
          <table:table-cell office:value-type="float" office:value="4.08453407619295" calcext:value-type="float">
            <text:p>4.08453407619295</text:p>
          </table:table-cell>
          <table:table-cell office:value-type="float" office:value="9.35108183495612" calcext:value-type="float">
            <text:p>9.35108183495612</text:p>
          </table:table-cell>
          <table:table-cell office:value-type="float" office:value="13.0619737642662" calcext:value-type="float">
            <text:p>13.0619737642662</text:p>
          </table:table-cell>
          <table:table-cell office:value-type="float" office:value="13.9300125597791" calcext:value-type="float">
            <text:p>13.9300125597791</text:p>
          </table:table-cell>
          <table:table-cell office:value-type="float" office:value="12.757890969618" calcext:value-type="float">
            <text:p>12.757890969618</text:p>
          </table:table-cell>
          <table:table-cell office:value-type="float" office:value="10.6831996797512" calcext:value-type="float">
            <text:p>10.6831996797512</text:p>
          </table:table-cell>
          <table:table-cell office:value-type="float" office:value="8.6135110569563" calcext:value-type="float">
            <text:p>8.6135110569563</text:p>
          </table:table-cell>
          <table:table-cell office:value-type="float" office:value="7.12370697080725" calcext:value-type="float">
            <text:p>7.12370697080725</text:p>
          </table:table-cell>
          <table:table-cell office:value-type="float" office:value="6.72531775043044" calcext:value-type="float">
            <text:p>6.72531775043044</text:p>
          </table:table-cell>
          <table:table-cell office:value-type="float" office:value="7.31574693017015" calcext:value-type="float">
            <text:p>7.31574693017015</text:p>
          </table:table-cell>
          <table:table-cell office:value-type="float" office:value="8.28967865224963" calcext:value-type="float">
            <text:p>8.28967865224963</text:p>
          </table:table-cell>
          <table:table-cell office:value-type="float" office:value="9.08045296172725" calcext:value-type="float">
            <text:p>9.08045296172725</text:p>
          </table:table-cell>
          <table:table-cell office:value-type="float" office:value="9.52425098810956" calcext:value-type="float">
            <text:p>9.52425098810956</text:p>
          </table:table-cell>
          <table:table-cell office:value-type="float" office:value="9.64093345636108" calcext:value-type="float">
            <text:p>9.64093345636108</text:p>
          </table:table-cell>
          <table:table-cell office:value-type="float" office:value="9.47846062867163" calcext:value-type="float">
            <text:p>9.47846062867163</text:p>
          </table:table-cell>
          <table:table-cell office:value-type="float" office:value="9.18987421454025" calcext:value-type="float">
            <text:p>9.18987421454025</text:p>
          </table:table-cell>
          <table:table-cell office:value-type="float" office:value="8.95313558193043" calcext:value-type="float">
            <text:p>8.95313558193043</text:p>
          </table:table-cell>
          <table:table-cell office:value-type="float" office:value="8.87226461007467" calcext:value-type="float">
            <text:p>8.87226461007467</text:p>
          </table:table-cell>
          <table:table-cell office:value-type="float" office:value="8.89886423508011" calcext:value-type="float">
            <text:p>8.89886423508011</text:p>
          </table:table-cell>
          <table:table-cell office:value-type="float" office:value="8.96646884853157" calcext:value-type="float">
            <text:p>8.96646884853157</text:p>
          </table:table-cell>
          <table:table-cell office:value-type="float" office:value="9.03084626263797" calcext:value-type="float">
            <text:p>9.03084626263797</text:p>
          </table:table-cell>
          <table:table-cell office:value-type="float" office:value="9.07338519000312" calcext:value-type="float">
            <text:p>9.07338519000312</text:p>
          </table:table-cell>
          <table:table-cell office:value-type="float" office:value="9.0788649718572" calcext:value-type="float">
            <text:p>9.0788649718572</text:p>
          </table:table-cell>
          <table:table-cell office:value-type="float" office:value="9.05527695069667" calcext:value-type="float">
            <text:p>9.05527695069667</text:p>
          </table:table-cell>
          <table:table-cell office:value-type="float" office:value="9.02573757230321" calcext:value-type="float">
            <text:p>9.02573757230321</text:p>
          </table:table-cell>
          <table:table-cell office:value-type="float" office:value="9.00832122894594" calcext:value-type="float">
            <text:p>9.00832122894594</text:p>
          </table:table-cell>
          <table:table-cell office:value-type="float" office:value="8.99063504108885" calcext:value-type="float">
            <text:p>8.99063504108885</text:p>
          </table:table-cell>
          <table:table-cell office:value-type="float" office:value="8.94943926258781" calcext:value-type="float">
            <text:p>8.94943926258781</text:p>
          </table:table-cell>
          <table:table-cell office:value-type="float" office:value="8.88209692641744" calcext:value-type="float">
            <text:p>8.88209692641744</text:p>
          </table:table-cell>
          <table:table-cell office:value-type="float" office:value="8.84767816265834" calcext:value-type="float">
            <text:p>8.84767816265834</text:p>
          </table:table-cell>
          <table:table-cell office:value-type="float" office:value="8.91838492948991" calcext:value-type="float">
            <text:p>8.91838492948991</text:p>
          </table:table-cell>
          <table:table-cell office:value-type="float" office:value="9.27900891746561" calcext:value-type="float">
            <text:p>9.27900891746561</text:p>
          </table:table-cell>
          <table:table-cell office:value-type="float" office:value="10.2977535767172" calcext:value-type="float">
            <text:p>10.2977535767172</text:p>
          </table:table-cell>
          <table:table-cell office:value-type="float" office:value="12.3438102628896" calcext:value-type="float">
            <text:p>12.3438102628896</text:p>
          </table:table-cell>
          <table:table-cell office:value-type="float" office:value="15.4707501919057" calcext:value-type="float">
            <text:p>15.4707501919057</text:p>
          </table:table-cell>
          <table:table-cell office:value-type="float" office:value="19.4418347047021" calcext:value-type="float">
            <text:p>19.4418347047021</text:p>
          </table:table-cell>
          <table:table-cell office:value-type="float" office:value="23.9363864893053" calcext:value-type="float">
            <text:p>23.9363864893053</text:p>
          </table:table-cell>
          <table:table-cell office:value-type="float" office:value="27.995706928324" calcext:value-type="float">
            <text:p>27.995706928324</text:p>
          </table:table-cell>
          <table:table-cell office:value-type="float" office:value="30.3319560049318" calcext:value-type="float">
            <text:p>30.3319560049318</text:p>
          </table:table-cell>
          <table:table-cell office:value-type="float" office:value="29.9013414348039" calcext:value-type="float">
            <text:p>29.9013414348039</text:p>
          </table:table-cell>
          <table:table-cell office:value-type="float" office:value="26.7514081548259" calcext:value-type="float">
            <text:p>26.7514081548259</text:p>
          </table:table-cell>
          <table:table-cell office:value-type="float" office:value="21.2328608653741" calcext:value-type="float">
            <text:p>21.2328608653741</text:p>
          </table:table-cell>
          <table:table-cell office:value-type="float" office:value="14.1131159588304" calcext:value-type="float">
            <text:p>14.1131159588304</text:p>
          </table:table-cell>
          <table:table-cell office:value-type="float" office:value="7.13253268741193" calcext:value-type="float">
            <text:p>7.13253268741193</text:p>
          </table:table-cell>
          <table:table-cell office:value-type="float" office:value="2.14505886855943" calcext:value-type="float">
            <text:p>2.14505886855943</text:p>
          </table:table-cell>
          <table:table-cell office:value-type="float" office:value="0.0380138401412316" calcext:value-type="float">
            <text:p>0.038013840141232</text:p>
          </table:table-cell>
          <table:table-cell office:value-type="float" office:value="0.44670765216922" calcext:value-type="float">
            <text:p>0.44670765216922</text:p>
          </table:table-cell>
          <table:table-cell office:value-type="float" office:value="2.88533657112615" calcext:value-type="float">
            <text:p>2.88533657112615</text:p>
          </table:table-cell>
          <table:table-cell office:value-type="float" office:value="6.34158372787481" calcext:value-type="float">
            <text:p>6.34158372787481</text:p>
          </table:table-cell>
          <table:table-cell office:value-type="float" office:value="9.41699255437812" calcext:value-type="float">
            <text:p>9.41699255437812</text:p>
          </table:table-cell>
          <table:table-cell office:value-type="float" office:value="10.8947534227374" calcext:value-type="float">
            <text:p>10.8947534227374</text:p>
          </table:table-cell>
          <table:table-cell office:value-type="float" office:value="10.8155060821095" calcext:value-type="float">
            <text:p>10.8155060821095</text:p>
          </table:table-cell>
          <table:table-cell office:value-type="float" office:value="9.72947951067345" calcext:value-type="float">
            <text:p>9.72947951067345</text:p>
          </table:table-cell>
          <table:table-cell office:value-type="float" office:value="8.18247558498258" calcext:value-type="float">
            <text:p>8.18247558498258</text:p>
          </table:table-cell>
          <table:table-cell office:value-type="float" office:value="6.70022974660507" calcext:value-type="float">
            <text:p>6.70022974660507</text:p>
          </table:table-cell>
          <table:table-cell office:value-type="float" office:value="5.80117556144378" calcext:value-type="float">
            <text:p>5.80117556144378</text:p>
          </table:table-cell>
          <table:table-cell office:value-type="float" office:value="5.70171757927773" calcext:value-type="float">
            <text:p>5.70171757927773</text:p>
          </table:table-cell>
          <table:table-cell office:value-type="float" office:value="6.06320598498807" calcext:value-type="float">
            <text:p>6.06320598498807</text:p>
          </table:table-cell>
          <table:table-cell office:value-type="float" office:value="6.49443211060106" calcext:value-type="float">
            <text:p>6.49443211060106</text:p>
          </table:table-cell>
          <table:table-cell office:value-type="float" office:value="6.77560505347767" calcext:value-type="float">
            <text:p>6.77560505347767</text:p>
          </table:table-cell>
          <table:table-cell office:value-type="float" office:value="6.8640498280803" calcext:value-type="float">
            <text:p>6.8640498280803</text:p>
          </table:table-cell>
          <table:table-cell office:value-type="float" office:value="6.73472875366663" calcext:value-type="float">
            <text:p>6.73472875366663</text:p>
          </table:table-cell>
          <table:table-cell office:value-type="float" office:value="6.45881593848073" calcext:value-type="float">
            <text:p>6.45881593848073</text:p>
          </table:table-cell>
          <table:table-cell office:value-type="float" office:value="6.16352452738223" calcext:value-type="float">
            <text:p>6.16352452738223</text:p>
          </table:table-cell>
          <table:table-cell office:value-type="float" office:value="5.95356340062147" calcext:value-type="float">
            <text:p>5.95356340062147</text:p>
          </table:table-cell>
          <table:table-cell office:value-type="float" office:value="5.81627209255824" calcext:value-type="float">
            <text:p>5.81627209255824</text:p>
          </table:table-cell>
          <table:table-cell office:value-type="float" office:value="5.70199802852397" calcext:value-type="float">
            <text:p>5.70199802852397</text:p>
          </table:table-cell>
          <table:table-cell office:value-type="float" office:value="5.57939757698844" calcext:value-type="float">
            <text:p>5.57939757698844</text:p>
          </table:table-cell>
          <table:table-cell office:value-type="float" office:value="5.46570352162505" calcext:value-type="float">
            <text:p>5.46570352162505</text:p>
          </table:table-cell>
          <table:table-cell office:value-type="float" office:value="5.39029005379733" calcext:value-type="float">
            <text:p>5.39029005379733</text:p>
          </table:table-cell>
          <table:table-cell office:value-type="float" office:value="5.59610305174925" calcext:value-type="float">
            <text:p>5.59610305174925</text:p>
          </table:table-cell>
          <table:table-cell office:value-type="float" office:value="6.63728242261056" calcext:value-type="float">
            <text:p>6.63728242261056</text:p>
          </table:table-cell>
          <table:table-cell office:value-type="float" office:value="9.10322915764701" calcext:value-type="float">
            <text:p>9.10322915764701</text:p>
          </table:table-cell>
          <table:table-cell office:value-type="float" office:value="13.7610248939556" calcext:value-type="float">
            <text:p>13.7610248939556</text:p>
          </table:table-cell>
          <table:table-cell office:value-type="float" office:value="21.5242653789112" calcext:value-type="float">
            <text:p>21.5242653789112</text:p>
          </table:table-cell>
          <table:table-cell office:value-type="float" office:value="33.1079911343225" calcext:value-type="float">
            <text:p>33.1079911343225</text:p>
          </table:table-cell>
          <table:table-cell office:value-type="float" office:value="47.6837624417709" calcext:value-type="float">
            <text:p>47.6837624417709</text:p>
          </table:table-cell>
          <table:table-cell office:value-type="float" office:value="63.7138770823592" calcext:value-type="float">
            <text:p>63.7138770823592</text:p>
          </table:table-cell>
          <table:table-cell office:value-type="float" office:value="79.2437595458156" calcext:value-type="float">
            <text:p>79.2437595458156</text:p>
          </table:table-cell>
          <table:table-cell office:value-type="float" office:value="90.7071997675701" calcext:value-type="float">
            <text:p>90.7071997675701</text:p>
          </table:table-cell>
          <table:table-cell office:value-type="float" office:value="94.1549812207987" calcext:value-type="float">
            <text:p>94.1549812207987</text:p>
          </table:table-cell>
          <table:table-cell office:value-type="float" office:value="87.1892378367917" calcext:value-type="float">
            <text:p>87.1892378367917</text:p>
          </table:table-cell>
          <table:table-cell office:value-type="float" office:value="70.6346891483464" calcext:value-type="float">
            <text:p>70.6346891483464</text:p>
          </table:table-cell>
          <table:table-cell office:value-type="float" office:value="45.79714290077" calcext:value-type="float">
            <text:p>45.79714290077</text:p>
          </table:table-cell>
          <table:table-cell office:value-type="float" office:value="16.4223623256582" calcext:value-type="float">
            <text:p>16.4223623256582</text:p>
          </table:table-cell>
          <table:table-cell office:value-type="float" office:value="-10.911602328494" calcext:value-type="float">
            <text:p>-10.911602328494</text:p>
          </table:table-cell>
          <table:table-cell office:value-type="float" office:value="-29.7974923139517" calcext:value-type="float">
            <text:p>-29.7974923139517</text:p>
          </table:table-cell>
          <table:table-cell office:value-type="float" office:value="-37.7514585061698" calcext:value-type="float">
            <text:p>-37.7514585061698</text:p>
          </table:table-cell>
          <table:table-cell office:value-type="float" office:value="-34.865169909928" calcext:value-type="float">
            <text:p>-34.865169909928</text:p>
          </table:table-cell>
          <table:table-cell office:value-type="float" office:value="-21.9984043443384" calcext:value-type="float">
            <text:p>-21.9984043443384</text:p>
          </table:table-cell>
          <table:table-cell office:value-type="float" office:value="-4.202302081953" calcext:value-type="float">
            <text:p>-4.202302081953</text:p>
          </table:table-cell>
          <table:table-cell office:value-type="float" office:value="11.9665561991287" calcext:value-type="float">
            <text:p>11.9665561991287</text:p>
          </table:table-cell>
          <table:table-cell office:value-type="float" office:value="21.4511645322717" calcext:value-type="float">
            <text:p>21.4511645322717</text:p>
          </table:table-cell>
          <table:table-cell office:value-type="float" office:value="23.7258718395342" calcext:value-type="float">
            <text:p>23.7258718395342</text:p>
          </table:table-cell>
          <table:table-cell office:value-type="float" office:value="19.1370082835458" calcext:value-type="float">
            <text:p>19.1370082835458</text:p>
          </table:table-cell>
          <table:table-cell office:value-type="float" office:value="9.47873793634252" calcext:value-type="float">
            <text:p>9.47873793634252</text:p>
          </table:table-cell>
          <table:table-cell office:value-type="float" office:value="-1.0784885114135" calcext:value-type="float">
            <text:p>-1.0784885114135</text:p>
          </table:table-cell>
          <table:table-cell office:value-type="float" office:value="-8.27959350430523" calcext:value-type="float">
            <text:p>-8.27959350430523</text:p>
          </table:table-cell>
          <table:table-cell office:value-type="float" office:value="-10.6074212289074" calcext:value-type="float">
            <text:p>-10.6074212289074</text:p>
          </table:table-cell>
          <table:table-cell office:value-type="float" office:value="-9.08155995115291" calcext:value-type="float">
            <text:p>-9.08155995115291</text:p>
          </table:table-cell>
          <table:table-cell office:value-type="float" office:value="-4.88445466549961" calcext:value-type="float">
            <text:p>-4.88445466549961</text:p>
          </table:table-cell>
          <table:table-cell office:value-type="float" office:value="0.210457574916544" calcext:value-type="float">
            <text:p>0.210457574916544</text:p>
          </table:table-cell>
          <table:table-cell office:value-type="float" office:value="4.12251972100518" calcext:value-type="float">
            <text:p>4.12251972100518</text:p>
          </table:table-cell>
          <table:table-cell office:value-type="float" office:value="5.24972563056593" calcext:value-type="float">
            <text:p>5.24972563056593</text:p>
          </table:table-cell>
          <table:table-cell office:value-type="float" office:value="4.13627726997605" calcext:value-type="float">
            <text:p>4.13627726997605</text:p>
          </table:table-cell>
          <table:table-cell office:value-type="float" office:value="1.92381935142219" calcext:value-type="float">
            <text:p>1.92381935142219</text:p>
          </table:table-cell>
          <table:table-cell office:value-type="float" office:value="-0.406536854361935" calcext:value-type="float">
            <text:p>-0.406536854361935</text:p>
          </table:table-cell>
          <table:table-cell office:value-type="float" office:value="-2.25152580851624" calcext:value-type="float">
            <text:p>-2.25152580851624</text:p>
          </table:table-cell>
          <table:table-cell office:value-type="float" office:value="-3.07450600568802" calcext:value-type="float">
            <text:p>-3.07450600568802</text:p>
          </table:table-cell>
          <table:table-cell office:value-type="float" office:value="-2.82228572062958" calcext:value-type="float">
            <text:p>-2.82228572062958</text:p>
          </table:table-cell>
          <table:table-cell office:value-type="float" office:value="-2.07245985115501" calcext:value-type="float">
            <text:p>-2.07245985115501</text:p>
          </table:table-cell>
          <table:table-cell office:value-type="float" office:value="-1.4201406064815" calcext:value-type="float">
            <text:p>-1.4201406064815</text:p>
          </table:table-cell>
          <table:table-cell office:value-type="float" office:value="-1.10967588277736" calcext:value-type="float">
            <text:p>-1.10967588277736</text:p>
          </table:table-cell>
          <table:table-cell office:value-type="float" office:value="-1.1262679093816" calcext:value-type="float">
            <text:p>-1.1262679093816</text:p>
          </table:table-cell>
          <table:table-cell office:value-type="float" office:value="-1.43387188068907" calcext:value-type="float">
            <text:p>-1.43387188068907</text:p>
          </table:table-cell>
          <table:table-cell office:value-type="float" office:value="-1.89537904638489" calcext:value-type="float">
            <text:p>-1.89537904638489</text:p>
          </table:table-cell>
          <table:table-cell office:value-type="float" office:value="-2.33240324951969" calcext:value-type="float">
            <text:p>-2.33240324951969</text:p>
          </table:table-cell>
          <table:table-cell office:value-type="float" office:value="-2.61383044861428" calcext:value-type="float">
            <text:p>-2.61383044861428</text:p>
          </table:table-cell>
          <table:table-cell office:value-type="float" office:value="-2.77171559581799" calcext:value-type="float">
            <text:p>-2.77171559581799</text:p>
          </table:table-cell>
          <table:table-cell office:value-type="float" office:value="-2.87304238229434" calcext:value-type="float">
            <text:p>-2.87304238229434</text:p>
          </table:table-cell>
          <table:table-cell office:value-type="float" office:value="-2.96846349864877" calcext:value-type="float">
            <text:p>-2.96846349864877</text:p>
          </table:table-cell>
          <table:table-cell office:value-type="float" office:value="-3.0783902347332" calcext:value-type="float">
            <text:p>-3.0783902347332</text:p>
          </table:table-cell>
          <table:table-cell office:value-type="float" office:value="-3.21918743642932" calcext:value-type="float">
            <text:p>-3.21918743642932</text:p>
          </table:table-cell>
          <table:table-cell office:value-type="float" office:value="-3.38817437112564" calcext:value-type="float">
            <text:p>-3.38817437112564</text:p>
          </table:table-cell>
          <table:table-cell office:value-type="float" office:value="-3.56284808567127" calcext:value-type="float">
            <text:p>-3.56284808567127</text:p>
          </table:table-cell>
          <table:table-cell office:value-type="float" office:value="-3.72246986214576" calcext:value-type="float">
            <text:p>-3.72246986214576</text:p>
          </table:table-cell>
          <table:table-cell office:value-type="float" office:value="-3.87387273837964" calcext:value-type="float">
            <text:p>-3.87387273837964</text:p>
          </table:table-cell>
          <table:table-cell office:value-type="float" office:value="-4.04007044564339" calcext:value-type="float">
            <text:p>-4.04007044564339</text:p>
          </table:table-cell>
          <table:table-cell office:value-type="float" office:value="-4.23213641503728" calcext:value-type="float">
            <text:p>-4.23213641503728</text:p>
          </table:table-cell>
          <table:table-cell office:value-type="float" office:value="-4.39917780195062" calcext:value-type="float">
            <text:p>-4.39917780195062</text:p>
          </table:table-cell>
          <table:table-cell office:value-type="float" office:value="-4.47045915790041" calcext:value-type="float">
            <text:p>-4.47045915790041</text:p>
          </table:table-cell>
          <table:table-cell office:value-type="float" office:value="-4.29882816776846" calcext:value-type="float">
            <text:p>-4.29882816776846</text:p>
          </table:table-cell>
          <table:table-cell office:value-type="float" office:value="-3.53292621581193" calcext:value-type="float">
            <text:p>-3.53292621581193</text:p>
          </table:table-cell>
          <table:table-cell office:value-type="float" office:value="-1.79231343205377" calcext:value-type="float">
            <text:p>-1.79231343205377</text:p>
          </table:table-cell>
          <table:table-cell office:value-type="float" office:value="1.06053498330867" calcext:value-type="float">
            <text:p>1.06053498330867</text:p>
          </table:table-cell>
          <table:table-cell office:value-type="float" office:value="4.80656541801952" calcext:value-type="float">
            <text:p>4.80656541801952</text:p>
          </table:table-cell>
          <table:table-cell office:value-type="float" office:value="9.16589905666023" calcext:value-type="float">
            <text:p>9.16589905666023</text:p>
          </table:table-cell>
          <table:table-cell office:value-type="float" office:value="13.3140648862664" calcext:value-type="float">
            <text:p>13.3140648862664</text:p>
          </table:table-cell>
          <table:table-cell office:value-type="float" office:value="15.9742354914923" calcext:value-type="float">
            <text:p>15.9742354914923</text:p>
          </table:table-cell>
          <table:table-cell office:value-type="float" office:value="15.9897327529786" calcext:value-type="float">
            <text:p>15.9897327529786</text:p>
          </table:table-cell>
          <table:table-cell office:value-type="float" office:value="13.2313079222392" calcext:value-type="float">
            <text:p>13.2313079222392</text:p>
          </table:table-cell>
          <table:table-cell office:value-type="float" office:value="8.04552271885886" calcext:value-type="float">
            <text:p>8.04552271885886</text:p>
          </table:table-cell>
          <table:table-cell office:value-type="float" office:value="1.04078980102247" calcext:value-type="float">
            <text:p>1.04078980102247</text:p>
          </table:table-cell>
          <table:table-cell office:value-type="float" office:value="-6.15463086203675" calcext:value-type="float">
            <text:p>-6.15463086203675</text:p>
          </table:table-cell>
          <table:table-cell office:value-type="float" office:value="-11.6660356049583" calcext:value-type="float">
            <text:p>-11.6660356049583</text:p>
          </table:table-cell>
          <table:table-cell office:value-type="float" office:value="-14.3107251190694" calcext:value-type="float">
            <text:p>-14.3107251190694</text:p>
          </table:table-cell>
          <table:table-cell office:value-type="float" office:value="-14.3546386413305" calcext:value-type="float">
            <text:p>-14.3546386413305</text:p>
          </table:table-cell>
          <table:table-cell office:value-type="float" office:value="-12.2593879485836" calcext:value-type="float">
            <text:p>-12.2593879485836</text:p>
          </table:table-cell>
          <table:table-cell office:value-type="float" office:value="-8.90960835661177" calcext:value-type="float">
            <text:p>-8.90960835661177</text:p>
          </table:table-cell>
          <table:table-cell office:value-type="float" office:value="-5.68457032915244" calcext:value-type="float">
            <text:p>-5.68457032915244</text:p>
          </table:table-cell>
          <table:table-cell office:value-type="float" office:value="-3.89885241983217" calcext:value-type="float">
            <text:p>-3.89885241983217</text:p>
          </table:table-cell>
          <table:table-cell office:value-type="float" office:value="-3.75159070592096" calcext:value-type="float">
            <text:p>-3.75159070592096</text:p>
          </table:table-cell>
          <table:table-cell office:value-type="float" office:value="-4.70423409189355" calcext:value-type="float">
            <text:p>-4.70423409189355</text:p>
          </table:table-cell>
          <table:table-cell office:value-type="float" office:value="-6.20847141075829" calcext:value-type="float">
            <text:p>-6.20847141075829</text:p>
          </table:table-cell>
          <table:table-cell office:value-type="float" office:value="-7.73569707671769" calcext:value-type="float">
            <text:p>-7.73569707671769</text:p>
          </table:table-cell>
          <table:table-cell office:value-type="float" office:value="-8.76456493100593" calcext:value-type="float">
            <text:p>-8.76456493100593</text:p>
          </table:table-cell>
          <table:table-cell office:value-type="float" office:value="-8.97281963179364" calcext:value-type="float">
            <text:p>-8.97281963179364</text:p>
          </table:table-cell>
          <table:table-cell office:value-type="float" office:value="-8.64391969075155" calcext:value-type="float">
            <text:p>-8.64391969075155</text:p>
          </table:table-cell>
          <table:table-cell office:value-type="float" office:value="-8.1743110564368" calcext:value-type="float">
            <text:p>-8.1743110564368</text:p>
          </table:table-cell>
          <table:table-cell office:value-type="float" office:value="-7.83158238349496" calcext:value-type="float">
            <text:p>-7.83158238349496</text:p>
          </table:table-cell>
          <table:table-cell office:value-type="float" office:value="-7.6702420677734" calcext:value-type="float">
            <text:p>-7.6702420677734</text:p>
          </table:table-cell>
          <table:table-cell office:value-type="float" office:value="-7.72086556847177" calcext:value-type="float">
            <text:p>-7.72086556847177</text:p>
          </table:table-cell>
          <table:table-cell office:value-type="float" office:value="-7.93354639513395" calcext:value-type="float">
            <text:p>-7.93354639513395</text:p>
          </table:table-cell>
          <table:table-cell office:value-type="float" office:value="-8.18326566167829" calcext:value-type="float">
            <text:p>-8.18326566167829</text:p>
          </table:table-cell>
          <table:table-cell office:value-type="float" office:value="-8.35430899151127" calcext:value-type="float">
            <text:p>-8.35430899151127</text:p>
          </table:table-cell>
          <table:table-cell office:value-type="float" office:value="-8.43920172638531" calcext:value-type="float">
            <text:p>-8.43920172638531</text:p>
          </table:table-cell>
          <table:table-cell office:value-type="float" office:value="-8.48716811401088" calcext:value-type="float">
            <text:p>-8.48716811401088</text:p>
          </table:table-cell>
          <table:table-cell office:value-type="float" office:value="-8.53685391407626" calcext:value-type="float">
            <text:p>-8.53685391407626</text:p>
          </table:table-cell>
          <table:table-cell office:value-type="float" office:value="-8.57709039170488" calcext:value-type="float">
            <text:p>-8.57709039170488</text:p>
          </table:table-cell>
          <table:table-cell office:value-type="float" office:value="-8.5821904002536" calcext:value-type="float">
            <text:p>-8.5821904002536</text:p>
          </table:table-cell>
          <table:table-cell office:value-type="float" office:value="-8.37764635325181" calcext:value-type="float">
            <text:p>-8.37764635325181</text:p>
          </table:table-cell>
          <table:table-cell office:value-type="float" office:value="-7.43595982216195" calcext:value-type="float">
            <text:p>-7.43595982216195</text:p>
          </table:table-cell>
          <table:table-cell office:value-type="float" office:value="-5.17494648414919" calcext:value-type="float">
            <text:p>-5.17494648414919</text:p>
          </table:table-cell>
          <table:table-cell office:value-type="float" office:value="-0.872744654591656" calcext:value-type="float">
            <text:p>-0.872744654591656</text:p>
          </table:table-cell>
          <table:table-cell office:value-type="float" office:value="6.37609469671801" calcext:value-type="float">
            <text:p>6.37609469671801</text:p>
          </table:table-cell>
          <table:table-cell office:value-type="float" office:value="17.3951734822029" calcext:value-type="float">
            <text:p>17.3951734822029</text:p>
          </table:table-cell>
          <table:table-cell office:value-type="float" office:value="31.665804838419" calcext:value-type="float">
            <text:p>31.665804838419</text:p>
          </table:table-cell>
          <table:table-cell office:value-type="float" office:value="47.6703004534577" calcext:value-type="float">
            <text:p>47.6703004534577</text:p>
          </table:table-cell>
          <table:table-cell office:value-type="float" office:value="63.6367066842638" calcext:value-type="float">
            <text:p>63.6367066842638</text:p>
          </table:table-cell>
          <table:table-cell office:value-type="float" office:value="76.2451381989341" calcext:value-type="float">
            <text:p>76.2451381989341</text:p>
          </table:table-cell>
          <table:table-cell office:value-type="float" office:value="81.5384744411744" calcext:value-type="float">
            <text:p>81.5384744411744</text:p>
          </table:table-cell>
          <table:table-cell office:value-type="float" office:value="76.5501158184568" calcext:value-type="float">
            <text:p>76.5501158184568</text:p>
          </table:table-cell>
          <table:table-cell office:value-type="float" office:value="61.758879254391" calcext:value-type="float">
            <text:p>61.758879254391</text:p>
          </table:table-cell>
          <table:table-cell office:value-type="float" office:value="38.407746189908" calcext:value-type="float">
            <text:p>38.407746189908</text:p>
          </table:table-cell>
          <table:table-cell office:value-type="float" office:value="9.52921325212088" calcext:value-type="float">
            <text:p>9.52921325212088</text:p>
          </table:table-cell>
          <table:table-cell office:value-type="float" office:value="-18.5051695721699" calcext:value-type="float">
            <text:p>-18.5051695721699</text:p>
          </table:table-cell>
          <table:table-cell office:value-type="float" office:value="-39.0867970101889" calcext:value-type="float">
            <text:p>-39.0867970101889</text:p>
          </table:table-cell>
          <table:table-cell office:value-type="float" office:value="-48.8222870622878" calcext:value-type="float">
            <text:p>-48.8222870622878</text:p>
          </table:table-cell>
          <table:table-cell office:value-type="float" office:value="-47.6890031378114" calcext:value-type="float">
            <text:p>-47.6890031378114</text:p>
          </table:table-cell>
          <table:table-cell office:value-type="float" office:value="-36.189496164817" calcext:value-type="float">
            <text:p>-36.189496164817</text:p>
          </table:table-cell>
          <table:table-cell office:value-type="float" office:value="-18.6144006697176" calcext:value-type="float">
            <text:p>-18.6144006697176</text:p>
          </table:table-cell>
          <table:table-cell office:value-type="float" office:value="-1.49416105240938" calcext:value-type="float">
            <text:p>-1.49416105240938</text:p>
          </table:table-cell>
          <table:table-cell office:value-type="float" office:value="9.49486393196733" calcext:value-type="float">
            <text:p>9.49486393196733</text:p>
          </table:table-cell>
          <table:table-cell office:value-type="float" office:value="13.2204299668937" calcext:value-type="float">
            <text:p>13.2204299668937</text:p>
          </table:table-cell>
          <table:table-cell office:value-type="float" office:value="10.0091755862012" calcext:value-type="float">
            <text:p>10.0091755862012</text:p>
          </table:table-cell>
          <table:table-cell office:value-type="float" office:value="1.16922895415998" calcext:value-type="float">
            <text:p>1.16922895415998</text:p>
          </table:table-cell>
          <table:table-cell office:value-type="float" office:value="-9.34885352305611" calcext:value-type="float">
            <text:p>-9.34885352305611</text:p>
          </table:table-cell>
          <table:table-cell office:value-type="float" office:value="-17.193693685598" calcext:value-type="float">
            <text:p>-17.193693685598</text:p>
          </table:table-cell>
          <table:table-cell office:value-type="float" office:value="-20.1180897031422" calcext:value-type="float">
            <text:p>-20.1180897031422</text:p>
          </table:table-cell>
          <table:table-cell office:value-type="float" office:value="-18.9865419704066" calcext:value-type="float">
            <text:p>-18.9865419704066</text:p>
          </table:table-cell>
          <table:table-cell office:value-type="float" office:value="-14.9440560853472" calcext:value-type="float">
            <text:p>-14.9440560853472</text:p>
          </table:table-cell>
          <table:table-cell office:value-type="float" office:value="-9.63945633706222" calcext:value-type="float">
            <text:p>-9.63945633706222</text:p>
          </table:table-cell>
          <table:table-cell office:value-type="float" office:value="-5.1431205486014" calcext:value-type="float">
            <text:p>-5.1431205486014</text:p>
          </table:table-cell>
          <table:table-cell office:value-type="float" office:value="-3.27784727932748" calcext:value-type="float">
            <text:p>-3.27784727932748</text:p>
          </table:table-cell>
          <table:table-cell office:value-type="float" office:value="-3.8485484893719" calcext:value-type="float">
            <text:p>-3.8485484893719</text:p>
          </table:table-cell>
          <table:table-cell office:value-type="float" office:value="-5.7183522629739" calcext:value-type="float">
            <text:p>-5.7183522629739</text:p>
          </table:table-cell>
          <table:table-cell office:value-type="float" office:value="-7.8447955969684" calcext:value-type="float">
            <text:p>-7.8447955969684</text:p>
          </table:table-cell>
          <table:table-cell office:value-type="float" office:value="-9.58094660296202" calcext:value-type="float">
            <text:p>-9.58094660296202</text:p>
          </table:table-cell>
          <table:table-cell office:value-type="float" office:value="-10.3800102275416" calcext:value-type="float">
            <text:p>-10.3800102275416</text:p>
          </table:table-cell>
          <table:table-cell office:value-type="float" office:value="-10.0407198365053" calcext:value-type="float">
            <text:p>-10.0407198365053</text:p>
          </table:table-cell>
          <table:table-cell office:value-type="float" office:value="-9.09075459050732" calcext:value-type="float">
            <text:p>-9.09075459050732</text:p>
          </table:table-cell>
          <table:table-cell office:value-type="float" office:value="-8.14129817948661" calcext:value-type="float">
            <text:p>-8.14129817948661</text:p>
          </table:table-cell>
          <table:table-cell office:value-type="float" office:value="-7.52209430211995" calcext:value-type="float">
            <text:p>-7.52209430211995</text:p>
          </table:table-cell>
          <table:table-cell office:value-type="float" office:value="-7.23139492386192" calcext:value-type="float">
            <text:p>-7.23139492386192</text:p>
          </table:table-cell>
          <table:table-cell office:value-type="float" office:value="-7.24105448652866" calcext:value-type="float">
            <text:p>-7.24105448652866</text:p>
          </table:table-cell>
          <table:table-cell office:value-type="float" office:value="-7.43338865749132" calcext:value-type="float">
            <text:p>-7.43338865749132</text:p>
          </table:table-cell>
          <table:table-cell office:value-type="float" office:value="-7.6310568560547" calcext:value-type="float">
            <text:p>-7.6310568560547</text:p>
          </table:table-cell>
          <table:table-cell office:value-type="float" office:value="-7.68277150863911" calcext:value-type="float">
            <text:p>-7.68277150863911</text:p>
          </table:table-cell>
          <table:table-cell office:value-type="float" office:value="-7.59724194971149" calcext:value-type="float">
            <text:p>-7.59724194971149</text:p>
          </table:table-cell>
          <table:table-cell office:value-type="float" office:value="-7.44161190483742" calcext:value-type="float">
            <text:p>-7.44161190483742</text:p>
          </table:table-cell>
          <table:table-cell office:value-type="float" office:value="-7.27236745279982" calcext:value-type="float">
            <text:p>-7.27236745279982</text:p>
          </table:table-cell>
          <table:table-cell office:value-type="float" office:value="-7.11303554679732" calcext:value-type="float">
            <text:p>-7.11303554679732</text:p>
          </table:table-cell>
          <table:table-cell office:value-type="float" office:value="-6.98065072178199" calcext:value-type="float">
            <text:p>-6.98065072178199</text:p>
          </table:table-cell>
          <table:table-cell office:value-type="float" office:value="-6.87795265669259" calcext:value-type="float">
            <text:p>-6.87795265669259</text:p>
          </table:table-cell>
          <table:table-cell office:value-type="float" office:value="-6.78386444134431" calcext:value-type="float">
            <text:p>-6.78386444134431</text:p>
          </table:table-cell>
          <table:table-cell office:value-type="float" office:value="-6.67617074347679" calcext:value-type="float">
            <text:p>-6.67617074347679</text:p>
          </table:table-cell>
          <table:table-cell office:value-type="float" office:value="-6.55569188468708" calcext:value-type="float">
            <text:p>-6.55569188468708</text:p>
          </table:table-cell>
          <table:table-cell office:value-type="float" office:value="-6.44490389575937" calcext:value-type="float">
            <text:p>-6.44490389575937</text:p>
          </table:table-cell>
          <table:table-cell office:value-type="float" office:value="-6.36076232441797" calcext:value-type="float">
            <text:p>-6.36076232441797</text:p>
          </table:table-cell>
          <table:table-cell office:value-type="float" office:value="-6.26315046198864" calcext:value-type="float">
            <text:p>-6.26315046198864</text:p>
          </table:table-cell>
          <table:table-cell office:value-type="float" office:value="-6.08182732165463" calcext:value-type="float">
            <text:p>-6.08182732165463</text:p>
          </table:table-cell>
          <table:table-cell office:value-type="float" office:value="-5.70016394054584" calcext:value-type="float">
            <text:p>-5.70016394054584</text:p>
          </table:table-cell>
          <table:table-cell office:value-type="float" office:value="-4.79240369617223" calcext:value-type="float">
            <text:p>-4.79240369617223</text:p>
          </table:table-cell>
          <table:table-cell office:value-type="float" office:value="-2.97411065460284" calcext:value-type="float">
            <text:p>-2.97411065460284</text:p>
          </table:table-cell>
          <table:table-cell office:value-type="float" office:value="-0.0298213902038622" calcext:value-type="float">
            <text:p>-0.029821390203862</text:p>
          </table:table-cell>
          <table:table-cell office:value-type="float" office:value="3.85195545024486" calcext:value-type="float">
            <text:p>3.85195545024486</text:p>
          </table:table-cell>
          <table:table-cell office:value-type="float" office:value="8.41307915927987" calcext:value-type="float">
            <text:p>8.41307915927987</text:p>
          </table:table-cell>
          <table:table-cell office:value-type="float" office:value="12.9678860156616" calcext:value-type="float">
            <text:p>12.9678860156616</text:p>
          </table:table-cell>
          <table:table-cell office:value-type="float" office:value="16.2646534192586" calcext:value-type="float">
            <text:p>16.2646534192586</text:p>
          </table:table-cell>
          <table:table-cell office:value-type="float" office:value="17.0747713899337" calcext:value-type="float">
            <text:p>17.0747713899337</text:p>
          </table:table-cell>
          <table:table-cell office:value-type="float" office:value="15.0620255879707" calcext:value-type="float">
            <text:p>15.0620255879707</text:p>
          </table:table-cell>
          <table:table-cell office:value-type="float" office:value="10.5592647318653" calcext:value-type="float">
            <text:p>10.5592647318653</text:p>
          </table:table-cell>
          <table:table-cell office:value-type="float" office:value="4.05991601801735" calcext:value-type="float">
            <text:p>4.05991601801735</text:p>
          </table:table-cell>
          <table:table-cell office:value-type="float" office:value="-2.96438723892002" calcext:value-type="float">
            <text:p>-2.96438723892002</text:p>
          </table:table-cell>
          <table:table-cell office:value-type="float" office:value="-8.63609481953715" calcext:value-type="float">
            <text:p>-8.63609481953715</text:p>
          </table:table-cell>
          <table:table-cell office:value-type="float" office:value="-11.5182355686381" calcext:value-type="float">
            <text:p>-11.5182355686381</text:p>
          </table:table-cell>
          <table:table-cell office:value-type="float" office:value="-11.7206366062224" calcext:value-type="float">
            <text:p>-11.7206366062224</text:p>
          </table:table-cell>
          <table:table-cell office:value-type="float" office:value="-9.69424718798598" calcext:value-type="float">
            <text:p>-9.69424718798598</text:p>
          </table:table-cell>
          <table:table-cell office:value-type="float" office:value="-6.19978006323248" calcext:value-type="float">
            <text:p>-6.19978006323248</text:p>
          </table:table-cell>
          <table:table-cell office:value-type="float" office:value="-2.58035101885865" calcext:value-type="float">
            <text:p>-2.58035101885865</text:p>
          </table:table-cell>
          <table:table-cell office:value-type="float" office:value="-0.207478707770602" calcext:value-type="float">
            <text:p>-0.207478707770602</text:p>
          </table:table-cell>
          <table:table-cell office:value-type="float" office:value="0.460222426745913" calcext:value-type="float">
            <text:p>0.460222426745913</text:p>
          </table:table-cell>
          <table:table-cell office:value-type="float" office:value="-0.0718179153854557" calcext:value-type="float">
            <text:p>-0.071817915385456</text:p>
          </table:table-cell>
          <table:table-cell office:value-type="float" office:value="-1.25372299427252" calcext:value-type="float">
            <text:p>-1.25372299427252</text:p>
          </table:table-cell>
          <table:table-cell office:value-type="float" office:value="-2.55336582654743" calcext:value-type="float">
            <text:p>-2.55336582654743</text:p>
          </table:table-cell>
          <table:table-cell office:value-type="float" office:value="-3.44919370100809" calcext:value-type="float">
            <text:p>-3.44919370100809</text:p>
          </table:table-cell>
          <table:table-cell office:value-type="float" office:value="-3.53672859567106" calcext:value-type="float">
            <text:p>-3.53672859567106</text:p>
          </table:table-cell>
          <table:table-cell office:value-type="float" office:value="-3.0182131641105" calcext:value-type="float">
            <text:p>-3.0182131641105</text:p>
          </table:table-cell>
          <table:table-cell office:value-type="float" office:value="-2.2919266718305" calcext:value-type="float">
            <text:p>-2.2919266718305</text:p>
          </table:table-cell>
          <table:table-cell office:value-type="float" office:value="-1.6689001918671" calcext:value-type="float">
            <text:p>-1.6689001918671</text:p>
          </table:table-cell>
          <table:table-cell office:value-type="float" office:value="-1.22294281542455" calcext:value-type="float">
            <text:p>-1.22294281542455</text:p>
          </table:table-cell>
          <table:table-cell office:value-type="float" office:value="-0.986856588516045" calcext:value-type="float">
            <text:p>-0.986856588516045</text:p>
          </table:table-cell>
          <table:table-cell office:value-type="float" office:value="-0.93292560736154" calcext:value-type="float">
            <text:p>-0.93292560736154</text:p>
          </table:table-cell>
          <table:table-cell office:value-type="float" office:value="-0.943273108104764" calcext:value-type="float">
            <text:p>-0.943273108104764</text:p>
          </table:table-cell>
          <table:table-cell office:value-type="float" office:value="-0.89766091583724" calcext:value-type="float">
            <text:p>-0.89766091583724</text:p>
          </table:table-cell>
          <table:table-cell office:value-type="float" office:value="-0.761663165162045" calcext:value-type="float">
            <text:p>-0.761663165162045</text:p>
          </table:table-cell>
          <table:table-cell office:value-type="float" office:value="-0.573180232562778" calcext:value-type="float">
            <text:p>-0.573180232562778</text:p>
          </table:table-cell>
          <table:table-cell office:value-type="float" office:value="-0.370036325361737" calcext:value-type="float">
            <text:p>-0.370036325361737</text:p>
          </table:table-cell>
          <table:table-cell office:value-type="float" office:value="-0.171785537448026" calcext:value-type="float">
            <text:p>-0.171785537448026</text:p>
          </table:table-cell>
          <table:table-cell office:value-type="float" office:value="0.010611413999229" calcext:value-type="float">
            <text:p>0.010611413999229</text:p>
          </table:table-cell>
          <table:table-cell office:value-type="float" office:value="0" calcext:value-type="float">
            <text:p>0</text:p>
          </table:table-cell>
          <table:table-cell office:value-type="float" office:value="8090" calcext:value-type="float">
            <text:p>8090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16" calcext:value-type="float">
            <text:p>11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01928772541336" calcext:value-type="float">
            <text:p>2.01928772541336</text:p>
          </table:table-cell>
          <table:table-cell office:value-type="float" office:value="6.51762536344905" calcext:value-type="float">
            <text:p>6.51762536344905</text:p>
          </table:table-cell>
          <table:table-cell office:value-type="float" office:value="19.276809118755" calcext:value-type="float">
            <text:p>19.276809118755</text:p>
          </table:table-cell>
          <table:table-cell office:value-type="float" office:value="39.5760196155086" calcext:value-type="float">
            <text:p>39.5760196155086</text:p>
          </table:table-cell>
          <table:table-cell office:value-type="float" office:value="65.6353677005866" calcext:value-type="float">
            <text:p>65.6353677005866</text:p>
          </table:table-cell>
          <table:table-cell office:value-type="float" office:value="91.7879895433885" calcext:value-type="float">
            <text:p>91.7879895433885</text:p>
          </table:table-cell>
          <table:table-cell office:value-type="float" office:value="105.001001707386" calcext:value-type="float">
            <text:p>105.001001707386</text:p>
          </table:table-cell>
          <table:table-cell office:value-type="float" office:value="95.9345814926638" calcext:value-type="float">
            <text:p>95.9345814926638</text:p>
          </table:table-cell>
          <table:table-cell office:value-type="float" office:value="62.3854815549574" calcext:value-type="float">
            <text:p>62.3854815549574</text:p>
          </table:table-cell>
          <table:table-cell office:value-type="float" office:value="14.187630072327" calcext:value-type="float">
            <text:p>14.187630072327</text:p>
          </table:table-cell>
          <table:table-cell office:value-type="float" office:value="-26.9885006812913" calcext:value-type="float">
            <text:p>-26.9885006812913</text:p>
          </table:table-cell>
          <table:table-cell office:value-type="float" office:value="-45.9424886803687" calcext:value-type="float">
            <text:p>-45.9424886803687</text:p>
          </table:table-cell>
          <table:table-cell office:value-type="float" office:value="-34.9501167481714" calcext:value-type="float">
            <text:p>-34.9501167481714</text:p>
          </table:table-cell>
          <table:table-cell office:value-type="float" office:value="-5.60660641916823" calcext:value-type="float">
            <text:p>-5.60660641916823</text:p>
          </table:table-cell>
          <table:table-cell office:value-type="float" office:value="20.8463046806774" calcext:value-type="float">
            <text:p>20.8463046806774</text:p>
          </table:table-cell>
          <table:table-cell office:value-type="float" office:value="31.8013754194" calcext:value-type="float">
            <text:p>31.8013754194</text:p>
          </table:table-cell>
          <table:table-cell office:value-type="float" office:value="22.0165238279773" calcext:value-type="float">
            <text:p>22.0165238279773</text:p>
          </table:table-cell>
          <table:table-cell office:value-type="float" office:value="3.79000588045502" calcext:value-type="float">
            <text:p>3.79000588045502</text:p>
          </table:table-cell>
          <table:table-cell office:value-type="float" office:value="-8.39024351663837" calcext:value-type="float">
            <text:p>-8.39024351663837</text:p>
          </table:table-cell>
          <table:table-cell office:value-type="float" office:value="-9.56695487320246" calcext:value-type="float">
            <text:p>-9.56695487320246</text:p>
          </table:table-cell>
          <table:table-cell office:value-type="float" office:value="-0.56098890223031" calcext:value-type="float">
            <text:p>-0.56098890223031</text:p>
          </table:table-cell>
          <table:table-cell office:value-type="float" office:value="8.96873060744453" calcext:value-type="float">
            <text:p>8.96873060744453</text:p>
          </table:table-cell>
          <table:table-cell office:value-type="float" office:value="12.3944385052391" calcext:value-type="float">
            <text:p>12.3944385052391</text:p>
          </table:table-cell>
          <table:table-cell office:value-type="float" office:value="10.3057628336441" calcext:value-type="float">
            <text:p>10.3057628336441</text:p>
          </table:table-cell>
          <table:table-cell office:value-type="float" office:value="5.5918277370486" calcext:value-type="float">
            <text:p>5.5918277370486</text:p>
          </table:table-cell>
          <table:table-cell office:value-type="float" office:value="2.92835780526105" calcext:value-type="float">
            <text:p>2.92835780526105</text:p>
          </table:table-cell>
          <table:table-cell office:value-type="float" office:value="3.55159317110588" calcext:value-type="float">
            <text:p>3.55159317110588</text:p>
          </table:table-cell>
          <table:table-cell office:value-type="float" office:value="5.54749305089555" calcext:value-type="float">
            <text:p>5.54749305089555</text:p>
          </table:table-cell>
          <table:table-cell office:value-type="float" office:value="7.32176149314026" calcext:value-type="float">
            <text:p>7.32176149314026</text:p>
          </table:table-cell>
          <table:table-cell office:value-type="float" office:value="7.75769802596445" calcext:value-type="float">
            <text:p>7.75769802596445</text:p>
          </table:table-cell>
          <table:table-cell office:value-type="float" office:value="7.27841226379755" calcext:value-type="float">
            <text:p>7.27841226379755</text:p>
          </table:table-cell>
          <table:table-cell office:value-type="float" office:value="6.89796843587862" calcext:value-type="float">
            <text:p>6.89796843587862</text:p>
          </table:table-cell>
          <table:table-cell office:value-type="float" office:value="6.88901402974078" calcext:value-type="float">
            <text:p>6.88901402974078</text:p>
          </table:table-cell>
          <table:table-cell office:value-type="float" office:value="7.21159458192538" calcext:value-type="float">
            <text:p>7.21159458192538</text:p>
          </table:table-cell>
          <table:table-cell office:value-type="float" office:value="7.59627144449085" calcext:value-type="float">
            <text:p>7.59627144449085</text:p>
          </table:table-cell>
          <table:table-cell office:value-type="float" office:value="7.8237575634444" calcext:value-type="float">
            <text:p>7.8237575634444</text:p>
          </table:table-cell>
          <table:table-cell office:value-type="float" office:value="7.95500235892256" calcext:value-type="float">
            <text:p>7.95500235892256</text:p>
          </table:table-cell>
          <table:table-cell office:value-type="float" office:value="8.0708415627134" calcext:value-type="float">
            <text:p>8.0708415627134</text:p>
          </table:table-cell>
          <table:table-cell office:value-type="float" office:value="8.20076125907831" calcext:value-type="float">
            <text:p>8.20076125907831</text:p>
          </table:table-cell>
          <table:table-cell office:value-type="float" office:value="8.35504322956822" calcext:value-type="float">
            <text:p>8.35504322956822</text:p>
          </table:table-cell>
          <table:table-cell office:value-type="float" office:value="8.5241682803943" calcext:value-type="float">
            <text:p>8.5241682803943</text:p>
          </table:table-cell>
          <table:table-cell office:value-type="float" office:value="8.67152415005585" calcext:value-type="float">
            <text:p>8.67152415005585</text:p>
          </table:table-cell>
          <table:table-cell office:value-type="float" office:value="8.74657946568955" calcext:value-type="float">
            <text:p>8.74657946568955</text:p>
          </table:table-cell>
          <table:table-cell office:value-type="float" office:value="8.87527747995548" calcext:value-type="float">
            <text:p>8.87527747995548</text:p>
          </table:table-cell>
          <table:table-cell office:value-type="float" office:value="9.39067611018218" calcext:value-type="float">
            <text:p>9.39067611018218</text:p>
          </table:table-cell>
          <table:table-cell office:value-type="float" office:value="11.3204143143723" calcext:value-type="float">
            <text:p>11.3204143143723</text:p>
          </table:table-cell>
          <table:table-cell office:value-type="float" office:value="15.8344676822576" calcext:value-type="float">
            <text:p>15.8344676822576</text:p>
          </table:table-cell>
          <table:table-cell office:value-type="float" office:value="22.6127271365378" calcext:value-type="float">
            <text:p>22.6127271365378</text:p>
          </table:table-cell>
          <table:table-cell office:value-type="float" office:value="30.1746391372623" calcext:value-type="float">
            <text:p>30.1746391372623</text:p>
          </table:table-cell>
          <table:table-cell office:value-type="float" office:value="34.4921001642396" calcext:value-type="float">
            <text:p>34.4921001642396</text:p>
          </table:table-cell>
          <table:table-cell office:value-type="float" office:value="32.1091432282224" calcext:value-type="float">
            <text:p>32.1091432282224</text:p>
          </table:table-cell>
          <table:table-cell office:value-type="float" office:value="23.5455127761" calcext:value-type="float">
            <text:p>23.5455127761</text:p>
          </table:table-cell>
          <table:table-cell office:value-type="float" office:value="11.6874931080978" calcext:value-type="float">
            <text:p>11.6874931080978</text:p>
          </table:table-cell>
          <table:table-cell office:value-type="float" office:value="2.90567632398384" calcext:value-type="float">
            <text:p>2.90567632398384</text:p>
          </table:table-cell>
          <table:table-cell office:value-type="float" office:value="0.946926793831084" calcext:value-type="float">
            <text:p>0.946926793831084</text:p>
          </table:table-cell>
          <table:table-cell office:value-type="float" office:value="4.56116995243383" calcext:value-type="float">
            <text:p>4.56116995243383</text:p>
          </table:table-cell>
          <table:table-cell office:value-type="float" office:value="10.5024259284059" calcext:value-type="float">
            <text:p>10.5024259284059</text:p>
          </table:table-cell>
          <table:table-cell office:value-type="float" office:value="13.9213952384072" calcext:value-type="float">
            <text:p>13.9213952384072</text:p>
          </table:table-cell>
          <table:table-cell office:value-type="float" office:value="13.5680417599718" calcext:value-type="float">
            <text:p>13.5680417599718</text:p>
          </table:table-cell>
          <table:table-cell office:value-type="float" office:value="11.3571980004827" calcext:value-type="float">
            <text:p>11.3571980004827</text:p>
          </table:table-cell>
          <table:table-cell office:value-type="float" office:value="9.24196826508702" calcext:value-type="float">
            <text:p>9.24196826508702</text:p>
          </table:table-cell>
          <table:table-cell office:value-type="float" office:value="8.85107019320212" calcext:value-type="float">
            <text:p>8.85107019320212</text:p>
          </table:table-cell>
          <table:table-cell office:value-type="float" office:value="9.68916901626426" calcext:value-type="float">
            <text:p>9.68916901626426</text:p>
          </table:table-cell>
          <table:table-cell office:value-type="float" office:value="10.4707198811789" calcext:value-type="float">
            <text:p>10.4707198811789</text:p>
          </table:table-cell>
          <table:table-cell office:value-type="float" office:value="10.7863148102728" calcext:value-type="float">
            <text:p>10.7863148102728</text:p>
          </table:table-cell>
          <table:table-cell office:value-type="float" office:value="10.6189145022398" calcext:value-type="float">
            <text:p>10.6189145022398</text:p>
          </table:table-cell>
          <table:table-cell office:value-type="float" office:value="10.3447614264047" calcext:value-type="float">
            <text:p>10.3447614264047</text:p>
          </table:table-cell>
          <table:table-cell office:value-type="float" office:value="10.2684300293639" calcext:value-type="float">
            <text:p>10.2684300293639</text:p>
          </table:table-cell>
          <table:table-cell office:value-type="float" office:value="10.2855091408983" calcext:value-type="float">
            <text:p>10.2855091408983</text:p>
          </table:table-cell>
          <table:table-cell office:value-type="float" office:value="10.2974702389164" calcext:value-type="float">
            <text:p>10.2974702389164</text:p>
          </table:table-cell>
          <table:table-cell office:value-type="float" office:value="10.350000491244" calcext:value-type="float">
            <text:p>10.350000491244</text:p>
          </table:table-cell>
          <table:table-cell office:value-type="float" office:value="11.1378737158646" calcext:value-type="float">
            <text:p>11.1378737158646</text:p>
          </table:table-cell>
          <table:table-cell office:value-type="float" office:value="14.2425809500007" calcext:value-type="float">
            <text:p>14.2425809500007</text:p>
          </table:table-cell>
          <table:table-cell office:value-type="float" office:value="22.1676406942359" calcext:value-type="float">
            <text:p>22.1676406942359</text:p>
          </table:table-cell>
          <table:table-cell office:value-type="float" office:value="38.0010947439368" calcext:value-type="float">
            <text:p>38.0010947439368</text:p>
          </table:table-cell>
          <table:table-cell office:value-type="float" office:value="61.3693720331941" calcext:value-type="float">
            <text:p>61.3693720331941</text:p>
          </table:table-cell>
          <table:table-cell office:value-type="float" office:value="88.6453576981389" calcext:value-type="float">
            <text:p>88.6453576981389</text:p>
          </table:table-cell>
          <table:table-cell office:value-type="float" office:value="109.54866508262" calcext:value-type="float">
            <text:p>109.54866508262</text:p>
          </table:table-cell>
          <table:table-cell office:value-type="float" office:value="111.605917197586" calcext:value-type="float">
            <text:p>111.605917197586</text:p>
          </table:table-cell>
          <table:table-cell office:value-type="float" office:value="89.8224499208359" calcext:value-type="float">
            <text:p>89.8224499208359</text:p>
          </table:table-cell>
          <table:table-cell office:value-type="float" office:value="45.9543755712697" calcext:value-type="float">
            <text:p>45.9543755712697</text:p>
          </table:table-cell>
          <table:table-cell office:value-type="float" office:value="-1.62130024545773" calcext:value-type="float">
            <text:p>-1.62130024545773</text:p>
          </table:table-cell>
          <table:table-cell office:value-type="float" office:value="-33.0986999820671" calcext:value-type="float">
            <text:p>-33.0986999820671</text:p>
          </table:table-cell>
          <table:table-cell office:value-type="float" office:value="-37.4289104896343" calcext:value-type="float">
            <text:p>-37.4289104896343</text:p>
          </table:table-cell>
          <table:table-cell office:value-type="float" office:value="-14.6810907427686" calcext:value-type="float">
            <text:p>-14.6810907427686</text:p>
          </table:table-cell>
          <table:table-cell office:value-type="float" office:value="15.1006049865606" calcext:value-type="float">
            <text:p>15.1006049865606</text:p>
          </table:table-cell>
          <table:table-cell office:value-type="float" office:value="34.4490773155757" calcext:value-type="float">
            <text:p>34.4490773155757</text:p>
          </table:table-cell>
          <table:table-cell office:value-type="float" office:value="34.1345492641368" calcext:value-type="float">
            <text:p>34.1345492641368</text:p>
          </table:table-cell>
          <table:table-cell office:value-type="float" office:value="17.5237071330695" calcext:value-type="float">
            <text:p>17.5237071330695</text:p>
          </table:table-cell>
          <table:table-cell office:value-type="float" office:value="0.858774223451223" calcext:value-type="float">
            <text:p>0.858774223451223</text:p>
          </table:table-cell>
          <table:table-cell office:value-type="float" office:value="-6.46269372065741" calcext:value-type="float">
            <text:p>-6.46269372065741</text:p>
          </table:table-cell>
          <table:table-cell office:value-type="float" office:value="-2.00939541969813" calcext:value-type="float">
            <text:p>-2.00939541969813</text:p>
          </table:table-cell>
          <table:table-cell office:value-type="float" office:value="8.2352922779323" calcext:value-type="float">
            <text:p>8.2352922779323</text:p>
          </table:table-cell>
          <table:table-cell office:value-type="float" office:value="14.4589570514003" calcext:value-type="float">
            <text:p>14.4589570514003</text:p>
          </table:table-cell>
          <table:table-cell office:value-type="float" office:value="14.5303025312638" calcext:value-type="float">
            <text:p>14.5303025312638</text:p>
          </table:table-cell>
          <table:table-cell office:value-type="float" office:value="10.1680508343649" calcext:value-type="float">
            <text:p>10.1680508343649</text:p>
          </table:table-cell>
          <table:table-cell office:value-type="float" office:value="5.59311280358639" calcext:value-type="float">
            <text:p>5.59311280358639</text:p>
          </table:table-cell>
          <table:table-cell office:value-type="float" office:value="4.42622170727582" calcext:value-type="float">
            <text:p>4.42622170727582</text:p>
          </table:table-cell>
          <table:table-cell office:value-type="float" office:value="5.60934634688037" calcext:value-type="float">
            <text:p>5.60934634688037</text:p>
          </table:table-cell>
          <table:table-cell office:value-type="float" office:value="7.27959373701292" calcext:value-type="float">
            <text:p>7.27959373701292</text:p>
          </table:table-cell>
          <table:table-cell office:value-type="float" office:value="8.06849950736945" calcext:value-type="float">
            <text:p>8.06849950736945</text:p>
          </table:table-cell>
          <table:table-cell office:value-type="float" office:value="7.51759024256829" calcext:value-type="float">
            <text:p>7.51759024256829</text:p>
          </table:table-cell>
          <table:table-cell office:value-type="float" office:value="6.62196270417855" calcext:value-type="float">
            <text:p>6.62196270417855</text:p>
          </table:table-cell>
          <table:table-cell office:value-type="float" office:value="6.04883098670385" calcext:value-type="float">
            <text:p>6.04883098670385</text:p>
          </table:table-cell>
          <table:table-cell office:value-type="float" office:value="5.84979972096715" calcext:value-type="float">
            <text:p>5.84979972096715</text:p>
          </table:table-cell>
          <table:table-cell office:value-type="float" office:value="5.86655714458946" calcext:value-type="float">
            <text:p>5.86655714458946</text:p>
          </table:table-cell>
          <table:table-cell office:value-type="float" office:value="5.80054554291192" calcext:value-type="float">
            <text:p>5.80054554291192</text:p>
          </table:table-cell>
          <table:table-cell office:value-type="float" office:value="5.58997068666086" calcext:value-type="float">
            <text:p>5.58997068666086</text:p>
          </table:table-cell>
          <table:table-cell office:value-type="float" office:value="5.33328007026602" calcext:value-type="float">
            <text:p>5.33328007026602</text:p>
          </table:table-cell>
          <table:table-cell office:value-type="float" office:value="5.08053969302899" calcext:value-type="float">
            <text:p>5.08053969302899</text:p>
          </table:table-cell>
          <table:table-cell office:value-type="float" office:value="4.85228760297654" calcext:value-type="float">
            <text:p>4.85228760297654</text:p>
          </table:table-cell>
          <table:table-cell office:value-type="float" office:value="4.64676769175285" calcext:value-type="float">
            <text:p>4.64676769175285</text:p>
          </table:table-cell>
          <table:table-cell office:value-type="float" office:value="4.44532780465337" calcext:value-type="float">
            <text:p>4.44532780465337</text:p>
          </table:table-cell>
          <table:table-cell office:value-type="float" office:value="4.19323416739246" calcext:value-type="float">
            <text:p>4.19323416739246</text:p>
          </table:table-cell>
          <table:table-cell office:value-type="float" office:value="3.90249835802344" calcext:value-type="float">
            <text:p>3.90249835802344</text:p>
          </table:table-cell>
          <table:table-cell office:value-type="float" office:value="3.80095725039912" calcext:value-type="float">
            <text:p>3.80095725039912</text:p>
          </table:table-cell>
          <table:table-cell office:value-type="float" office:value="4.50537041967609" calcext:value-type="float">
            <text:p>4.50537041967609</text:p>
          </table:table-cell>
          <table:table-cell office:value-type="float" office:value="7.32243791408568" calcext:value-type="float">
            <text:p>7.32243791408568</text:p>
          </table:table-cell>
          <table:table-cell office:value-type="float" office:value="12.7511660814089" calcext:value-type="float">
            <text:p>12.7511660814089</text:p>
          </table:table-cell>
          <table:table-cell office:value-type="float" office:value="19.9198648522954" calcext:value-type="float">
            <text:p>19.9198648522954</text:p>
          </table:table-cell>
          <table:table-cell office:value-type="float" office:value="26.0815154883256" calcext:value-type="float">
            <text:p>26.0815154883256</text:p>
          </table:table-cell>
          <table:table-cell office:value-type="float" office:value="26.8045720281583" calcext:value-type="float">
            <text:p>26.8045720281583</text:p>
          </table:table-cell>
          <table:table-cell office:value-type="float" office:value="20.7814898542822" calcext:value-type="float">
            <text:p>20.7814898542822</text:p>
          </table:table-cell>
          <table:table-cell office:value-type="float" office:value="9.56266083452831" calcext:value-type="float">
            <text:p>9.56266083452831</text:p>
          </table:table-cell>
          <table:table-cell office:value-type="float" office:value="-1.89245015621589" calcext:value-type="float">
            <text:p>-1.89245015621589</text:p>
          </table:table-cell>
          <table:table-cell office:value-type="float" office:value="-7.52998993713115" calcext:value-type="float">
            <text:p>-7.52998993713115</text:p>
          </table:table-cell>
          <table:table-cell office:value-type="float" office:value="-6.73862943617894" calcext:value-type="float">
            <text:p>-6.73862943617894</text:p>
          </table:table-cell>
          <table:table-cell office:value-type="float" office:value="-1.65578180688223" calcext:value-type="float">
            <text:p>-1.65578180688223</text:p>
          </table:table-cell>
          <table:table-cell office:value-type="float" office:value="3.23790679655097" calcext:value-type="float">
            <text:p>3.23790679655097</text:p>
          </table:table-cell>
          <table:table-cell office:value-type="float" office:value="4.2379845840098" calcext:value-type="float">
            <text:p>4.2379845840098</text:p>
          </table:table-cell>
          <table:table-cell office:value-type="float" office:value="2.39755188312654" calcext:value-type="float">
            <text:p>2.39755188312654</text:p>
          </table:table-cell>
          <table:table-cell office:value-type="float" office:value="-0.290633156818313" calcext:value-type="float">
            <text:p>-0.290633156818313</text:p>
          </table:table-cell>
          <table:table-cell office:value-type="float" office:value="-1.92012690296535" calcext:value-type="float">
            <text:p>-1.92012690296535</text:p>
          </table:table-cell>
          <table:table-cell office:value-type="float" office:value="-1.78026627355847" calcext:value-type="float">
            <text:p>-1.78026627355847</text:p>
          </table:table-cell>
          <table:table-cell office:value-type="float" office:value="-1.12617692090625" calcext:value-type="float">
            <text:p>-1.12617692090625</text:p>
          </table:table-cell>
          <table:table-cell office:value-type="float" office:value="-0.827216378311078" calcext:value-type="float">
            <text:p>-0.827216378311078</text:p>
          </table:table-cell>
          <table:table-cell office:value-type="float" office:value="-1.03589809578031" calcext:value-type="float">
            <text:p>-1.03589809578031</text:p>
          </table:table-cell>
          <table:table-cell office:value-type="float" office:value="-1.5634609343848" calcext:value-type="float">
            <text:p>-1.5634609343848</text:p>
          </table:table-cell>
          <table:table-cell office:value-type="float" office:value="-1.98429316296404" calcext:value-type="float">
            <text:p>-1.98429316296404</text:p>
          </table:table-cell>
          <table:table-cell office:value-type="float" office:value="-2.2260854399877" calcext:value-type="float">
            <text:p>-2.2260854399877</text:p>
          </table:table-cell>
          <table:table-cell office:value-type="float" office:value="-2.43724056967081" calcext:value-type="float">
            <text:p>-2.43724056967081</text:p>
          </table:table-cell>
          <table:table-cell office:value-type="float" office:value="-2.63709740775505" calcext:value-type="float">
            <text:p>-2.63709740775505</text:p>
          </table:table-cell>
          <table:table-cell office:value-type="float" office:value="-2.59366661044628" calcext:value-type="float">
            <text:p>-2.59366661044628</text:p>
          </table:table-cell>
          <table:table-cell office:value-type="float" office:value="-1.05165211323755" calcext:value-type="float">
            <text:p>-1.05165211323755</text:p>
          </table:table-cell>
          <table:table-cell office:value-type="float" office:value="3.90248747508552" calcext:value-type="float">
            <text:p>3.90248747508552</text:p>
          </table:table-cell>
          <table:table-cell office:value-type="float" office:value="15.3671308710808" calcext:value-type="float">
            <text:p>15.3671308710808</text:p>
          </table:table-cell>
          <table:table-cell office:value-type="float" office:value="35.1913883364773" calcext:value-type="float">
            <text:p>35.1913883364773</text:p>
          </table:table-cell>
          <table:table-cell office:value-type="float" office:value="61.0915611995237" calcext:value-type="float">
            <text:p>61.0915611995237</text:p>
          </table:table-cell>
          <table:table-cell office:value-type="float" office:value="86.6665591421948" calcext:value-type="float">
            <text:p>86.6665591421948</text:p>
          </table:table-cell>
          <table:table-cell office:value-type="float" office:value="99.01648811039" calcext:value-type="float">
            <text:p>99.01648811039</text:p>
          </table:table-cell>
          <table:table-cell office:value-type="float" office:value="89.0797431532123" calcext:value-type="float">
            <text:p>89.0797431532123</text:p>
          </table:table-cell>
          <table:table-cell office:value-type="float" office:value="54.6871360297508" calcext:value-type="float">
            <text:p>54.6871360297508</text:p>
          </table:table-cell>
          <table:table-cell office:value-type="float" office:value="5.96169896230227" calcext:value-type="float">
            <text:p>5.96169896230227</text:p>
          </table:table-cell>
          <table:table-cell office:value-type="float" office:value="-35.3937745873395" calcext:value-type="float">
            <text:p>-35.3937745873395</text:p>
          </table:table-cell>
          <table:table-cell office:value-type="float" office:value="-54.339281779707" calcext:value-type="float">
            <text:p>-54.339281779707</text:p>
          </table:table-cell>
          <table:table-cell office:value-type="float" office:value="-43.3141628994355" calcext:value-type="float">
            <text:p>-43.3141628994355</text:p>
          </table:table-cell>
          <table:table-cell office:value-type="float" office:value="-14.2968364880134" calcext:value-type="float">
            <text:p>-14.2968364880134</text:p>
          </table:table-cell>
          <table:table-cell office:value-type="float" office:value="11.5326904628081" calcext:value-type="float">
            <text:p>11.5326904628081</text:p>
          </table:table-cell>
          <table:table-cell office:value-type="float" office:value="21.7147969053438" calcext:value-type="float">
            <text:p>21.7147969053438</text:p>
          </table:table-cell>
          <table:table-cell office:value-type="float" office:value="11.2154976880854" calcext:value-type="float">
            <text:p>11.2154976880854</text:p>
          </table:table-cell>
          <table:table-cell office:value-type="float" office:value="-7.42557521093779" calcext:value-type="float">
            <text:p>-7.42557521093779</text:p>
          </table:table-cell>
          <table:table-cell office:value-type="float" office:value="-19.8586952957318" calcext:value-type="float">
            <text:p>-19.8586952957318</text:p>
          </table:table-cell>
          <table:table-cell office:value-type="float" office:value="-21.234788591774" calcext:value-type="float">
            <text:p>-21.234788591774</text:p>
          </table:table-cell>
          <table:table-cell office:value-type="float" office:value="-12.5304356519649" calcext:value-type="float">
            <text:p>-12.5304356519649</text:p>
          </table:table-cell>
          <table:table-cell office:value-type="float" office:value="-3.47109274561834" calcext:value-type="float">
            <text:p>-3.47109274561834</text:p>
          </table:table-cell>
          <table:table-cell office:value-type="float" office:value="-0.536426635954967" calcext:value-type="float">
            <text:p>-0.536426635954967</text:p>
          </table:table-cell>
          <table:table-cell office:value-type="float" office:value="-3.08192374215862" calcext:value-type="float">
            <text:p>-3.08192374215862</text:p>
          </table:table-cell>
          <table:table-cell office:value-type="float" office:value="-8.17075359392127" calcext:value-type="float">
            <text:p>-8.17075359392127</text:p>
          </table:table-cell>
          <table:table-cell office:value-type="float" office:value="-11.1348249885739" calcext:value-type="float">
            <text:p>-11.1348249885739</text:p>
          </table:table-cell>
          <table:table-cell office:value-type="float" office:value="-10.8269425105623" calcext:value-type="float">
            <text:p>-10.8269425105623</text:p>
          </table:table-cell>
          <table:table-cell office:value-type="float" office:value="-9.17011346104004" calcext:value-type="float">
            <text:p>-9.17011346104004</text:p>
          </table:table-cell>
          <table:table-cell office:value-type="float" office:value="-7.74918111814488" calcext:value-type="float">
            <text:p>-7.74918111814488</text:p>
          </table:table-cell>
          <table:table-cell office:value-type="float" office:value="-7.66698865159715" calcext:value-type="float">
            <text:p>-7.66698865159715</text:p>
          </table:table-cell>
          <table:table-cell office:value-type="float" office:value="-8.4724051300013" calcext:value-type="float">
            <text:p>-8.4724051300013</text:p>
          </table:table-cell>
          <table:table-cell office:value-type="float" office:value="-9.15815517059091" calcext:value-type="float">
            <text:p>-9.15815517059091</text:p>
          </table:table-cell>
          <table:table-cell office:value-type="float" office:value="-9.46266080680491" calcext:value-type="float">
            <text:p>-9.46266080680491</text:p>
          </table:table-cell>
          <table:table-cell office:value-type="float" office:value="-9.42884742863073" calcext:value-type="float">
            <text:p>-9.42884742863073</text:p>
          </table:table-cell>
          <table:table-cell office:value-type="float" office:value="-9.32867935299856" calcext:value-type="float">
            <text:p>-9.32867935299856</text:p>
          </table:table-cell>
          <table:table-cell office:value-type="float" office:value="-9.37671761364584" calcext:value-type="float">
            <text:p>-9.37671761364584</text:p>
          </table:table-cell>
          <table:table-cell office:value-type="float" office:value="-9.50922206988381" calcext:value-type="float">
            <text:p>-9.50922206988381</text:p>
          </table:table-cell>
          <table:table-cell office:value-type="float" office:value="-9.64618780691218" calcext:value-type="float">
            <text:p>-9.64618780691218</text:p>
          </table:table-cell>
          <table:table-cell office:value-type="float" office:value="-9.75840890308142" calcext:value-type="float">
            <text:p>-9.75840890308142</text:p>
          </table:table-cell>
          <table:table-cell office:value-type="float" office:value="-9.83588458620737" calcext:value-type="float">
            <text:p>-9.83588458620737</text:p>
          </table:table-cell>
          <table:table-cell office:value-type="float" office:value="-9.88822378222036" calcext:value-type="float">
            <text:p>-9.88822378222036</text:p>
          </table:table-cell>
          <table:table-cell office:value-type="float" office:value="-9.95259949569841" calcext:value-type="float">
            <text:p>-9.95259949569841</text:p>
          </table:table-cell>
          <table:table-cell office:value-type="float" office:value="-10.0784767703433" calcext:value-type="float">
            <text:p>-10.0784767703433</text:p>
          </table:table-cell>
          <table:table-cell office:value-type="float" office:value="-10.135725034762" calcext:value-type="float">
            <text:p>-10.135725034762</text:p>
          </table:table-cell>
          <table:table-cell office:value-type="float" office:value="-9.78549297299147" calcext:value-type="float">
            <text:p>-9.78549297299147</text:p>
          </table:table-cell>
          <table:table-cell office:value-type="float" office:value="-7.98656040873772" calcext:value-type="float">
            <text:p>-7.98656040873772</text:p>
          </table:table-cell>
          <table:table-cell office:value-type="float" office:value="-3.58256059603837" calcext:value-type="float">
            <text:p>-3.58256059603837</text:p>
          </table:table-cell>
          <table:table-cell office:value-type="float" office:value="3.08202642802136" calcext:value-type="float">
            <text:p>3.08202642802136</text:p>
          </table:table-cell>
          <table:table-cell office:value-type="float" office:value="10.4955210480162" calcext:value-type="float">
            <text:p>10.4955210480162</text:p>
          </table:table-cell>
          <table:table-cell office:value-type="float" office:value="14.5963061892438" calcext:value-type="float">
            <text:p>14.5963061892438</text:p>
          </table:table-cell>
          <table:table-cell office:value-type="float" office:value="11.9880421256032" calcext:value-type="float">
            <text:p>11.9880421256032</text:p>
          </table:table-cell>
          <table:table-cell office:value-type="float" office:value="3.23457941008606" calcext:value-type="float">
            <text:p>3.23457941008606</text:p>
          </table:table-cell>
          <table:table-cell office:value-type="float" office:value="-8.71431846954305" calcext:value-type="float">
            <text:p>-8.71431846954305</text:p>
          </table:table-cell>
          <table:table-cell office:value-type="float" office:value="-17.4663761773216" calcext:value-type="float">
            <text:p>-17.4663761773216</text:p>
          </table:table-cell>
          <table:table-cell office:value-type="float" office:value="-19.3790091402415" calcext:value-type="float">
            <text:p>-19.3790091402415</text:p>
          </table:table-cell>
          <table:table-cell office:value-type="float" office:value="-15.7406886015916" calcext:value-type="float">
            <text:p>-15.7406886015916</text:p>
          </table:table-cell>
          <table:table-cell office:value-type="float" office:value="-9.84193349634644" calcext:value-type="float">
            <text:p>-9.84193349634644</text:p>
          </table:table-cell>
          <table:table-cell office:value-type="float" office:value="-6.52143793179427" calcext:value-type="float">
            <text:p>-6.52143793179427</text:p>
          </table:table-cell>
          <table:table-cell office:value-type="float" office:value="-6.93845660573978" calcext:value-type="float">
            <text:p>-6.93845660573978</text:p>
          </table:table-cell>
          <table:table-cell office:value-type="float" office:value="-9.16721546996682" calcext:value-type="float">
            <text:p>-9.16721546996682</text:p>
          </table:table-cell>
          <table:table-cell office:value-type="float" office:value="-11.2559508056629" calcext:value-type="float">
            <text:p>-11.2559508056629</text:p>
          </table:table-cell>
          <table:table-cell office:value-type="float" office:value="-11.5945713188237" calcext:value-type="float">
            <text:p>-11.5945713188237</text:p>
          </table:table-cell>
          <table:table-cell office:value-type="float" office:value="-10.7159801499923" calcext:value-type="float">
            <text:p>-10.7159801499923</text:p>
          </table:table-cell>
          <table:table-cell office:value-type="float" office:value="-9.89717322769587" calcext:value-type="float">
            <text:p>-9.89717322769587</text:p>
          </table:table-cell>
          <table:table-cell office:value-type="float" office:value="-9.53466716268587" calcext:value-type="float">
            <text:p>-9.53466716268587</text:p>
          </table:table-cell>
          <table:table-cell office:value-type="float" office:value="-9.64005033349256" calcext:value-type="float">
            <text:p>-9.64005033349256</text:p>
          </table:table-cell>
          <table:table-cell office:value-type="float" office:value="-9.8326639006831" calcext:value-type="float">
            <text:p>-9.8326639006831</text:p>
          </table:table-cell>
          <table:table-cell office:value-type="float" office:value="-9.81481483567327" calcext:value-type="float">
            <text:p>-9.81481483567327</text:p>
          </table:table-cell>
          <table:table-cell office:value-type="float" office:value="-9.69461378633489" calcext:value-type="float">
            <text:p>-9.69461378633489</text:p>
          </table:table-cell>
          <table:table-cell office:value-type="float" office:value="-9.56810932092401" calcext:value-type="float">
            <text:p>-9.56810932092401</text:p>
          </table:table-cell>
          <table:table-cell office:value-type="float" office:value="-9.38664725515775" calcext:value-type="float">
            <text:p>-9.38664725515775</text:p>
          </table:table-cell>
          <table:table-cell office:value-type="float" office:value="-8.43600416052125" calcext:value-type="float">
            <text:p>-8.43600416052125</text:p>
          </table:table-cell>
          <table:table-cell office:value-type="float" office:value="-5.12595547207214" calcext:value-type="float">
            <text:p>-5.12595547207214</text:p>
          </table:table-cell>
          <table:table-cell office:value-type="float" office:value="3.06956820174589" calcext:value-type="float">
            <text:p>3.06956820174589</text:p>
          </table:table-cell>
          <table:table-cell office:value-type="float" office:value="19.2204103573356" calcext:value-type="float">
            <text:p>19.2204103573356</text:p>
          </table:table-cell>
          <table:table-cell office:value-type="float" office:value="42.8745681524073" calcext:value-type="float">
            <text:p>42.8745681524073</text:p>
          </table:table-cell>
          <table:table-cell office:value-type="float" office:value="70.345578273728" calcext:value-type="float">
            <text:p>70.345578273728</text:p>
          </table:table-cell>
          <table:table-cell office:value-type="float" office:value="91.2273368913695" calcext:value-type="float">
            <text:p>91.2273368913695</text:p>
          </table:table-cell>
          <table:table-cell office:value-type="float" office:value="93.1154539754788" calcext:value-type="float">
            <text:p>93.1154539754788</text:p>
          </table:table-cell>
          <table:table-cell office:value-type="float" office:value="71.1348388999286" calcext:value-type="float">
            <text:p>71.1348388999286</text:p>
          </table:table-cell>
          <table:table-cell office:value-type="float" office:value="27.2508375404336" calcext:value-type="float">
            <text:p>27.2508375404336</text:p>
          </table:table-cell>
          <table:table-cell office:value-type="float" office:value="-19.9461639982903" calcext:value-type="float">
            <text:p>-19.9461639982903</text:p>
          </table:table-cell>
          <table:table-cell office:value-type="float" office:value="-50.7846533158568" calcext:value-type="float">
            <text:p>-50.7846533158568</text:p>
          </table:table-cell>
          <table:table-cell office:value-type="float" office:value="-54.3190264894114" calcext:value-type="float">
            <text:p>-54.3190264894114</text:p>
          </table:table-cell>
          <table:table-cell office:value-type="float" office:value="-30.987553457955" calcext:value-type="float">
            <text:p>-30.987553457955</text:p>
          </table:table-cell>
          <table:table-cell office:value-type="float" office:value="-0.982749951955292" calcext:value-type="float">
            <text:p>-0.982749951955292</text:p>
          </table:table-cell>
          <table:table-cell office:value-type="float" office:value="18.3966421674449" calcext:value-type="float">
            <text:p>18.3966421674449</text:p>
          </table:table-cell>
          <table:table-cell office:value-type="float" office:value="18.0186513308945" calcext:value-type="float">
            <text:p>18.0186513308945</text:p>
          </table:table-cell>
          <table:table-cell office:value-type="float" office:value="1.58479351558446" calcext:value-type="float">
            <text:p>1.58479351558446</text:p>
          </table:table-cell>
          <table:table-cell office:value-type="float" office:value="-14.6407668041193" calcext:value-type="float">
            <text:p>-14.6407668041193</text:p>
          </table:table-cell>
          <table:table-cell office:value-type="float" office:value="-21.4415769406293" calcext:value-type="float">
            <text:p>-21.4415769406293</text:p>
          </table:table-cell>
          <table:table-cell office:value-type="float" office:value="-16.4662586922658" calcext:value-type="float">
            <text:p>-16.4662586922658</text:p>
          </table:table-cell>
          <table:table-cell office:value-type="float" office:value="-5.86660218864953" calcext:value-type="float">
            <text:p>-5.86660218864953</text:p>
          </table:table-cell>
          <table:table-cell office:value-type="float" office:value="0.604186017765462" calcext:value-type="float">
            <text:p>0.604186017765462</text:p>
          </table:table-cell>
          <table:table-cell office:value-type="float" office:value="0.948212710925997" calcext:value-type="float">
            <text:p>0.948212710925997</text:p>
          </table:table-cell>
          <table:table-cell office:value-type="float" office:value="-3.08454893892948" calcext:value-type="float">
            <text:p>-3.08454893892948</text:p>
          </table:table-cell>
          <table:table-cell office:value-type="float" office:value="-7.23820959276083" calcext:value-type="float">
            <text:p>-7.23820959276083</text:p>
          </table:table-cell>
          <table:table-cell office:value-type="float" office:value="-7.95851835821328" calcext:value-type="float">
            <text:p>-7.95851835821328</text:p>
          </table:table-cell>
          <table:table-cell office:value-type="float" office:value="-6.35636849255139" calcext:value-type="float">
            <text:p>-6.35636849255139</text:p>
          </table:table-cell>
          <table:table-cell office:value-type="float" office:value="-4.28659419286814" calcext:value-type="float">
            <text:p>-4.28659419286814</text:p>
          </table:table-cell>
          <table:table-cell office:value-type="float" office:value="-3.11172462648187" calcext:value-type="float">
            <text:p>-3.11172462648187</text:p>
          </table:table-cell>
          <table:table-cell office:value-type="float" office:value="-3.26090387777136" calcext:value-type="float">
            <text:p>-3.26090387777136</text:p>
          </table:table-cell>
          <table:table-cell office:value-type="float" office:value="-3.73061419004355" calcext:value-type="float">
            <text:p>-3.73061419004355</text:p>
          </table:table-cell>
          <table:table-cell office:value-type="float" office:value="-3.86818220003775" calcext:value-type="float">
            <text:p>-3.86818220003775</text:p>
          </table:table-cell>
          <table:table-cell office:value-type="float" office:value="-3.62637499347056" calcext:value-type="float">
            <text:p>-3.62637499347056</text:p>
          </table:table-cell>
          <table:table-cell office:value-type="float" office:value="-3.16812760106321" calcext:value-type="float">
            <text:p>-3.16812760106321</text:p>
          </table:table-cell>
          <table:table-cell office:value-type="float" office:value="-2.79132955243144" calcext:value-type="float">
            <text:p>-2.79132955243144</text:p>
          </table:table-cell>
          <table:table-cell office:value-type="float" office:value="-2.55271569394633" calcext:value-type="float">
            <text:p>-2.55271569394633</text:p>
          </table:table-cell>
          <table:table-cell office:value-type="float" office:value="-2.35408036806803" calcext:value-type="float">
            <text:p>-2.35408036806803</text:p>
          </table:table-cell>
          <table:table-cell office:value-type="float" office:value="-2.14658158605432" calcext:value-type="float">
            <text:p>-2.14658158605432</text:p>
          </table:table-cell>
          <table:table-cell office:value-type="float" office:value="-1.91021281629782" calcext:value-type="float">
            <text:p>-1.91021281629782</text:p>
          </table:table-cell>
          <table:table-cell office:value-type="float" office:value="-1.64734293035007" calcext:value-type="float">
            <text:p>-1.64734293035007</text:p>
          </table:table-cell>
          <table:table-cell office:value-type="float" office:value="-1.37736704092671" calcext:value-type="float">
            <text:p>-1.37736704092671</text:p>
          </table:table-cell>
          <table:table-cell office:value-type="float" office:value="-1.15570030539745" calcext:value-type="float">
            <text:p>-1.15570030539745</text:p>
          </table:table-cell>
          <table:table-cell office:value-type="float" office:value="-0.967227574591133" calcext:value-type="float">
            <text:p>-0.967227574591133</text:p>
          </table:table-cell>
          <table:table-cell office:value-type="float" office:value="-0.581695371851718" calcext:value-type="float">
            <text:p>-0.581695371851718</text:p>
          </table:table-cell>
          <table:table-cell office:value-type="float" office:value="0.630692118250762" calcext:value-type="float">
            <text:p>0.630692118250762</text:p>
          </table:table-cell>
          <table:table-cell office:value-type="float" office:value="3.97927434058752" calcext:value-type="float">
            <text:p>3.97927434058752</text:p>
          </table:table-cell>
          <table:table-cell office:value-type="float" office:value="9.93406338533802" calcext:value-type="float">
            <text:p>9.93406338533802</text:p>
          </table:table-cell>
          <table:table-cell office:value-type="float" office:value="17.6075901257961" calcext:value-type="float">
            <text:p>17.6075901257961</text:p>
          </table:table-cell>
          <table:table-cell office:value-type="float" office:value="24.2039273062598" calcext:value-type="float">
            <text:p>24.2039273062598</text:p>
          </table:table-cell>
          <table:table-cell office:value-type="float" office:value="25.301028824504" calcext:value-type="float">
            <text:p>25.301028824504</text:p>
          </table:table-cell>
          <table:table-cell office:value-type="float" office:value="19.6664545635985" calcext:value-type="float">
            <text:p>19.6664545635985</text:p>
          </table:table-cell>
          <table:table-cell office:value-type="float" office:value="8.88306873971973" calcext:value-type="float">
            <text:p>8.88306873971973</text:p>
          </table:table-cell>
          <table:table-cell office:value-type="float" office:value="-2.0232504121445" calcext:value-type="float">
            <text:p>-2.0232504121445</text:p>
          </table:table-cell>
          <table:table-cell office:value-type="float" office:value="-7.04612512462803" calcext:value-type="float">
            <text:p>-7.04612512462803</text:p>
          </table:table-cell>
          <table:table-cell office:value-type="float" office:value="-5.66637097265997" calcext:value-type="float">
            <text:p>-5.66637097265997</text:p>
          </table:table-cell>
          <table:table-cell office:value-type="float" office:value="-0.0509084105116382" calcext:value-type="float">
            <text:p>-0.050908410511638</text:p>
          </table:table-cell>
          <table:table-cell office:value-type="float" office:value="5.28745099796318" calcext:value-type="float">
            <text:p>5.28745099796318</text:p>
          </table:table-cell>
          <table:table-cell office:value-type="float" office:value="6.71337695822057" calcext:value-type="float">
            <text:p>6.71337695822057</text:p>
          </table:table-cell>
          <table:table-cell office:value-type="float" office:value="5.33160226000759" calcext:value-type="float">
            <text:p>5.33160226000759</text:p>
          </table:table-cell>
          <table:table-cell office:value-type="float" office:value="3.13336737851172" calcext:value-type="float">
            <text:p>3.13336737851172</text:p>
          </table:table-cell>
          <table:table-cell office:value-type="float" office:value="2.0214127899215" calcext:value-type="float">
            <text:p>2.0214127899215</text:p>
          </table:table-cell>
          <table:table-cell office:value-type="float" office:value="2.66522853790521" calcext:value-type="float">
            <text:p>2.66522853790521</text:p>
          </table:table-cell>
          <table:table-cell office:value-type="float" office:value="3.79805118614267" calcext:value-type="float">
            <text:p>3.79805118614267</text:p>
          </table:table-cell>
          <table:table-cell office:value-type="float" office:value="4.56711032860181" calcext:value-type="float">
            <text:p>4.56711032860181</text:p>
          </table:table-cell>
          <table:table-cell office:value-type="float" office:value="4.8247831471074" calcext:value-type="float">
            <text:p>4.8247831471074</text:p>
          </table:table-cell>
          <table:table-cell office:value-type="float" office:value="4.76704492045417" calcext:value-type="float">
            <text:p>4.76704492045417</text:p>
          </table:table-cell>
          <table:table-cell office:value-type="float" office:value="4.81783214091966" calcext:value-type="float">
            <text:p>4.81783214091966</text:p>
          </table:table-cell>
          <table:table-cell office:value-type="float" office:value="5.04141942297411" calcext:value-type="float">
            <text:p>5.04141942297411</text:p>
          </table:table-cell>
          <table:table-cell office:value-type="float" office:value="5.28967098917687" calcext:value-type="float">
            <text:p>5.28967098917687</text:p>
          </table:table-cell>
          <table:table-cell office:value-type="float" office:value="5.54539575272428" calcext:value-type="float">
            <text:p>5.54539575272428</text:p>
          </table:table-cell>
          <table:table-cell office:value-type="float" office:value="6.05125191283686" calcext:value-type="float">
            <text:p>6.05125191283686</text:p>
          </table:table-cell>
          <table:table-cell office:value-type="float" office:value="8.0777121007237" calcext:value-type="float">
            <text:p>8.0777121007237</text:p>
          </table:table-cell>
          <table:table-cell office:value-type="float" office:value="13.5540191984436" calcext:value-type="float">
            <text:p>13.5540191984436</text:p>
          </table:table-cell>
          <table:table-cell office:value-type="float" office:value="25.5915240220728" calcext:value-type="float">
            <text:p>25.5915240220728</text:p>
          </table:table-cell>
          <table:table-cell office:value-type="float" office:value="45.9723481433601" calcext:value-type="float">
            <text:p>45.9723481433601</text:p>
          </table:table-cell>
          <table:table-cell office:value-type="float" office:value="72.3669944902852" calcext:value-type="float">
            <text:p>72.3669944902852</text:p>
          </table:table-cell>
          <table:table-cell office:value-type="float" office:value="98.2469955074022" calcext:value-type="float">
            <text:p>98.2469955074022</text:p>
          </table:table-cell>
          <table:table-cell office:value-type="float" office:value="110.676649078076" calcext:value-type="float">
            <text:p>110.676649078076</text:p>
          </table:table-cell>
          <table:table-cell office:value-type="float" office:value="100.738294355355" calcext:value-type="float">
            <text:p>100.738294355355</text:p>
          </table:table-cell>
          <table:table-cell office:value-type="float" office:value="66.3528440891761" calcext:value-type="float">
            <text:p>66.3528440891761</text:p>
          </table:table-cell>
          <table:table-cell office:value-type="float" office:value="17.9601020383063" calcext:value-type="float">
            <text:p>17.9601020383063</text:p>
          </table:table-cell>
          <table:table-cell office:value-type="float" office:value="-22.7274835805624" calcext:value-type="float">
            <text:p>-22.7274835805624</text:p>
          </table:table-cell>
          <table:table-cell office:value-type="float" office:value="-40.8353277504246" calcext:value-type="float">
            <text:p>-40.8353277504246</text:p>
          </table:table-cell>
          <table:table-cell office:value-type="float" office:value="-28.9675702220545" calcext:value-type="float">
            <text:p>-28.9675702220545</text:p>
          </table:table-cell>
          <table:table-cell office:value-type="float" office:value="0.518800566672502" calcext:value-type="float">
            <text:p>0.518800566672502</text:p>
          </table:table-cell>
          <table:table-cell office:value-type="float" office:value="26.5096910961678" calcext:value-type="float">
            <text:p>26.5096910961678</text:p>
          </table:table-cell>
          <table:table-cell office:value-type="float" office:value="36.6898184974445" calcext:value-type="float">
            <text:p>36.6898184974445</text:p>
          </table:table-cell>
          <table:table-cell office:value-type="float" office:value="26.2398729379279" calcext:value-type="float">
            <text:p>26.2398729379279</text:p>
          </table:table-cell>
          <table:table-cell office:value-type="float" office:value="7.93299432716913" calcext:value-type="float">
            <text:p>7.93299432716913</text:p>
          </table:table-cell>
          <table:table-cell office:value-type="float" office:value="-4.02349097386019" calcext:value-type="float">
            <text:p>-4.02349097386019</text:p>
          </table:table-cell>
          <table:table-cell office:value-type="float" office:value="-4.88615850446932" calcext:value-type="float">
            <text:p>-4.88615850446932</text:p>
          </table:table-cell>
          <table:table-cell office:value-type="float" office:value="4.20990754501984" calcext:value-type="float">
            <text:p>4.20990754501984</text:p>
          </table:table-cell>
          <table:table-cell office:value-type="float" office:value="13.4766431539224" calcext:value-type="float">
            <text:p>13.4766431539224</text:p>
          </table:table-cell>
          <table:table-cell office:value-type="float" office:value="16.5833281369235" calcext:value-type="float">
            <text:p>16.5833281369235</text:p>
          </table:table-cell>
          <table:table-cell office:value-type="float" office:value="14.2270779656654" calcext:value-type="float">
            <text:p>14.2270779656654</text:p>
          </table:table-cell>
          <table:table-cell office:value-type="float" office:value="9.39218334087757" calcext:value-type="float">
            <text:p>9.39218334087757</text:p>
          </table:table-cell>
          <table:table-cell office:value-type="float" office:value="6.73700089077013" calcext:value-type="float">
            <text:p>6.73700089077013</text:p>
          </table:table-cell>
          <table:table-cell office:value-type="float" office:value="7.31956720735004" calcext:value-type="float">
            <text:p>7.31956720735004</text:p>
          </table:table-cell>
          <table:table-cell office:value-type="float" office:value="9.2086046665527" calcext:value-type="float">
            <text:p>9.2086046665527</text:p>
          </table:table-cell>
          <table:table-cell office:value-type="float" office:value="10.8283130008116" calcext:value-type="float">
            <text:p>10.8283130008116</text:p>
          </table:table-cell>
          <table:table-cell office:value-type="float" office:value="11.0898785574869" calcext:value-type="float">
            <text:p>11.0898785574869</text:p>
          </table:table-cell>
          <table:table-cell office:value-type="float" office:value="10.4717242731052" calcext:value-type="float">
            <text:p>10.4717242731052</text:p>
          </table:table-cell>
          <table:table-cell office:value-type="float" office:value="9.97359609625236" calcext:value-type="float">
            <text:p>9.97359609625236</text:p>
          </table:table-cell>
          <table:table-cell office:value-type="float" office:value="9.84598352040204" calcext:value-type="float">
            <text:p>9.84598352040204</text:p>
          </table:table-cell>
          <table:table-cell office:value-type="float" office:value="10.0426510483426" calcext:value-type="float">
            <text:p>10.0426510483426</text:p>
          </table:table-cell>
          <table:table-cell office:value-type="float" office:value="10.2889606272306" calcext:value-type="float">
            <text:p>10.2889606272306</text:p>
          </table:table-cell>
          <table:table-cell office:value-type="float" office:value="10.3749130864045" calcext:value-type="float">
            <text:p>10.3749130864045</text:p>
          </table:table-cell>
          <table:table-cell office:value-type="float" office:value="10.3666896355031" calcext:value-type="float">
            <text:p>10.3666896355031</text:p>
          </table:table-cell>
          <table:table-cell office:value-type="float" office:value="10.3432278451731" calcext:value-type="float">
            <text:p>10.3432278451731</text:p>
          </table:table-cell>
          <table:table-cell office:value-type="float" office:value="10.3332542913239" calcext:value-type="float">
            <text:p>10.3332542913239</text:p>
          </table:table-cell>
          <table:table-cell office:value-type="float" office:value="10.3462864220888" calcext:value-type="float">
            <text:p>10.3462864220888</text:p>
          </table:table-cell>
          <table:table-cell office:value-type="float" office:value="10.3724362689588" calcext:value-type="float">
            <text:p>10.3724362689588</text:p>
          </table:table-cell>
          <table:table-cell office:value-type="float" office:value="10.3737959951526" calcext:value-type="float">
            <text:p>10.3737959951526</text:p>
          </table:table-cell>
          <table:table-cell office:value-type="float" office:value="10.3018720589393" calcext:value-type="float">
            <text:p>10.3018720589393</text:p>
          </table:table-cell>
          <table:table-cell office:value-type="float" office:value="10.2908103841027" calcext:value-type="float">
            <text:p>10.2908103841027</text:p>
          </table:table-cell>
          <table:table-cell office:value-type="float" office:value="10.6853314302572" calcext:value-type="float">
            <text:p>10.6853314302572</text:p>
          </table:table-cell>
          <table:table-cell office:value-type="float" office:value="12.5399531667374" calcext:value-type="float">
            <text:p>12.5399531667374</text:p>
          </table:table-cell>
          <table:table-cell office:value-type="float" office:value="16.9966666185213" calcext:value-type="float">
            <text:p>16.9966666185213</text:p>
          </table:table-cell>
          <table:table-cell office:value-type="float" office:value="23.687010876315" calcext:value-type="float">
            <text:p>23.687010876315</text:p>
          </table:table-cell>
          <table:table-cell office:value-type="float" office:value="31.0671085782003" calcext:value-type="float">
            <text:p>31.0671085782003</text:p>
          </table:table-cell>
          <table:table-cell office:value-type="float" office:value="35.0429991886592" calcext:value-type="float">
            <text:p>35.0429991886592</text:p>
          </table:table-cell>
          <table:table-cell office:value-type="float" office:value="32.2793110792997" calcext:value-type="float">
            <text:p>32.2793110792997</text:p>
          </table:table-cell>
          <table:table-cell office:value-type="float" office:value="23.382763702822" calcext:value-type="float">
            <text:p>23.382763702822</text:p>
          </table:table-cell>
          <table:table-cell office:value-type="float" office:value="11.3674744599848" calcext:value-type="float">
            <text:p>11.3674744599848</text:p>
          </table:table-cell>
          <table:table-cell office:value-type="float" office:value="2.64530119585605" calcext:value-type="float">
            <text:p>2.64530119585605</text:p>
          </table:table-cell>
          <table:table-cell office:value-type="float" office:value="0.753759792824861" calcext:value-type="float">
            <text:p>0.753759792824861</text:p>
          </table:table-cell>
          <table:table-cell office:value-type="float" office:value="4.36715459609551" calcext:value-type="float">
            <text:p>4.36715459609551</text:p>
          </table:table-cell>
          <table:table-cell office:value-type="float" office:value="10.1503698925114" calcext:value-type="float">
            <text:p>10.1503698925114</text:p>
          </table:table-cell>
          <table:table-cell office:value-type="float" office:value="13.2770961033383" calcext:value-type="float">
            <text:p>13.2770961033383</text:p>
          </table:table-cell>
          <table:table-cell office:value-type="float" office:value="12.6786003411883" calcext:value-type="float">
            <text:p>12.6786003411883</text:p>
          </table:table-cell>
          <table:table-cell office:value-type="float" office:value="10.2907703602141" calcext:value-type="float">
            <text:p>10.2907703602141</text:p>
          </table:table-cell>
          <table:table-cell office:value-type="float" office:value="8.06412406843055" calcext:value-type="float">
            <text:p>8.06412406843055</text:p>
          </table:table-cell>
          <table:table-cell office:value-type="float" office:value="7.58944364042441" calcext:value-type="float">
            <text:p>7.58944364042441</text:p>
          </table:table-cell>
          <table:table-cell office:value-type="float" office:value="8.29697459031525" calcext:value-type="float">
            <text:p>8.29697459031525</text:p>
          </table:table-cell>
          <table:table-cell office:value-type="float" office:value="8.91893082711588" calcext:value-type="float">
            <text:p>8.91893082711588</text:p>
          </table:table-cell>
          <table:table-cell office:value-type="float" office:value="9.07150025710375" calcext:value-type="float">
            <text:p>9.07150025710375</text:p>
          </table:table-cell>
          <table:table-cell office:value-type="float" office:value="8.74882128399288" calcext:value-type="float">
            <text:p>8.74882128399288</text:p>
          </table:table-cell>
          <table:table-cell office:value-type="float" office:value="8.33593940312315" calcext:value-type="float">
            <text:p>8.33593940312315</text:p>
          </table:table-cell>
          <table:table-cell office:value-type="float" office:value="8.12372112347326" calcext:value-type="float">
            <text:p>8.12372112347326</text:p>
          </table:table-cell>
          <table:table-cell office:value-type="float" office:value="8.00071394768601" calcext:value-type="float">
            <text:p>8.00071394768601</text:p>
          </table:table-cell>
          <table:table-cell office:value-type="float" office:value="7.87357655038356" calcext:value-type="float">
            <text:p>7.87357655038356</text:p>
          </table:table-cell>
          <table:table-cell office:value-type="float" office:value="7.79428244391308" calcext:value-type="float">
            <text:p>7.79428244391308</text:p>
          </table:table-cell>
          <table:table-cell office:value-type="float" office:value="8.49681469471421" calcext:value-type="float">
            <text:p>8.49681469471421</text:p>
          </table:table-cell>
          <table:table-cell office:value-type="float" office:value="11.5803740006595" calcext:value-type="float">
            <text:p>11.5803740006595</text:p>
          </table:table-cell>
          <table:table-cell office:value-type="float" office:value="19.5938060451538" calcext:value-type="float">
            <text:p>19.5938060451538</text:p>
          </table:table-cell>
          <table:table-cell office:value-type="float" office:value="35.5876079218291" calcext:value-type="float">
            <text:p>35.5876079218291</text:p>
          </table:table-cell>
          <table:table-cell office:value-type="float" office:value="59.0321435558704" calcext:value-type="float">
            <text:p>59.0321435558704</text:p>
          </table:table-cell>
          <table:table-cell office:value-type="float" office:value="86.1801653989173" calcext:value-type="float">
            <text:p>86.1801653989173</text:p>
          </table:table-cell>
          <table:table-cell office:value-type="float" office:value="106.501783815675" calcext:value-type="float">
            <text:p>106.501783815675</text:p>
          </table:table-cell>
          <table:table-cell office:value-type="float" office:value="107.66557038914" calcext:value-type="float">
            <text:p>107.66557038914</text:p>
          </table:table-cell>
          <table:table-cell office:value-type="float" office:value="84.9138175324378" calcext:value-type="float">
            <text:p>84.9138175324378</text:p>
          </table:table-cell>
          <table:table-cell office:value-type="float" office:value="40.4281473601196" calcext:value-type="float">
            <text:p>40.4281473601196</text:p>
          </table:table-cell>
          <table:table-cell office:value-type="float" office:value="-6.99488408795556" calcext:value-type="float">
            <text:p>-6.99488408795556</text:p>
          </table:table-cell>
          <table:table-cell office:value-type="float" office:value="-37.820696725688" calcext:value-type="float">
            <text:p>-37.820696725688</text:p>
          </table:table-cell>
          <table:table-cell office:value-type="float" office:value="-41.2054705873526" calcext:value-type="float">
            <text:p>-41.2054705873526</text:p>
          </table:table-cell>
          <table:table-cell office:value-type="float" office:value="-17.9610680701579" calcext:value-type="float">
            <text:p>-17.9610680701579</text:p>
          </table:table-cell>
          <table:table-cell office:value-type="float" office:value="11.5804698168982" calcext:value-type="float">
            <text:p>11.5804698168982</text:p>
          </table:table-cell>
          <table:table-cell office:value-type="float" office:value="30.2902872390033" calcext:value-type="float">
            <text:p>30.2902872390033</text:p>
          </table:table-cell>
          <table:table-cell office:value-type="float" office:value="29.1356907147519" calcext:value-type="float">
            <text:p>29.1356907147519</text:p>
          </table:table-cell>
          <table:table-cell office:value-type="float" office:value="12.1538265584761" calcext:value-type="float">
            <text:p>12.1538265584761</text:p>
          </table:table-cell>
          <table:table-cell office:value-type="float" office:value="-4.37520827107512" calcext:value-type="float">
            <text:p>-4.37520827107512</text:p>
          </table:table-cell>
          <table:table-cell office:value-type="float" office:value="-11.4148612313944" calcext:value-type="float">
            <text:p>-11.4148612313944</text:p>
          </table:table-cell>
          <table:table-cell office:value-type="float" office:value="-6.69442019166839" calcext:value-type="float">
            <text:p>-6.69442019166839</text:p>
          </table:table-cell>
          <table:table-cell office:value-type="float" office:value="3.46806672662561" calcext:value-type="float">
            <text:p>3.46806672662561</text:p>
          </table:table-cell>
          <table:table-cell office:value-type="float" office:value="9.3831268456645" calcext:value-type="float">
            <text:p>9.3831268456645</text:p>
          </table:table-cell>
          <table:table-cell office:value-type="float" office:value="9.18442034121326" calcext:value-type="float">
            <text:p>9.18442034121326</text:p>
          </table:table-cell>
          <table:table-cell office:value-type="float" office:value="4.65407657695849" calcext:value-type="float">
            <text:p>4.65407657695849</text:p>
          </table:table-cell>
          <table:table-cell office:value-type="float" office:value="0.0823377024328767" calcext:value-type="float">
            <text:p>0.082337702432877</text:p>
          </table:table-cell>
          <table:table-cell office:value-type="float" office:value="-1.04434371715064" calcext:value-type="float">
            <text:p>-1.04434371715064</text:p>
          </table:table-cell>
          <table:table-cell office:value-type="float" office:value="0.112699867921413" calcext:value-type="float">
            <text:p>0.112699867921413</text:p>
          </table:table-cell>
          <table:table-cell office:value-type="float" office:value="1.70733133632538" calcext:value-type="float">
            <text:p>1.70733133632538</text:p>
          </table:table-cell>
          <table:table-cell office:value-type="float" office:value="2.38350380449085" calcext:value-type="float">
            <text:p>2.38350380449085</text:p>
          </table:table-cell>
          <table:table-cell office:value-type="float" office:value="1.74219233360922" calcext:value-type="float">
            <text:p>1.74219233360922</text:p>
          </table:table-cell>
          <table:table-cell office:value-type="float" office:value="0.795225745655546" calcext:value-type="float">
            <text:p>0.795225745655546</text:p>
          </table:table-cell>
          <table:table-cell office:value-type="float" office:value="0.18121199622706" calcext:value-type="float">
            <text:p>0.18121199622706</text:p>
          </table:table-cell>
          <table:table-cell office:value-type="float" office:value="-0.0563232954924906" calcext:value-type="float">
            <text:p>-0.056323295492491</text:p>
          </table:table-cell>
          <table:table-cell office:value-type="float" office:value="-0.0843952204984774" calcext:value-type="float">
            <text:p>-0.084395220498478</text:p>
          </table:table-cell>
          <table:table-cell office:value-type="float" office:value="-0.199558626621683" calcext:value-type="float">
            <text:p>-0.199558626621683</text:p>
          </table:table-cell>
          <table:table-cell office:value-type="float" office:value="-0.452985596880104" calcext:value-type="float">
            <text:p>-0.452985596880104</text:p>
          </table:table-cell>
          <table:table-cell office:value-type="float" office:value="-0.746225994524403" calcext:value-type="float">
            <text:p>-0.746225994524403</text:p>
          </table:table-cell>
          <table:table-cell office:value-type="float" office:value="-1.03109783179455" calcext:value-type="float">
            <text:p>-1.03109783179455</text:p>
          </table:table-cell>
          <table:table-cell office:value-type="float" office:value="-1.28757582331795" calcext:value-type="float">
            <text:p>-1.28757582331795</text:p>
          </table:table-cell>
          <table:table-cell office:value-type="float" office:value="-1.51807760032768" calcext:value-type="float">
            <text:p>-1.51807760032768</text:p>
          </table:table-cell>
          <table:table-cell office:value-type="float" office:value="-1.74219628110304" calcext:value-type="float">
            <text:p>-1.74219628110304</text:p>
          </table:table-cell>
          <table:table-cell office:value-type="float" office:value="-2.01543918333046" calcext:value-type="float">
            <text:p>-2.01543918333046</text:p>
          </table:table-cell>
          <table:table-cell office:value-type="float" office:value="-2.31895621738642" calcext:value-type="float">
            <text:p>-2.31895621738642</text:p>
          </table:table-cell>
          <table:table-cell office:value-type="float" office:value="-2.41951007922345" calcext:value-type="float">
            <text:p>-2.41951007922345</text:p>
          </table:table-cell>
          <table:table-cell office:value-type="float" office:value="-1.67354110811815" calcext:value-type="float">
            <text:p>-1.67354110811815</text:p>
          </table:table-cell>
          <table:table-cell office:value-type="float" office:value="1.2310025110583" calcext:value-type="float">
            <text:p>1.2310025110583</text:p>
          </table:table-cell>
          <table:table-cell office:value-type="float" office:value="6.73553662523636" calcext:value-type="float">
            <text:p>6.73553662523636</text:p>
          </table:table-cell>
          <table:table-cell office:value-type="float" office:value="13.937257193174" calcext:value-type="float">
            <text:p>13.937257193174</text:p>
          </table:table-cell>
          <table:table-cell office:value-type="float" office:value="19.9918770100399" calcext:value-type="float">
            <text:p>19.9918770100399</text:p>
          </table:table-cell>
          <table:table-cell office:value-type="float" office:value="20.4890296820023" calcext:value-type="float">
            <text:p>20.4890296820023</text:p>
          </table:table-cell>
          <table:table-cell office:value-type="float" office:value="14.2715648846264" calcext:value-type="float">
            <text:p>14.2715648846264</text:p>
          </table:table-cell>
          <table:table-cell office:value-type="float" office:value="2.95588519265852" calcext:value-type="float">
            <text:p>2.95588519265852</text:p>
          </table:table-cell>
          <table:table-cell office:value-type="float" office:value="-8.36589197998344" calcext:value-type="float">
            <text:p>-8.36589197998344</text:p>
          </table:table-cell>
          <table:table-cell office:value-type="float" office:value="-13.7368173417262" calcext:value-type="float">
            <text:p>-13.7368173417262</text:p>
          </table:table-cell>
          <table:table-cell office:value-type="float" office:value="-12.7275879630584" calcext:value-type="float">
            <text:p>-12.7275879630584</text:p>
          </table:table-cell>
          <table:table-cell office:value-type="float" office:value="-7.53467699576839" calcext:value-type="float">
            <text:p>-7.53467699576839</text:p>
          </table:table-cell>
          <table:table-cell office:value-type="float" office:value="-2.70138996209851" calcext:value-type="float">
            <text:p>-2.70138996209851</text:p>
          </table:table-cell>
          <table:table-cell office:value-type="float" office:value="-1.79163602745412" calcext:value-type="float">
            <text:p>-1.79163602745412</text:p>
          </table:table-cell>
          <table:table-cell office:value-type="float" office:value="-3.65039753143192" calcext:value-type="float">
            <text:p>-3.65039753143192</text:p>
          </table:table-cell>
          <table:table-cell office:value-type="float" office:value="-6.28742637365221" calcext:value-type="float">
            <text:p>-6.28742637365221</text:p>
          </table:table-cell>
          <table:table-cell office:value-type="float" office:value="-7.80343179751036" calcext:value-type="float">
            <text:p>-7.80343179751036</text:p>
          </table:table-cell>
          <table:table-cell office:value-type="float" office:value="-7.56990589579813" calcext:value-type="float">
            <text:p>-7.56990589579813</text:p>
          </table:table-cell>
          <table:table-cell office:value-type="float" office:value="-6.86389275041027" calcext:value-type="float">
            <text:p>-6.86389275041027</text:p>
          </table:table-cell>
          <table:table-cell office:value-type="float" office:value="-6.52100393818674" calcext:value-type="float">
            <text:p>-6.52100393818674</text:p>
          </table:table-cell>
          <table:table-cell office:value-type="float" office:value="-6.68357022258865" calcext:value-type="float">
            <text:p>-6.68357022258865</text:p>
          </table:table-cell>
          <table:table-cell office:value-type="float" office:value="-7.14790697342367" calcext:value-type="float">
            <text:p>-7.14790697342367</text:p>
          </table:table-cell>
          <table:table-cell office:value-type="float" office:value="-7.49144197249614" calcext:value-type="float">
            <text:p>-7.49144197249614</text:p>
          </table:table-cell>
          <table:table-cell office:value-type="float" office:value="-7.65736706927706" calcext:value-type="float">
            <text:p>-7.65736706927706</text:p>
          </table:table-cell>
          <table:table-cell office:value-type="float" office:value="-7.7929465051792" calcext:value-type="float">
            <text:p>-7.7929465051792</text:p>
          </table:table-cell>
          <table:table-cell office:value-type="float" office:value="-7.91276987346671" calcext:value-type="float">
            <text:p>-7.91276987346671</text:p>
          </table:table-cell>
          <table:table-cell office:value-type="float" office:value="-7.76263003870343" calcext:value-type="float">
            <text:p>-7.76263003870343</text:p>
          </table:table-cell>
          <table:table-cell office:value-type="float" office:value="-6.05675621621007" calcext:value-type="float">
            <text:p>-6.05675621621007</text:p>
          </table:table-cell>
          <table:table-cell office:value-type="float" office:value="-0.849296652398692" calcext:value-type="float">
            <text:p>-0.849296652398692</text:p>
          </table:table-cell>
          <table:table-cell office:value-type="float" office:value="10.9837606373638" calcext:value-type="float">
            <text:p>10.9837606373638</text:p>
          </table:table-cell>
          <table:table-cell office:value-type="float" office:value="31.1567396401304" calcext:value-type="float">
            <text:p>31.1567396401304</text:p>
          </table:table-cell>
          <table:table-cell office:value-type="float" office:value="57.2954842458202" calcext:value-type="float">
            <text:p>57.2954842458202</text:p>
          </table:table-cell>
          <table:table-cell office:value-type="float" office:value="82.7431632924485" calcext:value-type="float">
            <text:p>82.7431632924485</text:p>
          </table:table-cell>
          <table:table-cell office:value-type="float" office:value="94.532251357662" calcext:value-type="float">
            <text:p>94.532251357662</text:p>
          </table:table-cell>
          <table:table-cell office:value-type="float" office:value="83.8901805215301" calcext:value-type="float">
            <text:p>83.8901805215301</text:p>
          </table:table-cell>
          <table:table-cell office:value-type="float" office:value="48.8299887800999" calcext:value-type="float">
            <text:p>48.8299887800999</text:p>
          </table:table-cell>
          <table:table-cell office:value-type="float" office:value="0.108528106581671" calcext:value-type="float">
            <text:p>0.108528106581671</text:p>
          </table:table-cell>
          <table:table-cell office:value-type="float" office:value="-40.5576176729766" calcext:value-type="float">
            <text:p>-40.5576176729766</text:p>
          </table:table-cell>
          <table:table-cell office:value-type="float" office:value="-58.4579358896443" calcext:value-type="float">
            <text:p>-58.4579358896443</text:p>
          </table:table-cell>
          <table:table-cell office:value-type="float" office:value="-46.366473593978" calcext:value-type="float">
            <text:p>-46.366473593978</text:p>
          </table:table-cell>
          <table:table-cell office:value-type="float" office:value="-17.0138877391799" calcext:value-type="float">
            <text:p>-17.0138877391799</text:p>
          </table:table-cell>
          <table:table-cell office:value-type="float" office:value="8.55773617870744" calcext:value-type="float">
            <text:p>8.55773617870744</text:p>
          </table:table-cell>
          <table:table-cell office:value-type="float" office:value="18.1749245253867" calcext:value-type="float">
            <text:p>18.1749245253867</text:p>
          </table:table-cell>
          <table:table-cell office:value-type="float" office:value="7.24028851796708" calcext:value-type="float">
            <text:p>7.24028851796708</text:p>
          </table:table-cell>
          <table:table-cell office:value-type="float" office:value="-11.2469561788864" calcext:value-type="float">
            <text:p>-11.2469561788864</text:p>
          </table:table-cell>
          <table:table-cell office:value-type="float" office:value="-23.2249986197322" calcext:value-type="float">
            <text:p>-23.2249986197322</text:p>
          </table:table-cell>
          <table:table-cell office:value-type="float" office:value="-24.0529519961721" calcext:value-type="float">
            <text:p>-24.0529519961721</text:p>
          </table:table-cell>
          <table:table-cell office:value-type="float" office:value="-15.0263763347625" calcext:value-type="float">
            <text:p>-15.0263763347625</text:p>
          </table:table-cell>
          <table:table-cell office:value-type="float" office:value="-5.99135235629888" calcext:value-type="float">
            <text:p>-5.99135235629888</text:p>
          </table:table-cell>
          <table:table-cell office:value-type="float" office:value="-3.12827113975047" calcext:value-type="float">
            <text:p>-3.12827113975047</text:p>
          </table:table-cell>
          <table:table-cell office:value-type="float" office:value="-5.68899566883084" calcext:value-type="float">
            <text:p>-5.68899566883084</text:p>
          </table:table-cell>
          <table:table-cell office:value-type="float" office:value="-10.6414541628279" calcext:value-type="float">
            <text:p>-10.6414541628279</text:p>
          </table:table-cell>
          <table:table-cell office:value-type="float" office:value="-13.3385599051386" calcext:value-type="float">
            <text:p>-13.3385599051386</text:p>
          </table:table-cell>
          <table:table-cell office:value-type="float" office:value="-12.8109222990412" calcext:value-type="float">
            <text:p>-12.8109222990412</text:p>
          </table:table-cell>
          <table:table-cell office:value-type="float" office:value="-10.9968892943211" calcext:value-type="float">
            <text:p>-10.9968892943211</text:p>
          </table:table-cell>
          <table:table-cell office:value-type="float" office:value="-9.46312458636109" calcext:value-type="float">
            <text:p>-9.46312458636109</text:p>
          </table:table-cell>
          <table:table-cell office:value-type="float" office:value="-9.28373798606124" calcext:value-type="float">
            <text:p>-9.28373798606124</text:p>
          </table:table-cell>
          <table:table-cell office:value-type="float" office:value="-9.95330592730777" calcext:value-type="float">
            <text:p>-9.95330592730777</text:p>
          </table:table-cell>
          <table:table-cell office:value-type="float" office:value="-10.4799088952558" calcext:value-type="float">
            <text:p>-10.4799088952558</text:p>
          </table:table-cell>
          <table:table-cell office:value-type="float" office:value="-10.6237433260454" calcext:value-type="float">
            <text:p>-10.6237433260454</text:p>
          </table:table-cell>
          <table:table-cell office:value-type="float" office:value="-10.4343093244627" calcext:value-type="float">
            <text:p>-10.4343093244627</text:p>
          </table:table-cell>
          <table:table-cell office:value-type="float" office:value="-10.1887049539464" calcext:value-type="float">
            <text:p>-10.1887049539464</text:p>
          </table:table-cell>
          <table:table-cell office:value-type="float" office:value="-10.0922002148615" calcext:value-type="float">
            <text:p>-10.0922002148615</text:p>
          </table:table-cell>
          <table:table-cell office:value-type="float" office:value="-10.0762110073283" calcext:value-type="float">
            <text:p>-10.0762110073283</text:p>
          </table:table-cell>
          <table:table-cell office:value-type="float" office:value="-10.0628191113869" calcext:value-type="float">
            <text:p>-10.0628191113869</text:p>
          </table:table-cell>
          <table:table-cell office:value-type="float" office:value="-10.0237195834029" calcext:value-type="float">
            <text:p>-10.0237195834029</text:p>
          </table:table-cell>
          <table:table-cell office:value-type="float" office:value="-9.94984920232338" calcext:value-type="float">
            <text:p>-9.94984920232338</text:p>
          </table:table-cell>
          <table:table-cell office:value-type="float" office:value="-9.85136015728352" calcext:value-type="float">
            <text:p>-9.85136015728352</text:p>
          </table:table-cell>
          <table:table-cell office:value-type="float" office:value="-9.76689075668231" calcext:value-type="float">
            <text:p>-9.76689075668231</text:p>
          </table:table-cell>
          <table:table-cell office:value-type="float" office:value="-9.7439053641863" calcext:value-type="float">
            <text:p>-9.7439053641863</text:p>
          </table:table-cell>
          <table:table-cell office:value-type="float" office:value="-9.64429350126869" calcext:value-type="float">
            <text:p>-9.64429350126869</text:p>
          </table:table-cell>
          <table:table-cell office:value-type="float" office:value="-9.11728520511598" calcext:value-type="float">
            <text:p>-9.11728520511598</text:p>
          </table:table-cell>
          <table:table-cell office:value-type="float" office:value="-7.09528881809352" calcext:value-type="float">
            <text:p>-7.09528881809352</text:p>
          </table:table-cell>
          <table:table-cell office:value-type="float" office:value="-2.45141812339782" calcext:value-type="float">
            <text:p>-2.45141812339782</text:p>
          </table:table-cell>
          <table:table-cell office:value-type="float" office:value="4.42231108470663" calcext:value-type="float">
            <text:p>4.42231108470663</text:p>
          </table:table-cell>
          <table:table-cell office:value-type="float" office:value="11.9487208569984" calcext:value-type="float">
            <text:p>11.9487208569984</text:p>
          </table:table-cell>
          <table:table-cell office:value-type="float" office:value="16.0026969118357" calcext:value-type="float">
            <text:p>16.0026969118357</text:p>
          </table:table-cell>
          <table:table-cell office:value-type="float" office:value="13.3110378460206" calcext:value-type="float">
            <text:p>13.3110378460206</text:p>
          </table:table-cell>
          <table:table-cell office:value-type="float" office:value="4.52205981759177" calcext:value-type="float">
            <text:p>4.52205981759177</text:p>
          </table:table-cell>
          <table:table-cell office:value-type="float" office:value="-7.28506427337879" calcext:value-type="float">
            <text:p>-7.28506427337879</text:p>
          </table:table-cell>
          <table:table-cell office:value-type="float" office:value="-15.6811543866299" calcext:value-type="float">
            <text:p>-15.6811543866299</text:p>
          </table:table-cell>
          <table:table-cell office:value-type="float" office:value="-17.2346412358781" calcext:value-type="float">
            <text:p>-17.2346412358781</text:p>
          </table:table-cell>
          <table:table-cell office:value-type="float" office:value="-13.3075300833047" calcext:value-type="float">
            <text:p>-13.3075300833047</text:p>
          </table:table-cell>
          <table:table-cell office:value-type="float" office:value="-7.27978220077024" calcext:value-type="float">
            <text:p>-7.27978220077024</text:p>
          </table:table-cell>
          <table:table-cell office:value-type="float" office:value="-3.96377738001907" calcext:value-type="float">
            <text:p>-3.96377738001907</text:p>
          </table:table-cell>
          <table:table-cell office:value-type="float" office:value="-4.33833429092655" calcext:value-type="float">
            <text:p>-4.33833429092655</text:p>
          </table:table-cell>
          <table:table-cell office:value-type="float" office:value="-6.45854899077421" calcext:value-type="float">
            <text:p>-6.45854899077421</text:p>
          </table:table-cell>
          <table:table-cell office:value-type="float" office:value="-8.37538358533514" calcext:value-type="float">
            <text:p>-8.37538358533514</text:p>
          </table:table-cell>
          <table:table-cell office:value-type="float" office:value="-8.51842055464654" calcext:value-type="float">
            <text:p>-8.51842055464654</text:p>
          </table:table-cell>
          <table:table-cell office:value-type="float" office:value="-7.49389718637961" calcext:value-type="float">
            <text:p>-7.49389718637961</text:p>
          </table:table-cell>
          <table:table-cell office:value-type="float" office:value="-6.56014538829787" calcext:value-type="float">
            <text:p>-6.56014538829787</text:p>
          </table:table-cell>
          <table:table-cell office:value-type="float" office:value="-6.08890142832155" calcext:value-type="float">
            <text:p>-6.08890142832155</text:p>
          </table:table-cell>
          <table:table-cell office:value-type="float" office:value="-6.08048006263385" calcext:value-type="float">
            <text:p>-6.08048006263385</text:p>
          </table:table-cell>
          <table:table-cell office:value-type="float" office:value="-6.14596017078557" calcext:value-type="float">
            <text:p>-6.14596017078557</text:p>
          </table:table-cell>
          <table:table-cell office:value-type="float" office:value="-6.00174606450467" calcext:value-type="float">
            <text:p>-6.00174606450467</text:p>
          </table:table-cell>
          <table:table-cell office:value-type="float" office:value="-5.76280588375884" calcext:value-type="float">
            <text:p>-5.76280588375884</text:p>
          </table:table-cell>
          <table:table-cell office:value-type="float" office:value="-5.5201015501417" calcext:value-type="float">
            <text:p>-5.5201015501417</text:p>
          </table:table-cell>
          <table:table-cell office:value-type="float" office:value="-5.21855569358991" calcext:value-type="float">
            <text:p>-5.21855569358991</text:p>
          </table:table-cell>
          <table:table-cell office:value-type="float" office:value="-4.10473017428235" calcext:value-type="float">
            <text:p>-4.10473017428235</text:p>
          </table:table-cell>
          <table:table-cell office:value-type="float" office:value="-0.570811399207031" calcext:value-type="float">
            <text:p>-0.570811399207031</text:p>
          </table:table-cell>
          <table:table-cell office:value-type="float" office:value="7.95438624694615" calcext:value-type="float">
            <text:p>7.95438624694615</text:p>
          </table:table-cell>
          <table:table-cell office:value-type="float" office:value="24.500176917694" calcext:value-type="float">
            <text:p>24.500176917694</text:p>
          </table:table-cell>
          <table:table-cell office:value-type="float" office:value="48.459463467737" calcext:value-type="float">
            <text:p>48.459463467737</text:p>
          </table:table-cell>
          <table:table-cell office:value-type="float" office:value="76.021985869972" calcext:value-type="float">
            <text:p>76.021985869972</text:p>
          </table:table-cell>
          <table:table-cell office:value-type="float" office:value="96.5353755642242" calcext:value-type="float">
            <text:p>96.5353755642242</text:p>
          </table:table-cell>
          <table:table-cell office:value-type="float" office:value="97.744393933581" calcext:value-type="float">
            <text:p>97.744393933581</text:p>
          </table:table-cell>
          <table:table-cell office:value-type="float" office:value="75.0057446133738" calcext:value-type="float">
            <text:p>75.0057446133738</text:p>
          </table:table-cell>
          <table:table-cell office:value-type="float" office:value="30.7234533758272" calcext:value-type="float">
            <text:p>30.7234533758272</text:p>
          </table:table-cell>
          <table:table-cell office:value-type="float" office:value="-16.107776523738" calcext:value-type="float">
            <text:p>-16.107776523738</text:p>
          </table:table-cell>
          <table:table-cell office:value-type="float" office:value="-46.0935421501741" calcext:value-type="float">
            <text:p>-46.0935421501741</text:p>
          </table:table-cell>
          <table:table-cell office:value-type="float" office:value="-48.4913483083306" calcext:value-type="float">
            <text:p>-48.4913483083306</text:p>
          </table:table-cell>
          <table:table-cell office:value-type="float" office:value="-24.4916803980421" calcext:value-type="float">
            <text:p>-24.4916803980421</text:p>
          </table:table-cell>
          <table:table-cell office:value-type="float" office:value="5.44176193919349" calcext:value-type="float">
            <text:p>5.44176193919349</text:p>
          </table:table-cell>
          <table:table-cell office:value-type="float" office:value="24.3505081822119" calcext:value-type="float">
            <text:p>24.3505081822119</text:p>
          </table:table-cell>
          <table:table-cell office:value-type="float" office:value="23.3018987775518" calcext:value-type="float">
            <text:p>23.3018987775518</text:p>
          </table:table-cell>
          <table:table-cell office:value-type="float" office:value="6.66832655627667" calcext:value-type="float">
            <text:p>6.66832655627667</text:p>
          </table:table-cell>
          <table:table-cell office:value-type="float" office:value="-9.26107154590756" calcext:value-type="float">
            <text:p>-9.26107154590756</text:p>
          </table:table-cell>
          <table:table-cell office:value-type="float" office:value="-15.629257032991" calcext:value-type="float">
            <text:p>-15.629257032991</text:p>
          </table:table-cell>
          <table:table-cell office:value-type="float" office:value="-10.2480355744153" calcext:value-type="float">
            <text:p>-10.2480355744153</text:p>
          </table:table-cell>
          <table:table-cell office:value-type="float" office:value="0.39959456371578" calcext:value-type="float">
            <text:p>0.39959456371578</text:p>
          </table:table-cell>
          <table:table-cell office:value-type="float" office:value="6.69141736101361" calcext:value-type="float">
            <text:p>6.69141736101361</text:p>
          </table:table-cell>
          <table:table-cell office:value-type="float" office:value="6.88966921173214" calcext:value-type="float">
            <text:p>6.88966921173214</text:p>
          </table:table-cell>
          <table:table-cell office:value-type="float" office:value="2.80859835597515" calcext:value-type="float">
            <text:p>2.80859835597515</text:p>
          </table:table-cell>
          <table:table-cell office:value-type="float" office:value="-1.22892792219957" calcext:value-type="float">
            <text:p>-1.22892792219957</text:p>
          </table:table-cell>
          <table:table-cell office:value-type="float" office:value="-1.80652582905568" calcext:value-type="float">
            <text:p>-1.80652582905568</text:p>
          </table:table-cell>
          <table:table-cell office:value-type="float" office:value="-0.134625898752346" calcext:value-type="float">
            <text:p>-0.134625898752346</text:p>
          </table:table-cell>
          <table:table-cell office:value-type="float" office:value="1.94890249369294" calcext:value-type="float">
            <text:p>1.94890249369294</text:p>
          </table:table-cell>
          <table:table-cell office:value-type="float" office:value="3.09398875611541" calcext:value-type="float">
            <text:p>3.09398875611541</text:p>
          </table:table-cell>
          <table:table-cell office:value-type="float" office:value="2.93141631500915" calcext:value-type="float">
            <text:p>2.93141631500915</text:p>
          </table:table-cell>
          <table:table-cell office:value-type="float" office:value="2.48013771514067" calcext:value-type="float">
            <text:p>2.48013771514067</text:p>
          </table:table-cell>
          <table:table-cell office:value-type="float" office:value="2.36409139348497" calcext:value-type="float">
            <text:p>2.36409139348497</text:p>
          </table:table-cell>
          <table:table-cell office:value-type="float" office:value="2.62265641254445" calcext:value-type="float">
            <text:p>2.62265641254445</text:p>
          </table:table-cell>
          <table:table-cell office:value-type="float" office:value="3.08418235536647" calcext:value-type="float">
            <text:p>3.08418235536647</text:p>
          </table:table-cell>
          <table:table-cell office:value-type="float" office:value="3.45300944270109" calcext:value-type="float">
            <text:p>3.45300944270109</text:p>
          </table:table-cell>
          <table:table-cell office:value-type="float" office:value="3.6829169292139" calcext:value-type="float">
            <text:p>3.6829169292139</text:p>
          </table:table-cell>
          <table:table-cell office:value-type="float" office:value="3.87197342075429" calcext:value-type="float">
            <text:p>3.87197342075429</text:p>
          </table:table-cell>
          <table:table-cell office:value-type="float" office:value="4.06714893476411" calcext:value-type="float">
            <text:p>4.06714893476411</text:p>
          </table:table-cell>
          <table:table-cell office:value-type="float" office:value="4.28791829137483" calcext:value-type="float">
            <text:p>4.28791829137483</text:p>
          </table:table-cell>
          <table:table-cell office:value-type="float" office:value="4.53125877854945" calcext:value-type="float">
            <text:p>4.53125877854945</text:p>
          </table:table-cell>
          <table:table-cell office:value-type="float" office:value="4.77680337665404" calcext:value-type="float">
            <text:p>4.77680337665404</text:p>
          </table:table-cell>
          <table:table-cell office:value-type="float" office:value="4.9684217737381" calcext:value-type="float">
            <text:p>4.9684217737381</text:p>
          </table:table-cell>
          <table:table-cell office:value-type="float" office:value="5.12820629076898" calcext:value-type="float">
            <text:p>5.12820629076898</text:p>
          </table:table-cell>
          <table:table-cell office:value-type="float" office:value="5.49183268782746" calcext:value-type="float">
            <text:p>5.49183268782746</text:p>
          </table:table-cell>
          <table:table-cell office:value-type="float" office:value="6.71622293014314" calcext:value-type="float">
            <text:p>6.71622293014314</text:p>
          </table:table-cell>
          <table:table-cell office:value-type="float" office:value="10.1150929353827" calcext:value-type="float">
            <text:p>10.1150929353827</text:p>
          </table:table-cell>
          <table:table-cell office:value-type="float" office:value="16.1005704038924" calcext:value-type="float">
            <text:p>16.1005704038924</text:p>
          </table:table-cell>
          <table:table-cell office:value-type="float" office:value="23.7538218788867" calcext:value-type="float">
            <text:p>23.7538218788867</text:p>
          </table:table-cell>
          <table:table-cell office:value-type="float" office:value="30.1816816752375" calcext:value-type="float">
            <text:p>30.1816816752375</text:p>
          </table:table-cell>
          <table:table-cell office:value-type="float" office:value="30.986554257708" calcext:value-type="float">
            <text:p>30.986554257708</text:p>
          </table:table-cell>
          <table:table-cell office:value-type="float" office:value="25.0856121288057" calcext:value-type="float">
            <text:p>25.0856121288057</text:p>
          </table:table-cell>
          <table:table-cell office:value-type="float" office:value="14.1288314271377" calcext:value-type="float">
            <text:p>14.1288314271377</text:p>
          </table:table-cell>
          <table:table-cell office:value-type="float" office:value="3.27325944741532" calcext:value-type="float">
            <text:p>3.27325944741532</text:p>
          </table:table-cell>
          <table:table-cell office:value-type="float" office:value="-1.57662322329651" calcext:value-type="float">
            <text:p>-1.57662322329651</text:p>
          </table:table-cell>
          <table:table-cell office:value-type="float" office:value="-0.0801136537025142" calcext:value-type="float">
            <text:p>-0.080113653702514</text:p>
          </table:table-cell>
          <table:table-cell office:value-type="float" office:value="5.53560226181443" calcext:value-type="float">
            <text:p>5.53560226181443</text:p>
          </table:table-cell>
          <table:table-cell office:value-type="float" office:value="10.6974191781672" calcext:value-type="float">
            <text:p>10.6974191781672</text:p>
          </table:table-cell>
          <table:table-cell office:value-type="float" office:value="11.9140250544195" calcext:value-type="float">
            <text:p>11.9140250544195</text:p>
          </table:table-cell>
          <table:table-cell office:value-type="float" office:value="10.3883833453979" calcext:value-type="float">
            <text:p>10.3883833453979</text:p>
          </table:table-cell>
          <table:table-cell office:value-type="float" office:value="8.10926144109127" calcext:value-type="float">
            <text:p>8.10926144109127</text:p>
          </table:table-cell>
          <table:table-cell office:value-type="float" office:value="6.97173394198224" calcext:value-type="float">
            <text:p>6.97173394198224</text:p>
          </table:table-cell>
          <table:table-cell office:value-type="float" office:value="7.56255984497367" calcext:value-type="float">
            <text:p>7.56255984497367</text:p>
          </table:table-cell>
          <table:table-cell office:value-type="float" office:value="8.59478407550615" calcext:value-type="float">
            <text:p>8.59478407550615</text:p>
          </table:table-cell>
          <table:table-cell office:value-type="float" office:value="9.24954855529816" calcext:value-type="float">
            <text:p>9.24954855529816</text:p>
          </table:table-cell>
          <table:table-cell office:value-type="float" office:value="9.38927543691436" calcext:value-type="float">
            <text:p>9.38927543691436</text:p>
          </table:table-cell>
          <table:table-cell office:value-type="float" office:value="9.22491285724061" calcext:value-type="float">
            <text:p>9.22491285724061</text:p>
          </table:table-cell>
          <table:table-cell office:value-type="float" office:value="9.17705940026525" calcext:value-type="float">
            <text:p>9.17705940026525</text:p>
          </table:table-cell>
          <table:table-cell office:value-type="float" office:value="9.29472680884356" calcext:value-type="float">
            <text:p>9.29472680884356</text:p>
          </table:table-cell>
          <table:table-cell office:value-type="float" office:value="9.43123669111599" calcext:value-type="float">
            <text:p>9.43123669111599</text:p>
          </table:table-cell>
          <table:table-cell office:value-type="float" office:value="9.57418121083206" calcext:value-type="float">
            <text:p>9.57418121083206</text:p>
          </table:table-cell>
          <table:table-cell office:value-type="float" office:value="9.9893510319619" calcext:value-type="float">
            <text:p>9.9893510319619</text:p>
          </table:table-cell>
          <table:table-cell office:value-type="float" office:value="11.9770938432947" calcext:value-type="float">
            <text:p>11.9770938432947</text:p>
          </table:table-cell>
          <table:table-cell office:value-type="float" office:value="17.4999497913068" calcext:value-type="float">
            <text:p>17.4999497913068</text:p>
          </table:table-cell>
          <table:table-cell office:value-type="float" office:value="29.6934596484876" calcext:value-type="float">
            <text:p>29.6934596484876</text:p>
          </table:table-cell>
          <table:table-cell office:value-type="float" office:value="50.2026222667358" calcext:value-type="float">
            <text:p>50.2026222667358</text:p>
          </table:table-cell>
          <table:table-cell office:value-type="float" office:value="76.6089179242329" calcext:value-type="float">
            <text:p>76.6089179242329</text:p>
          </table:table-cell>
          <table:table-cell office:value-type="float" office:value="102.125530343226" calcext:value-type="float">
            <text:p>102.125530343226</text:p>
          </table:table-cell>
          <table:table-cell office:value-type="float" office:value="113.756379265877" calcext:value-type="float">
            <text:p>113.756379265877</text:p>
          </table:table-cell>
          <table:table-cell office:value-type="float" office:value="102.87432696842" calcext:value-type="float">
            <text:p>102.87432696842</text:p>
          </table:table-cell>
          <table:table-cell office:value-type="float" office:value="67.5860610166043" calcext:value-type="float">
            <text:p>67.5860610166043</text:p>
          </table:table-cell>
          <table:table-cell office:value-type="float" office:value="18.9648595198029" calcext:value-type="float">
            <text:p>18.9648595198029</text:p>
          </table:table-cell>
          <table:table-cell office:value-type="float" office:value="-21.2746540812588" calcext:value-type="float">
            <text:p>-21.2746540812588</text:p>
          </table:table-cell>
          <table:table-cell office:value-type="float" office:value="-38.5851763164087" calcext:value-type="float">
            <text:p>-38.5851763164087</text:p>
          </table:table-cell>
          <table:table-cell office:value-type="float" office:value="-25.916579007501" calcext:value-type="float">
            <text:p>-25.916579007501</text:p>
          </table:table-cell>
          <table:table-cell office:value-type="float" office:value="3.63146186556104" calcext:value-type="float">
            <text:p>3.63146186556104</text:p>
          </table:table-cell>
          <table:table-cell office:value-type="float" office:value="29.094331546819" calcext:value-type="float">
            <text:p>29.094331546819</text:p>
          </table:table-cell>
          <table:table-cell office:value-type="float" office:value="38.4372069388952" calcext:value-type="float">
            <text:p>38.4372069388952</text:p>
          </table:table-cell>
          <table:table-cell office:value-type="float" office:value="27.291503111063" calcext:value-type="float">
            <text:p>27.291503111063</text:p>
          </table:table-cell>
          <table:table-cell office:value-type="float" office:value="8.87434716741207" calcext:value-type="float">
            <text:p>8.87434716741207</text:p>
          </table:table-cell>
          <table:table-cell office:value-type="float" office:value="-2.90127831015742" calcext:value-type="float">
            <text:p>-2.90127831015742</text:p>
          </table:table-cell>
          <table:table-cell office:value-type="float" office:value="-3.49447022443892" calcext:value-type="float">
            <text:p>-3.49447022443892</text:p>
          </table:table-cell>
          <table:table-cell office:value-type="float" office:value="5.63650518687015" calcext:value-type="float">
            <text:p>5.63650518687015</text:p>
          </table:table-cell>
          <table:table-cell office:value-type="float" office:value="14.5917636042611" calcext:value-type="float">
            <text:p>14.5917636042611</text:p>
          </table:table-cell>
          <table:table-cell office:value-type="float" office:value="17.3421632882779" calcext:value-type="float">
            <text:p>17.3421632882779</text:p>
          </table:table-cell>
          <table:table-cell office:value-type="float" office:value="14.6850424693689" calcext:value-type="float">
            <text:p>14.6850424693689</text:p>
          </table:table-cell>
          <table:table-cell office:value-type="float" office:value="9.70024659554187" calcext:value-type="float">
            <text:p>9.70024659554187</text:p>
          </table:table-cell>
          <table:table-cell office:value-type="float" office:value="7.02177565858071" calcext:value-type="float">
            <text:p>7.02177565858071</text:p>
          </table:table-cell>
          <table:table-cell office:value-type="float" office:value="7.53071657494234" calcext:value-type="float">
            <text:p>7.53071657494234</text:p>
          </table:table-cell>
          <table:table-cell office:value-type="float" office:value="9.28260779759765" calcext:value-type="float">
            <text:p>9.28260779759765</text:p>
          </table:table-cell>
          <table:table-cell office:value-type="float" office:value="10.7198223546609" calcext:value-type="float">
            <text:p>10.7198223546609</text:p>
          </table:table-cell>
          <table:table-cell office:value-type="float" office:value="10.7834849458474" calcext:value-type="float">
            <text:p>10.7834849458474</text:p>
          </table:table-cell>
          <table:table-cell office:value-type="float" office:value="10.0055718958871" calcext:value-type="float">
            <text:p>10.0055718958871</text:p>
          </table:table-cell>
          <table:table-cell office:value-type="float" office:value="9.36978010641425" calcext:value-type="float">
            <text:p>9.36978010641425</text:p>
          </table:table-cell>
          <table:table-cell office:value-type="float" office:value="9.10556044143984" calcext:value-type="float">
            <text:p>9.10556044143984</text:p>
          </table:table-cell>
          <table:table-cell office:value-type="float" office:value="9.16013980927189" calcext:value-type="float">
            <text:p>9.16013980927189</text:p>
          </table:table-cell>
          <table:table-cell office:value-type="float" office:value="9.25414960340725" calcext:value-type="float">
            <text:p>9.25414960340725</text:p>
          </table:table-cell>
          <table:table-cell office:value-type="float" office:value="9.18721444713722" calcext:value-type="float">
            <text:p>9.18721444713722</text:p>
          </table:table-cell>
          <table:table-cell office:value-type="float" office:value="9.03031423112722" calcext:value-type="float">
            <text:p>9.03031423112722</text:p>
          </table:table-cell>
          <table:table-cell office:value-type="float" office:value="8.86045303326479" calcext:value-type="float">
            <text:p>8.86045303326479</text:p>
          </table:table-cell>
          <table:table-cell office:value-type="float" office:value="8.70565468993062" calcext:value-type="float">
            <text:p>8.70565468993062</text:p>
          </table:table-cell>
          <table:table-cell office:value-type="float" office:value="8.57466794015862" calcext:value-type="float">
            <text:p>8.57466794015862</text:p>
          </table:table-cell>
          <table:table-cell office:value-type="float" office:value="8.45722795661041" calcext:value-type="float">
            <text:p>8.45722795661041</text:p>
          </table:table-cell>
          <table:table-cell office:value-type="float" office:value="8.31413482849043" calcext:value-type="float">
            <text:p>8.31413482849043</text:p>
          </table:table-cell>
          <table:table-cell office:value-type="float" office:value="8.09920304744807" calcext:value-type="float">
            <text:p>8.09920304744807</text:p>
          </table:table-cell>
          <table:table-cell office:value-type="float" office:value="7.95467093165343" calcext:value-type="float">
            <text:p>7.95467093165343</text:p>
          </table:table-cell>
          <table:table-cell office:value-type="float" office:value="8.23778919702974" calcext:value-type="float">
            <text:p>8.23778919702974</text:p>
          </table:table-cell>
          <table:table-cell office:value-type="float" office:value="10.0292579580665" calcext:value-type="float">
            <text:p>10.0292579580665</text:p>
          </table:table-cell>
          <table:table-cell office:value-type="float" office:value="14.4404200399789" calcext:value-type="float">
            <text:p>14.4404200399789</text:p>
          </table:table-cell>
          <table:table-cell office:value-type="float" office:value="21.0564599567572" calcext:value-type="float">
            <text:p>21.0564599567572</text:p>
          </table:table-cell>
          <table:table-cell office:value-type="float" office:value="28.2661609899867" calcext:value-type="float">
            <text:p>28.2661609899867</text:p>
          </table:table-cell>
          <table:table-cell office:value-type="float" office:value="31.9148383752385" calcext:value-type="float">
            <text:p>31.9148383752385</text:p>
          </table:table-cell>
          <table:table-cell office:value-type="float" office:value="28.7930003575323" calcext:value-type="float">
            <text:p>28.7930003575323</text:p>
          </table:table-cell>
          <table:table-cell office:value-type="float" office:value="19.5897683185115" calcext:value-type="float">
            <text:p>19.5897683185115</text:p>
          </table:table-cell>
          <table:table-cell office:value-type="float" office:value="7.45046662511118" calcext:value-type="float">
            <text:p>7.45046662511118</text:p>
          </table:table-cell>
          <table:table-cell office:value-type="float" office:value="-1.18020337771432" calcext:value-type="float">
            <text:p>-1.18020337771432</text:p>
          </table:table-cell>
          <table:table-cell office:value-type="float" office:value="-2.97691577688157" calcext:value-type="float">
            <text:p>-2.97691577688157</text:p>
          </table:table-cell>
          <table:table-cell office:value-type="float" office:value="0.663392780597484" calcext:value-type="float">
            <text:p>0.663392780597484</text:p>
          </table:table-cell>
          <table:table-cell office:value-type="float" office:value="6.31624682014999" calcext:value-type="float">
            <text:p>6.31624682014999</text:p>
          </table:table-cell>
          <table:table-cell office:value-type="float" office:value="9.18532877713034" calcext:value-type="float">
            <text:p>9.18532877713034</text:p>
          </table:table-cell>
          <table:table-cell office:value-type="float" office:value="8.38164909939301" calcext:value-type="float">
            <text:p>8.38164909939301</text:p>
          </table:table-cell>
          <table:table-cell office:value-type="float" office:value="5.85868008025197" calcext:value-type="float">
            <text:p>5.85868008025197</text:p>
          </table:table-cell>
          <table:table-cell office:value-type="float" office:value="3.5643841362117" calcext:value-type="float">
            <text:p>3.5643841362117</text:p>
          </table:table-cell>
          <table:table-cell office:value-type="float" office:value="3.04840134701548" calcext:value-type="float">
            <text:p>3.04840134701548</text:p>
          </table:table-cell>
          <table:table-cell office:value-type="float" office:value="3.66909439742928" calcext:value-type="float">
            <text:p>3.66909439742928</text:p>
          </table:table-cell>
          <table:table-cell office:value-type="float" office:value="4.17852264035063" calcext:value-type="float">
            <text:p>4.17852264035063</text:p>
          </table:table-cell>
          <table:table-cell office:value-type="float" office:value="4.21711034063528" calcext:value-type="float">
            <text:p>4.21711034063528</text:p>
          </table:table-cell>
          <table:table-cell office:value-type="float" office:value="3.7906543469917" calcext:value-type="float">
            <text:p>3.7906543469917</text:p>
          </table:table-cell>
          <table:table-cell office:value-type="float" office:value="3.29220413734265" calcext:value-type="float">
            <text:p>3.29220413734265</text:p>
          </table:table-cell>
          <table:table-cell office:value-type="float" office:value="2.99843000592049" calcext:value-type="float">
            <text:p>2.99843000592049</text:p>
          </table:table-cell>
          <table:table-cell office:value-type="float" office:value="2.79147498133785" calcext:value-type="float">
            <text:p>2.79147498133785</text:p>
          </table:table-cell>
          <table:table-cell office:value-type="float" office:value="2.58324792825913" calcext:value-type="float">
            <text:p>2.58324792825913</text:p>
          </table:table-cell>
          <table:table-cell office:value-type="float" office:value="2.43256269712397" calcext:value-type="float">
            <text:p>2.43256269712397</text:p>
          </table:table-cell>
          <table:table-cell office:value-type="float" office:value="3.11284992190461" calcext:value-type="float">
            <text:p>3.11284992190461</text:p>
          </table:table-cell>
          <table:table-cell office:value-type="float" office:value="6.24106344286541" calcext:value-type="float">
            <text:p>6.24106344286541</text:p>
          </table:table-cell>
          <table:table-cell office:value-type="float" office:value="14.4111661052189" calcext:value-type="float">
            <text:p>14.4111661052189</text:p>
          </table:table-cell>
          <table:table-cell office:value-type="float" office:value="30.6303376636426" calcext:value-type="float">
            <text:p>30.6303376636426</text:p>
          </table:table-cell>
          <table:table-cell office:value-type="float" office:value="54.2151763735403" calcext:value-type="float">
            <text:p>54.2151763735403</text:p>
          </table:table-cell>
          <table:table-cell office:value-type="float" office:value="81.2910359611456" calcext:value-type="float">
            <text:p>81.2910359611456</text:p>
          </table:table-cell>
          <table:table-cell office:value-type="float" office:value="101.085433552823" calcext:value-type="float">
            <text:p>101.085433552823</text:p>
          </table:table-cell>
          <table:table-cell office:value-type="float" office:value="101.42351857899" calcext:value-type="float">
            <text:p>101.42351857899</text:p>
          </table:table-cell>
          <table:table-cell office:value-type="float" office:value="77.7744227936946" calcext:value-type="float">
            <text:p>77.7744227936946</text:p>
          </table:table-cell>
          <table:table-cell office:value-type="float" office:value="32.7715091985986" calcext:value-type="float">
            <text:p>32.7715091985986</text:p>
          </table:table-cell>
          <table:table-cell office:value-type="float" office:value="-14.3993325123895" calcext:value-type="float">
            <text:p>-14.3993325123895</text:p>
          </table:table-cell>
          <table:table-cell office:value-type="float" office:value="-44.4859757100192" calcext:value-type="float">
            <text:p>-44.4859757100192</text:p>
          </table:table-cell>
          <table:table-cell office:value-type="float" office:value="-46.8459841456885" calcext:value-type="float">
            <text:p>-46.8459841456885</text:p>
          </table:table-cell>
          <table:table-cell office:value-type="float" office:value="-23.0521450542882" calcext:value-type="float">
            <text:p>-23.0521450542882</text:p>
          </table:table-cell>
          <table:table-cell office:value-type="float" office:value="6.30900810280753" calcext:value-type="float">
            <text:p>6.30900810280753</text:p>
          </table:table-cell>
          <table:table-cell office:value-type="float" office:value="24.4508137059696" calcext:value-type="float">
            <text:p>24.4508137059696</text:p>
          </table:table-cell>
          <table:table-cell office:value-type="float" office:value="22.5426633324759" calcext:value-type="float">
            <text:p>22.5426633324759</text:p>
          </table:table-cell>
          <table:table-cell office:value-type="float" office:value="5.29262976063889" calcext:value-type="float">
            <text:p>5.29262976063889</text:p>
          </table:table-cell>
          <table:table-cell office:value-type="float" office:value="-11.0068623220712" calcext:value-type="float">
            <text:p>-11.0068623220712</text:p>
          </table:table-cell>
          <table:table-cell office:value-type="float" office:value="-17.6766738874614" calcext:value-type="float">
            <text:p>-17.6766738874614</text:p>
          </table:table-cell>
          <table:table-cell office:value-type="float" office:value="-12.6120235747869" calcext:value-type="float">
            <text:p>-12.6120235747869</text:p>
          </table:table-cell>
          <table:table-cell office:value-type="float" office:value="-2.45831529055229" calcext:value-type="float">
            <text:p>-2.45831529055229</text:p>
          </table:table-cell>
          <table:table-cell office:value-type="float" office:value="3.23411075225933" calcext:value-type="float">
            <text:p>3.23411075225933</text:p>
          </table:table-cell>
          <table:table-cell office:value-type="float" office:value="2.85408064183518" calcext:value-type="float">
            <text:p>2.85408064183518</text:p>
          </table:table-cell>
          <table:table-cell office:value-type="float" office:value="-1.75088508010303" calcext:value-type="float">
            <text:p>-1.75088508010303</text:p>
          </table:table-cell>
          <table:table-cell office:value-type="float" office:value="-6.22597656305731" calcext:value-type="float">
            <text:p>-6.22597656305731</text:p>
          </table:table-cell>
          <table:table-cell office:value-type="float" office:value="-7.22594397322659" calcext:value-type="float">
            <text:p>-7.22594397322659</text:p>
          </table:table-cell>
          <table:table-cell office:value-type="float" office:value="-6.00788543144445" calcext:value-type="float">
            <text:p>-6.00788543144445</text:p>
          </table:table-cell>
          <table:table-cell office:value-type="float" office:value="-4.40071823468079" calcext:value-type="float">
            <text:p>-4.40071823468079</text:p>
          </table:table-cell>
          <table:table-cell office:value-type="float" office:value="-3.74790560530364" calcext:value-type="float">
            <text:p>-3.74790560530364</text:p>
          </table:table-cell>
          <table:table-cell office:value-type="float" office:value="-4.38806939010207" calcext:value-type="float">
            <text:p>-4.38806939010207</text:p>
          </table:table-cell>
          <table:table-cell office:value-type="float" office:value="-5.29519402488959" calcext:value-type="float">
            <text:p>-5.29519402488959</text:p>
          </table:table-cell>
          <table:table-cell office:value-type="float" office:value="-5.85948505089262" calcext:value-type="float">
            <text:p>-5.85948505089262</text:p>
          </table:table-cell>
          <table:table-cell office:value-type="float" office:value="-6.04504007084864" calcext:value-type="float">
            <text:p>-6.04504007084864</text:p>
          </table:table-cell>
          <table:table-cell office:value-type="float" office:value="-6.02758326713566" calcext:value-type="float">
            <text:p>-6.02758326713566</text:p>
          </table:table-cell>
          <table:table-cell office:value-type="float" office:value="-6.1012085973219" calcext:value-type="float">
            <text:p>-6.1012085973219</text:p>
          </table:table-cell>
          <table:table-cell office:value-type="float" office:value="-6.30669533663276" calcext:value-type="float">
            <text:p>-6.30669533663276</text:p>
          </table:table-cell>
          <table:table-cell office:value-type="float" office:value="-6.54587978251374" calcext:value-type="float">
            <text:p>-6.54587978251374</text:p>
          </table:table-cell>
          <table:table-cell office:value-type="float" office:value="-6.77245955990051" calcext:value-type="float">
            <text:p>-6.77245955990051</text:p>
          </table:table-cell>
          <table:table-cell office:value-type="float" office:value="-6.96699071952296" calcext:value-type="float">
            <text:p>-6.96699071952296</text:p>
          </table:table-cell>
          <table:table-cell office:value-type="float" office:value="-7.13257465458565" calcext:value-type="float">
            <text:p>-7.13257465458565</text:p>
          </table:table-cell>
          <table:table-cell office:value-type="float" office:value="-7.28985252240842" calcext:value-type="float">
            <text:p>-7.28985252240842</text:p>
          </table:table-cell>
          <table:table-cell office:value-type="float" office:value="-7.49503982657964" calcext:value-type="float">
            <text:p>-7.49503982657964</text:p>
          </table:table-cell>
          <table:table-cell office:value-type="float" office:value="-7.7222391956344" calcext:value-type="float">
            <text:p>-7.7222391956344</text:p>
          </table:table-cell>
          <table:table-cell office:value-type="float" office:value="-7.73282512753003" calcext:value-type="float">
            <text:p>-7.73282512753003</text:p>
          </table:table-cell>
          <table:table-cell office:value-type="float" office:value="-6.8558864002371" calcext:value-type="float">
            <text:p>-6.8558864002371</text:p>
          </table:table-cell>
          <table:table-cell office:value-type="float" office:value="-3.77606773218879" calcext:value-type="float">
            <text:p>-3.77606773218879</text:p>
          </table:table-cell>
          <table:table-cell office:value-type="float" office:value="1.88981926466534" calcext:value-type="float">
            <text:p>1.88981926466534</text:p>
          </table:table-cell>
          <table:table-cell office:value-type="float" office:value="9.20719387493419" calcext:value-type="float">
            <text:p>9.20719387493419</text:p>
          </table:table-cell>
          <table:table-cell office:value-type="float" office:value="15.2345250214052" calcext:value-type="float">
            <text:p>15.2345250214052</text:p>
          </table:table-cell>
          <table:table-cell office:value-type="float" office:value="15.5890713943371" calcext:value-type="float">
            <text:p>15.5890713943371</text:p>
          </table:table-cell>
          <table:table-cell office:value-type="float" office:value="9.26227100347144" calcext:value-type="float">
            <text:p>9.26227100347144</text:p>
          </table:table-cell>
          <table:table-cell office:value-type="float" office:value="-2.06128035598929" calcext:value-type="float">
            <text:p>-2.06128035598929</text:p>
          </table:table-cell>
          <table:table-cell office:value-type="float" office:value="-13.160029628929" calcext:value-type="float">
            <text:p>-13.160029628929</text:p>
          </table:table-cell>
          <table:table-cell office:value-type="float" office:value="-18.1840946051296" calcext:value-type="float">
            <text:p>-18.1840946051296</text:p>
          </table:table-cell>
          <table:table-cell office:value-type="float" office:value="-16.8791013737391" calcext:value-type="float">
            <text:p>-16.8791013737391</text:p>
          </table:table-cell>
          <table:table-cell office:value-type="float" office:value="-11.5032655905597" calcext:value-type="float">
            <text:p>-11.5032655905597</text:p>
          </table:table-cell>
          <table:table-cell office:value-type="float" office:value="-6.65786107341156" calcext:value-type="float">
            <text:p>-6.65786107341156</text:p>
          </table:table-cell>
          <table:table-cell office:value-type="float" office:value="-5.75965156202195" calcext:value-type="float">
            <text:p>-5.75965156202195</text:p>
          </table:table-cell>
          <table:table-cell office:value-type="float" office:value="-7.55919063687617" calcext:value-type="float">
            <text:p>-7.55919063687617</text:p>
          </table:table-cell>
          <table:table-cell office:value-type="float" office:value="-10.068855176403" calcext:value-type="float">
            <text:p>-10.068855176403</text:p>
          </table:table-cell>
          <table:table-cell office:value-type="float" office:value="-11.3977650214021" calcext:value-type="float">
            <text:p>-11.3977650214021</text:p>
          </table:table-cell>
          <table:table-cell office:value-type="float" office:value="-11.0008579479192" calcext:value-type="float">
            <text:p>-11.0008579479192</text:p>
          </table:table-cell>
          <table:table-cell office:value-type="float" office:value="-10.1738737400856" calcext:value-type="float">
            <text:p>-10.1738737400856</text:p>
          </table:table-cell>
          <table:table-cell office:value-type="float" office:value="-9.71858870983128" calcext:value-type="float">
            <text:p>-9.71858870983128</text:p>
          </table:table-cell>
          <table:table-cell office:value-type="float" office:value="-9.76763133686985" calcext:value-type="float">
            <text:p>-9.76763133686985</text:p>
          </table:table-cell>
          <table:table-cell office:value-type="float" office:value="-10.1025361798932" calcext:value-type="float">
            <text:p>-10.1025361798932</text:p>
          </table:table-cell>
          <table:table-cell office:value-type="float" office:value="-10.3046036824405" calcext:value-type="float">
            <text:p>-10.3046036824405</text:p>
          </table:table-cell>
          <table:table-cell office:value-type="float" office:value="-10.3322797076104" calcext:value-type="float">
            <text:p>-10.3322797076104</text:p>
          </table:table-cell>
          <table:table-cell office:value-type="float" office:value="-10.331303977822" calcext:value-type="float">
            <text:p>-10.331303977822</text:p>
          </table:table-cell>
          <table:table-cell office:value-type="float" office:value="-10.311706206644" calcext:value-type="float">
            <text:p>-10.311706206644</text:p>
          </table:table-cell>
          <table:table-cell office:value-type="float" office:value="-9.99547353897578" calcext:value-type="float">
            <text:p>-9.99547353897578</text:p>
          </table:table-cell>
          <table:table-cell office:value-type="float" office:value="-8.06783675578218" calcext:value-type="float">
            <text:p>-8.06783675578218</text:p>
          </table:table-cell>
          <table:table-cell office:value-type="float" office:value="-2.5489486099747" calcext:value-type="float">
            <text:p>-2.5489486099747</text:p>
          </table:table-cell>
          <table:table-cell office:value-type="float" office:value="9.7076312135137" calcext:value-type="float">
            <text:p>9.7076312135137</text:p>
          </table:table-cell>
          <table:table-cell office:value-type="float" office:value="30.2766115799458" calcext:value-type="float">
            <text:p>30.2766115799458</text:p>
          </table:table-cell>
          <table:table-cell office:value-type="float" office:value="56.6957980257356" calcext:value-type="float">
            <text:p>56.6957980257356</text:p>
          </table:table-cell>
          <table:table-cell office:value-type="float" office:value="82.0473251930586" calcext:value-type="float">
            <text:p>82.0473251930586</text:p>
          </table:table-cell>
          <table:table-cell office:value-type="float" office:value="93.310257469614" calcext:value-type="float">
            <text:p>93.310257469614</text:p>
          </table:table-cell>
          <table:table-cell office:value-type="float" office:value="82.0035142858412" calcext:value-type="float">
            <text:p>82.0035142858412</text:p>
          </table:table-cell>
          <table:table-cell office:value-type="float" office:value="46.3295117172771" calcext:value-type="float">
            <text:p>46.3295117172771</text:p>
          </table:table-cell>
          <table:table-cell office:value-type="float" office:value="-2.32255958449478" calcext:value-type="float">
            <text:p>-2.32255958449478</text:p>
          </table:table-cell>
          <table:table-cell office:value-type="float" office:value="-42.2457500603959" calcext:value-type="float">
            <text:p>-42.2457500603959</text:p>
          </table:table-cell>
          <table:table-cell office:value-type="float" office:value="-59.0546737179166" calcext:value-type="float">
            <text:p>-59.0546737179166</text:p>
          </table:table-cell>
          <table:table-cell office:value-type="float" office:value="-45.8808923428704" calcext:value-type="float">
            <text:p>-45.8808923428704</text:p>
          </table:table-cell>
          <table:table-cell office:value-type="float" office:value="-16.1878909100968" calcext:value-type="float">
            <text:p>-16.1878909100968</text:p>
          </table:table-cell>
          <table:table-cell office:value-type="float" office:value="9.14277992847245" calcext:value-type="float">
            <text:p>9.14277992847245</text:p>
          </table:table-cell>
          <table:table-cell office:value-type="float" office:value="18.211956926207" calcext:value-type="float">
            <text:p>18.211956926207</text:p>
          </table:table-cell>
          <table:table-cell office:value-type="float" office:value="6.88678311511712" calcext:value-type="float">
            <text:p>6.88678311511712</text:p>
          </table:table-cell>
          <table:table-cell office:value-type="float" office:value="-11.4057322968368" calcext:value-type="float">
            <text:p>-11.4057322968368</text:p>
          </table:table-cell>
          <table:table-cell office:value-type="float" office:value="-22.9044728553897" calcext:value-type="float">
            <text:p>-22.9044728553897</text:p>
          </table:table-cell>
          <table:table-cell office:value-type="float" office:value="-23.1660164968123" calcext:value-type="float">
            <text:p>-23.1660164968123</text:p>
          </table:table-cell>
          <table:table-cell office:value-type="float" office:value="-13.8133697324555" calcext:value-type="float">
            <text:p>-13.8133697324555</text:p>
          </table:table-cell>
          <table:table-cell office:value-type="float" office:value="-4.79598327322491" calcext:value-type="float">
            <text:p>-4.79598327322491</text:p>
          </table:table-cell>
          <table:table-cell office:value-type="float" office:value="-1.99094219179236" calcext:value-type="float">
            <text:p>-1.99094219179236</text:p>
          </table:table-cell>
          <table:table-cell office:value-type="float" office:value="-4.55347083844107" calcext:value-type="float">
            <text:p>-4.55347083844107</text:p>
          </table:table-cell>
          <table:table-cell office:value-type="float" office:value="-9.35604229475319" calcext:value-type="float">
            <text:p>-9.35604229475319</text:p>
          </table:table-cell>
          <table:table-cell office:value-type="float" office:value="-11.7796512883494" calcext:value-type="float">
            <text:p>-11.7796512883494</text:p>
          </table:table-cell>
          <table:table-cell office:value-type="float" office:value="-11.0312057805323" calcext:value-type="float">
            <text:p>-11.0312057805323</text:p>
          </table:table-cell>
          <table:table-cell office:value-type="float" office:value="-9.06048382868744" calcext:value-type="float">
            <text:p>-9.06048382868744</text:p>
          </table:table-cell>
          <table:table-cell office:value-type="float" office:value="-7.41633873527305" calcext:value-type="float">
            <text:p>-7.41633873527305</text:p>
          </table:table-cell>
          <table:table-cell office:value-type="float" office:value="-7.1420475117111" calcext:value-type="float">
            <text:p>-7.1420475117111</text:p>
          </table:table-cell>
          <table:table-cell office:value-type="float" office:value="-7.6797621021567" calcext:value-type="float">
            <text:p>-7.6797621021567</text:p>
          </table:table-cell>
          <table:table-cell office:value-type="float" office:value="-8.05463362036968" calcext:value-type="float">
            <text:p>-8.05463362036968</text:p>
          </table:table-cell>
          <table:table-cell office:value-type="float" office:value="-8.04748333504687" calcext:value-type="float">
            <text:p>-8.04748333504687</text:p>
          </table:table-cell>
          <table:table-cell office:value-type="float" office:value="-7.7146561315548" calcext:value-type="float">
            <text:p>-7.7146561315548</text:p>
          </table:table-cell>
          <table:table-cell office:value-type="float" office:value="-7.33791556022303" calcext:value-type="float">
            <text:p>-7.33791556022303</text:p>
          </table:table-cell>
          <table:table-cell office:value-type="float" office:value="-7.11292127882067" calcext:value-type="float">
            <text:p>-7.11292127882067</text:p>
          </table:table-cell>
          <table:table-cell office:value-type="float" office:value="-6.96666882495" calcext:value-type="float">
            <text:p>-6.96666882495</text:p>
          </table:table-cell>
          <table:table-cell office:value-type="float" office:value="-6.82335350280713" calcext:value-type="float">
            <text:p>-6.82335350280713</text:p>
          </table:table-cell>
          <table:table-cell office:value-type="float" office:value="-6.65550911518572" calcext:value-type="float">
            <text:p>-6.65550911518572</text:p>
          </table:table-cell>
          <table:table-cell office:value-type="float" office:value="-6.45500279458867" calcext:value-type="float">
            <text:p>-6.45500279458867</text:p>
          </table:table-cell>
          <table:table-cell office:value-type="float" office:value="-6.23252703978791" calcext:value-type="float">
            <text:p>-6.23252703978791</text:p>
          </table:table-cell>
          <table:table-cell office:value-type="float" office:value="-6.02816460498338" calcext:value-type="float">
            <text:p>-6.02816460498338</text:p>
          </table:table-cell>
          <table:table-cell office:value-type="float" office:value="-5.88708594591106" calcext:value-type="float">
            <text:p>-5.88708594591106</text:p>
          </table:table-cell>
          <table:table-cell office:value-type="float" office:value="-5.66330347060656" calcext:value-type="float">
            <text:p>-5.66330347060656</text:p>
          </table:table-cell>
          <table:table-cell office:value-type="float" office:value="-4.99320951586523" calcext:value-type="float">
            <text:p>-4.99320951586523</text:p>
          </table:table-cell>
          <table:table-cell office:value-type="float" office:value="-2.7835573589418" calcext:value-type="float">
            <text:p>-2.7835573589418</text:p>
          </table:table-cell>
          <table:table-cell office:value-type="float" office:value="2.06039981660562" calcext:value-type="float">
            <text:p>2.06039981660562</text:p>
          </table:table-cell>
          <table:table-cell office:value-type="float" office:value="9.10117506797253" calcext:value-type="float">
            <text:p>9.10117506797253</text:p>
          </table:table-cell>
          <table:table-cell office:value-type="float" office:value="16.6921476744497" calcext:value-type="float">
            <text:p>16.6921476744497</text:p>
          </table:table-cell>
          <table:table-cell office:value-type="float" office:value="20.6499814728826" calcext:value-type="float">
            <text:p>20.6499814728826</text:p>
          </table:table-cell>
          <table:table-cell office:value-type="float" office:value="17.8296789925116" calcext:value-type="float">
            <text:p>17.8296789925116</text:p>
          </table:table-cell>
          <table:table-cell office:value-type="float" office:value="8.95971474198189" calcext:value-type="float">
            <text:p>8.95971474198189</text:p>
          </table:table-cell>
          <table:table-cell office:value-type="float" office:value="-2.74813189981628" calcext:value-type="float">
            <text:p>-2.74813189981628</text:p>
          </table:table-cell>
          <table:table-cell office:value-type="float" office:value="-10.8362113403457" calcext:value-type="float">
            <text:p>-10.8362113403457</text:p>
          </table:table-cell>
          <table:table-cell office:value-type="float" office:value="-12.0864323489514" calcext:value-type="float">
            <text:p>-12.0864323489514</text:p>
          </table:table-cell>
          <table:table-cell office:value-type="float" office:value="-7.93014030603035" calcext:value-type="float">
            <text:p>-7.93014030603035</text:p>
          </table:table-cell>
          <table:table-cell office:value-type="float" office:value="-1.83677494826156" calcext:value-type="float">
            <text:p>-1.83677494826156</text:p>
          </table:table-cell>
          <table:table-cell office:value-type="float" office:value="1.41472468572888" calcext:value-type="float">
            <text:p>1.41472468572888</text:p>
          </table:table-cell>
          <table:table-cell office:value-type="float" office:value="1.02419127672535" calcext:value-type="float">
            <text:p>1.02419127672535</text:p>
          </table:table-cell>
          <table:table-cell office:value-type="float" office:value="-1.04761708387719" calcext:value-type="float">
            <text:p>-1.04761708387719</text:p>
          </table:table-cell>
          <table:table-cell office:value-type="float" office:value="-2.85429382911774" calcext:value-type="float">
            <text:p>-2.85429382911774</text:p>
          </table:table-cell>
          <table:table-cell office:value-type="float" office:value="-2.86830836978439" calcext:value-type="float">
            <text:p>-2.86830836978439</text:p>
          </table:table-cell>
          <table:table-cell office:value-type="float" office:value="-1.76650051755908" calcext:value-type="float">
            <text:p>-1.76650051755908</text:p>
          </table:table-cell>
          <table:table-cell office:value-type="float" office:value="-0.786425853265322" calcext:value-type="float">
            <text:p>-0.786425853265322</text:p>
          </table:table-cell>
          <table:table-cell office:value-type="float" office:value="-0.276373056528607" calcext:value-type="float">
            <text:p>-0.276373056528607</text:p>
          </table:table-cell>
          <table:table-cell office:value-type="float" office:value="-0.224830391711009" calcext:value-type="float">
            <text:p>-0.224830391711009</text:p>
          </table:table-cell>
          <table:table-cell office:value-type="float" office:value="-0.235343333107981" calcext:value-type="float">
            <text:p>-0.235343333107981</text:p>
          </table:table-cell>
          <table:table-cell office:value-type="float" office:value="-0.0388042355878089" calcext:value-type="float">
            <text:p>-0.038804235587809</text:p>
          </table:table-cell>
          <table:table-cell office:value-type="float" office:value="0.243664529982963" calcext:value-type="float">
            <text:p>0.243664529982963</text:p>
          </table:table-cell>
          <table:table-cell office:value-type="float" office:value="0.526318709492791" calcext:value-type="float">
            <text:p>0.526318709492791</text:p>
          </table:table-cell>
          <table:table-cell office:value-type="float" office:value="0.871325381143893" calcext:value-type="float">
            <text:p>0.871325381143893</text:p>
          </table:table-cell>
          <table:table-cell office:value-type="float" office:value="2.07159473508035" calcext:value-type="float">
            <text:p>2.07159473508035</text:p>
          </table:table-cell>
          <table:table-cell office:value-type="float" office:value="5.75271918091048" calcext:value-type="float">
            <text:p>5.75271918091048</text:p>
          </table:table-cell>
          <table:table-cell office:value-type="float" office:value="14.5308039696807" calcext:value-type="float">
            <text:p>14.5308039696807</text:p>
          </table:table-cell>
          <table:table-cell office:value-type="float" office:value="31.3888572680093" calcext:value-type="float">
            <text:p>31.3888572680093</text:p>
          </table:table-cell>
          <table:table-cell office:value-type="float" office:value="55.5673188196431" calcext:value-type="float">
            <text:p>55.5673188196431</text:p>
          </table:table-cell>
          <table:table-cell office:value-type="float" office:value="83.1246193950627" calcext:value-type="float">
            <text:p>83.1246193950627</text:p>
          </table:table-cell>
          <table:table-cell office:value-type="float" office:value="103.169545181115" calcext:value-type="float">
            <text:p>103.169545181115</text:p>
          </table:table-cell>
          <table:table-cell office:value-type="float" office:value="103.610742627931" calcext:value-type="float">
            <text:p>103.610742627931</text:p>
          </table:table-cell>
          <table:table-cell office:value-type="float" office:value="80.0266987141097" calcext:value-type="float">
            <text:p>80.0266987141097</text:p>
          </table:table-cell>
          <table:table-cell office:value-type="float" office:value="35.28575692989" calcext:value-type="float">
            <text:p>35.28575692989</text:p>
          </table:table-cell>
          <table:table-cell office:value-type="float" office:value="-11.2430186345891" calcext:value-type="float">
            <text:p>-11.2430186345891</text:p>
          </table:table-cell>
          <table:table-cell office:value-type="float" office:value="-40.4528598519123" calcext:value-type="float">
            <text:p>-40.4528598519123</text:p>
          </table:table-cell>
          <table:table-cell office:value-type="float" office:value="-41.8014599583851" calcext:value-type="float">
            <text:p>-41.8014599583851</text:p>
          </table:table-cell>
          <table:table-cell office:value-type="float" office:value="-17.2483911757634" calcext:value-type="float">
            <text:p>-17.2483911757634</text:p>
          </table:table-cell>
          <table:table-cell office:value-type="float" office:value="12.5045943842239" calcext:value-type="float">
            <text:p>12.5045943842239</text:p>
          </table:table-cell>
          <table:table-cell office:value-type="float" office:value="30.8428135639756" calcext:value-type="float">
            <text:p>30.8428135639756</text:p>
          </table:table-cell>
          <table:table-cell office:value-type="float" office:value="29.0388000569892" calcext:value-type="float">
            <text:p>29.0388000569892</text:p>
          </table:table-cell>
          <table:table-cell office:value-type="float" office:value="12.135361709512" calcext:value-type="float">
            <text:p>12.135361709512</text:p>
          </table:table-cell>
          <table:table-cell office:value-type="float" office:value="-3.57860324737778" calcext:value-type="float">
            <text:p>-3.57860324737778</text:p>
          </table:table-cell>
          <table:table-cell office:value-type="float" office:value="-9.60121988411442" calcext:value-type="float">
            <text:p>-9.60121988411442</text:p>
          </table:table-cell>
          <table:table-cell office:value-type="float" office:value="-3.91327025025994" calcext:value-type="float">
            <text:p>-3.91327025025994</text:p>
          </table:table-cell>
          <table:table-cell office:value-type="float" office:value="6.67900258215357" calcext:value-type="float">
            <text:p>6.67900258215357</text:p>
          </table:table-cell>
          <table:table-cell office:value-type="float" office:value="12.7006334700775" calcext:value-type="float">
            <text:p>12.7006334700775</text:p>
          </table:table-cell>
          <table:table-cell office:value-type="float" office:value="12.6638288354266" calcext:value-type="float">
            <text:p>12.6638288354266</text:p>
          </table:table-cell>
          <table:table-cell office:value-type="float" office:value="8.44950101168359" calcext:value-type="float">
            <text:p>8.44950101168359</text:p>
          </table:table-cell>
          <table:table-cell office:value-type="float" office:value="4.44256087603024" calcext:value-type="float">
            <text:p>4.44256087603024</text:p>
          </table:table-cell>
          <table:table-cell office:value-type="float" office:value="3.91505167152764" calcext:value-type="float">
            <text:p>3.91505167152764</text:p>
          </table:table-cell>
          <table:table-cell office:value-type="float" office:value="5.56452279479623" calcext:value-type="float">
            <text:p>5.56452279479623</text:p>
          </table:table-cell>
          <table:table-cell office:value-type="float" office:value="7.57060838708632" calcext:value-type="float">
            <text:p>7.57060838708632</text:p>
          </table:table-cell>
          <table:table-cell office:value-type="float" office:value="8.59602953846835" calcext:value-type="float">
            <text:p>8.59602953846835</text:p>
          </table:table-cell>
          <table:table-cell office:value-type="float" office:value="8.33246012540894" calcext:value-type="float">
            <text:p>8.33246012540894</text:p>
          </table:table-cell>
          <table:table-cell office:value-type="float" office:value="7.81187212920328" calcext:value-type="float">
            <text:p>7.81187212920328</text:p>
          </table:table-cell>
          <table:table-cell office:value-type="float" office:value="7.62940991544999" calcext:value-type="float">
            <text:p>7.62940991544999</text:p>
          </table:table-cell>
          <table:table-cell office:value-type="float" office:value="7.81712944139729" calcext:value-type="float">
            <text:p>7.81712944139729</text:p>
          </table:table-cell>
          <table:table-cell office:value-type="float" office:value="8.19477606328119" calcext:value-type="float">
            <text:p>8.19477606328119</text:p>
          </table:table-cell>
          <table:table-cell office:value-type="float" office:value="8.469482659455" calcext:value-type="float">
            <text:p>8.469482659455</text:p>
          </table:table-cell>
          <table:table-cell office:value-type="float" office:value="8.60539922000415" calcext:value-type="float">
            <text:p>8.60539922000415</text:p>
          </table:table-cell>
          <table:table-cell office:value-type="float" office:value="8.70027734691982" calcext:value-type="float">
            <text:p>8.70027734691982</text:p>
          </table:table-cell>
          <table:table-cell office:value-type="float" office:value="8.79932458099987" calcext:value-type="float">
            <text:p>8.79932458099987</text:p>
          </table:table-cell>
          <table:table-cell office:value-type="float" office:value="8.92151443870643" calcext:value-type="float">
            <text:p>8.92151443870643</text:p>
          </table:table-cell>
          <table:table-cell office:value-type="float" office:value="9.06324903412057" calcext:value-type="float">
            <text:p>9.06324903412057</text:p>
          </table:table-cell>
          <table:table-cell office:value-type="float" office:value="9.20318377934287" calcext:value-type="float">
            <text:p>9.20318377934287</text:p>
          </table:table-cell>
          <table:table-cell office:value-type="float" office:value="9.28464308347989" calcext:value-type="float">
            <text:p>9.28464308347989</text:p>
          </table:table-cell>
          <table:table-cell office:value-type="float" office:value="9.33699091384362" calcext:value-type="float">
            <text:p>9.33699091384362</text:p>
          </table:table-cell>
          <table:table-cell office:value-type="float" office:value="9.60143932577337" calcext:value-type="float">
            <text:p>9.60143932577337</text:p>
          </table:table-cell>
          <table:table-cell office:value-type="float" office:value="10.7626399042435" calcext:value-type="float">
            <text:p>10.7626399042435</text:p>
          </table:table-cell>
          <table:table-cell office:value-type="float" office:value="14.1367096454803" calcext:value-type="float">
            <text:p>14.1367096454803</text:p>
          </table:table-cell>
          <table:table-cell office:value-type="float" office:value="20.0774397476867" calcext:value-type="float">
            <text:p>20.0774397476867</text:p>
          </table:table-cell>
          <table:table-cell office:value-type="float" office:value="27.6339436663169" calcext:value-type="float">
            <text:p>27.6339436663169</text:p>
          </table:table-cell>
          <table:table-cell office:value-type="float" office:value="33.8160833746422" calcext:value-type="float">
            <text:p>33.8160833746422</text:p>
          </table:table-cell>
          <table:table-cell office:value-type="float" office:value="34.25729326564" calcext:value-type="float">
            <text:p>34.25729326564</text:p>
          </table:table-cell>
          <table:table-cell office:value-type="float" office:value="28.0224082542737" calcext:value-type="float">
            <text:p>28.0224082542737</text:p>
          </table:table-cell>
          <table:table-cell office:value-type="float" office:value="16.8310140228765" calcext:value-type="float">
            <text:p>16.8310140228765</text:p>
          </table:table-cell>
          <table:table-cell office:value-type="float" office:value="5.96797885362034" calcext:value-type="float">
            <text:p>5.96797885362034</text:p>
          </table:table-cell>
          <table:table-cell office:value-type="float" office:value="1.22575199211212" calcext:value-type="float">
            <text:p>1.22575199211212</text:p>
          </table:table-cell>
          <table:table-cell office:value-type="float" office:value="2.77404895248081" calcext:value-type="float">
            <text:p>2.77404895248081</text:p>
          </table:table-cell>
          <table:table-cell office:value-type="float" office:value="8.32264414810357" calcext:value-type="float">
            <text:p>8.32264414810357</text:p>
          </table:table-cell>
          <table:table-cell office:value-type="float" office:value="13.2431280235548" calcext:value-type="float">
            <text:p>13.2431280235548</text:p>
          </table:table-cell>
          <table:table-cell office:value-type="float" office:value="14.1945610947115" calcext:value-type="float">
            <text:p>14.1945610947115</text:p>
          </table:table-cell>
          <table:table-cell office:value-type="float" office:value="12.4708649313991" calcext:value-type="float">
            <text:p>12.4708649313991</text:p>
          </table:table-cell>
          <table:table-cell office:value-type="float" office:value="10.0582997944346" calcext:value-type="float">
            <text:p>10.0582997944346</text:p>
          </table:table-cell>
          <table:table-cell office:value-type="float" office:value="8.8430236773736" calcext:value-type="float">
            <text:p>8.8430236773736</text:p>
          </table:table-cell>
          <table:table-cell office:value-type="float" office:value="9.3279784879575" calcext:value-type="float">
            <text:p>9.3279784879575</text:p>
          </table:table-cell>
          <table:table-cell office:value-type="float" office:value="10.2092718051679" calcext:value-type="float">
            <text:p>10.2092718051679</text:p>
          </table:table-cell>
          <table:table-cell office:value-type="float" office:value="10.7020645873378" calcext:value-type="float">
            <text:p>10.7020645873378</text:p>
          </table:table-cell>
          <table:table-cell office:value-type="float" office:value="10.6784485817235" calcext:value-type="float">
            <text:p>10.6784485817235</text:p>
          </table:table-cell>
          <table:table-cell office:value-type="float" office:value="10.3642446457958" calcext:value-type="float">
            <text:p>10.3642446457958</text:p>
          </table:table-cell>
          <table:table-cell office:value-type="float" office:value="10.1759430562441" calcext:value-type="float">
            <text:p>10.1759430562441</text:p>
          </table:table-cell>
          <table:table-cell office:value-type="float" office:value="10.1476261894031" calcext:value-type="float">
            <text:p>10.1476261894031</text:p>
          </table:table-cell>
          <table:table-cell office:value-type="float" office:value="10.134510334564" calcext:value-type="float">
            <text:p>10.134510334564</text:p>
          </table:table-cell>
          <table:table-cell office:value-type="float" office:value="10.1288306686549" calcext:value-type="float">
            <text:p>10.1288306686549</text:p>
          </table:table-cell>
          <table:table-cell office:value-type="float" office:value="10.4211880927244" calcext:value-type="float">
            <text:p>10.4211880927244</text:p>
          </table:table-cell>
          <table:table-cell office:value-type="float" office:value="12.3403563113042" calcext:value-type="float">
            <text:p>12.3403563113042</text:p>
          </table:table-cell>
          <table:table-cell office:value-type="float" office:value="17.8838698324854" calcext:value-type="float">
            <text:p>17.8838698324854</text:p>
          </table:table-cell>
          <table:table-cell office:value-type="float" office:value="30.2082149350976" calcext:value-type="float">
            <text:p>30.2082149350976</text:p>
          </table:table-cell>
          <table:table-cell office:value-type="float" office:value="50.8167315638986" calcext:value-type="float">
            <text:p>50.8167315638986</text:p>
          </table:table-cell>
          <table:table-cell office:value-type="float" office:value="77.204007126695" calcext:value-type="float">
            <text:p>77.204007126695</text:p>
          </table:table-cell>
          <table:table-cell office:value-type="float" office:value="102.320046510451" calcext:value-type="float">
            <text:p>102.320046510451</text:p>
          </table:table-cell>
          <table:table-cell office:value-type="float" office:value="113.122666762862" calcext:value-type="float">
            <text:p>113.122666762862</text:p>
          </table:table-cell>
          <table:table-cell office:value-type="float" office:value="101.277290720258" calcext:value-type="float">
            <text:p>101.277290720258</text:p>
          </table:table-cell>
          <table:table-cell office:value-type="float" office:value="65.0842784848434" calcext:value-type="float">
            <text:p>65.0842784848434</text:p>
          </table:table-cell>
          <table:table-cell office:value-type="float" office:value="16.2479626995996" calcext:value-type="float">
            <text:p>16.2479626995996</text:p>
          </table:table-cell>
          <table:table-cell office:value-type="float" office:value="-23.5380245862709" calcext:value-type="float">
            <text:p>-23.5380245862709</text:p>
          </table:table-cell>
          <table:table-cell office:value-type="float" office:value="-40.0487542026706" calcext:value-type="float">
            <text:p>-40.0487542026706</text:p>
          </table:table-cell>
          <table:table-cell office:value-type="float" office:value="-26.6034973072657" calcext:value-type="float">
            <text:p>-26.6034973072657</text:p>
          </table:table-cell>
          <table:table-cell office:value-type="float" office:value="2.97606947461444" calcext:value-type="float">
            <text:p>2.97606947461444</text:p>
          </table:table-cell>
          <table:table-cell office:value-type="float" office:value="27.8970837285718" calcext:value-type="float">
            <text:p>27.8970837285718</text:p>
          </table:table-cell>
          <table:table-cell office:value-type="float" office:value="36.3931943369192" calcext:value-type="float">
            <text:p>36.3931943369192</text:p>
          </table:table-cell>
          <table:table-cell office:value-type="float" office:value="24.5741804238997" calcext:value-type="float">
            <text:p>24.5741804238997</text:p>
          </table:table-cell>
          <table:table-cell office:value-type="float" office:value="6.06916360987244" calcext:value-type="float">
            <text:p>6.06916360987244</text:p>
          </table:table-cell>
          <table:table-cell office:value-type="float" office:value="-5.51527597581653" calcext:value-type="float">
            <text:p>-5.51527597581653</text:p>
          </table:table-cell>
          <table:table-cell office:value-type="float" office:value="-5.83057875343246" calcext:value-type="float">
            <text:p>-5.83057875343246</text:p>
          </table:table-cell>
          <table:table-cell office:value-type="float" office:value="3.33389111233021" calcext:value-type="float">
            <text:p>3.33389111233021</text:p>
          </table:table-cell>
          <table:table-cell office:value-type="float" office:value="11.9836513099908" calcext:value-type="float">
            <text:p>11.9836513099908</text:p>
          </table:table-cell>
          <table:table-cell office:value-type="float" office:value="14.3946942808286" calcext:value-type="float">
            <text:p>14.3946942808286</text:p>
          </table:table-cell>
          <table:table-cell office:value-type="float" office:value="11.4579050187883" calcext:value-type="float">
            <text:p>11.4579050187883</text:p>
          </table:table-cell>
          <table:table-cell office:value-type="float" office:value="6.34874665394814" calcext:value-type="float">
            <text:p>6.34874665394814</text:p>
          </table:table-cell>
          <table:table-cell office:value-type="float" office:value="3.66971457279129" calcext:value-type="float">
            <text:p>3.66971457279129</text:p>
          </table:table-cell>
          <table:table-cell office:value-type="float" office:value="4.1267172415143" calcext:value-type="float">
            <text:p>4.1267172415143</text:p>
          </table:table-cell>
          <table:table-cell office:value-type="float" office:value="5.76588524719182" calcext:value-type="float">
            <text:p>5.76588524719182</text:p>
          </table:table-cell>
          <table:table-cell office:value-type="float" office:value="7.04735175950257" calcext:value-type="float">
            <text:p>7.04735175950257</text:p>
          </table:table-cell>
          <table:table-cell office:value-type="float" office:value="6.9443249868551" calcext:value-type="float">
            <text:p>6.9443249868551</text:p>
          </table:table-cell>
          <table:table-cell office:value-type="float" office:value="6.04035115562899" calcext:value-type="float">
            <text:p>6.04035115562899</text:p>
          </table:table-cell>
          <table:table-cell office:value-type="float" office:value="5.30136728484543" calcext:value-type="float">
            <text:p>5.30136728484543</text:p>
          </table:table-cell>
          <table:table-cell office:value-type="float" office:value="4.93694834067129" calcext:value-type="float">
            <text:p>4.93694834067129</text:p>
          </table:table-cell>
          <table:table-cell office:value-type="float" office:value="4.88747807437991" calcext:value-type="float">
            <text:p>4.88747807437991</text:p>
          </table:table-cell>
          <table:table-cell office:value-type="float" office:value="4.86929807163362" calcext:value-type="float">
            <text:p>4.86929807163362</text:p>
          </table:table-cell>
          <table:table-cell office:value-type="float" office:value="4.69192761861981" calcext:value-type="float">
            <text:p>4.69192761861981</text:p>
          </table:table-cell>
          <table:table-cell office:value-type="float" office:value="4.43069446417472" calcext:value-type="float">
            <text:p>4.43069446417472</text:p>
          </table:table-cell>
          <table:table-cell office:value-type="float" office:value="4.16060925124236" calcext:value-type="float">
            <text:p>4.16060925124236</text:p>
          </table:table-cell>
          <table:table-cell office:value-type="float" office:value="3.90901430302075" calcext:value-type="float">
            <text:p>3.90901430302075</text:p>
          </table:table-cell>
          <table:table-cell office:value-type="float" office:value="3.68385712629522" calcext:value-type="float">
            <text:p>3.68385712629522</text:p>
          </table:table-cell>
          <table:table-cell office:value-type="float" office:value="3.4744539359716" calcext:value-type="float">
            <text:p>3.4744539359716</text:p>
          </table:table-cell>
          <table:table-cell office:value-type="float" office:value="3.2402901082954" calcext:value-type="float">
            <text:p>3.2402901082954</text:p>
          </table:table-cell>
          <table:table-cell office:value-type="float" office:value="2.93773883994814" calcext:value-type="float">
            <text:p>2.93773883994814</text:p>
          </table:table-cell>
          <table:table-cell office:value-type="float" office:value="2.71696526087584" calcext:value-type="float">
            <text:p>2.71696526087584</text:p>
          </table:table-cell>
          <table:table-cell office:value-type="float" office:value="2.94864581519577" calcext:value-type="float">
            <text:p>2.94864581519577</text:p>
          </table:table-cell>
          <table:table-cell office:value-type="float" office:value="4.7388472694282" calcext:value-type="float">
            <text:p>4.7388472694282</text:p>
          </table:table-cell>
          <table:table-cell office:value-type="float" office:value="9.16552605534356" calcext:value-type="float">
            <text:p>9.16552605534356</text:p>
          </table:table-cell>
          <table:table-cell office:value-type="float" office:value="15.7695368431076" calcext:value-type="float">
            <text:p>15.7695368431076</text:p>
          </table:table-cell>
          <table:table-cell office:value-type="float" office:value="22.8684130577955" calcext:value-type="float">
            <text:p>22.8684130577955</text:p>
          </table:table-cell>
          <table:table-cell office:value-type="float" office:value="26.2520102128274" calcext:value-type="float">
            <text:p>26.2520102128274</text:p>
          </table:table-cell>
          <table:table-cell office:value-type="float" office:value="22.8414799561587" calcext:value-type="float">
            <text:p>22.8414799561587</text:p>
          </table:table-cell>
          <table:table-cell office:value-type="float" office:value="13.4041980679599" calcext:value-type="float">
            <text:p>13.4041980679599</text:p>
          </table:table-cell>
          <table:table-cell office:value-type="float" office:value="1.21960582282484" calcext:value-type="float">
            <text:p>1.21960582282484</text:p>
          </table:table-cell>
          <table:table-cell office:value-type="float" office:value="-7.24331448228522" calcext:value-type="float">
            <text:p>-7.24331448228522</text:p>
          </table:table-cell>
          <table:table-cell office:value-type="float" office:value="-8.87362954585859" calcext:value-type="float">
            <text:p>-8.87362954585859</text:p>
          </table:table-cell>
          <table:table-cell office:value-type="float" office:value="-5.13563191710055" calcext:value-type="float">
            <text:p>-5.13563191710055</text:p>
          </table:table-cell>
          <table:table-cell office:value-type="float" office:value="0.456868261201424" calcext:value-type="float">
            <text:p>0.456868261201424</text:p>
          </table:table-cell>
          <table:table-cell office:value-type="float" office:value="3.1446657505272" calcext:value-type="float">
            <text:p>3.1446657505272</text:p>
          </table:table-cell>
          <table:table-cell office:value-type="float" office:value="2.21637061841577" calcext:value-type="float">
            <text:p>2.21637061841577</text:p>
          </table:table-cell>
          <table:table-cell office:value-type="float" office:value="-0.360179076741283" calcext:value-type="float">
            <text:p>-0.360179076741283</text:p>
          </table:table-cell>
          <table:table-cell office:value-type="float" office:value="-2.63955995995172" calcext:value-type="float">
            <text:p>-2.63955995995172</text:p>
          </table:table-cell>
          <table:table-cell office:value-type="float" office:value="-3.11663893539318" calcext:value-type="float">
            <text:p>-3.11663893539318</text:p>
          </table:table-cell>
          <table:table-cell office:value-type="float" office:value="-2.50215739389093" calcext:value-type="float">
            <text:p>-2.50215739389093</text:p>
          </table:table-cell>
          <table:table-cell office:value-type="float" office:value="-2.0222279420791" calcext:value-type="float">
            <text:p>-2.0222279420791</text:p>
          </table:table-cell>
          <table:table-cell office:value-type="float" office:value="-2.0136480811639" calcext:value-type="float">
            <text:p>-2.0136480811639</text:p>
          </table:table-cell>
          <table:table-cell office:value-type="float" office:value="-2.45849721017019" calcext:value-type="float">
            <text:p>-2.45849721017019</text:p>
          </table:table-cell>
          <table:table-cell office:value-type="float" office:value="-2.9565423098882" calcext:value-type="float">
            <text:p>-2.9565423098882</text:p>
          </table:table-cell>
          <table:table-cell office:value-type="float" office:value="-3.24576719347649" calcext:value-type="float">
            <text:p>-3.24576719347649</text:p>
          </table:table-cell>
          <table:table-cell office:value-type="float" office:value="-3.44983133632579" calcext:value-type="float">
            <text:p>-3.44983133632579</text:p>
          </table:table-cell>
          <table:table-cell office:value-type="float" office:value="-3.65154717234518" calcext:value-type="float">
            <text:p>-3.65154717234518</text:p>
          </table:table-cell>
          <table:table-cell office:value-type="float" office:value="-3.78465473732636" calcext:value-type="float">
            <text:p>-3.78465473732636</text:p>
          </table:table-cell>
          <table:table-cell office:value-type="float" office:value="-3.03617538410525" calcext:value-type="float">
            <text:p>-3.03617538410525</text:p>
          </table:table-cell>
          <table:table-cell office:value-type="float" office:value="0.228755516410424" calcext:value-type="float">
            <text:p>0.228755516410424</text:p>
          </table:table-cell>
          <table:table-cell office:value-type="float" office:value="8.64885393548882" calcext:value-type="float">
            <text:p>8.64885393548882</text:p>
          </table:table-cell>
          <table:table-cell office:value-type="float" office:value="25.1820184305972" calcext:value-type="float">
            <text:p>25.1820184305972</text:p>
          </table:table-cell>
          <table:table-cell office:value-type="float" office:value="48.9938592046682" calcext:value-type="float">
            <text:p>48.9938592046682</text:p>
          </table:table-cell>
          <table:table-cell office:value-type="float" office:value="76.0743847822217" calcext:value-type="float">
            <text:p>76.0743847822217</text:p>
          </table:table-cell>
          <table:table-cell office:value-type="float" office:value="95.4162587214479" calcext:value-type="float">
            <text:p>95.4162587214479</text:p>
          </table:table-cell>
          <table:table-cell office:value-type="float" office:value="95.0158548961506" calcext:value-type="float">
            <text:p>95.0158548961506</text:p>
          </table:table-cell>
          <table:table-cell office:value-type="float" office:value="70.5590667780872" calcext:value-type="float">
            <text:p>70.5590667780872</text:p>
          </table:table-cell>
          <table:table-cell office:value-type="float" office:value="25.1557872062474" calcext:value-type="float">
            <text:p>25.1557872062474</text:p>
          </table:table-cell>
          <table:table-cell office:value-type="float" office:value="-21.6485920549687" calcext:value-type="float">
            <text:p>-21.6485920549687</text:p>
          </table:table-cell>
          <table:table-cell office:value-type="float" office:value="-50.8945106472881" calcext:value-type="float">
            <text:p>-50.8945106472881</text:p>
          </table:table-cell>
          <table:table-cell office:value-type="float" office:value="-52.1389841271899" calcext:value-type="float">
            <text:p>-52.1389841271899</text:p>
          </table:table-cell>
          <table:table-cell office:value-type="float" office:value="-27.7314463001471" calcext:value-type="float">
            <text:p>-27.7314463001471</text:p>
          </table:table-cell>
          <table:table-cell office:value-type="float" office:value="1.519743996311" calcext:value-type="float">
            <text:p>1.519743996311</text:p>
          </table:table-cell>
          <table:table-cell office:value-type="float" office:value="19.1729982391792" calcext:value-type="float">
            <text:p>19.1729982391792</text:p>
          </table:table-cell>
          <table:table-cell office:value-type="float" office:value="16.6063506080132" calcext:value-type="float">
            <text:p>16.6063506080132</text:p>
          </table:table-cell>
          <table:table-cell office:value-type="float" office:value="-0.802793883229308" calcext:value-type="float">
            <text:p>-0.802793883229308</text:p>
          </table:table-cell>
          <table:table-cell office:value-type="float" office:value="-16.7747639450728" calcext:value-type="float">
            <text:p>-16.7747639450728</text:p>
          </table:table-cell>
          <table:table-cell office:value-type="float" office:value="-22.9831277285907" calcext:value-type="float">
            <text:p>-22.9831277285907</text:p>
          </table:table-cell>
          <table:table-cell office:value-type="float" office:value="-17.4954836527244" calcext:value-type="float">
            <text:p>-17.4954836527244</text:p>
          </table:table-cell>
          <table:table-cell office:value-type="float" office:value="-7.27618611436213" calcext:value-type="float">
            <text:p>-7.27618611436213</text:p>
          </table:table-cell>
          <table:table-cell office:value-type="float" office:value="-1.72032101711737" calcext:value-type="float">
            <text:p>-1.72032101711737</text:p>
          </table:table-cell>
          <table:table-cell office:value-type="float" office:value="-2.19461264141723" calcext:value-type="float">
            <text:p>-2.19461264141723</text:p>
          </table:table-cell>
          <table:table-cell office:value-type="float" office:value="-6.78361601326644" calcext:value-type="float">
            <text:p>-6.78361601326644</text:p>
          </table:table-cell>
          <table:table-cell office:value-type="float" office:value="-11.0732095172677" calcext:value-type="float">
            <text:p>-11.0732095172677</text:p>
          </table:table-cell>
          <table:table-cell office:value-type="float" office:value="-11.8655946385991" calcext:value-type="float">
            <text:p>-11.8655946385991</text:p>
          </table:table-cell>
          <table:table-cell office:value-type="float" office:value="-10.5063412920897" calcext:value-type="float">
            <text:p>-10.5063412920897</text:p>
          </table:table-cell>
          <table:table-cell office:value-type="float" office:value="-8.80673790831744" calcext:value-type="float">
            <text:p>-8.80673790831744</text:p>
          </table:table-cell>
          <table:table-cell office:value-type="float" office:value="-8.09736770445834" calcext:value-type="float">
            <text:p>-8.09736770445834</text:p>
          </table:table-cell>
          <table:table-cell office:value-type="float" office:value="-8.65568105948379" calcext:value-type="float">
            <text:p>-8.65568105948379</text:p>
          </table:table-cell>
          <table:table-cell office:value-type="float" office:value="-9.44396301216958" calcext:value-type="float">
            <text:p>-9.44396301216958</text:p>
          </table:table-cell>
          <table:table-cell office:value-type="float" office:value="-9.88134444904152" calcext:value-type="float">
            <text:p>-9.88134444904152</text:p>
          </table:table-cell>
          <table:table-cell office:value-type="float" office:value="-9.9391402467873" calcext:value-type="float">
            <text:p>-9.9391402467873</text:p>
          </table:table-cell>
          <table:table-cell office:value-type="float" office:value="-9.80175407596958" calcext:value-type="float">
            <text:p>-9.80175407596958</text:p>
          </table:table-cell>
          <table:table-cell office:value-type="float" office:value="-9.76034829894173" calcext:value-type="float">
            <text:p>-9.76034829894173</text:p>
          </table:table-cell>
          <table:table-cell office:value-type="float" office:value="-9.84556235512282" calcext:value-type="float">
            <text:p>-9.84556235512282</text:p>
          </table:table-cell>
          <table:table-cell office:value-type="float" office:value="-9.95978376263339" calcext:value-type="float">
            <text:p>-9.95978376263339</text:p>
          </table:table-cell>
          <table:table-cell office:value-type="float" office:value="-10.0585673939903" calcext:value-type="float">
            <text:p>-10.0585673939903</text:p>
          </table:table-cell>
          <table:table-cell office:value-type="float" office:value="-10.1231116273" calcext:value-type="float">
            <text:p>-10.1231116273</text:p>
          </table:table-cell>
          <table:table-cell office:value-type="float" office:value="-10.1572104701401" calcext:value-type="float">
            <text:p>-10.1572104701401</text:p>
          </table:table-cell>
          <table:table-cell office:value-type="float" office:value="-10.1826437255504" calcext:value-type="float">
            <text:p>-10.1826437255504</text:p>
          </table:table-cell>
          <table:table-cell office:value-type="float" office:value="-10.2562448749878" calcext:value-type="float">
            <text:p>-10.2562448749878</text:p>
          </table:table-cell>
          <table:table-cell office:value-type="float" office:value="-10.3448709917577" calcext:value-type="float">
            <text:p>-10.3448709917577</text:p>
          </table:table-cell>
          <table:table-cell office:value-type="float" office:value="-10.2044476397053" calcext:value-type="float">
            <text:p>-10.2044476397053</text:p>
          </table:table-cell>
          <table:table-cell office:value-type="float" office:value="-9.13623359905752" calcext:value-type="float">
            <text:p>-9.13623359905752</text:p>
          </table:table-cell>
          <table:table-cell office:value-type="float" office:value="-5.82364704198218" calcext:value-type="float">
            <text:p>-5.82364704198218</text:p>
          </table:table-cell>
          <table:table-cell office:value-type="float" office:value="0.0578339504890106" calcext:value-type="float">
            <text:p>0.057833950489011</text:p>
          </table:table-cell>
          <table:table-cell office:value-type="float" office:value="7.5409682212364" calcext:value-type="float">
            <text:p>7.5409682212364</text:p>
          </table:table-cell>
          <table:table-cell office:value-type="float" office:value="13.5873223689495" calcext:value-type="float">
            <text:p>13.5873223689495</text:p>
          </table:table-cell>
          <table:table-cell office:value-type="float" office:value="13.8483303420367" calcext:value-type="float">
            <text:p>13.8483303420367</text:p>
          </table:table-cell>
          <table:table-cell office:value-type="float" office:value="7.46176396324293" calcext:value-type="float">
            <text:p>7.46176396324293</text:p>
          </table:table-cell>
          <table:table-cell office:value-type="float" office:value="-3.81693191494897" calcext:value-type="float">
            <text:p>-3.81693191494897</text:p>
          </table:table-cell>
          <table:table-cell office:value-type="float" office:value="-14.6404009867994" calcext:value-type="float">
            <text:p>-14.6404009867994</text:p>
          </table:table-cell>
          <table:table-cell office:value-type="float" office:value="-19.2760832139359" calcext:value-type="float">
            <text:p>-19.2760832139359</text:p>
          </table:table-cell>
          <table:table-cell office:value-type="float" office:value="-17.6368196118978" calcext:value-type="float">
            <text:p>-17.6368196118978</text:p>
          </table:table-cell>
          <table:table-cell office:value-type="float" office:value="-12.0454920742022" calcext:value-type="float">
            <text:p>-12.0454920742022</text:p>
          </table:table-cell>
          <table:table-cell office:value-type="float" office:value="-7.15627310321463" calcext:value-type="float">
            <text:p>-7.15627310321463</text:p>
          </table:table-cell>
          <table:table-cell office:value-type="float" office:value="-6.23278462731005" calcext:value-type="float">
            <text:p>-6.23278462731005</text:p>
          </table:table-cell>
          <table:table-cell office:value-type="float" office:value="-7.93836681059386" calcext:value-type="float">
            <text:p>-7.93836681059386</text:p>
          </table:table-cell>
          <table:table-cell office:value-type="float" office:value="-10.2880834080441" calcext:value-type="float">
            <text:p>-10.2880834080441</text:p>
          </table:table-cell>
          <table:table-cell office:value-type="float" office:value="-11.400732076266" calcext:value-type="float">
            <text:p>-11.400732076266</text:p>
          </table:table-cell>
          <table:table-cell office:value-type="float" office:value="-10.8158182676307" calcext:value-type="float">
            <text:p>-10.8158182676307</text:p>
          </table:table-cell>
          <table:table-cell office:value-type="float" office:value="-9.8449717044217" calcext:value-type="float">
            <text:p>-9.8449717044217</text:p>
          </table:table-cell>
          <table:table-cell office:value-type="float" office:value="-9.25549187124709" calcext:value-type="float">
            <text:p>-9.25549187124709</text:p>
          </table:table-cell>
          <table:table-cell office:value-type="float" office:value="-9.1694461560829" calcext:value-type="float">
            <text:p>-9.1694461560829</text:p>
          </table:table-cell>
          <table:table-cell office:value-type="float" office:value="-9.35677112138457" calcext:value-type="float">
            <text:p>-9.35677112138457</text:p>
          </table:table-cell>
          <table:table-cell office:value-type="float" office:value="-9.40730411280071" calcext:value-type="float">
            <text:p>-9.40730411280071</text:p>
          </table:table-cell>
          <table:table-cell office:value-type="float" office:value="-9.28075181529587" calcext:value-type="float">
            <text:p>-9.28075181529587</text:p>
          </table:table-cell>
          <table:table-cell office:value-type="float" office:value="-9.11065570171821" calcext:value-type="float">
            <text:p>-9.11065570171821</text:p>
          </table:table-cell>
          <table:table-cell office:value-type="float" office:value="-8.96181345370217" calcext:value-type="float">
            <text:p>-8.96181345370217</text:p>
          </table:table-cell>
          <table:table-cell office:value-type="float" office:value="0" calcext:value-type="float">
            <text:p>0</text:p>
          </table:table-cell>
          <table:table-cell office:value-type="float" office:value="5292" calcext:value-type="float">
            <text:p>5292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127" calcext:value-type="float">
            <text:p>12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4489530067527" calcext:value-type="float">
            <text:p>2.4489530067527</text:p>
          </table:table-cell>
          <table:table-cell office:value-type="float" office:value="5.10416868354623" calcext:value-type="float">
            <text:p>5.10416868354623</text:p>
          </table:table-cell>
          <table:table-cell office:value-type="float" office:value="12.4202659072444" calcext:value-type="float">
            <text:p>12.4202659072444</text:p>
          </table:table-cell>
          <table:table-cell office:value-type="float" office:value="23.8402459924468" calcext:value-type="float">
            <text:p>23.8402459924468</text:p>
          </table:table-cell>
          <table:table-cell office:value-type="float" office:value="38.4885799086421" calcext:value-type="float">
            <text:p>38.4885799086421</text:p>
          </table:table-cell>
          <table:table-cell office:value-type="float" office:value="55.0348363548086" calcext:value-type="float">
            <text:p>55.0348363548086</text:p>
          </table:table-cell>
          <table:table-cell office:value-type="float" office:value="71.8964705827911" calcext:value-type="float">
            <text:p>71.8964705827911</text:p>
          </table:table-cell>
          <table:table-cell office:value-type="float" office:value="85.4567494255849" calcext:value-type="float">
            <text:p>85.4567494255849</text:p>
          </table:table-cell>
          <table:table-cell office:value-type="float" office:value="90.9881084712219" calcext:value-type="float">
            <text:p>90.9881084712219</text:p>
          </table:table-cell>
          <table:table-cell office:value-type="float" office:value="85.0958224427093" calcext:value-type="float">
            <text:p>85.0958224427093</text:p>
          </table:table-cell>
          <table:table-cell office:value-type="float" office:value="68.4696412304184" calcext:value-type="float">
            <text:p>68.4696412304184</text:p>
          </table:table-cell>
          <table:table-cell office:value-type="float" office:value="42.6736673944621" calcext:value-type="float">
            <text:p>42.6736673944621</text:p>
          </table:table-cell>
          <table:table-cell office:value-type="float" office:value="12.1597038142858" calcext:value-type="float">
            <text:p>12.1597038142858</text:p>
          </table:table-cell>
          <table:table-cell office:value-type="float" office:value="-15.3852367944173" calcext:value-type="float">
            <text:p>-15.3852367944173</text:p>
          </table:table-cell>
          <table:table-cell office:value-type="float" office:value="-32.8411351216739" calcext:value-type="float">
            <text:p>-32.8411351216739</text:p>
          </table:table-cell>
          <table:table-cell office:value-type="float" office:value="-38.196804804591" calcext:value-type="float">
            <text:p>-38.196804804591</text:p>
          </table:table-cell>
          <table:table-cell office:value-type="float" office:value="-31.6098109444014" calcext:value-type="float">
            <text:p>-31.6098109444014</text:p>
          </table:table-cell>
          <table:table-cell office:value-type="float" office:value="-15.2931250580868" calcext:value-type="float">
            <text:p>-15.2931250580868</text:p>
          </table:table-cell>
          <table:table-cell office:value-type="float" office:value="3.77067858257412" calcext:value-type="float">
            <text:p>3.77067858257412</text:p>
          </table:table-cell>
          <table:table-cell office:value-type="float" office:value="18.1428530171032" calcext:value-type="float">
            <text:p>18.1428530171032</text:p>
          </table:table-cell>
          <table:table-cell office:value-type="float" office:value="24.4775405574891" calcext:value-type="float">
            <text:p>24.4775405574891</text:p>
          </table:table-cell>
          <table:table-cell office:value-type="float" office:value="23.0320972704546" calcext:value-type="float">
            <text:p>23.0320972704546</text:p>
          </table:table-cell>
          <table:table-cell office:value-type="float" office:value="14.7889337332415" calcext:value-type="float">
            <text:p>14.7889337332415</text:p>
          </table:table-cell>
          <table:table-cell office:value-type="float" office:value="3.86066146656136" calcext:value-type="float">
            <text:p>3.86066146656136</text:p>
          </table:table-cell>
          <table:table-cell office:value-type="float" office:value="-4.64865173471903" calcext:value-type="float">
            <text:p>-4.64865173471903</text:p>
          </table:table-cell>
          <table:table-cell office:value-type="float" office:value="-7.77512747479843" calcext:value-type="float">
            <text:p>-7.77512747479843</text:p>
          </table:table-cell>
          <table:table-cell office:value-type="float" office:value="-6.41629544065635" calcext:value-type="float">
            <text:p>-6.41629544065635</text:p>
          </table:table-cell>
          <table:table-cell office:value-type="float" office:value="-1.92427064226982" calcext:value-type="float">
            <text:p>-1.92427064226982</text:p>
          </table:table-cell>
          <table:table-cell office:value-type="float" office:value="3.71473049043038" calcext:value-type="float">
            <text:p>3.71473049043038</text:p>
          </table:table-cell>
          <table:table-cell office:value-type="float" office:value="8.07665319082256" calcext:value-type="float">
            <text:p>8.07665319082256</text:p>
          </table:table-cell>
          <table:table-cell office:value-type="float" office:value="9.36647399324648" calcext:value-type="float">
            <text:p>9.36647399324648</text:p>
          </table:table-cell>
          <table:table-cell office:value-type="float" office:value="8.30004671866" calcext:value-type="float">
            <text:p>8.30004671866</text:p>
          </table:table-cell>
          <table:table-cell office:value-type="float" office:value="6.20526526484384" calcext:value-type="float">
            <text:p>6.20526526484384</text:p>
          </table:table-cell>
          <table:table-cell office:value-type="float" office:value="4.1367920001639" calcext:value-type="float">
            <text:p>4.1367920001639</text:p>
          </table:table-cell>
          <table:table-cell office:value-type="float" office:value="2.76449547687157" calcext:value-type="float">
            <text:p>2.76449547687157</text:p>
          </table:table-cell>
          <table:table-cell office:value-type="float" office:value="2.63950361997116" calcext:value-type="float">
            <text:p>2.63950361997116</text:p>
          </table:table-cell>
          <table:table-cell office:value-type="float" office:value="3.48695387844137" calcext:value-type="float">
            <text:p>3.48695387844137</text:p>
          </table:table-cell>
          <table:table-cell office:value-type="float" office:value="4.58716050844821" calcext:value-type="float">
            <text:p>4.58716050844821</text:p>
          </table:table-cell>
          <table:table-cell office:value-type="float" office:value="5.38060627093829" calcext:value-type="float">
            <text:p>5.38060627093829</text:p>
          </table:table-cell>
          <table:table-cell office:value-type="float" office:value="5.79989562814048" calcext:value-type="float">
            <text:p>5.79989562814048</text:p>
          </table:table-cell>
          <table:table-cell office:value-type="float" office:value="5.8723020095256" calcext:value-type="float">
            <text:p>5.8723020095256</text:p>
          </table:table-cell>
          <table:table-cell office:value-type="float" office:value="5.7088726419406" calcext:value-type="float">
            <text:p>5.7088726419406</text:p>
          </table:table-cell>
          <table:table-cell office:value-type="float" office:value="5.51322494173825" calcext:value-type="float">
            <text:p>5.51322494173825</text:p>
          </table:table-cell>
          <table:table-cell office:value-type="float" office:value="5.46681149493187" calcext:value-type="float">
            <text:p>5.46681149493187</text:p>
          </table:table-cell>
          <table:table-cell office:value-type="float" office:value="5.56764026791211" calcext:value-type="float">
            <text:p>5.56764026791211</text:p>
          </table:table-cell>
          <table:table-cell office:value-type="float" office:value="5.73734676898447" calcext:value-type="float">
            <text:p>5.73734676898447</text:p>
          </table:table-cell>
          <table:table-cell office:value-type="float" office:value="5.91369127885619" calcext:value-type="float">
            <text:p>5.91369127885619</text:p>
          </table:table-cell>
          <table:table-cell office:value-type="float" office:value="6.07201777598826" calcext:value-type="float">
            <text:p>6.07201777598826</text:p>
          </table:table-cell>
          <table:table-cell office:value-type="float" office:value="6.19417118470144" calcext:value-type="float">
            <text:p>6.19417118470144</text:p>
          </table:table-cell>
          <table:table-cell office:value-type="float" office:value="6.2845679445718" calcext:value-type="float">
            <text:p>6.2845679445718</text:p>
          </table:table-cell>
          <table:table-cell office:value-type="float" office:value="6.36722330318456" calcext:value-type="float">
            <text:p>6.36722330318456</text:p>
          </table:table-cell>
          <table:table-cell office:value-type="float" office:value="6.46136332237778" calcext:value-type="float">
            <text:p>6.46136332237778</text:p>
          </table:table-cell>
          <table:table-cell office:value-type="float" office:value="6.55837231825928" calcext:value-type="float">
            <text:p>6.55837231825928</text:p>
          </table:table-cell>
          <table:table-cell office:value-type="float" office:value="6.6409914708797" calcext:value-type="float">
            <text:p>6.6409914708797</text:p>
          </table:table-cell>
          <table:table-cell office:value-type="float" office:value="6.71337672701375" calcext:value-type="float">
            <text:p>6.71337672701375</text:p>
          </table:table-cell>
          <table:table-cell office:value-type="float" office:value="6.81776865446823" calcext:value-type="float">
            <text:p>6.81776865446823</text:p>
          </table:table-cell>
          <table:table-cell office:value-type="float" office:value="7.01446777054524" calcext:value-type="float">
            <text:p>7.01446777054524</text:p>
          </table:table-cell>
          <table:table-cell office:value-type="float" office:value="7.54079918356561" calcext:value-type="float">
            <text:p>7.54079918356561</text:p>
          </table:table-cell>
          <table:table-cell office:value-type="float" office:value="8.75462044413229" calcext:value-type="float">
            <text:p>8.75462044413229</text:p>
          </table:table-cell>
          <table:table-cell office:value-type="float" office:value="10.9516920288495" calcext:value-type="float">
            <text:p>10.9516920288495</text:p>
          </table:table-cell>
          <table:table-cell office:value-type="float" office:value="14.1781613332252" calcext:value-type="float">
            <text:p>14.1781613332252</text:p>
          </table:table-cell>
          <table:table-cell office:value-type="float" office:value="18.4085920476567" calcext:value-type="float">
            <text:p>18.4085920476567</text:p>
          </table:table-cell>
          <table:table-cell office:value-type="float" office:value="23.1125380637759" calcext:value-type="float">
            <text:p>23.1125380637759</text:p>
          </table:table-cell>
          <table:table-cell office:value-type="float" office:value="27.0582045557727" calcext:value-type="float">
            <text:p>27.0582045557727</text:p>
          </table:table-cell>
          <table:table-cell office:value-type="float" office:value="29.0261792030298" calcext:value-type="float">
            <text:p>29.0261792030298</text:p>
          </table:table-cell>
          <table:table-cell office:value-type="float" office:value="28.3764045195692" calcext:value-type="float">
            <text:p>28.3764045195692</text:p>
          </table:table-cell>
          <table:table-cell office:value-type="float" office:value="24.7768683668086" calcext:value-type="float">
            <text:p>24.7768683668086</text:p>
          </table:table-cell>
          <table:table-cell office:value-type="float" office:value="18.4249479226693" calcext:value-type="float">
            <text:p>18.4249479226693</text:p>
          </table:table-cell>
          <table:table-cell office:value-type="float" office:value="11.0693822962128" calcext:value-type="float">
            <text:p>11.0693822962128</text:p>
          </table:table-cell>
          <table:table-cell office:value-type="float" office:value="4.7170388043241" calcext:value-type="float">
            <text:p>4.7170388043241</text:p>
          </table:table-cell>
          <table:table-cell office:value-type="float" office:value="0.668449266961813" calcext:value-type="float">
            <text:p>0.668449266961813</text:p>
          </table:table-cell>
          <table:table-cell office:value-type="float" office:value="-0.545674085343272" calcext:value-type="float">
            <text:p>-0.545674085343272</text:p>
          </table:table-cell>
          <table:table-cell office:value-type="float" office:value="1.34323748379819" calcext:value-type="float">
            <text:p>1.34323748379819</text:p>
          </table:table-cell>
          <table:table-cell office:value-type="float" office:value="5.10926061890793" calcext:value-type="float">
            <text:p>5.10926061890793</text:p>
          </table:table-cell>
          <table:table-cell office:value-type="float" office:value="8.91515038726137" calcext:value-type="float">
            <text:p>8.91515038726137</text:p>
          </table:table-cell>
          <table:table-cell office:value-type="float" office:value="11.4103369575925" calcext:value-type="float">
            <text:p>11.4103369575925</text:p>
          </table:table-cell>
          <table:table-cell office:value-type="float" office:value="12.3488880416646" calcext:value-type="float">
            <text:p>12.3488880416646</text:p>
          </table:table-cell>
          <table:table-cell office:value-type="float" office:value="11.6701909664575" calcext:value-type="float">
            <text:p>11.6701909664575</text:p>
          </table:table-cell>
          <table:table-cell office:value-type="float" office:value="9.90648972569017" calcext:value-type="float">
            <text:p>9.90648972569017</text:p>
          </table:table-cell>
          <table:table-cell office:value-type="float" office:value="8.09774593750103" calcext:value-type="float">
            <text:p>8.09774593750103</text:p>
          </table:table-cell>
          <table:table-cell office:value-type="float" office:value="7.12741484930122" calcext:value-type="float">
            <text:p>7.12741484930122</text:p>
          </table:table-cell>
          <table:table-cell office:value-type="float" office:value="7.00815880086188" calcext:value-type="float">
            <text:p>7.00815880086188</text:p>
          </table:table-cell>
          <table:table-cell office:value-type="float" office:value="7.47876376734623" calcext:value-type="float">
            <text:p>7.47876376734623</text:p>
          </table:table-cell>
          <table:table-cell office:value-type="float" office:value="8.24669367246014" calcext:value-type="float">
            <text:p>8.24669367246014</text:p>
          </table:table-cell>
          <table:table-cell office:value-type="float" office:value="8.9646812526257" calcext:value-type="float">
            <text:p>8.9646812526257</text:p>
          </table:table-cell>
          <table:table-cell office:value-type="float" office:value="9.30619130323857" calcext:value-type="float">
            <text:p>9.30619130323857</text:p>
          </table:table-cell>
          <table:table-cell office:value-type="float" office:value="9.26722156109758" calcext:value-type="float">
            <text:p>9.26722156109758</text:p>
          </table:table-cell>
          <table:table-cell office:value-type="float" office:value="9.06031632582874" calcext:value-type="float">
            <text:p>9.06031632582874</text:p>
          </table:table-cell>
          <table:table-cell office:value-type="float" office:value="8.86880084878821" calcext:value-type="float">
            <text:p>8.86880084878821</text:p>
          </table:table-cell>
          <table:table-cell office:value-type="float" office:value="8.74924980999913" calcext:value-type="float">
            <text:p>8.74924980999913</text:p>
          </table:table-cell>
          <table:table-cell office:value-type="float" office:value="8.72721481073784" calcext:value-type="float">
            <text:p>8.72721481073784</text:p>
          </table:table-cell>
          <table:table-cell office:value-type="float" office:value="8.7928646772804" calcext:value-type="float">
            <text:p>8.7928646772804</text:p>
          </table:table-cell>
          <table:table-cell office:value-type="float" office:value="8.88790956514395" calcext:value-type="float">
            <text:p>8.88790956514395</text:p>
          </table:table-cell>
          <table:table-cell office:value-type="float" office:value="8.95544557552589" calcext:value-type="float">
            <text:p>8.95544557552589</text:p>
          </table:table-cell>
          <table:table-cell office:value-type="float" office:value="8.9819641397044" calcext:value-type="float">
            <text:p>8.9819641397044</text:p>
          </table:table-cell>
          <table:table-cell office:value-type="float" office:value="8.97667414154763" calcext:value-type="float">
            <text:p>8.97667414154763</text:p>
          </table:table-cell>
          <table:table-cell office:value-type="float" office:value="8.95576529861724" calcext:value-type="float">
            <text:p>8.95576529861724</text:p>
          </table:table-cell>
          <table:table-cell office:value-type="float" office:value="8.95510194475223" calcext:value-type="float">
            <text:p>8.95510194475223</text:p>
          </table:table-cell>
          <table:table-cell office:value-type="float" office:value="9.02503707171562" calcext:value-type="float">
            <text:p>9.02503707171562</text:p>
          </table:table-cell>
          <table:table-cell office:value-type="float" office:value="9.50358313886772" calcext:value-type="float">
            <text:p>9.50358313886772</text:p>
          </table:table-cell>
          <table:table-cell office:value-type="float" office:value="11.0379765756015" calcext:value-type="float">
            <text:p>11.0379765756015</text:p>
          </table:table-cell>
          <table:table-cell office:value-type="float" office:value="14.3311026036858" calcext:value-type="float">
            <text:p>14.3311026036858</text:p>
          </table:table-cell>
          <table:table-cell office:value-type="float" office:value="20.3517603581339" calcext:value-type="float">
            <text:p>20.3517603581339</text:p>
          </table:table-cell>
          <table:table-cell office:value-type="float" office:value="30.1724128894036" calcext:value-type="float">
            <text:p>30.1724128894036</text:p>
          </table:table-cell>
          <table:table-cell office:value-type="float" office:value="44.0513635662698" calcext:value-type="float">
            <text:p>44.0513635662698</text:p>
          </table:table-cell>
          <table:table-cell office:value-type="float" office:value="60.4324289694639" calcext:value-type="float">
            <text:p>60.4324289694639</text:p>
          </table:table-cell>
          <table:table-cell office:value-type="float" office:value="77.4296739133808" calcext:value-type="float">
            <text:p>77.4296739133808</text:p>
          </table:table-cell>
          <table:table-cell office:value-type="float" office:value="91.6945106967693" calcext:value-type="float">
            <text:p>91.6945106967693</text:p>
          </table:table-cell>
          <table:table-cell office:value-type="float" office:value="98.6429302729789" calcext:value-type="float">
            <text:p>98.6429302729789</text:p>
          </table:table-cell>
          <table:table-cell office:value-type="float" office:value="94.4605114761946" calcext:value-type="float">
            <text:p>94.4605114761946</text:p>
          </table:table-cell>
          <table:table-cell office:value-type="float" office:value="79.3393851349113" calcext:value-type="float">
            <text:p>79.3393851349113</text:p>
          </table:table-cell>
          <table:table-cell office:value-type="float" office:value="54.7375944954362" calcext:value-type="float">
            <text:p>54.7375944954362</text:p>
          </table:table-cell>
          <table:table-cell office:value-type="float" office:value="24.3235791296456" calcext:value-type="float">
            <text:p>24.3235791296456</text:p>
          </table:table-cell>
          <table:table-cell office:value-type="float" office:value="-4.41528167061522" calcext:value-type="float">
            <text:p>-4.41528167061522</text:p>
          </table:table-cell>
          <table:table-cell office:value-type="float" office:value="-23.991736015361" calcext:value-type="float">
            <text:p>-23.991736015361</text:p>
          </table:table-cell>
          <table:table-cell office:value-type="float" office:value="-31.4869736761548" calcext:value-type="float">
            <text:p>-31.4869736761548</text:p>
          </table:table-cell>
          <table:table-cell office:value-type="float" office:value="-27.0066293475565" calcext:value-type="float">
            <text:p>-27.0066293475565</text:p>
          </table:table-cell>
          <table:table-cell office:value-type="float" office:value="-12.0411162400264" calcext:value-type="float">
            <text:p>-12.0411162400264</text:p>
          </table:table-cell>
          <table:table-cell office:value-type="float" office:value="6.9224481534102" calcext:value-type="float">
            <text:p>6.9224481534102</text:p>
          </table:table-cell>
          <table:table-cell office:value-type="float" office:value="22.3010433330412" calcext:value-type="float">
            <text:p>22.3010433330412</text:p>
          </table:table-cell>
          <table:table-cell office:value-type="float" office:value="29.766979821758" calcext:value-type="float">
            <text:p>29.766979821758</text:p>
          </table:table-cell>
          <table:table-cell office:value-type="float" office:value="29.3892313973115" calcext:value-type="float">
            <text:p>29.3892313973115</text:p>
          </table:table-cell>
          <table:table-cell office:value-type="float" office:value="21.8810279263607" calcext:value-type="float">
            <text:p>21.8810279263607</text:p>
          </table:table-cell>
          <table:table-cell office:value-type="float" office:value="10.8594760537597" calcext:value-type="float">
            <text:p>10.8594760537597</text:p>
          </table:table-cell>
          <table:table-cell office:value-type="float" office:value="1.43801607592833" calcext:value-type="float">
            <text:p>1.43801607592833</text:p>
          </table:table-cell>
          <table:table-cell office:value-type="float" office:value="-2.73054530021768" calcext:value-type="float">
            <text:p>-2.73054530021768</text:p>
          </table:table-cell>
          <table:table-cell office:value-type="float" office:value="-2.20192511357724" calcext:value-type="float">
            <text:p>-2.20192511357724</text:p>
          </table:table-cell>
          <table:table-cell office:value-type="float" office:value="1.70092967121198" calcext:value-type="float">
            <text:p>1.70092967121198</text:p>
          </table:table-cell>
          <table:table-cell office:value-type="float" office:value="7.12945788898001" calcext:value-type="float">
            <text:p>7.12945788898001</text:p>
          </table:table-cell>
          <table:table-cell office:value-type="float" office:value="11.6778102353124" calcext:value-type="float">
            <text:p>11.6778102353124</text:p>
          </table:table-cell>
          <table:table-cell office:value-type="float" office:value="13.2875926654357" calcext:value-type="float">
            <text:p>13.2875926654357</text:p>
          </table:table-cell>
          <table:table-cell office:value-type="float" office:value="12.3244656685952" calcext:value-type="float">
            <text:p>12.3244656685952</text:p>
          </table:table-cell>
          <table:table-cell office:value-type="float" office:value="10.1186922738722" calcext:value-type="float">
            <text:p>10.1186922738722</text:p>
          </table:table-cell>
          <table:table-cell office:value-type="float" office:value="7.80461669178244" calcext:value-type="float">
            <text:p>7.80461669178244</text:p>
          </table:table-cell>
          <table:table-cell office:value-type="float" office:value="6.08104102490686" calcext:value-type="float">
            <text:p>6.08104102490686</text:p>
          </table:table-cell>
          <table:table-cell office:value-type="float" office:value="5.54681193385749" calcext:value-type="float">
            <text:p>5.54681193385749</text:p>
          </table:table-cell>
          <table:table-cell office:value-type="float" office:value="6.08895331937121" calcext:value-type="float">
            <text:p>6.08895331937121</text:p>
          </table:table-cell>
          <table:table-cell office:value-type="float" office:value="7.00150401336189" calcext:value-type="float">
            <text:p>7.00150401336189</text:p>
          </table:table-cell>
          <table:table-cell office:value-type="float" office:value="7.66204190780942" calcext:value-type="float">
            <text:p>7.66204190780942</text:p>
          </table:table-cell>
          <table:table-cell office:value-type="float" office:value="7.94390222877614" calcext:value-type="float">
            <text:p>7.94390222877614</text:p>
          </table:table-cell>
          <table:table-cell office:value-type="float" office:value="7.87216326078195" calcext:value-type="float">
            <text:p>7.87216326078195</text:p>
          </table:table-cell>
          <table:table-cell office:value-type="float" office:value="7.53582864827778" calcext:value-type="float">
            <text:p>7.53582864827778</text:p>
          </table:table-cell>
          <table:table-cell office:value-type="float" office:value="7.13274010770492" calcext:value-type="float">
            <text:p>7.13274010770492</text:p>
          </table:table-cell>
          <table:table-cell office:value-type="float" office:value="6.85745208834527" calcext:value-type="float">
            <text:p>6.85745208834527</text:p>
          </table:table-cell>
          <table:table-cell office:value-type="float" office:value="6.74034278810027" calcext:value-type="float">
            <text:p>6.74034278810027</text:p>
          </table:table-cell>
          <table:table-cell office:value-type="float" office:value="6.7046198896269" calcext:value-type="float">
            <text:p>6.7046198896269</text:p>
          </table:table-cell>
          <table:table-cell office:value-type="float" office:value="6.68233028935921" calcext:value-type="float">
            <text:p>6.68233028935921</text:p>
          </table:table-cell>
          <table:table-cell office:value-type="float" office:value="6.64500008956785" calcext:value-type="float">
            <text:p>6.64500008956785</text:p>
          </table:table-cell>
          <table:table-cell office:value-type="float" office:value="6.57371147016483" calcext:value-type="float">
            <text:p>6.57371147016483</text:p>
          </table:table-cell>
          <table:table-cell office:value-type="float" office:value="6.46754484314177" calcext:value-type="float">
            <text:p>6.46754484314177</text:p>
          </table:table-cell>
          <table:table-cell office:value-type="float" office:value="6.34955303824012" calcext:value-type="float">
            <text:p>6.34955303824012</text:p>
          </table:table-cell>
          <table:table-cell office:value-type="float" office:value="6.24143224472412" calcext:value-type="float">
            <text:p>6.24143224472412</text:p>
          </table:table-cell>
          <table:table-cell office:value-type="float" office:value="6.13899390322292" calcext:value-type="float">
            <text:p>6.13899390322292</text:p>
          </table:table-cell>
          <table:table-cell office:value-type="float" office:value="6.02490760890961" calcext:value-type="float">
            <text:p>6.02490760890961</text:p>
          </table:table-cell>
          <table:table-cell office:value-type="float" office:value="5.89652500945391" calcext:value-type="float">
            <text:p>5.89652500945391</text:p>
          </table:table-cell>
          <table:table-cell office:value-type="float" office:value="5.79279614729445" calcext:value-type="float">
            <text:p>5.79279614729445</text:p>
          </table:table-cell>
          <table:table-cell office:value-type="float" office:value="5.7658249569678" calcext:value-type="float">
            <text:p>5.7658249569678</text:p>
          </table:table-cell>
          <table:table-cell office:value-type="float" office:value="6.01478912300483" calcext:value-type="float">
            <text:p>6.01478912300483</text:p>
          </table:table-cell>
          <table:table-cell office:value-type="float" office:value="6.89267016260729" calcext:value-type="float">
            <text:p>6.89267016260729</text:p>
          </table:table-cell>
          <table:table-cell office:value-type="float" office:value="8.72176743904305" calcext:value-type="float">
            <text:p>8.72176743904305</text:p>
          </table:table-cell>
          <table:table-cell office:value-type="float" office:value="11.5828247647571" calcext:value-type="float">
            <text:p>11.5828247647571</text:p>
          </table:table-cell>
          <table:table-cell office:value-type="float" office:value="15.4598147089406" calcext:value-type="float">
            <text:p>15.4598147089406</text:p>
          </table:table-cell>
          <table:table-cell office:value-type="float" office:value="19.9686907397501" calcext:value-type="float">
            <text:p>19.9686907397501</text:p>
          </table:table-cell>
          <table:table-cell office:value-type="float" office:value="23.9298477555002" calcext:value-type="float">
            <text:p>23.9298477555002</text:p>
          </table:table-cell>
          <table:table-cell office:value-type="float" office:value="26.0900695344873" calcext:value-type="float">
            <text:p>26.0900695344873</text:p>
          </table:table-cell>
          <table:table-cell office:value-type="float" office:value="25.6965042705736" calcext:value-type="float">
            <text:p>25.6965042705736</text:p>
          </table:table-cell>
          <table:table-cell office:value-type="float" office:value="22.4074049774968" calcext:value-type="float">
            <text:p>22.4074049774968</text:p>
          </table:table-cell>
          <table:table-cell office:value-type="float" office:value="16.2195585268" calcext:value-type="float">
            <text:p>16.2195585268</text:p>
          </table:table-cell>
          <table:table-cell office:value-type="float" office:value="8.69640698097509" calcext:value-type="float">
            <text:p>8.69640698097509</text:p>
          </table:table-cell>
          <table:table-cell office:value-type="float" office:value="1.86376567879957" calcext:value-type="float">
            <text:p>1.86376567879957</text:p>
          </table:table-cell>
          <table:table-cell office:value-type="float" office:value="-2.79257660706258" calcext:value-type="float">
            <text:p>-2.79257660706258</text:p>
          </table:table-cell>
          <table:table-cell office:value-type="float" office:value="-4.69393431702137" calcext:value-type="float">
            <text:p>-4.69393431702137</text:p>
          </table:table-cell>
          <table:table-cell office:value-type="float" office:value="-3.46411050550436" calcext:value-type="float">
            <text:p>-3.46411050550436</text:p>
          </table:table-cell>
          <table:table-cell office:value-type="float" office:value="-0.0673096954369696" calcext:value-type="float">
            <text:p>-0.06730969543697</text:p>
          </table:table-cell>
          <table:table-cell office:value-type="float" office:value="3.66952710716833" calcext:value-type="float">
            <text:p>3.66952710716833</text:p>
          </table:table-cell>
          <table:table-cell office:value-type="float" office:value="6.22486251601634" calcext:value-type="float">
            <text:p>6.22486251601634</text:p>
          </table:table-cell>
          <table:table-cell office:value-type="float" office:value="7.24017507301594" calcext:value-type="float">
            <text:p>7.24017507301594</text:p>
          </table:table-cell>
          <table:table-cell office:value-type="float" office:value="6.63322410781335" calcext:value-type="float">
            <text:p>6.63322410781335</text:p>
          </table:table-cell>
          <table:table-cell office:value-type="float" office:value="4.79565197007178" calcext:value-type="float">
            <text:p>4.79565197007178</text:p>
          </table:table-cell>
          <table:table-cell office:value-type="float" office:value="2.74157046900189" calcext:value-type="float">
            <text:p>2.74157046900189</text:p>
          </table:table-cell>
          <table:table-cell office:value-type="float" office:value="1.43105324086727" calcext:value-type="float">
            <text:p>1.43105324086727</text:p>
          </table:table-cell>
          <table:table-cell office:value-type="float" office:value="1.01278990171049" calcext:value-type="float">
            <text:p>1.01278990171049</text:p>
          </table:table-cell>
          <table:table-cell office:value-type="float" office:value="1.22888597962851" calcext:value-type="float">
            <text:p>1.22888597962851</text:p>
          </table:table-cell>
          <table:table-cell office:value-type="float" office:value="1.79678463338616" calcext:value-type="float">
            <text:p>1.79678463338616</text:p>
          </table:table-cell>
          <table:table-cell office:value-type="float" office:value="2.37401737677437" calcext:value-type="float">
            <text:p>2.37401737677437</text:p>
          </table:table-cell>
          <table:table-cell office:value-type="float" office:value="2.61886150066125" calcext:value-type="float">
            <text:p>2.61886150066125</text:p>
          </table:table-cell>
          <table:table-cell office:value-type="float" office:value="2.45816530492414" calcext:value-type="float">
            <text:p>2.45816530492414</text:p>
          </table:table-cell>
          <table:table-cell office:value-type="float" office:value="2.09579731476617" calcext:value-type="float">
            <text:p>2.09579731476617</text:p>
          </table:table-cell>
          <table:table-cell office:value-type="float" office:value="1.72873094212978" calcext:value-type="float">
            <text:p>1.72873094212978</text:p>
          </table:table-cell>
          <table:table-cell office:value-type="float" office:value="1.43098696576036" calcext:value-type="float">
            <text:p>1.43098696576036</text:p>
          </table:table-cell>
          <table:table-cell office:value-type="float" office:value="1.2289168888298" calcext:value-type="float">
            <text:p>1.2289168888298</text:p>
          </table:table-cell>
          <table:table-cell office:value-type="float" office:value="1.12292534565111" calcext:value-type="float">
            <text:p>1.12292534565111</text:p>
          </table:table-cell>
          <table:table-cell office:value-type="float" office:value="1.05832994917863" calcext:value-type="float">
            <text:p>1.05832994917863</text:p>
          </table:table-cell>
          <table:table-cell office:value-type="float" office:value="0.975699037481609" calcext:value-type="float">
            <text:p>0.975699037481609</text:p>
          </table:table-cell>
          <table:table-cell office:value-type="float" office:value="0.853160786782266" calcext:value-type="float">
            <text:p>0.853160786782266</text:p>
          </table:table-cell>
          <table:table-cell office:value-type="float" office:value="0.699278837900698" calcext:value-type="float">
            <text:p>0.699278837900698</text:p>
          </table:table-cell>
          <table:table-cell office:value-type="float" office:value="0.527708369681462" calcext:value-type="float">
            <text:p>0.527708369681462</text:p>
          </table:table-cell>
          <table:table-cell office:value-type="float" office:value="0.372021287715835" calcext:value-type="float">
            <text:p>0.372021287715835</text:p>
          </table:table-cell>
          <table:table-cell office:value-type="float" office:value="0.274721172015295" calcext:value-type="float">
            <text:p>0.274721172015295</text:p>
          </table:table-cell>
          <table:table-cell office:value-type="float" office:value="0.498859256573679" calcext:value-type="float">
            <text:p>0.498859256573679</text:p>
          </table:table-cell>
          <table:table-cell office:value-type="float" office:value="1.67266124027706" calcext:value-type="float">
            <text:p>1.67266124027706</text:p>
          </table:table-cell>
          <table:table-cell office:value-type="float" office:value="4.47968261251287" calcext:value-type="float">
            <text:p>4.47968261251287</text:p>
          </table:table-cell>
          <table:table-cell office:value-type="float" office:value="9.84248958806004" calcext:value-type="float">
            <text:p>9.84248958806004</text:p>
          </table:table-cell>
          <table:table-cell office:value-type="float" office:value="18.835307582579" calcext:value-type="float">
            <text:p>18.835307582579</text:p>
          </table:table-cell>
          <table:table-cell office:value-type="float" office:value="32.0000820198142" calcext:value-type="float">
            <text:p>32.0000820198142</text:p>
          </table:table-cell>
          <table:table-cell office:value-type="float" office:value="47.9640035717264" calcext:value-type="float">
            <text:p>47.9640035717264</text:p>
          </table:table-cell>
          <table:table-cell office:value-type="float" office:value="64.8954901442247" calcext:value-type="float">
            <text:p>64.8954901442247</text:p>
          </table:table-cell>
          <table:table-cell office:value-type="float" office:value="79.7909983267844" calcext:value-type="float">
            <text:p>79.7909983267844</text:p>
          </table:table-cell>
          <table:table-cell office:value-type="float" office:value="88.1287870840799" calcext:value-type="float">
            <text:p>88.1287870840799</text:p>
          </table:table-cell>
          <table:table-cell office:value-type="float" office:value="85.7381259783061" calcext:value-type="float">
            <text:p>85.7381259783061</text:p>
          </table:table-cell>
          <table:table-cell office:value-type="float" office:value="72.18980820779" calcext:value-type="float">
            <text:p>72.18980820779</text:p>
          </table:table-cell>
          <table:table-cell office:value-type="float" office:value="48.9045785698391" calcext:value-type="float">
            <text:p>48.9045785698391</text:p>
          </table:table-cell>
          <table:table-cell office:value-type="float" office:value="18.8515917471046" calcext:value-type="float">
            <text:p>18.8515917471046</text:p>
          </table:table-cell>
          <table:table-cell office:value-type="float" office:value="-10.8105189770976" calcext:value-type="float">
            <text:p>-10.8105189770976</text:p>
          </table:table-cell>
          <table:table-cell office:value-type="float" office:value="-32.3758064119604" calcext:value-type="float">
            <text:p>-32.3758064119604</text:p>
          </table:table-cell>
          <table:table-cell office:value-type="float" office:value="-41.9510402151459" calcext:value-type="float">
            <text:p>-41.9510402151459</text:p>
          </table:table-cell>
          <table:table-cell office:value-type="float" office:value="-39.521883772979" calcext:value-type="float">
            <text:p>-39.521883772979</text:p>
          </table:table-cell>
          <table:table-cell office:value-type="float" office:value="-26.0361316496814" calcext:value-type="float">
            <text:p>-26.0361316496814</text:p>
          </table:table-cell>
          <table:table-cell office:value-type="float" office:value="-7.30018150156713" calcext:value-type="float">
            <text:p>-7.30018150156713</text:p>
          </table:table-cell>
          <table:table-cell office:value-type="float" office:value="9.04457215886248" calcext:value-type="float">
            <text:p>9.04457215886248</text:p>
          </table:table-cell>
          <table:table-cell office:value-type="float" office:value="17.7377853184324" calcext:value-type="float">
            <text:p>17.7377853184324</text:p>
          </table:table-cell>
          <table:table-cell office:value-type="float" office:value="18.5279037719695" calcext:value-type="float">
            <text:p>18.5279037719695</text:p>
          </table:table-cell>
          <table:table-cell office:value-type="float" office:value="11.9542852098639" calcext:value-type="float">
            <text:p>11.9542852098639</text:p>
          </table:table-cell>
          <table:table-cell office:value-type="float" office:value="1.07515672293435" calcext:value-type="float">
            <text:p>1.07515672293435</text:p>
          </table:table-cell>
          <table:table-cell office:value-type="float" office:value="-9.03823742418388" calcext:value-type="float">
            <text:p>-9.03823742418388</text:p>
          </table:table-cell>
          <table:table-cell office:value-type="float" office:value="-14.1768335468469" calcext:value-type="float">
            <text:p>-14.1768335468469</text:p>
          </table:table-cell>
          <table:table-cell office:value-type="float" office:value="-14.402410507845" calcext:value-type="float">
            <text:p>-14.402410507845</text:p>
          </table:table-cell>
          <table:table-cell office:value-type="float" office:value="-11.0230741408815" calcext:value-type="float">
            <text:p>-11.0230741408815</text:p>
          </table:table-cell>
          <table:table-cell office:value-type="float" office:value="-5.75111282399993" calcext:value-type="float">
            <text:p>-5.75111282399993</text:p>
          </table:table-cell>
          <table:table-cell office:value-type="float" office:value="-0.958400503184417" calcext:value-type="float">
            <text:p>-0.958400503184417</text:p>
          </table:table-cell>
          <table:table-cell office:value-type="float" office:value="1.11810313582761" calcext:value-type="float">
            <text:p>1.11810313582761</text:p>
          </table:table-cell>
          <table:table-cell office:value-type="float" office:value="0.424953243722697" calcext:value-type="float">
            <text:p>0.424953243722697</text:p>
          </table:table-cell>
          <table:table-cell office:value-type="float" office:value="-1.72502232550208" calcext:value-type="float">
            <text:p>-1.72502232550208</text:p>
          </table:table-cell>
          <table:table-cell office:value-type="float" office:value="-4.12873931260386" calcext:value-type="float">
            <text:p>-4.12873931260386</text:p>
          </table:table-cell>
          <table:table-cell office:value-type="float" office:value="-6.04377206499616" calcext:value-type="float">
            <text:p>-6.04377206499616</text:p>
          </table:table-cell>
          <table:table-cell office:value-type="float" office:value="-6.84440961949142" calcext:value-type="float">
            <text:p>-6.84440961949142</text:p>
          </table:table-cell>
          <table:table-cell office:value-type="float" office:value="-6.47666951967989" calcext:value-type="float">
            <text:p>-6.47666951967989</text:p>
          </table:table-cell>
          <table:table-cell office:value-type="float" office:value="-5.61699880207988" calcext:value-type="float">
            <text:p>-5.61699880207988</text:p>
          </table:table-cell>
          <table:table-cell office:value-type="float" office:value="-4.93240472892205" calcext:value-type="float">
            <text:p>-4.93240472892205</text:p>
          </table:table-cell>
          <table:table-cell office:value-type="float" office:value="-4.6258970334797" calcext:value-type="float">
            <text:p>-4.6258970334797</text:p>
          </table:table-cell>
          <table:table-cell office:value-type="float" office:value="-4.67460026307329" calcext:value-type="float">
            <text:p>-4.67460026307329</text:p>
          </table:table-cell>
          <table:table-cell office:value-type="float" office:value="-5.00960572765996" calcext:value-type="float">
            <text:p>-5.00960572765996</text:p>
          </table:table-cell>
          <table:table-cell office:value-type="float" office:value="-5.44234787321156" calcext:value-type="float">
            <text:p>-5.44234787321156</text:p>
          </table:table-cell>
          <table:table-cell office:value-type="float" office:value="-5.77030107359854" calcext:value-type="float">
            <text:p>-5.77030107359854</text:p>
          </table:table-cell>
          <table:table-cell office:value-type="float" office:value="-5.92826696306792" calcext:value-type="float">
            <text:p>-5.92826696306792</text:p>
          </table:table-cell>
          <table:table-cell office:value-type="float" office:value="-5.98884787505098" calcext:value-type="float">
            <text:p>-5.98884787505098</text:p>
          </table:table-cell>
          <table:table-cell office:value-type="float" office:value="-6.02432932991526" calcext:value-type="float">
            <text:p>-6.02432932991526</text:p>
          </table:table-cell>
          <table:table-cell office:value-type="float" office:value="-6.06851705421413" calcext:value-type="float">
            <text:p>-6.06851705421413</text:p>
          </table:table-cell>
          <table:table-cell office:value-type="float" office:value="-6.14070338830741" calcext:value-type="float">
            <text:p>-6.14070338830741</text:p>
          </table:table-cell>
          <table:table-cell office:value-type="float" office:value="-6.24693328512901" calcext:value-type="float">
            <text:p>-6.24693328512901</text:p>
          </table:table-cell>
          <table:table-cell office:value-type="float" office:value="-6.36588357613719" calcext:value-type="float">
            <text:p>-6.36588357613719</text:p>
          </table:table-cell>
          <table:table-cell office:value-type="float" office:value="-6.47428873111381" calcext:value-type="float">
            <text:p>-6.47428873111381</text:p>
          </table:table-cell>
          <table:table-cell office:value-type="float" office:value="-6.57138549834254" calcext:value-type="float">
            <text:p>-6.57138549834254</text:p>
          </table:table-cell>
          <table:table-cell office:value-type="float" office:value="-6.67414645574971" calcext:value-type="float">
            <text:p>-6.67414645574971</text:p>
          </table:table-cell>
          <table:table-cell office:value-type="float" office:value="-6.79077949227944" calcext:value-type="float">
            <text:p>-6.79077949227944</text:p>
          </table:table-cell>
          <table:table-cell office:value-type="float" office:value="-6.88717587216909" calcext:value-type="float">
            <text:p>-6.88717587216909</text:p>
          </table:table-cell>
          <table:table-cell office:value-type="float" office:value="-6.91542468831091" calcext:value-type="float">
            <text:p>-6.91542468831091</text:p>
          </table:table-cell>
          <table:table-cell office:value-type="float" office:value="-6.71426111740358" calcext:value-type="float">
            <text:p>-6.71426111740358</text:p>
          </table:table-cell>
          <table:table-cell office:value-type="float" office:value="-5.93997983103729" calcext:value-type="float">
            <text:p>-5.93997983103729</text:p>
          </table:table-cell>
          <table:table-cell office:value-type="float" office:value="-4.25228535788887" calcext:value-type="float">
            <text:p>-4.25228535788887</text:p>
          </table:table-cell>
          <table:table-cell office:value-type="float" office:value="-1.5289391252788" calcext:value-type="float">
            <text:p>-1.5289391252788</text:p>
          </table:table-cell>
          <table:table-cell office:value-type="float" office:value="2.21774813255834" calcext:value-type="float">
            <text:p>2.21774813255834</text:p>
          </table:table-cell>
          <table:table-cell office:value-type="float" office:value="6.73044588435041" calcext:value-type="float">
            <text:p>6.73044588435041</text:p>
          </table:table-cell>
          <table:table-cell office:value-type="float" office:value="10.9084771447973" calcext:value-type="float">
            <text:p>10.9084771447973</text:p>
          </table:table-cell>
          <table:table-cell office:value-type="float" office:value="13.4794470445139" calcext:value-type="float">
            <text:p>13.4794470445139</text:p>
          </table:table-cell>
          <table:table-cell office:value-type="float" office:value="13.573811303308" calcext:value-type="float">
            <text:p>13.573811303308</text:p>
          </table:table-cell>
          <table:table-cell office:value-type="float" office:value="10.829613421954" calcext:value-type="float">
            <text:p>10.829613421954</text:p>
          </table:table-cell>
          <table:table-cell office:value-type="float" office:value="5.10109267866078" calcext:value-type="float">
            <text:p>5.10109267866078</text:p>
          </table:table-cell>
          <table:table-cell office:value-type="float" office:value="-2.28793227242045" calcext:value-type="float">
            <text:p>-2.28793227242045</text:p>
          </table:table-cell>
          <table:table-cell office:value-type="float" office:value="-9.30954012160273" calcext:value-type="float">
            <text:p>-9.30954012160273</text:p>
          </table:table-cell>
          <table:table-cell office:value-type="float" office:value="-14.308961711067" calcext:value-type="float">
            <text:p>-14.308961711067</text:p>
          </table:table-cell>
          <table:table-cell office:value-type="float" office:value="-16.6308705794531" calcext:value-type="float">
            <text:p>-16.6308705794531</text:p>
          </table:table-cell>
          <table:table-cell office:value-type="float" office:value="-15.8331836105959" calcext:value-type="float">
            <text:p>-15.8331836105959</text:p>
          </table:table-cell>
          <table:table-cell office:value-type="float" office:value="-12.5975276033962" calcext:value-type="float">
            <text:p>-12.5975276033962</text:p>
          </table:table-cell>
          <table:table-cell office:value-type="float" office:value="-8.71769700100787" calcext:value-type="float">
            <text:p>-8.71769700100787</text:p>
          </table:table-cell>
          <table:table-cell office:value-type="float" office:value="-5.84447264254709" calcext:value-type="float">
            <text:p>-5.84447264254709</text:p>
          </table:table-cell>
          <table:table-cell office:value-type="float" office:value="-4.4922982013003" calcext:value-type="float">
            <text:p>-4.4922982013003</text:p>
          </table:table-cell>
          <table:table-cell office:value-type="float" office:value="-4.75358993380958" calcext:value-type="float">
            <text:p>-4.75358993380958</text:p>
          </table:table-cell>
          <table:table-cell office:value-type="float" office:value="-6.37095454063522" calcext:value-type="float">
            <text:p>-6.37095454063522</text:p>
          </table:table-cell>
          <table:table-cell office:value-type="float" office:value="-8.37479959111851" calcext:value-type="float">
            <text:p>-8.37479959111851</text:p>
          </table:table-cell>
          <table:table-cell office:value-type="float" office:value="-9.7552876460696" calcext:value-type="float">
            <text:p>-9.7552876460696</text:p>
          </table:table-cell>
          <table:table-cell office:value-type="float" office:value="-10.2094441735793" calcext:value-type="float">
            <text:p>-10.2094441735793</text:p>
          </table:table-cell>
          <table:table-cell office:value-type="float" office:value="-9.98375223241735" calcext:value-type="float">
            <text:p>-9.98375223241735</text:p>
          </table:table-cell>
          <table:table-cell office:value-type="float" office:value="-9.35270215661767" calcext:value-type="float">
            <text:p>-9.35270215661767</text:p>
          </table:table-cell>
          <table:table-cell office:value-type="float" office:value="-8.65188058708282" calcext:value-type="float">
            <text:p>-8.65188058708282</text:p>
          </table:table-cell>
          <table:table-cell office:value-type="float" office:value="-8.23082709543714" calcext:value-type="float">
            <text:p>-8.23082709543714</text:p>
          </table:table-cell>
          <table:table-cell office:value-type="float" office:value="-8.2315489583525" calcext:value-type="float">
            <text:p>-8.2315489583525</text:p>
          </table:table-cell>
          <table:table-cell office:value-type="float" office:value="-8.46672096175907" calcext:value-type="float">
            <text:p>-8.46672096175907</text:p>
          </table:table-cell>
          <table:table-cell office:value-type="float" office:value="-8.7301274423021" calcext:value-type="float">
            <text:p>-8.7301274423021</text:p>
          </table:table-cell>
          <table:table-cell office:value-type="float" office:value="-8.92678480169848" calcext:value-type="float">
            <text:p>-8.92678480169848</text:p>
          </table:table-cell>
          <table:table-cell office:value-type="float" office:value="-9.029368703697" calcext:value-type="float">
            <text:p>-9.029368703697</text:p>
          </table:table-cell>
          <table:table-cell office:value-type="float" office:value="-9.02864599140659" calcext:value-type="float">
            <text:p>-9.02864599140659</text:p>
          </table:table-cell>
          <table:table-cell office:value-type="float" office:value="-8.97391219912553" calcext:value-type="float">
            <text:p>-8.97391219912553</text:p>
          </table:table-cell>
          <table:table-cell office:value-type="float" office:value="-8.92609021991396" calcext:value-type="float">
            <text:p>-8.92609021991396</text:p>
          </table:table-cell>
          <table:table-cell office:value-type="float" office:value="-8.91579128414423" calcext:value-type="float">
            <text:p>-8.91579128414423</text:p>
          </table:table-cell>
          <table:table-cell office:value-type="float" office:value="-8.93595956373534" calcext:value-type="float">
            <text:p>-8.93595956373534</text:p>
          </table:table-cell>
          <table:table-cell office:value-type="float" office:value="-8.97480455673782" calcext:value-type="float">
            <text:p>-8.97480455673782</text:p>
          </table:table-cell>
          <table:table-cell office:value-type="float" office:value="-9.00181169322542" calcext:value-type="float">
            <text:p>-9.00181169322542</text:p>
          </table:table-cell>
          <table:table-cell office:value-type="float" office:value="-8.9772999982932" calcext:value-type="float">
            <text:p>-8.9772999982932</text:p>
          </table:table-cell>
          <table:table-cell office:value-type="float" office:value="-8.7068699907695" calcext:value-type="float">
            <text:p>-8.7068699907695</text:p>
          </table:table-cell>
          <table:table-cell office:value-type="float" office:value="-7.5929035768387" calcext:value-type="float">
            <text:p>-7.5929035768387</text:p>
          </table:table-cell>
          <table:table-cell office:value-type="float" office:value="-4.96378826282968" calcext:value-type="float">
            <text:p>-4.96378826282968</text:p>
          </table:table-cell>
          <table:table-cell office:value-type="float" office:value="0.0529085752365965" calcext:value-type="float">
            <text:p>0.052908575236597</text:p>
          </table:table-cell>
          <table:table-cell office:value-type="float" office:value="8.52565944308347" calcext:value-type="float">
            <text:p>8.52565944308347</text:p>
          </table:table-cell>
          <table:table-cell office:value-type="float" office:value="21.2115786235532" calcext:value-type="float">
            <text:p>21.2115786235532</text:p>
          </table:table-cell>
          <table:table-cell office:value-type="float" office:value="36.9924092404418" calcext:value-type="float">
            <text:p>36.9924092404418</text:p>
          </table:table-cell>
          <table:table-cell office:value-type="float" office:value="54.0615441938666" calcext:value-type="float">
            <text:p>54.0615441938666</text:p>
          </table:table-cell>
          <table:table-cell office:value-type="float" office:value="69.7454725476735" calcext:value-type="float">
            <text:p>69.7454725476735</text:p>
          </table:table-cell>
          <table:table-cell office:value-type="float" office:value="79.6298765210602" calcext:value-type="float">
            <text:p>79.6298765210602</text:p>
          </table:table-cell>
          <table:table-cell office:value-type="float" office:value="79.3116195953031" calcext:value-type="float">
            <text:p>79.3116195953031</text:p>
          </table:table-cell>
          <table:table-cell office:value-type="float" office:value="67.6541621463468" calcext:value-type="float">
            <text:p>67.6541621463468</text:p>
          </table:table-cell>
          <table:table-cell office:value-type="float" office:value="46.0251427028284" calcext:value-type="float">
            <text:p>46.0251427028284</text:p>
          </table:table-cell>
          <table:table-cell office:value-type="float" office:value="16.8219142511679" calcext:value-type="float">
            <text:p>16.8219142511679</text:p>
          </table:table-cell>
          <table:table-cell office:value-type="float" office:value="-13.2755217421696" calcext:value-type="float">
            <text:p>-13.2755217421696</text:p>
          </table:table-cell>
          <table:table-cell office:value-type="float" office:value="-36.4486131824308" calcext:value-type="float">
            <text:p>-36.4486131824308</text:p>
          </table:table-cell>
          <table:table-cell office:value-type="float" office:value="-47.83261161996" calcext:value-type="float">
            <text:p>-47.83261161996</text:p>
          </table:table-cell>
          <table:table-cell office:value-type="float" office:value="-47.184476819791" calcext:value-type="float">
            <text:p>-47.184476819791</text:p>
          </table:table-cell>
          <table:table-cell office:value-type="float" office:value="-35.0815293614352" calcext:value-type="float">
            <text:p>-35.0815293614352</text:p>
          </table:table-cell>
          <table:table-cell office:value-type="float" office:value="-16.5060349133299" calcext:value-type="float">
            <text:p>-16.5060349133299</text:p>
          </table:table-cell>
          <table:table-cell office:value-type="float" office:value="0.918466369023568" calcext:value-type="float">
            <text:p>0.918466369023568</text:p>
          </table:table-cell>
          <table:table-cell office:value-type="float" office:value="11.1186936931678" calcext:value-type="float">
            <text:p>11.1186936931678</text:p>
          </table:table-cell>
          <table:table-cell office:value-type="float" office:value="13.3550266902159" calcext:value-type="float">
            <text:p>13.3550266902159</text:p>
          </table:table-cell>
          <table:table-cell office:value-type="float" office:value="8.06729788026034" calcext:value-type="float">
            <text:p>8.06729788026034</text:p>
          </table:table-cell>
          <table:table-cell office:value-type="float" office:value="-2.266998818897" calcext:value-type="float">
            <text:p>-2.266998818897</text:p>
          </table:table-cell>
          <table:table-cell office:value-type="float" office:value="-12.6730714573771" calcext:value-type="float">
            <text:p>-12.6730714573771</text:p>
          </table:table-cell>
          <table:table-cell office:value-type="float" office:value="-18.5444144580001" calcext:value-type="float">
            <text:p>-18.5444144580001</text:p>
          </table:table-cell>
          <table:table-cell office:value-type="float" office:value="-19.2988096291888" calcext:value-type="float">
            <text:p>-19.2988096291888</text:p>
          </table:table-cell>
          <table:table-cell office:value-type="float" office:value="-16.228891935119" calcext:value-type="float">
            <text:p>-16.228891935119</text:p>
          </table:table-cell>
          <table:table-cell office:value-type="float" office:value="-10.9219939576255" calcext:value-type="float">
            <text:p>-10.9219939576255</text:p>
          </table:table-cell>
          <table:table-cell office:value-type="float" office:value="-5.6953273385924" calcext:value-type="float">
            <text:p>-5.6953273385924</text:p>
          </table:table-cell>
          <table:table-cell office:value-type="float" office:value="-2.89613120760638" calcext:value-type="float">
            <text:p>-2.89613120760638</text:p>
          </table:table-cell>
          <table:table-cell office:value-type="float" office:value="-3.03292149166953" calcext:value-type="float">
            <text:p>-3.03292149166953</text:p>
          </table:table-cell>
          <table:table-cell office:value-type="float" office:value="-4.84380254364698" calcext:value-type="float">
            <text:p>-4.84380254364698</text:p>
          </table:table-cell>
          <table:table-cell office:value-type="float" office:value="-7.07336691925889" calcext:value-type="float">
            <text:p>-7.07336691925889</text:p>
          </table:table-cell>
          <table:table-cell office:value-type="float" office:value="-8.91848824027332" calcext:value-type="float">
            <text:p>-8.91848824027332</text:p>
          </table:table-cell>
          <table:table-cell office:value-type="float" office:value="-9.74128831431929" calcext:value-type="float">
            <text:p>-9.74128831431929</text:p>
          </table:table-cell>
          <table:table-cell office:value-type="float" office:value="-9.32772921130594" calcext:value-type="float">
            <text:p>-9.32772921130594</text:p>
          </table:table-cell>
          <table:table-cell office:value-type="float" office:value="-8.30311665847409" calcext:value-type="float">
            <text:p>-8.30311665847409</text:p>
          </table:table-cell>
          <table:table-cell office:value-type="float" office:value="-7.36367198535654" calcext:value-type="float">
            <text:p>-7.36367198535654</text:p>
          </table:table-cell>
          <table:table-cell office:value-type="float" office:value="-6.79964043513703" calcext:value-type="float">
            <text:p>-6.79964043513703</text:p>
          </table:table-cell>
          <table:table-cell office:value-type="float" office:value="-6.59434011620417" calcext:value-type="float">
            <text:p>-6.59434011620417</text:p>
          </table:table-cell>
          <table:table-cell office:value-type="float" office:value="-6.69541452003206" calcext:value-type="float">
            <text:p>-6.69541452003206</text:p>
          </table:table-cell>
          <table:table-cell office:value-type="float" office:value="-6.92789307980234" calcext:value-type="float">
            <text:p>-6.92789307980234</text:p>
          </table:table-cell>
          <table:table-cell office:value-type="float" office:value="-7.08516649594671" calcext:value-type="float">
            <text:p>-7.08516649594671</text:p>
          </table:table-cell>
          <table:table-cell office:value-type="float" office:value="-7.06729129183363" calcext:value-type="float">
            <text:p>-7.06729129183363</text:p>
          </table:table-cell>
          <table:table-cell office:value-type="float" office:value="-6.93888216875286" calcext:value-type="float">
            <text:p>-6.93888216875286</text:p>
          </table:table-cell>
          <table:table-cell office:value-type="float" office:value="-6.7752422726985" calcext:value-type="float">
            <text:p>-6.7752422726985</text:p>
          </table:table-cell>
          <table:table-cell office:value-type="float" office:value="-6.6167123555279" calcext:value-type="float">
            <text:p>-6.6167123555279</text:p>
          </table:table-cell>
          <table:table-cell office:value-type="float" office:value="-6.48296144242553" calcext:value-type="float">
            <text:p>-6.48296144242553</text:p>
          </table:table-cell>
          <table:table-cell office:value-type="float" office:value="-6.38456690610887" calcext:value-type="float">
            <text:p>-6.38456690610887</text:p>
          </table:table-cell>
          <table:table-cell office:value-type="float" office:value="-6.30289743839784" calcext:value-type="float">
            <text:p>-6.30289743839784</text:p>
          </table:table-cell>
          <table:table-cell office:value-type="float" office:value="-6.21383481323584" calcext:value-type="float">
            <text:p>-6.21383481323584</text:p>
          </table:table-cell>
          <table:table-cell office:value-type="float" office:value="-6.11150740812857" calcext:value-type="float">
            <text:p>-6.11150740812857</text:p>
          </table:table-cell>
          <table:table-cell office:value-type="float" office:value="-6.01209879088938" calcext:value-type="float">
            <text:p>-6.01209879088938</text:p>
          </table:table-cell>
          <table:table-cell office:value-type="float" office:value="-5.92784967621868" calcext:value-type="float">
            <text:p>-5.92784967621868</text:p>
          </table:table-cell>
          <table:table-cell office:value-type="float" office:value="-5.83103669670049" calcext:value-type="float">
            <text:p>-5.83103669670049</text:p>
          </table:table-cell>
          <table:table-cell office:value-type="float" office:value="-5.67539899096239" calcext:value-type="float">
            <text:p>-5.67539899096239</text:p>
          </table:table-cell>
          <table:table-cell office:value-type="float" office:value="-5.33459184381762" calcext:value-type="float">
            <text:p>-5.33459184381762</text:p>
          </table:table-cell>
          <table:table-cell office:value-type="float" office:value="-4.4799504469719" calcext:value-type="float">
            <text:p>-4.4799504469719</text:p>
          </table:table-cell>
          <table:table-cell office:value-type="float" office:value="-2.76007484337246" calcext:value-type="float">
            <text:p>-2.76007484337246</text:p>
          </table:table-cell>
          <table:table-cell office:value-type="float" office:value="-0.00759846189194757" calcext:value-type="float">
            <text:p>-0.007598461891948</text:p>
          </table:table-cell>
          <table:table-cell office:value-type="float" office:value="3.77007224232965" calcext:value-type="float">
            <text:p>3.77007224232965</text:p>
          </table:table-cell>
          <table:table-cell office:value-type="float" office:value="8.41253598929202" calcext:value-type="float">
            <text:p>8.41253598929202</text:p>
          </table:table-cell>
          <table:table-cell office:value-type="float" office:value="12.9293638029317" calcext:value-type="float">
            <text:p>12.9293638029317</text:p>
          </table:table-cell>
          <table:table-cell office:value-type="float" office:value="16.0397820103123" calcext:value-type="float">
            <text:p>16.0397820103123</text:p>
          </table:table-cell>
          <table:table-cell office:value-type="float" office:value="16.7620289736727" calcext:value-type="float">
            <text:p>16.7620289736727</text:p>
          </table:table-cell>
          <table:table-cell office:value-type="float" office:value="14.6988815882401" calcext:value-type="float">
            <text:p>14.6988815882401</text:p>
          </table:table-cell>
          <table:table-cell office:value-type="float" office:value="9.6110424515777" calcext:value-type="float">
            <text:p>9.6110424515777</text:p>
          </table:table-cell>
          <table:table-cell office:value-type="float" office:value="2.54780534865449" calcext:value-type="float">
            <text:p>2.54780534865449</text:p>
          </table:table-cell>
          <table:table-cell office:value-type="float" office:value="-4.48078771244581" calcext:value-type="float">
            <text:p>-4.48078771244581</text:p>
          </table:table-cell>
          <table:table-cell office:value-type="float" office:value="-9.68071901368518" calcext:value-type="float">
            <text:p>-9.68071901368518</text:p>
          </table:table-cell>
          <table:table-cell office:value-type="float" office:value="-12.2845866107209" calcext:value-type="float">
            <text:p>-12.2845866107209</text:p>
          </table:table-cell>
          <table:table-cell office:value-type="float" office:value="-11.8159142334018" calcext:value-type="float">
            <text:p>-11.8159142334018</text:p>
          </table:table-cell>
          <table:table-cell office:value-type="float" office:value="-8.67328675488224" calcext:value-type="float">
            <text:p>-8.67328675488224</text:p>
          </table:table-cell>
          <table:table-cell office:value-type="float" office:value="-4.58640061067571" calcext:value-type="float">
            <text:p>-4.58640061067571</text:p>
          </table:table-cell>
          <table:table-cell office:value-type="float" office:value="-1.2947493295697" calcext:value-type="float">
            <text:p>-1.2947493295697</text:p>
          </table:table-cell>
          <table:table-cell office:value-type="float" office:value="0.496883575329583" calcext:value-type="float">
            <text:p>0.496883575329583</text:p>
          </table:table-cell>
          <table:table-cell office:value-type="float" office:value="0.686851947657997" calcext:value-type="float">
            <text:p>0.686851947657997</text:p>
          </table:table-cell>
          <table:table-cell office:value-type="float" office:value="-0.585233300485591" calcext:value-type="float">
            <text:p>-0.585233300485591</text:p>
          </table:table-cell>
          <table:table-cell office:value-type="float" office:value="-2.41796375454492" calcext:value-type="float">
            <text:p>-2.41796375454492</text:p>
          </table:table-cell>
          <table:table-cell office:value-type="float" office:value="-3.772782599508" calcext:value-type="float">
            <text:p>-3.772782599508</text:p>
          </table:table-cell>
          <table:table-cell office:value-type="float" office:value="-4.18566209984509" calcext:value-type="float">
            <text:p>-4.18566209984509</text:p>
          </table:table-cell>
          <table:table-cell office:value-type="float" office:value="-3.87749251178318" calcext:value-type="float">
            <text:p>-3.87749251178318</text:p>
          </table:table-cell>
          <table:table-cell office:value-type="float" office:value="-3.11699068928552" calcext:value-type="float">
            <text:p>-3.11699068928552</text:p>
          </table:table-cell>
          <table:table-cell office:value-type="float" office:value="-2.23070413553425" calcext:value-type="float">
            <text:p>-2.23070413553425</text:p>
          </table:table-cell>
          <table:table-cell office:value-type="float" office:value="-1.5709355786512" calcext:value-type="float">
            <text:p>-1.5709355786512</text:p>
          </table:table-cell>
          <table:table-cell office:value-type="float" office:value="-1.34321756312274" calcext:value-type="float">
            <text:p>-1.34321756312274</text:p>
          </table:table-cell>
          <table:table-cell office:value-type="float" office:value="-1.38707540649954" calcext:value-type="float">
            <text:p>-1.38707540649954</text:p>
          </table:table-cell>
          <table:table-cell office:value-type="float" office:value="-1.49057080088814" calcext:value-type="float">
            <text:p>-1.49057080088814</text:p>
          </table:table-cell>
          <table:table-cell office:value-type="float" office:value="-1.53585020232103" calcext:value-type="float">
            <text:p>-1.53585020232103</text:p>
          </table:table-cell>
          <table:table-cell office:value-type="float" office:value="-1.49318846016849" calcext:value-type="float">
            <text:p>-1.49318846016849</text:p>
          </table:table-cell>
          <table:table-cell office:value-type="float" office:value="-1.34658512964095" calcext:value-type="float">
            <text:p>-1.34658512964095</text:p>
          </table:table-cell>
          <table:table-cell office:value-type="float" office:value="-1.13778443258751" calcext:value-type="float">
            <text:p>-1.13778443258751</text:p>
          </table:table-cell>
          <table:table-cell office:value-type="float" office:value="-0.928395251332027" calcext:value-type="float">
            <text:p>-0.928395251332027</text:p>
          </table:table-cell>
          <table:table-cell office:value-type="float" office:value="-0.75745943517368" calcext:value-type="float">
            <text:p>-0.75745943517368</text:p>
          </table:table-cell>
          <table:table-cell office:value-type="float" office:value="-0.620546716508427" calcext:value-type="float">
            <text:p>-0.620546716508427</text:p>
          </table:table-cell>
          <table:table-cell office:value-type="float" office:value="-0.507109772558132" calcext:value-type="float">
            <text:p>-0.507109772558132</text:p>
          </table:table-cell>
          <table:table-cell office:value-type="float" office:value="-0.390147325487308" calcext:value-type="float">
            <text:p>-0.390147325487308</text:p>
          </table:table-cell>
          <table:table-cell office:value-type="float" office:value="-0.230559971851118" calcext:value-type="float">
            <text:p>-0.230559971851118</text:p>
          </table:table-cell>
          <table:table-cell office:value-type="float" office:value="0.109230520755082" calcext:value-type="float">
            <text:p>0.109230520755082</text:p>
          </table:table-cell>
          <table:table-cell office:value-type="float" office:value="1.18198062434635" calcext:value-type="float">
            <text:p>1.18198062434635</text:p>
          </table:table-cell>
          <table:table-cell office:value-type="float" office:value="3.65300266788333" calcext:value-type="float">
            <text:p>3.65300266788333</text:p>
          </table:table-cell>
          <table:table-cell office:value-type="float" office:value="8.34439187073631" calcext:value-type="float">
            <text:p>8.34439187073631</text:p>
          </table:table-cell>
          <table:table-cell office:value-type="float" office:value="16.3134066210094" calcext:value-type="float">
            <text:p>16.3134066210094</text:p>
          </table:table-cell>
          <table:table-cell office:value-type="float" office:value="28.4651434009574" calcext:value-type="float">
            <text:p>28.4651434009574</text:p>
          </table:table-cell>
          <table:table-cell office:value-type="float" office:value="43.9933376589601" calcext:value-type="float">
            <text:p>43.9933376589601</text:p>
          </table:table-cell>
          <table:table-cell office:value-type="float" office:value="61.1082102382195" calcext:value-type="float">
            <text:p>61.1082102382195</text:p>
          </table:table-cell>
          <table:table-cell office:value-type="float" office:value="77.4266426139143" calcext:value-type="float">
            <text:p>77.4266426139143</text:p>
          </table:table-cell>
          <table:table-cell office:value-type="float" office:value="88.699324711455" calcext:value-type="float">
            <text:p>88.699324711455</text:p>
          </table:table-cell>
          <table:table-cell office:value-type="float" office:value="90.388190645611" calcext:value-type="float">
            <text:p>90.388190645611</text:p>
          </table:table-cell>
          <table:table-cell office:value-type="float" office:value="80.616460744579" calcext:value-type="float">
            <text:p>80.616460744579</text:p>
          </table:table-cell>
          <table:table-cell office:value-type="float" office:value="60.6364445364535" calcext:value-type="float">
            <text:p>60.6364445364535</text:p>
          </table:table-cell>
          <table:table-cell office:value-type="float" office:value="32.4330564244116" calcext:value-type="float">
            <text:p>32.4330564244116</text:p>
          </table:table-cell>
          <table:table-cell office:value-type="float" office:value="2.05423467678291" calcext:value-type="float">
            <text:p>2.05423467678291</text:p>
          </table:table-cell>
          <table:table-cell office:value-type="float" office:value="-22.6479157872286" calcext:value-type="float">
            <text:p>-22.6479157872286</text:p>
          </table:table-cell>
          <table:table-cell office:value-type="float" office:value="-35.910221530717" calcext:value-type="float">
            <text:p>-35.910221530717</text:p>
          </table:table-cell>
          <table:table-cell office:value-type="float" office:value="-37.1169731119688" calcext:value-type="float">
            <text:p>-37.1169731119688</text:p>
          </table:table-cell>
          <table:table-cell office:value-type="float" office:value="-26.6142783094896" calcext:value-type="float">
            <text:p>-26.6142783094896</text:p>
          </table:table-cell>
          <table:table-cell office:value-type="float" office:value="-8.48240491729732" calcext:value-type="float">
            <text:p>-8.48240491729732</text:p>
          </table:table-cell>
          <table:table-cell office:value-type="float" office:value="9.7484760747341" calcext:value-type="float">
            <text:p>9.7484760747341</text:p>
          </table:table-cell>
          <table:table-cell office:value-type="float" office:value="21.3776211106697" calcext:value-type="float">
            <text:p>21.3776211106697</text:p>
          </table:table-cell>
          <table:table-cell office:value-type="float" office:value="24.9794220583111" calcext:value-type="float">
            <text:p>24.9794220583111</text:p>
          </table:table-cell>
          <table:table-cell office:value-type="float" office:value="20.9462646538587" calcext:value-type="float">
            <text:p>20.9462646538587</text:p>
          </table:table-cell>
          <table:table-cell office:value-type="float" office:value="11.1947096694343" calcext:value-type="float">
            <text:p>11.1947096694343</text:p>
          </table:table-cell>
          <table:table-cell office:value-type="float" office:value="0.529713571454609" calcext:value-type="float">
            <text:p>0.529713571454609</text:p>
          </table:table-cell>
          <table:table-cell office:value-type="float" office:value="-6.18004689295586" calcext:value-type="float">
            <text:p>-6.18004689295586</text:p>
          </table:table-cell>
          <table:table-cell office:value-type="float" office:value="-7.60980874606649" calcext:value-type="float">
            <text:p>-7.60980874606649</text:p>
          </table:table-cell>
          <table:table-cell office:value-type="float" office:value="-5.00448285511764" calcext:value-type="float">
            <text:p>-5.00448285511764</text:p>
          </table:table-cell>
          <table:table-cell office:value-type="float" office:value="0.1524344812141" calcext:value-type="float">
            <text:p>0.1524344812141</text:p>
          </table:table-cell>
          <table:table-cell office:value-type="float" office:value="5.6241208045574" calcext:value-type="float">
            <text:p>5.6241208045574</text:p>
          </table:table-cell>
          <table:table-cell office:value-type="float" office:value="9.00494885077804" calcext:value-type="float">
            <text:p>9.00494885077804</text:p>
          </table:table-cell>
          <table:table-cell office:value-type="float" office:value="9.3284377649396" calcext:value-type="float">
            <text:p>9.3284377649396</text:p>
          </table:table-cell>
          <table:table-cell office:value-type="float" office:value="7.75664006666603" calcext:value-type="float">
            <text:p>7.75664006666603</text:p>
          </table:table-cell>
          <table:table-cell office:value-type="float" office:value="5.58105610490099" calcext:value-type="float">
            <text:p>5.58105610490099</text:p>
          </table:table-cell>
          <table:table-cell office:value-type="float" office:value="3.67956106560019" calcext:value-type="float">
            <text:p>3.67956106560019</text:p>
          </table:table-cell>
          <table:table-cell office:value-type="float" office:value="2.69562744166322" calcext:value-type="float">
            <text:p>2.69562744166322</text:p>
          </table:table-cell>
          <table:table-cell office:value-type="float" office:value="2.98459015142883" calcext:value-type="float">
            <text:p>2.98459015142883</text:p>
          </table:table-cell>
          <table:table-cell office:value-type="float" office:value="3.99998434284498" calcext:value-type="float">
            <text:p>3.99998434284498</text:p>
          </table:table-cell>
          <table:table-cell office:value-type="float" office:value="5.02856643997104" calcext:value-type="float">
            <text:p>5.02856643997104</text:p>
          </table:table-cell>
          <table:table-cell office:value-type="float" office:value="5.68861470829689" calcext:value-type="float">
            <text:p>5.68861470829689</text:p>
          </table:table-cell>
          <table:table-cell office:value-type="float" office:value="5.98285896420115" calcext:value-type="float">
            <text:p>5.98285896420115</text:p>
          </table:table-cell>
          <table:table-cell office:value-type="float" office:value="5.95170523016462" calcext:value-type="float">
            <text:p>5.95170523016462</text:p>
          </table:table-cell>
          <table:table-cell office:value-type="float" office:value="5.75215328216571" calcext:value-type="float">
            <text:p>5.75215328216571</text:p>
          </table:table-cell>
          <table:table-cell office:value-type="float" office:value="5.59214656119565" calcext:value-type="float">
            <text:p>5.59214656119565</text:p>
          </table:table-cell>
          <table:table-cell office:value-type="float" office:value="5.60388334826447" calcext:value-type="float">
            <text:p>5.60388334826447</text:p>
          </table:table-cell>
          <table:table-cell office:value-type="float" office:value="5.73588943085139" calcext:value-type="float">
            <text:p>5.73588943085139</text:p>
          </table:table-cell>
          <table:table-cell office:value-type="float" office:value="5.91099856329203" calcext:value-type="float">
            <text:p>5.91099856329203</text:p>
          </table:table-cell>
          <table:table-cell office:value-type="float" office:value="6.08174907390374" calcext:value-type="float">
            <text:p>6.08174907390374</text:p>
          </table:table-cell>
          <table:table-cell office:value-type="float" office:value="6.22774713712898" calcext:value-type="float">
            <text:p>6.22774713712898</text:p>
          </table:table-cell>
          <table:table-cell office:value-type="float" office:value="6.33493853455456" calcext:value-type="float">
            <text:p>6.33493853455456</text:p>
          </table:table-cell>
          <table:table-cell office:value-type="float" office:value="6.41822881045607" calcext:value-type="float">
            <text:p>6.41822881045607</text:p>
          </table:table-cell>
          <table:table-cell office:value-type="float" office:value="6.50214848110686" calcext:value-type="float">
            <text:p>6.50214848110686</text:p>
          </table:table-cell>
          <table:table-cell office:value-type="float" office:value="6.59756390963091" calcext:value-type="float">
            <text:p>6.59756390963091</text:p>
          </table:table-cell>
          <table:table-cell office:value-type="float" office:value="6.68977756457888" calcext:value-type="float">
            <text:p>6.68977756457888</text:p>
          </table:table-cell>
          <table:table-cell office:value-type="float" office:value="6.76391613066665" calcext:value-type="float">
            <text:p>6.76391613066665</text:p>
          </table:table-cell>
          <table:table-cell office:value-type="float" office:value="6.84037653453957" calcext:value-type="float">
            <text:p>6.84037653453957</text:p>
          </table:table-cell>
          <table:table-cell office:value-type="float" office:value="6.96477574336425" calcext:value-type="float">
            <text:p>6.96477574336425</text:p>
          </table:table-cell>
          <table:table-cell office:value-type="float" office:value="7.23437898922392" calcext:value-type="float">
            <text:p>7.23437898922392</text:p>
          </table:table-cell>
          <table:table-cell office:value-type="float" office:value="7.95577011296107" calcext:value-type="float">
            <text:p>7.95577011296107</text:p>
          </table:table-cell>
          <table:table-cell office:value-type="float" office:value="9.48629961535385" calcext:value-type="float">
            <text:p>9.48629961535385</text:p>
          </table:table-cell>
          <table:table-cell office:value-type="float" office:value="12.0389145619589" calcext:value-type="float">
            <text:p>12.0389145619589</text:p>
          </table:table-cell>
          <table:table-cell office:value-type="float" office:value="15.615959111555" calcext:value-type="float">
            <text:p>15.615959111555</text:p>
          </table:table-cell>
          <table:table-cell office:value-type="float" office:value="20.1240640425673" calcext:value-type="float">
            <text:p>20.1240640425673</text:p>
          </table:table-cell>
          <table:table-cell office:value-type="float" office:value="24.7091172972592" calcext:value-type="float">
            <text:p>24.7091172972592</text:p>
          </table:table-cell>
          <table:table-cell office:value-type="float" office:value="28.0923221256365" calcext:value-type="float">
            <text:p>28.0923221256365</text:p>
          </table:table-cell>
          <table:table-cell office:value-type="float" office:value="29.1926234628648" calcext:value-type="float">
            <text:p>29.1926234628648</text:p>
          </table:table-cell>
          <table:table-cell office:value-type="float" office:value="27.5583948207083" calcext:value-type="float">
            <text:p>27.5583948207083</text:p>
          </table:table-cell>
          <table:table-cell office:value-type="float" office:value="22.8955658302686" calcext:value-type="float">
            <text:p>22.8955658302686</text:p>
          </table:table-cell>
          <table:table-cell office:value-type="float" office:value="15.9647859318804" calcext:value-type="float">
            <text:p>15.9647859318804</text:p>
          </table:table-cell>
          <table:table-cell office:value-type="float" office:value="8.73305324432839" calcext:value-type="float">
            <text:p>8.73305324432839</text:p>
          </table:table-cell>
          <table:table-cell office:value-type="float" office:value="3.09553801006894" calcext:value-type="float">
            <text:p>3.09553801006894</text:p>
          </table:table-cell>
          <table:table-cell office:value-type="float" office:value="-0.0310416772596724" calcext:value-type="float">
            <text:p>-0.031041677259673</text:p>
          </table:table-cell>
          <table:table-cell office:value-type="float" office:value="-0.155323267583007" calcext:value-type="float">
            <text:p>-0.155323267583007</text:p>
          </table:table-cell>
          <table:table-cell office:value-type="float" office:value="2.58727993796261" calcext:value-type="float">
            <text:p>2.58727993796261</text:p>
          </table:table-cell>
          <table:table-cell office:value-type="float" office:value="6.57241836682549" calcext:value-type="float">
            <text:p>6.57241836682549</text:p>
          </table:table-cell>
          <table:table-cell office:value-type="float" office:value="10.0048879509831" calcext:value-type="float">
            <text:p>10.0048879509831</text:p>
          </table:table-cell>
          <table:table-cell office:value-type="float" office:value="11.9705086280904" calcext:value-type="float">
            <text:p>11.9705086280904</text:p>
          </table:table-cell>
          <table:table-cell office:value-type="float" office:value="12.3469292341049" calcext:value-type="float">
            <text:p>12.3469292341049</text:p>
          </table:table-cell>
          <table:table-cell office:value-type="float" office:value="11.1821160138804" calcext:value-type="float">
            <text:p>11.1821160138804</text:p>
          </table:table-cell>
          <table:table-cell office:value-type="float" office:value="9.28117461680406" calcext:value-type="float">
            <text:p>9.28117461680406</text:p>
          </table:table-cell>
          <table:table-cell office:value-type="float" office:value="7.69602848947046" calcext:value-type="float">
            <text:p>7.69602848947046</text:p>
          </table:table-cell>
          <table:table-cell office:value-type="float" office:value="7.0470812816619" calcext:value-type="float">
            <text:p>7.0470812816619</text:p>
          </table:table-cell>
          <table:table-cell office:value-type="float" office:value="7.15910074077113" calcext:value-type="float">
            <text:p>7.15910074077113</text:p>
          </table:table-cell>
          <table:table-cell office:value-type="float" office:value="7.76725191258328" calcext:value-type="float">
            <text:p>7.76725191258328</text:p>
          </table:table-cell>
          <table:table-cell office:value-type="float" office:value="8.55555321607539" calcext:value-type="float">
            <text:p>8.55555321607539</text:p>
          </table:table-cell>
          <table:table-cell office:value-type="float" office:value="9.17195825045697" calcext:value-type="float">
            <text:p>9.17195825045697</text:p>
          </table:table-cell>
          <table:table-cell office:value-type="float" office:value="9.35780913709064" calcext:value-type="float">
            <text:p>9.35780913709064</text:p>
          </table:table-cell>
          <table:table-cell office:value-type="float" office:value="9.23401403849045" calcext:value-type="float">
            <text:p>9.23401403849045</text:p>
          </table:table-cell>
          <table:table-cell office:value-type="float" office:value="9.01562986161177" calcext:value-type="float">
            <text:p>9.01562986161177</text:p>
          </table:table-cell>
          <table:table-cell office:value-type="float" office:value="8.84370397366612" calcext:value-type="float">
            <text:p>8.84370397366612</text:p>
          </table:table-cell>
          <table:table-cell office:value-type="float" office:value="8.75284646177432" calcext:value-type="float">
            <text:p>8.75284646177432</text:p>
          </table:table-cell>
          <table:table-cell office:value-type="float" office:value="8.76380303387631" calcext:value-type="float">
            <text:p>8.76380303387631</text:p>
          </table:table-cell>
          <table:table-cell office:value-type="float" office:value="8.84427973495801" calcext:value-type="float">
            <text:p>8.84427973495801</text:p>
          </table:table-cell>
          <table:table-cell office:value-type="float" office:value="8.93279725915468" calcext:value-type="float">
            <text:p>8.93279725915468</text:p>
          </table:table-cell>
          <table:table-cell office:value-type="float" office:value="8.98289269957069" calcext:value-type="float">
            <text:p>8.98289269957069</text:p>
          </table:table-cell>
          <table:table-cell office:value-type="float" office:value="8.99501781229776" calcext:value-type="float">
            <text:p>8.99501781229776</text:p>
          </table:table-cell>
          <table:table-cell office:value-type="float" office:value="8.97904232630431" calcext:value-type="float">
            <text:p>8.97904232630431</text:p>
          </table:table-cell>
          <table:table-cell office:value-type="float" office:value="8.9583354676607" calcext:value-type="float">
            <text:p>8.9583354676607</text:p>
          </table:table-cell>
          <table:table-cell office:value-type="float" office:value="8.97149507864481" calcext:value-type="float">
            <text:p>8.97149507864481</text:p>
          </table:table-cell>
          <table:table-cell office:value-type="float" office:value="9.11476243010192" calcext:value-type="float">
            <text:p>9.11476243010192</text:p>
          </table:table-cell>
          <table:table-cell office:value-type="float" office:value="9.88099595396274" calcext:value-type="float">
            <text:p>9.88099595396274</text:p>
          </table:table-cell>
          <table:table-cell office:value-type="float" office:value="11.9324831485952" calcext:value-type="float">
            <text:p>11.9324831485952</text:p>
          </table:table-cell>
          <table:table-cell office:value-type="float" office:value="16.0444731086057" calcext:value-type="float">
            <text:p>16.0444731086057</text:p>
          </table:table-cell>
          <table:table-cell office:value-type="float" office:value="23.2558280313437" calcext:value-type="float">
            <text:p>23.2558280313437</text:p>
          </table:table-cell>
          <table:table-cell office:value-type="float" office:value="34.5650332050272" calcext:value-type="float">
            <text:p>34.5650332050272</text:p>
          </table:table-cell>
          <table:table-cell office:value-type="float" office:value="49.5101965184731" calcext:value-type="float">
            <text:p>49.5101965184731</text:p>
          </table:table-cell>
          <table:table-cell office:value-type="float" office:value="66.3348716400407" calcext:value-type="float">
            <text:p>66.3348716400407</text:p>
          </table:table-cell>
          <table:table-cell office:value-type="float" office:value="82.8830699128769" calcext:value-type="float">
            <text:p>82.8830699128769</text:p>
          </table:table-cell>
          <table:table-cell office:value-type="float" office:value="95.1394691391074" calcext:value-type="float">
            <text:p>95.1394691391074</text:p>
          </table:table-cell>
          <table:table-cell office:value-type="float" office:value="98.5024466676059" calcext:value-type="float">
            <text:p>98.5024466676059</text:p>
          </table:table-cell>
          <table:table-cell office:value-type="float" office:value="90.375144187504" calcext:value-type="float">
            <text:p>90.375144187504</text:p>
          </table:table-cell>
          <table:table-cell office:value-type="float" office:value="71.8035555780388" calcext:value-type="float">
            <text:p>71.8035555780388</text:p>
          </table:table-cell>
          <table:table-cell office:value-type="float" office:value="44.4983584770319" calcext:value-type="float">
            <text:p>44.4983584770319</text:p>
          </table:table-cell>
          <table:table-cell office:value-type="float" office:value="13.7714426697748" calcext:value-type="float">
            <text:p>13.7714426697748</text:p>
          </table:table-cell>
          <table:table-cell office:value-type="float" office:value="-12.5612483914162" calcext:value-type="float">
            <text:p>-12.5612483914162</text:p>
          </table:table-cell>
          <table:table-cell office:value-type="float" office:value="-27.9814306921451" calcext:value-type="float">
            <text:p>-27.9814306921451</text:p>
          </table:table-cell>
          <table:table-cell office:value-type="float" office:value="-31.3215708068234" calcext:value-type="float">
            <text:p>-31.3215708068234</text:p>
          </table:table-cell>
          <table:table-cell office:value-type="float" office:value="-22.8029406155959" calcext:value-type="float">
            <text:p>-22.8029406155959</text:p>
          </table:table-cell>
          <table:table-cell office:value-type="float" office:value="-5.59156228144832" calcext:value-type="float">
            <text:p>-5.59156228144832</text:p>
          </table:table-cell>
          <table:table-cell office:value-type="float" office:value="12.9703561436588" calcext:value-type="float">
            <text:p>12.9703561436588</text:p>
          </table:table-cell>
          <table:table-cell office:value-type="float" office:value="25.7463393162144" calcext:value-type="float">
            <text:p>25.7463393162144</text:p>
          </table:table-cell>
          <table:table-cell office:value-type="float" office:value="30.4559018516754" calcext:value-type="float">
            <text:p>30.4559018516754</text:p>
          </table:table-cell>
          <table:table-cell office:value-type="float" office:value="27.4539279516342" calcext:value-type="float">
            <text:p>27.4539279516342</text:p>
          </table:table-cell>
          <table:table-cell office:value-type="float" office:value="18.1574518057567" calcext:value-type="float">
            <text:p>18.1574518057567</text:p>
          </table:table-cell>
          <table:table-cell office:value-type="float" office:value="7.10747006842168" calcext:value-type="float">
            <text:p>7.10747006842168</text:p>
          </table:table-cell>
          <table:table-cell office:value-type="float" office:value="-0.672251659502605" calcext:value-type="float">
            <text:p>-0.672251659502605</text:p>
          </table:table-cell>
          <table:table-cell office:value-type="float" office:value="-3.07211759338782" calcext:value-type="float">
            <text:p>-3.07211759338782</text:p>
          </table:table-cell>
          <table:table-cell office:value-type="float" office:value="-1.22496701882909" calcext:value-type="float">
            <text:p>-1.22496701882909</text:p>
          </table:table-cell>
          <table:table-cell office:value-type="float" office:value="3.46167771278439" calcext:value-type="float">
            <text:p>3.46167771278439</text:p>
          </table:table-cell>
          <table:table-cell office:value-type="float" office:value="8.85897377081004" calcext:value-type="float">
            <text:p>8.85897377081004</text:p>
          </table:table-cell>
          <table:table-cell office:value-type="float" office:value="12.5393798626832" calcext:value-type="float">
            <text:p>12.5393798626832</text:p>
          </table:table-cell>
          <table:table-cell office:value-type="float" office:value="13.10856494395" calcext:value-type="float">
            <text:p>13.10856494395</text:p>
          </table:table-cell>
          <table:table-cell office:value-type="float" office:value="11.5633765672078" calcext:value-type="float">
            <text:p>11.5633765672078</text:p>
          </table:table-cell>
          <table:table-cell office:value-type="float" office:value="9.21821240184405" calcext:value-type="float">
            <text:p>9.21821240184405</text:p>
          </table:table-cell>
          <table:table-cell office:value-type="float" office:value="7.03373098938418" calcext:value-type="float">
            <text:p>7.03373098938418</text:p>
          </table:table-cell>
          <table:table-cell office:value-type="float" office:value="5.66131413829993" calcext:value-type="float">
            <text:p>5.66131413829993</text:p>
          </table:table-cell>
          <table:table-cell office:value-type="float" office:value="5.56731775051563" calcext:value-type="float">
            <text:p>5.56731775051563</text:p>
          </table:table-cell>
          <table:table-cell office:value-type="float" office:value="6.31740419299613" calcext:value-type="float">
            <text:p>6.31740419299613</text:p>
          </table:table-cell>
          <table:table-cell office:value-type="float" office:value="7.19038048105941" calcext:value-type="float">
            <text:p>7.19038048105941</text:p>
          </table:table-cell>
          <table:table-cell office:value-type="float" office:value="7.71537848688124" calcext:value-type="float">
            <text:p>7.71537848688124</text:p>
          </table:table-cell>
          <table:table-cell office:value-type="float" office:value="7.87008367400586" calcext:value-type="float">
            <text:p>7.87008367400586</text:p>
          </table:table-cell>
          <table:table-cell office:value-type="float" office:value="7.68698711233775" calcext:value-type="float">
            <text:p>7.68698711233775</text:p>
          </table:table-cell>
          <table:table-cell office:value-type="float" office:value="7.30214410851709" calcext:value-type="float">
            <text:p>7.30214410851709</text:p>
          </table:table-cell>
          <table:table-cell office:value-type="float" office:value="6.92262072325283" calcext:value-type="float">
            <text:p>6.92262072325283</text:p>
          </table:table-cell>
          <table:table-cell office:value-type="float" office:value="6.70787711811365" calcext:value-type="float">
            <text:p>6.70787711811365</text:p>
          </table:table-cell>
          <table:table-cell office:value-type="float" office:value="6.62599873551929" calcext:value-type="float">
            <text:p>6.62599873551929</text:p>
          </table:table-cell>
          <table:table-cell office:value-type="float" office:value="6.5988591755703" calcext:value-type="float">
            <text:p>6.5988591755703</text:p>
          </table:table-cell>
          <table:table-cell office:value-type="float" office:value="6.57181535970784" calcext:value-type="float">
            <text:p>6.57181535970784</text:p>
          </table:table-cell>
          <table:table-cell office:value-type="float" office:value="6.52306563670697" calcext:value-type="float">
            <text:p>6.52306563670697</text:p>
          </table:table-cell>
          <table:table-cell office:value-type="float" office:value="6.43618551869252" calcext:value-type="float">
            <text:p>6.43618551869252</text:p>
          </table:table-cell>
          <table:table-cell office:value-type="float" office:value="6.32146779435876" calcext:value-type="float">
            <text:p>6.32146779435876</text:p>
          </table:table-cell>
          <table:table-cell office:value-type="float" office:value="6.20348691850069" calcext:value-type="float">
            <text:p>6.20348691850069</text:p>
          </table:table-cell>
          <table:table-cell office:value-type="float" office:value="6.09761974640783" calcext:value-type="float">
            <text:p>6.09761974640783</text:p>
          </table:table-cell>
          <table:table-cell office:value-type="float" office:value="5.99153345946249" calcext:value-type="float">
            <text:p>5.99153345946249</text:p>
          </table:table-cell>
          <table:table-cell office:value-type="float" office:value="5.8688391461871" calcext:value-type="float">
            <text:p>5.8688391461871</text:p>
          </table:table-cell>
          <table:table-cell office:value-type="float" office:value="5.74221756375497" calcext:value-type="float">
            <text:p>5.74221756375497</text:p>
          </table:table-cell>
          <table:table-cell office:value-type="float" office:value="5.65625087011718" calcext:value-type="float">
            <text:p>5.65625087011718</text:p>
          </table:table-cell>
          <table:table-cell office:value-type="float" office:value="5.68691381383654" calcext:value-type="float">
            <text:p>5.68691381383654</text:p>
          </table:table-cell>
          <table:table-cell office:value-type="float" office:value="6.11107521177164" calcext:value-type="float">
            <text:p>6.11107521177164</text:p>
          </table:table-cell>
          <table:table-cell office:value-type="float" office:value="7.28824538563017" calcext:value-type="float">
            <text:p>7.28824538563017</text:p>
          </table:table-cell>
          <table:table-cell office:value-type="float" office:value="9.47411174697132" calcext:value-type="float">
            <text:p>9.47411174697132</text:p>
          </table:table-cell>
          <table:table-cell office:value-type="float" office:value="12.6872621257554" calcext:value-type="float">
            <text:p>12.6872621257554</text:p>
          </table:table-cell>
          <table:table-cell office:value-type="float" office:value="16.8769336648065" calcext:value-type="float">
            <text:p>16.8769336648065</text:p>
          </table:table-cell>
          <table:table-cell office:value-type="float" office:value="21.3403369490847" calcext:value-type="float">
            <text:p>21.3403369490847</text:p>
          </table:table-cell>
          <table:table-cell office:value-type="float" office:value="24.81242443887" calcext:value-type="float">
            <text:p>24.81242443887</text:p>
          </table:table-cell>
          <table:table-cell office:value-type="float" office:value="26.1338656502874" calcext:value-type="float">
            <text:p>26.1338656502874</text:p>
          </table:table-cell>
          <table:table-cell office:value-type="float" office:value="24.7755314433167" calcext:value-type="float">
            <text:p>24.7755314433167</text:p>
          </table:table-cell>
          <table:table-cell office:value-type="float" office:value="20.4168956513707" calcext:value-type="float">
            <text:p>20.4168956513707</text:p>
          </table:table-cell>
          <table:table-cell office:value-type="float" office:value="13.5365042725074" calcext:value-type="float">
            <text:p>13.5365042725074</text:p>
          </table:table-cell>
          <table:table-cell office:value-type="float" office:value="6.02347870738763" calcext:value-type="float">
            <text:p>6.02347870738763</text:p>
          </table:table-cell>
          <table:table-cell office:value-type="float" office:value="-0.159343550343681" calcext:value-type="float">
            <text:p>-0.159343550343681</text:p>
          </table:table-cell>
          <table:table-cell office:value-type="float" office:value="-3.92010497775716" calcext:value-type="float">
            <text:p>-3.92010497775716</text:p>
          </table:table-cell>
          <table:table-cell office:value-type="float" office:value="-4.75583698697538" calcext:value-type="float">
            <text:p>-4.75583698697538</text:p>
          </table:table-cell>
          <table:table-cell office:value-type="float" office:value="-2.57911292240624" calcext:value-type="float">
            <text:p>-2.57911292240624</text:p>
          </table:table-cell>
          <table:table-cell office:value-type="float" office:value="1.14249238203002" calcext:value-type="float">
            <text:p>1.14249238203002</text:p>
          </table:table-cell>
          <table:table-cell office:value-type="float" office:value="4.58338160099376" calcext:value-type="float">
            <text:p>4.58338160099376</text:p>
          </table:table-cell>
          <table:table-cell office:value-type="float" office:value="6.61618066521099" calcext:value-type="float">
            <text:p>6.61618066521099</text:p>
          </table:table-cell>
          <table:table-cell office:value-type="float" office:value="7.07645589001108" calcext:value-type="float">
            <text:p>7.07645589001108</text:p>
          </table:table-cell>
          <table:table-cell office:value-type="float" office:value="5.94823304507407" calcext:value-type="float">
            <text:p>5.94823304507407</text:p>
          </table:table-cell>
          <table:table-cell office:value-type="float" office:value="3.9155839287004" calcext:value-type="float">
            <text:p>3.9155839287004</text:p>
          </table:table-cell>
          <table:table-cell office:value-type="float" office:value="2.03134718034915" calcext:value-type="float">
            <text:p>2.03134718034915</text:p>
          </table:table-cell>
          <table:table-cell office:value-type="float" office:value="1.05604627322402" calcext:value-type="float">
            <text:p>1.05604627322402</text:p>
          </table:table-cell>
          <table:table-cell office:value-type="float" office:value="0.885892881882527" calcext:value-type="float">
            <text:p>0.885892881882527</text:p>
          </table:table-cell>
          <table:table-cell office:value-type="float" office:value="1.25839687913023" calcext:value-type="float">
            <text:p>1.25839687913023</text:p>
          </table:table-cell>
          <table:table-cell office:value-type="float" office:value="1.86881616311295" calcext:value-type="float">
            <text:p>1.86881616311295</text:p>
          </table:table-cell>
          <table:table-cell office:value-type="float" office:value="2.36667526049973" calcext:value-type="float">
            <text:p>2.36667526049973</text:p>
          </table:table-cell>
          <table:table-cell office:value-type="float" office:value="2.45421675895709" calcext:value-type="float">
            <text:p>2.45421675895709</text:p>
          </table:table-cell>
          <table:table-cell office:value-type="float" office:value="2.19882833286649" calcext:value-type="float">
            <text:p>2.19882833286649</text:p>
          </table:table-cell>
          <table:table-cell office:value-type="float" office:value="1.81642395934292" calcext:value-type="float">
            <text:p>1.81642395934292</text:p>
          </table:table-cell>
          <table:table-cell office:value-type="float" office:value="1.46984782047226" calcext:value-type="float">
            <text:p>1.46984782047226</text:p>
          </table:table-cell>
          <table:table-cell office:value-type="float" office:value="1.20185700308581" calcext:value-type="float">
            <text:p>1.20185700308581</text:p>
          </table:table-cell>
          <table:table-cell office:value-type="float" office:value="1.03624174855251" calcext:value-type="float">
            <text:p>1.03624174855251</text:p>
          </table:table-cell>
          <table:table-cell office:value-type="float" office:value="0.951232595796987" calcext:value-type="float">
            <text:p>0.951232595796987</text:p>
          </table:table-cell>
          <table:table-cell office:value-type="float" office:value="0.886311620847361" calcext:value-type="float">
            <text:p>0.886311620847361</text:p>
          </table:table-cell>
          <table:table-cell office:value-type="float" office:value="0.789151546704675" calcext:value-type="float">
            <text:p>0.789151546704675</text:p>
          </table:table-cell>
          <table:table-cell office:value-type="float" office:value="0.654512294818217" calcext:value-type="float">
            <text:p>0.654512294818217</text:p>
          </table:table-cell>
          <table:table-cell office:value-type="float" office:value="0.491951172735257" calcext:value-type="float">
            <text:p>0.491951172735257</text:p>
          </table:table-cell>
          <table:table-cell office:value-type="float" office:value="0.321283916460213" calcext:value-type="float">
            <text:p>0.321283916460213</text:p>
          </table:table-cell>
          <table:table-cell office:value-type="float" office:value="0.180171481574527" calcext:value-type="float">
            <text:p>0.180171481574527</text:p>
          </table:table-cell>
          <table:table-cell office:value-type="float" office:value="0.137159094801832" calcext:value-type="float">
            <text:p>0.137159094801832</text:p>
          </table:table-cell>
          <table:table-cell office:value-type="float" office:value="0.614605245356581" calcext:value-type="float">
            <text:p>0.614605245356581</text:p>
          </table:table-cell>
          <table:table-cell office:value-type="float" office:value="2.27075458427849" calcext:value-type="float">
            <text:p>2.27075458427849</text:p>
          </table:table-cell>
          <table:table-cell office:value-type="float" office:value="5.8410563023989" calcext:value-type="float">
            <text:p>5.8410563023989</text:p>
          </table:table-cell>
          <table:table-cell office:value-type="float" office:value="12.3369091872546" calcext:value-type="float">
            <text:p>12.3369091872546</text:p>
          </table:table-cell>
          <table:table-cell office:value-type="float" office:value="22.808119714388" calcext:value-type="float">
            <text:p>22.808119714388</text:p>
          </table:table-cell>
          <table:table-cell office:value-type="float" office:value="37.1442761394998" calcext:value-type="float">
            <text:p>37.1442761394998</text:p>
          </table:table-cell>
          <table:table-cell office:value-type="float" office:value="53.6570218324429" calcext:value-type="float">
            <text:p>53.6570218324429</text:p>
          </table:table-cell>
          <table:table-cell office:value-type="float" office:value="70.3493265108684" calcext:value-type="float">
            <text:p>70.3493265108684</text:p>
          </table:table-cell>
          <table:table-cell office:value-type="float" office:value="83.5012393064643" calcext:value-type="float">
            <text:p>83.5012393064643</text:p>
          </table:table-cell>
          <table:table-cell office:value-type="float" office:value="88.4989945671488" calcext:value-type="float">
            <text:p>88.4989945671488</text:p>
          </table:table-cell>
          <table:table-cell office:value-type="float" office:value="82.0987465894132" calcext:value-type="float">
            <text:p>82.0987465894132</text:p>
          </table:table-cell>
          <table:table-cell office:value-type="float" office:value="65.0226023730039" calcext:value-type="float">
            <text:p>65.0226023730039</text:p>
          </table:table-cell>
          <table:table-cell office:value-type="float" office:value="38.8169517825627" calcext:value-type="float">
            <text:p>38.8169517825627</text:p>
          </table:table-cell>
          <table:table-cell office:value-type="float" office:value="8.00991262947146" calcext:value-type="float">
            <text:p>8.00991262947146</text:p>
          </table:table-cell>
          <table:table-cell office:value-type="float" office:value="-19.6871420948921" calcext:value-type="float">
            <text:p>-19.6871420948921</text:p>
          </table:table-cell>
          <table:table-cell office:value-type="float" office:value="-37.1977581543752" calcext:value-type="float">
            <text:p>-37.1977581543752</text:p>
          </table:table-cell>
          <table:table-cell office:value-type="float" office:value="-42.6051026838691" calcext:value-type="float">
            <text:p>-42.6051026838691</text:p>
          </table:table-cell>
          <table:table-cell office:value-type="float" office:value="-36.0736627036849" calcext:value-type="float">
            <text:p>-36.0736627036849</text:p>
          </table:table-cell>
          <table:table-cell office:value-type="float" office:value="-19.9087203659219" calcext:value-type="float">
            <text:p>-19.9087203659219</text:p>
          </table:table-cell>
          <table:table-cell office:value-type="float" office:value="-1.13744217573589" calcext:value-type="float">
            <text:p>-1.13744217573589</text:p>
          </table:table-cell>
          <table:table-cell office:value-type="float" office:value="12.8251970762816" calcext:value-type="float">
            <text:p>12.8251970762816</text:p>
          </table:table-cell>
          <table:table-cell office:value-type="float" office:value="18.7444655870087" calcext:value-type="float">
            <text:p>18.7444655870087</text:p>
          </table:table-cell>
          <table:table-cell office:value-type="float" office:value="16.8921403820247" calcext:value-type="float">
            <text:p>16.8921403820247</text:p>
          </table:table-cell>
          <table:table-cell office:value-type="float" office:value="8.28784391987245" calcext:value-type="float">
            <text:p>8.28784391987245</text:p>
          </table:table-cell>
          <table:table-cell office:value-type="float" office:value="-2.90561731376231" calcext:value-type="float">
            <text:p>-2.90561731376231</text:p>
          </table:table-cell>
          <table:table-cell office:value-type="float" office:value="-11.5886685957421" calcext:value-type="float">
            <text:p>-11.5886685957421</text:p>
          </table:table-cell>
          <table:table-cell office:value-type="float" office:value="-14.8809825850072" calcext:value-type="float">
            <text:p>-14.8809825850072</text:p>
          </table:table-cell>
          <table:table-cell office:value-type="float" office:value="-13.710281842525" calcext:value-type="float">
            <text:p>-13.710281842525</text:p>
          </table:table-cell>
          <table:table-cell office:value-type="float" office:value="-9.43304405790513" calcext:value-type="float">
            <text:p>-9.43304405790513</text:p>
          </table:table-cell>
          <table:table-cell office:value-type="float" office:value="-4.05060900655917" calcext:value-type="float">
            <text:p>-4.05060900655917</text:p>
          </table:table-cell>
          <table:table-cell office:value-type="float" office:value="0.0117668471171895" calcext:value-type="float">
            <text:p>0.01176684711719</text:p>
          </table:table-cell>
          <table:table-cell office:value-type="float" office:value="0.994900636963344" calcext:value-type="float">
            <text:p>0.994900636963344</text:p>
          </table:table-cell>
          <table:table-cell office:value-type="float" office:value="-0.351510442880773" calcext:value-type="float">
            <text:p>-0.351510442880773</text:p>
          </table:table-cell>
          <table:table-cell office:value-type="float" office:value="-2.70042912889135" calcext:value-type="float">
            <text:p>-2.70042912889135</text:p>
          </table:table-cell>
          <table:table-cell office:value-type="float" office:value="-5.00654039929708" calcext:value-type="float">
            <text:p>-5.00654039929708</text:p>
          </table:table-cell>
          <table:table-cell office:value-type="float" office:value="-6.60238545353595" calcext:value-type="float">
            <text:p>-6.60238545353595</text:p>
          </table:table-cell>
          <table:table-cell office:value-type="float" office:value="-6.94373077060951" calcext:value-type="float">
            <text:p>-6.94373077060951</text:p>
          </table:table-cell>
          <table:table-cell office:value-type="float" office:value="-6.3228018106307" calcext:value-type="float">
            <text:p>-6.3228018106307</text:p>
          </table:table-cell>
          <table:table-cell office:value-type="float" office:value="-5.4599810923887" calcext:value-type="float">
            <text:p>-5.4599810923887</text:p>
          </table:table-cell>
          <table:table-cell office:value-type="float" office:value="-4.90649796535699" calcext:value-type="float">
            <text:p>-4.90649796535699</text:p>
          </table:table-cell>
          <table:table-cell office:value-type="float" office:value="-4.72417732909558" calcext:value-type="float">
            <text:p>-4.72417732909558</text:p>
          </table:table-cell>
          <table:table-cell office:value-type="float" office:value="-4.88531152531431" calcext:value-type="float">
            <text:p>-4.88531152531431</text:p>
          </table:table-cell>
          <table:table-cell office:value-type="float" office:value="-5.27624908142611" calcext:value-type="float">
            <text:p>-5.27624908142611</text:p>
          </table:table-cell>
          <table:table-cell office:value-type="float" office:value="-5.69284095662101" calcext:value-type="float">
            <text:p>-5.69284095662101</text:p>
          </table:table-cell>
          <table:table-cell office:value-type="float" office:value="-5.95542858448445" calcext:value-type="float">
            <text:p>-5.95542858448445</text:p>
          </table:table-cell>
          <table:table-cell office:value-type="float" office:value="-6.06933100490872" calcext:value-type="float">
            <text:p>-6.06933100490872</text:p>
          </table:table-cell>
          <table:table-cell office:value-type="float" office:value="-6.11290955788711" calcext:value-type="float">
            <text:p>-6.11290955788711</text:p>
          </table:table-cell>
          <table:table-cell office:value-type="float" office:value="-6.14762902757742" calcext:value-type="float">
            <text:p>-6.14762902757742</text:p>
          </table:table-cell>
          <table:table-cell office:value-type="float" office:value="-6.19774221972651" calcext:value-type="float">
            <text:p>-6.19774221972651</text:p>
          </table:table-cell>
          <table:table-cell office:value-type="float" office:value="-6.28122363761515" calcext:value-type="float">
            <text:p>-6.28122363761515</text:p>
          </table:table-cell>
          <table:table-cell office:value-type="float" office:value="-6.39299899451859" calcext:value-type="float">
            <text:p>-6.39299899451859</text:p>
          </table:table-cell>
          <table:table-cell office:value-type="float" office:value="-6.50892552646411" calcext:value-type="float">
            <text:p>-6.50892552646411</text:p>
          </table:table-cell>
          <table:table-cell office:value-type="float" office:value="-6.61006301996855" calcext:value-type="float">
            <text:p>-6.61006301996855</text:p>
          </table:table-cell>
          <table:table-cell office:value-type="float" office:value="-6.70542063584773" calcext:value-type="float">
            <text:p>-6.70542063584773</text:p>
          </table:table-cell>
          <table:table-cell office:value-type="float" office:value="-6.81216172391696" calcext:value-type="float">
            <text:p>-6.81216172391696</text:p>
          </table:table-cell>
          <table:table-cell office:value-type="float" office:value="-6.92525285127517" calcext:value-type="float">
            <text:p>-6.92525285127517</text:p>
          </table:table-cell>
          <table:table-cell office:value-type="float" office:value="-7.00211245552011" calcext:value-type="float">
            <text:p>-7.00211245552011</text:p>
          </table:table-cell>
          <table:table-cell office:value-type="float" office:value="-6.98114822215644" calcext:value-type="float">
            <text:p>-6.98114822215644</text:p>
          </table:table-cell>
          <table:table-cell office:value-type="float" office:value="-6.62078183159318" calcext:value-type="float">
            <text:p>-6.62078183159318</text:p>
          </table:table-cell>
          <table:table-cell office:value-type="float" office:value="-5.56276992846142" calcext:value-type="float">
            <text:p>-5.56276992846142</text:p>
          </table:table-cell>
          <table:table-cell office:value-type="float" office:value="-3.51490177910564" calcext:value-type="float">
            <text:p>-3.51490177910564</text:p>
          </table:table-cell>
          <table:table-cell office:value-type="float" office:value="-0.434311222995253" calcext:value-type="float">
            <text:p>-0.434311222995253</text:p>
          </table:table-cell>
          <table:table-cell office:value-type="float" office:value="3.65187836862495" calcext:value-type="float">
            <text:p>3.65187836862495</text:p>
          </table:table-cell>
          <table:table-cell office:value-type="float" office:value="8.19599592497789" calcext:value-type="float">
            <text:p>8.19599592497789</text:p>
          </table:table-cell>
          <table:table-cell office:value-type="float" office:value="11.9618362673779" calcext:value-type="float">
            <text:p>11.9618362673779</text:p>
          </table:table-cell>
          <table:table-cell office:value-type="float" office:value="13.7349544139633" calcext:value-type="float">
            <text:p>13.7349544139633</text:p>
          </table:table-cell>
          <table:table-cell office:value-type="float" office:value="12.8874595041742" calcext:value-type="float">
            <text:p>12.8874595041742</text:p>
          </table:table-cell>
          <table:table-cell office:value-type="float" office:value="9.08821011784764" calcext:value-type="float">
            <text:p>9.08821011784764</text:p>
          </table:table-cell>
          <table:table-cell office:value-type="float" office:value="2.56078058104026" calcext:value-type="float">
            <text:p>2.56078058104026</text:p>
          </table:table-cell>
          <table:table-cell office:value-type="float" office:value="-4.92885554017114" calcext:value-type="float">
            <text:p>-4.92885554017114</text:p>
          </table:table-cell>
          <table:table-cell office:value-type="float" office:value="-11.3770262832073" calcext:value-type="float">
            <text:p>-11.3770262832073</text:p>
          </table:table-cell>
          <table:table-cell office:value-type="float" office:value="-15.504499872232" calcext:value-type="float">
            <text:p>-15.504499872232</text:p>
          </table:table-cell>
          <table:table-cell office:value-type="float" office:value="-16.7844373435956" calcext:value-type="float">
            <text:p>-16.7844373435956</text:p>
          </table:table-cell>
          <table:table-cell office:value-type="float" office:value="-14.9634563316628" calcext:value-type="float">
            <text:p>-14.9634563316628</text:p>
          </table:table-cell>
          <table:table-cell office:value-type="float" office:value="-11.294776136489" calcext:value-type="float">
            <text:p>-11.294776136489</text:p>
          </table:table-cell>
          <table:table-cell office:value-type="float" office:value="-7.6154878580916" calcext:value-type="float">
            <text:p>-7.6154878580916</text:p>
          </table:table-cell>
          <table:table-cell office:value-type="float" office:value="-5.25475146894993" calcext:value-type="float">
            <text:p>-5.25475146894993</text:p>
          </table:table-cell>
          <table:table-cell office:value-type="float" office:value="-4.44826199122063" calcext:value-type="float">
            <text:p>-4.44826199122063</text:p>
          </table:table-cell>
          <table:table-cell office:value-type="float" office:value="-5.25317130643375" calcext:value-type="float">
            <text:p>-5.25317130643375</text:p>
          </table:table-cell>
          <table:table-cell office:value-type="float" office:value="-7.12137416816487" calcext:value-type="float">
            <text:p>-7.12137416816487</text:p>
          </table:table-cell>
          <table:table-cell office:value-type="float" office:value="-9.01090801526128" calcext:value-type="float">
            <text:p>-9.01090801526128</text:p>
          </table:table-cell>
          <table:table-cell office:value-type="float" office:value="-10.0488789710604" calcext:value-type="float">
            <text:p>-10.0488789710604</text:p>
          </table:table-cell>
          <table:table-cell office:value-type="float" office:value="-10.2362948705601" calcext:value-type="float">
            <text:p>-10.2362948705601</text:p>
          </table:table-cell>
          <table:table-cell office:value-type="float" office:value="-9.83447977968241" calcext:value-type="float">
            <text:p>-9.83447977968241</text:p>
          </table:table-cell>
          <table:table-cell office:value-type="float" office:value="-9.13715301384324" calcext:value-type="float">
            <text:p>-9.13715301384324</text:p>
          </table:table-cell>
          <table:table-cell office:value-type="float" office:value="-8.49198325280944" calcext:value-type="float">
            <text:p>-8.49198325280944</text:p>
          </table:table-cell>
          <table:table-cell office:value-type="float" office:value="-8.22319165423813" calcext:value-type="float">
            <text:p>-8.22319165423813</text:p>
          </table:table-cell>
          <table:table-cell office:value-type="float" office:value="-8.32715046095603" calcext:value-type="float">
            <text:p>-8.32715046095603</text:p>
          </table:table-cell>
          <table:table-cell office:value-type="float" office:value="-8.59069713189919" calcext:value-type="float">
            <text:p>-8.59069713189919</text:p>
          </table:table-cell>
          <table:table-cell office:value-type="float" office:value="-8.83233485497551" calcext:value-type="float">
            <text:p>-8.83233485497551</text:p>
          </table:table-cell>
          <table:table-cell office:value-type="float" office:value="-8.99714582087879" calcext:value-type="float">
            <text:p>-8.99714582087879</text:p>
          </table:table-cell>
          <table:table-cell office:value-type="float" office:value="-9.05969016123623" calcext:value-type="float">
            <text:p>-9.05969016123623</text:p>
          </table:table-cell>
          <table:table-cell office:value-type="float" office:value="-9.0309895895542" calcext:value-type="float">
            <text:p>-9.0309895895542</text:p>
          </table:table-cell>
          <table:table-cell office:value-type="float" office:value="-8.96962827918966" calcext:value-type="float">
            <text:p>-8.96962827918966</text:p>
          </table:table-cell>
          <table:table-cell office:value-type="float" office:value="-8.93212870887492" calcext:value-type="float">
            <text:p>-8.93212870887492</text:p>
          </table:table-cell>
          <table:table-cell office:value-type="float" office:value="-8.93109044215721" calcext:value-type="float">
            <text:p>-8.93109044215721</text:p>
          </table:table-cell>
          <table:table-cell office:value-type="float" office:value="-8.95725459144519" calcext:value-type="float">
            <text:p>-8.95725459144519</text:p>
          </table:table-cell>
          <table:table-cell office:value-type="float" office:value="-8.99409183765589" calcext:value-type="float">
            <text:p>-8.99409183765589</text:p>
          </table:table-cell>
          <table:table-cell office:value-type="float" office:value="-9.00551801304654" calcext:value-type="float">
            <text:p>-9.00551801304654</text:p>
          </table:table-cell>
          <table:table-cell office:value-type="float" office:value="-8.93984290317891" calcext:value-type="float">
            <text:p>-8.93984290317891</text:p>
          </table:table-cell>
          <table:table-cell office:value-type="float" office:value="-8.45042544369049" calcext:value-type="float">
            <text:p>-8.45042544369049</text:p>
          </table:table-cell>
          <table:table-cell office:value-type="float" office:value="-6.88848162728385" calcext:value-type="float">
            <text:p>-6.88848162728385</text:p>
          </table:table-cell>
          <table:table-cell office:value-type="float" office:value="-3.54839162313738" calcext:value-type="float">
            <text:p>-3.54839162313738</text:p>
          </table:table-cell>
          <table:table-cell office:value-type="float" office:value="2.54346481084404" calcext:value-type="float">
            <text:p>2.54346481084404</text:p>
          </table:table-cell>
          <table:table-cell office:value-type="float" office:value="12.4584691623194" calcext:value-type="float">
            <text:p>12.4584691623194</text:p>
          </table:table-cell>
          <table:table-cell office:value-type="float" office:value="26.4195346008353" calcext:value-type="float">
            <text:p>26.4195346008353</text:p>
          </table:table-cell>
          <table:table-cell office:value-type="float" office:value="42.8538754188322" calcext:value-type="float">
            <text:p>42.8538754188322</text:p>
          </table:table-cell>
          <table:table-cell office:value-type="float" office:value="59.8669684424263" calcext:value-type="float">
            <text:p>59.8669684424263</text:p>
          </table:table-cell>
          <table:table-cell office:value-type="float" office:value="74.0714202909418" calcext:value-type="float">
            <text:p>74.0714202909418</text:p>
          </table:table-cell>
          <table:table-cell office:value-type="float" office:value="80.8784817637038" calcext:value-type="float">
            <text:p>80.8784817637038</text:p>
          </table:table-cell>
          <table:table-cell office:value-type="float" office:value="76.5229157773123" calcext:value-type="float">
            <text:p>76.5229157773123</text:p>
          </table:table-cell>
          <table:table-cell office:value-type="float" office:value="61.2592534284199" calcext:value-type="float">
            <text:p>61.2592534284199</text:p>
          </table:table-cell>
          <table:table-cell office:value-type="float" office:value="36.5511688172993" calcext:value-type="float">
            <text:p>36.5511688172993</text:p>
          </table:table-cell>
          <table:table-cell office:value-type="float" office:value="6.15157237515421" calcext:value-type="float">
            <text:p>6.15157237515421</text:p>
          </table:table-cell>
          <table:table-cell office:value-type="float" office:value="-22.4232243898278" calcext:value-type="float">
            <text:p>-22.4232243898278</text:p>
          </table:table-cell>
          <table:table-cell office:value-type="float" office:value="-41.7188853823275" calcext:value-type="float">
            <text:p>-41.7188853823275</text:p>
          </table:table-cell>
          <table:table-cell office:value-type="float" office:value="-48.9236967428001" calcext:value-type="float">
            <text:p>-48.9236967428001</text:p>
          </table:table-cell>
          <table:table-cell office:value-type="float" office:value="-44.151635136435" calcext:value-type="float">
            <text:p>-44.151635136435</text:p>
          </table:table-cell>
          <table:table-cell office:value-type="float" office:value="-28.9664646790454" calcext:value-type="float">
            <text:p>-28.9664646790454</text:p>
          </table:table-cell>
          <table:table-cell office:value-type="float" office:value="-9.92044564897422" calcext:value-type="float">
            <text:p>-9.92044564897422</text:p>
          </table:table-cell>
          <table:table-cell office:value-type="float" office:value="5.4149364022701" calcext:value-type="float">
            <text:p>5.4149364022701</text:p>
          </table:table-cell>
          <table:table-cell office:value-type="float" office:value="12.8216840388703" calcext:value-type="float">
            <text:p>12.8216840388703</text:p>
          </table:table-cell>
          <table:table-cell office:value-type="float" office:value="12.3959761956965" calcext:value-type="float">
            <text:p>12.3959761956965</text:p>
          </table:table-cell>
          <table:table-cell office:value-type="float" office:value="4.87624747771139" calcext:value-type="float">
            <text:p>4.87624747771139</text:p>
          </table:table-cell>
          <table:table-cell office:value-type="float" office:value="-6.06052580282057" calcext:value-type="float">
            <text:p>-6.06052580282057</text:p>
          </table:table-cell>
          <table:table-cell office:value-type="float" office:value="-15.2992675617376" calcext:value-type="float">
            <text:p>-15.2992675617376</text:p>
          </table:table-cell>
          <table:table-cell office:value-type="float" office:value="-19.2593557329089" calcext:value-type="float">
            <text:p>-19.2593557329089</text:p>
          </table:table-cell>
          <table:table-cell office:value-type="float" office:value="-18.5422384618978" calcext:value-type="float">
            <text:p>-18.5422384618978</text:p>
          </table:table-cell>
          <table:table-cell office:value-type="float" office:value="-14.4733647871759" calcext:value-type="float">
            <text:p>-14.4733647871759</text:p>
          </table:table-cell>
          <table:table-cell office:value-type="float" office:value="-8.91697777202041" calcext:value-type="float">
            <text:p>-8.91697777202041</text:p>
          </table:table-cell>
          <table:table-cell office:value-type="float" office:value="-4.28170619879739" calcext:value-type="float">
            <text:p>-4.28170619879739</text:p>
          </table:table-cell>
          <table:table-cell office:value-type="float" office:value="-2.60078914916594" calcext:value-type="float">
            <text:p>-2.60078914916594</text:p>
          </table:table-cell>
          <table:table-cell office:value-type="float" office:value="-3.46499299813214" calcext:value-type="float">
            <text:p>-3.46499299813214</text:p>
          </table:table-cell>
          <table:table-cell office:value-type="float" office:value="-5.54360986361625" calcext:value-type="float">
            <text:p>-5.54360986361625</text:p>
          </table:table-cell>
          <table:table-cell office:value-type="float" office:value="-7.71088703219885" calcext:value-type="float">
            <text:p>-7.71088703219885</text:p>
          </table:table-cell>
          <table:table-cell office:value-type="float" office:value="-9.27199975177111" calcext:value-type="float">
            <text:p>-9.27199975177111</text:p>
          </table:table-cell>
          <table:table-cell office:value-type="float" office:value="-9.63236592324617" calcext:value-type="float">
            <text:p>-9.63236592324617</text:p>
          </table:table-cell>
          <table:table-cell office:value-type="float" office:value="-8.92374847866048" calcext:value-type="float">
            <text:p>-8.92374847866048</text:p>
          </table:table-cell>
          <table:table-cell office:value-type="float" office:value="-7.85437938133951" calcext:value-type="float">
            <text:p>-7.85437938133951</text:p>
          </table:table-cell>
          <table:table-cell office:value-type="float" office:value="-7.04057018733884" calcext:value-type="float">
            <text:p>-7.04057018733884</text:p>
          </table:table-cell>
          <table:table-cell office:value-type="float" office:value="-6.6013751506667" calcext:value-type="float">
            <text:p>-6.6013751506667</text:p>
          </table:table-cell>
          <table:table-cell office:value-type="float" office:value="-6.51157337865621" calcext:value-type="float">
            <text:p>-6.51157337865621</text:p>
          </table:table-cell>
          <table:table-cell office:value-type="float" office:value="-6.67977805263411" calcext:value-type="float">
            <text:p>-6.67977805263411</text:p>
          </table:table-cell>
          <table:table-cell office:value-type="float" office:value="-6.90737393908648" calcext:value-type="float">
            <text:p>-6.90737393908648</text:p>
          </table:table-cell>
          <table:table-cell office:value-type="float" office:value="-7.00104534615288" calcext:value-type="float">
            <text:p>-7.00104534615288</text:p>
          </table:table-cell>
          <table:table-cell office:value-type="float" office:value="-6.9342788526624" calcext:value-type="float">
            <text:p>-6.9342788526624</text:p>
          </table:table-cell>
          <table:table-cell office:value-type="float" office:value="-6.78419713752019" calcext:value-type="float">
            <text:p>-6.78419713752019</text:p>
          </table:table-cell>
          <table:table-cell office:value-type="float" office:value="-6.61821403105657" calcext:value-type="float">
            <text:p>-6.61821403105657</text:p>
          </table:table-cell>
          <table:table-cell office:value-type="float" office:value="-6.46434085039041" calcext:value-type="float">
            <text:p>-6.46434085039041</text:p>
          </table:table-cell>
          <table:table-cell office:value-type="float" office:value="-6.34147775005169" calcext:value-type="float">
            <text:p>-6.34147775005169</text:p>
          </table:table-cell>
          <table:table-cell office:value-type="float" office:value="-6.24999022975625" calcext:value-type="float">
            <text:p>-6.24999022975625</text:p>
          </table:table-cell>
          <table:table-cell office:value-type="float" office:value="-6.16672777382413" calcext:value-type="float">
            <text:p>-6.16672777382413</text:p>
          </table:table-cell>
          <table:table-cell office:value-type="float" office:value="-6.07027116675787" calcext:value-type="float">
            <text:p>-6.07027116675787</text:p>
          </table:table-cell>
          <table:table-cell office:value-type="float" office:value="-5.96538937049827" calcext:value-type="float">
            <text:p>-5.96538937049827</text:p>
          </table:table-cell>
          <table:table-cell office:value-type="float" office:value="-5.86947613582224" calcext:value-type="float">
            <text:p>-5.86947613582224</text:p>
          </table:table-cell>
          <table:table-cell office:value-type="float" office:value="-5.78451271585731" calcext:value-type="float">
            <text:p>-5.78451271585731</text:p>
          </table:table-cell>
          <table:table-cell office:value-type="float" office:value="-5.67115470339112" calcext:value-type="float">
            <text:p>-5.67115470339112</text:p>
          </table:table-cell>
          <table:table-cell office:value-type="float" office:value="-5.47664934743417" calcext:value-type="float">
            <text:p>-5.47664934743417</text:p>
          </table:table-cell>
          <table:table-cell office:value-type="float" office:value="-4.99752393939559" calcext:value-type="float">
            <text:p>-4.99752393939559</text:p>
          </table:table-cell>
          <table:table-cell office:value-type="float" office:value="-3.88010362662546" calcext:value-type="float">
            <text:p>-3.88010362662546</text:p>
          </table:table-cell>
          <table:table-cell office:value-type="float" office:value="-1.8046798445545" calcext:value-type="float">
            <text:p>-1.8046798445545</text:p>
          </table:table-cell>
          <table:table-cell office:value-type="float" office:value="1.30512539308092" calcext:value-type="float">
            <text:p>1.30512539308092</text:p>
          </table:table-cell>
          <table:table-cell office:value-type="float" office:value="5.43258697290909" calcext:value-type="float">
            <text:p>5.43258697290909</text:p>
          </table:table-cell>
          <table:table-cell office:value-type="float" office:value="10.1778538529517" calcext:value-type="float">
            <text:p>10.1778538529517</text:p>
          </table:table-cell>
          <table:table-cell office:value-type="float" office:value="14.3541372993849" calcext:value-type="float">
            <text:p>14.3541372993849</text:p>
          </table:table-cell>
          <table:table-cell office:value-type="float" office:value="16.7111715647803" calcext:value-type="float">
            <text:p>16.7111715647803</text:p>
          </table:table-cell>
          <table:table-cell office:value-type="float" office:value="16.50913330896" calcext:value-type="float">
            <text:p>16.50913330896</text:p>
          </table:table-cell>
          <table:table-cell office:value-type="float" office:value="13.4077372846629" calcext:value-type="float">
            <text:p>13.4077372846629</text:p>
          </table:table-cell>
          <table:table-cell office:value-type="float" office:value="7.42334172918351" calcext:value-type="float">
            <text:p>7.42334172918351</text:p>
          </table:table-cell>
          <table:table-cell office:value-type="float" office:value="0.143274752054854" calcext:value-type="float">
            <text:p>0.143274752054854</text:p>
          </table:table-cell>
          <table:table-cell office:value-type="float" office:value="-6.40804318807652" calcext:value-type="float">
            <text:p>-6.40804318807652</text:p>
          </table:table-cell>
          <table:table-cell office:value-type="float" office:value="-10.7652347359583" calcext:value-type="float">
            <text:p>-10.7652347359583</text:p>
          </table:table-cell>
          <table:table-cell office:value-type="float" office:value="-12.3564012191509" calcext:value-type="float">
            <text:p>-12.3564012191509</text:p>
          </table:table-cell>
          <table:table-cell office:value-type="float" office:value="-10.8152779644255" calcext:value-type="float">
            <text:p>-10.8152779644255</text:p>
          </table:table-cell>
          <table:table-cell office:value-type="float" office:value="-7.13710379047108" calcext:value-type="float">
            <text:p>-7.13710379047108</text:p>
          </table:table-cell>
          <table:table-cell office:value-type="float" office:value="-3.15110765822368" calcext:value-type="float">
            <text:p>-3.15110765822368</text:p>
          </table:table-cell>
          <table:table-cell office:value-type="float" office:value="-0.361492218061408" calcext:value-type="float">
            <text:p>-0.361492218061408</text:p>
          </table:table-cell>
          <table:table-cell office:value-type="float" office:value="0.887998343594471" calcext:value-type="float">
            <text:p>0.887998343594471</text:p>
          </table:table-cell>
          <table:table-cell office:value-type="float" office:value="0.516801401107353" calcext:value-type="float">
            <text:p>0.516801401107353</text:p>
          </table:table-cell>
          <table:table-cell office:value-type="float" office:value="-1.06776100189776" calcext:value-type="float">
            <text:p>-1.06776100189776</text:p>
          </table:table-cell>
          <table:table-cell office:value-type="float" office:value="-2.8478812955257" calcext:value-type="float">
            <text:p>-2.8478812955257</text:p>
          </table:table-cell>
          <table:table-cell office:value-type="float" office:value="-3.87074888925468" calcext:value-type="float">
            <text:p>-3.87074888925468</text:p>
          </table:table-cell>
          <table:table-cell office:value-type="float" office:value="-4.00422560084714" calcext:value-type="float">
            <text:p>-4.00422560084714</text:p>
          </table:table-cell>
          <table:table-cell office:value-type="float" office:value="-3.50693667609645" calcext:value-type="float">
            <text:p>-3.50693667609645</text:p>
          </table:table-cell>
          <table:table-cell office:value-type="float" office:value="-2.66255033961713" calcext:value-type="float">
            <text:p>-2.66255033961713</text:p>
          </table:table-cell>
          <table:table-cell office:value-type="float" office:value="-1.81423989396034" calcext:value-type="float">
            <text:p>-1.81423989396034</text:p>
          </table:table-cell>
          <table:table-cell office:value-type="float" office:value="-1.30249505656017" calcext:value-type="float">
            <text:p>-1.30249505656017</text:p>
          </table:table-cell>
          <table:table-cell office:value-type="float" office:value="-1.19264911722016" calcext:value-type="float">
            <text:p>-1.19264911722016</text:p>
          </table:table-cell>
          <table:table-cell office:value-type="float" office:value="-1.27957330944482" calcext:value-type="float">
            <text:p>-1.27957330944482</text:p>
          </table:table-cell>
          <table:table-cell office:value-type="float" office:value="-1.3676663164795" calcext:value-type="float">
            <text:p>-1.3676663164795</text:p>
          </table:table-cell>
          <table:table-cell office:value-type="float" office:value="-1.38515162727959" calcext:value-type="float">
            <text:p>-1.38515162727959</text:p>
          </table:table-cell>
          <table:table-cell office:value-type="float" office:value="-1.30582185251118" calcext:value-type="float">
            <text:p>-1.30582185251118</text:p>
          </table:table-cell>
          <table:table-cell office:value-type="float" office:value="-1.13043988164387" calcext:value-type="float">
            <text:p>-1.13043988164387</text:p>
          </table:table-cell>
          <table:table-cell office:value-type="float" office:value="-0.914245553795479" calcext:value-type="float">
            <text:p>-0.914245553795479</text:p>
          </table:table-cell>
          <table:table-cell office:value-type="float" office:value="-0.716511252944538" calcext:value-type="float">
            <text:p>-0.716511252944538</text:p>
          </table:table-cell>
          <table:table-cell office:value-type="float" office:value="-0.558202746215429" calcext:value-type="float">
            <text:p>-0.558202746215429</text:p>
          </table:table-cell>
          <table:table-cell office:value-type="float" office:value="-0.430715297660591" calcext:value-type="float">
            <text:p>-0.430715297660591</text:p>
          </table:table-cell>
          <table:table-cell office:value-type="float" office:value="-0.320211273745806" calcext:value-type="float">
            <text:p>-0.320211273745806</text:p>
          </table:table-cell>
          <table:table-cell office:value-type="float" office:value="-0.192886994173558" calcext:value-type="float">
            <text:p>-0.192886994173558</text:p>
          </table:table-cell>
          <table:table-cell office:value-type="float" office:value="-0.00572625865864829" calcext:value-type="float">
            <text:p>-0.005726258658648</text:p>
          </table:table-cell>
          <table:table-cell office:value-type="float" office:value="0.512501663179182" calcext:value-type="float">
            <text:p>0.512501663179182</text:p>
          </table:table-cell>
          <table:table-cell office:value-type="float" office:value="1.99262958838776" calcext:value-type="float">
            <text:p>1.99262958838776</text:p>
          </table:table-cell>
          <table:table-cell office:value-type="float" office:value="5.11992241025427" calcext:value-type="float">
            <text:p>5.11992241025427</text:p>
          </table:table-cell>
          <table:table-cell office:value-type="float" office:value="10.8223594530163" calcext:value-type="float">
            <text:p>10.8223594530163</text:p>
          </table:table-cell>
          <table:table-cell office:value-type="float" office:value="20.1744256215196" calcext:value-type="float">
            <text:p>20.1744256215196</text:p>
          </table:table-cell>
          <table:table-cell office:value-type="float" office:value="33.6890800420211" calcext:value-type="float">
            <text:p>33.6890800420211</text:p>
          </table:table-cell>
          <table:table-cell office:value-type="float" office:value="49.969263588701" calcext:value-type="float">
            <text:p>49.969263588701</text:p>
          </table:table-cell>
          <table:table-cell office:value-type="float" office:value="67.1789375482056" calcext:value-type="float">
            <text:p>67.1789375482056</text:p>
          </table:table-cell>
          <table:table-cell office:value-type="float" office:value="82.2758253164326" calcext:value-type="float">
            <text:p>82.2758253164326</text:p>
          </table:table-cell>
          <table:table-cell office:value-type="float" office:value="90.7290544387651" calcext:value-type="float">
            <text:p>90.7290544387651</text:p>
          </table:table-cell>
          <table:table-cell office:value-type="float" office:value="88.4013564626441" calcext:value-type="float">
            <text:p>88.4013564626441</text:p>
          </table:table-cell>
          <table:table-cell office:value-type="float" office:value="74.9388976702629" calcext:value-type="float">
            <text:p>74.9388976702629</text:p>
          </table:table-cell>
          <table:table-cell office:value-type="float" office:value="51.7663429592466" calcext:value-type="float">
            <text:p>51.7663429592466</text:p>
          </table:table-cell>
          <table:table-cell office:value-type="float" office:value="21.9263856962965" calcext:value-type="float">
            <text:p>21.9263856962965</text:p>
          </table:table-cell>
          <table:table-cell office:value-type="float" office:value="-7.37830401340464" calcext:value-type="float">
            <text:p>-7.37830401340464</text:p>
          </table:table-cell>
          <table:table-cell office:value-type="float" office:value="-28.4605756302077" calcext:value-type="float">
            <text:p>-28.4605756302077</text:p>
          </table:table-cell>
          <table:table-cell office:value-type="float" office:value="-37.5384426303692" calcext:value-type="float">
            <text:p>-37.5384426303692</text:p>
          </table:table-cell>
          <table:table-cell office:value-type="float" office:value="-34.6159734167306" calcext:value-type="float">
            <text:p>-34.6159734167306</text:p>
          </table:table-cell>
          <table:table-cell office:value-type="float" office:value="-20.6930655856082" calcext:value-type="float">
            <text:p>-20.6930655856082</text:p>
          </table:table-cell>
          <table:table-cell office:value-type="float" office:value="-1.66143959101675" calcext:value-type="float">
            <text:p>-1.66143959101675</text:p>
          </table:table-cell>
          <table:table-cell office:value-type="float" office:value="14.8401710732694" calcext:value-type="float">
            <text:p>14.8401710732694</text:p>
          </table:table-cell>
          <table:table-cell office:value-type="float" office:value="23.6519673010713" calcext:value-type="float">
            <text:p>23.6519673010713</text:p>
          </table:table-cell>
          <table:table-cell office:value-type="float" office:value="24.5662526031067" calcext:value-type="float">
            <text:p>24.5662526031067</text:p>
          </table:table-cell>
          <table:table-cell office:value-type="float" office:value="18.1378394282501" calcext:value-type="float">
            <text:p>18.1378394282501</text:p>
          </table:table-cell>
          <table:table-cell office:value-type="float" office:value="7.48985427937365" calcext:value-type="float">
            <text:p>7.48985427937365</text:p>
          </table:table-cell>
          <table:table-cell office:value-type="float" office:value="-2.29933131394294" calcext:value-type="float">
            <text:p>-2.29933131394294</text:p>
          </table:table-cell>
          <table:table-cell office:value-type="float" office:value="-7.07534153447918" calcext:value-type="float">
            <text:p>-7.07534153447918</text:p>
          </table:table-cell>
          <table:table-cell office:value-type="float" office:value="-6.96405339281481" calcext:value-type="float">
            <text:p>-6.96405339281481</text:p>
          </table:table-cell>
          <table:table-cell office:value-type="float" office:value="-3.27482836360201" calcext:value-type="float">
            <text:p>-3.27482836360201</text:p>
          </table:table-cell>
          <table:table-cell office:value-type="float" office:value="2.26497779443129" calcext:value-type="float">
            <text:p>2.26497779443129</text:p>
          </table:table-cell>
          <table:table-cell office:value-type="float" office:value="7.27864694999303" calcext:value-type="float">
            <text:p>7.27864694999303</text:p>
          </table:table-cell>
          <table:table-cell office:value-type="float" office:value="9.54559029998664" calcext:value-type="float">
            <text:p>9.54559029998664</text:p>
          </table:table-cell>
          <table:table-cell office:value-type="float" office:value="9.06203171884183" calcext:value-type="float">
            <text:p>9.06203171884183</text:p>
          </table:table-cell>
          <table:table-cell office:value-type="float" office:value="7.14412180096413" calcext:value-type="float">
            <text:p>7.14412180096413</text:p>
          </table:table-cell>
          <table:table-cell office:value-type="float" office:value="4.98786185712896" calcext:value-type="float">
            <text:p>4.98786185712896</text:p>
          </table:table-cell>
          <table:table-cell office:value-type="float" office:value="3.32986049748797" calcext:value-type="float">
            <text:p>3.32986049748797</text:p>
          </table:table-cell>
          <table:table-cell office:value-type="float" office:value="2.79359153525487" calcext:value-type="float">
            <text:p>2.79359153525487</text:p>
          </table:table-cell>
          <table:table-cell office:value-type="float" office:value="3.4142500109195" calcext:value-type="float">
            <text:p>3.4142500109195</text:p>
          </table:table-cell>
          <table:table-cell office:value-type="float" office:value="4.51102422797778" calcext:value-type="float">
            <text:p>4.51102422797778</text:p>
          </table:table-cell>
          <table:table-cell office:value-type="float" office:value="5.42105027567121" calcext:value-type="float">
            <text:p>5.42105027567121</text:p>
          </table:table-cell>
          <table:table-cell office:value-type="float" office:value="5.95054583830719" calcext:value-type="float">
            <text:p>5.95054583830719</text:p>
          </table:table-cell>
          <table:table-cell office:value-type="float" office:value="6.12270042129982" calcext:value-type="float">
            <text:p>6.12270042129982</text:p>
          </table:table-cell>
          <table:table-cell office:value-type="float" office:value="6.00848581657737" calcext:value-type="float">
            <text:p>6.00848581657737</text:p>
          </table:table-cell>
          <table:table-cell office:value-type="float" office:value="5.79765879833747" calcext:value-type="float">
            <text:p>5.79765879833747</text:p>
          </table:table-cell>
          <table:table-cell office:value-type="float" office:value="5.69200612784983" calcext:value-type="float">
            <text:p>5.69200612784983</text:p>
          </table:table-cell>
          <table:table-cell office:value-type="float" office:value="5.7526956748086" calcext:value-type="float">
            <text:p>5.7526956748086</text:p>
          </table:table-cell>
          <table:table-cell office:value-type="float" office:value="5.90642960088602" calcext:value-type="float">
            <text:p>5.90642960088602</text:p>
          </table:table-cell>
          <table:table-cell office:value-type="float" office:value="6.08128596187181" calcext:value-type="float">
            <text:p>6.08128596187181</text:p>
          </table:table-cell>
          <table:table-cell office:value-type="float" office:value="6.24407661033388" calcext:value-type="float">
            <text:p>6.24407661033388</text:p>
          </table:table-cell>
          <table:table-cell office:value-type="float" office:value="6.37548963063602" calcext:value-type="float">
            <text:p>6.37548963063602</text:p>
          </table:table-cell>
          <table:table-cell office:value-type="float" office:value="6.46998334254446" calcext:value-type="float">
            <text:p>6.46998334254446</text:p>
          </table:table-cell>
          <table:table-cell office:value-type="float" office:value="6.54906864265723" calcext:value-type="float">
            <text:p>6.54906864265723</text:p>
          </table:table-cell>
          <table:table-cell office:value-type="float" office:value="6.63582176613016" calcext:value-type="float">
            <text:p>6.63582176613016</text:p>
          </table:table-cell>
          <table:table-cell office:value-type="float" office:value="6.73038150159573" calcext:value-type="float">
            <text:p>6.73038150159573</text:p>
          </table:table-cell>
          <table:table-cell office:value-type="float" office:value="6.81566565714373" calcext:value-type="float">
            <text:p>6.81566565714373</text:p>
          </table:table-cell>
          <table:table-cell office:value-type="float" office:value="6.88396657912804" calcext:value-type="float">
            <text:p>6.88396657912804</text:p>
          </table:table-cell>
          <table:table-cell office:value-type="float" office:value="6.96997554219006" calcext:value-type="float">
            <text:p>6.96997554219006</text:p>
          </table:table-cell>
          <table:table-cell office:value-type="float" office:value="7.12187231091564" calcext:value-type="float">
            <text:p>7.12187231091564</text:p>
          </table:table-cell>
          <table:table-cell office:value-type="float" office:value="7.50505659650652" calcext:value-type="float">
            <text:p>7.50505659650652</text:p>
          </table:table-cell>
          <table:table-cell office:value-type="float" office:value="8.46449818057574" calcext:value-type="float">
            <text:p>8.46449818057574</text:p>
          </table:table-cell>
          <table:table-cell office:value-type="float" office:value="10.3387911279085" calcext:value-type="float">
            <text:p>10.3387911279085</text:p>
          </table:table-cell>
          <table:table-cell office:value-type="float" office:value="13.2452019342952" calcext:value-type="float">
            <text:p>13.2452019342952</text:p>
          </table:table-cell>
          <table:table-cell office:value-type="float" office:value="17.1710143889984" calcext:value-type="float">
            <text:p>17.1710143889984</text:p>
          </table:table-cell>
          <table:table-cell office:value-type="float" office:value="21.8458836360772" calcext:value-type="float">
            <text:p>21.8458836360772</text:p>
          </table:table-cell>
          <table:table-cell office:value-type="float" office:value="26.1586647526065" calcext:value-type="float">
            <text:p>26.1586647526065</text:p>
          </table:table-cell>
          <table:table-cell office:value-type="float" office:value="28.8384854838609" calcext:value-type="float">
            <text:p>28.8384854838609</text:p>
          </table:table-cell>
          <table:table-cell office:value-type="float" office:value="29.028867572238" calcext:value-type="float">
            <text:p>29.028867572238</text:p>
          </table:table-cell>
          <table:table-cell office:value-type="float" office:value="26.3707735968421" calcext:value-type="float">
            <text:p>26.3707735968421</text:p>
          </table:table-cell>
          <table:table-cell office:value-type="float" office:value="20.7318522165212" calcext:value-type="float">
            <text:p>20.7318522165212</text:p>
          </table:table-cell>
          <table:table-cell office:value-type="float" office:value="13.4650711705263" calcext:value-type="float">
            <text:p>13.4650711705263</text:p>
          </table:table-cell>
          <table:table-cell office:value-type="float" office:value="6.59901150457093" calcext:value-type="float">
            <text:p>6.59901150457093</text:p>
          </table:table-cell>
          <table:table-cell office:value-type="float" office:value="1.77056728294301" calcext:value-type="float">
            <text:p>1.77056728294301</text:p>
          </table:table-cell>
          <table:table-cell office:value-type="float" office:value="-0.37527216473025" calcext:value-type="float">
            <text:p>-0.37527216473025</text:p>
          </table:table-cell>
          <table:table-cell office:value-type="float" office:value="0.597871038234356" calcext:value-type="float">
            <text:p>0.597871038234356</text:p>
          </table:table-cell>
          <table:table-cell office:value-type="float" office:value="3.97603086983298" calcext:value-type="float">
            <text:p>3.97603086983298</text:p>
          </table:table-cell>
          <table:table-cell office:value-type="float" office:value="7.96027813550534" calcext:value-type="float">
            <text:p>7.96027813550534</text:p>
          </table:table-cell>
          <table:table-cell office:value-type="float" office:value="10.9122233508675" calcext:value-type="float">
            <text:p>10.9122233508675</text:p>
          </table:table-cell>
          <table:table-cell office:value-type="float" office:value="12.3370033523071" calcext:value-type="float">
            <text:p>12.3370033523071</text:p>
          </table:table-cell>
          <table:table-cell office:value-type="float" office:value="12.1430396786077" calcext:value-type="float">
            <text:p>12.1430396786077</text:p>
          </table:table-cell>
          <table:table-cell office:value-type="float" office:value="10.6022176799675" calcext:value-type="float">
            <text:p>10.6022176799675</text:p>
          </table:table-cell>
          <table:table-cell office:value-type="float" office:value="8.69022105725203" calcext:value-type="float">
            <text:p>8.69022105725203</text:p>
          </table:table-cell>
          <table:table-cell office:value-type="float" office:value="7.4124041480191" calcext:value-type="float">
            <text:p>7.4124041480191</text:p>
          </table:table-cell>
          <table:table-cell office:value-type="float" office:value="7.05374441918023" calcext:value-type="float">
            <text:p>7.05374441918023</text:p>
          </table:table-cell>
          <table:table-cell office:value-type="float" office:value="7.36584565643297" calcext:value-type="float">
            <text:p>7.36584565643297</text:p>
          </table:table-cell>
          <table:table-cell office:value-type="float" office:value="8.07340105635881" calcext:value-type="float">
            <text:p>8.07340105635881</text:p>
          </table:table-cell>
          <table:table-cell office:value-type="float" office:value="8.83990802795055" calcext:value-type="float">
            <text:p>8.83990802795055</text:p>
          </table:table-cell>
          <table:table-cell office:value-type="float" office:value="9.3163953453291" calcext:value-type="float">
            <text:p>9.3163953453291</text:p>
          </table:table-cell>
          <table:table-cell office:value-type="float" office:value="9.36843601744652" calcext:value-type="float">
            <text:p>9.36843601744652</text:p>
          </table:table-cell>
          <table:table-cell office:value-type="float" office:value="9.18567455501792" calcext:value-type="float">
            <text:p>9.18567455501792</text:p>
          </table:table-cell>
          <table:table-cell office:value-type="float" office:value="8.973457563179" calcext:value-type="float">
            <text:p>8.973457563179</text:p>
          </table:table-cell>
          <table:table-cell office:value-type="float" office:value="8.82425918667453" calcext:value-type="float">
            <text:p>8.82425918667453</text:p>
          </table:table-cell>
          <table:table-cell office:value-type="float" office:value="8.76522887401546" calcext:value-type="float">
            <text:p>8.76522887401546</text:p>
          </table:table-cell>
          <table:table-cell office:value-type="float" office:value="8.80468079187243" calcext:value-type="float">
            <text:p>8.80468079187243</text:p>
          </table:table-cell>
          <table:table-cell office:value-type="float" office:value="8.89259394793992" calcext:value-type="float">
            <text:p>8.89259394793992</text:p>
          </table:table-cell>
          <table:table-cell office:value-type="float" office:value="8.96815673655912" calcext:value-type="float">
            <text:p>8.96815673655912</text:p>
          </table:table-cell>
          <table:table-cell office:value-type="float" office:value="9.00172986458843" calcext:value-type="float">
            <text:p>9.00172986458843</text:p>
          </table:table-cell>
          <table:table-cell office:value-type="float" office:value="9.00057977561002" calcext:value-type="float">
            <text:p>9.00057977561002</text:p>
          </table:table-cell>
          <table:table-cell office:value-type="float" office:value="8.97666521210578" calcext:value-type="float">
            <text:p>8.97666521210578</text:p>
          </table:table-cell>
          <table:table-cell office:value-type="float" office:value="8.9608660029559" calcext:value-type="float">
            <text:p>8.9608660029559</text:p>
          </table:table-cell>
          <table:table-cell office:value-type="float" office:value="8.99300994358294" calcext:value-type="float">
            <text:p>8.99300994358294</text:p>
          </table:table-cell>
          <table:table-cell office:value-type="float" office:value="9.27475085736112" calcext:value-type="float">
            <text:p>9.27475085736112</text:p>
          </table:table-cell>
          <table:table-cell office:value-type="float" office:value="10.4078213986614" calcext:value-type="float">
            <text:p>10.4078213986614</text:p>
          </table:table-cell>
          <table:table-cell office:value-type="float" office:value="13.0648628849775" calcext:value-type="float">
            <text:p>13.0648628849775</text:p>
          </table:table-cell>
          <table:table-cell office:value-type="float" office:value="18.1240435606769" calcext:value-type="float">
            <text:p>18.1240435606769</text:p>
          </table:table-cell>
          <table:table-cell office:value-type="float" office:value="26.6547256784421" calcext:value-type="float">
            <text:p>26.6547256784421</text:p>
          </table:table-cell>
          <table:table-cell office:value-type="float" office:value="39.3933243305714" calcext:value-type="float">
            <text:p>39.3933243305714</text:p>
          </table:table-cell>
          <table:table-cell office:value-type="float" office:value="55.1895039021287" calcext:value-type="float">
            <text:p>55.1895039021287</text:p>
          </table:table-cell>
          <table:table-cell office:value-type="float" office:value="72.2347097078492" calcext:value-type="float">
            <text:p>72.2347097078492</text:p>
          </table:table-cell>
          <table:table-cell office:value-type="float" office:value="87.8196985055082" calcext:value-type="float">
            <text:p>87.8196985055082</text:p>
          </table:table-cell>
          <table:table-cell office:value-type="float" office:value="97.5153741950312" calcext:value-type="float">
            <text:p>97.5153741950312</text:p>
          </table:table-cell>
          <table:table-cell office:value-type="float" office:value="96.9394712765686" calcext:value-type="float">
            <text:p>96.9394712765686</text:p>
          </table:table-cell>
          <table:table-cell office:value-type="float" office:value="85.0379495161297" calcext:value-type="float">
            <text:p>85.0379495161297</text:p>
          </table:table-cell>
          <table:table-cell office:value-type="float" office:value="63.186928928303" calcext:value-type="float">
            <text:p>63.186928928303</text:p>
          </table:table-cell>
          <table:table-cell office:value-type="float" office:value="33.8402623632347" calcext:value-type="float">
            <text:p>33.8402623632347</text:p>
          </table:table-cell>
          <table:table-cell office:value-type="float" office:value="3.74029356393226" calcext:value-type="float">
            <text:p>3.74029356393226</text:p>
          </table:table-cell>
          <table:table-cell office:value-type="float" office:value="-19.3028941709809" calcext:value-type="float">
            <text:p>-19.3028941709809</text:p>
          </table:table-cell>
          <table:table-cell office:value-type="float" office:value="-30.5318731243947" calcext:value-type="float">
            <text:p>-30.5318731243947</text:p>
          </table:table-cell>
          <table:table-cell office:value-type="float" office:value="-29.7359681722589" calcext:value-type="float">
            <text:p>-29.7359681722589</text:p>
          </table:table-cell>
          <table:table-cell office:value-type="float" office:value="-17.5267296168149" calcext:value-type="float">
            <text:p>-17.5267296168149</text:p>
          </table:table-cell>
          <table:table-cell office:value-type="float" office:value="1.0154255800931" calcext:value-type="float">
            <text:p>1.0154255800931</text:p>
          </table:table-cell>
          <table:table-cell office:value-type="float" office:value="18.2612110181348" calcext:value-type="float">
            <text:p>18.2612110181348</text:p>
          </table:table-cell>
          <table:table-cell office:value-type="float" office:value="28.2209292848381" calcext:value-type="float">
            <text:p>28.2209292848381</text:p>
          </table:table-cell>
          <table:table-cell office:value-type="float" office:value="30.2195769153584" calcext:value-type="float">
            <text:p>30.2195769153584</text:p>
          </table:table-cell>
          <table:table-cell office:value-type="float" office:value="24.7051695890339" calcext:value-type="float">
            <text:p>24.7051695890339</text:p>
          </table:table-cell>
          <table:table-cell office:value-type="float" office:value="14.2205689184514" calcext:value-type="float">
            <text:p>14.2205689184514</text:p>
          </table:table-cell>
          <table:table-cell office:value-type="float" office:value="3.75476692279049" calcext:value-type="float">
            <text:p>3.75476692279049</text:p>
          </table:table-cell>
          <table:table-cell office:value-type="float" office:value="-2.12328374933376" calcext:value-type="float">
            <text:p>-2.12328374933376</text:p>
          </table:table-cell>
          <table:table-cell office:value-type="float" office:value="-2.91003164287947" calcext:value-type="float">
            <text:p>-2.91003164287947</text:p>
          </table:table-cell>
          <table:table-cell office:value-type="float" office:value="0.0991657958898609" calcext:value-type="float">
            <text:p>0.099165795889861</text:p>
          </table:table-cell>
          <table:table-cell office:value-type="float" office:value="5.30376750642073" calcext:value-type="float">
            <text:p>5.30376750642073</text:p>
          </table:table-cell>
          <table:table-cell office:value-type="float" office:value="10.3792204082686" calcext:value-type="float">
            <text:p>10.3792204082686</text:p>
          </table:table-cell>
          <table:table-cell office:value-type="float" office:value="12.987858973898" calcext:value-type="float">
            <text:p>12.987858973898</text:p>
          </table:table-cell>
          <table:table-cell office:value-type="float" office:value="12.6733324368197" calcext:value-type="float">
            <text:p>12.6733324368197</text:p>
          </table:table-cell>
          <table:table-cell office:value-type="float" office:value="10.7054600451829" calcext:value-type="float">
            <text:p>10.7054600451829</text:p>
          </table:table-cell>
          <table:table-cell office:value-type="float" office:value="8.33463986043334" calcext:value-type="float">
            <text:p>8.33463986043334</text:p>
          </table:table-cell>
          <table:table-cell office:value-type="float" office:value="6.35636196468597" calcext:value-type="float">
            <text:p>6.35636196468597</text:p>
          </table:table-cell>
          <table:table-cell office:value-type="float" office:value="5.40765933563118" calcext:value-type="float">
            <text:p>5.40765933563118</text:p>
          </table:table-cell>
          <table:table-cell office:value-type="float" office:value="5.68524997639916" calcext:value-type="float">
            <text:p>5.68524997639916</text:p>
          </table:table-cell>
          <table:table-cell office:value-type="float" office:value="6.55681246187094" calcext:value-type="float">
            <text:p>6.55681246187094</text:p>
          </table:table-cell>
          <table:table-cell office:value-type="float" office:value="7.32878781045888" calcext:value-type="float">
            <text:p>7.32878781045888</text:p>
          </table:table-cell>
          <table:table-cell office:value-type="float" office:value="7.72115038102922" calcext:value-type="float">
            <text:p>7.72115038102922</text:p>
          </table:table-cell>
          <table:table-cell office:value-type="float" office:value="7.75164156132526" calcext:value-type="float">
            <text:p>7.75164156132526</text:p>
          </table:table-cell>
          <table:table-cell office:value-type="float" office:value="7.47429349951084" calcext:value-type="float">
            <text:p>7.47429349951084</text:p>
          </table:table-cell>
          <table:table-cell office:value-type="float" office:value="7.06588574846672" calcext:value-type="float">
            <text:p>7.06588574846672</text:p>
          </table:table-cell>
          <table:table-cell office:value-type="float" office:value="6.73275728588367" calcext:value-type="float">
            <text:p>6.73275728588367</text:p>
          </table:table-cell>
          <table:table-cell office:value-type="float" office:value="6.57104763112152" calcext:value-type="float">
            <text:p>6.57104763112152</text:p>
          </table:table-cell>
          <table:table-cell office:value-type="float" office:value="6.51504730036673" calcext:value-type="float">
            <text:p>6.51504730036673</text:p>
          </table:table-cell>
          <table:table-cell office:value-type="float" office:value="6.48977382125788" calcext:value-type="float">
            <text:p>6.48977382125788</text:p>
          </table:table-cell>
          <table:table-cell office:value-type="float" office:value="6.4557067188977" calcext:value-type="float">
            <text:p>6.4557067188977</text:p>
          </table:table-cell>
          <table:table-cell office:value-type="float" office:value="6.39327321115253" calcext:value-type="float">
            <text:p>6.39327321115253</text:p>
          </table:table-cell>
          <table:table-cell office:value-type="float" office:value="6.29240599655115" calcext:value-type="float">
            <text:p>6.29240599655115</text:p>
          </table:table-cell>
          <table:table-cell office:value-type="float" office:value="6.17213558299059" calcext:value-type="float">
            <text:p>6.17213558299059</text:p>
          </table:table-cell>
          <table:table-cell office:value-type="float" office:value="6.05655582716103" calcext:value-type="float">
            <text:p>6.05655582716103</text:p>
          </table:table-cell>
          <table:table-cell office:value-type="float" office:value="5.95100802231574" calcext:value-type="float">
            <text:p>5.95100802231574</text:p>
          </table:table-cell>
          <table:table-cell office:value-type="float" office:value="5.83923642358796" calcext:value-type="float">
            <text:p>5.83923642358796</text:p>
          </table:table-cell>
          <table:table-cell office:value-type="float" office:value="5.70942949601603" calcext:value-type="float">
            <text:p>5.70942949601603</text:p>
          </table:table-cell>
          <table:table-cell office:value-type="float" office:value="5.59013894266234" calcext:value-type="float">
            <text:p>5.59013894266234</text:p>
          </table:table-cell>
          <table:table-cell office:value-type="float" office:value="5.52778149847326" calcext:value-type="float">
            <text:p>5.52778149847326</text:p>
          </table:table-cell>
          <table:table-cell office:value-type="float" office:value="5.65245447473954" calcext:value-type="float">
            <text:p>5.65245447473954</text:p>
          </table:table-cell>
          <table:table-cell office:value-type="float" office:value="6.29489998848765" calcext:value-type="float">
            <text:p>6.29489998848765</text:p>
          </table:table-cell>
          <table:table-cell office:value-type="float" office:value="7.80560568119088" calcext:value-type="float">
            <text:p>7.80560568119088</text:p>
          </table:table-cell>
          <table:table-cell office:value-type="float" office:value="10.3468130200326" calcext:value-type="float">
            <text:p>10.3468130200326</text:p>
          </table:table-cell>
          <table:table-cell office:value-type="float" office:value="13.9104052791755" calcext:value-type="float">
            <text:p>13.9104052791755</text:p>
          </table:table-cell>
          <table:table-cell office:value-type="float" office:value="18.3266886272699" calcext:value-type="float">
            <text:p>18.3266886272699</text:p>
          </table:table-cell>
          <table:table-cell office:value-type="float" office:value="22.5913346706333" calcext:value-type="float">
            <text:p>22.5913346706333</text:p>
          </table:table-cell>
          <table:table-cell office:value-type="float" office:value="25.4240775957748" calcext:value-type="float">
            <text:p>25.4240775957748</text:p>
          </table:table-cell>
          <table:table-cell office:value-type="float" office:value="25.8553902946869" calcext:value-type="float">
            <text:p>25.8553902946869</text:p>
          </table:table-cell>
          <table:table-cell office:value-type="float" office:value="23.4929696187536" calcext:value-type="float">
            <text:p>23.4929696187536</text:p>
          </table:table-cell>
          <table:table-cell office:value-type="float" office:value="18.1060034953119" calcext:value-type="float">
            <text:p>18.1060034953119</text:p>
          </table:table-cell>
          <table:table-cell office:value-type="float" office:value="10.7759305271904" calcext:value-type="float">
            <text:p>10.7759305271904</text:p>
          </table:table-cell>
          <table:table-cell office:value-type="float" office:value="3.51598281659113" calcext:value-type="float">
            <text:p>3.51598281659113</text:p>
          </table:table-cell>
          <table:table-cell office:value-type="float" office:value="-1.89358297159494" calcext:value-type="float">
            <text:p>-1.89358297159494</text:p>
          </table:table-cell>
          <table:table-cell office:value-type="float" office:value="-4.69994147932831" calcext:value-type="float">
            <text:p>-4.69994147932831</text:p>
          </table:table-cell>
          <table:table-cell office:value-type="float" office:value="-4.42919085967664" calcext:value-type="float">
            <text:p>-4.42919085967664</text:p>
          </table:table-cell>
          <table:table-cell office:value-type="float" office:value="-1.51119527108774" calcext:value-type="float">
            <text:p>-1.51119527108774</text:p>
          </table:table-cell>
          <table:table-cell office:value-type="float" office:value="2.31529822832892" calcext:value-type="float">
            <text:p>2.31529822832892</text:p>
          </table:table-cell>
          <table:table-cell office:value-type="float" office:value="5.31907987825118" calcext:value-type="float">
            <text:p>5.31907987825118</text:p>
          </table:table-cell>
          <table:table-cell office:value-type="float" office:value="6.81815701783841" calcext:value-type="float">
            <text:p>6.81815701783841</text:p>
          </table:table-cell>
          <table:table-cell office:value-type="float" office:value="6.71233523747619" calcext:value-type="float">
            <text:p>6.71233523747619</text:p>
          </table:table-cell>
          <table:table-cell office:value-type="float" office:value="5.15344078788335" calcext:value-type="float">
            <text:p>5.15344078788335</text:p>
          </table:table-cell>
          <table:table-cell office:value-type="float" office:value="3.05198659964113" calcext:value-type="float">
            <text:p>3.05198659964113</text:p>
          </table:table-cell>
          <table:table-cell office:value-type="float" office:value="1.44422249859791" calcext:value-type="float">
            <text:p>1.44422249859791</text:p>
          </table:table-cell>
          <table:table-cell office:value-type="float" office:value="0.77607370898038" calcext:value-type="float">
            <text:p>0.77607370898038</text:p>
          </table:table-cell>
          <table:table-cell office:value-type="float" office:value="0.822915906601678" calcext:value-type="float">
            <text:p>0.822915906601678</text:p>
          </table:table-cell>
          <table:table-cell office:value-type="float" office:value="1.31554106997888" calcext:value-type="float">
            <text:p>1.31554106997888</text:p>
          </table:table-cell>
          <table:table-cell office:value-type="float" office:value="1.92638678853904" calcext:value-type="float">
            <text:p>1.92638678853904</text:p>
          </table:table-cell>
          <table:table-cell office:value-type="float" office:value="2.30338581798642" calcext:value-type="float">
            <text:p>2.30338581798642</text:p>
          </table:table-cell>
          <table:table-cell office:value-type="float" office:value="2.24780307374856" calcext:value-type="float">
            <text:p>2.24780307374856</text:p>
          </table:table-cell>
          <table:table-cell office:value-type="float" office:value="1.92364599141771" calcext:value-type="float">
            <text:p>1.92364599141771</text:p>
          </table:table-cell>
          <table:table-cell office:value-type="float" office:value="1.5422654281397" calcext:value-type="float">
            <text:p>1.5422654281397</text:p>
          </table:table-cell>
          <table:table-cell office:value-type="float" office:value="1.21922227614364" calcext:value-type="float">
            <text:p>1.21922227614364</text:p>
          </table:table-cell>
          <table:table-cell office:value-type="float" office:value="0.984576727291707" calcext:value-type="float">
            <text:p>0.984576727291707</text:p>
          </table:table-cell>
          <table:table-cell office:value-type="float" office:value="0.854012166456478" calcext:value-type="float">
            <text:p>0.854012166456478</text:p>
          </table:table-cell>
          <table:table-cell office:value-type="float" office:value="0.783104169942223" calcext:value-type="float">
            <text:p>0.783104169942223</text:p>
          </table:table-cell>
          <table:table-cell office:value-type="float" office:value="0.707925128214351" calcext:value-type="float">
            <text:p>0.707925128214351</text:p>
          </table:table-cell>
          <table:table-cell office:value-type="float" office:value="0.59183119594545" calcext:value-type="float">
            <text:p>0.59183119594545</text:p>
          </table:table-cell>
          <table:table-cell office:value-type="float" office:value="0.448126677704058" calcext:value-type="float">
            <text:p>0.448126677704058</text:p>
          </table:table-cell>
          <table:table-cell office:value-type="float" office:value="0.294869816931129" calcext:value-type="float">
            <text:p>0.294869816931129</text:p>
          </table:table-cell>
          <table:table-cell office:value-type="float" office:value="0.142575302476157" calcext:value-type="float">
            <text:p>0.142575302476157</text:p>
          </table:table-cell>
          <table:table-cell office:value-type="float" office:value="-0.00352430352373759" calcext:value-type="float">
            <text:p>-0.003524303523738</text:p>
          </table:table-cell>
          <table:table-cell office:value-type="float" office:value="0" calcext:value-type="float">
            <text:p>0</text:p>
          </table:table-cell>
          <table:table-cell office:value-type="float" office:value="6297" calcext:value-type="float">
            <text:p>6297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39287011346829" calcext:value-type="float">
            <text:p>2.39287011346829</text:p>
          </table:table-cell>
          <table:table-cell office:value-type="float" office:value="4.69309435770545" calcext:value-type="float">
            <text:p>4.69309435770545</text:p>
          </table:table-cell>
          <table:table-cell office:value-type="float" office:value="11.1049803559326" calcext:value-type="float">
            <text:p>11.1049803559326</text:p>
          </table:table-cell>
          <table:table-cell office:value-type="float" office:value="21.1702851273019" calcext:value-type="float">
            <text:p>21.1702851273019</text:p>
          </table:table-cell>
          <table:table-cell office:value-type="float" office:value="34.231958674291" calcext:value-type="float">
            <text:p>34.231958674291</text:p>
          </table:table-cell>
          <table:table-cell office:value-type="float" office:value="49.2102741532175" calcext:value-type="float">
            <text:p>49.2102741532175</text:p>
          </table:table-cell>
          <table:table-cell office:value-type="float" office:value="64.9330966736856" calcext:value-type="float">
            <text:p>64.9330966736856</text:p>
          </table:table-cell>
          <table:table-cell office:value-type="float" office:value="79.0028496827277" calcext:value-type="float">
            <text:p>79.0028496827277</text:p>
          </table:table-cell>
          <table:table-cell office:value-type="float" office:value="87.5680171607658" calcext:value-type="float">
            <text:p>87.5680171607658</text:p>
          </table:table-cell>
          <table:table-cell office:value-type="float" office:value="86.9303699690715" calcext:value-type="float">
            <text:p>86.9303699690715</text:p>
          </table:table-cell>
          <table:table-cell office:value-type="float" office:value="76.3097249052929" calcext:value-type="float">
            <text:p>76.3097249052929</text:p>
          </table:table-cell>
          <table:table-cell office:value-type="float" office:value="56.8845578304594" calcext:value-type="float">
            <text:p>56.8845578304594</text:p>
          </table:table-cell>
          <table:table-cell office:value-type="float" office:value="30.4506201793904" calcext:value-type="float">
            <text:p>30.4506201793904</text:p>
          </table:table-cell>
          <table:table-cell office:value-type="float" office:value="2.25925153454074" calcext:value-type="float">
            <text:p>2.25925153454074</text:p>
          </table:table-cell>
          <table:table-cell office:value-type="float" office:value="-21.1665468831466" calcext:value-type="float">
            <text:p>-21.1665468831466</text:p>
          </table:table-cell>
          <table:table-cell office:value-type="float" office:value="-34.7212537269303" calcext:value-type="float">
            <text:p>-34.7212537269303</text:p>
          </table:table-cell>
          <table:table-cell office:value-type="float" office:value="-37.6894543441779" calcext:value-type="float">
            <text:p>-37.6894543441779</text:p>
          </table:table-cell>
          <table:table-cell office:value-type="float" office:value="-30.2309079919943" calcext:value-type="float">
            <text:p>-30.2309079919943</text:p>
          </table:table-cell>
          <table:table-cell office:value-type="float" office:value="-14.6896775297447" calcext:value-type="float">
            <text:p>-14.6896775297447</text:p>
          </table:table-cell>
          <table:table-cell office:value-type="float" office:value="2.92360334667916" calcext:value-type="float">
            <text:p>2.92360334667916</text:p>
          </table:table-cell>
          <table:table-cell office:value-type="float" office:value="16.4049017418507" calcext:value-type="float">
            <text:p>16.4049017418507</text:p>
          </table:table-cell>
          <table:table-cell office:value-type="float" office:value="22.8361362920151" calcext:value-type="float">
            <text:p>22.8361362920151</text:p>
          </table:table-cell>
          <table:table-cell office:value-type="float" office:value="22.41086647029" calcext:value-type="float">
            <text:p>22.41086647029</text:p>
          </table:table-cell>
          <table:table-cell office:value-type="float" office:value="15.7092962037572" calcext:value-type="float">
            <text:p>15.7092962037572</text:p>
          </table:table-cell>
          <table:table-cell office:value-type="float" office:value="5.70475588086031" calcext:value-type="float">
            <text:p>5.70475588086031</text:p>
          </table:table-cell>
          <table:table-cell office:value-type="float" office:value="-3.35658965160301" calcext:value-type="float">
            <text:p>-3.35658965160301</text:p>
          </table:table-cell>
          <table:table-cell office:value-type="float" office:value="-7.99294335155914" calcext:value-type="float">
            <text:p>-7.99294335155914</text:p>
          </table:table-cell>
          <table:table-cell office:value-type="float" office:value="-8.2718379236015" calcext:value-type="float">
            <text:p>-8.2718379236015</text:p>
          </table:table-cell>
          <table:table-cell office:value-type="float" office:value="-5.27559061677719" calcext:value-type="float">
            <text:p>-5.27559061677719</text:p>
          </table:table-cell>
          <table:table-cell office:value-type="float" office:value="-0.335669236500512" calcext:value-type="float">
            <text:p>-0.335669236500512</text:p>
          </table:table-cell>
          <table:table-cell office:value-type="float" office:value="4.61627953604964" calcext:value-type="float">
            <text:p>4.61627953604964</text:p>
          </table:table-cell>
          <table:table-cell office:value-type="float" office:value="7.59094621548698" calcext:value-type="float">
            <text:p>7.59094621548698</text:p>
          </table:table-cell>
          <table:table-cell office:value-type="float" office:value="7.87528541620461" calcext:value-type="float">
            <text:p>7.87528541620461</text:p>
          </table:table-cell>
          <table:table-cell office:value-type="float" office:value="6.45853117017805" calcext:value-type="float">
            <text:p>6.45853117017805</text:p>
          </table:table-cell>
          <table:table-cell office:value-type="float" office:value="4.42678823804852" calcext:value-type="float">
            <text:p>4.42678823804852</text:p>
          </table:table-cell>
          <table:table-cell office:value-type="float" office:value="2.5539323483947" calcext:value-type="float">
            <text:p>2.5539323483947</text:p>
          </table:table-cell>
          <table:table-cell office:value-type="float" office:value="1.37802447696343" calcext:value-type="float">
            <text:p>1.37802447696343</text:p>
          </table:table-cell>
          <table:table-cell office:value-type="float" office:value="1.32541870485904" calcext:value-type="float">
            <text:p>1.32541870485904</text:p>
          </table:table-cell>
          <table:table-cell office:value-type="float" office:value="2.09860743523329" calcext:value-type="float">
            <text:p>2.09860743523329</text:p>
          </table:table-cell>
          <table:table-cell office:value-type="float" office:value="3.09730938475095" calcext:value-type="float">
            <text:p>3.09730938475095</text:p>
          </table:table-cell>
          <table:table-cell office:value-type="float" office:value="3.8373045806018" calcext:value-type="float">
            <text:p>3.8373045806018</text:p>
          </table:table-cell>
          <table:table-cell office:value-type="float" office:value="4.24762688744144" calcext:value-type="float">
            <text:p>4.24762688744144</text:p>
          </table:table-cell>
          <table:table-cell office:value-type="float" office:value="4.3488836738116" calcext:value-type="float">
            <text:p>4.3488836738116</text:p>
          </table:table-cell>
          <table:table-cell office:value-type="float" office:value="4.21076426431008" calcext:value-type="float">
            <text:p>4.21076426431008</text:p>
          </table:table-cell>
          <table:table-cell office:value-type="float" office:value="3.99594551863751" calcext:value-type="float">
            <text:p>3.99594551863751</text:p>
          </table:table-cell>
          <table:table-cell office:value-type="float" office:value="3.8731780375693" calcext:value-type="float">
            <text:p>3.8731780375693</text:p>
          </table:table-cell>
          <table:table-cell office:value-type="float" office:value="3.90061820557335" calcext:value-type="float">
            <text:p>3.90061820557335</text:p>
          </table:table-cell>
          <table:table-cell office:value-type="float" office:value="4.01878070455136" calcext:value-type="float">
            <text:p>4.01878070455136</text:p>
          </table:table-cell>
          <table:table-cell office:value-type="float" office:value="4.16517851901067" calcext:value-type="float">
            <text:p>4.16517851901067</text:p>
          </table:table-cell>
          <table:table-cell office:value-type="float" office:value="4.3058358354137" calcext:value-type="float">
            <text:p>4.3058358354137</text:p>
          </table:table-cell>
          <table:table-cell office:value-type="float" office:value="4.42388989315187" calcext:value-type="float">
            <text:p>4.42388989315187</text:p>
          </table:table-cell>
          <table:table-cell office:value-type="float" office:value="4.50763535688052" calcext:value-type="float">
            <text:p>4.50763535688052</text:p>
          </table:table-cell>
          <table:table-cell office:value-type="float" office:value="4.57113575451064" calcext:value-type="float">
            <text:p>4.57113575451064</text:p>
          </table:table-cell>
          <table:table-cell office:value-type="float" office:value="4.63683954817529" calcext:value-type="float">
            <text:p>4.63683954817529</text:p>
          </table:table-cell>
          <table:table-cell office:value-type="float" office:value="4.71664883326437" calcext:value-type="float">
            <text:p>4.71664883326437</text:p>
          </table:table-cell>
          <table:table-cell office:value-type="float" office:value="4.79357900332826" calcext:value-type="float">
            <text:p>4.79357900332826</text:p>
          </table:table-cell>
          <table:table-cell office:value-type="float" office:value="4.84634875442457" calcext:value-type="float">
            <text:p>4.84634875442457</text:p>
          </table:table-cell>
          <table:table-cell office:value-type="float" office:value="4.88686495066053" calcext:value-type="float">
            <text:p>4.88686495066053</text:p>
          </table:table-cell>
          <table:table-cell office:value-type="float" office:value="4.97684667611669" calcext:value-type="float">
            <text:p>4.97684667611669</text:p>
          </table:table-cell>
          <table:table-cell office:value-type="float" office:value="5.19082970122148" calcext:value-type="float">
            <text:p>5.19082970122148</text:p>
          </table:table-cell>
          <table:table-cell office:value-type="float" office:value="5.75520034938898" calcext:value-type="float">
            <text:p>5.75520034938898</text:p>
          </table:table-cell>
          <table:table-cell office:value-type="float" office:value="7.02526775632137" calcext:value-type="float">
            <text:p>7.02526775632137</text:p>
          </table:table-cell>
          <table:table-cell office:value-type="float" office:value="9.31374190304184" calcext:value-type="float">
            <text:p>9.31374190304184</text:p>
          </table:table-cell>
          <table:table-cell office:value-type="float" office:value="12.5651307840511" calcext:value-type="float">
            <text:p>12.5651307840511</text:p>
          </table:table-cell>
          <table:table-cell office:value-type="float" office:value="16.5494108714352" calcext:value-type="float">
            <text:p>16.5494108714352</text:p>
          </table:table-cell>
          <table:table-cell office:value-type="float" office:value="20.8746133796164" calcext:value-type="float">
            <text:p>20.8746133796164</text:p>
          </table:table-cell>
          <table:table-cell office:value-type="float" office:value="24.4997823429801" calcext:value-type="float">
            <text:p>24.4997823429801</text:p>
          </table:table-cell>
          <table:table-cell office:value-type="float" office:value="26.2228703081341" calcext:value-type="float">
            <text:p>26.2228703081341</text:p>
          </table:table-cell>
          <table:table-cell office:value-type="float" office:value="25.2886689857387" calcext:value-type="float">
            <text:p>25.2886689857387</text:p>
          </table:table-cell>
          <table:table-cell office:value-type="float" office:value="21.8993767326978" calcext:value-type="float">
            <text:p>21.8993767326978</text:p>
          </table:table-cell>
          <table:table-cell office:value-type="float" office:value="16.3999727294436" calcext:value-type="float">
            <text:p>16.3999727294436</text:p>
          </table:table-cell>
          <table:table-cell office:value-type="float" office:value="9.75727825962406" calcext:value-type="float">
            <text:p>9.75727825962406</text:p>
          </table:table-cell>
          <table:table-cell office:value-type="float" office:value="3.68130799676048" calcext:value-type="float">
            <text:p>3.68130799676048</text:p>
          </table:table-cell>
          <table:table-cell office:value-type="float" office:value="-0.173218096050324" calcext:value-type="float">
            <text:p>-0.173218096050324</text:p>
          </table:table-cell>
          <table:table-cell office:value-type="float" office:value="-1.37888916532451" calcext:value-type="float">
            <text:p>-1.37888916532451</text:p>
          </table:table-cell>
          <table:table-cell office:value-type="float" office:value="-0.338217680536857" calcext:value-type="float">
            <text:p>-0.338217680536857</text:p>
          </table:table-cell>
          <table:table-cell office:value-type="float" office:value="2.43361442866983" calcext:value-type="float">
            <text:p>2.43361442866983</text:p>
          </table:table-cell>
          <table:table-cell office:value-type="float" office:value="5.83943295767114" calcext:value-type="float">
            <text:p>5.83943295767114</text:p>
          </table:table-cell>
          <table:table-cell office:value-type="float" office:value="8.56621676703306" calcext:value-type="float">
            <text:p>8.56621676703306</text:p>
          </table:table-cell>
          <table:table-cell office:value-type="float" office:value="9.68757130766983" calcext:value-type="float">
            <text:p>9.68757130766983</text:p>
          </table:table-cell>
          <table:table-cell office:value-type="float" office:value="9.48381269542437" calcext:value-type="float">
            <text:p>9.48381269542437</text:p>
          </table:table-cell>
          <table:table-cell office:value-type="float" office:value="8.46967539735767" calcext:value-type="float">
            <text:p>8.46967539735767</text:p>
          </table:table-cell>
          <table:table-cell office:value-type="float" office:value="7.15005590943058" calcext:value-type="float">
            <text:p>7.15005590943058</text:p>
          </table:table-cell>
          <table:table-cell office:value-type="float" office:value="6.01321217913229" calcext:value-type="float">
            <text:p>6.01321217913229</text:p>
          </table:table-cell>
          <table:table-cell office:value-type="float" office:value="5.52589863761946" calcext:value-type="float">
            <text:p>5.52589863761946</text:p>
          </table:table-cell>
          <table:table-cell office:value-type="float" office:value="5.73392691323003" calcext:value-type="float">
            <text:p>5.73392691323003</text:p>
          </table:table-cell>
          <table:table-cell office:value-type="float" office:value="6.28158763677317" calcext:value-type="float">
            <text:p>6.28158763677317</text:p>
          </table:table-cell>
          <table:table-cell office:value-type="float" office:value="6.81965980472228" calcext:value-type="float">
            <text:p>6.81965980472228</text:p>
          </table:table-cell>
          <table:table-cell office:value-type="float" office:value="7.20459120711445" calcext:value-type="float">
            <text:p>7.20459120711445</text:p>
          </table:table-cell>
          <table:table-cell office:value-type="float" office:value="7.40305478763523" calcext:value-type="float">
            <text:p>7.40305478763523</text:p>
          </table:table-cell>
          <table:table-cell office:value-type="float" office:value="7.40463031596481" calcext:value-type="float">
            <text:p>7.40463031596481</text:p>
          </table:table-cell>
          <table:table-cell office:value-type="float" office:value="7.29969636846982" calcext:value-type="float">
            <text:p>7.29969636846982</text:p>
          </table:table-cell>
          <table:table-cell office:value-type="float" office:value="7.20753217910104" calcext:value-type="float">
            <text:p>7.20753217910104</text:p>
          </table:table-cell>
          <table:table-cell office:value-type="float" office:value="7.20361918045628" calcext:value-type="float">
            <text:p>7.20361918045628</text:p>
          </table:table-cell>
          <table:table-cell office:value-type="float" office:value="7.25705650689861" calcext:value-type="float">
            <text:p>7.25705650689861</text:p>
          </table:table-cell>
          <table:table-cell office:value-type="float" office:value="7.3217942374177" calcext:value-type="float">
            <text:p>7.3217942374177</text:p>
          </table:table-cell>
          <table:table-cell office:value-type="float" office:value="7.38076038075087" calcext:value-type="float">
            <text:p>7.38076038075087</text:p>
          </table:table-cell>
          <table:table-cell office:value-type="float" office:value="7.45581855630098" calcext:value-type="float">
            <text:p>7.45581855630098</text:p>
          </table:table-cell>
          <table:table-cell office:value-type="float" office:value="7.59130632905616" calcext:value-type="float">
            <text:p>7.59130632905616</text:p>
          </table:table-cell>
          <table:table-cell office:value-type="float" office:value="8.12174290700672" calcext:value-type="float">
            <text:p>8.12174290700672</text:p>
          </table:table-cell>
          <table:table-cell office:value-type="float" office:value="9.60242461966298" calcext:value-type="float">
            <text:p>9.60242461966298</text:p>
          </table:table-cell>
          <table:table-cell office:value-type="float" office:value="12.6246387252599" calcext:value-type="float">
            <text:p>12.6246387252599</text:p>
          </table:table-cell>
          <table:table-cell office:value-type="float" office:value="17.9897258598028" calcext:value-type="float">
            <text:p>17.9897258598028</text:p>
          </table:table-cell>
          <table:table-cell office:value-type="float" office:value="26.5875612762759" calcext:value-type="float">
            <text:p>26.5875612762759</text:p>
          </table:table-cell>
          <table:table-cell office:value-type="float" office:value="38.8625797427813" calcext:value-type="float">
            <text:p>38.8625797427813</text:p>
          </table:table-cell>
          <table:table-cell office:value-type="float" office:value="53.6727560167016" calcext:value-type="float">
            <text:p>53.6727560167016</text:p>
          </table:table-cell>
          <table:table-cell office:value-type="float" office:value="69.5166995181251" calcext:value-type="float">
            <text:p>69.5166995181251</text:p>
          </table:table-cell>
          <table:table-cell office:value-type="float" office:value="84.1446345947401" calcext:value-type="float">
            <text:p>84.1446345947401</text:p>
          </table:table-cell>
          <table:table-cell office:value-type="float" office:value="93.8780857741991" calcext:value-type="float">
            <text:p>93.8780857741991</text:p>
          </table:table-cell>
          <table:table-cell office:value-type="float" office:value="94.966818249182" calcext:value-type="float">
            <text:p>94.966818249182</text:p>
          </table:table-cell>
          <table:table-cell office:value-type="float" office:value="85.9858640693217" calcext:value-type="float">
            <text:p>85.9858640693217</text:p>
          </table:table-cell>
          <table:table-cell office:value-type="float" office:value="68.001745732294" calcext:value-type="float">
            <text:p>68.001745732294</text:p>
          </table:table-cell>
          <table:table-cell office:value-type="float" office:value="42.4968763868888" calcext:value-type="float">
            <text:p>42.4968763868888</text:p>
          </table:table-cell>
          <table:table-cell office:value-type="float" office:value="14.08434490794" calcext:value-type="float">
            <text:p>14.08434490794</text:p>
          </table:table-cell>
          <table:table-cell office:value-type="float" office:value="-10.7295220046003" calcext:value-type="float">
            <text:p>-10.7295220046003</text:p>
          </table:table-cell>
          <table:table-cell office:value-type="float" office:value="-26.2438954016888" calcext:value-type="float">
            <text:p>-26.2438954016888</text:p>
          </table:table-cell>
          <table:table-cell office:value-type="float" office:value="-31.1476837521083" calcext:value-type="float">
            <text:p>-31.1476837521083</text:p>
          </table:table-cell>
          <table:table-cell office:value-type="float" office:value="-25.5746169855435" calcext:value-type="float">
            <text:p>-25.5746169855435</text:p>
          </table:table-cell>
          <table:table-cell office:value-type="float" office:value="-11.1304793595603" calcext:value-type="float">
            <text:p>-11.1304793595603</text:p>
          </table:table-cell>
          <table:table-cell office:value-type="float" office:value="6.5184944451181" calcext:value-type="float">
            <text:p>6.5184944451181</text:p>
          </table:table-cell>
          <table:table-cell office:value-type="float" office:value="21.0562458545768" calcext:value-type="float">
            <text:p>21.0562458545768</text:p>
          </table:table-cell>
          <table:table-cell office:value-type="float" office:value="28.6808707682769" calcext:value-type="float">
            <text:p>28.6808707682769</text:p>
          </table:table-cell>
          <table:table-cell office:value-type="float" office:value="29.3920676744795" calcext:value-type="float">
            <text:p>29.3920676744795</text:p>
          </table:table-cell>
          <table:table-cell office:value-type="float" office:value="23.6209764536188" calcext:value-type="float">
            <text:p>23.6209764536188</text:p>
          </table:table-cell>
          <table:table-cell office:value-type="float" office:value="13.831296251526" calcext:value-type="float">
            <text:p>13.831296251526</text:p>
          </table:table-cell>
          <table:table-cell office:value-type="float" office:value="4.2250179688028" calcext:value-type="float">
            <text:p>4.2250179688028</text:p>
          </table:table-cell>
          <table:table-cell office:value-type="float" office:value="-1.35757744665963" calcext:value-type="float">
            <text:p>-1.35757744665963</text:p>
          </table:table-cell>
          <table:table-cell office:value-type="float" office:value="-2.40032770947507" calcext:value-type="float">
            <text:p>-2.40032770947507</text:p>
          </table:table-cell>
          <table:table-cell office:value-type="float" office:value="0.0250225501982087" calcext:value-type="float">
            <text:p>0.025022550198209</text:p>
          </table:table-cell>
          <table:table-cell office:value-type="float" office:value="4.68304365224287" calcext:value-type="float">
            <text:p>4.68304365224287</text:p>
          </table:table-cell>
          <table:table-cell office:value-type="float" office:value="9.71258601405732" calcext:value-type="float">
            <text:p>9.71258601405732</text:p>
          </table:table-cell>
          <table:table-cell office:value-type="float" office:value="13.0983797524272" calcext:value-type="float">
            <text:p>13.0983797524272</text:p>
          </table:table-cell>
          <table:table-cell office:value-type="float" office:value="13.7327816986506" calcext:value-type="float">
            <text:p>13.7327816986506</text:p>
          </table:table-cell>
          <table:table-cell office:value-type="float" office:value="12.4680080845405" calcext:value-type="float">
            <text:p>12.4680080845405</text:p>
          </table:table-cell>
          <table:table-cell office:value-type="float" office:value="10.4040724283697" calcext:value-type="float">
            <text:p>10.4040724283697</text:p>
          </table:table-cell>
          <table:table-cell office:value-type="float" office:value="8.39147622435742" calcext:value-type="float">
            <text:p>8.39147622435742</text:p>
          </table:table-cell>
          <table:table-cell office:value-type="float" office:value="6.98033315481446" calcext:value-type="float">
            <text:p>6.98033315481446</text:p>
          </table:table-cell>
          <table:table-cell office:value-type="float" office:value="6.65191409966799" calcext:value-type="float">
            <text:p>6.65191409966799</text:p>
          </table:table-cell>
          <table:table-cell office:value-type="float" office:value="7.24855100910109" calcext:value-type="float">
            <text:p>7.24855100910109</text:p>
          </table:table-cell>
          <table:table-cell office:value-type="float" office:value="8.1773061641002" calcext:value-type="float">
            <text:p>8.1773061641002</text:p>
          </table:table-cell>
          <table:table-cell office:value-type="float" office:value="8.90356977961651" calcext:value-type="float">
            <text:p>8.90356977961651</text:p>
          </table:table-cell>
          <table:table-cell office:value-type="float" office:value="9.29626063423365" calcext:value-type="float">
            <text:p>9.29626063423365</text:p>
          </table:table-cell>
          <table:table-cell office:value-type="float" office:value="9.37530143780978" calcext:value-type="float">
            <text:p>9.37530143780978</text:p>
          </table:table-cell>
          <table:table-cell office:value-type="float" office:value="9.19299106476682" calcext:value-type="float">
            <text:p>9.19299106476682</text:p>
          </table:table-cell>
          <table:table-cell office:value-type="float" office:value="8.90258915858062" calcext:value-type="float">
            <text:p>8.90258915858062</text:p>
          </table:table-cell>
          <table:table-cell office:value-type="float" office:value="8.67609435979026" calcext:value-type="float">
            <text:p>8.67609435979026</text:p>
          </table:table-cell>
          <table:table-cell office:value-type="float" office:value="8.60287087559139" calcext:value-type="float">
            <text:p>8.60287087559139</text:p>
          </table:table-cell>
          <table:table-cell office:value-type="float" office:value="8.63147270873323" calcext:value-type="float">
            <text:p>8.63147270873323</text:p>
          </table:table-cell>
          <table:table-cell office:value-type="float" office:value="8.69782856535062" calcext:value-type="float">
            <text:p>8.69782856535062</text:p>
          </table:table-cell>
          <table:table-cell office:value-type="float" office:value="8.76159630560319" calcext:value-type="float">
            <text:p>8.76159630560319</text:p>
          </table:table-cell>
          <table:table-cell office:value-type="float" office:value="8.80523322577423" calcext:value-type="float">
            <text:p>8.80523322577423</text:p>
          </table:table-cell>
          <table:table-cell office:value-type="float" office:value="8.81468024463511" calcext:value-type="float">
            <text:p>8.81468024463511</text:p>
          </table:table-cell>
          <table:table-cell office:value-type="float" office:value="8.79952197587627" calcext:value-type="float">
            <text:p>8.79952197587627</text:p>
          </table:table-cell>
          <table:table-cell office:value-type="float" office:value="8.78211129106131" calcext:value-type="float">
            <text:p>8.78211129106131</text:p>
          </table:table-cell>
          <table:table-cell office:value-type="float" office:value="8.77859078152798" calcext:value-type="float">
            <text:p>8.77859078152798</text:p>
          </table:table-cell>
          <table:table-cell office:value-type="float" office:value="8.7756435546728" calcext:value-type="float">
            <text:p>8.7756435546728</text:p>
          </table:table-cell>
          <table:table-cell office:value-type="float" office:value="8.751464134813" calcext:value-type="float">
            <text:p>8.751464134813</text:p>
          </table:table-cell>
          <table:table-cell office:value-type="float" office:value="8.70721239647136" calcext:value-type="float">
            <text:p>8.70721239647136</text:p>
          </table:table-cell>
          <table:table-cell office:value-type="float" office:value="8.700271655819" calcext:value-type="float">
            <text:p>8.700271655819</text:p>
          </table:table-cell>
          <table:table-cell office:value-type="float" office:value="8.79924945686769" calcext:value-type="float">
            <text:p>8.79924945686769</text:p>
          </table:table-cell>
          <table:table-cell office:value-type="float" office:value="9.19146320865264" calcext:value-type="float">
            <text:p>9.19146320865264</text:p>
          </table:table-cell>
          <table:table-cell office:value-type="float" office:value="10.2249089255367" calcext:value-type="float">
            <text:p>10.2249089255367</text:p>
          </table:table-cell>
          <table:table-cell office:value-type="float" office:value="12.23756243407" calcext:value-type="float">
            <text:p>12.23756243407</text:p>
          </table:table-cell>
          <table:table-cell office:value-type="float" office:value="15.2487789684632" calcext:value-type="float">
            <text:p>15.2487789684632</text:p>
          </table:table-cell>
          <table:table-cell office:value-type="float" office:value="19.0337154361606" calcext:value-type="float">
            <text:p>19.0337154361606</text:p>
          </table:table-cell>
          <table:table-cell office:value-type="float" office:value="23.2721963253634" calcext:value-type="float">
            <text:p>23.2721963253634</text:p>
          </table:table-cell>
          <table:table-cell office:value-type="float" office:value="27.0240755576604" calcext:value-type="float">
            <text:p>27.0240755576604</text:p>
          </table:table-cell>
          <table:table-cell office:value-type="float" office:value="29.0857735384674" calcext:value-type="float">
            <text:p>29.0857735384674</text:p>
          </table:table-cell>
          <table:table-cell office:value-type="float" office:value="28.5364887900941" calcext:value-type="float">
            <text:p>28.5364887900941</text:p>
          </table:table-cell>
          <table:table-cell office:value-type="float" office:value="25.4737093895198" calcext:value-type="float">
            <text:p>25.4737093895198</text:p>
          </table:table-cell>
          <table:table-cell office:value-type="float" office:value="20.2271466705801" calcext:value-type="float">
            <text:p>20.2271466705801</text:p>
          </table:table-cell>
          <table:table-cell office:value-type="float" office:value="13.579699688902" calcext:value-type="float">
            <text:p>13.579699688902</text:p>
          </table:table-cell>
          <table:table-cell office:value-type="float" office:value="7.1860541865122" calcext:value-type="float">
            <text:p>7.1860541865122</text:p>
          </table:table-cell>
          <table:table-cell office:value-type="float" office:value="2.76213832072081" calcext:value-type="float">
            <text:p>2.76213832072081</text:p>
          </table:table-cell>
          <table:table-cell office:value-type="float" office:value="1.02334420018835" calcext:value-type="float">
            <text:p>1.02334420018835</text:p>
          </table:table-cell>
          <table:table-cell office:value-type="float" office:value="1.60517989756148" calcext:value-type="float">
            <text:p>1.60517989756148</text:p>
          </table:table-cell>
          <table:table-cell office:value-type="float" office:value="4.04088929538839" calcext:value-type="float">
            <text:p>4.04088929538839</text:p>
          </table:table-cell>
          <table:table-cell office:value-type="float" office:value="7.34034173717879" calcext:value-type="float">
            <text:p>7.34034173717879</text:p>
          </table:table-cell>
          <table:table-cell office:value-type="float" office:value="10.1945227853183" calcext:value-type="float">
            <text:p>10.1945227853183</text:p>
          </table:table-cell>
          <table:table-cell office:value-type="float" office:value="11.5159816910613" calcext:value-type="float">
            <text:p>11.5159816910613</text:p>
          </table:table-cell>
          <table:table-cell office:value-type="float" office:value="11.4205896692522" calcext:value-type="float">
            <text:p>11.4205896692522</text:p>
          </table:table-cell>
          <table:table-cell office:value-type="float" office:value="10.4229515713566" calcext:value-type="float">
            <text:p>10.4229515713566</text:p>
          </table:table-cell>
          <table:table-cell office:value-type="float" office:value="9.03131449543579" calcext:value-type="float">
            <text:p>9.03131449543579</text:p>
          </table:table-cell>
          <table:table-cell office:value-type="float" office:value="7.73551565893805" calcext:value-type="float">
            <text:p>7.73551565893805</text:p>
          </table:table-cell>
          <table:table-cell office:value-type="float" office:value="7.01660143653246" calcext:value-type="float">
            <text:p>7.01660143653246</text:p>
          </table:table-cell>
          <table:table-cell office:value-type="float" office:value="7.03398423820509" calcext:value-type="float">
            <text:p>7.03398423820509</text:p>
          </table:table-cell>
          <table:table-cell office:value-type="float" office:value="7.45711608089196" calcext:value-type="float">
            <text:p>7.45711608089196</text:p>
          </table:table-cell>
          <table:table-cell office:value-type="float" office:value="7.92406995539596" calcext:value-type="float">
            <text:p>7.92406995539596</text:p>
          </table:table-cell>
          <table:table-cell office:value-type="float" office:value="8.24737334594054" calcext:value-type="float">
            <text:p>8.24737334594054</text:p>
          </table:table-cell>
          <table:table-cell office:value-type="float" office:value="8.38984260922642" calcext:value-type="float">
            <text:p>8.38984260922642</text:p>
          </table:table-cell>
          <table:table-cell office:value-type="float" office:value="8.33094933235628" calcext:value-type="float">
            <text:p>8.33094933235628</text:p>
          </table:table-cell>
          <table:table-cell office:value-type="float" office:value="8.14444475971816" calcext:value-type="float">
            <text:p>8.14444475971816</text:p>
          </table:table-cell>
          <table:table-cell office:value-type="float" office:value="7.94946633909207" calcext:value-type="float">
            <text:p>7.94946633909207</text:p>
          </table:table-cell>
          <table:table-cell office:value-type="float" office:value="7.83843746492127" calcext:value-type="float">
            <text:p>7.83843746492127</text:p>
          </table:table-cell>
          <table:table-cell office:value-type="float" office:value="7.79302111311741" calcext:value-type="float">
            <text:p>7.79302111311741</text:p>
          </table:table-cell>
          <table:table-cell office:value-type="float" office:value="7.76659574364861" calcext:value-type="float">
            <text:p>7.76659574364861</text:p>
          </table:table-cell>
          <table:table-cell office:value-type="float" office:value="7.73311336789585" calcext:value-type="float">
            <text:p>7.73311336789585</text:p>
          </table:table-cell>
          <table:table-cell office:value-type="float" office:value="7.71129759119658" calcext:value-type="float">
            <text:p>7.71129759119658</text:p>
          </table:table-cell>
          <table:table-cell office:value-type="float" office:value="7.73267667105457" calcext:value-type="float">
            <text:p>7.73267667105457</text:p>
          </table:table-cell>
          <table:table-cell office:value-type="float" office:value="8.06035948378979" calcext:value-type="float">
            <text:p>8.06035948378979</text:p>
          </table:table-cell>
          <table:table-cell office:value-type="float" office:value="9.23829760021498" calcext:value-type="float">
            <text:p>9.23829760021498</text:p>
          </table:table-cell>
          <table:table-cell office:value-type="float" office:value="11.841953453013" calcext:value-type="float">
            <text:p>11.841953453013</text:p>
          </table:table-cell>
          <table:table-cell office:value-type="float" office:value="16.631969962622" calcext:value-type="float">
            <text:p>16.631969962622</text:p>
          </table:table-cell>
          <table:table-cell office:value-type="float" office:value="24.4960788482829" calcext:value-type="float">
            <text:p>24.4960788482829</text:p>
          </table:table-cell>
          <table:table-cell office:value-type="float" office:value="36.0710259998701" calcext:value-type="float">
            <text:p>36.0710259998701</text:p>
          </table:table-cell>
          <table:table-cell office:value-type="float" office:value="50.4465832661709" calcext:value-type="float">
            <text:p>50.4465832661709</text:p>
          </table:table-cell>
          <table:table-cell office:value-type="float" office:value="66.128834696742" calcext:value-type="float">
            <text:p>66.128834696742</text:p>
          </table:table-cell>
          <table:table-cell office:value-type="float" office:value="81.134056805343" calcext:value-type="float">
            <text:p>81.134056805343</text:p>
          </table:table-cell>
          <table:table-cell office:value-type="float" office:value="91.929295418182" calcext:value-type="float">
            <text:p>91.929295418182</text:p>
          </table:table-cell>
          <table:table-cell office:value-type="float" office:value="94.696913887484" calcext:value-type="float">
            <text:p>94.696913887484</text:p>
          </table:table-cell>
          <table:table-cell office:value-type="float" office:value="87.3540365836585" calcext:value-type="float">
            <text:p>87.3540365836585</text:p>
          </table:table-cell>
          <table:table-cell office:value-type="float" office:value="70.7961659489276" calcext:value-type="float">
            <text:p>70.7961659489276</text:p>
          </table:table-cell>
          <table:table-cell office:value-type="float" office:value="46.3320273987417" calcext:value-type="float">
            <text:p>46.3320273987417</text:p>
          </table:table-cell>
          <table:table-cell office:value-type="float" office:value="17.8725923101939" calcext:value-type="float">
            <text:p>17.8725923101939</text:p>
          </table:table-cell>
          <table:table-cell office:value-type="float" office:value="-8.15264173077509" calcext:value-type="float">
            <text:p>-8.15264173077509</text:p>
          </table:table-cell>
          <table:table-cell office:value-type="float" office:value="-25.6428115984868" calcext:value-type="float">
            <text:p>-25.6428115984868</text:p>
          </table:table-cell>
          <table:table-cell office:value-type="float" office:value="-32.519664347837" calcext:value-type="float">
            <text:p>-32.519664347837</text:p>
          </table:table-cell>
          <table:table-cell office:value-type="float" office:value="-28.8938257246117" calcext:value-type="float">
            <text:p>-28.8938257246117</text:p>
          </table:table-cell>
          <table:table-cell office:value-type="float" office:value="-15.7796322844532" calcext:value-type="float">
            <text:p>-15.7796322844532</text:p>
          </table:table-cell>
          <table:table-cell office:value-type="float" office:value="1.67338660831386" calcext:value-type="float">
            <text:p>1.67338660831386</text:p>
          </table:table-cell>
          <table:table-cell office:value-type="float" office:value="17.1095209659682" calcext:value-type="float">
            <text:p>17.1095209659682</text:p>
          </table:table-cell>
          <table:table-cell office:value-type="float" office:value="25.9096647221435" calcext:value-type="float">
            <text:p>25.9096647221435</text:p>
          </table:table-cell>
          <table:table-cell office:value-type="float" office:value="27.740289412475" calcext:value-type="float">
            <text:p>27.740289412475</text:p>
          </table:table-cell>
          <table:table-cell office:value-type="float" office:value="22.9537430502534" calcext:value-type="float">
            <text:p>22.9537430502534</text:p>
          </table:table-cell>
          <table:table-cell office:value-type="float" office:value="13.489109246125" calcext:value-type="float">
            <text:p>13.489109246125</text:p>
          </table:table-cell>
          <table:table-cell office:value-type="float" office:value="3.4490320260236" calcext:value-type="float">
            <text:p>3.4490320260236</text:p>
          </table:table-cell>
          <table:table-cell office:value-type="float" office:value="-3.09963338229546" calcext:value-type="float">
            <text:p>-3.09963338229546</text:p>
          </table:table-cell>
          <table:table-cell office:value-type="float" office:value="-4.96295902714622" calcext:value-type="float">
            <text:p>-4.96295902714622</text:p>
          </table:table-cell>
          <table:table-cell office:value-type="float" office:value="-3.16509475373649" calcext:value-type="float">
            <text:p>-3.16509475373649</text:p>
          </table:table-cell>
          <table:table-cell office:value-type="float" office:value="1.12732956692899" calcext:value-type="float">
            <text:p>1.12732956692899</text:p>
          </table:table-cell>
          <table:table-cell office:value-type="float" office:value="6.15074311196181" calcext:value-type="float">
            <text:p>6.15074311196181</text:p>
          </table:table-cell>
          <table:table-cell office:value-type="float" office:value="9.88593123222036" calcext:value-type="float">
            <text:p>9.88593123222036</text:p>
          </table:table-cell>
          <table:table-cell office:value-type="float" office:value="10.88797109854" calcext:value-type="float">
            <text:p>10.88797109854</text:p>
          </table:table-cell>
          <table:table-cell office:value-type="float" office:value="9.79370232536446" calcext:value-type="float">
            <text:p>9.79370232536446</text:p>
          </table:table-cell>
          <table:table-cell office:value-type="float" office:value="7.70920618956283" calcext:value-type="float">
            <text:p>7.70920618956283</text:p>
          </table:table-cell>
          <table:table-cell office:value-type="float" office:value="5.55901434242328" calcext:value-type="float">
            <text:p>5.55901434242328</text:p>
          </table:table-cell>
          <table:table-cell office:value-type="float" office:value="3.91573562628441" calcext:value-type="float">
            <text:p>3.91573562628441</text:p>
          </table:table-cell>
          <table:table-cell office:value-type="float" office:value="3.29227763953005" calcext:value-type="float">
            <text:p>3.29227763953005</text:p>
          </table:table-cell>
          <table:table-cell office:value-type="float" office:value="3.68135013594607" calcext:value-type="float">
            <text:p>3.68135013594607</text:p>
          </table:table-cell>
          <table:table-cell office:value-type="float" office:value="4.51011245252685" calcext:value-type="float">
            <text:p>4.51011245252685</text:p>
          </table:table-cell>
          <table:table-cell office:value-type="float" office:value="5.21059894584067" calcext:value-type="float">
            <text:p>5.21059894584067</text:p>
          </table:table-cell>
          <table:table-cell office:value-type="float" office:value="5.57727753799102" calcext:value-type="float">
            <text:p>5.57727753799102</text:p>
          </table:table-cell>
          <table:table-cell office:value-type="float" office:value="5.62709994235353" calcext:value-type="float">
            <text:p>5.62709994235353</text:p>
          </table:table-cell>
          <table:table-cell office:value-type="float" office:value="5.39897829102275" calcext:value-type="float">
            <text:p>5.39897829102275</text:p>
          </table:table-cell>
          <table:table-cell office:value-type="float" office:value="5.03236048425538" calcext:value-type="float">
            <text:p>5.03236048425538</text:p>
          </table:table-cell>
          <table:table-cell office:value-type="float" office:value="4.70021366669026" calcext:value-type="float">
            <text:p>4.70021366669026</text:p>
          </table:table-cell>
          <table:table-cell office:value-type="float" office:value="4.52005242524066" calcext:value-type="float">
            <text:p>4.52005242524066</text:p>
          </table:table-cell>
          <table:table-cell office:value-type="float" office:value="4.45378515882508" calcext:value-type="float">
            <text:p>4.45378515882508</text:p>
          </table:table-cell>
          <table:table-cell office:value-type="float" office:value="4.43655189846622" calcext:value-type="float">
            <text:p>4.43655189846622</text:p>
          </table:table-cell>
          <table:table-cell office:value-type="float" office:value="4.42159714233601" calcext:value-type="float">
            <text:p>4.42159714233601</text:p>
          </table:table-cell>
          <table:table-cell office:value-type="float" office:value="4.3899504237999" calcext:value-type="float">
            <text:p>4.3899504237999</text:p>
          </table:table-cell>
          <table:table-cell office:value-type="float" office:value="4.32610926787583" calcext:value-type="float">
            <text:p>4.32610926787583</text:p>
          </table:table-cell>
          <table:table-cell office:value-type="float" office:value="4.23460127244961" calcext:value-type="float">
            <text:p>4.23460127244961</text:p>
          </table:table-cell>
          <table:table-cell office:value-type="float" office:value="4.1373357101113" calcext:value-type="float">
            <text:p>4.1373357101113</text:p>
          </table:table-cell>
          <table:table-cell office:value-type="float" office:value="4.05340313836899" calcext:value-type="float">
            <text:p>4.05340313836899</text:p>
          </table:table-cell>
          <table:table-cell office:value-type="float" office:value="3.97437556416781" calcext:value-type="float">
            <text:p>3.97437556416781</text:p>
          </table:table-cell>
          <table:table-cell office:value-type="float" office:value="3.87847493652182" calcext:value-type="float">
            <text:p>3.87847493652182</text:p>
          </table:table-cell>
          <table:table-cell office:value-type="float" office:value="3.75796909099928" calcext:value-type="float">
            <text:p>3.75796909099928</text:p>
          </table:table-cell>
          <table:table-cell office:value-type="float" office:value="3.66358347620369" calcext:value-type="float">
            <text:p>3.66358347620369</text:p>
          </table:table-cell>
          <table:table-cell office:value-type="float" office:value="3.66158320135925" calcext:value-type="float">
            <text:p>3.66158320135925</text:p>
          </table:table-cell>
          <table:table-cell office:value-type="float" office:value="3.90237301581856" calcext:value-type="float">
            <text:p>3.90237301581856</text:p>
          </table:table-cell>
          <table:table-cell office:value-type="float" office:value="4.72089099415207" calcext:value-type="float">
            <text:p>4.72089099415207</text:p>
          </table:table-cell>
          <table:table-cell office:value-type="float" office:value="6.46908671105517" calcext:value-type="float">
            <text:p>6.46908671105517</text:p>
          </table:table-cell>
          <table:table-cell office:value-type="float" office:value="9.2449773355935" calcext:value-type="float">
            <text:p>9.2449773355935</text:p>
          </table:table-cell>
          <table:table-cell office:value-type="float" office:value="12.8363739106201" calcext:value-type="float">
            <text:p>12.8363739106201</text:p>
          </table:table-cell>
          <table:table-cell office:value-type="float" office:value="16.9695556828993" calcext:value-type="float">
            <text:p>16.9695556828993</text:p>
          </table:table-cell>
          <table:table-cell office:value-type="float" office:value="20.8249202488561" calcext:value-type="float">
            <text:p>20.8249202488561</text:p>
          </table:table-cell>
          <table:table-cell office:value-type="float" office:value="23.2054484760611" calcext:value-type="float">
            <text:p>23.2054484760611</text:p>
          </table:table-cell>
          <table:table-cell office:value-type="float" office:value="23.0676653304972" calcext:value-type="float">
            <text:p>23.0676653304972</text:p>
          </table:table-cell>
          <table:table-cell office:value-type="float" office:value="20.359664100169" calcext:value-type="float">
            <text:p>20.359664100169</text:p>
          </table:table-cell>
          <table:table-cell office:value-type="float" office:value="15.406657789624" calcext:value-type="float">
            <text:p>15.406657789624</text:p>
          </table:table-cell>
          <table:table-cell office:value-type="float" office:value="8.82999464628095" calcext:value-type="float">
            <text:p>8.82999464628095</text:p>
          </table:table-cell>
          <table:table-cell office:value-type="float" office:value="2.1951530572928" calcext:value-type="float">
            <text:p>2.1951530572928</text:p>
          </table:table-cell>
          <table:table-cell office:value-type="float" office:value="-2.75322604435661" calcext:value-type="float">
            <text:p>-2.75322604435661</text:p>
          </table:table-cell>
          <table:table-cell office:value-type="float" office:value="-5.01580928662712" calcext:value-type="float">
            <text:p>-5.01580928662712</text:p>
          </table:table-cell>
          <table:table-cell office:value-type="float" office:value="-4.88253979254671" calcext:value-type="float">
            <text:p>-4.88253979254671</text:p>
          </table:table-cell>
          <table:table-cell office:value-type="float" office:value="-2.79132932561331" calcext:value-type="float">
            <text:p>-2.79132932561331</text:p>
          </table:table-cell>
          <table:table-cell office:value-type="float" office:value="0.385433316171182" calcext:value-type="float">
            <text:p>0.385433316171182</text:p>
          </table:table-cell>
          <table:table-cell office:value-type="float" office:value="3.35179330137453" calcext:value-type="float">
            <text:p>3.35179330137453</text:p>
          </table:table-cell>
          <table:table-cell office:value-type="float" office:value="4.91131331509617" calcext:value-type="float">
            <text:p>4.91131331509617</text:p>
          </table:table-cell>
          <table:table-cell office:value-type="float" office:value="4.96884754417479" calcext:value-type="float">
            <text:p>4.96884754417479</text:p>
          </table:table-cell>
          <table:table-cell office:value-type="float" office:value="4.03307619448202" calcext:value-type="float">
            <text:p>4.03307619448202</text:p>
          </table:table-cell>
          <table:table-cell office:value-type="float" office:value="2.61491938303866" calcext:value-type="float">
            <text:p>2.61491938303866</text:p>
          </table:table-cell>
          <table:table-cell office:value-type="float" office:value="1.20657457149834" calcext:value-type="float">
            <text:p>1.20657457149834</text:p>
          </table:table-cell>
          <table:table-cell office:value-type="float" office:value="0.294106823565575" calcext:value-type="float">
            <text:p>0.294106823565575</text:p>
          </table:table-cell>
          <table:table-cell office:value-type="float" office:value="0.141787087104231" calcext:value-type="float">
            <text:p>0.141787087104231</text:p>
          </table:table-cell>
          <table:table-cell office:value-type="float" office:value="0.462234577269443" calcext:value-type="float">
            <text:p>0.462234577269443</text:p>
          </table:table-cell>
          <table:table-cell office:value-type="float" office:value="0.886822512127434" calcext:value-type="float">
            <text:p>0.886822512127434</text:p>
          </table:table-cell>
          <table:table-cell office:value-type="float" office:value="1.18292223713454" calcext:value-type="float">
            <text:p>1.18292223713454</text:p>
          </table:table-cell>
          <table:table-cell office:value-type="float" office:value="1.30471173133736" calcext:value-type="float">
            <text:p>1.30471173133736</text:p>
          </table:table-cell>
          <table:table-cell office:value-type="float" office:value="1.22528373479011" calcext:value-type="float">
            <text:p>1.22528373479011</text:p>
          </table:table-cell>
          <table:table-cell office:value-type="float" office:value="0.999112509216446" calcext:value-type="float">
            <text:p>0.999112509216446</text:p>
          </table:table-cell>
          <table:table-cell office:value-type="float" office:value="0.7439659051592" calcext:value-type="float">
            <text:p>0.7439659051592</text:p>
          </table:table-cell>
          <table:table-cell office:value-type="float" office:value="0.564375976165488" calcext:value-type="float">
            <text:p>0.564375976165488</text:p>
          </table:table-cell>
          <table:table-cell office:value-type="float" office:value="0.459350050179743" calcext:value-type="float">
            <text:p>0.459350050179743</text:p>
          </table:table-cell>
          <table:table-cell office:value-type="float" office:value="0.382344140002651" calcext:value-type="float">
            <text:p>0.382344140002651</text:p>
          </table:table-cell>
          <table:table-cell office:value-type="float" office:value="0.299649631430713" calcext:value-type="float">
            <text:p>0.299649631430713</text:p>
          </table:table-cell>
          <table:table-cell office:value-type="float" office:value="0.225051845168864" calcext:value-type="float">
            <text:p>0.225051845168864</text:p>
          </table:table-cell>
          <table:table-cell office:value-type="float" office:value="0.184527980929635" calcext:value-type="float">
            <text:p>0.184527980929635</text:p>
          </table:table-cell>
          <table:table-cell office:value-type="float" office:value="0.37228767510496" calcext:value-type="float">
            <text:p>0.37228767510496</text:p>
          </table:table-cell>
          <table:table-cell office:value-type="float" office:value="1.31115384163632" calcext:value-type="float">
            <text:p>1.31115384163632</text:p>
          </table:table-cell>
          <table:table-cell office:value-type="float" office:value="3.56749485004937" calcext:value-type="float">
            <text:p>3.56749485004937</text:p>
          </table:table-cell>
          <table:table-cell office:value-type="float" office:value="7.85824736683282" calcext:value-type="float">
            <text:p>7.85824736683282</text:p>
          </table:table-cell>
          <table:table-cell office:value-type="float" office:value="15.0652383906113" calcext:value-type="float">
            <text:p>15.0652383906113</text:p>
          </table:table-cell>
          <table:table-cell office:value-type="float" office:value="25.9523482394226" calcext:value-type="float">
            <text:p>25.9523482394226</text:p>
          </table:table-cell>
          <table:table-cell office:value-type="float" office:value="39.8957548586331" calcext:value-type="float">
            <text:p>39.8957548586331</text:p>
          </table:table-cell>
          <table:table-cell office:value-type="float" office:value="55.4133867604445" calcext:value-type="float">
            <text:p>55.4133867604445</text:p>
          </table:table-cell>
          <table:table-cell office:value-type="float" office:value="70.7258634028017" calcext:value-type="float">
            <text:p>70.7258634028017</text:p>
          </table:table-cell>
          <table:table-cell office:value-type="float" office:value="82.5132611001905" calcext:value-type="float">
            <text:p>82.5132611001905</text:p>
          </table:table-cell>
          <table:table-cell office:value-type="float" office:value="86.9381119394251" calcext:value-type="float">
            <text:p>86.9381119394251</text:p>
          </table:table-cell>
          <table:table-cell office:value-type="float" office:value="81.3250588578597" calcext:value-type="float">
            <text:p>81.3250588578597</text:p>
          </table:table-cell>
          <table:table-cell office:value-type="float" office:value="66.2859638998661" calcext:value-type="float">
            <text:p>66.2859638998661</text:p>
          </table:table-cell>
          <table:table-cell office:value-type="float" office:value="43.04290474302" calcext:value-type="float">
            <text:p>43.04290474302</text:p>
          </table:table-cell>
          <table:table-cell office:value-type="float" office:value="14.8004714806639" calcext:value-type="float">
            <text:p>14.8004714806639</text:p>
          </table:table-cell>
          <table:table-cell office:value-type="float" office:value="-12.1714619261166" calcext:value-type="float">
            <text:p>-12.1714619261166</text:p>
          </table:table-cell>
          <table:table-cell office:value-type="float" office:value="-31.5265979265866" calcext:value-type="float">
            <text:p>-31.5265979265866</text:p>
          </table:table-cell>
          <table:table-cell office:value-type="float" office:value="-40.3221700227248" calcext:value-type="float">
            <text:p>-40.3221700227248</text:p>
          </table:table-cell>
          <table:table-cell office:value-type="float" office:value="-38.5905156387256" calcext:value-type="float">
            <text:p>-38.5905156387256</text:p>
          </table:table-cell>
          <table:table-cell office:value-type="float" office:value="-26.935862930662" calcext:value-type="float">
            <text:p>-26.935862930662</text:p>
          </table:table-cell>
          <table:table-cell office:value-type="float" office:value="-9.82018580081002" calcext:value-type="float">
            <text:p>-9.82018580081002</text:p>
          </table:table-cell>
          <table:table-cell office:value-type="float" office:value="6.40854390522195" calcext:value-type="float">
            <text:p>6.40854390522195</text:p>
          </table:table-cell>
          <table:table-cell office:value-type="float" office:value="16.4564487524809" calcext:value-type="float">
            <text:p>16.4564487524809</text:p>
          </table:table-cell>
          <table:table-cell office:value-type="float" office:value="19.4794563710899" calcext:value-type="float">
            <text:p>19.4794563710899</text:p>
          </table:table-cell>
          <table:table-cell office:value-type="float" office:value="15.7989245986133" calcext:value-type="float">
            <text:p>15.7989245986133</text:p>
          </table:table-cell>
          <table:table-cell office:value-type="float" office:value="6.85897865813256" calcext:value-type="float">
            <text:p>6.85897865813256</text:p>
          </table:table-cell>
          <table:table-cell office:value-type="float" office:value="-3.41456711577929" calcext:value-type="float">
            <text:p>-3.41456711577929</text:p>
          </table:table-cell>
          <table:table-cell office:value-type="float" office:value="-10.82992069262" calcext:value-type="float">
            <text:p>-10.82992069262</text:p>
          </table:table-cell>
          <table:table-cell office:value-type="float" office:value="-13.4818340269395" calcext:value-type="float">
            <text:p>-13.4818340269395</text:p>
          </table:table-cell>
          <table:table-cell office:value-type="float" office:value="-12.2788007819343" calcext:value-type="float">
            <text:p>-12.2788007819343</text:p>
          </table:table-cell>
          <table:table-cell office:value-type="float" office:value="-8.34300483696777" calcext:value-type="float">
            <text:p>-8.34300483696777</text:p>
          </table:table-cell>
          <table:table-cell office:value-type="float" office:value="-3.32158342450536" calcext:value-type="float">
            <text:p>-3.32158342450536</text:p>
          </table:table-cell>
          <table:table-cell office:value-type="float" office:value="0.772687671235765" calcext:value-type="float">
            <text:p>0.772687671235765</text:p>
          </table:table-cell>
          <table:table-cell office:value-type="float" office:value="2.24560560076936" calcext:value-type="float">
            <text:p>2.24560560076936</text:p>
          </table:table-cell>
          <table:table-cell office:value-type="float" office:value="1.4272957489247" calcext:value-type="float">
            <text:p>1.4272957489247</text:p>
          </table:table-cell>
          <table:table-cell office:value-type="float" office:value="-0.576268639764231" calcext:value-type="float">
            <text:p>-0.576268639764231</text:p>
          </table:table-cell>
          <table:table-cell office:value-type="float" office:value="-2.77565032576497" calcext:value-type="float">
            <text:p>-2.77565032576497</text:p>
          </table:table-cell>
          <table:table-cell office:value-type="float" office:value="-4.56205252480325" calcext:value-type="float">
            <text:p>-4.56205252480325</text:p>
          </table:table-cell>
          <table:table-cell office:value-type="float" office:value="-5.40779781282964" calcext:value-type="float">
            <text:p>-5.40779781282964</text:p>
          </table:table-cell>
          <table:table-cell office:value-type="float" office:value="-5.17211469359503" calcext:value-type="float">
            <text:p>-5.17211469359503</text:p>
          </table:table-cell>
          <table:table-cell office:value-type="float" office:value="-4.38858778256116" calcext:value-type="float">
            <text:p>-4.38858778256116</text:p>
          </table:table-cell>
          <table:table-cell office:value-type="float" office:value="-3.64501242873042" calcext:value-type="float">
            <text:p>-3.64501242873042</text:p>
          </table:table-cell>
          <table:table-cell office:value-type="float" office:value="-3.22869705448905" calcext:value-type="float">
            <text:p>-3.22869705448905</text:p>
          </table:table-cell>
          <table:table-cell office:value-type="float" office:value="-3.13187271526437" calcext:value-type="float">
            <text:p>-3.13187271526437</text:p>
          </table:table-cell>
          <table:table-cell office:value-type="float" office:value="-3.32467767775047" calcext:value-type="float">
            <text:p>-3.32467767775047</text:p>
          </table:table-cell>
          <table:table-cell office:value-type="float" office:value="-3.68535511360888" calcext:value-type="float">
            <text:p>-3.68535511360888</text:p>
          </table:table-cell>
          <table:table-cell office:value-type="float" office:value="-4.04137971573826" calcext:value-type="float">
            <text:p>-4.04137971573826</text:p>
          </table:table-cell>
          <table:table-cell office:value-type="float" office:value="-4.25282865623508" calcext:value-type="float">
            <text:p>-4.25282865623508</text:p>
          </table:table-cell>
          <table:table-cell office:value-type="float" office:value="-4.33780716334857" calcext:value-type="float">
            <text:p>-4.33780716334857</text:p>
          </table:table-cell>
          <table:table-cell office:value-type="float" office:value="-4.36144439432747" calcext:value-type="float">
            <text:p>-4.36144439432747</text:p>
          </table:table-cell>
          <table:table-cell office:value-type="float" office:value="-4.37641492370326" calcext:value-type="float">
            <text:p>-4.37641492370326</text:p>
          </table:table-cell>
          <table:table-cell office:value-type="float" office:value="-4.40414876383852" calcext:value-type="float">
            <text:p>-4.40414876383852</text:p>
          </table:table-cell>
          <table:table-cell office:value-type="float" office:value="-4.46091175041002" calcext:value-type="float">
            <text:p>-4.46091175041002</text:p>
          </table:table-cell>
          <table:table-cell office:value-type="float" office:value="-4.54737710406199" calcext:value-type="float">
            <text:p>-4.54737710406199</text:p>
          </table:table-cell>
          <table:table-cell office:value-type="float" office:value="-4.64264181980086" calcext:value-type="float">
            <text:p>-4.64264181980086</text:p>
          </table:table-cell>
          <table:table-cell office:value-type="float" office:value="-4.72576390161612" calcext:value-type="float">
            <text:p>-4.72576390161612</text:p>
          </table:table-cell>
          <table:table-cell office:value-type="float" office:value="-4.79952576155437" calcext:value-type="float">
            <text:p>-4.79952576155437</text:p>
          </table:table-cell>
          <table:table-cell office:value-type="float" office:value="-4.8852968373477" calcext:value-type="float">
            <text:p>-4.8852968373477</text:p>
          </table:table-cell>
          <table:table-cell office:value-type="float" office:value="-4.99715886942328" calcext:value-type="float">
            <text:p>-4.99715886942328</text:p>
          </table:table-cell>
          <table:table-cell office:value-type="float" office:value="-5.09357385587685" calcext:value-type="float">
            <text:p>-5.09357385587685</text:p>
          </table:table-cell>
          <table:table-cell office:value-type="float" office:value="-5.1088043111942" calcext:value-type="float">
            <text:p>-5.1088043111942</text:p>
          </table:table-cell>
          <table:table-cell office:value-type="float" office:value="-4.92388345114791" calcext:value-type="float">
            <text:p>-4.92388345114791</text:p>
          </table:table-cell>
          <table:table-cell office:value-type="float" office:value="-4.22434754249446" calcext:value-type="float">
            <text:p>-4.22434754249446</text:p>
          </table:table-cell>
          <table:table-cell office:value-type="float" office:value="-2.65222804640174" calcext:value-type="float">
            <text:p>-2.65222804640174</text:p>
          </table:table-cell>
          <table:table-cell office:value-type="float" office:value="-0.0337302035312996" calcext:value-type="float">
            <text:p>-0.0337302035313</text:p>
          </table:table-cell>
          <table:table-cell office:value-type="float" office:value="3.44242230581833" calcext:value-type="float">
            <text:p>3.44242230581833</text:p>
          </table:table-cell>
          <table:table-cell office:value-type="float" office:value="7.52913255904036" calcext:value-type="float">
            <text:p>7.52913255904036</text:p>
          </table:table-cell>
          <table:table-cell office:value-type="float" office:value="11.5360366101791" calcext:value-type="float">
            <text:p>11.5360366101791</text:p>
          </table:table-cell>
          <table:table-cell office:value-type="float" office:value="14.2837956997918" calcext:value-type="float">
            <text:p>14.2837956997918</text:p>
          </table:table-cell>
          <table:table-cell office:value-type="float" office:value="14.6479435548693" calcext:value-type="float">
            <text:p>14.6479435548693</text:p>
          </table:table-cell>
          <table:table-cell office:value-type="float" office:value="12.392386809991" calcext:value-type="float">
            <text:p>12.392386809991</text:p>
          </table:table-cell>
          <table:table-cell office:value-type="float" office:value="7.83458233318551" calcext:value-type="float">
            <text:p>7.83458233318551</text:p>
          </table:table-cell>
          <table:table-cell office:value-type="float" office:value="1.47208954428557" calcext:value-type="float">
            <text:p>1.47208954428557</text:p>
          </table:table-cell>
          <table:table-cell office:value-type="float" office:value="-5.26001469790045" calcext:value-type="float">
            <text:p>-5.26001469790045</text:p>
          </table:table-cell>
          <table:table-cell office:value-type="float" office:value="-10.6088349491435" calcext:value-type="float">
            <text:p>-10.6088349491435</text:p>
          </table:table-cell>
          <table:table-cell office:value-type="float" office:value="-13.3197540930014" calcext:value-type="float">
            <text:p>-13.3197540930014</text:p>
          </table:table-cell>
          <table:table-cell office:value-type="float" office:value="-13.5593403571294" calcext:value-type="float">
            <text:p>-13.5593403571294</text:p>
          </table:table-cell>
          <table:table-cell office:value-type="float" office:value="-11.7511767325984" calcext:value-type="float">
            <text:p>-11.7511767325984</text:p>
          </table:table-cell>
          <table:table-cell office:value-type="float" office:value="-8.64936509875724" calcext:value-type="float">
            <text:p>-8.64936509875724</text:p>
          </table:table-cell>
          <table:table-cell office:value-type="float" office:value="-5.5228595781679" calcext:value-type="float">
            <text:p>-5.5228595781679</text:p>
          </table:table-cell>
          <table:table-cell office:value-type="float" office:value="-3.63484723022413" calcext:value-type="float">
            <text:p>-3.63484723022413</text:p>
          </table:table-cell>
          <table:table-cell office:value-type="float" office:value="-3.31788471930321" calcext:value-type="float">
            <text:p>-3.31788471930321</text:p>
          </table:table-cell>
          <table:table-cell office:value-type="float" office:value="-4.08509778422523" calcext:value-type="float">
            <text:p>-4.08509778422523</text:p>
          </table:table-cell>
          <table:table-cell office:value-type="float" office:value="-5.42372389823262" calcext:value-type="float">
            <text:p>-5.42372389823262</text:p>
          </table:table-cell>
          <table:table-cell office:value-type="float" office:value="-6.83844456958358" calcext:value-type="float">
            <text:p>-6.83844456958358</text:p>
          </table:table-cell>
          <table:table-cell office:value-type="float" office:value="-7.84253543976485" calcext:value-type="float">
            <text:p>-7.84253543976485</text:p>
          </table:table-cell>
          <table:table-cell office:value-type="float" office:value="-8.08534035036284" calcext:value-type="float">
            <text:p>-8.08534035036284</text:p>
          </table:table-cell>
          <table:table-cell office:value-type="float" office:value="-7.78821218173531" calcext:value-type="float">
            <text:p>-7.78821218173531</text:p>
          </table:table-cell>
          <table:table-cell office:value-type="float" office:value="-7.32240008617027" calcext:value-type="float">
            <text:p>-7.32240008617027</text:p>
          </table:table-cell>
          <table:table-cell office:value-type="float" office:value="-6.96308457083759" calcext:value-type="float">
            <text:p>-6.96308457083759</text:p>
          </table:table-cell>
          <table:table-cell office:value-type="float" office:value="-6.77143715582662" calcext:value-type="float">
            <text:p>-6.77143715582662</text:p>
          </table:table-cell>
          <table:table-cell office:value-type="float" office:value="-6.77788015191029" calcext:value-type="float">
            <text:p>-6.77788015191029</text:p>
          </table:table-cell>
          <table:table-cell office:value-type="float" office:value="-6.94815297051715" calcext:value-type="float">
            <text:p>-6.94815297051715</text:p>
          </table:table-cell>
          <table:table-cell office:value-type="float" office:value="-7.16781468182272" calcext:value-type="float">
            <text:p>-7.16781468182272</text:p>
          </table:table-cell>
          <table:table-cell office:value-type="float" office:value="-7.32452984273655" calcext:value-type="float">
            <text:p>-7.32452984273655</text:p>
          </table:table-cell>
          <table:table-cell office:value-type="float" office:value="-7.39864723608264" calcext:value-type="float">
            <text:p>-7.39864723608264</text:p>
          </table:table-cell>
          <table:table-cell office:value-type="float" office:value="-7.43555013976426" calcext:value-type="float">
            <text:p>-7.43555013976426</text:p>
          </table:table-cell>
          <table:table-cell office:value-type="float" office:value="-7.47460435624079" calcext:value-type="float">
            <text:p>-7.47460435624079</text:p>
          </table:table-cell>
          <table:table-cell office:value-type="float" office:value="-7.50905599415519" calcext:value-type="float">
            <text:p>-7.50905599415519</text:p>
          </table:table-cell>
          <table:table-cell office:value-type="float" office:value="-7.51430240756231" calcext:value-type="float">
            <text:p>-7.51430240756231</text:p>
          </table:table-cell>
          <table:table-cell office:value-type="float" office:value="-7.35645114142851" calcext:value-type="float">
            <text:p>-7.35645114142851</text:p>
          </table:table-cell>
          <table:table-cell office:value-type="float" office:value="-6.5466351427405" calcext:value-type="float">
            <text:p>-6.5466351427405</text:p>
          </table:table-cell>
          <table:table-cell office:value-type="float" office:value="-4.52272063145185" calcext:value-type="float">
            <text:p>-4.52272063145185</text:p>
          </table:table-cell>
          <table:table-cell office:value-type="float" office:value="-0.610758342768034" calcext:value-type="float">
            <text:p>-0.610758342768034</text:p>
          </table:table-cell>
          <table:table-cell office:value-type="float" office:value="6.05956528515396" calcext:value-type="float">
            <text:p>6.05956528515396</text:p>
          </table:table-cell>
          <table:table-cell office:value-type="float" office:value="16.3275256946229" calcext:value-type="float">
            <text:p>16.3275256946229</text:p>
          </table:table-cell>
          <table:table-cell office:value-type="float" office:value="29.8833560792894" calcext:value-type="float">
            <text:p>29.8833560792894</text:p>
          </table:table-cell>
          <table:table-cell office:value-type="float" office:value="45.2807038151286" calcext:value-type="float">
            <text:p>45.2807038151286</text:p>
          </table:table-cell>
          <table:table-cell office:value-type="float" office:value="60.8780408082677" calcext:value-type="float">
            <text:p>60.8780408082677</text:p>
          </table:table-cell>
          <table:table-cell office:value-type="float" office:value="73.6274725759782" calcext:value-type="float">
            <text:p>73.6274725759782</text:p>
          </table:table-cell>
          <table:table-cell office:value-type="float" office:value="79.6982345283549" calcext:value-type="float">
            <text:p>79.6982345283549</text:p>
          </table:table-cell>
          <table:table-cell office:value-type="float" office:value="75.9443064879892" calcext:value-type="float">
            <text:p>75.9443064879892</text:p>
          </table:table-cell>
          <table:table-cell office:value-type="float" office:value="62.5533767352574" calcext:value-type="float">
            <text:p>62.5533767352574</text:p>
          </table:table-cell>
          <table:table-cell office:value-type="float" office:value="40.7174414268085" calcext:value-type="float">
            <text:p>40.7174414268085</text:p>
          </table:table-cell>
          <table:table-cell office:value-type="float" office:value="12.9909953803163" calcext:value-type="float">
            <text:p>12.9909953803163</text:p>
          </table:table-cell>
          <table:table-cell office:value-type="float" office:value="-14.6287863068539" calcext:value-type="float">
            <text:p>-14.6287863068539</text:p>
          </table:table-cell>
          <table:table-cell office:value-type="float" office:value="-35.6670118731046" calcext:value-type="float">
            <text:p>-35.6670118731046</text:p>
          </table:table-cell>
          <table:table-cell office:value-type="float" office:value="-46.2945793725871" calcext:value-type="float">
            <text:p>-46.2945793725871</text:p>
          </table:table-cell>
          <table:table-cell office:value-type="float" office:value="-46.3705496149174" calcext:value-type="float">
            <text:p>-46.3705496149174</text:p>
          </table:table-cell>
          <table:table-cell office:value-type="float" office:value="-36.2412306497936" calcext:value-type="float">
            <text:p>-36.2412306497936</text:p>
          </table:table-cell>
          <table:table-cell office:value-type="float" office:value="-19.5746363231971" calcext:value-type="float">
            <text:p>-19.5746363231971</text:p>
          </table:table-cell>
          <table:table-cell office:value-type="float" office:value="-2.66030704669853" calcext:value-type="float">
            <text:p>-2.66030704669853</text:p>
          </table:table-cell>
          <table:table-cell office:value-type="float" office:value="8.72751667334756" calcext:value-type="float">
            <text:p>8.72751667334756</text:p>
          </table:table-cell>
          <table:table-cell office:value-type="float" office:value="13.0427457789759" calcext:value-type="float">
            <text:p>13.0427457789759</text:p>
          </table:table-cell>
          <table:table-cell office:value-type="float" office:value="10.5933195488495" calcext:value-type="float">
            <text:p>10.5933195488495</text:p>
          </table:table-cell>
          <table:table-cell office:value-type="float" office:value="2.40272981639566" calcext:value-type="float">
            <text:p>2.40272981639566</text:p>
          </table:table-cell>
          <table:table-cell office:value-type="float" office:value="-7.87985969305599" calcext:value-type="float">
            <text:p>-7.87985969305599</text:p>
          </table:table-cell>
          <table:table-cell office:value-type="float" office:value="-16.0091075202348" calcext:value-type="float">
            <text:p>-16.0091075202348</text:p>
          </table:table-cell>
          <table:table-cell office:value-type="float" office:value="-19.3953991445445" calcext:value-type="float">
            <text:p>-19.3953991445445</text:p>
          </table:table-cell>
          <table:table-cell office:value-type="float" office:value="-18.7332603411945" calcext:value-type="float">
            <text:p>-18.7332603411945</text:p>
          </table:table-cell>
          <table:table-cell office:value-type="float" office:value="-15.1194671574309" calcext:value-type="float">
            <text:p>-15.1194671574309</text:p>
          </table:table-cell>
          <table:table-cell office:value-type="float" office:value="-10.0765066322627" calcext:value-type="float">
            <text:p>-10.0765066322627</text:p>
          </table:table-cell>
          <table:table-cell office:value-type="float" office:value="-5.59990367615294" calcext:value-type="float">
            <text:p>-5.59990367615294</text:p>
          </table:table-cell>
          <table:table-cell office:value-type="float" office:value="-3.54820237161959" calcext:value-type="float">
            <text:p>-3.54820237161959</text:p>
          </table:table-cell>
          <table:table-cell office:value-type="float" office:value="-3.96855098494396" calcext:value-type="float">
            <text:p>-3.96855098494396</text:p>
          </table:table-cell>
          <table:table-cell office:value-type="float" office:value="-5.77094980016003" calcext:value-type="float">
            <text:p>-5.77094980016003</text:p>
          </table:table-cell>
          <table:table-cell office:value-type="float" office:value="-7.91636038122322" calcext:value-type="float">
            <text:p>-7.91636038122322</text:p>
          </table:table-cell>
          <table:table-cell office:value-type="float" office:value="-9.74318835076396" calcext:value-type="float">
            <text:p>-9.74318835076396</text:p>
          </table:table-cell>
          <table:table-cell office:value-type="float" office:value="-10.7193186728725" calcext:value-type="float">
            <text:p>-10.7193186728725</text:p>
          </table:table-cell>
          <table:table-cell office:value-type="float" office:value="-10.5710804986854" calcext:value-type="float">
            <text:p>-10.5710804986854</text:p>
          </table:table-cell>
          <table:table-cell office:value-type="float" office:value="-9.76722223275355" calcext:value-type="float">
            <text:p>-9.76722223275355</text:p>
          </table:table-cell>
          <table:table-cell office:value-type="float" office:value="-8.90536507532607" calcext:value-type="float">
            <text:p>-8.90536507532607</text:p>
          </table:table-cell>
          <table:table-cell office:value-type="float" office:value="-8.35487814190474" calcext:value-type="float">
            <text:p>-8.35487814190474</text:p>
          </table:table-cell>
          <table:table-cell office:value-type="float" office:value="-8.12692254694585" calcext:value-type="float">
            <text:p>-8.12692254694585</text:p>
          </table:table-cell>
          <table:table-cell office:value-type="float" office:value="-8.19717735137975" calcext:value-type="float">
            <text:p>-8.19717735137975</text:p>
          </table:table-cell>
          <table:table-cell office:value-type="float" office:value="-8.46376486278349" calcext:value-type="float">
            <text:p>-8.46376486278349</text:p>
          </table:table-cell>
          <table:table-cell office:value-type="float" office:value="-8.75601876416961" calcext:value-type="float">
            <text:p>-8.75601876416961</text:p>
          </table:table-cell>
          <table:table-cell office:value-type="float" office:value="-8.91854066740247" calcext:value-type="float">
            <text:p>-8.91854066740247</text:p>
          </table:table-cell>
          <table:table-cell office:value-type="float" office:value="-8.94297765126636" calcext:value-type="float">
            <text:p>-8.94297765126636</text:p>
          </table:table-cell>
          <table:table-cell office:value-type="float" office:value="-8.89398080180473" calcext:value-type="float">
            <text:p>-8.89398080180473</text:p>
          </table:table-cell>
          <table:table-cell office:value-type="float" office:value="-8.82909966481188" calcext:value-type="float">
            <text:p>-8.82909966481188</text:p>
          </table:table-cell>
          <table:table-cell office:value-type="float" office:value="-8.77353064173271" calcext:value-type="float">
            <text:p>-8.77353064173271</text:p>
          </table:table-cell>
          <table:table-cell office:value-type="float" office:value="-8.74384449859271" calcext:value-type="float">
            <text:p>-8.74384449859271</text:p>
          </table:table-cell>
          <table:table-cell office:value-type="float" office:value="-8.74561594933978" calcext:value-type="float">
            <text:p>-8.74561594933978</text:p>
          </table:table-cell>
          <table:table-cell office:value-type="float" office:value="-8.75973225534491" calcext:value-type="float">
            <text:p>-8.75973225534491</text:p>
          </table:table-cell>
          <table:table-cell office:value-type="float" office:value="-8.76424492282349" calcext:value-type="float">
            <text:p>-8.76424492282349</text:p>
          </table:table-cell>
          <table:table-cell office:value-type="float" office:value="-8.75603627627963" calcext:value-type="float">
            <text:p>-8.75603627627963</text:p>
          </table:table-cell>
          <table:table-cell office:value-type="float" office:value="-8.7555023911136" calcext:value-type="float">
            <text:p>-8.7555023911136</text:p>
          </table:table-cell>
          <table:table-cell office:value-type="float" office:value="-8.78082368818188" calcext:value-type="float">
            <text:p>-8.78082368818188</text:p>
          </table:table-cell>
          <table:table-cell office:value-type="float" office:value="-8.80138938573037" calcext:value-type="float">
            <text:p>-8.80138938573037</text:p>
          </table:table-cell>
          <table:table-cell office:value-type="float" office:value="-8.75209948148247" calcext:value-type="float">
            <text:p>-8.75209948148247</text:p>
          </table:table-cell>
          <table:table-cell office:value-type="float" office:value="-8.53712237652498" calcext:value-type="float">
            <text:p>-8.53712237652498</text:p>
          </table:table-cell>
          <table:table-cell office:value-type="float" office:value="-7.87104783028559" calcext:value-type="float">
            <text:p>-7.87104783028559</text:p>
          </table:table-cell>
          <table:table-cell office:value-type="float" office:value="-6.39466303005405" calcext:value-type="float">
            <text:p>-6.39466303005405</text:p>
          </table:table-cell>
          <table:table-cell office:value-type="float" office:value="-3.86796966419202" calcext:value-type="float">
            <text:p>-3.86796966419202</text:p>
          </table:table-cell>
          <table:table-cell office:value-type="float" office:value="-0.442068166028564" calcext:value-type="float">
            <text:p>-0.442068166028564</text:p>
          </table:table-cell>
          <table:table-cell office:value-type="float" office:value="3.64825445902588" calcext:value-type="float">
            <text:p>3.64825445902588</text:p>
          </table:table-cell>
          <table:table-cell office:value-type="float" office:value="7.83953796667751" calcext:value-type="float">
            <text:p>7.83953796667751</text:p>
          </table:table-cell>
          <table:table-cell office:value-type="float" office:value="10.9867489943415" calcext:value-type="float">
            <text:p>10.9867489943415</text:p>
          </table:table-cell>
          <table:table-cell office:value-type="float" office:value="11.9174796686435" calcext:value-type="float">
            <text:p>11.9174796686435</text:p>
          </table:table-cell>
          <table:table-cell office:value-type="float" office:value="10.1939652321949" calcext:value-type="float">
            <text:p>10.1939652321949</text:p>
          </table:table-cell>
          <table:table-cell office:value-type="float" office:value="6.11041972021157" calcext:value-type="float">
            <text:p>6.11041972021157</text:p>
          </table:table-cell>
          <table:table-cell office:value-type="float" office:value="0.0810045337154701" calcext:value-type="float">
            <text:p>0.08100453371547</text:p>
          </table:table-cell>
          <table:table-cell office:value-type="float" office:value="-6.62533386539126" calcext:value-type="float">
            <text:p>-6.62533386539126</text:p>
          </table:table-cell>
          <table:table-cell office:value-type="float" office:value="-12.2602092357251" calcext:value-type="float">
            <text:p>-12.2602092357251</text:p>
          </table:table-cell>
          <table:table-cell office:value-type="float" office:value="-15.3667004623892" calcext:value-type="float">
            <text:p>-15.3667004623892</text:p>
          </table:table-cell>
          <table:table-cell office:value-type="float" office:value="-15.9271527496948" calcext:value-type="float">
            <text:p>-15.9271527496948</text:p>
          </table:table-cell>
          <table:table-cell office:value-type="float" office:value="-14.3601650370268" calcext:value-type="float">
            <text:p>-14.3601650370268</text:p>
          </table:table-cell>
          <table:table-cell office:value-type="float" office:value="-11.3111506507128" calcext:value-type="float">
            <text:p>-11.3111506507128</text:p>
          </table:table-cell>
          <table:table-cell office:value-type="float" office:value="-8.00304602303679" calcext:value-type="float">
            <text:p>-8.00304602303679</text:p>
          </table:table-cell>
          <table:table-cell office:value-type="float" office:value="-5.73390756195557" calcext:value-type="float">
            <text:p>-5.73390756195557</text:p>
          </table:table-cell>
          <table:table-cell office:value-type="float" office:value="-5.07937491333331" calcext:value-type="float">
            <text:p>-5.07937491333331</text:p>
          </table:table-cell>
          <table:table-cell office:value-type="float" office:value="-5.60060862584048" calcext:value-type="float">
            <text:p>-5.60060862584048</text:p>
          </table:table-cell>
          <table:table-cell office:value-type="float" office:value="-6.78369728500285" calcext:value-type="float">
            <text:p>-6.78369728500285</text:p>
          </table:table-cell>
          <table:table-cell office:value-type="float" office:value="-8.12973097535288" calcext:value-type="float">
            <text:p>-8.12973097535288</text:p>
          </table:table-cell>
          <table:table-cell office:value-type="float" office:value="-9.15172608891359" calcext:value-type="float">
            <text:p>-9.15172608891359</text:p>
          </table:table-cell>
          <table:table-cell office:value-type="float" office:value="-9.43766200727852" calcext:value-type="float">
            <text:p>-9.43766200727852</text:p>
          </table:table-cell>
          <table:table-cell office:value-type="float" office:value="-9.11831174234029" calcext:value-type="float">
            <text:p>-9.11831174234029</text:p>
          </table:table-cell>
          <table:table-cell office:value-type="float" office:value="-8.56433032223067" calcext:value-type="float">
            <text:p>-8.56433032223067</text:p>
          </table:table-cell>
          <table:table-cell office:value-type="float" office:value="-8.08699564930903" calcext:value-type="float">
            <text:p>-8.08699564930903</text:p>
          </table:table-cell>
          <table:table-cell office:value-type="float" office:value="-7.77145912877252" calcext:value-type="float">
            <text:p>-7.77145912877252</text:p>
          </table:table-cell>
          <table:table-cell office:value-type="float" office:value="-7.64964978596956" calcext:value-type="float">
            <text:p>-7.64964978596956</text:p>
          </table:table-cell>
          <table:table-cell office:value-type="float" office:value="-7.7067343445253" calcext:value-type="float">
            <text:p>-7.7067343445253</text:p>
          </table:table-cell>
          <table:table-cell office:value-type="float" office:value="-7.83441138443794" calcext:value-type="float">
            <text:p>-7.83441138443794</text:p>
          </table:table-cell>
          <table:table-cell office:value-type="float" office:value="-7.91590163196082" calcext:value-type="float">
            <text:p>-7.91590163196082</text:p>
          </table:table-cell>
          <table:table-cell office:value-type="float" office:value="-7.90948886222074" calcext:value-type="float">
            <text:p>-7.90948886222074</text:p>
          </table:table-cell>
          <table:table-cell office:value-type="float" office:value="-7.85747397199192" calcext:value-type="float">
            <text:p>-7.85747397199192</text:p>
          </table:table-cell>
          <table:table-cell office:value-type="float" office:value="-7.80295395816525" calcext:value-type="float">
            <text:p>-7.80295395816525</text:p>
          </table:table-cell>
          <table:table-cell office:value-type="float" office:value="-7.74780859503514" calcext:value-type="float">
            <text:p>-7.74780859503514</text:p>
          </table:table-cell>
          <table:table-cell office:value-type="float" office:value="-7.66784885658631" calcext:value-type="float">
            <text:p>-7.66784885658631</text:p>
          </table:table-cell>
          <table:table-cell office:value-type="float" office:value="-7.47518003639756" calcext:value-type="float">
            <text:p>-7.47518003639756</text:p>
          </table:table-cell>
          <table:table-cell office:value-type="float" office:value="-6.7304075647668" calcext:value-type="float">
            <text:p>-6.7304075647668</text:p>
          </table:table-cell>
          <table:table-cell office:value-type="float" office:value="-4.87274849670295" calcext:value-type="float">
            <text:p>-4.87274849670295</text:p>
          </table:table-cell>
          <table:table-cell office:value-type="float" office:value="-1.26678457736605" calcext:value-type="float">
            <text:p>-1.26678457736605</text:p>
          </table:table-cell>
          <table:table-cell office:value-type="float" office:value="4.93881464575024" calcext:value-type="float">
            <text:p>4.93881464575024</text:p>
          </table:table-cell>
          <table:table-cell office:value-type="float" office:value="14.6204986933665" calcext:value-type="float">
            <text:p>14.6204986933665</text:p>
          </table:table-cell>
          <table:table-cell office:value-type="float" office:value="27.783184723323" calcext:value-type="float">
            <text:p>27.783184723323</text:p>
          </table:table-cell>
          <table:table-cell office:value-type="float" office:value="43.0538171980572" calcext:value-type="float">
            <text:p>43.0538171980572</text:p>
          </table:table-cell>
          <table:table-cell office:value-type="float" office:value="58.8749622039438" calcext:value-type="float">
            <text:p>58.8749622039438</text:p>
          </table:table-cell>
          <table:table-cell office:value-type="float" office:value="72.5037494520322" calcext:value-type="float">
            <text:p>72.5037494520322</text:p>
          </table:table-cell>
          <table:table-cell office:value-type="float" office:value="80.1382095677574" calcext:value-type="float">
            <text:p>80.1382095677574</text:p>
          </table:table-cell>
          <table:table-cell office:value-type="float" office:value="78.3076336038826" calcext:value-type="float">
            <text:p>78.3076336038826</text:p>
          </table:table-cell>
          <table:table-cell office:value-type="float" office:value="66.6393459341281" calcext:value-type="float">
            <text:p>66.6393459341281</text:p>
          </table:table-cell>
          <table:table-cell office:value-type="float" office:value="46.3106248554562" calcext:value-type="float">
            <text:p>46.3106248554562</text:p>
          </table:table-cell>
          <table:table-cell office:value-type="float" office:value="19.3426862164467" calcext:value-type="float">
            <text:p>19.3426862164467</text:p>
          </table:table-cell>
          <table:table-cell office:value-type="float" office:value="-8.68331009090049" calcext:value-type="float">
            <text:p>-8.68331009090049</text:p>
          </table:table-cell>
          <table:table-cell office:value-type="float" office:value="-31.2429585834891" calcext:value-type="float">
            <text:p>-31.2429585834891</text:p>
          </table:table-cell>
          <table:table-cell office:value-type="float" office:value="-43.6745201895406" calcext:value-type="float">
            <text:p>-43.6745201895406</text:p>
          </table:table-cell>
          <table:table-cell office:value-type="float" office:value="-45.5310210651281" calcext:value-type="float">
            <text:p>-45.5310210651281</text:p>
          </table:table-cell>
          <table:table-cell office:value-type="float" office:value="-37.0177431864692" calcext:value-type="float">
            <text:p>-37.0177431864692</text:p>
          </table:table-cell>
          <table:table-cell office:value-type="float" office:value="-20.9729045862719" calcext:value-type="float">
            <text:p>-20.9729045862719</text:p>
          </table:table-cell>
          <table:table-cell office:value-type="float" office:value="-3.54656598550497" calcext:value-type="float">
            <text:p>-3.54656598550497</text:p>
          </table:table-cell>
          <table:table-cell office:value-type="float" office:value="9.1780743978724" calcext:value-type="float">
            <text:p>9.1780743978724</text:p>
          </table:table-cell>
          <table:table-cell office:value-type="float" office:value="14.822282683171" calcext:value-type="float">
            <text:p>14.822282683171</text:p>
          </table:table-cell>
          <table:table-cell office:value-type="float" office:value="13.6452967586882" calcext:value-type="float">
            <text:p>13.6452967586882</text:p>
          </table:table-cell>
          <table:table-cell office:value-type="float" office:value="6.36188998555869" calcext:value-type="float">
            <text:p>6.36188998555869</text:p>
          </table:table-cell>
          <table:table-cell office:value-type="float" office:value="-3.77048591265964" calcext:value-type="float">
            <text:p>-3.77048591265964</text:p>
          </table:table-cell>
          <table:table-cell office:value-type="float" office:value="-12.4964301077732" calcext:value-type="float">
            <text:p>-12.4964301077732</text:p>
          </table:table-cell>
          <table:table-cell office:value-type="float" office:value="-16.6294134884443" calcext:value-type="float">
            <text:p>-16.6294134884443</text:p>
          </table:table-cell>
          <table:table-cell office:value-type="float" office:value="-16.5214221756703" calcext:value-type="float">
            <text:p>-16.5214221756703</text:p>
          </table:table-cell>
          <table:table-cell office:value-type="float" office:value="-13.2575371648512" calcext:value-type="float">
            <text:p>-13.2575371648512</text:p>
          </table:table-cell>
          <table:table-cell office:value-type="float" office:value="-8.23800723597976" calcext:value-type="float">
            <text:p>-8.23800723597976</text:p>
          </table:table-cell>
          <table:table-cell office:value-type="float" office:value="-3.42498836278212" calcext:value-type="float">
            <text:p>-3.42498836278212</text:p>
          </table:table-cell>
          <table:table-cell office:value-type="float" office:value="-0.774082355957508" calcext:value-type="float">
            <text:p>-0.774082355957508</text:p>
          </table:table-cell>
          <table:table-cell office:value-type="float" office:value="-0.744878718711606" calcext:value-type="float">
            <text:p>-0.744878718711606</text:p>
          </table:table-cell>
          <table:table-cell office:value-type="float" office:value="-2.29550932353647" calcext:value-type="float">
            <text:p>-2.29550932353647</text:p>
          </table:table-cell>
          <table:table-cell office:value-type="float" office:value="-4.35357604745813" calcext:value-type="float">
            <text:p>-4.35357604745813</text:p>
          </table:table-cell>
          <table:table-cell office:value-type="float" office:value="-6.19038410447525" calcext:value-type="float">
            <text:p>-6.19038410447525</text:p>
          </table:table-cell>
          <table:table-cell office:value-type="float" office:value="-7.27148099076774" calcext:value-type="float">
            <text:p>-7.27148099076774</text:p>
          </table:table-cell>
          <table:table-cell office:value-type="float" office:value="-7.21812647768721" calcext:value-type="float">
            <text:p>-7.21812647768721</text:p>
          </table:table-cell>
          <table:table-cell office:value-type="float" office:value="-6.4023914031745" calcext:value-type="float">
            <text:p>-6.4023914031745</text:p>
          </table:table-cell>
          <table:table-cell office:value-type="float" office:value="-5.42517549417461" calcext:value-type="float">
            <text:p>-5.42517549417461</text:p>
          </table:table-cell>
          <table:table-cell office:value-type="float" office:value="-4.73114248987735" calcext:value-type="float">
            <text:p>-4.73114248987735</text:p>
          </table:table-cell>
          <table:table-cell office:value-type="float" office:value="-4.36364370606448" calcext:value-type="float">
            <text:p>-4.36364370606448</text:p>
          </table:table-cell>
          <table:table-cell office:value-type="float" office:value="-4.30124723426884" calcext:value-type="float">
            <text:p>-4.30124723426884</text:p>
          </table:table-cell>
          <table:table-cell office:value-type="float" office:value="-4.46240188015175" calcext:value-type="float">
            <text:p>-4.46240188015175</text:p>
          </table:table-cell>
          <table:table-cell office:value-type="float" office:value="-4.68050696221836" calcext:value-type="float">
            <text:p>-4.68050696221836</text:p>
          </table:table-cell>
          <table:table-cell office:value-type="float" office:value="-4.79046765678365" calcext:value-type="float">
            <text:p>-4.79046765678365</text:p>
          </table:table-cell>
          <table:table-cell office:value-type="float" office:value="-4.75348736235004" calcext:value-type="float">
            <text:p>-4.75348736235004</text:p>
          </table:table-cell>
          <table:table-cell office:value-type="float" office:value="-4.63191439723245" calcext:value-type="float">
            <text:p>-4.63191439723245</text:p>
          </table:table-cell>
          <table:table-cell office:value-type="float" office:value="-4.48675755227707" calcext:value-type="float">
            <text:p>-4.48675755227707</text:p>
          </table:table-cell>
          <table:table-cell office:value-type="float" office:value="-4.34836558292747" calcext:value-type="float">
            <text:p>-4.34836558292747</text:p>
          </table:table-cell>
          <table:table-cell office:value-type="float" office:value="-4.23343092348162" calcext:value-type="float">
            <text:p>-4.23343092348162</text:p>
          </table:table-cell>
          <table:table-cell office:value-type="float" office:value="-4.15167858410791" calcext:value-type="float">
            <text:p>-4.15167858410791</text:p>
          </table:table-cell>
          <table:table-cell office:value-type="float" office:value="-4.08678273204272" calcext:value-type="float">
            <text:p>-4.08678273204272</text:p>
          </table:table-cell>
          <table:table-cell office:value-type="float" office:value="-4.01637309555111" calcext:value-type="float">
            <text:p>-4.01637309555111</text:p>
          </table:table-cell>
          <table:table-cell office:value-type="float" office:value="-3.93167100241675" calcext:value-type="float">
            <text:p>-3.93167100241675</text:p>
          </table:table-cell>
          <table:table-cell office:value-type="float" office:value="-3.85127409704846" calcext:value-type="float">
            <text:p>-3.85127409704846</text:p>
          </table:table-cell>
          <table:table-cell office:value-type="float" office:value="-3.79569840709421" calcext:value-type="float">
            <text:p>-3.79569840709421</text:p>
          </table:table-cell>
          <table:table-cell office:value-type="float" office:value="-3.74599721947794" calcext:value-type="float">
            <text:p>-3.74599721947794</text:p>
          </table:table-cell>
          <table:table-cell office:value-type="float" office:value="-3.63873097059187" calcext:value-type="float">
            <text:p>-3.63873097059187</text:p>
          </table:table-cell>
          <table:table-cell office:value-type="float" office:value="-3.39327851291981" calcext:value-type="float">
            <text:p>-3.39327851291981</text:p>
          </table:table-cell>
          <table:table-cell office:value-type="float" office:value="-2.75980236736449" calcext:value-type="float">
            <text:p>-2.75980236736449</text:p>
          </table:table-cell>
          <table:table-cell office:value-type="float" office:value="-1.38063948560127" calcext:value-type="float">
            <text:p>-1.38063948560127</text:p>
          </table:table-cell>
          <table:table-cell office:value-type="float" office:value="1.03456474079626" calcext:value-type="float">
            <text:p>1.03456474079626</text:p>
          </table:table-cell>
          <table:table-cell office:value-type="float" office:value="4.38943756980089" calcext:value-type="float">
            <text:p>4.38943756980089</text:p>
          </table:table-cell>
          <table:table-cell office:value-type="float" office:value="8.45284910472428" calcext:value-type="float">
            <text:p>8.45284910472428</text:p>
          </table:table-cell>
          <table:table-cell office:value-type="float" office:value="12.77488640468" calcext:value-type="float">
            <text:p>12.77488640468</text:p>
          </table:table-cell>
          <table:table-cell office:value-type="float" office:value="16.2669715815167" calcext:value-type="float">
            <text:p>16.2669715815167</text:p>
          </table:table-cell>
          <table:table-cell office:value-type="float" office:value="17.7331435479938" calcext:value-type="float">
            <text:p>17.7331435479938</text:p>
          </table:table-cell>
          <table:table-cell office:value-type="float" office:value="16.5338325686518" calcext:value-type="float">
            <text:p>16.5338325686518</text:p>
          </table:table-cell>
          <table:table-cell office:value-type="float" office:value="12.9157607302454" calcext:value-type="float">
            <text:p>12.9157607302454</text:p>
          </table:table-cell>
          <table:table-cell office:value-type="float" office:value="7.24230572661868" calcext:value-type="float">
            <text:p>7.24230572661868</text:p>
          </table:table-cell>
          <table:table-cell office:value-type="float" office:value="0.596440416067653" calcext:value-type="float">
            <text:p>0.596440416067653</text:p>
          </table:table-cell>
          <table:table-cell office:value-type="float" office:value="-5.2912618415171" calcext:value-type="float">
            <text:p>-5.2912618415171</text:p>
          </table:table-cell>
          <table:table-cell office:value-type="float" office:value="-8.82455767995089" calcext:value-type="float">
            <text:p>-8.82455767995089</text:p>
          </table:table-cell>
          <table:table-cell office:value-type="float" office:value="-9.74300474571844" calcext:value-type="float">
            <text:p>-9.74300474571844</text:p>
          </table:table-cell>
          <table:table-cell office:value-type="float" office:value="-8.45961598809504" calcext:value-type="float">
            <text:p>-8.45961598809504</text:p>
          </table:table-cell>
          <table:table-cell office:value-type="float" office:value="-5.53084380748677" calcext:value-type="float">
            <text:p>-5.53084380748677</text:p>
          </table:table-cell>
          <table:table-cell office:value-type="float" office:value="-2.10951410551443" calcext:value-type="float">
            <text:p>-2.10951410551443</text:p>
          </table:table-cell>
          <table:table-cell office:value-type="float" office:value="0.49298063985908" calcext:value-type="float">
            <text:p>0.49298063985908</text:p>
          </table:table-cell>
          <table:table-cell office:value-type="float" office:value="1.4729742431734" calcext:value-type="float">
            <text:p>1.4729742431734</text:p>
          </table:table-cell>
          <table:table-cell office:value-type="float" office:value="1.18469305860872" calcext:value-type="float">
            <text:p>1.18469305860872</text:p>
          </table:table-cell>
          <table:table-cell office:value-type="float" office:value="0.142673644932184" calcext:value-type="float">
            <text:p>0.142673644932184</text:p>
          </table:table-cell>
          <table:table-cell office:value-type="float" office:value="-1.15042198618717" calcext:value-type="float">
            <text:p>-1.15042198618717</text:p>
          </table:table-cell>
          <table:table-cell office:value-type="float" office:value="-2.20697791709107" calcext:value-type="float">
            <text:p>-2.20697791709107</text:p>
          </table:table-cell>
          <table:table-cell office:value-type="float" office:value="-2.57556638309268" calcext:value-type="float">
            <text:p>-2.57556638309268</text:p>
          </table:table-cell>
          <table:table-cell office:value-type="float" office:value="-2.2797352905499" calcext:value-type="float">
            <text:p>-2.2797352905499</text:p>
          </table:table-cell>
          <table:table-cell office:value-type="float" office:value="-1.68376745289897" calcext:value-type="float">
            <text:p>-1.68376745289897</text:p>
          </table:table-cell>
          <table:table-cell office:value-type="float" office:value="-1.12537149845501" calcext:value-type="float">
            <text:p>-1.12537149845501</text:p>
          </table:table-cell>
          <table:table-cell office:value-type="float" office:value="-0.723578032786175" calcext:value-type="float">
            <text:p>-0.723578032786175</text:p>
          </table:table-cell>
          <table:table-cell office:value-type="float" office:value="-0.51087858868765" calcext:value-type="float">
            <text:p>-0.51087858868765</text:p>
          </table:table-cell>
          <table:table-cell office:value-type="float" office:value="-0.489351814565853" calcext:value-type="float">
            <text:p>-0.489351814565853</text:p>
          </table:table-cell>
          <table:table-cell office:value-type="float" office:value="-0.560497766277897" calcext:value-type="float">
            <text:p>-0.560497766277897</text:p>
          </table:table-cell>
          <table:table-cell office:value-type="float" office:value="-0.605501385915061" calcext:value-type="float">
            <text:p>-0.605501385915061</text:p>
          </table:table-cell>
          <table:table-cell office:value-type="float" office:value="-0.561033027064147" calcext:value-type="float">
            <text:p>-0.561033027064147</text:p>
          </table:table-cell>
          <table:table-cell office:value-type="float" office:value="-0.463438347487533" calcext:value-type="float">
            <text:p>-0.463438347487533</text:p>
          </table:table-cell>
          <table:table-cell office:value-type="float" office:value="-0.358012585590807" calcext:value-type="float">
            <text:p>-0.358012585590807</text:p>
          </table:table-cell>
          <table:table-cell office:value-type="float" office:value="-0.256053927236386" calcext:value-type="float">
            <text:p>-0.256053927236386</text:p>
          </table:table-cell>
          <table:table-cell office:value-type="float" office:value="-0.134490913276246" calcext:value-type="float">
            <text:p>-0.134490913276246</text:p>
          </table:table-cell>
          <table:table-cell office:value-type="float" office:value="0.0636783576814346" calcext:value-type="float">
            <text:p>0.063678357681435</text:p>
          </table:table-cell>
          <table:table-cell office:value-type="float" office:value="0.715132237109283" calcext:value-type="float">
            <text:p>0.715132237109283</text:p>
          </table:table-cell>
          <table:table-cell office:value-type="float" office:value="2.37858211618773" calcext:value-type="float">
            <text:p>2.37858211618773</text:p>
          </table:table-cell>
          <table:table-cell office:value-type="float" office:value="5.65905854551509" calcext:value-type="float">
            <text:p>5.65905854551509</text:p>
          </table:table-cell>
          <table:table-cell office:value-type="float" office:value="11.379638754833" calcext:value-type="float">
            <text:p>11.379638754833</text:p>
          </table:table-cell>
          <table:table-cell office:value-type="float" office:value="20.4292298215652" calcext:value-type="float">
            <text:p>20.4292298215652</text:p>
          </table:table-cell>
          <table:table-cell office:value-type="float" office:value="33.1010458589819" calcext:value-type="float">
            <text:p>33.1010458589819</text:p>
          </table:table-cell>
          <table:table-cell office:value-type="float" office:value="48.1464296930113" calcext:value-type="float">
            <text:p>48.1464296930113</text:p>
          </table:table-cell>
          <table:table-cell office:value-type="float" office:value="64.0515762236555" calcext:value-type="float">
            <text:p>64.0515762236555</text:p>
          </table:table-cell>
          <table:table-cell office:value-type="float" office:value="78.3850788977751" calcext:value-type="float">
            <text:p>78.3850788977751</text:p>
          </table:table-cell>
          <table:table-cell office:value-type="float" office:value="87.4078064650215" calcext:value-type="float">
            <text:p>87.4078064650215</text:p>
          </table:table-cell>
          <table:table-cell office:value-type="float" office:value="87.445883815402" calcext:value-type="float">
            <text:p>87.445883815402</text:p>
          </table:table-cell>
          <table:table-cell office:value-type="float" office:value="77.4830406318283" calcext:value-type="float">
            <text:p>77.4830406318283</text:p>
          </table:table-cell>
          <table:table-cell office:value-type="float" office:value="58.6469439180916" calcext:value-type="float">
            <text:p>58.6469439180916</text:p>
          </table:table-cell>
          <table:table-cell office:value-type="float" office:value="32.5814448374423" calcext:value-type="float">
            <text:p>32.5814448374423</text:p>
          </table:table-cell>
          <table:table-cell office:value-type="float" office:value="4.29957073834902" calcext:value-type="float">
            <text:p>4.29957073834902</text:p>
          </table:table-cell>
          <table:table-cell office:value-type="float" office:value="-19.6732216154202" calcext:value-type="float">
            <text:p>-19.6732216154202</text:p>
          </table:table-cell>
          <table:table-cell office:value-type="float" office:value="-33.971770919273" calcext:value-type="float">
            <text:p>-33.971770919273</text:p>
          </table:table-cell>
          <table:table-cell office:value-type="float" office:value="-37.6725373446933" calcext:value-type="float">
            <text:p>-37.6725373446933</text:p>
          </table:table-cell>
          <table:table-cell office:value-type="float" office:value="-30.9213731207854" calcext:value-type="float">
            <text:p>-30.9213731207854</text:p>
          </table:table-cell>
          <table:table-cell office:value-type="float" office:value="-15.7614302013025" calcext:value-type="float">
            <text:p>-15.7614302013025</text:p>
          </table:table-cell>
          <table:table-cell office:value-type="float" office:value="1.91305630671691" calcext:value-type="float">
            <text:p>1.91305630671691</text:p>
          </table:table-cell>
          <table:table-cell office:value-type="float" office:value="15.8435176701646" calcext:value-type="float">
            <text:p>15.8435176701646</text:p>
          </table:table-cell>
          <table:table-cell office:value-type="float" office:value="22.7636131123003" calcext:value-type="float">
            <text:p>22.7636131123003</text:p>
          </table:table-cell>
          <table:table-cell office:value-type="float" office:value="22.8052849361086" calcext:value-type="float">
            <text:p>22.8052849361086</text:p>
          </table:table-cell>
          <table:table-cell office:value-type="float" office:value="16.4806569060644" calcext:value-type="float">
            <text:p>16.4806569060644</text:p>
          </table:table-cell>
          <table:table-cell office:value-type="float" office:value="6.56860841447123" calcext:value-type="float">
            <text:p>6.56860841447123</text:p>
          </table:table-cell>
          <table:table-cell office:value-type="float" office:value="-2.69679569192651" calcext:value-type="float">
            <text:p>-2.69679569192651</text:p>
          </table:table-cell>
          <table:table-cell office:value-type="float" office:value="-7.67608241267471" calcext:value-type="float">
            <text:p>-7.67608241267471</text:p>
          </table:table-cell>
          <table:table-cell office:value-type="float" office:value="-8.22384087655571" calcext:value-type="float">
            <text:p>-8.22384087655571</text:p>
          </table:table-cell>
          <table:table-cell office:value-type="float" office:value="-5.42051646412747" calcext:value-type="float">
            <text:p>-5.42051646412747</text:p>
          </table:table-cell>
          <table:table-cell office:value-type="float" office:value="-0.557157946927687" calcext:value-type="float">
            <text:p>-0.557157946927687</text:p>
          </table:table-cell>
          <table:table-cell office:value-type="float" office:value="4.45889334179936" calcext:value-type="float">
            <text:p>4.45889334179936</text:p>
          </table:table-cell>
          <table:table-cell office:value-type="float" office:value="7.6245496912804" calcext:value-type="float">
            <text:p>7.6245496912804</text:p>
          </table:table-cell>
          <table:table-cell office:value-type="float" office:value="8.06806492769567" calcext:value-type="float">
            <text:p>8.06806492769567</text:p>
          </table:table-cell>
          <table:table-cell office:value-type="float" office:value="6.73334220840188" calcext:value-type="float">
            <text:p>6.73334220840188</text:p>
          </table:table-cell>
          <table:table-cell office:value-type="float" office:value="4.71305769508654" calcext:value-type="float">
            <text:p>4.71305769508654</text:p>
          </table:table-cell>
          <table:table-cell office:value-type="float" office:value="2.81090887708646" calcext:value-type="float">
            <text:p>2.81090887708646</text:p>
          </table:table-cell>
          <table:table-cell office:value-type="float" office:value="1.56862737436385" calcext:value-type="float">
            <text:p>1.56862737436385</text:p>
          </table:table-cell>
          <table:table-cell office:value-type="float" office:value="1.43719720441852" calcext:value-type="float">
            <text:p>1.43719720441852</text:p>
          </table:table-cell>
          <table:table-cell office:value-type="float" office:value="2.17165834169642" calcext:value-type="float">
            <text:p>2.17165834169642</text:p>
          </table:table-cell>
          <table:table-cell office:value-type="float" office:value="3.17348359924009" calcext:value-type="float">
            <text:p>3.17348359924009</text:p>
          </table:table-cell>
          <table:table-cell office:value-type="float" office:value="3.93652545289566" calcext:value-type="float">
            <text:p>3.93652545289566</text:p>
          </table:table-cell>
          <table:table-cell office:value-type="float" office:value="4.36847706854815" calcext:value-type="float">
            <text:p>4.36847706854815</text:p>
          </table:table-cell>
          <table:table-cell office:value-type="float" office:value="4.48967386352769" calcext:value-type="float">
            <text:p>4.48967386352769</text:p>
          </table:table-cell>
          <table:table-cell office:value-type="float" office:value="4.36263462310559" calcext:value-type="float">
            <text:p>4.36263462310559</text:p>
          </table:table-cell>
          <table:table-cell office:value-type="float" office:value="4.14683066989148" calcext:value-type="float">
            <text:p>4.14683066989148</text:p>
          </table:table-cell>
          <table:table-cell office:value-type="float" office:value="4.01263291681754" calcext:value-type="float">
            <text:p>4.01263291681754</text:p>
          </table:table-cell>
          <table:table-cell office:value-type="float" office:value="4.03057667611531" calcext:value-type="float">
            <text:p>4.03057667611531</text:p>
          </table:table-cell>
          <table:table-cell office:value-type="float" office:value="4.14376738112166" calcext:value-type="float">
            <text:p>4.14376738112166</text:p>
          </table:table-cell>
          <table:table-cell office:value-type="float" office:value="4.28898367252251" calcext:value-type="float">
            <text:p>4.28898367252251</text:p>
          </table:table-cell>
          <table:table-cell office:value-type="float" office:value="4.42980035858003" calcext:value-type="float">
            <text:p>4.42980035858003</text:p>
          </table:table-cell>
          <table:table-cell office:value-type="float" office:value="4.54915722085648" calcext:value-type="float">
            <text:p>4.54915722085648</text:p>
          </table:table-cell>
          <table:table-cell office:value-type="float" office:value="4.63430367333837" calcext:value-type="float">
            <text:p>4.63430367333837</text:p>
          </table:table-cell>
          <table:table-cell office:value-type="float" office:value="4.69764740274403" calcext:value-type="float">
            <text:p>4.69764740274403</text:p>
          </table:table-cell>
          <table:table-cell office:value-type="float" office:value="4.76162956354412" calcext:value-type="float">
            <text:p>4.76162956354412</text:p>
          </table:table-cell>
          <table:table-cell office:value-type="float" office:value="4.83995671638214" calcext:value-type="float">
            <text:p>4.83995671638214</text:p>
          </table:table-cell>
          <table:table-cell office:value-type="float" office:value="4.91691450969484" calcext:value-type="float">
            <text:p>4.91691450969484</text:p>
          </table:table-cell>
          <table:table-cell office:value-type="float" office:value="4.97092592815038" calcext:value-type="float">
            <text:p>4.97092592815038</text:p>
          </table:table-cell>
          <table:table-cell office:value-type="float" office:value="5.00953895379498" calcext:value-type="float">
            <text:p>5.00953895379498</text:p>
          </table:table-cell>
          <table:table-cell office:value-type="float" office:value="5.0930201245686" calcext:value-type="float">
            <text:p>5.0930201245686</text:p>
          </table:table-cell>
          <table:table-cell office:value-type="float" office:value="5.29305294639239" calcext:value-type="float">
            <text:p>5.29305294639239</text:p>
          </table:table-cell>
          <table:table-cell office:value-type="float" office:value="5.82071462141661" calcext:value-type="float">
            <text:p>5.82071462141661</text:p>
          </table:table-cell>
          <table:table-cell office:value-type="float" office:value="7.0290315072896" calcext:value-type="float">
            <text:p>7.0290315072896</text:p>
          </table:table-cell>
          <table:table-cell office:value-type="float" office:value="9.24213697358246" calcext:value-type="float">
            <text:p>9.24213697358246</text:p>
          </table:table-cell>
          <table:table-cell office:value-type="float" office:value="12.4328913091799" calcext:value-type="float">
            <text:p>12.4328913091799</text:p>
          </table:table-cell>
          <table:table-cell office:value-type="float" office:value="16.3726149785845" calcext:value-type="float">
            <text:p>16.3726149785845</text:p>
          </table:table-cell>
          <table:table-cell office:value-type="float" office:value="20.7007476207206" calcext:value-type="float">
            <text:p>20.7007476207206</text:p>
          </table:table-cell>
          <table:table-cell office:value-type="float" office:value="24.4126553631846" calcext:value-type="float">
            <text:p>24.4126553631846</text:p>
          </table:table-cell>
          <table:table-cell office:value-type="float" office:value="26.3046108790814" calcext:value-type="float">
            <text:p>26.3046108790814</text:p>
          </table:table-cell>
          <table:table-cell office:value-type="float" office:value="25.5524551227897" calcext:value-type="float">
            <text:p>25.5524551227897</text:p>
          </table:table-cell>
          <table:table-cell office:value-type="float" office:value="22.3225059320794" calcext:value-type="float">
            <text:p>22.3225059320794</text:p>
          </table:table-cell>
          <table:table-cell office:value-type="float" office:value="16.9518892891602" calcext:value-type="float">
            <text:p>16.9518892891602</text:p>
          </table:table-cell>
          <table:table-cell office:value-type="float" office:value="10.333948404845" calcext:value-type="float">
            <text:p>10.333948404845</text:p>
          </table:table-cell>
          <table:table-cell office:value-type="float" office:value="4.16059681322528" calcext:value-type="float">
            <text:p>4.16059681322528</text:p>
          </table:table-cell>
          <table:table-cell office:value-type="float" office:value="0.115113212590053" calcext:value-type="float">
            <text:p>0.115113212590053</text:p>
          </table:table-cell>
          <table:table-cell office:value-type="float" office:value="-1.26369331338662" calcext:value-type="float">
            <text:p>-1.26369331338662</text:p>
          </table:table-cell>
          <table:table-cell office:value-type="float" office:value="-0.367049319758698" calcext:value-type="float">
            <text:p>-0.367049319758698</text:p>
          </table:table-cell>
          <table:table-cell office:value-type="float" office:value="2.31143005860975" calcext:value-type="float">
            <text:p>2.31143005860975</text:p>
          </table:table-cell>
          <table:table-cell office:value-type="float" office:value="5.71445936588519" calcext:value-type="float">
            <text:p>5.71445936588519</text:p>
          </table:table-cell>
          <table:table-cell office:value-type="float" office:value="8.5297386024304" calcext:value-type="float">
            <text:p>8.5297386024304</text:p>
          </table:table-cell>
          <table:table-cell office:value-type="float" office:value="9.76135702434742" calcext:value-type="float">
            <text:p>9.76135702434742</text:p>
          </table:table-cell>
          <table:table-cell office:value-type="float" office:value="9.63199704497527" calcext:value-type="float">
            <text:p>9.63199704497527</text:p>
          </table:table-cell>
          <table:table-cell office:value-type="float" office:value="8.65646316727936" calcext:value-type="float">
            <text:p>8.65646316727936</text:p>
          </table:table-cell>
          <table:table-cell office:value-type="float" office:value="7.34101711451808" calcext:value-type="float">
            <text:p>7.34101711451808</text:p>
          </table:table-cell>
          <table:table-cell office:value-type="float" office:value="6.1744465566089" calcext:value-type="float">
            <text:p>6.1744465566089</text:p>
          </table:table-cell>
          <table:table-cell office:value-type="float" office:value="5.63049885246917" calcext:value-type="float">
            <text:p>5.63049885246917</text:p>
          </table:table-cell>
          <table:table-cell office:value-type="float" office:value="5.79977621482572" calcext:value-type="float">
            <text:p>5.79977621482572</text:p>
          </table:table-cell>
          <table:table-cell office:value-type="float" office:value="6.3345612308296" calcext:value-type="float">
            <text:p>6.3345612308296</text:p>
          </table:table-cell>
          <table:table-cell office:value-type="float" office:value="6.87982775236018" calcext:value-type="float">
            <text:p>6.87982775236018</text:p>
          </table:table-cell>
          <table:table-cell office:value-type="float" office:value="7.27525563850393" calcext:value-type="float">
            <text:p>7.27525563850393</text:p>
          </table:table-cell>
          <table:table-cell office:value-type="float" office:value="7.48645343467441" calcext:value-type="float">
            <text:p>7.48645343467441</text:p>
          </table:table-cell>
          <table:table-cell office:value-type="float" office:value="7.49854940116852" calcext:value-type="float">
            <text:p>7.49854940116852</text:p>
          </table:table-cell>
          <table:table-cell office:value-type="float" office:value="7.39584789256334" calcext:value-type="float">
            <text:p>7.39584789256334</text:p>
          </table:table-cell>
          <table:table-cell office:value-type="float" office:value="7.29769841184138" calcext:value-type="float">
            <text:p>7.29769841184138</text:p>
          </table:table-cell>
          <table:table-cell office:value-type="float" office:value="7.28671531959716" calcext:value-type="float">
            <text:p>7.28671531959716</text:p>
          </table:table-cell>
          <table:table-cell office:value-type="float" office:value="7.33632807093031" calcext:value-type="float">
            <text:p>7.33632807093031</text:p>
          </table:table-cell>
          <table:table-cell office:value-type="float" office:value="7.40017746464501" calcext:value-type="float">
            <text:p>7.40017746464501</text:p>
          </table:table-cell>
          <table:table-cell office:value-type="float" office:value="7.45757597218926" calcext:value-type="float">
            <text:p>7.45757597218926</text:p>
          </table:table-cell>
          <table:table-cell office:value-type="float" office:value="7.52934450414856" calcext:value-type="float">
            <text:p>7.52934450414856</text:p>
          </table:table-cell>
          <table:table-cell office:value-type="float" office:value="7.65375477070955" calcext:value-type="float">
            <text:p>7.65375477070955</text:p>
          </table:table-cell>
          <table:table-cell office:value-type="float" office:value="8.13751602683872" calcext:value-type="float">
            <text:p>8.13751602683872</text:p>
          </table:table-cell>
          <table:table-cell office:value-type="float" office:value="9.53245914602042" calcext:value-type="float">
            <text:p>9.53245914602042</text:p>
          </table:table-cell>
          <table:table-cell office:value-type="float" office:value="12.4227651685216" calcext:value-type="float">
            <text:p>12.4227651685216</text:p>
          </table:table-cell>
          <table:table-cell office:value-type="float" office:value="17.5944691485939" calcext:value-type="float">
            <text:p>17.5944691485939</text:p>
          </table:table-cell>
          <table:table-cell office:value-type="float" office:value="25.9369446529079" calcext:value-type="float">
            <text:p>25.9369446529079</text:p>
          </table:table-cell>
          <table:table-cell office:value-type="float" office:value="37.9783288831789" calcext:value-type="float">
            <text:p>37.9783288831789</text:p>
          </table:table-cell>
          <table:table-cell office:value-type="float" office:value="52.6589475270817" calcext:value-type="float">
            <text:p>52.6589475270817</text:p>
          </table:table-cell>
          <table:table-cell office:value-type="float" office:value="68.4814576509287" calcext:value-type="float">
            <text:p>68.4814576509287</text:p>
          </table:table-cell>
          <table:table-cell office:value-type="float" office:value="83.3057948251518" calcext:value-type="float">
            <text:p>83.3057948251518</text:p>
          </table:table-cell>
          <table:table-cell office:value-type="float" office:value="93.5029959253489" calcext:value-type="float">
            <text:p>93.5029959253489</text:p>
          </table:table-cell>
          <table:table-cell office:value-type="float" office:value="95.2890590608858" calcext:value-type="float">
            <text:p>95.2890590608858</text:p>
          </table:table-cell>
          <table:table-cell office:value-type="float" office:value="86.9778674388797" calcext:value-type="float">
            <text:p>86.9778674388797</text:p>
          </table:table-cell>
          <table:table-cell office:value-type="float" office:value="69.5807193939534" calcext:value-type="float">
            <text:p>69.5807193939534</text:p>
          </table:table-cell>
          <table:table-cell office:value-type="float" office:value="44.4998843076193" calcext:value-type="float">
            <text:p>44.4998843076193</text:p>
          </table:table-cell>
          <table:table-cell office:value-type="float" office:value="16.0785556486617" calcext:value-type="float">
            <text:p>16.0785556486617</text:p>
          </table:table-cell>
          <table:table-cell office:value-type="float" office:value="-9.19903480331227" calcext:value-type="float">
            <text:p>-9.19903480331227</text:p>
          </table:table-cell>
          <table:table-cell office:value-type="float" office:value="-25.4549878820548" calcext:value-type="float">
            <text:p>-25.4549878820548</text:p>
          </table:table-cell>
          <table:table-cell office:value-type="float" office:value="-31.0949531035072" calcext:value-type="float">
            <text:p>-31.0949531035072</text:p>
          </table:table-cell>
          <table:table-cell office:value-type="float" office:value="-26.2469736279249" calcext:value-type="float">
            <text:p>-26.2469736279249</text:p>
          </table:table-cell>
          <table:table-cell office:value-type="float" office:value="-12.2644371888693" calcext:value-type="float">
            <text:p>-12.2644371888693</text:p>
          </table:table-cell>
          <table:table-cell office:value-type="float" office:value="5.36588359733823" calcext:value-type="float">
            <text:p>5.36588359733823</text:p>
          </table:table-cell>
          <table:table-cell office:value-type="float" office:value="20.3058117228309" calcext:value-type="float">
            <text:p>20.3058117228309</text:p>
          </table:table-cell>
          <table:table-cell office:value-type="float" office:value="28.4220966314021" calcext:value-type="float">
            <text:p>28.4220966314021</text:p>
          </table:table-cell>
          <table:table-cell office:value-type="float" office:value="29.6029553346951" calcext:value-type="float">
            <text:p>29.6029553346951</text:p>
          </table:table-cell>
          <table:table-cell office:value-type="float" office:value="24.2416294028138" calcext:value-type="float">
            <text:p>24.2416294028138</text:p>
          </table:table-cell>
          <table:table-cell office:value-type="float" office:value="14.5962079326677" calcext:value-type="float">
            <text:p>14.5962079326677</text:p>
          </table:table-cell>
          <table:table-cell office:value-type="float" office:value="4.83766575577762" calcext:value-type="float">
            <text:p>4.83766575577762</text:p>
          </table:table-cell>
          <table:table-cell office:value-type="float" office:value="-1.0911867722686" calcext:value-type="float">
            <text:p>-1.0911867722686</text:p>
          </table:table-cell>
          <table:table-cell office:value-type="float" office:value="-2.41729644366356" calcext:value-type="float">
            <text:p>-2.41729644366356</text:p>
          </table:table-cell>
          <table:table-cell office:value-type="float" office:value="-0.199989655655955" calcext:value-type="float">
            <text:p>-0.199989655655955</text:p>
          </table:table-cell>
          <table:table-cell office:value-type="float" office:value="4.35541243914703" calcext:value-type="float">
            <text:p>4.35541243914703</text:p>
          </table:table-cell>
          <table:table-cell office:value-type="float" office:value="9.42294929798168" calcext:value-type="float">
            <text:p>9.42294929798168</text:p>
          </table:table-cell>
          <table:table-cell office:value-type="float" office:value="12.9839663961686" calcext:value-type="float">
            <text:p>12.9839663961686</text:p>
          </table:table-cell>
          <table:table-cell office:value-type="float" office:value="13.7902899225871" calcext:value-type="float">
            <text:p>13.7902899225871</text:p>
          </table:table-cell>
          <table:table-cell office:value-type="float" office:value="12.6203051819459" calcext:value-type="float">
            <text:p>12.6203051819459</text:p>
          </table:table-cell>
          <table:table-cell office:value-type="float" office:value="10.577146039836" calcext:value-type="float">
            <text:p>10.577146039836</text:p>
          </table:table-cell>
          <table:table-cell office:value-type="float" office:value="8.54089729860525" calcext:value-type="float">
            <text:p>8.54089729860525</text:p>
          </table:table-cell>
          <table:table-cell office:value-type="float" office:value="7.06903377677491" calcext:value-type="float">
            <text:p>7.06903377677491</text:p>
          </table:table-cell>
          <table:table-cell office:value-type="float" office:value="6.65759752950216" calcext:value-type="float">
            <text:p>6.65759752950216</text:p>
          </table:table-cell>
          <table:table-cell office:value-type="float" office:value="7.20711291318607" calcext:value-type="float">
            <text:p>7.20711291318607</text:p>
          </table:table-cell>
          <table:table-cell office:value-type="float" office:value="8.13061797070015" calcext:value-type="float">
            <text:p>8.13061797070015</text:p>
          </table:table-cell>
          <table:table-cell office:value-type="float" office:value="8.87863417289182" calcext:value-type="float">
            <text:p>8.87863417289182</text:p>
          </table:table-cell>
          <table:table-cell office:value-type="float" office:value="9.29231501484571" calcext:value-type="float">
            <text:p>9.29231501484571</text:p>
          </table:table-cell>
          <table:table-cell office:value-type="float" office:value="9.39092619659994" calcext:value-type="float">
            <text:p>9.39092619659994</text:p>
          </table:table-cell>
          <table:table-cell office:value-type="float" office:value="9.22098123778142" calcext:value-type="float">
            <text:p>9.22098123778142</text:p>
          </table:table-cell>
          <table:table-cell office:value-type="float" office:value="8.9308928446309" calcext:value-type="float">
            <text:p>8.9308928446309</text:p>
          </table:table-cell>
          <table:table-cell office:value-type="float" office:value="8.69323793696097" calcext:value-type="float">
            <text:p>8.69323793696097</text:p>
          </table:table-cell>
          <table:table-cell office:value-type="float" office:value="8.60888649594693" calcext:value-type="float">
            <text:p>8.60888649594693</text:p>
          </table:table-cell>
          <table:table-cell office:value-type="float" office:value="8.63089874203339" calcext:value-type="float">
            <text:p>8.63089874203339</text:p>
          </table:table-cell>
          <table:table-cell office:value-type="float" office:value="8.69481251298278" calcext:value-type="float">
            <text:p>8.69481251298278</text:p>
          </table:table-cell>
          <table:table-cell office:value-type="float" office:value="8.7577524200917" calcext:value-type="float">
            <text:p>8.7577524200917</text:p>
          </table:table-cell>
          <table:table-cell office:value-type="float" office:value="8.80171895820402" calcext:value-type="float">
            <text:p>8.80171895820402</text:p>
          </table:table-cell>
          <table:table-cell office:value-type="float" office:value="8.81198983676018" calcext:value-type="float">
            <text:p>8.81198983676018</text:p>
          </table:table-cell>
          <table:table-cell office:value-type="float" office:value="8.79621538667509" calcext:value-type="float">
            <text:p>8.79621538667509</text:p>
          </table:table-cell>
          <table:table-cell office:value-type="float" office:value="8.77662374902474" calcext:value-type="float">
            <text:p>8.77662374902474</text:p>
          </table:table-cell>
          <table:table-cell office:value-type="float" office:value="8.77065135761521" calcext:value-type="float">
            <text:p>8.77065135761521</text:p>
          </table:table-cell>
          <table:table-cell office:value-type="float" office:value="8.76676465569467" calcext:value-type="float">
            <text:p>8.76676465569467</text:p>
          </table:table-cell>
          <table:table-cell office:value-type="float" office:value="8.74311541388973" calcext:value-type="float">
            <text:p>8.74311541388973</text:p>
          </table:table-cell>
          <table:table-cell office:value-type="float" office:value="8.69711126688489" calcext:value-type="float">
            <text:p>8.69711126688489</text:p>
          </table:table-cell>
          <table:table-cell office:value-type="float" office:value="8.68383538002249" calcext:value-type="float">
            <text:p>8.68383538002249</text:p>
          </table:table-cell>
          <table:table-cell office:value-type="float" office:value="8.77064210007113" calcext:value-type="float">
            <text:p>8.77064210007113</text:p>
          </table:table-cell>
          <table:table-cell office:value-type="float" office:value="9.12998648835083" calcext:value-type="float">
            <text:p>9.12998648835083</text:p>
          </table:table-cell>
          <table:table-cell office:value-type="float" office:value="10.1055361503579" calcext:value-type="float">
            <text:p>10.1055361503579</text:p>
          </table:table-cell>
          <table:table-cell office:value-type="float" office:value="12.0418816600034" calcext:value-type="float">
            <text:p>12.0418816600034</text:p>
          </table:table-cell>
          <table:table-cell office:value-type="float" office:value="14.9890175548904" calcext:value-type="float">
            <text:p>14.9890175548904</text:p>
          </table:table-cell>
          <table:table-cell office:value-type="float" office:value="18.7259665623732" calcext:value-type="float">
            <text:p>18.7259665623732</text:p>
          </table:table-cell>
          <table:table-cell office:value-type="float" office:value="22.9534079106435" calcext:value-type="float">
            <text:p>22.9534079106435</text:p>
          </table:table-cell>
          <table:table-cell office:value-type="float" office:value="26.7765396970168" calcext:value-type="float">
            <text:p>26.7765396970168</text:p>
          </table:table-cell>
          <table:table-cell office:value-type="float" office:value="28.9933637366027" calcext:value-type="float">
            <text:p>28.9933637366027</text:p>
          </table:table-cell>
          <table:table-cell office:value-type="float" office:value="28.6296584304537" calcext:value-type="float">
            <text:p>28.6296584304537</text:p>
          </table:table-cell>
          <table:table-cell office:value-type="float" office:value="25.7297808385625" calcext:value-type="float">
            <text:p>25.7297808385625</text:p>
          </table:table-cell>
          <table:table-cell office:value-type="float" office:value="20.6210357301808" calcext:value-type="float">
            <text:p>20.6210357301808</text:p>
          </table:table-cell>
          <table:table-cell office:value-type="float" office:value="14.0196581005485" calcext:value-type="float">
            <text:p>14.0196581005485</text:p>
          </table:table-cell>
          <table:table-cell office:value-type="float" office:value="7.54996253539592" calcext:value-type="float">
            <text:p>7.54996253539592</text:p>
          </table:table-cell>
          <table:table-cell office:value-type="float" office:value="2.94227880860123" calcext:value-type="float">
            <text:p>2.94227880860123</text:p>
          </table:table-cell>
          <table:table-cell office:value-type="float" office:value="1.02474918366565" calcext:value-type="float">
            <text:p>1.02474918366565</text:p>
          </table:table-cell>
          <table:table-cell office:value-type="float" office:value="1.45697298153744" calcext:value-type="float">
            <text:p>1.45697298153744</text:p>
          </table:table-cell>
          <table:table-cell office:value-type="float" office:value="3.78550913768186" calcext:value-type="float">
            <text:p>3.78550913768186</text:p>
          </table:table-cell>
          <table:table-cell office:value-type="float" office:value="7.0655034429236" calcext:value-type="float">
            <text:p>7.0655034429236</text:p>
          </table:table-cell>
          <table:table-cell office:value-type="float" office:value="9.99170377377823" calcext:value-type="float">
            <text:p>9.99170377377823</text:p>
          </table:table-cell>
          <table:table-cell office:value-type="float" office:value="11.4283943845421" calcext:value-type="float">
            <text:p>11.4283943845421</text:p>
          </table:table-cell>
          <table:table-cell office:value-type="float" office:value="11.4134784756286" calcext:value-type="float">
            <text:p>11.4134784756286</text:p>
          </table:table-cell>
          <table:table-cell office:value-type="float" office:value="10.4604752010357" calcext:value-type="float">
            <text:p>10.4604752010357</text:p>
          </table:table-cell>
          <table:table-cell office:value-type="float" office:value="9.07877058284654" calcext:value-type="float">
            <text:p>9.07877058284654</text:p>
          </table:table-cell>
          <table:table-cell office:value-type="float" office:value="7.75901987781428" calcext:value-type="float">
            <text:p>7.75901987781428</text:p>
          </table:table-cell>
          <table:table-cell office:value-type="float" office:value="6.98506224013835" calcext:value-type="float">
            <text:p>6.98506224013835</text:p>
          </table:table-cell>
          <table:table-cell office:value-type="float" office:value="6.95884476599997" calcext:value-type="float">
            <text:p>6.95884476599997</text:p>
          </table:table-cell>
          <table:table-cell office:value-type="float" office:value="7.36426755774333" calcext:value-type="float">
            <text:p>7.36426755774333</text:p>
          </table:table-cell>
          <table:table-cell office:value-type="float" office:value="7.83617500889342" calcext:value-type="float">
            <text:p>7.83617500889342</text:p>
          </table:table-cell>
          <table:table-cell office:value-type="float" office:value="8.16938764322422" calcext:value-type="float">
            <text:p>8.16938764322422</text:p>
          </table:table-cell>
          <table:table-cell office:value-type="float" office:value="8.32401996814876" calcext:value-type="float">
            <text:p>8.32401996814876</text:p>
          </table:table-cell>
          <table:table-cell office:value-type="float" office:value="8.27665270465211" calcext:value-type="float">
            <text:p>8.27665270465211</text:p>
          </table:table-cell>
          <table:table-cell office:value-type="float" office:value="8.09372488426743" calcext:value-type="float">
            <text:p>8.09372488426743</text:p>
          </table:table-cell>
          <table:table-cell office:value-type="float" office:value="7.89401369232846" calcext:value-type="float">
            <text:p>7.89401369232846</text:p>
          </table:table-cell>
          <table:table-cell office:value-type="float" office:value="7.77524166926627" calcext:value-type="float">
            <text:p>7.77524166926627</text:p>
          </table:table-cell>
          <table:table-cell office:value-type="float" office:value="7.72533072617721" calcext:value-type="float">
            <text:p>7.72533072617721</text:p>
          </table:table-cell>
          <table:table-cell office:value-type="float" office:value="7.69759630674977" calcext:value-type="float">
            <text:p>7.69759630674977</text:p>
          </table:table-cell>
          <table:table-cell office:value-type="float" office:value="7.66279428269195" calcext:value-type="float">
            <text:p>7.66279428269195</text:p>
          </table:table-cell>
          <table:table-cell office:value-type="float" office:value="7.63795303608199" calcext:value-type="float">
            <text:p>7.63795303608199</text:p>
          </table:table-cell>
          <table:table-cell office:value-type="float" office:value="7.6517336797066" calcext:value-type="float">
            <text:p>7.6517336797066</text:p>
          </table:table-cell>
          <table:table-cell office:value-type="float" office:value="7.93969474470785" calcext:value-type="float">
            <text:p>7.93969474470785</text:p>
          </table:table-cell>
          <table:table-cell office:value-type="float" office:value="9.03886403621602" calcext:value-type="float">
            <text:p>9.03886403621602</text:p>
          </table:table-cell>
          <table:table-cell office:value-type="float" office:value="11.5204510520088" calcext:value-type="float">
            <text:p>11.5204510520088</text:p>
          </table:table-cell>
          <table:table-cell office:value-type="float" office:value="16.1281756978165" calcext:value-type="float">
            <text:p>16.1281756978165</text:p>
          </table:table-cell>
          <table:table-cell office:value-type="float" office:value="23.7480085742237" calcext:value-type="float">
            <text:p>23.7480085742237</text:p>
          </table:table-cell>
          <table:table-cell office:value-type="float" office:value="35.0733752354676" calcext:value-type="float">
            <text:p>35.0733752354676</text:p>
          </table:table-cell>
          <table:table-cell office:value-type="float" office:value="49.3009056866268" calcext:value-type="float">
            <text:p>49.3009056866268</text:p>
          </table:table-cell>
          <table:table-cell office:value-type="float" office:value="64.9394198135563" calcext:value-type="float">
            <text:p>64.9394198135563</text:p>
          </table:table-cell>
          <table:table-cell office:value-type="float" office:value="80.0935024226376" calcext:value-type="float">
            <text:p>80.0935024226376</text:p>
          </table:table-cell>
          <table:table-cell office:value-type="float" office:value="91.3049654973577" calcext:value-type="float">
            <text:p>91.3049654973577</text:p>
          </table:table-cell>
          <table:table-cell office:value-type="float" office:value="94.7442264205349" calcext:value-type="float">
            <text:p>94.7442264205349</text:p>
          </table:table-cell>
          <table:table-cell office:value-type="float" office:value="88.0860390452969" calcext:value-type="float">
            <text:p>88.0860390452969</text:p>
          </table:table-cell>
          <table:table-cell office:value-type="float" office:value="72.130082161308" calcext:value-type="float">
            <text:p>72.130082161308</text:p>
          </table:table-cell>
          <table:table-cell office:value-type="float" office:value="48.1425432541896" calcext:value-type="float">
            <text:p>48.1425432541896</text:p>
          </table:table-cell>
          <table:table-cell office:value-type="float" office:value="19.7556280951376" calcext:value-type="float">
            <text:p>19.7556280951376</text:p>
          </table:table-cell>
          <table:table-cell office:value-type="float" office:value="-6.651996354125" calcext:value-type="float">
            <text:p>-6.651996354125</text:p>
          </table:table-cell>
          <table:table-cell office:value-type="float" office:value="-24.8672793881136" calcext:value-type="float">
            <text:p>-24.8672793881136</text:p>
          </table:table-cell>
          <table:table-cell office:value-type="float" office:value="-32.4816894104874" calcext:value-type="float">
            <text:p>-32.4816894104874</text:p>
          </table:table-cell>
          <table:table-cell office:value-type="float" office:value="-29.584167477695" calcext:value-type="float">
            <text:p>-29.584167477695</text:p>
          </table:table-cell>
          <table:table-cell office:value-type="float" office:value="-17.0084876594032" calcext:value-type="float">
            <text:p>-17.0084876594032</text:p>
          </table:table-cell>
          <table:table-cell office:value-type="float" office:value="0.347224408581881" calcext:value-type="float">
            <text:p>0.347224408581881</text:p>
          </table:table-cell>
          <table:table-cell office:value-type="float" office:value="16.1250219345322" calcext:value-type="float">
            <text:p>16.1250219345322</text:p>
          </table:table-cell>
          <table:table-cell office:value-type="float" office:value="25.421090987309" calcext:value-type="float">
            <text:p>25.421090987309</text:p>
          </table:table-cell>
          <table:table-cell office:value-type="float" office:value="27.7256585441428" calcext:value-type="float">
            <text:p>27.7256585441428</text:p>
          </table:table-cell>
          <table:table-cell office:value-type="float" office:value="23.3745090002513" calcext:value-type="float">
            <text:p>23.3745090002513</text:p>
          </table:table-cell>
          <table:table-cell office:value-type="float" office:value="14.1073867876443" calcext:value-type="float">
            <text:p>14.1073867876443</text:p>
          </table:table-cell>
          <table:table-cell office:value-type="float" office:value="3.96831417670827" calcext:value-type="float">
            <text:p>3.96831417670827</text:p>
          </table:table-cell>
          <table:table-cell office:value-type="float" office:value="-2.91662422982664" calcext:value-type="float">
            <text:p>-2.91662422982664</text:p>
          </table:table-cell>
          <table:table-cell office:value-type="float" office:value="-5.07629830932367" calcext:value-type="float">
            <text:p>-5.07629830932367</text:p>
          </table:table-cell>
          <table:table-cell office:value-type="float" office:value="-3.49945102928328" calcext:value-type="float">
            <text:p>-3.49945102928328</text:p>
          </table:table-cell>
          <table:table-cell office:value-type="float" office:value="0.667252943771898" calcext:value-type="float">
            <text:p>0.667252943771898</text:p>
          </table:table-cell>
          <table:table-cell office:value-type="float" office:value="5.70406572931883" calcext:value-type="float">
            <text:p>5.70406572931883</text:p>
          </table:table-cell>
          <table:table-cell office:value-type="float" office:value="9.59332916382335" calcext:value-type="float">
            <text:p>9.59332916382335</text:p>
          </table:table-cell>
          <table:table-cell office:value-type="float" office:value="10.7815314590585" calcext:value-type="float">
            <text:p>10.7815314590585</text:p>
          </table:table-cell>
          <table:table-cell office:value-type="float" office:value="9.79633239947751" calcext:value-type="float">
            <text:p>9.79633239947751</text:p>
          </table:table-cell>
          <table:table-cell office:value-type="float" office:value="7.74473027212255" calcext:value-type="float">
            <text:p>7.74473027212255</text:p>
          </table:table-cell>
          <table:table-cell office:value-type="float" office:value="5.57805464705834" calcext:value-type="float">
            <text:p>5.57805464705834</text:p>
          </table:table-cell>
          <table:table-cell office:value-type="float" office:value="3.88123929604031" calcext:value-type="float">
            <text:p>3.88123929604031</text:p>
          </table:table-cell>
          <table:table-cell office:value-type="float" office:value="3.17461300141288" calcext:value-type="float">
            <text:p>3.17461300141288</text:p>
          </table:table-cell>
          <table:table-cell office:value-type="float" office:value="3.50970505208894" calcext:value-type="float">
            <text:p>3.50970505208894</text:p>
          </table:table-cell>
          <table:table-cell office:value-type="float" office:value="4.32637321448733" calcext:value-type="float">
            <text:p>4.32637321448733</text:p>
          </table:table-cell>
          <table:table-cell office:value-type="float" office:value="5.04748893436973" calcext:value-type="float">
            <text:p>5.04748893436973</text:p>
          </table:table-cell>
          <table:table-cell office:value-type="float" office:value="5.43605830192862" calcext:value-type="float">
            <text:p>5.43605830192862</text:p>
          </table:table-cell>
          <table:table-cell office:value-type="float" office:value="5.50637992185538" calcext:value-type="float">
            <text:p>5.50637992185538</text:p>
          </table:table-cell>
          <table:table-cell office:value-type="float" office:value="5.29335626781479" calcext:value-type="float">
            <text:p>5.29335626781479</text:p>
          </table:table-cell>
          <table:table-cell office:value-type="float" office:value="4.92989440142455" calcext:value-type="float">
            <text:p>4.92989440142455</text:p>
          </table:table-cell>
          <table:table-cell office:value-type="float" office:value="4.58892944586702" calcext:value-type="float">
            <text:p>4.58892944586702</text:p>
          </table:table-cell>
          <table:table-cell office:value-type="float" office:value="4.39755395017473" calcext:value-type="float">
            <text:p>4.39755395017473</text:p>
          </table:table-cell>
          <table:table-cell office:value-type="float" office:value="4.32462507176132" calcext:value-type="float">
            <text:p>4.32462507176132</text:p>
          </table:table-cell>
          <table:table-cell office:value-type="float" office:value="4.30512781375137" calcext:value-type="float">
            <text:p>4.30512781375137</text:p>
          </table:table-cell>
          <table:table-cell office:value-type="float" office:value="4.28990431709491" calcext:value-type="float">
            <text:p>4.28990431709491</text:p>
          </table:table-cell>
          <table:table-cell office:value-type="float" office:value="4.25916033394197" calcext:value-type="float">
            <text:p>4.25916033394197</text:p>
          </table:table-cell>
          <table:table-cell office:value-type="float" office:value="4.19702551937385" calcext:value-type="float">
            <text:p>4.19702551937385</text:p>
          </table:table-cell>
          <table:table-cell office:value-type="float" office:value="4.10598764066544" calcext:value-type="float">
            <text:p>4.10598764066544</text:p>
          </table:table-cell>
          <table:table-cell office:value-type="float" office:value="4.00764118683115" calcext:value-type="float">
            <text:p>4.00764118683115</text:p>
          </table:table-cell>
          <table:table-cell office:value-type="float" office:value="3.921915711185" calcext:value-type="float">
            <text:p>3.921915711185</text:p>
          </table:table-cell>
          <table:table-cell office:value-type="float" office:value="3.84252536197075" calcext:value-type="float">
            <text:p>3.84252536197075</text:p>
          </table:table-cell>
          <table:table-cell office:value-type="float" office:value="3.74779979432674" calcext:value-type="float">
            <text:p>3.74779979432674</text:p>
          </table:table-cell>
          <table:table-cell office:value-type="float" office:value="3.62722622549797" calcext:value-type="float">
            <text:p>3.62722622549797</text:p>
          </table:table-cell>
          <table:table-cell office:value-type="float" office:value="3.52821113191884" calcext:value-type="float">
            <text:p>3.52821113191884</text:p>
          </table:table-cell>
          <table:table-cell office:value-type="float" office:value="3.51670788821537" calcext:value-type="float">
            <text:p>3.51670788821537</text:p>
          </table:table-cell>
          <table:table-cell office:value-type="float" office:value="3.73000500172149" calcext:value-type="float">
            <text:p>3.73000500172149</text:p>
          </table:table-cell>
          <table:table-cell office:value-type="float" office:value="4.49601658782202" calcext:value-type="float">
            <text:p>4.49601658782202</text:p>
          </table:table-cell>
          <table:table-cell office:value-type="float" office:value="6.16980498378288" calcext:value-type="float">
            <text:p>6.16980498378288</text:p>
          </table:table-cell>
          <table:table-cell office:value-type="float" office:value="8.87969985243119" calcext:value-type="float">
            <text:p>8.87969985243119</text:p>
          </table:table-cell>
          <table:table-cell office:value-type="float" office:value="12.4212065408851" calcext:value-type="float">
            <text:p>12.4212065408851</text:p>
          </table:table-cell>
          <table:table-cell office:value-type="float" office:value="16.5330596962271" calcext:value-type="float">
            <text:p>16.5330596962271</text:p>
          </table:table-cell>
          <table:table-cell office:value-type="float" office:value="20.4457139798273" calcext:value-type="float">
            <text:p>20.4457139798273</text:p>
          </table:table-cell>
          <table:table-cell office:value-type="float" office:value="22.9674299082777" calcext:value-type="float">
            <text:p>22.9674299082777</text:p>
          </table:table-cell>
          <table:table-cell office:value-type="float" office:value="23.0186079348848" calcext:value-type="float">
            <text:p>23.0186079348848</text:p>
          </table:table-cell>
          <table:table-cell office:value-type="float" office:value="20.4785815526516" calcext:value-type="float">
            <text:p>20.4785815526516</text:p>
          </table:table-cell>
          <table:table-cell office:value-type="float" office:value="15.6707739331401" calcext:value-type="float">
            <text:p>15.6707739331401</text:p>
          </table:table-cell>
          <table:table-cell office:value-type="float" office:value="9.16300330524144" calcext:value-type="float">
            <text:p>9.16300330524144</text:p>
          </table:table-cell>
          <table:table-cell office:value-type="float" office:value="2.47494661959454" calcext:value-type="float">
            <text:p>2.47494661959454</text:p>
          </table:table-cell>
          <table:table-cell office:value-type="float" office:value="-2.6437041807209" calcext:value-type="float">
            <text:p>-2.6437041807209</text:p>
          </table:table-cell>
          <table:table-cell office:value-type="float" office:value="-5.08912716373663" calcext:value-type="float">
            <text:p>-5.08912716373663</text:p>
          </table:table-cell>
          <table:table-cell office:value-type="float" office:value="-5.10956235727977" calcext:value-type="float">
            <text:p>-5.10956235727977</text:p>
          </table:table-cell>
          <table:table-cell office:value-type="float" office:value="-3.13587671073564" calcext:value-type="float">
            <text:p>-3.13587671073564</text:p>
          </table:table-cell>
          <table:table-cell office:value-type="float" office:value="0.00624162639512704" calcext:value-type="float">
            <text:p>0.006241626395127</text:p>
          </table:table-cell>
          <table:table-cell office:value-type="float" office:value="3.02944580862228" calcext:value-type="float">
            <text:p>3.02944580862228</text:p>
          </table:table-cell>
          <table:table-cell office:value-type="float" office:value="4.70676896239089" calcext:value-type="float">
            <text:p>4.70676896239089</text:p>
          </table:table-cell>
          <table:table-cell office:value-type="float" office:value="4.85232500024156" calcext:value-type="float">
            <text:p>4.85232500024156</text:p>
          </table:table-cell>
          <table:table-cell office:value-type="float" office:value="3.96873691570846" calcext:value-type="float">
            <text:p>3.96873691570846</text:p>
          </table:table-cell>
          <table:table-cell office:value-type="float" office:value="2.56773775310463" calcext:value-type="float">
            <text:p>2.56773775310463</text:p>
          </table:table-cell>
          <table:table-cell office:value-type="float" office:value="1.14266826524335" calcext:value-type="float">
            <text:p>1.14266826524335</text:p>
          </table:table-cell>
          <table:table-cell office:value-type="float" office:value="0.180094161958821" calcext:value-type="float">
            <text:p>0.180094161958821</text:p>
          </table:table-cell>
          <table:table-cell office:value-type="float" office:value="-0.0192344337173589" calcext:value-type="float">
            <text:p>-0.019234433717359</text:p>
          </table:table-cell>
          <table:table-cell office:value-type="float" office:value="0.280105476470971" calcext:value-type="float">
            <text:p>0.280105476470971</text:p>
          </table:table-cell>
          <table:table-cell office:value-type="float" office:value="0.708083661556072" calcext:value-type="float">
            <text:p>0.708083661556072</text:p>
          </table:table-cell>
          <table:table-cell office:value-type="float" office:value="1.01492780288692" calcext:value-type="float">
            <text:p>1.01492780288692</text:p>
          </table:table-cell>
          <table:table-cell office:value-type="float" office:value="1.14972518149729" calcext:value-type="float">
            <text:p>1.14972518149729</text:p>
          </table:table-cell>
          <table:table-cell office:value-type="float" office:value="1.08390242800922" calcext:value-type="float">
            <text:p>1.08390242800922</text:p>
          </table:table-cell>
          <table:table-cell office:value-type="float" office:value="0.864054907344413" calcext:value-type="float">
            <text:p>0.864054907344413</text:p>
          </table:table-cell>
          <table:table-cell office:value-type="float" office:value="0.606931721179287" calcext:value-type="float">
            <text:p>0.606931721179287</text:p>
          </table:table-cell>
          <table:table-cell office:value-type="float" office:value="0.42057408084194" calcext:value-type="float">
            <text:p>0.42057408084194</text:p>
          </table:table-cell>
          <table:table-cell office:value-type="float" office:value="0.311765026467614" calcext:value-type="float">
            <text:p>0.311765026467614</text:p>
          </table:table-cell>
          <table:table-cell office:value-type="float" office:value="0.234246291527062" calcext:value-type="float">
            <text:p>0.234246291527062</text:p>
          </table:table-cell>
          <table:table-cell office:value-type="float" office:value="0.151846028960983" calcext:value-type="float">
            <text:p>0.151846028960983</text:p>
          </table:table-cell>
          <table:table-cell office:value-type="float" office:value="0.0758458992384621" calcext:value-type="float">
            <text:p>0.075845899238462</text:p>
          </table:table-cell>
          <table:table-cell office:value-type="float" office:value="0.0313670468502298" calcext:value-type="float">
            <text:p>0.03136704685023</text:p>
          </table:table-cell>
          <table:table-cell office:value-type="float" office:value="0.187701754623523" calcext:value-type="float">
            <text:p>0.187701754623523</text:p>
          </table:table-cell>
          <table:table-cell office:value-type="float" office:value="1.05610394745412" calcext:value-type="float">
            <text:p>1.05610394745412</text:p>
          </table:table-cell>
          <table:table-cell office:value-type="float" office:value="3.20081321362141" calcext:value-type="float">
            <text:p>3.20081321362141</text:p>
          </table:table-cell>
          <table:table-cell office:value-type="float" office:value="7.32168359156637" calcext:value-type="float">
            <text:p>7.32168359156637</text:p>
          </table:table-cell>
          <table:table-cell office:value-type="float" office:value="14.2968159758336" calcext:value-type="float">
            <text:p>14.2968159758336</text:p>
          </table:table-cell>
          <table:table-cell office:value-type="float" office:value="24.9249551996536" calcext:value-type="float">
            <text:p>24.9249551996536</text:p>
          </table:table-cell>
          <table:table-cell office:value-type="float" office:value="38.7031581961988" calcext:value-type="float">
            <text:p>38.7031581961988</text:p>
          </table:table-cell>
          <table:table-cell office:value-type="float" office:value="54.159698023109" calcext:value-type="float">
            <text:p>54.159698023109</text:p>
          </table:table-cell>
          <table:table-cell office:value-type="float" office:value="69.5762907019304" calcext:value-type="float">
            <text:p>69.5762907019304</text:p>
          </table:table-cell>
          <table:table-cell office:value-type="float" office:value="81.7336524452776" calcext:value-type="float">
            <text:p>81.7336524452776</text:p>
          </table:table-cell>
          <table:table-cell office:value-type="float" office:value="86.7945852773451" calcext:value-type="float">
            <text:p>86.7945852773451</text:p>
          </table:table-cell>
          <table:table-cell office:value-type="float" office:value="81.8823956182342" calcext:value-type="float">
            <text:p>81.8823956182342</text:p>
          </table:table-cell>
          <table:table-cell office:value-type="float" office:value="67.461394326945" calcext:value-type="float">
            <text:p>67.461394326945</text:p>
          </table:table-cell>
          <table:table-cell office:value-type="float" office:value="44.7368999491358" calcext:value-type="float">
            <text:p>44.7368999491358</text:p>
          </table:table-cell>
          <table:table-cell office:value-type="float" office:value="16.6495204449653" calcext:value-type="float">
            <text:p>16.6495204449653</text:p>
          </table:table-cell>
          <table:table-cell office:value-type="float" office:value="-10.6222635899396" calcext:value-type="float">
            <text:p>-10.6222635899396</text:p>
          </table:table-cell>
          <table:table-cell office:value-type="float" office:value="-30.670098508508" calcext:value-type="float">
            <text:p>-30.670098508508</text:p>
          </table:table-cell>
          <table:table-cell office:value-type="float" office:value="-40.203422167584" calcext:value-type="float">
            <text:p>-40.203422167584</text:p>
          </table:table-cell>
          <table:table-cell office:value-type="float" office:value="-39.2002732889528" calcext:value-type="float">
            <text:p>-39.2002732889528</text:p>
          </table:table-cell>
          <table:table-cell office:value-type="float" office:value="-28.1479622528276" calcext:value-type="float">
            <text:p>-28.1479622528276</text:p>
          </table:table-cell>
          <table:table-cell office:value-type="float" office:value="-11.2070914219924" calcext:value-type="float">
            <text:p>-11.2070914219924</text:p>
          </table:table-cell>
          <table:table-cell office:value-type="float" office:value="5.28980114916706" calcext:value-type="float">
            <text:p>5.28980114916706</text:p>
          </table:table-cell>
          <table:table-cell office:value-type="float" office:value="15.8383827482666" calcext:value-type="float">
            <text:p>15.8383827482666</text:p>
          </table:table-cell>
          <table:table-cell office:value-type="float" office:value="19.340735713398" calcext:value-type="float">
            <text:p>19.340735713398</text:p>
          </table:table-cell>
          <table:table-cell office:value-type="float" office:value="16.113617730756" calcext:value-type="float">
            <text:p>16.113617730756</text:p>
          </table:table-cell>
          <table:table-cell office:value-type="float" office:value="7.42553508621579" calcext:value-type="float">
            <text:p>7.42553508621579</text:p>
          </table:table-cell>
          <table:table-cell office:value-type="float" office:value="-2.89265019497375" calcext:value-type="float">
            <text:p>-2.89265019497375</text:p>
          </table:table-cell>
          <table:table-cell office:value-type="float" office:value="-10.6213993788141" calcext:value-type="float">
            <text:p>-10.6213993788141</text:p>
          </table:table-cell>
          <table:table-cell office:value-type="float" office:value="-13.5815860800335" calcext:value-type="float">
            <text:p>-13.5815860800335</text:p>
          </table:table-cell>
          <table:table-cell office:value-type="float" office:value="-12.6114910755217" calcext:value-type="float">
            <text:p>-12.6114910755217</text:p>
          </table:table-cell>
          <table:table-cell office:value-type="float" office:value="-8.82139913647222" calcext:value-type="float">
            <text:p>-8.82139913647222</text:p>
          </table:table-cell>
          <table:table-cell office:value-type="float" office:value="-3.81014544945262" calcext:value-type="float">
            <text:p>-3.81014544945262</text:p>
          </table:table-cell>
          <table:table-cell office:value-type="float" office:value="0.41465665124212" calcext:value-type="float">
            <text:p>0.41465665124212</text:p>
          </table:table-cell>
          <table:table-cell office:value-type="float" office:value="2.08547172706293" calcext:value-type="float">
            <text:p>2.08547172706293</text:p>
          </table:table-cell>
          <table:table-cell office:value-type="float" office:value="1.39150389939217" calcext:value-type="float">
            <text:p>1.39150389939217</text:p>
          </table:table-cell>
          <table:table-cell office:value-type="float" office:value="-0.564796715646253" calcext:value-type="float">
            <text:p>-0.564796715646253</text:p>
          </table:table-cell>
          <table:table-cell office:value-type="float" office:value="-2.77252704352144" calcext:value-type="float">
            <text:p>-2.77252704352144</text:p>
          </table:table-cell>
          <table:table-cell office:value-type="float" office:value="-4.60432839009468" calcext:value-type="float">
            <text:p>-4.60432839009468</text:p>
          </table:table-cell>
          <table:table-cell office:value-type="float" office:value="-5.52994346800025" calcext:value-type="float">
            <text:p>-5.52994346800025</text:p>
          </table:table-cell>
          <table:table-cell office:value-type="float" office:value="-5.35417177116361" calcext:value-type="float">
            <text:p>-5.35417177116361</text:p>
          </table:table-cell>
          <table:table-cell office:value-type="float" office:value="-4.5886681446327" calcext:value-type="float">
            <text:p>-4.5886681446327</text:p>
          </table:table-cell>
          <table:table-cell office:value-type="float" office:value="-3.82606054933869" calcext:value-type="float">
            <text:p>-3.82606054933869</text:p>
          </table:table-cell>
          <table:table-cell office:value-type="float" office:value="-3.38606501930964" calcext:value-type="float">
            <text:p>-3.38606501930964</text:p>
          </table:table-cell>
          <table:table-cell office:value-type="float" office:value="-3.2669507445867" calcext:value-type="float">
            <text:p>-3.2669507445867</text:p>
          </table:table-cell>
          <table:table-cell office:value-type="float" office:value="-3.4413882075549" calcext:value-type="float">
            <text:p>-3.4413882075549</text:p>
          </table:table-cell>
          <table:table-cell office:value-type="float" office:value="-3.79521891310299" calcext:value-type="float">
            <text:p>-3.79521891310299</text:p>
          </table:table-cell>
          <table:table-cell office:value-type="float" office:value="-4.15643325558039" calcext:value-type="float">
            <text:p>-4.15643325558039</text:p>
          </table:table-cell>
          <table:table-cell office:value-type="float" office:value="-4.37828609250874" calcext:value-type="float">
            <text:p>-4.37828609250874</text:p>
          </table:table-cell>
          <table:table-cell office:value-type="float" office:value="-4.46919094259382" calcext:value-type="float">
            <text:p>-4.46919094259382</text:p>
          </table:table-cell>
          <table:table-cell office:value-type="float" office:value="-4.49422812421803" calcext:value-type="float">
            <text:p>-4.49422812421803</text:p>
          </table:table-cell>
          <table:table-cell office:value-type="float" office:value="-4.50812883265911" calcext:value-type="float">
            <text:p>-4.50812883265911</text:p>
          </table:table-cell>
          <table:table-cell office:value-type="float" office:value="-4.53362139292275" calcext:value-type="float">
            <text:p>-4.53362139292275</text:p>
          </table:table-cell>
          <table:table-cell office:value-type="float" office:value="-4.5871307871476" calcext:value-type="float">
            <text:p>-4.5871307871476</text:p>
          </table:table-cell>
          <table:table-cell office:value-type="float" office:value="-4.67130263334209" calcext:value-type="float">
            <text:p>-4.67130263334209</text:p>
          </table:table-cell>
          <table:table-cell office:value-type="float" office:value="-4.76582537601168" calcext:value-type="float">
            <text:p>-4.76582537601168</text:p>
          </table:table-cell>
          <table:table-cell office:value-type="float" office:value="-4.84927478953845" calcext:value-type="float">
            <text:p>-4.84927478953845</text:p>
          </table:table-cell>
          <table:table-cell office:value-type="float" office:value="-4.92212873684711" calcext:value-type="float">
            <text:p>-4.92212873684711</text:p>
          </table:table-cell>
          <table:table-cell office:value-type="float" office:value="-5.0054550997277" calcext:value-type="float">
            <text:p>-5.0054550997277</text:p>
          </table:table-cell>
          <table:table-cell office:value-type="float" office:value="-5.1151747103602" calcext:value-type="float">
            <text:p>-5.1151747103602</text:p>
          </table:table-cell>
          <table:table-cell office:value-type="float" office:value="-5.21386331169874" calcext:value-type="float">
            <text:p>-5.21386331169874</text:p>
          </table:table-cell>
          <table:table-cell office:value-type="float" office:value="-5.23593935121573" calcext:value-type="float">
            <text:p>-5.23593935121573</text:p>
          </table:table-cell>
          <table:table-cell office:value-type="float" office:value="-5.07251745727053" calcext:value-type="float">
            <text:p>-5.07251745727053</text:p>
          </table:table-cell>
          <table:table-cell office:value-type="float" office:value="-4.41949251640288" calcext:value-type="float">
            <text:p>-4.41949251640288</text:p>
          </table:table-cell>
          <table:table-cell office:value-type="float" office:value="-2.9179820213935" calcext:value-type="float">
            <text:p>-2.9179820213935</text:p>
          </table:table-cell>
          <table:table-cell office:value-type="float" office:value="-0.366819244207112" calcext:value-type="float">
            <text:p>-0.366819244207112</text:p>
          </table:table-cell>
          <table:table-cell office:value-type="float" office:value="3.05810168110058" calcext:value-type="float">
            <text:p>3.05810168110058</text:p>
          </table:table-cell>
          <table:table-cell office:value-type="float" office:value="7.11589433923014" calcext:value-type="float">
            <text:p>7.11589433923014</text:p>
          </table:table-cell>
          <table:table-cell office:value-type="float" office:value="11.1666556575269" calcext:value-type="float">
            <text:p>11.1666556575269</text:p>
          </table:table-cell>
          <table:table-cell office:value-type="float" office:value="14.042167124847" calcext:value-type="float">
            <text:p>14.042167124847</text:p>
          </table:table-cell>
          <table:table-cell office:value-type="float" office:value="14.59578282931" calcext:value-type="float">
            <text:p>14.59578282931</text:p>
          </table:table-cell>
          <table:table-cell office:value-type="float" office:value="12.5137584663691" calcext:value-type="float">
            <text:p>12.5137584663691</text:p>
          </table:table-cell>
          <table:table-cell office:value-type="float" office:value="8.10680795594297" calcext:value-type="float">
            <text:p>8.10680795594297</text:p>
          </table:table-cell>
          <table:table-cell office:value-type="float" office:value="1.83551899227271" calcext:value-type="float">
            <text:p>1.83551899227271</text:p>
          </table:table-cell>
          <table:table-cell office:value-type="float" office:value="-4.92652741015689" calcext:value-type="float">
            <text:p>-4.92652741015689</text:p>
          </table:table-cell>
          <table:table-cell office:value-type="float" office:value="-10.4268938126287" calcext:value-type="float">
            <text:p>-10.4268938126287</text:p>
          </table:table-cell>
          <table:table-cell office:value-type="float" office:value="-13.3243495098134" calcext:value-type="float">
            <text:p>-13.3243495098134</text:p>
          </table:table-cell>
          <table:table-cell office:value-type="float" office:value="-13.7213419073835" calcext:value-type="float">
            <text:p>-13.7213419073835</text:p>
          </table:table-cell>
          <table:table-cell office:value-type="float" office:value="-12.038698706952" calcext:value-type="float">
            <text:p>-12.038698706952</text:p>
          </table:table-cell>
          <table:table-cell office:value-type="float" office:value="-8.98635981306969" calcext:value-type="float">
            <text:p>-8.98635981306969</text:p>
          </table:table-cell>
          <table:table-cell office:value-type="float" office:value="-5.81784091160414" calcext:value-type="float">
            <text:p>-5.81784091160414</text:p>
          </table:table-cell>
          <table:table-cell office:value-type="float" office:value="-3.81316669137228" calcext:value-type="float">
            <text:p>-3.81316669137228</text:p>
          </table:table-cell>
          <table:table-cell office:value-type="float" office:value="-3.40031760300704" calcext:value-type="float">
            <text:p>-3.40031760300704</text:p>
          </table:table-cell>
          <table:table-cell office:value-type="float" office:value="-4.10749927424258" calcext:value-type="float">
            <text:p>-4.10749927424258</text:p>
          </table:table-cell>
          <table:table-cell office:value-type="float" office:value="-5.42143315240112" calcext:value-type="float">
            <text:p>-5.42143315240112</text:p>
          </table:table-cell>
          <table:table-cell office:value-type="float" office:value="-6.84540686524521" calcext:value-type="float">
            <text:p>-6.84540686524521</text:p>
          </table:table-cell>
          <table:table-cell office:value-type="float" office:value="-7.89257712310511" calcext:value-type="float">
            <text:p>-7.89257712310511</text:p>
          </table:table-cell>
          <table:table-cell office:value-type="float" office:value="-8.18537012963934" calcext:value-type="float">
            <text:p>-8.18537012963934</text:p>
          </table:table-cell>
          <table:table-cell office:value-type="float" office:value="-7.91248452313424" calcext:value-type="float">
            <text:p>-7.91248452313424</text:p>
          </table:table-cell>
          <table:table-cell office:value-type="float" office:value="-7.44558627023391" calcext:value-type="float">
            <text:p>-7.44558627023391</text:p>
          </table:table-cell>
          <table:table-cell office:value-type="float" office:value="-7.07490953520869" calcext:value-type="float">
            <text:p>-7.07490953520869</text:p>
          </table:table-cell>
          <table:table-cell office:value-type="float" office:value="-6.86928116350377" calcext:value-type="float">
            <text:p>-6.86928116350377</text:p>
          </table:table-cell>
          <table:table-cell office:value-type="float" office:value="-6.85925464322364" calcext:value-type="float">
            <text:p>-6.85925464322364</text:p>
          </table:table-cell>
          <table:table-cell office:value-type="float" office:value="-7.01889994809376" calcext:value-type="float">
            <text:p>-7.01889994809376</text:p>
          </table:table-cell>
          <table:table-cell office:value-type="float" office:value="-7.23813684179758" calcext:value-type="float">
            <text:p>-7.23813684179758</text:p>
          </table:table-cell>
          <table:table-cell office:value-type="float" office:value="-7.40468105099537" calcext:value-type="float">
            <text:p>-7.40468105099537</text:p>
          </table:table-cell>
          <table:table-cell office:value-type="float" office:value="-7.4863397585128" calcext:value-type="float">
            <text:p>-7.4863397585128</text:p>
          </table:table-cell>
          <table:table-cell office:value-type="float" office:value="-7.51842462759643" calcext:value-type="float">
            <text:p>-7.51842462759643</text:p>
          </table:table-cell>
          <table:table-cell office:value-type="float" office:value="-7.5361762390187" calcext:value-type="float">
            <text:p>-7.5361762390187</text:p>
          </table:table-cell>
          <table:table-cell office:value-type="float" office:value="-7.55778309718181" calcext:value-type="float">
            <text:p>-7.55778309718181</text:p>
          </table:table-cell>
          <table:table-cell office:value-type="float" office:value="-7.59341327182361" calcext:value-type="float">
            <text:p>-7.59341327182361</text:p>
          </table:table-cell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0792643146121" calcext:value-type="float">
            <text:p>1.40792643146121</text:p>
          </table:table-cell>
          <table:table-cell office:value-type="float" office:value="4.40906383746556" calcext:value-type="float">
            <text:p>4.40906383746556</text:p>
          </table:table-cell>
          <table:table-cell office:value-type="float" office:value="13.2436804585803" calcext:value-type="float">
            <text:p>13.2436804585803</text:p>
          </table:table-cell>
          <table:table-cell office:value-type="float" office:value="28.1855454080648" calcext:value-type="float">
            <text:p>28.1855454080648</text:p>
          </table:table-cell>
          <table:table-cell office:value-type="float" office:value="49.2037236422381" calcext:value-type="float">
            <text:p>49.2037236422381</text:p>
          </table:table-cell>
          <table:table-cell office:value-type="float" office:value="74.4101904849404" calcext:value-type="float">
            <text:p>74.4101904849404</text:p>
          </table:table-cell>
          <table:table-cell office:value-type="float" office:value="95.3519995151787" calcext:value-type="float">
            <text:p>95.3519995151787</text:p>
          </table:table-cell>
          <table:table-cell office:value-type="float" office:value="102.835516384358" calcext:value-type="float">
            <text:p>102.835516384358</text:p>
          </table:table-cell>
          <table:table-cell office:value-type="float" office:value="90.3823127617723" calcext:value-type="float">
            <text:p>90.3823127617723</text:p>
          </table:table-cell>
          <table:table-cell office:value-type="float" office:value="56.1866465095751" calcext:value-type="float">
            <text:p>56.1866465095751</text:p>
          </table:table-cell>
          <table:table-cell office:value-type="float" office:value="12.2398887084797" calcext:value-type="float">
            <text:p>12.2398887084797</text:p>
          </table:table-cell>
          <table:table-cell office:value-type="float" office:value="-26.6994327908377" calcext:value-type="float">
            <text:p>-26.6994327908377</text:p>
          </table:table-cell>
          <table:table-cell office:value-type="float" office:value="-46.3654433862724" calcext:value-type="float">
            <text:p>-46.3654433862724</text:p>
          </table:table-cell>
          <table:table-cell office:value-type="float" office:value="-38.5285634586484" calcext:value-type="float">
            <text:p>-38.5285634586484</text:p>
          </table:table-cell>
          <table:table-cell office:value-type="float" office:value="-13.475849809766" calcext:value-type="float">
            <text:p>-13.475849809766</text:p>
          </table:table-cell>
          <table:table-cell office:value-type="float" office:value="14.7236320596905" calcext:value-type="float">
            <text:p>14.7236320596905</text:p>
          </table:table-cell>
          <table:table-cell office:value-type="float" office:value="31.4611297372928" calcext:value-type="float">
            <text:p>31.4611297372928</text:p>
          </table:table-cell>
          <table:table-cell office:value-type="float" office:value="27.9588830938826" calcext:value-type="float">
            <text:p>27.9588830938826</text:p>
          </table:table-cell>
          <table:table-cell office:value-type="float" office:value="12.4928001094405" calcext:value-type="float">
            <text:p>12.4928001094405</text:p>
          </table:table-cell>
          <table:table-cell office:value-type="float" office:value="-4.14641386339886" calcext:value-type="float">
            <text:p>-4.14641386339886</text:p>
          </table:table-cell>
          <table:table-cell office:value-type="float" office:value="-12.6418508930724" calcext:value-type="float">
            <text:p>-12.6418508930724</text:p>
          </table:table-cell>
          <table:table-cell office:value-type="float" office:value="-8.32721230840413" calcext:value-type="float">
            <text:p>-8.32721230840413</text:p>
          </table:table-cell>
          <table:table-cell office:value-type="float" office:value="1.79874410608889" calcext:value-type="float">
            <text:p>1.79874410608889</text:p>
          </table:table-cell>
          <table:table-cell office:value-type="float" office:value="10.253736661716" calcext:value-type="float">
            <text:p>10.253736661716</text:p>
          </table:table-cell>
          <table:table-cell office:value-type="float" office:value="13.2038154759687" calcext:value-type="float">
            <text:p>13.2038154759687</text:p>
          </table:table-cell>
          <table:table-cell office:value-type="float" office:value="9.7141492854242" calcext:value-type="float">
            <text:p>9.7141492854242</text:p>
          </table:table-cell>
          <table:table-cell office:value-type="float" office:value="4.54456276291281" calcext:value-type="float">
            <text:p>4.54456276291281</text:p>
          </table:table-cell>
          <table:table-cell office:value-type="float" office:value="1.78809378225296" calcext:value-type="float">
            <text:p>1.78809378225296</text:p>
          </table:table-cell>
          <table:table-cell office:value-type="float" office:value="1.94839533414631" calcext:value-type="float">
            <text:p>1.94839533414631</text:p>
          </table:table-cell>
          <table:table-cell office:value-type="float" office:value="4.32013746112371" calcext:value-type="float">
            <text:p>4.32013746112371</text:p>
          </table:table-cell>
          <table:table-cell office:value-type="float" office:value="6.63360110883107" calcext:value-type="float">
            <text:p>6.63360110883107</text:p>
          </table:table-cell>
          <table:table-cell office:value-type="float" office:value="7.34751387010407" calcext:value-type="float">
            <text:p>7.34751387010407</text:p>
          </table:table-cell>
          <table:table-cell office:value-type="float" office:value="6.97634845581514" calcext:value-type="float">
            <text:p>6.97634845581514</text:p>
          </table:table-cell>
          <table:table-cell office:value-type="float" office:value="6.26400074364165" calcext:value-type="float">
            <text:p>6.26400074364165</text:p>
          </table:table-cell>
          <table:table-cell office:value-type="float" office:value="5.86595448678995" calcext:value-type="float">
            <text:p>5.86595448678995</text:p>
          </table:table-cell>
          <table:table-cell office:value-type="float" office:value="6.08573903199897" calcext:value-type="float">
            <text:p>6.08573903199897</text:p>
          </table:table-cell>
          <table:table-cell office:value-type="float" office:value="6.54052552856168" calcext:value-type="float">
            <text:p>6.54052552856168</text:p>
          </table:table-cell>
          <table:table-cell office:value-type="float" office:value="6.90240088784961" calcext:value-type="float">
            <text:p>6.90240088784961</text:p>
          </table:table-cell>
          <table:table-cell office:value-type="float" office:value="7.11062318767236" calcext:value-type="float">
            <text:p>7.11062318767236</text:p>
          </table:table-cell>
          <table:table-cell office:value-type="float" office:value="7.18650560020496" calcext:value-type="float">
            <text:p>7.18650560020496</text:p>
          </table:table-cell>
          <table:table-cell office:value-type="float" office:value="7.24685616640952" calcext:value-type="float">
            <text:p>7.24685616640952</text:p>
          </table:table-cell>
          <table:table-cell office:value-type="float" office:value="7.36425095425207" calcext:value-type="float">
            <text:p>7.36425095425207</text:p>
          </table:table-cell>
          <table:table-cell office:value-type="float" office:value="7.51294361307313" calcext:value-type="float">
            <text:p>7.51294361307313</text:p>
          </table:table-cell>
          <table:table-cell office:value-type="float" office:value="7.66446823777504" calcext:value-type="float">
            <text:p>7.66446823777504</text:p>
          </table:table-cell>
          <table:table-cell office:value-type="float" office:value="7.80359361097331" calcext:value-type="float">
            <text:p>7.80359361097331</text:p>
          </table:table-cell>
          <table:table-cell office:value-type="float" office:value="7.9279614985089" calcext:value-type="float">
            <text:p>7.9279614985089</text:p>
          </table:table-cell>
          <table:table-cell office:value-type="float" office:value="8.05420876382567" calcext:value-type="float">
            <text:p>8.05420876382567</text:p>
          </table:table-cell>
          <table:table-cell office:value-type="float" office:value="8.18123845727115" calcext:value-type="float">
            <text:p>8.18123845727115</text:p>
          </table:table-cell>
          <table:table-cell office:value-type="float" office:value="8.27752689317309" calcext:value-type="float">
            <text:p>8.27752689317309</text:p>
          </table:table-cell>
          <table:table-cell office:value-type="float" office:value="8.36785426295521" calcext:value-type="float">
            <text:p>8.36785426295521</text:p>
          </table:table-cell>
          <table:table-cell office:value-type="float" office:value="8.57431665969827" calcext:value-type="float">
            <text:p>8.57431665969827</text:p>
          </table:table-cell>
          <table:table-cell office:value-type="float" office:value="9.34169780787524" calcext:value-type="float">
            <text:p>9.34169780787524</text:p>
          </table:table-cell>
          <table:table-cell office:value-type="float" office:value="11.5763598703439" calcext:value-type="float">
            <text:p>11.5763598703439</text:p>
          </table:table-cell>
          <table:table-cell office:value-type="float" office:value="15.8375774660634" calcext:value-type="float">
            <text:p>15.8375774660634</text:p>
          </table:table-cell>
          <table:table-cell office:value-type="float" office:value="22.1011868196283" calcext:value-type="float">
            <text:p>22.1011868196283</text:p>
          </table:table-cell>
          <table:table-cell office:value-type="float" office:value="28.959484612156" calcext:value-type="float">
            <text:p>28.959484612156</text:p>
          </table:table-cell>
          <table:table-cell office:value-type="float" office:value="33.1730827864088" calcext:value-type="float">
            <text:p>33.1730827864088</text:p>
          </table:table-cell>
          <table:table-cell office:value-type="float" office:value="32.3970174992677" calcext:value-type="float">
            <text:p>32.3970174992677</text:p>
          </table:table-cell>
          <table:table-cell office:value-type="float" office:value="25.7308927911873" calcext:value-type="float">
            <text:p>25.7308927911873</text:p>
          </table:table-cell>
          <table:table-cell office:value-type="float" office:value="14.9804562152959" calcext:value-type="float">
            <text:p>14.9804562152959</text:p>
          </table:table-cell>
          <table:table-cell office:value-type="float" office:value="5.26112448090912" calcext:value-type="float">
            <text:p>5.26112448090912</text:p>
          </table:table-cell>
          <table:table-cell office:value-type="float" office:value="0.169453950655729" calcext:value-type="float">
            <text:p>0.169453950655729</text:p>
          </table:table-cell>
          <table:table-cell office:value-type="float" office:value="1.06027314920114" calcext:value-type="float">
            <text:p>1.06027314920114</text:p>
          </table:table-cell>
          <table:table-cell office:value-type="float" office:value="6.46328619659791" calcext:value-type="float">
            <text:p>6.46328619659791</text:p>
          </table:table-cell>
          <table:table-cell office:value-type="float" office:value="11.7577524949112" calcext:value-type="float">
            <text:p>11.7577524949112</text:p>
          </table:table-cell>
          <table:table-cell office:value-type="float" office:value="14.1902570115824" calcext:value-type="float">
            <text:p>14.1902570115824</text:p>
          </table:table-cell>
          <table:table-cell office:value-type="float" office:value="13.4288643628716" calcext:value-type="float">
            <text:p>13.4288643628716</text:p>
          </table:table-cell>
          <table:table-cell office:value-type="float" office:value="10.6550904623216" calcext:value-type="float">
            <text:p>10.6550904623216</text:p>
          </table:table-cell>
          <table:table-cell office:value-type="float" office:value="8.52571689887425" calcext:value-type="float">
            <text:p>8.52571689887425</text:p>
          </table:table-cell>
          <table:table-cell office:value-type="float" office:value="8.16465970231845" calcext:value-type="float">
            <text:p>8.16465970231845</text:p>
          </table:table-cell>
          <table:table-cell office:value-type="float" office:value="8.96092989695023" calcext:value-type="float">
            <text:p>8.96092989695023</text:p>
          </table:table-cell>
          <table:table-cell office:value-type="float" office:value="10.1039004596926" calcext:value-type="float">
            <text:p>10.1039004596926</text:p>
          </table:table-cell>
          <table:table-cell office:value-type="float" office:value="10.6960413231511" calcext:value-type="float">
            <text:p>10.6960413231511</text:p>
          </table:table-cell>
          <table:table-cell office:value-type="float" office:value="10.5578776949589" calcext:value-type="float">
            <text:p>10.5578776949589</text:p>
          </table:table-cell>
          <table:table-cell office:value-type="float" office:value="10.2201576560482" calcext:value-type="float">
            <text:p>10.2201576560482</text:p>
          </table:table-cell>
          <table:table-cell office:value-type="float" office:value="9.99951377283154" calcext:value-type="float">
            <text:p>9.99951377283154</text:p>
          </table:table-cell>
          <table:table-cell office:value-type="float" office:value="9.97069144237756" calcext:value-type="float">
            <text:p>9.97069144237756</text:p>
          </table:table-cell>
          <table:table-cell office:value-type="float" office:value="10.0798758830228" calcext:value-type="float">
            <text:p>10.0798758830228</text:p>
          </table:table-cell>
          <table:table-cell office:value-type="float" office:value="10.1684861907675" calcext:value-type="float">
            <text:p>10.1684861907675</text:p>
          </table:table-cell>
          <table:table-cell office:value-type="float" office:value="10.1802577599595" calcext:value-type="float">
            <text:p>10.1802577599595</text:p>
          </table:table-cell>
          <table:table-cell office:value-type="float" office:value="10.1540905474944" calcext:value-type="float">
            <text:p>10.1540905474944</text:p>
          </table:table-cell>
          <table:table-cell office:value-type="float" office:value="10.1307270394235" calcext:value-type="float">
            <text:p>10.1307270394235</text:p>
          </table:table-cell>
          <table:table-cell office:value-type="float" office:value="10.1778117238875" calcext:value-type="float">
            <text:p>10.1778117238875</text:p>
          </table:table-cell>
          <table:table-cell office:value-type="float" office:value="10.8384345397063" calcext:value-type="float">
            <text:p>10.8384345397063</text:p>
          </table:table-cell>
          <table:table-cell office:value-type="float" office:value="13.1062201745846" calcext:value-type="float">
            <text:p>13.1062201745846</text:p>
          </table:table-cell>
          <table:table-cell office:value-type="float" office:value="18.8642496443425" calcext:value-type="float">
            <text:p>18.8642496443425</text:p>
          </table:table-cell>
          <table:table-cell office:value-type="float" office:value="30.5807881401444" calcext:value-type="float">
            <text:p>30.5807881401444</text:p>
          </table:table-cell>
          <table:table-cell office:value-type="float" office:value="48.9617064518052" calcext:value-type="float">
            <text:p>48.9617064518052</text:p>
          </table:table-cell>
          <table:table-cell office:value-type="float" office:value="72.9872386029432" calcext:value-type="float">
            <text:p>72.9872386029432</text:p>
          </table:table-cell>
          <table:table-cell office:value-type="float" office:value="96.6414079554266" calcext:value-type="float">
            <text:p>96.6414079554266</text:p>
          </table:table-cell>
          <table:table-cell office:value-type="float" office:value="110.37038297058" calcext:value-type="float">
            <text:p>110.37038297058</text:p>
          </table:table-cell>
          <table:table-cell office:value-type="float" office:value="106.676452845767" calcext:value-type="float">
            <text:p>106.676452845767</text:p>
          </table:table-cell>
          <table:table-cell office:value-type="float" office:value="80.5136828101301" calcext:value-type="float">
            <text:p>80.5136828101301</text:p>
          </table:table-cell>
          <table:table-cell office:value-type="float" office:value="38.5528434329957" calcext:value-type="float">
            <text:p>38.5528434329957</text:p>
          </table:table-cell>
          <table:table-cell office:value-type="float" office:value="-4.48209363723513" calcext:value-type="float">
            <text:p>-4.48209363723513</text:p>
          </table:table-cell>
          <table:table-cell office:value-type="float" office:value="-34.13378879047" calcext:value-type="float">
            <text:p>-34.13378879047</text:p>
          </table:table-cell>
          <table:table-cell office:value-type="float" office:value="-37.6243574556366" calcext:value-type="float">
            <text:p>-37.6243574556366</text:p>
          </table:table-cell>
          <table:table-cell office:value-type="float" office:value="-18.3036006501488" calcext:value-type="float">
            <text:p>-18.3036006501488</text:p>
          </table:table-cell>
          <table:table-cell office:value-type="float" office:value="10.0699398560246" calcext:value-type="float">
            <text:p>10.0699398560246</text:p>
          </table:table-cell>
          <table:table-cell office:value-type="float" office:value="33.0834422837027" calcext:value-type="float">
            <text:p>33.0834422837027</text:p>
          </table:table-cell>
          <table:table-cell office:value-type="float" office:value="37.486910866883" calcext:value-type="float">
            <text:p>37.486910866883</text:p>
          </table:table-cell>
          <table:table-cell office:value-type="float" office:value="25.3424795808129" calcext:value-type="float">
            <text:p>25.3424795808129</text:p>
          </table:table-cell>
          <table:table-cell office:value-type="float" office:value="7.71656599690605" calcext:value-type="float">
            <text:p>7.71656599690605</text:p>
          </table:table-cell>
          <table:table-cell office:value-type="float" office:value="-5.53917683685841" calcext:value-type="float">
            <text:p>-5.53917683685841</text:p>
          </table:table-cell>
          <table:table-cell office:value-type="float" office:value="-6.47749757022673" calcext:value-type="float">
            <text:p>-6.47749757022673</text:p>
          </table:table-cell>
          <table:table-cell office:value-type="float" office:value="2.03103613475248" calcext:value-type="float">
            <text:p>2.03103613475248</text:p>
          </table:table-cell>
          <table:table-cell office:value-type="float" office:value="11.5126674083025" calcext:value-type="float">
            <text:p>11.5126674083025</text:p>
          </table:table-cell>
          <table:table-cell office:value-type="float" office:value="16.8561969107906" calcext:value-type="float">
            <text:p>16.8561969107906</text:p>
          </table:table-cell>
          <table:table-cell office:value-type="float" office:value="15.4043489463731" calcext:value-type="float">
            <text:p>15.4043489463731</text:p>
          </table:table-cell>
          <table:table-cell office:value-type="float" office:value="9.9634588564284" calcext:value-type="float">
            <text:p>9.9634588564284</text:p>
          </table:table-cell>
          <table:table-cell office:value-type="float" office:value="5.71199053141402" calcext:value-type="float">
            <text:p>5.71199053141402</text:p>
          </table:table-cell>
          <table:table-cell office:value-type="float" office:value="4.37073660033814" calcext:value-type="float">
            <text:p>4.37073660033814</text:p>
          </table:table-cell>
          <table:table-cell office:value-type="float" office:value="5.74715583524254" calcext:value-type="float">
            <text:p>5.74715583524254</text:p>
          </table:table-cell>
          <table:table-cell office:value-type="float" office:value="8.08972712565985" calcext:value-type="float">
            <text:p>8.08972712565985</text:p>
          </table:table-cell>
          <table:table-cell office:value-type="float" office:value="9.18494164432664" calcext:value-type="float">
            <text:p>9.18494164432664</text:p>
          </table:table-cell>
          <table:table-cell office:value-type="float" office:value="8.87312968539395" calcext:value-type="float">
            <text:p>8.87312968539395</text:p>
          </table:table-cell>
          <table:table-cell office:value-type="float" office:value="7.92267272060065" calcext:value-type="float">
            <text:p>7.92267272060065</text:p>
          </table:table-cell>
          <table:table-cell office:value-type="float" office:value="7.01938020190828" calcext:value-type="float">
            <text:p>7.01938020190828</text:p>
          </table:table-cell>
          <table:table-cell office:value-type="float" office:value="6.70792473545042" calcext:value-type="float">
            <text:p>6.70792473545042</text:p>
          </table:table-cell>
          <table:table-cell office:value-type="float" office:value="6.82281836555501" calcext:value-type="float">
            <text:p>6.82281836555501</text:p>
          </table:table-cell>
          <table:table-cell office:value-type="float" office:value="6.94098228887203" calcext:value-type="float">
            <text:p>6.94098228887203</text:p>
          </table:table-cell>
          <table:table-cell office:value-type="float" office:value="6.91799434274062" calcext:value-type="float">
            <text:p>6.91799434274062</text:p>
          </table:table-cell>
          <table:table-cell office:value-type="float" office:value="6.73917208680485" calcext:value-type="float">
            <text:p>6.73917208680485</text:p>
          </table:table-cell>
          <table:table-cell office:value-type="float" office:value="6.4925172896139" calcext:value-type="float">
            <text:p>6.4925172896139</text:p>
          </table:table-cell>
          <table:table-cell office:value-type="float" office:value="6.28841254374936" calcext:value-type="float">
            <text:p>6.28841254374936</text:p>
          </table:table-cell>
          <table:table-cell office:value-type="float" office:value="6.13085368165829" calcext:value-type="float">
            <text:p>6.13085368165829</text:p>
          </table:table-cell>
          <table:table-cell office:value-type="float" office:value="5.98639055805294" calcext:value-type="float">
            <text:p>5.98639055805294</text:p>
          </table:table-cell>
          <table:table-cell office:value-type="float" office:value="5.83587198934418" calcext:value-type="float">
            <text:p>5.83587198934418</text:p>
          </table:table-cell>
          <table:table-cell office:value-type="float" office:value="5.66919012885323" calcext:value-type="float">
            <text:p>5.66919012885323</text:p>
          </table:table-cell>
          <table:table-cell office:value-type="float" office:value="5.49777080910599" calcext:value-type="float">
            <text:p>5.49777080910599</text:p>
          </table:table-cell>
          <table:table-cell office:value-type="float" office:value="5.33381027390221" calcext:value-type="float">
            <text:p>5.33381027390221</text:p>
          </table:table-cell>
          <table:table-cell office:value-type="float" office:value="5.15390708211667" calcext:value-type="float">
            <text:p>5.15390708211667</text:p>
          </table:table-cell>
          <table:table-cell office:value-type="float" office:value="4.9434329175788" calcext:value-type="float">
            <text:p>4.9434329175788</text:p>
          </table:table-cell>
          <table:table-cell office:value-type="float" office:value="4.79305648252179" calcext:value-type="float">
            <text:p>4.79305648252179</text:p>
          </table:table-cell>
          <table:table-cell office:value-type="float" office:value="4.93892159245847" calcext:value-type="float">
            <text:p>4.93892159245847</text:p>
          </table:table-cell>
          <table:table-cell office:value-type="float" office:value="6.16574290785951" calcext:value-type="float">
            <text:p>6.16574290785951</text:p>
          </table:table-cell>
          <table:table-cell office:value-type="float" office:value="9.28625217314815" calcext:value-type="float">
            <text:p>9.28625217314815</text:p>
          </table:table-cell>
          <table:table-cell office:value-type="float" office:value="14.4561610171803" calcext:value-type="float">
            <text:p>14.4561610171803</text:p>
          </table:table-cell>
          <table:table-cell office:value-type="float" office:value="21.1419880077104" calcext:value-type="float">
            <text:p>21.1419880077104</text:p>
          </table:table-cell>
          <table:table-cell office:value-type="float" office:value="26.5731842812964" calcext:value-type="float">
            <text:p>26.5731842812964</text:p>
          </table:table-cell>
          <table:table-cell office:value-type="float" office:value="27.7386404877817" calcext:value-type="float">
            <text:p>27.7386404877817</text:p>
          </table:table-cell>
          <table:table-cell office:value-type="float" office:value="23.3105312698103" calcext:value-type="float">
            <text:p>23.3105312698103</text:p>
          </table:table-cell>
          <table:table-cell office:value-type="float" office:value="13.4221169709474" calcext:value-type="float">
            <text:p>13.4221169709474</text:p>
          </table:table-cell>
          <table:table-cell office:value-type="float" office:value="2.37875871565665" calcext:value-type="float">
            <text:p>2.37875871565665</text:p>
          </table:table-cell>
          <table:table-cell office:value-type="float" office:value="-5.11777105431419" calcext:value-type="float">
            <text:p>-5.11777105431419</text:p>
          </table:table-cell>
          <table:table-cell office:value-type="float" office:value="-7.08784423001472" calcext:value-type="float">
            <text:p>-7.08784423001472</text:p>
          </table:table-cell>
          <table:table-cell office:value-type="float" office:value="-3.30846054133496" calcext:value-type="float">
            <text:p>-3.30846054133496</text:p>
          </table:table-cell>
          <table:table-cell office:value-type="float" office:value="2.32409341962758" calcext:value-type="float">
            <text:p>2.32409341962758</text:p>
          </table:table-cell>
          <table:table-cell office:value-type="float" office:value="5.77416709861156" calcext:value-type="float">
            <text:p>5.77416709861156</text:p>
          </table:table-cell>
          <table:table-cell office:value-type="float" office:value="6.0879326096277" calcext:value-type="float">
            <text:p>6.0879326096277</text:p>
          </table:table-cell>
          <table:table-cell office:value-type="float" office:value="3.59352786135911" calcext:value-type="float">
            <text:p>3.59352786135911</text:p>
          </table:table-cell>
          <table:table-cell office:value-type="float" office:value="0.64542489220771" calcext:value-type="float">
            <text:p>0.64542489220771</text:p>
          </table:table-cell>
          <table:table-cell office:value-type="float" office:value="-0.645413439191607" calcext:value-type="float">
            <text:p>-0.645413439191607</text:p>
          </table:table-cell>
          <table:table-cell office:value-type="float" office:value="-0.483506002030169" calcext:value-type="float">
            <text:p>-0.483506002030169</text:p>
          </table:table-cell>
          <table:table-cell office:value-type="float" office:value="0.39004138325329" calcext:value-type="float">
            <text:p>0.39004138325329</text:p>
          </table:table-cell>
          <table:table-cell office:value-type="float" office:value="1.07331789013571" calcext:value-type="float">
            <text:p>1.07331789013571</text:p>
          </table:table-cell>
          <table:table-cell office:value-type="float" office:value="0.952800240263023" calcext:value-type="float">
            <text:p>0.952800240263023</text:p>
          </table:table-cell>
          <table:table-cell office:value-type="float" office:value="0.409673241088648" calcext:value-type="float">
            <text:p>0.409673241088648</text:p>
          </table:table-cell>
          <table:table-cell office:value-type="float" office:value="-0.0935687316513609" calcext:value-type="float">
            <text:p>-0.093568731651361</text:p>
          </table:table-cell>
          <table:table-cell office:value-type="float" office:value="-0.424651987468019" calcext:value-type="float">
            <text:p>-0.424651987468019</text:p>
          </table:table-cell>
          <table:table-cell office:value-type="float" office:value="-0.567298231768283" calcext:value-type="float">
            <text:p>-0.567298231768283</text:p>
          </table:table-cell>
          <table:table-cell office:value-type="float" office:value="-0.661899275736116" calcext:value-type="float">
            <text:p>-0.661899275736116</text:p>
          </table:table-cell>
          <table:table-cell office:value-type="float" office:value="-0.826657404145888" calcext:value-type="float">
            <text:p>-0.826657404145888</text:p>
          </table:table-cell>
          <table:table-cell office:value-type="float" office:value="-1.04249768297802" calcext:value-type="float">
            <text:p>-1.04249768297802</text:p>
          </table:table-cell>
          <table:table-cell office:value-type="float" office:value="-1.26772445854105" calcext:value-type="float">
            <text:p>-1.26772445854105</text:p>
          </table:table-cell>
          <table:table-cell office:value-type="float" office:value="-1.46198949159082" calcext:value-type="float">
            <text:p>-1.46198949159082</text:p>
          </table:table-cell>
          <table:table-cell office:value-type="float" office:value="-1.35349720385859" calcext:value-type="float">
            <text:p>-1.35349720385859</text:p>
          </table:table-cell>
          <table:table-cell office:value-type="float" office:value="-0.0819012751094701" calcext:value-type="float">
            <text:p>-0.08190127510947</text:p>
          </table:table-cell>
          <table:table-cell office:value-type="float" office:value="3.74028199769778" calcext:value-type="float">
            <text:p>3.74028199769778</text:p>
          </table:table-cell>
          <table:table-cell office:value-type="float" office:value="12.5577833224042" calcext:value-type="float">
            <text:p>12.5577833224042</text:p>
          </table:table-cell>
          <table:table-cell office:value-type="float" office:value="28.0730134147772" calcext:value-type="float">
            <text:p>28.0730134147772</text:p>
          </table:table-cell>
          <table:table-cell office:value-type="float" office:value="49.8682115338916" calcext:value-type="float">
            <text:p>49.8682115338916</text:p>
          </table:table-cell>
          <table:table-cell office:value-type="float" office:value="74.6724321093732" calcext:value-type="float">
            <text:p>74.6724321093732</text:p>
          </table:table-cell>
          <table:table-cell office:value-type="float" office:value="93.4761938018679" calcext:value-type="float">
            <text:p>93.4761938018679</text:p>
          </table:table-cell>
          <table:table-cell office:value-type="float" office:value="97.6074597338156" calcext:value-type="float">
            <text:p>97.6074597338156</text:p>
          </table:table-cell>
          <table:table-cell office:value-type="float" office:value="80.8643699836198" calcext:value-type="float">
            <text:p>80.8643699836198</text:p>
          </table:table-cell>
          <table:table-cell office:value-type="float" office:value="43.5861141884354" calcext:value-type="float">
            <text:p>43.5861141884354</text:p>
          </table:table-cell>
          <table:table-cell office:value-type="float" office:value="-0.9272357979057" calcext:value-type="float">
            <text:p>-0.9272357979057</text:p>
          </table:table-cell>
          <table:table-cell office:value-type="float" office:value="-37.9884825710019" calcext:value-type="float">
            <text:p>-37.9884825710019</text:p>
          </table:table-cell>
          <table:table-cell office:value-type="float" office:value="-53.4510536707136" calcext:value-type="float">
            <text:p>-53.4510536707136</text:p>
          </table:table-cell>
          <table:table-cell office:value-type="float" office:value="-42.1089794382257" calcext:value-type="float">
            <text:p>-42.1089794382257</text:p>
          </table:table-cell>
          <table:table-cell office:value-type="float" office:value="-15.8977077527724" calcext:value-type="float">
            <text:p>-15.8977077527724</text:p>
          </table:table-cell>
          <table:table-cell office:value-type="float" office:value="11.0236901298167" calcext:value-type="float">
            <text:p>11.0236901298167</text:p>
          </table:table-cell>
          <table:table-cell office:value-type="float" office:value="24.0889724446931" calcext:value-type="float">
            <text:p>24.0889724446931</text:p>
          </table:table-cell>
          <table:table-cell office:value-type="float" office:value="17.4029543218703" calcext:value-type="float">
            <text:p>17.4029543218703</text:p>
          </table:table-cell>
          <table:table-cell office:value-type="float" office:value="0.66095439220669" calcext:value-type="float">
            <text:p>0.66095439220669</text:p>
          </table:table-cell>
          <table:table-cell office:value-type="float" office:value="-15.5981641936266" calcext:value-type="float">
            <text:p>-15.5981641936266</text:p>
          </table:table-cell>
          <table:table-cell office:value-type="float" office:value="-22.2560905626804" calcext:value-type="float">
            <text:p>-22.2560905626804</text:p>
          </table:table-cell>
          <table:table-cell office:value-type="float" office:value="-16.6869214699915" calcext:value-type="float">
            <text:p>-16.6869214699915</text:p>
          </table:table-cell>
          <table:table-cell office:value-type="float" office:value="-6.78090559223024" calcext:value-type="float">
            <text:p>-6.78090559223024</text:p>
          </table:table-cell>
          <table:table-cell office:value-type="float" office:value="0.627342298257717" calcext:value-type="float">
            <text:p>0.627342298257717</text:p>
          </table:table-cell>
          <table:table-cell office:value-type="float" office:value="2.031720403079" calcext:value-type="float">
            <text:p>2.031720403079</text:p>
          </table:table-cell>
          <table:table-cell office:value-type="float" office:value="-2.47196495720358" calcext:value-type="float">
            <text:p>-2.47196495720358</text:p>
          </table:table-cell>
          <table:table-cell office:value-type="float" office:value="-7.73571729298274" calcext:value-type="float">
            <text:p>-7.73571729298274</text:p>
          </table:table-cell>
          <table:table-cell office:value-type="float" office:value="-10.3253973820151" calcext:value-type="float">
            <text:p>-10.3253973820151</text:p>
          </table:table-cell>
          <table:table-cell office:value-type="float" office:value="-10.0119532446527" calcext:value-type="float">
            <text:p>-10.0119532446527</text:p>
          </table:table-cell>
          <table:table-cell office:value-type="float" office:value="-7.7936801152996" calcext:value-type="float">
            <text:p>-7.7936801152996</text:p>
          </table:table-cell>
          <table:table-cell office:value-type="float" office:value="-6.02511071333205" calcext:value-type="float">
            <text:p>-6.02511071333205</text:p>
          </table:table-cell>
          <table:table-cell office:value-type="float" office:value="-5.85720598373159" calcext:value-type="float">
            <text:p>-5.85720598373159</text:p>
          </table:table-cell>
          <table:table-cell office:value-type="float" office:value="-6.6375869927166" calcext:value-type="float">
            <text:p>-6.6375869927166</text:p>
          </table:table-cell>
          <table:table-cell office:value-type="float" office:value="-7.63881195418442" calcext:value-type="float">
            <text:p>-7.63881195418442</text:p>
          </table:table-cell>
          <table:table-cell office:value-type="float" office:value="-8.22083085990232" calcext:value-type="float">
            <text:p>-8.22083085990232</text:p>
          </table:table-cell>
          <table:table-cell office:value-type="float" office:value="-8.21467445917246" calcext:value-type="float">
            <text:p>-8.21467445917246</text:p>
          </table:table-cell>
          <table:table-cell office:value-type="float" office:value="-8.04243532693427" calcext:value-type="float">
            <text:p>-8.04243532693427</text:p>
          </table:table-cell>
          <table:table-cell office:value-type="float" office:value="-7.97884882367085" calcext:value-type="float">
            <text:p>-7.97884882367085</text:p>
          </table:table-cell>
          <table:table-cell office:value-type="float" office:value="-8.06650911112647" calcext:value-type="float">
            <text:p>-8.06650911112647</text:p>
          </table:table-cell>
          <table:table-cell office:value-type="float" office:value="-8.26457665966677" calcext:value-type="float">
            <text:p>-8.26457665966677</text:p>
          </table:table-cell>
          <table:table-cell office:value-type="float" office:value="-8.45228552490494" calcext:value-type="float">
            <text:p>-8.45228552490494</text:p>
          </table:table-cell>
          <table:table-cell office:value-type="float" office:value="-8.57715940833681" calcext:value-type="float">
            <text:p>-8.57715940833681</text:p>
          </table:table-cell>
          <table:table-cell office:value-type="float" office:value="-8.67023657026535" calcext:value-type="float">
            <text:p>-8.67023657026535</text:p>
          </table:table-cell>
          <table:table-cell office:value-type="float" office:value="-8.7571601439339" calcext:value-type="float">
            <text:p>-8.7571601439339</text:p>
          </table:table-cell>
          <table:table-cell office:value-type="float" office:value="-8.85190958628395" calcext:value-type="float">
            <text:p>-8.85190958628395</text:p>
          </table:table-cell>
          <table:table-cell office:value-type="float" office:value="-8.95266810199036" calcext:value-type="float">
            <text:p>-8.95266810199036</text:p>
          </table:table-cell>
          <table:table-cell office:value-type="float" office:value="-9.04243188927863" calcext:value-type="float">
            <text:p>-9.04243188927863</text:p>
          </table:table-cell>
          <table:table-cell office:value-type="float" office:value="-9.1289645783878" calcext:value-type="float">
            <text:p>-9.1289645783878</text:p>
          </table:table-cell>
          <table:table-cell office:value-type="float" office:value="-9.2429459367427" calcext:value-type="float">
            <text:p>-9.2429459367427</text:p>
          </table:table-cell>
          <table:table-cell office:value-type="float" office:value="-9.33954538853238" calcext:value-type="float">
            <text:p>-9.33954538853238</text:p>
          </table:table-cell>
          <table:table-cell office:value-type="float" office:value="-9.27874746076092" calcext:value-type="float">
            <text:p>-9.27874746076092</text:p>
          </table:table-cell>
          <table:table-cell office:value-type="float" office:value="-8.51168481543492" calcext:value-type="float">
            <text:p>-8.51168481543492</text:p>
          </table:table-cell>
          <table:table-cell office:value-type="float" office:value="-6.1260666594791" calcext:value-type="float">
            <text:p>-6.1260666594791</text:p>
          </table:table-cell>
          <table:table-cell office:value-type="float" office:value="-1.6871100904261" calcext:value-type="float">
            <text:p>-1.6871100904261</text:p>
          </table:table-cell>
          <table:table-cell office:value-type="float" office:value="4.69438062106035" calcext:value-type="float">
            <text:p>4.69438062106035</text:p>
          </table:table-cell>
          <table:table-cell office:value-type="float" office:value="11.1867438561323" calcext:value-type="float">
            <text:p>11.1867438561323</text:p>
          </table:table-cell>
          <table:table-cell office:value-type="float" office:value="14.5157022018247" calcext:value-type="float">
            <text:p>14.5157022018247</text:p>
          </table:table-cell>
          <table:table-cell office:value-type="float" office:value="12.6553797564628" calcext:value-type="float">
            <text:p>12.6553797564628</text:p>
          </table:table-cell>
          <table:table-cell office:value-type="float" office:value="4.89223996538805" calcext:value-type="float">
            <text:p>4.89223996538805</text:p>
          </table:table-cell>
          <table:table-cell office:value-type="float" office:value="-6.17726285939603" calcext:value-type="float">
            <text:p>-6.17726285939603</text:p>
          </table:table-cell>
          <table:table-cell office:value-type="float" office:value="-15.3855594260773" calcext:value-type="float">
            <text:p>-15.3855594260773</text:p>
          </table:table-cell>
          <table:table-cell office:value-type="float" office:value="-19.6519102144706" calcext:value-type="float">
            <text:p>-19.6519102144706</text:p>
          </table:table-cell>
          <table:table-cell office:value-type="float" office:value="-17.8480818347511" calcext:value-type="float">
            <text:p>-17.8480818347511</text:p>
          </table:table-cell>
          <table:table-cell office:value-type="float" office:value="-12.2249939386239" calcext:value-type="float">
            <text:p>-12.2249939386239</text:p>
          </table:table-cell>
          <table:table-cell office:value-type="float" office:value="-7.41627172345718" calcext:value-type="float">
            <text:p>-7.41627172345718</text:p>
          </table:table-cell>
          <table:table-cell office:value-type="float" office:value="-5.59120729781182" calcext:value-type="float">
            <text:p>-5.59120729781182</text:p>
          </table:table-cell>
          <table:table-cell office:value-type="float" office:value="-6.91755660523615" calcext:value-type="float">
            <text:p>-6.91755660523615</text:p>
          </table:table-cell>
          <table:table-cell office:value-type="float" office:value="-9.82965676299158" calcext:value-type="float">
            <text:p>-9.82965676299158</text:p>
          </table:table-cell>
          <table:table-cell office:value-type="float" office:value="-11.7088782621028" calcext:value-type="float">
            <text:p>-11.7088782621028</text:p>
          </table:table-cell>
          <table:table-cell office:value-type="float" office:value="-11.870253625535" calcext:value-type="float">
            <text:p>-11.870253625535</text:p>
          </table:table-cell>
          <table:table-cell office:value-type="float" office:value="-10.989919597088" calcext:value-type="float">
            <text:p>-10.989919597088</text:p>
          </table:table-cell>
          <table:table-cell office:value-type="float" office:value="-9.90900859798303" calcext:value-type="float">
            <text:p>-9.90900859798303</text:p>
          </table:table-cell>
          <table:table-cell office:value-type="float" office:value="-9.4848792825796" calcext:value-type="float">
            <text:p>-9.4848792825796</text:p>
          </table:table-cell>
          <table:table-cell office:value-type="float" office:value="-9.70834201135271" calcext:value-type="float">
            <text:p>-9.70834201135271</text:p>
          </table:table-cell>
          <table:table-cell office:value-type="float" office:value="-10.0417971015796" calcext:value-type="float">
            <text:p>-10.0417971015796</text:p>
          </table:table-cell>
          <table:table-cell office:value-type="float" office:value="-10.231232590676" calcext:value-type="float">
            <text:p>-10.231232590676</text:p>
          </table:table-cell>
          <table:table-cell office:value-type="float" office:value="-10.2164750469624" calcext:value-type="float">
            <text:p>-10.2164750469624</text:p>
          </table:table-cell>
          <table:table-cell office:value-type="float" office:value="-10.0810769990927" calcext:value-type="float">
            <text:p>-10.0810769990927</text:p>
          </table:table-cell>
          <table:table-cell office:value-type="float" office:value="-9.97965326569958" calcext:value-type="float">
            <text:p>-9.97965326569958</text:p>
          </table:table-cell>
          <table:table-cell office:value-type="float" office:value="-9.94243479158912" calcext:value-type="float">
            <text:p>-9.94243479158912</text:p>
          </table:table-cell>
          <table:table-cell office:value-type="float" office:value="-9.92812209058424" calcext:value-type="float">
            <text:p>-9.92812209058424</text:p>
          </table:table-cell>
          <table:table-cell office:value-type="float" office:value="-9.89635242473215" calcext:value-type="float">
            <text:p>-9.89635242473215</text:p>
          </table:table-cell>
          <table:table-cell office:value-type="float" office:value="-9.74631498118296" calcext:value-type="float">
            <text:p>-9.74631498118296</text:p>
          </table:table-cell>
          <table:table-cell office:value-type="float" office:value="-8.82353352879835" calcext:value-type="float">
            <text:p>-8.82353352879835</text:p>
          </table:table-cell>
          <table:table-cell office:value-type="float" office:value="-6.06211824651421" calcext:value-type="float">
            <text:p>-6.06211824651421</text:p>
          </table:table-cell>
          <table:table-cell office:value-type="float" office:value="0.622191067542088" calcext:value-type="float">
            <text:p>0.622191067542088</text:p>
          </table:table-cell>
          <table:table-cell office:value-type="float" office:value="13.5820389390968" calcext:value-type="float">
            <text:p>13.5820389390968</text:p>
          </table:table-cell>
          <table:table-cell office:value-type="float" office:value="33.1233113367335" calcext:value-type="float">
            <text:p>33.1233113367335</text:p>
          </table:table-cell>
          <table:table-cell office:value-type="float" office:value="57.8224921669813" calcext:value-type="float">
            <text:p>57.8224921669813</text:p>
          </table:table-cell>
          <table:table-cell office:value-type="float" office:value="80.5742703343236" calcext:value-type="float">
            <text:p>80.5742703343236</text:p>
          </table:table-cell>
          <table:table-cell office:value-type="float" office:value="91.918583902864" calcext:value-type="float">
            <text:p>91.918583902864</text:p>
          </table:table-cell>
          <table:table-cell office:value-type="float" office:value="84.8184187082291" calcext:value-type="float">
            <text:p>84.8184187082291</text:p>
          </table:table-cell>
          <table:table-cell office:value-type="float" office:value="55.1850279589165" calcext:value-type="float">
            <text:p>55.1850279589165</text:p>
          </table:table-cell>
          <table:table-cell office:value-type="float" office:value="12.1448127244897" calcext:value-type="float">
            <text:p>12.1448127244897</text:p>
          </table:table-cell>
          <table:table-cell office:value-type="float" office:value="-29.4755316968085" calcext:value-type="float">
            <text:p>-29.4755316968085</text:p>
          </table:table-cell>
          <table:table-cell office:value-type="float" office:value="-55.3068267573246" calcext:value-type="float">
            <text:p>-55.3068267573246</text:p>
          </table:table-cell>
          <table:table-cell office:value-type="float" office:value="-53.9234873210396" calcext:value-type="float">
            <text:p>-53.9234873210396</text:p>
          </table:table-cell>
          <table:table-cell office:value-type="float" office:value="-31.9172009589659" calcext:value-type="float">
            <text:p>-31.9172009589659</text:p>
          </table:table-cell>
          <table:table-cell office:value-type="float" office:value="-3.23882417221888" calcext:value-type="float">
            <text:p>-3.23882417221888</text:p>
          </table:table-cell>
          <table:table-cell office:value-type="float" office:value="17.6037516464884" calcext:value-type="float">
            <text:p>17.6037516464884</text:p>
          </table:table-cell>
          <table:table-cell office:value-type="float" office:value="18.7013390934934" calcext:value-type="float">
            <text:p>18.7013390934934</text:p>
          </table:table-cell>
          <table:table-cell office:value-type="float" office:value="5.05993990015701" calcext:value-type="float">
            <text:p>5.05993990015701</text:p>
          </table:table-cell>
          <table:table-cell office:value-type="float" office:value="-12.2629753092517" calcext:value-type="float">
            <text:p>-12.2629753092517</text:p>
          </table:table-cell>
          <table:table-cell office:value-type="float" office:value="-23.6669815630796" calcext:value-type="float">
            <text:p>-23.6669815630796</text:p>
          </table:table-cell>
          <table:table-cell office:value-type="float" office:value="-22.2097049376138" calcext:value-type="float">
            <text:p>-22.2097049376138</text:p>
          </table:table-cell>
          <table:table-cell office:value-type="float" office:value="-12.7458090658419" calcext:value-type="float">
            <text:p>-12.7458090658419</text:p>
          </table:table-cell>
          <table:table-cell office:value-type="float" office:value="-3.48521408758771" calcext:value-type="float">
            <text:p>-3.48521408758771</text:p>
          </table:table-cell>
          <table:table-cell office:value-type="float" office:value="1.07505643627963" calcext:value-type="float">
            <text:p>1.07505643627963</text:p>
          </table:table-cell>
          <table:table-cell office:value-type="float" office:value="-1.17932227556711" calcext:value-type="float">
            <text:p>-1.17932227556711</text:p>
          </table:table-cell>
          <table:table-cell office:value-type="float" office:value="-6.48843021596502" calcext:value-type="float">
            <text:p>-6.48843021596502</text:p>
          </table:table-cell>
          <table:table-cell office:value-type="float" office:value="-9.99670616789519" calcext:value-type="float">
            <text:p>-9.99670616789519</text:p>
          </table:table-cell>
          <table:table-cell office:value-type="float" office:value="-10.5783598542496" calcext:value-type="float">
            <text:p>-10.5783598542496</text:p>
          </table:table-cell>
          <table:table-cell office:value-type="float" office:value="-8.59484371722826" calcext:value-type="float">
            <text:p>-8.59484371722826</text:p>
          </table:table-cell>
          <table:table-cell office:value-type="float" office:value="-6.05579513609708" calcext:value-type="float">
            <text:p>-6.05579513609708</text:p>
          </table:table-cell>
          <table:table-cell office:value-type="float" office:value="-4.96532682406385" calcext:value-type="float">
            <text:p>-4.96532682406385</text:p>
          </table:table-cell>
          <table:table-cell office:value-type="float" office:value="-5.14835260628868" calcext:value-type="float">
            <text:p>-5.14835260628868</text:p>
          </table:table-cell>
          <table:table-cell office:value-type="float" office:value="-5.84111129887707" calcext:value-type="float">
            <text:p>-5.84111129887707</text:p>
          </table:table-cell>
          <table:table-cell office:value-type="float" office:value="-6.37177360894741" calcext:value-type="float">
            <text:p>-6.37177360894741</text:p>
          </table:table-cell>
          <table:table-cell office:value-type="float" office:value="-6.27334079850511" calcext:value-type="float">
            <text:p>-6.27334079850511</text:p>
          </table:table-cell>
          <table:table-cell office:value-type="float" office:value="-5.82116730578255" calcext:value-type="float">
            <text:p>-5.82116730578255</text:p>
          </table:table-cell>
          <table:table-cell office:value-type="float" office:value="-5.40829133343972" calcext:value-type="float">
            <text:p>-5.40829133343972</text:p>
          </table:table-cell>
          <table:table-cell office:value-type="float" office:value="-5.13715019787348" calcext:value-type="float">
            <text:p>-5.13715019787348</text:p>
          </table:table-cell>
          <table:table-cell office:value-type="float" office:value="-5.01052394817619" calcext:value-type="float">
            <text:p>-5.01052394817619</text:p>
          </table:table-cell>
          <table:table-cell office:value-type="float" office:value="-4.92554171004745" calcext:value-type="float">
            <text:p>-4.92554171004745</text:p>
          </table:table-cell>
          <table:table-cell office:value-type="float" office:value="-4.78432858090919" calcext:value-type="float">
            <text:p>-4.78432858090919</text:p>
          </table:table-cell>
          <table:table-cell office:value-type="float" office:value="-4.5982006262163" calcext:value-type="float">
            <text:p>-4.5982006262163</text:p>
          </table:table-cell>
          <table:table-cell office:value-type="float" office:value="-4.39909025683257" calcext:value-type="float">
            <text:p>-4.39909025683257</text:p>
          </table:table-cell>
          <table:table-cell office:value-type="float" office:value="-4.20429188600422" calcext:value-type="float">
            <text:p>-4.20429188600422</text:p>
          </table:table-cell>
          <table:table-cell office:value-type="float" office:value="-4.02140212455613" calcext:value-type="float">
            <text:p>-4.02140212455613</text:p>
          </table:table-cell>
          <table:table-cell office:value-type="float" office:value="-3.83623806543188" calcext:value-type="float">
            <text:p>-3.83623806543188</text:p>
          </table:table-cell>
          <table:table-cell office:value-type="float" office:value="-3.64120997893314" calcext:value-type="float">
            <text:p>-3.64120997893314</text:p>
          </table:table-cell>
          <table:table-cell office:value-type="float" office:value="-3.46450388487452" calcext:value-type="float">
            <text:p>-3.46450388487452</text:p>
          </table:table-cell>
          <table:table-cell office:value-type="float" office:value="-3.30736550429622" calcext:value-type="float">
            <text:p>-3.30736550429622</text:p>
          </table:table-cell>
          <table:table-cell office:value-type="float" office:value="-3.06574370612051" calcext:value-type="float">
            <text:p>-3.06574370612051</text:p>
          </table:table-cell>
          <table:table-cell office:value-type="float" office:value="-2.43151932016759" calcext:value-type="float">
            <text:p>-2.43151932016759</text:p>
          </table:table-cell>
          <table:table-cell office:value-type="float" office:value="-0.552697829777403" calcext:value-type="float">
            <text:p>-0.552697829777403</text:p>
          </table:table-cell>
          <table:table-cell office:value-type="float" office:value="3.29504495156743" calcext:value-type="float">
            <text:p>3.29504495156743</text:p>
          </table:table-cell>
          <table:table-cell office:value-type="float" office:value="9.18738549029767" calcext:value-type="float">
            <text:p>9.18738549029767</text:p>
          </table:table-cell>
          <table:table-cell office:value-type="float" office:value="16.283443707091" calcext:value-type="float">
            <text:p>16.283443707091</text:p>
          </table:table-cell>
          <table:table-cell office:value-type="float" office:value="21.5538565499453" calcext:value-type="float">
            <text:p>21.5538565499453</text:p>
          </table:table-cell>
          <table:table-cell office:value-type="float" office:value="22.2234662018926" calcext:value-type="float">
            <text:p>22.2234662018926</text:p>
          </table:table-cell>
          <table:table-cell office:value-type="float" office:value="17.1580612416267" calcext:value-type="float">
            <text:p>17.1580612416267</text:p>
          </table:table-cell>
          <table:table-cell office:value-type="float" office:value="7.08831060837919" calcext:value-type="float">
            <text:p>7.08831060837919</text:p>
          </table:table-cell>
          <table:table-cell office:value-type="float" office:value="-3.22781784094541" calcext:value-type="float">
            <text:p>-3.22781784094541</text:p>
          </table:table-cell>
          <table:table-cell office:value-type="float" office:value="-9.48658147178756" calcext:value-type="float">
            <text:p>-9.48658147178756</text:p>
          </table:table-cell>
          <table:table-cell office:value-type="float" office:value="-10.0037497698985" calcext:value-type="float">
            <text:p>-10.0037497698985</text:p>
          </table:table-cell>
          <table:table-cell office:value-type="float" office:value="-5.17061168419668" calcext:value-type="float">
            <text:p>-5.17061168419668</text:p>
          </table:table-cell>
          <table:table-cell office:value-type="float" office:value="0.698517213813666" calcext:value-type="float">
            <text:p>0.698517213813666</text:p>
          </table:table-cell>
          <table:table-cell office:value-type="float" office:value="4.03625844796607" calcext:value-type="float">
            <text:p>4.03625844796607</text:p>
          </table:table-cell>
          <table:table-cell office:value-type="float" office:value="4.20119623243626" calcext:value-type="float">
            <text:p>4.20119623243626</text:p>
          </table:table-cell>
          <table:table-cell office:value-type="float" office:value="1.83521993359119" calcext:value-type="float">
            <text:p>1.83521993359119</text:p>
          </table:table-cell>
          <table:table-cell office:value-type="float" office:value="-0.517668865767586" calcext:value-type="float">
            <text:p>-0.517668865767586</text:p>
          </table:table-cell>
          <table:table-cell office:value-type="float" office:value="-1.11207083848847" calcext:value-type="float">
            <text:p>-1.11207083848847</text:p>
          </table:table-cell>
          <table:table-cell office:value-type="float" office:value="-0.370928050992474" calcext:value-type="float">
            <text:p>-0.370928050992474</text:p>
          </table:table-cell>
          <table:table-cell office:value-type="float" office:value="0.938625440302041" calcext:value-type="float">
            <text:p>0.938625440302041</text:p>
          </table:table-cell>
          <table:table-cell office:value-type="float" office:value="1.90381681358814" calcext:value-type="float">
            <text:p>1.90381681358814</text:p>
          </table:table-cell>
          <table:table-cell office:value-type="float" office:value="2.07372662761738" calcext:value-type="float">
            <text:p>2.07372662761738</text:p>
          </table:table-cell>
          <table:table-cell office:value-type="float" office:value="1.91592840846274" calcext:value-type="float">
            <text:p>1.91592840846274</text:p>
          </table:table-cell>
          <table:table-cell office:value-type="float" office:value="1.83777734667319" calcext:value-type="float">
            <text:p>1.83777734667319</text:p>
          </table:table-cell>
          <table:table-cell office:value-type="float" office:value="1.94217947437894" calcext:value-type="float">
            <text:p>1.94217947437894</text:p>
          </table:table-cell>
          <table:table-cell office:value-type="float" office:value="2.21869621677897" calcext:value-type="float">
            <text:p>2.21869621677897</text:p>
          </table:table-cell>
          <table:table-cell office:value-type="float" office:value="2.51454964167734" calcext:value-type="float">
            <text:p>2.51454964167734</text:p>
          </table:table-cell>
          <table:table-cell office:value-type="float" office:value="2.73504107287413" calcext:value-type="float">
            <text:p>2.73504107287413</text:p>
          </table:table-cell>
          <table:table-cell office:value-type="float" office:value="2.91017962485232" calcext:value-type="float">
            <text:p>2.91017962485232</text:p>
          </table:table-cell>
          <table:table-cell office:value-type="float" office:value="3.081168642014" calcext:value-type="float">
            <text:p>3.081168642014</text:p>
          </table:table-cell>
          <table:table-cell office:value-type="float" office:value="3.29265135604802" calcext:value-type="float">
            <text:p>3.29265135604802</text:p>
          </table:table-cell>
          <table:table-cell office:value-type="float" office:value="3.92093607370597" calcext:value-type="float">
            <text:p>3.92093607370597</text:p>
          </table:table-cell>
          <table:table-cell office:value-type="float" office:value="5.8802378793106" calcext:value-type="float">
            <text:p>5.8802378793106</text:p>
          </table:table-cell>
          <table:table-cell office:value-type="float" office:value="10.750080185261" calcext:value-type="float">
            <text:p>10.750080185261</text:p>
          </table:table-cell>
          <table:table-cell office:value-type="float" office:value="21.0326571596124" calcext:value-type="float">
            <text:p>21.0326571596124</text:p>
          </table:table-cell>
          <table:table-cell office:value-type="float" office:value="38.0418432580319" calcext:value-type="float">
            <text:p>38.0418432580319</text:p>
          </table:table-cell>
          <table:table-cell office:value-type="float" office:value="61.1461453921913" calcext:value-type="float">
            <text:p>61.1461453921913</text:p>
          </table:table-cell>
          <table:table-cell office:value-type="float" office:value="85.9991378692387" calcext:value-type="float">
            <text:p>85.9991378692387</text:p>
          </table:table-cell>
          <table:table-cell office:value-type="float" office:value="103.221850100787" calcext:value-type="float">
            <text:p>103.221850100787</text:p>
          </table:table-cell>
          <table:table-cell office:value-type="float" office:value="104.604465440349" calcext:value-type="float">
            <text:p>104.604465440349</text:p>
          </table:table-cell>
          <table:table-cell office:value-type="float" office:value="84.2809897761241" calcext:value-type="float">
            <text:p>84.2809897761241</text:p>
          </table:table-cell>
          <table:table-cell office:value-type="float" office:value="45.0956174123654" calcext:value-type="float">
            <text:p>45.0956174123654</text:p>
          </table:table-cell>
          <table:table-cell office:value-type="float" office:value="1.18625830513391" calcext:value-type="float">
            <text:p>1.18625830513391</text:p>
          </table:table-cell>
          <table:table-cell office:value-type="float" office:value="-32.8514004242157" calcext:value-type="float">
            <text:p>-32.8514004242157</text:p>
          </table:table-cell>
          <table:table-cell office:value-type="float" office:value="-43.1750908095918" calcext:value-type="float">
            <text:p>-43.1750908095918</text:p>
          </table:table-cell>
          <table:table-cell office:value-type="float" office:value="-27.9970165420309" calcext:value-type="float">
            <text:p>-27.9970165420309</text:p>
          </table:table-cell>
          <table:table-cell office:value-type="float" office:value="-0.309148106477173" calcext:value-type="float">
            <text:p>-0.309148106477173</text:p>
          </table:table-cell>
          <table:table-cell office:value-type="float" office:value="25.6274660221657" calcext:value-type="float">
            <text:p>25.6274660221657</text:p>
          </table:table-cell>
          <table:table-cell office:value-type="float" office:value="35.5147486323038" calcext:value-type="float">
            <text:p>35.5147486323038</text:p>
          </table:table-cell>
          <table:table-cell office:value-type="float" office:value="26.6666706018374" calcext:value-type="float">
            <text:p>26.6666706018374</text:p>
          </table:table-cell>
          <table:table-cell office:value-type="float" office:value="9.64362679081131" calcext:value-type="float">
            <text:p>9.64362679081131</text:p>
          </table:table-cell>
          <table:table-cell office:value-type="float" office:value="-5.29409849191516" calcext:value-type="float">
            <text:p>-5.29409849191516</text:p>
          </table:table-cell>
          <table:table-cell office:value-type="float" office:value="-9.34003896277766" calcext:value-type="float">
            <text:p>-9.34003896277766</text:p>
          </table:table-cell>
          <table:table-cell office:value-type="float" office:value="-2.10604656101112" calcext:value-type="float">
            <text:p>-2.10604656101112</text:p>
          </table:table-cell>
          <table:table-cell office:value-type="float" office:value="8.03319352332283" calcext:value-type="float">
            <text:p>8.03319352332283</text:p>
          </table:table-cell>
          <table:table-cell office:value-type="float" office:value="14.9478398705916" calcext:value-type="float">
            <text:p>14.9478398705916</text:p>
          </table:table-cell>
          <table:table-cell office:value-type="float" office:value="15.4353987692168" calcext:value-type="float">
            <text:p>15.4353987692168</text:p>
          </table:table-cell>
          <table:table-cell office:value-type="float" office:value="10.7053494802398" calcext:value-type="float">
            <text:p>10.7053494802398</text:p>
          </table:table-cell>
          <table:table-cell office:value-type="float" office:value="6.06875429662912" calcext:value-type="float">
            <text:p>6.06875429662912</text:p>
          </table:table-cell>
          <table:table-cell office:value-type="float" office:value="4.25233726778011" calcext:value-type="float">
            <text:p>4.25233726778011</text:p>
          </table:table-cell>
          <table:table-cell office:value-type="float" office:value="5.28906218395575" calcext:value-type="float">
            <text:p>5.28906218395575</text:p>
          </table:table-cell>
          <table:table-cell office:value-type="float" office:value="7.86813108055066" calcext:value-type="float">
            <text:p>7.86813108055066</text:p>
          </table:table-cell>
          <table:table-cell office:value-type="float" office:value="9.63038264726973" calcext:value-type="float">
            <text:p>9.63038264726973</text:p>
          </table:table-cell>
          <table:table-cell office:value-type="float" office:value="9.837814061409" calcext:value-type="float">
            <text:p>9.837814061409</text:p>
          </table:table-cell>
          <table:table-cell office:value-type="float" office:value="9.220733984598" calcext:value-type="float">
            <text:p>9.220733984598</text:p>
          </table:table-cell>
          <table:table-cell office:value-type="float" office:value="8.48905698627318" calcext:value-type="float">
            <text:p>8.48905698627318</text:p>
          </table:table-cell>
          <table:table-cell office:value-type="float" office:value="8.25668530666586" calcext:value-type="float">
            <text:p>8.25668530666586</text:p>
          </table:table-cell>
          <table:table-cell office:value-type="float" office:value="8.5518121318979" calcext:value-type="float">
            <text:p>8.5518121318979</text:p>
          </table:table-cell>
          <table:table-cell office:value-type="float" office:value="8.93700298897677" calcext:value-type="float">
            <text:p>8.93700298897677</text:p>
          </table:table-cell>
          <table:table-cell office:value-type="float" office:value="9.19250504663691" calcext:value-type="float">
            <text:p>9.19250504663691</text:p>
          </table:table-cell>
          <table:table-cell office:value-type="float" office:value="9.28841311729371" calcext:value-type="float">
            <text:p>9.28841311729371</text:p>
          </table:table-cell>
          <table:table-cell office:value-type="float" office:value="9.2855064374351" calcext:value-type="float">
            <text:p>9.2855064374351</text:p>
          </table:table-cell>
          <table:table-cell office:value-type="float" office:value="9.303663535962" calcext:value-type="float">
            <text:p>9.303663535962</text:p>
          </table:table-cell>
          <table:table-cell office:value-type="float" office:value="9.3745879514643" calcext:value-type="float">
            <text:p>9.3745879514643</text:p>
          </table:table-cell>
          <table:table-cell office:value-type="float" office:value="9.46465425306239" calcext:value-type="float">
            <text:p>9.46465425306239</text:p>
          </table:table-cell>
          <table:table-cell office:value-type="float" office:value="9.55092200271755" calcext:value-type="float">
            <text:p>9.55092200271755</text:p>
          </table:table-cell>
          <table:table-cell office:value-type="float" office:value="9.62060688940402" calcext:value-type="float">
            <text:p>9.62060688940402</text:p>
          </table:table-cell>
          <table:table-cell office:value-type="float" office:value="9.67958938003746" calcext:value-type="float">
            <text:p>9.67958938003746</text:p>
          </table:table-cell>
          <table:table-cell office:value-type="float" office:value="9.74383975242497" calcext:value-type="float">
            <text:p>9.74383975242497</text:p>
          </table:table-cell>
          <table:table-cell office:value-type="float" office:value="9.79874704185428" calcext:value-type="float">
            <text:p>9.79874704185428</text:p>
          </table:table-cell>
          <table:table-cell office:value-type="float" office:value="9.81741437561401" calcext:value-type="float">
            <text:p>9.81741437561401</text:p>
          </table:table-cell>
          <table:table-cell office:value-type="float" office:value="9.86456003830648" calcext:value-type="float">
            <text:p>9.86456003830648</text:p>
          </table:table-cell>
          <table:table-cell office:value-type="float" office:value="10.1079521872184" calcext:value-type="float">
            <text:p>10.1079521872184</text:p>
          </table:table-cell>
          <table:table-cell office:value-type="float" office:value="11.1996183933855" calcext:value-type="float">
            <text:p>11.1996183933855</text:p>
          </table:table-cell>
          <table:table-cell office:value-type="float" office:value="14.0312299794585" calcext:value-type="float">
            <text:p>14.0312299794585</text:p>
          </table:table-cell>
          <table:table-cell office:value-type="float" office:value="18.914707845497" calcext:value-type="float">
            <text:p>18.914707845497</text:p>
          </table:table-cell>
          <table:table-cell office:value-type="float" office:value="25.613442803818" calcext:value-type="float">
            <text:p>25.613442803818</text:p>
          </table:table-cell>
          <table:table-cell office:value-type="float" office:value="31.8803072402699" calcext:value-type="float">
            <text:p>31.8803072402699</text:p>
          </table:table-cell>
          <table:table-cell office:value-type="float" office:value="34.4900873906774" calcext:value-type="float">
            <text:p>34.4900873906774</text:p>
          </table:table-cell>
          <table:table-cell office:value-type="float" office:value="31.7274412348713" calcext:value-type="float">
            <text:p>31.7274412348713</text:p>
          </table:table-cell>
          <table:table-cell office:value-type="float" office:value="23.1360991438672" calcext:value-type="float">
            <text:p>23.1360991438672</text:p>
          </table:table-cell>
          <table:table-cell office:value-type="float" office:value="12.077204822764" calcext:value-type="float">
            <text:p>12.077204822764</text:p>
          </table:table-cell>
          <table:table-cell office:value-type="float" office:value="3.62562254747742" calcext:value-type="float">
            <text:p>3.62562254747742</text:p>
          </table:table-cell>
          <table:table-cell office:value-type="float" office:value="0.366379197800775" calcext:value-type="float">
            <text:p>0.366379197800775</text:p>
          </table:table-cell>
          <table:table-cell office:value-type="float" office:value="3.1432938661095" calcext:value-type="float">
            <text:p>3.1432938661095</text:p>
          </table:table-cell>
          <table:table-cell office:value-type="float" office:value="8.96021533088571" calcext:value-type="float">
            <text:p>8.96021533088571</text:p>
          </table:table-cell>
          <table:table-cell office:value-type="float" office:value="13.3223246950123" calcext:value-type="float">
            <text:p>13.3223246950123</text:p>
          </table:table-cell>
          <table:table-cell office:value-type="float" office:value="14.6141941207236" calcext:value-type="float">
            <text:p>14.6141941207236</text:p>
          </table:table-cell>
          <table:table-cell office:value-type="float" office:value="12.8359198065715" calcext:value-type="float">
            <text:p>12.8359198065715</text:p>
          </table:table-cell>
          <table:table-cell office:value-type="float" office:value="9.91496171730599" calcext:value-type="float">
            <text:p>9.91496171730599</text:p>
          </table:table-cell>
          <table:table-cell office:value-type="float" office:value="8.33541742811253" calcext:value-type="float">
            <text:p>8.33541742811253</text:p>
          </table:table-cell>
          <table:table-cell office:value-type="float" office:value="8.37162653375598" calcext:value-type="float">
            <text:p>8.37162653375598</text:p>
          </table:table-cell>
          <table:table-cell office:value-type="float" office:value="9.31340555670983" calcext:value-type="float">
            <text:p>9.31340555670983</text:p>
          </table:table-cell>
          <table:table-cell office:value-type="float" office:value="10.2912841050367" calcext:value-type="float">
            <text:p>10.2912841050367</text:p>
          </table:table-cell>
          <table:table-cell office:value-type="float" office:value="10.5193211179157" calcext:value-type="float">
            <text:p>10.5193211179157</text:p>
          </table:table-cell>
          <table:table-cell office:value-type="float" office:value="10.1807428975353" calcext:value-type="float">
            <text:p>10.1807428975353</text:p>
          </table:table-cell>
          <table:table-cell office:value-type="float" office:value="9.79599728021316" calcext:value-type="float">
            <text:p>9.79599728021316</text:p>
          </table:table-cell>
          <table:table-cell office:value-type="float" office:value="9.56177602859896" calcext:value-type="float">
            <text:p>9.56177602859896</text:p>
          </table:table-cell>
          <table:table-cell office:value-type="float" office:value="9.52347405648501" calcext:value-type="float">
            <text:p>9.52347405648501</text:p>
          </table:table-cell>
          <table:table-cell office:value-type="float" office:value="9.57054371694343" calcext:value-type="float">
            <text:p>9.57054371694343</text:p>
          </table:table-cell>
          <table:table-cell office:value-type="float" office:value="9.55872876017721" calcext:value-type="float">
            <text:p>9.55872876017721</text:p>
          </table:table-cell>
          <table:table-cell office:value-type="float" office:value="9.4813337062297" calcext:value-type="float">
            <text:p>9.4813337062297</text:p>
          </table:table-cell>
          <table:table-cell office:value-type="float" office:value="9.38031788496928" calcext:value-type="float">
            <text:p>9.38031788496928</text:p>
          </table:table-cell>
          <table:table-cell office:value-type="float" office:value="9.29576459124317" calcext:value-type="float">
            <text:p>9.29576459124317</text:p>
          </table:table-cell>
          <table:table-cell office:value-type="float" office:value="9.3809851851026" calcext:value-type="float">
            <text:p>9.3809851851026</text:p>
          </table:table-cell>
          <table:table-cell office:value-type="float" office:value="10.3894504846911" calcext:value-type="float">
            <text:p>10.3894504846911</text:p>
          </table:table-cell>
          <table:table-cell office:value-type="float" office:value="13.4882486814782" calcext:value-type="float">
            <text:p>13.4882486814782</text:p>
          </table:table-cell>
          <table:table-cell office:value-type="float" office:value="20.9389341730044" calcext:value-type="float">
            <text:p>20.9389341730044</text:p>
          </table:table-cell>
          <table:table-cell office:value-type="float" office:value="34.8943436501753" calcext:value-type="float">
            <text:p>34.8943436501753</text:p>
          </table:table-cell>
          <table:table-cell office:value-type="float" office:value="55.3110877256229" calcext:value-type="float">
            <text:p>55.3110877256229</text:p>
          </table:table-cell>
          <table:table-cell office:value-type="float" office:value="80.181134827041" calcext:value-type="float">
            <text:p>80.181134827041</text:p>
          </table:table-cell>
          <table:table-cell office:value-type="float" office:value="101.45604681456" calcext:value-type="float">
            <text:p>101.45604681456</text:p>
          </table:table-cell>
          <table:table-cell office:value-type="float" office:value="109.914482419314" calcext:value-type="float">
            <text:p>109.914482419314</text:p>
          </table:table-cell>
          <table:table-cell office:value-type="float" office:value="98.9148714981083" calcext:value-type="float">
            <text:p>98.9148714981083</text:p>
          </table:table-cell>
          <table:table-cell office:value-type="float" office:value="65.7847515603246" calcext:value-type="float">
            <text:p>65.7847515603246</text:p>
          </table:table-cell>
          <table:table-cell office:value-type="float" office:value="21.7382539569326" calcext:value-type="float">
            <text:p>21.7382539569326</text:p>
          </table:table-cell>
          <table:table-cell office:value-type="float" office:value="-18.4264086401595" calcext:value-type="float">
            <text:p>-18.4264086401595</text:p>
          </table:table-cell>
          <table:table-cell office:value-type="float" office:value="-40.4141471170695" calcext:value-type="float">
            <text:p>-40.4141471170695</text:p>
          </table:table-cell>
          <table:table-cell office:value-type="float" office:value="-34.8181779318893" calcext:value-type="float">
            <text:p>-34.8181779318893</text:p>
          </table:table-cell>
          <table:table-cell office:value-type="float" office:value="-10.9320426091404" calcext:value-type="float">
            <text:p>-10.9320426091404</text:p>
          </table:table-cell>
          <table:table-cell office:value-type="float" office:value="17.2116572889942" calcext:value-type="float">
            <text:p>17.2116572889942</text:p>
          </table:table-cell>
          <table:table-cell office:value-type="float" office:value="35.0269425345973" calcext:value-type="float">
            <text:p>35.0269425345973</text:p>
          </table:table-cell>
          <table:table-cell office:value-type="float" office:value="32.5916985717666" calcext:value-type="float">
            <text:p>32.5916985717666</text:p>
          </table:table-cell>
          <table:table-cell office:value-type="float" office:value="17.313903282277" calcext:value-type="float">
            <text:p>17.313903282277</text:p>
          </table:table-cell>
          <table:table-cell office:value-type="float" office:value="0.0852792832537537" calcext:value-type="float">
            <text:p>0.085279283253754</text:p>
          </table:table-cell>
          <table:table-cell office:value-type="float" office:value="-9.69698209520133" calcext:value-type="float">
            <text:p>-9.69698209520133</text:p>
          </table:table-cell>
          <table:table-cell office:value-type="float" office:value="-6.54380529533748" calcext:value-type="float">
            <text:p>-6.54380529533748</text:p>
          </table:table-cell>
          <table:table-cell office:value-type="float" office:value="3.10794755890116" calcext:value-type="float">
            <text:p>3.10794755890116</text:p>
          </table:table-cell>
          <table:table-cell office:value-type="float" office:value="11.5131775798426" calcext:value-type="float">
            <text:p>11.5131775798426</text:p>
          </table:table-cell>
          <table:table-cell office:value-type="float" office:value="14.6604390874029" calcext:value-type="float">
            <text:p>14.6604390874029</text:p>
          </table:table-cell>
          <table:table-cell office:value-type="float" office:value="11.1936280443459" calcext:value-type="float">
            <text:p>11.1936280443459</text:p>
          </table:table-cell>
          <table:table-cell office:value-type="float" office:value="5.6150950906155" calcext:value-type="float">
            <text:p>5.6150950906155</text:p>
          </table:table-cell>
          <table:table-cell office:value-type="float" office:value="2.28933072656809" calcext:value-type="float">
            <text:p>2.28933072656809</text:p>
          </table:table-cell>
          <table:table-cell office:value-type="float" office:value="1.88327143961052" calcext:value-type="float">
            <text:p>1.88327143961052</text:p>
          </table:table-cell>
          <table:table-cell office:value-type="float" office:value="3.81317217011764" calcext:value-type="float">
            <text:p>3.81317217011764</text:p>
          </table:table-cell>
          <table:table-cell office:value-type="float" office:value="5.87428424524208" calcext:value-type="float">
            <text:p>5.87428424524208</text:p>
          </table:table-cell>
          <table:table-cell office:value-type="float" office:value="6.36277144508437" calcext:value-type="float">
            <text:p>6.36277144508437</text:p>
          </table:table-cell>
          <table:table-cell office:value-type="float" office:value="5.70587269712695" calcext:value-type="float">
            <text:p>5.70587269712695</text:p>
          </table:table-cell>
          <table:table-cell office:value-type="float" office:value="4.6545726608109" calcext:value-type="float">
            <text:p>4.6545726608109</text:p>
          </table:table-cell>
          <table:table-cell office:value-type="float" office:value="3.86976882978101" calcext:value-type="float">
            <text:p>3.86976882978101</text:p>
          </table:table-cell>
          <table:table-cell office:value-type="float" office:value="3.71195959605176" calcext:value-type="float">
            <text:p>3.71195959605176</text:p>
          </table:table-cell>
          <table:table-cell office:value-type="float" office:value="3.82548970492394" calcext:value-type="float">
            <text:p>3.82548970492394</text:p>
          </table:table-cell>
          <table:table-cell office:value-type="float" office:value="3.86005722810671" calcext:value-type="float">
            <text:p>3.86005722810671</text:p>
          </table:table-cell>
          <table:table-cell office:value-type="float" office:value="3.7442290435815" calcext:value-type="float">
            <text:p>3.7442290435815</text:p>
          </table:table-cell>
          <table:table-cell office:value-type="float" office:value="3.4911632049192" calcext:value-type="float">
            <text:p>3.4911632049192</text:p>
          </table:table-cell>
          <table:table-cell office:value-type="float" office:value="3.2144800475028" calcext:value-type="float">
            <text:p>3.2144800475028</text:p>
          </table:table-cell>
          <table:table-cell office:value-type="float" office:value="2.99555759216432" calcext:value-type="float">
            <text:p>2.99555759216432</text:p>
          </table:table-cell>
          <table:table-cell office:value-type="float" office:value="2.8124063586006" calcext:value-type="float">
            <text:p>2.8124063586006</text:p>
          </table:table-cell>
          <table:table-cell office:value-type="float" office:value="2.63551543252861" calcext:value-type="float">
            <text:p>2.63551543252861</text:p>
          </table:table-cell>
          <table:table-cell office:value-type="float" office:value="2.44921599538701" calcext:value-type="float">
            <text:p>2.44921599538701</text:p>
          </table:table-cell>
          <table:table-cell office:value-type="float" office:value="2.2495084026319" calcext:value-type="float">
            <text:p>2.2495084026319</text:p>
          </table:table-cell>
          <table:table-cell office:value-type="float" office:value="2.0526412251508" calcext:value-type="float">
            <text:p>2.0526412251508</text:p>
          </table:table-cell>
          <table:table-cell office:value-type="float" office:value="1.86058926006917" calcext:value-type="float">
            <text:p>1.86058926006917</text:p>
          </table:table-cell>
          <table:table-cell office:value-type="float" office:value="1.64249829295108" calcext:value-type="float">
            <text:p>1.64249829295108</text:p>
          </table:table-cell>
          <table:table-cell office:value-type="float" office:value="1.41452509101053" calcext:value-type="float">
            <text:p>1.41452509101053</text:p>
          </table:table-cell>
          <table:table-cell office:value-type="float" office:value="1.29273150007969" calcext:value-type="float">
            <text:p>1.29273150007969</text:p>
          </table:table-cell>
          <table:table-cell office:value-type="float" office:value="1.67622889229551" calcext:value-type="float">
            <text:p>1.67622889229551</text:p>
          </table:table-cell>
          <table:table-cell office:value-type="float" office:value="3.46018350337013" calcext:value-type="float">
            <text:p>3.46018350337013</text:p>
          </table:table-cell>
          <table:table-cell office:value-type="float" office:value="7.25910587800364" calcext:value-type="float">
            <text:p>7.25910587800364</text:p>
          </table:table-cell>
          <table:table-cell office:value-type="float" office:value="13.0814262622487" calcext:value-type="float">
            <text:p>13.0814262622487</text:p>
          </table:table-cell>
          <table:table-cell office:value-type="float" office:value="19.7080833648068" calcext:value-type="float">
            <text:p>19.7080833648068</text:p>
          </table:table-cell>
          <table:table-cell office:value-type="float" office:value="23.9450774247984" calcext:value-type="float">
            <text:p>23.9450774247984</text:p>
          </table:table-cell>
          <table:table-cell office:value-type="float" office:value="23.3050401617221" calcext:value-type="float">
            <text:p>23.3050401617221</text:p>
          </table:table-cell>
          <table:table-cell office:value-type="float" office:value="16.8139400735572" calcext:value-type="float">
            <text:p>16.8139400735572</text:p>
          </table:table-cell>
          <table:table-cell office:value-type="float" office:value="5.92275605831817" calcext:value-type="float">
            <text:p>5.92275605831817</text:p>
          </table:table-cell>
          <table:table-cell office:value-type="float" office:value="-4.32822661610912" calcext:value-type="float">
            <text:p>-4.32822661610912</text:p>
          </table:table-cell>
          <table:table-cell office:value-type="float" office:value="-10.1097114080713" calcext:value-type="float">
            <text:p>-10.1097114080713</text:p>
          </table:table-cell>
          <table:table-cell office:value-type="float" office:value="-9.96851870613912" calcext:value-type="float">
            <text:p>-9.96851870613912</text:p>
          </table:table-cell>
          <table:table-cell office:value-type="float" office:value="-5.02115256284274" calcext:value-type="float">
            <text:p>-5.02115256284274</text:p>
          </table:table-cell>
          <table:table-cell office:value-type="float" office:value="0.170517003886286" calcext:value-type="float">
            <text:p>0.170517003886286</text:p>
          </table:table-cell>
          <table:table-cell office:value-type="float" office:value="2.58732467595042" calcext:value-type="float">
            <text:p>2.58732467595042</text:p>
          </table:table-cell>
          <table:table-cell office:value-type="float" office:value="1.81319973480673" calcext:value-type="float">
            <text:p>1.81319973480673</text:p>
          </table:table-cell>
          <table:table-cell office:value-type="float" office:value="-1.14588652381905" calcext:value-type="float">
            <text:p>-1.14588652381905</text:p>
          </table:table-cell>
          <table:table-cell office:value-type="float" office:value="-3.64720224361657" calcext:value-type="float">
            <text:p>-3.64720224361657</text:p>
          </table:table-cell>
          <table:table-cell office:value-type="float" office:value="-4.36508237355898" calcext:value-type="float">
            <text:p>-4.36508237355898</text:p>
          </table:table-cell>
          <table:table-cell office:value-type="float" office:value="-3.86516932857293" calcext:value-type="float">
            <text:p>-3.86516932857293</text:p>
          </table:table-cell>
          <table:table-cell office:value-type="float" office:value="-2.94391273239753" calcext:value-type="float">
            <text:p>-2.94391273239753</text:p>
          </table:table-cell>
          <table:table-cell office:value-type="float" office:value="-2.50839736349144" calcext:value-type="float">
            <text:p>-2.50839736349144</text:p>
          </table:table-cell>
          <table:table-cell office:value-type="float" office:value="-2.82547681107363" calcext:value-type="float">
            <text:p>-2.82547681107363</text:p>
          </table:table-cell>
          <table:table-cell office:value-type="float" office:value="-3.37682859537377" calcext:value-type="float">
            <text:p>-3.37682859537377</text:p>
          </table:table-cell>
          <table:table-cell office:value-type="float" office:value="-3.81656740096218" calcext:value-type="float">
            <text:p>-3.81656740096218</text:p>
          </table:table-cell>
          <table:table-cell office:value-type="float" office:value="-4.06227798733303" calcext:value-type="float">
            <text:p>-4.06227798733303</text:p>
          </table:table-cell>
          <table:table-cell office:value-type="float" office:value="-4.15378142415946" calcext:value-type="float">
            <text:p>-4.15378142415946</text:p>
          </table:table-cell>
          <table:table-cell office:value-type="float" office:value="-4.24924127686291" calcext:value-type="float">
            <text:p>-4.24924127686291</text:p>
          </table:table-cell>
          <table:table-cell office:value-type="float" office:value="-4.41709142823715" calcext:value-type="float">
            <text:p>-4.41709142823715</text:p>
          </table:table-cell>
          <table:table-cell office:value-type="float" office:value="-4.62034208055532" calcext:value-type="float">
            <text:p>-4.62034208055532</text:p>
          </table:table-cell>
          <table:table-cell office:value-type="float" office:value="-4.81800856418147" calcext:value-type="float">
            <text:p>-4.81800856418147</text:p>
          </table:table-cell>
          <table:table-cell office:value-type="float" office:value="-4.95235906971162" calcext:value-type="float">
            <text:p>-4.95235906971162</text:p>
          </table:table-cell>
          <table:table-cell office:value-type="float" office:value="-4.53311487793742" calcext:value-type="float">
            <text:p>-4.53311487793742</text:p>
          </table:table-cell>
          <table:table-cell office:value-type="float" office:value="-2.5934983859481" calcext:value-type="float">
            <text:p>-2.5934983859481</text:p>
          </table:table-cell>
          <table:table-cell office:value-type="float" office:value="2.65367442149458" calcext:value-type="float">
            <text:p>2.65367442149458</text:p>
          </table:table-cell>
          <table:table-cell office:value-type="float" office:value="13.7037508335376" calcext:value-type="float">
            <text:p>13.7037508335376</text:p>
          </table:table-cell>
          <table:table-cell office:value-type="float" office:value="31.4543287481408" calcext:value-type="float">
            <text:p>31.4543287481408</text:p>
          </table:table-cell>
          <table:table-cell office:value-type="float" office:value="55.026819339666" calcext:value-type="float">
            <text:p>55.026819339666</text:p>
          </table:table-cell>
          <table:table-cell office:value-type="float" office:value="78.929911995254" calcext:value-type="float">
            <text:p>78.929911995254</text:p>
          </table:table-cell>
          <table:table-cell office:value-type="float" office:value="93.6221559017196" calcext:value-type="float">
            <text:p>93.6221559017196</text:p>
          </table:table-cell>
          <table:table-cell office:value-type="float" office:value="91.3828712989893" calcext:value-type="float">
            <text:p>91.3828712989893</text:p>
          </table:table-cell>
          <table:table-cell office:value-type="float" office:value="66.8478434167774" calcext:value-type="float">
            <text:p>66.8478434167774</text:p>
          </table:table-cell>
          <table:table-cell office:value-type="float" office:value="25.4931702405701" calcext:value-type="float">
            <text:p>25.4931702405701</text:p>
          </table:table-cell>
          <table:table-cell office:value-type="float" office:value="-18.0748460281525" calcext:value-type="float">
            <text:p>-18.0748460281525</text:p>
          </table:table-cell>
          <table:table-cell office:value-type="float" office:value="-49.3557440890428" calcext:value-type="float">
            <text:p>-49.3557440890428</text:p>
          </table:table-cell>
          <table:table-cell office:value-type="float" office:value="-55.1361482063435" calcext:value-type="float">
            <text:p>-55.1361482063435</text:p>
          </table:table-cell>
          <table:table-cell office:value-type="float" office:value="-37.1719853388609" calcext:value-type="float">
            <text:p>-37.1719853388609</text:p>
          </table:table-cell>
          <table:table-cell office:value-type="float" office:value="-9.05838219850984" calcext:value-type="float">
            <text:p>-9.05838219850984</text:p>
          </table:table-cell>
          <table:table-cell office:value-type="float" office:value="14.8388251465652" calcext:value-type="float">
            <text:p>14.8388251465652</text:p>
          </table:table-cell>
          <table:table-cell office:value-type="float" office:value="20.8374641565159" calcext:value-type="float">
            <text:p>20.8374641565159</text:p>
          </table:table-cell>
          <table:table-cell office:value-type="float" office:value="9.5363018763201" calcext:value-type="float">
            <text:p>9.5363018763201</text:p>
          </table:table-cell>
          <table:table-cell office:value-type="float" office:value="-8.07817223318818" calcext:value-type="float">
            <text:p>-8.07817223318818</text:p>
          </table:table-cell>
          <table:table-cell office:value-type="float" office:value="-22.0287357009121" calcext:value-type="float">
            <text:p>-22.0287357009121</text:p>
          </table:table-cell>
          <table:table-cell office:value-type="float" office:value="-24.0311724094758" calcext:value-type="float">
            <text:p>-24.0311724094758</text:p>
          </table:table-cell>
          <table:table-cell office:value-type="float" office:value="-15.9583474558691" calcext:value-type="float">
            <text:p>-15.9583474558691</text:p>
          </table:table-cell>
          <table:table-cell office:value-type="float" office:value="-6.32140044107931" calcext:value-type="float">
            <text:p>-6.32140044107931</text:p>
          </table:table-cell>
          <table:table-cell office:value-type="float" office:value="-0.54229275806011" calcext:value-type="float">
            <text:p>-0.54229275806011</text:p>
          </table:table-cell>
          <table:table-cell office:value-type="float" office:value="-1.47352854820902" calcext:value-type="float">
            <text:p>-1.47352854820902</text:p>
          </table:table-cell>
          <table:table-cell office:value-type="float" office:value="-6.7942665259534" calcext:value-type="float">
            <text:p>-6.7942665259534</text:p>
          </table:table-cell>
          <table:table-cell office:value-type="float" office:value="-11.2392946845648" calcext:value-type="float">
            <text:p>-11.2392946845648</text:p>
          </table:table-cell>
          <table:table-cell office:value-type="float" office:value="-12.7830268755497" calcext:value-type="float">
            <text:p>-12.7830268755497</text:p>
          </table:table-cell>
          <table:table-cell office:value-type="float" office:value="-11.5487834225814" calcext:value-type="float">
            <text:p>-11.5487834225814</text:p>
          </table:table-cell>
          <table:table-cell office:value-type="float" office:value="-9.15502239663449" calcext:value-type="float">
            <text:p>-9.15502239663449</text:p>
          </table:table-cell>
          <table:table-cell office:value-type="float" office:value="-7.88109551354155" calcext:value-type="float">
            <text:p>-7.88109551354155</text:p>
          </table:table-cell>
          <table:table-cell office:value-type="float" office:value="-8.06060486776862" calcext:value-type="float">
            <text:p>-8.06060486776862</text:p>
          </table:table-cell>
          <table:table-cell office:value-type="float" office:value="-8.92974577519957" calcext:value-type="float">
            <text:p>-8.92974577519957</text:p>
          </table:table-cell>
          <table:table-cell office:value-type="float" office:value="-9.79548000382549" calcext:value-type="float">
            <text:p>-9.79548000382549</text:p>
          </table:table-cell>
          <table:table-cell office:value-type="float" office:value="-10.0864259651739" calcext:value-type="float">
            <text:p>-10.0864259651739</text:p>
          </table:table-cell>
          <table:table-cell office:value-type="float" office:value="-9.91026254281762" calcext:value-type="float">
            <text:p>-9.91026254281762</text:p>
          </table:table-cell>
          <table:table-cell office:value-type="float" office:value="-9.69875381179496" calcext:value-type="float">
            <text:p>-9.69875381179496</text:p>
          </table:table-cell>
          <table:table-cell office:value-type="float" office:value="-9.61872162981084" calcext:value-type="float">
            <text:p>-9.61872162981084</text:p>
          </table:table-cell>
          <table:table-cell office:value-type="float" office:value="-9.68963215241444" calcext:value-type="float">
            <text:p>-9.68963215241444</text:p>
          </table:table-cell>
          <table:table-cell office:value-type="float" office:value="-9.83155386490373" calcext:value-type="float">
            <text:p>-9.83155386490373</text:p>
          </table:table-cell>
          <table:table-cell office:value-type="float" office:value="-9.93004876757179" calcext:value-type="float">
            <text:p>-9.93004876757179</text:p>
          </table:table-cell>
          <table:table-cell office:value-type="float" office:value="-9.97296830204146" calcext:value-type="float">
            <text:p>-9.97296830204146</text:p>
          </table:table-cell>
          <table:table-cell office:value-type="float" office:value="-9.99420901514985" calcext:value-type="float">
            <text:p>-9.99420901514985</text:p>
          </table:table-cell>
          <table:table-cell office:value-type="float" office:value="-10.0140558980238" calcext:value-type="float">
            <text:p>-10.0140558980238</text:p>
          </table:table-cell>
          <table:table-cell office:value-type="float" office:value="-10.0436158801937" calcext:value-type="float">
            <text:p>-10.0436158801937</text:p>
          </table:table-cell>
          <table:table-cell office:value-type="float" office:value="-10.073110534837" calcext:value-type="float">
            <text:p>-10.073110534837</text:p>
          </table:table-cell>
          <table:table-cell office:value-type="float" office:value="-10.0888550755224" calcext:value-type="float">
            <text:p>-10.0888550755224</text:p>
          </table:table-cell>
          <table:table-cell office:value-type="float" office:value="-10.1117267104322" calcext:value-type="float">
            <text:p>-10.1117267104322</text:p>
          </table:table-cell>
          <table:table-cell office:value-type="float" office:value="-10.1611642034004" calcext:value-type="float">
            <text:p>-10.1611642034004</text:p>
          </table:table-cell>
          <table:table-cell office:value-type="float" office:value="-10.1540474633727" calcext:value-type="float">
            <text:p>-10.1540474633727</text:p>
          </table:table-cell>
          <table:table-cell office:value-type="float" office:value="-9.8800515433652" calcext:value-type="float">
            <text:p>-9.8800515433652</text:p>
          </table:table-cell>
          <table:table-cell office:value-type="float" office:value="-8.59271423416837" calcext:value-type="float">
            <text:p>-8.59271423416837</text:p>
          </table:table-cell>
          <table:table-cell office:value-type="float" office:value="-5.44813080317642" calcext:value-type="float">
            <text:p>-5.44813080317642</text:p>
          </table:table-cell>
          <table:table-cell office:value-type="float" office:value="-0.245892352821238" calcext:value-type="float">
            <text:p>-0.245892352821238</text:p>
          </table:table-cell>
          <table:table-cell office:value-type="float" office:value="6.59157171435157" calcext:value-type="float">
            <text:p>6.59157171435157</text:p>
          </table:table-cell>
          <table:table-cell office:value-type="float" office:value="12.4427643236029" calcext:value-type="float">
            <text:p>12.4427643236029</text:p>
          </table:table-cell>
          <table:table-cell office:value-type="float" office:value="14.2115857524604" calcext:value-type="float">
            <text:p>14.2115857524604</text:p>
          </table:table-cell>
          <table:table-cell office:value-type="float" office:value="10.4603993014256" calcext:value-type="float">
            <text:p>10.4603993014256</text:p>
          </table:table-cell>
          <table:table-cell office:value-type="float" office:value="1.10311858154735" calcext:value-type="float">
            <text:p>1.10311858154735</text:p>
          </table:table-cell>
          <table:table-cell office:value-type="float" office:value="-9.82075834494637" calcext:value-type="float">
            <text:p>-9.82075834494637</text:p>
          </table:table-cell>
          <table:table-cell office:value-type="float" office:value="-17.4633467453276" calcext:value-type="float">
            <text:p>-17.4633467453276</text:p>
          </table:table-cell>
          <table:table-cell office:value-type="float" office:value="-19.6757509989068" calcext:value-type="float">
            <text:p>-19.6757509989068</text:p>
          </table:table-cell>
          <table:table-cell office:value-type="float" office:value="-16.0058617939555" calcext:value-type="float">
            <text:p>-16.0058617939555</text:p>
          </table:table-cell>
          <table:table-cell office:value-type="float" office:value="-10.099968888113" calcext:value-type="float">
            <text:p>-10.099968888113</text:p>
          </table:table-cell>
          <table:table-cell office:value-type="float" office:value="-6.16985473712161" calcext:value-type="float">
            <text:p>-6.16985473712161</text:p>
          </table:table-cell>
          <table:table-cell office:value-type="float" office:value="-5.35199614496723" calcext:value-type="float">
            <text:p>-5.35199614496723</text:p>
          </table:table-cell>
          <table:table-cell office:value-type="float" office:value="-7.43771995321409" calcext:value-type="float">
            <text:p>-7.43771995321409</text:p>
          </table:table-cell>
          <table:table-cell office:value-type="float" office:value="-10.1895447562882" calcext:value-type="float">
            <text:p>-10.1895447562882</text:p>
          </table:table-cell>
          <table:table-cell office:value-type="float" office:value="-11.3564363432838" calcext:value-type="float">
            <text:p>-11.3564363432838</text:p>
          </table:table-cell>
          <table:table-cell office:value-type="float" office:value="-11.0127104047362" calcext:value-type="float">
            <text:p>-11.0127104047362</text:p>
          </table:table-cell>
          <table:table-cell office:value-type="float" office:value="-9.88955625182458" calcext:value-type="float">
            <text:p>-9.88955625182458</text:p>
          </table:table-cell>
          <table:table-cell office:value-type="float" office:value="-8.88032408478125" calcext:value-type="float">
            <text:p>-8.88032408478125</text:p>
          </table:table-cell>
          <table:table-cell office:value-type="float" office:value="-8.66225785986839" calcext:value-type="float">
            <text:p>-8.66225785986839</text:p>
          </table:table-cell>
          <table:table-cell office:value-type="float" office:value="-8.90735911006197" calcext:value-type="float">
            <text:p>-8.90735911006197</text:p>
          </table:table-cell>
          <table:table-cell office:value-type="float" office:value="-9.1315742838373" calcext:value-type="float">
            <text:p>-9.1315742838373</text:p>
          </table:table-cell>
          <table:table-cell office:value-type="float" office:value="-9.18549489048711" calcext:value-type="float">
            <text:p>-9.18549489048711</text:p>
          </table:table-cell>
          <table:table-cell office:value-type="float" office:value="-9.04240371667376" calcext:value-type="float">
            <text:p>-9.04240371667376</text:p>
          </table:table-cell>
          <table:table-cell office:value-type="float" office:value="-8.83492273157953" calcext:value-type="float">
            <text:p>-8.83492273157953</text:p>
          </table:table-cell>
          <table:table-cell office:value-type="float" office:value="-8.69085109980957" calcext:value-type="float">
            <text:p>-8.69085109980957</text:p>
          </table:table-cell>
          <table:table-cell office:value-type="float" office:value="-8.59802417881347" calcext:value-type="float">
            <text:p>-8.59802417881347</text:p>
          </table:table-cell>
          <table:table-cell office:value-type="float" office:value="-8.51473239577103" calcext:value-type="float">
            <text:p>-8.51473239577103</text:p>
          </table:table-cell>
          <table:table-cell office:value-type="float" office:value="-8.40115336096108" calcext:value-type="float">
            <text:p>-8.40115336096108</text:p>
          </table:table-cell>
          <table:table-cell office:value-type="float" office:value="-8.02816328699099" calcext:value-type="float">
            <text:p>-8.02816328699099</text:p>
          </table:table-cell>
          <table:table-cell office:value-type="float" office:value="-6.56426341363443" calcext:value-type="float">
            <text:p>-6.56426341363443</text:p>
          </table:table-cell>
          <table:table-cell office:value-type="float" office:value="-2.70076708420524" calcext:value-type="float">
            <text:p>-2.70076708420524</text:p>
          </table:table-cell>
          <table:table-cell office:value-type="float" office:value="5.96106676789227" calcext:value-type="float">
            <text:p>5.96106676789227</text:p>
          </table:table-cell>
          <table:table-cell office:value-type="float" office:value="21.2835655266585" calcext:value-type="float">
            <text:p>21.2835655266585</text:p>
          </table:table-cell>
          <table:table-cell office:value-type="float" office:value="42.9519958027032" calcext:value-type="float">
            <text:p>42.9519958027032</text:p>
          </table:table-cell>
          <table:table-cell office:value-type="float" office:value="68.1412721829835" calcext:value-type="float">
            <text:p>68.1412721829835</text:p>
          </table:table-cell>
          <table:table-cell office:value-type="float" office:value="88.0873337120176" calcext:value-type="float">
            <text:p>88.0873337120176</text:p>
          </table:table-cell>
          <table:table-cell office:value-type="float" office:value="93.9250451340191" calcext:value-type="float">
            <text:p>93.9250451340191</text:p>
          </table:table-cell>
          <table:table-cell office:value-type="float" office:value="79.3209538908967" calcext:value-type="float">
            <text:p>79.3209538908967</text:p>
          </table:table-cell>
          <table:table-cell office:value-type="float" office:value="43.5622549589546" calcext:value-type="float">
            <text:p>43.5622549589546</text:p>
          </table:table-cell>
          <table:table-cell office:value-type="float" office:value="-0.585925175955468" calcext:value-type="float">
            <text:p>-0.585925175955468</text:p>
          </table:table-cell>
          <table:table-cell office:value-type="float" office:value="-38.3979329979072" calcext:value-type="float">
            <text:p>-38.3979329979072</text:p>
          </table:table-cell>
          <table:table-cell office:value-type="float" office:value="-55.6583616076912" calcext:value-type="float">
            <text:p>-55.6583616076912</text:p>
          </table:table-cell>
          <table:table-cell office:value-type="float" office:value="-45.7094701241267" calcext:value-type="float">
            <text:p>-45.7094701241267</text:p>
          </table:table-cell>
          <table:table-cell office:value-type="float" office:value="-19.8122741146288" calcext:value-type="float">
            <text:p>-19.8122741146288</text:p>
          </table:table-cell>
          <table:table-cell office:value-type="float" office:value="7.91752152191333" calcext:value-type="float">
            <text:p>7.91752152191333</text:p>
          </table:table-cell>
          <table:table-cell office:value-type="float" office:value="22.8733647851579" calcext:value-type="float">
            <text:p>22.8733647851579</text:p>
          </table:table-cell>
          <table:table-cell office:value-type="float" office:value="17.7816036485279" calcext:value-type="float">
            <text:p>17.7816036485279</text:p>
          </table:table-cell>
          <table:table-cell office:value-type="float" office:value="1.76195632452996" calcext:value-type="float">
            <text:p>1.76195632452996</text:p>
          </table:table-cell>
          <table:table-cell office:value-type="float" office:value="-14.5266230659488" calcext:value-type="float">
            <text:p>-14.5266230659488</text:p>
          </table:table-cell>
          <table:table-cell office:value-type="float" office:value="-21.8666448100658" calcext:value-type="float">
            <text:p>-21.8666448100658</text:p>
          </table:table-cell>
          <table:table-cell office:value-type="float" office:value="-16.6611478826561" calcext:value-type="float">
            <text:p>-16.6611478826561</text:p>
          </table:table-cell>
          <table:table-cell office:value-type="float" office:value="-6.44558028786682" calcext:value-type="float">
            <text:p>-6.44558028786682</text:p>
          </table:table-cell>
          <table:table-cell office:value-type="float" office:value="1.63779567021544" calcext:value-type="float">
            <text:p>1.63779567021544</text:p>
          </table:table-cell>
          <table:table-cell office:value-type="float" office:value="3.9395934780943" calcext:value-type="float">
            <text:p>3.9395934780943</text:p>
          </table:table-cell>
          <table:table-cell office:value-type="float" office:value="0.0671442052368159" calcext:value-type="float">
            <text:p>0.067144205236816</text:p>
          </table:table-cell>
          <table:table-cell office:value-type="float" office:value="-4.98086535230497" calcext:value-type="float">
            <text:p>-4.98086535230497</text:p>
          </table:table-cell>
          <table:table-cell office:value-type="float" office:value="-7.45877792787059" calcext:value-type="float">
            <text:p>-7.45877792787059</text:p>
          </table:table-cell>
          <table:table-cell office:value-type="float" office:value="-7.02376368658666" calcext:value-type="float">
            <text:p>-7.02376368658666</text:p>
          </table:table-cell>
          <table:table-cell office:value-type="float" office:value="-4.53593143510187" calcext:value-type="float">
            <text:p>-4.53593143510187</text:p>
          </table:table-cell>
          <table:table-cell office:value-type="float" office:value="-2.32072748333166" calcext:value-type="float">
            <text:p>-2.32072748333166</text:p>
          </table:table-cell>
          <table:table-cell office:value-type="float" office:value="-1.71302129845433" calcext:value-type="float">
            <text:p>-1.71302129845433</text:p>
          </table:table-cell>
          <table:table-cell office:value-type="float" office:value="-2.11545215043424" calcext:value-type="float">
            <text:p>-2.11545215043424</text:p>
          </table:table-cell>
          <table:table-cell office:value-type="float" office:value="-2.7929187103136" calcext:value-type="float">
            <text:p>-2.7929187103136</text:p>
          </table:table-cell>
          <table:table-cell office:value-type="float" office:value="-3.09742745704216" calcext:value-type="float">
            <text:p>-3.09742745704216</text:p>
          </table:table-cell>
          <table:table-cell office:value-type="float" office:value="-2.79695216788472" calcext:value-type="float">
            <text:p>-2.79695216788472</text:p>
          </table:table-cell>
          <table:table-cell office:value-type="float" office:value="-2.29884032105682" calcext:value-type="float">
            <text:p>-2.29884032105682</text:p>
          </table:table-cell>
          <table:table-cell office:value-type="float" office:value="-1.90280672056978" calcext:value-type="float">
            <text:p>-1.90280672056978</text:p>
          </table:table-cell>
          <table:table-cell office:value-type="float" office:value="-1.65902296105992" calcext:value-type="float">
            <text:p>-1.65902296105992</text:p>
          </table:table-cell>
          <table:table-cell office:value-type="float" office:value="-1.53585358133762" calcext:value-type="float">
            <text:p>-1.53585358133762</text:p>
          </table:table-cell>
          <table:table-cell office:value-type="float" office:value="-1.41384932034105" calcext:value-type="float">
            <text:p>-1.41384932034105</text:p>
          </table:table-cell>
          <table:table-cell office:value-type="float" office:value="-1.23123258210261" calcext:value-type="float">
            <text:p>-1.23123258210261</text:p>
          </table:table-cell>
          <table:table-cell office:value-type="float" office:value="-1.01709019532956" calcext:value-type="float">
            <text:p>-1.01709019532956</text:p>
          </table:table-cell>
          <table:table-cell office:value-type="float" office:value="-0.798457155464815" calcext:value-type="float">
            <text:p>-0.798457155464815</text:p>
          </table:table-cell>
          <table:table-cell office:value-type="float" office:value="-0.589962319598536" calcext:value-type="float">
            <text:p>-0.589962319598536</text:p>
          </table:table-cell>
          <table:table-cell office:value-type="float" office:value="-0.391807138826285" calcext:value-type="float">
            <text:p>-0.391807138826285</text:p>
          </table:table-cell>
          <table:table-cell office:value-type="float" office:value="-0.187085044682002" calcext:value-type="float">
            <text:p>-0.187085044682002</text:p>
          </table:table-cell>
          <table:table-cell office:value-type="float" office:value="0.0194573943518871" calcext:value-type="float">
            <text:p>0.019457394351887</text:p>
          </table:table-cell>
          <table:table-cell office:value-type="float" office:value="0.1963241517934" calcext:value-type="float">
            <text:p>0.1963241517934</text:p>
          </table:table-cell>
          <table:table-cell office:value-type="float" office:value="0.378979519536675" calcext:value-type="float">
            <text:p>0.378979519536675</text:p>
          </table:table-cell>
          <table:table-cell office:value-type="float" office:value="0.698191054996777" calcext:value-type="float">
            <text:p>0.698191054996777</text:p>
          </table:table-cell>
          <table:table-cell office:value-type="float" office:value="1.65461003101606" calcext:value-type="float">
            <text:p>1.65461003101606</text:p>
          </table:table-cell>
          <table:table-cell office:value-type="float" office:value="4.16096496601032" calcext:value-type="float">
            <text:p>4.16096496601032</text:p>
          </table:table-cell>
          <table:table-cell office:value-type="float" office:value="8.70944284689482" calcext:value-type="float">
            <text:p>8.70944284689482</text:p>
          </table:table-cell>
          <table:table-cell office:value-type="float" office:value="15.232497312086" calcext:value-type="float">
            <text:p>15.232497312086</text:p>
          </table:table-cell>
          <table:table-cell office:value-type="float" office:value="22.0938063586506" calcext:value-type="float">
            <text:p>22.0938063586506</text:p>
          </table:table-cell>
          <table:table-cell office:value-type="float" office:value="26.0243474875588" calcext:value-type="float">
            <text:p>26.0243474875588</text:p>
          </table:table-cell>
          <table:table-cell office:value-type="float" office:value="24.8513435962268" calcext:value-type="float">
            <text:p>24.8513435962268</text:p>
          </table:table-cell>
          <table:table-cell office:value-type="float" office:value="17.7692570489031" calcext:value-type="float">
            <text:p>17.7692570489031</text:p>
          </table:table-cell>
          <table:table-cell office:value-type="float" office:value="7.01124722576073" calcext:value-type="float">
            <text:p>7.01124722576073</text:p>
          </table:table-cell>
          <table:table-cell office:value-type="float" office:value="-2.26050873341264" calcext:value-type="float">
            <text:p>-2.26050873341264</text:p>
          </table:table-cell>
          <table:table-cell office:value-type="float" office:value="-6.72879963227968" calcext:value-type="float">
            <text:p>-6.72879963227968</text:p>
          </table:table-cell>
          <table:table-cell office:value-type="float" office:value="-5.15731596894942" calcext:value-type="float">
            <text:p>-5.15731596894942</text:p>
          </table:table-cell>
          <table:table-cell office:value-type="float" office:value="0.560321081685555" calcext:value-type="float">
            <text:p>0.560321081685555</text:p>
          </table:table-cell>
          <table:table-cell office:value-type="float" office:value="5.77703674440017" calcext:value-type="float">
            <text:p>5.77703674440017</text:p>
          </table:table-cell>
          <table:table-cell office:value-type="float" office:value="8.05651441407962" calcext:value-type="float">
            <text:p>8.05651441407962</text:p>
          </table:table-cell>
          <table:table-cell office:value-type="float" office:value="7.15737598345777" calcext:value-type="float">
            <text:p>7.15737598345777</text:p>
          </table:table-cell>
          <table:table-cell office:value-type="float" office:value="4.4699555114266" calcext:value-type="float">
            <text:p>4.4699555114266</text:p>
          </table:table-cell>
          <table:table-cell office:value-type="float" office:value="2.64215429898397" calcext:value-type="float">
            <text:p>2.64215429898397</text:p>
          </table:table-cell>
          <table:table-cell office:value-type="float" office:value="2.55878846617247" calcext:value-type="float">
            <text:p>2.55878846617247</text:p>
          </table:table-cell>
          <table:table-cell office:value-type="float" office:value="3.56859650818746" calcext:value-type="float">
            <text:p>3.56859650818746</text:p>
          </table:table-cell>
          <table:table-cell office:value-type="float" office:value="4.84424966696937" calcext:value-type="float">
            <text:p>4.84424966696937</text:p>
          </table:table-cell>
          <table:table-cell office:value-type="float" office:value="5.50638294787174" calcext:value-type="float">
            <text:p>5.50638294787174</text:p>
          </table:table-cell>
          <table:table-cell office:value-type="float" office:value="5.47849744391886" calcext:value-type="float">
            <text:p>5.47849744391886</text:p>
          </table:table-cell>
          <table:table-cell office:value-type="float" office:value="5.29826164889404" calcext:value-type="float">
            <text:p>5.29826164889404</text:p>
          </table:table-cell>
          <table:table-cell office:value-type="float" office:value="5.24799508409842" calcext:value-type="float">
            <text:p>5.24799508409842</text:p>
          </table:table-cell>
          <table:table-cell office:value-type="float" office:value="5.39430953975137" calcext:value-type="float">
            <text:p>5.39430953975137</text:p>
          </table:table-cell>
          <table:table-cell office:value-type="float" office:value="5.66704050609256" calcext:value-type="float">
            <text:p>5.66704050609256</text:p>
          </table:table-cell>
          <table:table-cell office:value-type="float" office:value="5.90889780798887" calcext:value-type="float">
            <text:p>5.90889780798887</text:p>
          </table:table-cell>
          <table:table-cell office:value-type="float" office:value="6.07784122365248" calcext:value-type="float">
            <text:p>6.07784122365248</text:p>
          </table:table-cell>
          <table:table-cell office:value-type="float" office:value="6.2142958071256" calcext:value-type="float">
            <text:p>6.2142958071256</text:p>
          </table:table-cell>
          <table:table-cell office:value-type="float" office:value="6.35873965735624" calcext:value-type="float">
            <text:p>6.35873965735624</text:p>
          </table:table-cell>
          <table:table-cell office:value-type="float" office:value="6.59458401211049" calcext:value-type="float">
            <text:p>6.59458401211049</text:p>
          </table:table-cell>
          <table:table-cell office:value-type="float" office:value="7.52616161024147" calcext:value-type="float">
            <text:p>7.52616161024147</text:p>
          </table:table-cell>
          <table:table-cell office:value-type="float" office:value="10.1833185490495" calcext:value-type="float">
            <text:p>10.1833185490495</text:p>
          </table:table-cell>
          <table:table-cell office:value-type="float" office:value="16.5599692424984" calcext:value-type="float">
            <text:p>16.5599692424984</text:p>
          </table:table-cell>
          <table:table-cell office:value-type="float" office:value="29.0717379855725" calcext:value-type="float">
            <text:p>29.0717379855725</text:p>
          </table:table-cell>
          <table:table-cell office:value-type="float" office:value="48.2036317337733" calcext:value-type="float">
            <text:p>48.2036317337733</text:p>
          </table:table-cell>
          <table:table-cell office:value-type="float" office:value="72.7361774656585" calcext:value-type="float">
            <text:p>72.7361774656585</text:p>
          </table:table-cell>
          <table:table-cell office:value-type="float" office:value="96.0509899132063" calcext:value-type="float">
            <text:p>96.0509899132063</text:p>
          </table:table-cell>
          <table:table-cell office:value-type="float" office:value="108.625437037366" calcext:value-type="float">
            <text:p>108.625437037366</text:p>
          </table:table-cell>
          <table:table-cell office:value-type="float" office:value="103.216939525963" calcext:value-type="float">
            <text:p>103.216939525963</text:p>
          </table:table-cell>
          <table:table-cell office:value-type="float" office:value="75.247747863295" calcext:value-type="float">
            <text:p>75.247747863295</text:p>
          </table:table-cell>
          <table:table-cell office:value-type="float" office:value="32.7510674829109" calcext:value-type="float">
            <text:p>32.7510674829109</text:p>
          </table:table-cell>
          <table:table-cell office:value-type="float" office:value="-9.47141872729059" calcext:value-type="float">
            <text:p>-9.47141872729059</text:p>
          </table:table-cell>
          <table:table-cell office:value-type="float" office:value="-37.0114099117797" calcext:value-type="float">
            <text:p>-37.0114099117797</text:p>
          </table:table-cell>
          <table:table-cell office:value-type="float" office:value="-37.7485170478404" calcext:value-type="float">
            <text:p>-37.7485170478404</text:p>
          </table:table-cell>
          <table:table-cell office:value-type="float" office:value="-16.8376923523657" calcext:value-type="float">
            <text:p>-16.8376923523657</text:p>
          </table:table-cell>
          <table:table-cell office:value-type="float" office:value="11.8362902024161" calcext:value-type="float">
            <text:p>11.8362902024161</text:p>
          </table:table-cell>
          <table:table-cell office:value-type="float" office:value="33.8075430615053" calcext:value-type="float">
            <text:p>33.8075430615053</text:p>
          </table:table-cell>
          <table:table-cell office:value-type="float" office:value="36.4787205052331" calcext:value-type="float">
            <text:p>36.4787205052331</text:p>
          </table:table-cell>
          <table:table-cell office:value-type="float" office:value="23.5572624901731" calcext:value-type="float">
            <text:p>23.5572624901731</text:p>
          </table:table-cell>
          <table:table-cell office:value-type="float" office:value="6.13113104866442" calcext:value-type="float">
            <text:p>6.13113104866442</text:p>
          </table:table-cell>
          <table:table-cell office:value-type="float" office:value="-6.08873461793533" calcext:value-type="float">
            <text:p>-6.08873461793533</text:p>
          </table:table-cell>
          <table:table-cell office:value-type="float" office:value="-5.64885807618544" calcext:value-type="float">
            <text:p>-5.64885807618544</text:p>
          </table:table-cell>
          <table:table-cell office:value-type="float" office:value="3.46682090136681" calcext:value-type="float">
            <text:p>3.46682090136681</text:p>
          </table:table-cell>
          <table:table-cell office:value-type="float" office:value="12.8987170457607" calcext:value-type="float">
            <text:p>12.8987170457607</text:p>
          </table:table-cell>
          <table:table-cell office:value-type="float" office:value="17.8809718287918" calcext:value-type="float">
            <text:p>17.8809718287918</text:p>
          </table:table-cell>
          <table:table-cell office:value-type="float" office:value="16.0272112263692" calcext:value-type="float">
            <text:p>16.0272112263692</text:p>
          </table:table-cell>
          <table:table-cell office:value-type="float" office:value="10.6811375973221" calcext:value-type="float">
            <text:p>10.6811375973221</text:p>
          </table:table-cell>
          <table:table-cell office:value-type="float" office:value="6.86856061708767" calcext:value-type="float">
            <text:p>6.86856061708767</text:p>
          </table:table-cell>
          <table:table-cell office:value-type="float" office:value="5.97419283135655" calcext:value-type="float">
            <text:p>5.97419283135655</text:p>
          </table:table-cell>
          <table:table-cell office:value-type="float" office:value="7.71873808073554" calcext:value-type="float">
            <text:p>7.71873808073554</text:p>
          </table:table-cell>
          <table:table-cell office:value-type="float" office:value="10.2045336235162" calcext:value-type="float">
            <text:p>10.2045336235162</text:p>
          </table:table-cell>
          <table:table-cell office:value-type="float" office:value="11.3199813869627" calcext:value-type="float">
            <text:p>11.3199813869627</text:p>
          </table:table-cell>
          <table:table-cell office:value-type="float" office:value="11.0953916875584" calcext:value-type="float">
            <text:p>11.0953916875584</text:p>
          </table:table-cell>
          <table:table-cell office:value-type="float" office:value="10.2984681329985" calcext:value-type="float">
            <text:p>10.2984681329985</text:p>
          </table:table-cell>
          <table:table-cell office:value-type="float" office:value="9.6070622666332" calcext:value-type="float">
            <text:p>9.6070622666332</text:p>
          </table:table-cell>
          <table:table-cell office:value-type="float" office:value="9.5273392613794" calcext:value-type="float">
            <text:p>9.5273392613794</text:p>
          </table:table-cell>
          <table:table-cell office:value-type="float" office:value="9.83112958654818" calcext:value-type="float">
            <text:p>9.83112958654818</text:p>
          </table:table-cell>
          <table:table-cell office:value-type="float" office:value="10.1098215348455" calcext:value-type="float">
            <text:p>10.1098215348455</text:p>
          </table:table-cell>
          <table:table-cell office:value-type="float" office:value="10.2430174983511" calcext:value-type="float">
            <text:p>10.2430174983511</text:p>
          </table:table-cell>
          <table:table-cell office:value-type="float" office:value="10.2220726660698" calcext:value-type="float">
            <text:p>10.2220726660698</text:p>
          </table:table-cell>
          <table:table-cell office:value-type="float" office:value="10.1435284856453" calcext:value-type="float">
            <text:p>10.1435284856453</text:p>
          </table:table-cell>
          <table:table-cell office:value-type="float" office:value="10.1115900512896" calcext:value-type="float">
            <text:p>10.1115900512896</text:p>
          </table:table-cell>
          <table:table-cell office:value-type="float" office:value="10.1214509047523" calcext:value-type="float">
            <text:p>10.1214509047523</text:p>
          </table:table-cell>
          <table:table-cell office:value-type="float" office:value="10.1403852503813" calcext:value-type="float">
            <text:p>10.1403852503813</text:p>
          </table:table-cell>
          <table:table-cell office:value-type="float" office:value="10.1503268968427" calcext:value-type="float">
            <text:p>10.1503268968427</text:p>
          </table:table-cell>
          <table:table-cell office:value-type="float" office:value="10.1424286138028" calcext:value-type="float">
            <text:p>10.1424286138028</text:p>
          </table:table-cell>
          <table:table-cell office:value-type="float" office:value="10.1297315877664" calcext:value-type="float">
            <text:p>10.1297315877664</text:p>
          </table:table-cell>
          <table:table-cell office:value-type="float" office:value="10.1221403044181" calcext:value-type="float">
            <text:p>10.1221403044181</text:p>
          </table:table-cell>
          <table:table-cell office:value-type="float" office:value="10.0934867903838" calcext:value-type="float">
            <text:p>10.0934867903838</text:p>
          </table:table-cell>
          <table:table-cell office:value-type="float" office:value="10.0358584793817" calcext:value-type="float">
            <text:p>10.0358584793817</text:p>
          </table:table-cell>
          <table:table-cell office:value-type="float" office:value="10.0476510428166" calcext:value-type="float">
            <text:p>10.0476510428166</text:p>
          </table:table-cell>
          <table:table-cell office:value-type="float" office:value="10.4012207859299" calcext:value-type="float">
            <text:p>10.4012207859299</text:p>
          </table:table-cell>
          <table:table-cell office:value-type="float" office:value="11.9206632698842" calcext:value-type="float">
            <text:p>11.9206632698842</text:p>
          </table:table-cell>
          <table:table-cell office:value-type="float" office:value="15.3741496720162" calcext:value-type="float">
            <text:p>15.3741496720162</text:p>
          </table:table-cell>
          <table:table-cell office:value-type="float" office:value="20.8713221422463" calcext:value-type="float">
            <text:p>20.8713221422463</text:p>
          </table:table-cell>
          <table:table-cell office:value-type="float" office:value="27.7231098630392" calcext:value-type="float">
            <text:p>27.7231098630392</text:p>
          </table:table-cell>
          <table:table-cell office:value-type="float" office:value="33.0070624411558" calcext:value-type="float">
            <text:p>33.0070624411558</text:p>
          </table:table-cell>
          <table:table-cell office:value-type="float" office:value="33.8319161318399" calcext:value-type="float">
            <text:p>33.8319161318399</text:p>
          </table:table-cell>
          <table:table-cell office:value-type="float" office:value="28.9813965624823" calcext:value-type="float">
            <text:p>28.9813965624823</text:p>
          </table:table-cell>
          <table:table-cell office:value-type="float" office:value="18.8932364087236" calcext:value-type="float">
            <text:p>18.8932364087236</text:p>
          </table:table-cell>
          <table:table-cell office:value-type="float" office:value="8.13958276764829" calcext:value-type="float">
            <text:p>8.13958276764829</text:p>
          </table:table-cell>
          <table:table-cell office:value-type="float" office:value="1.21874404930467" calcext:value-type="float">
            <text:p>1.21874404930467</text:p>
          </table:table-cell>
          <table:table-cell office:value-type="float" office:value="-0.0604182412325951" calcext:value-type="float">
            <text:p>-0.060418241232595</text:p>
          </table:table-cell>
          <table:table-cell office:value-type="float" office:value="4.2101068553414" calcext:value-type="float">
            <text:p>4.2101068553414</text:p>
          </table:table-cell>
          <table:table-cell office:value-type="float" office:value="9.88626585258943" calcext:value-type="float">
            <text:p>9.88626585258943</text:p>
          </table:table-cell>
          <table:table-cell office:value-type="float" office:value="13.1732831853909" calcext:value-type="float">
            <text:p>13.1732831853909</text:p>
          </table:table-cell>
          <table:table-cell office:value-type="float" office:value="13.299527550859" calcext:value-type="float">
            <text:p>13.299527550859</text:p>
          </table:table-cell>
          <table:table-cell office:value-type="float" office:value="10.7549887326704" calcext:value-type="float">
            <text:p>10.7549887326704</text:p>
          </table:table-cell>
          <table:table-cell office:value-type="float" office:value="8.00793488788597" calcext:value-type="float">
            <text:p>8.00793488788597</text:p>
          </table:table-cell>
          <table:table-cell office:value-type="float" office:value="6.98033771324566" calcext:value-type="float">
            <text:p>6.98033771324566</text:p>
          </table:table-cell>
          <table:table-cell office:value-type="float" office:value="7.33906949740103" calcext:value-type="float">
            <text:p>7.33906949740103</text:p>
          </table:table-cell>
          <table:table-cell office:value-type="float" office:value="8.32957505609385" calcext:value-type="float">
            <text:p>8.32957505609385</text:p>
          </table:table-cell>
          <table:table-cell office:value-type="float" office:value="9.04246684466927" calcext:value-type="float">
            <text:p>9.04246684466927</text:p>
          </table:table-cell>
          <table:table-cell office:value-type="float" office:value="8.94876464532137" calcext:value-type="float">
            <text:p>8.94876464532137</text:p>
          </table:table-cell>
          <table:table-cell office:value-type="float" office:value="8.4812125470728" calcext:value-type="float">
            <text:p>8.4812125470728</text:p>
          </table:table-cell>
          <table:table-cell office:value-type="float" office:value="8.07363458659253" calcext:value-type="float">
            <text:p>8.07363458659253</text:p>
          </table:table-cell>
          <table:table-cell office:value-type="float" office:value="7.8411852262701" calcext:value-type="float">
            <text:p>7.8411852262701</text:p>
          </table:table-cell>
          <table:table-cell office:value-type="float" office:value="7.78624770952962" calcext:value-type="float">
            <text:p>7.78624770952962</text:p>
          </table:table-cell>
          <table:table-cell office:value-type="float" office:value="7.76094359843216" calcext:value-type="float">
            <text:p>7.76094359843216</text:p>
          </table:table-cell>
          <table:table-cell office:value-type="float" office:value="7.65941948032194" calcext:value-type="float">
            <text:p>7.65941948032194</text:p>
          </table:table-cell>
          <table:table-cell office:value-type="float" office:value="7.50731468541675" calcext:value-type="float">
            <text:p>7.50731468541675</text:p>
          </table:table-cell>
          <table:table-cell office:value-type="float" office:value="7.34612272473026" calcext:value-type="float">
            <text:p>7.34612272473026</text:p>
          </table:table-cell>
          <table:table-cell office:value-type="float" office:value="7.21778634920048" calcext:value-type="float">
            <text:p>7.21778634920048</text:p>
          </table:table-cell>
          <table:table-cell office:value-type="float" office:value="7.44905394707604" calcext:value-type="float">
            <text:p>7.44905394707604</text:p>
          </table:table-cell>
          <table:table-cell office:value-type="float" office:value="8.93043314887659" calcext:value-type="float">
            <text:p>8.93043314887659</text:p>
          </table:table-cell>
          <table:table-cell office:value-type="float" office:value="13.1505302801082" calcext:value-type="float">
            <text:p>13.1505302801082</text:p>
          </table:table-cell>
          <table:table-cell office:value-type="float" office:value="22.5927751936201" calcext:value-type="float">
            <text:p>22.5927751936201</text:p>
          </table:table-cell>
          <table:table-cell office:value-type="float" office:value="38.7547875601194" calcext:value-type="float">
            <text:p>38.7547875601194</text:p>
          </table:table-cell>
          <table:table-cell office:value-type="float" office:value="61.103768426292" calcext:value-type="float">
            <text:p>61.103768426292</text:p>
          </table:table-cell>
          <table:table-cell office:value-type="float" office:value="85.8007644821466" calcext:value-type="float">
            <text:p>85.8007644821466</text:p>
          </table:table-cell>
          <table:table-cell office:value-type="float" office:value="103.609217454503" calcext:value-type="float">
            <text:p>103.609217454503</text:p>
          </table:table-cell>
          <table:table-cell office:value-type="float" office:value="106.10173488879" calcext:value-type="float">
            <text:p>106.10173488879</text:p>
          </table:table-cell>
          <table:table-cell office:value-type="float" office:value="87.2449262829689" calcext:value-type="float">
            <text:p>87.2449262829689</text:p>
          </table:table-cell>
          <table:table-cell office:value-type="float" office:value="48.7058339651358" calcext:value-type="float">
            <text:p>48.7058339651358</text:p>
          </table:table-cell>
          <table:table-cell office:value-type="float" office:value="4.28977205594961" calcext:value-type="float">
            <text:p>4.28977205594961</text:p>
          </table:table-cell>
          <table:table-cell office:value-type="float" office:value="-31.3645802459207" calcext:value-type="float">
            <text:p>-31.3645802459207</text:p>
          </table:table-cell>
          <table:table-cell office:value-type="float" office:value="-44.2433228348834" calcext:value-type="float">
            <text:p>-44.2433228348834</text:p>
          </table:table-cell>
          <table:table-cell office:value-type="float" office:value="-30.9582845147632" calcext:value-type="float">
            <text:p>-30.9582845147632</text:p>
          </table:table-cell>
          <table:table-cell office:value-type="float" office:value="-4.08127483383306" calcext:value-type="float">
            <text:p>-4.08127483383306</text:p>
          </table:table-cell>
          <table:table-cell office:value-type="float" office:value="22.1743848314374" calcext:value-type="float">
            <text:p>22.1743848314374</text:p>
          </table:table-cell>
          <table:table-cell office:value-type="float" office:value="33.3518529389011" calcext:value-type="float">
            <text:p>33.3518529389011</text:p>
          </table:table-cell>
          <table:table-cell office:value-type="float" office:value="25.2682058510384" calcext:value-type="float">
            <text:p>25.2682058510384</text:p>
          </table:table-cell>
          <table:table-cell office:value-type="float" office:value="8.14845729522354" calcext:value-type="float">
            <text:p>8.14845729522354</text:p>
          </table:table-cell>
          <table:table-cell office:value-type="float" office:value="-7.61731881366581" calcext:value-type="float">
            <text:p>-7.61731881366581</text:p>
          </table:table-cell>
          <table:table-cell office:value-type="float" office:value="-13.0592435278437" calcext:value-type="float">
            <text:p>-13.0592435278437</text:p>
          </table:table-cell>
          <table:table-cell office:value-type="float" office:value="-6.74896077859436" calcext:value-type="float">
            <text:p>-6.74896077859436</text:p>
          </table:table-cell>
          <table:table-cell office:value-type="float" office:value="3.11442038704215" calcext:value-type="float">
            <text:p>3.11442038704215</text:p>
          </table:table-cell>
          <table:table-cell office:value-type="float" office:value="10.0741207301875" calcext:value-type="float">
            <text:p>10.0741207301875</text:p>
          </table:table-cell>
          <table:table-cell office:value-type="float" office:value="10.7869241984014" calcext:value-type="float">
            <text:p>10.7869241984014</text:p>
          </table:table-cell>
          <table:table-cell office:value-type="float" office:value="5.94654027633013" calcext:value-type="float">
            <text:p>5.94654027633013</text:p>
          </table:table-cell>
          <table:table-cell office:value-type="float" office:value="0.816202959026518" calcext:value-type="float">
            <text:p>0.816202959026518</text:p>
          </table:table-cell>
          <table:table-cell office:value-type="float" office:value="-1.55018085889967" calcext:value-type="float">
            <text:p>-1.55018085889967</text:p>
          </table:table-cell>
          <table:table-cell office:value-type="float" office:value="-1.03688064278513" calcext:value-type="float">
            <text:p>-1.03688064278513</text:p>
          </table:table-cell>
          <table:table-cell office:value-type="float" office:value="1.18963553973299" calcext:value-type="float">
            <text:p>1.18963553973299</text:p>
          </table:table-cell>
          <table:table-cell office:value-type="float" office:value="2.76217934317872" calcext:value-type="float">
            <text:p>2.76217934317872</text:p>
          </table:table-cell>
          <table:table-cell office:value-type="float" office:value="2.75252730344022" calcext:value-type="float">
            <text:p>2.75252730344022</text:p>
          </table:table-cell>
          <table:table-cell office:value-type="float" office:value="1.86176266651504" calcext:value-type="float">
            <text:p>1.86176266651504</text:p>
          </table:table-cell>
          <table:table-cell office:value-type="float" office:value="0.807940812733689" calcext:value-type="float">
            <text:p>0.807940812733689</text:p>
          </table:table-cell>
          <table:table-cell office:value-type="float" office:value="0.218727849959762" calcext:value-type="float">
            <text:p>0.218727849959762</text:p>
          </table:table-cell>
          <table:table-cell office:value-type="float" office:value="0.187046287301104" calcext:value-type="float">
            <text:p>0.187046287301104</text:p>
          </table:table-cell>
          <table:table-cell office:value-type="float" office:value="0.27979182213143" calcext:value-type="float">
            <text:p>0.27979182213143</text:p>
          </table:table-cell>
          <table:table-cell office:value-type="float" office:value="0.252081394661067" calcext:value-type="float">
            <text:p>0.252081394661067</text:p>
          </table:table-cell>
          <table:table-cell office:value-type="float" office:value="0.0687358439695297" calcext:value-type="float">
            <text:p>0.06873584396953</text:p>
          </table:table-cell>
          <table:table-cell office:value-type="float" office:value="-0.218514389621677" calcext:value-type="float">
            <text:p>-0.218514389621677</text:p>
          </table:table-cell>
          <table:table-cell office:value-type="float" office:value="-0.488726200164774" calcext:value-type="float">
            <text:p>-0.488726200164774</text:p>
          </table:table-cell>
          <table:table-cell office:value-type="float" office:value="-0.700627851707426" calcext:value-type="float">
            <text:p>-0.700627851707426</text:p>
          </table:table-cell>
          <table:table-cell office:value-type="float" office:value="-0.88689483507446" calcext:value-type="float">
            <text:p>-0.88689483507446</text:p>
          </table:table-cell>
          <table:table-cell office:value-type="float" office:value="-1.07162383291016" calcext:value-type="float">
            <text:p>-1.07162383291016</text:p>
          </table:table-cell>
          <table:table-cell office:value-type="float" office:value="-1.26810167447913" calcext:value-type="float">
            <text:p>-1.26810167447913</text:p>
          </table:table-cell>
          <table:table-cell office:value-type="float" office:value="-1.47222232685206" calcext:value-type="float">
            <text:p>-1.47222232685206</text:p>
          </table:table-cell>
          <table:table-cell office:value-type="float" office:value="-1.66730455416867" calcext:value-type="float">
            <text:p>-1.66730455416867</text:p>
          </table:table-cell>
          <table:table-cell office:value-type="float" office:value="-1.86477186258575" calcext:value-type="float">
            <text:p>-1.86477186258575</text:p>
          </table:table-cell>
          <table:table-cell office:value-type="float" office:value="-2.09359723372612" calcext:value-type="float">
            <text:p>-2.09359723372612</text:p>
          </table:table-cell>
          <table:table-cell office:value-type="float" office:value="-2.29801184369948" calcext:value-type="float">
            <text:p>-2.29801184369948</text:p>
          </table:table-cell>
          <table:table-cell office:value-type="float" office:value="-2.32444863170616" calcext:value-type="float">
            <text:p>-2.32444863170616</text:p>
          </table:table-cell>
          <table:table-cell office:value-type="float" office:value="-1.56753031935765" calcext:value-type="float">
            <text:p>-1.56753031935765</text:p>
          </table:table-cell>
          <table:table-cell office:value-type="float" office:value="0.877278511385941" calcext:value-type="float">
            <text:p>0.877278511385941</text:p>
          </table:table-cell>
          <table:table-cell office:value-type="float" office:value="5.3775170038143" calcext:value-type="float">
            <text:p>5.3775170038143</text:p>
          </table:table-cell>
          <table:table-cell office:value-type="float" office:value="11.7605583571252" calcext:value-type="float">
            <text:p>11.7605583571252</text:p>
          </table:table-cell>
          <table:table-cell office:value-type="float" office:value="17.9668339169914" calcext:value-type="float">
            <text:p>17.9668339169914</text:p>
          </table:table-cell>
          <table:table-cell office:value-type="float" office:value="20.7385108391892" calcext:value-type="float">
            <text:p>20.7385108391892</text:p>
          </table:table-cell>
          <table:table-cell office:value-type="float" office:value="18.2204428786872" calcext:value-type="float">
            <text:p>18.2204428786872</text:p>
          </table:table-cell>
          <table:table-cell office:value-type="float" office:value="9.82693284758048" calcext:value-type="float">
            <text:p>9.82693284758048</text:p>
          </table:table-cell>
          <table:table-cell office:value-type="float" office:value="-1.42459160343299" calcext:value-type="float">
            <text:p>-1.42459160343299</text:p>
          </table:table-cell>
          <table:table-cell office:value-type="float" office:value="-10.399358113487" calcext:value-type="float">
            <text:p>-10.399358113487</text:p>
          </table:table-cell>
          <table:table-cell office:value-type="float" office:value="-14.2898464221274" calcext:value-type="float">
            <text:p>-14.2898464221274</text:p>
          </table:table-cell>
          <table:table-cell office:value-type="float" office:value="-12.1113457369651" calcext:value-type="float">
            <text:p>-12.1113457369651</text:p>
          </table:table-cell>
          <table:table-cell office:value-type="float" office:value="-6.52621839506662" calcext:value-type="float">
            <text:p>-6.52621839506662</text:p>
          </table:table-cell>
          <table:table-cell office:value-type="float" office:value="-2.11126786026393" calcext:value-type="float">
            <text:p>-2.11126786026393</text:p>
          </table:table-cell>
          <table:table-cell office:value-type="float" office:value="-0.729384157447416" calcext:value-type="float">
            <text:p>-0.729384157447416</text:p>
          </table:table-cell>
          <table:table-cell office:value-type="float" office:value="-2.46024670533613" calcext:value-type="float">
            <text:p>-2.46024670533613</text:p>
          </table:table-cell>
          <table:table-cell office:value-type="float" office:value="-5.53768790394999" calcext:value-type="float">
            <text:p>-5.53768790394999</text:p>
          </table:table-cell>
          <table:table-cell office:value-type="float" office:value="-7.40372467847663" calcext:value-type="float">
            <text:p>-7.40372467847663</text:p>
          </table:table-cell>
          <table:table-cell office:value-type="float" office:value="-7.60121904493042" calcext:value-type="float">
            <text:p>-7.60121904493042</text:p>
          </table:table-cell>
          <table:table-cell office:value-type="float" office:value="-6.82738841296574" calcext:value-type="float">
            <text:p>-6.82738841296574</text:p>
          </table:table-cell>
          <table:table-cell office:value-type="float" office:value="-5.93906328995453" calcext:value-type="float">
            <text:p>-5.93906328995453</text:p>
          </table:table-cell>
          <table:table-cell office:value-type="float" office:value="-5.75916506840919" calcext:value-type="float">
            <text:p>-5.75916506840919</text:p>
          </table:table-cell>
          <table:table-cell office:value-type="float" office:value="-6.18151924328178" calcext:value-type="float">
            <text:p>-6.18151924328178</text:p>
          </table:table-cell>
          <table:table-cell office:value-type="float" office:value="-6.67508210591058" calcext:value-type="float">
            <text:p>-6.67508210591058</text:p>
          </table:table-cell>
          <table:table-cell office:value-type="float" office:value="-7.01777400499728" calcext:value-type="float">
            <text:p>-7.01777400499728</text:p>
          </table:table-cell>
          <table:table-cell office:value-type="float" office:value="-7.15711042642029" calcext:value-type="float">
            <text:p>-7.15711042642029</text:p>
          </table:table-cell>
          <table:table-cell office:value-type="float" office:value="-7.19168640810481" calcext:value-type="float">
            <text:p>-7.19168640810481</text:p>
          </table:table-cell>
          <table:table-cell office:value-type="float" office:value="-7.2712416439192" calcext:value-type="float">
            <text:p>-7.2712416439192</text:p>
          </table:table-cell>
          <table:table-cell office:value-type="float" office:value="-7.4127767176226" calcext:value-type="float">
            <text:p>-7.4127767176226</text:p>
          </table:table-cell>
          <table:table-cell office:value-type="float" office:value="-7.57442980985168" calcext:value-type="float">
            <text:p>-7.57442980985168</text:p>
          </table:table-cell>
          <table:table-cell office:value-type="float" office:value="-7.71595096582598" calcext:value-type="float">
            <text:p>-7.71595096582598</text:p>
          </table:table-cell>
          <table:table-cell office:value-type="float" office:value="-7.71074501063687" calcext:value-type="float">
            <text:p>-7.71074501063687</text:p>
          </table:table-cell>
          <table:table-cell office:value-type="float" office:value="-6.84861116558645" calcext:value-type="float">
            <text:p>-6.84861116558645</text:p>
          </table:table-cell>
          <table:table-cell office:value-type="float" office:value="-4.01322449315149" calcext:value-type="float">
            <text:p>-4.01322449315149</text:p>
          </table:table-cell>
          <table:table-cell office:value-type="float" office:value="2.97965789209948" calcext:value-type="float">
            <text:p>2.97965789209948</text:p>
          </table:table-cell>
          <table:table-cell office:value-type="float" office:value="16.385561571633" calcext:value-type="float">
            <text:p>16.385561571633</text:p>
          </table:table-cell>
          <table:table-cell office:value-type="float" office:value="36.3130666332854" calcext:value-type="float">
            <text:p>36.3130666332854</text:p>
          </table:table-cell>
          <table:table-cell office:value-type="float" office:value="61.0486408365901" calcext:value-type="float">
            <text:p>61.0486408365901</text:p>
          </table:table-cell>
          <table:table-cell office:value-type="float" office:value="82.952873634662" calcext:value-type="float">
            <text:p>82.952873634662</text:p>
          </table:table-cell>
          <table:table-cell office:value-type="float" office:value="92.6785499243304" calcext:value-type="float">
            <text:p>92.6785499243304</text:p>
          </table:table-cell>
          <table:table-cell office:value-type="float" office:value="83.4131952357926" calcext:value-type="float">
            <text:p>83.4131952357926</text:p>
          </table:table-cell>
          <table:table-cell office:value-type="float" office:value="51.7699618736665" calcext:value-type="float">
            <text:p>51.7699618736665</text:p>
          </table:table-cell>
          <table:table-cell office:value-type="float" office:value="8.06363346681625" calcext:value-type="float">
            <text:p>8.06363346681625</text:p>
          </table:table-cell>
          <table:table-cell office:value-type="float" office:value="-32.8843578691335" calcext:value-type="float">
            <text:p>-32.8843578691335</text:p>
          </table:table-cell>
          <table:table-cell office:value-type="float" office:value="-56.747096431043" calcext:value-type="float">
            <text:p>-56.747096431043</text:p>
          </table:table-cell>
          <table:table-cell office:value-type="float" office:value="-53.099869305194" calcext:value-type="float">
            <text:p>-53.099869305194</text:p>
          </table:table-cell>
          <table:table-cell office:value-type="float" office:value="-30.0808137266891" calcext:value-type="float">
            <text:p>-30.0808137266891</text:p>
          </table:table-cell>
          <table:table-cell office:value-type="float" office:value="-1.68982295623732" calcext:value-type="float">
            <text:p>-1.68982295623732</text:p>
          </table:table-cell>
          <table:table-cell office:value-type="float" office:value="17.5203047354917" calcext:value-type="float">
            <text:p>17.5203047354917</text:p>
          </table:table-cell>
          <table:table-cell office:value-type="float" office:value="16.6279942383029" calcext:value-type="float">
            <text:p>16.6279942383029</text:p>
          </table:table-cell>
          <table:table-cell office:value-type="float" office:value="2.02229219469388" calcext:value-type="float">
            <text:p>2.02229219469388</text:p>
          </table:table-cell>
          <table:table-cell office:value-type="float" office:value="-15.3168277491491" calcext:value-type="float">
            <text:p>-15.3168277491491</text:p>
          </table:table-cell>
          <table:table-cell office:value-type="float" office:value="-25.905887606968" calcext:value-type="float">
            <text:p>-25.905887606968</text:p>
          </table:table-cell>
          <table:table-cell office:value-type="float" office:value="-23.5279620253335" calcext:value-type="float">
            <text:p>-23.5279620253335</text:p>
          </table:table-cell>
          <table:table-cell office:value-type="float" office:value="-13.9541886140962" calcext:value-type="float">
            <text:p>-13.9541886140962</text:p>
          </table:table-cell>
          <table:table-cell office:value-type="float" office:value="-5.16384148304149" calcext:value-type="float">
            <text:p>-5.16384148304149</text:p>
          </table:table-cell>
          <table:table-cell office:value-type="float" office:value="-1.37263407739023" calcext:value-type="float">
            <text:p>-1.37263407739023</text:p>
          </table:table-cell>
          <table:table-cell office:value-type="float" office:value="-4.31423855817057" calcext:value-type="float">
            <text:p>-4.31423855817057</text:p>
          </table:table-cell>
          <table:table-cell office:value-type="float" office:value="-9.79613274609626" calcext:value-type="float">
            <text:p>-9.79613274609626</text:p>
          </table:table-cell>
          <table:table-cell office:value-type="float" office:value="-13.2094143696589" calcext:value-type="float">
            <text:p>-13.2094143696589</text:p>
          </table:table-cell>
          <table:table-cell office:value-type="float" office:value="-13.6954527310853" calcext:value-type="float">
            <text:p>-13.6954527310853</text:p>
          </table:table-cell>
          <table:table-cell office:value-type="float" office:value="-11.728020158893" calcext:value-type="float">
            <text:p>-11.728020158893</text:p>
          </table:table-cell>
          <table:table-cell office:value-type="float" office:value="-9.43133867260804" calcext:value-type="float">
            <text:p>-9.43133867260804</text:p>
          </table:table-cell>
          <table:table-cell office:value-type="float" office:value="-8.65748191751547" calcext:value-type="float">
            <text:p>-8.65748191751547</text:p>
          </table:table-cell>
          <table:table-cell office:value-type="float" office:value="-9.08387472624976" calcext:value-type="float">
            <text:p>-9.08387472624976</text:p>
          </table:table-cell>
          <table:table-cell office:value-type="float" office:value="-9.95323565043521" calcext:value-type="float">
            <text:p>-9.95323565043521</text:p>
          </table:table-cell>
          <table:table-cell office:value-type="float" office:value="-10.5998138617943" calcext:value-type="float">
            <text:p>-10.5998138617943</text:p>
          </table:table-cell>
          <table:table-cell office:value-type="float" office:value="-10.6109145031801" calcext:value-type="float">
            <text:p>-10.6109145031801</text:p>
          </table:table-cell>
          <table:table-cell office:value-type="float" office:value="-10.3091447684605" calcext:value-type="float">
            <text:p>-10.3091447684605</text:p>
          </table:table-cell>
          <table:table-cell office:value-type="float" office:value="-10.0656923479903" calcext:value-type="float">
            <text:p>-10.0656923479903</text:p>
          </table:table-cell>
          <table:table-cell office:value-type="float" office:value="-9.96488349247447" calcext:value-type="float">
            <text:p>-9.96488349247447</text:p>
          </table:table-cell>
          <table:table-cell office:value-type="float" office:value="-10.0013328214725" calcext:value-type="float">
            <text:p>-10.0013328214725</text:p>
          </table:table-cell>
          <table:table-cell office:value-type="float" office:value="-10.065796852154" calcext:value-type="float">
            <text:p>-10.065796852154</text:p>
          </table:table-cell>
          <table:table-cell office:value-type="float" office:value="-10.068903339712" calcext:value-type="float">
            <text:p>-10.068903339712</text:p>
          </table:table-cell>
          <table:table-cell office:value-type="float" office:value="-10.0282874702097" calcext:value-type="float">
            <text:p>-10.0282874702097</text:p>
          </table:table-cell>
          <table:table-cell office:value-type="float" office:value="-9.97465008684432" calcext:value-type="float">
            <text:p>-9.97465008684432</text:p>
          </table:table-cell>
          <table:table-cell office:value-type="float" office:value="-9.92437818139878" calcext:value-type="float">
            <text:p>-9.92437818139878</text:p>
          </table:table-cell>
          <table:table-cell office:value-type="float" office:value="-9.88322857783645" calcext:value-type="float">
            <text:p>-9.88322857783645</text:p>
          </table:table-cell>
          <table:table-cell office:value-type="float" office:value="-9.83579625289679" calcext:value-type="float">
            <text:p>-9.83579625289679</text:p>
          </table:table-cell>
          <table:table-cell office:value-type="float" office:value="-9.77742722273709" calcext:value-type="float">
            <text:p>-9.77742722273709</text:p>
          </table:table-cell>
          <table:table-cell office:value-type="float" office:value="-9.73803993030441" calcext:value-type="float">
            <text:p>-9.73803993030441</text:p>
          </table:table-cell>
          <table:table-cell office:value-type="float" office:value="-9.70986087142894" calcext:value-type="float">
            <text:p>-9.70986087142894</text:p>
          </table:table-cell>
          <table:table-cell office:value-type="float" office:value="-9.58245651425885" calcext:value-type="float">
            <text:p>-9.58245651425885</text:p>
          </table:table-cell>
          <table:table-cell office:value-type="float" office:value="-9.00032922809437" calcext:value-type="float">
            <text:p>-9.00032922809437</text:p>
          </table:table-cell>
          <table:table-cell office:value-type="float" office:value="-7.08506225987692" calcext:value-type="float">
            <text:p>-7.08506225987692</text:p>
          </table:table-cell>
          <table:table-cell office:value-type="float" office:value="-3.16970533332141" calcext:value-type="float">
            <text:p>-3.16970533332141</text:p>
          </table:table-cell>
          <table:table-cell office:value-type="float" office:value="2.78476501516789" calcext:value-type="float">
            <text:p>2.78476501516789</text:p>
          </table:table-cell>
          <table:table-cell office:value-type="float" office:value="9.73953944435107" calcext:value-type="float">
            <text:p>9.73953944435107</text:p>
          </table:table-cell>
          <table:table-cell office:value-type="float" office:value="14.5647086937079" calcext:value-type="float">
            <text:p>14.5647086937079</text:p>
          </table:table-cell>
          <table:table-cell office:value-type="float" office:value="14.63597898023" calcext:value-type="float">
            <text:p>14.63597898023</text:p>
          </table:table-cell>
          <table:table-cell office:value-type="float" office:value="8.90727016912889" calcext:value-type="float">
            <text:p>8.90727016912889</text:p>
          </table:table-cell>
          <table:table-cell office:value-type="float" office:value="-1.51234585726707" calcext:value-type="float">
            <text:p>-1.51234585726707</text:p>
          </table:table-cell>
          <table:table-cell office:value-type="float" office:value="-11.6916510688473" calcext:value-type="float">
            <text:p>-11.6916510688473</text:p>
          </table:table-cell>
          <table:table-cell office:value-type="float" office:value="-17.5766955105415" calcext:value-type="float">
            <text:p>-17.5766955105415</text:p>
          </table:table-cell>
          <table:table-cell office:value-type="float" office:value="-17.6131258986578" calcext:value-type="float">
            <text:p>-17.6131258986578</text:p>
          </table:table-cell>
          <table:table-cell office:value-type="float" office:value="-12.5747432525335" calcext:value-type="float">
            <text:p>-12.5747432525335</text:p>
          </table:table-cell>
          <table:table-cell office:value-type="float" office:value="-6.93053136808496" calcext:value-type="float">
            <text:p>-6.93053136808496</text:p>
          </table:table-cell>
          <table:table-cell office:value-type="float" office:value="-3.95827602418323" calcext:value-type="float">
            <text:p>-3.95827602418323</text:p>
          </table:table-cell>
          <table:table-cell office:value-type="float" office:value="-4.16900769617292" calcext:value-type="float">
            <text:p>-4.16900769617292</text:p>
          </table:table-cell>
          <table:table-cell office:value-type="float" office:value="-6.72819075412707" calcext:value-type="float">
            <text:p>-6.72819075412707</text:p>
          </table:table-cell>
          <table:table-cell office:value-type="float" office:value="-9.02699932861581" calcext:value-type="float">
            <text:p>-9.02699932861581</text:p>
          </table:table-cell>
          <table:table-cell office:value-type="float" office:value="-9.54262360958326" calcext:value-type="float">
            <text:p>-9.54262360958326</text:p>
          </table:table-cell>
          <table:table-cell office:value-type="float" office:value="-8.78350122859577" calcext:value-type="float">
            <text:p>-8.78350122859577</text:p>
          </table:table-cell>
          <table:table-cell office:value-type="float" office:value="-7.53239121963988" calcext:value-type="float">
            <text:p>-7.53239121963988</text:p>
          </table:table-cell>
          <table:table-cell office:value-type="float" office:value="-6.70145173831988" calcext:value-type="float">
            <text:p>-6.70145173831988</text:p>
          </table:table-cell>
          <table:table-cell office:value-type="float" office:value="-6.64374707458151" calcext:value-type="float">
            <text:p>-6.64374707458151</text:p>
          </table:table-cell>
          <table:table-cell office:value-type="float" office:value="-6.86014608234274" calcext:value-type="float">
            <text:p>-6.86014608234274</text:p>
          </table:table-cell>
          <table:table-cell office:value-type="float" office:value="-6.9761056764467" calcext:value-type="float">
            <text:p>-6.9761056764467</text:p>
          </table:table-cell>
          <table:table-cell office:value-type="float" office:value="-6.90070661821985" calcext:value-type="float">
            <text:p>-6.90070661821985</text:p>
          </table:table-cell>
          <table:table-cell office:value-type="float" office:value="-6.66012999326447" calcext:value-type="float">
            <text:p>-6.66012999326447</text:p>
          </table:table-cell>
          <table:table-cell office:value-type="float" office:value="-6.4109545662926" calcext:value-type="float">
            <text:p>-6.4109545662926</text:p>
          </table:table-cell>
          <table:table-cell office:value-type="float" office:value="-6.23390524079158" calcext:value-type="float">
            <text:p>-6.23390524079158</text:p>
          </table:table-cell>
          <table:table-cell office:value-type="float" office:value="-6.09479626282785" calcext:value-type="float">
            <text:p>-6.09479626282785</text:p>
          </table:table-cell>
          <table:table-cell office:value-type="float" office:value="-5.95260746517212" calcext:value-type="float">
            <text:p>-5.95260746517212</text:p>
          </table:table-cell>
          <table:table-cell office:value-type="float" office:value="-5.75701369759344" calcext:value-type="float">
            <text:p>-5.75701369759344</text:p>
          </table:table-cell>
          <table:table-cell office:value-type="float" office:value="-5.0706729120468" calcext:value-type="float">
            <text:p>-5.0706729120468</text:p>
          </table:table-cell>
          <table:table-cell office:value-type="float" office:value="-2.95158433662125" calcext:value-type="float">
            <text:p>-2.95158433662125</text:p>
          </table:table-cell>
          <table:table-cell office:value-type="float" office:value="2.29120341813035" calcext:value-type="float">
            <text:p>2.29120341813035</text:p>
          </table:table-cell>
          <table:table-cell office:value-type="float" office:value="13.1646398405857" calcext:value-type="float">
            <text:p>13.1646398405857</text:p>
          </table:table-cell>
          <table:table-cell office:value-type="float" office:value="30.7586895041653" calcext:value-type="float">
            <text:p>30.7586895041653</text:p>
          </table:table-cell>
          <table:table-cell office:value-type="float" office:value="54.3160619725433" calcext:value-type="float">
            <text:p>54.3160619725433</text:p>
          </table:table-cell>
          <table:table-cell office:value-type="float" office:value="78.8737294239712" calcext:value-type="float">
            <text:p>78.8737294239712</text:p>
          </table:table-cell>
          <table:table-cell office:value-type="float" office:value="94.9406579512919" calcext:value-type="float">
            <text:p>94.9406579512919</text:p>
          </table:table-cell>
          <table:table-cell office:value-type="float" office:value="94.5707467242013" calcext:value-type="float">
            <text:p>94.5707467242013</text:p>
          </table:table-cell>
          <table:table-cell office:value-type="float" office:value="72.1413060708207" calcext:value-type="float">
            <text:p>72.1413060708207</text:p>
          </table:table-cell>
          <table:table-cell office:value-type="float" office:value="31.9178907354503" calcext:value-type="float">
            <text:p>31.9178907354503</text:p>
          </table:table-cell>
          <table:table-cell office:value-type="float" office:value="-11.6684631556732" calcext:value-type="float">
            <text:p>-11.6684631556732</text:p>
          </table:table-cell>
          <table:table-cell office:value-type="float" office:value="-44.0736476153785" calcext:value-type="float">
            <text:p>-44.0736476153785</text:p>
          </table:table-cell>
          <table:table-cell office:value-type="float" office:value="-51.7466145638376" calcext:value-type="float">
            <text:p>-51.7466145638376</text:p>
          </table:table-cell>
          <table:table-cell office:value-type="float" office:value="-34.8190710456513" calcext:value-type="float">
            <text:p>-34.8190710456513</text:p>
          </table:table-cell>
          <table:table-cell office:value-type="float" office:value="-6.65684262348507" calcext:value-type="float">
            <text:p>-6.65684262348507</text:p>
          </table:table-cell>
          <table:table-cell office:value-type="float" office:value="18.4221062348764" calcext:value-type="float">
            <text:p>18.4221062348764</text:p>
          </table:table-cell>
          <table:table-cell office:value-type="float" office:value="26.4020345065188" calcext:value-type="float">
            <text:p>26.4020345065188</text:p>
          </table:table-cell>
          <table:table-cell office:value-type="float" office:value="16.3811587121843" calcext:value-type="float">
            <text:p>16.3811587121843</text:p>
          </table:table-cell>
          <table:table-cell office:value-type="float" office:value="-0.802402718912061" calcext:value-type="float">
            <text:p>-0.802402718912061</text:p>
          </table:table-cell>
          <table:table-cell office:value-type="float" office:value="-15.0424269585397" calcext:value-type="float">
            <text:p>-15.0424269585397</text:p>
          </table:table-cell>
          <table:table-cell office:value-type="float" office:value="-17.7827747382115" calcext:value-type="float">
            <text:p>-17.7827747382115</text:p>
          </table:table-cell>
          <table:table-cell office:value-type="float" office:value="-9.86713977606853" calcext:value-type="float">
            <text:p>-9.86713977606853</text:p>
          </table:table-cell>
          <table:table-cell office:value-type="float" office:value="0.216493476523544" calcext:value-type="float">
            <text:p>0.216493476523544</text:p>
          </table:table-cell>
          <table:table-cell office:value-type="float" office:value="6.72441074121355" calcext:value-type="float">
            <text:p>6.72441074121355</text:p>
          </table:table-cell>
          <table:table-cell office:value-type="float" office:value="6.63324119497679" calcext:value-type="float">
            <text:p>6.63324119497679</text:p>
          </table:table-cell>
          <table:table-cell office:value-type="float" office:value="1.7596156590315" calcext:value-type="float">
            <text:p>1.7596156590315</text:p>
          </table:table-cell>
          <table:table-cell office:value-type="float" office:value="-2.58533461532997" calcext:value-type="float">
            <text:p>-2.58533461532997</text:p>
          </table:table-cell>
          <table:table-cell office:value-type="float" office:value="-4.05862283714183" calcext:value-type="float">
            <text:p>-4.05862283714183</text:p>
          </table:table-cell>
          <table:table-cell office:value-type="float" office:value="-2.71436033038615" calcext:value-type="float">
            <text:p>-2.71436033038615</text:p>
          </table:table-cell>
          <table:table-cell office:value-type="float" office:value="-0.0320256327230367" calcext:value-type="float">
            <text:p>-0.032025632723037</text:p>
          </table:table-cell>
          <table:table-cell office:value-type="float" office:value="1.66162954586433" calcext:value-type="float">
            <text:p>1.66162954586433</text:p>
          </table:table-cell>
          <table:table-cell office:value-type="float" office:value="1.85047910305806" calcext:value-type="float">
            <text:p>1.85047910305806</text:p>
          </table:table-cell>
          <table:table-cell office:value-type="float" office:value="1.28745509544219" calcext:value-type="float">
            <text:p>1.28745509544219</text:p>
          </table:table-cell>
          <table:table-cell office:value-type="float" office:value="0.673118147373626" calcext:value-type="float">
            <text:p>0.673118147373626</text:p>
          </table:table-cell>
          <table:table-cell office:value-type="float" office:value="0.60072186956757" calcext:value-type="float">
            <text:p>0.60072186956757</text:p>
          </table:table-cell>
          <table:table-cell office:value-type="float" office:value="1.02357850729985" calcext:value-type="float">
            <text:p>1.02357850729985</text:p>
          </table:table-cell>
          <table:table-cell office:value-type="float" office:value="1.5048660424414" calcext:value-type="float">
            <text:p>1.5048660424414</text:p>
          </table:table-cell>
          <table:table-cell office:value-type="float" office:value="1.8539432620038" calcext:value-type="float">
            <text:p>1.8539432620038</text:p>
          </table:table-cell>
          <table:table-cell office:value-type="float" office:value="2.04659401572434" calcext:value-type="float">
            <text:p>2.04659401572434</text:p>
          </table:table-cell>
          <table:table-cell office:value-type="float" office:value="2.15410071483514" calcext:value-type="float">
            <text:p>2.15410071483514</text:p>
          </table:table-cell>
          <table:table-cell office:value-type="float" office:value="2.29390738552497" calcext:value-type="float">
            <text:p>2.29390738552497</text:p>
          </table:table-cell>
          <table:table-cell office:value-type="float" office:value="2.48682531908206" calcext:value-type="float">
            <text:p>2.48682531908206</text:p>
          </table:table-cell>
          <table:table-cell office:value-type="float" office:value="2.69878094696304" calcext:value-type="float">
            <text:p>2.69878094696304</text:p>
          </table:table-cell>
          <table:table-cell office:value-type="float" office:value="2.90823257509772" calcext:value-type="float">
            <text:p>2.90823257509772</text:p>
          </table:table-cell>
          <table:table-cell office:value-type="float" office:value="3.1031690072241" calcext:value-type="float">
            <text:p>3.1031690072241</text:p>
          </table:table-cell>
          <table:table-cell office:value-type="float" office:value="3.29156298094215" calcext:value-type="float">
            <text:p>3.29156298094215</text:p>
          </table:table-cell>
          <table:table-cell office:value-type="float" office:value="3.4882517985082" calcext:value-type="float">
            <text:p>3.4882517985082</text:p>
          </table:table-cell>
          <table:table-cell office:value-type="float" office:value="3.67506972421021" calcext:value-type="float">
            <text:p>3.67506972421021</text:p>
          </table:table-cell>
          <table:table-cell office:value-type="float" office:value="3.82860909785471" calcext:value-type="float">
            <text:p>3.82860909785471</text:p>
          </table:table-cell>
          <table:table-cell office:value-type="float" office:value="4.02377122518282" calcext:value-type="float">
            <text:p>4.02377122518282</text:p>
          </table:table-cell>
          <table:table-cell office:value-type="float" office:value="4.44915475533086" calcext:value-type="float">
            <text:p>4.44915475533086</text:p>
          </table:table-cell>
          <table:table-cell office:value-type="float" office:value="5.80942800791763" calcext:value-type="float">
            <text:p>5.80942800791763</text:p>
          </table:table-cell>
          <table:table-cell office:value-type="float" office:value="8.97377402165107" calcext:value-type="float">
            <text:p>8.97377402165107</text:p>
          </table:table-cell>
          <table:table-cell office:value-type="float" office:value="14.1916895162158" calcext:value-type="float">
            <text:p>14.1916895162158</text:p>
          </table:table-cell>
          <table:table-cell office:value-type="float" office:value="21.1347365746934" calcext:value-type="float">
            <text:p>21.1347365746934</text:p>
          </table:table-cell>
          <table:table-cell office:value-type="float" office:value="27.345957131701" calcext:value-type="float">
            <text:p>27.345957131701</text:p>
          </table:table-cell>
          <table:table-cell office:value-type="float" office:value="29.6602719495454" calcext:value-type="float">
            <text:p>29.6602719495454</text:p>
          </table:table-cell>
          <table:table-cell office:value-type="float" office:value="26.5182005032264" calcext:value-type="float">
            <text:p>26.5182005032264</text:p>
          </table:table-cell>
          <table:table-cell office:value-type="float" office:value="17.6470269179104" calcext:value-type="float">
            <text:p>17.6470269179104</text:p>
          </table:table-cell>
          <table:table-cell office:value-type="float" office:value="6.78951882317926" calcext:value-type="float">
            <text:p>6.78951882317926</text:p>
          </table:table-cell>
          <table:table-cell office:value-type="float" office:value="-1.08635182414163" calcext:value-type="float">
            <text:p>-1.08635182414163</text:p>
          </table:table-cell>
          <table:table-cell office:value-type="float" office:value="-3.64154955969597" calcext:value-type="float">
            <text:p>-3.64154955969597</text:p>
          </table:table-cell>
          <table:table-cell office:value-type="float" office:value="-0.227815760159046" calcext:value-type="float">
            <text:p>-0.227815760159046</text:p>
          </table:table-cell>
          <table:table-cell office:value-type="float" office:value="5.79119163793015" calcext:value-type="float">
            <text:p>5.79119163793015</text:p>
          </table:table-cell>
          <table:table-cell office:value-type="float" office:value="10.0563419313972" calcext:value-type="float">
            <text:p>10.0563419313972</text:p>
          </table:table-cell>
          <table:table-cell office:value-type="float" office:value="11.2234981812233" calcext:value-type="float">
            <text:p>11.2234981812233</text:p>
          </table:table-cell>
          <table:table-cell office:value-type="float" office:value="9.39815913610831" calcext:value-type="float">
            <text:p>9.39815913610831</text:p>
          </table:table-cell>
          <table:table-cell office:value-type="float" office:value="6.6838124981517" calcext:value-type="float">
            <text:p>6.6838124981517</text:p>
          </table:table-cell>
          <table:table-cell office:value-type="float" office:value="5.45074299812094" calcext:value-type="float">
            <text:p>5.45074299812094</text:p>
          </table:table-cell>
          <table:table-cell office:value-type="float" office:value="5.77470289561653" calcext:value-type="float">
            <text:p>5.77470289561653</text:p>
          </table:table-cell>
          <table:table-cell office:value-type="float" office:value="6.93361353112307" calcext:value-type="float">
            <text:p>6.93361353112307</text:p>
          </table:table-cell>
          <table:table-cell office:value-type="float" office:value="8.04435115272102" calcext:value-type="float">
            <text:p>8.04435115272102</text:p>
          </table:table-cell>
          <table:table-cell office:value-type="float" office:value="8.37474203474591" calcext:value-type="float">
            <text:p>8.37474203474591</text:p>
          </table:table-cell>
          <table:table-cell office:value-type="float" office:value="8.19077037460365" calcext:value-type="float">
            <text:p>8.19077037460365</text:p>
          </table:table-cell>
          <table:table-cell office:value-type="float" office:value="7.99517031110244" calcext:value-type="float">
            <text:p>7.99517031110244</text:p>
          </table:table-cell>
          <table:table-cell office:value-type="float" office:value="7.95781512167412" calcext:value-type="float">
            <text:p>7.95781512167412</text:p>
          </table:table-cell>
          <table:table-cell office:value-type="float" office:value="8.11480362704346" calcext:value-type="float">
            <text:p>8.11480362704346</text:p>
          </table:table-cell>
          <table:table-cell office:value-type="float" office:value="8.3414186027879" calcext:value-type="float">
            <text:p>8.3414186027879</text:p>
          </table:table-cell>
          <table:table-cell office:value-type="float" office:value="8.50100492377138" calcext:value-type="float">
            <text:p>8.50100492377138</text:p>
          </table:table-cell>
          <table:table-cell office:value-type="float" office:value="8.60307918870001" calcext:value-type="float">
            <text:p>8.60307918870001</text:p>
          </table:table-cell>
          <table:table-cell office:value-type="float" office:value="8.69116066445248" calcext:value-type="float">
            <text:p>8.69116066445248</text:p>
          </table:table-cell>
          <table:table-cell office:value-type="float" office:value="8.78490930587389" calcext:value-type="float">
            <text:p>8.78490930587389</text:p>
          </table:table-cell>
          <table:table-cell office:value-type="float" office:value="0" calcext:value-type="float">
            <text:p>0</text:p>
          </table:table-cell>
          <table:table-cell office:value-type="float" office:value="6787" calcext:value-type="float">
            <text:p>6787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133" calcext:value-type="float">
            <text:p>13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30708717966891" calcext:value-type="float">
            <text:p>3.30708717966891</text:p>
          </table:table-cell>
          <table:table-cell office:value-type="float" office:value="6.36851891193803" calcext:value-type="float">
            <text:p>6.36851891193803</text:p>
          </table:table-cell>
          <table:table-cell office:value-type="float" office:value="14.5263603424987" calcext:value-type="float">
            <text:p>14.5263603424987</text:p>
          </table:table-cell>
          <table:table-cell office:value-type="float" office:value="26.7293548524827" calcext:value-type="float">
            <text:p>26.7293548524827</text:p>
          </table:table-cell>
          <table:table-cell office:value-type="float" office:value="41.6840596457298" calcext:value-type="float">
            <text:p>41.6840596457298</text:p>
          </table:table-cell>
          <table:table-cell office:value-type="float" office:value="57.5821280955699" calcext:value-type="float">
            <text:p>57.5821280955699</text:p>
          </table:table-cell>
          <table:table-cell office:value-type="float" office:value="72.5240760343575" calcext:value-type="float">
            <text:p>72.5240760343575</text:p>
          </table:table-cell>
          <table:table-cell office:value-type="float" office:value="83.8030134997209" calcext:value-type="float">
            <text:p>83.8030134997209</text:p>
          </table:table-cell>
          <table:table-cell office:value-type="float" office:value="87.7540945654745" calcext:value-type="float">
            <text:p>87.7540945654745</text:p>
          </table:table-cell>
          <table:table-cell office:value-type="float" office:value="80.9791752978424" calcext:value-type="float">
            <text:p>80.9791752978424</text:p>
          </table:table-cell>
          <table:table-cell office:value-type="float" office:value="64.0367340337886" calcext:value-type="float">
            <text:p>64.0367340337886</text:p>
          </table:table-cell>
          <table:table-cell office:value-type="float" office:value="40.1410243934072" calcext:value-type="float">
            <text:p>40.1410243934072</text:p>
          </table:table-cell>
          <table:table-cell office:value-type="float" office:value="12.8575262150793" calcext:value-type="float">
            <text:p>12.8575262150793</text:p>
          </table:table-cell>
          <table:table-cell office:value-type="float" office:value="-12.4516648617682" calcext:value-type="float">
            <text:p>-12.4516648617682</text:p>
          </table:table-cell>
          <table:table-cell office:value-type="float" office:value="-29.7638814970895" calcext:value-type="float">
            <text:p>-29.7638814970895</text:p>
          </table:table-cell>
          <table:table-cell office:value-type="float" office:value="-34.9574646729576" calcext:value-type="float">
            <text:p>-34.9574646729576</text:p>
          </table:table-cell>
          <table:table-cell office:value-type="float" office:value="-29.7933639861156" calcext:value-type="float">
            <text:p>-29.7933639861156</text:p>
          </table:table-cell>
          <table:table-cell office:value-type="float" office:value="-17.17769338585" calcext:value-type="float">
            <text:p>-17.17769338585</text:p>
          </table:table-cell>
          <table:table-cell office:value-type="float" office:value="-0.873674148445588" calcext:value-type="float">
            <text:p>-0.873674148445588</text:p>
          </table:table-cell>
          <table:table-cell office:value-type="float" office:value="13.9167323604441" calcext:value-type="float">
            <text:p>13.9167323604441</text:p>
          </table:table-cell>
          <table:table-cell office:value-type="float" office:value="22.0410413640803" calcext:value-type="float">
            <text:p>22.0410413640803</text:p>
          </table:table-cell>
          <table:table-cell office:value-type="float" office:value="22.2552320067561" calcext:value-type="float">
            <text:p>22.2552320067561</text:p>
          </table:table-cell>
          <table:table-cell office:value-type="float" office:value="17.0164141252978" calcext:value-type="float">
            <text:p>17.0164141252978</text:p>
          </table:table-cell>
          <table:table-cell office:value-type="float" office:value="8.93936231285069" calcext:value-type="float">
            <text:p>8.93936231285069</text:p>
          </table:table-cell>
          <table:table-cell office:value-type="float" office:value="0.748311312060753" calcext:value-type="float">
            <text:p>0.748311312060753</text:p>
          </table:table-cell>
          <table:table-cell office:value-type="float" office:value="-4.77428523474542" calcext:value-type="float">
            <text:p>-4.77428523474542</text:p>
          </table:table-cell>
          <table:table-cell office:value-type="float" office:value="-5.55750659738361" calcext:value-type="float">
            <text:p>-5.55750659738361</text:p>
          </table:table-cell>
          <table:table-cell office:value-type="float" office:value="-2.78668659505677" calcext:value-type="float">
            <text:p>-2.78668659505677</text:p>
          </table:table-cell>
          <table:table-cell office:value-type="float" office:value="1.42377773972163" calcext:value-type="float">
            <text:p>1.42377773972163</text:p>
          </table:table-cell>
          <table:table-cell office:value-type="float" office:value="5.32690329481286" calcext:value-type="float">
            <text:p>5.32690329481286</text:p>
          </table:table-cell>
          <table:table-cell office:value-type="float" office:value="8.06122381664147" calcext:value-type="float">
            <text:p>8.06122381664147</text:p>
          </table:table-cell>
          <table:table-cell office:value-type="float" office:value="8.91442260772165" calcext:value-type="float">
            <text:p>8.91442260772165</text:p>
          </table:table-cell>
          <table:table-cell office:value-type="float" office:value="7.93612579533254" calcext:value-type="float">
            <text:p>7.93612579533254</text:p>
          </table:table-cell>
          <table:table-cell office:value-type="float" office:value="6.19223769502883" calcext:value-type="float">
            <text:p>6.19223769502883</text:p>
          </table:table-cell>
          <table:table-cell office:value-type="float" office:value="4.77306964687503" calcext:value-type="float">
            <text:p>4.77306964687503</text:p>
          </table:table-cell>
          <table:table-cell office:value-type="float" office:value="4.09644172901328" calcext:value-type="float">
            <text:p>4.09644172901328</text:p>
          </table:table-cell>
          <table:table-cell office:value-type="float" office:value="4.07226701237295" calcext:value-type="float">
            <text:p>4.07226701237295</text:p>
          </table:table-cell>
          <table:table-cell office:value-type="float" office:value="4.57579956127703" calcext:value-type="float">
            <text:p>4.57579956127703</text:p>
          </table:table-cell>
          <table:table-cell office:value-type="float" office:value="5.33090815871272" calcext:value-type="float">
            <text:p>5.33090815871272</text:p>
          </table:table-cell>
          <table:table-cell office:value-type="float" office:value="5.99814558877758" calcext:value-type="float">
            <text:p>5.99814558877758</text:p>
          </table:table-cell>
          <table:table-cell office:value-type="float" office:value="6.32991007780613" calcext:value-type="float">
            <text:p>6.32991007780613</text:p>
          </table:table-cell>
          <table:table-cell office:value-type="float" office:value="6.403529527643" calcext:value-type="float">
            <text:p>6.403529527643</text:p>
          </table:table-cell>
          <table:table-cell office:value-type="float" office:value="6.36763679590511" calcext:value-type="float">
            <text:p>6.36763679590511</text:p>
          </table:table-cell>
          <table:table-cell office:value-type="float" office:value="6.33219912941832" calcext:value-type="float">
            <text:p>6.33219912941832</text:p>
          </table:table-cell>
          <table:table-cell office:value-type="float" office:value="6.3339296803421" calcext:value-type="float">
            <text:p>6.3339296803421</text:p>
          </table:table-cell>
          <table:table-cell office:value-type="float" office:value="6.40017502138196" calcext:value-type="float">
            <text:p>6.40017502138196</text:p>
          </table:table-cell>
          <table:table-cell office:value-type="float" office:value="6.5272962973657" calcext:value-type="float">
            <text:p>6.5272962973657</text:p>
          </table:table-cell>
          <table:table-cell office:value-type="float" office:value="6.678694678122" calcext:value-type="float">
            <text:p>6.678694678122</text:p>
          </table:table-cell>
          <table:table-cell office:value-type="float" office:value="6.81826917246804" calcext:value-type="float">
            <text:p>6.81826917246804</text:p>
          </table:table-cell>
          <table:table-cell office:value-type="float" office:value="6.93203528853463" calcext:value-type="float">
            <text:p>6.93203528853463</text:p>
          </table:table-cell>
          <table:table-cell office:value-type="float" office:value="7.0192836821149" calcext:value-type="float">
            <text:p>7.0192836821149</text:p>
          </table:table-cell>
          <table:table-cell office:value-type="float" office:value="7.0847878190014" calcext:value-type="float">
            <text:p>7.0847878190014</text:p>
          </table:table-cell>
          <table:table-cell office:value-type="float" office:value="7.16106246236929" calcext:value-type="float">
            <text:p>7.16106246236929</text:p>
          </table:table-cell>
          <table:table-cell office:value-type="float" office:value="7.28975834894297" calcext:value-type="float">
            <text:p>7.28975834894297</text:p>
          </table:table-cell>
          <table:table-cell office:value-type="float" office:value="7.57489585929862" calcext:value-type="float">
            <text:p>7.57489585929862</text:p>
          </table:table-cell>
          <table:table-cell office:value-type="float" office:value="8.29123657513376" calcext:value-type="float">
            <text:p>8.29123657513376</text:p>
          </table:table-cell>
          <table:table-cell office:value-type="float" office:value="9.74033593835262" calcext:value-type="float">
            <text:p>9.74033593835262</text:p>
          </table:table-cell>
          <table:table-cell office:value-type="float" office:value="12.1045147486487" calcext:value-type="float">
            <text:p>12.1045147486487</text:p>
          </table:table-cell>
          <table:table-cell office:value-type="float" office:value="15.3871336137113" calcext:value-type="float">
            <text:p>15.3871336137113</text:p>
          </table:table-cell>
          <table:table-cell office:value-type="float" office:value="19.5447665741826" calcext:value-type="float">
            <text:p>19.5447665741826</text:p>
          </table:table-cell>
          <table:table-cell office:value-type="float" office:value="23.9755239072558" calcext:value-type="float">
            <text:p>23.9755239072558</text:p>
          </table:table-cell>
          <table:table-cell office:value-type="float" office:value="27.6033741227378" calcext:value-type="float">
            <text:p>27.6033741227378</text:p>
          </table:table-cell>
          <table:table-cell office:value-type="float" office:value="29.4013652040089" calcext:value-type="float">
            <text:p>29.4013652040089</text:p>
          </table:table-cell>
          <table:table-cell office:value-type="float" office:value="28.8482608662423" calcext:value-type="float">
            <text:p>28.8482608662423</text:p>
          </table:table-cell>
          <table:table-cell office:value-type="float" office:value="25.6625398562726" calcext:value-type="float">
            <text:p>25.6625398562726</text:p>
          </table:table-cell>
          <table:table-cell office:value-type="float" office:value="19.895987368118" calcext:value-type="float">
            <text:p>19.895987368118</text:p>
          </table:table-cell>
          <table:table-cell office:value-type="float" office:value="12.9389894665127" calcext:value-type="float">
            <text:p>12.9389894665127</text:p>
          </table:table-cell>
          <table:table-cell office:value-type="float" office:value="6.5172373518488" calcext:value-type="float">
            <text:p>6.5172373518488</text:p>
          </table:table-cell>
          <table:table-cell office:value-type="float" office:value="1.97397692138713" calcext:value-type="float">
            <text:p>1.97397692138713</text:p>
          </table:table-cell>
          <table:table-cell office:value-type="float" office:value="-0.166982238186" calcext:value-type="float">
            <text:p>-0.166982238186</text:p>
          </table:table-cell>
          <table:table-cell office:value-type="float" office:value="0.485759889842129" calcext:value-type="float">
            <text:p>0.485759889842129</text:p>
          </table:table-cell>
          <table:table-cell office:value-type="float" office:value="3.46003375543393" calcext:value-type="float">
            <text:p>3.46003375543393</text:p>
          </table:table-cell>
          <table:table-cell office:value-type="float" office:value="7.25157608813238" calcext:value-type="float">
            <text:p>7.25157608813238</text:p>
          </table:table-cell>
          <table:table-cell office:value-type="float" office:value="10.363142969869" calcext:value-type="float">
            <text:p>10.363142969869</text:p>
          </table:table-cell>
          <table:table-cell office:value-type="float" office:value="12.1365882376597" calcext:value-type="float">
            <text:p>12.1365882376597</text:p>
          </table:table-cell>
          <table:table-cell office:value-type="float" office:value="12.4811755548683" calcext:value-type="float">
            <text:p>12.4811755548683</text:p>
          </table:table-cell>
          <table:table-cell office:value-type="float" office:value="11.422822010301" calcext:value-type="float">
            <text:p>11.422822010301</text:p>
          </table:table-cell>
          <table:table-cell office:value-type="float" office:value="9.62302439404232" calcext:value-type="float">
            <text:p>9.62302439404232</text:p>
          </table:table-cell>
          <table:table-cell office:value-type="float" office:value="7.9790867704242" calcext:value-type="float">
            <text:p>7.9790867704242</text:p>
          </table:table-cell>
          <table:table-cell office:value-type="float" office:value="7.15174731978893" calcext:value-type="float">
            <text:p>7.15174731978893</text:p>
          </table:table-cell>
          <table:table-cell office:value-type="float" office:value="7.06285554722487" calcext:value-type="float">
            <text:p>7.06285554722487</text:p>
          </table:table-cell>
          <table:table-cell office:value-type="float" office:value="7.49029088562549" calcext:value-type="float">
            <text:p>7.49029088562549</text:p>
          </table:table-cell>
          <table:table-cell office:value-type="float" office:value="8.18469710584868" calcext:value-type="float">
            <text:p>8.18469710584868</text:p>
          </table:table-cell>
          <table:table-cell office:value-type="float" office:value="8.85065483746627" calcext:value-type="float">
            <text:p>8.85065483746627</text:p>
          </table:table-cell>
          <table:table-cell office:value-type="float" office:value="9.19951638501029" calcext:value-type="float">
            <text:p>9.19951638501029</text:p>
          </table:table-cell>
          <table:table-cell office:value-type="float" office:value="9.18000239294059" calcext:value-type="float">
            <text:p>9.18000239294059</text:p>
          </table:table-cell>
          <table:table-cell office:value-type="float" office:value="8.96725000294014" calcext:value-type="float">
            <text:p>8.96725000294014</text:p>
          </table:table-cell>
          <table:table-cell office:value-type="float" office:value="8.73467705647406" calcext:value-type="float">
            <text:p>8.73467705647406</text:p>
          </table:table-cell>
          <table:table-cell office:value-type="float" office:value="8.55744658604922" calcext:value-type="float">
            <text:p>8.55744658604922</text:p>
          </table:table-cell>
          <table:table-cell office:value-type="float" office:value="8.45806393560274" calcext:value-type="float">
            <text:p>8.45806393560274</text:p>
          </table:table-cell>
          <table:table-cell office:value-type="float" office:value="8.44801657782954" calcext:value-type="float">
            <text:p>8.44801657782954</text:p>
          </table:table-cell>
          <table:table-cell office:value-type="float" office:value="8.49028933887544" calcext:value-type="float">
            <text:p>8.49028933887544</text:p>
          </table:table-cell>
          <table:table-cell office:value-type="float" office:value="8.53393958059196" calcext:value-type="float">
            <text:p>8.53393958059196</text:p>
          </table:table-cell>
          <table:table-cell office:value-type="float" office:value="8.54208181626897" calcext:value-type="float">
            <text:p>8.54208181626897</text:p>
          </table:table-cell>
          <table:table-cell office:value-type="float" office:value="8.51197400985948" calcext:value-type="float">
            <text:p>8.51197400985948</text:p>
          </table:table-cell>
          <table:table-cell office:value-type="float" office:value="8.4464645953731" calcext:value-type="float">
            <text:p>8.4464645953731</text:p>
          </table:table-cell>
          <table:table-cell office:value-type="float" office:value="8.36964598124932" calcext:value-type="float">
            <text:p>8.36964598124932</text:p>
          </table:table-cell>
          <table:table-cell office:value-type="float" office:value="8.33415426186517" calcext:value-type="float">
            <text:p>8.33415426186517</text:p>
          </table:table-cell>
          <table:table-cell office:value-type="float" office:value="8.41923906982481" calcext:value-type="float">
            <text:p>8.41923906982481</text:p>
          </table:table-cell>
          <table:table-cell office:value-type="float" office:value="9.0659168735423" calcext:value-type="float">
            <text:p>9.0659168735423</text:p>
          </table:table-cell>
          <table:table-cell office:value-type="float" office:value="10.9904452070354" calcext:value-type="float">
            <text:p>10.9904452070354</text:p>
          </table:table-cell>
          <table:table-cell office:value-type="float" office:value="14.9211362318956" calcext:value-type="float">
            <text:p>14.9211362318956</text:p>
          </table:table-cell>
          <table:table-cell office:value-type="float" office:value="21.6218764657779" calcext:value-type="float">
            <text:p>21.6218764657779</text:p>
          </table:table-cell>
          <table:table-cell office:value-type="float" office:value="31.8715200415774" calcext:value-type="float">
            <text:p>31.8715200415774</text:p>
          </table:table-cell>
          <table:table-cell office:value-type="float" office:value="45.8615424764335" calcext:value-type="float">
            <text:p>45.8615424764335</text:p>
          </table:table-cell>
          <table:table-cell office:value-type="float" office:value="61.692708988203" calcext:value-type="float">
            <text:p>61.692708988203</text:p>
          </table:table-cell>
          <table:table-cell office:value-type="float" office:value="76.9974274384069" calcext:value-type="float">
            <text:p>76.9974274384069</text:p>
          </table:table-cell>
          <table:table-cell office:value-type="float" office:value="89.0170762963696" calcext:value-type="float">
            <text:p>89.0170762963696</text:p>
          </table:table-cell>
          <table:table-cell office:value-type="float" office:value="94.2465409492324" calcext:value-type="float">
            <text:p>94.2465409492324</text:p>
          </table:table-cell>
          <table:table-cell office:value-type="float" office:value="89.2173706992114" calcext:value-type="float">
            <text:p>89.2173706992114</text:p>
          </table:table-cell>
          <table:table-cell office:value-type="float" office:value="73.6138999863151" calcext:value-type="float">
            <text:p>73.6138999863151</text:p>
          </table:table-cell>
          <table:table-cell office:value-type="float" office:value="50.4986277254635" calcext:value-type="float">
            <text:p>50.4986277254635</text:p>
          </table:table-cell>
          <table:table-cell office:value-type="float" office:value="23.2540139623266" calcext:value-type="float">
            <text:p>23.2540139623266</text:p>
          </table:table-cell>
          <table:table-cell office:value-type="float" office:value="-3.0936691518531" calcext:value-type="float">
            <text:p>-3.0936691518531</text:p>
          </table:table-cell>
          <table:table-cell office:value-type="float" office:value="-22.5240738711526" calcext:value-type="float">
            <text:p>-22.5240738711526</text:p>
          </table:table-cell>
          <table:table-cell office:value-type="float" office:value="-30.1176664494684" calcext:value-type="float">
            <text:p>-30.1176664494684</text:p>
          </table:table-cell>
          <table:table-cell office:value-type="float" office:value="-26.8371270550126" calcext:value-type="float">
            <text:p>-26.8371270550126</text:p>
          </table:table-cell>
          <table:table-cell office:value-type="float" office:value="-15.5792467979855" calcext:value-type="float">
            <text:p>-15.5792467979855</text:p>
          </table:table-cell>
          <table:table-cell office:value-type="float" office:value="0.181278962714952" calcext:value-type="float">
            <text:p>0.181278962714952</text:p>
          </table:table-cell>
          <table:table-cell office:value-type="float" office:value="15.3779436131101" calcext:value-type="float">
            <text:p>15.3779436131101</text:p>
          </table:table-cell>
          <table:table-cell office:value-type="float" office:value="24.7251793946325" calcext:value-type="float">
            <text:p>24.7251793946325</text:p>
          </table:table-cell>
          <table:table-cell office:value-type="float" office:value="25.9278315673936" calcext:value-type="float">
            <text:p>25.9278315673936</text:p>
          </table:table-cell>
          <table:table-cell office:value-type="float" office:value="21.2124885902651" calcext:value-type="float">
            <text:p>21.2124885902651</text:p>
          </table:table-cell>
          <table:table-cell office:value-type="float" office:value="13.1870297452702" calcext:value-type="float">
            <text:p>13.1870297452702</text:p>
          </table:table-cell>
          <table:table-cell office:value-type="float" office:value="4.55241733666992" calcext:value-type="float">
            <text:p>4.55241733666992</text:p>
          </table:table-cell>
          <table:table-cell office:value-type="float" office:value="-1.9107794714447" calcext:value-type="float">
            <text:p>-1.9107794714447</text:p>
          </table:table-cell>
          <table:table-cell office:value-type="float" office:value="-3.80265623685297" calcext:value-type="float">
            <text:p>-3.80265623685297</text:p>
          </table:table-cell>
          <table:table-cell office:value-type="float" office:value="-1.77296030271939" calcext:value-type="float">
            <text:p>-1.77296030271939</text:p>
          </table:table-cell>
          <table:table-cell office:value-type="float" office:value="2.07176521074313" calcext:value-type="float">
            <text:p>2.07176521074313</text:p>
          </table:table-cell>
          <table:table-cell office:value-type="float" office:value="5.84292344290669" calcext:value-type="float">
            <text:p>5.84292344290669</text:p>
          </table:table-cell>
          <table:table-cell office:value-type="float" office:value="8.57514139907051" calcext:value-type="float">
            <text:p>8.57514139907051</text:p>
          </table:table-cell>
          <table:table-cell office:value-type="float" office:value="9.54069507029743" calcext:value-type="float">
            <text:p>9.54069507029743</text:p>
          </table:table-cell>
          <table:table-cell office:value-type="float" office:value="8.55372252082214" calcext:value-type="float">
            <text:p>8.55372252082214</text:p>
          </table:table-cell>
          <table:table-cell office:value-type="float" office:value="6.59841627453149" calcext:value-type="float">
            <text:p>6.59841627453149</text:p>
          </table:table-cell>
          <table:table-cell office:value-type="float" office:value="4.7951229866293" calcext:value-type="float">
            <text:p>4.7951229866293</text:p>
          </table:table-cell>
          <table:table-cell office:value-type="float" office:value="3.72678009982667" calcext:value-type="float">
            <text:p>3.72678009982667</text:p>
          </table:table-cell>
          <table:table-cell office:value-type="float" office:value="3.32933738607505" calcext:value-type="float">
            <text:p>3.32933738607505</text:p>
          </table:table-cell>
          <table:table-cell office:value-type="float" office:value="3.48962659958537" calcext:value-type="float">
            <text:p>3.48962659958537</text:p>
          </table:table-cell>
          <table:table-cell office:value-type="float" office:value="3.96085440981278" calcext:value-type="float">
            <text:p>3.96085440981278</text:p>
          </table:table-cell>
          <table:table-cell office:value-type="float" office:value="4.40519712664536" calcext:value-type="float">
            <text:p>4.40519712664536</text:p>
          </table:table-cell>
          <table:table-cell office:value-type="float" office:value="4.53552025540996" calcext:value-type="float">
            <text:p>4.53552025540996</text:p>
          </table:table-cell>
          <table:table-cell office:value-type="float" office:value="4.38197207005177" calcext:value-type="float">
            <text:p>4.38197207005177</text:p>
          </table:table-cell>
          <table:table-cell office:value-type="float" office:value="4.09340997158766" calcext:value-type="float">
            <text:p>4.09340997158766</text:p>
          </table:table-cell>
          <table:table-cell office:value-type="float" office:value="3.79360080547321" calcext:value-type="float">
            <text:p>3.79360080547321</text:p>
          </table:table-cell>
          <table:table-cell office:value-type="float" office:value="3.52677579813258" calcext:value-type="float">
            <text:p>3.52677579813258</text:p>
          </table:table-cell>
          <table:table-cell office:value-type="float" office:value="3.32128155845884" calcext:value-type="float">
            <text:p>3.32128155845884</text:p>
          </table:table-cell>
          <table:table-cell office:value-type="float" office:value="3.18231265096022" calcext:value-type="float">
            <text:p>3.18231265096022</text:p>
          </table:table-cell>
          <table:table-cell office:value-type="float" office:value="3.07561192378364" calcext:value-type="float">
            <text:p>3.07561192378364</text:p>
          </table:table-cell>
          <table:table-cell office:value-type="float" office:value="2.96393402161312" calcext:value-type="float">
            <text:p>2.96393402161312</text:p>
          </table:table-cell>
          <table:table-cell office:value-type="float" office:value="2.82844023034235" calcext:value-type="float">
            <text:p>2.82844023034235</text:p>
          </table:table-cell>
          <table:table-cell office:value-type="float" office:value="2.66797729022602" calcext:value-type="float">
            <text:p>2.66797729022602</text:p>
          </table:table-cell>
          <table:table-cell office:value-type="float" office:value="2.48486514686398" calcext:value-type="float">
            <text:p>2.48486514686398</text:p>
          </table:table-cell>
          <table:table-cell office:value-type="float" office:value="2.30687666710902" calcext:value-type="float">
            <text:p>2.30687666710902</text:p>
          </table:table-cell>
          <table:table-cell office:value-type="float" office:value="2.17553009090558" calcext:value-type="float">
            <text:p>2.17553009090558</text:p>
          </table:table-cell>
          <table:table-cell office:value-type="float" office:value="2.1699221820331" calcext:value-type="float">
            <text:p>2.1699221820331</text:p>
          </table:table-cell>
          <table:table-cell office:value-type="float" office:value="2.54327608384838" calcext:value-type="float">
            <text:p>2.54327608384838</text:p>
          </table:table-cell>
          <table:table-cell office:value-type="float" office:value="3.5991472644104" calcext:value-type="float">
            <text:p>3.5991472644104</text:p>
          </table:table-cell>
          <table:table-cell office:value-type="float" office:value="5.55858589546577" calcext:value-type="float">
            <text:p>5.55858589546577</text:p>
          </table:table-cell>
          <table:table-cell office:value-type="float" office:value="8.44064766266069" calcext:value-type="float">
            <text:p>8.44064766266069</text:p>
          </table:table-cell>
          <table:table-cell office:value-type="float" office:value="12.2238270592932" calcext:value-type="float">
            <text:p>12.2238270592932</text:p>
          </table:table-cell>
          <table:table-cell office:value-type="float" office:value="16.4500366022991" calcext:value-type="float">
            <text:p>16.4500366022991</text:p>
          </table:table-cell>
          <table:table-cell office:value-type="float" office:value="20.0702572193632" calcext:value-type="float">
            <text:p>20.0702572193632</text:p>
          </table:table-cell>
          <table:table-cell office:value-type="float" office:value="22.0229296781345" calcext:value-type="float">
            <text:p>22.0229296781345</text:p>
          </table:table-cell>
          <table:table-cell office:value-type="float" office:value="21.6841110552662" calcext:value-type="float">
            <text:p>21.6841110552662</text:p>
          </table:table-cell>
          <table:table-cell office:value-type="float" office:value="18.7652579137832" calcext:value-type="float">
            <text:p>18.7652579137832</text:p>
          </table:table-cell>
          <table:table-cell office:value-type="float" office:value="13.1701733561126" calcext:value-type="float">
            <text:p>13.1701733561126</text:p>
          </table:table-cell>
          <table:table-cell office:value-type="float" office:value="6.08141085117892" calcext:value-type="float">
            <text:p>6.08141085117892</text:p>
          </table:table-cell>
          <table:table-cell office:value-type="float" office:value="-0.775103806272433" calcext:value-type="float">
            <text:p>-0.775103806272433</text:p>
          </table:table-cell>
          <table:table-cell office:value-type="float" office:value="-5.91431037562178" calcext:value-type="float">
            <text:p>-5.91431037562178</text:p>
          </table:table-cell>
          <table:table-cell office:value-type="float" office:value="-8.72269519251106" calcext:value-type="float">
            <text:p>-8.72269519251106</text:p>
          </table:table-cell>
          <table:table-cell office:value-type="float" office:value="-8.78756796610947" calcext:value-type="float">
            <text:p>-8.78756796610947</text:p>
          </table:table-cell>
          <table:table-cell office:value-type="float" office:value="-6.32559365240349" calcext:value-type="float">
            <text:p>-6.32559365240349</text:p>
          </table:table-cell>
          <table:table-cell office:value-type="float" office:value="-2.76411337324096" calcext:value-type="float">
            <text:p>-2.76411337324096</text:p>
          </table:table-cell>
          <table:table-cell office:value-type="float" office:value="0.357858906360788" calcext:value-type="float">
            <text:p>0.357858906360788</text:p>
          </table:table-cell>
          <table:table-cell office:value-type="float" office:value="2.1853637684107" calcext:value-type="float">
            <text:p>2.1853637684107</text:p>
          </table:table-cell>
          <table:table-cell office:value-type="float" office:value="2.60174559592642" calcext:value-type="float">
            <text:p>2.60174559592642</text:p>
          </table:table-cell>
          <table:table-cell office:value-type="float" office:value="1.58011460020634" calcext:value-type="float">
            <text:p>1.58011460020634</text:p>
          </table:table-cell>
          <table:table-cell office:value-type="float" office:value="-0.334855430675692" calcext:value-type="float">
            <text:p>-0.334855430675692</text:p>
          </table:table-cell>
          <table:table-cell office:value-type="float" office:value="-2.25024615887243" calcext:value-type="float">
            <text:p>-2.25024615887243</text:p>
          </table:table-cell>
          <table:table-cell office:value-type="float" office:value="-3.40663270501849" calcext:value-type="float">
            <text:p>-3.40663270501849</text:p>
          </table:table-cell>
          <table:table-cell office:value-type="float" office:value="-3.78140521729642" calcext:value-type="float">
            <text:p>-3.78140521729642</text:p>
          </table:table-cell>
          <table:table-cell office:value-type="float" office:value="-3.59613480816065" calcext:value-type="float">
            <text:p>-3.59613480816065</text:p>
          </table:table-cell>
          <table:table-cell office:value-type="float" office:value="-3.09086984723546" calcext:value-type="float">
            <text:p>-3.09086984723546</text:p>
          </table:table-cell>
          <table:table-cell office:value-type="float" office:value="-2.55662724901771" calcext:value-type="float">
            <text:p>-2.55662724901771</text:p>
          </table:table-cell>
          <table:table-cell office:value-type="float" office:value="-2.29005191850889" calcext:value-type="float">
            <text:p>-2.29005191850889</text:p>
          </table:table-cell>
          <table:table-cell office:value-type="float" office:value="-2.40642151902464" calcext:value-type="float">
            <text:p>-2.40642151902464</text:p>
          </table:table-cell>
          <table:table-cell office:value-type="float" office:value="-2.74472819840211" calcext:value-type="float">
            <text:p>-2.74472819840211</text:p>
          </table:table-cell>
          <table:table-cell office:value-type="float" office:value="-3.12542721887305" calcext:value-type="float">
            <text:p>-3.12542721887305</text:p>
          </table:table-cell>
          <table:table-cell office:value-type="float" office:value="-3.45231785460123" calcext:value-type="float">
            <text:p>-3.45231785460123</text:p>
          </table:table-cell>
          <table:table-cell office:value-type="float" office:value="-3.7009985585637" calcext:value-type="float">
            <text:p>-3.7009985585637</text:p>
          </table:table-cell>
          <table:table-cell office:value-type="float" office:value="-3.85506558353735" calcext:value-type="float">
            <text:p>-3.85506558353735</text:p>
          </table:table-cell>
          <table:table-cell office:value-type="float" office:value="-3.94348238973708" calcext:value-type="float">
            <text:p>-3.94348238973708</text:p>
          </table:table-cell>
          <table:table-cell office:value-type="float" office:value="-4.01705242868445" calcext:value-type="float">
            <text:p>-4.01705242868445</text:p>
          </table:table-cell>
          <table:table-cell office:value-type="float" office:value="-4.11805253792321" calcext:value-type="float">
            <text:p>-4.11805253792321</text:p>
          </table:table-cell>
          <table:table-cell office:value-type="float" office:value="-4.25321257676508" calcext:value-type="float">
            <text:p>-4.25321257676508</text:p>
          </table:table-cell>
          <table:table-cell office:value-type="float" office:value="-4.42007099680434" calcext:value-type="float">
            <text:p>-4.42007099680434</text:p>
          </table:table-cell>
          <table:table-cell office:value-type="float" office:value="-4.60108491177504" calcext:value-type="float">
            <text:p>-4.60108491177504</text:p>
          </table:table-cell>
          <table:table-cell office:value-type="float" office:value="-4.74589117787114" calcext:value-type="float">
            <text:p>-4.74589117787114</text:p>
          </table:table-cell>
          <table:table-cell office:value-type="float" office:value="-4.79118729995553" calcext:value-type="float">
            <text:p>-4.79118729995553</text:p>
          </table:table-cell>
          <table:table-cell office:value-type="float" office:value="-4.38496278465527" calcext:value-type="float">
            <text:p>-4.38496278465527</text:p>
          </table:table-cell>
          <table:table-cell office:value-type="float" office:value="-2.82508473261088" calcext:value-type="float">
            <text:p>-2.82508473261088</text:p>
          </table:table-cell>
          <table:table-cell office:value-type="float" office:value="0.614106983904868" calcext:value-type="float">
            <text:p>0.614106983904868</text:p>
          </table:table-cell>
          <table:table-cell office:value-type="float" office:value="6.6896328408523" calcext:value-type="float">
            <text:p>6.6896328408523</text:p>
          </table:table-cell>
          <table:table-cell office:value-type="float" office:value="16.1800356000298" calcext:value-type="float">
            <text:p>16.1800356000298</text:p>
          </table:table-cell>
          <table:table-cell office:value-type="float" office:value="29.5302386086337" calcext:value-type="float">
            <text:p>29.5302386086337</text:p>
          </table:table-cell>
          <table:table-cell office:value-type="float" office:value="45.1464896581562" calcext:value-type="float">
            <text:p>45.1464896581562</text:p>
          </table:table-cell>
          <table:table-cell office:value-type="float" office:value="60.6659720744024" calcext:value-type="float">
            <text:p>60.6659720744024</text:p>
          </table:table-cell>
          <table:table-cell office:value-type="float" office:value="73.4690903954855" calcext:value-type="float">
            <text:p>73.4690903954855</text:p>
          </table:table-cell>
          <table:table-cell office:value-type="float" office:value="80.1267770987609" calcext:value-type="float">
            <text:p>80.1267770987609</text:p>
          </table:table-cell>
          <table:table-cell office:value-type="float" office:value="77.0791948627095" calcext:value-type="float">
            <text:p>77.0791948627095</text:p>
          </table:table-cell>
          <table:table-cell office:value-type="float" office:value="63.1186343347775" calcext:value-type="float">
            <text:p>63.1186343347775</text:p>
          </table:table-cell>
          <table:table-cell office:value-type="float" office:value="41.0757103906219" calcext:value-type="float">
            <text:p>41.0757103906219</text:p>
          </table:table-cell>
          <table:table-cell office:value-type="float" office:value="14.2416909129244" calcext:value-type="float">
            <text:p>14.2416909129244</text:p>
          </table:table-cell>
          <table:table-cell office:value-type="float" office:value="-12.7258063431279" calcext:value-type="float">
            <text:p>-12.7258063431279</text:p>
          </table:table-cell>
          <table:table-cell office:value-type="float" office:value="-33.8467721542339" calcext:value-type="float">
            <text:p>-33.8467721542339</text:p>
          </table:table-cell>
          <table:table-cell office:value-type="float" office:value="-43.6656381246695" calcext:value-type="float">
            <text:p>-43.6656381246695</text:p>
          </table:table-cell>
          <table:table-cell office:value-type="float" office:value="-42.1171038246458" calcext:value-type="float">
            <text:p>-42.1171038246458</text:p>
          </table:table-cell>
          <table:table-cell office:value-type="float" office:value="-32.0689505750904" calcext:value-type="float">
            <text:p>-32.0689505750904</text:p>
          </table:table-cell>
          <table:table-cell office:value-type="float" office:value="-16.7640133149839" calcext:value-type="float">
            <text:p>-16.7640133149839</text:p>
          </table:table-cell>
          <table:table-cell office:value-type="float" office:value="-1.06624114843587" calcext:value-type="float">
            <text:p>-1.06624114843587</text:p>
          </table:table-cell>
          <table:table-cell office:value-type="float" office:value="9.69149749296658" calcext:value-type="float">
            <text:p>9.69149749296658</text:p>
          </table:table-cell>
          <table:table-cell office:value-type="float" office:value="12.242025729884" calcext:value-type="float">
            <text:p>12.242025729884</text:p>
          </table:table-cell>
          <table:table-cell office:value-type="float" office:value="8.41556283005502" calcext:value-type="float">
            <text:p>8.41556283005502</text:p>
          </table:table-cell>
          <table:table-cell office:value-type="float" office:value="0.816370439434784" calcext:value-type="float">
            <text:p>0.816370439434784</text:p>
          </table:table-cell>
          <table:table-cell office:value-type="float" office:value="-7.87862528798031" calcext:value-type="float">
            <text:p>-7.87862528798031</text:p>
          </table:table-cell>
          <table:table-cell office:value-type="float" office:value="-14.893417678872" calcext:value-type="float">
            <text:p>-14.893417678872</text:p>
          </table:table-cell>
          <table:table-cell office:value-type="float" office:value="-17.6202589516708" calcext:value-type="float">
            <text:p>-17.6202589516708</text:p>
          </table:table-cell>
          <table:table-cell office:value-type="float" office:value="-16.0871174716981" calcext:value-type="float">
            <text:p>-16.0871174716981</text:p>
          </table:table-cell>
          <table:table-cell office:value-type="float" office:value="-12.3568979646349" calcext:value-type="float">
            <text:p>-12.3568979646349</text:p>
          </table:table-cell>
          <table:table-cell office:value-type="float" office:value="-8.41971355329442" calcext:value-type="float">
            <text:p>-8.41971355329442</text:p>
          </table:table-cell>
          <table:table-cell office:value-type="float" office:value="-5.3849173864077" calcext:value-type="float">
            <text:p>-5.3849173864077</text:p>
          </table:table-cell>
          <table:table-cell office:value-type="float" office:value="-3.98463162719914" calcext:value-type="float">
            <text:p>-3.98463162719914</text:p>
          </table:table-cell>
          <table:table-cell office:value-type="float" office:value="-4.60610753520912" calcext:value-type="float">
            <text:p>-4.60610753520912</text:p>
          </table:table-cell>
          <table:table-cell office:value-type="float" office:value="-6.39376637719819" calcext:value-type="float">
            <text:p>-6.39376637719819</text:p>
          </table:table-cell>
          <table:table-cell office:value-type="float" office:value="-8.21424102029238" calcext:value-type="float">
            <text:p>-8.21424102029238</text:p>
          </table:table-cell>
          <table:table-cell office:value-type="float" office:value="-9.32519484520881" calcext:value-type="float">
            <text:p>-9.32519484520881</text:p>
          </table:table-cell>
          <table:table-cell office:value-type="float" office:value="-9.74227877712028" calcext:value-type="float">
            <text:p>-9.74227877712028</text:p>
          </table:table-cell>
          <table:table-cell office:value-type="float" office:value="-9.57207965216749" calcext:value-type="float">
            <text:p>-9.57207965216749</text:p>
          </table:table-cell>
          <table:table-cell office:value-type="float" office:value="-9.02997790633182" calcext:value-type="float">
            <text:p>-9.02997790633182</text:p>
          </table:table-cell>
          <table:table-cell office:value-type="float" office:value="-8.44963247336744" calcext:value-type="float">
            <text:p>-8.44963247336744</text:p>
          </table:table-cell>
          <table:table-cell office:value-type="float" office:value="-8.14444982055855" calcext:value-type="float">
            <text:p>-8.14444982055855</text:p>
          </table:table-cell>
          <table:table-cell office:value-type="float" office:value="-8.14286698580252" calcext:value-type="float">
            <text:p>-8.14286698580252</text:p>
          </table:table-cell>
          <table:table-cell office:value-type="float" office:value="-8.29838985653153" calcext:value-type="float">
            <text:p>-8.29838985653153</text:p>
          </table:table-cell>
          <table:table-cell office:value-type="float" office:value="-8.47674114641951" calcext:value-type="float">
            <text:p>-8.47674114641951</text:p>
          </table:table-cell>
          <table:table-cell office:value-type="float" office:value="-8.62284598534937" calcext:value-type="float">
            <text:p>-8.62284598534937</text:p>
          </table:table-cell>
          <table:table-cell office:value-type="float" office:value="-8.70810963789765" calcext:value-type="float">
            <text:p>-8.70810963789765</text:p>
          </table:table-cell>
          <table:table-cell office:value-type="float" office:value="-8.71950035576051" calcext:value-type="float">
            <text:p>-8.71950035576051</text:p>
          </table:table-cell>
          <table:table-cell office:value-type="float" office:value="-8.68758514850168" calcext:value-type="float">
            <text:p>-8.68758514850168</text:p>
          </table:table-cell>
          <table:table-cell office:value-type="float" office:value="-8.65027854015525" calcext:value-type="float">
            <text:p>-8.65027854015525</text:p>
          </table:table-cell>
          <table:table-cell office:value-type="float" office:value="-8.63145284478419" calcext:value-type="float">
            <text:p>-8.63145284478419</text:p>
          </table:table-cell>
          <table:table-cell office:value-type="float" office:value="-8.63342910333041" calcext:value-type="float">
            <text:p>-8.63342910333041</text:p>
          </table:table-cell>
          <table:table-cell office:value-type="float" office:value="-8.65550554105706" calcext:value-type="float">
            <text:p>-8.65550554105706</text:p>
          </table:table-cell>
          <table:table-cell office:value-type="float" office:value="-8.67541894151345" calcext:value-type="float">
            <text:p>-8.67541894151345</text:p>
          </table:table-cell>
          <table:table-cell office:value-type="float" office:value="-8.65219567515244" calcext:value-type="float">
            <text:p>-8.65219567515244</text:p>
          </table:table-cell>
          <table:table-cell office:value-type="float" office:value="-8.5241716346937" calcext:value-type="float">
            <text:p>-8.5241716346937</text:p>
          </table:table-cell>
          <table:table-cell office:value-type="float" office:value="-8.0670302650703" calcext:value-type="float">
            <text:p>-8.0670302650703</text:p>
          </table:table-cell>
          <table:table-cell office:value-type="float" office:value="-6.97754794305401" calcext:value-type="float">
            <text:p>-6.97754794305401</text:p>
          </table:table-cell>
          <table:table-cell office:value-type="float" office:value="-5.00276071424003" calcext:value-type="float">
            <text:p>-5.00276071424003</text:p>
          </table:table-cell>
          <table:table-cell office:value-type="float" office:value="-2.09972737912981" calcext:value-type="float">
            <text:p>-2.09972737912981</text:p>
          </table:table-cell>
          <table:table-cell office:value-type="float" office:value="1.71862626186116" calcext:value-type="float">
            <text:p>1.71862626186116</text:p>
          </table:table-cell>
          <table:table-cell office:value-type="float" office:value="6.1299308198263" calcext:value-type="float">
            <text:p>6.1299308198263</text:p>
          </table:table-cell>
          <table:table-cell office:value-type="float" office:value="10.1331526947853" calcext:value-type="float">
            <text:p>10.1331526947853</text:p>
          </table:table-cell>
          <table:table-cell office:value-type="float" office:value="12.6474818416305" calcext:value-type="float">
            <text:p>12.6474818416305</text:p>
          </table:table-cell>
          <table:table-cell office:value-type="float" office:value="12.9408759217183" calcext:value-type="float">
            <text:p>12.9408759217183</text:p>
          </table:table-cell>
          <table:table-cell office:value-type="float" office:value="10.7073506129095" calcext:value-type="float">
            <text:p>10.7073506129095</text:p>
          </table:table-cell>
          <table:table-cell office:value-type="float" office:value="5.7548349758024" calcext:value-type="float">
            <text:p>5.7548349758024</text:p>
          </table:table-cell>
          <table:table-cell office:value-type="float" office:value="-0.982808464122831" calcext:value-type="float">
            <text:p>-0.982808464122831</text:p>
          </table:table-cell>
          <table:table-cell office:value-type="float" office:value="-7.79325913606665" calcext:value-type="float">
            <text:p>-7.79325913606665</text:p>
          </table:table-cell>
          <table:table-cell office:value-type="float" office:value="-13.0865309513268" calcext:value-type="float">
            <text:p>-13.0865309513268</text:p>
          </table:table-cell>
          <table:table-cell office:value-type="float" office:value="-16.1213149755525" calcext:value-type="float">
            <text:p>-16.1213149755525</text:p>
          </table:table-cell>
          <table:table-cell office:value-type="float" office:value="-16.4791312543739" calcext:value-type="float">
            <text:p>-16.4791312543739</text:p>
          </table:table-cell>
          <table:table-cell office:value-type="float" office:value="-14.152363030099" calcext:value-type="float">
            <text:p>-14.152363030099</text:p>
          </table:table-cell>
          <table:table-cell office:value-type="float" office:value="-10.4445362717092" calcext:value-type="float">
            <text:p>-10.4445362717092</text:p>
          </table:table-cell>
          <table:table-cell office:value-type="float" office:value="-6.9143715283672" calcext:value-type="float">
            <text:p>-6.9143715283672</text:p>
          </table:table-cell>
          <table:table-cell office:value-type="float" office:value="-4.61103241971887" calcext:value-type="float">
            <text:p>-4.61103241971887</text:p>
          </table:table-cell>
          <table:table-cell office:value-type="float" office:value="-3.70222054096423" calcext:value-type="float">
            <text:p>-3.70222054096423</text:p>
          </table:table-cell>
          <table:table-cell office:value-type="float" office:value="-4.24640164174628" calcext:value-type="float">
            <text:p>-4.24640164174628</text:p>
          </table:table-cell>
          <table:table-cell office:value-type="float" office:value="-5.82756141525443" calcext:value-type="float">
            <text:p>-5.82756141525443</text:p>
          </table:table-cell>
          <table:table-cell office:value-type="float" office:value="-7.56712110852546" calcext:value-type="float">
            <text:p>-7.56712110852546</text:p>
          </table:table-cell>
          <table:table-cell office:value-type="float" office:value="-8.63900317022265" calcext:value-type="float">
            <text:p>-8.63900317022265</text:p>
          </table:table-cell>
          <table:table-cell office:value-type="float" office:value="-8.89147081577499" calcext:value-type="float">
            <text:p>-8.89147081577499</text:p>
          </table:table-cell>
          <table:table-cell office:value-type="float" office:value="-8.54252129707132" calcext:value-type="float">
            <text:p>-8.54252129707132</text:p>
          </table:table-cell>
          <table:table-cell office:value-type="float" office:value="-7.82490926557591" calcext:value-type="float">
            <text:p>-7.82490926557591</text:p>
          </table:table-cell>
          <table:table-cell office:value-type="float" office:value="-7.02322423262085" calcext:value-type="float">
            <text:p>-7.02322423262085</text:p>
          </table:table-cell>
          <table:table-cell office:value-type="float" office:value="-6.43702388215238" calcext:value-type="float">
            <text:p>-6.43702388215238</text:p>
          </table:table-cell>
          <table:table-cell office:value-type="float" office:value="-6.24080107326985" calcext:value-type="float">
            <text:p>-6.24080107326985</text:p>
          </table:table-cell>
          <table:table-cell office:value-type="float" office:value="-6.29797632826137" calcext:value-type="float">
            <text:p>-6.29797632826137</text:p>
          </table:table-cell>
          <table:table-cell office:value-type="float" office:value="-6.42589188910185" calcext:value-type="float">
            <text:p>-6.42589188910185</text:p>
          </table:table-cell>
          <table:table-cell office:value-type="float" office:value="-6.50686241039662" calcext:value-type="float">
            <text:p>-6.50686241039662</text:p>
          </table:table-cell>
          <table:table-cell office:value-type="float" office:value="-6.51244813684627" calcext:value-type="float">
            <text:p>-6.51244813684627</text:p>
          </table:table-cell>
          <table:table-cell office:value-type="float" office:value="-6.42326494761967" calcext:value-type="float">
            <text:p>-6.42326494761967</text:p>
          </table:table-cell>
          <table:table-cell office:value-type="float" office:value="-6.25908982305102" calcext:value-type="float">
            <text:p>-6.25908982305102</text:p>
          </table:table-cell>
          <table:table-cell office:value-type="float" office:value="-6.07015702687158" calcext:value-type="float">
            <text:p>-6.07015702687158</text:p>
          </table:table-cell>
          <table:table-cell office:value-type="float" office:value="-5.9027206673637" calcext:value-type="float">
            <text:p>-5.9027206673637</text:p>
          </table:table-cell>
          <table:table-cell office:value-type="float" office:value="-5.76916850492652" calcext:value-type="float">
            <text:p>-5.76916850492652</text:p>
          </table:table-cell>
          <table:table-cell office:value-type="float" office:value="-5.66726944675552" calcext:value-type="float">
            <text:p>-5.66726944675552</text:p>
          </table:table-cell>
          <table:table-cell office:value-type="float" office:value="-5.58519412401343" calcext:value-type="float">
            <text:p>-5.58519412401343</text:p>
          </table:table-cell>
          <table:table-cell office:value-type="float" office:value="-5.47629732673805" calcext:value-type="float">
            <text:p>-5.47629732673805</text:p>
          </table:table-cell>
          <table:table-cell office:value-type="float" office:value="-5.28429761233534" calcext:value-type="float">
            <text:p>-5.28429761233534</text:p>
          </table:table-cell>
          <table:table-cell office:value-type="float" office:value="-4.74318091963317" calcext:value-type="float">
            <text:p>-4.74318091963317</text:p>
          </table:table-cell>
          <table:table-cell office:value-type="float" office:value="-3.17725572795868" calcext:value-type="float">
            <text:p>-3.17725572795868</text:p>
          </table:table-cell>
          <table:table-cell office:value-type="float" office:value="0.13750300061509" calcext:value-type="float">
            <text:p>0.13750300061509</text:p>
          </table:table-cell>
          <table:table-cell office:value-type="float" office:value="5.95061897157939" calcext:value-type="float">
            <text:p>5.95061897157939</text:p>
          </table:table-cell>
          <table:table-cell office:value-type="float" office:value="15.0395400655991" calcext:value-type="float">
            <text:p>15.0395400655991</text:p>
          </table:table-cell>
          <table:table-cell office:value-type="float" office:value="28.0166330020305" calcext:value-type="float">
            <text:p>28.0166330020305</text:p>
          </table:table-cell>
          <table:table-cell office:value-type="float" office:value="43.6654848301977" calcext:value-type="float">
            <text:p>43.6654848301977</text:p>
          </table:table-cell>
          <table:table-cell office:value-type="float" office:value="59.6386407935243" calcext:value-type="float">
            <text:p>59.6386407935243</text:p>
          </table:table-cell>
          <table:table-cell office:value-type="float" office:value="73.4231784595565" calcext:value-type="float">
            <text:p>73.4231784595565</text:p>
          </table:table-cell>
          <table:table-cell office:value-type="float" office:value="81.7012428256341" calcext:value-type="float">
            <text:p>81.7012428256341</text:p>
          </table:table-cell>
          <table:table-cell office:value-type="float" office:value="80.8856803959099" calcext:value-type="float">
            <text:p>80.8856803959099</text:p>
          </table:table-cell>
          <table:table-cell office:value-type="float" office:value="68.9653491389588" calcext:value-type="float">
            <text:p>68.9653491389588</text:p>
          </table:table-cell>
          <table:table-cell office:value-type="float" office:value="48.3861832679662" calcext:value-type="float">
            <text:p>48.3861832679662</text:p>
          </table:table-cell>
          <table:table-cell office:value-type="float" office:value="22.3938605797668" calcext:value-type="float">
            <text:p>22.3938605797668</text:p>
          </table:table-cell>
          <table:table-cell office:value-type="float" office:value="-4.72499181056167" calcext:value-type="float">
            <text:p>-4.72499181056167</text:p>
          </table:table-cell>
          <table:table-cell office:value-type="float" office:value="-27.0742710350491" calcext:value-type="float">
            <text:p>-27.0742710350491</text:p>
          </table:table-cell>
          <table:table-cell office:value-type="float" office:value="-38.8696244284767" calcext:value-type="float">
            <text:p>-38.8696244284767</text:p>
          </table:table-cell>
          <table:table-cell office:value-type="float" office:value="-38.8874053722224" calcext:value-type="float">
            <text:p>-38.8874053722224</text:p>
          </table:table-cell>
          <table:table-cell office:value-type="float" office:value="-29.8905841821762" calcext:value-type="float">
            <text:p>-29.8905841821762</text:p>
          </table:table-cell>
          <table:table-cell office:value-type="float" office:value="-14.9613124438036" calcext:value-type="float">
            <text:p>-14.9613124438036</text:p>
          </table:table-cell>
          <table:table-cell office:value-type="float" office:value="1.30591184199527" calcext:value-type="float">
            <text:p>1.30591184199527</text:p>
          </table:table-cell>
          <table:table-cell office:value-type="float" office:value="13.5772255199332" calcext:value-type="float">
            <text:p>13.5772255199332</text:p>
          </table:table-cell>
          <table:table-cell office:value-type="float" office:value="17.7827665877462" calcext:value-type="float">
            <text:p>17.7827665877462</text:p>
          </table:table-cell>
          <table:table-cell office:value-type="float" office:value="15.1454071436081" calcext:value-type="float">
            <text:p>15.1454071436081</text:p>
          </table:table-cell>
          <table:table-cell office:value-type="float" office:value="8.26789974628383" calcext:value-type="float">
            <text:p>8.26789974628383</text:p>
          </table:table-cell>
          <table:table-cell office:value-type="float" office:value="-0.195582059637627" calcext:value-type="float">
            <text:p>-0.195582059637627</text:p>
          </table:table-cell>
          <table:table-cell office:value-type="float" office:value="-7.47721456626766" calcext:value-type="float">
            <text:p>-7.47721456626766</text:p>
          </table:table-cell>
          <table:table-cell office:value-type="float" office:value="-10.8547154482606" calcext:value-type="float">
            <text:p>-10.8547154482606</text:p>
          </table:table-cell>
          <table:table-cell office:value-type="float" office:value="-9.7035508880885" calcext:value-type="float">
            <text:p>-9.7035508880885</text:p>
          </table:table-cell>
          <table:table-cell office:value-type="float" office:value="-5.98060355821212" calcext:value-type="float">
            <text:p>-5.98060355821212</text:p>
          </table:table-cell>
          <table:table-cell office:value-type="float" office:value="-1.74164280628387" calcext:value-type="float">
            <text:p>-1.74164280628387</text:p>
          </table:table-cell>
          <table:table-cell office:value-type="float" office:value="1.73210811731457" calcext:value-type="float">
            <text:p>1.73210811731457</text:p>
          </table:table-cell>
          <table:table-cell office:value-type="float" office:value="3.69890989511952" calcext:value-type="float">
            <text:p>3.69890989511952</text:p>
          </table:table-cell>
          <table:table-cell office:value-type="float" office:value="3.6226089120756" calcext:value-type="float">
            <text:p>3.6226089120756</text:p>
          </table:table-cell>
          <table:table-cell office:value-type="float" office:value="2.17559385152949" calcext:value-type="float">
            <text:p>2.17559385152949</text:p>
          </table:table-cell>
          <table:table-cell office:value-type="float" office:value="0.493384900056872" calcext:value-type="float">
            <text:p>0.493384900056872</text:p>
          </table:table-cell>
          <table:table-cell office:value-type="float" office:value="-0.541964253113356" calcext:value-type="float">
            <text:p>-0.541964253113356</text:p>
          </table:table-cell>
          <table:table-cell office:value-type="float" office:value="-0.868239459445326" calcext:value-type="float">
            <text:p>-0.868239459445326</text:p>
          </table:table-cell>
          <table:table-cell office:value-type="float" office:value="-0.589012458330976" calcext:value-type="float">
            <text:p>-0.589012458330976</text:p>
          </table:table-cell>
          <table:table-cell office:value-type="float" office:value="0.111228803452541" calcext:value-type="float">
            <text:p>0.111228803452541</text:p>
          </table:table-cell>
          <table:table-cell office:value-type="float" office:value="0.906963773535388" calcext:value-type="float">
            <text:p>0.906963773535388</text:p>
          </table:table-cell>
          <table:table-cell office:value-type="float" office:value="1.46912349397003" calcext:value-type="float">
            <text:p>1.46912349397003</text:p>
          </table:table-cell>
          <table:table-cell office:value-type="float" office:value="1.70490294824318" calcext:value-type="float">
            <text:p>1.70490294824318</text:p>
          </table:table-cell>
          <table:table-cell office:value-type="float" office:value="1.75350770943058" calcext:value-type="float">
            <text:p>1.75350770943058</text:p>
          </table:table-cell>
          <table:table-cell office:value-type="float" office:value="1.75627919660892" calcext:value-type="float">
            <text:p>1.75627919660892</text:p>
          </table:table-cell>
          <table:table-cell office:value-type="float" office:value="1.7821646619031" calcext:value-type="float">
            <text:p>1.7821646619031</text:p>
          </table:table-cell>
          <table:table-cell office:value-type="float" office:value="1.8601164722052" calcext:value-type="float">
            <text:p>1.8601164722052</text:p>
          </table:table-cell>
          <table:table-cell office:value-type="float" office:value="2.00938203627127" calcext:value-type="float">
            <text:p>2.00938203627127</text:p>
          </table:table-cell>
          <table:table-cell office:value-type="float" office:value="2.20493281565769" calcext:value-type="float">
            <text:p>2.20493281565769</text:p>
          </table:table-cell>
          <table:table-cell office:value-type="float" office:value="2.40858146622576" calcext:value-type="float">
            <text:p>2.40858146622576</text:p>
          </table:table-cell>
          <table:table-cell office:value-type="float" office:value="2.59180572975668" calcext:value-type="float">
            <text:p>2.59180572975668</text:p>
          </table:table-cell>
          <table:table-cell office:value-type="float" office:value="2.7503196061503" calcext:value-type="float">
            <text:p>2.7503196061503</text:p>
          </table:table-cell>
          <table:table-cell office:value-type="float" office:value="2.88394747405814" calcext:value-type="float">
            <text:p>2.88394747405814</text:p>
          </table:table-cell>
          <table:table-cell office:value-type="float" office:value="3.00929973809738" calcext:value-type="float">
            <text:p>3.00929973809738</text:p>
          </table:table-cell>
          <table:table-cell office:value-type="float" office:value="3.16621427253478" calcext:value-type="float">
            <text:p>3.16621427253478</text:p>
          </table:table-cell>
          <table:table-cell office:value-type="float" office:value="3.40535895300475" calcext:value-type="float">
            <text:p>3.40535895300475</text:p>
          </table:table-cell>
          <table:table-cell office:value-type="float" office:value="3.91762902636749" calcext:value-type="float">
            <text:p>3.91762902636749</text:p>
          </table:table-cell>
          <table:table-cell office:value-type="float" office:value="5.00378171948931" calcext:value-type="float">
            <text:p>5.00378171948931</text:p>
          </table:table-cell>
          <table:table-cell office:value-type="float" office:value="6.93954435273248" calcext:value-type="float">
            <text:p>6.93954435273248</text:p>
          </table:table-cell>
          <table:table-cell office:value-type="float" office:value="9.80081833626665" calcext:value-type="float">
            <text:p>9.80081833626665</text:p>
          </table:table-cell>
          <table:table-cell office:value-type="float" office:value="13.5765632867654" calcext:value-type="float">
            <text:p>13.5765632867654</text:p>
          </table:table-cell>
          <table:table-cell office:value-type="float" office:value="18.0599846820129" calcext:value-type="float">
            <text:p>18.0599846820129</text:p>
          </table:table-cell>
          <table:table-cell office:value-type="float" office:value="22.3253037759907" calcext:value-type="float">
            <text:p>22.3253037759907</text:p>
          </table:table-cell>
          <table:table-cell office:value-type="float" office:value="25.2834033156445" calcext:value-type="float">
            <text:p>25.2834033156445</text:p>
          </table:table-cell>
          <table:table-cell office:value-type="float" office:value="26.0981238049836" calcext:value-type="float">
            <text:p>26.0981238049836</text:p>
          </table:table-cell>
          <table:table-cell office:value-type="float" office:value="24.4312146884116" calcext:value-type="float">
            <text:p>24.4312146884116</text:p>
          </table:table-cell>
          <table:table-cell office:value-type="float" office:value="20.0356539026863" calcext:value-type="float">
            <text:p>20.0356539026863</text:p>
          </table:table-cell>
          <table:table-cell office:value-type="float" office:value="13.5787015636498" calcext:value-type="float">
            <text:p>13.5787015636498</text:p>
          </table:table-cell>
          <table:table-cell office:value-type="float" office:value="6.73617678163718" calcext:value-type="float">
            <text:p>6.73617678163718</text:p>
          </table:table-cell>
          <table:table-cell office:value-type="float" office:value="1.16735511249376" calcext:value-type="float">
            <text:p>1.16735511249376</text:p>
          </table:table-cell>
          <table:table-cell office:value-type="float" office:value="-2.22883922827072" calcext:value-type="float">
            <text:p>-2.22883922827072</text:p>
          </table:table-cell>
          <table:table-cell office:value-type="float" office:value="-3.02726104779957" calcext:value-type="float">
            <text:p>-3.02726104779957</text:p>
          </table:table-cell>
          <table:table-cell office:value-type="float" office:value="-1.04841095399805" calcext:value-type="float">
            <text:p>-1.04841095399805</text:p>
          </table:table-cell>
          <table:table-cell office:value-type="float" office:value="2.58525255243785" calcext:value-type="float">
            <text:p>2.58525255243785</text:p>
          </table:table-cell>
          <table:table-cell office:value-type="float" office:value="6.30952726469254" calcext:value-type="float">
            <text:p>6.30952726469254</text:p>
          </table:table-cell>
          <table:table-cell office:value-type="float" office:value="8.90069494235701" calcext:value-type="float">
            <text:p>8.90069494235701</text:p>
          </table:table-cell>
          <table:table-cell office:value-type="float" office:value="10.1066855537315" calcext:value-type="float">
            <text:p>10.1066855537315</text:p>
          </table:table-cell>
          <table:table-cell office:value-type="float" office:value="9.85336740056849" calcext:value-type="float">
            <text:p>9.85336740056849</text:p>
          </table:table-cell>
          <table:table-cell office:value-type="float" office:value="8.42756051339903" calcext:value-type="float">
            <text:p>8.42756051339903</text:p>
          </table:table-cell>
          <table:table-cell office:value-type="float" office:value="6.67834229897323" calcext:value-type="float">
            <text:p>6.67834229897323</text:p>
          </table:table-cell>
          <table:table-cell office:value-type="float" office:value="5.47265080170863" calcext:value-type="float">
            <text:p>5.47265080170863</text:p>
          </table:table-cell>
          <table:table-cell office:value-type="float" office:value="5.10758375279341" calcext:value-type="float">
            <text:p>5.10758375279341</text:p>
          </table:table-cell>
          <table:table-cell office:value-type="float" office:value="5.37848794194323" calcext:value-type="float">
            <text:p>5.37848794194323</text:p>
          </table:table-cell>
          <table:table-cell office:value-type="float" office:value="6.05771390352261" calcext:value-type="float">
            <text:p>6.05771390352261</text:p>
          </table:table-cell>
          <table:table-cell office:value-type="float" office:value="6.86931924007892" calcext:value-type="float">
            <text:p>6.86931924007892</text:p>
          </table:table-cell>
          <table:table-cell office:value-type="float" office:value="7.51356969395147" calcext:value-type="float">
            <text:p>7.51356969395147</text:p>
          </table:table-cell>
          <table:table-cell office:value-type="float" office:value="7.76725919612128" calcext:value-type="float">
            <text:p>7.76725919612128</text:p>
          </table:table-cell>
          <table:table-cell office:value-type="float" office:value="7.72973510030963" calcext:value-type="float">
            <text:p>7.72973510030963</text:p>
          </table:table-cell>
          <table:table-cell office:value-type="float" office:value="7.58491058040878" calcext:value-type="float">
            <text:p>7.58491058040878</text:p>
          </table:table-cell>
          <table:table-cell office:value-type="float" office:value="7.47080404042911" calcext:value-type="float">
            <text:p>7.47080404042911</text:p>
          </table:table-cell>
          <table:table-cell office:value-type="float" office:value="7.42319440092233" calcext:value-type="float">
            <text:p>7.42319440092233</text:p>
          </table:table-cell>
          <table:table-cell office:value-type="float" office:value="7.46316502673352" calcext:value-type="float">
            <text:p>7.46316502673352</text:p>
          </table:table-cell>
          <table:table-cell office:value-type="float" office:value="7.58067517553679" calcext:value-type="float">
            <text:p>7.58067517553679</text:p>
          </table:table-cell>
          <table:table-cell office:value-type="float" office:value="7.72710273195051" calcext:value-type="float">
            <text:p>7.72710273195051</text:p>
          </table:table-cell>
          <table:table-cell office:value-type="float" office:value="7.85370281902672" calcext:value-type="float">
            <text:p>7.85370281902672</text:p>
          </table:table-cell>
          <table:table-cell office:value-type="float" office:value="7.94147759649209" calcext:value-type="float">
            <text:p>7.94147759649209</text:p>
          </table:table-cell>
          <table:table-cell office:value-type="float" office:value="7.99230236331997" calcext:value-type="float">
            <text:p>7.99230236331997</text:p>
          </table:table-cell>
          <table:table-cell office:value-type="float" office:value="8.01388297100081" calcext:value-type="float">
            <text:p>8.01388297100081</text:p>
          </table:table-cell>
          <table:table-cell office:value-type="float" office:value="8.04773549147167" calcext:value-type="float">
            <text:p>8.04773549147167</text:p>
          </table:table-cell>
          <table:table-cell office:value-type="float" office:value="8.14847703823012" calcext:value-type="float">
            <text:p>8.14847703823012</text:p>
          </table:table-cell>
          <table:table-cell office:value-type="float" office:value="8.50695647449001" calcext:value-type="float">
            <text:p>8.50695647449001</text:p>
          </table:table-cell>
          <table:table-cell office:value-type="float" office:value="9.75656627800273" calcext:value-type="float">
            <text:p>9.75656627800273</text:p>
          </table:table-cell>
          <table:table-cell office:value-type="float" office:value="12.6206440278045" calcext:value-type="float">
            <text:p>12.6206440278045</text:p>
          </table:table-cell>
          <table:table-cell office:value-type="float" office:value="17.8414647368116" calcext:value-type="float">
            <text:p>17.8414647368116</text:p>
          </table:table-cell>
          <table:table-cell office:value-type="float" office:value="26.1945595171843" calcext:value-type="float">
            <text:p>26.1945595171843</text:p>
          </table:table-cell>
          <table:table-cell office:value-type="float" office:value="38.3916951730708" calcext:value-type="float">
            <text:p>38.3916951730708</text:p>
          </table:table-cell>
          <table:table-cell office:value-type="float" office:value="53.6303780810583" calcext:value-type="float">
            <text:p>53.6303780810583</text:p>
          </table:table-cell>
          <table:table-cell office:value-type="float" office:value="69.6102698630936" calcext:value-type="float">
            <text:p>69.6102698630936</text:p>
          </table:table-cell>
          <table:table-cell office:value-type="float" office:value="83.8905175205121" calcext:value-type="float">
            <text:p>83.8905175205121</text:p>
          </table:table-cell>
          <table:table-cell office:value-type="float" office:value="93.2954443432438" calcext:value-type="float">
            <text:p>93.2954443432438</text:p>
          </table:table-cell>
          <table:table-cell office:value-type="float" office:value="94.2403260113536" calcext:value-type="float">
            <text:p>94.2403260113536</text:p>
          </table:table-cell>
          <table:table-cell office:value-type="float" office:value="84.0759089830677" calcext:value-type="float">
            <text:p>84.0759089830677</text:p>
          </table:table-cell>
          <table:table-cell office:value-type="float" office:value="64.6730516546911" calcext:value-type="float">
            <text:p>64.6730516546911</text:p>
          </table:table-cell>
          <table:table-cell office:value-type="float" office:value="39.2615266498024" calcext:value-type="float">
            <text:p>39.2615266498024</text:p>
          </table:table-cell>
          <table:table-cell office:value-type="float" office:value="11.7866696073374" calcext:value-type="float">
            <text:p>11.7866696073374</text:p>
          </table:table-cell>
          <table:table-cell office:value-type="float" office:value="-11.9985485166403" calcext:value-type="float">
            <text:p>-11.9985485166403</text:p>
          </table:table-cell>
          <table:table-cell office:value-type="float" office:value="-26.1374001625039" calcext:value-type="float">
            <text:p>-26.1374001625039</text:p>
          </table:table-cell>
          <table:table-cell office:value-type="float" office:value="-28.2184947404" calcext:value-type="float">
            <text:p>-28.2184947404</text:p>
          </table:table-cell>
          <table:table-cell office:value-type="float" office:value="-20.7725504275918" calcext:value-type="float">
            <text:p>-20.7725504275918</text:p>
          </table:table-cell>
          <table:table-cell office:value-type="float" office:value="-6.7805486253284" calcext:value-type="float">
            <text:p>-6.7805486253284</text:p>
          </table:table-cell>
          <table:table-cell office:value-type="float" office:value="9.47432721640734" calcext:value-type="float">
            <text:p>9.47432721640734</text:p>
          </table:table-cell>
          <table:table-cell office:value-type="float" office:value="22.6811817791638" calcext:value-type="float">
            <text:p>22.6811817791638</text:p>
          </table:table-cell>
          <table:table-cell office:value-type="float" office:value="28.1988623782655" calcext:value-type="float">
            <text:p>28.1988623782655</text:p>
          </table:table-cell>
          <table:table-cell office:value-type="float" office:value="26.4153102874008" calcext:value-type="float">
            <text:p>26.4153102874008</text:p>
          </table:table-cell>
          <table:table-cell office:value-type="float" office:value="19.923694204106" calcext:value-type="float">
            <text:p>19.923694204106</text:p>
          </table:table-cell>
          <table:table-cell office:value-type="float" office:value="11.3589886764517" calcext:value-type="float">
            <text:p>11.3589886764517</text:p>
          </table:table-cell>
          <table:table-cell office:value-type="float" office:value="3.47641348640739" calcext:value-type="float">
            <text:p>3.47641348640739</text:p>
          </table:table-cell>
          <table:table-cell office:value-type="float" office:value="-0.952548136568243" calcext:value-type="float">
            <text:p>-0.952548136568243</text:p>
          </table:table-cell>
          <table:table-cell office:value-type="float" office:value="-0.675428480795897" calcext:value-type="float">
            <text:p>-0.675428480795897</text:p>
          </table:table-cell>
          <table:table-cell office:value-type="float" office:value="2.54726630134078" calcext:value-type="float">
            <text:p>2.54726630134078</text:p>
          </table:table-cell>
          <table:table-cell office:value-type="float" office:value="6.6223378785873" calcext:value-type="float">
            <text:p>6.6223378785873</text:p>
          </table:table-cell>
          <table:table-cell office:value-type="float" office:value="10.0847072189889" calcext:value-type="float">
            <text:p>10.0847072189889</text:p>
          </table:table-cell>
          <table:table-cell office:value-type="float" office:value="12.1672433739529" calcext:value-type="float">
            <text:p>12.1672433739529</text:p>
          </table:table-cell>
          <table:table-cell office:value-type="float" office:value="12.2357575529885" calcext:value-type="float">
            <text:p>12.2357575529885</text:p>
          </table:table-cell>
          <table:table-cell office:value-type="float" office:value="10.7374818164444" calcext:value-type="float">
            <text:p>10.7374818164444</text:p>
          </table:table-cell>
          <table:table-cell office:value-type="float" office:value="8.79853699649417" calcext:value-type="float">
            <text:p>8.79853699649417</text:p>
          </table:table-cell>
          <table:table-cell office:value-type="float" office:value="7.40790344631517" calcext:value-type="float">
            <text:p>7.40790344631517</text:p>
          </table:table-cell>
          <table:table-cell office:value-type="float" office:value="6.74160767371151" calcext:value-type="float">
            <text:p>6.74160767371151</text:p>
          </table:table-cell>
          <table:table-cell office:value-type="float" office:value="6.6973075262655" calcext:value-type="float">
            <text:p>6.6973075262655</text:p>
          </table:table-cell>
          <table:table-cell office:value-type="float" office:value="7.11839055054802" calcext:value-type="float">
            <text:p>7.11839055054802</text:p>
          </table:table-cell>
          <table:table-cell office:value-type="float" office:value="7.69297812271119" calcext:value-type="float">
            <text:p>7.69297812271119</text:p>
          </table:table-cell>
          <table:table-cell office:value-type="float" office:value="8.08436340558639" calcext:value-type="float">
            <text:p>8.08436340558639</text:p>
          </table:table-cell>
          <table:table-cell office:value-type="float" office:value="8.13530835435674" calcext:value-type="float">
            <text:p>8.13530835435674</text:p>
          </table:table-cell>
          <table:table-cell office:value-type="float" office:value="7.97022411518946" calcext:value-type="float">
            <text:p>7.97022411518946</text:p>
          </table:table-cell>
          <table:table-cell office:value-type="float" office:value="7.73489460254261" calcext:value-type="float">
            <text:p>7.73489460254261</text:p>
          </table:table-cell>
          <table:table-cell office:value-type="float" office:value="7.51400594678901" calcext:value-type="float">
            <text:p>7.51400594678901</text:p>
          </table:table-cell>
          <table:table-cell office:value-type="float" office:value="7.33805395516886" calcext:value-type="float">
            <text:p>7.33805395516886</text:p>
          </table:table-cell>
          <table:table-cell office:value-type="float" office:value="7.23071064765097" calcext:value-type="float">
            <text:p>7.23071064765097</text:p>
          </table:table-cell>
          <table:table-cell office:value-type="float" office:value="7.17444990151277" calcext:value-type="float">
            <text:p>7.17444990151277</text:p>
          </table:table-cell>
          <table:table-cell office:value-type="float" office:value="7.13129233273097" calcext:value-type="float">
            <text:p>7.13129233273097</text:p>
          </table:table-cell>
          <table:table-cell office:value-type="float" office:value="7.069029243751" calcext:value-type="float">
            <text:p>7.069029243751</text:p>
          </table:table-cell>
          <table:table-cell office:value-type="float" office:value="6.98054874659358" calcext:value-type="float">
            <text:p>6.98054874659358</text:p>
          </table:table-cell>
          <table:table-cell office:value-type="float" office:value="6.86544586229089" calcext:value-type="float">
            <text:p>6.86544586229089</text:p>
          </table:table-cell>
          <table:table-cell office:value-type="float" office:value="6.73515396155278" calcext:value-type="float">
            <text:p>6.73515396155278</text:p>
          </table:table-cell>
          <table:table-cell office:value-type="float" office:value="6.62768371459403" calcext:value-type="float">
            <text:p>6.62768371459403</text:p>
          </table:table-cell>
          <table:table-cell office:value-type="float" office:value="6.58779218503094" calcext:value-type="float">
            <text:p>6.58779218503094</text:p>
          </table:table-cell>
          <table:table-cell office:value-type="float" office:value="6.77153952740616" calcext:value-type="float">
            <text:p>6.77153952740616</text:p>
          </table:table-cell>
          <table:table-cell office:value-type="float" office:value="7.47396827341362" calcext:value-type="float">
            <text:p>7.47396827341362</text:p>
          </table:table-cell>
          <table:table-cell office:value-type="float" office:value="8.985590785301" calcext:value-type="float">
            <text:p>8.985590785301</text:p>
          </table:table-cell>
          <table:table-cell office:value-type="float" office:value="11.4216267194672" calcext:value-type="float">
            <text:p>11.4216267194672</text:p>
          </table:table-cell>
          <table:table-cell office:value-type="float" office:value="14.7733860292708" calcext:value-type="float">
            <text:p>14.7733860292708</text:p>
          </table:table-cell>
          <table:table-cell office:value-type="float" office:value="18.9192183812181" calcext:value-type="float">
            <text:p>18.9192183812181</text:p>
          </table:table-cell>
          <table:table-cell office:value-type="float" office:value="23.0402552212269" calcext:value-type="float">
            <text:p>23.0402552212269</text:p>
          </table:table-cell>
          <table:table-cell office:value-type="float" office:value="26.0461348460311" calcext:value-type="float">
            <text:p>26.0461348460311</text:p>
          </table:table-cell>
          <table:table-cell office:value-type="float" office:value="27.009850047569" calcext:value-type="float">
            <text:p>27.009850047569</text:p>
          </table:table-cell>
          <table:table-cell office:value-type="float" office:value="25.5415568567529" calcext:value-type="float">
            <text:p>25.5415568567529</text:p>
          </table:table-cell>
          <table:table-cell office:value-type="float" office:value="21.3689173843937" calcext:value-type="float">
            <text:p>21.3689173843937</text:p>
          </table:table-cell>
          <table:table-cell office:value-type="float" office:value="14.8975149965933" calcext:value-type="float">
            <text:p>14.8975149965933</text:p>
          </table:table-cell>
          <table:table-cell office:value-type="float" office:value="7.7324851037196" calcext:value-type="float">
            <text:p>7.7324851037196</text:p>
          </table:table-cell>
          <table:table-cell office:value-type="float" office:value="1.57422209691814" calcext:value-type="float">
            <text:p>1.57422209691814</text:p>
          </table:table-cell>
          <table:table-cell office:value-type="float" office:value="-2.50565481322675" calcext:value-type="float">
            <text:p>-2.50565481322675</text:p>
          </table:table-cell>
          <table:table-cell office:value-type="float" office:value="-4.06202123846222" calcext:value-type="float">
            <text:p>-4.06202123846222</text:p>
          </table:table-cell>
          <table:table-cell office:value-type="float" office:value="-2.79947988978912" calcext:value-type="float">
            <text:p>-2.79947988978912</text:p>
          </table:table-cell>
          <table:table-cell office:value-type="float" office:value="0.390301385663524" calcext:value-type="float">
            <text:p>0.390301385663524</text:p>
          </table:table-cell>
          <table:table-cell office:value-type="float" office:value="3.949842802231" calcext:value-type="float">
            <text:p>3.949842802231</text:p>
          </table:table-cell>
          <table:table-cell office:value-type="float" office:value="6.51720010190706" calcext:value-type="float">
            <text:p>6.51720010190706</text:p>
          </table:table-cell>
          <table:table-cell office:value-type="float" office:value="7.71443873742877" calcext:value-type="float">
            <text:p>7.71443873742877</text:p>
          </table:table-cell>
          <table:table-cell office:value-type="float" office:value="7.46210523455401" calcext:value-type="float">
            <text:p>7.46210523455401</text:p>
          </table:table-cell>
          <table:table-cell office:value-type="float" office:value="5.92840568098437" calcext:value-type="float">
            <text:p>5.92840568098437</text:p>
          </table:table-cell>
          <table:table-cell office:value-type="float" office:value="3.91224439691731" calcext:value-type="float">
            <text:p>3.91224439691731</text:p>
          </table:table-cell>
          <table:table-cell office:value-type="float" office:value="2.30199650294305" calcext:value-type="float">
            <text:p>2.30199650294305</text:p>
          </table:table-cell>
          <table:table-cell office:value-type="float" office:value="1.5436892105344" calcext:value-type="float">
            <text:p>1.5436892105344</text:p>
          </table:table-cell>
          <table:table-cell office:value-type="float" office:value="1.46216698324353" calcext:value-type="float">
            <text:p>1.46216698324353</text:p>
          </table:table-cell>
          <table:table-cell office:value-type="float" office:value="1.83307926408088" calcext:value-type="float">
            <text:p>1.83307926408088</text:p>
          </table:table-cell>
          <table:table-cell office:value-type="float" office:value="2.39054432274417" calcext:value-type="float">
            <text:p>2.39054432274417</text:p>
          </table:table-cell>
          <table:table-cell office:value-type="float" office:value="2.83566293890504" calcext:value-type="float">
            <text:p>2.83566293890504</text:p>
          </table:table-cell>
          <table:table-cell office:value-type="float" office:value="2.91070952938909" calcext:value-type="float">
            <text:p>2.91070952938909</text:p>
          </table:table-cell>
          <table:table-cell office:value-type="float" office:value="2.66403694150457" calcext:value-type="float">
            <text:p>2.66403694150457</text:p>
          </table:table-cell>
          <table:table-cell office:value-type="float" office:value="2.27926639047863" calcext:value-type="float">
            <text:p>2.27926639047863</text:p>
          </table:table-cell>
          <table:table-cell office:value-type="float" office:value="1.91174394229319" calcext:value-type="float">
            <text:p>1.91174394229319</text:p>
          </table:table-cell>
          <table:table-cell office:value-type="float" office:value="1.60878649156534" calcext:value-type="float">
            <text:p>1.60878649156534</text:p>
          </table:table-cell>
          <table:table-cell office:value-type="float" office:value="1.39228353047335" calcext:value-type="float">
            <text:p>1.39228353047335</text:p>
          </table:table-cell>
          <table:table-cell office:value-type="float" office:value="1.26162298280318" calcext:value-type="float">
            <text:p>1.26162298280318</text:p>
          </table:table-cell>
          <table:table-cell office:value-type="float" office:value="1.17121661441228" calcext:value-type="float">
            <text:p>1.17121661441228</text:p>
          </table:table-cell>
          <table:table-cell office:value-type="float" office:value="1.07097374344714" calcext:value-type="float">
            <text:p>1.07097374344714</text:p>
          </table:table-cell>
          <table:table-cell office:value-type="float" office:value="0.934894551226049" calcext:value-type="float">
            <text:p>0.934894551226049</text:p>
          </table:table-cell>
          <table:table-cell office:value-type="float" office:value="0.763943782508366" calcext:value-type="float">
            <text:p>0.763943782508366</text:p>
          </table:table-cell>
          <table:table-cell office:value-type="float" office:value="0.563180516273564" calcext:value-type="float">
            <text:p>0.563180516273564</text:p>
          </table:table-cell>
          <table:table-cell office:value-type="float" office:value="0.367879265041657" calcext:value-type="float">
            <text:p>0.367879265041657</text:p>
          </table:table-cell>
          <table:table-cell office:value-type="float" office:value="0.232425040356774" calcext:value-type="float">
            <text:p>0.232425040356774</text:p>
          </table:table-cell>
          <table:table-cell office:value-type="float" office:value="0.290412716949387" calcext:value-type="float">
            <text:p>0.290412716949387</text:p>
          </table:table-cell>
          <table:table-cell office:value-type="float" office:value="1.11364787586013" calcext:value-type="float">
            <text:p>1.11364787586013</text:p>
          </table:table-cell>
          <table:table-cell office:value-type="float" office:value="3.42519379433126" calcext:value-type="float">
            <text:p>3.42519379433126</text:p>
          </table:table-cell>
          <table:table-cell office:value-type="float" office:value="7.96087696568183" calcext:value-type="float">
            <text:p>7.96087696568183</text:p>
          </table:table-cell>
          <table:table-cell office:value-type="float" office:value="15.4930894099616" calcext:value-type="float">
            <text:p>15.4930894099616</text:p>
          </table:table-cell>
          <table:table-cell office:value-type="float" office:value="26.7826739487511" calcext:value-type="float">
            <text:p>26.7826739487511</text:p>
          </table:table-cell>
          <table:table-cell office:value-type="float" office:value="41.4419273420248" calcext:value-type="float">
            <text:p>41.4419273420248</text:p>
          </table:table-cell>
          <table:table-cell office:value-type="float" office:value="57.2671895113677" calcext:value-type="float">
            <text:p>57.2671895113677</text:p>
          </table:table-cell>
          <table:table-cell office:value-type="float" office:value="71.8616213144367" calcext:value-type="float">
            <text:p>71.8616213144367</text:p>
          </table:table-cell>
          <table:table-cell office:value-type="float" office:value="82.2089943638635" calcext:value-type="float">
            <text:p>82.2089943638635</text:p>
          </table:table-cell>
          <table:table-cell office:value-type="float" office:value="84.739702096489" calcext:value-type="float">
            <text:p>84.739702096489</text:p>
          </table:table-cell>
          <table:table-cell office:value-type="float" office:value="76.3643311811489" calcext:value-type="float">
            <text:p>76.3643311811489</text:p>
          </table:table-cell>
          <table:table-cell office:value-type="float" office:value="58.1940315757223" calcext:value-type="float">
            <text:p>58.1940315757223</text:p>
          </table:table-cell>
          <table:table-cell office:value-type="float" office:value="33.4415056384068" calcext:value-type="float">
            <text:p>33.4415056384068</text:p>
          </table:table-cell>
          <table:table-cell office:value-type="float" office:value="5.77214950162921" calcext:value-type="float">
            <text:p>5.77214950162921</text:p>
          </table:table-cell>
          <table:table-cell office:value-type="float" office:value="-19.2794355329638" calcext:value-type="float">
            <text:p>-19.2794355329638</text:p>
          </table:table-cell>
          <table:table-cell office:value-type="float" office:value="-35.6900933206512" calcext:value-type="float">
            <text:p>-35.6900933206512</text:p>
          </table:table-cell>
          <table:table-cell office:value-type="float" office:value="-39.9326347355397" calcext:value-type="float">
            <text:p>-39.9326347355397</text:p>
          </table:table-cell>
          <table:table-cell office:value-type="float" office:value="-34.1276241558384" calcext:value-type="float">
            <text:p>-34.1276241558384</text:p>
          </table:table-cell>
          <table:table-cell office:value-type="float" office:value="-21.2006979557116" calcext:value-type="float">
            <text:p>-21.2006979557116</text:p>
          </table:table-cell>
          <table:table-cell office:value-type="float" office:value="-5.10967868232151" calcext:value-type="float">
            <text:p>-5.10967868232151</text:p>
          </table:table-cell>
          <table:table-cell office:value-type="float" office:value="8.88927420781195" calcext:value-type="float">
            <text:p>8.88927420781195</text:p>
          </table:table-cell>
          <table:table-cell office:value-type="float" office:value="15.7875865230979" calcext:value-type="float">
            <text:p>15.7875865230979</text:p>
          </table:table-cell>
          <table:table-cell office:value-type="float" office:value="14.9828870172078" calcext:value-type="float">
            <text:p>14.9828870172078</text:p>
          </table:table-cell>
          <table:table-cell office:value-type="float" office:value="9.01048846610252" calcext:value-type="float">
            <text:p>9.01048846610252</text:p>
          </table:table-cell>
          <table:table-cell office:value-type="float" office:value="0.49127382952021" calcext:value-type="float">
            <text:p>0.49127382952021</text:p>
          </table:table-cell>
          <table:table-cell office:value-type="float" office:value="-7.83743099448403" calcext:value-type="float">
            <text:p>-7.83743099448403</text:p>
          </table:table-cell>
          <table:table-cell office:value-type="float" office:value="-13.1928029276142" calcext:value-type="float">
            <text:p>-13.1928029276142</text:p>
          </table:table-cell>
          <table:table-cell office:value-type="float" office:value="-13.7746956549841" calcext:value-type="float">
            <text:p>-13.7746956549841</text:p>
          </table:table-cell>
          <table:table-cell office:value-type="float" office:value="-11.0293100351153" calcext:value-type="float">
            <text:p>-11.0293100351153</text:p>
          </table:table-cell>
          <table:table-cell office:value-type="float" office:value="-7.06707629052246" calcext:value-type="float">
            <text:p>-7.06707629052246</text:p>
          </table:table-cell>
          <table:table-cell office:value-type="float" office:value="-3.53340870982739" calcext:value-type="float">
            <text:p>-3.53340870982739</text:p>
          </table:table-cell>
          <table:table-cell office:value-type="float" office:value="-1.24465220683303" calcext:value-type="float">
            <text:p>-1.24465220683303</text:p>
          </table:table-cell>
          <table:table-cell office:value-type="float" office:value="-0.892901166218574" calcext:value-type="float">
            <text:p>-0.892901166218574</text:p>
          </table:table-cell>
          <table:table-cell office:value-type="float" office:value="-2.27711762672356" calcext:value-type="float">
            <text:p>-2.27711762672356</text:p>
          </table:table-cell>
          <table:table-cell office:value-type="float" office:value="-4.2998803913259" calcext:value-type="float">
            <text:p>-4.2998803913259</text:p>
          </table:table-cell>
          <table:table-cell office:value-type="float" office:value="-5.90030917290177" calcext:value-type="float">
            <text:p>-5.90030917290177</text:p>
          </table:table-cell>
          <table:table-cell office:value-type="float" office:value="-6.75780710584397" calcext:value-type="float">
            <text:p>-6.75780710584397</text:p>
          </table:table-cell>
          <table:table-cell office:value-type="float" office:value="-6.97014517195688" calcext:value-type="float">
            <text:p>-6.97014517195688</text:p>
          </table:table-cell>
          <table:table-cell office:value-type="float" office:value="-6.67193713319495" calcext:value-type="float">
            <text:p>-6.67193713319495</text:p>
          </table:table-cell>
          <table:table-cell office:value-type="float" office:value="-6.15481969422427" calcext:value-type="float">
            <text:p>-6.15481969422427</text:p>
          </table:table-cell>
          <table:table-cell office:value-type="float" office:value="-5.75808337804384" calcext:value-type="float">
            <text:p>-5.75808337804384</text:p>
          </table:table-cell>
          <table:table-cell office:value-type="float" office:value="-5.69814319161784" calcext:value-type="float">
            <text:p>-5.69814319161784</text:p>
          </table:table-cell>
          <table:table-cell office:value-type="float" office:value="-5.8758750286962" calcext:value-type="float">
            <text:p>-5.8758750286962</text:p>
          </table:table-cell>
          <table:table-cell office:value-type="float" office:value="-6.14321207906064" calcext:value-type="float">
            <text:p>-6.14321207906064</text:p>
          </table:table-cell>
          <table:table-cell office:value-type="float" office:value="-6.3994499230897" calcext:value-type="float">
            <text:p>-6.3994499230897</text:p>
          </table:table-cell>
          <table:table-cell office:value-type="float" office:value="-6.61088638439495" calcext:value-type="float">
            <text:p>-6.61088638439495</text:p>
          </table:table-cell>
          <table:table-cell office:value-type="float" office:value="-6.75112130865672" calcext:value-type="float">
            <text:p>-6.75112130865672</text:p>
          </table:table-cell>
          <table:table-cell office:value-type="float" office:value="-6.82914151656212" calcext:value-type="float">
            <text:p>-6.82914151656212</text:p>
          </table:table-cell>
          <table:table-cell office:value-type="float" office:value="-6.88227338011219" calcext:value-type="float">
            <text:p>-6.88227338011219</text:p>
          </table:table-cell>
          <table:table-cell office:value-type="float" office:value="-6.94539844753222" calcext:value-type="float">
            <text:p>-6.94539844753222</text:p>
          </table:table-cell>
          <table:table-cell office:value-type="float" office:value="-7.02961659037241" calcext:value-type="float">
            <text:p>-7.02961659037241</text:p>
          </table:table-cell>
          <table:table-cell office:value-type="float" office:value="-7.13543551399051" calcext:value-type="float">
            <text:p>-7.13543551399051</text:p>
          </table:table-cell>
          <table:table-cell office:value-type="float" office:value="-7.25588208461902" calcext:value-type="float">
            <text:p>-7.25588208461902</text:p>
          </table:table-cell>
          <table:table-cell office:value-type="float" office:value="-7.35593999791205" calcext:value-type="float">
            <text:p>-7.35593999791205</text:p>
          </table:table-cell>
          <table:table-cell office:value-type="float" office:value="-7.39340135221518" calcext:value-type="float">
            <text:p>-7.39340135221518</text:p>
          </table:table-cell>
          <table:table-cell office:value-type="float" office:value="-7.24572392043754" calcext:value-type="float">
            <text:p>-7.24572392043754</text:p>
          </table:table-cell>
          <table:table-cell office:value-type="float" office:value="-6.62855415275074" calcext:value-type="float">
            <text:p>-6.62855415275074</text:p>
          </table:table-cell>
          <table:table-cell office:value-type="float" office:value="-5.2430294251151" calcext:value-type="float">
            <text:p>-5.2430294251151</text:p>
          </table:table-cell>
          <table:table-cell office:value-type="float" office:value="-2.93206681779288" calcext:value-type="float">
            <text:p>-2.93206681779288</text:p>
          </table:table-cell>
          <table:table-cell office:value-type="float" office:value="0.301565102415975" calcext:value-type="float">
            <text:p>0.301565102415975</text:p>
          </table:table-cell>
          <table:table-cell office:value-type="float" office:value="4.39210965159331" calcext:value-type="float">
            <text:p>4.39210965159331</text:p>
          </table:table-cell>
          <table:table-cell office:value-type="float" office:value="8.65147743418329" calcext:value-type="float">
            <text:p>8.65147743418329</text:p>
          </table:table-cell>
          <table:table-cell office:value-type="float" office:value="11.9950248353824" calcext:value-type="float">
            <text:p>11.9950248353824</text:p>
          </table:table-cell>
          <table:table-cell office:value-type="float" office:value="13.4265495481309" calcext:value-type="float">
            <text:p>13.4265495481309</text:p>
          </table:table-cell>
          <table:table-cell office:value-type="float" office:value="12.4810068841151" calcext:value-type="float">
            <text:p>12.4810068841151</text:p>
          </table:table-cell>
          <table:table-cell office:value-type="float" office:value="8.87856868547308" calcext:value-type="float">
            <text:p>8.87856868547308</text:p>
          </table:table-cell>
          <table:table-cell office:value-type="float" office:value="2.79057336322775" calcext:value-type="float">
            <text:p>2.79057336322775</text:p>
          </table:table-cell>
          <table:table-cell office:value-type="float" office:value="-4.29433269242873" calcext:value-type="float">
            <text:p>-4.29433269242873</text:p>
          </table:table-cell>
          <table:table-cell office:value-type="float" office:value="-10.6556323549195" calcext:value-type="float">
            <text:p>-10.6556323549195</text:p>
          </table:table-cell>
          <table:table-cell office:value-type="float" office:value="-15.0490209050582" calcext:value-type="float">
            <text:p>-15.0490209050582</text:p>
          </table:table-cell>
          <table:table-cell office:value-type="float" office:value="-16.9887654594603" calcext:value-type="float">
            <text:p>-16.9887654594603</text:p>
          </table:table-cell>
          <table:table-cell office:value-type="float" office:value="-16.1089889998448" calcext:value-type="float">
            <text:p>-16.1089889998448</text:p>
          </table:table-cell>
          <table:table-cell office:value-type="float" office:value="-13.0431389381873" calcext:value-type="float">
            <text:p>-13.0431389381873</text:p>
          </table:table-cell>
          <table:table-cell office:value-type="float" office:value="-9.32400597907024" calcext:value-type="float">
            <text:p>-9.32400597907024</text:p>
          </table:table-cell>
          <table:table-cell office:value-type="float" office:value="-6.40883191311771" calcext:value-type="float">
            <text:p>-6.40883191311771</text:p>
          </table:table-cell>
          <table:table-cell office:value-type="float" office:value="-4.84158837263103" calcext:value-type="float">
            <text:p>-4.84158837263103</text:p>
          </table:table-cell>
          <table:table-cell office:value-type="float" office:value="-4.70581471439954" calcext:value-type="float">
            <text:p>-4.70581471439954</text:p>
          </table:table-cell>
          <table:table-cell office:value-type="float" office:value="-5.93050882345464" calcext:value-type="float">
            <text:p>-5.93050882345464</text:p>
          </table:table-cell>
          <table:table-cell office:value-type="float" office:value="-7.79338580405067" calcext:value-type="float">
            <text:p>-7.79338580405067</text:p>
          </table:table-cell>
          <table:table-cell office:value-type="float" office:value="-9.39795744055038" calcext:value-type="float">
            <text:p>-9.39795744055038</text:p>
          </table:table-cell>
          <table:table-cell office:value-type="float" office:value="-10.1586250876729" calcext:value-type="float">
            <text:p>-10.1586250876729</text:p>
          </table:table-cell>
          <table:table-cell office:value-type="float" office:value="-10.1987888393222" calcext:value-type="float">
            <text:p>-10.1987888393222</text:p>
          </table:table-cell>
          <table:table-cell office:value-type="float" office:value="-9.74110197351727" calcext:value-type="float">
            <text:p>-9.74110197351727</text:p>
          </table:table-cell>
          <table:table-cell office:value-type="float" office:value="-9.041093631203" calcext:value-type="float">
            <text:p>-9.041093631203</text:p>
          </table:table-cell>
          <table:table-cell office:value-type="float" office:value="-8.39594928461665" calcext:value-type="float">
            <text:p>-8.39594928461665</text:p>
          </table:table-cell>
          <table:table-cell office:value-type="float" office:value="-8.0856759348724" calcext:value-type="float">
            <text:p>-8.0856759348724</text:p>
          </table:table-cell>
          <table:table-cell office:value-type="float" office:value="-8.12244567160431" calcext:value-type="float">
            <text:p>-8.12244567160431</text:p>
          </table:table-cell>
          <table:table-cell office:value-type="float" office:value="-8.32629325746342" calcext:value-type="float">
            <text:p>-8.32629325746342</text:p>
          </table:table-cell>
          <table:table-cell office:value-type="float" office:value="-8.52930910445989" calcext:value-type="float">
            <text:p>-8.52930910445989</text:p>
          </table:table-cell>
          <table:table-cell office:value-type="float" office:value="-8.66805568070092" calcext:value-type="float">
            <text:p>-8.66805568070092</text:p>
          </table:table-cell>
          <table:table-cell office:value-type="float" office:value="-8.72043963672731" calcext:value-type="float">
            <text:p>-8.72043963672731</text:p>
          </table:table-cell>
          <table:table-cell office:value-type="float" office:value="-8.6790024723549" calcext:value-type="float">
            <text:p>-8.6790024723549</text:p>
          </table:table-cell>
          <table:table-cell office:value-type="float" office:value="-8.58468459103846" calcext:value-type="float">
            <text:p>-8.58468459103846</text:p>
          </table:table-cell>
          <table:table-cell office:value-type="float" office:value="-8.48829891142229" calcext:value-type="float">
            <text:p>-8.48829891142229</text:p>
          </table:table-cell>
          <table:table-cell office:value-type="float" office:value="-8.42285194374206" calcext:value-type="float">
            <text:p>-8.42285194374206</text:p>
          </table:table-cell>
          <table:table-cell office:value-type="float" office:value="-8.38936147900342" calcext:value-type="float">
            <text:p>-8.38936147900342</text:p>
          </table:table-cell>
          <table:table-cell office:value-type="float" office:value="-8.38444652390861" calcext:value-type="float">
            <text:p>-8.38444652390861</text:p>
          </table:table-cell>
          <table:table-cell office:value-type="float" office:value="-8.37980479614402" calcext:value-type="float">
            <text:p>-8.37980479614402</text:p>
          </table:table-cell>
          <table:table-cell office:value-type="float" office:value="-8.32193958243837" calcext:value-type="float">
            <text:p>-8.32193958243837</text:p>
          </table:table-cell>
          <table:table-cell office:value-type="float" office:value="-8.11583721218849" calcext:value-type="float">
            <text:p>-8.11583721218849</text:p>
          </table:table-cell>
          <table:table-cell office:value-type="float" office:value="-7.26794836285401" calcext:value-type="float">
            <text:p>-7.26794836285401</text:p>
          </table:table-cell>
          <table:table-cell office:value-type="float" office:value="-5.057786403429" calcext:value-type="float">
            <text:p>-5.057786403429</text:p>
          </table:table-cell>
          <table:table-cell office:value-type="float" office:value="-0.754747494379608" calcext:value-type="float">
            <text:p>-0.754747494379608</text:p>
          </table:table-cell>
          <table:table-cell office:value-type="float" office:value="6.40869819598598" calcext:value-type="float">
            <text:p>6.40869819598598</text:p>
          </table:table-cell>
          <table:table-cell office:value-type="float" office:value="17.2097590313627" calcext:value-type="float">
            <text:p>17.2097590313627</text:p>
          </table:table-cell>
          <table:table-cell office:value-type="float" office:value="31.6405890131256" calcext:value-type="float">
            <text:p>31.6405890131256</text:p>
          </table:table-cell>
          <table:table-cell office:value-type="float" office:value="47.6613910335646" calcext:value-type="float">
            <text:p>47.6613910335646</text:p>
          </table:table-cell>
          <table:table-cell office:value-type="float" office:value="62.8980423572213" calcext:value-type="float">
            <text:p>62.8980423572213</text:p>
          </table:table-cell>
          <table:table-cell office:value-type="float" office:value="74.4969735370754" calcext:value-type="float">
            <text:p>74.4969735370754</text:p>
          </table:table-cell>
          <table:table-cell office:value-type="float" office:value="78.9213294719526" calcext:value-type="float">
            <text:p>78.9213294719526</text:p>
          </table:table-cell>
          <table:table-cell office:value-type="float" office:value="72.8061490366336" calcext:value-type="float">
            <text:p>72.8061490366336</text:p>
          </table:table-cell>
          <table:table-cell office:value-type="float" office:value="56.3898649847377" calcext:value-type="float">
            <text:p>56.3898649847377</text:p>
          </table:table-cell>
          <table:table-cell office:value-type="float" office:value="32.8178321821668" calcext:value-type="float">
            <text:p>32.8178321821668</text:p>
          </table:table-cell>
          <table:table-cell office:value-type="float" office:value="5.55722082104348" calcext:value-type="float">
            <text:p>5.55722082104348</text:p>
          </table:table-cell>
          <table:table-cell office:value-type="float" office:value="-20.1557601720424" calcext:value-type="float">
            <text:p>-20.1557601720424</text:p>
          </table:table-cell>
          <table:table-cell office:value-type="float" office:value="-38.2907818481571" calcext:value-type="float">
            <text:p>-38.2907818481571</text:p>
          </table:table-cell>
          <table:table-cell office:value-type="float" office:value="-44.3781583872075" calcext:value-type="float">
            <text:p>-44.3781583872075</text:p>
          </table:table-cell>
          <table:table-cell office:value-type="float" office:value="-39.8999438343758" calcext:value-type="float">
            <text:p>-39.8999438343758</text:p>
          </table:table-cell>
          <table:table-cell office:value-type="float" office:value="-27.7585647972198" calcext:value-type="float">
            <text:p>-27.7585647972198</text:p>
          </table:table-cell>
          <table:table-cell office:value-type="float" office:value="-11.6002442423871" calcext:value-type="float">
            <text:p>-11.6002442423871</text:p>
          </table:table-cell>
          <table:table-cell office:value-type="float" office:value="3.41905982160912" calcext:value-type="float">
            <text:p>3.41905982160912</text:p>
          </table:table-cell>
          <table:table-cell office:value-type="float" office:value="12.0820946665999" calcext:value-type="float">
            <text:p>12.0820946665999</text:p>
          </table:table-cell>
          <table:table-cell office:value-type="float" office:value="12.7306542153758" calcext:value-type="float">
            <text:p>12.7306542153758</text:p>
          </table:table-cell>
          <table:table-cell office:value-type="float" office:value="7.74855344582196" calcext:value-type="float">
            <text:p>7.74855344582196</text:p>
          </table:table-cell>
          <table:table-cell office:value-type="float" office:value="-0.252697368593914" calcext:value-type="float">
            <text:p>-0.252697368593914</text:p>
          </table:table-cell>
          <table:table-cell office:value-type="float" office:value="-8.55778138456268" calcext:value-type="float">
            <text:p>-8.55778138456268</text:p>
          </table:table-cell>
          <table:table-cell office:value-type="float" office:value="-14.3847414934153" calcext:value-type="float">
            <text:p>-14.3847414934153</text:p>
          </table:table-cell>
          <table:table-cell office:value-type="float" office:value="-15.5179771470198" calcext:value-type="float">
            <text:p>-15.5179771470198</text:p>
          </table:table-cell>
          <table:table-cell office:value-type="float" office:value="-12.9474525962694" calcext:value-type="float">
            <text:p>-12.9474525962694</text:p>
          </table:table-cell>
          <table:table-cell office:value-type="float" office:value="-8.78736266121212" calcext:value-type="float">
            <text:p>-8.78736266121212</text:p>
          </table:table-cell>
          <table:table-cell office:value-type="float" office:value="-4.84433863722764" calcext:value-type="float">
            <text:p>-4.84433863722764</text:p>
          </table:table-cell>
          <table:table-cell office:value-type="float" office:value="-2.01569913036032" calcext:value-type="float">
            <text:p>-2.01569913036032</text:p>
          </table:table-cell>
          <table:table-cell office:value-type="float" office:value="-1.0219808803516" calcext:value-type="float">
            <text:p>-1.0219808803516</text:p>
          </table:table-cell>
          <table:table-cell office:value-type="float" office:value="-1.90830015988498" calcext:value-type="float">
            <text:p>-1.90830015988498</text:p>
          </table:table-cell>
          <table:table-cell office:value-type="float" office:value="-3.63581479796632" calcext:value-type="float">
            <text:p>-3.63581479796632</text:p>
          </table:table-cell>
          <table:table-cell office:value-type="float" office:value="-5.10005929309935" calcext:value-type="float">
            <text:p>-5.10005929309935</text:p>
          </table:table-cell>
          <table:table-cell office:value-type="float" office:value="-5.81898343304277" calcext:value-type="float">
            <text:p>-5.81898343304277</text:p>
          </table:table-cell>
          <table:table-cell office:value-type="float" office:value="-5.87477095311678" calcext:value-type="float">
            <text:p>-5.87477095311678</text:p>
          </table:table-cell>
          <table:table-cell office:value-type="float" office:value="-5.38702037382504" calcext:value-type="float">
            <text:p>-5.38702037382504</text:p>
          </table:table-cell>
          <table:table-cell office:value-type="float" office:value="-4.62087832298535" calcext:value-type="float">
            <text:p>-4.62087832298535</text:p>
          </table:table-cell>
          <table:table-cell office:value-type="float" office:value="-3.91543590387603" calcext:value-type="float">
            <text:p>-3.91543590387603</text:p>
          </table:table-cell>
          <table:table-cell office:value-type="float" office:value="-3.53554349381518" calcext:value-type="float">
            <text:p>-3.53554349381518</text:p>
          </table:table-cell>
          <table:table-cell office:value-type="float" office:value="-3.42066160054196" calcext:value-type="float">
            <text:p>-3.42066160054196</text:p>
          </table:table-cell>
          <table:table-cell office:value-type="float" office:value="-3.42195662543782" calcext:value-type="float">
            <text:p>-3.42195662543782</text:p>
          </table:table-cell>
          <table:table-cell office:value-type="float" office:value="-3.42382365363968" calcext:value-type="float">
            <text:p>-3.42382365363968</text:p>
          </table:table-cell>
          <table:table-cell office:value-type="float" office:value="-3.3870367289311" calcext:value-type="float">
            <text:p>-3.3870367289311</text:p>
          </table:table-cell>
          <table:table-cell office:value-type="float" office:value="-3.28380911238063" calcext:value-type="float">
            <text:p>-3.28380911238063</text:p>
          </table:table-cell>
          <table:table-cell office:value-type="float" office:value="-3.11432638136553" calcext:value-type="float">
            <text:p>-3.11432638136553</text:p>
          </table:table-cell>
          <table:table-cell office:value-type="float" office:value="-2.91447775917115" calcext:value-type="float">
            <text:p>-2.91447775917115</text:p>
          </table:table-cell>
          <table:table-cell office:value-type="float" office:value="-2.72095138662236" calcext:value-type="float">
            <text:p>-2.72095138662236</text:p>
          </table:table-cell>
          <table:table-cell office:value-type="float" office:value="-2.54965044727704" calcext:value-type="float">
            <text:p>-2.54965044727704</text:p>
          </table:table-cell>
          <table:table-cell office:value-type="float" office:value="-2.4014574082909" calcext:value-type="float">
            <text:p>-2.4014574082909</text:p>
          </table:table-cell>
          <table:table-cell office:value-type="float" office:value="-2.27274521430279" calcext:value-type="float">
            <text:p>-2.27274521430279</text:p>
          </table:table-cell>
          <table:table-cell office:value-type="float" office:value="-2.13280401579846" calcext:value-type="float">
            <text:p>-2.13280401579846</text:p>
          </table:table-cell>
          <table:table-cell office:value-type="float" office:value="-1.94011283209832" calcext:value-type="float">
            <text:p>-1.94011283209832</text:p>
          </table:table-cell>
          <table:table-cell office:value-type="float" office:value="-1.60134101399019" calcext:value-type="float">
            <text:p>-1.60134101399019</text:p>
          </table:table-cell>
          <table:table-cell office:value-type="float" office:value="-0.849260327160783" calcext:value-type="float">
            <text:p>-0.849260327160783</text:p>
          </table:table-cell>
          <table:table-cell office:value-type="float" office:value="0.618720430263833" calcext:value-type="float">
            <text:p>0.618720430263833</text:p>
          </table:table-cell>
          <table:table-cell office:value-type="float" office:value="3.00055450744679" calcext:value-type="float">
            <text:p>3.00055450744679</text:p>
          </table:table-cell>
          <table:table-cell office:value-type="float" office:value="6.30479217548048" calcext:value-type="float">
            <text:p>6.30479217548048</text:p>
          </table:table-cell>
          <table:table-cell office:value-type="float" office:value="10.4984672822556" calcext:value-type="float">
            <text:p>10.4984672822556</text:p>
          </table:table-cell>
          <table:table-cell office:value-type="float" office:value="15.0359617236427" calcext:value-type="float">
            <text:p>15.0359617236427</text:p>
          </table:table-cell>
          <table:table-cell office:value-type="float" office:value="18.8496071844007" calcext:value-type="float">
            <text:p>18.8496071844007</text:p>
          </table:table-cell>
          <table:table-cell office:value-type="float" office:value="20.8967283724256" calcext:value-type="float">
            <text:p>20.8967283724256</text:p>
          </table:table-cell>
          <table:table-cell office:value-type="float" office:value="20.6171132888508" calcext:value-type="float">
            <text:p>20.6171132888508</text:p>
          </table:table-cell>
          <table:table-cell office:value-type="float" office:value="17.7273590082345" calcext:value-type="float">
            <text:p>17.7273590082345</text:p>
          </table:table-cell>
          <table:table-cell office:value-type="float" office:value="12.2144310463753" calcext:value-type="float">
            <text:p>12.2144310463753</text:p>
          </table:table-cell>
          <table:table-cell office:value-type="float" office:value="5.39375982311907" calcext:value-type="float">
            <text:p>5.39375982311907</text:p>
          </table:table-cell>
          <table:table-cell office:value-type="float" office:value="-1.00763896487789" calcext:value-type="float">
            <text:p>-1.00763896487789</text:p>
          </table:table-cell>
          <table:table-cell office:value-type="float" office:value="-5.58754491059557" calcext:value-type="float">
            <text:p>-5.58754491059557</text:p>
          </table:table-cell>
          <table:table-cell office:value-type="float" office:value="-7.79147949713053" calcext:value-type="float">
            <text:p>-7.79147949713053</text:p>
          </table:table-cell>
          <table:table-cell office:value-type="float" office:value="-7.21717861129074" calcext:value-type="float">
            <text:p>-7.21717861129074</text:p>
          </table:table-cell>
          <table:table-cell office:value-type="float" office:value="-4.23481345391769" calcext:value-type="float">
            <text:p>-4.23481345391769</text:p>
          </table:table-cell>
          <table:table-cell office:value-type="float" office:value="-0.323553506954666" calcext:value-type="float">
            <text:p>-0.323553506954666</text:p>
          </table:table-cell>
          <table:table-cell office:value-type="float" office:value="2.99978721501939" calcext:value-type="float">
            <text:p>2.99978721501939</text:p>
          </table:table-cell>
          <table:table-cell office:value-type="float" office:value="5.00085514874799" calcext:value-type="float">
            <text:p>5.00085514874799</text:p>
          </table:table-cell>
          <table:table-cell office:value-type="float" office:value="5.58115124577011" calcext:value-type="float">
            <text:p>5.58115124577011</text:p>
          </table:table-cell>
          <table:table-cell office:value-type="float" office:value="4.74299255145706" calcext:value-type="float">
            <text:p>4.74299255145706</text:p>
          </table:table-cell>
          <table:table-cell office:value-type="float" office:value="3.10426600945386" calcext:value-type="float">
            <text:p>3.10426600945386</text:p>
          </table:table-cell>
          <table:table-cell office:value-type="float" office:value="1.56135397941952" calcext:value-type="float">
            <text:p>1.56135397941952</text:p>
          </table:table-cell>
          <table:table-cell office:value-type="float" office:value="0.817510462435405" calcext:value-type="float">
            <text:p>0.817510462435405</text:p>
          </table:table-cell>
          <table:table-cell office:value-type="float" office:value="0.829824104438931" calcext:value-type="float">
            <text:p>0.829824104438931</text:p>
          </table:table-cell>
          <table:table-cell office:value-type="float" office:value="1.37631602761429" calcext:value-type="float">
            <text:p>1.37631602761429</text:p>
          </table:table-cell>
          <table:table-cell office:value-type="float" office:value="2.21135665301774" calcext:value-type="float">
            <text:p>2.21135665301774</text:p>
          </table:table-cell>
          <table:table-cell office:value-type="float" office:value="3.04093938249468" calcext:value-type="float">
            <text:p>3.04093938249468</text:p>
          </table:table-cell>
          <table:table-cell office:value-type="float" office:value="3.57241915812643" calcext:value-type="float">
            <text:p>3.57241915812643</text:p>
          </table:table-cell>
          <table:table-cell office:value-type="float" office:value="3.72920465252553" calcext:value-type="float">
            <text:p>3.72920465252553</text:p>
          </table:table-cell>
          <table:table-cell office:value-type="float" office:value="3.68187085659961" calcext:value-type="float">
            <text:p>3.68187085659961</text:p>
          </table:table-cell>
          <table:table-cell office:value-type="float" office:value="3.60655271811574" calcext:value-type="float">
            <text:p>3.60655271811574</text:p>
          </table:table-cell>
          <table:table-cell office:value-type="float" office:value="3.58636705182242" calcext:value-type="float">
            <text:p>3.58636705182242</text:p>
          </table:table-cell>
          <table:table-cell office:value-type="float" office:value="3.64427014727952" calcext:value-type="float">
            <text:p>3.64427014727952</text:p>
          </table:table-cell>
          <table:table-cell office:value-type="float" office:value="3.79383332780635" calcext:value-type="float">
            <text:p>3.79383332780635</text:p>
          </table:table-cell>
          <table:table-cell office:value-type="float" office:value="4.00090549965076" calcext:value-type="float">
            <text:p>4.00090549965076</text:p>
          </table:table-cell>
          <table:table-cell office:value-type="float" office:value="4.21446812007855" calcext:value-type="float">
            <text:p>4.21446812007855</text:p>
          </table:table-cell>
          <table:table-cell office:value-type="float" office:value="4.39528648205792" calcext:value-type="float">
            <text:p>4.39528648205792</text:p>
          </table:table-cell>
          <table:table-cell office:value-type="float" office:value="4.53916825151783" calcext:value-type="float">
            <text:p>4.53916825151783</text:p>
          </table:table-cell>
          <table:table-cell office:value-type="float" office:value="4.64867393820447" calcext:value-type="float">
            <text:p>4.64867393820447</text:p>
          </table:table-cell>
          <table:table-cell office:value-type="float" office:value="4.74518379104021" calcext:value-type="float">
            <text:p>4.74518379104021</text:p>
          </table:table-cell>
          <table:table-cell office:value-type="float" office:value="4.88050733595758" calcext:value-type="float">
            <text:p>4.88050733595758</text:p>
          </table:table-cell>
          <table:table-cell office:value-type="float" office:value="5.12626925860881" calcext:value-type="float">
            <text:p>5.12626925860881</text:p>
          </table:table-cell>
          <table:table-cell office:value-type="float" office:value="5.88875254192693" calcext:value-type="float">
            <text:p>5.88875254192693</text:p>
          </table:table-cell>
          <table:table-cell office:value-type="float" office:value="7.87983080361613" calcext:value-type="float">
            <text:p>7.87983080361613</text:p>
          </table:table-cell>
          <table:table-cell office:value-type="float" office:value="11.8265489308163" calcext:value-type="float">
            <text:p>11.8265489308163</text:p>
          </table:table-cell>
          <table:table-cell office:value-type="float" office:value="18.4901372038492" calcext:value-type="float">
            <text:p>18.4901372038492</text:p>
          </table:table-cell>
          <table:table-cell office:value-type="float" office:value="28.6493273418058" calcext:value-type="float">
            <text:p>28.6493273418058</text:p>
          </table:table-cell>
          <table:table-cell office:value-type="float" office:value="42.6058368209005" calcext:value-type="float">
            <text:p>42.6058368209005</text:p>
          </table:table-cell>
          <table:table-cell office:value-type="float" office:value="58.5688914419222" calcext:value-type="float">
            <text:p>58.5688914419222</text:p>
          </table:table-cell>
          <table:table-cell office:value-type="float" office:value="74.1729575691521" calcext:value-type="float">
            <text:p>74.1729575691521</text:p>
          </table:table-cell>
          <table:table-cell office:value-type="float" office:value="86.7166719236147" calcext:value-type="float">
            <text:p>86.7166719236147</text:p>
          </table:table-cell>
          <table:table-cell office:value-type="float" office:value="92.7207240692557" calcext:value-type="float">
            <text:p>92.7207240692557</text:p>
          </table:table-cell>
          <table:table-cell office:value-type="float" office:value="88.6708128694712" calcext:value-type="float">
            <text:p>88.6708128694712</text:p>
          </table:table-cell>
          <table:table-cell office:value-type="float" office:value="73.8971196178148" calcext:value-type="float">
            <text:p>73.8971196178148</text:p>
          </table:table-cell>
          <table:table-cell office:value-type="float" office:value="51.3871992053405" calcext:value-type="float">
            <text:p>51.3871992053405</text:p>
          </table:table-cell>
          <table:table-cell office:value-type="float" office:value="24.4813642558408" calcext:value-type="float">
            <text:p>24.4813642558408</text:p>
          </table:table-cell>
          <table:table-cell office:value-type="float" office:value="-1.93589273809372" calcext:value-type="float">
            <text:p>-1.93589273809372</text:p>
          </table:table-cell>
          <table:table-cell office:value-type="float" office:value="-21.8558921827309" calcext:value-type="float">
            <text:p>-21.8558921827309</text:p>
          </table:table-cell>
          <table:table-cell office:value-type="float" office:value="-30.1218946463277" calcext:value-type="float">
            <text:p>-30.1218946463277</text:p>
          </table:table-cell>
          <table:table-cell office:value-type="float" office:value="-27.3170825571666" calcext:value-type="float">
            <text:p>-27.3170825571666</text:p>
          </table:table-cell>
          <table:table-cell office:value-type="float" office:value="-16.3324618084649" calcext:value-type="float">
            <text:p>-16.3324618084649</text:p>
          </table:table-cell>
          <table:table-cell office:value-type="float" office:value="-0.543848101370274" calcext:value-type="float">
            <text:p>-0.543848101370274</text:p>
          </table:table-cell>
          <table:table-cell office:value-type="float" office:value="15.0525392540642" calcext:value-type="float">
            <text:p>15.0525392540642</text:p>
          </table:table-cell>
          <table:table-cell office:value-type="float" office:value="25.1447571503861" calcext:value-type="float">
            <text:p>25.1447571503861</text:p>
          </table:table-cell>
          <table:table-cell office:value-type="float" office:value="27.0434703019207" calcext:value-type="float">
            <text:p>27.0434703019207</text:p>
          </table:table-cell>
          <table:table-cell office:value-type="float" office:value="22.8426008577585" calcext:value-type="float">
            <text:p>22.8426008577585</text:p>
          </table:table-cell>
          <table:table-cell office:value-type="float" office:value="15.1482260059932" calcext:value-type="float">
            <text:p>15.1482260059932</text:p>
          </table:table-cell>
          <table:table-cell office:value-type="float" office:value="6.65182565076472" calcext:value-type="float">
            <text:p>6.65182565076472</text:p>
          </table:table-cell>
          <table:table-cell office:value-type="float" office:value="0.132482359025917" calcext:value-type="float">
            <text:p>0.132482359025917</text:p>
          </table:table-cell>
          <table:table-cell office:value-type="float" office:value="-1.91590182462224" calcext:value-type="float">
            <text:p>-1.91590182462224</text:p>
          </table:table-cell>
          <table:table-cell office:value-type="float" office:value="0.0925397539414679" calcext:value-type="float">
            <text:p>0.092539753941468</text:p>
          </table:table-cell>
          <table:table-cell office:value-type="float" office:value="4.06259117258228" calcext:value-type="float">
            <text:p>4.06259117258228</text:p>
          </table:table-cell>
          <table:table-cell office:value-type="float" office:value="8.06116670088844" calcext:value-type="float">
            <text:p>8.06116670088844</text:p>
          </table:table-cell>
          <table:table-cell office:value-type="float" office:value="11.0709086852433" calcext:value-type="float">
            <text:p>11.0709086852433</text:p>
          </table:table-cell>
          <table:table-cell office:value-type="float" office:value="12.3618698232491" calcext:value-type="float">
            <text:p>12.3618698232491</text:p>
          </table:table-cell>
          <table:table-cell office:value-type="float" office:value="11.6642256807489" calcext:value-type="float">
            <text:p>11.6642256807489</text:p>
          </table:table-cell>
          <table:table-cell office:value-type="float" office:value="9.91802697639015" calcext:value-type="float">
            <text:p>9.91802697639015</text:p>
          </table:table-cell>
          <table:table-cell office:value-type="float" office:value="8.25027715121706" calcext:value-type="float">
            <text:p>8.25027715121706</text:p>
          </table:table-cell>
          <table:table-cell office:value-type="float" office:value="7.30756789008425" calcext:value-type="float">
            <text:p>7.30756789008425</text:p>
          </table:table-cell>
          <table:table-cell office:value-type="float" office:value="7.04164057128943" calcext:value-type="float">
            <text:p>7.04164057128943</text:p>
          </table:table-cell>
          <table:table-cell office:value-type="float" office:value="7.3423537975149" calcext:value-type="float">
            <text:p>7.3423537975149</text:p>
          </table:table-cell>
          <table:table-cell office:value-type="float" office:value="7.97502253574707" calcext:value-type="float">
            <text:p>7.97502253574707</text:p>
          </table:table-cell>
          <table:table-cell office:value-type="float" office:value="8.60301146280497" calcext:value-type="float">
            <text:p>8.60301146280497</text:p>
          </table:table-cell>
          <table:table-cell office:value-type="float" office:value="8.92743427240428" calcext:value-type="float">
            <text:p>8.92743427240428</text:p>
          </table:table-cell>
          <table:table-cell office:value-type="float" office:value="8.95654780397596" calcext:value-type="float">
            <text:p>8.95654780397596</text:p>
          </table:table-cell>
          <table:table-cell office:value-type="float" office:value="8.83865408286117" calcext:value-type="float">
            <text:p>8.83865408286117</text:p>
          </table:table-cell>
          <table:table-cell office:value-type="float" office:value="8.70201858757568" calcext:value-type="float">
            <text:p>8.70201858757568</text:p>
          </table:table-cell>
          <table:table-cell office:value-type="float" office:value="8.59463249888023" calcext:value-type="float">
            <text:p>8.59463249888023</text:p>
          </table:table-cell>
          <table:table-cell office:value-type="float" office:value="8.54494645862819" calcext:value-type="float">
            <text:p>8.54494645862819</text:p>
          </table:table-cell>
          <table:table-cell office:value-type="float" office:value="8.561321364717" calcext:value-type="float">
            <text:p>8.561321364717</text:p>
          </table:table-cell>
          <table:table-cell office:value-type="float" office:value="8.61070592900865" calcext:value-type="float">
            <text:p>8.61070592900865</text:p>
          </table:table-cell>
          <table:table-cell office:value-type="float" office:value="8.65549551810877" calcext:value-type="float">
            <text:p>8.65549551810877</text:p>
          </table:table-cell>
          <table:table-cell office:value-type="float" office:value="8.67483103114873" calcext:value-type="float">
            <text:p>8.67483103114873</text:p>
          </table:table-cell>
          <table:table-cell office:value-type="float" office:value="8.66715021060948" calcext:value-type="float">
            <text:p>8.66715021060948</text:p>
          </table:table-cell>
          <table:table-cell office:value-type="float" office:value="8.63400507578963" calcext:value-type="float">
            <text:p>8.63400507578963</text:p>
          </table:table-cell>
          <table:table-cell office:value-type="float" office:value="8.60103300281329" calcext:value-type="float">
            <text:p>8.60103300281329</text:p>
          </table:table-cell>
          <table:table-cell office:value-type="float" office:value="8.60956552308343" calcext:value-type="float">
            <text:p>8.60956552308343</text:p>
          </table:table-cell>
          <table:table-cell office:value-type="float" office:value="8.73100146343043" calcext:value-type="float">
            <text:p>8.73100146343043</text:p>
          </table:table-cell>
          <table:table-cell office:value-type="float" office:value="9.20797360882157" calcext:value-type="float">
            <text:p>9.20797360882157</text:p>
          </table:table-cell>
          <table:table-cell office:value-type="float" office:value="10.3441145490922" calcext:value-type="float">
            <text:p>10.3441145490922</text:p>
          </table:table-cell>
          <table:table-cell office:value-type="float" office:value="12.373906858126" calcext:value-type="float">
            <text:p>12.373906858126</text:p>
          </table:table-cell>
          <table:table-cell office:value-type="float" office:value="15.3246225432258" calcext:value-type="float">
            <text:p>15.3246225432258</text:p>
          </table:table-cell>
          <table:table-cell office:value-type="float" office:value="19.1793184396532" calcext:value-type="float">
            <text:p>19.1793184396532</text:p>
          </table:table-cell>
          <table:table-cell office:value-type="float" office:value="23.5345210562881" calcext:value-type="float">
            <text:p>23.5345210562881</text:p>
          </table:table-cell>
          <table:table-cell office:value-type="float" office:value="27.3570852746447" calcext:value-type="float">
            <text:p>27.3570852746447</text:p>
          </table:table-cell>
          <table:table-cell office:value-type="float" office:value="29.5763224929461" calcext:value-type="float">
            <text:p>29.5763224929461</text:p>
          </table:table-cell>
          <table:table-cell office:value-type="float" office:value="29.5261643456684" calcext:value-type="float">
            <text:p>29.5261643456684</text:p>
          </table:table-cell>
          <table:table-cell office:value-type="float" office:value="26.9127155156994" calcext:value-type="float">
            <text:p>26.9127155156994</text:p>
          </table:table-cell>
          <table:table-cell office:value-type="float" office:value="21.5967229664968" calcext:value-type="float">
            <text:p>21.5967229664968</text:p>
          </table:table-cell>
          <table:table-cell office:value-type="float" office:value="14.6671731613459" calcext:value-type="float">
            <text:p>14.6671731613459</text:p>
          </table:table-cell>
          <table:table-cell office:value-type="float" office:value="7.84667628220644" calcext:value-type="float">
            <text:p>7.84667628220644</text:p>
          </table:table-cell>
          <table:table-cell office:value-type="float" office:value="2.66597610298071" calcext:value-type="float">
            <text:p>2.66597610298071</text:p>
          </table:table-cell>
          <table:table-cell office:value-type="float" office:value="-0.215976582051832" calcext:value-type="float">
            <text:p>-0.215976582051832</text:p>
          </table:table-cell>
          <table:table-cell office:value-type="float" office:value="-0.383190671701337" calcext:value-type="float">
            <text:p>-0.383190671701337</text:p>
          </table:table-cell>
          <table:table-cell office:value-type="float" office:value="2.04021213487301" calcext:value-type="float">
            <text:p>2.04021213487301</text:p>
          </table:table-cell>
          <table:table-cell office:value-type="float" office:value="5.66903400912144" calcext:value-type="float">
            <text:p>5.66903400912144</text:p>
          </table:table-cell>
          <table:table-cell office:value-type="float" office:value="8.95438170603864" calcext:value-type="float">
            <text:p>8.95438170603864</text:p>
          </table:table-cell>
          <table:table-cell office:value-type="float" office:value="10.9641779041557" calcext:value-type="float">
            <text:p>10.9641779041557</text:p>
          </table:table-cell>
          <table:table-cell office:value-type="float" office:value="11.5652652355642" calcext:value-type="float">
            <text:p>11.5652652355642</text:p>
          </table:table-cell>
          <table:table-cell office:value-type="float" office:value="10.7161832305218" calcext:value-type="float">
            <text:p>10.7161832305218</text:p>
          </table:table-cell>
          <table:table-cell office:value-type="float" office:value="8.91213192811511" calcext:value-type="float">
            <text:p>8.91213192811511</text:p>
          </table:table-cell>
          <table:table-cell office:value-type="float" office:value="7.04189356066625" calcext:value-type="float">
            <text:p>7.04189356066625</text:p>
          </table:table-cell>
          <table:table-cell office:value-type="float" office:value="5.89442019619877" calcext:value-type="float">
            <text:p>5.89442019619877</text:p>
          </table:table-cell>
          <table:table-cell office:value-type="float" office:value="5.54003771083511" calcext:value-type="float">
            <text:p>5.54003771083511</text:p>
          </table:table-cell>
          <table:table-cell office:value-type="float" office:value="5.75784272732172" calcext:value-type="float">
            <text:p>5.75784272732172</text:p>
          </table:table-cell>
          <table:table-cell office:value-type="float" office:value="6.3109166733919" calcext:value-type="float">
            <text:p>6.3109166733919</text:p>
          </table:table-cell>
          <table:table-cell office:value-type="float" office:value="6.91048525068475" calcext:value-type="float">
            <text:p>6.91048525068475</text:p>
          </table:table-cell>
          <table:table-cell office:value-type="float" office:value="7.2583083172396" calcext:value-type="float">
            <text:p>7.2583083172396</text:p>
          </table:table-cell>
          <table:table-cell office:value-type="float" office:value="7.21510394776366" calcext:value-type="float">
            <text:p>7.21510394776366</text:p>
          </table:table-cell>
          <table:table-cell office:value-type="float" office:value="6.93371481501356" calcext:value-type="float">
            <text:p>6.93371481501356</text:p>
          </table:table-cell>
          <table:table-cell office:value-type="float" office:value="6.59521129921093" calcext:value-type="float">
            <text:p>6.59521129921093</text:p>
          </table:table-cell>
          <table:table-cell office:value-type="float" office:value="6.3042378674459" calcext:value-type="float">
            <text:p>6.3042378674459</text:p>
          </table:table-cell>
          <table:table-cell office:value-type="float" office:value="6.08647251538408" calcext:value-type="float">
            <text:p>6.08647251538408</text:p>
          </table:table-cell>
          <table:table-cell office:value-type="float" office:value="5.95969696372257" calcext:value-type="float">
            <text:p>5.95969696372257</text:p>
          </table:table-cell>
          <table:table-cell office:value-type="float" office:value="5.89845449072705" calcext:value-type="float">
            <text:p>5.89845449072705</text:p>
          </table:table-cell>
          <table:table-cell office:value-type="float" office:value="5.85210439061068" calcext:value-type="float">
            <text:p>5.85210439061068</text:p>
          </table:table-cell>
          <table:table-cell office:value-type="float" office:value="5.7766597303565" calcext:value-type="float">
            <text:p>5.7766597303565</text:p>
          </table:table-cell>
          <table:table-cell office:value-type="float" office:value="5.66337377151236" calcext:value-type="float">
            <text:p>5.66337377151236</text:p>
          </table:table-cell>
          <table:table-cell office:value-type="float" office:value="5.5146409934853" calcext:value-type="float">
            <text:p>5.5146409934853</text:p>
          </table:table-cell>
          <table:table-cell office:value-type="float" office:value="5.34565549142333" calcext:value-type="float">
            <text:p>5.34565549142333</text:p>
          </table:table-cell>
          <table:table-cell office:value-type="float" office:value="5.20553316009876" calcext:value-type="float">
            <text:p>5.20553316009876</text:p>
          </table:table-cell>
          <table:table-cell office:value-type="float" office:value="5.15399871992818" calcext:value-type="float">
            <text:p>5.15399871992818</text:p>
          </table:table-cell>
          <table:table-cell office:value-type="float" office:value="5.50871390943797" calcext:value-type="float">
            <text:p>5.50871390943797</text:p>
          </table:table-cell>
          <table:table-cell office:value-type="float" office:value="6.96317903954702" calcext:value-type="float">
            <text:p>6.96317903954702</text:p>
          </table:table-cell>
          <table:table-cell office:value-type="float" office:value="10.2423345938568" calcext:value-type="float">
            <text:p>10.2423345938568</text:p>
          </table:table-cell>
          <table:table-cell office:value-type="float" office:value="16.1003369408604" calcext:value-type="float">
            <text:p>16.1003369408604</text:p>
          </table:table-cell>
          <table:table-cell office:value-type="float" office:value="25.3154337206168" calcext:value-type="float">
            <text:p>25.3154337206168</text:p>
          </table:table-cell>
          <table:table-cell office:value-type="float" office:value="38.4072476186437" calcext:value-type="float">
            <text:p>38.4072476186437</text:p>
          </table:table-cell>
          <table:table-cell office:value-type="float" office:value="53.9228545881982" calcext:value-type="float">
            <text:p>53.9228545881982</text:p>
          </table:table-cell>
          <table:table-cell office:value-type="float" office:value="69.5029028486987" calcext:value-type="float">
            <text:p>69.5029028486987</text:p>
          </table:table-cell>
          <table:table-cell office:value-type="float" office:value="82.5739460320971" calcext:value-type="float">
            <text:p>82.5739460320971</text:p>
          </table:table-cell>
          <table:table-cell office:value-type="float" office:value="89.7459912111878" calcext:value-type="float">
            <text:p>89.7459912111878</text:p>
          </table:table-cell>
          <table:table-cell office:value-type="float" office:value="87.4430142522172" calcext:value-type="float">
            <text:p>87.4430142522172</text:p>
          </table:table-cell>
          <table:table-cell office:value-type="float" office:value="74.1286920551024" calcext:value-type="float">
            <text:p>74.1286920551024</text:p>
          </table:table-cell>
          <table:table-cell office:value-type="float" office:value="52.5037270444787" calcext:value-type="float">
            <text:p>52.5037270444787</text:p>
          </table:table-cell>
          <table:table-cell office:value-type="float" office:value="25.837066217401" calcext:value-type="float">
            <text:p>25.837066217401</text:p>
          </table:table-cell>
          <table:table-cell office:value-type="float" office:value="-1.36002743369114" calcext:value-type="float">
            <text:p>-1.36002743369114</text:p>
          </table:table-cell>
          <table:table-cell office:value-type="float" office:value="-23.134217326654" calcext:value-type="float">
            <text:p>-23.134217326654</text:p>
          </table:table-cell>
          <table:table-cell office:value-type="float" office:value="-33.8795866635846" calcext:value-type="float">
            <text:p>-33.8795866635846</text:p>
          </table:table-cell>
          <table:table-cell office:value-type="float" office:value="-33.088245024536" calcext:value-type="float">
            <text:p>-33.088245024536</text:p>
          </table:table-cell>
          <table:table-cell office:value-type="float" office:value="-23.5988960915917" calcext:value-type="float">
            <text:p>-23.5988960915917</text:p>
          </table:table-cell>
          <table:table-cell office:value-type="float" office:value="-8.5835675296043" calcext:value-type="float">
            <text:p>-8.5835675296043</text:p>
          </table:table-cell>
          <table:table-cell office:value-type="float" office:value="7.19237180488587" calcext:value-type="float">
            <text:p>7.19237180488587</text:p>
          </table:table-cell>
          <table:table-cell office:value-type="float" office:value="18.3920156387229" calcext:value-type="float">
            <text:p>18.3920156387229</text:p>
          </table:table-cell>
          <table:table-cell office:value-type="float" office:value="21.4095719335141" calcext:value-type="float">
            <text:p>21.4095719335141</text:p>
          </table:table-cell>
          <table:table-cell office:value-type="float" office:value="17.8656555402871" calcext:value-type="float">
            <text:p>17.8656555402871</text:p>
          </table:table-cell>
          <table:table-cell office:value-type="float" office:value="10.3637971173383" calcext:value-type="float">
            <text:p>10.3637971173383</text:p>
          </table:table-cell>
          <table:table-cell office:value-type="float" office:value="1.57182266540865" calcext:value-type="float">
            <text:p>1.57182266540865</text:p>
          </table:table-cell>
          <table:table-cell office:value-type="float" office:value="-5.73691592562085" calcext:value-type="float">
            <text:p>-5.73691592562085</text:p>
          </table:table-cell>
          <table:table-cell office:value-type="float" office:value="-8.90030110289265" calcext:value-type="float">
            <text:p>-8.90030110289265</text:p>
          </table:table-cell>
          <table:table-cell office:value-type="float" office:value="-7.69195515173502" calcext:value-type="float">
            <text:p>-7.69195515173502</text:p>
          </table:table-cell>
          <table:table-cell office:value-type="float" office:value="-4.14226632731254" calcext:value-type="float">
            <text:p>-4.14226632731254</text:p>
          </table:table-cell>
          <table:table-cell office:value-type="float" office:value="-0.270771119302195" calcext:value-type="float">
            <text:p>-0.270771119302195</text:p>
          </table:table-cell>
          <table:table-cell office:value-type="float" office:value="2.74855395979398" calcext:value-type="float">
            <text:p>2.74855395979398</text:p>
          </table:table-cell>
          <table:table-cell office:value-type="float" office:value="4.18128644857738" calcext:value-type="float">
            <text:p>4.18128644857738</text:p>
          </table:table-cell>
          <table:table-cell office:value-type="float" office:value="3.57538389254325" calcext:value-type="float">
            <text:p>3.57538389254325</text:p>
          </table:table-cell>
          <table:table-cell office:value-type="float" office:value="1.72128211464126" calcext:value-type="float">
            <text:p>1.72128211464126</text:p>
          </table:table-cell>
          <table:table-cell office:value-type="float" office:value="-0.245598824176498" calcext:value-type="float">
            <text:p>-0.245598824176498</text:p>
          </table:table-cell>
          <table:table-cell office:value-type="float" office:value="-1.52516349464336" calcext:value-type="float">
            <text:p>-1.52516349464336</text:p>
          </table:table-cell>
          <table:table-cell office:value-type="float" office:value="-2.10647555357117" calcext:value-type="float">
            <text:p>-2.10647555357117</text:p>
          </table:table-cell>
          <table:table-cell office:value-type="float" office:value="-2.09452729575985" calcext:value-type="float">
            <text:p>-2.09452729575985</text:p>
          </table:table-cell>
          <table:table-cell office:value-type="float" office:value="-1.69235436050005" calcext:value-type="float">
            <text:p>-1.69235436050005</text:p>
          </table:table-cell>
          <table:table-cell office:value-type="float" office:value="-1.23091555465918" calcext:value-type="float">
            <text:p>-1.23091555465918</text:p>
          </table:table-cell>
          <table:table-cell office:value-type="float" office:value="-1.03077656943789" calcext:value-type="float">
            <text:p>-1.03077656943789</text:p>
          </table:table-cell>
          <table:table-cell office:value-type="float" office:value="-1.1450657133203" calcext:value-type="float">
            <text:p>-1.1450657133203</text:p>
          </table:table-cell>
          <table:table-cell office:value-type="float" office:value="-1.42932781214248" calcext:value-type="float">
            <text:p>-1.42932781214248</text:p>
          </table:table-cell>
          <table:table-cell office:value-type="float" office:value="-1.74607863927944" calcext:value-type="float">
            <text:p>-1.74607863927944</text:p>
          </table:table-cell>
          <table:table-cell office:value-type="float" office:value="-2.03504147013866" calcext:value-type="float">
            <text:p>-2.03504147013866</text:p>
          </table:table-cell>
          <table:table-cell office:value-type="float" office:value="-2.26747894391735" calcext:value-type="float">
            <text:p>-2.26747894391735</text:p>
          </table:table-cell>
          <table:table-cell office:value-type="float" office:value="-2.42762515161706" calcext:value-type="float">
            <text:p>-2.42762515161706</text:p>
          </table:table-cell>
          <table:table-cell office:value-type="float" office:value="-2.54404877440527" calcext:value-type="float">
            <text:p>-2.54404877440527</text:p>
          </table:table-cell>
          <table:table-cell office:value-type="float" office:value="-2.65473240541338" calcext:value-type="float">
            <text:p>-2.65473240541338</text:p>
          </table:table-cell>
          <table:table-cell office:value-type="float" office:value="-2.7853588653091" calcext:value-type="float">
            <text:p>-2.7853588653091</text:p>
          </table:table-cell>
          <table:table-cell office:value-type="float" office:value="-2.9388344638557" calcext:value-type="float">
            <text:p>-2.9388344638557</text:p>
          </table:table-cell>
          <table:table-cell office:value-type="float" office:value="-3.11479900017698" calcext:value-type="float">
            <text:p>-3.11479900017698</text:p>
          </table:table-cell>
          <table:table-cell office:value-type="float" office:value="-3.29312999256759" calcext:value-type="float">
            <text:p>-3.29312999256759</text:p>
          </table:table-cell>
          <table:table-cell office:value-type="float" office:value="-3.43313681035486" calcext:value-type="float">
            <text:p>-3.43313681035486</text:p>
          </table:table-cell>
          <table:table-cell office:value-type="float" office:value="-3.47805727219656" calcext:value-type="float">
            <text:p>-3.47805727219656</text:p>
          </table:table-cell>
          <table:table-cell office:value-type="float" office:value="-3.21617856773938" calcext:value-type="float">
            <text:p>-3.21617856773938</text:p>
          </table:table-cell>
          <table:table-cell office:value-type="float" office:value="-2.34485529835176" calcext:value-type="float">
            <text:p>-2.34485529835176</text:p>
          </table:table-cell>
          <table:table-cell office:value-type="float" office:value="-0.601074696491788" calcext:value-type="float">
            <text:p>-0.601074696491788</text:p>
          </table:table-cell>
          <table:table-cell office:value-type="float" office:value="2.0700879993384" calcext:value-type="float">
            <text:p>2.0700879993384</text:p>
          </table:table-cell>
          <table:table-cell office:value-type="float" office:value="5.65691281397581" calcext:value-type="float">
            <text:p>5.65691281397581</text:p>
          </table:table-cell>
          <table:table-cell office:value-type="float" office:value="9.885328878334" calcext:value-type="float">
            <text:p>9.885328878334</text:p>
          </table:table-cell>
          <table:table-cell office:value-type="float" office:value="13.7801958861176" calcext:value-type="float">
            <text:p>13.7801958861176</text:p>
          </table:table-cell>
          <table:table-cell office:value-type="float" office:value="16.2564899449915" calcext:value-type="float">
            <text:p>16.2564899449915</text:p>
          </table:table-cell>
          <table:table-cell office:value-type="float" office:value="16.5405973254572" calcext:value-type="float">
            <text:p>16.5405973254572</text:p>
          </table:table-cell>
          <table:table-cell office:value-type="float" office:value="14.3160282037027" calcext:value-type="float">
            <text:p>14.3160282037027</text:p>
          </table:table-cell>
          <table:table-cell office:value-type="float" office:value="9.36508404405337" calcext:value-type="float">
            <text:p>9.36508404405337</text:p>
          </table:table-cell>
          <table:table-cell office:value-type="float" office:value="2.51844307729494" calcext:value-type="float">
            <text:p>2.51844307729494</text:p>
          </table:table-cell>
          <table:table-cell office:value-type="float" office:value="-4.5224002082623" calcext:value-type="float">
            <text:p>-4.5224002082623</text:p>
          </table:table-cell>
          <table:table-cell office:value-type="float" office:value="-10.1364769943157" calcext:value-type="float">
            <text:p>-10.1364769943157</text:p>
          </table:table-cell>
          <table:table-cell office:value-type="float" office:value="-13.5235629583129" calcext:value-type="float">
            <text:p>-13.5235629583129</text:p>
          </table:table-cell>
          <table:table-cell office:value-type="float" office:value="-14.263527608183" calcext:value-type="float">
            <text:p>-14.263527608183</text:p>
          </table:table-cell>
          <table:table-cell office:value-type="float" office:value="-12.2743503991561" calcext:value-type="float">
            <text:p>-12.2743503991561</text:p>
          </table:table-cell>
          <table:table-cell office:value-type="float" office:value="-8.79588613922323" calcext:value-type="float">
            <text:p>-8.79588613922323</text:p>
          </table:table-cell>
          <table:table-cell office:value-type="float" office:value="-5.39024312666339" calcext:value-type="float">
            <text:p>-5.39024312666339</text:p>
          </table:table-cell>
          <table:table-cell office:value-type="float" office:value="-3.17795675829676" calcext:value-type="float">
            <text:p>-3.17795675829676</text:p>
          </table:table-cell>
          <table:table-cell office:value-type="float" office:value="-2.35517451337051" calcext:value-type="float">
            <text:p>-2.35517451337051</text:p>
          </table:table-cell>
          <table:table-cell office:value-type="float" office:value="-2.98798936075554" calcext:value-type="float">
            <text:p>-2.98798936075554</text:p>
          </table:table-cell>
          <table:table-cell office:value-type="float" office:value="-4.71132114175377" calcext:value-type="float">
            <text:p>-4.71132114175377</text:p>
          </table:table-cell>
          <table:table-cell office:value-type="float" office:value="-6.65592510477748" calcext:value-type="float">
            <text:p>-6.65592510477748</text:p>
          </table:table-cell>
          <table:table-cell office:value-type="float" office:value="-7.97696326192008" calcext:value-type="float">
            <text:p>-7.97696326192008</text:p>
          </table:table-cell>
          <table:table-cell office:value-type="float" office:value="-8.46707022925914" calcext:value-type="float">
            <text:p>-8.46707022925914</text:p>
          </table:table-cell>
          <table:table-cell office:value-type="float" office:value="-8.3404674867312" calcext:value-type="float">
            <text:p>-8.3404674867312</text:p>
          </table:table-cell>
          <table:table-cell office:value-type="float" office:value="-7.827592308392" calcext:value-type="float">
            <text:p>-7.827592308392</text:p>
          </table:table-cell>
          <table:table-cell office:value-type="float" office:value="-7.20980217731351" calcext:value-type="float">
            <text:p>-7.20980217731351</text:p>
          </table:table-cell>
          <table:table-cell office:value-type="float" office:value="-6.78684201776194" calcext:value-type="float">
            <text:p>-6.78684201776194</text:p>
          </table:table-cell>
          <table:table-cell office:value-type="float" office:value="-6.75370818158456" calcext:value-type="float">
            <text:p>-6.75370818158456</text:p>
          </table:table-cell>
          <table:table-cell office:value-type="float" office:value="-6.98661325245921" calcext:value-type="float">
            <text:p>-6.98661325245921</text:p>
          </table:table-cell>
          <table:table-cell office:value-type="float" office:value="-7.30216219971119" calcext:value-type="float">
            <text:p>-7.30216219971119</text:p>
          </table:table-cell>
          <table:table-cell office:value-type="float" office:value="-7.57441278535382" calcext:value-type="float">
            <text:p>-7.57441278535382</text:p>
          </table:table-cell>
          <table:table-cell office:value-type="float" office:value="-7.77242664379086" calcext:value-type="float">
            <text:p>-7.77242664379086</text:p>
          </table:table-cell>
          <table:table-cell office:value-type="float" office:value="-7.87595148305269" calcext:value-type="float">
            <text:p>-7.87595148305269</text:p>
          </table:table-cell>
          <table:table-cell office:value-type="float" office:value="-7.90090671771897" calcext:value-type="float">
            <text:p>-7.90090671771897</text:p>
          </table:table-cell>
          <table:table-cell office:value-type="float" office:value="-7.89697029236952" calcext:value-type="float">
            <text:p>-7.89697029236952</text:p>
          </table:table-cell>
          <table:table-cell office:value-type="float" office:value="-7.91145665167391" calcext:value-type="float">
            <text:p>-7.91145665167391</text:p>
          </table:table-cell>
          <table:table-cell office:value-type="float" office:value="-7.95918343213144" calcext:value-type="float">
            <text:p>-7.95918343213144</text:p>
          </table:table-cell>
          <table:table-cell office:value-type="float" office:value="-8.0379461941171" calcext:value-type="float">
            <text:p>-8.0379461941171</text:p>
          </table:table-cell>
          <table:table-cell office:value-type="float" office:value="-8.13765618044721" calcext:value-type="float">
            <text:p>-8.13765618044721</text:p>
          </table:table-cell>
          <table:table-cell office:value-type="float" office:value="-8.2134387285414" calcext:value-type="float">
            <text:p>-8.2134387285414</text:p>
          </table:table-cell>
          <table:table-cell office:value-type="float" office:value="-8.21001477121981" calcext:value-type="float">
            <text:p>-8.21001477121981</text:p>
          </table:table-cell>
          <table:table-cell office:value-type="float" office:value="-7.89237025443953" calcext:value-type="float">
            <text:p>-7.89237025443953</text:p>
          </table:table-cell>
          <table:table-cell office:value-type="float" office:value="-6.5991727900916" calcext:value-type="float">
            <text:p>-6.5991727900916</text:p>
          </table:table-cell>
          <table:table-cell office:value-type="float" office:value="-3.60669446474626" calcext:value-type="float">
            <text:p>-3.60669446474626</text:p>
          </table:table-cell>
          <table:table-cell office:value-type="float" office:value="1.8317583977906" calcext:value-type="float">
            <text:p>1.8317583977906</text:p>
          </table:table-cell>
          <table:table-cell office:value-type="float" office:value="10.4930651893848" calcext:value-type="float">
            <text:p>10.4930651893848</text:p>
          </table:table-cell>
          <table:table-cell office:value-type="float" office:value="23.0356008070259" calcext:value-type="float">
            <text:p>23.0356008070259</text:p>
          </table:table-cell>
          <table:table-cell office:value-type="float" office:value="38.4023138930255" calcext:value-type="float">
            <text:p>38.4023138930255</text:p>
          </table:table-cell>
          <table:table-cell office:value-type="float" office:value="54.2594433248715" calcext:value-type="float">
            <text:p>54.2594433248715</text:p>
          </table:table-cell>
          <table:table-cell office:value-type="float" office:value="68.1260501309615" calcext:value-type="float">
            <text:p>68.1260501309615</text:p>
          </table:table-cell>
          <table:table-cell office:value-type="float" office:value="76.7369235707372" calcext:value-type="float">
            <text:p>76.7369235707372</text:p>
          </table:table-cell>
          <table:table-cell office:value-type="float" office:value="76.5040665207738" calcext:value-type="float">
            <text:p>76.5040665207738</text:p>
          </table:table-cell>
          <table:table-cell office:value-type="float" office:value="65.1434075541038" calcext:value-type="float">
            <text:p>65.1434075541038</text:p>
          </table:table-cell>
          <table:table-cell office:value-type="float" office:value="44.9008773699411" calcext:value-type="float">
            <text:p>44.9008773699411</text:p>
          </table:table-cell>
          <table:table-cell office:value-type="float" office:value="19.0134117498661" calcext:value-type="float">
            <text:p>19.0134117498661</text:p>
          </table:table-cell>
          <table:table-cell office:value-type="float" office:value="-8.37091323572411" calcext:value-type="float">
            <text:p>-8.37091323572411</text:p>
          </table:table-cell>
          <table:table-cell office:value-type="float" office:value="-31.4039259502726" calcext:value-type="float">
            <text:p>-31.4039259502726</text:p>
          </table:table-cell>
          <table:table-cell office:value-type="float" office:value="-44.2180633899015" calcext:value-type="float">
            <text:p>-44.2180633899015</text:p>
          </table:table-cell>
          <table:table-cell office:value-type="float" office:value="-45.1235804881365" calcext:value-type="float">
            <text:p>-45.1235804881365</text:p>
          </table:table-cell>
          <table:table-cell office:value-type="float" office:value="-36.8106335094665" calcext:value-type="float">
            <text:p>-36.8106335094665</text:p>
          </table:table-cell>
          <table:table-cell office:value-type="float" office:value="-22.315485518549" calcext:value-type="float">
            <text:p>-22.315485518549</text:p>
          </table:table-cell>
          <table:table-cell office:value-type="float" office:value="-6.11443564085726" calcext:value-type="float">
            <text:p>-6.11443564085726</text:p>
          </table:table-cell>
          <table:table-cell office:value-type="float" office:value="6.46475532292435" calcext:value-type="float">
            <text:p>6.46475532292435</text:p>
          </table:table-cell>
          <table:table-cell office:value-type="float" office:value="11.1019545142209" calcext:value-type="float">
            <text:p>11.1019545142209</text:p>
          </table:table-cell>
          <table:table-cell office:value-type="float" office:value="8.71815294050627" calcext:value-type="float">
            <text:p>8.71815294050627</text:p>
          </table:table-cell>
          <table:table-cell office:value-type="float" office:value="1.91520268162113" calcext:value-type="float">
            <text:p>1.91520268162113</text:p>
          </table:table-cell>
          <table:table-cell office:value-type="float" office:value="-6.6607167649004" calcext:value-type="float">
            <text:p>-6.6607167649004</text:p>
          </table:table-cell>
          <table:table-cell office:value-type="float" office:value="-14.2460824417043" calcext:value-type="float">
            <text:p>-14.2460824417043</text:p>
          </table:table-cell>
          <table:table-cell office:value-type="float" office:value="-18.0931095236846" calcext:value-type="float">
            <text:p>-18.0931095236846</text:p>
          </table:table-cell>
          <table:table-cell office:value-type="float" office:value="-17.3259535912092" calcext:value-type="float">
            <text:p>-17.3259535912092</text:p>
          </table:table-cell>
          <table:table-cell office:value-type="float" office:value="-13.8370368225892" calcext:value-type="float">
            <text:p>-13.8370368225892</text:p>
          </table:table-cell>
          <table:table-cell office:value-type="float" office:value="-9.69964130002333" calcext:value-type="float">
            <text:p>-9.69964130002333</text:p>
          </table:table-cell>
          <table:table-cell office:value-type="float" office:value="-6.26621494974975" calcext:value-type="float">
            <text:p>-6.26621494974975</text:p>
          </table:table-cell>
          <table:table-cell office:value-type="float" office:value="-4.28607211130756" calcext:value-type="float">
            <text:p>-4.28607211130756</text:p>
          </table:table-cell>
          <table:table-cell office:value-type="float" office:value="-4.33910554619124" calcext:value-type="float">
            <text:p>-4.33910554619124</text:p>
          </table:table-cell>
          <table:table-cell office:value-type="float" office:value="-5.83701777244541" calcext:value-type="float">
            <text:p>-5.83701777244541</text:p>
          </table:table-cell>
          <table:table-cell office:value-type="float" office:value="-7.64629618520691" calcext:value-type="float">
            <text:p>-7.64629618520691</text:p>
          </table:table-cell>
          <table:table-cell office:value-type="float" office:value="-8.83861494852801" calcext:value-type="float">
            <text:p>-8.83861494852801</text:p>
          </table:table-cell>
          <table:table-cell office:value-type="float" office:value="-9.31174340723844" calcext:value-type="float">
            <text:p>-9.31174340723844</text:p>
          </table:table-cell>
          <table:table-cell office:value-type="float" office:value="-9.16867786149455" calcext:value-type="float">
            <text:p>-9.16867786149455</text:p>
          </table:table-cell>
          <table:table-cell office:value-type="float" office:value="-8.58248832438217" calcext:value-type="float">
            <text:p>-8.58248832438217</text:p>
          </table:table-cell>
          <table:table-cell office:value-type="float" office:value="-7.8740752862206" calcext:value-type="float">
            <text:p>-7.8740752862206</text:p>
          </table:table-cell>
          <table:table-cell office:value-type="float" office:value="-7.37627475851195" calcext:value-type="float">
            <text:p>-7.37627475851195</text:p>
          </table:table-cell>
          <table:table-cell office:value-type="float" office:value="-7.20734130633013" calcext:value-type="float">
            <text:p>-7.20734130633013</text:p>
          </table:table-cell>
          <table:table-cell office:value-type="float" office:value="-7.23278650052564" calcext:value-type="float">
            <text:p>-7.23278650052564</text:p>
          </table:table-cell>
          <table:table-cell office:value-type="float" office:value="-7.30924484528603" calcext:value-type="float">
            <text:p>-7.30924484528603</text:p>
          </table:table-cell>
          <table:table-cell office:value-type="float" office:value="-7.36175510116129" calcext:value-type="float">
            <text:p>-7.36175510116129</text:p>
          </table:table-cell>
          <table:table-cell office:value-type="float" office:value="-7.36093171353395" calcext:value-type="float">
            <text:p>-7.36093171353395</text:p>
          </table:table-cell>
          <table:table-cell office:value-type="float" office:value="-7.28558995773334" calcext:value-type="float">
            <text:p>-7.28558995773334</text:p>
          </table:table-cell>
          <table:table-cell office:value-type="float" office:value="-7.15801827958093" calcext:value-type="float">
            <text:p>-7.15801827958093</text:p>
          </table:table-cell>
          <table:table-cell office:value-type="float" office:value="-7.01638005246932" calcext:value-type="float">
            <text:p>-7.01638005246932</text:p>
          </table:table-cell>
          <table:table-cell office:value-type="float" office:value="-6.89077046983083" calcext:value-type="float">
            <text:p>-6.89077046983083</text:p>
          </table:table-cell>
          <table:table-cell office:value-type="float" office:value="-6.78646145237111" calcext:value-type="float">
            <text:p>-6.78646145237111</text:p>
          </table:table-cell>
          <table:table-cell office:value-type="float" office:value="-6.70377995910758" calcext:value-type="float">
            <text:p>-6.70377995910758</text:p>
          </table:table-cell>
          <table:table-cell office:value-type="float" office:value="-6.62822011489801" calcext:value-type="float">
            <text:p>-6.62822011489801</text:p>
          </table:table-cell>
          <table:table-cell office:value-type="float" office:value="-6.52056318307639" calcext:value-type="float">
            <text:p>-6.52056318307639</text:p>
          </table:table-cell>
          <table:table-cell office:value-type="float" office:value="-6.3329758783592" calcext:value-type="float">
            <text:p>-6.3329758783592</text:p>
          </table:table-cell>
          <table:table-cell office:value-type="float" office:value="-5.88816992108583" calcext:value-type="float">
            <text:p>-5.88816992108583</text:p>
          </table:table-cell>
          <table:table-cell office:value-type="float" office:value="-4.88715724821669" calcext:value-type="float">
            <text:p>-4.88715724821669</text:p>
          </table:table-cell>
          <table:table-cell office:value-type="float" office:value="-3.04759098890743" calcext:value-type="float">
            <text:p>-3.04759098890743</text:p>
          </table:table-cell>
          <table:table-cell office:value-type="float" office:value="-0.278779239606027" calcext:value-type="float">
            <text:p>-0.278779239606027</text:p>
          </table:table-cell>
          <table:table-cell office:value-type="float" office:value="3.40880763774814" calcext:value-type="float">
            <text:p>3.40880763774814</text:p>
          </table:table-cell>
          <table:table-cell office:value-type="float" office:value="7.84546025537979" calcext:value-type="float">
            <text:p>7.84546025537979</text:p>
          </table:table-cell>
          <table:table-cell office:value-type="float" office:value="12.1435032415844" calcext:value-type="float">
            <text:p>12.1435032415844</text:p>
          </table:table-cell>
          <table:table-cell office:value-type="float" office:value="15.2125784248368" calcext:value-type="float">
            <text:p>15.2125784248368</text:p>
          </table:table-cell>
          <table:table-cell office:value-type="float" office:value="16.1789366135971" calcext:value-type="float">
            <text:p>16.1789366135971</text:p>
          </table:table-cell>
          <table:table-cell office:value-type="float" office:value="14.6867098755754" calcext:value-type="float">
            <text:p>14.6867098755754</text:p>
          </table:table-cell>
          <table:table-cell office:value-type="float" office:value="10.4760686561899" calcext:value-type="float">
            <text:p>10.4760686561899</text:p>
          </table:table-cell>
          <table:table-cell office:value-type="float" office:value="4.11019362781478" calcext:value-type="float">
            <text:p>4.11019362781478</text:p>
          </table:table-cell>
          <table:table-cell office:value-type="float" office:value="-2.75803286745014" calcext:value-type="float">
            <text:p>-2.75803286745014</text:p>
          </table:table-cell>
          <table:table-cell office:value-type="float" office:value="-8.45035320468166" calcext:value-type="float">
            <text:p>-8.45035320468166</text:p>
          </table:table-cell>
          <table:table-cell office:value-type="float" office:value="-12.0013849835184" calcext:value-type="float">
            <text:p>-12.0013849835184</text:p>
          </table:table-cell>
          <table:table-cell office:value-type="float" office:value="-12.9802158033361" calcext:value-type="float">
            <text:p>-12.9802158033361</text:p>
          </table:table-cell>
          <table:table-cell office:value-type="float" office:value="-11.1560078389235" calcext:value-type="float">
            <text:p>-11.1560078389235</text:p>
          </table:table-cell>
          <table:table-cell office:value-type="float" office:value="-7.56582447176391" calcext:value-type="float">
            <text:p>-7.56582447176391</text:p>
          </table:table-cell>
          <table:table-cell office:value-type="float" office:value="-3.77288132076736" calcext:value-type="float">
            <text:p>-3.77288132076736</text:p>
          </table:table-cell>
          <table:table-cell office:value-type="float" office:value="-1.06012214488734" calcext:value-type="float">
            <text:p>-1.06012214488734</text:p>
          </table:table-cell>
          <table:table-cell office:value-type="float" office:value="0.276532633693281" calcext:value-type="float">
            <text:p>0.276532633693281</text:p>
          </table:table-cell>
          <table:table-cell office:value-type="float" office:value="0.159928586962641" calcext:value-type="float">
            <text:p>0.159928586962641</text:p>
          </table:table-cell>
          <table:table-cell office:value-type="float" office:value="-1.17135380322578" calcext:value-type="float">
            <text:p>-1.17135380322578</text:p>
          </table:table-cell>
          <table:table-cell office:value-type="float" office:value="-2.8851029581967" calcext:value-type="float">
            <text:p>-2.8851029581967</text:p>
          </table:table-cell>
          <table:table-cell office:value-type="float" office:value="-4.10407947577153" calcext:value-type="float">
            <text:p>-4.10407947577153</text:p>
          </table:table-cell>
          <table:table-cell office:value-type="float" office:value="-4.4727814829394" calcext:value-type="float">
            <text:p>-4.4727814829394</text:p>
          </table:table-cell>
          <table:table-cell office:value-type="float" office:value="-4.18667175642405" calcext:value-type="float">
            <text:p>-4.18667175642405</text:p>
          </table:table-cell>
          <table:table-cell office:value-type="float" office:value="-3.47197701770486" calcext:value-type="float">
            <text:p>-3.47197701770486</text:p>
          </table:table-cell>
          <table:table-cell office:value-type="float" office:value="-2.60083503053069" calcext:value-type="float">
            <text:p>-2.60083503053069</text:p>
          </table:table-cell>
          <table:table-cell office:value-type="float" office:value="-1.87273448138355" calcext:value-type="float">
            <text:p>-1.87273448138355</text:p>
          </table:table-cell>
          <table:table-cell office:value-type="float" office:value="-1.52604403380835" calcext:value-type="float">
            <text:p>-1.52604403380835</text:p>
          </table:table-cell>
          <table:table-cell office:value-type="float" office:value="-1.48011622275035" calcext:value-type="float">
            <text:p>-1.48011622275035</text:p>
          </table:table-cell>
          <table:table-cell office:value-type="float" office:value="-1.55121552038475" calcext:value-type="float">
            <text:p>-1.55121552038475</text:p>
          </table:table-cell>
          <table:table-cell office:value-type="float" office:value="-1.59411098727853" calcext:value-type="float">
            <text:p>-1.59411098727853</text:p>
          </table:table-cell>
          <table:table-cell office:value-type="float" office:value="-1.56828507983658" calcext:value-type="float">
            <text:p>-1.56828507983658</text:p>
          </table:table-cell>
          <table:table-cell office:value-type="float" office:value="-1.45137317673312" calcext:value-type="float">
            <text:p>-1.45137317673312</text:p>
          </table:table-cell>
          <table:table-cell office:value-type="float" office:value="-1.25051038629559" calcext:value-type="float">
            <text:p>-1.25051038629559</text:p>
          </table:table-cell>
          <table:table-cell office:value-type="float" office:value="-1.01678094010083" calcext:value-type="float">
            <text:p>-1.01678094010083</text:p>
          </table:table-cell>
          <table:table-cell office:value-type="float" office:value="-0.80272768888497" calcext:value-type="float">
            <text:p>-0.80272768888497</text:p>
          </table:table-cell>
          <table:table-cell office:value-type="float" office:value="-0.624356387530283" calcext:value-type="float">
            <text:p>-0.624356387530283</text:p>
          </table:table-cell>
          <table:table-cell office:value-type="float" office:value="-0.466877780445852" calcext:value-type="float">
            <text:p>-0.466877780445852</text:p>
          </table:table-cell>
          <table:table-cell office:value-type="float" office:value="-0.315457663494234" calcext:value-type="float">
            <text:p>-0.315457663494234</text:p>
          </table:table-cell>
          <table:table-cell office:value-type="float" office:value="-0.162435362921863" calcext:value-type="float">
            <text:p>-0.162435362921863</text:p>
          </table:table-cell>
          <table:table-cell office:value-type="float" office:value="-0.00352430352374945" calcext:value-type="float">
            <text:p>-0.003524303523749</text:p>
          </table:table-cell>
          <table:table-cell office:value-type="float" office:value="0" calcext:value-type="float">
            <text:p>0</text:p>
          </table:table-cell>
          <table:table-cell office:value-type="float" office:value="9174" calcext:value-type="float">
            <text:p>9174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30704515214091" calcext:value-type="float">
            <text:p>0.730704515214091</text:p>
          </table:table-cell>
          <table:table-cell office:value-type="float" office:value="2.0823214218276" calcext:value-type="float">
            <text:p>2.0823214218276</text:p>
          </table:table-cell>
          <table:table-cell office:value-type="float" office:value="6.1874749702672" calcext:value-type="float">
            <text:p>6.1874749702672</text:p>
          </table:table-cell>
          <table:table-cell office:value-type="float" office:value="13.6154206283716" calcext:value-type="float">
            <text:p>13.6154206283716</text:p>
          </table:table-cell>
          <table:table-cell office:value-type="float" office:value="25.2579674536182" calcext:value-type="float">
            <text:p>25.2579674536182</text:p>
          </table:table-cell>
          <table:table-cell office:value-type="float" office:value="42.1089347906858" calcext:value-type="float">
            <text:p>42.1089347906858</text:p>
          </table:table-cell>
          <table:table-cell office:value-type="float" office:value="62.9071147314414" calcext:value-type="float">
            <text:p>62.9071147314414</text:p>
          </table:table-cell>
          <table:table-cell office:value-type="float" office:value="83.8090884576425" calcext:value-type="float">
            <text:p>83.8090884576425</text:p>
          </table:table-cell>
          <table:table-cell office:value-type="float" office:value="100.156909729513" calcext:value-type="float">
            <text:p>100.156909729513</text:p>
          </table:table-cell>
          <table:table-cell office:value-type="float" office:value="105.671843323122" calcext:value-type="float">
            <text:p>105.671843323122</text:p>
          </table:table-cell>
          <table:table-cell office:value-type="float" office:value="95.0171062888892" calcext:value-type="float">
            <text:p>95.0171062888892</text:p>
          </table:table-cell>
          <table:table-cell office:value-type="float" office:value="69.2918958545798" calcext:value-type="float">
            <text:p>69.2918958545798</text:p>
          </table:table-cell>
          <table:table-cell office:value-type="float" office:value="32.1514511357458" calcext:value-type="float">
            <text:p>32.1514511357458</text:p>
          </table:table-cell>
          <table:table-cell office:value-type="float" office:value="-7.60703713692578" calcext:value-type="float">
            <text:p>-7.60703713692578</text:p>
          </table:table-cell>
          <table:table-cell office:value-type="float" office:value="-37.5348792961887" calcext:value-type="float">
            <text:p>-37.5348792961887</text:p>
          </table:table-cell>
          <table:table-cell office:value-type="float" office:value="-49.6869416244512" calcext:value-type="float">
            <text:p>-49.6869416244512</text:p>
          </table:table-cell>
          <table:table-cell office:value-type="float" office:value="-42.9892219266303" calcext:value-type="float">
            <text:p>-42.9892219266303</text:p>
          </table:table-cell>
          <table:table-cell office:value-type="float" office:value="-19.808010135548" calcext:value-type="float">
            <text:p>-19.808010135548</text:p>
          </table:table-cell>
          <table:table-cell office:value-type="float" office:value="8.17106126947029" calcext:value-type="float">
            <text:p>8.17106126947029</text:p>
          </table:table-cell>
          <table:table-cell office:value-type="float" office:value="28.3552291915083" calcext:value-type="float">
            <text:p>28.3552291915083</text:p>
          </table:table-cell>
          <table:table-cell office:value-type="float" office:value="35.4879498623007" calcext:value-type="float">
            <text:p>35.4879498623007</text:p>
          </table:table-cell>
          <table:table-cell office:value-type="float" office:value="27.9465433776528" calcext:value-type="float">
            <text:p>27.9465433776528</text:p>
          </table:table-cell>
          <table:table-cell office:value-type="float" office:value="10.4208833896902" calcext:value-type="float">
            <text:p>10.4208833896902</text:p>
          </table:table-cell>
          <table:table-cell office:value-type="float" office:value="-6.43907920505532" calcext:value-type="float">
            <text:p>-6.43907920505532</text:p>
          </table:table-cell>
          <table:table-cell office:value-type="float" office:value="-15.0438187383279" calcext:value-type="float">
            <text:p>-15.0438187383279</text:p>
          </table:table-cell>
          <table:table-cell office:value-type="float" office:value="-14.319571561422" calcext:value-type="float">
            <text:p>-14.319571561422</text:p>
          </table:table-cell>
          <table:table-cell office:value-type="float" office:value="-5.1210228117543" calcext:value-type="float">
            <text:p>-5.1210228117543</text:p>
          </table:table-cell>
          <table:table-cell office:value-type="float" office:value="6.57312688149899" calcext:value-type="float">
            <text:p>6.57312688149899</text:p>
          </table:table-cell>
          <table:table-cell office:value-type="float" office:value="13.857075568981" calcext:value-type="float">
            <text:p>13.857075568981</text:p>
          </table:table-cell>
          <table:table-cell office:value-type="float" office:value="14.9378609400771" calcext:value-type="float">
            <text:p>14.9378609400771</text:p>
          </table:table-cell>
          <table:table-cell office:value-type="float" office:value="11.1320487618155" calcext:value-type="float">
            <text:p>11.1320487618155</text:p>
          </table:table-cell>
          <table:table-cell office:value-type="float" office:value="4.90864933740741" calcext:value-type="float">
            <text:p>4.90864933740741</text:p>
          </table:table-cell>
          <table:table-cell office:value-type="float" office:value="0.113714206697487" calcext:value-type="float">
            <text:p>0.113714206697487</text:p>
          </table:table-cell>
          <table:table-cell office:value-type="float" office:value="-0.716087812794622" calcext:value-type="float">
            <text:p>-0.716087812794622</text:p>
          </table:table-cell>
          <table:table-cell office:value-type="float" office:value="1.27675946311848" calcext:value-type="float">
            <text:p>1.27675946311848</text:p>
          </table:table-cell>
          <table:table-cell office:value-type="float" office:value="4.38303181593861" calcext:value-type="float">
            <text:p>4.38303181593861</text:p>
          </table:table-cell>
          <table:table-cell office:value-type="float" office:value="7.08858356135367" calcext:value-type="float">
            <text:p>7.08858356135367</text:p>
          </table:table-cell>
          <table:table-cell office:value-type="float" office:value="8.04259506137986" calcext:value-type="float">
            <text:p>8.04259506137986</text:p>
          </table:table-cell>
          <table:table-cell office:value-type="float" office:value="7.3079952746267" calcext:value-type="float">
            <text:p>7.3079952746267</text:p>
          </table:table-cell>
          <table:table-cell office:value-type="float" office:value="6.05989327611254" calcext:value-type="float">
            <text:p>6.05989327611254</text:p>
          </table:table-cell>
          <table:table-cell office:value-type="float" office:value="5.15223843987799" calcext:value-type="float">
            <text:p>5.15223843987799</text:p>
          </table:table-cell>
          <table:table-cell office:value-type="float" office:value="4.86552163256567" calcext:value-type="float">
            <text:p>4.86552163256567</text:p>
          </table:table-cell>
          <table:table-cell office:value-type="float" office:value="5.28630418794546" calcext:value-type="float">
            <text:p>5.28630418794546</text:p>
          </table:table-cell>
          <table:table-cell office:value-type="float" office:value="5.99847584249598" calcext:value-type="float">
            <text:p>5.99847584249598</text:p>
          </table:table-cell>
          <table:table-cell office:value-type="float" office:value="6.5197637272044" calcext:value-type="float">
            <text:p>6.5197637272044</text:p>
          </table:table-cell>
          <table:table-cell office:value-type="float" office:value="6.74882782748745" calcext:value-type="float">
            <text:p>6.74882782748745</text:p>
          </table:table-cell>
          <table:table-cell office:value-type="float" office:value="6.77440026306993" calcext:value-type="float">
            <text:p>6.77440026306993</text:p>
          </table:table-cell>
          <table:table-cell office:value-type="float" office:value="6.70806136501483" calcext:value-type="float">
            <text:p>6.70806136501483</text:p>
          </table:table-cell>
          <table:table-cell office:value-type="float" office:value="6.68326359058131" calcext:value-type="float">
            <text:p>6.68326359058131</text:p>
          </table:table-cell>
          <table:table-cell office:value-type="float" office:value="6.77547928573273" calcext:value-type="float">
            <text:p>6.77547928573273</text:p>
          </table:table-cell>
          <table:table-cell office:value-type="float" office:value="6.93282616536994" calcext:value-type="float">
            <text:p>6.93282616536994</text:p>
          </table:table-cell>
          <table:table-cell office:value-type="float" office:value="7.09469330920198" calcext:value-type="float">
            <text:p>7.09469330920198</text:p>
          </table:table-cell>
          <table:table-cell office:value-type="float" office:value="7.23854424938762" calcext:value-type="float">
            <text:p>7.23854424938762</text:p>
          </table:table-cell>
          <table:table-cell office:value-type="float" office:value="7.35477084588603" calcext:value-type="float">
            <text:p>7.35477084588603</text:p>
          </table:table-cell>
          <table:table-cell office:value-type="float" office:value="7.45054188074175" calcext:value-type="float">
            <text:p>7.45054188074175</text:p>
          </table:table-cell>
          <table:table-cell office:value-type="float" office:value="7.54381846672918" calcext:value-type="float">
            <text:p>7.54381846672918</text:p>
          </table:table-cell>
          <table:table-cell office:value-type="float" office:value="7.64394796814636" calcext:value-type="float">
            <text:p>7.64394796814636</text:p>
          </table:table-cell>
          <table:table-cell office:value-type="float" office:value="7.74837705060774" calcext:value-type="float">
            <text:p>7.74837705060774</text:p>
          </table:table-cell>
          <table:table-cell office:value-type="float" office:value="7.853538150659" calcext:value-type="float">
            <text:p>7.853538150659</text:p>
          </table:table-cell>
          <table:table-cell office:value-type="float" office:value="7.95536972048325" calcext:value-type="float">
            <text:p>7.95536972048325</text:p>
          </table:table-cell>
          <table:table-cell office:value-type="float" office:value="8.05110335181741" calcext:value-type="float">
            <text:p>8.05110335181741</text:p>
          </table:table-cell>
          <table:table-cell office:value-type="float" office:value="8.14714491905026" calcext:value-type="float">
            <text:p>8.14714491905026</text:p>
          </table:table-cell>
          <table:table-cell office:value-type="float" office:value="8.25236095324854" calcext:value-type="float">
            <text:p>8.25236095324854</text:p>
          </table:table-cell>
          <table:table-cell office:value-type="float" office:value="8.35292947679038" calcext:value-type="float">
            <text:p>8.35292947679038</text:p>
          </table:table-cell>
          <table:table-cell office:value-type="float" office:value="8.41612413289208" calcext:value-type="float">
            <text:p>8.41612413289208</text:p>
          </table:table-cell>
          <table:table-cell office:value-type="float" office:value="8.4623806188367" calcext:value-type="float">
            <text:p>8.4623806188367</text:p>
          </table:table-cell>
          <table:table-cell office:value-type="float" office:value="8.6077554800077" calcext:value-type="float">
            <text:p>8.6077554800077</text:p>
          </table:table-cell>
          <table:table-cell office:value-type="float" office:value="9.07231089084501" calcext:value-type="float">
            <text:p>9.07231089084501</text:p>
          </table:table-cell>
          <table:table-cell office:value-type="float" office:value="10.4451157312082" calcext:value-type="float">
            <text:p>10.4451157312082</text:p>
          </table:table-cell>
          <table:table-cell office:value-type="float" office:value="13.3328584807496" calcext:value-type="float">
            <text:p>13.3328584807496</text:p>
          </table:table-cell>
          <table:table-cell office:value-type="float" office:value="17.6676180988783" calcext:value-type="float">
            <text:p>17.6676180988783</text:p>
          </table:table-cell>
          <table:table-cell office:value-type="float" office:value="22.9867263281507" calcext:value-type="float">
            <text:p>22.9867263281507</text:p>
          </table:table-cell>
          <table:table-cell office:value-type="float" office:value="27.9922584685591" calcext:value-type="float">
            <text:p>27.9922584685591</text:p>
          </table:table-cell>
          <table:table-cell office:value-type="float" office:value="30.455228436345" calcext:value-type="float">
            <text:p>30.455228436345</text:p>
          </table:table-cell>
          <table:table-cell office:value-type="float" office:value="28.8794216592895" calcext:value-type="float">
            <text:p>28.8794216592895</text:p>
          </table:table-cell>
          <table:table-cell office:value-type="float" office:value="23.6155369015319" calcext:value-type="float">
            <text:p>23.6155369015319</text:p>
          </table:table-cell>
          <table:table-cell office:value-type="float" office:value="15.6139892112996" calcext:value-type="float">
            <text:p>15.6139892112996</text:p>
          </table:table-cell>
          <table:table-cell office:value-type="float" office:value="7.60438296200709" calcext:value-type="float">
            <text:p>7.60438296200709</text:p>
          </table:table-cell>
          <table:table-cell office:value-type="float" office:value="2.73720153726211" calcext:value-type="float">
            <text:p>2.73720153726211</text:p>
          </table:table-cell>
          <table:table-cell office:value-type="float" office:value="1.88298390339187" calcext:value-type="float">
            <text:p>1.88298390339187</text:p>
          </table:table-cell>
          <table:table-cell office:value-type="float" office:value="4.27243753771396" calcext:value-type="float">
            <text:p>4.27243753771396</text:p>
          </table:table-cell>
          <table:table-cell office:value-type="float" office:value="8.45080998948559" calcext:value-type="float">
            <text:p>8.45080998948559</text:p>
          </table:table-cell>
          <table:table-cell office:value-type="float" office:value="12.0071905604977" calcext:value-type="float">
            <text:p>12.0071905604977</text:p>
          </table:table-cell>
          <table:table-cell office:value-type="float" office:value="13.1749507938823" calcext:value-type="float">
            <text:p>13.1749507938823</text:p>
          </table:table-cell>
          <table:table-cell office:value-type="float" office:value="12.4760050053723" calcext:value-type="float">
            <text:p>12.4760050053723</text:p>
          </table:table-cell>
          <table:table-cell office:value-type="float" office:value="10.8808360944351" calcext:value-type="float">
            <text:p>10.8808360944351</text:p>
          </table:table-cell>
          <table:table-cell office:value-type="float" office:value="9.32625391650011" calcext:value-type="float">
            <text:p>9.32625391650011</text:p>
          </table:table-cell>
          <table:table-cell office:value-type="float" office:value="8.69457073542874" calcext:value-type="float">
            <text:p>8.69457073542874</text:p>
          </table:table-cell>
          <table:table-cell office:value-type="float" office:value="9.06259170409851" calcext:value-type="float">
            <text:p>9.06259170409851</text:p>
          </table:table-cell>
          <table:table-cell office:value-type="float" office:value="9.75658581985658" calcext:value-type="float">
            <text:p>9.75658581985658</text:p>
          </table:table-cell>
          <table:table-cell office:value-type="float" office:value="10.2771923591293" calcext:value-type="float">
            <text:p>10.2771923591293</text:p>
          </table:table-cell>
          <table:table-cell office:value-type="float" office:value="10.5190674654669" calcext:value-type="float">
            <text:p>10.5190674654669</text:p>
          </table:table-cell>
          <table:table-cell office:value-type="float" office:value="10.465716091345" calcext:value-type="float">
            <text:p>10.465716091345</text:p>
          </table:table-cell>
          <table:table-cell office:value-type="float" office:value="10.2889412842419" calcext:value-type="float">
            <text:p>10.2889412842419</text:p>
          </table:table-cell>
          <table:table-cell office:value-type="float" office:value="10.1943316037889" calcext:value-type="float">
            <text:p>10.1943316037889</text:p>
          </table:table-cell>
          <table:table-cell office:value-type="float" office:value="10.2119523029062" calcext:value-type="float">
            <text:p>10.2119523029062</text:p>
          </table:table-cell>
          <table:table-cell office:value-type="float" office:value="10.2690313928244" calcext:value-type="float">
            <text:p>10.2690313928244</text:p>
          </table:table-cell>
          <table:table-cell office:value-type="float" office:value="10.3221108257645" calcext:value-type="float">
            <text:p>10.3221108257645</text:p>
          </table:table-cell>
          <table:table-cell office:value-type="float" office:value="10.3653579400322" calcext:value-type="float">
            <text:p>10.3653579400322</text:p>
          </table:table-cell>
          <table:table-cell office:value-type="float" office:value="10.4862264797722" calcext:value-type="float">
            <text:p>10.4862264797722</text:p>
          </table:table-cell>
          <table:table-cell office:value-type="float" office:value="11.0074453669736" calcext:value-type="float">
            <text:p>11.0074453669736</text:p>
          </table:table-cell>
          <table:table-cell office:value-type="float" office:value="12.3955487053037" calcext:value-type="float">
            <text:p>12.3955487053037</text:p>
          </table:table-cell>
          <table:table-cell office:value-type="float" office:value="15.7427083926805" calcext:value-type="float">
            <text:p>15.7427083926805</text:p>
          </table:table-cell>
          <table:table-cell office:value-type="float" office:value="22.3529665856476" calcext:value-type="float">
            <text:p>22.3529665856476</text:p>
          </table:table-cell>
          <table:table-cell office:value-type="float" office:value="33.2841453244525" calcext:value-type="float">
            <text:p>33.2841453244525</text:p>
          </table:table-cell>
          <table:table-cell office:value-type="float" office:value="49.3762347620844" calcext:value-type="float">
            <text:p>49.3762347620844</text:p>
          </table:table-cell>
          <table:table-cell office:value-type="float" office:value="69.7298941352221" calcext:value-type="float">
            <text:p>69.7298941352221</text:p>
          </table:table-cell>
          <table:table-cell office:value-type="float" office:value="90.6687391309952" calcext:value-type="float">
            <text:p>90.6687391309952</text:p>
          </table:table-cell>
          <table:table-cell office:value-type="float" office:value="107.770386278865" calcext:value-type="float">
            <text:p>107.770386278865</text:p>
          </table:table-cell>
          <table:table-cell office:value-type="float" office:value="114.879880686984" calcext:value-type="float">
            <text:p>114.879880686984</text:p>
          </table:table-cell>
          <table:table-cell office:value-type="float" office:value="106.211488020691" calcext:value-type="float">
            <text:p>106.211488020691</text:p>
          </table:table-cell>
          <table:table-cell office:value-type="float" office:value="82.0659475518511" calcext:value-type="float">
            <text:p>82.0659475518511</text:p>
          </table:table-cell>
          <table:table-cell office:value-type="float" office:value="45.8980828780055" calcext:value-type="float">
            <text:p>45.8980828780055</text:p>
          </table:table-cell>
          <table:table-cell office:value-type="float" office:value="5.61928603370215" calcext:value-type="float">
            <text:p>5.61928603370215</text:p>
          </table:table-cell>
          <table:table-cell office:value-type="float" office:value="-26.3771060950349" calcext:value-type="float">
            <text:p>-26.3771060950349</text:p>
          </table:table-cell>
          <table:table-cell office:value-type="float" office:value="-41.0636193467892" calcext:value-type="float">
            <text:p>-41.0636193467892</text:p>
          </table:table-cell>
          <table:table-cell office:value-type="float" office:value="-36.9666338148623" calcext:value-type="float">
            <text:p>-36.9666338148623</text:p>
          </table:table-cell>
          <table:table-cell office:value-type="float" office:value="-15.5430286846865" calcext:value-type="float">
            <text:p>-15.5430286846865</text:p>
          </table:table-cell>
          <table:table-cell office:value-type="float" office:value="12.4073600751385" calcext:value-type="float">
            <text:p>12.4073600751385</text:p>
          </table:table-cell>
          <table:table-cell office:value-type="float" office:value="33.8933861580406" calcext:value-type="float">
            <text:p>33.8933861580406</text:p>
          </table:table-cell>
          <table:table-cell office:value-type="float" office:value="42.6241359543822" calcext:value-type="float">
            <text:p>42.6241359543822</text:p>
          </table:table-cell>
          <table:table-cell office:value-type="float" office:value="36.7514337508273" calcext:value-type="float">
            <text:p>36.7514337508273</text:p>
          </table:table-cell>
          <table:table-cell office:value-type="float" office:value="19.7443254286571" calcext:value-type="float">
            <text:p>19.7443254286571</text:p>
          </table:table-cell>
          <table:table-cell office:value-type="float" office:value="2.03219077497961" calcext:value-type="float">
            <text:p>2.03219077497961</text:p>
          </table:table-cell>
          <table:table-cell office:value-type="float" office:value="-7.92134388161107" calcext:value-type="float">
            <text:p>-7.92134388161107</text:p>
          </table:table-cell>
          <table:table-cell office:value-type="float" office:value="-8.58676571258984" calcext:value-type="float">
            <text:p>-8.58676571258984</text:p>
          </table:table-cell>
          <table:table-cell office:value-type="float" office:value="-0.416540496346816" calcext:value-type="float">
            <text:p>-0.416540496346816</text:p>
          </table:table-cell>
          <table:table-cell office:value-type="float" office:value="11.1852559402437" calcext:value-type="float">
            <text:p>11.1852559402437</text:p>
          </table:table-cell>
          <table:table-cell office:value-type="float" office:value="19.0975434631185" calcext:value-type="float">
            <text:p>19.0975434631185</text:p>
          </table:table-cell>
          <table:table-cell office:value-type="float" office:value="20.7134909829257" calcext:value-type="float">
            <text:p>20.7134909829257</text:p>
          </table:table-cell>
          <table:table-cell office:value-type="float" office:value="17.2513562531151" calcext:value-type="float">
            <text:p>17.2513562531151</text:p>
          </table:table-cell>
          <table:table-cell office:value-type="float" office:value="10.9383504136727" calcext:value-type="float">
            <text:p>10.9383504136727</text:p>
          </table:table-cell>
          <table:table-cell office:value-type="float" office:value="5.55339860536105" calcext:value-type="float">
            <text:p>5.55339860536105</text:p>
          </table:table-cell>
          <table:table-cell office:value-type="float" office:value="4.04602677207855" calcext:value-type="float">
            <text:p>4.04602677207855</text:p>
          </table:table-cell>
          <table:table-cell office:value-type="float" office:value="5.58243242450182" calcext:value-type="float">
            <text:p>5.58243242450182</text:p>
          </table:table-cell>
          <table:table-cell office:value-type="float" office:value="8.44109673271327" calcext:value-type="float">
            <text:p>8.44109673271327</text:p>
          </table:table-cell>
          <table:table-cell office:value-type="float" office:value="11.0827351347517" calcext:value-type="float">
            <text:p>11.0827351347517</text:p>
          </table:table-cell>
          <table:table-cell office:value-type="float" office:value="12.108726164129" calcext:value-type="float">
            <text:p>12.108726164129</text:p>
          </table:table-cell>
          <table:table-cell office:value-type="float" office:value="11.3289966895641" calcext:value-type="float">
            <text:p>11.3289966895641</text:p>
          </table:table-cell>
          <table:table-cell office:value-type="float" office:value="9.88451610965135" calcext:value-type="float">
            <text:p>9.88451610965135</text:p>
          </table:table-cell>
          <table:table-cell office:value-type="float" office:value="8.71534851644969" calcext:value-type="float">
            <text:p>8.71534851644969</text:p>
          </table:table-cell>
          <table:table-cell office:value-type="float" office:value="8.13733262262211" calcext:value-type="float">
            <text:p>8.13733262262211</text:p>
          </table:table-cell>
          <table:table-cell office:value-type="float" office:value="8.28292889788744" calcext:value-type="float">
            <text:p>8.28292889788744</text:p>
          </table:table-cell>
          <table:table-cell office:value-type="float" office:value="8.78651416502245" calcext:value-type="float">
            <text:p>8.78651416502245</text:p>
          </table:table-cell>
          <table:table-cell office:value-type="float" office:value="9.14664198477679" calcext:value-type="float">
            <text:p>9.14664198477679</text:p>
          </table:table-cell>
          <table:table-cell office:value-type="float" office:value="9.20620122356872" calcext:value-type="float">
            <text:p>9.20620122356872</text:p>
          </table:table-cell>
          <table:table-cell office:value-type="float" office:value="9.04982920639623" calcext:value-type="float">
            <text:p>9.04982920639623</text:p>
          </table:table-cell>
          <table:table-cell office:value-type="float" office:value="8.78483116332139" calcext:value-type="float">
            <text:p>8.78483116332139</text:p>
          </table:table-cell>
          <table:table-cell office:value-type="float" office:value="8.54403560186835" calcext:value-type="float">
            <text:p>8.54403560186835</text:p>
          </table:table-cell>
          <table:table-cell office:value-type="float" office:value="8.41915882004092" calcext:value-type="float">
            <text:p>8.41915882004092</text:p>
          </table:table-cell>
          <table:table-cell office:value-type="float" office:value="8.3677896239873" calcext:value-type="float">
            <text:p>8.3677896239873</text:p>
          </table:table-cell>
          <table:table-cell office:value-type="float" office:value="8.3265670139758" calcext:value-type="float">
            <text:p>8.3265670139758</text:p>
          </table:table-cell>
          <table:table-cell office:value-type="float" office:value="8.26852859591062" calcext:value-type="float">
            <text:p>8.26852859591062</text:p>
          </table:table-cell>
          <table:table-cell office:value-type="float" office:value="8.18337580508383" calcext:value-type="float">
            <text:p>8.18337580508383</text:p>
          </table:table-cell>
          <table:table-cell office:value-type="float" office:value="8.07555130079884" calcext:value-type="float">
            <text:p>8.07555130079884</text:p>
          </table:table-cell>
          <table:table-cell office:value-type="float" office:value="7.96289826136152" calcext:value-type="float">
            <text:p>7.96289826136152</text:p>
          </table:table-cell>
          <table:table-cell office:value-type="float" office:value="7.85679725032087" calcext:value-type="float">
            <text:p>7.85679725032087</text:p>
          </table:table-cell>
          <table:table-cell office:value-type="float" office:value="7.75538060981347" calcext:value-type="float">
            <text:p>7.75538060981347</text:p>
          </table:table-cell>
          <table:table-cell office:value-type="float" office:value="7.6551771515602" calcext:value-type="float">
            <text:p>7.6551771515602</text:p>
          </table:table-cell>
          <table:table-cell office:value-type="float" office:value="7.55221342669635" calcext:value-type="float">
            <text:p>7.55221342669635</text:p>
          </table:table-cell>
          <table:table-cell office:value-type="float" office:value="7.44322313475398" calcext:value-type="float">
            <text:p>7.44322313475398</text:p>
          </table:table-cell>
          <table:table-cell office:value-type="float" office:value="7.33342318950586" calcext:value-type="float">
            <text:p>7.33342318950586</text:p>
          </table:table-cell>
          <table:table-cell office:value-type="float" office:value="7.23236609817663" calcext:value-type="float">
            <text:p>7.23236609817663</text:p>
          </table:table-cell>
          <table:table-cell office:value-type="float" office:value="7.13048701286099" calcext:value-type="float">
            <text:p>7.13048701286099</text:p>
          </table:table-cell>
          <table:table-cell office:value-type="float" office:value="6.99532564048697" calcext:value-type="float">
            <text:p>6.99532564048697</text:p>
          </table:table-cell>
          <table:table-cell office:value-type="float" office:value="6.8337090818907" calcext:value-type="float">
            <text:p>6.8337090818907</text:p>
          </table:table-cell>
          <table:table-cell office:value-type="float" office:value="6.7554996409386" calcext:value-type="float">
            <text:p>6.7554996409386</text:p>
          </table:table-cell>
          <table:table-cell office:value-type="float" office:value="6.94935623448277" calcext:value-type="float">
            <text:p>6.94935623448277</text:p>
          </table:table-cell>
          <table:table-cell office:value-type="float" office:value="7.9653889698161" calcext:value-type="float">
            <text:p>7.9653889698161</text:p>
          </table:table-cell>
          <table:table-cell office:value-type="float" office:value="10.4419908879354" calcext:value-type="float">
            <text:p>10.4419908879354</text:p>
          </table:table-cell>
          <table:table-cell office:value-type="float" office:value="14.41393233284" calcext:value-type="float">
            <text:p>14.41393233284</text:p>
          </table:table-cell>
          <table:table-cell office:value-type="float" office:value="19.4447783374312" calcext:value-type="float">
            <text:p>19.4447783374312</text:p>
          </table:table-cell>
          <table:table-cell office:value-type="float" office:value="24.410010744713" calcext:value-type="float">
            <text:p>24.410010744713</text:p>
          </table:table-cell>
          <table:table-cell office:value-type="float" office:value="27.1216105770162" calcext:value-type="float">
            <text:p>27.1216105770162</text:p>
          </table:table-cell>
          <table:table-cell office:value-type="float" office:value="25.8610740151772" calcext:value-type="float">
            <text:p>25.8610740151772</text:p>
          </table:table-cell>
          <table:table-cell office:value-type="float" office:value="20.8344809152401" calcext:value-type="float">
            <text:p>20.8344809152401</text:p>
          </table:table-cell>
          <table:table-cell office:value-type="float" office:value="12.8701996252864" calcext:value-type="float">
            <text:p>12.8701996252864</text:p>
          </table:table-cell>
          <table:table-cell office:value-type="float" office:value="4.47963914075001" calcext:value-type="float">
            <text:p>4.47963914075001</text:p>
          </table:table-cell>
          <table:table-cell office:value-type="float" office:value="-1.10721492179137" calcext:value-type="float">
            <text:p>-1.10721492179137</text:p>
          </table:table-cell>
          <table:table-cell office:value-type="float" office:value="-2.62918817084124" calcext:value-type="float">
            <text:p>-2.62918817084124</text:p>
          </table:table-cell>
          <table:table-cell office:value-type="float" office:value="-0.796316632995885" calcext:value-type="float">
            <text:p>-0.796316632995885</text:p>
          </table:table-cell>
          <table:table-cell office:value-type="float" office:value="3.08902829613446" calcext:value-type="float">
            <text:p>3.08902829613446</text:p>
          </table:table-cell>
          <table:table-cell office:value-type="float" office:value="6.67048680945643" calcext:value-type="float">
            <text:p>6.67048680945643</text:p>
          </table:table-cell>
          <table:table-cell office:value-type="float" office:value="7.9550386610921" calcext:value-type="float">
            <text:p>7.9550386610921</text:p>
          </table:table-cell>
          <table:table-cell office:value-type="float" office:value="7.2496940463256" calcext:value-type="float">
            <text:p>7.2496940463256</text:p>
          </table:table-cell>
          <table:table-cell office:value-type="float" office:value="5.52676194266738" calcext:value-type="float">
            <text:p>5.52676194266738</text:p>
          </table:table-cell>
          <table:table-cell office:value-type="float" office:value="3.72780135488429" calcext:value-type="float">
            <text:p>3.72780135488429</text:p>
          </table:table-cell>
          <table:table-cell office:value-type="float" office:value="2.75771894735171" calcext:value-type="float">
            <text:p>2.75771894735171</text:p>
          </table:table-cell>
          <table:table-cell office:value-type="float" office:value="2.84834556793043" calcext:value-type="float">
            <text:p>2.84834556793043</text:p>
          </table:table-cell>
          <table:table-cell office:value-type="float" office:value="3.35461270324105" calcext:value-type="float">
            <text:p>3.35461270324105</text:p>
          </table:table-cell>
          <table:table-cell office:value-type="float" office:value="3.72375002653468" calcext:value-type="float">
            <text:p>3.72375002653468</text:p>
          </table:table-cell>
          <table:table-cell office:value-type="float" office:value="3.82323018530964" calcext:value-type="float">
            <text:p>3.82323018530964</text:p>
          </table:table-cell>
          <table:table-cell office:value-type="float" office:value="3.62160256883056" calcext:value-type="float">
            <text:p>3.62160256883056</text:p>
          </table:table-cell>
          <table:table-cell office:value-type="float" office:value="3.2698070572321" calcext:value-type="float">
            <text:p>3.2698070572321</text:p>
          </table:table-cell>
          <table:table-cell office:value-type="float" office:value="2.98099556558456" calcext:value-type="float">
            <text:p>2.98099556558456</text:p>
          </table:table-cell>
          <table:table-cell office:value-type="float" office:value="2.81299223394409" calcext:value-type="float">
            <text:p>2.81299223394409</text:p>
          </table:table-cell>
          <table:table-cell office:value-type="float" office:value="2.69501471259543" calcext:value-type="float">
            <text:p>2.69501471259543</text:p>
          </table:table-cell>
          <table:table-cell office:value-type="float" office:value="2.57701482575522" calcext:value-type="float">
            <text:p>2.57701482575522</text:p>
          </table:table-cell>
          <table:table-cell office:value-type="float" office:value="2.4511319913191" calcext:value-type="float">
            <text:p>2.4511319913191</text:p>
          </table:table-cell>
          <table:table-cell office:value-type="float" office:value="2.37811984332096" calcext:value-type="float">
            <text:p>2.37811984332096</text:p>
          </table:table-cell>
          <table:table-cell office:value-type="float" office:value="2.66124448075053" calcext:value-type="float">
            <text:p>2.66124448075053</text:p>
          </table:table-cell>
          <table:table-cell office:value-type="float" office:value="3.72693620226961" calcext:value-type="float">
            <text:p>3.72693620226961</text:p>
          </table:table-cell>
          <table:table-cell office:value-type="float" office:value="6.58735641882849" calcext:value-type="float">
            <text:p>6.58735641882849</text:p>
          </table:table-cell>
          <table:table-cell office:value-type="float" office:value="12.5526184172201" calcext:value-type="float">
            <text:p>12.5526184172201</text:p>
          </table:table-cell>
          <table:table-cell office:value-type="float" office:value="22.7243715903617" calcext:value-type="float">
            <text:p>22.7243715903617</text:p>
          </table:table-cell>
          <table:table-cell office:value-type="float" office:value="37.9697122067205" calcext:value-type="float">
            <text:p>37.9697122067205</text:p>
          </table:table-cell>
          <table:table-cell office:value-type="float" office:value="57.810577660623" calcext:value-type="float">
            <text:p>57.810577660623</text:p>
          </table:table-cell>
          <table:table-cell office:value-type="float" office:value="78.7394531398169" calcext:value-type="float">
            <text:p>78.7394531398169</text:p>
          </table:table-cell>
          <table:table-cell office:value-type="float" office:value="96.4943503422484" calcext:value-type="float">
            <text:p>96.4943503422484</text:p>
          </table:table-cell>
          <table:table-cell office:value-type="float" office:value="105.092233089236" calcext:value-type="float">
            <text:p>105.092233089236</text:p>
          </table:table-cell>
          <table:table-cell office:value-type="float" office:value="98.4344801224035" calcext:value-type="float">
            <text:p>98.4344801224035</text:p>
          </table:table-cell>
          <table:table-cell office:value-type="float" office:value="75.9373270205257" calcext:value-type="float">
            <text:p>75.9373270205257</text:p>
          </table:table-cell>
          <table:table-cell office:value-type="float" office:value="40.8896110116935" calcext:value-type="float">
            <text:p>40.8896110116935</text:p>
          </table:table-cell>
          <table:table-cell office:value-type="float" office:value="0.317634727062678" calcext:value-type="float">
            <text:p>0.317634727062678</text:p>
          </table:table-cell>
          <table:table-cell office:value-type="float" office:value="-33.5594268924507" calcext:value-type="float">
            <text:p>-33.5594268924507</text:p>
          </table:table-cell>
          <table:table-cell office:value-type="float" office:value="-50.7420291355211" calcext:value-type="float">
            <text:p>-50.7420291355211</text:p>
          </table:table-cell>
          <table:table-cell office:value-type="float" office:value="-49.20410446993" calcext:value-type="float">
            <text:p>-49.20410446993</text:p>
          </table:table-cell>
          <table:table-cell office:value-type="float" office:value="-29.7069455287957" calcext:value-type="float">
            <text:p>-29.7069455287957</text:p>
          </table:table-cell>
          <table:table-cell office:value-type="float" office:value="-1.96401822696009" calcext:value-type="float">
            <text:p>-1.96401822696009</text:p>
          </table:table-cell>
          <table:table-cell office:value-type="float" office:value="20.7757646965855" calcext:value-type="float">
            <text:p>20.7757646965855</text:p>
          </table:table-cell>
          <table:table-cell office:value-type="float" office:value="31.123560444718" calcext:value-type="float">
            <text:p>31.123560444718</text:p>
          </table:table-cell>
          <table:table-cell office:value-type="float" office:value="27.0242621044493" calcext:value-type="float">
            <text:p>27.0242621044493</text:p>
          </table:table-cell>
          <table:table-cell office:value-type="float" office:value="10.771204989522" calcext:value-type="float">
            <text:p>10.771204989522</text:p>
          </table:table-cell>
          <table:table-cell office:value-type="float" office:value="-7.5737129119219" calcext:value-type="float">
            <text:p>-7.5737129119219</text:p>
          </table:table-cell>
          <table:table-cell office:value-type="float" office:value="-18.8052179292842" calcext:value-type="float">
            <text:p>-18.8052179292842</text:p>
          </table:table-cell>
          <table:table-cell office:value-type="float" office:value="-20.7855753016446" calcext:value-type="float">
            <text:p>-20.7855753016446</text:p>
          </table:table-cell>
          <table:table-cell office:value-type="float" office:value="-13.6703292404619" calcext:value-type="float">
            <text:p>-13.6703292404619</text:p>
          </table:table-cell>
          <table:table-cell office:value-type="float" office:value="-2.20363499352828" calcext:value-type="float">
            <text:p>-2.20363499352828</text:p>
          </table:table-cell>
          <table:table-cell office:value-type="float" office:value="6.37822302183169" calcext:value-type="float">
            <text:p>6.37822302183169</text:p>
          </table:table-cell>
          <table:table-cell office:value-type="float" office:value="8.63611336849163" calcext:value-type="float">
            <text:p>8.63611336849163</text:p>
          </table:table-cell>
          <table:table-cell office:value-type="float" office:value="5.64053887688297" calcext:value-type="float">
            <text:p>5.64053887688297</text:p>
          </table:table-cell>
          <table:table-cell office:value-type="float" office:value="-0.605226763804248" calcext:value-type="float">
            <text:p>-0.605226763804248</text:p>
          </table:table-cell>
          <table:table-cell office:value-type="float" office:value="-6.42222101055751" calcext:value-type="float">
            <text:p>-6.42222101055751</text:p>
          </table:table-cell>
          <table:table-cell office:value-type="float" office:value="-8.53373367202624" calcext:value-type="float">
            <text:p>-8.53373367202624</text:p>
          </table:table-cell>
          <table:table-cell office:value-type="float" office:value="-7.37799297104926" calcext:value-type="float">
            <text:p>-7.37799297104926</text:p>
          </table:table-cell>
          <table:table-cell office:value-type="float" office:value="-4.68383163096443" calcext:value-type="float">
            <text:p>-4.68383163096443</text:p>
          </table:table-cell>
          <table:table-cell office:value-type="float" office:value="-2.01802197527595" calcext:value-type="float">
            <text:p>-2.01802197527595</text:p>
          </table:table-cell>
          <table:table-cell office:value-type="float" office:value="-0.808334940059636" calcext:value-type="float">
            <text:p>-0.808334940059636</text:p>
          </table:table-cell>
          <table:table-cell office:value-type="float" office:value="-1.49462647282733" calcext:value-type="float">
            <text:p>-1.49462647282733</text:p>
          </table:table-cell>
          <table:table-cell office:value-type="float" office:value="-2.9962803073889" calcext:value-type="float">
            <text:p>-2.9962803073889</text:p>
          </table:table-cell>
          <table:table-cell office:value-type="float" office:value="-4.29716381339822" calcext:value-type="float">
            <text:p>-4.29716381339822</text:p>
          </table:table-cell>
          <table:table-cell office:value-type="float" office:value="-5.03311738062217" calcext:value-type="float">
            <text:p>-5.03311738062217</text:p>
          </table:table-cell>
          <table:table-cell office:value-type="float" office:value="-5.0369914969221" calcext:value-type="float">
            <text:p>-5.0369914969221</text:p>
          </table:table-cell>
          <table:table-cell office:value-type="float" office:value="-4.61386117332052" calcext:value-type="float">
            <text:p>-4.61386117332052</text:p>
          </table:table-cell>
          <table:table-cell office:value-type="float" office:value="-4.27689330054784" calcext:value-type="float">
            <text:p>-4.27689330054784</text:p>
          </table:table-cell>
          <table:table-cell office:value-type="float" office:value="-4.24172276116157" calcext:value-type="float">
            <text:p>-4.24172276116157</text:p>
          </table:table-cell>
          <table:table-cell office:value-type="float" office:value="-4.43123145940868" calcext:value-type="float">
            <text:p>-4.43123145940868</text:p>
          </table:table-cell>
          <table:table-cell office:value-type="float" office:value="-4.74221315087812" calcext:value-type="float">
            <text:p>-4.74221315087812</text:p>
          </table:table-cell>
          <table:table-cell office:value-type="float" office:value="-5.04325191938146" calcext:value-type="float">
            <text:p>-5.04325191938146</text:p>
          </table:table-cell>
          <table:table-cell office:value-type="float" office:value="-5.22916246022423" calcext:value-type="float">
            <text:p>-5.22916246022423</text:p>
          </table:table-cell>
          <table:table-cell office:value-type="float" office:value="-5.32989813919083" calcext:value-type="float">
            <text:p>-5.32989813919083</text:p>
          </table:table-cell>
          <table:table-cell office:value-type="float" office:value="-5.41084587584609" calcext:value-type="float">
            <text:p>-5.41084587584609</text:p>
          </table:table-cell>
          <table:table-cell office:value-type="float" office:value="-5.50400634409504" calcext:value-type="float">
            <text:p>-5.50400634409504</text:p>
          </table:table-cell>
          <table:table-cell office:value-type="float" office:value="-5.62032857235456" calcext:value-type="float">
            <text:p>-5.62032857235456</text:p>
          </table:table-cell>
          <table:table-cell office:value-type="float" office:value="-5.75816424183684" calcext:value-type="float">
            <text:p>-5.75816424183684</text:p>
          </table:table-cell>
          <table:table-cell office:value-type="float" office:value="-5.90013977356012" calcext:value-type="float">
            <text:p>-5.90013977356012</text:p>
          </table:table-cell>
          <table:table-cell office:value-type="float" office:value="-6.03305116949782" calcext:value-type="float">
            <text:p>-6.03305116949782</text:p>
          </table:table-cell>
          <table:table-cell office:value-type="float" office:value="-6.15785632402519" calcext:value-type="float">
            <text:p>-6.15785632402519</text:p>
          </table:table-cell>
          <table:table-cell office:value-type="float" office:value="-6.27798091446665" calcext:value-type="float">
            <text:p>-6.27798091446665</text:p>
          </table:table-cell>
          <table:table-cell office:value-type="float" office:value="-6.39733890924682" calcext:value-type="float">
            <text:p>-6.39733890924682</text:p>
          </table:table-cell>
          <table:table-cell office:value-type="float" office:value="-6.51957033040857" calcext:value-type="float">
            <text:p>-6.51957033040857</text:p>
          </table:table-cell>
          <table:table-cell office:value-type="float" office:value="-6.64078441455021" calcext:value-type="float">
            <text:p>-6.64078441455021</text:p>
          </table:table-cell>
          <table:table-cell office:value-type="float" office:value="-6.75116198563144" calcext:value-type="float">
            <text:p>-6.75116198563144</text:p>
          </table:table-cell>
          <table:table-cell office:value-type="float" office:value="-6.85615296221894" calcext:value-type="float">
            <text:p>-6.85615296221894</text:p>
          </table:table-cell>
          <table:table-cell office:value-type="float" office:value="-6.98718286776103" calcext:value-type="float">
            <text:p>-6.98718286776103</text:p>
          </table:table-cell>
          <table:table-cell office:value-type="float" office:value="-7.14928142259377" calcext:value-type="float">
            <text:p>-7.14928142259377</text:p>
          </table:table-cell>
          <table:table-cell office:value-type="float" office:value="-7.24102310613061" calcext:value-type="float">
            <text:p>-7.24102310613061</text:p>
          </table:table-cell>
          <table:table-cell office:value-type="float" office:value="-7.09727714426414" calcext:value-type="float">
            <text:p>-7.09727714426414</text:p>
          </table:table-cell>
          <table:table-cell office:value-type="float" office:value="-6.21377001248092" calcext:value-type="float">
            <text:p>-6.21377001248092</text:p>
          </table:table-cell>
          <table:table-cell office:value-type="float" office:value="-3.93250615031728" calcext:value-type="float">
            <text:p>-3.93250615031728</text:p>
          </table:table-cell>
          <table:table-cell office:value-type="float" office:value="-0.11230369777306" calcext:value-type="float">
            <text:p>-0.11230369777306</text:p>
          </table:table-cell>
          <table:table-cell office:value-type="float" office:value="4.83394725610334" calcext:value-type="float">
            <text:p>4.83394725610334</text:p>
          </table:table-cell>
          <table:table-cell office:value-type="float" office:value="9.94476561044497" calcext:value-type="float">
            <text:p>9.94476561044497</text:p>
          </table:table-cell>
          <table:table-cell office:value-type="float" office:value="13.0958931630467" calcext:value-type="float">
            <text:p>13.0958931630467</text:p>
          </table:table-cell>
          <table:table-cell office:value-type="float" office:value="12.3880956058828" calcext:value-type="float">
            <text:p>12.3880956058828</text:p>
          </table:table-cell>
          <table:table-cell office:value-type="float" office:value="7.83870651452256" calcext:value-type="float">
            <text:p>7.83870651452256</text:p>
          </table:table-cell>
          <table:table-cell office:value-type="float" office:value="0.187972288722763" calcext:value-type="float">
            <text:p>0.187972288722763</text:p>
          </table:table-cell>
          <table:table-cell office:value-type="float" office:value="-8.29530005135194" calcext:value-type="float">
            <text:p>-8.29530005135194</text:p>
          </table:table-cell>
          <table:table-cell office:value-type="float" office:value="-14.3450374576488" calcext:value-type="float">
            <text:p>-14.3450374576488</text:p>
          </table:table-cell>
          <table:table-cell office:value-type="float" office:value="-16.3093285398216" calcext:value-type="float">
            <text:p>-16.3093285398216</text:p>
          </table:table-cell>
          <table:table-cell office:value-type="float" office:value="-14.8118378177486" calcext:value-type="float">
            <text:p>-14.8118378177486</text:p>
          </table:table-cell>
          <table:table-cell office:value-type="float" office:value="-11.0177556490431" calcext:value-type="float">
            <text:p>-11.0177556490431</text:p>
          </table:table-cell>
          <table:table-cell office:value-type="float" office:value="-7.20730401656909" calcext:value-type="float">
            <text:p>-7.20730401656909</text:p>
          </table:table-cell>
          <table:table-cell office:value-type="float" office:value="-5.5472287567408" calcext:value-type="float">
            <text:p>-5.5472287567408</text:p>
          </table:table-cell>
          <table:table-cell office:value-type="float" office:value="-5.99537177895221" calcext:value-type="float">
            <text:p>-5.99537177895221</text:p>
          </table:table-cell>
          <table:table-cell office:value-type="float" office:value="-7.58132849794357" calcext:value-type="float">
            <text:p>-7.58132849794357</text:p>
          </table:table-cell>
          <table:table-cell office:value-type="float" office:value="-9.35854197545926" calcext:value-type="float">
            <text:p>-9.35854197545926</text:p>
          </table:table-cell>
          <table:table-cell office:value-type="float" office:value="-10.4098295968836" calcext:value-type="float">
            <text:p>-10.4098295968836</text:p>
          </table:table-cell>
          <table:table-cell office:value-type="float" office:value="-10.3537532064324" calcext:value-type="float">
            <text:p>-10.3537532064324</text:p>
          </table:table-cell>
          <table:table-cell office:value-type="float" office:value="-9.78957333379897" calcext:value-type="float">
            <text:p>-9.78957333379897</text:p>
          </table:table-cell>
          <table:table-cell office:value-type="float" office:value="-9.31562275021879" calcext:value-type="float">
            <text:p>-9.31562275021879</text:p>
          </table:table-cell>
          <table:table-cell office:value-type="float" office:value="-9.10085915435145" calcext:value-type="float">
            <text:p>-9.10085915435145</text:p>
          </table:table-cell>
          <table:table-cell office:value-type="float" office:value="-9.187846222578" calcext:value-type="float">
            <text:p>-9.187846222578</text:p>
          </table:table-cell>
          <table:table-cell office:value-type="float" office:value="-9.44975935214574" calcext:value-type="float">
            <text:p>-9.44975935214574</text:p>
          </table:table-cell>
          <table:table-cell office:value-type="float" office:value="-9.66941019768913" calcext:value-type="float">
            <text:p>-9.66941019768913</text:p>
          </table:table-cell>
          <table:table-cell office:value-type="float" office:value="-9.76057737058421" calcext:value-type="float">
            <text:p>-9.76057737058421</text:p>
          </table:table-cell>
          <table:table-cell office:value-type="float" office:value="-9.78969329957467" calcext:value-type="float">
            <text:p>-9.78969329957467</text:p>
          </table:table-cell>
          <table:table-cell office:value-type="float" office:value="-9.81298046766935" calcext:value-type="float">
            <text:p>-9.81298046766935</text:p>
          </table:table-cell>
          <table:table-cell office:value-type="float" office:value="-9.84100501530128" calcext:value-type="float">
            <text:p>-9.84100501530128</text:p>
          </table:table-cell>
          <table:table-cell office:value-type="float" office:value="-9.83431406633487" calcext:value-type="float">
            <text:p>-9.83431406633487</text:p>
          </table:table-cell>
          <table:table-cell office:value-type="float" office:value="-9.5147402703165" calcext:value-type="float">
            <text:p>-9.5147402703165</text:p>
          </table:table-cell>
          <table:table-cell office:value-type="float" office:value="-8.48444862407694" calcext:value-type="float">
            <text:p>-8.48444862407694</text:p>
          </table:table-cell>
          <table:table-cell office:value-type="float" office:value="-5.81899999686816" calcext:value-type="float">
            <text:p>-5.81899999686816</text:p>
          </table:table-cell>
          <table:table-cell office:value-type="float" office:value="-0.209761841450183" calcext:value-type="float">
            <text:p>-0.209761841450183</text:p>
          </table:table-cell>
          <table:table-cell office:value-type="float" office:value="9.48822462449725" calcext:value-type="float">
            <text:p>9.48822462449725</text:p>
          </table:table-cell>
          <table:table-cell office:value-type="float" office:value="24.1579862404087" calcext:value-type="float">
            <text:p>24.1579862404087</text:p>
          </table:table-cell>
          <table:table-cell office:value-type="float" office:value="43.6949459236755" calcext:value-type="float">
            <text:p>43.6949459236755</text:p>
          </table:table-cell>
          <table:table-cell office:value-type="float" office:value="64.823175775561" calcext:value-type="float">
            <text:p>64.823175775561</text:p>
          </table:table-cell>
          <table:table-cell office:value-type="float" office:value="83.4022072910121" calcext:value-type="float">
            <text:p>83.4022072910121</text:p>
          </table:table-cell>
          <table:table-cell office:value-type="float" office:value="93.6562020993202" calcext:value-type="float">
            <text:p>93.6562020993202</text:p>
          </table:table-cell>
          <table:table-cell office:value-type="float" office:value="89.27975545236" calcext:value-type="float">
            <text:p>89.27975545236</text:p>
          </table:table-cell>
          <table:table-cell office:value-type="float" office:value="68.7590424267048" calcext:value-type="float">
            <text:p>68.7590424267048</text:p>
          </table:table-cell>
          <table:table-cell office:value-type="float" office:value="35.2153795724928" calcext:value-type="float">
            <text:p>35.2153795724928</text:p>
          </table:table-cell>
          <table:table-cell office:value-type="float" office:value="-5.16962323602458" calcext:value-type="float">
            <text:p>-5.16962323602458</text:p>
          </table:table-cell>
          <table:table-cell office:value-type="float" office:value="-40.4651819343162" calcext:value-type="float">
            <text:p>-40.4651819343162</text:p>
          </table:table-cell>
          <table:table-cell office:value-type="float" office:value="-59.8605153195731" calcext:value-type="float">
            <text:p>-59.8605153195731</text:p>
          </table:table-cell>
          <table:table-cell office:value-type="float" office:value="-60.5984463204951" calcext:value-type="float">
            <text:p>-60.5984463204951</text:p>
          </table:table-cell>
          <table:table-cell office:value-type="float" office:value="-42.9314948722239" calcext:value-type="float">
            <text:p>-42.9314948722239</text:p>
          </table:table-cell>
          <table:table-cell office:value-type="float" office:value="-15.3422403329412" calcext:value-type="float">
            <text:p>-15.3422403329412</text:p>
          </table:table-cell>
          <table:table-cell office:value-type="float" office:value="8.80732497388331" calcext:value-type="float">
            <text:p>8.80732497388331</text:p>
          </table:table-cell>
          <table:table-cell office:value-type="float" office:value="21.0152373719327" calcext:value-type="float">
            <text:p>21.0152373719327</text:p>
          </table:table-cell>
          <table:table-cell office:value-type="float" office:value="18.9871765141027" calcext:value-type="float">
            <text:p>18.9871765141027</text:p>
          </table:table-cell>
          <table:table-cell office:value-type="float" office:value="3.93905734287704" calcext:value-type="float">
            <text:p>3.93905734287704</text:p>
          </table:table-cell>
          <table:table-cell office:value-type="float" office:value="-14.5909963173588" calcext:value-type="float">
            <text:p>-14.5909963173588</text:p>
          </table:table-cell>
          <table:table-cell office:value-type="float" office:value="-26.8183848706793" calcext:value-type="float">
            <text:p>-26.8183848706793</text:p>
          </table:table-cell>
          <table:table-cell office:value-type="float" office:value="-29.836912766471" calcext:value-type="float">
            <text:p>-29.836912766471</text:p>
          </table:table-cell>
          <table:table-cell office:value-type="float" office:value="-23.5898312877605" calcext:value-type="float">
            <text:p>-23.5898312877605</text:p>
          </table:table-cell>
          <table:table-cell office:value-type="float" office:value="-12.1080780873176" calcext:value-type="float">
            <text:p>-12.1080780873176</text:p>
          </table:table-cell>
          <table:table-cell office:value-type="float" office:value="-2.6452228682811" calcext:value-type="float">
            <text:p>-2.6452228682811</text:p>
          </table:table-cell>
          <table:table-cell office:value-type="float" office:value="0.54501253440146" calcext:value-type="float">
            <text:p>0.54501253440146</text:p>
          </table:table-cell>
          <table:table-cell office:value-type="float" office:value="-1.68761400107963" calcext:value-type="float">
            <text:p>-1.68761400107963</text:p>
          </table:table-cell>
          <table:table-cell office:value-type="float" office:value="-7.53511779713944" calcext:value-type="float">
            <text:p>-7.53511779713944</text:p>
          </table:table-cell>
          <table:table-cell office:value-type="float" office:value="-13.4541273763893" calcext:value-type="float">
            <text:p>-13.4541273763893</text:p>
          </table:table-cell>
          <table:table-cell office:value-type="float" office:value="-15.9226482727313" calcext:value-type="float">
            <text:p>-15.9226482727313</text:p>
          </table:table-cell>
          <table:table-cell office:value-type="float" office:value="-14.9120693744388" calcext:value-type="float">
            <text:p>-14.9120693744388</text:p>
          </table:table-cell>
          <table:table-cell office:value-type="float" office:value="-12.145088964354" calcext:value-type="float">
            <text:p>-12.145088964354</text:p>
          </table:table-cell>
          <table:table-cell office:value-type="float" office:value="-9.21710307225231" calcext:value-type="float">
            <text:p>-9.21710307225231</text:p>
          </table:table-cell>
          <table:table-cell office:value-type="float" office:value="-7.57254029390621" calcext:value-type="float">
            <text:p>-7.57254029390621</text:p>
          </table:table-cell>
          <table:table-cell office:value-type="float" office:value="-7.88684110803074" calcext:value-type="float">
            <text:p>-7.88684110803074</text:p>
          </table:table-cell>
          <table:table-cell office:value-type="float" office:value="-9.16950298852935" calcext:value-type="float">
            <text:p>-9.16950298852935</text:p>
          </table:table-cell>
          <table:table-cell office:value-type="float" office:value="-10.3423239553641" calcext:value-type="float">
            <text:p>-10.3423239553641</text:p>
          </table:table-cell>
          <table:table-cell office:value-type="float" office:value="-10.9779875721956" calcext:value-type="float">
            <text:p>-10.9779875721956</text:p>
          </table:table-cell>
          <table:table-cell office:value-type="float" office:value="-10.884293350741" calcext:value-type="float">
            <text:p>-10.884293350741</text:p>
          </table:table-cell>
          <table:table-cell office:value-type="float" office:value="-10.2988480579958" calcext:value-type="float">
            <text:p>-10.2988480579958</text:p>
          </table:table-cell>
          <table:table-cell office:value-type="float" office:value="-9.73883049021115" calcext:value-type="float">
            <text:p>-9.73883049021115</text:p>
          </table:table-cell>
          <table:table-cell office:value-type="float" office:value="-9.47861319844564" calcext:value-type="float">
            <text:p>-9.47861319844564</text:p>
          </table:table-cell>
          <table:table-cell office:value-type="float" office:value="-9.45341996781227" calcext:value-type="float">
            <text:p>-9.45341996781227</text:p>
          </table:table-cell>
          <table:table-cell office:value-type="float" office:value="-9.56379956240177" calcext:value-type="float">
            <text:p>-9.56379956240177</text:p>
          </table:table-cell>
          <table:table-cell office:value-type="float" office:value="-9.68039089260909" calcext:value-type="float">
            <text:p>-9.68039089260909</text:p>
          </table:table-cell>
          <table:table-cell office:value-type="float" office:value="-9.68769547273184" calcext:value-type="float">
            <text:p>-9.68769547273184</text:p>
          </table:table-cell>
          <table:table-cell office:value-type="float" office:value="-9.6003002124461" calcext:value-type="float">
            <text:p>-9.6003002124461</text:p>
          </table:table-cell>
          <table:table-cell office:value-type="float" office:value="-9.48486918400009" calcext:value-type="float">
            <text:p>-9.48486918400009</text:p>
          </table:table-cell>
          <table:table-cell office:value-type="float" office:value="-9.37883088221621" calcext:value-type="float">
            <text:p>-9.37883088221621</text:p>
          </table:table-cell>
          <table:table-cell office:value-type="float" office:value="-9.29393961480079" calcext:value-type="float">
            <text:p>-9.29393961480079</text:p>
          </table:table-cell>
          <table:table-cell office:value-type="float" office:value="-9.23130107206133" calcext:value-type="float">
            <text:p>-9.23130107206133</text:p>
          </table:table-cell>
          <table:table-cell office:value-type="float" office:value="-9.17439100835643" calcext:value-type="float">
            <text:p>-9.17439100835643</text:p>
          </table:table-cell>
          <table:table-cell office:value-type="float" office:value="-9.10849318206147" calcext:value-type="float">
            <text:p>-9.10849318206147</text:p>
          </table:table-cell>
          <table:table-cell office:value-type="float" office:value="-9.03339626109812" calcext:value-type="float">
            <text:p>-9.03339626109812</text:p>
          </table:table-cell>
          <table:table-cell office:value-type="float" office:value="-8.95253899736082" calcext:value-type="float">
            <text:p>-8.95253899736082</text:p>
          </table:table-cell>
          <table:table-cell office:value-type="float" office:value="-8.86981477223995" calcext:value-type="float">
            <text:p>-8.86981477223995</text:p>
          </table:table-cell>
          <table:table-cell office:value-type="float" office:value="-8.78914792753202" calcext:value-type="float">
            <text:p>-8.78914792753202</text:p>
          </table:table-cell>
          <table:table-cell office:value-type="float" office:value="-8.70805697049744" calcext:value-type="float">
            <text:p>-8.70805697049744</text:p>
          </table:table-cell>
          <table:table-cell office:value-type="float" office:value="-8.61681763503954" calcext:value-type="float">
            <text:p>-8.61681763503954</text:p>
          </table:table-cell>
          <table:table-cell office:value-type="float" office:value="-8.51709325559663" calcext:value-type="float">
            <text:p>-8.51709325559663</text:p>
          </table:table-cell>
          <table:table-cell office:value-type="float" office:value="-8.43872113273557" calcext:value-type="float">
            <text:p>-8.43872113273557</text:p>
          </table:table-cell>
          <table:table-cell office:value-type="float" office:value="-8.39625352309154" calcext:value-type="float">
            <text:p>-8.39625352309154</text:p>
          </table:table-cell>
          <table:table-cell office:value-type="float" office:value="-8.29919511034549" calcext:value-type="float">
            <text:p>-8.29919511034549</text:p>
          </table:table-cell>
          <table:table-cell office:value-type="float" office:value="-7.99924223874643" calcext:value-type="float">
            <text:p>-7.99924223874643</text:p>
          </table:table-cell>
          <table:table-cell office:value-type="float" office:value="-7.04253500816134" calcext:value-type="float">
            <text:p>-7.04253500816134</text:p>
          </table:table-cell>
          <table:table-cell office:value-type="float" office:value="-4.76240447706523" calcext:value-type="float">
            <text:p>-4.76240447706523</text:p>
          </table:table-cell>
          <table:table-cell office:value-type="float" office:value="-0.912167788997917" calcext:value-type="float">
            <text:p>-0.912167788997917</text:p>
          </table:table-cell>
          <table:table-cell office:value-type="float" office:value="4.12229366114839" calcext:value-type="float">
            <text:p>4.12229366114839</text:p>
          </table:table-cell>
          <table:table-cell office:value-type="float" office:value="9.52451778041634" calcext:value-type="float">
            <text:p>9.52451778041634</text:p>
          </table:table-cell>
          <table:table-cell office:value-type="float" office:value="13.2580306731241" calcext:value-type="float">
            <text:p>13.2580306731241</text:p>
          </table:table-cell>
          <table:table-cell office:value-type="float" office:value="13.2862399432667" calcext:value-type="float">
            <text:p>13.2862399432667</text:p>
          </table:table-cell>
          <table:table-cell office:value-type="float" office:value="9.3978290857846" calcext:value-type="float">
            <text:p>9.3978290857846</text:p>
          </table:table-cell>
          <table:table-cell office:value-type="float" office:value="2.26983663749699" calcext:value-type="float">
            <text:p>2.26983663749699</text:p>
          </table:table-cell>
          <table:table-cell office:value-type="float" office:value="-6.08469961848574" calcext:value-type="float">
            <text:p>-6.08469961848574</text:p>
          </table:table-cell>
          <table:table-cell office:value-type="float" office:value="-12.4040948234005" calcext:value-type="float">
            <text:p>-12.4040948234005</text:p>
          </table:table-cell>
          <table:table-cell office:value-type="float" office:value="-14.6626591737733" calcext:value-type="float">
            <text:p>-14.6626591737733</text:p>
          </table:table-cell>
          <table:table-cell office:value-type="float" office:value="-13.3585035715193" calcext:value-type="float">
            <text:p>-13.3585035715193</text:p>
          </table:table-cell>
          <table:table-cell office:value-type="float" office:value="-9.54183738853581" calcext:value-type="float">
            <text:p>-9.54183738853581</text:p>
          </table:table-cell>
          <table:table-cell office:value-type="float" office:value="-5.39190911470257" calcext:value-type="float">
            <text:p>-5.39190911470257</text:p>
          </table:table-cell>
          <table:table-cell office:value-type="float" office:value="-3.20287999751901" calcext:value-type="float">
            <text:p>-3.20287999751901</text:p>
          </table:table-cell>
          <table:table-cell office:value-type="float" office:value="-3.2337996694683" calcext:value-type="float">
            <text:p>-3.2337996694683</text:p>
          </table:table-cell>
          <table:table-cell office:value-type="float" office:value="-4.52668502307466" calcext:value-type="float">
            <text:p>-4.52668502307466</text:p>
          </table:table-cell>
          <table:table-cell office:value-type="float" office:value="-6.12993042488542" calcext:value-type="float">
            <text:p>-6.12993042488542</text:p>
          </table:table-cell>
          <table:table-cell office:value-type="float" office:value="-7.12088543428838" calcext:value-type="float">
            <text:p>-7.12088543428838</text:p>
          </table:table-cell>
          <table:table-cell office:value-type="float" office:value="-6.9806474854509" calcext:value-type="float">
            <text:p>-6.9806474854509</text:p>
          </table:table-cell>
          <table:table-cell office:value-type="float" office:value="-6.24321123521735" calcext:value-type="float">
            <text:p>-6.24321123521735</text:p>
          </table:table-cell>
          <table:table-cell office:value-type="float" office:value="-5.54266562012547" calcext:value-type="float">
            <text:p>-5.54266562012547</text:p>
          </table:table-cell>
          <table:table-cell office:value-type="float" office:value="-5.09421097374355" calcext:value-type="float">
            <text:p>-5.09421097374355</text:p>
          </table:table-cell>
          <table:table-cell office:value-type="float" office:value="-4.9484859042921" calcext:value-type="float">
            <text:p>-4.9484859042921</text:p>
          </table:table-cell>
          <table:table-cell office:value-type="float" office:value="-5.00482847264578" calcext:value-type="float">
            <text:p>-5.00482847264578</text:p>
          </table:table-cell>
          <table:table-cell office:value-type="float" office:value="-5.04547783451007" calcext:value-type="float">
            <text:p>-5.04547783451007</text:p>
          </table:table-cell>
          <table:table-cell office:value-type="float" office:value="-4.95637916703053" calcext:value-type="float">
            <text:p>-4.95637916703053</text:p>
          </table:table-cell>
          <table:table-cell office:value-type="float" office:value="-4.79675069075557" calcext:value-type="float">
            <text:p>-4.79675069075557</text:p>
          </table:table-cell>
          <table:table-cell office:value-type="float" office:value="-4.62824221912462" calcext:value-type="float">
            <text:p>-4.62824221912462</text:p>
          </table:table-cell>
          <table:table-cell office:value-type="float" office:value="-4.46511003759252" calcext:value-type="float">
            <text:p>-4.46511003759252</text:p>
          </table:table-cell>
          <table:table-cell office:value-type="float" office:value="-4.28393480960356" calcext:value-type="float">
            <text:p>-4.28393480960356</text:p>
          </table:table-cell>
          <table:table-cell office:value-type="float" office:value="-3.83632041707575" calcext:value-type="float">
            <text:p>-3.83632041707575</text:p>
          </table:table-cell>
          <table:table-cell office:value-type="float" office:value="-2.74403298001405" calcext:value-type="float">
            <text:p>-2.74403298001405</text:p>
          </table:table-cell>
          <table:table-cell office:value-type="float" office:value="-0.174039963858491" calcext:value-type="float">
            <text:p>-0.174039963858491</text:p>
          </table:table-cell>
          <table:table-cell office:value-type="float" office:value="5.17225968666679" calcext:value-type="float">
            <text:p>5.17225968666679</text:p>
          </table:table-cell>
          <table:table-cell office:value-type="float" office:value="14.4807520761704" calcext:value-type="float">
            <text:p>14.4807520761704</text:p>
          </table:table-cell>
          <table:table-cell office:value-type="float" office:value="28.6499672543874" calcext:value-type="float">
            <text:p>28.6499672543874</text:p>
          </table:table-cell>
          <table:table-cell office:value-type="float" office:value="47.8817478662847" calcext:value-type="float">
            <text:p>47.8817478662847</text:p>
          </table:table-cell>
          <table:table-cell office:value-type="float" office:value="69.2039370343739" calcext:value-type="float">
            <text:p>69.2039370343739</text:p>
          </table:table-cell>
          <table:table-cell office:value-type="float" office:value="88.5642302966471" calcext:value-type="float">
            <text:p>88.5642302966471</text:p>
          </table:table-cell>
          <table:table-cell office:value-type="float" office:value="100.418614652563" calcext:value-type="float">
            <text:p>100.418614652563</text:p>
          </table:table-cell>
          <table:table-cell office:value-type="float" office:value="98.3460403413688" calcext:value-type="float">
            <text:p>98.3460403413688</text:p>
          </table:table-cell>
          <table:table-cell office:value-type="float" office:value="79.8978801359418" calcext:value-type="float">
            <text:p>79.8978801359418</text:p>
          </table:table-cell>
          <table:table-cell office:value-type="float" office:value="47.9866991007829" calcext:value-type="float">
            <text:p>47.9866991007829</text:p>
          </table:table-cell>
          <table:table-cell office:value-type="float" office:value="8.02858878644746" calcext:value-type="float">
            <text:p>8.02858878644746</text:p>
          </table:table-cell>
          <table:table-cell office:value-type="float" office:value="-28.4510803794684" calcext:value-type="float">
            <text:p>-28.4510803794684</text:p>
          </table:table-cell>
          <table:table-cell office:value-type="float" office:value="-50.0155010602276" calcext:value-type="float">
            <text:p>-50.0155010602276</text:p>
          </table:table-cell>
          <table:table-cell office:value-type="float" office:value="-52.9983671284281" calcext:value-type="float">
            <text:p>-52.9983671284281</text:p>
          </table:table-cell>
          <table:table-cell office:value-type="float" office:value="-37.292350157783" calcext:value-type="float">
            <text:p>-37.292350157783</text:p>
          </table:table-cell>
          <table:table-cell office:value-type="float" office:value="-10.0630278638026" calcext:value-type="float">
            <text:p>-10.0630278638026</text:p>
          </table:table-cell>
          <table:table-cell office:value-type="float" office:value="15.3642868291076" calcext:value-type="float">
            <text:p>15.3642868291076</text:p>
          </table:table-cell>
          <table:table-cell office:value-type="float" office:value="29.4077988281542" calcext:value-type="float">
            <text:p>29.4077988281542</text:p>
          </table:table-cell>
          <table:table-cell office:value-type="float" office:value="29.4509310486953" calcext:value-type="float">
            <text:p>29.4509310486953</text:p>
          </table:table-cell>
          <table:table-cell office:value-type="float" office:value="15.7837397451389" calcext:value-type="float">
            <text:p>15.7837397451389</text:p>
          </table:table-cell>
          <table:table-cell office:value-type="float" office:value="-2.75949429016264" calcext:value-type="float">
            <text:p>-2.75949429016264</text:p>
          </table:table-cell>
          <table:table-cell office:value-type="float" office:value="-15.9634097641692" calcext:value-type="float">
            <text:p>-15.9634097641692</text:p>
          </table:table-cell>
          <table:table-cell office:value-type="float" office:value="-20.0287576650592" calcext:value-type="float">
            <text:p>-20.0287576650592</text:p>
          </table:table-cell>
          <table:table-cell office:value-type="float" office:value="-14.7358465616775" calcext:value-type="float">
            <text:p>-14.7358465616775</text:p>
          </table:table-cell>
          <table:table-cell office:value-type="float" office:value="-3.38099347320484" calcext:value-type="float">
            <text:p>-3.38099347320484</text:p>
          </table:table-cell>
          <table:table-cell office:value-type="float" office:value="6.86081553650726" calcext:value-type="float">
            <text:p>6.86081553650726</text:p>
          </table:table-cell>
          <table:table-cell office:value-type="float" office:value="10.9752239426932" calcext:value-type="float">
            <text:p>10.9752239426932</text:p>
          </table:table-cell>
          <table:table-cell office:value-type="float" office:value="9.49516929890184" calcext:value-type="float">
            <text:p>9.49516929890184</text:p>
          </table:table-cell>
          <table:table-cell office:value-type="float" office:value="4.0718238021215" calcext:value-type="float">
            <text:p>4.0718238021215</text:p>
          </table:table-cell>
          <table:table-cell office:value-type="float" office:value="-1.92694306081538" calcext:value-type="float">
            <text:p>-1.92694306081538</text:p>
          </table:table-cell>
          <table:table-cell office:value-type="float" office:value="-4.80426449340394" calcext:value-type="float">
            <text:p>-4.80426449340394</text:p>
          </table:table-cell>
          <table:table-cell office:value-type="float" office:value="-4.0169168672594" calcext:value-type="float">
            <text:p>-4.0169168672594</text:p>
          </table:table-cell>
          <table:table-cell office:value-type="float" office:value="-1.25679069310475" calcext:value-type="float">
            <text:p>-1.25679069310475</text:p>
          </table:table-cell>
          <table:table-cell office:value-type="float" office:value="1.85227276964925" calcext:value-type="float">
            <text:p>1.85227276964925</text:p>
          </table:table-cell>
          <table:table-cell office:value-type="float" office:value="3.85561953959943" calcext:value-type="float">
            <text:p>3.85561953959943</text:p>
          </table:table-cell>
          <table:table-cell office:value-type="float" office:value="3.86750242199714" calcext:value-type="float">
            <text:p>3.86750242199714</text:p>
          </table:table-cell>
          <table:table-cell office:value-type="float" office:value="2.75407990953965" calcext:value-type="float">
            <text:p>2.75407990953965</text:p>
          </table:table-cell>
          <table:table-cell office:value-type="float" office:value="1.64083821219383" calcext:value-type="float">
            <text:p>1.64083821219383</text:p>
          </table:table-cell>
          <table:table-cell office:value-type="float" office:value="1.03197338330453" calcext:value-type="float">
            <text:p>1.03197338330453</text:p>
          </table:table-cell>
          <table:table-cell office:value-type="float" office:value="1.13781365709351" calcext:value-type="float">
            <text:p>1.13781365709351</text:p>
          </table:table-cell>
          <table:table-cell office:value-type="float" office:value="1.79207537584817" calcext:value-type="float">
            <text:p>1.79207537584817</text:p>
          </table:table-cell>
          <table:table-cell office:value-type="float" office:value="2.481636234055" calcext:value-type="float">
            <text:p>2.481636234055</text:p>
          </table:table-cell>
          <table:table-cell office:value-type="float" office:value="2.87580727043567" calcext:value-type="float">
            <text:p>2.87580727043567</text:p>
          </table:table-cell>
          <table:table-cell office:value-type="float" office:value="3.02089784458703" calcext:value-type="float">
            <text:p>3.02089784458703</text:p>
          </table:table-cell>
          <table:table-cell office:value-type="float" office:value="3.01321087453579" calcext:value-type="float">
            <text:p>3.01321087453579</text:p>
          </table:table-cell>
          <table:table-cell office:value-type="float" office:value="2.9794105272495" calcext:value-type="float">
            <text:p>2.9794105272495</text:p>
          </table:table-cell>
          <table:table-cell office:value-type="float" office:value="3.04258822704035" calcext:value-type="float">
            <text:p>3.04258822704035</text:p>
          </table:table-cell>
          <table:table-cell office:value-type="float" office:value="3.20572412719255" calcext:value-type="float">
            <text:p>3.20572412719255</text:p>
          </table:table-cell>
          <table:table-cell office:value-type="float" office:value="3.40198351477336" calcext:value-type="float">
            <text:p>3.40198351477336</text:p>
          </table:table-cell>
          <table:table-cell office:value-type="float" office:value="3.58843474477674" calcext:value-type="float">
            <text:p>3.58843474477674</text:p>
          </table:table-cell>
          <table:table-cell office:value-type="float" office:value="3.75225923344327" calcext:value-type="float">
            <text:p>3.75225923344327</text:p>
          </table:table-cell>
          <table:table-cell office:value-type="float" office:value="3.88983593378959" calcext:value-type="float">
            <text:p>3.88983593378959</text:p>
          </table:table-cell>
          <table:table-cell office:value-type="float" office:value="4.01651375302806" calcext:value-type="float">
            <text:p>4.01651375302806</text:p>
          </table:table-cell>
          <table:table-cell office:value-type="float" office:value="4.14821801877276" calcext:value-type="float">
            <text:p>4.14821801877276</text:p>
          </table:table-cell>
          <table:table-cell office:value-type="float" office:value="4.28668975757271" calcext:value-type="float">
            <text:p>4.28668975757271</text:p>
          </table:table-cell>
          <table:table-cell office:value-type="float" office:value="4.42850474606387" calcext:value-type="float">
            <text:p>4.42850474606387</text:p>
          </table:table-cell>
          <table:table-cell office:value-type="float" office:value="4.56982589632783" calcext:value-type="float">
            <text:p>4.56982589632783</text:p>
          </table:table-cell>
          <table:table-cell office:value-type="float" office:value="4.70658377514771" calcext:value-type="float">
            <text:p>4.70658377514771</text:p>
          </table:table-cell>
          <table:table-cell office:value-type="float" office:value="4.83990502982992" calcext:value-type="float">
            <text:p>4.83990502982992</text:p>
          </table:table-cell>
          <table:table-cell office:value-type="float" office:value="4.97919766949775" calcext:value-type="float">
            <text:p>4.97919766949775</text:p>
          </table:table-cell>
          <table:table-cell office:value-type="float" office:value="5.12615196626702" calcext:value-type="float">
            <text:p>5.12615196626702</text:p>
          </table:table-cell>
          <table:table-cell office:value-type="float" office:value="5.25314516029201" calcext:value-type="float">
            <text:p>5.25314516029201</text:p>
          </table:table-cell>
          <table:table-cell office:value-type="float" office:value="5.33847589277443" calcext:value-type="float">
            <text:p>5.33847589277443</text:p>
          </table:table-cell>
          <table:table-cell office:value-type="float" office:value="5.45966627997427" calcext:value-type="float">
            <text:p>5.45966627997427</text:p>
          </table:table-cell>
          <table:table-cell office:value-type="float" office:value="5.75358946828975" calcext:value-type="float">
            <text:p>5.75358946828975</text:p>
          </table:table-cell>
          <table:table-cell office:value-type="float" office:value="6.62149184896591" calcext:value-type="float">
            <text:p>6.62149184896591</text:p>
          </table:table-cell>
          <table:table-cell office:value-type="float" office:value="8.72903468769108" calcext:value-type="float">
            <text:p>8.72903468769108</text:p>
          </table:table-cell>
          <table:table-cell office:value-type="float" office:value="12.422934765497" calcext:value-type="float">
            <text:p>12.422934765497</text:p>
          </table:table-cell>
          <table:table-cell office:value-type="float" office:value="17.3539581781415" calcext:value-type="float">
            <text:p>17.3539581781415</text:p>
          </table:table-cell>
          <table:table-cell office:value-type="float" office:value="22.8252177296035" calcext:value-type="float">
            <text:p>22.8252177296035</text:p>
          </table:table-cell>
          <table:table-cell office:value-type="float" office:value="26.9157345462663" calcext:value-type="float">
            <text:p>26.9157345462663</text:p>
          </table:table-cell>
          <table:table-cell office:value-type="float" office:value="27.4892519827377" calcext:value-type="float">
            <text:p>27.4892519827377</text:p>
          </table:table-cell>
          <table:table-cell office:value-type="float" office:value="24.0778034780065" calcext:value-type="float">
            <text:p>24.0778034780065</text:p>
          </table:table-cell>
          <table:table-cell office:value-type="float" office:value="17.3086529327967" calcext:value-type="float">
            <text:p>17.3086529327967</text:p>
          </table:table-cell>
          <table:table-cell office:value-type="float" office:value="8.93720687034379" calcext:value-type="float">
            <text:p>8.93720687034379</text:p>
          </table:table-cell>
          <table:table-cell office:value-type="float" office:value="2.18329019397727" calcext:value-type="float">
            <text:p>2.18329019397727</text:p>
          </table:table-cell>
          <table:table-cell office:value-type="float" office:value="-0.587584194433045" calcext:value-type="float">
            <text:p>-0.587584194433045</text:p>
          </table:table-cell>
          <table:table-cell office:value-type="float" office:value="0.302269761019105" calcext:value-type="float">
            <text:p>0.302269761019105</text:p>
          </table:table-cell>
          <table:table-cell office:value-type="float" office:value="3.89168862510045" calcext:value-type="float">
            <text:p>3.89168862510045</text:p>
          </table:table-cell>
          <table:table-cell office:value-type="float" office:value="8.12760539968975" calcext:value-type="float">
            <text:p>8.12760539968975</text:p>
          </table:table-cell>
          <table:table-cell office:value-type="float" office:value="10.6287196212171" calcext:value-type="float">
            <text:p>10.6287196212171</text:p>
          </table:table-cell>
          <table:table-cell office:value-type="float" office:value="10.8128720281182" calcext:value-type="float">
            <text:p>10.8128720281182</text:p>
          </table:table-cell>
          <table:table-cell office:value-type="float" office:value="9.60810813036109" calcext:value-type="float">
            <text:p>9.60810813036109</text:p>
          </table:table-cell>
          <table:table-cell office:value-type="float" office:value="7.97098935462191" calcext:value-type="float">
            <text:p>7.97098935462191</text:p>
          </table:table-cell>
          <table:table-cell office:value-type="float" office:value="6.82638918301146" calcext:value-type="float">
            <text:p>6.82638918301146</text:p>
          </table:table-cell>
          <table:table-cell office:value-type="float" office:value="6.81185883997292" calcext:value-type="float">
            <text:p>6.81185883997292</text:p>
          </table:table-cell>
          <table:table-cell office:value-type="float" office:value="7.48137973485668" calcext:value-type="float">
            <text:p>7.48137973485668</text:p>
          </table:table-cell>
          <table:table-cell office:value-type="float" office:value="8.17425221744378" calcext:value-type="float">
            <text:p>8.17425221744378</text:p>
          </table:table-cell>
          <table:table-cell office:value-type="float" office:value="8.62137197345798" calcext:value-type="float">
            <text:p>8.62137197345798</text:p>
          </table:table-cell>
          <table:table-cell office:value-type="float" office:value="8.76541573622372" calcext:value-type="float">
            <text:p>8.76541573622372</text:p>
          </table:table-cell>
          <table:table-cell office:value-type="float" office:value="8.68008483277112" calcext:value-type="float">
            <text:p>8.68008483277112</text:p>
          </table:table-cell>
          <table:table-cell office:value-type="float" office:value="8.58035496396944" calcext:value-type="float">
            <text:p>8.58035496396944</text:p>
          </table:table-cell>
          <table:table-cell office:value-type="float" office:value="8.60639026395613" calcext:value-type="float">
            <text:p>8.60639026395613</text:p>
          </table:table-cell>
          <table:table-cell office:value-type="float" office:value="8.70960314655203" calcext:value-type="float">
            <text:p>8.70960314655203</text:p>
          </table:table-cell>
          <table:table-cell office:value-type="float" office:value="8.82401047424018" calcext:value-type="float">
            <text:p>8.82401047424018</text:p>
          </table:table-cell>
          <table:table-cell office:value-type="float" office:value="8.93062975169071" calcext:value-type="float">
            <text:p>8.93062975169071</text:p>
          </table:table-cell>
          <table:table-cell office:value-type="float" office:value="9.0414257350895" calcext:value-type="float">
            <text:p>9.0414257350895</text:p>
          </table:table-cell>
          <table:table-cell office:value-type="float" office:value="9.37193335520214" calcext:value-type="float">
            <text:p>9.37193335520214</text:p>
          </table:table-cell>
          <table:table-cell office:value-type="float" office:value="10.2871034944184" calcext:value-type="float">
            <text:p>10.2871034944184</text:p>
          </table:table-cell>
          <table:table-cell office:value-type="float" office:value="12.5289368880012" calcext:value-type="float">
            <text:p>12.5289368880012</text:p>
          </table:table-cell>
          <table:table-cell office:value-type="float" office:value="17.3764836084284" calcext:value-type="float">
            <text:p>17.3764836084284</text:p>
          </table:table-cell>
          <table:table-cell office:value-type="float" office:value="26.0523395578864" calcext:value-type="float">
            <text:p>26.0523395578864</text:p>
          </table:table-cell>
          <table:table-cell office:value-type="float" office:value="39.4762360613072" calcext:value-type="float">
            <text:p>39.4762360613072</text:p>
          </table:table-cell>
          <table:table-cell office:value-type="float" office:value="58.0840718683244" calcext:value-type="float">
            <text:p>58.0840718683244</text:p>
          </table:table-cell>
          <table:table-cell office:value-type="float" office:value="79.2751452587611" calcext:value-type="float">
            <text:p>79.2751452587611</text:p>
          </table:table-cell>
          <table:table-cell office:value-type="float" office:value="99.0622754195644" calcext:value-type="float">
            <text:p>99.0622754195644</text:p>
          </table:table-cell>
          <table:table-cell office:value-type="float" office:value="112.147148574639" calcext:value-type="float">
            <text:p>112.147148574639</text:p>
          </table:table-cell>
          <table:table-cell office:value-type="float" office:value="112.069304093302" calcext:value-type="float">
            <text:p>112.069304093302</text:p>
          </table:table-cell>
          <table:table-cell office:value-type="float" office:value="95.4814036570498" calcext:value-type="float">
            <text:p>95.4814036570498</text:p>
          </table:table-cell>
          <table:table-cell office:value-type="float" office:value="65.006356309133" calcext:value-type="float">
            <text:p>65.006356309133</text:p>
          </table:table-cell>
          <table:table-cell office:value-type="float" office:value="25.4126835130436" calcext:value-type="float">
            <text:p>25.4126835130436</text:p>
          </table:table-cell>
          <table:table-cell office:value-type="float" office:value="-12.3144340962928" calcext:value-type="float">
            <text:p>-12.3144340962928</text:p>
          </table:table-cell>
          <table:table-cell office:value-type="float" office:value="-36.2767686035517" calcext:value-type="float">
            <text:p>-36.2767686035517</text:p>
          </table:table-cell>
          <table:table-cell office:value-type="float" office:value="-41.7664729923941" calcext:value-type="float">
            <text:p>-41.7664729923941</text:p>
          </table:table-cell>
          <table:table-cell office:value-type="float" office:value="-28.4124047061639" calcext:value-type="float">
            <text:p>-28.4124047061639</text:p>
          </table:table-cell>
          <table:table-cell office:value-type="float" office:value="-2.03541897229625" calcext:value-type="float">
            <text:p>-2.03541897229625</text:p>
          </table:table-cell>
          <table:table-cell office:value-type="float" office:value="24.2306874233105" calcext:value-type="float">
            <text:p>24.2306874233105</text:p>
          </table:table-cell>
          <table:table-cell office:value-type="float" office:value="39.8060626516314" calcext:value-type="float">
            <text:p>39.8060626516314</text:p>
          </table:table-cell>
          <table:table-cell office:value-type="float" office:value="41.6216214696606" calcext:value-type="float">
            <text:p>41.6216214696606</text:p>
          </table:table-cell>
          <table:table-cell office:value-type="float" office:value="29.235744220682" calcext:value-type="float">
            <text:p>29.235744220682</text:p>
          </table:table-cell>
          <table:table-cell office:value-type="float" office:value="10.5829031946673" calcext:value-type="float">
            <text:p>10.5829031946673</text:p>
          </table:table-cell>
          <table:table-cell office:value-type="float" office:value="-3.82082579835606" calcext:value-type="float">
            <text:p>-3.82082579835606</text:p>
          </table:table-cell>
          <table:table-cell office:value-type="float" office:value="-9.2025100061282" calcext:value-type="float">
            <text:p>-9.2025100061282</text:p>
          </table:table-cell>
          <table:table-cell office:value-type="float" office:value="-5.19082153428211" calcext:value-type="float">
            <text:p>-5.19082153428211</text:p>
          </table:table-cell>
          <table:table-cell office:value-type="float" office:value="5.64204544980957" calcext:value-type="float">
            <text:p>5.64204544980957</text:p>
          </table:table-cell>
          <table:table-cell office:value-type="float" office:value="16.2934989765599" calcext:value-type="float">
            <text:p>16.2934989765599</text:p>
          </table:table-cell>
          <table:table-cell office:value-type="float" office:value="21.0787393466701" calcext:value-type="float">
            <text:p>21.0787393466701</text:p>
          </table:table-cell>
          <table:table-cell office:value-type="float" office:value="20.0979836449223" calcext:value-type="float">
            <text:p>20.0979836449223</text:p>
          </table:table-cell>
          <table:table-cell office:value-type="float" office:value="14.8840669413409" calcext:value-type="float">
            <text:p>14.8840669413409</text:p>
          </table:table-cell>
          <table:table-cell office:value-type="float" office:value="8.59496255843645" calcext:value-type="float">
            <text:p>8.59496255843645</text:p>
          </table:table-cell>
          <table:table-cell office:value-type="float" office:value="5.04020474241454" calcext:value-type="float">
            <text:p>5.04020474241454</text:p>
          </table:table-cell>
          <table:table-cell office:value-type="float" office:value="5.3018860112158" calcext:value-type="float">
            <text:p>5.3018860112158</text:p>
          </table:table-cell>
          <table:table-cell office:value-type="float" office:value="7.75480515896048" calcext:value-type="float">
            <text:p>7.75480515896048</text:p>
          </table:table-cell>
          <table:table-cell office:value-type="float" office:value="10.7481478515672" calcext:value-type="float">
            <text:p>10.7481478515672</text:p>
          </table:table-cell>
          <table:table-cell office:value-type="float" office:value="12.8174335754884" calcext:value-type="float">
            <text:p>12.8174335754884</text:p>
          </table:table-cell>
          <table:table-cell office:value-type="float" office:value="12.9027968195138" calcext:value-type="float">
            <text:p>12.9027968195138</text:p>
          </table:table-cell>
          <table:table-cell office:value-type="float" office:value="11.7065403697827" calcext:value-type="float">
            <text:p>11.7065403697827</text:p>
          </table:table-cell>
          <table:table-cell office:value-type="float" office:value="10.3885830336772" calcext:value-type="float">
            <text:p>10.3885830336772</text:p>
          </table:table-cell>
          <table:table-cell office:value-type="float" office:value="9.53978718805892" calcext:value-type="float">
            <text:p>9.53978718805892</text:p>
          </table:table-cell>
          <table:table-cell office:value-type="float" office:value="9.38530213598329" calcext:value-type="float">
            <text:p>9.38530213598329</text:p>
          </table:table-cell>
          <table:table-cell office:value-type="float" office:value="9.83092566511129" calcext:value-type="float">
            <text:p>9.83092566511129</text:p>
          </table:table-cell>
          <table:table-cell office:value-type="float" office:value="10.3759874045116" calcext:value-type="float">
            <text:p>10.3759874045116</text:p>
          </table:table-cell>
          <table:table-cell office:value-type="float" office:value="10.6385041370112" calcext:value-type="float">
            <text:p>10.6385041370112</text:p>
          </table:table-cell>
          <table:table-cell office:value-type="float" office:value="10.6388807696416" calcext:value-type="float">
            <text:p>10.6388807696416</text:p>
          </table:table-cell>
          <table:table-cell office:value-type="float" office:value="10.4710277290858" calcext:value-type="float">
            <text:p>10.4710277290858</text:p>
          </table:table-cell>
          <table:table-cell office:value-type="float" office:value="10.2582877068998" calcext:value-type="float">
            <text:p>10.2582877068998</text:p>
          </table:table-cell>
          <table:table-cell office:value-type="float" office:value="10.1290556806673" calcext:value-type="float">
            <text:p>10.1290556806673</text:p>
          </table:table-cell>
          <table:table-cell office:value-type="float" office:value="10.1052690442007" calcext:value-type="float">
            <text:p>10.1052690442007</text:p>
          </table:table-cell>
          <table:table-cell office:value-type="float" office:value="10.1213639934497" calcext:value-type="float">
            <text:p>10.1213639934497</text:p>
          </table:table-cell>
          <table:table-cell office:value-type="float" office:value="10.1291002050333" calcext:value-type="float">
            <text:p>10.1291002050333</text:p>
          </table:table-cell>
          <table:table-cell office:value-type="float" office:value="10.1141858192155" calcext:value-type="float">
            <text:p>10.1141858192155</text:p>
          </table:table-cell>
          <table:table-cell office:value-type="float" office:value="10.0708741824378" calcext:value-type="float">
            <text:p>10.0708741824378</text:p>
          </table:table-cell>
          <table:table-cell office:value-type="float" office:value="10.0129878795029" calcext:value-type="float">
            <text:p>10.0129878795029</text:p>
          </table:table-cell>
          <table:table-cell office:value-type="float" office:value="9.95740648447712" calcext:value-type="float">
            <text:p>9.95740648447712</text:p>
          </table:table-cell>
          <table:table-cell office:value-type="float" office:value="9.9077205463336" calcext:value-type="float">
            <text:p>9.9077205463336</text:p>
          </table:table-cell>
          <table:table-cell office:value-type="float" office:value="9.86061153129852" calcext:value-type="float">
            <text:p>9.86061153129852</text:p>
          </table:table-cell>
          <table:table-cell office:value-type="float" office:value="9.81235487969339" calcext:value-type="float">
            <text:p>9.81235487969339</text:p>
          </table:table-cell>
          <table:table-cell office:value-type="float" office:value="9.75886971434131" calcext:value-type="float">
            <text:p>9.75886971434131</text:p>
          </table:table-cell>
          <table:table-cell office:value-type="float" office:value="9.70006307654036" calcext:value-type="float">
            <text:p>9.70006307654036</text:p>
          </table:table-cell>
          <table:table-cell office:value-type="float" office:value="9.64488383384299" calcext:value-type="float">
            <text:p>9.64488383384299</text:p>
          </table:table-cell>
          <table:table-cell office:value-type="float" office:value="9.59779009147093" calcext:value-type="float">
            <text:p>9.59779009147093</text:p>
          </table:table-cell>
          <table:table-cell office:value-type="float" office:value="9.53409784832935" calcext:value-type="float">
            <text:p>9.53409784832935</text:p>
          </table:table-cell>
          <table:table-cell office:value-type="float" office:value="9.42702052180763" calcext:value-type="float">
            <text:p>9.42702052180763</text:p>
          </table:table-cell>
          <table:table-cell office:value-type="float" office:value="9.33974182458059" calcext:value-type="float">
            <text:p>9.33974182458059</text:p>
          </table:table-cell>
          <table:table-cell office:value-type="float" office:value="9.40163533565273" calcext:value-type="float">
            <text:p>9.40163533565273</text:p>
          </table:table-cell>
          <table:table-cell office:value-type="float" office:value="9.96144556879968" calcext:value-type="float">
            <text:p>9.96144556879968</text:p>
          </table:table-cell>
          <table:table-cell office:value-type="float" office:value="11.6753262788746" calcext:value-type="float">
            <text:p>11.6753262788746</text:p>
          </table:table-cell>
          <table:table-cell office:value-type="float" office:value="14.9799364835957" calcext:value-type="float">
            <text:p>14.9799364835957</text:p>
          </table:table-cell>
          <table:table-cell office:value-type="float" office:value="19.5767751142168" calcext:value-type="float">
            <text:p>19.5767751142168</text:p>
          </table:table-cell>
          <table:table-cell office:value-type="float" office:value="24.8605668074352" calcext:value-type="float">
            <text:p>24.8605668074352</text:p>
          </table:table-cell>
          <table:table-cell office:value-type="float" office:value="29.0522459601835" calcext:value-type="float">
            <text:p>29.0522459601835</text:p>
          </table:table-cell>
          <table:table-cell office:value-type="float" office:value="29.94928498549" calcext:value-type="float">
            <text:p>29.94928498549</text:p>
          </table:table-cell>
          <table:table-cell office:value-type="float" office:value="26.8111056738085" calcext:value-type="float">
            <text:p>26.8111056738085</text:p>
          </table:table-cell>
          <table:table-cell office:value-type="float" office:value="20.2170052145761" calcext:value-type="float">
            <text:p>20.2170052145761</text:p>
          </table:table-cell>
          <table:table-cell office:value-type="float" office:value="11.6741260199147" calcext:value-type="float">
            <text:p>11.6741260199147</text:p>
          </table:table-cell>
          <table:table-cell office:value-type="float" office:value="4.32588746044943" calcext:value-type="float">
            <text:p>4.32588746044943</text:p>
          </table:table-cell>
          <table:table-cell office:value-type="float" office:value="0.826596838093819" calcext:value-type="float">
            <text:p>0.826596838093819</text:p>
          </table:table-cell>
          <table:table-cell office:value-type="float" office:value="1.08878197622764" calcext:value-type="float">
            <text:p>1.08878197622764</text:p>
          </table:table-cell>
          <table:table-cell office:value-type="float" office:value="4.21711240239001" calcext:value-type="float">
            <text:p>4.21711240239001</text:p>
          </table:table-cell>
          <table:table-cell office:value-type="float" office:value="8.30366480184431" calcext:value-type="float">
            <text:p>8.30366480184431</text:p>
          </table:table-cell>
          <table:table-cell office:value-type="float" office:value="10.9163383596082" calcext:value-type="float">
            <text:p>10.9163383596082</text:p>
          </table:table-cell>
          <table:table-cell office:value-type="float" office:value="11.1423327223811" calcext:value-type="float">
            <text:p>11.1423327223811</text:p>
          </table:table-cell>
          <table:table-cell office:value-type="float" office:value="9.85515642082608" calcext:value-type="float">
            <text:p>9.85515642082608</text:p>
          </table:table-cell>
          <table:table-cell office:value-type="float" office:value="8.01600494064215" calcext:value-type="float">
            <text:p>8.01600494064215</text:p>
          </table:table-cell>
          <table:table-cell office:value-type="float" office:value="6.55183043061939" calcext:value-type="float">
            <text:p>6.55183043061939</text:p>
          </table:table-cell>
          <table:table-cell office:value-type="float" office:value="6.1943876917746" calcext:value-type="float">
            <text:p>6.1943876917746</text:p>
          </table:table-cell>
          <table:table-cell office:value-type="float" office:value="6.61057809206538" calcext:value-type="float">
            <text:p>6.61057809206538</text:p>
          </table:table-cell>
          <table:table-cell office:value-type="float" office:value="7.12126460851388" calcext:value-type="float">
            <text:p>7.12126460851388</text:p>
          </table:table-cell>
          <table:table-cell office:value-type="float" office:value="7.39843832701523" calcext:value-type="float">
            <text:p>7.39843832701523</text:p>
          </table:table-cell>
          <table:table-cell office:value-type="float" office:value="7.37754352270622" calcext:value-type="float">
            <text:p>7.37754352270622</text:p>
          </table:table-cell>
          <table:table-cell office:value-type="float" office:value="7.10568117107911" calcext:value-type="float">
            <text:p>7.10568117107911</text:p>
          </table:table-cell>
          <table:table-cell office:value-type="float" office:value="6.79169845889446" calcext:value-type="float">
            <text:p>6.79169845889446</text:p>
          </table:table-cell>
          <table:table-cell office:value-type="float" office:value="6.59889161390382" calcext:value-type="float">
            <text:p>6.59889161390382</text:p>
          </table:table-cell>
          <table:table-cell office:value-type="float" office:value="6.49326450735561" calcext:value-type="float">
            <text:p>6.49326450735561</text:p>
          </table:table-cell>
          <table:table-cell office:value-type="float" office:value="6.40559007152051" calcext:value-type="float">
            <text:p>6.40559007152051</text:p>
          </table:table-cell>
          <table:table-cell office:value-type="float" office:value="6.31123498752775" calcext:value-type="float">
            <text:p>6.31123498752775</text:p>
          </table:table-cell>
          <table:table-cell office:value-type="float" office:value="6.21441711048931" calcext:value-type="float">
            <text:p>6.21441711048931</text:p>
          </table:table-cell>
          <table:table-cell office:value-type="float" office:value="6.2962079989322" calcext:value-type="float">
            <text:p>6.2962079989322</text:p>
          </table:table-cell>
          <table:table-cell office:value-type="float" office:value="6.91182012012243" calcext:value-type="float">
            <text:p>6.91182012012243</text:p>
          </table:table-cell>
          <table:table-cell office:value-type="float" office:value="8.71655872053126" calcext:value-type="float">
            <text:p>8.71655872053126</text:p>
          </table:table-cell>
          <table:table-cell office:value-type="float" office:value="12.9593311806386" calcext:value-type="float">
            <text:p>12.9593311806386</text:p>
          </table:table-cell>
          <table:table-cell office:value-type="float" office:value="20.8933072586361" calcext:value-type="float">
            <text:p>20.8933072586361</text:p>
          </table:table-cell>
          <table:table-cell office:value-type="float" office:value="33.4662562112526" calcext:value-type="float">
            <text:p>33.4662562112526</text:p>
          </table:table-cell>
          <table:table-cell office:value-type="float" office:value="51.2849917964827" calcext:value-type="float">
            <text:p>51.2849917964827</text:p>
          </table:table-cell>
          <table:table-cell office:value-type="float" office:value="72.1687362377294" calcext:value-type="float">
            <text:p>72.1687362377294</text:p>
          </table:table-cell>
          <table:table-cell office:value-type="float" office:value="92.1874780854053" calcext:value-type="float">
            <text:p>92.1874780854053</text:p>
          </table:table-cell>
          <table:table-cell office:value-type="float" office:value="106.291621550871" calcext:value-type="float">
            <text:p>106.291621550871</text:p>
          </table:table-cell>
          <table:table-cell office:value-type="float" office:value="108.042523104324" calcext:value-type="float">
            <text:p>108.042523104324</text:p>
          </table:table-cell>
          <table:table-cell office:value-type="float" office:value="93.2709552923621" calcext:value-type="float">
            <text:p>93.2709552923621</text:p>
          </table:table-cell>
          <table:table-cell office:value-type="float" office:value="64.1940600225728" calcext:value-type="float">
            <text:p>64.1940600225728</text:p>
          </table:table-cell>
          <table:table-cell office:value-type="float" office:value="25.0756981568268" calcext:value-type="float">
            <text:p>25.0756981568268</text:p>
          </table:table-cell>
          <table:table-cell office:value-type="float" office:value="-13.7795890045292" calcext:value-type="float">
            <text:p>-13.7795890045292</text:p>
          </table:table-cell>
          <table:table-cell office:value-type="float" office:value="-40.1562491946585" calcext:value-type="float">
            <text:p>-40.1562491946585</text:p>
          </table:table-cell>
          <table:table-cell office:value-type="float" office:value="-48.2227725903344" calcext:value-type="float">
            <text:p>-48.2227725903344</text:p>
          </table:table-cell>
          <table:table-cell office:value-type="float" office:value="-37.3859249832971" calcext:value-type="float">
            <text:p>-37.3859249832971</text:p>
          </table:table-cell>
          <table:table-cell office:value-type="float" office:value="-12.152617181696" calcext:value-type="float">
            <text:p>-12.152617181696</text:p>
          </table:table-cell>
          <table:table-cell office:value-type="float" office:value="14.6946797350559" calcext:value-type="float">
            <text:p>14.6946797350559</text:p>
          </table:table-cell>
          <table:table-cell office:value-type="float" office:value="31.7082119409452" calcext:value-type="float">
            <text:p>31.7082119409452</text:p>
          </table:table-cell>
          <table:table-cell office:value-type="float" office:value="35.2064279180147" calcext:value-type="float">
            <text:p>35.2064279180147</text:p>
          </table:table-cell>
          <table:table-cell office:value-type="float" office:value="24.199910050107" calcext:value-type="float">
            <text:p>24.199910050107</text:p>
          </table:table-cell>
          <table:table-cell office:value-type="float" office:value="5.56417470253932" calcext:value-type="float">
            <text:p>5.56417470253932</text:p>
          </table:table-cell>
          <table:table-cell office:value-type="float" office:value="-10.0132305747709" calcext:value-type="float">
            <text:p>-10.0132305747709</text:p>
          </table:table-cell>
          <table:table-cell office:value-type="float" office:value="-16.7491273760558" calcext:value-type="float">
            <text:p>-16.7491273760558</text:p>
          </table:table-cell>
          <table:table-cell office:value-type="float" office:value="-14.0939197000168" calcext:value-type="float">
            <text:p>-14.0939197000168</text:p>
          </table:table-cell>
          <table:table-cell office:value-type="float" office:value="-3.93818360481313" calcext:value-type="float">
            <text:p>-3.93818360481313</text:p>
          </table:table-cell>
          <table:table-cell office:value-type="float" office:value="6.98009142854725" calcext:value-type="float">
            <text:p>6.98009142854725</text:p>
          </table:table-cell>
          <table:table-cell office:value-type="float" office:value="12.4302958363824" calcext:value-type="float">
            <text:p>12.4302958363824</text:p>
          </table:table-cell>
          <table:table-cell office:value-type="float" office:value="11.9475520606924" calcext:value-type="float">
            <text:p>11.9475520606924</text:p>
          </table:table-cell>
          <table:table-cell office:value-type="float" office:value="6.97885593081765" calcext:value-type="float">
            <text:p>6.97885593081765</text:p>
          </table:table-cell>
          <table:table-cell office:value-type="float" office:value="0.448608517315618" calcext:value-type="float">
            <text:p>0.448608517315618</text:p>
          </table:table-cell>
          <table:table-cell office:value-type="float" office:value="-3.77686155635884" calcext:value-type="float">
            <text:p>-3.77686155635884</text:p>
          </table:table-cell>
          <table:table-cell office:value-type="float" office:value="-4.07595932227504" calcext:value-type="float">
            <text:p>-4.07595932227504</text:p>
          </table:table-cell>
          <table:table-cell office:value-type="float" office:value="-1.96021283989167" calcext:value-type="float">
            <text:p>-1.96021283989167</text:p>
          </table:table-cell>
          <table:table-cell office:value-type="float" office:value="0.895250556909366" calcext:value-type="float">
            <text:p>0.895250556909366</text:p>
          </table:table-cell>
          <table:table-cell office:value-type="float" office:value="3.01257530635154" calcext:value-type="float">
            <text:p>3.01257530635154</text:p>
          </table:table-cell>
          <table:table-cell office:value-type="float" office:value="3.19819618377292" calcext:value-type="float">
            <text:p>3.19819618377292</text:p>
          </table:table-cell>
          <table:table-cell office:value-type="float" office:value="1.95220291932886" calcext:value-type="float">
            <text:p>1.95220291932886</text:p>
          </table:table-cell>
          <table:table-cell office:value-type="float" office:value="0.455834227428345" calcext:value-type="float">
            <text:p>0.455834227428345</text:p>
          </table:table-cell>
          <table:table-cell office:value-type="float" office:value="-0.607737421247279" calcext:value-type="float">
            <text:p>-0.607737421247279</text:p>
          </table:table-cell>
          <table:table-cell office:value-type="float" office:value="-0.99830222285475" calcext:value-type="float">
            <text:p>-0.99830222285475</text:p>
          </table:table-cell>
          <table:table-cell office:value-type="float" office:value="-0.740423323568328" calcext:value-type="float">
            <text:p>-0.740423323568328</text:p>
          </table:table-cell>
          <table:table-cell office:value-type="float" office:value="-0.313700538403199" calcext:value-type="float">
            <text:p>-0.313700538403199</text:p>
          </table:table-cell>
          <table:table-cell office:value-type="float" office:value="-0.143891827829516" calcext:value-type="float">
            <text:p>-0.143891827829516</text:p>
          </table:table-cell>
          <table:table-cell office:value-type="float" office:value="-0.245289805908023" calcext:value-type="float">
            <text:p>-0.245289805908023</text:p>
          </table:table-cell>
          <table:table-cell office:value-type="float" office:value="-0.525755336745413" calcext:value-type="float">
            <text:p>-0.525755336745413</text:p>
          </table:table-cell>
          <table:table-cell office:value-type="float" office:value="-0.865795635012003" calcext:value-type="float">
            <text:p>-0.865795635012003</text:p>
          </table:table-cell>
          <table:table-cell office:value-type="float" office:value="-1.13373298390191" calcext:value-type="float">
            <text:p>-1.13373298390191</text:p>
          </table:table-cell>
          <table:table-cell office:value-type="float" office:value="-1.28819451611984" calcext:value-type="float">
            <text:p>-1.28819451611984</text:p>
          </table:table-cell>
          <table:table-cell office:value-type="float" office:value="-1.39179758530747" calcext:value-type="float">
            <text:p>-1.39179758530747</text:p>
          </table:table-cell>
          <table:table-cell office:value-type="float" office:value="-1.49772747446553" calcext:value-type="float">
            <text:p>-1.49772747446553</text:p>
          </table:table-cell>
          <table:table-cell office:value-type="float" office:value="-1.62240273066721" calcext:value-type="float">
            <text:p>-1.62240273066721</text:p>
          </table:table-cell>
          <table:table-cell office:value-type="float" office:value="-1.77327117072004" calcext:value-type="float">
            <text:p>-1.77327117072004</text:p>
          </table:table-cell>
          <table:table-cell office:value-type="float" office:value="-1.93850248435577" calcext:value-type="float">
            <text:p>-1.93850248435577</text:p>
          </table:table-cell>
          <table:table-cell office:value-type="float" office:value="-2.10054956641454" calcext:value-type="float">
            <text:p>-2.10054956641454</text:p>
          </table:table-cell>
          <table:table-cell office:value-type="float" office:value="-2.25381474337507" calcext:value-type="float">
            <text:p>-2.25381474337507</text:p>
          </table:table-cell>
          <table:table-cell office:value-type="float" office:value="-2.40144535770482" calcext:value-type="float">
            <text:p>-2.40144535770482</text:p>
          </table:table-cell>
          <table:table-cell office:value-type="float" office:value="-2.54707319165703" calcext:value-type="float">
            <text:p>-2.54707319165703</text:p>
          </table:table-cell>
          <table:table-cell office:value-type="float" office:value="-2.69475835231965" calcext:value-type="float">
            <text:p>-2.69475835231965</text:p>
          </table:table-cell>
          <table:table-cell office:value-type="float" office:value="-2.84569252130225" calcext:value-type="float">
            <text:p>-2.84569252130225</text:p>
          </table:table-cell>
          <table:table-cell office:value-type="float" office:value="-2.99159545039053" calcext:value-type="float">
            <text:p>-2.99159545039053</text:p>
          </table:table-cell>
          <table:table-cell office:value-type="float" office:value="-3.12592175293631" calcext:value-type="float">
            <text:p>-3.12592175293631</text:p>
          </table:table-cell>
          <table:table-cell office:value-type="float" office:value="-3.26983877377466" calcext:value-type="float">
            <text:p>-3.26983877377466</text:p>
          </table:table-cell>
          <table:table-cell office:value-type="float" office:value="-3.45350728071215" calcext:value-type="float">
            <text:p>-3.45350728071215</text:p>
          </table:table-cell>
          <table:table-cell office:value-type="float" office:value="-3.62885919946915" calcext:value-type="float">
            <text:p>-3.62885919946915</text:p>
          </table:table-cell>
          <table:table-cell office:value-type="float" office:value="-3.67164644113201" calcext:value-type="float">
            <text:p>-3.67164644113201</text:p>
          </table:table-cell>
          <table:table-cell office:value-type="float" office:value="-3.28329305332296" calcext:value-type="float">
            <text:p>-3.28329305332296</text:p>
          </table:table-cell>
          <table:table-cell office:value-type="float" office:value="-1.82456781914772" calcext:value-type="float">
            <text:p>-1.82456781914772</text:p>
          </table:table-cell>
          <table:table-cell office:value-type="float" office:value="1.2163483556142" calcext:value-type="float">
            <text:p>1.2163483556142</text:p>
          </table:table-cell>
          <table:table-cell office:value-type="float" office:value="5.60811003758394" calcext:value-type="float">
            <text:p>5.60811003758394</text:p>
          </table:table-cell>
          <table:table-cell office:value-type="float" office:value="10.8124914653131" calcext:value-type="float">
            <text:p>10.8124914653131</text:p>
          </table:table-cell>
          <table:table-cell office:value-type="float" office:value="15.211381940441" calcext:value-type="float">
            <text:p>15.211381940441</text:p>
          </table:table-cell>
          <table:table-cell office:value-type="float" office:value="16.5669907840432" calcext:value-type="float">
            <text:p>16.5669907840432</text:p>
          </table:table-cell>
          <table:table-cell office:value-type="float" office:value="13.8621213833299" calcext:value-type="float">
            <text:p>13.8621213833299</text:p>
          </table:table-cell>
          <table:table-cell office:value-type="float" office:value="7.61820426599632" calcext:value-type="float">
            <text:p>7.61820426599632</text:p>
          </table:table-cell>
          <table:table-cell office:value-type="float" office:value="-0.885367530428637" calcext:value-type="float">
            <text:p>-0.885367530428637</text:p>
          </table:table-cell>
          <table:table-cell office:value-type="float" office:value="-8.61502825468083" calcext:value-type="float">
            <text:p>-8.61502825468083</text:p>
          </table:table-cell>
          <table:table-cell office:value-type="float" office:value="-12.6906134749566" calcext:value-type="float">
            <text:p>-12.6906134749566</text:p>
          </table:table-cell>
          <table:table-cell office:value-type="float" office:value="-12.9024957937063" calcext:value-type="float">
            <text:p>-12.9024957937063</text:p>
          </table:table-cell>
          <table:table-cell office:value-type="float" office:value="-10.0981961582949" calcext:value-type="float">
            <text:p>-10.0981961582949</text:p>
          </table:table-cell>
          <table:table-cell office:value-type="float" office:value="-6.02865098542772" calcext:value-type="float">
            <text:p>-6.02865098542772</text:p>
          </table:table-cell>
          <table:table-cell office:value-type="float" office:value="-3.14416959584556" calcext:value-type="float">
            <text:p>-3.14416959584556</text:p>
          </table:table-cell>
          <table:table-cell office:value-type="float" office:value="-2.68142863224501" calcext:value-type="float">
            <text:p>-2.68142863224501</text:p>
          </table:table-cell>
          <table:table-cell office:value-type="float" office:value="-3.85321224178171" calcext:value-type="float">
            <text:p>-3.85321224178171</text:p>
          </table:table-cell>
          <table:table-cell office:value-type="float" office:value="-5.69431336136924" calcext:value-type="float">
            <text:p>-5.69431336136924</text:p>
          </table:table-cell>
          <table:table-cell office:value-type="float" office:value="-7.27501651007243" calcext:value-type="float">
            <text:p>-7.27501651007243</text:p>
          </table:table-cell>
          <table:table-cell office:value-type="float" office:value="-7.79290548575167" calcext:value-type="float">
            <text:p>-7.79290548575167</text:p>
          </table:table-cell>
          <table:table-cell office:value-type="float" office:value="-7.44765160265439" calcext:value-type="float">
            <text:p>-7.44765160265439</text:p>
          </table:table-cell>
          <table:table-cell office:value-type="float" office:value="-6.92749462229137" calcext:value-type="float">
            <text:p>-6.92749462229137</text:p>
          </table:table-cell>
          <table:table-cell office:value-type="float" office:value="-6.62175394178465" calcext:value-type="float">
            <text:p>-6.62175394178465</text:p>
          </table:table-cell>
          <table:table-cell office:value-type="float" office:value="-6.60476837921699" calcext:value-type="float">
            <text:p>-6.60476837921699</text:p>
          </table:table-cell>
          <table:table-cell office:value-type="float" office:value="-6.85458236072067" calcext:value-type="float">
            <text:p>-6.85458236072067</text:p>
          </table:table-cell>
          <table:table-cell office:value-type="float" office:value="-7.17188287318132" calcext:value-type="float">
            <text:p>-7.17188287318132</text:p>
          </table:table-cell>
          <table:table-cell office:value-type="float" office:value="-7.37449001035241" calcext:value-type="float">
            <text:p>-7.37449001035241</text:p>
          </table:table-cell>
          <table:table-cell office:value-type="float" office:value="-7.4773522108517" calcext:value-type="float">
            <text:p>-7.4773522108517</text:p>
          </table:table-cell>
          <table:table-cell office:value-type="float" office:value="-7.55206065487186" calcext:value-type="float">
            <text:p>-7.55206065487186</text:p>
          </table:table-cell>
          <table:table-cell office:value-type="float" office:value="-7.62960890952569" calcext:value-type="float">
            <text:p>-7.62960890952569</text:p>
          </table:table-cell>
          <table:table-cell office:value-type="float" office:value="-7.71079902332266" calcext:value-type="float">
            <text:p>-7.71079902332266</text:p>
          </table:table-cell>
          <table:table-cell office:value-type="float" office:value="-7.64919167926597" calcext:value-type="float">
            <text:p>-7.64919167926597</text:p>
          </table:table-cell>
          <table:table-cell office:value-type="float" office:value="-7.09859489599093" calcext:value-type="float">
            <text:p>-7.09859489599093</text:p>
          </table:table-cell>
          <table:table-cell office:value-type="float" office:value="-5.4821528462157" calcext:value-type="float">
            <text:p>-5.4821528462157</text:p>
          </table:table-cell>
          <table:table-cell office:value-type="float" office:value="-1.59316064694399" calcext:value-type="float">
            <text:p>-1.59316064694399</text:p>
          </table:table-cell>
          <table:table-cell office:value-type="float" office:value="5.84505841815948" calcext:value-type="float">
            <text:p>5.84505841815948</text:p>
          </table:table-cell>
          <table:table-cell office:value-type="float" office:value="17.8149726858028" calcext:value-type="float">
            <text:p>17.8149726858028</text:p>
          </table:table-cell>
          <table:table-cell office:value-type="float" office:value="35.0413816424024" calcext:value-type="float">
            <text:p>35.0413816424024</text:p>
          </table:table-cell>
          <table:table-cell office:value-type="float" office:value="55.7919500535301" calcext:value-type="float">
            <text:p>55.7919500535301</text:p>
          </table:table-cell>
          <table:table-cell office:value-type="float" office:value="76.2011542669127" calcext:value-type="float">
            <text:p>76.2011542669127</text:p>
          </table:table-cell>
          <table:table-cell office:value-type="float" office:value="91.4602381836641" calcext:value-type="float">
            <text:p>91.4602381836641</text:p>
          </table:table-cell>
          <table:table-cell office:value-type="float" office:value="95.1985566407609" calcext:value-type="float">
            <text:p>95.1985566407609</text:p>
          </table:table-cell>
          <table:table-cell office:value-type="float" office:value="82.5425066627314" calcext:value-type="float">
            <text:p>82.5425066627314</text:p>
          </table:table-cell>
          <table:table-cell office:value-type="float" office:value="55.1647330283457" calcext:value-type="float">
            <text:p>55.1647330283457</text:p>
          </table:table-cell>
          <table:table-cell office:value-type="float" office:value="16.954394556774" calcext:value-type="float">
            <text:p>16.954394556774</text:p>
          </table:table-cell>
          <table:table-cell office:value-type="float" office:value="-22.5728884144684" calcext:value-type="float">
            <text:p>-22.5728884144684</text:p>
          </table:table-cell>
          <table:table-cell office:value-type="float" office:value="-51.0204847261856" calcext:value-type="float">
            <text:p>-51.0204847261856</text:p>
          </table:table-cell>
          <table:table-cell office:value-type="float" office:value="-61.401421487065" calcext:value-type="float">
            <text:p>-61.401421487065</text:p>
          </table:table-cell>
          <table:table-cell office:value-type="float" office:value="-52.8878138146631" calcext:value-type="float">
            <text:p>-52.8878138146631</text:p>
          </table:table-cell>
          <table:table-cell office:value-type="float" office:value="-28.7619338342908" calcext:value-type="float">
            <text:p>-28.7619338342908</text:p>
          </table:table-cell>
          <table:table-cell office:value-type="float" office:value="-1.28834483469934" calcext:value-type="float">
            <text:p>-1.28834483469934</text:p>
          </table:table-cell>
          <table:table-cell office:value-type="float" office:value="17.3903256068221" calcext:value-type="float">
            <text:p>17.3903256068221</text:p>
          </table:table-cell>
          <table:table-cell office:value-type="float" office:value="22.8012991531658" calcext:value-type="float">
            <text:p>22.8012991531658</text:p>
          </table:table-cell>
          <table:table-cell office:value-type="float" office:value="13.5627406697983" calcext:value-type="float">
            <text:p>13.5627406697983</text:p>
          </table:table-cell>
          <table:table-cell office:value-type="float" office:value="-4.61479691341611" calcext:value-type="float">
            <text:p>-4.61479691341611</text:p>
          </table:table-cell>
          <table:table-cell office:value-type="float" office:value="-21.0062000116474" calcext:value-type="float">
            <text:p>-21.0062000116474</text:p>
          </table:table-cell>
          <table:table-cell office:value-type="float" office:value="-28.8255691346438" calcext:value-type="float">
            <text:p>-28.8255691346438</text:p>
          </table:table-cell>
          <table:table-cell office:value-type="float" office:value="-27.2804872137891" calcext:value-type="float">
            <text:p>-27.2804872137891</text:p>
          </table:table-cell>
          <table:table-cell office:value-type="float" office:value="-17.6544389380057" calcext:value-type="float">
            <text:p>-17.6544389380057</text:p>
          </table:table-cell>
          <table:table-cell office:value-type="float" office:value="-6.32076855402005" calcext:value-type="float">
            <text:p>-6.32076855402005</text:p>
          </table:table-cell>
          <table:table-cell office:value-type="float" office:value="0.0748179590375813" calcext:value-type="float">
            <text:p>0.074817959037581</text:p>
          </table:table-cell>
          <table:table-cell office:value-type="float" office:value="0.381856850825736" calcext:value-type="float">
            <text:p>0.381856850825736</text:p>
          </table:table-cell>
          <table:table-cell office:value-type="float" office:value="-4.02148562660859" calcext:value-type="float">
            <text:p>-4.02148562660859</text:p>
          </table:table-cell>
          <table:table-cell office:value-type="float" office:value="-10.4572939336147" calcext:value-type="float">
            <text:p>-10.4572939336147</text:p>
          </table:table-cell>
          <table:table-cell office:value-type="float" office:value="-15.0520094018111" calcext:value-type="float">
            <text:p>-15.0520094018111</text:p>
          </table:table-cell>
          <table:table-cell office:value-type="float" office:value="-15.6675280396652" calcext:value-type="float">
            <text:p>-15.6675280396652</text:p>
          </table:table-cell>
          <table:table-cell office:value-type="float" office:value="-13.6436202042093" calcext:value-type="float">
            <text:p>-13.6436202042093</text:p>
          </table:table-cell>
          <table:table-cell office:value-type="float" office:value="-10.6758823578667" calcext:value-type="float">
            <text:p>-10.6758823578667</text:p>
          </table:table-cell>
          <table:table-cell office:value-type="float" office:value="-8.25999635438678" calcext:value-type="float">
            <text:p>-8.25999635438678</text:p>
          </table:table-cell>
          <table:table-cell office:value-type="float" office:value="-7.68770051291318" calcext:value-type="float">
            <text:p>-7.68770051291318</text:p>
          </table:table-cell>
          <table:table-cell office:value-type="float" office:value="-8.68919434164221" calcext:value-type="float">
            <text:p>-8.68919434164221</text:p>
          </table:table-cell>
          <table:table-cell office:value-type="float" office:value="-10.07832886701" calcext:value-type="float">
            <text:p>-10.07832886701</text:p>
          </table:table-cell>
          <table:table-cell office:value-type="float" office:value="-11.0781139585627" calcext:value-type="float">
            <text:p>-11.0781139585627</text:p>
          </table:table-cell>
          <table:table-cell office:value-type="float" office:value="-11.4294854838788" calcext:value-type="float">
            <text:p>-11.4294854838788</text:p>
          </table:table-cell>
          <table:table-cell office:value-type="float" office:value="-11.0930007775694" calcext:value-type="float">
            <text:p>-11.0930007775694</text:p>
          </table:table-cell>
          <table:table-cell office:value-type="float" office:value="-10.5181107453369" calcext:value-type="float">
            <text:p>-10.5181107453369</text:p>
          </table:table-cell>
          <table:table-cell office:value-type="float" office:value="-10.1649937715644" calcext:value-type="float">
            <text:p>-10.1649937715644</text:p>
          </table:table-cell>
          <table:table-cell office:value-type="float" office:value="-10.0920898157613" calcext:value-type="float">
            <text:p>-10.0920898157613</text:p>
          </table:table-cell>
          <table:table-cell office:value-type="float" office:value="-10.2087798116312" calcext:value-type="float">
            <text:p>-10.2087798116312</text:p>
          </table:table-cell>
          <table:table-cell office:value-type="float" office:value="-10.3998094041976" calcext:value-type="float">
            <text:p>-10.3998094041976</text:p>
          </table:table-cell>
          <table:table-cell office:value-type="float" office:value="-10.5319600168816" calcext:value-type="float">
            <text:p>-10.5319600168816</text:p>
          </table:table-cell>
          <table:table-cell office:value-type="float" office:value="-10.5448363867377" calcext:value-type="float">
            <text:p>-10.5448363867377</text:p>
          </table:table-cell>
          <table:table-cell office:value-type="float" office:value="-10.4961777228305" calcext:value-type="float">
            <text:p>-10.4961777228305</text:p>
          </table:table-cell>
          <table:table-cell office:value-type="float" office:value="-10.443557619308" calcext:value-type="float">
            <text:p>-10.443557619308</text:p>
          </table:table-cell>
          <table:table-cell office:value-type="float" office:value="-10.4063550536741" calcext:value-type="float">
            <text:p>-10.4063550536741</text:p>
          </table:table-cell>
          <table:table-cell office:value-type="float" office:value="-10.3933497979563" calcext:value-type="float">
            <text:p>-10.3933497979563</text:p>
          </table:table-cell>
          <table:table-cell office:value-type="float" office:value="-10.3951398797695" calcext:value-type="float">
            <text:p>-10.3951398797695</text:p>
          </table:table-cell>
          <table:table-cell office:value-type="float" office:value="-10.3938384170057" calcext:value-type="float">
            <text:p>-10.3938384170057</text:p>
          </table:table-cell>
          <table:table-cell office:value-type="float" office:value="-10.3818140252461" calcext:value-type="float">
            <text:p>-10.3818140252461</text:p>
          </table:table-cell>
          <table:table-cell office:value-type="float" office:value="-10.361970316445" calcext:value-type="float">
            <text:p>-10.361970316445</text:p>
          </table:table-cell>
          <table:table-cell office:value-type="float" office:value="-10.3379078554702" calcext:value-type="float">
            <text:p>-10.3379078554702</text:p>
          </table:table-cell>
          <table:table-cell office:value-type="float" office:value="-10.3136990548295" calcext:value-type="float">
            <text:p>-10.3136990548295</text:p>
          </table:table-cell>
          <table:table-cell office:value-type="float" office:value="-10.2914921650394" calcext:value-type="float">
            <text:p>-10.2914921650394</text:p>
          </table:table-cell>
          <table:table-cell office:value-type="float" office:value="-10.2639480303131" calcext:value-type="float">
            <text:p>-10.2639480303131</text:p>
          </table:table-cell>
          <table:table-cell office:value-type="float" office:value="-10.2230604169717" calcext:value-type="float">
            <text:p>-10.2230604169717</text:p>
          </table:table-cell>
          <table:table-cell office:value-type="float" office:value="-10.1861163520811" calcext:value-type="float">
            <text:p>-10.1861163520811</text:p>
          </table:table-cell>
          <table:table-cell office:value-type="float" office:value="-10.1852132439615" calcext:value-type="float">
            <text:p>-10.1852132439615</text:p>
          </table:table-cell>
          <table:table-cell office:value-type="float" office:value="-10.1875436132261" calcext:value-type="float">
            <text:p>-10.1875436132261</text:p>
          </table:table-cell>
          <table:table-cell office:value-type="float" office:value="-10.0731219269056" calcext:value-type="float">
            <text:p>-10.0731219269056</text:p>
          </table:table-cell>
          <table:table-cell office:value-type="float" office:value="-9.58893866973918" calcext:value-type="float">
            <text:p>-9.58893866973918</text:p>
          </table:table-cell>
          <table:table-cell office:value-type="float" office:value="-8.11972449546997" calcext:value-type="float">
            <text:p>-8.11972449546997</text:p>
          </table:table-cell>
          <table:table-cell office:value-type="float" office:value="-5.09565008225785" calcext:value-type="float">
            <text:p>-5.09565008225785</text:p>
          </table:table-cell>
          <table:table-cell office:value-type="float" office:value="-0.664485636495707" calcext:value-type="float">
            <text:p>-0.664485636495707</text:p>
          </table:table-cell>
          <table:table-cell office:value-type="float" office:value="4.6825986736166" calcext:value-type="float">
            <text:p>4.6825986736166</text:p>
          </table:table-cell>
          <table:table-cell office:value-type="float" office:value="9.49980891719352" calcext:value-type="float">
            <text:p>9.49980891719352</text:p>
          </table:table-cell>
          <table:table-cell office:value-type="float" office:value="11.5428880714006" calcext:value-type="float">
            <text:p>11.5428880714006</text:p>
          </table:table-cell>
          <table:table-cell office:value-type="float" office:value="9.52602584052888" calcext:value-type="float">
            <text:p>9.52602584052888</text:p>
          </table:table-cell>
          <table:table-cell office:value-type="float" office:value="3.89123621457057" calcext:value-type="float">
            <text:p>3.89123621457057</text:p>
          </table:table-cell>
          <table:table-cell office:value-type="float" office:value="-4.27811556935983" calcext:value-type="float">
            <text:p>-4.27811556935983</text:p>
          </table:table-cell>
          <table:table-cell office:value-type="float" office:value="-12.0962573293224" calcext:value-type="float">
            <text:p>-12.0962573293224</text:p>
          </table:table-cell>
          <table:table-cell office:value-type="float" office:value="-16.5150018605462" calcext:value-type="float">
            <text:p>-16.5150018605462</text:p>
          </table:table-cell>
          <table:table-cell office:value-type="float" office:value="-16.9790379884372" calcext:value-type="float">
            <text:p>-16.9790379884372</text:p>
          </table:table-cell>
          <table:table-cell office:value-type="float" office:value="-14.2951968255621" calcext:value-type="float">
            <text:p>-14.2951968255621</text:p>
          </table:table-cell>
          <table:table-cell office:value-type="float" office:value="-10.0526380993326" calcext:value-type="float">
            <text:p>-10.0526380993326</text:p>
          </table:table-cell>
          <table:table-cell office:value-type="float" office:value="-6.69096803655141" calcext:value-type="float">
            <text:p>-6.69096803655141</text:p>
          </table:table-cell>
          <table:table-cell office:value-type="float" office:value="-5.74961052384376" calcext:value-type="float">
            <text:p>-5.74961052384376</text:p>
          </table:table-cell>
          <table:table-cell office:value-type="float" office:value="-6.56649195794512" calcext:value-type="float">
            <text:p>-6.56649195794512</text:p>
          </table:table-cell>
          <table:table-cell office:value-type="float" office:value="-8.17322640804697" calcext:value-type="float">
            <text:p>-8.17322640804697</text:p>
          </table:table-cell>
          <table:table-cell office:value-type="float" office:value="-9.63656655212041" calcext:value-type="float">
            <text:p>-9.63656655212041</text:p>
          </table:table-cell>
          <table:table-cell office:value-type="float" office:value="-10.1036051031438" calcext:value-type="float">
            <text:p>-10.1036051031438</text:p>
          </table:table-cell>
          <table:table-cell office:value-type="float" office:value="-9.62683103079681" calcext:value-type="float">
            <text:p>-9.62683103079681</text:p>
          </table:table-cell>
          <table:table-cell office:value-type="float" office:value="-8.89221948928211" calcext:value-type="float">
            <text:p>-8.89221948928211</text:p>
          </table:table-cell>
          <table:table-cell office:value-type="float" office:value="-8.35013551636955" calcext:value-type="float">
            <text:p>-8.35013551636955</text:p>
          </table:table-cell>
          <table:table-cell office:value-type="float" office:value="-8.08917742310154" calcext:value-type="float">
            <text:p>-8.08917742310154</text:p>
          </table:table-cell>
          <table:table-cell office:value-type="float" office:value="-8.10990726301151" calcext:value-type="float">
            <text:p>-8.10990726301151</text:p>
          </table:table-cell>
          <table:table-cell office:value-type="float" office:value="-8.22623777987452" calcext:value-type="float">
            <text:p>-8.22623777987452</text:p>
          </table:table-cell>
          <table:table-cell office:value-type="float" office:value="-8.24163633651426" calcext:value-type="float">
            <text:p>-8.24163633651426</text:p>
          </table:table-cell>
          <table:table-cell office:value-type="float" office:value="-8.14787844614081" calcext:value-type="float">
            <text:p>-8.14787844614081</text:p>
          </table:table-cell>
          <table:table-cell office:value-type="float" office:value="-8.01786657682884" calcext:value-type="float">
            <text:p>-8.01786657682884</text:p>
          </table:table-cell>
          <table:table-cell office:value-type="float" office:value="-7.88936312346872" calcext:value-type="float">
            <text:p>-7.88936312346872</text:p>
          </table:table-cell>
          <table:table-cell office:value-type="float" office:value="-7.76636038135041" calcext:value-type="float">
            <text:p>-7.76636038135041</text:p>
          </table:table-cell>
          <table:table-cell office:value-type="float" office:value="-7.53570172670689" calcext:value-type="float">
            <text:p>-7.53570172670689</text:p>
          </table:table-cell>
          <table:table-cell office:value-type="float" office:value="-6.86223698328735" calcext:value-type="float">
            <text:p>-6.86223698328735</text:p>
          </table:table-cell>
          <table:table-cell office:value-type="float" office:value="-5.23532112127374" calcext:value-type="float">
            <text:p>-5.23532112127374</text:p>
          </table:table-cell>
          <table:table-cell office:value-type="float" office:value="-1.50444054294382" calcext:value-type="float">
            <text:p>-1.50444054294382</text:p>
          </table:table-cell>
          <table:table-cell office:value-type="float" office:value="5.6243363997569" calcext:value-type="float">
            <text:p>5.6243363997569</text:p>
          </table:table-cell>
          <table:table-cell office:value-type="float" office:value="17.1730937738314" calcext:value-type="float">
            <text:p>17.1730937738314</text:p>
          </table:table-cell>
          <table:table-cell office:value-type="float" office:value="33.9425425334106" calcext:value-type="float">
            <text:p>33.9425425334106</text:p>
          </table:table-cell>
          <table:table-cell office:value-type="float" office:value="54.6574495687662" calcext:value-type="float">
            <text:p>54.6574495687662</text:p>
          </table:table-cell>
          <table:table-cell office:value-type="float" office:value="75.53946213985" calcext:value-type="float">
            <text:p>75.53946213985</text:p>
          </table:table-cell>
          <table:table-cell office:value-type="float" office:value="92.0019812109212" calcext:value-type="float">
            <text:p>92.0019812109212</text:p>
          </table:table-cell>
          <table:table-cell office:value-type="float" office:value="97.7766340553775" calcext:value-type="float">
            <text:p>97.7766340553775</text:p>
          </table:table-cell>
          <table:table-cell office:value-type="float" office:value="87.4346035774066" calcext:value-type="float">
            <text:p>87.4346035774066</text:p>
          </table:table-cell>
          <table:table-cell office:value-type="float" office:value="61.954083558432" calcext:value-type="float">
            <text:p>61.954083558432</text:p>
          </table:table-cell>
          <table:table-cell office:value-type="float" office:value="24.9571019867142" calcext:value-type="float">
            <text:p>24.9571019867142</text:p>
          </table:table-cell>
          <table:table-cell office:value-type="float" office:value="-14.8991731922035" calcext:value-type="float">
            <text:p>-14.8991731922035</text:p>
          </table:table-cell>
          <table:table-cell office:value-type="float" office:value="-45.1674916916034" calcext:value-type="float">
            <text:p>-45.1674916916034</text:p>
          </table:table-cell>
          <table:table-cell office:value-type="float" office:value="-57.7238413924466" calcext:value-type="float">
            <text:p>-57.7238413924466</text:p>
          </table:table-cell>
          <table:table-cell office:value-type="float" office:value="-51.4387480527413" calcext:value-type="float">
            <text:p>-51.4387480527413</text:p>
          </table:table-cell>
          <table:table-cell office:value-type="float" office:value="-28.5175797726281" calcext:value-type="float">
            <text:p>-28.5175797726281</text:p>
          </table:table-cell>
          <table:table-cell office:value-type="float" office:value="-0.518550046881396" calcext:value-type="float">
            <text:p>-0.518550046881396</text:p>
          </table:table-cell>
          <table:table-cell office:value-type="float" office:value="19.891877122151" calcext:value-type="float">
            <text:p>19.891877122151</text:p>
          </table:table-cell>
          <table:table-cell office:value-type="float" office:value="27.2971998742755" calcext:value-type="float">
            <text:p>27.2971998742755</text:p>
          </table:table-cell>
          <table:table-cell office:value-type="float" office:value="20.0351564186425" calcext:value-type="float">
            <text:p>20.0351564186425</text:p>
          </table:table-cell>
          <table:table-cell office:value-type="float" office:value="2.5985748485686" calcext:value-type="float">
            <text:p>2.5985748485686</text:p>
          </table:table-cell>
          <table:table-cell office:value-type="float" office:value="-14.3883336593934" calcext:value-type="float">
            <text:p>-14.3883336593934</text:p>
          </table:table-cell>
          <table:table-cell office:value-type="float" office:value="-23.1884573420865" calcext:value-type="float">
            <text:p>-23.1884573420865</text:p>
          </table:table-cell>
          <table:table-cell office:value-type="float" office:value="-22.664165633862" calcext:value-type="float">
            <text:p>-22.664165633862</text:p>
          </table:table-cell>
          <table:table-cell office:value-type="float" office:value="-13.5977440552543" calcext:value-type="float">
            <text:p>-13.5977440552543</text:p>
          </table:table-cell>
          <table:table-cell office:value-type="float" office:value="-1.8826233863446" calcext:value-type="float">
            <text:p>-1.8826233863446</text:p>
          </table:table-cell>
          <table:table-cell office:value-type="float" office:value="5.53395215013526" calcext:value-type="float">
            <text:p>5.53395215013526</text:p>
          </table:table-cell>
          <table:table-cell office:value-type="float" office:value="6.73095143053707" calcext:value-type="float">
            <text:p>6.73095143053707</text:p>
          </table:table-cell>
          <table:table-cell office:value-type="float" office:value="3.0114957241714" calcext:value-type="float">
            <text:p>3.0114957241714</text:p>
          </table:table-cell>
          <table:table-cell office:value-type="float" office:value="-3.1950307759074" calcext:value-type="float">
            <text:p>-3.1950307759074</text:p>
          </table:table-cell>
          <table:table-cell office:value-type="float" office:value="-8.05099003858931" calcext:value-type="float">
            <text:p>-8.05099003858931</text:p>
          </table:table-cell>
          <table:table-cell office:value-type="float" office:value="-8.9482843191866" calcext:value-type="float">
            <text:p>-8.9482843191866</text:p>
          </table:table-cell>
          <table:table-cell office:value-type="float" office:value="-6.98545378536789" calcext:value-type="float">
            <text:p>-6.98545378536789</text:p>
          </table:table-cell>
          <table:table-cell office:value-type="float" office:value="-3.87397641081327" calcext:value-type="float">
            <text:p>-3.87397641081327</text:p>
          </table:table-cell>
          <table:table-cell office:value-type="float" office:value="-1.13183901303832" calcext:value-type="float">
            <text:p>-1.13183901303832</text:p>
          </table:table-cell>
          <table:table-cell office:value-type="float" office:value="-0.119066398537664" calcext:value-type="float">
            <text:p>-0.119066398537664</text:p>
          </table:table-cell>
          <table:table-cell office:value-type="float" office:value="-0.813164351640905" calcext:value-type="float">
            <text:p>-0.813164351640905</text:p>
          </table:table-cell>
          <table:table-cell office:value-type="float" office:value="-2.04289818616832" calcext:value-type="float">
            <text:p>-2.04289818616832</text:p>
          </table:table-cell>
          <table:table-cell office:value-type="float" office:value="-2.93998261420166" calcext:value-type="float">
            <text:p>-2.93998261420166</text:p>
          </table:table-cell>
          <table:table-cell office:value-type="float" office:value="-3.21904476438442" calcext:value-type="float">
            <text:p>-3.21904476438442</text:p>
          </table:table-cell>
          <table:table-cell office:value-type="float" office:value="-2.78535407524881" calcext:value-type="float">
            <text:p>-2.78535407524881</text:p>
          </table:table-cell>
          <table:table-cell office:value-type="float" office:value="-2.04771454623719" calcext:value-type="float">
            <text:p>-2.04771454623719</text:p>
          </table:table-cell>
          <table:table-cell office:value-type="float" office:value="-1.49199073426747" calcext:value-type="float">
            <text:p>-1.49199073426747</text:p>
          </table:table-cell>
          <table:table-cell office:value-type="float" office:value="-1.22820928766209" calcext:value-type="float">
            <text:p>-1.22820928766209</text:p>
          </table:table-cell>
          <table:table-cell office:value-type="float" office:value="-1.16813756308415" calcext:value-type="float">
            <text:p>-1.16813756308415</text:p>
          </table:table-cell>
          <table:table-cell office:value-type="float" office:value="-1.20090224302682" calcext:value-type="float">
            <text:p>-1.20090224302682</text:p>
          </table:table-cell>
          <table:table-cell office:value-type="float" office:value="-1.19310093505093" calcext:value-type="float">
            <text:p>-1.19310093505093</text:p>
          </table:table-cell>
          <table:table-cell office:value-type="float" office:value="-1.06651460044534" calcext:value-type="float">
            <text:p>-1.06651460044534</text:p>
          </table:table-cell>
          <table:table-cell office:value-type="float" office:value="-0.871705110482959" calcext:value-type="float">
            <text:p>-0.871705110482959</text:p>
          </table:table-cell>
          <table:table-cell office:value-type="float" office:value="-0.669796554153423" calcext:value-type="float">
            <text:p>-0.669796554153423</text:p>
          </table:table-cell>
          <table:table-cell office:value-type="float" office:value="-0.484003575115291" calcext:value-type="float">
            <text:p>-0.484003575115291</text:p>
          </table:table-cell>
          <table:table-cell office:value-type="float" office:value="-0.324073864704791" calcext:value-type="float">
            <text:p>-0.324073864704791</text:p>
          </table:table-cell>
          <table:table-cell office:value-type="float" office:value="-0.183285979483006" calcext:value-type="float">
            <text:p>-0.183285979483006</text:p>
          </table:table-cell>
          <table:table-cell office:value-type="float" office:value="-0.0436939603522445" calcext:value-type="float">
            <text:p>-0.043693960352245</text:p>
          </table:table-cell>
          <table:table-cell office:value-type="float" office:value="0.104367066341443" calcext:value-type="float">
            <text:p>0.104367066341443</text:p>
          </table:table-cell>
          <table:table-cell office:value-type="float" office:value="0.258420690397562" calcext:value-type="float">
            <text:p>0.258420690397562</text:p>
          </table:table-cell>
          <table:table-cell office:value-type="float" office:value="0.414897754017608" calcext:value-type="float">
            <text:p>0.414897754017608</text:p>
          </table:table-cell>
          <table:table-cell office:value-type="float" office:value="0.569731931575989" calcext:value-type="float">
            <text:p>0.569731931575989</text:p>
          </table:table-cell>
          <table:table-cell office:value-type="float" office:value="0.72004398052392" calcext:value-type="float">
            <text:p>0.72004398052392</text:p>
          </table:table-cell>
          <table:table-cell office:value-type="float" office:value="0.872038778552453" calcext:value-type="float">
            <text:p>0.872038778552453</text:p>
          </table:table-cell>
          <table:table-cell office:value-type="float" office:value="1.03470194188753" calcext:value-type="float">
            <text:p>1.03470194188753</text:p>
          </table:table-cell>
          <table:table-cell office:value-type="float" office:value="1.19487532017645" calcext:value-type="float">
            <text:p>1.19487532017645</text:p>
          </table:table-cell>
          <table:table-cell office:value-type="float" office:value="1.31979080008653" calcext:value-type="float">
            <text:p>1.31979080008653</text:p>
          </table:table-cell>
          <table:table-cell office:value-type="float" office:value="1.42758317788066" calcext:value-type="float">
            <text:p>1.42758317788066</text:p>
          </table:table-cell>
          <table:table-cell office:value-type="float" office:value="1.63342753547428" calcext:value-type="float">
            <text:p>1.63342753547428</text:p>
          </table:table-cell>
          <table:table-cell office:value-type="float" office:value="2.15173672209594" calcext:value-type="float">
            <text:p>2.15173672209594</text:p>
          </table:table-cell>
          <table:table-cell office:value-type="float" office:value="3.56585303586336" calcext:value-type="float">
            <text:p>3.56585303586336</text:p>
          </table:table-cell>
          <table:table-cell office:value-type="float" office:value="6.48840037738966" calcext:value-type="float">
            <text:p>6.48840037738966</text:p>
          </table:table-cell>
          <table:table-cell office:value-type="float" office:value="10.8674942587127" calcext:value-type="float">
            <text:p>10.8674942587127</text:p>
          </table:table-cell>
          <table:table-cell office:value-type="float" office:value="16.2450927545011" calcext:value-type="float">
            <text:p>16.2450927545011</text:p>
          </table:table-cell>
          <table:table-cell office:value-type="float" office:value="21.3514973530961" calcext:value-type="float">
            <text:p>21.3514973530961</text:p>
          </table:table-cell>
          <table:table-cell office:value-type="float" office:value="23.9626662346684" calcext:value-type="float">
            <text:p>23.9626662346684</text:p>
          </table:table-cell>
          <table:table-cell office:value-type="float" office:value="22.5442868358658" calcext:value-type="float">
            <text:p>22.5442868358658</text:p>
          </table:table-cell>
          <table:table-cell office:value-type="float" office:value="17.4265579594671" calcext:value-type="float">
            <text:p>17.4265579594671</text:p>
          </table:table-cell>
          <table:table-cell office:value-type="float" office:value="9.53771935218036" calcext:value-type="float">
            <text:p>9.53771935218036</text:p>
          </table:table-cell>
          <table:table-cell office:value-type="float" office:value="1.57439145586807" calcext:value-type="float">
            <text:p>1.57439145586807</text:p>
          </table:table-cell>
          <table:table-cell office:value-type="float" office:value="-3.29714359652257" calcext:value-type="float">
            <text:p>-3.29714359652257</text:p>
          </table:table-cell>
          <table:table-cell office:value-type="float" office:value="-4.14430667945788" calcext:value-type="float">
            <text:p>-4.14430667945788</text:p>
          </table:table-cell>
          <table:table-cell office:value-type="float" office:value="-1.72822498960113" calcext:value-type="float">
            <text:p>-1.72822498960113</text:p>
          </table:table-cell>
          <table:table-cell office:value-type="float" office:value="2.52154469344377" calcext:value-type="float">
            <text:p>2.52154469344377</text:p>
          </table:table-cell>
          <table:table-cell office:value-type="float" office:value="6.20141964106798" calcext:value-type="float">
            <text:p>6.20141964106798</text:p>
          </table:table-cell>
          <table:table-cell office:value-type="float" office:value="7.50481020250345" calcext:value-type="float">
            <text:p>7.50481020250345</text:p>
          </table:table-cell>
          <table:table-cell office:value-type="float" office:value="6.92272553194285" calcext:value-type="float">
            <text:p>6.92272553194285</text:p>
          </table:table-cell>
          <table:table-cell office:value-type="float" office:value="5.42597210813311" calcext:value-type="float">
            <text:p>5.42597210813311</text:p>
          </table:table-cell>
          <table:table-cell office:value-type="float" office:value="3.95206764590097" calcext:value-type="float">
            <text:p>3.95206764590097</text:p>
          </table:table-cell>
          <table:table-cell office:value-type="float" office:value="3.38776598939595" calcext:value-type="float">
            <text:p>3.38776598939595</text:p>
          </table:table-cell>
          <table:table-cell office:value-type="float" office:value="3.83484352547311" calcext:value-type="float">
            <text:p>3.83484352547311</text:p>
          </table:table-cell>
          <table:table-cell office:value-type="float" office:value="4.62307350657548" calcext:value-type="float">
            <text:p>4.62307350657548</text:p>
          </table:table-cell>
          <table:table-cell office:value-type="float" office:value="5.24406247728835" calcext:value-type="float">
            <text:p>5.24406247728835</text:p>
          </table:table-cell>
          <table:table-cell office:value-type="float" office:value="5.58863557388172" calcext:value-type="float">
            <text:p>5.58863557388172</text:p>
          </table:table-cell>
          <table:table-cell office:value-type="float" office:value="5.63757997402512" calcext:value-type="float">
            <text:p>5.63757997402512</text:p>
          </table:table-cell>
          <table:table-cell office:value-type="float" office:value="5.55958258900955" calcext:value-type="float">
            <text:p>5.55958258900955</text:p>
          </table:table-cell>
          <table:table-cell office:value-type="float" office:value="5.56165548001539" calcext:value-type="float">
            <text:p>5.56165548001539</text:p>
          </table:table-cell>
          <table:table-cell office:value-type="float" office:value="5.67819965231667" calcext:value-type="float">
            <text:p>5.67819965231667</text:p>
          </table:table-cell>
          <table:table-cell office:value-type="float" office:value="5.83659157916829" calcext:value-type="float">
            <text:p>5.83659157916829</text:p>
          </table:table-cell>
          <table:table-cell office:value-type="float" office:value="5.99226656153037" calcext:value-type="float">
            <text:p>5.99226656153037</text:p>
          </table:table-cell>
          <table:table-cell office:value-type="float" office:value="6.13904750899289" calcext:value-type="float">
            <text:p>6.13904750899289</text:p>
          </table:table-cell>
          <table:table-cell office:value-type="float" office:value="6.35974831509855" calcext:value-type="float">
            <text:p>6.35974831509855</text:p>
          </table:table-cell>
          <table:table-cell office:value-type="float" office:value="6.97430168515217" calcext:value-type="float">
            <text:p>6.97430168515217</text:p>
          </table:table-cell>
          <table:table-cell office:value-type="float" office:value="8.44190052399411" calcext:value-type="float">
            <text:p>8.44190052399411</text:p>
          </table:table-cell>
          <table:table-cell office:value-type="float" office:value="11.8425103985773" calcext:value-type="float">
            <text:p>11.8425103985773</text:p>
          </table:table-cell>
          <table:table-cell office:value-type="float" office:value="18.4815828897475" calcext:value-type="float">
            <text:p>18.4815828897475</text:p>
          </table:table-cell>
          <table:table-cell office:value-type="float" office:value="29.4239071019327" calcext:value-type="float">
            <text:p>29.4239071019327</text:p>
          </table:table-cell>
          <table:table-cell office:value-type="float" office:value="45.5150007069602" calcext:value-type="float">
            <text:p>45.5150007069602</text:p>
          </table:table-cell>
          <table:table-cell office:value-type="float" office:value="65.9255968952178" calcext:value-type="float">
            <text:p>65.9255968952178</text:p>
          </table:table-cell>
          <table:table-cell office:value-type="float" office:value="87.0026239884318" calcext:value-type="float">
            <text:p>87.0026239884318</text:p>
          </table:table-cell>
          <table:table-cell office:value-type="float" office:value="104.352214143566" calcext:value-type="float">
            <text:p>104.352214143566</text:p>
          </table:table-cell>
          <table:table-cell office:value-type="float" office:value="111.844256867615" calcext:value-type="float">
            <text:p>111.844256867615</text:p>
          </table:table-cell>
          <table:table-cell office:value-type="float" office:value="103.634899281608" calcext:value-type="float">
            <text:p>103.634899281608</text:p>
          </table:table-cell>
          <table:table-cell office:value-type="float" office:value="79.8874529889351" calcext:value-type="float">
            <text:p>79.8874529889351</text:p>
          </table:table-cell>
          <table:table-cell office:value-type="float" office:value="44.0284917724619" calcext:value-type="float">
            <text:p>44.0284917724619</text:p>
          </table:table-cell>
          <table:table-cell office:value-type="float" office:value="3.82600450582637" calcext:value-type="float">
            <text:p>3.82600450582637</text:p>
          </table:table-cell>
          <table:table-cell office:value-type="float" office:value="-28.34676026082" calcext:value-type="float">
            <text:p>-28.34676026082</text:p>
          </table:table-cell>
          <table:table-cell office:value-type="float" office:value="-43.2973472708058" calcext:value-type="float">
            <text:p>-43.2973472708058</text:p>
          </table:table-cell>
          <table:table-cell office:value-type="float" office:value="-39.4744143358202" calcext:value-type="float">
            <text:p>-39.4744143358202</text:p>
          </table:table-cell>
          <table:table-cell office:value-type="float" office:value="-18.2092692598091" calcext:value-type="float">
            <text:p>-18.2092692598091</text:p>
          </table:table-cell>
          <table:table-cell office:value-type="float" office:value="9.86064981116013" calcext:value-type="float">
            <text:p>9.86064981116013</text:p>
          </table:table-cell>
          <table:table-cell office:value-type="float" office:value="31.6931854710254" calcext:value-type="float">
            <text:p>31.6931854710254</text:p>
          </table:table-cell>
          <table:table-cell office:value-type="float" office:value="40.823964344719" calcext:value-type="float">
            <text:p>40.823964344719</text:p>
          </table:table-cell>
          <table:table-cell office:value-type="float" office:value="35.371596114623" calcext:value-type="float">
            <text:p>35.371596114623</text:p>
          </table:table-cell>
          <table:table-cell office:value-type="float" office:value="18.6117108178166" calcext:value-type="float">
            <text:p>18.6117108178166</text:p>
          </table:table-cell>
          <table:table-cell office:value-type="float" office:value="0.924626677136413" calcext:value-type="float">
            <text:p>0.924626677136413</text:p>
          </table:table-cell>
          <table:table-cell office:value-type="float" office:value="-9.09678613420901" calcext:value-type="float">
            <text:p>-9.09678613420901</text:p>
          </table:table-cell>
          <table:table-cell office:value-type="float" office:value="-9.83615229095262" calcext:value-type="float">
            <text:p>-9.83615229095262</text:p>
          </table:table-cell>
          <table:table-cell office:value-type="float" office:value="-1.69156440536226" calcext:value-type="float">
            <text:p>-1.69156440536226</text:p>
          </table:table-cell>
          <table:table-cell office:value-type="float" office:value="10.0340109583514" calcext:value-type="float">
            <text:p>10.0340109583514</text:p>
          </table:table-cell>
          <table:table-cell office:value-type="float" office:value="18.194253895954" calcext:value-type="float">
            <text:p>18.194253895954</text:p>
          </table:table-cell>
          <table:table-cell office:value-type="float" office:value="20.0488389855123" calcext:value-type="float">
            <text:p>20.0488389855123</text:p>
          </table:table-cell>
          <table:table-cell office:value-type="float" office:value="16.7961950505564" calcext:value-type="float">
            <text:p>16.7961950505564</text:p>
          </table:table-cell>
          <table:table-cell office:value-type="float" office:value="10.6260254457599" calcext:value-type="float">
            <text:p>10.6260254457599</text:p>
          </table:table-cell>
          <table:table-cell office:value-type="float" office:value="5.30333758832552" calcext:value-type="float">
            <text:p>5.30333758832552</text:p>
          </table:table-cell>
          <table:table-cell office:value-type="float" office:value="3.83621261564458" calcext:value-type="float">
            <text:p>3.83621261564458</text:p>
          </table:table-cell>
          <table:table-cell office:value-type="float" office:value="5.44861427574052" calcext:value-type="float">
            <text:p>5.44861427574052</text:p>
          </table:table-cell>
          <table:table-cell office:value-type="float" office:value="8.41736792042402" calcext:value-type="float">
            <text:p>8.41736792042402</text:p>
          </table:table-cell>
          <table:table-cell office:value-type="float" office:value="11.1988665994333" calcext:value-type="float">
            <text:p>11.1988665994333</text:p>
          </table:table-cell>
          <table:table-cell office:value-type="float" office:value="12.3886754928237" calcext:value-type="float">
            <text:p>12.3886754928237</text:p>
          </table:table-cell>
          <table:table-cell office:value-type="float" office:value="11.7560428725613" calcext:value-type="float">
            <text:p>11.7560428725613</text:p>
          </table:table-cell>
          <table:table-cell office:value-type="float" office:value="10.43406638024" calcext:value-type="float">
            <text:p>10.43406638024</text:p>
          </table:table-cell>
          <table:table-cell office:value-type="float" office:value="9.37578903745849" calcext:value-type="float">
            <text:p>9.37578903745849</text:p>
          </table:table-cell>
          <table:table-cell office:value-type="float" office:value="8.90385641792833" calcext:value-type="float">
            <text:p>8.90385641792833</text:p>
          </table:table-cell>
          <table:table-cell office:value-type="float" office:value="9.156990353189" calcext:value-type="float">
            <text:p>9.156990353189</text:p>
          </table:table-cell>
          <table:table-cell office:value-type="float" office:value="9.77867028849679" calcext:value-type="float">
            <text:p>9.77867028849679</text:p>
          </table:table-cell>
          <table:table-cell office:value-type="float" office:value="10.2650263967626" calcext:value-type="float">
            <text:p>10.2650263967626</text:p>
          </table:table-cell>
          <table:table-cell office:value-type="float" office:value="10.4496307423957" calcext:value-type="float">
            <text:p>10.4496307423957</text:p>
          </table:table-cell>
          <table:table-cell office:value-type="float" office:value="10.4161491720298" calcext:value-type="float">
            <text:p>10.4161491720298</text:p>
          </table:table-cell>
          <table:table-cell office:value-type="float" office:value="10.2711815612176" calcext:value-type="float">
            <text:p>10.2711815612176</text:p>
          </table:table-cell>
          <table:table-cell office:value-type="float" office:value="10.1473446375333" calcext:value-type="float">
            <text:p>10.1473446375333</text:p>
          </table:table-cell>
          <table:table-cell office:value-type="float" office:value="10.138698222618" calcext:value-type="float">
            <text:p>10.138698222618</text:p>
          </table:table-cell>
          <table:table-cell office:value-type="float" office:value="10.2045921878945" calcext:value-type="float">
            <text:p>10.2045921878945</text:p>
          </table:table-cell>
          <table:table-cell office:value-type="float" office:value="10.2812646781901" calcext:value-type="float">
            <text:p>10.2812646781901</text:p>
          </table:table-cell>
          <table:table-cell office:value-type="float" office:value="10.3409495135264" calcext:value-type="float">
            <text:p>10.3409495135264</text:p>
          </table:table-cell>
          <table:table-cell office:value-type="float" office:value="10.3732166068166" calcext:value-type="float">
            <text:p>10.3732166068166</text:p>
          </table:table-cell>
          <table:table-cell office:value-type="float" office:value="10.3820321066477" calcext:value-type="float">
            <text:p>10.3820321066477</text:p>
          </table:table-cell>
          <table:table-cell office:value-type="float" office:value="10.3851591697022" calcext:value-type="float">
            <text:p>10.3851591697022</text:p>
          </table:table-cell>
          <table:table-cell office:value-type="float" office:value="10.3942594001588" calcext:value-type="float">
            <text:p>10.3942594001588</text:p>
          </table:table-cell>
          <table:table-cell office:value-type="float" office:value="10.4075667053345" calcext:value-type="float">
            <text:p>10.4075667053345</text:p>
          </table:table-cell>
          <table:table-cell office:value-type="float" office:value="10.4215924668538" calcext:value-type="float">
            <text:p>10.4215924668538</text:p>
          </table:table-cell>
          <table:table-cell office:value-type="float" office:value="10.4323467897967" calcext:value-type="float">
            <text:p>10.4323467897967</text:p>
          </table:table-cell>
          <table:table-cell office:value-type="float" office:value="10.4364678871689" calcext:value-type="float">
            <text:p>10.4364678871689</text:p>
          </table:table-cell>
          <table:table-cell office:value-type="float" office:value="10.4389396446713" calcext:value-type="float">
            <text:p>10.4389396446713</text:p>
          </table:table-cell>
          <table:table-cell office:value-type="float" office:value="10.4493566929678" calcext:value-type="float">
            <text:p>10.4493566929678</text:p>
          </table:table-cell>
          <table:table-cell office:value-type="float" office:value="10.4588026902186" calcext:value-type="float">
            <text:p>10.4588026902186</text:p>
          </table:table-cell>
          <table:table-cell office:value-type="float" office:value="10.4349110926617" calcext:value-type="float">
            <text:p>10.4349110926617</text:p>
          </table:table-cell>
          <table:table-cell office:value-type="float" office:value="10.3824412192499" calcext:value-type="float">
            <text:p>10.3824412192499</text:p>
          </table:table-cell>
          <table:table-cell office:value-type="float" office:value="10.4100328302507" calcext:value-type="float">
            <text:p>10.4100328302507</text:p>
          </table:table-cell>
          <table:table-cell office:value-type="float" office:value="10.7020360866977" calcext:value-type="float">
            <text:p>10.7020360866977</text:p>
          </table:table-cell>
          <table:table-cell office:value-type="float" office:value="11.8015723321795" calcext:value-type="float">
            <text:p>11.8015723321795</text:p>
          </table:table-cell>
          <table:table-cell office:value-type="float" office:value="14.3509448757233" calcext:value-type="float">
            <text:p>14.3509448757233</text:p>
          </table:table-cell>
          <table:table-cell office:value-type="float" office:value="18.4018704009986" calcext:value-type="float">
            <text:p>18.4018704009986</text:p>
          </table:table-cell>
          <table:table-cell office:value-type="float" office:value="23.5216935516572" calcext:value-type="float">
            <text:p>23.5216935516572</text:p>
          </table:table-cell>
          <table:table-cell office:value-type="float" office:value="28.6129726065473" calcext:value-type="float">
            <text:p>28.6129726065473</text:p>
          </table:table-cell>
          <table:table-cell office:value-type="float" office:value="31.4964117583124" calcext:value-type="float">
            <text:p>31.4964117583124</text:p>
          </table:table-cell>
          <table:table-cell office:value-type="float" office:value="30.4213772784936" calcext:value-type="float">
            <text:p>30.4213772784936</text:p>
          </table:table-cell>
          <table:table-cell office:value-type="float" office:value="25.566666152828" calcext:value-type="float">
            <text:p>25.566666152828</text:p>
          </table:table-cell>
          <table:table-cell office:value-type="float" office:value="17.7443379007122" calcext:value-type="float">
            <text:p>17.7443379007122</text:p>
          </table:table-cell>
          <table:table-cell office:value-type="float" office:value="9.42814139230183" calcext:value-type="float">
            <text:p>9.42814139230183</text:p>
          </table:table-cell>
          <table:table-cell office:value-type="float" office:value="3.85669038680674" calcext:value-type="float">
            <text:p>3.85669038680674</text:p>
          </table:table-cell>
          <table:table-cell office:value-type="float" office:value="2.3543717547353" calcext:value-type="float">
            <text:p>2.3543717547353</text:p>
          </table:table-cell>
          <table:table-cell office:value-type="float" office:value="4.22286405184906" calcext:value-type="float">
            <text:p>4.22286405184906</text:p>
          </table:table-cell>
          <table:table-cell office:value-type="float" office:value="8.18302929578868" calcext:value-type="float">
            <text:p>8.18302929578868</text:p>
          </table:table-cell>
          <table:table-cell office:value-type="float" office:value="11.8891936344314" calcext:value-type="float">
            <text:p>11.8891936344314</text:p>
          </table:table-cell>
          <table:table-cell office:value-type="float" office:value="13.3169766744379" calcext:value-type="float">
            <text:p>13.3169766744379</text:p>
          </table:table-cell>
          <table:table-cell office:value-type="float" office:value="12.7338450494336" calcext:value-type="float">
            <text:p>12.7338450494336</text:p>
          </table:table-cell>
          <table:table-cell office:value-type="float" office:value="11.1121941536895" calcext:value-type="float">
            <text:p>11.1121941536895</text:p>
          </table:table-cell>
          <table:table-cell office:value-type="float" office:value="9.39436519464648" calcext:value-type="float">
            <text:p>9.39436519464648</text:p>
          </table:table-cell>
          <table:table-cell office:value-type="float" office:value="8.48784232938832" calcext:value-type="float">
            <text:p>8.48784232938832</text:p>
          </table:table-cell>
          <table:table-cell office:value-type="float" office:value="8.64900180274623" calcext:value-type="float">
            <text:p>8.64900180274623</text:p>
          </table:table-cell>
          <table:table-cell office:value-type="float" office:value="9.23883225406635" calcext:value-type="float">
            <text:p>9.23883225406635</text:p>
          </table:table-cell>
          <table:table-cell office:value-type="float" office:value="9.69662658012526" calcext:value-type="float">
            <text:p>9.69662658012526</text:p>
          </table:table-cell>
          <table:table-cell office:value-type="float" office:value="9.88489330410986" calcext:value-type="float">
            <text:p>9.88489330410986</text:p>
          </table:table-cell>
          <table:table-cell office:value-type="float" office:value="9.77029755032353" calcext:value-type="float">
            <text:p>9.77029755032353</text:p>
          </table:table-cell>
          <table:table-cell office:value-type="float" office:value="9.49934034819919" calcext:value-type="float">
            <text:p>9.49934034819919</text:p>
          </table:table-cell>
          <table:table-cell office:value-type="float" office:value="9.28508115200061" calcext:value-type="float">
            <text:p>9.28508115200061</text:p>
          </table:table-cell>
          <table:table-cell office:value-type="float" office:value="9.19159366912223" calcext:value-type="float">
            <text:p>9.19159366912223</text:p>
          </table:table-cell>
          <table:table-cell office:value-type="float" office:value="9.15259237713397" calcext:value-type="float">
            <text:p>9.15259237713397</text:p>
          </table:table-cell>
          <table:table-cell office:value-type="float" office:value="9.11455527450417" calcext:value-type="float">
            <text:p>9.11455527450417</text:p>
          </table:table-cell>
          <table:table-cell office:value-type="float" office:value="9.05504432075607" calcext:value-type="float">
            <text:p>9.05504432075607</text:p>
          </table:table-cell>
          <table:table-cell office:value-type="float" office:value="0" calcext:value-type="float">
            <text:p>0</text:p>
          </table:table-cell>
          <table:table-cell office:value-type="float" office:value="3325" calcext:value-type="float">
            <text:p>3325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5962916745436" calcext:value-type="float">
            <text:p>1.05962916745436</text:p>
          </table:table-cell>
          <table:table-cell office:value-type="float" office:value="3.63597061302766" calcext:value-type="float">
            <text:p>3.63597061302766</text:p>
          </table:table-cell>
          <table:table-cell office:value-type="float" office:value="11.6152392548133" calcext:value-type="float">
            <text:p>11.6152392548133</text:p>
          </table:table-cell>
          <table:table-cell office:value-type="float" office:value="25.8838314656969" calcext:value-type="float">
            <text:p>25.8838314656969</text:p>
          </table:table-cell>
          <table:table-cell office:value-type="float" office:value="47.5201644369063" calcext:value-type="float">
            <text:p>47.5201644369063</text:p>
          </table:table-cell>
          <table:table-cell office:value-type="float" office:value="74.5398469226414" calcext:value-type="float">
            <text:p>74.5398469226414</text:p>
          </table:table-cell>
          <table:table-cell office:value-type="float" office:value="98.2039268820607" calcext:value-type="float">
            <text:p>98.2039268820607</text:p>
          </table:table-cell>
          <table:table-cell office:value-type="float" office:value="108.665116424967" calcext:value-type="float">
            <text:p>108.665116424967</text:p>
          </table:table-cell>
          <table:table-cell office:value-type="float" office:value="95.9860796047875" calcext:value-type="float">
            <text:p>95.9860796047875</text:p>
          </table:table-cell>
          <table:table-cell office:value-type="float" office:value="59.692552688213" calcext:value-type="float">
            <text:p>59.692552688213</text:p>
          </table:table-cell>
          <table:table-cell office:value-type="float" office:value="11.3177759196822" calcext:value-type="float">
            <text:p>11.3177759196822</text:p>
          </table:table-cell>
          <table:table-cell office:value-type="float" office:value="-32.2017680985251" calcext:value-type="float">
            <text:p>-32.2017680985251</text:p>
          </table:table-cell>
          <table:table-cell office:value-type="float" office:value="-50.7389566752685" calcext:value-type="float">
            <text:p>-50.7389566752685</text:p>
          </table:table-cell>
          <table:table-cell office:value-type="float" office:value="-40.481642984977" calcext:value-type="float">
            <text:p>-40.481642984977</text:p>
          </table:table-cell>
          <table:table-cell office:value-type="float" office:value="-10.4314568243521" calcext:value-type="float">
            <text:p>-10.4314568243521</text:p>
          </table:table-cell>
          <table:table-cell office:value-type="float" office:value="21.1499588176496" calcext:value-type="float">
            <text:p>21.1499588176496</text:p>
          </table:table-cell>
          <table:table-cell office:value-type="float" office:value="33.9542386323447" calcext:value-type="float">
            <text:p>33.9542386323447</text:p>
          </table:table-cell>
          <table:table-cell office:value-type="float" office:value="26.4169846292394" calcext:value-type="float">
            <text:p>26.4169846292394</text:p>
          </table:table-cell>
          <table:table-cell office:value-type="float" office:value="6.12829182811251" calcext:value-type="float">
            <text:p>6.12829182811251</text:p>
          </table:table-cell>
          <table:table-cell office:value-type="float" office:value="-11.989829878769" calcext:value-type="float">
            <text:p>-11.989829878769</text:p>
          </table:table-cell>
          <table:table-cell office:value-type="float" office:value="-15.3180581469531" calcext:value-type="float">
            <text:p>-15.3180581469531</text:p>
          </table:table-cell>
          <table:table-cell office:value-type="float" office:value="-7.01214782767376" calcext:value-type="float">
            <text:p>-7.01214782767376</text:p>
          </table:table-cell>
          <table:table-cell office:value-type="float" office:value="5.5937012849294" calcext:value-type="float">
            <text:p>5.5937012849294</text:p>
          </table:table-cell>
          <table:table-cell office:value-type="float" office:value="13.3469224971081" calcext:value-type="float">
            <text:p>13.3469224971081</text:p>
          </table:table-cell>
          <table:table-cell office:value-type="float" office:value="11.7229489653622" calcext:value-type="float">
            <text:p>11.7229489653622</text:p>
          </table:table-cell>
          <table:table-cell office:value-type="float" office:value="5.67984313838129" calcext:value-type="float">
            <text:p>5.67984313838129</text:p>
          </table:table-cell>
          <table:table-cell office:value-type="float" office:value="0.257885293653211" calcext:value-type="float">
            <text:p>0.257885293653211</text:p>
          </table:table-cell>
          <table:table-cell office:value-type="float" office:value="-1.08149659422867" calcext:value-type="float">
            <text:p>-1.08149659422867</text:p>
          </table:table-cell>
          <table:table-cell office:value-type="float" office:value="1.63788265420743" calcext:value-type="float">
            <text:p>1.63788265420743</text:p>
          </table:table-cell>
          <table:table-cell office:value-type="float" office:value="4.7695363202448" calcext:value-type="float">
            <text:p>4.7695363202448</text:p>
          </table:table-cell>
          <table:table-cell office:value-type="float" office:value="6.32701429740118" calcext:value-type="float">
            <text:p>6.32701429740118</text:p>
          </table:table-cell>
          <table:table-cell office:value-type="float" office:value="5.99127036981695" calcext:value-type="float">
            <text:p>5.99127036981695</text:p>
          </table:table-cell>
          <table:table-cell office:value-type="float" office:value="4.70180264451132" calcext:value-type="float">
            <text:p>4.70180264451132</text:p>
          </table:table-cell>
          <table:table-cell office:value-type="float" office:value="4.0069712781111" calcext:value-type="float">
            <text:p>4.0069712781111</text:p>
          </table:table-cell>
          <table:table-cell office:value-type="float" office:value="4.14177156594334" calcext:value-type="float">
            <text:p>4.14177156594334</text:p>
          </table:table-cell>
          <table:table-cell office:value-type="float" office:value="4.69841546908601" calcext:value-type="float">
            <text:p>4.69841546908601</text:p>
          </table:table-cell>
          <table:table-cell office:value-type="float" office:value="5.24108585431323" calcext:value-type="float">
            <text:p>5.24108585431323</text:p>
          </table:table-cell>
          <table:table-cell office:value-type="float" office:value="5.43796889448448" calcext:value-type="float">
            <text:p>5.43796889448448</text:p>
          </table:table-cell>
          <table:table-cell office:value-type="float" office:value="5.43120051993923" calcext:value-type="float">
            <text:p>5.43120051993923</text:p>
          </table:table-cell>
          <table:table-cell office:value-type="float" office:value="5.43703955889353" calcext:value-type="float">
            <text:p>5.43703955889353</text:p>
          </table:table-cell>
          <table:table-cell office:value-type="float" office:value="5.51555689603939" calcext:value-type="float">
            <text:p>5.51555689603939</text:p>
          </table:table-cell>
          <table:table-cell office:value-type="float" office:value="5.66827797654237" calcext:value-type="float">
            <text:p>5.66827797654237</text:p>
          </table:table-cell>
          <table:table-cell office:value-type="float" office:value="5.83190974691181" calcext:value-type="float">
            <text:p>5.83190974691181</text:p>
          </table:table-cell>
          <table:table-cell office:value-type="float" office:value="5.96572601649401" calcext:value-type="float">
            <text:p>5.96572601649401</text:p>
          </table:table-cell>
          <table:table-cell office:value-type="float" office:value="6.0830362597062" calcext:value-type="float">
            <text:p>6.0830362597062</text:p>
          </table:table-cell>
          <table:table-cell office:value-type="float" office:value="6.19630877549078" calcext:value-type="float">
            <text:p>6.19630877549078</text:p>
          </table:table-cell>
          <table:table-cell office:value-type="float" office:value="6.31003527271431" calcext:value-type="float">
            <text:p>6.31003527271431</text:p>
          </table:table-cell>
          <table:table-cell office:value-type="float" office:value="6.42869271551658" calcext:value-type="float">
            <text:p>6.42869271551658</text:p>
          </table:table-cell>
          <table:table-cell office:value-type="float" office:value="6.5557120609952" calcext:value-type="float">
            <text:p>6.5557120609952</text:p>
          </table:table-cell>
          <table:table-cell office:value-type="float" office:value="6.67204412850164" calcext:value-type="float">
            <text:p>6.67204412850164</text:p>
          </table:table-cell>
          <table:table-cell office:value-type="float" office:value="6.7523539416963" calcext:value-type="float">
            <text:p>6.7523539416963</text:p>
          </table:table-cell>
          <table:table-cell office:value-type="float" office:value="6.87557434415385" calcext:value-type="float">
            <text:p>6.87557434415385</text:p>
          </table:table-cell>
          <table:table-cell office:value-type="float" office:value="7.26438620187236" calcext:value-type="float">
            <text:p>7.26438620187236</text:p>
          </table:table-cell>
          <table:table-cell office:value-type="float" office:value="8.73001920318213" calcext:value-type="float">
            <text:p>8.73001920318213</text:p>
          </table:table-cell>
          <table:table-cell office:value-type="float" office:value="12.1899492058474" calcext:value-type="float">
            <text:p>12.1899492058474</text:p>
          </table:table-cell>
          <table:table-cell office:value-type="float" office:value="17.8328587361293" calcext:value-type="float">
            <text:p>17.8328587361293</text:p>
          </table:table-cell>
          <table:table-cell office:value-type="float" office:value="24.9404384074712" calcext:value-type="float">
            <text:p>24.9404384074712</text:p>
          </table:table-cell>
          <table:table-cell office:value-type="float" office:value="30.2949105948944" calcext:value-type="float">
            <text:p>30.2949105948944</text:p>
          </table:table-cell>
          <table:table-cell office:value-type="float" office:value="30.7772354971623" calcext:value-type="float">
            <text:p>30.7772354971623</text:p>
          </table:table-cell>
          <table:table-cell office:value-type="float" office:value="25.1192491435615" calcext:value-type="float">
            <text:p>25.1192491435615</text:p>
          </table:table-cell>
          <table:table-cell office:value-type="float" office:value="14.4958873995658" calcext:value-type="float">
            <text:p>14.4958873995658</text:p>
          </table:table-cell>
          <table:table-cell office:value-type="float" office:value="4.36909050758273" calcext:value-type="float">
            <text:p>4.36909050758273</text:p>
          </table:table-cell>
          <table:table-cell office:value-type="float" office:value="-0.985788007465334" calcext:value-type="float">
            <text:p>-0.985788007465334</text:p>
          </table:table-cell>
          <table:table-cell office:value-type="float" office:value="0.00385248831050866" calcext:value-type="float">
            <text:p>0.003852488310509</text:p>
          </table:table-cell>
          <table:table-cell office:value-type="float" office:value="5.63187814423755" calcext:value-type="float">
            <text:p>5.63187814423755</text:p>
          </table:table-cell>
          <table:table-cell office:value-type="float" office:value="10.7925879993769" calcext:value-type="float">
            <text:p>10.7925879993769</text:p>
          </table:table-cell>
          <table:table-cell office:value-type="float" office:value="12.8113740912544" calcext:value-type="float">
            <text:p>12.8113740912544</text:p>
          </table:table-cell>
          <table:table-cell office:value-type="float" office:value="11.4881546410328" calcext:value-type="float">
            <text:p>11.4881546410328</text:p>
          </table:table-cell>
          <table:table-cell office:value-type="float" office:value="8.63150793935328" calcext:value-type="float">
            <text:p>8.63150793935328</text:p>
          </table:table-cell>
          <table:table-cell office:value-type="float" office:value="7.05999513953346" calcext:value-type="float">
            <text:p>7.05999513953346</text:p>
          </table:table-cell>
          <table:table-cell office:value-type="float" office:value="7.22060978626681" calcext:value-type="float">
            <text:p>7.22060978626681</text:p>
          </table:table-cell>
          <table:table-cell office:value-type="float" office:value="8.32198575741157" calcext:value-type="float">
            <text:p>8.32198575741157</text:p>
          </table:table-cell>
          <table:table-cell office:value-type="float" office:value="9.38730222531913" calcext:value-type="float">
            <text:p>9.38730222531913</text:p>
          </table:table-cell>
          <table:table-cell office:value-type="float" office:value="9.62620437203709" calcext:value-type="float">
            <text:p>9.62620437203709</text:p>
          </table:table-cell>
          <table:table-cell office:value-type="float" office:value="9.36841114785986" calcext:value-type="float">
            <text:p>9.36841114785986</text:p>
          </table:table-cell>
          <table:table-cell office:value-type="float" office:value="9.13952032911594" calcext:value-type="float">
            <text:p>9.13952032911594</text:p>
          </table:table-cell>
          <table:table-cell office:value-type="float" office:value="9.0939747298536" calcext:value-type="float">
            <text:p>9.0939747298536</text:p>
          </table:table-cell>
          <table:table-cell office:value-type="float" office:value="9.23957444579697" calcext:value-type="float">
            <text:p>9.23957444579697</text:p>
          </table:table-cell>
          <table:table-cell office:value-type="float" office:value="9.41344506331371" calcext:value-type="float">
            <text:p>9.41344506331371</text:p>
          </table:table-cell>
          <table:table-cell office:value-type="float" office:value="9.50765922373581" calcext:value-type="float">
            <text:p>9.50765922373581</text:p>
          </table:table-cell>
          <table:table-cell office:value-type="float" office:value="9.55787030128284" calcext:value-type="float">
            <text:p>9.55787030128284</text:p>
          </table:table-cell>
          <table:table-cell office:value-type="float" office:value="9.60656292159695" calcext:value-type="float">
            <text:p>9.60656292159695</text:p>
          </table:table-cell>
          <table:table-cell office:value-type="float" office:value="9.70081368660976" calcext:value-type="float">
            <text:p>9.70081368660976</text:p>
          </table:table-cell>
          <table:table-cell office:value-type="float" office:value="10.2686679561286" calcext:value-type="float">
            <text:p>10.2686679561286</text:p>
          </table:table-cell>
          <table:table-cell office:value-type="float" office:value="12.1997161023982" calcext:value-type="float">
            <text:p>12.1997161023982</text:p>
          </table:table-cell>
          <table:table-cell office:value-type="float" office:value="17.4412447571134" calcext:value-type="float">
            <text:p>17.4412447571134</text:p>
          </table:table-cell>
          <table:table-cell office:value-type="float" office:value="28.634915780182" calcext:value-type="float">
            <text:p>28.634915780182</text:p>
          </table:table-cell>
          <table:table-cell office:value-type="float" office:value="47.1603860878168" calcext:value-type="float">
            <text:p>47.1603860878168</text:p>
          </table:table-cell>
          <table:table-cell office:value-type="float" office:value="72.7691939425904" calcext:value-type="float">
            <text:p>72.7691939425904</text:p>
          </table:table-cell>
          <table:table-cell office:value-type="float" office:value="98.8385569130889" calcext:value-type="float">
            <text:p>98.8385569130889</text:p>
          </table:table-cell>
          <table:table-cell office:value-type="float" office:value="115.800914689073" calcext:value-type="float">
            <text:p>115.800914689073</text:p>
          </table:table-cell>
          <table:table-cell office:value-type="float" office:value="113.551366764125" calcext:value-type="float">
            <text:p>113.551366764125</text:p>
          </table:table-cell>
          <table:table-cell office:value-type="float" office:value="85.6402027438562" calcext:value-type="float">
            <text:p>85.6402027438562</text:p>
          </table:table-cell>
          <table:table-cell office:value-type="float" office:value="40.5059005113894" calcext:value-type="float">
            <text:p>40.5059005113894</text:p>
          </table:table-cell>
          <table:table-cell office:value-type="float" office:value="-7.62559440552116" calcext:value-type="float">
            <text:p>-7.62559440552116</text:p>
          </table:table-cell>
          <table:table-cell office:value-type="float" office:value="-38.3863879369695" calcext:value-type="float">
            <text:p>-38.3863879369695</text:p>
          </table:table-cell>
          <table:table-cell office:value-type="float" office:value="-39.0864105267605" calcext:value-type="float">
            <text:p>-39.0864105267605</text:p>
          </table:table-cell>
          <table:table-cell office:value-type="float" office:value="-15.7270336052405" calcext:value-type="float">
            <text:p>-15.7270336052405</text:p>
          </table:table-cell>
          <table:table-cell office:value-type="float" office:value="17.9025463214507" calcext:value-type="float">
            <text:p>17.9025463214507</text:p>
          </table:table-cell>
          <table:table-cell office:value-type="float" office:value="39.7564875470814" calcext:value-type="float">
            <text:p>39.7564875470814</text:p>
          </table:table-cell>
          <table:table-cell office:value-type="float" office:value="39.6796341820085" calcext:value-type="float">
            <text:p>39.6796341820085</text:p>
          </table:table-cell>
          <table:table-cell office:value-type="float" office:value="23.1184832379946" calcext:value-type="float">
            <text:p>23.1184832379946</text:p>
          </table:table-cell>
          <table:table-cell office:value-type="float" office:value="1.93354137966272" calcext:value-type="float">
            <text:p>1.93354137966272</text:p>
          </table:table-cell>
          <table:table-cell office:value-type="float" office:value="-7.96616036462577" calcext:value-type="float">
            <text:p>-7.96616036462577</text:p>
          </table:table-cell>
          <table:table-cell office:value-type="float" office:value="-3.72485029504182" calcext:value-type="float">
            <text:p>-3.72485029504182</text:p>
          </table:table-cell>
          <table:table-cell office:value-type="float" office:value="8.04111920770181" calcext:value-type="float">
            <text:p>8.04111920770181</text:p>
          </table:table-cell>
          <table:table-cell office:value-type="float" office:value="18.7749480197991" calcext:value-type="float">
            <text:p>18.7749480197991</text:p>
          </table:table-cell>
          <table:table-cell office:value-type="float" office:value="20.5547787513312" calcext:value-type="float">
            <text:p>20.5547787513312</text:p>
          </table:table-cell>
          <table:table-cell office:value-type="float" office:value="15.4708784830359" calcext:value-type="float">
            <text:p>15.4708784830359</text:p>
          </table:table-cell>
          <table:table-cell office:value-type="float" office:value="9.20519772676877" calcext:value-type="float">
            <text:p>9.20519772676877</text:p>
          </table:table-cell>
          <table:table-cell office:value-type="float" office:value="5.72704718803345" calcext:value-type="float">
            <text:p>5.72704718803345</text:p>
          </table:table-cell>
          <table:table-cell office:value-type="float" office:value="7.06112187287846" calcext:value-type="float">
            <text:p>7.06112187287846</text:p>
          </table:table-cell>
          <table:table-cell office:value-type="float" office:value="10.3113700244322" calcext:value-type="float">
            <text:p>10.3113700244322</text:p>
          </table:table-cell>
          <table:table-cell office:value-type="float" office:value="12.446563234675" calcext:value-type="float">
            <text:p>12.446563234675</text:p>
          </table:table-cell>
          <table:table-cell office:value-type="float" office:value="12.7415261687925" calcext:value-type="float">
            <text:p>12.7415261687925</text:p>
          </table:table-cell>
          <table:table-cell office:value-type="float" office:value="11.5056787032104" calcext:value-type="float">
            <text:p>11.5056787032104</text:p>
          </table:table-cell>
          <table:table-cell office:value-type="float" office:value="10.3067053974391" calcext:value-type="float">
            <text:p>10.3067053974391</text:p>
          </table:table-cell>
          <table:table-cell office:value-type="float" office:value="10.0161329022936" calcext:value-type="float">
            <text:p>10.0161329022936</text:p>
          </table:table-cell>
          <table:table-cell office:value-type="float" office:value="10.31614109451" calcext:value-type="float">
            <text:p>10.31614109451</text:p>
          </table:table-cell>
          <table:table-cell office:value-type="float" office:value="10.7814930009521" calcext:value-type="float">
            <text:p>10.7814930009521</text:p>
          </table:table-cell>
          <table:table-cell office:value-type="float" office:value="10.9912497834413" calcext:value-type="float">
            <text:p>10.9912497834413</text:p>
          </table:table-cell>
          <table:table-cell office:value-type="float" office:value="10.8965639053865" calcext:value-type="float">
            <text:p>10.8965639053865</text:p>
          </table:table-cell>
          <table:table-cell office:value-type="float" office:value="10.7428778041868" calcext:value-type="float">
            <text:p>10.7428778041868</text:p>
          </table:table-cell>
          <table:table-cell office:value-type="float" office:value="10.6473829326519" calcext:value-type="float">
            <text:p>10.6473829326519</text:p>
          </table:table-cell>
          <table:table-cell office:value-type="float" office:value="10.6333460907392" calcext:value-type="float">
            <text:p>10.6333460907392</text:p>
          </table:table-cell>
          <table:table-cell office:value-type="float" office:value="10.6583964459845" calcext:value-type="float">
            <text:p>10.6583964459845</text:p>
          </table:table-cell>
          <table:table-cell office:value-type="float" office:value="10.6606675917498" calcext:value-type="float">
            <text:p>10.6606675917498</text:p>
          </table:table-cell>
          <table:table-cell office:value-type="float" office:value="10.6380652545866" calcext:value-type="float">
            <text:p>10.6380652545866</text:p>
          </table:table-cell>
          <table:table-cell office:value-type="float" office:value="10.606966233673" calcext:value-type="float">
            <text:p>10.606966233673</text:p>
          </table:table-cell>
          <table:table-cell office:value-type="float" office:value="10.5738653865137" calcext:value-type="float">
            <text:p>10.5738653865137</text:p>
          </table:table-cell>
          <table:table-cell office:value-type="float" office:value="10.5429609460125" calcext:value-type="float">
            <text:p>10.5429609460125</text:p>
          </table:table-cell>
          <table:table-cell office:value-type="float" office:value="10.5191032831275" calcext:value-type="float">
            <text:p>10.5191032831275</text:p>
          </table:table-cell>
          <table:table-cell office:value-type="float" office:value="10.4955471209957" calcext:value-type="float">
            <text:p>10.4955471209957</text:p>
          </table:table-cell>
          <table:table-cell office:value-type="float" office:value="10.4402979735212" calcext:value-type="float">
            <text:p>10.4402979735212</text:p>
          </table:table-cell>
          <table:table-cell office:value-type="float" office:value="10.3796049308916" calcext:value-type="float">
            <text:p>10.3796049308916</text:p>
          </table:table-cell>
          <table:table-cell office:value-type="float" office:value="10.453461585043" calcext:value-type="float">
            <text:p>10.453461585043</text:p>
          </table:table-cell>
          <table:table-cell office:value-type="float" office:value="11.2006428368293" calcext:value-type="float">
            <text:p>11.2006428368293</text:p>
          </table:table-cell>
          <table:table-cell office:value-type="float" office:value="13.6272589041187" calcext:value-type="float">
            <text:p>13.6272589041187</text:p>
          </table:table-cell>
          <table:table-cell office:value-type="float" office:value="18.2321939351151" calcext:value-type="float">
            <text:p>18.2321939351151</text:p>
          </table:table-cell>
          <table:table-cell office:value-type="float" office:value="24.8469849286875" calcext:value-type="float">
            <text:p>24.8469849286875</text:p>
          </table:table-cell>
          <table:table-cell office:value-type="float" office:value="31.2210406254581" calcext:value-type="float">
            <text:p>31.2210406254581</text:p>
          </table:table-cell>
          <table:table-cell office:value-type="float" office:value="33.7707552039598" calcext:value-type="float">
            <text:p>33.7707552039598</text:p>
          </table:table-cell>
          <table:table-cell office:value-type="float" office:value="30.5721623784215" calcext:value-type="float">
            <text:p>30.5721623784215</text:p>
          </table:table-cell>
          <table:table-cell office:value-type="float" office:value="21.3000531567445" calcext:value-type="float">
            <text:p>21.3000531567445</text:p>
          </table:table-cell>
          <table:table-cell office:value-type="float" office:value="10.1069634734626" calcext:value-type="float">
            <text:p>10.1069634734626</text:p>
          </table:table-cell>
          <table:table-cell office:value-type="float" office:value="2.38501901499933" calcext:value-type="float">
            <text:p>2.38501901499933</text:p>
          </table:table-cell>
          <table:table-cell office:value-type="float" office:value="0.514213224300123" calcext:value-type="float">
            <text:p>0.514213224300123</text:p>
          </table:table-cell>
          <table:table-cell office:value-type="float" office:value="4.67061372763602" calcext:value-type="float">
            <text:p>4.67061372763602</text:p>
          </table:table-cell>
          <table:table-cell office:value-type="float" office:value="10.4413129442806" calcext:value-type="float">
            <text:p>10.4413129442806</text:p>
          </table:table-cell>
          <table:table-cell office:value-type="float" office:value="13.6510608140989" calcext:value-type="float">
            <text:p>13.6510608140989</text:p>
          </table:table-cell>
          <table:table-cell office:value-type="float" office:value="13.4827767583235" calcext:value-type="float">
            <text:p>13.4827767583235</text:p>
          </table:table-cell>
          <table:table-cell office:value-type="float" office:value="10.7268496589952" calcext:value-type="float">
            <text:p>10.7268496589952</text:p>
          </table:table-cell>
          <table:table-cell office:value-type="float" office:value="8.23550357611484" calcext:value-type="float">
            <text:p>8.23550357611484</text:p>
          </table:table-cell>
          <table:table-cell office:value-type="float" office:value="7.62126935371637" calcext:value-type="float">
            <text:p>7.62126935371637</text:p>
          </table:table-cell>
          <table:table-cell office:value-type="float" office:value="8.28723591460153" calcext:value-type="float">
            <text:p>8.28723591460153</text:p>
          </table:table-cell>
          <table:table-cell office:value-type="float" office:value="9.33540071902538" calcext:value-type="float">
            <text:p>9.33540071902538</text:p>
          </table:table-cell>
          <table:table-cell office:value-type="float" office:value="9.77864768492626" calcext:value-type="float">
            <text:p>9.77864768492626</text:p>
          </table:table-cell>
          <table:table-cell office:value-type="float" office:value="9.48833841760061" calcext:value-type="float">
            <text:p>9.48833841760061</text:p>
          </table:table-cell>
          <table:table-cell office:value-type="float" office:value="9.05312687152952" calcext:value-type="float">
            <text:p>9.05312687152952</text:p>
          </table:table-cell>
          <table:table-cell office:value-type="float" office:value="8.76545307270965" calcext:value-type="float">
            <text:p>8.76545307270965</text:p>
          </table:table-cell>
          <table:table-cell office:value-type="float" office:value="8.68838929237634" calcext:value-type="float">
            <text:p>8.68838929237634</text:p>
          </table:table-cell>
          <table:table-cell office:value-type="float" office:value="8.71531848449081" calcext:value-type="float">
            <text:p>8.71531848449081</text:p>
          </table:table-cell>
          <table:table-cell office:value-type="float" office:value="8.68432770791655" calcext:value-type="float">
            <text:p>8.68432770791655</text:p>
          </table:table-cell>
          <table:table-cell office:value-type="float" office:value="8.58902248342446" calcext:value-type="float">
            <text:p>8.58902248342446</text:p>
          </table:table-cell>
          <table:table-cell office:value-type="float" office:value="8.47704679570972" calcext:value-type="float">
            <text:p>8.47704679570972</text:p>
          </table:table-cell>
          <table:table-cell office:value-type="float" office:value="8.38275232392966" calcext:value-type="float">
            <text:p>8.38275232392966</text:p>
          </table:table-cell>
          <table:table-cell office:value-type="float" office:value="8.50647427231092" calcext:value-type="float">
            <text:p>8.50647427231092</text:p>
          </table:table-cell>
          <table:table-cell office:value-type="float" office:value="9.58550014236289" calcext:value-type="float">
            <text:p>9.58550014236289</text:p>
          </table:table-cell>
          <table:table-cell office:value-type="float" office:value="12.9926571327634" calcext:value-type="float">
            <text:p>12.9926571327634</text:p>
          </table:table-cell>
          <table:table-cell office:value-type="float" office:value="21.3295612254093" calcext:value-type="float">
            <text:p>21.3295612254093</text:p>
          </table:table-cell>
          <table:table-cell office:value-type="float" office:value="36.6311213286641" calcext:value-type="float">
            <text:p>36.6311213286641</text:p>
          </table:table-cell>
          <table:table-cell office:value-type="float" office:value="59.5310823512472" calcext:value-type="float">
            <text:p>59.5310823512472</text:p>
          </table:table-cell>
          <table:table-cell office:value-type="float" office:value="86.3974705685637" calcext:value-type="float">
            <text:p>86.3974705685637</text:p>
          </table:table-cell>
          <table:table-cell office:value-type="float" office:value="108.10794564949" calcext:value-type="float">
            <text:p>108.10794564949</text:p>
          </table:table-cell>
          <table:table-cell office:value-type="float" office:value="114.783636732401" calcext:value-type="float">
            <text:p>114.783636732401</text:p>
          </table:table-cell>
          <table:table-cell office:value-type="float" office:value="96.9727600370167" calcext:value-type="float">
            <text:p>96.9727600370167</text:p>
          </table:table-cell>
          <table:table-cell office:value-type="float" office:value="57.2551040768754" calcext:value-type="float">
            <text:p>57.2551040768754</text:p>
          </table:table-cell>
          <table:table-cell office:value-type="float" office:value="8.00317151560688" calcext:value-type="float">
            <text:p>8.00317151560688</text:p>
          </table:table-cell>
          <table:table-cell office:value-type="float" office:value="-32.5640482668594" calcext:value-type="float">
            <text:p>-32.5640482668594</text:p>
          </table:table-cell>
          <table:table-cell office:value-type="float" office:value="-45.6122513641372" calcext:value-type="float">
            <text:p>-45.6122513641372</text:p>
          </table:table-cell>
          <table:table-cell office:value-type="float" office:value="-31.1681514523729" calcext:value-type="float">
            <text:p>-31.1681514523729</text:p>
          </table:table-cell>
          <table:table-cell office:value-type="float" office:value="0.609637003967656" calcext:value-type="float">
            <text:p>0.609637003967656</text:p>
          </table:table-cell>
          <table:table-cell office:value-type="float" office:value="29.6951749640531" calcext:value-type="float">
            <text:p>29.6951749640531</text:p>
          </table:table-cell>
          <table:table-cell office:value-type="float" office:value="38.0563420339414" calcext:value-type="float">
            <text:p>38.0563420339414</text:p>
          </table:table-cell>
          <table:table-cell office:value-type="float" office:value="27.1774928692752" calcext:value-type="float">
            <text:p>27.1774928692752</text:p>
          </table:table-cell>
          <table:table-cell office:value-type="float" office:value="5.74241004431886" calcext:value-type="float">
            <text:p>5.74241004431886</text:p>
          </table:table-cell>
          <table:table-cell office:value-type="float" office:value="-10.4195287519239" calcext:value-type="float">
            <text:p>-10.4195287519239</text:p>
          </table:table-cell>
          <table:table-cell office:value-type="float" office:value="-11.371975070853" calcext:value-type="float">
            <text:p>-11.371975070853</text:p>
          </table:table-cell>
          <table:table-cell office:value-type="float" office:value="-1.92410219592769" calcext:value-type="float">
            <text:p>-1.92410219592769</text:p>
          </table:table-cell>
          <table:table-cell office:value-type="float" office:value="10.2299900539142" calcext:value-type="float">
            <text:p>10.2299900539142</text:p>
          </table:table-cell>
          <table:table-cell office:value-type="float" office:value="15.9578891959451" calcext:value-type="float">
            <text:p>15.9578891959451</text:p>
          </table:table-cell>
          <table:table-cell office:value-type="float" office:value="12.8045311028871" calcext:value-type="float">
            <text:p>12.8045311028871</text:p>
          </table:table-cell>
          <table:table-cell office:value-type="float" office:value="6.29848267383007" calcext:value-type="float">
            <text:p>6.29848267383007</text:p>
          </table:table-cell>
          <table:table-cell office:value-type="float" office:value="1.12468361683313" calcext:value-type="float">
            <text:p>1.12468361683313</text:p>
          </table:table-cell>
          <table:table-cell office:value-type="float" office:value="0.460704978588039" calcext:value-type="float">
            <text:p>0.460704978588039</text:p>
          </table:table-cell>
          <table:table-cell office:value-type="float" office:value="3.26686758986602" calcext:value-type="float">
            <text:p>3.26686758986602</text:p>
          </table:table-cell>
          <table:table-cell office:value-type="float" office:value="5.90157771753205" calcext:value-type="float">
            <text:p>5.90157771753205</text:p>
          </table:table-cell>
          <table:table-cell office:value-type="float" office:value="6.85338046161414" calcext:value-type="float">
            <text:p>6.85338046161414</text:p>
          </table:table-cell>
          <table:table-cell office:value-type="float" office:value="5.95557066519828" calcext:value-type="float">
            <text:p>5.95557066519828</text:p>
          </table:table-cell>
          <table:table-cell office:value-type="float" office:value="4.41017614041749" calcext:value-type="float">
            <text:p>4.41017614041749</text:p>
          </table:table-cell>
          <table:table-cell office:value-type="float" office:value="3.62922265766281" calcext:value-type="float">
            <text:p>3.62922265766281</text:p>
          </table:table-cell>
          <table:table-cell office:value-type="float" office:value="3.60698459856123" calcext:value-type="float">
            <text:p>3.60698459856123</text:p>
          </table:table-cell>
          <table:table-cell office:value-type="float" office:value="3.92847110984045" calcext:value-type="float">
            <text:p>3.92847110984045</text:p>
          </table:table-cell>
          <table:table-cell office:value-type="float" office:value="4.15491413960941" calcext:value-type="float">
            <text:p>4.15491413960941</text:p>
          </table:table-cell>
          <table:table-cell office:value-type="float" office:value="4.02870792937609" calcext:value-type="float">
            <text:p>4.02870792937609</text:p>
          </table:table-cell>
          <table:table-cell office:value-type="float" office:value="3.7474739756868" calcext:value-type="float">
            <text:p>3.7474739756868</text:p>
          </table:table-cell>
          <table:table-cell office:value-type="float" office:value="3.49945028819354" calcext:value-type="float">
            <text:p>3.49945028819354</text:p>
          </table:table-cell>
          <table:table-cell office:value-type="float" office:value="3.32923528071649" calcext:value-type="float">
            <text:p>3.32923528071649</text:p>
          </table:table-cell>
          <table:table-cell office:value-type="float" office:value="3.22513195957094" calcext:value-type="float">
            <text:p>3.22513195957094</text:p>
          </table:table-cell>
          <table:table-cell office:value-type="float" office:value="3.12030049183667" calcext:value-type="float">
            <text:p>3.12030049183667</text:p>
          </table:table-cell>
          <table:table-cell office:value-type="float" office:value="2.98644203632707" calcext:value-type="float">
            <text:p>2.98644203632707</text:p>
          </table:table-cell>
          <table:table-cell office:value-type="float" office:value="2.83975834952363" calcext:value-type="float">
            <text:p>2.83975834952363</text:p>
          </table:table-cell>
          <table:table-cell office:value-type="float" office:value="2.69072347254003" calcext:value-type="float">
            <text:p>2.69072347254003</text:p>
          </table:table-cell>
          <table:table-cell office:value-type="float" office:value="2.54355723403319" calcext:value-type="float">
            <text:p>2.54355723403319</text:p>
          </table:table-cell>
          <table:table-cell office:value-type="float" office:value="2.40293134163749" calcext:value-type="float">
            <text:p>2.40293134163749</text:p>
          </table:table-cell>
          <table:table-cell office:value-type="float" office:value="2.2704585369125" calcext:value-type="float">
            <text:p>2.2704585369125</text:p>
          </table:table-cell>
          <table:table-cell office:value-type="float" office:value="2.12175468629479" calcext:value-type="float">
            <text:p>2.12175468629479</text:p>
          </table:table-cell>
          <table:table-cell office:value-type="float" office:value="1.94170956645122" calcext:value-type="float">
            <text:p>1.94170956645122</text:p>
          </table:table-cell>
          <table:table-cell office:value-type="float" office:value="1.83042971979539" calcext:value-type="float">
            <text:p>1.83042971979539</text:p>
          </table:table-cell>
          <table:table-cell office:value-type="float" office:value="2.08190593938347" calcext:value-type="float">
            <text:p>2.08190593938347</text:p>
          </table:table-cell>
          <table:table-cell office:value-type="float" office:value="3.60565274644531" calcext:value-type="float">
            <text:p>3.60565274644531</text:p>
          </table:table-cell>
          <table:table-cell office:value-type="float" office:value="7.21596626275018" calcext:value-type="float">
            <text:p>7.21596626275018</text:p>
          </table:table-cell>
          <table:table-cell office:value-type="float" office:value="12.9969655275237" calcext:value-type="float">
            <text:p>12.9969655275237</text:p>
          </table:table-cell>
          <table:table-cell office:value-type="float" office:value="19.8144793209983" calcext:value-type="float">
            <text:p>19.8144793209983</text:p>
          </table:table-cell>
          <table:table-cell office:value-type="float" office:value="24.1950049596508" calcext:value-type="float">
            <text:p>24.1950049596508</text:p>
          </table:table-cell>
          <table:table-cell office:value-type="float" office:value="23.3677021090143" calcext:value-type="float">
            <text:p>23.3677021090143</text:p>
          </table:table-cell>
          <table:table-cell office:value-type="float" office:value="16.292671292861" calcext:value-type="float">
            <text:p>16.292671292861</text:p>
          </table:table-cell>
          <table:table-cell office:value-type="float" office:value="5.06746113988851" calcext:value-type="float">
            <text:p>5.06746113988851</text:p>
          </table:table-cell>
          <table:table-cell office:value-type="float" office:value="-4.63251523823293" calcext:value-type="float">
            <text:p>-4.63251523823293</text:p>
          </table:table-cell>
          <table:table-cell office:value-type="float" office:value="-9.15477662503365" calcext:value-type="float">
            <text:p>-9.15477662503365</text:p>
          </table:table-cell>
          <table:table-cell office:value-type="float" office:value="-7.24760139508602" calcext:value-type="float">
            <text:p>-7.24760139508602</text:p>
          </table:table-cell>
          <table:table-cell office:value-type="float" office:value="-1.56434059962511" calcext:value-type="float">
            <text:p>-1.56434059962511</text:p>
          </table:table-cell>
          <table:table-cell office:value-type="float" office:value="2.84724027215002" calcext:value-type="float">
            <text:p>2.84724027215002</text:p>
          </table:table-cell>
          <table:table-cell office:value-type="float" office:value="4.00440391849985" calcext:value-type="float">
            <text:p>4.00440391849985</text:p>
          </table:table-cell>
          <table:table-cell office:value-type="float" office:value="1.94452213312088" calcext:value-type="float">
            <text:p>1.94452213312088</text:p>
          </table:table-cell>
          <table:table-cell office:value-type="float" office:value="-1.0933639349529" calcext:value-type="float">
            <text:p>-1.0933639349529</text:p>
          </table:table-cell>
          <table:table-cell office:value-type="float" office:value="-2.52890268469093" calcext:value-type="float">
            <text:p>-2.52890268469093</text:p>
          </table:table-cell>
          <table:table-cell office:value-type="float" office:value="-2.36342769645329" calcext:value-type="float">
            <text:p>-2.36342769645329</text:p>
          </table:table-cell>
          <table:table-cell office:value-type="float" office:value="-1.42020820021425" calcext:value-type="float">
            <text:p>-1.42020820021425</text:p>
          </table:table-cell>
          <table:table-cell office:value-type="float" office:value="-0.702150475911147" calcext:value-type="float">
            <text:p>-0.702150475911147</text:p>
          </table:table-cell>
          <table:table-cell office:value-type="float" office:value="-0.82872684054633" calcext:value-type="float">
            <text:p>-0.82872684054633</text:p>
          </table:table-cell>
          <table:table-cell office:value-type="float" office:value="-1.33377867449308" calcext:value-type="float">
            <text:p>-1.33377867449308</text:p>
          </table:table-cell>
          <table:table-cell office:value-type="float" office:value="-1.75695643705106" calcext:value-type="float">
            <text:p>-1.75695643705106</text:p>
          </table:table-cell>
          <table:table-cell office:value-type="float" office:value="-1.98194394728256" calcext:value-type="float">
            <text:p>-1.98194394728256</text:p>
          </table:table-cell>
          <table:table-cell office:value-type="float" office:value="-2.03513585749631" calcext:value-type="float">
            <text:p>-2.03513585749631</text:p>
          </table:table-cell>
          <table:table-cell office:value-type="float" office:value="-2.08962900255296" calcext:value-type="float">
            <text:p>-2.08962900255296</text:p>
          </table:table-cell>
          <table:table-cell office:value-type="float" office:value="-2.2210759472812" calcext:value-type="float">
            <text:p>-2.2210759472812</text:p>
          </table:table-cell>
          <table:table-cell office:value-type="float" office:value="-2.385416545723" calcext:value-type="float">
            <text:p>-2.385416545723</text:p>
          </table:table-cell>
          <table:table-cell office:value-type="float" office:value="-2.54290097585017" calcext:value-type="float">
            <text:p>-2.54290097585017</text:p>
          </table:table-cell>
          <table:table-cell office:value-type="float" office:value="-2.6216755490876" calcext:value-type="float">
            <text:p>-2.6216755490876</text:p>
          </table:table-cell>
          <table:table-cell office:value-type="float" office:value="-2.08323432905906" calcext:value-type="float">
            <text:p>-2.08323432905906</text:p>
          </table:table-cell>
          <table:table-cell office:value-type="float" office:value="0.0597391115712775" calcext:value-type="float">
            <text:p>0.059739111571278</text:p>
          </table:table-cell>
          <table:table-cell office:value-type="float" office:value="6.01006823220586" calcext:value-type="float">
            <text:p>6.01006823220586</text:p>
          </table:table-cell>
          <table:table-cell office:value-type="float" office:value="18.3024453931654" calcext:value-type="float">
            <text:p>18.3024453931654</text:p>
          </table:table-cell>
          <table:table-cell office:value-type="float" office:value="38.0499017215364" calcext:value-type="float">
            <text:p>38.0499017215364</text:p>
          </table:table-cell>
          <table:table-cell office:value-type="float" office:value="64.2519031973606" calcext:value-type="float">
            <text:p>64.2519031973606</text:p>
          </table:table-cell>
          <table:table-cell office:value-type="float" office:value="89.1848294361504" calcext:value-type="float">
            <text:p>89.1848294361504</text:p>
          </table:table-cell>
          <table:table-cell office:value-type="float" office:value="103.195071796768" calcext:value-type="float">
            <text:p>103.195071796768</text:p>
          </table:table-cell>
          <table:table-cell office:value-type="float" office:value="96.1311783239589" calcext:value-type="float">
            <text:p>96.1311783239589</text:p>
          </table:table-cell>
          <table:table-cell office:value-type="float" office:value="63.9618952488414" calcext:value-type="float">
            <text:p>63.9618952488414</text:p>
          </table:table-cell>
          <table:table-cell office:value-type="float" office:value="16.8300295955199" calcext:value-type="float">
            <text:p>16.8300295955199</text:p>
          </table:table-cell>
          <table:table-cell office:value-type="float" office:value="-29.8875950979616" calcext:value-type="float">
            <text:p>-29.8875950979616</text:p>
          </table:table-cell>
          <table:table-cell office:value-type="float" office:value="-55.5431405360801" calcext:value-type="float">
            <text:p>-55.5431405360801</text:p>
          </table:table-cell>
          <table:table-cell office:value-type="float" office:value="-51.3484518916878" calcext:value-type="float">
            <text:p>-51.3484518916878</text:p>
          </table:table-cell>
          <table:table-cell office:value-type="float" office:value="-24.857470394181" calcext:value-type="float">
            <text:p>-24.857470394181</text:p>
          </table:table-cell>
          <table:table-cell office:value-type="float" office:value="8.11065653089742" calcext:value-type="float">
            <text:p>8.11065653089742</text:p>
          </table:table-cell>
          <table:table-cell office:value-type="float" office:value="25.7697092905649" calcext:value-type="float">
            <text:p>25.7697092905649</text:p>
          </table:table-cell>
          <table:table-cell office:value-type="float" office:value="21.990415201193" calcext:value-type="float">
            <text:p>21.990415201193</text:p>
          </table:table-cell>
          <table:table-cell office:value-type="float" office:value="3.24765594419135" calcext:value-type="float">
            <text:p>3.24765594419135</text:p>
          </table:table-cell>
          <table:table-cell office:value-type="float" office:value="-17.1127503702153" calcext:value-type="float">
            <text:p>-17.1127503702153</text:p>
          </table:table-cell>
          <table:table-cell office:value-type="float" office:value="-24.1974458158094" calcext:value-type="float">
            <text:p>-24.1974458158094</text:p>
          </table:table-cell>
          <table:table-cell office:value-type="float" office:value="-18.1872965705318" calcext:value-type="float">
            <text:p>-18.1872965705318</text:p>
          </table:table-cell>
          <table:table-cell office:value-type="float" office:value="-6.05079468439458" calcext:value-type="float">
            <text:p>-6.05079468439458</text:p>
          </table:table-cell>
          <table:table-cell office:value-type="float" office:value="3.31800559189064" calcext:value-type="float">
            <text:p>3.31800559189064</text:p>
          </table:table-cell>
          <table:table-cell office:value-type="float" office:value="3.24796843176382" calcext:value-type="float">
            <text:p>3.24796843176382</text:p>
          </table:table-cell>
          <table:table-cell office:value-type="float" office:value="-2.57791134928348" calcext:value-type="float">
            <text:p>-2.57791134928348</text:p>
          </table:table-cell>
          <table:table-cell office:value-type="float" office:value="-8.72405953611436" calcext:value-type="float">
            <text:p>-8.72405953611436</text:p>
          </table:table-cell>
          <table:table-cell office:value-type="float" office:value="-11.4575305510794" calcext:value-type="float">
            <text:p>-11.4575305510794</text:p>
          </table:table-cell>
          <table:table-cell office:value-type="float" office:value="-9.60158375941129" calcext:value-type="float">
            <text:p>-9.60158375941129</text:p>
          </table:table-cell>
          <table:table-cell office:value-type="float" office:value="-6.53145021515184" calcext:value-type="float">
            <text:p>-6.53145021515184</text:p>
          </table:table-cell>
          <table:table-cell office:value-type="float" office:value="-4.82832950297482" calcext:value-type="float">
            <text:p>-4.82832950297482</text:p>
          </table:table-cell>
          <table:table-cell office:value-type="float" office:value="-5.00652933220727" calcext:value-type="float">
            <text:p>-5.00652933220727</text:p>
          </table:table-cell>
          <table:table-cell office:value-type="float" office:value="-6.47586248458355" calcext:value-type="float">
            <text:p>-6.47586248458355</text:p>
          </table:table-cell>
          <table:table-cell office:value-type="float" office:value="-7.6291331722348" calcext:value-type="float">
            <text:p>-7.6291331722348</text:p>
          </table:table-cell>
          <table:table-cell office:value-type="float" office:value="-7.88755217451203" calcext:value-type="float">
            <text:p>-7.88755217451203</text:p>
          </table:table-cell>
          <table:table-cell office:value-type="float" office:value="-7.62818318970643" calcext:value-type="float">
            <text:p>-7.62818318970643</text:p>
          </table:table-cell>
          <table:table-cell office:value-type="float" office:value="-7.28125961387878" calcext:value-type="float">
            <text:p>-7.28125961387878</text:p>
          </table:table-cell>
          <table:table-cell office:value-type="float" office:value="-7.23905073792462" calcext:value-type="float">
            <text:p>-7.23905073792462</text:p>
          </table:table-cell>
          <table:table-cell office:value-type="float" office:value="-7.45621584928336" calcext:value-type="float">
            <text:p>-7.45621584928336</text:p>
          </table:table-cell>
          <table:table-cell office:value-type="float" office:value="-7.6928722601055" calcext:value-type="float">
            <text:p>-7.6928722601055</text:p>
          </table:table-cell>
          <table:table-cell office:value-type="float" office:value="-7.86115482658328" calcext:value-type="float">
            <text:p>-7.86115482658328</text:p>
          </table:table-cell>
          <table:table-cell office:value-type="float" office:value="-7.94627335067289" calcext:value-type="float">
            <text:p>-7.94627335067289</text:p>
          </table:table-cell>
          <table:table-cell office:value-type="float" office:value="-8.00206083185281" calcext:value-type="float">
            <text:p>-8.00206083185281</text:p>
          </table:table-cell>
          <table:table-cell office:value-type="float" office:value="-8.0824428483975" calcext:value-type="float">
            <text:p>-8.0824428483975</text:p>
          </table:table-cell>
          <table:table-cell office:value-type="float" office:value="-8.18078963674657" calcext:value-type="float">
            <text:p>-8.18078963674657</text:p>
          </table:table-cell>
          <table:table-cell office:value-type="float" office:value="-8.28226032805092" calcext:value-type="float">
            <text:p>-8.28226032805092</text:p>
          </table:table-cell>
          <table:table-cell office:value-type="float" office:value="-8.3814932421106" calcext:value-type="float">
            <text:p>-8.3814932421106</text:p>
          </table:table-cell>
          <table:table-cell office:value-type="float" office:value="-8.4741489599596" calcext:value-type="float">
            <text:p>-8.4741489599596</text:p>
          </table:table-cell>
          <table:table-cell office:value-type="float" office:value="-8.55563804460009" calcext:value-type="float">
            <text:p>-8.55563804460009</text:p>
          </table:table-cell>
          <table:table-cell office:value-type="float" office:value="-8.6380603037623" calcext:value-type="float">
            <text:p>-8.6380603037623</text:p>
          </table:table-cell>
          <table:table-cell office:value-type="float" office:value="-8.75271479312656" calcext:value-type="float">
            <text:p>-8.75271479312656</text:p>
          </table:table-cell>
          <table:table-cell office:value-type="float" office:value="-8.84954069192929" calcext:value-type="float">
            <text:p>-8.84954069192929</text:p>
          </table:table-cell>
          <table:table-cell office:value-type="float" office:value="-8.76097524359357" calcext:value-type="float">
            <text:p>-8.76097524359357</text:p>
          </table:table-cell>
          <table:table-cell office:value-type="float" office:value="-7.82122033660548" calcext:value-type="float">
            <text:p>-7.82122033660548</text:p>
          </table:table-cell>
          <table:table-cell office:value-type="float" office:value="-5.04046756900457" calcext:value-type="float">
            <text:p>-5.04046756900457</text:p>
          </table:table-cell>
          <table:table-cell office:value-type="float" office:value="-0.0693873984894715" calcext:value-type="float">
            <text:p>-0.069387398489472</text:p>
          </table:table-cell>
          <table:table-cell office:value-type="float" office:value="6.73205537708965" calcext:value-type="float">
            <text:p>6.73205537708965</text:p>
          </table:table-cell>
          <table:table-cell office:value-type="float" office:value="12.6275817881557" calcext:value-type="float">
            <text:p>12.6275817881557</text:p>
          </table:table-cell>
          <table:table-cell office:value-type="float" office:value="14.1768768306846" calcext:value-type="float">
            <text:p>14.1768768306846</text:p>
          </table:table-cell>
          <table:table-cell office:value-type="float" office:value="9.79246550722123" calcext:value-type="float">
            <text:p>9.79246550722123</text:p>
          </table:table-cell>
          <table:table-cell office:value-type="float" office:value="-0.295930015546615" calcext:value-type="float">
            <text:p>-0.295930015546615</text:p>
          </table:table-cell>
          <table:table-cell office:value-type="float" office:value="-11.2021951429549" calcext:value-type="float">
            <text:p>-11.2021951429549</text:p>
          </table:table-cell>
          <table:table-cell office:value-type="float" office:value="-17.9654584819575" calcext:value-type="float">
            <text:p>-17.9654584819575</text:p>
          </table:table-cell>
          <table:table-cell office:value-type="float" office:value="-18.6181974823062" calcext:value-type="float">
            <text:p>-18.6181974823062</text:p>
          </table:table-cell>
          <table:table-cell office:value-type="float" office:value="-13.7578302496403" calcext:value-type="float">
            <text:p>-13.7578302496403</text:p>
          </table:table-cell>
          <table:table-cell office:value-type="float" office:value="-8.25477230502456" calcext:value-type="float">
            <text:p>-8.25477230502456</text:p>
          </table:table-cell>
          <table:table-cell office:value-type="float" office:value="-5.6417744352351" calcext:value-type="float">
            <text:p>-5.6417744352351</text:p>
          </table:table-cell>
          <table:table-cell office:value-type="float" office:value="-6.4180289998033" calcext:value-type="float">
            <text:p>-6.4180289998033</text:p>
          </table:table-cell>
          <table:table-cell office:value-type="float" office:value="-9.34188230027231" calcext:value-type="float">
            <text:p>-9.34188230027231</text:p>
          </table:table-cell>
          <table:table-cell office:value-type="float" office:value="-11.493299563891" calcext:value-type="float">
            <text:p>-11.493299563891</text:p>
          </table:table-cell>
          <table:table-cell office:value-type="float" office:value="-11.7930511831412" calcext:value-type="float">
            <text:p>-11.7930511831412</text:p>
          </table:table-cell>
          <table:table-cell office:value-type="float" office:value="-10.9585358885861" calcext:value-type="float">
            <text:p>-10.9585358885861</text:p>
          </table:table-cell>
          <table:table-cell office:value-type="float" office:value="-9.9249952385448" calcext:value-type="float">
            <text:p>-9.9249952385448</text:p>
          </table:table-cell>
          <table:table-cell office:value-type="float" office:value="-9.61891422725164" calcext:value-type="float">
            <text:p>-9.61891422725164</text:p>
          </table:table-cell>
          <table:table-cell office:value-type="float" office:value="-9.94441070137565" calcext:value-type="float">
            <text:p>-9.94441070137565</text:p>
          </table:table-cell>
          <table:table-cell office:value-type="float" office:value="-10.3228997314801" calcext:value-type="float">
            <text:p>-10.3228997314801</text:p>
          </table:table-cell>
          <table:table-cell office:value-type="float" office:value="-10.5323478474279" calcext:value-type="float">
            <text:p>-10.5323478474279</text:p>
          </table:table-cell>
          <table:table-cell office:value-type="float" office:value="-10.531238712119" calcext:value-type="float">
            <text:p>-10.531238712119</text:p>
          </table:table-cell>
          <table:table-cell office:value-type="float" office:value="-10.456762292448" calcext:value-type="float">
            <text:p>-10.456762292448</text:p>
          </table:table-cell>
          <table:table-cell office:value-type="float" office:value="-10.4509017808351" calcext:value-type="float">
            <text:p>-10.4509017808351</text:p>
          </table:table-cell>
          <table:table-cell office:value-type="float" office:value="-10.4965446863046" calcext:value-type="float">
            <text:p>-10.4965446863046</text:p>
          </table:table-cell>
          <table:table-cell office:value-type="float" office:value="-10.5480525802274" calcext:value-type="float">
            <text:p>-10.5480525802274</text:p>
          </table:table-cell>
          <table:table-cell office:value-type="float" office:value="-10.570297745966" calcext:value-type="float">
            <text:p>-10.570297745966</text:p>
          </table:table-cell>
          <table:table-cell office:value-type="float" office:value="-10.267650342661" calcext:value-type="float">
            <text:p>-10.267650342661</text:p>
          </table:table-cell>
          <table:table-cell office:value-type="float" office:value="-8.8373394333028" calcext:value-type="float">
            <text:p>-8.8373394333028</text:p>
          </table:table-cell>
          <table:table-cell office:value-type="float" office:value="-4.65687472360905" calcext:value-type="float">
            <text:p>-4.65687472360905</text:p>
          </table:table-cell>
          <table:table-cell office:value-type="float" office:value="4.94007396900193" calcext:value-type="float">
            <text:p>4.94007396900193</text:p>
          </table:table-cell>
          <table:table-cell office:value-type="float" office:value="21.6940687274377" calcext:value-type="float">
            <text:p>21.6940687274377</text:p>
          </table:table-cell>
          <table:table-cell office:value-type="float" office:value="45.940376369602" calcext:value-type="float">
            <text:p>45.940376369602</text:p>
          </table:table-cell>
          <table:table-cell office:value-type="float" office:value="72.6602094374076" calcext:value-type="float">
            <text:p>72.6602094374076</text:p>
          </table:table-cell>
          <table:table-cell office:value-type="float" office:value="92.4565598658111" calcext:value-type="float">
            <text:p>92.4565598658111</text:p>
          </table:table-cell>
          <table:table-cell office:value-type="float" office:value="95.3421921822263" calcext:value-type="float">
            <text:p>95.3421921822263</text:p>
          </table:table-cell>
          <table:table-cell office:value-type="float" office:value="72.8471115900938" calcext:value-type="float">
            <text:p>72.8471115900938</text:p>
          </table:table-cell>
          <table:table-cell office:value-type="float" office:value="30.4683306448453" calcext:value-type="float">
            <text:p>30.4683306448453</text:p>
          </table:table-cell>
          <table:table-cell office:value-type="float" office:value="-18.6658815360684" calcext:value-type="float">
            <text:p>-18.6658815360684</text:p>
          </table:table-cell>
          <table:table-cell office:value-type="float" office:value="-55.1896241096778" calcext:value-type="float">
            <text:p>-55.1896241096778</text:p>
          </table:table-cell>
          <table:table-cell office:value-type="float" office:value="-62.4716831137757" calcext:value-type="float">
            <text:p>-62.4716831137757</text:p>
          </table:table-cell>
          <table:table-cell office:value-type="float" office:value="-43.7527929822735" calcext:value-type="float">
            <text:p>-43.7527929822735</text:p>
          </table:table-cell>
          <table:table-cell office:value-type="float" office:value="-10.6123493206437" calcext:value-type="float">
            <text:p>-10.6123493206437</text:p>
          </table:table-cell>
          <table:table-cell office:value-type="float" office:value="15.6116157078076" calcext:value-type="float">
            <text:p>15.6116157078076</text:p>
          </table:table-cell>
          <table:table-cell office:value-type="float" office:value="20.0975066211449" calcext:value-type="float">
            <text:p>20.0975066211449</text:p>
          </table:table-cell>
          <table:table-cell office:value-type="float" office:value="6.51734777442277" calcext:value-type="float">
            <text:p>6.51734777442277</text:p>
          </table:table-cell>
          <table:table-cell office:value-type="float" office:value="-15.0933424497397" calcext:value-type="float">
            <text:p>-15.0933424497397</text:p>
          </table:table-cell>
          <table:table-cell office:value-type="float" office:value="-28.5071183339097" calcext:value-type="float">
            <text:p>-28.5071183339097</text:p>
          </table:table-cell>
          <table:table-cell office:value-type="float" office:value="-26.9088432829537" calcext:value-type="float">
            <text:p>-26.9088432829537</text:p>
          </table:table-cell>
          <table:table-cell office:value-type="float" office:value="-16.1727561274799" calcext:value-type="float">
            <text:p>-16.1727561274799</text:p>
          </table:table-cell>
          <table:table-cell office:value-type="float" office:value="-4.38567690715837" calcext:value-type="float">
            <text:p>-4.38567690715837</text:p>
          </table:table-cell>
          <table:table-cell office:value-type="float" office:value="-0.364882201290484" calcext:value-type="float">
            <text:p>-0.364882201290484</text:p>
          </table:table-cell>
          <table:table-cell office:value-type="float" office:value="-4.42902614134544" calcext:value-type="float">
            <text:p>-4.42902614134544</text:p>
          </table:table-cell>
          <table:table-cell office:value-type="float" office:value="-10.8235502036404" calcext:value-type="float">
            <text:p>-10.8235502036404</text:p>
          </table:table-cell>
          <table:table-cell office:value-type="float" office:value="-15.2117642426511" calcext:value-type="float">
            <text:p>-15.2117642426511</text:p>
          </table:table-cell>
          <table:table-cell office:value-type="float" office:value="-14.8217598786104" calcext:value-type="float">
            <text:p>-14.8217598786104</text:p>
          </table:table-cell>
          <table:table-cell office:value-type="float" office:value="-11.6362269931121" calcext:value-type="float">
            <text:p>-11.6362269931121</text:p>
          </table:table-cell>
          <table:table-cell office:value-type="float" office:value="-9.11210128047087" calcext:value-type="float">
            <text:p>-9.11210128047087</text:p>
          </table:table-cell>
          <table:table-cell office:value-type="float" office:value="-8.34629641766441" calcext:value-type="float">
            <text:p>-8.34629641766441</text:p>
          </table:table-cell>
          <table:table-cell office:value-type="float" office:value="-9.32283438556199" calcext:value-type="float">
            <text:p>-9.32283438556199</text:p>
          </table:table-cell>
          <table:table-cell office:value-type="float" office:value="-10.6285953714669" calcext:value-type="float">
            <text:p>-10.6285953714669</text:p>
          </table:table-cell>
          <table:table-cell office:value-type="float" office:value="-11.0645848623525" calcext:value-type="float">
            <text:p>-11.0645848623525</text:p>
          </table:table-cell>
          <table:table-cell office:value-type="float" office:value="-10.8142433617553" calcext:value-type="float">
            <text:p>-10.8142433617553</text:p>
          </table:table-cell>
          <table:table-cell office:value-type="float" office:value="-10.2968579088859" calcext:value-type="float">
            <text:p>-10.2968579088859</text:p>
          </table:table-cell>
          <table:table-cell office:value-type="float" office:value="-9.94907438427101" calcext:value-type="float">
            <text:p>-9.94907438427101</text:p>
          </table:table-cell>
          <table:table-cell office:value-type="float" office:value="-9.93831499315619" calcext:value-type="float">
            <text:p>-9.93831499315619</text:p>
          </table:table-cell>
          <table:table-cell office:value-type="float" office:value="-10.0338039359371" calcext:value-type="float">
            <text:p>-10.0338039359371</text:p>
          </table:table-cell>
          <table:table-cell office:value-type="float" office:value="-10.0790757588931" calcext:value-type="float">
            <text:p>-10.0790757588931</text:p>
          </table:table-cell>
          <table:table-cell office:value-type="float" office:value="-10.0405567269224" calcext:value-type="float">
            <text:p>-10.0405567269224</text:p>
          </table:table-cell>
          <table:table-cell office:value-type="float" office:value="-9.94411825803187" calcext:value-type="float">
            <text:p>-9.94411825803187</text:p>
          </table:table-cell>
          <table:table-cell office:value-type="float" office:value="-9.8565661018369" calcext:value-type="float">
            <text:p>-9.8565661018369</text:p>
          </table:table-cell>
          <table:table-cell office:value-type="float" office:value="-9.79373392716024" calcext:value-type="float">
            <text:p>-9.79373392716024</text:p>
          </table:table-cell>
          <table:table-cell office:value-type="float" office:value="-9.73852042950447" calcext:value-type="float">
            <text:p>-9.73852042950447</text:p>
          </table:table-cell>
          <table:table-cell office:value-type="float" office:value="-9.68244727342999" calcext:value-type="float">
            <text:p>-9.68244727342999</text:p>
          </table:table-cell>
          <table:table-cell office:value-type="float" office:value="-9.62141900350247" calcext:value-type="float">
            <text:p>-9.62141900350247</text:p>
          </table:table-cell>
          <table:table-cell office:value-type="float" office:value="-9.55067001548834" calcext:value-type="float">
            <text:p>-9.55067001548834</text:p>
          </table:table-cell>
          <table:table-cell office:value-type="float" office:value="-9.47161655183128" calcext:value-type="float">
            <text:p>-9.47161655183128</text:p>
          </table:table-cell>
          <table:table-cell office:value-type="float" office:value="-9.41322737990816" calcext:value-type="float">
            <text:p>-9.41322737990816</text:p>
          </table:table-cell>
          <table:table-cell office:value-type="float" office:value="-9.37489594090971" calcext:value-type="float">
            <text:p>-9.37489594090971</text:p>
          </table:table-cell>
          <table:table-cell office:value-type="float" office:value="-9.23912086458534" calcext:value-type="float">
            <text:p>-9.23912086458534</text:p>
          </table:table-cell>
          <table:table-cell office:value-type="float" office:value="-8.61293603319172" calcext:value-type="float">
            <text:p>-8.61293603319172</text:p>
          </table:table-cell>
          <table:table-cell office:value-type="float" office:value="-6.52113082701837" calcext:value-type="float">
            <text:p>-6.52113082701837</text:p>
          </table:table-cell>
          <table:table-cell office:value-type="float" office:value="-2.28280649525078" calcext:value-type="float">
            <text:p>-2.28280649525078</text:p>
          </table:table-cell>
          <table:table-cell office:value-type="float" office:value="4.0878856657792" calcext:value-type="float">
            <text:p>4.0878856657792</text:p>
          </table:table-cell>
          <table:table-cell office:value-type="float" office:value="10.9672941090116" calcext:value-type="float">
            <text:p>10.9672941090116</text:p>
          </table:table-cell>
          <table:table-cell office:value-type="float" office:value="14.756617042557" calcext:value-type="float">
            <text:p>14.756617042557</text:p>
          </table:table-cell>
          <table:table-cell office:value-type="float" office:value="13.0684917314273" calcext:value-type="float">
            <text:p>13.0684917314273</text:p>
          </table:table-cell>
          <table:table-cell office:value-type="float" office:value="5.12498515233365" calcext:value-type="float">
            <text:p>5.12498515233365</text:p>
          </table:table-cell>
          <table:table-cell office:value-type="float" office:value="-6.01565138968073" calcext:value-type="float">
            <text:p>-6.01565138968073</text:p>
          </table:table-cell>
          <table:table-cell office:value-type="float" office:value="-14.6829377739697" calcext:value-type="float">
            <text:p>-14.6829377739697</text:p>
          </table:table-cell>
          <table:table-cell office:value-type="float" office:value="-17.8400296034689" calcext:value-type="float">
            <text:p>-17.8400296034689</text:p>
          </table:table-cell>
          <table:table-cell office:value-type="float" office:value="-14.6294478713877" calcext:value-type="float">
            <text:p>-14.6294478713877</text:p>
          </table:table-cell>
          <table:table-cell office:value-type="float" office:value="-8.59196983031343" calcext:value-type="float">
            <text:p>-8.59196983031343</text:p>
          </table:table-cell>
          <table:table-cell office:value-type="float" office:value="-4.50236613403607" calcext:value-type="float">
            <text:p>-4.50236613403607</text:p>
          </table:table-cell>
          <table:table-cell office:value-type="float" office:value="-3.7329655718537" calcext:value-type="float">
            <text:p>-3.7329655718537</text:p>
          </table:table-cell>
          <table:table-cell office:value-type="float" office:value="-5.95941873640055" calcext:value-type="float">
            <text:p>-5.95941873640055</text:p>
          </table:table-cell>
          <table:table-cell office:value-type="float" office:value="-8.59122277332835" calcext:value-type="float">
            <text:p>-8.59122277332835</text:p>
          </table:table-cell>
          <table:table-cell office:value-type="float" office:value="-9.4255365065315" calcext:value-type="float">
            <text:p>-9.4255365065315</text:p>
          </table:table-cell>
          <table:table-cell office:value-type="float" office:value="-8.80001845873344" calcext:value-type="float">
            <text:p>-8.80001845873344</text:p>
          </table:table-cell>
          <table:table-cell office:value-type="float" office:value="-7.56889063212221" calcext:value-type="float">
            <text:p>-7.56889063212221</text:p>
          </table:table-cell>
          <table:table-cell office:value-type="float" office:value="-6.74425629803387" calcext:value-type="float">
            <text:p>-6.74425629803387</text:p>
          </table:table-cell>
          <table:table-cell office:value-type="float" office:value="-6.73477932818958" calcext:value-type="float">
            <text:p>-6.73477932818958</text:p>
          </table:table-cell>
          <table:table-cell office:value-type="float" office:value="-6.99122116912425" calcext:value-type="float">
            <text:p>-6.99122116912425</text:p>
          </table:table-cell>
          <table:table-cell office:value-type="float" office:value="-7.12791108728632" calcext:value-type="float">
            <text:p>-7.12791108728632</text:p>
          </table:table-cell>
          <table:table-cell office:value-type="float" office:value="-7.05585299128604" calcext:value-type="float">
            <text:p>-7.05585299128604</text:p>
          </table:table-cell>
          <table:table-cell office:value-type="float" office:value="-6.83829685556867" calcext:value-type="float">
            <text:p>-6.83829685556867</text:p>
          </table:table-cell>
          <table:table-cell office:value-type="float" office:value="-6.6490555422547" calcext:value-type="float">
            <text:p>-6.6490555422547</text:p>
          </table:table-cell>
          <table:table-cell office:value-type="float" office:value="-6.53099394271168" calcext:value-type="float">
            <text:p>-6.53099394271168</text:p>
          </table:table-cell>
          <table:table-cell office:value-type="float" office:value="-6.43648247588989" calcext:value-type="float">
            <text:p>-6.43648247588989</text:p>
          </table:table-cell>
          <table:table-cell office:value-type="float" office:value="-6.32850164083224" calcext:value-type="float">
            <text:p>-6.32850164083224</text:p>
          </table:table-cell>
          <table:table-cell office:value-type="float" office:value="-6.09178348985052" calcext:value-type="float">
            <text:p>-6.09178348985052</text:p>
          </table:table-cell>
          <table:table-cell office:value-type="float" office:value="-5.08687117569338" calcext:value-type="float">
            <text:p>-5.08687117569338</text:p>
          </table:table-cell>
          <table:table-cell office:value-type="float" office:value="-2.18664786786056" calcext:value-type="float">
            <text:p>-2.18664786786056</text:p>
          </table:table-cell>
          <table:table-cell office:value-type="float" office:value="5.03065753427187" calcext:value-type="float">
            <text:p>5.03065753427187</text:p>
          </table:table-cell>
          <table:table-cell office:value-type="float" office:value="18.9131290982175" calcext:value-type="float">
            <text:p>18.9131290982175</text:p>
          </table:table-cell>
          <table:table-cell office:value-type="float" office:value="40.354942606468" calcext:value-type="float">
            <text:p>40.354942606468</text:p>
          </table:table-cell>
          <table:table-cell office:value-type="float" office:value="67.3000892888821" calcext:value-type="float">
            <text:p>67.3000892888821</text:p>
          </table:table-cell>
          <table:table-cell office:value-type="float" office:value="91.2285703305469" calcext:value-type="float">
            <text:p>91.2285703305469</text:p>
          </table:table-cell>
          <table:table-cell office:value-type="float" office:value="102.392103438101" calcext:value-type="float">
            <text:p>102.392103438101</text:p>
          </table:table-cell>
          <table:table-cell office:value-type="float" office:value="90.7632656123437" calcext:value-type="float">
            <text:p>90.7632656123437</text:p>
          </table:table-cell>
          <table:table-cell office:value-type="float" office:value="55.192993452014" calcext:value-type="float">
            <text:p>55.192993452014</text:p>
          </table:table-cell>
          <table:table-cell office:value-type="float" office:value="7.01371981343255" calcext:value-type="float">
            <text:p>7.01371981343255</text:p>
          </table:table-cell>
          <table:table-cell office:value-type="float" office:value="-37.1173497238352" calcext:value-type="float">
            <text:p>-37.1173497238352</text:p>
          </table:table-cell>
          <table:table-cell office:value-type="float" office:value="-56.903869666774" calcext:value-type="float">
            <text:p>-56.903869666774</text:p>
          </table:table-cell>
          <table:table-cell office:value-type="float" office:value="-47.6570582988858" calcext:value-type="float">
            <text:p>-47.6570582988858</text:p>
          </table:table-cell>
          <table:table-cell office:value-type="float" office:value="-18.1357333549182" calcext:value-type="float">
            <text:p>-18.1357333549182</text:p>
          </table:table-cell>
          <table:table-cell office:value-type="float" office:value="13.8176336888329" calcext:value-type="float">
            <text:p>13.8176336888329</text:p>
          </table:table-cell>
          <table:table-cell office:value-type="float" office:value="27.531757548567" calcext:value-type="float">
            <text:p>27.531757548567</text:p>
          </table:table-cell>
          <table:table-cell office:value-type="float" office:value="20.6828863558243" calcext:value-type="float">
            <text:p>20.6828863558243</text:p>
          </table:table-cell>
          <table:table-cell office:value-type="float" office:value="0.655426340035189" calcext:value-type="float">
            <text:p>0.655426340035189</text:p>
          </table:table-cell>
          <table:table-cell office:value-type="float" office:value="-17.880449365777" calcext:value-type="float">
            <text:p>-17.880449365777</text:p>
          </table:table-cell>
          <table:table-cell office:value-type="float" office:value="-21.8123738492205" calcext:value-type="float">
            <text:p>-21.8123738492205</text:p>
          </table:table-cell>
          <table:table-cell office:value-type="float" office:value="-13.8445067261078" calcext:value-type="float">
            <text:p>-13.8445067261078</text:p>
          </table:table-cell>
          <table:table-cell office:value-type="float" office:value="-1.24092046054826" calcext:value-type="float">
            <text:p>-1.24092046054826</text:p>
          </table:table-cell>
          <table:table-cell office:value-type="float" office:value="6.87262980016075" calcext:value-type="float">
            <text:p>6.87262980016075</text:p>
          </table:table-cell>
          <table:table-cell office:value-type="float" office:value="5.55124041828766" calcext:value-type="float">
            <text:p>5.55124041828766</text:p>
          </table:table-cell>
          <table:table-cell office:value-type="float" office:value="-0.423744590556967" calcext:value-type="float">
            <text:p>-0.423744590556967</text:p>
          </table:table-cell>
          <table:table-cell office:value-type="float" office:value="-5.93730785985734" calcext:value-type="float">
            <text:p>-5.93730785985734</text:p>
          </table:table-cell>
          <table:table-cell office:value-type="float" office:value="-7.47651559634454" calcext:value-type="float">
            <text:p>-7.47651559634454</text:p>
          </table:table-cell>
          <table:table-cell office:value-type="float" office:value="-4.84463678023942" calcext:value-type="float">
            <text:p>-4.84463678023942</text:p>
          </table:table-cell>
          <table:table-cell office:value-type="float" office:value="-1.66319414609997" calcext:value-type="float">
            <text:p>-1.66319414609997</text:p>
          </table:table-cell>
          <table:table-cell office:value-type="float" office:value="-0.0250810795866125" calcext:value-type="float">
            <text:p>-0.025081079586613</text:p>
          </table:table-cell>
          <table:table-cell office:value-type="float" office:value="-0.281744125480886" calcext:value-type="float">
            <text:p>-0.281744125480886</text:p>
          </table:table-cell>
          <table:table-cell office:value-type="float" office:value="-1.55459824820626" calcext:value-type="float">
            <text:p>-1.55459824820626</text:p>
          </table:table-cell>
          <table:table-cell office:value-type="float" office:value="-2.27623071335554" calcext:value-type="float">
            <text:p>-2.27623071335554</text:p>
          </table:table-cell>
          <table:table-cell office:value-type="float" office:value="-2.15338806772719" calcext:value-type="float">
            <text:p>-2.15338806772719</text:p>
          </table:table-cell>
          <table:table-cell office:value-type="float" office:value="-1.59074951765296" calcext:value-type="float">
            <text:p>-1.59074951765296</text:p>
          </table:table-cell>
          <table:table-cell office:value-type="float" office:value="-1.02322727680834" calcext:value-type="float">
            <text:p>-1.02322727680834</text:p>
          </table:table-cell>
          <table:table-cell office:value-type="float" office:value="-0.795767714707548" calcext:value-type="float">
            <text:p>-0.795767714707548</text:p>
          </table:table-cell>
          <table:table-cell office:value-type="float" office:value="-0.781394027959867" calcext:value-type="float">
            <text:p>-0.781394027959867</text:p>
          </table:table-cell>
          <table:table-cell office:value-type="float" office:value="-0.758564934651775" calcext:value-type="float">
            <text:p>-0.758564934651775</text:p>
          </table:table-cell>
          <table:table-cell office:value-type="float" office:value="-0.663049876485508" calcext:value-type="float">
            <text:p>-0.663049876485508</text:p>
          </table:table-cell>
          <table:table-cell office:value-type="float" office:value="-0.490693051638336" calcext:value-type="float">
            <text:p>-0.490693051638336</text:p>
          </table:table-cell>
          <table:table-cell office:value-type="float" office:value="-0.303523334194135" calcext:value-type="float">
            <text:p>-0.303523334194135</text:p>
          </table:table-cell>
          <table:table-cell office:value-type="float" office:value="-0.144823636774125" calcext:value-type="float">
            <text:p>-0.144823636774125</text:p>
          </table:table-cell>
          <table:table-cell office:value-type="float" office:value="-0.00220208500950233" calcext:value-type="float">
            <text:p>-0.002202085009502</text:p>
          </table:table-cell>
          <table:table-cell office:value-type="float" office:value="0.137240456188074" calcext:value-type="float">
            <text:p>0.137240456188074</text:p>
          </table:table-cell>
          <table:table-cell office:value-type="float" office:value="0.278099456422192" calcext:value-type="float">
            <text:p>0.278099456422192</text:p>
          </table:table-cell>
          <table:table-cell office:value-type="float" office:value="0.424814665600583" calcext:value-type="float">
            <text:p>0.424814665600583</text:p>
          </table:table-cell>
          <table:table-cell office:value-type="float" office:value="0.581092414879307" calcext:value-type="float">
            <text:p>0.581092414879307</text:p>
          </table:table-cell>
          <table:table-cell office:value-type="float" office:value="0.729101532081094" calcext:value-type="float">
            <text:p>0.729101532081094</text:p>
          </table:table-cell>
          <table:table-cell office:value-type="float" office:value="0.841957845450453" calcext:value-type="float">
            <text:p>0.841957845450453</text:p>
          </table:table-cell>
          <table:table-cell office:value-type="float" office:value="0.993605069367972" calcext:value-type="float">
            <text:p>0.993605069367972</text:p>
          </table:table-cell>
          <table:table-cell office:value-type="float" office:value="1.3946711059378" calcext:value-type="float">
            <text:p>1.3946711059378</text:p>
          </table:table-cell>
          <table:table-cell office:value-type="float" office:value="2.83204845132762" calcext:value-type="float">
            <text:p>2.83204845132762</text:p>
          </table:table-cell>
          <table:table-cell office:value-type="float" office:value="6.24036593799962" calcext:value-type="float">
            <text:p>6.24036593799962</text:p>
          </table:table-cell>
          <table:table-cell office:value-type="float" office:value="11.8341852287769" calcext:value-type="float">
            <text:p>11.8341852287769</text:p>
          </table:table-cell>
          <table:table-cell office:value-type="float" office:value="18.971181260704" calcext:value-type="float">
            <text:p>18.971181260704</text:p>
          </table:table-cell>
          <table:table-cell office:value-type="float" office:value="24.506690940471" calcext:value-type="float">
            <text:p>24.506690940471</text:p>
          </table:table-cell>
          <table:table-cell office:value-type="float" office:value="25.2543759306779" calcext:value-type="float">
            <text:p>25.2543759306779</text:p>
          </table:table-cell>
          <table:table-cell office:value-type="float" office:value="19.8951559004166" calcext:value-type="float">
            <text:p>19.8951559004166</text:p>
          </table:table-cell>
          <table:table-cell office:value-type="float" office:value="9.4177335532344" calcext:value-type="float">
            <text:p>9.4177335532344</text:p>
          </table:table-cell>
          <table:table-cell office:value-type="float" office:value="-0.792386724213856" calcext:value-type="float">
            <text:p>-0.792386724213856</text:p>
          </table:table-cell>
          <table:table-cell office:value-type="float" office:value="-6.32956669993848" calcext:value-type="float">
            <text:p>-6.32956669993848</text:p>
          </table:table-cell>
          <table:table-cell office:value-type="float" office:value="-5.5544332076605" calcext:value-type="float">
            <text:p>-5.5544332076605</text:p>
          </table:table-cell>
          <table:table-cell office:value-type="float" office:value="0.0314621381096902" calcext:value-type="float">
            <text:p>0.03146213810969</text:p>
          </table:table-cell>
          <table:table-cell office:value-type="float" office:value="5.33925948383587" calcext:value-type="float">
            <text:p>5.33925948383587</text:p>
          </table:table-cell>
          <table:table-cell office:value-type="float" office:value="7.54011850835185" calcext:value-type="float">
            <text:p>7.54011850835185</text:p>
          </table:table-cell>
          <table:table-cell office:value-type="float" office:value="6.38388697770791" calcext:value-type="float">
            <text:p>6.38388697770791</text:p>
          </table:table-cell>
          <table:table-cell office:value-type="float" office:value="3.57985374518562" calcext:value-type="float">
            <text:p>3.57985374518562</text:p>
          </table:table-cell>
          <table:table-cell office:value-type="float" office:value="1.97961561086477" calcext:value-type="float">
            <text:p>1.97961561086477</text:p>
          </table:table-cell>
          <table:table-cell office:value-type="float" office:value="2.13783389414076" calcext:value-type="float">
            <text:p>2.13783389414076</text:p>
          </table:table-cell>
          <table:table-cell office:value-type="float" office:value="3.27233592951241" calcext:value-type="float">
            <text:p>3.27233592951241</text:p>
          </table:table-cell>
          <table:table-cell office:value-type="float" office:value="4.41314154156229" calcext:value-type="float">
            <text:p>4.41314154156229</text:p>
          </table:table-cell>
          <table:table-cell office:value-type="float" office:value="4.74001025735821" calcext:value-type="float">
            <text:p>4.74001025735821</text:p>
          </table:table-cell>
          <table:table-cell office:value-type="float" office:value="4.54572128855545" calcext:value-type="float">
            <text:p>4.54572128855545</text:p>
          </table:table-cell>
          <table:table-cell office:value-type="float" office:value="4.36798823510839" calcext:value-type="float">
            <text:p>4.36798823510839</text:p>
          </table:table-cell>
          <table:table-cell office:value-type="float" office:value="4.37144410772033" calcext:value-type="float">
            <text:p>4.37144410772033</text:p>
          </table:table-cell>
          <table:table-cell office:value-type="float" office:value="4.57062562956334" calcext:value-type="float">
            <text:p>4.57062562956334</text:p>
          </table:table-cell>
          <table:table-cell office:value-type="float" office:value="4.80615030030179" calcext:value-type="float">
            <text:p>4.80615030030179</text:p>
          </table:table-cell>
          <table:table-cell office:value-type="float" office:value="4.96347109967565" calcext:value-type="float">
            <text:p>4.96347109967565</text:p>
          </table:table-cell>
          <table:table-cell office:value-type="float" office:value="5.07566016815371" calcext:value-type="float">
            <text:p>5.07566016815371</text:p>
          </table:table-cell>
          <table:table-cell office:value-type="float" office:value="5.18577899182186" calcext:value-type="float">
            <text:p>5.18577899182186</text:p>
          </table:table-cell>
          <table:table-cell office:value-type="float" office:value="5.33752362497385" calcext:value-type="float">
            <text:p>5.33752362497385</text:p>
          </table:table-cell>
          <table:table-cell office:value-type="float" office:value="5.93476373487982" calcext:value-type="float">
            <text:p>5.93476373487982</text:p>
          </table:table-cell>
          <table:table-cell office:value-type="float" office:value="7.84980889343107" calcext:value-type="float">
            <text:p>7.84980889343107</text:p>
          </table:table-cell>
          <table:table-cell office:value-type="float" office:value="12.9721868597651" calcext:value-type="float">
            <text:p>12.9721868597651</text:p>
          </table:table-cell>
          <table:table-cell office:value-type="float" office:value="23.9563426070539" calcext:value-type="float">
            <text:p>23.9563426070539</text:p>
          </table:table-cell>
          <table:table-cell office:value-type="float" office:value="42.2444111091291" calcext:value-type="float">
            <text:p>42.2444111091291</text:p>
          </table:table-cell>
          <table:table-cell office:value-type="float" office:value="67.7150358608267" calcext:value-type="float">
            <text:p>67.7150358608267</text:p>
          </table:table-cell>
          <table:table-cell office:value-type="float" office:value="94.0151297194887" calcext:value-type="float">
            <text:p>94.0151297194887</text:p>
          </table:table-cell>
          <table:table-cell office:value-type="float" office:value="111.599233965312" calcext:value-type="float">
            <text:p>111.599233965312</text:p>
          </table:table-cell>
          <table:table-cell office:value-type="float" office:value="110.38151832193" calcext:value-type="float">
            <text:p>110.38151832193</text:p>
          </table:table-cell>
          <table:table-cell office:value-type="float" office:value="83.4767159030731" calcext:value-type="float">
            <text:p>83.4767159030731</text:p>
          </table:table-cell>
          <table:table-cell office:value-type="float" office:value="38.8675766891619" calcext:value-type="float">
            <text:p>38.8675766891619</text:p>
          </table:table-cell>
          <table:table-cell office:value-type="float" office:value="-9.44067571847674" calcext:value-type="float">
            <text:p>-9.44067571847674</text:p>
          </table:table-cell>
          <table:table-cell office:value-type="float" office:value="-41.2115553900764" calcext:value-type="float">
            <text:p>-41.2115553900764</text:p>
          </table:table-cell>
          <table:table-cell office:value-type="float" office:value="-42.9724145076349" calcext:value-type="float">
            <text:p>-42.9724145076349</text:p>
          </table:table-cell>
          <table:table-cell office:value-type="float" office:value="-20.3155843939276" calcext:value-type="float">
            <text:p>-20.3155843939276</text:p>
          </table:table-cell>
          <table:table-cell office:value-type="float" office:value="13.3920023157581" calcext:value-type="float">
            <text:p>13.3920023157581</text:p>
          </table:table-cell>
          <table:table-cell office:value-type="float" office:value="36.1522053117059" calcext:value-type="float">
            <text:p>36.1522053117059</text:p>
          </table:table-cell>
          <table:table-cell office:value-type="float" office:value="36.9448071238007" calcext:value-type="float">
            <text:p>36.9448071238007</text:p>
          </table:table-cell>
          <table:table-cell office:value-type="float" office:value="20.9535595424806" calcext:value-type="float">
            <text:p>20.9535595424806</text:p>
          </table:table-cell>
          <table:table-cell office:value-type="float" office:value="-0.290409009273925" calcext:value-type="float">
            <text:p>-0.290409009273925</text:p>
          </table:table-cell>
          <table:table-cell office:value-type="float" office:value="-10.7512498248186" calcext:value-type="float">
            <text:p>-10.7512498248186</text:p>
          </table:table-cell>
          <table:table-cell office:value-type="float" office:value="-6.87688378186439" calcext:value-type="float">
            <text:p>-6.87688378186439</text:p>
          </table:table-cell>
          <table:table-cell office:value-type="float" office:value="4.81592341597615" calcext:value-type="float">
            <text:p>4.81592341597615</text:p>
          </table:table-cell>
          <table:table-cell office:value-type="float" office:value="15.8507869117966" calcext:value-type="float">
            <text:p>15.8507869117966</text:p>
          </table:table-cell>
          <table:table-cell office:value-type="float" office:value="18.0996657231028" calcext:value-type="float">
            <text:p>18.0996657231028</text:p>
          </table:table-cell>
          <table:table-cell office:value-type="float" office:value="13.2533613886959" calcext:value-type="float">
            <text:p>13.2533613886959</text:p>
          </table:table-cell>
          <table:table-cell office:value-type="float" office:value="7.0288066360506" calcext:value-type="float">
            <text:p>7.0288066360506</text:p>
          </table:table-cell>
          <table:table-cell office:value-type="float" office:value="3.4539647769552" calcext:value-type="float">
            <text:p>3.4539647769552</text:p>
          </table:table-cell>
          <table:table-cell office:value-type="float" office:value="4.71097017046659" calcext:value-type="float">
            <text:p>4.71097017046659</text:p>
          </table:table-cell>
          <table:table-cell office:value-type="float" office:value="8.04050911346264" calcext:value-type="float">
            <text:p>8.04050911346264</text:p>
          </table:table-cell>
          <table:table-cell office:value-type="float" office:value="10.3232981731912" calcext:value-type="float">
            <text:p>10.3232981731912</text:p>
          </table:table-cell>
          <table:table-cell office:value-type="float" office:value="10.7787455983289" calcext:value-type="float">
            <text:p>10.7787455983289</text:p>
          </table:table-cell>
          <table:table-cell office:value-type="float" office:value="9.6590398074134" calcext:value-type="float">
            <text:p>9.6590398074134</text:p>
          </table:table-cell>
          <table:table-cell office:value-type="float" office:value="8.51288763704907" calcext:value-type="float">
            <text:p>8.51288763704907</text:p>
          </table:table-cell>
          <table:table-cell office:value-type="float" office:value="8.27354928813894" calcext:value-type="float">
            <text:p>8.27354928813894</text:p>
          </table:table-cell>
          <table:table-cell office:value-type="float" office:value="8.64150987938117" calcext:value-type="float">
            <text:p>8.64150987938117</text:p>
          </table:table-cell>
          <table:table-cell office:value-type="float" office:value="9.19260890308076" calcext:value-type="float">
            <text:p>9.19260890308076</text:p>
          </table:table-cell>
          <table:table-cell office:value-type="float" office:value="9.50174488345025" calcext:value-type="float">
            <text:p>9.50174488345025</text:p>
          </table:table-cell>
          <table:table-cell office:value-type="float" office:value="9.49888654077353" calcext:value-type="float">
            <text:p>9.49888654077353</text:p>
          </table:table-cell>
          <table:table-cell office:value-type="float" office:value="9.42870378686033" calcext:value-type="float">
            <text:p>9.42870378686033</text:p>
          </table:table-cell>
          <table:table-cell office:value-type="float" office:value="9.41520517996894" calcext:value-type="float">
            <text:p>9.41520517996894</text:p>
          </table:table-cell>
          <table:table-cell office:value-type="float" office:value="9.48338623333199" calcext:value-type="float">
            <text:p>9.48338623333199</text:p>
          </table:table-cell>
          <table:table-cell office:value-type="float" office:value="9.593651130912" calcext:value-type="float">
            <text:p>9.593651130912</text:p>
          </table:table-cell>
          <table:table-cell office:value-type="float" office:value="9.6828575414945" calcext:value-type="float">
            <text:p>9.6828575414945</text:p>
          </table:table-cell>
          <table:table-cell office:value-type="float" office:value="9.74665423036392" calcext:value-type="float">
            <text:p>9.74665423036392</text:p>
          </table:table-cell>
          <table:table-cell office:value-type="float" office:value="9.80165008100197" calcext:value-type="float">
            <text:p>9.80165008100197</text:p>
          </table:table-cell>
          <table:table-cell office:value-type="float" office:value="9.85463562633023" calcext:value-type="float">
            <text:p>9.85463562633023</text:p>
          </table:table-cell>
          <table:table-cell office:value-type="float" office:value="9.90976888268978" calcext:value-type="float">
            <text:p>9.90976888268978</text:p>
          </table:table-cell>
          <table:table-cell office:value-type="float" office:value="9.97189310578079" calcext:value-type="float">
            <text:p>9.97189310578079</text:p>
          </table:table-cell>
          <table:table-cell office:value-type="float" office:value="10.0353159891261" calcext:value-type="float">
            <text:p>10.0353159891261</text:p>
          </table:table-cell>
          <table:table-cell office:value-type="float" office:value="10.0682941765921" calcext:value-type="float">
            <text:p>10.0682941765921</text:p>
          </table:table-cell>
          <table:table-cell office:value-type="float" office:value="10.0921370044014" calcext:value-type="float">
            <text:p>10.0921370044014</text:p>
          </table:table-cell>
          <table:table-cell office:value-type="float" office:value="10.2422359390508" calcext:value-type="float">
            <text:p>10.2422359390508</text:p>
          </table:table-cell>
          <table:table-cell office:value-type="float" office:value="11.0301983379402" calcext:value-type="float">
            <text:p>11.0301983379402</text:p>
          </table:table-cell>
          <table:table-cell office:value-type="float" office:value="13.4606458886796" calcext:value-type="float">
            <text:p>13.4606458886796</text:p>
          </table:table-cell>
          <table:table-cell office:value-type="float" office:value="18.0654397675621" calcext:value-type="float">
            <text:p>18.0654397675621</text:p>
          </table:table-cell>
          <table:table-cell office:value-type="float" office:value="24.7085509469423" calcext:value-type="float">
            <text:p>24.7085509469423</text:p>
          </table:table-cell>
          <table:table-cell office:value-type="float" office:value="31.2501054687734" calcext:value-type="float">
            <text:p>31.2501054687734</text:p>
          </table:table-cell>
          <table:table-cell office:value-type="float" office:value="34.0907487168678" calcext:value-type="float">
            <text:p>34.0907487168678</text:p>
          </table:table-cell>
          <table:table-cell office:value-type="float" office:value="31.2268282867934" calcext:value-type="float">
            <text:p>31.2268282867934</text:p>
          </table:table-cell>
          <table:table-cell office:value-type="float" office:value="22.2373839845428" calcext:value-type="float">
            <text:p>22.2373839845428</text:p>
          </table:table-cell>
          <table:table-cell office:value-type="float" office:value="11.0924635710073" calcext:value-type="float">
            <text:p>11.0924635710073</text:p>
          </table:table-cell>
          <table:table-cell office:value-type="float" office:value="3.2545000704611" calcext:value-type="float">
            <text:p>3.2545000704611</text:p>
          </table:table-cell>
          <table:table-cell office:value-type="float" office:value="1.20892501672858" calcext:value-type="float">
            <text:p>1.20892501672858</text:p>
          </table:table-cell>
          <table:table-cell office:value-type="float" office:value="5.2743100077991" calcext:value-type="float">
            <text:p>5.2743100077991</text:p>
          </table:table-cell>
          <table:table-cell office:value-type="float" office:value="11.169316374218" calcext:value-type="float">
            <text:p>11.169316374218</text:p>
          </table:table-cell>
          <table:table-cell office:value-type="float" office:value="14.5939411968521" calcext:value-type="float">
            <text:p>14.5939411968521</text:p>
          </table:table-cell>
          <table:table-cell office:value-type="float" office:value="14.648006374498" calcext:value-type="float">
            <text:p>14.648006374498</text:p>
          </table:table-cell>
          <table:table-cell office:value-type="float" office:value="12.030476853425" calcext:value-type="float">
            <text:p>12.030476853425</text:p>
          </table:table-cell>
          <table:table-cell office:value-type="float" office:value="9.56124179670679" calcext:value-type="float">
            <text:p>9.56124179670679</text:p>
          </table:table-cell>
          <table:table-cell office:value-type="float" office:value="8.96469979722067" calcext:value-type="float">
            <text:p>8.96469979722067</text:p>
          </table:table-cell>
          <table:table-cell office:value-type="float" office:value="9.67987705868647" calcext:value-type="float">
            <text:p>9.67987705868647</text:p>
          </table:table-cell>
          <table:table-cell office:value-type="float" office:value="10.8168202609178" calcext:value-type="float">
            <text:p>10.8168202609178</text:p>
          </table:table-cell>
          <table:table-cell office:value-type="float" office:value="11.3804241093863" calcext:value-type="float">
            <text:p>11.3804241093863</text:p>
          </table:table-cell>
          <table:table-cell office:value-type="float" office:value="11.1918346762018" calcext:value-type="float">
            <text:p>11.1918346762018</text:p>
          </table:table-cell>
          <table:table-cell office:value-type="float" office:value="10.8371340452663" calcext:value-type="float">
            <text:p>10.8371340452663</text:p>
          </table:table-cell>
          <table:table-cell office:value-type="float" office:value="10.6250394201437" calcext:value-type="float">
            <text:p>10.6250394201437</text:p>
          </table:table-cell>
          <table:table-cell office:value-type="float" office:value="10.6230210345332" calcext:value-type="float">
            <text:p>10.6230210345332</text:p>
          </table:table-cell>
          <table:table-cell office:value-type="float" office:value="10.7318188669445" calcext:value-type="float">
            <text:p>10.7318188669445</text:p>
          </table:table-cell>
          <table:table-cell office:value-type="float" office:value="10.7863885946259" calcext:value-type="float">
            <text:p>10.7863885946259</text:p>
          </table:table-cell>
          <table:table-cell office:value-type="float" office:value="10.7743343186641" calcext:value-type="float">
            <text:p>10.7743343186641</text:p>
          </table:table-cell>
          <table:table-cell office:value-type="float" office:value="10.7435454512917" calcext:value-type="float">
            <text:p>10.7435454512917</text:p>
          </table:table-cell>
          <table:table-cell office:value-type="float" office:value="10.7287351932909" calcext:value-type="float">
            <text:p>10.7287351932909</text:p>
          </table:table-cell>
          <table:table-cell office:value-type="float" office:value="10.9122807603995" calcext:value-type="float">
            <text:p>10.9122807603995</text:p>
          </table:table-cell>
          <table:table-cell office:value-type="float" office:value="12.0161394353145" calcext:value-type="float">
            <text:p>12.0161394353145</text:p>
          </table:table-cell>
          <table:table-cell office:value-type="float" office:value="15.3637211123132" calcext:value-type="float">
            <text:p>15.3637211123132</text:p>
          </table:table-cell>
          <table:table-cell office:value-type="float" office:value="23.5326718771695" calcext:value-type="float">
            <text:p>23.5326718771695</text:p>
          </table:table-cell>
          <table:table-cell office:value-type="float" office:value="38.6184243454956" calcext:value-type="float">
            <text:p>38.6184243454956</text:p>
          </table:table-cell>
          <table:table-cell office:value-type="float" office:value="61.3059443979516" calcext:value-type="float">
            <text:p>61.3059443979516</text:p>
          </table:table-cell>
          <table:table-cell office:value-type="float" office:value="88.2581558905266" calcext:value-type="float">
            <text:p>88.2581558905266</text:p>
          </table:table-cell>
          <table:table-cell office:value-type="float" office:value="110.435389139277" calcext:value-type="float">
            <text:p>110.435389139277</text:p>
          </table:table-cell>
          <table:table-cell office:value-type="float" office:value="117.982537043893" calcext:value-type="float">
            <text:p>117.982537043893</text:p>
          </table:table-cell>
          <table:table-cell office:value-type="float" office:value="101.301577758846" calcext:value-type="float">
            <text:p>101.301577758846</text:p>
          </table:table-cell>
          <table:table-cell office:value-type="float" office:value="62.3109116537451" calcext:value-type="float">
            <text:p>62.3109116537451</text:p>
          </table:table-cell>
          <table:table-cell office:value-type="float" office:value="13.2163254505426" calcext:value-type="float">
            <text:p>13.2163254505426</text:p>
          </table:table-cell>
          <table:table-cell office:value-type="float" office:value="-28.0329538396775" calcext:value-type="float">
            <text:p>-28.0329538396775</text:p>
          </table:table-cell>
          <table:table-cell office:value-type="float" office:value="-42.2502126766129" calcext:value-type="float">
            <text:p>-42.2502126766129</text:p>
          </table:table-cell>
          <table:table-cell office:value-type="float" office:value="-28.6715802196282" calcext:value-type="float">
            <text:p>-28.6715802196282</text:p>
          </table:table-cell>
          <table:table-cell office:value-type="float" office:value="2.80827663276659" calcext:value-type="float">
            <text:p>2.80827663276659</text:p>
          </table:table-cell>
          <table:table-cell office:value-type="float" office:value="32.5162524365397" calcext:value-type="float">
            <text:p>32.5162524365397</text:p>
          </table:table-cell>
          <table:table-cell office:value-type="float" office:value="41.8411486708186" calcext:value-type="float">
            <text:p>41.8411486708186</text:p>
          </table:table-cell>
          <table:table-cell office:value-type="float" office:value="31.6803491816127" calcext:value-type="float">
            <text:p>31.6803491816127</text:p>
          </table:table-cell>
          <table:table-cell office:value-type="float" office:value="10.4572517102047" calcext:value-type="float">
            <text:p>10.4572517102047</text:p>
          </table:table-cell>
          <table:table-cell office:value-type="float" office:value="-6.15490687011917" calcext:value-type="float">
            <text:p>-6.15490687011917</text:p>
          </table:table-cell>
          <table:table-cell office:value-type="float" office:value="-7.59153903635082" calcext:value-type="float">
            <text:p>-7.59153903635082</text:p>
          </table:table-cell>
          <table:table-cell office:value-type="float" office:value="1.64052518982061" calcext:value-type="float">
            <text:p>1.64052518982061</text:p>
          </table:table-cell>
          <table:table-cell office:value-type="float" office:value="13.9291123573897" calcext:value-type="float">
            <text:p>13.9291123573897</text:p>
          </table:table-cell>
          <table:table-cell office:value-type="float" office:value="20.1151383620686" calcext:value-type="float">
            <text:p>20.1151383620686</text:p>
          </table:table-cell>
          <table:table-cell office:value-type="float" office:value="17.2831495217303" calcext:value-type="float">
            <text:p>17.2831495217303</text:p>
          </table:table-cell>
          <table:table-cell office:value-type="float" office:value="10.8701914774608" calcext:value-type="float">
            <text:p>10.8701914774608</text:p>
          </table:table-cell>
          <table:table-cell office:value-type="float" office:value="5.63863639675849" calcext:value-type="float">
            <text:p>5.63863639675849</text:p>
          </table:table-cell>
          <table:table-cell office:value-type="float" office:value="4.83568548180984" calcext:value-type="float">
            <text:p>4.83568548180984</text:p>
          </table:table-cell>
          <table:table-cell office:value-type="float" office:value="7.63858283057124" calcext:value-type="float">
            <text:p>7.63858283057124</text:p>
          </table:table-cell>
          <table:table-cell office:value-type="float" office:value="10.3885974650632" calcext:value-type="float">
            <text:p>10.3885974650632</text:p>
          </table:table-cell>
          <table:table-cell office:value-type="float" office:value="11.4750298798412" calcext:value-type="float">
            <text:p>11.4750298798412</text:p>
          </table:table-cell>
          <table:table-cell office:value-type="float" office:value="10.6968250488104" calcext:value-type="float">
            <text:p>10.6968250488104</text:p>
          </table:table-cell>
          <table:table-cell office:value-type="float" office:value="9.20254648340399" calcext:value-type="float">
            <text:p>9.20254648340399</text:p>
          </table:table-cell>
          <table:table-cell office:value-type="float" office:value="8.44048572939967" calcext:value-type="float">
            <text:p>8.44048572939967</text:p>
          </table:table-cell>
          <table:table-cell office:value-type="float" office:value="8.45232934579138" calcext:value-type="float">
            <text:p>8.45232934579138</text:p>
          </table:table-cell>
          <table:table-cell office:value-type="float" office:value="8.82403330449672" calcext:value-type="float">
            <text:p>8.82403330449672</text:p>
          </table:table-cell>
          <table:table-cell office:value-type="float" office:value="9.11718041181113" calcext:value-type="float">
            <text:p>9.11718041181113</text:p>
          </table:table-cell>
          <table:table-cell office:value-type="float" office:value="9.05643150503322" calcext:value-type="float">
            <text:p>9.05643150503322</text:p>
          </table:table-cell>
          <table:table-cell office:value-type="float" office:value="8.82938484413622" calcext:value-type="float">
            <text:p>8.82938484413622</text:p>
          </table:table-cell>
          <table:table-cell office:value-type="float" office:value="8.63075830466417" calcext:value-type="float">
            <text:p>8.63075830466417</text:p>
          </table:table-cell>
          <table:table-cell office:value-type="float" office:value="8.50804378766094" calcext:value-type="float">
            <text:p>8.50804378766094</text:p>
          </table:table-cell>
          <table:table-cell office:value-type="float" office:value="8.45252575540159" calcext:value-type="float">
            <text:p>8.45252575540159</text:p>
          </table:table-cell>
          <table:table-cell office:value-type="float" office:value="8.39782018605614" calcext:value-type="float">
            <text:p>8.39782018605614</text:p>
          </table:table-cell>
          <table:table-cell office:value-type="float" office:value="8.31288954042491" calcext:value-type="float">
            <text:p>8.31288954042491</text:p>
          </table:table-cell>
          <table:table-cell office:value-type="float" office:value="8.21348922683612" calcext:value-type="float">
            <text:p>8.21348922683612</text:p>
          </table:table-cell>
          <table:table-cell office:value-type="float" office:value="8.11052602273399" calcext:value-type="float">
            <text:p>8.11052602273399</text:p>
          </table:table-cell>
          <table:table-cell office:value-type="float" office:value="8.00825778016378" calcext:value-type="float">
            <text:p>8.00825778016378</text:p>
          </table:table-cell>
          <table:table-cell office:value-type="float" office:value="7.91131690054153" calcext:value-type="float">
            <text:p>7.91131690054153</text:p>
          </table:table-cell>
          <table:table-cell office:value-type="float" office:value="7.82179870273476" calcext:value-type="float">
            <text:p>7.82179870273476</text:p>
          </table:table-cell>
          <table:table-cell office:value-type="float" office:value="7.71642454030905" calcext:value-type="float">
            <text:p>7.71642454030905</text:p>
          </table:table-cell>
          <table:table-cell office:value-type="float" office:value="7.57742469098231" calcext:value-type="float">
            <text:p>7.57742469098231</text:p>
          </table:table-cell>
          <table:table-cell office:value-type="float" office:value="7.50065021149036" calcext:value-type="float">
            <text:p>7.50065021149036</text:p>
          </table:table-cell>
          <table:table-cell office:value-type="float" office:value="7.76228525529625" calcext:value-type="float">
            <text:p>7.76228525529625</text:p>
          </table:table-cell>
          <table:table-cell office:value-type="float" office:value="9.2529560406883" calcext:value-type="float">
            <text:p>9.2529560406883</text:p>
          </table:table-cell>
          <table:table-cell office:value-type="float" office:value="12.8124086111035" calcext:value-type="float">
            <text:p>12.8124086111035</text:p>
          </table:table-cell>
          <table:table-cell office:value-type="float" office:value="18.5458538541178" calcext:value-type="float">
            <text:p>18.5458538541178</text:p>
          </table:table-cell>
          <table:table-cell office:value-type="float" office:value="25.4169912205678" calcext:value-type="float">
            <text:p>25.4169912205678</text:p>
          </table:table-cell>
          <table:table-cell office:value-type="float" office:value="29.9964154730031" calcext:value-type="float">
            <text:p>29.9964154730031</text:p>
          </table:table-cell>
          <table:table-cell office:value-type="float" office:value="29.4336970719813" calcext:value-type="float">
            <text:p>29.4336970719813</text:p>
          </table:table-cell>
          <table:table-cell office:value-type="float" office:value="22.6387600197819" calcext:value-type="float">
            <text:p>22.6387600197819</text:p>
          </table:table-cell>
          <table:table-cell office:value-type="float" office:value="11.5031813107722" calcext:value-type="float">
            <text:p>11.5031813107722</text:p>
          </table:table-cell>
          <table:table-cell office:value-type="float" office:value="1.67519950162055" calcext:value-type="float">
            <text:p>1.67519950162055</text:p>
          </table:table-cell>
          <table:table-cell office:value-type="float" office:value="-3.05651739880008" calcext:value-type="float">
            <text:p>-3.05651739880008</text:p>
          </table:table-cell>
          <table:table-cell office:value-type="float" office:value="-1.36701709469208" calcext:value-type="float">
            <text:p>-1.36701709469208</text:p>
          </table:table-cell>
          <table:table-cell office:value-type="float" office:value="4.29330256815114" calcext:value-type="float">
            <text:p>4.29330256815114</text:p>
          </table:table-cell>
          <table:table-cell office:value-type="float" office:value="8.84551934434751" calcext:value-type="float">
            <text:p>8.84551934434751</text:p>
          </table:table-cell>
          <table:table-cell office:value-type="float" office:value="10.1618003225126" calcext:value-type="float">
            <text:p>10.1618003225126</text:p>
          </table:table-cell>
          <table:table-cell office:value-type="float" office:value="8.22574362875765" calcext:value-type="float">
            <text:p>8.22574362875765</text:p>
          </table:table-cell>
          <table:table-cell office:value-type="float" office:value="5.18832922939525" calcext:value-type="float">
            <text:p>5.18832922939525</text:p>
          </table:table-cell>
          <table:table-cell office:value-type="float" office:value="3.69351053303699" calcext:value-type="float">
            <text:p>3.69351053303699</text:p>
          </table:table-cell>
          <table:table-cell office:value-type="float" office:value="3.82881742545245" calcext:value-type="float">
            <text:p>3.82881742545245</text:p>
          </table:table-cell>
          <table:table-cell office:value-type="float" office:value="4.77714679654309" calcext:value-type="float">
            <text:p>4.77714679654309</text:p>
          </table:table-cell>
          <table:table-cell office:value-type="float" office:value="5.54015455292292" calcext:value-type="float">
            <text:p>5.54015455292292</text:p>
          </table:table-cell>
          <table:table-cell office:value-type="float" office:value="5.45725214381114" calcext:value-type="float">
            <text:p>5.45725214381114</text:p>
          </table:table-cell>
          <table:table-cell office:value-type="float" office:value="4.96982033715834" calcext:value-type="float">
            <text:p>4.96982033715834</text:p>
          </table:table-cell>
          <table:table-cell office:value-type="float" office:value="4.55337507302248" calcext:value-type="float">
            <text:p>4.55337507302248</text:p>
          </table:table-cell>
          <table:table-cell office:value-type="float" office:value="4.33139145007183" calcext:value-type="float">
            <text:p>4.33139145007183</text:p>
          </table:table-cell>
          <table:table-cell office:value-type="float" office:value="4.28521776169995" calcext:value-type="float">
            <text:p>4.28521776169995</text:p>
          </table:table-cell>
          <table:table-cell office:value-type="float" office:value="4.2431571350027" calcext:value-type="float">
            <text:p>4.2431571350027</text:p>
          </table:table-cell>
          <table:table-cell office:value-type="float" office:value="4.12242280426108" calcext:value-type="float">
            <text:p>4.12242280426108</text:p>
          </table:table-cell>
          <table:table-cell office:value-type="float" office:value="3.9657118397243" calcext:value-type="float">
            <text:p>3.9657118397243</text:p>
          </table:table-cell>
          <table:table-cell office:value-type="float" office:value="3.81337416508855" calcext:value-type="float">
            <text:p>3.81337416508855</text:p>
          </table:table-cell>
          <table:table-cell office:value-type="float" office:value="3.73048793371573" calcext:value-type="float">
            <text:p>3.73048793371573</text:p>
          </table:table-cell>
          <table:table-cell office:value-type="float" office:value="4.23210420346293" calcext:value-type="float">
            <text:p>4.23210420346293</text:p>
          </table:table-cell>
          <table:table-cell office:value-type="float" office:value="6.28140500161523" calcext:value-type="float">
            <text:p>6.28140500161523</text:p>
          </table:table-cell>
          <table:table-cell office:value-type="float" office:value="12.0281520023908" calcext:value-type="float">
            <text:p>12.0281520023908</text:p>
          </table:table-cell>
          <table:table-cell office:value-type="float" office:value="24.0369250511292" calcext:value-type="float">
            <text:p>24.0369250511292</text:p>
          </table:table-cell>
          <table:table-cell office:value-type="float" office:value="43.4746517552219" calcext:value-type="float">
            <text:p>43.4746517552219</text:p>
          </table:table-cell>
          <table:table-cell office:value-type="float" office:value="69.5287884560676" calcext:value-type="float">
            <text:p>69.5287884560676</text:p>
          </table:table-cell>
          <table:table-cell office:value-type="float" office:value="94.6903297726254" calcext:value-type="float">
            <text:p>94.6903297726254</text:p>
          </table:table-cell>
          <table:table-cell office:value-type="float" office:value="109.323849087442" calcext:value-type="float">
            <text:p>109.323849087442</text:p>
          </table:table-cell>
          <table:table-cell office:value-type="float" office:value="103.278169695348" calcext:value-type="float">
            <text:p>103.278169695348</text:p>
          </table:table-cell>
          <table:table-cell office:value-type="float" office:value="71.9495322561384" calcext:value-type="float">
            <text:p>71.9495322561384</text:p>
          </table:table-cell>
          <table:table-cell office:value-type="float" office:value="25.1622388437103" calcext:value-type="float">
            <text:p>25.1622388437103</text:p>
          </table:table-cell>
          <table:table-cell office:value-type="float" office:value="-21.9710870949738" calcext:value-type="float">
            <text:p>-21.9710870949738</text:p>
          </table:table-cell>
          <table:table-cell office:value-type="float" office:value="-48.8140212163569" calcext:value-type="float">
            <text:p>-48.8140212163569</text:p>
          </table:table-cell>
          <table:table-cell office:value-type="float" office:value="-45.7041300865915" calcext:value-type="float">
            <text:p>-45.7041300865915</text:p>
          </table:table-cell>
          <table:table-cell office:value-type="float" office:value="-19.8983073852252" calcext:value-type="float">
            <text:p>-19.8983073852252</text:p>
          </table:table-cell>
          <table:table-cell office:value-type="float" office:value="13.2296070157404" calcext:value-type="float">
            <text:p>13.2296070157404</text:p>
          </table:table-cell>
          <table:table-cell office:value-type="float" office:value="31.7677321859138" calcext:value-type="float">
            <text:p>31.7677321859138</text:p>
          </table:table-cell>
          <table:table-cell office:value-type="float" office:value="28.7213429916427" calcext:value-type="float">
            <text:p>28.7213429916427</text:p>
          </table:table-cell>
          <table:table-cell office:value-type="float" office:value="10.361409754147" calcext:value-type="float">
            <text:p>10.361409754147</text:p>
          </table:table-cell>
          <table:table-cell office:value-type="float" office:value="-10.2788861353355" calcext:value-type="float">
            <text:p>-10.2788861353355</text:p>
          </table:table-cell>
          <table:table-cell office:value-type="float" office:value="-18.0241113016857" calcext:value-type="float">
            <text:p>-18.0241113016857</text:p>
          </table:table-cell>
          <table:table-cell office:value-type="float" office:value="-12.4311250263384" calcext:value-type="float">
            <text:p>-12.4311250263384</text:p>
          </table:table-cell>
          <table:table-cell office:value-type="float" office:value="-0.40252754780859" calcext:value-type="float">
            <text:p>-0.40252754780859</text:p>
          </table:table-cell>
          <table:table-cell office:value-type="float" office:value="9.23482492818319" calcext:value-type="float">
            <text:p>9.23482492818319</text:p>
          </table:table-cell>
          <table:table-cell office:value-type="float" office:value="9.49530625369484" calcext:value-type="float">
            <text:p>9.49530625369484</text:p>
          </table:table-cell>
          <table:table-cell office:value-type="float" office:value="3.75796792446512" calcext:value-type="float">
            <text:p>3.75796792446512</text:p>
          </table:table-cell>
          <table:table-cell office:value-type="float" office:value="-2.47961001248444" calcext:value-type="float">
            <text:p>-2.47961001248444</text:p>
          </table:table-cell>
          <table:table-cell office:value-type="float" office:value="-5.43681638333464" calcext:value-type="float">
            <text:p>-5.43681638333464</text:p>
          </table:table-cell>
          <table:table-cell office:value-type="float" office:value="-3.73895592719472" calcext:value-type="float">
            <text:p>-3.73895592719472</text:p>
          </table:table-cell>
          <table:table-cell office:value-type="float" office:value="-0.678091378923557" calcext:value-type="float">
            <text:p>-0.678091378923557</text:p>
          </table:table-cell>
          <table:table-cell office:value-type="float" office:value="1.06237478616894" calcext:value-type="float">
            <text:p>1.06237478616894</text:p>
          </table:table-cell>
          <table:table-cell office:value-type="float" office:value="0.927776007547241" calcext:value-type="float">
            <text:p>0.927776007547241</text:p>
          </table:table-cell>
          <table:table-cell office:value-type="float" office:value="-0.554028865499569" calcext:value-type="float">
            <text:p>-0.554028865499569</text:p>
          </table:table-cell>
          <table:table-cell office:value-type="float" office:value="-1.77767487494656" calcext:value-type="float">
            <text:p>-1.77767487494656</text:p>
          </table:table-cell>
          <table:table-cell office:value-type="float" office:value="-2.10068721117962" calcext:value-type="float">
            <text:p>-2.10068721117962</text:p>
          </table:table-cell>
          <table:table-cell office:value-type="float" office:value="-1.89044633876338" calcext:value-type="float">
            <text:p>-1.89044633876338</text:p>
          </table:table-cell>
          <table:table-cell office:value-type="float" office:value="-1.57610982647048" calcext:value-type="float">
            <text:p>-1.57610982647048</text:p>
          </table:table-cell>
          <table:table-cell office:value-type="float" office:value="-1.55758566394987" calcext:value-type="float">
            <text:p>-1.55758566394987</text:p>
          </table:table-cell>
          <table:table-cell office:value-type="float" office:value="-1.80915965715523" calcext:value-type="float">
            <text:p>-1.80915965715523</text:p>
          </table:table-cell>
          <table:table-cell office:value-type="float" office:value="-2.08855282923357" calcext:value-type="float">
            <text:p>-2.08855282923357</text:p>
          </table:table-cell>
          <table:table-cell office:value-type="float" office:value="-2.30193254655235" calcext:value-type="float">
            <text:p>-2.30193254655235</text:p>
          </table:table-cell>
          <table:table-cell office:value-type="float" office:value="-2.43254167142524" calcext:value-type="float">
            <text:p>-2.43254167142524</text:p>
          </table:table-cell>
          <table:table-cell office:value-type="float" office:value="-2.53195690159007" calcext:value-type="float">
            <text:p>-2.53195690159007</text:p>
          </table:table-cell>
          <table:table-cell office:value-type="float" office:value="-2.65609365107538" calcext:value-type="float">
            <text:p>-2.65609365107538</text:p>
          </table:table-cell>
          <table:table-cell office:value-type="float" office:value="-2.79994528782403" calcext:value-type="float">
            <text:p>-2.79994528782403</text:p>
          </table:table-cell>
          <table:table-cell office:value-type="float" office:value="-2.94828830714129" calcext:value-type="float">
            <text:p>-2.94828830714129</text:p>
          </table:table-cell>
          <table:table-cell office:value-type="float" office:value="-3.09554314940003" calcext:value-type="float">
            <text:p>-3.09554314940003</text:p>
          </table:table-cell>
          <table:table-cell office:value-type="float" office:value="-3.23739120500006" calcext:value-type="float">
            <text:p>-3.23739120500006</text:p>
          </table:table-cell>
          <table:table-cell office:value-type="float" office:value="-3.36913554746324" calcext:value-type="float">
            <text:p>-3.36913554746324</text:p>
          </table:table-cell>
          <table:table-cell office:value-type="float" office:value="-3.50166005077322" calcext:value-type="float">
            <text:p>-3.50166005077322</text:p>
          </table:table-cell>
          <table:table-cell office:value-type="float" office:value="-3.66669389945696" calcext:value-type="float">
            <text:p>-3.66669389945696</text:p>
          </table:table-cell>
          <table:table-cell office:value-type="float" office:value="-3.81940548330623" calcext:value-type="float">
            <text:p>-3.81940548330623</text:p>
          </table:table-cell>
          <table:table-cell office:value-type="float" office:value="-3.79927182311696" calcext:value-type="float">
            <text:p>-3.79927182311696</text:p>
          </table:table-cell>
          <table:table-cell office:value-type="float" office:value="-2.96788050301652" calcext:value-type="float">
            <text:p>-2.96788050301652</text:p>
          </table:table-cell>
          <table:table-cell office:value-type="float" office:value="-0.328627705681439" calcext:value-type="float">
            <text:p>-0.328627705681439</text:p>
          </table:table-cell>
          <table:table-cell office:value-type="float" office:value="4.49942110236494" calcext:value-type="float">
            <text:p>4.49942110236494</text:p>
          </table:table-cell>
          <table:table-cell office:value-type="float" office:value="11.2044320211164" calcext:value-type="float">
            <text:p>11.2044320211164</text:p>
          </table:table-cell>
          <table:table-cell office:value-type="float" office:value="17.1503670653466" calcext:value-type="float">
            <text:p>17.1503670653466</text:p>
          </table:table-cell>
          <table:table-cell office:value-type="float" office:value="18.8562194560604" calcext:value-type="float">
            <text:p>18.8562194560604</text:p>
          </table:table-cell>
          <table:table-cell office:value-type="float" office:value="14.6670651693965" calcext:value-type="float">
            <text:p>14.6670651693965</text:p>
          </table:table-cell>
          <table:table-cell office:value-type="float" office:value="4.67505506389677" calcext:value-type="float">
            <text:p>4.67505506389677</text:p>
          </table:table-cell>
          <table:table-cell office:value-type="float" office:value="-6.37437700110762" calcext:value-type="float">
            <text:p>-6.37437700110762</text:p>
          </table:table-cell>
          <table:table-cell office:value-type="float" office:value="-13.4138499868964" calcext:value-type="float">
            <text:p>-13.4138499868964</text:p>
          </table:table-cell>
          <table:table-cell office:value-type="float" office:value="-14.3960479972496" calcext:value-type="float">
            <text:p>-14.3960479972496</text:p>
          </table:table-cell>
          <table:table-cell office:value-type="float" office:value="-9.73691676615512" calcext:value-type="float">
            <text:p>-9.73691676615512</text:p>
          </table:table-cell>
          <table:table-cell office:value-type="float" office:value="-4.22846218948295" calcext:value-type="float">
            <text:p>-4.22846218948295</text:p>
          </table:table-cell>
          <table:table-cell office:value-type="float" office:value="-1.54994853900482" calcext:value-type="float">
            <text:p>-1.54994853900482</text:p>
          </table:table-cell>
          <table:table-cell office:value-type="float" office:value="-2.26170350116971" calcext:value-type="float">
            <text:p>-2.26170350116971</text:p>
          </table:table-cell>
          <table:table-cell office:value-type="float" office:value="-5.22260867397111" calcext:value-type="float">
            <text:p>-5.22260867397111</text:p>
          </table:table-cell>
          <table:table-cell office:value-type="float" office:value="-7.51585105410516" calcext:value-type="float">
            <text:p>-7.51585105410516</text:p>
          </table:table-cell>
          <table:table-cell office:value-type="float" office:value="-7.94580458982964" calcext:value-type="float">
            <text:p>-7.94580458982964</text:p>
          </table:table-cell>
          <table:table-cell office:value-type="float" office:value="-7.20939269421344" calcext:value-type="float">
            <text:p>-7.20939269421344</text:p>
          </table:table-cell>
          <table:table-cell office:value-type="float" office:value="-6.23388112652915" calcext:value-type="float">
            <text:p>-6.23388112652915</text:p>
          </table:table-cell>
          <table:table-cell office:value-type="float" office:value="-5.96243758990299" calcext:value-type="float">
            <text:p>-5.96243758990299</text:p>
          </table:table-cell>
          <table:table-cell office:value-type="float" office:value="-6.34615730204679" calcext:value-type="float">
            <text:p>-6.34615730204679</text:p>
          </table:table-cell>
          <table:table-cell office:value-type="float" office:value="-6.80141195579178" calcext:value-type="float">
            <text:p>-6.80141195579178</text:p>
          </table:table-cell>
          <table:table-cell office:value-type="float" office:value="-7.09178841086905" calcext:value-type="float">
            <text:p>-7.09178841086905</text:p>
          </table:table-cell>
          <table:table-cell office:value-type="float" office:value="-7.17078352069897" calcext:value-type="float">
            <text:p>-7.17078352069897</text:p>
          </table:table-cell>
          <table:table-cell office:value-type="float" office:value="-7.16954186671873" calcext:value-type="float">
            <text:p>-7.16954186671873</text:p>
          </table:table-cell>
          <table:table-cell office:value-type="float" office:value="-7.23510527473811" calcext:value-type="float">
            <text:p>-7.23510527473811</text:p>
          </table:table-cell>
          <table:table-cell office:value-type="float" office:value="-7.35478712728927" calcext:value-type="float">
            <text:p>-7.35478712728927</text:p>
          </table:table-cell>
          <table:table-cell office:value-type="float" office:value="-7.48243635262883" calcext:value-type="float">
            <text:p>-7.48243635262883</text:p>
          </table:table-cell>
          <table:table-cell office:value-type="float" office:value="-7.58357465605257" calcext:value-type="float">
            <text:p>-7.58357465605257</text:p>
          </table:table-cell>
          <table:table-cell office:value-type="float" office:value="-7.3846380620431" calcext:value-type="float">
            <text:p>-7.3846380620431</text:p>
          </table:table-cell>
          <table:table-cell office:value-type="float" office:value="-6.09677514392382" calcext:value-type="float">
            <text:p>-6.09677514392382</text:p>
          </table:table-cell>
          <table:table-cell office:value-type="float" office:value="-2.15384431526896" calcext:value-type="float">
            <text:p>-2.15384431526896</text:p>
          </table:table-cell>
          <table:table-cell office:value-type="float" office:value="7.10293067935406" calcext:value-type="float">
            <text:p>7.10293067935406</text:p>
          </table:table-cell>
          <table:table-cell office:value-type="float" office:value="23.4791288170007" calcext:value-type="float">
            <text:p>23.4791288170007</text:p>
          </table:table-cell>
          <table:table-cell office:value-type="float" office:value="47.385427930667" calcext:value-type="float">
            <text:p>47.385427930667</text:p>
          </table:table-cell>
          <table:table-cell office:value-type="float" office:value="74.1031616547946" calcext:value-type="float">
            <text:p>74.1031616547946</text:p>
          </table:table-cell>
          <table:table-cell office:value-type="float" office:value="94.2817579212638" calcext:value-type="float">
            <text:p>94.2817579212638</text:p>
          </table:table-cell>
          <table:table-cell office:value-type="float" office:value="97.9569652133074" calcext:value-type="float">
            <text:p>97.9569652133074</text:p>
          </table:table-cell>
          <table:table-cell office:value-type="float" office:value="76.3997288376099" calcext:value-type="float">
            <text:p>76.3997288376099</text:p>
          </table:table-cell>
          <table:table-cell office:value-type="float" office:value="34.5025794438337" calcext:value-type="float">
            <text:p>34.5025794438337</text:p>
          </table:table-cell>
          <table:table-cell office:value-type="float" office:value="-14.7734448106351" calcext:value-type="float">
            <text:p>-14.7734448106351</text:p>
          </table:table-cell>
          <table:table-cell office:value-type="float" office:value="-52.293584395116" calcext:value-type="float">
            <text:p>-52.293584395116</text:p>
          </table:table-cell>
          <table:table-cell office:value-type="float" office:value="-60.8658644609168" calcext:value-type="float">
            <text:p>-60.8658644609168</text:p>
          </table:table-cell>
          <table:table-cell office:value-type="float" office:value="-43.105715086984" calcext:value-type="float">
            <text:p>-43.105715086984</text:p>
          </table:table-cell>
          <table:table-cell office:value-type="float" office:value="-10.2520428614353" calcext:value-type="float">
            <text:p>-10.2520428614353</text:p>
          </table:table-cell>
          <table:table-cell office:value-type="float" office:value="16.5895911521469" calcext:value-type="float">
            <text:p>16.5895911521469</text:p>
          </table:table-cell>
          <table:table-cell office:value-type="float" office:value="21.8396634257451" calcext:value-type="float">
            <text:p>21.8396634257451</text:p>
          </table:table-cell>
          <table:table-cell office:value-type="float" office:value="8.76256344359911" calcext:value-type="float">
            <text:p>8.76256344359911</text:p>
          </table:table-cell>
          <table:table-cell office:value-type="float" office:value="-12.9157539776167" calcext:value-type="float">
            <text:p>-12.9157539776167</text:p>
          </table:table-cell>
          <table:table-cell office:value-type="float" office:value="-27.0067249383849" calcext:value-type="float">
            <text:p>-27.0067249383849</text:p>
          </table:table-cell>
          <table:table-cell office:value-type="float" office:value="-25.997268467967" calcext:value-type="float">
            <text:p>-25.997268467967</text:p>
          </table:table-cell>
          <table:table-cell office:value-type="float" office:value="-15.5725730743747" calcext:value-type="float">
            <text:p>-15.5725730743747</text:p>
          </table:table-cell>
          <table:table-cell office:value-type="float" office:value="-3.73345914728215" calcext:value-type="float">
            <text:p>-3.73345914728215</text:p>
          </table:table-cell>
          <table:table-cell office:value-type="float" office:value="0.605572282606497" calcext:value-type="float">
            <text:p>0.605572282606497</text:p>
          </table:table-cell>
          <table:table-cell office:value-type="float" office:value="-3.33254638598022" calcext:value-type="float">
            <text:p>-3.33254638598022</text:p>
          </table:table-cell>
          <table:table-cell office:value-type="float" office:value="-9.81703447199943" calcext:value-type="float">
            <text:p>-9.81703447199943</text:p>
          </table:table-cell>
          <table:table-cell office:value-type="float" office:value="-14.4380363882075" calcext:value-type="float">
            <text:p>-14.4380363882075</text:p>
          </table:table-cell>
          <table:table-cell office:value-type="float" office:value="-14.3223393273368" calcext:value-type="float">
            <text:p>-14.3223393273368</text:p>
          </table:table-cell>
          <table:table-cell office:value-type="float" office:value="-11.2593148165846" calcext:value-type="float">
            <text:p>-11.2593148165846</text:p>
          </table:table-cell>
          <table:table-cell office:value-type="float" office:value="-8.75991120732908" calcext:value-type="float">
            <text:p>-8.75991120732908</text:p>
          </table:table-cell>
          <table:table-cell office:value-type="float" office:value="-8.00342540193866" calcext:value-type="float">
            <text:p>-8.00342540193866</text:p>
          </table:table-cell>
          <table:table-cell office:value-type="float" office:value="-9.01774382512562" calcext:value-type="float">
            <text:p>-9.01774382512562</text:p>
          </table:table-cell>
          <table:table-cell office:value-type="float" office:value="-10.4294670959492" calcext:value-type="float">
            <text:p>-10.4294670959492</text:p>
          </table:table-cell>
          <table:table-cell office:value-type="float" office:value="-10.9879506378807" calcext:value-type="float">
            <text:p>-10.9879506378807</text:p>
          </table:table-cell>
          <table:table-cell office:value-type="float" office:value="-10.8438324900481" calcext:value-type="float">
            <text:p>-10.8438324900481</text:p>
          </table:table-cell>
          <table:table-cell office:value-type="float" office:value="-10.4153971041388" calcext:value-type="float">
            <text:p>-10.4153971041388</text:p>
          </table:table-cell>
          <table:table-cell office:value-type="float" office:value="-10.1403930505298" calcext:value-type="float">
            <text:p>-10.1403930505298</text:p>
          </table:table-cell>
          <table:table-cell office:value-type="float" office:value="-10.2066719744394" calcext:value-type="float">
            <text:p>-10.2066719744394</text:p>
          </table:table-cell>
          <table:table-cell office:value-type="float" office:value="-10.3888893583564" calcext:value-type="float">
            <text:p>-10.3888893583564</text:p>
          </table:table-cell>
          <table:table-cell office:value-type="float" office:value="-10.5235304410756" calcext:value-type="float">
            <text:p>-10.5235304410756</text:p>
          </table:table-cell>
          <table:table-cell office:value-type="float" office:value="-10.5749038905075" calcext:value-type="float">
            <text:p>-10.5749038905075</text:p>
          </table:table-cell>
          <table:table-cell office:value-type="float" office:value="-10.5657953293995" calcext:value-type="float">
            <text:p>-10.5657953293995</text:p>
          </table:table-cell>
          <table:table-cell office:value-type="float" office:value="-10.5633170498945" calcext:value-type="float">
            <text:p>-10.5633170498945</text:p>
          </table:table-cell>
          <table:table-cell office:value-type="float" office:value="-10.5859462100186" calcext:value-type="float">
            <text:p>-10.5859462100186</text:p>
          </table:table-cell>
          <table:table-cell office:value-type="float" office:value="-10.6166307059661" calcext:value-type="float">
            <text:p>-10.6166307059661</text:p>
          </table:table-cell>
          <table:table-cell office:value-type="float" office:value="-10.646468864344" calcext:value-type="float">
            <text:p>-10.646468864344</text:p>
          </table:table-cell>
          <table:table-cell office:value-type="float" office:value="-10.6713461350315" calcext:value-type="float">
            <text:p>-10.6713461350315</text:p>
          </table:table-cell>
          <table:table-cell office:value-type="float" office:value="-10.6865078175328" calcext:value-type="float">
            <text:p>-10.6865078175328</text:p>
          </table:table-cell>
          <table:table-cell office:value-type="float" office:value="-10.692598990386" calcext:value-type="float">
            <text:p>-10.692598990386</text:p>
          </table:table-cell>
          <table:table-cell office:value-type="float" office:value="-10.7176946154166" calcext:value-type="float">
            <text:p>-10.7176946154166</text:p>
          </table:table-cell>
          <table:table-cell office:value-type="float" office:value="-10.765072041202" calcext:value-type="float">
            <text:p>-10.765072041202</text:p>
          </table:table-cell>
          <table:table-cell office:value-type="float" office:value="-10.7208037142646" calcext:value-type="float">
            <text:p>-10.7208037142646</text:p>
          </table:table-cell>
          <table:table-cell office:value-type="float" office:value="-10.215400297248" calcext:value-type="float">
            <text:p>-10.215400297248</text:p>
          </table:table-cell>
          <table:table-cell office:value-type="float" office:value="-8.28482463440042" calcext:value-type="float">
            <text:p>-8.28482463440042</text:p>
          </table:table-cell>
          <table:table-cell office:value-type="float" office:value="-4.21748737738607" calcext:value-type="float">
            <text:p>-4.21748737738607</text:p>
          </table:table-cell>
          <table:table-cell office:value-type="float" office:value="1.99470604273508" calcext:value-type="float">
            <text:p>1.99470604273508</text:p>
          </table:table-cell>
          <table:table-cell office:value-type="float" office:value="8.83796304001874" calcext:value-type="float">
            <text:p>8.83796304001874</text:p>
          </table:table-cell>
          <table:table-cell office:value-type="float" office:value="12.7298387892245" calcext:value-type="float">
            <text:p>12.7298387892245</text:p>
          </table:table-cell>
          <table:table-cell office:value-type="float" office:value="11.1987302635767" calcext:value-type="float">
            <text:p>11.1987302635767</text:p>
          </table:table-cell>
          <table:table-cell office:value-type="float" office:value="3.40404620338105" calcext:value-type="float">
            <text:p>3.40404620338105</text:p>
          </table:table-cell>
          <table:table-cell office:value-type="float" office:value="-7.80278788095836" calcext:value-type="float">
            <text:p>-7.80278788095836</text:p>
          </table:table-cell>
          <table:table-cell office:value-type="float" office:value="-16.7324660601225" calcext:value-type="float">
            <text:p>-16.7324660601225</text:p>
          </table:table-cell>
          <table:table-cell office:value-type="float" office:value="-20.2183435774205" calcext:value-type="float">
            <text:p>-20.2183435774205</text:p>
          </table:table-cell>
          <table:table-cell office:value-type="float" office:value="-17.3077675554247" calcext:value-type="float">
            <text:p>-17.3077675554247</text:p>
          </table:table-cell>
          <table:table-cell office:value-type="float" office:value="-11.3588042141125" calcext:value-type="float">
            <text:p>-11.3588042141125</text:p>
          </table:table-cell>
          <table:table-cell office:value-type="float" office:value="-7.22302351803983" calcext:value-type="float">
            <text:p>-7.22302351803983</text:p>
          </table:table-cell>
          <table:table-cell office:value-type="float" office:value="-6.39475279206574" calcext:value-type="float">
            <text:p>-6.39475279206574</text:p>
          </table:table-cell>
          <table:table-cell office:value-type="float" office:value="-8.61865837256091" calcext:value-type="float">
            <text:p>-8.61865837256091</text:p>
          </table:table-cell>
          <table:table-cell office:value-type="float" office:value="-11.3710140560742" calcext:value-type="float">
            <text:p>-11.3710140560742</text:p>
          </table:table-cell>
          <table:table-cell office:value-type="float" office:value="-12.356740170083" calcext:value-type="float">
            <text:p>-12.356740170083</text:p>
          </table:table-cell>
          <table:table-cell office:value-type="float" office:value="-11.8510990655243" calcext:value-type="float">
            <text:p>-11.8510990655243</text:p>
          </table:table-cell>
          <table:table-cell office:value-type="float" office:value="-10.701097715781" calcext:value-type="float">
            <text:p>-10.701097715781</text:p>
          </table:table-cell>
          <table:table-cell office:value-type="float" office:value="-9.91875769096604" calcext:value-type="float">
            <text:p>-9.91875769096604</text:p>
          </table:table-cell>
          <table:table-cell office:value-type="float" office:value="-9.96070589031188" calcext:value-type="float">
            <text:p>-9.96070589031188</text:p>
          </table:table-cell>
          <table:table-cell office:value-type="float" office:value="-10.2915185777467" calcext:value-type="float">
            <text:p>-10.2915185777467</text:p>
          </table:table-cell>
          <table:table-cell office:value-type="float" office:value="-10.5089149070838" calcext:value-type="float">
            <text:p>-10.5089149070838</text:p>
          </table:table-cell>
          <table:table-cell office:value-type="float" office:value="-10.5186441435586" calcext:value-type="float">
            <text:p>-10.5186441435586</text:p>
          </table:table-cell>
          <table:table-cell office:value-type="float" office:value="-10.3759247159715" calcext:value-type="float">
            <text:p>-10.3759247159715</text:p>
          </table:table-cell>
          <table:table-cell office:value-type="float" office:value="-10.2552160629716" calcext:value-type="float">
            <text:p>-10.2552160629716</text:p>
          </table:table-cell>
          <table:table-cell office:value-type="float" office:value="-10.2063787106604" calcext:value-type="float">
            <text:p>-10.2063787106604</text:p>
          </table:table-cell>
          <table:table-cell office:value-type="float" office:value="-10.1822192623626" calcext:value-type="float">
            <text:p>-10.1822192623626</text:p>
          </table:table-cell>
          <table:table-cell office:value-type="float" office:value="-10.1451449886661" calcext:value-type="float">
            <text:p>-10.1451449886661</text:p>
          </table:table-cell>
          <table:table-cell office:value-type="float" office:value="-9.99112076430099" calcext:value-type="float">
            <text:p>-9.99112076430099</text:p>
          </table:table-cell>
          <table:table-cell office:value-type="float" office:value="-9.1012344056637" calcext:value-type="float">
            <text:p>-9.1012344056637</text:p>
          </table:table-cell>
          <table:table-cell office:value-type="float" office:value="-6.38307525002934" calcext:value-type="float">
            <text:p>-6.38307525002934</text:p>
          </table:table-cell>
          <table:table-cell office:value-type="float" office:value="0.542111142738948" calcext:value-type="float">
            <text:p>0.542111142738948</text:p>
          </table:table-cell>
          <table:table-cell office:value-type="float" office:value="14.0694433048699" calcext:value-type="float">
            <text:p>14.0694433048699</text:p>
          </table:table-cell>
          <table:table-cell office:value-type="float" office:value="35.1372832135921" calcext:value-type="float">
            <text:p>35.1372832135921</text:p>
          </table:table-cell>
          <table:table-cell office:value-type="float" office:value="61.9415102346343" calcext:value-type="float">
            <text:p>61.9415102346343</text:p>
          </table:table-cell>
          <table:table-cell office:value-type="float" office:value="86.1087453893899" calcext:value-type="float">
            <text:p>86.1087453893899</text:p>
          </table:table-cell>
          <table:table-cell office:value-type="float" office:value="97.9125818546882" calcext:value-type="float">
            <text:p>97.9125818546882</text:p>
          </table:table-cell>
          <table:table-cell office:value-type="float" office:value="87.2774716937715" calcext:value-type="float">
            <text:p>87.2774716937715</text:p>
          </table:table-cell>
          <table:table-cell office:value-type="float" office:value="52.4050879097374" calcext:value-type="float">
            <text:p>52.4050879097374</text:p>
          </table:table-cell>
          <table:table-cell office:value-type="float" office:value="4.40396543667256" calcext:value-type="float">
            <text:p>4.40396543667256</text:p>
          </table:table-cell>
          <table:table-cell office:value-type="float" office:value="-40.3509252181447" calcext:value-type="float">
            <text:p>-40.3509252181447</text:p>
          </table:table-cell>
          <table:table-cell office:value-type="float" office:value="-61.4271984173482" calcext:value-type="float">
            <text:p>-61.4271984173482</text:p>
          </table:table-cell>
          <table:table-cell office:value-type="float" office:value="-53.2505835478599" calcext:value-type="float">
            <text:p>-53.2505835478599</text:p>
          </table:table-cell>
          <table:table-cell office:value-type="float" office:value="-24.3344854846457" calcext:value-type="float">
            <text:p>-24.3344854846457</text:p>
          </table:table-cell>
          <table:table-cell office:value-type="float" office:value="7.90672120977357" calcext:value-type="float">
            <text:p>7.90672120977357</text:p>
          </table:table-cell>
          <table:table-cell office:value-type="float" office:value="22.4833039057389" calcext:value-type="float">
            <text:p>22.4833039057389</text:p>
          </table:table-cell>
          <table:table-cell office:value-type="float" office:value="16.2847339183109" calcext:value-type="float">
            <text:p>16.2847339183109</text:p>
          </table:table-cell>
          <table:table-cell office:value-type="float" office:value="-3.5040908922178" calcext:value-type="float">
            <text:p>-3.5040908922178</text:p>
          </table:table-cell>
          <table:table-cell office:value-type="float" office:value="-22.4791372050848" calcext:value-type="float">
            <text:p>-22.4791372050848</text:p>
          </table:table-cell>
          <table:table-cell office:value-type="float" office:value="-27.0735684179604" calcext:value-type="float">
            <text:p>-27.0735684179604</text:p>
          </table:table-cell>
          <table:table-cell office:value-type="float" office:value="-19.503458316815" calcext:value-type="float">
            <text:p>-19.503458316815</text:p>
          </table:table-cell>
          <table:table-cell office:value-type="float" office:value="-6.96614110293608" calcext:value-type="float">
            <text:p>-6.96614110293608</text:p>
          </table:table-cell>
          <table:table-cell office:value-type="float" office:value="1.44877239693066" calcext:value-type="float">
            <text:p>1.44877239693066</text:p>
          </table:table-cell>
          <table:table-cell office:value-type="float" office:value="0.390249441857936" calcext:value-type="float">
            <text:p>0.390249441857936</text:p>
          </table:table-cell>
          <table:table-cell office:value-type="float" office:value="-5.55782634477598" calcext:value-type="float">
            <text:p>-5.55782634477598</text:p>
          </table:table-cell>
          <table:table-cell office:value-type="float" office:value="-11.2071994855601" calcext:value-type="float">
            <text:p>-11.2071994855601</text:p>
          </table:table-cell>
          <table:table-cell office:value-type="float" office:value="-12.9955680905677" calcext:value-type="float">
            <text:p>-12.9955680905677</text:p>
          </table:table-cell>
          <table:table-cell office:value-type="float" office:value="-10.507500397578" calcext:value-type="float">
            <text:p>-10.507500397578</text:p>
          </table:table-cell>
          <table:table-cell office:value-type="float" office:value="-7.32975023696253" calcext:value-type="float">
            <text:p>-7.32975023696253</text:p>
          </table:table-cell>
          <table:table-cell office:value-type="float" office:value="-5.66193555636145" calcext:value-type="float">
            <text:p>-5.66193555636145</text:p>
          </table:table-cell>
          <table:table-cell office:value-type="float" office:value="-5.88848245508505" calcext:value-type="float">
            <text:p>-5.88848245508505</text:p>
          </table:table-cell>
          <table:table-cell office:value-type="float" office:value="-7.19257704656081" calcext:value-type="float">
            <text:p>-7.19257704656081</text:p>
          </table:table-cell>
          <table:table-cell office:value-type="float" office:value="-7.99146735054546" calcext:value-type="float">
            <text:p>-7.99146735054546</text:p>
          </table:table-cell>
          <table:table-cell office:value-type="float" office:value="-7.93204437004442" calcext:value-type="float">
            <text:p>-7.93204437004442</text:p>
          </table:table-cell>
          <table:table-cell office:value-type="float" office:value="-7.41501780672149" calcext:value-type="float">
            <text:p>-7.41501780672149</text:p>
          </table:table-cell>
          <table:table-cell office:value-type="float" office:value="-6.8743460627081" calcext:value-type="float">
            <text:p>-6.8743460627081</text:p>
          </table:table-cell>
          <table:table-cell office:value-type="float" office:value="-6.66702404429824" calcext:value-type="float">
            <text:p>-6.66702404429824</text:p>
          </table:table-cell>
          <table:table-cell office:value-type="float" office:value="-6.68224327088547" calcext:value-type="float">
            <text:p>-6.68224327088547</text:p>
          </table:table-cell>
          <table:table-cell office:value-type="float" office:value="-6.69357497996999" calcext:value-type="float">
            <text:p>-6.69357497996999</text:p>
          </table:table-cell>
          <table:table-cell office:value-type="float" office:value="-6.63228624342082" calcext:value-type="float">
            <text:p>-6.63228624342082</text:p>
          </table:table-cell>
          <table:table-cell office:value-type="float" office:value="-6.49169522759248" calcext:value-type="float">
            <text:p>-6.49169522759248</text:p>
          </table:table-cell>
          <table:table-cell office:value-type="float" office:value="-6.33238121041695" calcext:value-type="float">
            <text:p>-6.33238121041695</text:p>
          </table:table-cell>
          <table:table-cell office:value-type="float" office:value="-6.20010341067084" calcext:value-type="float">
            <text:p>-6.20010341067084</text:p>
          </table:table-cell>
          <table:table-cell office:value-type="float" office:value="-6.08349464945585" calcext:value-type="float">
            <text:p>-6.08349464945585</text:p>
          </table:table-cell>
          <table:table-cell office:value-type="float" office:value="-5.96922200129647" calcext:value-type="float">
            <text:p>-5.96922200129647</text:p>
          </table:table-cell>
          <table:table-cell office:value-type="float" office:value="-5.85256082062865" calcext:value-type="float">
            <text:p>-5.85256082062865</text:p>
          </table:table-cell>
          <table:table-cell office:value-type="float" office:value="-5.72909891856324" calcext:value-type="float">
            <text:p>-5.72909891856324</text:p>
          </table:table-cell>
          <table:table-cell office:value-type="float" office:value="-5.59488338262952" calcext:value-type="float">
            <text:p>-5.59488338262952</text:p>
          </table:table-cell>
          <table:table-cell office:value-type="float" office:value="-5.46650874924141" calcext:value-type="float">
            <text:p>-5.46650874924141</text:p>
          </table:table-cell>
          <table:table-cell office:value-type="float" office:value="-5.37218279937348" calcext:value-type="float">
            <text:p>-5.37218279937348</text:p>
          </table:table-cell>
          <table:table-cell office:value-type="float" office:value="-5.24303822935435" calcext:value-type="float">
            <text:p>-5.24303822935435</text:p>
          </table:table-cell>
          <table:table-cell office:value-type="float" office:value="-4.87944063568189" calcext:value-type="float">
            <text:p>-4.87944063568189</text:p>
          </table:table-cell>
          <table:table-cell office:value-type="float" office:value="-3.51964058223329" calcext:value-type="float">
            <text:p>-3.51964058223329</text:p>
          </table:table-cell>
          <table:table-cell office:value-type="float" office:value="-0.213719440673775" calcext:value-type="float">
            <text:p>-0.213719440673775</text:p>
          </table:table-cell>
          <table:table-cell office:value-type="float" office:value="5.28010210369994" calcext:value-type="float">
            <text:p>5.28010210369994</text:p>
          </table:table-cell>
          <table:table-cell office:value-type="float" office:value="12.3898515960617" calcext:value-type="float">
            <text:p>12.3898515960617</text:p>
          </table:table-cell>
          <table:table-cell office:value-type="float" office:value="18.0501661783987" calcext:value-type="float">
            <text:p>18.0501661783987</text:p>
          </table:table-cell>
          <table:table-cell office:value-type="float" office:value="19.0111731841307" calcext:value-type="float">
            <text:p>19.0111731841307</text:p>
          </table:table-cell>
          <table:table-cell office:value-type="float" office:value="13.9009817876884" calcext:value-type="float">
            <text:p>13.9009817876884</text:p>
          </table:table-cell>
          <table:table-cell office:value-type="float" office:value="3.52882877382667" calcext:value-type="float">
            <text:p>3.52882877382667</text:p>
          </table:table-cell>
          <table:table-cell office:value-type="float" office:value="-6.80730416990702" calcext:value-type="float">
            <text:p>-6.80730416990702</text:p>
          </table:table-cell>
          <table:table-cell office:value-type="float" office:value="-12.5743825273749" calcext:value-type="float">
            <text:p>-12.5743825273749</text:p>
          </table:table-cell>
          <table:table-cell office:value-type="float" office:value="-12.065611966531" calcext:value-type="float">
            <text:p>-12.065611966531</text:p>
          </table:table-cell>
          <table:table-cell office:value-type="float" office:value="-6.58005239168353" calcext:value-type="float">
            <text:p>-6.58005239168353</text:p>
          </table:table-cell>
          <table:table-cell office:value-type="float" office:value="-1.17901314164829" calcext:value-type="float">
            <text:p>-1.17901314164829</text:p>
          </table:table-cell>
          <table:table-cell office:value-type="float" office:value="1.15430215960412" calcext:value-type="float">
            <text:p>1.15430215960412</text:p>
          </table:table-cell>
          <table:table-cell office:value-type="float" office:value="0.11895929317336" calcext:value-type="float">
            <text:p>0.11895929317336</text:p>
          </table:table-cell>
          <table:table-cell office:value-type="float" office:value="-2.67625324234453" calcext:value-type="float">
            <text:p>-2.67625324234453</text:p>
          </table:table-cell>
          <table:table-cell office:value-type="float" office:value="-4.35322250252925" calcext:value-type="float">
            <text:p>-4.35322250252925</text:p>
          </table:table-cell>
          <table:table-cell office:value-type="float" office:value="-4.24692229166118" calcext:value-type="float">
            <text:p>-4.24692229166118</text:p>
          </table:table-cell>
          <table:table-cell office:value-type="float" office:value="-3.12892804420326" calcext:value-type="float">
            <text:p>-3.12892804420326</text:p>
          </table:table-cell>
          <table:table-cell office:value-type="float" office:value="-1.96209304271057" calcext:value-type="float">
            <text:p>-1.96209304271057</text:p>
          </table:table-cell>
          <table:table-cell office:value-type="float" office:value="-1.59398266516441" calcext:value-type="float">
            <text:p>-1.59398266516441</text:p>
          </table:table-cell>
          <table:table-cell office:value-type="float" office:value="-1.77105288693374" calcext:value-type="float">
            <text:p>-1.77105288693374</text:p>
          </table:table-cell>
          <table:table-cell office:value-type="float" office:value="-1.94449886236328" calcext:value-type="float">
            <text:p>-1.94449886236328</text:p>
          </table:table-cell>
          <table:table-cell office:value-type="float" office:value="-1.93868352244794" calcext:value-type="float">
            <text:p>-1.93868352244794</text:p>
          </table:table-cell>
          <table:table-cell office:value-type="float" office:value="-1.73263624850578" calcext:value-type="float">
            <text:p>-1.73263624850578</text:p>
          </table:table-cell>
          <table:table-cell office:value-type="float" office:value="-1.48177906676792" calcext:value-type="float">
            <text:p>-1.48177906676792</text:p>
          </table:table-cell>
          <table:table-cell office:value-type="float" office:value="-1.30707145706653" calcext:value-type="float">
            <text:p>-1.30707145706653</text:p>
          </table:table-cell>
          <table:table-cell office:value-type="float" office:value="-1.17831466940087" calcext:value-type="float">
            <text:p>-1.17831466940087</text:p>
          </table:table-cell>
          <table:table-cell office:value-type="float" office:value="-1.05187194842398" calcext:value-type="float">
            <text:p>-1.05187194842398</text:p>
          </table:table-cell>
          <table:table-cell office:value-type="float" office:value="-0.886822521933424" calcext:value-type="float">
            <text:p>-0.886822521933424</text:p>
          </table:table-cell>
          <table:table-cell office:value-type="float" office:value="-0.303329894716657" calcext:value-type="float">
            <text:p>-0.303329894716657</text:p>
          </table:table-cell>
          <table:table-cell office:value-type="float" office:value="1.55463923476303" calcext:value-type="float">
            <text:p>1.55463923476303</text:p>
          </table:table-cell>
          <table:table-cell office:value-type="float" office:value="6.51853944730509" calcext:value-type="float">
            <text:p>6.51853944730509</text:p>
          </table:table-cell>
          <table:table-cell office:value-type="float" office:value="17.2519484483095" calcext:value-type="float">
            <text:p>17.2519484483095</text:p>
          </table:table-cell>
          <table:table-cell office:value-type="float" office:value="35.2605720797134" calcext:value-type="float">
            <text:p>35.2605720797134</text:p>
          </table:table-cell>
          <table:table-cell office:value-type="float" office:value="60.5391695191264" calcext:value-type="float">
            <text:p>60.5391695191264</text:p>
          </table:table-cell>
          <table:table-cell office:value-type="float" office:value="87.0127148226405" calcext:value-type="float">
            <text:p>87.0127148226405</text:p>
          </table:table-cell>
          <table:table-cell office:value-type="float" office:value="105.160594088291" calcext:value-type="float">
            <text:p>105.160594088291</text:p>
          </table:table-cell>
          <table:table-cell office:value-type="float" office:value="104.916981957008" calcext:value-type="float">
            <text:p>104.916981957008</text:p>
          </table:table-cell>
          <table:table-cell office:value-type="float" office:value="78.9956074073503" calcext:value-type="float">
            <text:p>78.9956074073503</text:p>
          </table:table-cell>
          <table:table-cell office:value-type="float" office:value="34.8913145064127" calcext:value-type="float">
            <text:p>34.8913145064127</text:p>
          </table:table-cell>
          <table:table-cell office:value-type="float" office:value="-13.5996639830544" calcext:value-type="float">
            <text:p>-13.5996639830544</text:p>
          </table:table-cell>
          <table:table-cell office:value-type="float" office:value="-46.3946009389016" calcext:value-type="float">
            <text:p>-46.3946009389016</text:p>
          </table:table-cell>
          <table:table-cell office:value-type="float" office:value="-49.2687105045944" calcext:value-type="float">
            <text:p>-49.2687105045944</text:p>
          </table:table-cell>
          <table:table-cell office:value-type="float" office:value="-27.3730783736938" calcext:value-type="float">
            <text:p>-27.3730783736938</text:p>
          </table:table-cell>
          <table:table-cell office:value-type="float" office:value="6.33734878550888" calcext:value-type="float">
            <text:p>6.33734878550888</text:p>
          </table:table-cell>
          <table:table-cell office:value-type="float" office:value="29.9471182959558" calcext:value-type="float">
            <text:p>29.9471182959558</text:p>
          </table:table-cell>
          <table:table-cell office:value-type="float" office:value="31.581459277564" calcext:value-type="float">
            <text:p>31.581459277564</text:p>
          </table:table-cell>
          <table:table-cell office:value-type="float" office:value="16.1414854380764" calcext:value-type="float">
            <text:p>16.1414854380764</text:p>
          </table:table-cell>
          <table:table-cell office:value-type="float" office:value="-5.17074723248449" calcext:value-type="float">
            <text:p>-5.17074723248449</text:p>
          </table:table-cell>
          <table:table-cell office:value-type="float" office:value="-16.2239160982628" calcext:value-type="float">
            <text:p>-16.2239160982628</text:p>
          </table:table-cell>
          <table:table-cell office:value-type="float" office:value="-12.7624073247836" calcext:value-type="float">
            <text:p>-12.7624073247836</text:p>
          </table:table-cell>
          <table:table-cell office:value-type="float" office:value="-1.19136509008652" calcext:value-type="float">
            <text:p>-1.19136509008652</text:p>
          </table:table-cell>
          <table:table-cell office:value-type="float" office:value="10.0950769484325" calcext:value-type="float">
            <text:p>10.0950769484325</text:p>
          </table:table-cell>
          <table:table-cell office:value-type="float" office:value="12.7839383022323" calcext:value-type="float">
            <text:p>12.7839383022323</text:p>
          </table:table-cell>
          <table:table-cell office:value-type="float" office:value="8.15151984736226" calcext:value-type="float">
            <text:p>8.15151984736226</text:p>
          </table:table-cell>
          <table:table-cell office:value-type="float" office:value="1.94117359222747" calcext:value-type="float">
            <text:p>1.94117359222747</text:p>
          </table:table-cell>
          <table:table-cell office:value-type="float" office:value="-1.7572903214718" calcext:value-type="float">
            <text:p>-1.7572903214718</text:p>
          </table:table-cell>
          <table:table-cell office:value-type="float" office:value="-0.615309095931472" calcext:value-type="float">
            <text:p>-0.615309095931472</text:p>
          </table:table-cell>
          <table:table-cell office:value-type="float" office:value="2.756763162259" calcext:value-type="float">
            <text:p>2.756763162259</text:p>
          </table:table-cell>
          <table:table-cell office:value-type="float" office:value="5.1559543939237" calcext:value-type="float">
            <text:p>5.1559543939237</text:p>
          </table:table-cell>
          <table:table-cell office:value-type="float" office:value="5.74199818686455" calcext:value-type="float">
            <text:p>5.74199818686455</text:p>
          </table:table-cell>
          <table:table-cell office:value-type="float" office:value="4.71171228401887" calcext:value-type="float">
            <text:p>4.71171228401887</text:p>
          </table:table-cell>
          <table:table-cell office:value-type="float" office:value="3.59112945666928" calcext:value-type="float">
            <text:p>3.59112945666928</text:p>
          </table:table-cell>
          <table:table-cell office:value-type="float" office:value="3.37407230820787" calcext:value-type="float">
            <text:p>3.37407230820787</text:p>
          </table:table-cell>
          <table:table-cell office:value-type="float" office:value="3.7815936830044" calcext:value-type="float">
            <text:p>3.7815936830044</text:p>
          </table:table-cell>
          <table:table-cell office:value-type="float" office:value="4.39060662182017" calcext:value-type="float">
            <text:p>4.39060662182017</text:p>
          </table:table-cell>
          <table:table-cell office:value-type="float" office:value="4.7724895583798" calcext:value-type="float">
            <text:p>4.7724895583798</text:p>
          </table:table-cell>
          <table:table-cell office:value-type="float" office:value="4.83595310002248" calcext:value-type="float">
            <text:p>4.83595310002248</text:p>
          </table:table-cell>
          <table:table-cell office:value-type="float" office:value="4.82413404264187" calcext:value-type="float">
            <text:p>4.82413404264187</text:p>
          </table:table-cell>
          <table:table-cell office:value-type="float" office:value="4.86796758631114" calcext:value-type="float">
            <text:p>4.86796758631114</text:p>
          </table:table-cell>
          <table:table-cell office:value-type="float" office:value="4.99419644996992" calcext:value-type="float">
            <text:p>4.99419644996992</text:p>
          </table:table-cell>
          <table:table-cell office:value-type="float" office:value="5.16608402860375" calcext:value-type="float">
            <text:p>5.16608402860375</text:p>
          </table:table-cell>
          <table:table-cell office:value-type="float" office:value="5.31938159531072" calcext:value-type="float">
            <text:p>5.31938159531072</text:p>
          </table:table-cell>
          <table:table-cell office:value-type="float" office:value="5.44738397039216" calcext:value-type="float">
            <text:p>5.44738397039216</text:p>
          </table:table-cell>
          <table:table-cell office:value-type="float" office:value="5.56689171040038" calcext:value-type="float">
            <text:p>5.56689171040038</text:p>
          </table:table-cell>
          <table:table-cell office:value-type="float" office:value="5.68501648325069" calcext:value-type="float">
            <text:p>5.68501648325069</text:p>
          </table:table-cell>
          <table:table-cell office:value-type="float" office:value="5.80588261324662" calcext:value-type="float">
            <text:p>5.80588261324662</text:p>
          </table:table-cell>
          <table:table-cell office:value-type="float" office:value="5.93431780225102" calcext:value-type="float">
            <text:p>5.93431780225102</text:p>
          </table:table-cell>
          <table:table-cell office:value-type="float" office:value="6.06564185088031" calcext:value-type="float">
            <text:p>6.06564185088031</text:p>
          </table:table-cell>
          <table:table-cell office:value-type="float" office:value="6.1684952269656" calcext:value-type="float">
            <text:p>6.1684952269656</text:p>
          </table:table-cell>
          <table:table-cell office:value-type="float" office:value="6.25938156449225" calcext:value-type="float">
            <text:p>6.25938156449225</text:p>
          </table:table-cell>
          <table:table-cell office:value-type="float" office:value="6.46943144755341" calcext:value-type="float">
            <text:p>6.46943144755341</text:p>
          </table:table-cell>
          <table:table-cell office:value-type="float" office:value="7.28346909785824" calcext:value-type="float">
            <text:p>7.28346909785824</text:p>
          </table:table-cell>
          <table:table-cell office:value-type="float" office:value="9.70287507856893" calcext:value-type="float">
            <text:p>9.70287507856893</text:p>
          </table:table-cell>
          <table:table-cell office:value-type="float" office:value="14.2924006851907" calcext:value-type="float">
            <text:p>14.2924006851907</text:p>
          </table:table-cell>
          <table:table-cell office:value-type="float" office:value="20.9459248599379" calcext:value-type="float">
            <text:p>20.9459248599379</text:p>
          </table:table-cell>
          <table:table-cell office:value-type="float" office:value="27.6352325761753" calcext:value-type="float">
            <text:p>27.6352325761753</text:p>
          </table:table-cell>
          <table:table-cell office:value-type="float" office:value="30.7507947228002" calcext:value-type="float">
            <text:p>30.7507947228002</text:p>
          </table:table-cell>
          <table:table-cell office:value-type="float" office:value="28.2076345241515" calcext:value-type="float">
            <text:p>28.2076345241515</text:p>
          </table:table-cell>
          <table:table-cell office:value-type="float" office:value="19.4963600670415" calcext:value-type="float">
            <text:p>19.4963600670415</text:p>
          </table:table-cell>
          <table:table-cell office:value-type="float" office:value="8.39815416870918" calcext:value-type="float">
            <text:p>8.39815416870918</text:p>
          </table:table-cell>
          <table:table-cell office:value-type="float" office:value="0.436946707382345" calcext:value-type="float">
            <text:p>0.436946707382345</text:p>
          </table:table-cell>
          <table:table-cell office:value-type="float" office:value="-1.79077284719396" calcext:value-type="float">
            <text:p>-1.79077284719396</text:p>
          </table:table-cell>
          <table:table-cell office:value-type="float" office:value="2.1661027198321" calcext:value-type="float">
            <text:p>2.1661027198321</text:p>
          </table:table-cell>
          <table:table-cell office:value-type="float" office:value="8.16934185181079" calcext:value-type="float">
            <text:p>8.16934185181079</text:p>
          </table:table-cell>
          <table:table-cell office:value-type="float" office:value="11.800839919899" calcext:value-type="float">
            <text:p>11.800839919899</text:p>
          </table:table-cell>
          <table:table-cell office:value-type="float" office:value="12.0710503561162" calcext:value-type="float">
            <text:p>12.0710503561162</text:p>
          </table:table-cell>
          <table:table-cell office:value-type="float" office:value="9.59070397580171" calcext:value-type="float">
            <text:p>9.59070397580171</text:p>
          </table:table-cell>
          <table:table-cell office:value-type="float" office:value="7.14114850005555" calcext:value-type="float">
            <text:p>7.14114850005555</text:p>
          </table:table-cell>
          <table:table-cell office:value-type="float" office:value="6.55629099588118" calcext:value-type="float">
            <text:p>6.55629099588118</text:p>
          </table:table-cell>
          <table:table-cell office:value-type="float" office:value="7.31518521509128" calcext:value-type="float">
            <text:p>7.31518521509128</text:p>
          </table:table-cell>
          <table:table-cell office:value-type="float" office:value="8.53585869229663" calcext:value-type="float">
            <text:p>8.53585869229663</text:p>
          </table:table-cell>
          <table:table-cell office:value-type="float" office:value="9.21687345992557" calcext:value-type="float">
            <text:p>9.21687345992557</text:p>
          </table:table-cell>
          <table:table-cell office:value-type="float" office:value="9.1290364343844" calcext:value-type="float">
            <text:p>9.1290364343844</text:p>
          </table:table-cell>
          <table:table-cell office:value-type="float" office:value="8.85395071995075" calcext:value-type="float">
            <text:p>8.85395071995075</text:p>
          </table:table-cell>
          <table:table-cell office:value-type="float" office:value="8.71696206178601" calcext:value-type="float">
            <text:p>8.71696206178601</text:p>
          </table:table-cell>
          <table:table-cell office:value-type="float" office:value="8.79018364978752" calcext:value-type="float">
            <text:p>8.79018364978752</text:p>
          </table:table-cell>
          <table:table-cell office:value-type="float" office:value="8.98129999909559" calcext:value-type="float">
            <text:p>8.98129999909559</text:p>
          </table:table-cell>
          <table:table-cell office:value-type="float" office:value="9.12189312368284" calcext:value-type="float">
            <text:p>9.12189312368284</text:p>
          </table:table-cell>
          <table:table-cell office:value-type="float" office:value="9.19595698837593" calcext:value-type="float">
            <text:p>9.19595698837593</text:p>
          </table:table-cell>
          <table:table-cell office:value-type="float" office:value="9.25333491052238" calcext:value-type="float">
            <text:p>9.25333491052238</text:p>
          </table:table-cell>
          <table:table-cell office:value-type="float" office:value="9.31801135931469" calcext:value-type="float">
            <text:p>9.31801135931469</text:p>
          </table:table-cell>
          <table:table-cell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48" calcext:value-type="float">
            <text:p>14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68046799027669" calcext:value-type="float">
            <text:p>3.68046799027669</text:p>
          </table:table-cell>
          <table:table-cell office:value-type="float" office:value="9.45909350862888" calcext:value-type="float">
            <text:p>9.45909350862888</text:p>
          </table:table-cell>
          <table:table-cell office:value-type="float" office:value="24.5061333384153" calcext:value-type="float">
            <text:p>24.5061333384153</text:p>
          </table:table-cell>
          <table:table-cell office:value-type="float" office:value="45.8597563389048" calcext:value-type="float">
            <text:p>45.8597563389048</text:p>
          </table:table-cell>
          <table:table-cell office:value-type="float" office:value="69.1628216233003" calcext:value-type="float">
            <text:p>69.1628216233003</text:p>
          </table:table-cell>
          <table:table-cell office:value-type="float" office:value="89.1876609711613" calcext:value-type="float">
            <text:p>89.1876609711613</text:p>
          </table:table-cell>
          <table:table-cell office:value-type="float" office:value="97.715031319841" calcext:value-type="float">
            <text:p>97.715031319841</text:p>
          </table:table-cell>
          <table:table-cell office:value-type="float" office:value="86.1490788840555" calcext:value-type="float">
            <text:p>86.1490788840555</text:p>
          </table:table-cell>
          <table:table-cell office:value-type="float" office:value="56.4317127990432" calcext:value-type="float">
            <text:p>56.4317127990432</text:p>
          </table:table-cell>
          <table:table-cell office:value-type="float" office:value="17.1268735811987" calcext:value-type="float">
            <text:p>17.1268735811987</text:p>
          </table:table-cell>
          <table:table-cell office:value-type="float" office:value="-19.3290837951048" calcext:value-type="float">
            <text:p>-19.3290837951048</text:p>
          </table:table-cell>
          <table:table-cell office:value-type="float" office:value="-37.9239987629831" calcext:value-type="float">
            <text:p>-37.9239987629831</text:p>
          </table:table-cell>
          <table:table-cell office:value-type="float" office:value="-34.3513806024376" calcext:value-type="float">
            <text:p>-34.3513806024376</text:p>
          </table:table-cell>
          <table:table-cell office:value-type="float" office:value="-15.6055871037427" calcext:value-type="float">
            <text:p>-15.6055871037427</text:p>
          </table:table-cell>
          <table:table-cell office:value-type="float" office:value="8.25878927761762" calcext:value-type="float">
            <text:p>8.25878927761762</text:p>
          </table:table-cell>
          <table:table-cell office:value-type="float" office:value="23.7995261216422" calcext:value-type="float">
            <text:p>23.7995261216422</text:p>
          </table:table-cell>
          <table:table-cell office:value-type="float" office:value="24.1532778665894" calcext:value-type="float">
            <text:p>24.1532778665894</text:p>
          </table:table-cell>
          <table:table-cell office:value-type="float" office:value="14.7449101643905" calcext:value-type="float">
            <text:p>14.7449101643905</text:p>
          </table:table-cell>
          <table:table-cell office:value-type="float" office:value="2.40805996154761" calcext:value-type="float">
            <text:p>2.40805996154761</text:p>
          </table:table-cell>
          <table:table-cell office:value-type="float" office:value="-5.72749452975078" calcext:value-type="float">
            <text:p>-5.72749452975078</text:p>
          </table:table-cell>
          <table:table-cell office:value-type="float" office:value="-5.07506625325707" calcext:value-type="float">
            <text:p>-5.07506625325707</text:p>
          </table:table-cell>
          <table:table-cell office:value-type="float" office:value="0.595809289021732" calcext:value-type="float">
            <text:p>0.595809289021732</text:p>
          </table:table-cell>
          <table:table-cell office:value-type="float" office:value="6.37170749365681" calcext:value-type="float">
            <text:p>6.37170749365681</text:p>
          </table:table-cell>
          <table:table-cell office:value-type="float" office:value="9.71570133762602" calcext:value-type="float">
            <text:p>9.71570133762602</text:p>
          </table:table-cell>
          <table:table-cell office:value-type="float" office:value="9.26367629859714" calcext:value-type="float">
            <text:p>9.26367629859714</text:p>
          </table:table-cell>
          <table:table-cell office:value-type="float" office:value="6.77913978519347" calcext:value-type="float">
            <text:p>6.77913978519347</text:p>
          </table:table-cell>
          <table:table-cell office:value-type="float" office:value="4.95431992863666" calcext:value-type="float">
            <text:p>4.95431992863666</text:p>
          </table:table-cell>
          <table:table-cell office:value-type="float" office:value="4.51314902809414" calcext:value-type="float">
            <text:p>4.51314902809414</text:p>
          </table:table-cell>
          <table:table-cell office:value-type="float" office:value="5.16918858237993" calcext:value-type="float">
            <text:p>5.16918858237993</text:p>
          </table:table-cell>
          <table:table-cell office:value-type="float" office:value="6.28030217972925" calcext:value-type="float">
            <text:p>6.28030217972925</text:p>
          </table:table-cell>
          <table:table-cell office:value-type="float" office:value="7.01087522043559" calcext:value-type="float">
            <text:p>7.01087522043559</text:p>
          </table:table-cell>
          <table:table-cell office:value-type="float" office:value="7.16793193835291" calcext:value-type="float">
            <text:p>7.16793193835291</text:p>
          </table:table-cell>
          <table:table-cell office:value-type="float" office:value="7.11268804733815" calcext:value-type="float">
            <text:p>7.11268804733815</text:p>
          </table:table-cell>
          <table:table-cell office:value-type="float" office:value="7.08449651871537" calcext:value-type="float">
            <text:p>7.08449651871537</text:p>
          </table:table-cell>
          <table:table-cell office:value-type="float" office:value="7.16280212517589" calcext:value-type="float">
            <text:p>7.16280212517589</text:p>
          </table:table-cell>
          <table:table-cell office:value-type="float" office:value="7.3556627357819" calcext:value-type="float">
            <text:p>7.3556627357819</text:p>
          </table:table-cell>
          <table:table-cell office:value-type="float" office:value="7.57799652740458" calcext:value-type="float">
            <text:p>7.57799652740458</text:p>
          </table:table-cell>
          <table:table-cell office:value-type="float" office:value="7.75917075581485" calcext:value-type="float">
            <text:p>7.75917075581485</text:p>
          </table:table-cell>
          <table:table-cell office:value-type="float" office:value="7.87184407504261" calcext:value-type="float">
            <text:p>7.87184407504261</text:p>
          </table:table-cell>
          <table:table-cell office:value-type="float" office:value="7.94511604788383" calcext:value-type="float">
            <text:p>7.94511604788383</text:p>
          </table:table-cell>
          <table:table-cell office:value-type="float" office:value="8.14289418536092" calcext:value-type="float">
            <text:p>8.14289418536092</text:p>
          </table:table-cell>
          <table:table-cell office:value-type="float" office:value="8.79882969498872" calcext:value-type="float">
            <text:p>8.79882969498872</text:p>
          </table:table-cell>
          <table:table-cell office:value-type="float" office:value="10.771455076702" calcext:value-type="float">
            <text:p>10.771455076702</text:p>
          </table:table-cell>
          <table:table-cell office:value-type="float" office:value="14.8159056075802" calcext:value-type="float">
            <text:p>14.8159056075802</text:p>
          </table:table-cell>
          <table:table-cell office:value-type="float" office:value="20.6243936972291" calcext:value-type="float">
            <text:p>20.6243936972291</text:p>
          </table:table-cell>
          <table:table-cell office:value-type="float" office:value="27.3113108779193" calcext:value-type="float">
            <text:p>27.3113108779193</text:p>
          </table:table-cell>
          <table:table-cell office:value-type="float" office:value="32.2849643074987" calcext:value-type="float">
            <text:p>32.2849643074987</text:p>
          </table:table-cell>
          <table:table-cell office:value-type="float" office:value="32.5299109856353" calcext:value-type="float">
            <text:p>32.5299109856353</text:p>
          </table:table-cell>
          <table:table-cell office:value-type="float" office:value="27.551846710765" calcext:value-type="float">
            <text:p>27.551846710765</text:p>
          </table:table-cell>
          <table:table-cell office:value-type="float" office:value="18.3871544771376" calcext:value-type="float">
            <text:p>18.3871544771376</text:p>
          </table:table-cell>
          <table:table-cell office:value-type="float" office:value="8.24397729355787" calcext:value-type="float">
            <text:p>8.24397729355787</text:p>
          </table:table-cell>
          <table:table-cell office:value-type="float" office:value="1.7337328887208" calcext:value-type="float">
            <text:p>1.7337328887208</text:p>
          </table:table-cell>
          <table:table-cell office:value-type="float" office:value="0.571695996778933" calcext:value-type="float">
            <text:p>0.571695996778933</text:p>
          </table:table-cell>
          <table:table-cell office:value-type="float" office:value="3.69231943692805" calcext:value-type="float">
            <text:p>3.69231943692805</text:p>
          </table:table-cell>
          <table:table-cell office:value-type="float" office:value="8.87617526842284" calcext:value-type="float">
            <text:p>8.87617526842284</text:p>
          </table:table-cell>
          <table:table-cell office:value-type="float" office:value="12.6430920856765" calcext:value-type="float">
            <text:p>12.6430920856765</text:p>
          </table:table-cell>
          <table:table-cell office:value-type="float" office:value="13.2311851273321" calcext:value-type="float">
            <text:p>13.2311851273321</text:p>
          </table:table-cell>
          <table:table-cell office:value-type="float" office:value="11.7818651765276" calcext:value-type="float">
            <text:p>11.7818651765276</text:p>
          </table:table-cell>
          <table:table-cell office:value-type="float" office:value="9.67803897568366" calcext:value-type="float">
            <text:p>9.67803897568366</text:p>
          </table:table-cell>
          <table:table-cell office:value-type="float" office:value="8.25384327304483" calcext:value-type="float">
            <text:p>8.25384327304483</text:p>
          </table:table-cell>
          <table:table-cell office:value-type="float" office:value="8.30303198718426" calcext:value-type="float">
            <text:p>8.30303198718426</text:p>
          </table:table-cell>
          <table:table-cell office:value-type="float" office:value="9.08493033222999" calcext:value-type="float">
            <text:p>9.08493033222999</text:p>
          </table:table-cell>
          <table:table-cell office:value-type="float" office:value="9.74320459436016" calcext:value-type="float">
            <text:p>9.74320459436016</text:p>
          </table:table-cell>
          <table:table-cell office:value-type="float" office:value="10.0383864138034" calcext:value-type="float">
            <text:p>10.0383864138034</text:p>
          </table:table-cell>
          <table:table-cell office:value-type="float" office:value="9.93316488855854" calcext:value-type="float">
            <text:p>9.93316488855854</text:p>
          </table:table-cell>
          <table:table-cell office:value-type="float" office:value="9.66587042983463" calcext:value-type="float">
            <text:p>9.66587042983463</text:p>
          </table:table-cell>
          <table:table-cell office:value-type="float" office:value="9.52565832571775" calcext:value-type="float">
            <text:p>9.52565832571775</text:p>
          </table:table-cell>
          <table:table-cell office:value-type="float" office:value="9.5042639927393" calcext:value-type="float">
            <text:p>9.5042639927393</text:p>
          </table:table-cell>
          <table:table-cell office:value-type="float" office:value="9.47569198579373" calcext:value-type="float">
            <text:p>9.47569198579373</text:p>
          </table:table-cell>
          <table:table-cell office:value-type="float" office:value="9.46683204538005" calcext:value-type="float">
            <text:p>9.46683204538005</text:p>
          </table:table-cell>
          <table:table-cell office:value-type="float" office:value="9.65791938990977" calcext:value-type="float">
            <text:p>9.65791938990977</text:p>
          </table:table-cell>
          <table:table-cell office:value-type="float" office:value="11.1818435869076" calcext:value-type="float">
            <text:p>11.1818435869076</text:p>
          </table:table-cell>
          <table:table-cell office:value-type="float" office:value="15.9141782442832" calcext:value-type="float">
            <text:p>15.9141782442832</text:p>
          </table:table-cell>
          <table:table-cell office:value-type="float" office:value="25.799620955519" calcext:value-type="float">
            <text:p>25.799620955519</text:p>
          </table:table-cell>
          <table:table-cell office:value-type="float" office:value="42.75377773388" calcext:value-type="float">
            <text:p>42.75377773388</text:p>
          </table:table-cell>
          <table:table-cell office:value-type="float" office:value="65.3965122914425" calcext:value-type="float">
            <text:p>65.3965122914425</text:p>
          </table:table-cell>
          <table:table-cell office:value-type="float" office:value="87.9306456580304" calcext:value-type="float">
            <text:p>87.9306456580304</text:p>
          </table:table-cell>
          <table:table-cell office:value-type="float" office:value="103.180285253834" calcext:value-type="float">
            <text:p>103.180285253834</text:p>
          </table:table-cell>
          <table:table-cell office:value-type="float" office:value="102.102085992824" calcext:value-type="float">
            <text:p>102.102085992824</text:p>
          </table:table-cell>
          <table:table-cell office:value-type="float" office:value="80.2406610698281" calcext:value-type="float">
            <text:p>80.2406610698281</text:p>
          </table:table-cell>
          <table:table-cell office:value-type="float" office:value="44.3223534482838" calcext:value-type="float">
            <text:p>44.3223534482838</text:p>
          </table:table-cell>
          <table:table-cell office:value-type="float" office:value="4.18605300922932" calcext:value-type="float">
            <text:p>4.18605300922932</text:p>
          </table:table-cell>
          <table:table-cell office:value-type="float" office:value="-25.5519025494696" calcext:value-type="float">
            <text:p>-25.5519025494696</text:p>
          </table:table-cell>
          <table:table-cell office:value-type="float" office:value="-32.9132570414211" calcext:value-type="float">
            <text:p>-32.9132570414211</text:p>
          </table:table-cell>
          <table:table-cell office:value-type="float" office:value="-21.2564714154556" calcext:value-type="float">
            <text:p>-21.2564714154556</text:p>
          </table:table-cell>
          <table:table-cell office:value-type="float" office:value="1.25054312339016" calcext:value-type="float">
            <text:p>1.25054312339016</text:p>
          </table:table-cell>
          <table:table-cell office:value-type="float" office:value="22.3377803220599" calcext:value-type="float">
            <text:p>22.3377803220599</text:p>
          </table:table-cell>
          <table:table-cell office:value-type="float" office:value="29.8056598114033" calcext:value-type="float">
            <text:p>29.8056598114033</text:p>
          </table:table-cell>
          <table:table-cell office:value-type="float" office:value="24.1459141801536" calcext:value-type="float">
            <text:p>24.1459141801536</text:p>
          </table:table-cell>
          <table:table-cell office:value-type="float" office:value="12.0494273135793" calcext:value-type="float">
            <text:p>12.0494273135793</text:p>
          </table:table-cell>
          <table:table-cell office:value-type="float" office:value="0.515644189244983" calcext:value-type="float">
            <text:p>0.515644189244983</text:p>
          </table:table-cell>
          <table:table-cell office:value-type="float" office:value="-3.66185489785752" calcext:value-type="float">
            <text:p>-3.66185489785752</text:p>
          </table:table-cell>
          <table:table-cell office:value-type="float" office:value="-0.22967929995067" calcext:value-type="float">
            <text:p>-0.22967929995067</text:p>
          </table:table-cell>
          <table:table-cell office:value-type="float" office:value="5.59105708969805" calcext:value-type="float">
            <text:p>5.59105708969805</text:p>
          </table:table-cell>
          <table:table-cell office:value-type="float" office:value="10.0275504114687" calcext:value-type="float">
            <text:p>10.0275504114687</text:p>
          </table:table-cell>
          <table:table-cell office:value-type="float" office:value="11.1398656351614" calcext:value-type="float">
            <text:p>11.1398656351614</text:p>
          </table:table-cell>
          <table:table-cell office:value-type="float" office:value="8.94282965863254" calcext:value-type="float">
            <text:p>8.94282965863254</text:p>
          </table:table-cell>
          <table:table-cell office:value-type="float" office:value="6.14532655550376" calcext:value-type="float">
            <text:p>6.14532655550376</text:p>
          </table:table-cell>
          <table:table-cell office:value-type="float" office:value="4.65216064435415" calcext:value-type="float">
            <text:p>4.65216064435415</text:p>
          </table:table-cell>
          <table:table-cell office:value-type="float" office:value="4.41913030408632" calcext:value-type="float">
            <text:p>4.41913030408632</text:p>
          </table:table-cell>
          <table:table-cell office:value-type="float" office:value="5.02750346425662" calcext:value-type="float">
            <text:p>5.02750346425662</text:p>
          </table:table-cell>
          <table:table-cell office:value-type="float" office:value="5.66404540779823" calcext:value-type="float">
            <text:p>5.66404540779823</text:p>
          </table:table-cell>
          <table:table-cell office:value-type="float" office:value="5.69524840651509" calcext:value-type="float">
            <text:p>5.69524840651509</text:p>
          </table:table-cell>
          <table:table-cell office:value-type="float" office:value="5.3248323039878" calcext:value-type="float">
            <text:p>5.3248323039878</text:p>
          </table:table-cell>
          <table:table-cell office:value-type="float" office:value="4.8935171052117" calcext:value-type="float">
            <text:p>4.8935171052117</text:p>
          </table:table-cell>
          <table:table-cell office:value-type="float" office:value="4.53468239024163" calcext:value-type="float">
            <text:p>4.53468239024163</text:p>
          </table:table-cell>
          <table:table-cell office:value-type="float" office:value="4.30424166312916" calcext:value-type="float">
            <text:p>4.30424166312916</text:p>
          </table:table-cell>
          <table:table-cell office:value-type="float" office:value="4.15194921049273" calcext:value-type="float">
            <text:p>4.15194921049273</text:p>
          </table:table-cell>
          <table:table-cell office:value-type="float" office:value="3.99006027343953" calcext:value-type="float">
            <text:p>3.99006027343953</text:p>
          </table:table-cell>
          <table:table-cell office:value-type="float" office:value="3.77348397614167" calcext:value-type="float">
            <text:p>3.77348397614167</text:p>
          </table:table-cell>
          <table:table-cell office:value-type="float" office:value="3.48874048031457" calcext:value-type="float">
            <text:p>3.48874048031457</text:p>
          </table:table-cell>
          <table:table-cell office:value-type="float" office:value="3.23873557427073" calcext:value-type="float">
            <text:p>3.23873557427073</text:p>
          </table:table-cell>
          <table:table-cell office:value-type="float" office:value="3.22761956954634" calcext:value-type="float">
            <text:p>3.22761956954634</text:p>
          </table:table-cell>
          <table:table-cell office:value-type="float" office:value="4.0552366802724" calcext:value-type="float">
            <text:p>4.0552366802724</text:p>
          </table:table-cell>
          <table:table-cell office:value-type="float" office:value="6.662113764066" calcext:value-type="float">
            <text:p>6.662113764066</text:p>
          </table:table-cell>
          <table:table-cell office:value-type="float" office:value="11.3061770780797" calcext:value-type="float">
            <text:p>11.3061770780797</text:p>
          </table:table-cell>
          <table:table-cell office:value-type="float" office:value="17.3931041983584" calcext:value-type="float">
            <text:p>17.3931041983584</text:p>
          </table:table-cell>
          <table:table-cell office:value-type="float" office:value="23.3061131383873" calcext:value-type="float">
            <text:p>23.3061131383873</text:p>
          </table:table-cell>
          <table:table-cell office:value-type="float" office:value="25.8997258054664" calcext:value-type="float">
            <text:p>25.8997258054664</text:p>
          </table:table-cell>
          <table:table-cell office:value-type="float" office:value="23.13640343883" calcext:value-type="float">
            <text:p>23.13640343883</text:p>
          </table:table-cell>
          <table:table-cell office:value-type="float" office:value="15.5805817530096" calcext:value-type="float">
            <text:p>15.5805817530096</text:p>
          </table:table-cell>
          <table:table-cell office:value-type="float" office:value="5.03138232063979" calcext:value-type="float">
            <text:p>5.03138232063979</text:p>
          </table:table-cell>
          <table:table-cell office:value-type="float" office:value="-4.1663254679954" calcext:value-type="float">
            <text:p>-4.1663254679954</text:p>
          </table:table-cell>
          <table:table-cell office:value-type="float" office:value="-8.26388181893035" calcext:value-type="float">
            <text:p>-8.26388181893035</text:p>
          </table:table-cell>
          <table:table-cell office:value-type="float" office:value="-7.46359330107219" calcext:value-type="float">
            <text:p>-7.46359330107219</text:p>
          </table:table-cell>
          <table:table-cell office:value-type="float" office:value="-3.21758088425866" calcext:value-type="float">
            <text:p>-3.21758088425866</text:p>
          </table:table-cell>
          <table:table-cell office:value-type="float" office:value="1.40986497342984" calcext:value-type="float">
            <text:p>1.40986497342984</text:p>
          </table:table-cell>
          <table:table-cell office:value-type="float" office:value="3.27621744669702" calcext:value-type="float">
            <text:p>3.27621744669702</text:p>
          </table:table-cell>
          <table:table-cell office:value-type="float" office:value="2.40413609146957" calcext:value-type="float">
            <text:p>2.40413609146957</text:p>
          </table:table-cell>
          <table:table-cell office:value-type="float" office:value="0.189149517903724" calcext:value-type="float">
            <text:p>0.189149517903724</text:p>
          </table:table-cell>
          <table:table-cell office:value-type="float" office:value="-2.01332346163323" calcext:value-type="float">
            <text:p>-2.01332346163323</text:p>
          </table:table-cell>
          <table:table-cell office:value-type="float" office:value="-2.96046804428574" calcext:value-type="float">
            <text:p>-2.96046804428574</text:p>
          </table:table-cell>
          <table:table-cell office:value-type="float" office:value="-2.67737539171696" calcext:value-type="float">
            <text:p>-2.67737539171696</text:p>
          </table:table-cell>
          <table:table-cell office:value-type="float" office:value="-2.13476959166389" calcext:value-type="float">
            <text:p>-2.13476959166389</text:p>
          </table:table-cell>
          <table:table-cell office:value-type="float" office:value="-1.88356136426912" calcext:value-type="float">
            <text:p>-1.88356136426912</text:p>
          </table:table-cell>
          <table:table-cell office:value-type="float" office:value="-2.02745778192675" calcext:value-type="float">
            <text:p>-2.02745778192675</text:p>
          </table:table-cell>
          <table:table-cell office:value-type="float" office:value="-2.47791762280639" calcext:value-type="float">
            <text:p>-2.47791762280639</text:p>
          </table:table-cell>
          <table:table-cell office:value-type="float" office:value="-2.92230972707504" calcext:value-type="float">
            <text:p>-2.92230972707504</text:p>
          </table:table-cell>
          <table:table-cell office:value-type="float" office:value="-3.19516206844238" calcext:value-type="float">
            <text:p>-3.19516206844238</text:p>
          </table:table-cell>
          <table:table-cell office:value-type="float" office:value="-3.40990978823736" calcext:value-type="float">
            <text:p>-3.40990978823736</text:p>
          </table:table-cell>
          <table:table-cell office:value-type="float" office:value="-3.63535860207104" calcext:value-type="float">
            <text:p>-3.63535860207104</text:p>
          </table:table-cell>
          <table:table-cell office:value-type="float" office:value="-3.77521943149579" calcext:value-type="float">
            <text:p>-3.77521943149579</text:p>
          </table:table-cell>
          <table:table-cell office:value-type="float" office:value="-3.32983914266628" calcext:value-type="float">
            <text:p>-3.32983914266628</text:p>
          </table:table-cell>
          <table:table-cell office:value-type="float" office:value="-0.630072822540462" calcext:value-type="float">
            <text:p>-0.630072822540462</text:p>
          </table:table-cell>
          <table:table-cell office:value-type="float" office:value="6.23386499637921" calcext:value-type="float">
            <text:p>6.23386499637921</text:p>
          </table:table-cell>
          <table:table-cell office:value-type="float" office:value="19.2414050640557" calcext:value-type="float">
            <text:p>19.2414050640557</text:p>
          </table:table-cell>
          <table:table-cell office:value-type="float" office:value="39.4648094356313" calcext:value-type="float">
            <text:p>39.4648094356313</text:p>
          </table:table-cell>
          <table:table-cell office:value-type="float" office:value="62.6893713765495" calcext:value-type="float">
            <text:p>62.6893713765495</text:p>
          </table:table-cell>
          <table:table-cell office:value-type="float" office:value="82.5767467723657" calcext:value-type="float">
            <text:p>82.5767467723657</text:p>
          </table:table-cell>
          <table:table-cell office:value-type="float" office:value="90.8162752336687" calcext:value-type="float">
            <text:p>90.8162752336687</text:p>
          </table:table-cell>
          <table:table-cell office:value-type="float" office:value="79.064876613403" calcext:value-type="float">
            <text:p>79.064876613403</text:p>
          </table:table-cell>
          <table:table-cell office:value-type="float" office:value="49.1425888968689" calcext:value-type="float">
            <text:p>49.1425888968689</text:p>
          </table:table-cell>
          <table:table-cell office:value-type="float" office:value="9.49819536627987" calcext:value-type="float">
            <text:p>9.49819536627987</text:p>
          </table:table-cell>
          <table:table-cell office:value-type="float" office:value="-27.5365650957852" calcext:value-type="float">
            <text:p>-27.5365650957852</text:p>
          </table:table-cell>
          <table:table-cell office:value-type="float" office:value="-46.8977691534952" calcext:value-type="float">
            <text:p>-46.8977691534952</text:p>
          </table:table-cell>
          <table:table-cell office:value-type="float" office:value="-44.0151430488415" calcext:value-type="float">
            <text:p>-44.0151430488415</text:p>
          </table:table-cell>
          <table:table-cell office:value-type="float" office:value="-25.8355913411179" calcext:value-type="float">
            <text:p>-25.8355913411179</text:p>
          </table:table-cell>
          <table:table-cell office:value-type="float" office:value="-2.34847302529834" calcext:value-type="float">
            <text:p>-2.34847302529834</text:p>
          </table:table-cell>
          <table:table-cell office:value-type="float" office:value="13.0128003753029" calcext:value-type="float">
            <text:p>13.0128003753029</text:p>
          </table:table-cell>
          <table:table-cell office:value-type="float" office:value="13.1757545411231" calcext:value-type="float">
            <text:p>13.1757545411231</text:p>
          </table:table-cell>
          <table:table-cell office:value-type="float" office:value="3.48480380645113" calcext:value-type="float">
            <text:p>3.48480380645113</text:p>
          </table:table-cell>
          <table:table-cell office:value-type="float" office:value="-9.23086881648623" calcext:value-type="float">
            <text:p>-9.23086881648623</text:p>
          </table:table-cell>
          <table:table-cell office:value-type="float" office:value="-17.8431731367742" calcext:value-type="float">
            <text:p>-17.8431731367742</text:p>
          </table:table-cell>
          <table:table-cell office:value-type="float" office:value="-17.6608720763709" calcext:value-type="float">
            <text:p>-17.6608720763709</text:p>
          </table:table-cell>
          <table:table-cell office:value-type="float" office:value="-12.3718037733693" calcext:value-type="float">
            <text:p>-12.3718037733693</text:p>
          </table:table-cell>
          <table:table-cell office:value-type="float" office:value="-6.91349690535752" calcext:value-type="float">
            <text:p>-6.91349690535752</text:p>
          </table:table-cell>
          <table:table-cell office:value-type="float" office:value="-3.85093645452741" calcext:value-type="float">
            <text:p>-3.85093645452741</text:p>
          </table:table-cell>
          <table:table-cell office:value-type="float" office:value="-4.57416534007471" calcext:value-type="float">
            <text:p>-4.57416534007471</text:p>
          </table:table-cell>
          <table:table-cell office:value-type="float" office:value="-7.36358758098364" calcext:value-type="float">
            <text:p>-7.36358758098364</text:p>
          </table:table-cell>
          <table:table-cell office:value-type="float" office:value="-9.51408795595822" calcext:value-type="float">
            <text:p>-9.51408795595822</text:p>
          </table:table-cell>
          <table:table-cell office:value-type="float" office:value="-10.2692918010997" calcext:value-type="float">
            <text:p>-10.2692918010997</text:p>
          </table:table-cell>
          <table:table-cell office:value-type="float" office:value="-9.91212149867886" calcext:value-type="float">
            <text:p>-9.91212149867886</text:p>
          </table:table-cell>
          <table:table-cell office:value-type="float" office:value="-9.07798335284697" calcext:value-type="float">
            <text:p>-9.07798335284697</text:p>
          </table:table-cell>
          <table:table-cell office:value-type="float" office:value="-8.60456316597737" calcext:value-type="float">
            <text:p>-8.60456316597737</text:p>
          </table:table-cell>
          <table:table-cell office:value-type="float" office:value="-8.6985521428825" calcext:value-type="float">
            <text:p>-8.6985521428825</text:p>
          </table:table-cell>
          <table:table-cell office:value-type="float" office:value="-9.00000922768018" calcext:value-type="float">
            <text:p>-9.00000922768018</text:p>
          </table:table-cell>
          <table:table-cell office:value-type="float" office:value="-9.26598645252883" calcext:value-type="float">
            <text:p>-9.26598645252883</text:p>
          </table:table-cell>
          <table:table-cell office:value-type="float" office:value="-9.41603867085978" calcext:value-type="float">
            <text:p>-9.41603867085978</text:p>
          </table:table-cell>
          <table:table-cell office:value-type="float" office:value="-9.44020273761426" calcext:value-type="float">
            <text:p>-9.44020273761426</text:p>
          </table:table-cell>
          <table:table-cell office:value-type="float" office:value="-9.42292754721967" calcext:value-type="float">
            <text:p>-9.42292754721967</text:p>
          </table:table-cell>
          <table:table-cell office:value-type="float" office:value="-9.43542333227932" calcext:value-type="float">
            <text:p>-9.43542333227932</text:p>
          </table:table-cell>
          <table:table-cell office:value-type="float" office:value="-9.50523713735946" calcext:value-type="float">
            <text:p>-9.50523713735946</text:p>
          </table:table-cell>
          <table:table-cell office:value-type="float" office:value="-9.60504674199129" calcext:value-type="float">
            <text:p>-9.60504674199129</text:p>
          </table:table-cell>
          <table:table-cell office:value-type="float" office:value="-9.57198715150028" calcext:value-type="float">
            <text:p>-9.57198715150028</text:p>
          </table:table-cell>
          <table:table-cell office:value-type="float" office:value="-9.07848684489615" calcext:value-type="float">
            <text:p>-9.07848684489615</text:p>
          </table:table-cell>
          <table:table-cell office:value-type="float" office:value="-7.27135998948577" calcext:value-type="float">
            <text:p>-7.27135998948577</text:p>
          </table:table-cell>
          <table:table-cell office:value-type="float" office:value="-3.38517454660965" calcext:value-type="float">
            <text:p>-3.38517454660965</text:p>
          </table:table-cell>
          <table:table-cell office:value-type="float" office:value="2.28572800286499" calcext:value-type="float">
            <text:p>2.28572800286499</text:p>
          </table:table-cell>
          <table:table-cell office:value-type="float" office:value="8.86925598342352" calcext:value-type="float">
            <text:p>8.86925598342352</text:p>
          </table:table-cell>
          <table:table-cell office:value-type="float" office:value="13.7990100712308" calcext:value-type="float">
            <text:p>13.7990100712308</text:p>
          </table:table-cell>
          <table:table-cell office:value-type="float" office:value="14.0440955384769" calcext:value-type="float">
            <text:p>14.0440955384769</text:p>
          </table:table-cell>
          <table:table-cell office:value-type="float" office:value="9.0671429524847" calcext:value-type="float">
            <text:p>9.0671429524847</text:p>
          </table:table-cell>
          <table:table-cell office:value-type="float" office:value="-0.108821654961167" calcext:value-type="float">
            <text:p>-0.108821654961167</text:p>
          </table:table-cell>
          <table:table-cell office:value-type="float" office:value="-10.3178711364128" calcext:value-type="float">
            <text:p>-10.3178711364128</text:p>
          </table:table-cell>
          <table:table-cell office:value-type="float" office:value="-16.9410357128841" calcext:value-type="float">
            <text:p>-16.9410357128841</text:p>
          </table:table-cell>
          <table:table-cell office:value-type="float" office:value="-18.1975149100896" calcext:value-type="float">
            <text:p>-18.1975149100896</text:p>
          </table:table-cell>
          <table:table-cell office:value-type="float" office:value="-15.1395599811815" calcext:value-type="float">
            <text:p>-15.1395599811815</text:p>
          </table:table-cell>
          <table:table-cell office:value-type="float" office:value="-9.95984435099031" calcext:value-type="float">
            <text:p>-9.95984435099031</text:p>
          </table:table-cell>
          <table:table-cell office:value-type="float" office:value="-6.13589554332466" calcext:value-type="float">
            <text:p>-6.13589554332466</text:p>
          </table:table-cell>
          <table:table-cell office:value-type="float" office:value="-5.48213389275883" calcext:value-type="float">
            <text:p>-5.48213389275883</text:p>
          </table:table-cell>
          <table:table-cell office:value-type="float" office:value="-6.87462481657972" calcext:value-type="float">
            <text:p>-6.87462481657972</text:p>
          </table:table-cell>
          <table:table-cell office:value-type="float" office:value="-8.92973012001706" calcext:value-type="float">
            <text:p>-8.92973012001706</text:p>
          </table:table-cell>
          <table:table-cell office:value-type="float" office:value="-10.3127992406694" calcext:value-type="float">
            <text:p>-10.3127992406694</text:p>
          </table:table-cell>
          <table:table-cell office:value-type="float" office:value="-10.2096301660712" calcext:value-type="float">
            <text:p>-10.2096301660712</text:p>
          </table:table-cell>
          <table:table-cell office:value-type="float" office:value="-9.34709006747284" calcext:value-type="float">
            <text:p>-9.34709006747284</text:p>
          </table:table-cell>
          <table:table-cell office:value-type="float" office:value="-8.58839880003302" calcext:value-type="float">
            <text:p>-8.58839880003302</text:p>
          </table:table-cell>
          <table:table-cell office:value-type="float" office:value="-8.17988969254951" calcext:value-type="float">
            <text:p>-8.17988969254951</text:p>
          </table:table-cell>
          <table:table-cell office:value-type="float" office:value="-8.16142978454565" calcext:value-type="float">
            <text:p>-8.16142978454565</text:p>
          </table:table-cell>
          <table:table-cell office:value-type="float" office:value="-8.29841579788172" calcext:value-type="float">
            <text:p>-8.29841579788172</text:p>
          </table:table-cell>
          <table:table-cell office:value-type="float" office:value="-8.29961437198998" calcext:value-type="float">
            <text:p>-8.29961437198998</text:p>
          </table:table-cell>
          <table:table-cell office:value-type="float" office:value="-8.16877552092451" calcext:value-type="float">
            <text:p>-8.16877552092451</text:p>
          </table:table-cell>
          <table:table-cell office:value-type="float" office:value="-8.03276258087308" calcext:value-type="float">
            <text:p>-8.03276258087308</text:p>
          </table:table-cell>
          <table:table-cell office:value-type="float" office:value="-7.86752584564159" calcext:value-type="float">
            <text:p>-7.86752584564159</text:p>
          </table:table-cell>
          <table:table-cell office:value-type="float" office:value="-7.49764998669334" calcext:value-type="float">
            <text:p>-7.49764998669334</text:p>
          </table:table-cell>
          <table:table-cell office:value-type="float" office:value="-5.8097672171098" calcext:value-type="float">
            <text:p>-5.8097672171098</text:p>
          </table:table-cell>
          <table:table-cell office:value-type="float" office:value="-0.93082472285966" calcext:value-type="float">
            <text:p>-0.93082472285966</text:p>
          </table:table-cell>
          <table:table-cell office:value-type="float" office:value="9.08258884607466" calcext:value-type="float">
            <text:p>9.08258884607466</text:p>
          </table:table-cell>
          <table:table-cell office:value-type="float" office:value="26.1544407753736" calcext:value-type="float">
            <text:p>26.1544407753736</text:p>
          </table:table-cell>
          <table:table-cell office:value-type="float" office:value="48.9921973179017" calcext:value-type="float">
            <text:p>48.9921973179017</text:p>
          </table:table-cell>
          <table:table-cell office:value-type="float" office:value="71.8230986636414" calcext:value-type="float">
            <text:p>71.8230986636414</text:p>
          </table:table-cell>
          <table:table-cell office:value-type="float" office:value="87.503757314528" calcext:value-type="float">
            <text:p>87.503757314528</text:p>
          </table:table-cell>
          <table:table-cell office:value-type="float" office:value="86.9987709452232" calcext:value-type="float">
            <text:p>86.9987709452232</text:p>
          </table:table-cell>
          <table:table-cell office:value-type="float" office:value="65.6855606600365" calcext:value-type="float">
            <text:p>65.6855606600365</text:p>
          </table:table-cell>
          <table:table-cell office:value-type="float" office:value="30.2020358546297" calcext:value-type="float">
            <text:p>30.2020358546297</text:p>
          </table:table-cell>
          <table:table-cell office:value-type="float" office:value="-9.67356811297241" calcext:value-type="float">
            <text:p>-9.67356811297241</text:p>
          </table:table-cell>
          <table:table-cell office:value-type="float" office:value="-39.3709368411586" calcext:value-type="float">
            <text:p>-39.3709368411586</text:p>
          </table:table-cell>
          <table:table-cell office:value-type="float" office:value="-46.7525585027398" calcext:value-type="float">
            <text:p>-46.7525585027398</text:p>
          </table:table-cell>
          <table:table-cell office:value-type="float" office:value="-34.9974128524997" calcext:value-type="float">
            <text:p>-34.9974128524997</text:p>
          </table:table-cell>
          <table:table-cell office:value-type="float" office:value="-12.2386473726764" calcext:value-type="float">
            <text:p>-12.2386473726764</text:p>
          </table:table-cell>
          <table:table-cell office:value-type="float" office:value="9.31064000251276" calcext:value-type="float">
            <text:p>9.31064000251276</text:p>
          </table:table-cell>
          <table:table-cell office:value-type="float" office:value="17.3636271517092" calcext:value-type="float">
            <text:p>17.3636271517092</text:p>
          </table:table-cell>
          <table:table-cell office:value-type="float" office:value="12.2064583358863" calcext:value-type="float">
            <text:p>12.2064583358863</text:p>
          </table:table-cell>
          <table:table-cell office:value-type="float" office:value="0.519833345652758" calcext:value-type="float">
            <text:p>0.519833345652758</text:p>
          </table:table-cell>
          <table:table-cell office:value-type="float" office:value="-10.7020018500708" calcext:value-type="float">
            <text:p>-10.7020018500708</text:p>
          </table:table-cell>
          <table:table-cell office:value-type="float" office:value="-14.6372454251836" calcext:value-type="float">
            <text:p>-14.6372454251836</text:p>
          </table:table-cell>
          <table:table-cell office:value-type="float" office:value="-10.8937781711852" calcext:value-type="float">
            <text:p>-10.8937781711852</text:p>
          </table:table-cell>
          <table:table-cell office:value-type="float" office:value="-4.68009804575153" calcext:value-type="float">
            <text:p>-4.68009804575153</text:p>
          </table:table-cell>
          <table:table-cell office:value-type="float" office:value="0.191397712864024" calcext:value-type="float">
            <text:p>0.191397712864024</text:p>
          </table:table-cell>
          <table:table-cell office:value-type="float" office:value="1.7683108360482" calcext:value-type="float">
            <text:p>1.7683108360482</text:p>
          </table:table-cell>
          <table:table-cell office:value-type="float" office:value="0.0135941997974829" calcext:value-type="float">
            <text:p>0.013594199797483</text:p>
          </table:table-cell>
          <table:table-cell office:value-type="float" office:value="-2.37765004173313" calcext:value-type="float">
            <text:p>-2.37765004173313</text:p>
          </table:table-cell>
          <table:table-cell office:value-type="float" office:value="-3.46858156817735" calcext:value-type="float">
            <text:p>-3.46858156817735</text:p>
          </table:table-cell>
          <table:table-cell office:value-type="float" office:value="-3.29024282968455" calcext:value-type="float">
            <text:p>-3.29024282968455</text:p>
          </table:table-cell>
          <table:table-cell office:value-type="float" office:value="-2.25602115868638" calcext:value-type="float">
            <text:p>-2.25602115868638</text:p>
          </table:table-cell>
          <table:table-cell office:value-type="float" office:value="-1.17614230736225" calcext:value-type="float">
            <text:p>-1.17614230736225</text:p>
          </table:table-cell>
          <table:table-cell office:value-type="float" office:value="-0.6944070247266" calcext:value-type="float">
            <text:p>-0.6944070247266</text:p>
          </table:table-cell>
          <table:table-cell office:value-type="float" office:value="-0.61591391333522" calcext:value-type="float">
            <text:p>-0.61591391333522</text:p>
          </table:table-cell>
          <table:table-cell office:value-type="float" office:value="-0.59820036873094" calcext:value-type="float">
            <text:p>-0.59820036873094</text:p>
          </table:table-cell>
          <table:table-cell office:value-type="float" office:value="-0.505601550272419" calcext:value-type="float">
            <text:p>-0.505601550272419</text:p>
          </table:table-cell>
          <table:table-cell office:value-type="float" office:value="-0.281635077975064" calcext:value-type="float">
            <text:p>-0.281635077975064</text:p>
          </table:table-cell>
          <table:table-cell office:value-type="float" office:value="0.0247149011533689" calcext:value-type="float">
            <text:p>0.024714901153369</text:p>
          </table:table-cell>
          <table:table-cell office:value-type="float" office:value="0.325168607350613" calcext:value-type="float">
            <text:p>0.325168607350613</text:p>
          </table:table-cell>
          <table:table-cell office:value-type="float" office:value="0.573620491012071" calcext:value-type="float">
            <text:p>0.573620491012071</text:p>
          </table:table-cell>
          <table:table-cell office:value-type="float" office:value="0.755653935458239" calcext:value-type="float">
            <text:p>0.755653935458239</text:p>
          </table:table-cell>
          <table:table-cell office:value-type="float" office:value="0.971629930227573" calcext:value-type="float">
            <text:p>0.971629930227573</text:p>
          </table:table-cell>
          <table:table-cell office:value-type="float" office:value="1.42358645326025" calcext:value-type="float">
            <text:p>1.42358645326025</text:p>
          </table:table-cell>
          <table:table-cell office:value-type="float" office:value="2.70235590757977" calcext:value-type="float">
            <text:p>2.70235590757977</text:p>
          </table:table-cell>
          <table:table-cell office:value-type="float" office:value="5.74896238667294" calcext:value-type="float">
            <text:p>5.74896238667294</text:p>
          </table:table-cell>
          <table:table-cell office:value-type="float" office:value="10.8386149722712" calcext:value-type="float">
            <text:p>10.8386149722712</text:p>
          </table:table-cell>
          <table:table-cell office:value-type="float" office:value="17.3826335406007" calcext:value-type="float">
            <text:p>17.3826335406007</text:p>
          </table:table-cell>
          <table:table-cell office:value-type="float" office:value="23.7920540835976" calcext:value-type="float">
            <text:p>23.7920540835976</text:p>
          </table:table-cell>
          <table:table-cell office:value-type="float" office:value="26.9287577729924" calcext:value-type="float">
            <text:p>26.9287577729924</text:p>
          </table:table-cell>
          <table:table-cell office:value-type="float" office:value="24.7136981963396" calcext:value-type="float">
            <text:p>24.7136981963396</text:p>
          </table:table-cell>
          <table:table-cell office:value-type="float" office:value="17.6917124049054" calcext:value-type="float">
            <text:p>17.6917124049054</text:p>
          </table:table-cell>
          <table:table-cell office:value-type="float" office:value="7.62716417558262" calcext:value-type="float">
            <text:p>7.62716417558262</text:p>
          </table:table-cell>
          <table:table-cell office:value-type="float" office:value="-1.15798468906279" calcext:value-type="float">
            <text:p>-1.15798468906279</text:p>
          </table:table-cell>
          <table:table-cell office:value-type="float" office:value="-4.87086476119347" calcext:value-type="float">
            <text:p>-4.87086476119347</text:p>
          </table:table-cell>
          <table:table-cell office:value-type="float" office:value="-3.67121318360687" calcext:value-type="float">
            <text:p>-3.67121318360687</text:p>
          </table:table-cell>
          <table:table-cell office:value-type="float" office:value="1.00335085495964" calcext:value-type="float">
            <text:p>1.00335085495964</text:p>
          </table:table-cell>
          <table:table-cell office:value-type="float" office:value="6.10931449938799" calcext:value-type="float">
            <text:p>6.10931449938799</text:p>
          </table:table-cell>
          <table:table-cell office:value-type="float" office:value="8.48029365921309" calcext:value-type="float">
            <text:p>8.48029365921309</text:p>
          </table:table-cell>
          <table:table-cell office:value-type="float" office:value="8.09025237492571" calcext:value-type="float">
            <text:p>8.09025237492571</text:p>
          </table:table-cell>
          <table:table-cell office:value-type="float" office:value="6.33328597457914" calcext:value-type="float">
            <text:p>6.33328597457914</text:p>
          </table:table-cell>
          <table:table-cell office:value-type="float" office:value="4.56533637120496" calcext:value-type="float">
            <text:p>4.56533637120496</text:p>
          </table:table-cell>
          <table:table-cell office:value-type="float" office:value="4.03513836996331" calcext:value-type="float">
            <text:p>4.03513836996331</text:p>
          </table:table-cell>
          <table:table-cell office:value-type="float" office:value="4.74289367147448" calcext:value-type="float">
            <text:p>4.74289367147448</text:p>
          </table:table-cell>
          <table:table-cell office:value-type="float" office:value="5.71874672627501" calcext:value-type="float">
            <text:p>5.71874672627501</text:p>
          </table:table-cell>
          <table:table-cell office:value-type="float" office:value="6.40128679099356" calcext:value-type="float">
            <text:p>6.40128679099356</text:p>
          </table:table-cell>
          <table:table-cell office:value-type="float" office:value="6.6843182804209" calcext:value-type="float">
            <text:p>6.6843182804209</text:p>
          </table:table-cell>
          <table:table-cell office:value-type="float" office:value="6.65156100500703" calcext:value-type="float">
            <text:p>6.65156100500703</text:p>
          </table:table-cell>
          <table:table-cell office:value-type="float" office:value="6.6145236153782" calcext:value-type="float">
            <text:p>6.6145236153782</text:p>
          </table:table-cell>
          <table:table-cell office:value-type="float" office:value="6.74331247997151" calcext:value-type="float">
            <text:p>6.74331247997151</text:p>
          </table:table-cell>
          <table:table-cell office:value-type="float" office:value="6.92593511707165" calcext:value-type="float">
            <text:p>6.92593511707165</text:p>
          </table:table-cell>
          <table:table-cell office:value-type="float" office:value="7.09084006222359" calcext:value-type="float">
            <text:p>7.09084006222359</text:p>
          </table:table-cell>
          <table:table-cell office:value-type="float" office:value="7.33270655095373" calcext:value-type="float">
            <text:p>7.33270655095373</text:p>
          </table:table-cell>
          <table:table-cell office:value-type="float" office:value="8.13592535482413" calcext:value-type="float">
            <text:p>8.13592535482413</text:p>
          </table:table-cell>
          <table:table-cell office:value-type="float" office:value="11.1583633689975" calcext:value-type="float">
            <text:p>11.1583633689975</text:p>
          </table:table-cell>
          <table:table-cell office:value-type="float" office:value="18.3088357683059" calcext:value-type="float">
            <text:p>18.3088357683059</text:p>
          </table:table-cell>
          <table:table-cell office:value-type="float" office:value="31.5657408428998" calcext:value-type="float">
            <text:p>31.5657408428998</text:p>
          </table:table-cell>
          <table:table-cell office:value-type="float" office:value="52.046724178774" calcext:value-type="float">
            <text:p>52.046724178774</text:p>
          </table:table-cell>
          <table:table-cell office:value-type="float" office:value="75.6095239356592" calcext:value-type="float">
            <text:p>75.6095239356592</text:p>
          </table:table-cell>
          <table:table-cell office:value-type="float" office:value="95.9303860775226" calcext:value-type="float">
            <text:p>95.9303860775226</text:p>
          </table:table-cell>
          <table:table-cell office:value-type="float" office:value="104.729944798857" calcext:value-type="float">
            <text:p>104.729944798857</text:p>
          </table:table-cell>
          <table:table-cell office:value-type="float" office:value="93.6082710335839" calcext:value-type="float">
            <text:p>93.6082710335839</text:p>
          </table:table-cell>
          <table:table-cell office:value-type="float" office:value="64.1983058538765" calcext:value-type="float">
            <text:p>64.1983058538765</text:p>
          </table:table-cell>
          <table:table-cell office:value-type="float" office:value="24.9173705388971" calcext:value-type="float">
            <text:p>24.9173705388971</text:p>
          </table:table-cell>
          <table:table-cell office:value-type="float" office:value="-11.9824680700962" calcext:value-type="float">
            <text:p>-11.9824680700962</text:p>
          </table:table-cell>
          <table:table-cell office:value-type="float" office:value="-31.4113108448245" calcext:value-type="float">
            <text:p>-31.4113108448245</text:p>
          </table:table-cell>
          <table:table-cell office:value-type="float" office:value="-28.5450826153837" calcext:value-type="float">
            <text:p>-28.5450826153837</text:p>
          </table:table-cell>
          <table:table-cell office:value-type="float" office:value="-10.2757927649923" calcext:value-type="float">
            <text:p>-10.2757927649923</text:p>
          </table:table-cell>
          <table:table-cell office:value-type="float" office:value="13.4747582710754" calcext:value-type="float">
            <text:p>13.4747582710754</text:p>
          </table:table-cell>
          <table:table-cell office:value-type="float" office:value="29.282191329836" calcext:value-type="float">
            <text:p>29.282191329836</text:p>
          </table:table-cell>
          <table:table-cell office:value-type="float" office:value="29.8656157262875" calcext:value-type="float">
            <text:p>29.8656157262875</text:p>
          </table:table-cell>
          <table:table-cell office:value-type="float" office:value="20.4856761973223" calcext:value-type="float">
            <text:p>20.4856761973223</text:p>
          </table:table-cell>
          <table:table-cell office:value-type="float" office:value="7.96710393533933" calcext:value-type="float">
            <text:p>7.96710393533933</text:p>
          </table:table-cell>
          <table:table-cell office:value-type="float" office:value="-0.564372770277743" calcext:value-type="float">
            <text:p>-0.564372770277743</text:p>
          </table:table-cell>
          <table:table-cell office:value-type="float" office:value="-0.31584202049376" calcext:value-type="float">
            <text:p>-0.31584202049376</text:p>
          </table:table-cell>
          <table:table-cell office:value-type="float" office:value="5.10881417208964" calcext:value-type="float">
            <text:p>5.10881417208964</text:p>
          </table:table-cell>
          <table:table-cell office:value-type="float" office:value="10.7484013212153" calcext:value-type="float">
            <text:p>10.7484013212153</text:p>
          </table:table-cell>
          <table:table-cell office:value-type="float" office:value="14.0088557647005" calcext:value-type="float">
            <text:p>14.0088557647005</text:p>
          </table:table-cell>
          <table:table-cell office:value-type="float" office:value="13.4747480552126" calcext:value-type="float">
            <text:p>13.4747480552126</text:p>
          </table:table-cell>
          <table:table-cell office:value-type="float" office:value="10.8207384844523" calcext:value-type="float">
            <text:p>10.8207384844523</text:p>
          </table:table-cell>
          <table:table-cell office:value-type="float" office:value="8.76387855739659" calcext:value-type="float">
            <text:p>8.76387855739659</text:p>
          </table:table-cell>
          <table:table-cell office:value-type="float" office:value="8.09306350262943" calcext:value-type="float">
            <text:p>8.09306350262943</text:p>
          </table:table-cell>
          <table:table-cell office:value-type="float" office:value="8.52872400260564" calcext:value-type="float">
            <text:p>8.52872400260564</text:p>
          </table:table-cell>
          <table:table-cell office:value-type="float" office:value="9.44198309331411" calcext:value-type="float">
            <text:p>9.44198309331411</text:p>
          </table:table-cell>
          <table:table-cell office:value-type="float" office:value="9.99305374574554" calcext:value-type="float">
            <text:p>9.99305374574554</text:p>
          </table:table-cell>
          <table:table-cell office:value-type="float" office:value="9.96129498112258" calcext:value-type="float">
            <text:p>9.96129498112258</text:p>
          </table:table-cell>
          <table:table-cell office:value-type="float" office:value="9.70501963032514" calcext:value-type="float">
            <text:p>9.70501963032514</text:p>
          </table:table-cell>
          <table:table-cell office:value-type="float" office:value="9.4705778263056" calcext:value-type="float">
            <text:p>9.4705778263056</text:p>
          </table:table-cell>
          <table:table-cell office:value-type="float" office:value="9.339270805805" calcext:value-type="float">
            <text:p>9.339270805805</text:p>
          </table:table-cell>
          <table:table-cell office:value-type="float" office:value="9.32279877286326" calcext:value-type="float">
            <text:p>9.32279877286326</text:p>
          </table:table-cell>
          <table:table-cell office:value-type="float" office:value="9.33723089249077" calcext:value-type="float">
            <text:p>9.33723089249077</text:p>
          </table:table-cell>
          <table:table-cell office:value-type="float" office:value="9.31065965926884" calcext:value-type="float">
            <text:p>9.31065965926884</text:p>
          </table:table-cell>
          <table:table-cell office:value-type="float" office:value="9.21521272137239" calcext:value-type="float">
            <text:p>9.21521272137239</text:p>
          </table:table-cell>
          <table:table-cell office:value-type="float" office:value="9.07636927930928" calcext:value-type="float">
            <text:p>9.07636927930928</text:p>
          </table:table-cell>
          <table:table-cell office:value-type="float" office:value="9.05583193286599" calcext:value-type="float">
            <text:p>9.05583193286599</text:p>
          </table:table-cell>
          <table:table-cell office:value-type="float" office:value="9.47518494592215" calcext:value-type="float">
            <text:p>9.47518494592215</text:p>
          </table:table-cell>
          <table:table-cell office:value-type="float" office:value="11.1820446832359" calcext:value-type="float">
            <text:p>11.1820446832359</text:p>
          </table:table-cell>
          <table:table-cell office:value-type="float" office:value="14.9517776453067" calcext:value-type="float">
            <text:p>14.9517776453067</text:p>
          </table:table-cell>
          <table:table-cell office:value-type="float" office:value="20.5037559495516" calcext:value-type="float">
            <text:p>20.5037559495516</text:p>
          </table:table-cell>
          <table:table-cell office:value-type="float" office:value="26.9789468112106" calcext:value-type="float">
            <text:p>26.9789468112106</text:p>
          </table:table-cell>
          <table:table-cell office:value-type="float" office:value="31.8366157037808" calcext:value-type="float">
            <text:p>31.8366157037808</text:p>
          </table:table-cell>
          <table:table-cell office:value-type="float" office:value="32.0311877249319" calcext:value-type="float">
            <text:p>32.0311877249319</text:p>
          </table:table-cell>
          <table:table-cell office:value-type="float" office:value="26.9818685767578" calcext:value-type="float">
            <text:p>26.9818685767578</text:p>
          </table:table-cell>
          <table:table-cell office:value-type="float" office:value="17.698634628368" calcext:value-type="float">
            <text:p>17.698634628368</text:p>
          </table:table-cell>
          <table:table-cell office:value-type="float" office:value="7.30506768717588" calcext:value-type="float">
            <text:p>7.30506768717588</text:p>
          </table:table-cell>
          <table:table-cell office:value-type="float" office:value="0.426781416541446" calcext:value-type="float">
            <text:p>0.426781416541446</text:p>
          </table:table-cell>
          <table:table-cell office:value-type="float" office:value="-1.08978333189698" calcext:value-type="float">
            <text:p>-1.08978333189698</text:p>
          </table:table-cell>
          <table:table-cell office:value-type="float" office:value="1.7169387061855" calcext:value-type="float">
            <text:p>1.7169387061855</text:p>
          </table:table-cell>
          <table:table-cell office:value-type="float" office:value="6.68104820193995" calcext:value-type="float">
            <text:p>6.68104820193995</text:p>
          </table:table-cell>
          <table:table-cell office:value-type="float" office:value="10.3284386489002" calcext:value-type="float">
            <text:p>10.3284386489002</text:p>
          </table:table-cell>
          <table:table-cell office:value-type="float" office:value="10.7927284549335" calcext:value-type="float">
            <text:p>10.7927284549335</text:p>
          </table:table-cell>
          <table:table-cell office:value-type="float" office:value="9.17977892555578" calcext:value-type="float">
            <text:p>9.17977892555578</text:p>
          </table:table-cell>
          <table:table-cell office:value-type="float" office:value="6.87412534305274" calcext:value-type="float">
            <text:p>6.87412534305274</text:p>
          </table:table-cell>
          <table:table-cell office:value-type="float" office:value="5.21108579034667" calcext:value-type="float">
            <text:p>5.21108579034667</text:p>
          </table:table-cell>
          <table:table-cell office:value-type="float" office:value="5.02510346414286" calcext:value-type="float">
            <text:p>5.02510346414286</text:p>
          </table:table-cell>
          <table:table-cell office:value-type="float" office:value="5.60379547930011" calcext:value-type="float">
            <text:p>5.60379547930011</text:p>
          </table:table-cell>
          <table:table-cell office:value-type="float" office:value="6.07748580622577" calcext:value-type="float">
            <text:p>6.07748580622577</text:p>
          </table:table-cell>
          <table:table-cell office:value-type="float" office:value="6.19302190351425" calcext:value-type="float">
            <text:p>6.19302190351425</text:p>
          </table:table-cell>
          <table:table-cell office:value-type="float" office:value="5.90831736355647" calcext:value-type="float">
            <text:p>5.90831736355647</text:p>
          </table:table-cell>
          <table:table-cell office:value-type="float" office:value="5.45444747192161" calcext:value-type="float">
            <text:p>5.45444747192161</text:p>
          </table:table-cell>
          <table:table-cell office:value-type="float" office:value="5.12491620409795" calcext:value-type="float">
            <text:p>5.12491620409795</text:p>
          </table:table-cell>
          <table:table-cell office:value-type="float" office:value="4.92084269670676" calcext:value-type="float">
            <text:p>4.92084269670676</text:p>
          </table:table-cell>
          <table:table-cell office:value-type="float" office:value="4.71486444641233" calcext:value-type="float">
            <text:p>4.71486444641233</text:p>
          </table:table-cell>
          <table:table-cell office:value-type="float" office:value="4.52849090869913" calcext:value-type="float">
            <text:p>4.52849090869913</text:p>
          </table:table-cell>
          <table:table-cell office:value-type="float" office:value="4.53285627664166" calcext:value-type="float">
            <text:p>4.53285627664166</text:p>
          </table:table-cell>
          <table:table-cell office:value-type="float" office:value="5.82208873573296" calcext:value-type="float">
            <text:p>5.82208873573296</text:p>
          </table:table-cell>
          <table:table-cell office:value-type="float" office:value="10.2669260617094" calcext:value-type="float">
            <text:p>10.2669260617094</text:p>
          </table:table-cell>
          <table:table-cell office:value-type="float" office:value="19.8098621569852" calcext:value-type="float">
            <text:p>19.8098621569852</text:p>
          </table:table-cell>
          <table:table-cell office:value-type="float" office:value="36.3829344322559" calcext:value-type="float">
            <text:p>36.3829344322559</text:p>
          </table:table-cell>
          <table:table-cell office:value-type="float" office:value="58.7811615833146" calcext:value-type="float">
            <text:p>58.7811615833146</text:p>
          </table:table-cell>
          <table:table-cell office:value-type="float" office:value="81.2575157076941" calcext:value-type="float">
            <text:p>81.2575157076941</text:p>
          </table:table-cell>
          <table:table-cell office:value-type="float" office:value="96.7012120000451" calcext:value-type="float">
            <text:p>96.7012120000451</text:p>
          </table:table-cell>
          <table:table-cell office:value-type="float" office:value="96.0863553122109" calcext:value-type="float">
            <text:p>96.0863553122109</text:p>
          </table:table-cell>
          <table:table-cell office:value-type="float" office:value="74.6261372838601" calcext:value-type="float">
            <text:p>74.6261372838601</text:p>
          </table:table-cell>
          <table:table-cell office:value-type="float" office:value="38.8674033827992" calcext:value-type="float">
            <text:p>38.8674033827992</text:p>
          </table:table-cell>
          <table:table-cell office:value-type="float" office:value="-1.47044924663342" calcext:value-type="float">
            <text:p>-1.47044924663342</text:p>
          </table:table-cell>
          <table:table-cell office:value-type="float" office:value="-31.864138089572" calcext:value-type="float">
            <text:p>-31.864138089572</text:p>
          </table:table-cell>
          <table:table-cell office:value-type="float" office:value="-40.0212377773196" calcext:value-type="float">
            <text:p>-40.0212377773196</text:p>
          </table:table-cell>
          <table:table-cell office:value-type="float" office:value="-28.9361486759225" calcext:value-type="float">
            <text:p>-28.9361486759225</text:p>
          </table:table-cell>
          <table:table-cell office:value-type="float" office:value="-6.70775390381044" calcext:value-type="float">
            <text:p>-6.70775390381044</text:p>
          </table:table-cell>
          <table:table-cell office:value-type="float" office:value="14.5092314678478" calcext:value-type="float">
            <text:p>14.5092314678478</text:p>
          </table:table-cell>
          <table:table-cell office:value-type="float" office:value="22.3447973915177" calcext:value-type="float">
            <text:p>22.3447973915177</text:p>
          </table:table-cell>
          <table:table-cell office:value-type="float" office:value="16.8777335109204" calcext:value-type="float">
            <text:p>16.8777335109204</text:p>
          </table:table-cell>
          <table:table-cell office:value-type="float" office:value="4.77805086998819" calcext:value-type="float">
            <text:p>4.77805086998819</text:p>
          </table:table-cell>
          <table:table-cell office:value-type="float" office:value="-6.96471264542177" calcext:value-type="float">
            <text:p>-6.96471264542177</text:p>
          </table:table-cell>
          <table:table-cell office:value-type="float" office:value="-11.5015476133608" calcext:value-type="float">
            <text:p>-11.5015476133608</text:p>
          </table:table-cell>
          <table:table-cell office:value-type="float" office:value="-8.30080081022248" calcext:value-type="float">
            <text:p>-8.30080081022248</text:p>
          </table:table-cell>
          <table:table-cell office:value-type="float" office:value="-2.5562329101861" calcext:value-type="float">
            <text:p>-2.5562329101861</text:p>
          </table:table-cell>
          <table:table-cell office:value-type="float" office:value="1.88079376796366" calcext:value-type="float">
            <text:p>1.88079376796366</text:p>
          </table:table-cell>
          <table:table-cell office:value-type="float" office:value="3.04589718874408" calcext:value-type="float">
            <text:p>3.04589718874408</text:p>
          </table:table-cell>
          <table:table-cell office:value-type="float" office:value="0.851038766439697" calcext:value-type="float">
            <text:p>0.851038766439697</text:p>
          </table:table-cell>
          <table:table-cell office:value-type="float" office:value="-2.02275551947455" calcext:value-type="float">
            <text:p>-2.02275551947455</text:p>
          </table:table-cell>
          <table:table-cell office:value-type="float" office:value="-3.60640726904817" calcext:value-type="float">
            <text:p>-3.60640726904817</text:p>
          </table:table-cell>
          <table:table-cell office:value-type="float" office:value="-3.91672433136754" calcext:value-type="float">
            <text:p>-3.91672433136754</text:p>
          </table:table-cell>
          <table:table-cell office:value-type="float" office:value="-3.36127615409658" calcext:value-type="float">
            <text:p>-3.36127615409658</text:p>
          </table:table-cell>
          <table:table-cell office:value-type="float" office:value="-2.74658331836221" calcext:value-type="float">
            <text:p>-2.74658331836221</text:p>
          </table:table-cell>
          <table:table-cell office:value-type="float" office:value="-2.72590947846578" calcext:value-type="float">
            <text:p>-2.72590947846578</text:p>
          </table:table-cell>
          <table:table-cell office:value-type="float" office:value="-3.11285915155254" calcext:value-type="float">
            <text:p>-3.11285915155254</text:p>
          </table:table-cell>
          <table:table-cell office:value-type="float" office:value="-3.56271152744094" calcext:value-type="float">
            <text:p>-3.56271152744094</text:p>
          </table:table-cell>
          <table:table-cell office:value-type="float" office:value="-3.93687797711623" calcext:value-type="float">
            <text:p>-3.93687797711623</text:p>
          </table:table-cell>
          <table:table-cell office:value-type="float" office:value="-4.17775103733545" calcext:value-type="float">
            <text:p>-4.17775103733545</text:p>
          </table:table-cell>
          <table:table-cell office:value-type="float" office:value="-4.33244806996184" calcext:value-type="float">
            <text:p>-4.33244806996184</text:p>
          </table:table-cell>
          <table:table-cell office:value-type="float" office:value="-4.48918457457599" calcext:value-type="float">
            <text:p>-4.48918457457599</text:p>
          </table:table-cell>
          <table:table-cell office:value-type="float" office:value="-4.69450567606757" calcext:value-type="float">
            <text:p>-4.69450567606757</text:p>
          </table:table-cell>
          <table:table-cell office:value-type="float" office:value="-4.96315941956773" calcext:value-type="float">
            <text:p>-4.96315941956773</text:p>
          </table:table-cell>
          <table:table-cell office:value-type="float" office:value="-5.19675989249181" calcext:value-type="float">
            <text:p>-5.19675989249181</text:p>
          </table:table-cell>
          <table:table-cell office:value-type="float" office:value="-5.19473034897878" calcext:value-type="float">
            <text:p>-5.19473034897878</text:p>
          </table:table-cell>
          <table:table-cell office:value-type="float" office:value="-4.37467842422637" calcext:value-type="float">
            <text:p>-4.37467842422637</text:p>
          </table:table-cell>
          <table:table-cell office:value-type="float" office:value="-1.79473388176124" calcext:value-type="float">
            <text:p>-1.79473388176124</text:p>
          </table:table-cell>
          <table:table-cell office:value-type="float" office:value="2.8381094794605" calcext:value-type="float">
            <text:p>2.8381094794605</text:p>
          </table:table-cell>
          <table:table-cell office:value-type="float" office:value="8.94140869030725" calcext:value-type="float">
            <text:p>8.94140869030725</text:p>
          </table:table-cell>
          <table:table-cell office:value-type="float" office:value="14.9543680187232" calcext:value-type="float">
            <text:p>14.9543680187232</text:p>
          </table:table-cell>
          <table:table-cell office:value-type="float" office:value="17.7473793985664" calcext:value-type="float">
            <text:p>17.7473793985664</text:p>
          </table:table-cell>
          <table:table-cell office:value-type="float" office:value="15.2009788720691" calcext:value-type="float">
            <text:p>15.2009788720691</text:p>
          </table:table-cell>
          <table:table-cell office:value-type="float" office:value="7.84033239975857" calcext:value-type="float">
            <text:p>7.84033239975857</text:p>
          </table:table-cell>
          <table:table-cell office:value-type="float" office:value="-2.60373338094595" calcext:value-type="float">
            <text:p>-2.60373338094595</text:p>
          </table:table-cell>
          <table:table-cell office:value-type="float" office:value="-11.8323787699206" calcext:value-type="float">
            <text:p>-11.8323787699206</text:p>
          </table:table-cell>
          <table:table-cell office:value-type="float" office:value="-16.0092584853075" calcext:value-type="float">
            <text:p>-16.0092584853075</text:p>
          </table:table-cell>
          <table:table-cell office:value-type="float" office:value="-15.2497243522858" calcext:value-type="float">
            <text:p>-15.2497243522858</text:p>
          </table:table-cell>
          <table:table-cell office:value-type="float" office:value="-10.976837862999" calcext:value-type="float">
            <text:p>-10.976837862999</text:p>
          </table:table-cell>
          <table:table-cell office:value-type="float" office:value="-6.21238571739142" calcext:value-type="float">
            <text:p>-6.21238571739142</text:p>
          </table:table-cell>
          <table:table-cell office:value-type="float" office:value="-4.14517447633597" calcext:value-type="float">
            <text:p>-4.14517447633597</text:p>
          </table:table-cell>
          <table:table-cell office:value-type="float" office:value="-4.85006522727641" calcext:value-type="float">
            <text:p>-4.85006522727641</text:p>
          </table:table-cell>
          <table:table-cell office:value-type="float" office:value="-6.93412435888645" calcext:value-type="float">
            <text:p>-6.93412435888645</text:p>
          </table:table-cell>
          <table:table-cell office:value-type="float" office:value="-9.04038333269676" calcext:value-type="float">
            <text:p>-9.04038333269676</text:p>
          </table:table-cell>
          <table:table-cell office:value-type="float" office:value="-9.91399283897855" calcext:value-type="float">
            <text:p>-9.91399283897855</text:p>
          </table:table-cell>
          <table:table-cell office:value-type="float" office:value="-9.52888604759736" calcext:value-type="float">
            <text:p>-9.52888604759736</text:p>
          </table:table-cell>
          <table:table-cell office:value-type="float" office:value="-8.85327052177197" calcext:value-type="float">
            <text:p>-8.85327052177197</text:p>
          </table:table-cell>
          <table:table-cell office:value-type="float" office:value="-8.45858739279864" calcext:value-type="float">
            <text:p>-8.45858739279864</text:p>
          </table:table-cell>
          <table:table-cell office:value-type="float" office:value="-8.45313399026339" calcext:value-type="float">
            <text:p>-8.45313399026339</text:p>
          </table:table-cell>
          <table:table-cell office:value-type="float" office:value="-8.75754477734009" calcext:value-type="float">
            <text:p>-8.75754477734009</text:p>
          </table:table-cell>
          <table:table-cell office:value-type="float" office:value="-9.06108204120804" calcext:value-type="float">
            <text:p>-9.06108204120804</text:p>
          </table:table-cell>
          <table:table-cell office:value-type="float" office:value="-9.18862359351446" calcext:value-type="float">
            <text:p>-9.18862359351446</text:p>
          </table:table-cell>
          <table:table-cell office:value-type="float" office:value="-9.25021918381891" calcext:value-type="float">
            <text:p>-9.25021918381891</text:p>
          </table:table-cell>
          <table:table-cell office:value-type="float" office:value="-9.31972344988727" calcext:value-type="float">
            <text:p>-9.31972344988727</text:p>
          </table:table-cell>
          <table:table-cell office:value-type="float" office:value="-9.30368972124596" calcext:value-type="float">
            <text:p>-9.30368972124596</text:p>
          </table:table-cell>
          <table:table-cell office:value-type="float" office:value="-8.73227652308317" calcext:value-type="float">
            <text:p>-8.73227652308317</text:p>
          </table:table-cell>
          <table:table-cell office:value-type="float" office:value="-5.95887844493027" calcext:value-type="float">
            <text:p>-5.95887844493027</text:p>
          </table:table-cell>
          <table:table-cell office:value-type="float" office:value="0.924733510880751" calcext:value-type="float">
            <text:p>0.924733510880751</text:p>
          </table:table-cell>
          <table:table-cell office:value-type="float" office:value="13.8962543272408" calcext:value-type="float">
            <text:p>13.8962543272408</text:p>
          </table:table-cell>
          <table:table-cell office:value-type="float" office:value="34.1175274049844" calcext:value-type="float">
            <text:p>34.1175274049844</text:p>
          </table:table-cell>
          <table:table-cell office:value-type="float" office:value="57.5203532491988" calcext:value-type="float">
            <text:p>57.5203532491988</text:p>
          </table:table-cell>
          <table:table-cell office:value-type="float" office:value="77.7955907137909" calcext:value-type="float">
            <text:p>77.7955907137909</text:p>
          </table:table-cell>
          <table:table-cell office:value-type="float" office:value="86.6958334154448" calcext:value-type="float">
            <text:p>86.6958334154448</text:p>
          </table:table-cell>
          <table:table-cell office:value-type="float" office:value="75.7672778324536" calcext:value-type="float">
            <text:p>75.7672778324536</text:p>
          </table:table-cell>
          <table:table-cell office:value-type="float" office:value="46.4548153427368" calcext:value-type="float">
            <text:p>46.4548153427368</text:p>
          </table:table-cell>
          <table:table-cell office:value-type="float" office:value="7.14415152036389" calcext:value-type="float">
            <text:p>7.14415152036389</text:p>
          </table:table-cell>
          <table:table-cell office:value-type="float" office:value="-29.9922501740782" calcext:value-type="float">
            <text:p>-29.9922501740782</text:p>
          </table:table-cell>
          <table:table-cell office:value-type="float" office:value="-49.8412457528927" calcext:value-type="float">
            <text:p>-49.8412457528927</text:p>
          </table:table-cell>
          <table:table-cell office:value-type="float" office:value="-47.3251874739017" calcext:value-type="float">
            <text:p>-47.3251874739017</text:p>
          </table:table-cell>
          <table:table-cell office:value-type="float" office:value="-29.2787335520462" calcext:value-type="float">
            <text:p>-29.2787335520462</text:p>
          </table:table-cell>
          <table:table-cell office:value-type="float" office:value="-5.55633513522469" calcext:value-type="float">
            <text:p>-5.55633513522469</text:p>
          </table:table-cell>
          <table:table-cell office:value-type="float" office:value="10.4288344336137" calcext:value-type="float">
            <text:p>10.4288344336137</text:p>
          </table:table-cell>
          <table:table-cell office:value-type="float" office:value="11.1898737877084" calcext:value-type="float">
            <text:p>11.1898737877084</text:p>
          </table:table-cell>
          <table:table-cell office:value-type="float" office:value="1.9004859175844" calcext:value-type="float">
            <text:p>1.9004859175844</text:p>
          </table:table-cell>
          <table:table-cell office:value-type="float" office:value="-10.6188376403705" calcext:value-type="float">
            <text:p>-10.6188376403705</text:p>
          </table:table-cell>
          <table:table-cell office:value-type="float" office:value="-19.2448061563297" calcext:value-type="float">
            <text:p>-19.2448061563297</text:p>
          </table:table-cell>
          <table:table-cell office:value-type="float" office:value="-19.0852325882175" calcext:value-type="float">
            <text:p>-19.0852325882175</text:p>
          </table:table-cell>
          <table:table-cell office:value-type="float" office:value="-13.6573183353166" calcext:value-type="float">
            <text:p>-13.6573183353166</text:p>
          </table:table-cell>
          <table:table-cell office:value-type="float" office:value="-7.94511270575146" calcext:value-type="float">
            <text:p>-7.94511270575146</text:p>
          </table:table-cell>
          <table:table-cell office:value-type="float" office:value="-4.57237021115136" calcext:value-type="float">
            <text:p>-4.57237021115136</text:p>
          </table:table-cell>
          <table:table-cell office:value-type="float" office:value="-4.97902650820107" calcext:value-type="float">
            <text:p>-4.97902650820107</text:p>
          </table:table-cell>
          <table:table-cell office:value-type="float" office:value="-7.53601973910241" calcext:value-type="float">
            <text:p>-7.53601973910241</text:p>
          </table:table-cell>
          <table:table-cell office:value-type="float" office:value="-9.51501731926127" calcext:value-type="float">
            <text:p>-9.51501731926127</text:p>
          </table:table-cell>
          <table:table-cell office:value-type="float" office:value="-10.0942706259704" calcext:value-type="float">
            <text:p>-10.0942706259704</text:p>
          </table:table-cell>
          <table:table-cell office:value-type="float" office:value="-9.5498985722174" calcext:value-type="float">
            <text:p>-9.5498985722174</text:p>
          </table:table-cell>
          <table:table-cell office:value-type="float" office:value="-8.50423362230446" calcext:value-type="float">
            <text:p>-8.50423362230446</text:p>
          </table:table-cell>
          <table:table-cell office:value-type="float" office:value="-7.79900464826956" calcext:value-type="float">
            <text:p>-7.79900464826956</text:p>
          </table:table-cell>
          <table:table-cell office:value-type="float" office:value="-7.66886525679104" calcext:value-type="float">
            <text:p>-7.66886525679104</text:p>
          </table:table-cell>
          <table:table-cell office:value-type="float" office:value="-7.75735221062257" calcext:value-type="float">
            <text:p>-7.75735221062257</text:p>
          </table:table-cell>
          <table:table-cell office:value-type="float" office:value="-7.81480119917271" calcext:value-type="float">
            <text:p>-7.81480119917271</text:p>
          </table:table-cell>
          <table:table-cell office:value-type="float" office:value="-7.75911927068904" calcext:value-type="float">
            <text:p>-7.75911927068904</text:p>
          </table:table-cell>
          <table:table-cell office:value-type="float" office:value="-7.57698853172438" calcext:value-type="float">
            <text:p>-7.57698853172438</text:p>
          </table:table-cell>
          <table:table-cell office:value-type="float" office:value="-7.35191492667998" calcext:value-type="float">
            <text:p>-7.35191492667998</text:p>
          </table:table-cell>
          <table:table-cell office:value-type="float" office:value="-7.15662969778498" calcext:value-type="float">
            <text:p>-7.15662969778498</text:p>
          </table:table-cell>
          <table:table-cell office:value-type="float" office:value="-7.01948665995409" calcext:value-type="float">
            <text:p>-7.01948665995409</text:p>
          </table:table-cell>
          <table:table-cell office:value-type="float" office:value="-6.91697813419492" calcext:value-type="float">
            <text:p>-6.91697813419492</text:p>
          </table:table-cell>
          <table:table-cell office:value-type="float" office:value="-6.68877959144898" calcext:value-type="float">
            <text:p>-6.68877959144898</text:p>
          </table:table-cell>
          <table:table-cell office:value-type="float" office:value="-6.01931758995231" calcext:value-type="float">
            <text:p>-6.01931758995231</text:p>
          </table:table-cell>
          <table:table-cell office:value-type="float" office:value="-4.06691987106728" calcext:value-type="float">
            <text:p>-4.06691987106728</text:p>
          </table:table-cell>
          <table:table-cell office:value-type="float" office:value="-0.0468202208402486" calcext:value-type="float">
            <text:p>-0.046820220840249</text:p>
          </table:table-cell>
          <table:table-cell office:value-type="float" office:value="5.77411861111149" calcext:value-type="float">
            <text:p>5.77411861111149</text:p>
          </table:table-cell>
          <table:table-cell office:value-type="float" office:value="12.5492447992801" calcext:value-type="float">
            <text:p>12.5492447992801</text:p>
          </table:table-cell>
          <table:table-cell office:value-type="float" office:value="17.7635813493635" calcext:value-type="float">
            <text:p>17.7635813493635</text:p>
          </table:table-cell>
          <table:table-cell office:value-type="float" office:value="18.3573506876698" calcext:value-type="float">
            <text:p>18.3573506876698</text:p>
          </table:table-cell>
          <table:table-cell office:value-type="float" office:value="13.7056840823421" calcext:value-type="float">
            <text:p>13.7056840823421</text:p>
          </table:table-cell>
          <table:table-cell office:value-type="float" office:value="4.80544571936227" calcext:value-type="float">
            <text:p>4.80544571936227</text:p>
          </table:table-cell>
          <table:table-cell office:value-type="float" office:value="-5.2626035083535" calcext:value-type="float">
            <text:p>-5.2626035083535</text:p>
          </table:table-cell>
          <table:table-cell office:value-type="float" office:value="-11.8675056015546" calcext:value-type="float">
            <text:p>-11.8675056015546</text:p>
          </table:table-cell>
          <table:table-cell office:value-type="float" office:value="-13.0975271145012" calcext:value-type="float">
            <text:p>-13.0975271145012</text:p>
          </table:table-cell>
          <table:table-cell office:value-type="float" office:value="-9.97718966431654" calcext:value-type="float">
            <text:p>-9.97718966431654</text:p>
          </table:table-cell>
          <table:table-cell office:value-type="float" office:value="-4.64609136996897" calcext:value-type="float">
            <text:p>-4.64609136996897</text:p>
          </table:table-cell>
          <table:table-cell office:value-type="float" office:value="-0.574651287362153" calcext:value-type="float">
            <text:p>-0.574651287362153</text:p>
          </table:table-cell>
          <table:table-cell office:value-type="float" office:value="0.318866036755346" calcext:value-type="float">
            <text:p>0.318866036755346</text:p>
          </table:table-cell>
          <table:table-cell office:value-type="float" office:value="-0.878917215854822" calcext:value-type="float">
            <text:p>-0.878917215854822</text:p>
          </table:table-cell>
          <table:table-cell office:value-type="float" office:value="-2.78298130364354" calcext:value-type="float">
            <text:p>-2.78298130364354</text:p>
          </table:table-cell>
          <table:table-cell office:value-type="float" office:value="-4.0577813040723" calcext:value-type="float">
            <text:p>-4.0577813040723</text:p>
          </table:table-cell>
          <table:table-cell office:value-type="float" office:value="-3.84948085729789" calcext:value-type="float">
            <text:p>-3.84948085729789</text:p>
          </table:table-cell>
          <table:table-cell office:value-type="float" office:value="-2.85594418412408" calcext:value-type="float">
            <text:p>-2.85594418412408</text:p>
          </table:table-cell>
          <table:table-cell office:value-type="float" office:value="-1.95354908101314" calcext:value-type="float">
            <text:p>-1.95354908101314</text:p>
          </table:table-cell>
          <table:table-cell office:value-type="float" office:value="-1.40291152085882" calcext:value-type="float">
            <text:p>-1.40291152085882</text:p>
          </table:table-cell>
          <table:table-cell office:value-type="float" office:value="-1.24872265042773" calcext:value-type="float">
            <text:p>-1.24872265042773</text:p>
          </table:table-cell>
          <table:table-cell office:value-type="float" office:value="-1.26397313958774" calcext:value-type="float">
            <text:p>-1.26397313958774</text:p>
          </table:table-cell>
          <table:table-cell office:value-type="float" office:value="-1.15345685781124" calcext:value-type="float">
            <text:p>-1.15345685781124</text:p>
          </table:table-cell>
          <table:table-cell office:value-type="float" office:value="-0.911616026081297" calcext:value-type="float">
            <text:p>-0.911616026081297</text:p>
          </table:table-cell>
          <table:table-cell office:value-type="float" office:value="-0.666745398591228" calcext:value-type="float">
            <text:p>-0.666745398591228</text:p>
          </table:table-cell>
          <table:table-cell office:value-type="float" office:value="-0.400396704349748" calcext:value-type="float">
            <text:p>-0.400396704349748</text:p>
          </table:table-cell>
          <table:table-cell office:value-type="float" office:value="0.0539735935473797" calcext:value-type="float">
            <text:p>0.05397359354738</text:p>
          </table:table-cell>
          <table:table-cell office:value-type="float" office:value="1.77068700261471" calcext:value-type="float">
            <text:p>1.77068700261471</text:p>
          </table:table-cell>
          <table:table-cell office:value-type="float" office:value="6.61748708848424" calcext:value-type="float">
            <text:p>6.61748708848424</text:p>
          </table:table-cell>
          <table:table-cell office:value-type="float" office:value="16.5354231090082" calcext:value-type="float">
            <text:p>16.5354231090082</text:p>
          </table:table-cell>
          <table:table-cell office:value-type="float" office:value="33.463423165995" calcext:value-type="float">
            <text:p>33.463423165995</text:p>
          </table:table-cell>
          <table:table-cell office:value-type="float" office:value="56.28302608004" calcext:value-type="float">
            <text:p>56.28302608004</text:p>
          </table:table-cell>
          <table:table-cell office:value-type="float" office:value="79.2733381559288" calcext:value-type="float">
            <text:p>79.2733381559288</text:p>
          </table:table-cell>
          <table:table-cell office:value-type="float" office:value="95.3552927895977" calcext:value-type="float">
            <text:p>95.3552927895977</text:p>
          </table:table-cell>
          <table:table-cell office:value-type="float" office:value="95.5130436238976" calcext:value-type="float">
            <text:p>95.5130436238976</text:p>
          </table:table-cell>
          <table:table-cell office:value-type="float" office:value="74.7976370984124" calcext:value-type="float">
            <text:p>74.7976370984124</text:p>
          </table:table-cell>
          <table:table-cell office:value-type="float" office:value="39.6611405789906" calcext:value-type="float">
            <text:p>39.6611405789906</text:p>
          </table:table-cell>
          <table:table-cell office:value-type="float" office:value="-0.235041738267312" calcext:value-type="float">
            <text:p>-0.235041738267312</text:p>
          </table:table-cell>
          <table:table-cell office:value-type="float" office:value="-30.4167205845028" calcext:value-type="float">
            <text:p>-30.4167205845028</text:p>
          </table:table-cell>
          <table:table-cell office:value-type="float" office:value="-38.4418667115416" calcext:value-type="float">
            <text:p>-38.4418667115416</text:p>
          </table:table-cell>
          <table:table-cell office:value-type="float" office:value="-27.1164024905029" calcext:value-type="float">
            <text:p>-27.1164024905029</text:p>
          </table:table-cell>
          <table:table-cell office:value-type="float" office:value="-4.50641472542205" calcext:value-type="float">
            <text:p>-4.50641472542205</text:p>
          </table:table-cell>
          <table:table-cell office:value-type="float" office:value="17.2921264799919" calcext:value-type="float">
            <text:p>17.2921264799919</text:p>
          </table:table-cell>
          <table:table-cell office:value-type="float" office:value="25.8289505007086" calcext:value-type="float">
            <text:p>25.8289505007086</text:p>
          </table:table-cell>
          <table:table-cell office:value-type="float" office:value="20.9727677401439" calcext:value-type="float">
            <text:p>20.9727677401439</text:p>
          </table:table-cell>
          <table:table-cell office:value-type="float" office:value="9.38123188608945" calcext:value-type="float">
            <text:p>9.38123188608945</text:p>
          </table:table-cell>
          <table:table-cell office:value-type="float" office:value="-1.96143718763579" calcext:value-type="float">
            <text:p>-1.96143718763579</text:p>
          </table:table-cell>
          <table:table-cell office:value-type="float" office:value="-6.18110749125271" calcext:value-type="float">
            <text:p>-6.18110749125271</text:p>
          </table:table-cell>
          <table:table-cell office:value-type="float" office:value="-2.60698266515647" calcext:value-type="float">
            <text:p>-2.60698266515647</text:p>
          </table:table-cell>
          <table:table-cell office:value-type="float" office:value="3.58294395869503" calcext:value-type="float">
            <text:p>3.58294395869503</text:p>
          </table:table-cell>
          <table:table-cell office:value-type="float" office:value="8.49787178354332" calcext:value-type="float">
            <text:p>8.49787178354332</text:p>
          </table:table-cell>
          <table:table-cell office:value-type="float" office:value="10.160759943288" calcext:value-type="float">
            <text:p>10.160759943288</text:p>
          </table:table-cell>
          <table:table-cell office:value-type="float" office:value="8.43236141609452" calcext:value-type="float">
            <text:p>8.43236141609452</text:p>
          </table:table-cell>
          <table:table-cell office:value-type="float" office:value="5.9781942951905" calcext:value-type="float">
            <text:p>5.9781942951905</text:p>
          </table:table-cell>
          <table:table-cell office:value-type="float" office:value="4.79862320692833" calcext:value-type="float">
            <text:p>4.79862320692833</text:p>
          </table:table-cell>
          <table:table-cell office:value-type="float" office:value="4.89102853510436" calcext:value-type="float">
            <text:p>4.89102853510436</text:p>
          </table:table-cell>
          <table:table-cell office:value-type="float" office:value="5.85299419732827" calcext:value-type="float">
            <text:p>5.85299419732827</text:p>
          </table:table-cell>
          <table:table-cell office:value-type="float" office:value="6.88126610113431" calcext:value-type="float">
            <text:p>6.88126610113431</text:p>
          </table:table-cell>
          <table:table-cell office:value-type="float" office:value="7.31282471566673" calcext:value-type="float">
            <text:p>7.31282471566673</text:p>
          </table:table-cell>
          <table:table-cell office:value-type="float" office:value="7.32473932926387" calcext:value-type="float">
            <text:p>7.32473932926387</text:p>
          </table:table-cell>
          <table:table-cell office:value-type="float" office:value="7.26337987452767" calcext:value-type="float">
            <text:p>7.26337987452767</text:p>
          </table:table-cell>
          <table:table-cell office:value-type="float" office:value="7.26977340926308" calcext:value-type="float">
            <text:p>7.26977340926308</text:p>
          </table:table-cell>
          <table:table-cell office:value-type="float" office:value="7.40209283848941" calcext:value-type="float">
            <text:p>7.40209283848941</text:p>
          </table:table-cell>
          <table:table-cell office:value-type="float" office:value="7.61457959100976" calcext:value-type="float">
            <text:p>7.61457959100976</text:p>
          </table:table-cell>
          <table:table-cell office:value-type="float" office:value="7.81857581582141" calcext:value-type="float">
            <text:p>7.81857581582141</text:p>
          </table:table-cell>
          <table:table-cell office:value-type="float" office:value="7.96657274937988" calcext:value-type="float">
            <text:p>7.96657274937988</text:p>
          </table:table-cell>
          <table:table-cell office:value-type="float" office:value="8.04300308273485" calcext:value-type="float">
            <text:p>8.04300308273485</text:p>
          </table:table-cell>
          <table:table-cell office:value-type="float" office:value="8.14376442161002" calcext:value-type="float">
            <text:p>8.14376442161002</text:p>
          </table:table-cell>
          <table:table-cell office:value-type="float" office:value="8.46754460158872" calcext:value-type="float">
            <text:p>8.46754460158872</text:p>
          </table:table-cell>
          <table:table-cell office:value-type="float" office:value="9.58780656256453" calcext:value-type="float">
            <text:p>9.58780656256453</text:p>
          </table:table-cell>
          <table:table-cell office:value-type="float" office:value="12.4465620385403" calcext:value-type="float">
            <text:p>12.4465620385403</text:p>
          </table:table-cell>
          <table:table-cell office:value-type="float" office:value="17.3540729402286" calcext:value-type="float">
            <text:p>17.3540729402286</text:p>
          </table:table-cell>
          <table:table-cell office:value-type="float" office:value="23.7337078964987" calcext:value-type="float">
            <text:p>23.7337078964987</text:p>
          </table:table-cell>
          <table:table-cell office:value-type="float" office:value="30.052150699457" calcext:value-type="float">
            <text:p>30.052150699457</text:p>
          </table:table-cell>
          <table:table-cell office:value-type="float" office:value="33.1884413448548" calcext:value-type="float">
            <text:p>33.1884413448548</text:p>
          </table:table-cell>
          <table:table-cell office:value-type="float" office:value="30.9828191660993" calcext:value-type="float">
            <text:p>30.9828191660993</text:p>
          </table:table-cell>
          <table:table-cell office:value-type="float" office:value="23.9396986928286" calcext:value-type="float">
            <text:p>23.9396986928286</text:p>
          </table:table-cell>
          <table:table-cell office:value-type="float" office:value="13.7566475377105" calcext:value-type="float">
            <text:p>13.7566475377105</text:p>
          </table:table-cell>
          <table:table-cell office:value-type="float" office:value="4.70820869725311" calcext:value-type="float">
            <text:p>4.70820869725311</text:p>
          </table:table-cell>
          <table:table-cell office:value-type="float" office:value="0.672537907237489" calcext:value-type="float">
            <text:p>0.672537907237489</text:p>
          </table:table-cell>
          <table:table-cell office:value-type="float" office:value="1.57954054537537" calcext:value-type="float">
            <text:p>1.57954054537537</text:p>
          </table:table-cell>
          <table:table-cell office:value-type="float" office:value="6.01988766597662" calcext:value-type="float">
            <text:p>6.01988766597662</text:p>
          </table:table-cell>
          <table:table-cell office:value-type="float" office:value="10.9935659943199" calcext:value-type="float">
            <text:p>10.9935659943199</text:p>
          </table:table-cell>
          <table:table-cell office:value-type="float" office:value="13.2899056020307" calcext:value-type="float">
            <text:p>13.2899056020307</text:p>
          </table:table-cell>
          <table:table-cell office:value-type="float" office:value="12.7842737164882" calcext:value-type="float">
            <text:p>12.7842737164882</text:p>
          </table:table-cell>
          <table:table-cell office:value-type="float" office:value="10.8678683564489" calcext:value-type="float">
            <text:p>10.8678683564489</text:p>
          </table:table-cell>
          <table:table-cell office:value-type="float" office:value="8.8983777114391" calcext:value-type="float">
            <text:p>8.8983777114391</text:p>
          </table:table-cell>
          <table:table-cell office:value-type="float" office:value="8.1361780576898" calcext:value-type="float">
            <text:p>8.1361780576898</text:p>
          </table:table-cell>
          <table:table-cell office:value-type="float" office:value="8.632989559008" calcext:value-type="float">
            <text:p>8.632989559008</text:p>
          </table:table-cell>
          <table:table-cell office:value-type="float" office:value="9.42228876384097" calcext:value-type="float">
            <text:p>9.42228876384097</text:p>
          </table:table-cell>
          <table:table-cell office:value-type="float" office:value="9.9223535319884" calcext:value-type="float">
            <text:p>9.9223535319884</text:p>
          </table:table-cell>
          <table:table-cell office:value-type="float" office:value="10.0224632155428" calcext:value-type="float">
            <text:p>10.0224632155428</text:p>
          </table:table-cell>
          <table:table-cell office:value-type="float" office:value="9.79741744105545" calcext:value-type="float">
            <text:p>9.79741744105545</text:p>
          </table:table-cell>
          <table:table-cell office:value-type="float" office:value="9.55687628339574" calcext:value-type="float">
            <text:p>9.55687628339574</text:p>
          </table:table-cell>
          <table:table-cell office:value-type="float" office:value="9.48072120663033" calcext:value-type="float">
            <text:p>9.48072120663033</text:p>
          </table:table-cell>
          <table:table-cell office:value-type="float" office:value="9.46073476954453" calcext:value-type="float">
            <text:p>9.46073476954453</text:p>
          </table:table-cell>
          <table:table-cell office:value-type="float" office:value="9.42061645314851" calcext:value-type="float">
            <text:p>9.42061645314851</text:p>
          </table:table-cell>
          <table:table-cell office:value-type="float" office:value="9.45238877318285" calcext:value-type="float">
            <text:p>9.45238877318285</text:p>
          </table:table-cell>
          <table:table-cell office:value-type="float" office:value="10.011530921886" calcext:value-type="float">
            <text:p>10.011530921886</text:p>
          </table:table-cell>
          <table:table-cell office:value-type="float" office:value="12.7328855619213" calcext:value-type="float">
            <text:p>12.7328855619213</text:p>
          </table:table-cell>
          <table:table-cell office:value-type="float" office:value="19.5239927898272" calcext:value-type="float">
            <text:p>19.5239927898272</text:p>
          </table:table-cell>
          <table:table-cell office:value-type="float" office:value="32.3617135188815" calcext:value-type="float">
            <text:p>32.3617135188815</text:p>
          </table:table-cell>
          <table:table-cell office:value-type="float" office:value="52.4504944321861" calcext:value-type="float">
            <text:p>52.4504944321861</text:p>
          </table:table-cell>
          <table:table-cell office:value-type="float" office:value="75.7973561695075" calcext:value-type="float">
            <text:p>75.7973561695075</text:p>
          </table:table-cell>
          <table:table-cell office:value-type="float" office:value="96.1074481548962" calcext:value-type="float">
            <text:p>96.1074481548962</text:p>
          </table:table-cell>
          <table:table-cell office:value-type="float" office:value="105.165613879585" calcext:value-type="float">
            <text:p>105.165613879585</text:p>
          </table:table-cell>
          <table:table-cell office:value-type="float" office:value="94.46677675887" calcext:value-type="float">
            <text:p>94.46677675887</text:p>
          </table:table-cell>
          <table:table-cell office:value-type="float" office:value="65.266638670149" calcext:value-type="float">
            <text:p>65.266638670149</text:p>
          </table:table-cell>
          <table:table-cell office:value-type="float" office:value="25.9187844692148" calcext:value-type="float">
            <text:p>25.9187844692148</text:p>
          </table:table-cell>
          <table:table-cell office:value-type="float" office:value="-11.4840549412317" calcext:value-type="float">
            <text:p>-11.4840549412317</text:p>
          </table:table-cell>
          <table:table-cell office:value-type="float" office:value="-31.8083873105106" calcext:value-type="float">
            <text:p>-31.8083873105106</text:p>
          </table:table-cell>
          <table:table-cell office:value-type="float" office:value="-29.7235566645129" calcext:value-type="float">
            <text:p>-29.7235566645129</text:p>
          </table:table-cell>
          <table:table-cell office:value-type="float" office:value="-12.0044801672582" calcext:value-type="float">
            <text:p>-12.0044801672582</text:p>
          </table:table-cell>
          <table:table-cell office:value-type="float" office:value="11.5613591113591" calcext:value-type="float">
            <text:p>11.5613591113591</text:p>
          </table:table-cell>
          <table:table-cell office:value-type="float" office:value="27.5740184601638" calcext:value-type="float">
            <text:p>27.5740184601638</text:p>
          </table:table-cell>
          <table:table-cell office:value-type="float" office:value="28.3430477179571" calcext:value-type="float">
            <text:p>28.3430477179571</text:p>
          </table:table-cell>
          <table:table-cell office:value-type="float" office:value="18.9519226253728" calcext:value-type="float">
            <text:p>18.9519226253728</text:p>
          </table:table-cell>
          <table:table-cell office:value-type="float" office:value="6.21709237572886" calcext:value-type="float">
            <text:p>6.21709237572886</text:p>
          </table:table-cell>
          <table:table-cell office:value-type="float" office:value="-2.74061589430876" calcext:value-type="float">
            <text:p>-2.74061589430876</text:p>
          </table:table-cell>
          <table:table-cell office:value-type="float" office:value="-2.93218128971826" calcext:value-type="float">
            <text:p>-2.93218128971826</text:p>
          </table:table-cell>
          <table:table-cell office:value-type="float" office:value="2.21470802271981" calcext:value-type="float">
            <text:p>2.21470802271981</text:p>
          </table:table-cell>
          <table:table-cell office:value-type="float" office:value="7.6940436431309" calcext:value-type="float">
            <text:p>7.6940436431309</text:p>
          </table:table-cell>
          <table:table-cell office:value-type="float" office:value="10.8519154543024" calcext:value-type="float">
            <text:p>10.8519154543024</text:p>
          </table:table-cell>
          <table:table-cell office:value-type="float" office:value="10.2248879527943" calcext:value-type="float">
            <text:p>10.2248879527943</text:p>
          </table:table-cell>
          <table:table-cell office:value-type="float" office:value="7.39597372223213" calcext:value-type="float">
            <text:p>7.39597372223213</text:p>
          </table:table-cell>
          <table:table-cell office:value-type="float" office:value="5.1043352350656" calcext:value-type="float">
            <text:p>5.1043352350656</text:p>
          </table:table-cell>
          <table:table-cell office:value-type="float" office:value="4.205124056024" calcext:value-type="float">
            <text:p>4.205124056024</text:p>
          </table:table-cell>
          <table:table-cell office:value-type="float" office:value="4.4260461809711" calcext:value-type="float">
            <text:p>4.4260461809711</text:p>
          </table:table-cell>
          <table:table-cell office:value-type="float" office:value="5.15161752932524" calcext:value-type="float">
            <text:p>5.15161752932524</text:p>
          </table:table-cell>
          <table:table-cell office:value-type="float" office:value="5.53864479695218" calcext:value-type="float">
            <text:p>5.53864479695218</text:p>
          </table:table-cell>
          <table:table-cell office:value-type="float" office:value="5.33875433007916" calcext:value-type="float">
            <text:p>5.33875433007916</text:p>
          </table:table-cell>
          <table:table-cell office:value-type="float" office:value="4.90670978343754" calcext:value-type="float">
            <text:p>4.90670978343754</text:p>
          </table:table-cell>
          <table:table-cell office:value-type="float" office:value="4.4958008789809" calcext:value-type="float">
            <text:p>4.4958008789809</text:p>
          </table:table-cell>
          <table:table-cell office:value-type="float" office:value="4.18927721025506" calcext:value-type="float">
            <text:p>4.18927721025506</text:p>
          </table:table-cell>
          <table:table-cell office:value-type="float" office:value="4.00240799232179" calcext:value-type="float">
            <text:p>4.00240799232179</text:p>
          </table:table-cell>
          <table:table-cell office:value-type="float" office:value="3.85249935793764" calcext:value-type="float">
            <text:p>3.85249935793764</text:p>
          </table:table-cell>
          <table:table-cell office:value-type="float" office:value="3.66637605938398" calcext:value-type="float">
            <text:p>3.66637605938398</text:p>
          </table:table-cell>
          <table:table-cell office:value-type="float" office:value="3.41557688778647" calcext:value-type="float">
            <text:p>3.41557688778647</text:p>
          </table:table-cell>
          <table:table-cell office:value-type="float" office:value="3.12206698327184" calcext:value-type="float">
            <text:p>3.12206698327184</text:p>
          </table:table-cell>
          <table:table-cell office:value-type="float" office:value="2.9451556372228" calcext:value-type="float">
            <text:p>2.9451556372228</text:p>
          </table:table-cell>
          <table:table-cell office:value-type="float" office:value="3.19498951153638" calcext:value-type="float">
            <text:p>3.19498951153638</text:p>
          </table:table-cell>
          <table:table-cell office:value-type="float" office:value="4.70755127496001" calcext:value-type="float">
            <text:p>4.70755127496001</text:p>
          </table:table-cell>
          <table:table-cell office:value-type="float" office:value="8.27712899312009" calcext:value-type="float">
            <text:p>8.27712899312009</text:p>
          </table:table-cell>
          <table:table-cell office:value-type="float" office:value="13.6513420600851" calcext:value-type="float">
            <text:p>13.6513420600851</text:p>
          </table:table-cell>
          <table:table-cell office:value-type="float" office:value="19.9959537598397" calcext:value-type="float">
            <text:p>19.9959537598397</text:p>
          </table:table-cell>
          <table:table-cell office:value-type="float" office:value="24.8225410245452" calcext:value-type="float">
            <text:p>24.8225410245452</text:p>
          </table:table-cell>
          <table:table-cell office:value-type="float" office:value="25.0583387361911" calcext:value-type="float">
            <text:p>25.0583387361911</text:p>
          </table:table-cell>
          <table:table-cell office:value-type="float" office:value="20.0345447165142" calcext:value-type="float">
            <text:p>20.0345447165142</text:p>
          </table:table-cell>
          <table:table-cell office:value-type="float" office:value="10.7356072519114" calcext:value-type="float">
            <text:p>10.7356072519114</text:p>
          </table:table-cell>
          <table:table-cell office:value-type="float" office:value="0.199820693876565" calcext:value-type="float">
            <text:p>0.199820693876565</text:p>
          </table:table-cell>
          <table:table-cell office:value-type="float" office:value="-6.93698083540547" calcext:value-type="float">
            <text:p>-6.93698083540547</text:p>
          </table:table-cell>
          <table:table-cell office:value-type="float" office:value="-8.6973128807906" calcext:value-type="float">
            <text:p>-8.6973128807906</text:p>
          </table:table-cell>
          <table:table-cell office:value-type="float" office:value="-6.09079761145507" calcext:value-type="float">
            <text:p>-6.09079761145507</text:p>
          </table:table-cell>
          <table:table-cell office:value-type="float" office:value="-1.23033930507283" calcext:value-type="float">
            <text:p>-1.23033930507283</text:p>
          </table:table-cell>
          <table:table-cell office:value-type="float" office:value="2.41848755472185" calcext:value-type="float">
            <text:p>2.41848755472185</text:p>
          </table:table-cell>
          <table:table-cell office:value-type="float" office:value="2.88656166786861" calcext:value-type="float">
            <text:p>2.88656166786861</text:p>
          </table:table-cell>
          <table:table-cell office:value-type="float" office:value="1.2410169935116" calcext:value-type="float">
            <text:p>1.2410169935116</text:p>
          </table:table-cell>
          <table:table-cell office:value-type="float" office:value="-1.13210697548578" calcext:value-type="float">
            <text:p>-1.13210697548578</text:p>
          </table:table-cell>
          <table:table-cell office:value-type="float" office:value="-2.89650766107982" calcext:value-type="float">
            <text:p>-2.89650766107982</text:p>
          </table:table-cell>
          <table:table-cell office:value-type="float" office:value="-3.17884007946636" calcext:value-type="float">
            <text:p>-3.17884007946636</text:p>
          </table:table-cell>
          <table:table-cell office:value-type="float" office:value="-2.66141532287654" calcext:value-type="float">
            <text:p>-2.66141532287654</text:p>
          </table:table-cell>
          <table:table-cell office:value-type="float" office:value="-2.22655544115598" calcext:value-type="float">
            <text:p>-2.22655544115598</text:p>
          </table:table-cell>
          <table:table-cell office:value-type="float" office:value="-2.14195922316058" calcext:value-type="float">
            <text:p>-2.14195922316058</text:p>
          </table:table-cell>
          <table:table-cell office:value-type="float" office:value="-2.45428111837834" calcext:value-type="float">
            <text:p>-2.45428111837834</text:p>
          </table:table-cell>
          <table:table-cell office:value-type="float" office:value="-2.94007037844948" calcext:value-type="float">
            <text:p>-2.94007037844948</text:p>
          </table:table-cell>
          <table:table-cell office:value-type="float" office:value="-3.30193346841504" calcext:value-type="float">
            <text:p>-3.30193346841504</text:p>
          </table:table-cell>
          <table:table-cell office:value-type="float" office:value="-3.52924372990029" calcext:value-type="float">
            <text:p>-3.52924372990029</text:p>
          </table:table-cell>
          <table:table-cell office:value-type="float" office:value="-3.75058726954147" calcext:value-type="float">
            <text:p>-3.75058726954147</text:p>
          </table:table-cell>
          <table:table-cell office:value-type="float" office:value="-3.95001409441132" calcext:value-type="float">
            <text:p>-3.95001409441132</text:p>
          </table:table-cell>
          <table:table-cell office:value-type="float" office:value="-3.96479699955801" calcext:value-type="float">
            <text:p>-3.96479699955801</text:p>
          </table:table-cell>
          <table:table-cell office:value-type="float" office:value="-2.73987902804406" calcext:value-type="float">
            <text:p>-2.73987902804406</text:p>
          </table:table-cell>
          <table:table-cell office:value-type="float" office:value="1.58990863630654" calcext:value-type="float">
            <text:p>1.58990863630654</text:p>
          </table:table-cell>
          <table:table-cell office:value-type="float" office:value="10.9647548216362" calcext:value-type="float">
            <text:p>10.9647548216362</text:p>
          </table:table-cell>
          <table:table-cell office:value-type="float" office:value="27.3304405794508" calcext:value-type="float">
            <text:p>27.3304405794508</text:p>
          </table:table-cell>
          <table:table-cell office:value-type="float" office:value="49.6550615852919" calcext:value-type="float">
            <text:p>49.6550615852919</text:p>
          </table:table-cell>
          <table:table-cell office:value-type="float" office:value="72.2454214631352" calcext:value-type="float">
            <text:p>72.2454214631352</text:p>
          </table:table-cell>
          <table:table-cell office:value-type="float" office:value="88.0543951568023" calcext:value-type="float">
            <text:p>88.0543951568023</text:p>
          </table:table-cell>
          <table:table-cell office:value-type="float" office:value="88.0778112095139" calcext:value-type="float">
            <text:p>88.0778112095139</text:p>
          </table:table-cell>
          <table:table-cell office:value-type="float" office:value="67.2079000863276" calcext:value-type="float">
            <text:p>67.2079000863276</text:p>
          </table:table-cell>
          <table:table-cell office:value-type="float" office:value="31.799291065656" calcext:value-type="float">
            <text:p>31.799291065656</text:p>
          </table:table-cell>
          <table:table-cell office:value-type="float" office:value="-8.54257905329464" calcext:value-type="float">
            <text:p>-8.54257905329464</text:p>
          </table:table-cell>
          <table:table-cell office:value-type="float" office:value="-39.3935650802317" calcext:value-type="float">
            <text:p>-39.3935650802317</text:p>
          </table:table-cell>
          <table:table-cell office:value-type="float" office:value="-48.1661372203453" calcext:value-type="float">
            <text:p>-48.1661372203453</text:p>
          </table:table-cell>
          <table:table-cell office:value-type="float" office:value="-37.4728577194819" calcext:value-type="float">
            <text:p>-37.4728577194819</text:p>
          </table:table-cell>
          <table:table-cell office:value-type="float" office:value="-15.3472628554641" calcext:value-type="float">
            <text:p>-15.3472628554641</text:p>
          </table:table-cell>
          <table:table-cell office:value-type="float" office:value="6.17486930415846" calcext:value-type="float">
            <text:p>6.17486930415846</text:p>
          </table:table-cell>
          <table:table-cell office:value-type="float" office:value="14.5670108939262" calcext:value-type="float">
            <text:p>14.5670108939262</text:p>
          </table:table-cell>
          <table:table-cell office:value-type="float" office:value="9.48631625389151" calcext:value-type="float">
            <text:p>9.48631625389151</text:p>
          </table:table-cell>
          <table:table-cell office:value-type="float" office:value="-2.42254244611063" calcext:value-type="float">
            <text:p>-2.42254244611063</text:p>
          </table:table-cell>
          <table:table-cell office:value-type="float" office:value="-14.1801648488659" calcext:value-type="float">
            <text:p>-14.1801648488659</text:p>
          </table:table-cell>
          <table:table-cell office:value-type="float" office:value="-18.8882437628941" calcext:value-type="float">
            <text:p>-18.8882437628941</text:p>
          </table:table-cell>
          <table:table-cell office:value-type="float" office:value="-15.7362200727944" calcext:value-type="float">
            <text:p>-15.7362200727944</text:p>
          </table:table-cell>
          <table:table-cell office:value-type="float" office:value="-9.88417748526999" calcext:value-type="float">
            <text:p>-9.88417748526999</text:p>
          </table:table-cell>
          <table:table-cell office:value-type="float" office:value="-5.26173076802943" calcext:value-type="float">
            <text:p>-5.26173076802943</text:p>
          </table:table-cell>
          <table:table-cell office:value-type="float" office:value="-3.8582165218909" calcext:value-type="float">
            <text:p>-3.8582165218909</text:p>
          </table:table-cell>
          <table:table-cell office:value-type="float" office:value="-5.86322151163364" calcext:value-type="float">
            <text:p>-5.86322151163364</text:p>
          </table:table-cell>
          <table:table-cell office:value-type="float" office:value="-8.62712837184654" calcext:value-type="float">
            <text:p>-8.62712837184654</text:p>
          </table:table-cell>
          <table:table-cell office:value-type="float" office:value="-10.1182259607325" calcext:value-type="float">
            <text:p>-10.1182259607325</text:p>
          </table:table-cell>
          <table:table-cell office:value-type="float" office:value="-10.3239593789188" calcext:value-type="float">
            <text:p>-10.3239593789188</text:p>
          </table:table-cell>
          <table:table-cell office:value-type="float" office:value="-9.64125206764721" calcext:value-type="float">
            <text:p>-9.64125206764721</text:p>
          </table:table-cell>
          <table:table-cell office:value-type="float" office:value="-8.86953783793997" calcext:value-type="float">
            <text:p>-8.86953783793997</text:p>
          </table:table-cell>
          <table:table-cell office:value-type="float" office:value="-8.68089746048566" calcext:value-type="float">
            <text:p>-8.68089746048566</text:p>
          </table:table-cell>
          <table:table-cell office:value-type="float" office:value="-8.90744579365645" calcext:value-type="float">
            <text:p>-8.90744579365645</text:p>
          </table:table-cell>
          <table:table-cell office:value-type="float" office:value="-9.20082174685071" calcext:value-type="float">
            <text:p>-9.20082174685071</text:p>
          </table:table-cell>
          <table:table-cell office:value-type="float" office:value="-9.4171126918126" calcext:value-type="float">
            <text:p>-9.4171126918126</text:p>
          </table:table-cell>
          <table:table-cell office:value-type="float" office:value="-9.49722034968317" calcext:value-type="float">
            <text:p>-9.49722034968317</text:p>
          </table:table-cell>
          <table:table-cell office:value-type="float" office:value="-9.48515254082041" calcext:value-type="float">
            <text:p>-9.48515254082041</text:p>
          </table:table-cell>
          <table:table-cell office:value-type="float" office:value="-9.46963239256832" calcext:value-type="float">
            <text:p>-9.46963239256832</text:p>
          </table:table-cell>
          <table:table-cell office:value-type="float" office:value="-9.49879068079324" calcext:value-type="float">
            <text:p>-9.49879068079324</text:p>
          </table:table-cell>
          <table:table-cell office:value-type="float" office:value="-9.58865617868291" calcext:value-type="float">
            <text:p>-9.58865617868291</text:p>
          </table:table-cell>
          <table:table-cell office:value-type="float" office:value="-9.64550420710582" calcext:value-type="float">
            <text:p>-9.64550420710582</text:p>
          </table:table-cell>
          <table:table-cell office:value-type="float" office:value="-9.47215920492556" calcext:value-type="float">
            <text:p>-9.47215920492556</text:p>
          </table:table-cell>
          <table:table-cell office:value-type="float" office:value="-8.50378476961707" calcext:value-type="float">
            <text:p>-8.50378476961707</text:p>
          </table:table-cell>
          <table:table-cell office:value-type="float" office:value="-5.79816326683528" calcext:value-type="float">
            <text:p>-5.79816326683528</text:p>
          </table:table-cell>
          <table:table-cell office:value-type="float" office:value="-1.0275835758288" calcext:value-type="float">
            <text:p>-1.0275835758288</text:p>
          </table:table-cell>
          <table:table-cell office:value-type="float" office:value="5.23744605720451" calcext:value-type="float">
            <text:p>5.23744605720451</text:p>
          </table:table-cell>
          <table:table-cell office:value-type="float" office:value="11.4910844099543" calcext:value-type="float">
            <text:p>11.4910844099543</text:p>
          </table:table-cell>
          <table:table-cell office:value-type="float" office:value="14.6218305819351" calcext:value-type="float">
            <text:p>14.6218305819351</text:p>
          </table:table-cell>
          <table:table-cell office:value-type="float" office:value="12.4304303134873" calcext:value-type="float">
            <text:p>12.4304303134873</text:p>
          </table:table-cell>
          <table:table-cell office:value-type="float" office:value="5.40007256350954" calcext:value-type="float">
            <text:p>5.40007256350954</text:p>
          </table:table-cell>
          <table:table-cell office:value-type="float" office:value="-4.80402285164167" calcext:value-type="float">
            <text:p>-4.80402285164167</text:p>
          </table:table-cell>
          <table:table-cell office:value-type="float" office:value="-13.9322128102721" calcext:value-type="float">
            <text:p>-13.9322128102721</text:p>
          </table:table-cell>
          <table:table-cell office:value-type="float" office:value="-18.0656183180587" calcext:value-type="float">
            <text:p>-18.0656183180587</text:p>
          </table:table-cell>
          <table:table-cell office:value-type="float" office:value="-17.2277085677369" calcext:value-type="float">
            <text:p>-17.2277085677369</text:p>
          </table:table-cell>
          <table:table-cell office:value-type="float" office:value="-12.8143693852957" calcext:value-type="float">
            <text:p>-12.8143693852957</text:p>
          </table:table-cell>
          <table:table-cell office:value-type="float" office:value="-7.80332571521773" calcext:value-type="float">
            <text:p>-7.80332571521773</text:p>
          </table:table-cell>
          <table:table-cell office:value-type="float" office:value="-5.4261025795579" calcext:value-type="float">
            <text:p>-5.4261025795579</text:p>
          </table:table-cell>
          <table:table-cell office:value-type="float" office:value="-5.85758796816727" calcext:value-type="float">
            <text:p>-5.85758796816727</text:p>
          </table:table-cell>
          <table:table-cell office:value-type="float" office:value="-7.70850450490075" calcext:value-type="float">
            <text:p>-7.70850450490075</text:p>
          </table:table-cell>
          <table:table-cell office:value-type="float" office:value="-9.62037403975917" calcext:value-type="float">
            <text:p>-9.62037403975917</text:p>
          </table:table-cell>
          <table:table-cell office:value-type="float" office:value="-10.327522361249" calcext:value-type="float">
            <text:p>-10.327522361249</text:p>
          </table:table-cell>
          <table:table-cell office:value-type="float" office:value="-9.75247924128483" calcext:value-type="float">
            <text:p>-9.75247924128483</text:p>
          </table:table-cell>
          <table:table-cell office:value-type="float" office:value="-8.85974727647965" calcext:value-type="float">
            <text:p>-8.85974727647965</text:p>
          </table:table-cell>
          <table:table-cell office:value-type="float" office:value="-8.24130586261456" calcext:value-type="float">
            <text:p>-8.24130586261456</text:p>
          </table:table-cell>
          <table:table-cell office:value-type="float" office:value="-8.01038419096401" calcext:value-type="float">
            <text:p>-8.01038419096401</text:p>
          </table:table-cell>
          <table:table-cell office:value-type="float" office:value="-8.09674480221319" calcext:value-type="float">
            <text:p>-8.09674480221319</text:p>
          </table:table-cell>
          <table:table-cell office:value-type="float" office:value="-8.19192718012534" calcext:value-type="float">
            <text:p>-8.19192718012534</text:p>
          </table:table-cell>
          <table:table-cell office:value-type="float" office:value="-8.1113937367195" calcext:value-type="float">
            <text:p>-8.1113937367195</text:p>
          </table:table-cell>
          <table:table-cell office:value-type="float" office:value="-7.96151124817253" calcext:value-type="float">
            <text:p>-7.96151124817253</text:p>
          </table:table-cell>
          <table:table-cell office:value-type="float" office:value="-7.82106743459354" calcext:value-type="float">
            <text:p>-7.82106743459354</text:p>
          </table:table-cell>
          <table:table-cell office:value-type="float" office:value="-7.59959076071886" calcext:value-type="float">
            <text:p>-7.59959076071886</text:p>
          </table:table-cell>
          <table:table-cell office:value-type="float" office:value="-6.85572316357289" calcext:value-type="float">
            <text:p>-6.85572316357289</text:p>
          </table:table-cell>
          <table:table-cell office:value-type="float" office:value="-3.96687740540735" calcext:value-type="float">
            <text:p>-3.96687740540735</text:p>
          </table:table-cell>
          <table:table-cell office:value-type="float" office:value="2.97368038672677" calcext:value-type="float">
            <text:p>2.97368038672677</text:p>
          </table:table-cell>
          <table:table-cell office:value-type="float" office:value="15.9418041799942" calcext:value-type="float">
            <text:p>15.9418041799942</text:p>
          </table:table-cell>
          <table:table-cell office:value-type="float" office:value="36.182903686775" calcext:value-type="float">
            <text:p>36.182903686775</text:p>
          </table:table-cell>
          <table:table-cell office:value-type="float" office:value="59.7802259707876" calcext:value-type="float">
            <text:p>59.7802259707876</text:p>
          </table:table-cell>
          <table:table-cell office:value-type="float" office:value="80.4527966073928" calcext:value-type="float">
            <text:p>80.4527966073928</text:p>
          </table:table-cell>
          <table:table-cell office:value-type="float" office:value="90.0178227714329" calcext:value-type="float">
            <text:p>90.0178227714329</text:p>
          </table:table-cell>
          <table:table-cell office:value-type="float" office:value="79.9213254650112" calcext:value-type="float">
            <text:p>79.9213254650112</text:p>
          </table:table-cell>
          <table:table-cell office:value-type="float" office:value="51.2285770566668" calcext:value-type="float">
            <text:p>51.2285770566668</text:p>
          </table:table-cell>
          <table:table-cell office:value-type="float" office:value="12.2602166229271" calcext:value-type="float">
            <text:p>12.2602166229271</text:p>
          </table:table-cell>
          <table:table-cell office:value-type="float" office:value="-24.9711088227238" calcext:value-type="float">
            <text:p>-24.9711088227238</text:p>
          </table:table-cell>
          <table:table-cell office:value-type="float" office:value="-45.3147009068441" calcext:value-type="float">
            <text:p>-45.3147009068441</text:p>
          </table:table-cell>
          <table:table-cell office:value-type="float" office:value="-43.1879306584953" calcext:value-type="float">
            <text:p>-43.1879306584953</text:p>
          </table:table-cell>
          <table:table-cell office:value-type="float" office:value="-25.3038412396393" calcext:value-type="float">
            <text:p>-25.3038412396393</text:p>
          </table:table-cell>
          <table:table-cell office:value-type="float" office:value="-1.38374691767108" calcext:value-type="float">
            <text:p>-1.38374691767108</text:p>
          </table:table-cell>
          <table:table-cell office:value-type="float" office:value="15.1872151113058" calcext:value-type="float">
            <text:p>15.1872151113058</text:p>
          </table:table-cell>
          <table:table-cell office:value-type="float" office:value="16.5172077414104" calcext:value-type="float">
            <text:p>16.5172077414104</text:p>
          </table:table-cell>
          <table:table-cell office:value-type="float" office:value="7.59566962887713" calcext:value-type="float">
            <text:p>7.59566962887713</text:p>
          </table:table-cell>
          <table:table-cell office:value-type="float" office:value="-4.76527536555678" calcext:value-type="float">
            <text:p>-4.76527536555678</text:p>
          </table:table-cell>
          <table:table-cell office:value-type="float" office:value="-13.4477597593704" calcext:value-type="float">
            <text:p>-13.4477597593704</text:p>
          </table:table-cell>
          <table:table-cell office:value-type="float" office:value="-13.3689851317571" calcext:value-type="float">
            <text:p>-13.3689851317571</text:p>
          </table:table-cell>
          <table:table-cell office:value-type="float" office:value="-7.86481269797248" calcext:value-type="float">
            <text:p>-7.86481269797248</text:p>
          </table:table-cell>
          <table:table-cell office:value-type="float" office:value="-1.96290952112233" calcext:value-type="float">
            <text:p>-1.96290952112233</text:p>
          </table:table-cell>
          <table:table-cell office:value-type="float" office:value="1.65160860709668" calcext:value-type="float">
            <text:p>1.65160860709668</text:p>
          </table:table-cell>
          <table:table-cell office:value-type="float" office:value="1.49215381899231" calcext:value-type="float">
            <text:p>1.49215381899231</text:p>
          </table:table-cell>
          <table:table-cell office:value-type="float" office:value="-0.905386136876398" calcext:value-type="float">
            <text:p>-0.905386136876398</text:p>
          </table:table-cell>
          <table:table-cell office:value-type="float" office:value="-2.7921538761643" calcext:value-type="float">
            <text:p>-2.7921538761643</text:p>
          </table:table-cell>
          <table:table-cell office:value-type="float" office:value="-3.27976703193734" calcext:value-type="float">
            <text:p>-3.27976703193734</text:p>
          </table:table-cell>
          <table:table-cell office:value-type="float" office:value="-2.63703145267822" calcext:value-type="float">
            <text:p>-2.63703145267822</text:p>
          </table:table-cell>
          <table:table-cell office:value-type="float" office:value="-1.47302803896508" calcext:value-type="float">
            <text:p>-1.47302803896508</text:p>
          </table:table-cell>
          <table:table-cell office:value-type="float" office:value="-0.63270563433865" calcext:value-type="float">
            <text:p>-0.63270563433865</text:p>
          </table:table-cell>
          <table:table-cell office:value-type="float" office:value="-0.378644515426366" calcext:value-type="float">
            <text:p>-0.378644515426366</text:p>
          </table:table-cell>
          <table:table-cell office:value-type="float" office:value="-0.358441138122681" calcext:value-type="float">
            <text:p>-0.358441138122681</text:p>
          </table:table-cell>
          <table:table-cell office:value-type="float" office:value="-0.315698412825157" calcext:value-type="float">
            <text:p>-0.315698412825157</text:p>
          </table:table-cell>
          <table:table-cell office:value-type="float" office:value="-0.16649017625136" calcext:value-type="float">
            <text:p>-0.16649017625136</text:p>
          </table:table-cell>
          <table:table-cell office:value-type="float" office:value="0.105871445818965" calcext:value-type="float">
            <text:p>0.105871445818965</text:p>
          </table:table-cell>
          <table:table-cell office:value-type="float" office:value="0.419008748145895" calcext:value-type="float">
            <text:p>0.419008748145895</text:p>
          </table:table-cell>
          <table:table-cell office:value-type="float" office:value="0.698781649230514" calcext:value-type="float">
            <text:p>0.698781649230514</text:p>
          </table:table-cell>
          <table:table-cell office:value-type="float" office:value="0.916076677934083" calcext:value-type="float">
            <text:p>0.916076677934083</text:p>
          </table:table-cell>
          <table:table-cell office:value-type="float" office:value="1.09081224966346" calcext:value-type="float">
            <text:p>1.09081224966346</text:p>
          </table:table-cell>
          <table:table-cell office:value-type="float" office:value="1.38069406755032" calcext:value-type="float">
            <text:p>1.38069406755032</text:p>
          </table:table-cell>
          <table:table-cell office:value-type="float" office:value="2.09005836443275" calcext:value-type="float">
            <text:p>2.09005836443275</text:p>
          </table:table-cell>
          <table:table-cell office:value-type="float" office:value="4.04847704994767" calcext:value-type="float">
            <text:p>4.04847704994767</text:p>
          </table:table-cell>
          <table:table-cell office:value-type="float" office:value="8.05889063283984" calcext:value-type="float">
            <text:p>8.05889063283984</text:p>
          </table:table-cell>
          <table:table-cell office:value-type="float" office:value="13.8830996885012" calcext:value-type="float">
            <text:p>13.8830996885012</text:p>
          </table:table-cell>
          <table:table-cell office:value-type="float" office:value="20.6983099358547" calcext:value-type="float">
            <text:p>20.6983099358547</text:p>
          </table:table-cell>
          <table:table-cell office:value-type="float" office:value="26.0423990111166" calcext:value-type="float">
            <text:p>26.0423990111166</text:p>
          </table:table-cell>
          <table:table-cell office:value-type="float" office:value="26.8297804669065" calcext:value-type="float">
            <text:p>26.8297804669065</text:p>
          </table:table-cell>
          <table:table-cell office:value-type="float" office:value="22.3468315571533" calcext:value-type="float">
            <text:p>22.3468315571533</text:p>
          </table:table-cell>
          <table:table-cell office:value-type="float" office:value="13.5651901127736" calcext:value-type="float">
            <text:p>13.5651901127736</text:p>
          </table:table-cell>
          <table:table-cell office:value-type="float" office:value="3.47998881339865" calcext:value-type="float">
            <text:p>3.47998881339865</text:p>
          </table:table-cell>
          <table:table-cell office:value-type="float" office:value="-3.26960704246734" calcext:value-type="float">
            <text:p>-3.26960704246734</text:p>
          </table:table-cell>
          <table:table-cell office:value-type="float" office:value="-4.64103285613807" calcext:value-type="float">
            <text:p>-4.64103285613807</text:p>
          </table:table-cell>
          <table:table-cell office:value-type="float" office:value="-1.6290969564541" calcext:value-type="float">
            <text:p>-1.6290969564541</text:p>
          </table:table-cell>
          <table:table-cell office:value-type="float" office:value="3.67926175971294" calcext:value-type="float">
            <text:p>3.67926175971294</text:p>
          </table:table-cell>
          <table:table-cell office:value-type="float" office:value="7.82335089498889" calcext:value-type="float">
            <text:p>7.82335089498889</text:p>
          </table:table-cell>
          <table:table-cell office:value-type="float" office:value="8.78313378494757" calcext:value-type="float">
            <text:p>8.78313378494757</text:p>
          </table:table-cell>
          <table:table-cell office:value-type="float" office:value="7.60486997620913" calcext:value-type="float">
            <text:p>7.60486997620913</text:p>
          </table:table-cell>
          <table:table-cell office:value-type="float" office:value="5.67502825838171" calcext:value-type="float">
            <text:p>5.67502825838171</text:p>
          </table:table-cell>
          <table:table-cell office:value-type="float" office:value="4.3300789949886" calcext:value-type="float">
            <text:p>4.3300789949886</text:p>
          </table:table-cell>
          <table:table-cell office:value-type="float" office:value="4.46184536216567" calcext:value-type="float">
            <text:p>4.46184536216567</text:p>
          </table:table-cell>
          <table:table-cell office:value-type="float" office:value="5.4034787154399" calcext:value-type="float">
            <text:p>5.4034787154399</text:p>
          </table:table-cell>
          <table:table-cell office:value-type="float" office:value="6.26633362828908" calcext:value-type="float">
            <text:p>6.26633362828908</text:p>
          </table:table-cell>
          <table:table-cell office:value-type="float" office:value="6.77488104569326" calcext:value-type="float">
            <text:p>6.77488104569326</text:p>
          </table:table-cell>
          <table:table-cell office:value-type="float" office:value="6.88000676436171" calcext:value-type="float">
            <text:p>6.88000676436171</text:p>
          </table:table-cell>
          <table:table-cell office:value-type="float" office:value="6.80098054116837" calcext:value-type="float">
            <text:p>6.80098054116837</text:p>
          </table:table-cell>
          <table:table-cell office:value-type="float" office:value="6.83673810597857" calcext:value-type="float">
            <text:p>6.83673810597857</text:p>
          </table:table-cell>
          <table:table-cell office:value-type="float" office:value="7.00247414458838" calcext:value-type="float">
            <text:p>7.00247414458838</text:p>
          </table:table-cell>
          <table:table-cell office:value-type="float" office:value="7.16882796554978" calcext:value-type="float">
            <text:p>7.16882796554978</text:p>
          </table:table-cell>
          <table:table-cell office:value-type="float" office:value="7.34869502984873" calcext:value-type="float">
            <text:p>7.34869502984873</text:p>
          </table:table-cell>
          <table:table-cell office:value-type="float" office:value="7.70063788574627" calcext:value-type="float">
            <text:p>7.70063788574627</text:p>
          </table:table-cell>
          <table:table-cell office:value-type="float" office:value="9.25989168017493" calcext:value-type="float">
            <text:p>9.25989168017493</text:p>
          </table:table-cell>
          <table:table-cell office:value-type="float" office:value="13.8883592830589" calcext:value-type="float">
            <text:p>13.8883592830589</text:p>
          </table:table-cell>
          <table:table-cell office:value-type="float" office:value="23.5248561287219" calcext:value-type="float">
            <text:p>23.5248561287219</text:p>
          </table:table-cell>
          <table:table-cell office:value-type="float" office:value="40.1209136755315" calcext:value-type="float">
            <text:p>40.1209136755315</text:p>
          </table:table-cell>
          <table:table-cell office:value-type="float" office:value="62.7300872318899" calcext:value-type="float">
            <text:p>62.7300872318899</text:p>
          </table:table-cell>
          <table:table-cell office:value-type="float" office:value="85.6874035522315" calcext:value-type="float">
            <text:p>85.6874035522315</text:p>
          </table:table-cell>
          <table:table-cell office:value-type="float" office:value="101.976818478739" calcext:value-type="float">
            <text:p>101.976818478739</text:p>
          </table:table-cell>
          <table:table-cell office:value-type="float" office:value="102.606361891712" calcext:value-type="float">
            <text:p>102.606361891712</text:p>
          </table:table-cell>
          <table:table-cell office:value-type="float" office:value="82.3118473483476" calcext:value-type="float">
            <text:p>82.3118473483476</text:p>
          </table:table-cell>
          <table:table-cell office:value-type="float" office:value="47.3466955477188" calcext:value-type="float">
            <text:p>47.3466955477188</text:p>
          </table:table-cell>
          <table:table-cell office:value-type="float" office:value="7.26142882926418" calcext:value-type="float">
            <text:p>7.26142882926418</text:p>
          </table:table-cell>
          <table:table-cell office:value-type="float" office:value="-23.5718317438609" calcext:value-type="float">
            <text:p>-23.5718317438609</text:p>
          </table:table-cell>
          <table:table-cell office:value-type="float" office:value="-32.425078064906" calcext:value-type="float">
            <text:p>-32.425078064906</text:p>
          </table:table-cell>
          <table:table-cell office:value-type="float" office:value="-21.7137559743292" calcext:value-type="float">
            <text:p>-21.7137559743292</text:p>
          </table:table-cell>
          <table:table-cell office:value-type="float" office:value="0.560033066602554" calcext:value-type="float">
            <text:p>0.560033066602554</text:p>
          </table:table-cell>
          <table:table-cell office:value-type="float" office:value="22.421161392555" calcext:value-type="float">
            <text:p>22.421161392555</text:p>
          </table:table-cell>
          <table:table-cell office:value-type="float" office:value="31.2698693843735" calcext:value-type="float">
            <text:p>31.2698693843735</text:p>
          </table:table-cell>
          <table:table-cell office:value-type="float" office:value="26.5494935849543" calcext:value-type="float">
            <text:p>26.5494935849543</text:p>
          </table:table-cell>
          <table:table-cell office:value-type="float" office:value="14.8901346358028" calcext:value-type="float">
            <text:p>14.8901346358028</text:p>
          </table:table-cell>
          <table:table-cell office:value-type="float" office:value="3.26599368795952" calcext:value-type="float">
            <text:p>3.26599368795952</text:p>
          </table:table-cell>
          <table:table-cell office:value-type="float" office:value="-1.4022182349726" calcext:value-type="float">
            <text:p>-1.4022182349726</text:p>
          </table:table-cell>
          <table:table-cell office:value-type="float" office:value="1.83551537718784" calcext:value-type="float">
            <text:p>1.83551537718784</text:p>
          </table:table-cell>
          <table:table-cell office:value-type="float" office:value="7.8383668811522" calcext:value-type="float">
            <text:p>7.8383668811522</text:p>
          </table:table-cell>
          <table:table-cell office:value-type="float" office:value="12.6377492987035" calcext:value-type="float">
            <text:p>12.6377492987035</text:p>
          </table:table-cell>
          <table:table-cell office:value-type="float" office:value="14.2315819064128" calcext:value-type="float">
            <text:p>14.2315819064128</text:p>
          </table:table-cell>
          <table:table-cell office:value-type="float" office:value="12.3800738921014" calcext:value-type="float">
            <text:p>12.3800738921014</text:p>
          </table:table-cell>
          <table:table-cell office:value-type="float" office:value="9.71580138581792" calcext:value-type="float">
            <text:p>9.71580138581792</text:p>
          </table:table-cell>
          <table:table-cell office:value-type="float" office:value="8.3011412000019" calcext:value-type="float">
            <text:p>8.3011412000019</text:p>
          </table:table-cell>
          <table:table-cell office:value-type="float" office:value="8.16412277663882" calcext:value-type="float">
            <text:p>8.16412277663882</text:p>
          </table:table-cell>
          <table:table-cell office:value-type="float" office:value="8.91297493775308" calcext:value-type="float">
            <text:p>8.91297493775308</text:p>
          </table:table-cell>
          <table:table-cell office:value-type="float" office:value="9.75198590197324" calcext:value-type="float">
            <text:p>9.75198590197324</text:p>
          </table:table-cell>
          <table:table-cell office:value-type="float" office:value="10.0000793227422" calcext:value-type="float">
            <text:p>10.0000793227422</text:p>
          </table:table-cell>
          <table:table-cell office:value-type="float" office:value="9.81549701270129" calcext:value-type="float">
            <text:p>9.81549701270129</text:p>
          </table:table-cell>
          <table:table-cell office:value-type="float" office:value="9.54835076876825" calcext:value-type="float">
            <text:p>9.54835076876825</text:p>
          </table:table-cell>
          <table:table-cell office:value-type="float" office:value="9.3453277798458" calcext:value-type="float">
            <text:p>9.3453277798458</text:p>
          </table:table-cell>
          <table:table-cell office:value-type="float" office:value="9.26628204184572" calcext:value-type="float">
            <text:p>9.26628204184572</text:p>
          </table:table-cell>
          <table:table-cell office:value-type="float" office:value="9.26884164514455" calcext:value-type="float">
            <text:p>9.26884164514455</text:p>
          </table:table-cell>
          <table:table-cell office:value-type="float" office:value="9.26411551067988" calcext:value-type="float">
            <text:p>9.26411551067988</text:p>
          </table:table-cell>
          <table:table-cell office:value-type="float" office:value="9.20323886985429" calcext:value-type="float">
            <text:p>9.20323886985429</text:p>
          </table:table-cell>
          <table:table-cell office:value-type="float" office:value="9.06965061899201" calcext:value-type="float">
            <text:p>9.06965061899201</text:p>
          </table:table-cell>
          <table:table-cell office:value-type="float" office:value="8.95481800244609" calcext:value-type="float">
            <text:p>8.95481800244609</text:p>
          </table:table-cell>
          <table:table-cell office:value-type="float" office:value="9.05440333778587" calcext:value-type="float">
            <text:p>9.05440333778587</text:p>
          </table:table-cell>
          <table:table-cell office:value-type="float" office:value="9.92457706062796" calcext:value-type="float">
            <text:p>9.92457706062796</text:p>
          </table:table-cell>
          <table:table-cell office:value-type="float" office:value="12.5075096111728" calcext:value-type="float">
            <text:p>12.5075096111728</text:p>
          </table:table-cell>
          <table:table-cell office:value-type="float" office:value="17.1482519184233" calcext:value-type="float">
            <text:p>17.1482519184233</text:p>
          </table:table-cell>
          <table:table-cell office:value-type="float" office:value="23.2824790496644" calcext:value-type="float">
            <text:p>23.2824790496644</text:p>
          </table:table-cell>
          <table:table-cell office:value-type="float" office:value="29.4315660366861" calcext:value-type="float">
            <text:p>29.4315660366861</text:p>
          </table:table-cell>
          <table:table-cell office:value-type="float" office:value="32.4940680702351" calcext:value-type="float">
            <text:p>32.4940680702351</text:p>
          </table:table-cell>
          <table:table-cell office:value-type="float" office:value="30.2318860676653" calcext:value-type="float">
            <text:p>30.2318860676653</text:p>
          </table:table-cell>
          <table:table-cell office:value-type="float" office:value="23.1063305536748" calcext:value-type="float">
            <text:p>23.1063305536748</text:p>
          </table:table-cell>
          <table:table-cell office:value-type="float" office:value="12.7510851643868" calcext:value-type="float">
            <text:p>12.7510851643868</text:p>
          </table:table-cell>
          <table:table-cell office:value-type="float" office:value="3.39018133169036" calcext:value-type="float">
            <text:p>3.39018133169036</text:p>
          </table:table-cell>
          <table:table-cell office:value-type="float" office:value="-1.01791462715408" calcext:value-type="float">
            <text:p>-1.01791462715408</text:p>
          </table:table-cell>
          <table:table-cell office:value-type="float" office:value="-0.448755418792825" calcext:value-type="float">
            <text:p>-0.448755418792825</text:p>
          </table:table-cell>
          <table:table-cell office:value-type="float" office:value="3.71494292419643" calcext:value-type="float">
            <text:p>3.71494292419643</text:p>
          </table:table-cell>
          <table:table-cell office:value-type="float" office:value="8.51826087596519" calcext:value-type="float">
            <text:p>8.51826087596519</text:p>
          </table:table-cell>
          <table:table-cell office:value-type="float" office:value="10.7098647890785" calcext:value-type="float">
            <text:p>10.7098647890785</text:p>
          </table:table-cell>
          <table:table-cell office:value-type="float" office:value="10.0642347084014" calcext:value-type="float">
            <text:p>10.0642347084014</text:p>
          </table:table-cell>
          <table:table-cell office:value-type="float" office:value="7.96862986274416" calcext:value-type="float">
            <text:p>7.96862986274416</text:p>
          </table:table-cell>
          <table:table-cell office:value-type="float" office:value="5.78251982669388" calcext:value-type="float">
            <text:p>5.78251982669388</text:p>
          </table:table-cell>
          <table:table-cell office:value-type="float" office:value="4.77681540064816" calcext:value-type="float">
            <text:p>4.77681540064816</text:p>
          </table:table-cell>
          <table:table-cell office:value-type="float" office:value="5.05500674000779" calcext:value-type="float">
            <text:p>5.05500674000779</text:p>
          </table:table-cell>
          <table:table-cell office:value-type="float" office:value="5.65516958381862" calcext:value-type="float">
            <text:p>5.65516958381862</text:p>
          </table:table-cell>
          <table:table-cell office:value-type="float" office:value="5.97534109210765" calcext:value-type="float">
            <text:p>5.97534109210765</text:p>
          </table:table-cell>
          <table:table-cell office:value-type="float" office:value="5.89996591740891" calcext:value-type="float">
            <text:p>5.89996591740891</text:p>
          </table:table-cell>
          <table:table-cell office:value-type="float" office:value="5.49502529762027" calcext:value-type="float">
            <text:p>5.49502529762027</text:p>
          </table:table-cell>
          <table:table-cell office:value-type="float" office:value="5.06798537704521" calcext:value-type="float">
            <text:p>5.06798537704521</text:p>
          </table:table-cell>
          <table:table-cell office:value-type="float" office:value="4.80828785084196" calcext:value-type="float">
            <text:p>4.80828785084196</text:p>
          </table:table-cell>
          <table:table-cell office:value-type="float" office:value="4.61181677732595" calcext:value-type="float">
            <text:p>4.61181677732595</text:p>
          </table:table-cell>
          <table:table-cell office:value-type="float" office:value="4.39766546510407" calcext:value-type="float">
            <text:p>4.39766546510407</text:p>
          </table:table-cell>
          <table:table-cell office:value-type="float" office:value="4.25505550329343" calcext:value-type="float">
            <text:p>4.25505550329343</text:p>
          </table:table-cell>
          <table:table-cell office:value-type="float" office:value="4.61193691881458" calcext:value-type="float">
            <text:p>4.61193691881458</text:p>
          </table:table-cell>
          <table:table-cell office:value-type="float" office:value="7.0786296743617" calcext:value-type="float">
            <text:p>7.0786296743617</text:p>
          </table:table-cell>
          <table:table-cell office:value-type="float" office:value="13.5614558806388" calcext:value-type="float">
            <text:p>13.5614558806388</text:p>
          </table:table-cell>
          <table:table-cell office:value-type="float" office:value="26.0356277585409" calcext:value-type="float">
            <text:p>26.0356277585409</text:p>
          </table:table-cell>
          <table:table-cell office:value-type="float" office:value="45.786465707802" calcext:value-type="float">
            <text:p>45.786465707802</text:p>
          </table:table-cell>
          <table:table-cell office:value-type="float" office:value="68.97498467679" calcext:value-type="float">
            <text:p>68.97498467679</text:p>
          </table:table-cell>
          <table:table-cell office:value-type="float" office:value="89.334319151139" calcext:value-type="float">
            <text:p>89.334319151139</text:p>
          </table:table-cell>
          <table:table-cell office:value-type="float" office:value="98.7147685694701" calcext:value-type="float">
            <text:p>98.7147685694701</text:p>
          </table:table-cell>
          <table:table-cell office:value-type="float" office:value="88.516434478655" calcext:value-type="float">
            <text:p>88.516434478655</text:p>
          </table:table-cell>
          <table:table-cell office:value-type="float" office:value="59.6137136820785" calcext:value-type="float">
            <text:p>59.6137136820785</text:p>
          </table:table-cell>
          <table:table-cell office:value-type="float" office:value="20.2940990594884" calcext:value-type="float">
            <text:p>20.2940990594884</text:p>
          </table:table-cell>
          <table:table-cell office:value-type="float" office:value="-17.5094251197008" calcext:value-type="float">
            <text:p>-17.5094251197008</text:p>
          </table:table-cell>
          <table:table-cell office:value-type="float" office:value="-38.6312981029114" calcext:value-type="float">
            <text:p>-38.6312981029114</text:p>
          </table:table-cell>
          <table:table-cell office:value-type="float" office:value="-37.2373314627054" calcext:value-type="float">
            <text:p>-37.2373314627054</text:p>
          </table:table-cell>
          <table:table-cell office:value-type="float" office:value="-19.9756777921863" calcext:value-type="float">
            <text:p>-19.9756777921863</text:p>
          </table:table-cell>
          <table:table-cell office:value-type="float" office:value="3.49848788504267" calcext:value-type="float">
            <text:p>3.49848788504267</text:p>
          </table:table-cell>
          <table:table-cell office:value-type="float" office:value="19.8171931098273" calcext:value-type="float">
            <text:p>19.8171931098273</text:p>
          </table:table-cell>
          <table:table-cell office:value-type="float" office:value="20.8903556137396" calcext:value-type="float">
            <text:p>20.8903556137396</text:p>
          </table:table-cell>
          <table:table-cell office:value-type="float" office:value="11.6103676658862" calcext:value-type="float">
            <text:p>11.6103676658862</text:p>
          </table:table-cell>
          <table:table-cell office:value-type="float" office:value="-1.21436658041415" calcext:value-type="float">
            <text:p>-1.21436658041415</text:p>
          </table:table-cell>
          <table:table-cell office:value-type="float" office:value="-10.4685032563188" calcext:value-type="float">
            <text:p>-10.4685032563188</text:p>
          </table:table-cell>
          <table:table-cell office:value-type="float" office:value="-10.9776534512422" calcext:value-type="float">
            <text:p>-10.9776534512422</text:p>
          </table:table-cell>
          <table:table-cell office:value-type="float" office:value="-5.98259076570054" calcext:value-type="float">
            <text:p>-5.98259076570054</text:p>
          </table:table-cell>
          <table:table-cell office:value-type="float" office:value="-0.531389622473355" calcext:value-type="float">
            <text:p>-0.531389622473355</text:p>
          </table:table-cell>
          <table:table-cell office:value-type="float" office:value="2.65956878585523" calcext:value-type="float">
            <text:p>2.65956878585523</text:p>
          </table:table-cell>
          <table:table-cell office:value-type="float" office:value="2.08184694272445" calcext:value-type="float">
            <text:p>2.08184694272445</text:p>
          </table:table-cell>
          <table:table-cell office:value-type="float" office:value="-0.775840970769061" calcext:value-type="float">
            <text:p>-0.775840970769061</text:p>
          </table:table-cell>
          <table:table-cell office:value-type="float" office:value="-3.1550734785074" calcext:value-type="float">
            <text:p>-3.1550734785074</text:p>
          </table:table-cell>
          <table:table-cell office:value-type="float" office:value="-4.13340797621542" calcext:value-type="float">
            <text:p>-4.13340797621542</text:p>
          </table:table-cell>
          <table:table-cell office:value-type="float" office:value="-3.97545267273446" calcext:value-type="float">
            <text:p>-3.97545267273446</text:p>
          </table:table-cell>
          <table:table-cell office:value-type="float" office:value="-3.28328896569554" calcext:value-type="float">
            <text:p>-3.28328896569554</text:p>
          </table:table-cell>
          <table:table-cell office:value-type="float" office:value="-2.90285826275515" calcext:value-type="float">
            <text:p>-2.90285826275515</text:p>
          </table:table-cell>
          <table:table-cell office:value-type="float" office:value="-3.11035976191993" calcext:value-type="float">
            <text:p>-3.11035976191993</text:p>
          </table:table-cell>
          <table:table-cell office:value-type="float" office:value="-3.55533800330644" calcext:value-type="float">
            <text:p>-3.55533800330644</text:p>
          </table:table-cell>
          <table:table-cell office:value-type="float" office:value="-3.97772428890962" calcext:value-type="float">
            <text:p>-3.97772428890962</text:p>
          </table:table-cell>
          <table:table-cell office:value-type="float" office:value="-4.29230213634555" calcext:value-type="float">
            <text:p>-4.29230213634555</text:p>
          </table:table-cell>
          <table:table-cell office:value-type="float" office:value="-4.48039911779124" calcext:value-type="float">
            <text:p>-4.48039911779124</text:p>
          </table:table-cell>
          <table:table-cell office:value-type="float" office:value="-4.62346615402196" calcext:value-type="float">
            <text:p>-4.62346615402196</text:p>
          </table:table-cell>
          <table:table-cell office:value-type="float" office:value="-4.79601638031894" calcext:value-type="float">
            <text:p>-4.79601638031894</text:p>
          </table:table-cell>
          <table:table-cell office:value-type="float" office:value="-5.02724391347258" calcext:value-type="float">
            <text:p>-5.02724391347258</text:p>
          </table:table-cell>
          <table:table-cell office:value-type="float" office:value="-5.29865802854028" calcext:value-type="float">
            <text:p>-5.29865802854028</text:p>
          </table:table-cell>
          <table:table-cell office:value-type="float" office:value="-5.45361993801968" calcext:value-type="float">
            <text:p>-5.45361993801968</text:p>
          </table:table-cell>
          <table:table-cell office:value-type="float" office:value="-5.19286123468138" calcext:value-type="float">
            <text:p>-5.19286123468138</text:p>
          </table:table-cell>
          <table:table-cell office:value-type="float" office:value="-3.69280573275717" calcext:value-type="float">
            <text:p>-3.69280573275717</text:p>
          </table:table-cell>
          <table:table-cell office:value-type="float" office:value="-0.141594470356468" calcext:value-type="float">
            <text:p>-0.141594470356468</text:p>
          </table:table-cell>
          <table:table-cell office:value-type="float" office:value="5.23757683540856" calcext:value-type="float">
            <text:p>5.23757683540856</text:p>
          </table:table-cell>
          <table:table-cell office:value-type="float" office:value="11.633531288223" calcext:value-type="float">
            <text:p>11.633531288223</text:p>
          </table:table-cell>
          <table:table-cell office:value-type="float" office:value="16.6113104624779" calcext:value-type="float">
            <text:p>16.6113104624779</text:p>
          </table:table-cell>
          <table:table-cell office:value-type="float" office:value="17.073800210634" calcext:value-type="float">
            <text:p>17.073800210634</text:p>
          </table:table-cell>
          <table:table-cell office:value-type="float" office:value="12.2628271906048" calcext:value-type="float">
            <text:p>12.2628271906048</text:p>
          </table:table-cell>
          <table:table-cell office:value-type="float" office:value="3.13792607742063" calcext:value-type="float">
            <text:p>3.13792607742063</text:p>
          </table:table-cell>
          <table:table-cell office:value-type="float" office:value="-7.34847795508547" calcext:value-type="float">
            <text:p>-7.34847795508547</text:p>
          </table:table-cell>
          <table:table-cell office:value-type="float" office:value="-14.5543065988729" calcext:value-type="float">
            <text:p>-14.5543065988729</text:p>
          </table:table-cell>
          <table:table-cell office:value-type="float" office:value="-16.3715084263429" calcext:value-type="float">
            <text:p>-16.3715084263429</text:p>
          </table:table-cell>
          <table:table-cell office:value-type="float" office:value="-13.779026715985" calcext:value-type="float">
            <text:p>-13.779026715985</text:p>
          </table:table-cell>
          <table:table-cell office:value-type="float" office:value="-8.83747525729073" calcext:value-type="float">
            <text:p>-8.83747525729073</text:p>
          </table:table-cell>
          <table:table-cell office:value-type="float" office:value="-5.00153805000955" calcext:value-type="float">
            <text:p>-5.00153805000955</text:p>
          </table:table-cell>
          <table:table-cell office:value-type="float" office:value="-4.34110441279533" calcext:value-type="float">
            <text:p>-4.34110441279533</text:p>
          </table:table-cell>
          <table:table-cell office:value-type="float" office:value="-5.8311100267452" calcext:value-type="float">
            <text:p>-5.8311100267452</text:p>
          </table:table-cell>
          <table:table-cell office:value-type="float" office:value="-8.08417560262679" calcext:value-type="float">
            <text:p>-8.08417560262679</text:p>
          </table:table-cell>
          <table:table-cell office:value-type="float" office:value="-9.76318259571012" calcext:value-type="float">
            <text:p>-9.76318259571012</text:p>
          </table:table-cell>
          <table:table-cell office:value-type="float" office:value="-9.95782284896871" calcext:value-type="float">
            <text:p>-9.95782284896871</text:p>
          </table:table-cell>
          <table:table-cell office:value-type="float" office:value="-9.31852449302519" calcext:value-type="float">
            <text:p>-9.31852449302519</text:p>
          </table:table-cell>
          <table:table-cell office:value-type="float" office:value="-8.73960879570986" calcext:value-type="float">
            <text:p>-8.73960879570986</text:p>
          </table:table-cell>
          <table:table-cell office:value-type="float" office:value="-8.50415926433028" calcext:value-type="float">
            <text:p>-8.50415926433028</text:p>
          </table:table-cell>
          <table:table-cell office:value-type="float" office:value="-8.66324619195374" calcext:value-type="float">
            <text:p>-8.66324619195374</text:p>
          </table:table-cell>
          <table:table-cell office:value-type="float" office:value="-9.00140968395446" calcext:value-type="float">
            <text:p>-9.00140968395446</text:p>
          </table:table-cell>
          <table:table-cell office:value-type="float" office:value="-9.21784018579077" calcext:value-type="float">
            <text:p>-9.21784018579077</text:p>
          </table:table-cell>
          <table:table-cell office:value-type="float" office:value="-9.29231698466491" calcext:value-type="float">
            <text:p>-9.29231698466491</text:p>
          </table:table-cell>
          <table:table-cell office:value-type="float" office:value="-9.35451146006759" calcext:value-type="float">
            <text:p>-9.35451146006759</text:p>
          </table:table-cell>
          <table:table-cell office:value-type="float" office:value="-9.39420682858197" calcext:value-type="float">
            <text:p>-9.39420682858197</text:p>
          </table:table-cell>
          <table:table-cell office:value-type="float" office:value="-9.25644619336114" calcext:value-type="float">
            <text:p>-9.25644619336114</text:p>
          </table:table-cell>
          <table:table-cell office:value-type="float" office:value="-7.92546545909565" calcext:value-type="float">
            <text:p>-7.92546545909565</text:p>
          </table:table-cell>
          <table:table-cell office:value-type="float" office:value="-3.54244599650373" calcext:value-type="float">
            <text:p>-3.54244599650373</text:p>
          </table:table-cell>
          <table:table-cell office:value-type="float" office:value="5.83040255152683" calcext:value-type="float">
            <text:p>5.83040255152683</text:p>
          </table:table-cell>
          <table:table-cell office:value-type="float" office:value="22.1501268260453" calcext:value-type="float">
            <text:p>22.1501268260453</text:p>
          </table:table-cell>
          <table:table-cell office:value-type="float" office:value="44.5554151515627" calcext:value-type="float">
            <text:p>44.5554151515627</text:p>
          </table:table-cell>
          <table:table-cell office:value-type="float" office:value="67.4108817133455" calcext:value-type="float">
            <text:p>67.4108817133455</text:p>
          </table:table-cell>
          <table:table-cell office:value-type="float" office:value="83.7314644410718" calcext:value-type="float">
            <text:p>83.7314644410718</text:p>
          </table:table-cell>
          <table:table-cell office:value-type="float" office:value="84.5386360277831" calcext:value-type="float">
            <text:p>84.5386360277831</text:p>
          </table:table-cell>
          <table:table-cell office:value-type="float" office:value="64.415044470466" calcext:value-type="float">
            <text:p>64.415044470466</text:p>
          </table:table-cell>
          <table:table-cell office:value-type="float" office:value="29.5097706505317" calcext:value-type="float">
            <text:p>29.5097706505317</text:p>
          </table:table-cell>
          <table:table-cell office:value-type="float" office:value="-10.6797848556676" calcext:value-type="float">
            <text:p>-10.6797848556676</text:p>
          </table:table-cell>
          <table:table-cell office:value-type="float" office:value="-41.8348532755036" calcext:value-type="float">
            <text:p>-41.8348532755036</text:p>
          </table:table-cell>
          <table:table-cell office:value-type="float" office:value="-51.0912477595554" calcext:value-type="float">
            <text:p>-51.0912477595554</text:p>
          </table:table-cell>
          <table:table-cell office:value-type="float" office:value="-40.6630627196334" calcext:value-type="float">
            <text:p>-40.6630627196334</text:p>
          </table:table-cell>
          <table:table-cell office:value-type="float" office:value="-18.5213845474974" calcext:value-type="float">
            <text:p>-18.5213845474974</text:p>
          </table:table-cell>
          <table:table-cell office:value-type="float" office:value="3.4203053408449" calcext:value-type="float">
            <text:p>3.4203053408449</text:p>
          </table:table-cell>
          <table:table-cell office:value-type="float" office:value="12.4925487264271" calcext:value-type="float">
            <text:p>12.4925487264271</text:p>
          </table:table-cell>
          <table:table-cell office:value-type="float" office:value="7.92326162154754" calcext:value-type="float">
            <text:p>7.92326162154754</text:p>
          </table:table-cell>
          <table:table-cell office:value-type="float" office:value="-3.67318132872386" calcext:value-type="float">
            <text:p>-3.67318132872386</text:p>
          </table:table-cell>
          <table:table-cell office:value-type="float" office:value="-15.3276780704075" calcext:value-type="float">
            <text:p>-15.3276780704075</text:p>
          </table:table-cell>
          <table:table-cell office:value-type="float" office:value="-20.098395403732" calcext:value-type="float">
            <text:p>-20.098395403732</text:p>
          </table:table-cell>
          <table:table-cell office:value-type="float" office:value="-16.8958211465389" calcext:value-type="float">
            <text:p>-16.8958211465389</text:p>
          </table:table-cell>
          <table:table-cell office:value-type="float" office:value="-10.8397535673232" calcext:value-type="float">
            <text:p>-10.8397535673232</text:p>
          </table:table-cell>
          <table:table-cell office:value-type="float" office:value="-5.9375159976316" calcext:value-type="float">
            <text:p>-5.9375159976316</text:p>
          </table:table-cell>
          <table:table-cell office:value-type="float" office:value="-4.20406453094731" calcext:value-type="float">
            <text:p>-4.20406453094731</text:p>
          </table:table-cell>
          <table:table-cell office:value-type="float" office:value="-5.92891083806035" calcext:value-type="float">
            <text:p>-5.92891083806035</text:p>
          </table:table-cell>
          <table:table-cell office:value-type="float" office:value="-8.49737652413256" calcext:value-type="float">
            <text:p>-8.49737652413256</text:p>
          </table:table-cell>
          <table:table-cell office:value-type="float" office:value="-9.81685888118106" calcext:value-type="float">
            <text:p>-9.81685888118106</text:p>
          </table:table-cell>
          <table:table-cell office:value-type="float" office:value="-9.84330804143597" calcext:value-type="float">
            <text:p>-9.84330804143597</text:p>
          </table:table-cell>
          <table:table-cell office:value-type="float" office:value="-8.96348152112559" calcext:value-type="float">
            <text:p>-8.96348152112559</text:p>
          </table:table-cell>
          <table:table-cell office:value-type="float" office:value="-7.969287811808" calcext:value-type="float">
            <text:p>-7.969287811808</text:p>
          </table:table-cell>
          <table:table-cell office:value-type="float" office:value="-7.55058781681377" calcext:value-type="float">
            <text:p>-7.55058781681377</text:p>
          </table:table-cell>
          <table:table-cell office:value-type="float" office:value="-7.55911319899525" calcext:value-type="float">
            <text:p>-7.55911319899525</text:p>
          </table:table-cell>
          <table:table-cell office:value-type="float" office:value="-7.64315230909061" calcext:value-type="float">
            <text:p>-7.64315230909061</text:p>
          </table:table-cell>
          <table:table-cell office:value-type="float" office:value="-7.65329225128538" calcext:value-type="float">
            <text:p>-7.65329225128538</text:p>
          </table:table-cell>
          <table:table-cell office:value-type="float" office:value="-7.52905578669368" calcext:value-type="float">
            <text:p>-7.52905578669368</text:p>
          </table:table-cell>
          <table:table-cell office:value-type="float" office:value="-7.31128767778398" calcext:value-type="float">
            <text:p>-7.31128767778398</text:p>
          </table:table-cell>
          <table:table-cell office:value-type="float" office:value="-7.08917072365873" calcext:value-type="float">
            <text:p>-7.08917072365873</text:p>
          </table:table-cell>
          <table:table-cell office:value-type="float" office:value="-6.91246512455491" calcext:value-type="float">
            <text:p>-6.91246512455491</text:p>
          </table:table-cell>
          <table:table-cell office:value-type="float" office:value="-6.79841446366729" calcext:value-type="float">
            <text:p>-6.79841446366729</text:p>
          </table:table-cell>
          <table:table-cell office:value-type="float" office:value="-6.65799893238233" calcext:value-type="float">
            <text:p>-6.65799893238233</text:p>
          </table:table-cell>
          <table:table-cell office:value-type="float" office:value="-6.29720880857547" calcext:value-type="float">
            <text:p>-6.29720880857547</text:p>
          </table:table-cell>
          <table:table-cell office:value-type="float" office:value="-5.16873746913809" calcext:value-type="float">
            <text:p>-5.16873746913809</text:p>
          </table:table-cell>
          <table:table-cell office:value-type="float" office:value="-2.33090379600211" calcext:value-type="float">
            <text:p>-2.33090379600211</text:p>
          </table:table-cell>
          <table:table-cell office:value-type="float" office:value="2.57834357672339" calcext:value-type="float">
            <text:p>2.57834357672339</text:p>
          </table:table-cell>
          <table:table-cell office:value-type="float" office:value="9.00068923024843" calcext:value-type="float">
            <text:p>9.00068923024843</text:p>
          </table:table-cell>
          <table:table-cell office:value-type="float" office:value="15.4841733252887" calcext:value-type="float">
            <text:p>15.4841733252887</text:p>
          </table:table-cell>
          <table:table-cell office:value-type="float" office:value="18.9376963797175" calcext:value-type="float">
            <text:p>18.9376963797175</text:p>
          </table:table-cell>
          <table:table-cell office:value-type="float" office:value="17.0846596409212" calcext:value-type="float">
            <text:p>17.0846596409212</text:p>
          </table:table-cell>
          <table:table-cell office:value-type="float" office:value="10.3634587096804" calcext:value-type="float">
            <text:p>10.3634587096804</text:p>
          </table:table-cell>
          <table:table-cell office:value-type="float" office:value="0.376693075133407" calcext:value-type="float">
            <text:p>0.376693075133407</text:p>
          </table:table-cell>
          <table:table-cell office:value-type="float" office:value="-8.67835217639364" calcext:value-type="float">
            <text:p>-8.67835217639364</text:p>
          </table:table-cell>
          <table:table-cell office:value-type="float" office:value="-12.8051776432821" calcext:value-type="float">
            <text:p>-12.8051776432821</text:p>
          </table:table-cell>
          <table:table-cell office:value-type="float" office:value="-11.9306331622041" calcext:value-type="float">
            <text:p>-11.9306331622041</text:p>
          </table:table-cell>
          <table:table-cell office:value-type="float" office:value="-7.42500339083329" calcext:value-type="float">
            <text:p>-7.42500339083329</text:p>
          </table:table-cell>
          <table:table-cell office:value-type="float" office:value="-2.22040669137671" calcext:value-type="float">
            <text:p>-2.22040669137671</text:p>
          </table:table-cell>
          <table:table-cell office:value-type="float" office:value="0.412522632589359" calcext:value-type="float">
            <text:p>0.412522632589359</text:p>
          </table:table-cell>
          <table:table-cell office:value-type="float" office:value="0.196691364639736" calcext:value-type="float">
            <text:p>0.196691364639736</text:p>
          </table:table-cell>
          <table:table-cell office:value-type="float" office:value="-1.48340648075094" calcext:value-type="float">
            <text:p>-1.48340648075094</text:p>
          </table:table-cell>
          <table:table-cell office:value-type="float" office:value="-3.26762629182279" calcext:value-type="float">
            <text:p>-3.26762629182279</text:p>
          </table:table-cell>
          <table:table-cell office:value-type="float" office:value="-3.88033414496737" calcext:value-type="float">
            <text:p>-3.88033414496737</text:p>
          </table:table-cell>
          <table:table-cell office:value-type="float" office:value="-3.19271419600788" calcext:value-type="float">
            <text:p>-3.19271419600788</text:p>
          </table:table-cell>
          <table:table-cell office:value-type="float" office:value="-2.16492990260374" calcext:value-type="float">
            <text:p>-2.16492990260374</text:p>
          </table:table-cell>
          <table:table-cell office:value-type="float" office:value="-1.40855638453664" calcext:value-type="float">
            <text:p>-1.40855638453664</text:p>
          </table:table-cell>
          <table:table-cell office:value-type="float" office:value="-1.03939406759076" calcext:value-type="float">
            <text:p>-1.03939406759076</text:p>
          </table:table-cell>
          <table:table-cell office:value-type="float" office:value="-0.998134900630663" calcext:value-type="float">
            <text:p>-0.998134900630663</text:p>
          </table:table-cell>
          <table:table-cell office:value-type="float" office:value="-0.988587428187009" calcext:value-type="float">
            <text:p>-0.988587428187009</text:p>
          </table:table-cell>
          <table:table-cell office:value-type="float" office:value="-0.813127722099006" calcext:value-type="float">
            <text:p>-0.813127722099006</text:p>
          </table:table-cell>
          <table:table-cell office:value-type="float" office:value="-0.538957704430676" calcext:value-type="float">
            <text:p>-0.538957704430676</text:p>
          </table:table-cell>
          <table:table-cell office:value-type="float" office:value="-0.251771338736688" calcext:value-type="float">
            <text:p>-0.251771338736688</text:p>
          </table:table-cell>
          <table:table-cell office:value-type="float" office:value="0.0116725553991498" calcext:value-type="float">
            <text:p>0.01167255539915</text:p>
          </table:table-cell>
          <table:table-cell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float" office:value="107" calcext:value-type="float">
            <text:p>10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92750191971275" calcext:value-type="float">
            <text:p>1.92750191971275</text:p>
          </table:table-cell>
          <table:table-cell office:value-type="float" office:value="5.44972849437138" calcext:value-type="float">
            <text:p>5.44972849437138</text:p>
          </table:table-cell>
          <table:table-cell office:value-type="float" office:value="15.415762785241" calcext:value-type="float">
            <text:p>15.415762785241</text:p>
          </table:table-cell>
          <table:table-cell office:value-type="float" office:value="31.4367992241359" calcext:value-type="float">
            <text:p>31.4367992241359</text:p>
          </table:table-cell>
          <table:table-cell office:value-type="float" office:value="52.3939217015565" calcext:value-type="float">
            <text:p>52.3939217015565</text:p>
          </table:table-cell>
          <table:table-cell office:value-type="float" office:value="76.129341788807" calcext:value-type="float">
            <text:p>76.129341788807</text:p>
          </table:table-cell>
          <table:table-cell office:value-type="float" office:value="95.0680110883725" calcext:value-type="float">
            <text:p>95.0680110883725</text:p>
          </table:table-cell>
          <table:table-cell office:value-type="float" office:value="99.9669083221489" calcext:value-type="float">
            <text:p>99.9669083221489</text:p>
          </table:table-cell>
          <table:table-cell office:value-type="float" office:value="86.6553690147978" calcext:value-type="float">
            <text:p>86.6553690147978</text:p>
          </table:table-cell>
          <table:table-cell office:value-type="float" office:value="54.4524467592606" calcext:value-type="float">
            <text:p>54.4524467592606</text:p>
          </table:table-cell>
          <table:table-cell office:value-type="float" office:value="12.6158296127167" calcext:value-type="float">
            <text:p>12.6158296127167</text:p>
          </table:table-cell>
          <table:table-cell office:value-type="float" office:value="-23.3326612941336" calcext:value-type="float">
            <text:p>-23.3326612941336</text:p>
          </table:table-cell>
          <table:table-cell office:value-type="float" office:value="-42.5964998287272" calcext:value-type="float">
            <text:p>-42.5964998287272</text:p>
          </table:table-cell>
          <table:table-cell office:value-type="float" office:value="-38.8230465360756" calcext:value-type="float">
            <text:p>-38.8230465360756</text:p>
          </table:table-cell>
          <table:table-cell office:value-type="float" office:value="-16.3951491017102" calcext:value-type="float">
            <text:p>-16.3951491017102</text:p>
          </table:table-cell>
          <table:table-cell office:value-type="float" office:value="9.41029044271428" calcext:value-type="float">
            <text:p>9.41029044271428</text:p>
          </table:table-cell>
          <table:table-cell office:value-type="float" office:value="26.7883359843129" calcext:value-type="float">
            <text:p>26.7883359843129</text:p>
          </table:table-cell>
          <table:table-cell office:value-type="float" office:value="29.1908903101748" calcext:value-type="float">
            <text:p>29.1908903101748</text:p>
          </table:table-cell>
          <table:table-cell office:value-type="float" office:value="17.0402849507171" calcext:value-type="float">
            <text:p>17.0402849507171</text:p>
          </table:table-cell>
          <table:table-cell office:value-type="float" office:value="1.51982892763707" calcext:value-type="float">
            <text:p>1.51982892763707</text:p>
          </table:table-cell>
          <table:table-cell office:value-type="float" office:value="-8.23622897982634" calcext:value-type="float">
            <text:p>-8.23622897982634</text:p>
          </table:table-cell>
          <table:table-cell office:value-type="float" office:value="-9.34096819897144" calcext:value-type="float">
            <text:p>-9.34096819897144</text:p>
          </table:table-cell>
          <table:table-cell office:value-type="float" office:value="-2.10422821266188" calcext:value-type="float">
            <text:p>-2.10422821266188</text:p>
          </table:table-cell>
          <table:table-cell office:value-type="float" office:value="6.81098096807752" calcext:value-type="float">
            <text:p>6.81098096807752</text:p>
          </table:table-cell>
          <table:table-cell office:value-type="float" office:value="11.4039521341411" calcext:value-type="float">
            <text:p>11.4039521341411</text:p>
          </table:table-cell>
          <table:table-cell office:value-type="float" office:value="11.3434703696114" calcext:value-type="float">
            <text:p>11.3434703696114</text:p>
          </table:table-cell>
          <table:table-cell office:value-type="float" office:value="7.8914714632671" calcext:value-type="float">
            <text:p>7.8914714632671</text:p>
          </table:table-cell>
          <table:table-cell office:value-type="float" office:value="4.06378058103913" calcext:value-type="float">
            <text:p>4.06378058103913</text:p>
          </table:table-cell>
          <table:table-cell office:value-type="float" office:value="2.77711815189763" calcext:value-type="float">
            <text:p>2.77711815189763</text:p>
          </table:table-cell>
          <table:table-cell office:value-type="float" office:value="3.7160991195591" calcext:value-type="float">
            <text:p>3.7160991195591</text:p>
          </table:table-cell>
          <table:table-cell office:value-type="float" office:value="5.48191955116831" calcext:value-type="float">
            <text:p>5.48191955116831</text:p>
          </table:table-cell>
          <table:table-cell office:value-type="float" office:value="7.00930603017802" calcext:value-type="float">
            <text:p>7.00930603017802</text:p>
          </table:table-cell>
          <table:table-cell office:value-type="float" office:value="7.4878659514408" calcext:value-type="float">
            <text:p>7.4878659514408</text:p>
          </table:table-cell>
          <table:table-cell office:value-type="float" office:value="7.13857810821092" calcext:value-type="float">
            <text:p>7.13857810821092</text:p>
          </table:table-cell>
          <table:table-cell office:value-type="float" office:value="6.73136194914479" calcext:value-type="float">
            <text:p>6.73136194914479</text:p>
          </table:table-cell>
          <table:table-cell office:value-type="float" office:value="6.60087619561605" calcext:value-type="float">
            <text:p>6.60087619561605</text:p>
          </table:table-cell>
          <table:table-cell office:value-type="float" office:value="6.76143390875941" calcext:value-type="float">
            <text:p>6.76143390875941</text:p>
          </table:table-cell>
          <table:table-cell office:value-type="float" office:value="7.09848358321445" calcext:value-type="float">
            <text:p>7.09848358321445</text:p>
          </table:table-cell>
          <table:table-cell office:value-type="float" office:value="7.39368396907008" calcext:value-type="float">
            <text:p>7.39368396907008</text:p>
          </table:table-cell>
          <table:table-cell office:value-type="float" office:value="7.56182324984401" calcext:value-type="float">
            <text:p>7.56182324984401</text:p>
          </table:table-cell>
          <table:table-cell office:value-type="float" office:value="7.66946341009819" calcext:value-type="float">
            <text:p>7.66946341009819</text:p>
          </table:table-cell>
          <table:table-cell office:value-type="float" office:value="7.76862994885598" calcext:value-type="float">
            <text:p>7.76862994885598</text:p>
          </table:table-cell>
          <table:table-cell office:value-type="float" office:value="7.87990378471822" calcext:value-type="float">
            <text:p>7.87990378471822</text:p>
          </table:table-cell>
          <table:table-cell office:value-type="float" office:value="8.01094525844757" calcext:value-type="float">
            <text:p>8.01094525844757</text:p>
          </table:table-cell>
          <table:table-cell office:value-type="float" office:value="8.15084087699184" calcext:value-type="float">
            <text:p>8.15084087699184</text:p>
          </table:table-cell>
          <table:table-cell office:value-type="float" office:value="8.28390907692934" calcext:value-type="float">
            <text:p>8.28390907692934</text:p>
          </table:table-cell>
          <table:table-cell office:value-type="float" office:value="8.38808721194646" calcext:value-type="float">
            <text:p>8.38808721194646</text:p>
          </table:table-cell>
          <table:table-cell office:value-type="float" office:value="8.46931584004508" calcext:value-type="float">
            <text:p>8.46931584004508</text:p>
          </table:table-cell>
          <table:table-cell office:value-type="float" office:value="8.61517472209565" calcext:value-type="float">
            <text:p>8.61517472209565</text:p>
          </table:table-cell>
          <table:table-cell office:value-type="float" office:value="9.05029155496977" calcext:value-type="float">
            <text:p>9.05029155496977</text:p>
          </table:table-cell>
          <table:table-cell office:value-type="float" office:value="10.4461863285707" calcext:value-type="float">
            <text:p>10.4461863285707</text:p>
          </table:table-cell>
          <table:table-cell office:value-type="float" office:value="13.4628422667231" calcext:value-type="float">
            <text:p>13.4628422667231</text:p>
          </table:table-cell>
          <table:table-cell office:value-type="float" office:value="18.2270412195057" calcext:value-type="float">
            <text:p>18.2270412195057</text:p>
          </table:table-cell>
          <table:table-cell office:value-type="float" office:value="24.4188079232671" calcext:value-type="float">
            <text:p>24.4188079232671</text:p>
          </table:table-cell>
          <table:table-cell office:value-type="float" office:value="29.945187081002" calcext:value-type="float">
            <text:p>29.945187081002</text:p>
          </table:table-cell>
          <table:table-cell office:value-type="float" office:value="32.2024204996373" calcext:value-type="float">
            <text:p>32.2024204996373</text:p>
          </table:table-cell>
          <table:table-cell office:value-type="float" office:value="29.8624319261776" calcext:value-type="float">
            <text:p>29.8624319261776</text:p>
          </table:table-cell>
          <table:table-cell office:value-type="float" office:value="22.4888547754891" calcext:value-type="float">
            <text:p>22.4888547754891</text:p>
          </table:table-cell>
          <table:table-cell office:value-type="float" office:value="12.6252369700566" calcext:value-type="float">
            <text:p>12.6252369700566</text:p>
          </table:table-cell>
          <table:table-cell office:value-type="float" office:value="4.50242392239465" calcext:value-type="float">
            <text:p>4.50242392239465</text:p>
          </table:table-cell>
          <table:table-cell office:value-type="float" office:value="0.582880210405831" calcext:value-type="float">
            <text:p>0.582880210405831</text:p>
          </table:table-cell>
          <table:table-cell office:value-type="float" office:value="1.84399708874646" calcext:value-type="float">
            <text:p>1.84399708874646</text:p>
          </table:table-cell>
          <table:table-cell office:value-type="float" office:value="6.76598511753709" calcext:value-type="float">
            <text:p>6.76598511753709</text:p>
          </table:table-cell>
          <table:table-cell office:value-type="float" office:value="11.5284128979722" calcext:value-type="float">
            <text:p>11.5284128979722</text:p>
          </table:table-cell>
          <table:table-cell office:value-type="float" office:value="13.8563598920741" calcext:value-type="float">
            <text:p>13.8563598920741</text:p>
          </table:table-cell>
          <table:table-cell office:value-type="float" office:value="13.4494189699863" calcext:value-type="float">
            <text:p>13.4494189699863</text:p>
          </table:table-cell>
          <table:table-cell office:value-type="float" office:value="11.0614388066188" calcext:value-type="float">
            <text:p>11.0614388066188</text:p>
          </table:table-cell>
          <table:table-cell office:value-type="float" office:value="8.8435648650908" calcext:value-type="float">
            <text:p>8.8435648650908</text:p>
          </table:table-cell>
          <table:table-cell office:value-type="float" office:value="8.14786293527727" calcext:value-type="float">
            <text:p>8.14786293527727</text:p>
          </table:table-cell>
          <table:table-cell office:value-type="float" office:value="8.60307716986615" calcext:value-type="float">
            <text:p>8.60307716986615</text:p>
          </table:table-cell>
          <table:table-cell office:value-type="float" office:value="9.59431439736196" calcext:value-type="float">
            <text:p>9.59431439736196</text:p>
          </table:table-cell>
          <table:table-cell office:value-type="float" office:value="10.3805516449148" calcext:value-type="float">
            <text:p>10.3805516449148</text:p>
          </table:table-cell>
          <table:table-cell office:value-type="float" office:value="10.4661069483741" calcext:value-type="float">
            <text:p>10.4661069483741</text:p>
          </table:table-cell>
          <table:table-cell office:value-type="float" office:value="10.1630776768225" calcext:value-type="float">
            <text:p>10.1630776768225</text:p>
          </table:table-cell>
          <table:table-cell office:value-type="float" office:value="9.86864927812754" calcext:value-type="float">
            <text:p>9.86864927812754</text:p>
          </table:table-cell>
          <table:table-cell office:value-type="float" office:value="9.70749378888153" calcext:value-type="float">
            <text:p>9.70749378888153</text:p>
          </table:table-cell>
          <table:table-cell office:value-type="float" office:value="9.71210706765067" calcext:value-type="float">
            <text:p>9.71210706765067</text:p>
          </table:table-cell>
          <table:table-cell office:value-type="float" office:value="9.78772372428354" calcext:value-type="float">
            <text:p>9.78772372428354</text:p>
          </table:table-cell>
          <table:table-cell office:value-type="float" office:value="9.81484030299453" calcext:value-type="float">
            <text:p>9.81484030299453</text:p>
          </table:table-cell>
          <table:table-cell office:value-type="float" office:value="9.7791909174299" calcext:value-type="float">
            <text:p>9.7791909174299</text:p>
          </table:table-cell>
          <table:table-cell office:value-type="float" office:value="9.7111646337726" calcext:value-type="float">
            <text:p>9.7111646337726</text:p>
          </table:table-cell>
          <table:table-cell office:value-type="float" office:value="9.65597046970287" calcext:value-type="float">
            <text:p>9.65597046970287</text:p>
          </table:table-cell>
          <table:table-cell office:value-type="float" office:value="9.71669224306162" calcext:value-type="float">
            <text:p>9.71669224306162</text:p>
          </table:table-cell>
          <table:table-cell office:value-type="float" office:value="10.5911359645814" calcext:value-type="float">
            <text:p>10.5911359645814</text:p>
          </table:table-cell>
          <table:table-cell office:value-type="float" office:value="13.4068344888142" calcext:value-type="float">
            <text:p>13.4068344888142</text:p>
          </table:table-cell>
          <table:table-cell office:value-type="float" office:value="19.9741995978791" calcext:value-type="float">
            <text:p>19.9741995978791</text:p>
          </table:table-cell>
          <table:table-cell office:value-type="float" office:value="32.5703601842503" calcext:value-type="float">
            <text:p>32.5703601842503</text:p>
          </table:table-cell>
          <table:table-cell office:value-type="float" office:value="51.3876491631938" calcext:value-type="float">
            <text:p>51.3876491631938</text:p>
          </table:table-cell>
          <table:table-cell office:value-type="float" office:value="74.3812844443157" calcext:value-type="float">
            <text:p>74.3812844443157</text:p>
          </table:table-cell>
          <table:table-cell office:value-type="float" office:value="96.2433855499228" calcext:value-type="float">
            <text:p>96.2433855499228</text:p>
          </table:table-cell>
          <table:table-cell office:value-type="float" office:value="107.652059417434" calcext:value-type="float">
            <text:p>107.652059417434</text:p>
          </table:table-cell>
          <table:table-cell office:value-type="float" office:value="101.943936236024" calcext:value-type="float">
            <text:p>101.943936236024</text:p>
          </table:table-cell>
          <table:table-cell office:value-type="float" office:value="77.1976808602222" calcext:value-type="float">
            <text:p>77.1976808602222</text:p>
          </table:table-cell>
          <table:table-cell office:value-type="float" office:value="37.2386712253529" calcext:value-type="float">
            <text:p>37.2386712253529</text:p>
          </table:table-cell>
          <table:table-cell office:value-type="float" office:value="-3.30706909675853" calcext:value-type="float">
            <text:p>-3.30706909675853</text:p>
          </table:table-cell>
          <table:table-cell office:value-type="float" office:value="-30.8249409066784" calcext:value-type="float">
            <text:p>-30.8249409066784</text:p>
          </table:table-cell>
          <table:table-cell office:value-type="float" office:value="-37.6992664009035" calcext:value-type="float">
            <text:p>-37.6992664009035</text:p>
          </table:table-cell>
          <table:table-cell office:value-type="float" office:value="-21.7758667120175" calcext:value-type="float">
            <text:p>-21.7758667120175</text:p>
          </table:table-cell>
          <table:table-cell office:value-type="float" office:value="4.15269866478529" calcext:value-type="float">
            <text:p>4.15269866478529</text:p>
          </table:table-cell>
          <table:table-cell office:value-type="float" office:value="25.6888146997506" calcext:value-type="float">
            <text:p>25.6888146997506</text:p>
          </table:table-cell>
          <table:table-cell office:value-type="float" office:value="34.8210801753808" calcext:value-type="float">
            <text:p>34.8210801753808</text:p>
          </table:table-cell>
          <table:table-cell office:value-type="float" office:value="27.4320327404973" calcext:value-type="float">
            <text:p>27.4320327404973</text:p>
          </table:table-cell>
          <table:table-cell office:value-type="float" office:value="11.5278229406538" calcext:value-type="float">
            <text:p>11.5278229406538</text:p>
          </table:table-cell>
          <table:table-cell office:value-type="float" office:value="-1.58010979710179" calcext:value-type="float">
            <text:p>-1.58010979710179</text:p>
          </table:table-cell>
          <table:table-cell office:value-type="float" office:value="-6.94619481412467" calcext:value-type="float">
            <text:p>-6.94619481412467</text:p>
          </table:table-cell>
          <table:table-cell office:value-type="float" office:value="-3.04449257177578" calcext:value-type="float">
            <text:p>-3.04449257177578</text:p>
          </table:table-cell>
          <table:table-cell office:value-type="float" office:value="5.7568316385331" calcext:value-type="float">
            <text:p>5.7568316385331</text:p>
          </table:table-cell>
          <table:table-cell office:value-type="float" office:value="12.1688909360736" calcext:value-type="float">
            <text:p>12.1688909360736</text:p>
          </table:table-cell>
          <table:table-cell office:value-type="float" office:value="13.6324284749064" calcext:value-type="float">
            <text:p>13.6324284749064</text:p>
          </table:table-cell>
          <table:table-cell office:value-type="float" office:value="11.0085653184973" calcext:value-type="float">
            <text:p>11.0085653184973</text:p>
          </table:table-cell>
          <table:table-cell office:value-type="float" office:value="6.56888768760187" calcext:value-type="float">
            <text:p>6.56888768760187</text:p>
          </table:table-cell>
          <table:table-cell office:value-type="float" office:value="3.6828656340582" calcext:value-type="float">
            <text:p>3.6828656340582</text:p>
          </table:table-cell>
          <table:table-cell office:value-type="float" office:value="3.50884038970187" calcext:value-type="float">
            <text:p>3.50884038970187</text:p>
          </table:table-cell>
          <table:table-cell office:value-type="float" office:value="4.73332029295843" calcext:value-type="float">
            <text:p>4.73332029295843</text:p>
          </table:table-cell>
          <table:table-cell office:value-type="float" office:value="6.12783496841871" calcext:value-type="float">
            <text:p>6.12783496841871</text:p>
          </table:table-cell>
          <table:table-cell office:value-type="float" office:value="6.76318344756406" calcext:value-type="float">
            <text:p>6.76318344756406</text:p>
          </table:table-cell>
          <table:table-cell office:value-type="float" office:value="6.32317664781728" calcext:value-type="float">
            <text:p>6.32317664781728</text:p>
          </table:table-cell>
          <table:table-cell office:value-type="float" office:value="5.51463002331745" calcext:value-type="float">
            <text:p>5.51463002331745</text:p>
          </table:table-cell>
          <table:table-cell office:value-type="float" office:value="4.91797177379316" calcext:value-type="float">
            <text:p>4.91797177379316</text:p>
          </table:table-cell>
          <table:table-cell office:value-type="float" office:value="4.61362633499414" calcext:value-type="float">
            <text:p>4.61362633499414</text:p>
          </table:table-cell>
          <table:table-cell office:value-type="float" office:value="4.55947225627457" calcext:value-type="float">
            <text:p>4.55947225627457</text:p>
          </table:table-cell>
          <table:table-cell office:value-type="float" office:value="4.55595687890769" calcext:value-type="float">
            <text:p>4.55595687890769</text:p>
          </table:table-cell>
          <table:table-cell office:value-type="float" office:value="4.43212086904101" calcext:value-type="float">
            <text:p>4.43212086904101</text:p>
          </table:table-cell>
          <table:table-cell office:value-type="float" office:value="4.21797570651135" calcext:value-type="float">
            <text:p>4.21797570651135</text:p>
          </table:table-cell>
          <table:table-cell office:value-type="float" office:value="3.98060896626087" calcext:value-type="float">
            <text:p>3.98060896626087</text:p>
          </table:table-cell>
          <table:table-cell office:value-type="float" office:value="3.74949511106031" calcext:value-type="float">
            <text:p>3.74949511106031</text:p>
          </table:table-cell>
          <table:table-cell office:value-type="float" office:value="3.53983173741137" calcext:value-type="float">
            <text:p>3.53983173741137</text:p>
          </table:table-cell>
          <table:table-cell office:value-type="float" office:value="3.34657545307245" calcext:value-type="float">
            <text:p>3.34657545307245</text:p>
          </table:table-cell>
          <table:table-cell office:value-type="float" office:value="3.15632563093838" calcext:value-type="float">
            <text:p>3.15632563093838</text:p>
          </table:table-cell>
          <table:table-cell office:value-type="float" office:value="2.94932142414504" calcext:value-type="float">
            <text:p>2.94932142414504</text:p>
          </table:table-cell>
          <table:table-cell office:value-type="float" office:value="2.70971251861175" calcext:value-type="float">
            <text:p>2.70971251861175</text:p>
          </table:table-cell>
          <table:table-cell office:value-type="float" office:value="2.49491642720815" calcext:value-type="float">
            <text:p>2.49491642720815</text:p>
          </table:table-cell>
          <table:table-cell office:value-type="float" office:value="2.43148269068271" calcext:value-type="float">
            <text:p>2.43148269068271</text:p>
          </table:table-cell>
          <table:table-cell office:value-type="float" office:value="3.01098391675554" calcext:value-type="float">
            <text:p>3.01098391675554</text:p>
          </table:table-cell>
          <table:table-cell office:value-type="float" office:value="4.98099504710778" calcext:value-type="float">
            <text:p>4.98099504710778</text:p>
          </table:table-cell>
          <table:table-cell office:value-type="float" office:value="8.70005695568607" calcext:value-type="float">
            <text:p>8.70005695568607</text:p>
          </table:table-cell>
          <table:table-cell office:value-type="float" office:value="14.1150612503814" calcext:value-type="float">
            <text:p>14.1150612503814</text:p>
          </table:table-cell>
          <table:table-cell office:value-type="float" office:value="19.9594218972661" calcext:value-type="float">
            <text:p>19.9594218972661</text:p>
          </table:table-cell>
          <table:table-cell office:value-type="float" office:value="23.5655697393623" calcext:value-type="float">
            <text:p>23.5655697393623</text:p>
          </table:table-cell>
          <table:table-cell office:value-type="float" office:value="22.9690317968897" calcext:value-type="float">
            <text:p>22.9690317968897</text:p>
          </table:table-cell>
          <table:table-cell office:value-type="float" office:value="17.3823332688796" calcext:value-type="float">
            <text:p>17.3823332688796</text:p>
          </table:table-cell>
          <table:table-cell office:value-type="float" office:value="7.76549266272796" calcext:value-type="float">
            <text:p>7.76549266272796</text:p>
          </table:table-cell>
          <table:table-cell office:value-type="float" office:value="-1.84319997437774" calcext:value-type="float">
            <text:p>-1.84319997437774</text:p>
          </table:table-cell>
          <table:table-cell office:value-type="float" office:value="-7.96390160918244" calcext:value-type="float">
            <text:p>-7.96390160918244</text:p>
          </table:table-cell>
          <table:table-cell office:value-type="float" office:value="-9.23260137292564" calcext:value-type="float">
            <text:p>-9.23260137292564</text:p>
          </table:table-cell>
          <table:table-cell office:value-type="float" office:value="-5.68419920572133" calcext:value-type="float">
            <text:p>-5.68419920572133</text:p>
          </table:table-cell>
          <table:table-cell office:value-type="float" office:value="-0.660694450801951" calcext:value-type="float">
            <text:p>-0.660694450801951</text:p>
          </table:table-cell>
          <table:table-cell office:value-type="float" office:value="2.51595683739869" calcext:value-type="float">
            <text:p>2.51595683739869</text:p>
          </table:table-cell>
          <table:table-cell office:value-type="float" office:value="3.03164646704569" calcext:value-type="float">
            <text:p>3.03164646704569</text:p>
          </table:table-cell>
          <table:table-cell office:value-type="float" office:value="1.00815171115396" calcext:value-type="float">
            <text:p>1.00815171115396</text:p>
          </table:table-cell>
          <table:table-cell office:value-type="float" office:value="-1.79527150588375" calcext:value-type="float">
            <text:p>-1.79527150588375</text:p>
          </table:table-cell>
          <table:table-cell office:value-type="float" office:value="-3.381323376256" calcext:value-type="float">
            <text:p>-3.381323376256</text:p>
          </table:table-cell>
          <table:table-cell office:value-type="float" office:value="-3.57453820334679" calcext:value-type="float">
            <text:p>-3.57453820334679</text:p>
          </table:table-cell>
          <table:table-cell office:value-type="float" office:value="-2.9486679384034" calcext:value-type="float">
            <text:p>-2.9486679384034</text:p>
          </table:table-cell>
          <table:table-cell office:value-type="float" office:value="-2.20064577837211" calcext:value-type="float">
            <text:p>-2.20064577837211</text:p>
          </table:table-cell>
          <table:table-cell office:value-type="float" office:value="-2.02916671401732" calcext:value-type="float">
            <text:p>-2.02916671401732</text:p>
          </table:table-cell>
          <table:table-cell office:value-type="float" office:value="-2.43014800884197" calcext:value-type="float">
            <text:p>-2.43014800884197</text:p>
          </table:table-cell>
          <table:table-cell office:value-type="float" office:value="-2.95825108426834" calcext:value-type="float">
            <text:p>-2.95825108426834</text:p>
          </table:table-cell>
          <table:table-cell office:value-type="float" office:value="-3.37616843406911" calcext:value-type="float">
            <text:p>-3.37616843406911</text:p>
          </table:table-cell>
          <table:table-cell office:value-type="float" office:value="-3.62527061503138" calcext:value-type="float">
            <text:p>-3.62527061503138</text:p>
          </table:table-cell>
          <table:table-cell office:value-type="float" office:value="-3.74368470646053" calcext:value-type="float">
            <text:p>-3.74368470646053</text:p>
          </table:table-cell>
          <table:table-cell office:value-type="float" office:value="-3.86064296432539" calcext:value-type="float">
            <text:p>-3.86064296432539</text:p>
          </table:table-cell>
          <table:table-cell office:value-type="float" office:value="-4.04044929097581" calcext:value-type="float">
            <text:p>-4.04044929097581</text:p>
          </table:table-cell>
          <table:table-cell office:value-type="float" office:value="-4.25968738769341" calcext:value-type="float">
            <text:p>-4.25968738769341</text:p>
          </table:table-cell>
          <table:table-cell office:value-type="float" office:value="-4.48054911327343" calcext:value-type="float">
            <text:p>-4.48054911327343</text:p>
          </table:table-cell>
          <table:table-cell office:value-type="float" office:value="-4.64896976279305" calcext:value-type="float">
            <text:p>-4.64896976279305</text:p>
          </table:table-cell>
          <table:table-cell office:value-type="float" office:value="-4.39002232841669" calcext:value-type="float">
            <text:p>-4.39002232841669</text:p>
          </table:table-cell>
          <table:table-cell office:value-type="float" office:value="-2.68640918462642" calcext:value-type="float">
            <text:p>-2.68640918462642</text:p>
          </table:table-cell>
          <table:table-cell office:value-type="float" office:value="1.88128231234104" calcext:value-type="float">
            <text:p>1.88128231234104</text:p>
          </table:table-cell>
          <table:table-cell office:value-type="float" office:value="11.5630481962234" calcext:value-type="float">
            <text:p>11.5630481962234</text:p>
          </table:table-cell>
          <table:table-cell office:value-type="float" office:value="27.8420965945235" calcext:value-type="float">
            <text:p>27.8420965945235</text:p>
          </table:table-cell>
          <table:table-cell office:value-type="float" office:value="49.2610687399761" calcext:value-type="float">
            <text:p>49.2610687399761</text:p>
          </table:table-cell>
          <table:table-cell office:value-type="float" office:value="72.5689324947768" calcext:value-type="float">
            <text:p>72.5689324947768</text:p>
          </table:table-cell>
          <table:table-cell office:value-type="float" office:value="89.4686311803261" calcext:value-type="float">
            <text:p>89.4686311803261</text:p>
          </table:table-cell>
          <table:table-cell office:value-type="float" office:value="91.2981613092768" calcext:value-type="float">
            <text:p>91.2981613092768</text:p>
          </table:table-cell>
          <table:table-cell office:value-type="float" office:value="74.7109890721801" calcext:value-type="float">
            <text:p>74.7109890721801</text:p>
          </table:table-cell>
          <table:table-cell office:value-type="float" office:value="39.7204139426466" calcext:value-type="float">
            <text:p>39.7204139426466</text:p>
          </table:table-cell>
          <table:table-cell office:value-type="float" office:value="-2.5801660854105" calcext:value-type="float">
            <text:p>-2.5801660854105</text:p>
          </table:table-cell>
          <table:table-cell office:value-type="float" office:value="-36.8577585937589" calcext:value-type="float">
            <text:p>-36.8577585937589</text:p>
          </table:table-cell>
          <table:table-cell office:value-type="float" office:value="-53.3385439882758" calcext:value-type="float">
            <text:p>-53.3385439882758</text:p>
          </table:table-cell>
          <table:table-cell office:value-type="float" office:value="-46.3091313611691" calcext:value-type="float">
            <text:p>-46.3091313611691</text:p>
          </table:table-cell>
          <table:table-cell office:value-type="float" office:value="-22.7107613353616" calcext:value-type="float">
            <text:p>-22.7107613353616</text:p>
          </table:table-cell>
          <table:table-cell office:value-type="float" office:value="2.01633804934033" calcext:value-type="float">
            <text:p>2.01633804934033</text:p>
          </table:table-cell>
          <table:table-cell office:value-type="float" office:value="17.160028126778" calcext:value-type="float">
            <text:p>17.160028126778</text:p>
          </table:table-cell>
          <table:table-cell office:value-type="float" office:value="16.5920368161234" calcext:value-type="float">
            <text:p>16.5920368161234</text:p>
          </table:table-cell>
          <table:table-cell office:value-type="float" office:value="2.80998908932677" calcext:value-type="float">
            <text:p>2.80998908932677</text:p>
          </table:table-cell>
          <table:table-cell office:value-type="float" office:value="-12.5511940430298" calcext:value-type="float">
            <text:p>-12.5511940430298</text:p>
          </table:table-cell>
          <table:table-cell office:value-type="float" office:value="-21.4471157951084" calcext:value-type="float">
            <text:p>-21.4471157951084</text:p>
          </table:table-cell>
          <table:table-cell office:value-type="float" office:value="-21.3996174028767" calcext:value-type="float">
            <text:p>-21.3996174028767</text:p>
          </table:table-cell>
          <table:table-cell office:value-type="float" office:value="-13.7201601103838" calcext:value-type="float">
            <text:p>-13.7201601103838</text:p>
          </table:table-cell>
          <table:table-cell office:value-type="float" office:value="-5.51464949884299" calcext:value-type="float">
            <text:p>-5.51464949884299</text:p>
          </table:table-cell>
          <table:table-cell office:value-type="float" office:value="-1.9831209332896" calcext:value-type="float">
            <text:p>-1.9831209332896</text:p>
          </table:table-cell>
          <table:table-cell office:value-type="float" office:value="-2.96684054062448" calcext:value-type="float">
            <text:p>-2.96684054062448</text:p>
          </table:table-cell>
          <table:table-cell office:value-type="float" office:value="-6.98506820553325" calcext:value-type="float">
            <text:p>-6.98506820553325</text:p>
          </table:table-cell>
          <table:table-cell office:value-type="float" office:value="-10.840049845308" calcext:value-type="float">
            <text:p>-10.840049845308</text:p>
          </table:table-cell>
          <table:table-cell office:value-type="float" office:value="-11.9647097977022" calcext:value-type="float">
            <text:p>-11.9647097977022</text:p>
          </table:table-cell>
          <table:table-cell office:value-type="float" office:value="-11.0756847423209" calcext:value-type="float">
            <text:p>-11.0756847423209</text:p>
          </table:table-cell>
          <table:table-cell office:value-type="float" office:value="-9.5416137438162" calcext:value-type="float">
            <text:p>-9.5416137438162</text:p>
          </table:table-cell>
          <table:table-cell office:value-type="float" office:value="-8.37873395841563" calcext:value-type="float">
            <text:p>-8.37873395841563</text:p>
          </table:table-cell>
          <table:table-cell office:value-type="float" office:value="-8.31387409424769" calcext:value-type="float">
            <text:p>-8.31387409424769</text:p>
          </table:table-cell>
          <table:table-cell office:value-type="float" office:value="-8.95173693673736" calcext:value-type="float">
            <text:p>-8.95173693673736</text:p>
          </table:table-cell>
          <table:table-cell office:value-type="float" office:value="-9.54675770646302" calcext:value-type="float">
            <text:p>-9.54675770646302</text:p>
          </table:table-cell>
          <table:table-cell office:value-type="float" office:value="-9.84969323205854" calcext:value-type="float">
            <text:p>-9.84969323205854</text:p>
          </table:table-cell>
          <table:table-cell office:value-type="float" office:value="-9.85858196611346" calcext:value-type="float">
            <text:p>-9.85858196611346</text:p>
          </table:table-cell>
          <table:table-cell office:value-type="float" office:value="-9.71482577185413" calcext:value-type="float">
            <text:p>-9.71482577185413</text:p>
          </table:table-cell>
          <table:table-cell office:value-type="float" office:value="-9.632698314199" calcext:value-type="float">
            <text:p>-9.632698314199</text:p>
          </table:table-cell>
          <table:table-cell office:value-type="float" office:value="-9.6629443381898" calcext:value-type="float">
            <text:p>-9.6629443381898</text:p>
          </table:table-cell>
          <table:table-cell office:value-type="float" office:value="-9.73478382795233" calcext:value-type="float">
            <text:p>-9.73478382795233</text:p>
          </table:table-cell>
          <table:table-cell office:value-type="float" office:value="-9.80254007618715" calcext:value-type="float">
            <text:p>-9.80254007618715</text:p>
          </table:table-cell>
          <table:table-cell office:value-type="float" office:value="-9.84718460859415" calcext:value-type="float">
            <text:p>-9.84718460859415</text:p>
          </table:table-cell>
          <table:table-cell office:value-type="float" office:value="-9.86444506977442" calcext:value-type="float">
            <text:p>-9.86444506977442</text:p>
          </table:table-cell>
          <table:table-cell office:value-type="float" office:value="-9.8661877851892" calcext:value-type="float">
            <text:p>-9.8661877851892</text:p>
          </table:table-cell>
          <table:table-cell office:value-type="float" office:value="-9.86911072483709" calcext:value-type="float">
            <text:p>-9.86911072483709</text:p>
          </table:table-cell>
          <table:table-cell office:value-type="float" office:value="-9.8952439206097" calcext:value-type="float">
            <text:p>-9.8952439206097</text:p>
          </table:table-cell>
          <table:table-cell office:value-type="float" office:value="-9.92614361284793" calcext:value-type="float">
            <text:p>-9.92614361284793</text:p>
          </table:table-cell>
          <table:table-cell office:value-type="float" office:value="-9.86727049729562" calcext:value-type="float">
            <text:p>-9.86727049729562</text:p>
          </table:table-cell>
          <table:table-cell office:value-type="float" office:value="-9.4331720364461" calcext:value-type="float">
            <text:p>-9.4331720364461</text:p>
          </table:table-cell>
          <table:table-cell office:value-type="float" office:value="-7.91156261405174" calcext:value-type="float">
            <text:p>-7.91156261405174</text:p>
          </table:table-cell>
          <table:table-cell office:value-type="float" office:value="-4.70607640862255" calcext:value-type="float">
            <text:p>-4.70607640862255</text:p>
          </table:table-cell>
          <table:table-cell office:value-type="float" office:value="0.251497499209878" calcext:value-type="float">
            <text:p>0.251497499209878</text:p>
          </table:table-cell>
          <table:table-cell office:value-type="float" office:value="6.4581459676669" calcext:value-type="float">
            <text:p>6.4581459676669</text:p>
          </table:table-cell>
          <table:table-cell office:value-type="float" office:value="11.5885683160173" calcext:value-type="float">
            <text:p>11.5885683160173</text:p>
          </table:table-cell>
          <table:table-cell office:value-type="float" office:value="13.1513862329498" calcext:value-type="float">
            <text:p>13.1513862329498</text:p>
          </table:table-cell>
          <table:table-cell office:value-type="float" office:value="10.0142423696942" calcext:value-type="float">
            <text:p>10.0142423696942</text:p>
          </table:table-cell>
          <table:table-cell office:value-type="float" office:value="1.97228483828133" calcext:value-type="float">
            <text:p>1.97228483828133</text:p>
          </table:table-cell>
          <table:table-cell office:value-type="float" office:value="-7.90542127143525" calcext:value-type="float">
            <text:p>-7.90542127143525</text:p>
          </table:table-cell>
          <table:table-cell office:value-type="float" office:value="-15.4831566992957" calcext:value-type="float">
            <text:p>-15.4831566992957</text:p>
          </table:table-cell>
          <table:table-cell office:value-type="float" office:value="-18.66050853599" calcext:value-type="float">
            <text:p>-18.66050853599</text:p>
          </table:table-cell>
          <table:table-cell office:value-type="float" office:value="-16.6223405951843" calcext:value-type="float">
            <text:p>-16.6223405951843</text:p>
          </table:table-cell>
          <table:table-cell office:value-type="float" office:value="-11.4544590766781" calcext:value-type="float">
            <text:p>-11.4544590766781</text:p>
          </table:table-cell>
          <table:table-cell office:value-type="float" office:value="-6.96652979511866" calcext:value-type="float">
            <text:p>-6.96652979511866</text:p>
          </table:table-cell>
          <table:table-cell office:value-type="float" office:value="-5.00462001761642" calcext:value-type="float">
            <text:p>-5.00462001761642</text:p>
          </table:table-cell>
          <table:table-cell office:value-type="float" office:value="-5.76519926919075" calcext:value-type="float">
            <text:p>-5.76519926919075</text:p>
          </table:table-cell>
          <table:table-cell office:value-type="float" office:value="-8.21424228233572" calcext:value-type="float">
            <text:p>-8.21424228233572</text:p>
          </table:table-cell>
          <table:table-cell office:value-type="float" office:value="-10.1623500359352" calcext:value-type="float">
            <text:p>-10.1623500359352</text:p>
          </table:table-cell>
          <table:table-cell office:value-type="float" office:value="-10.5694231478459" calcext:value-type="float">
            <text:p>-10.5694231478459</text:p>
          </table:table-cell>
          <table:table-cell office:value-type="float" office:value="-9.90312493602095" calcext:value-type="float">
            <text:p>-9.90312493602095</text:p>
          </table:table-cell>
          <table:table-cell office:value-type="float" office:value="-8.79907358310724" calcext:value-type="float">
            <text:p>-8.79907358310724</text:p>
          </table:table-cell>
          <table:table-cell office:value-type="float" office:value="-8.00405348280752" calcext:value-type="float">
            <text:p>-8.00405348280752</text:p>
          </table:table-cell>
          <table:table-cell office:value-type="float" office:value="-7.8948904952341" calcext:value-type="float">
            <text:p>-7.8948904952341</text:p>
          </table:table-cell>
          <table:table-cell office:value-type="float" office:value="-8.09464740456291" calcext:value-type="float">
            <text:p>-8.09464740456291</text:p>
          </table:table-cell>
          <table:table-cell office:value-type="float" office:value="-8.24183125662671" calcext:value-type="float">
            <text:p>-8.24183125662671</text:p>
          </table:table-cell>
          <table:table-cell office:value-type="float" office:value="-8.23824817218414" calcext:value-type="float">
            <text:p>-8.23824817218414</text:p>
          </table:table-cell>
          <table:table-cell office:value-type="float" office:value="-8.06599694388901" calcext:value-type="float">
            <text:p>-8.06599694388901</text:p>
          </table:table-cell>
          <table:table-cell office:value-type="float" office:value="-7.83473088058484" calcext:value-type="float">
            <text:p>-7.83473088058484</text:p>
          </table:table-cell>
          <table:table-cell office:value-type="float" office:value="-7.65368100979012" calcext:value-type="float">
            <text:p>-7.65368100979012</text:p>
          </table:table-cell>
          <table:table-cell office:value-type="float" office:value="-7.5226653534307" calcext:value-type="float">
            <text:p>-7.5226653534307</text:p>
          </table:table-cell>
          <table:table-cell office:value-type="float" office:value="-7.41000486428306" calcext:value-type="float">
            <text:p>-7.41000486428306</text:p>
          </table:table-cell>
          <table:table-cell office:value-type="float" office:value="-7.26822073914259" calcext:value-type="float">
            <text:p>-7.26822073914259</text:p>
          </table:table-cell>
          <table:table-cell office:value-type="float" office:value="-6.95093349614295" calcext:value-type="float">
            <text:p>-6.95093349614295</text:p>
          </table:table-cell>
          <table:table-cell office:value-type="float" office:value="-5.65081454652337" calcext:value-type="float">
            <text:p>-5.65081454652337</text:p>
          </table:table-cell>
          <table:table-cell office:value-type="float" office:value="-2.19288363242492" calcext:value-type="float">
            <text:p>-2.19288363242492</text:p>
          </table:table-cell>
          <table:table-cell office:value-type="float" office:value="5.37540885511428" calcext:value-type="float">
            <text:p>5.37540885511428</text:p>
          </table:table-cell>
          <table:table-cell office:value-type="float" office:value="19.2337902428607" calcext:value-type="float">
            <text:p>19.2337902428607</text:p>
          </table:table-cell>
          <table:table-cell office:value-type="float" office:value="39.0713649777589" calcext:value-type="float">
            <text:p>39.0713649777589</text:p>
          </table:table-cell>
          <table:table-cell office:value-type="float" office:value="62.6443525702931" calcext:value-type="float">
            <text:p>62.6443525702931</text:p>
          </table:table-cell>
          <table:table-cell office:value-type="float" office:value="83.7817956400639" calcext:value-type="float">
            <text:p>83.7817956400639</text:p>
          </table:table-cell>
          <table:table-cell office:value-type="float" office:value="93.1030304935393" calcext:value-type="float">
            <text:p>93.1030304935393</text:p>
          </table:table-cell>
          <table:table-cell office:value-type="float" office:value="84.8544079523735" calcext:value-type="float">
            <text:p>84.8544079523735</text:p>
          </table:table-cell>
          <table:table-cell office:value-type="float" office:value="57.4716346214541" calcext:value-type="float">
            <text:p>57.4716346214541</text:p>
          </table:table-cell>
          <table:table-cell office:value-type="float" office:value="16.6759748927787" calcext:value-type="float">
            <text:p>16.6759748927787</text:p>
          </table:table-cell>
          <table:table-cell office:value-type="float" office:value="-22.3071914395656" calcext:value-type="float">
            <text:p>-22.3071914395656</text:p>
          </table:table-cell>
          <table:table-cell office:value-type="float" office:value="-46.8139928233457" calcext:value-type="float">
            <text:p>-46.8139928233457</text:p>
          </table:table-cell>
          <table:table-cell office:value-type="float" office:value="-49.6920686241459" calcext:value-type="float">
            <text:p>-49.6920686241459</text:p>
          </table:table-cell>
          <table:table-cell office:value-type="float" office:value="-30.9097983488303" calcext:value-type="float">
            <text:p>-30.9097983488303</text:p>
          </table:table-cell>
          <table:table-cell office:value-type="float" office:value="-4.53400029821404" calcext:value-type="float">
            <text:p>-4.53400029821404</text:p>
          </table:table-cell>
          <table:table-cell office:value-type="float" office:value="15.8389470861209" calcext:value-type="float">
            <text:p>15.8389470861209</text:p>
          </table:table-cell>
          <table:table-cell office:value-type="float" office:value="22.8539132188543" calcext:value-type="float">
            <text:p>22.8539132188543</text:p>
          </table:table-cell>
          <table:table-cell office:value-type="float" office:value="13.7148095316103" calcext:value-type="float">
            <text:p>13.7148095316103</text:p>
          </table:table-cell>
          <table:table-cell office:value-type="float" office:value="-2.07949950038284" calcext:value-type="float">
            <text:p>-2.07949950038284</text:p>
          </table:table-cell>
          <table:table-cell office:value-type="float" office:value="-13.8121997751068" calcext:value-type="float">
            <text:p>-13.8121997751068</text:p>
          </table:table-cell>
          <table:table-cell office:value-type="float" office:value="-17.4618116278834" calcext:value-type="float">
            <text:p>-17.4618116278834</text:p>
          </table:table-cell>
          <table:table-cell office:value-type="float" office:value="-11.9905272057453" calcext:value-type="float">
            <text:p>-11.9905272057453</text:p>
          </table:table-cell>
          <table:table-cell office:value-type="float" office:value="-2.75405206036794" calcext:value-type="float">
            <text:p>-2.75405206036794</text:p>
          </table:table-cell>
          <table:table-cell office:value-type="float" office:value="3.25647916203089" calcext:value-type="float">
            <text:p>3.25647916203089</text:p>
          </table:table-cell>
          <table:table-cell office:value-type="float" office:value="4.3981016654498" calcext:value-type="float">
            <text:p>4.3981016654498</text:p>
          </table:table-cell>
          <table:table-cell office:value-type="float" office:value="1.66631607422678" calcext:value-type="float">
            <text:p>1.66631607422678</text:p>
          </table:table-cell>
          <table:table-cell office:value-type="float" office:value="-2.37351192172038" calcext:value-type="float">
            <text:p>-2.37351192172038</text:p>
          </table:table-cell>
          <table:table-cell office:value-type="float" office:value="-4.43381566516668" calcext:value-type="float">
            <text:p>-4.43381566516668</text:p>
          </table:table-cell>
          <table:table-cell office:value-type="float" office:value="-3.91809839006458" calcext:value-type="float">
            <text:p>-3.91809839006458</text:p>
          </table:table-cell>
          <table:table-cell office:value-type="float" office:value="-2.21207647975921" calcext:value-type="float">
            <text:p>-2.21207647975921</text:p>
          </table:table-cell>
          <table:table-cell office:value-type="float" office:value="-0.484127427838865" calcext:value-type="float">
            <text:p>-0.484127427838865</text:p>
          </table:table-cell>
          <table:table-cell office:value-type="float" office:value="0.36658026433864" calcext:value-type="float">
            <text:p>0.36658026433864</text:p>
          </table:table-cell>
          <table:table-cell office:value-type="float" office:value="0.215778239496674" calcext:value-type="float">
            <text:p>0.215778239496674</text:p>
          </table:table-cell>
          <table:table-cell office:value-type="float" office:value="-0.182201386994323" calcext:value-type="float">
            <text:p>-0.182201386994323</text:p>
          </table:table-cell>
          <table:table-cell office:value-type="float" office:value="-0.332112541532322" calcext:value-type="float">
            <text:p>-0.332112541532322</text:p>
          </table:table-cell>
          <table:table-cell office:value-type="float" office:value="-0.185771470213956" calcext:value-type="float">
            <text:p>-0.185771470213956</text:p>
          </table:table-cell>
          <table:table-cell office:value-type="float" office:value="0.190380890781022" calcext:value-type="float">
            <text:p>0.190380890781022</text:p>
          </table:table-cell>
          <table:table-cell office:value-type="float" office:value="0.585050844322356" calcext:value-type="float">
            <text:p>0.585050844322356</text:p>
          </table:table-cell>
          <table:table-cell office:value-type="float" office:value="0.854571773606603" calcext:value-type="float">
            <text:p>0.854571773606603</text:p>
          </table:table-cell>
          <table:table-cell office:value-type="float" office:value="1.04695005827994" calcext:value-type="float">
            <text:p>1.04695005827994</text:p>
          </table:table-cell>
          <table:table-cell office:value-type="float" office:value="1.22455161157275" calcext:value-type="float">
            <text:p>1.22455161157275</text:p>
          </table:table-cell>
          <table:table-cell office:value-type="float" office:value="1.41255215216986" calcext:value-type="float">
            <text:p>1.41255215216986</text:p>
          </table:table-cell>
          <table:table-cell office:value-type="float" office:value="1.62384137781062" calcext:value-type="float">
            <text:p>1.62384137781062</text:p>
          </table:table-cell>
          <table:table-cell office:value-type="float" office:value="1.85054233957912" calcext:value-type="float">
            <text:p>1.85054233957912</text:p>
          </table:table-cell>
          <table:table-cell office:value-type="float" office:value="2.07846986505789" calcext:value-type="float">
            <text:p>2.07846986505789</text:p>
          </table:table-cell>
          <table:table-cell office:value-type="float" office:value="2.2866941800647" calcext:value-type="float">
            <text:p>2.2866941800647</text:p>
          </table:table-cell>
          <table:table-cell office:value-type="float" office:value="2.46479327138816" calcext:value-type="float">
            <text:p>2.46479327138816</text:p>
          </table:table-cell>
          <table:table-cell office:value-type="float" office:value="2.68283591371026" calcext:value-type="float">
            <text:p>2.68283591371026</text:p>
          </table:table-cell>
          <table:table-cell office:value-type="float" office:value="3.09170469110643" calcext:value-type="float">
            <text:p>3.09170469110643</text:p>
          </table:table-cell>
          <table:table-cell office:value-type="float" office:value="4.25584853088287" calcext:value-type="float">
            <text:p>4.25584853088287</text:p>
          </table:table-cell>
          <table:table-cell office:value-type="float" office:value="6.90583946805204" calcext:value-type="float">
            <text:p>6.90583946805204</text:p>
          </table:table-cell>
          <table:table-cell office:value-type="float" office:value="11.309617848152" calcext:value-type="float">
            <text:p>11.309617848152</text:p>
          </table:table-cell>
          <table:table-cell office:value-type="float" office:value="17.348738609887" calcext:value-type="float">
            <text:p>17.348738609887</text:p>
          </table:table-cell>
          <table:table-cell office:value-type="float" office:value="23.4447796508357" calcext:value-type="float">
            <text:p>23.4447796508357</text:p>
          </table:table-cell>
          <table:table-cell office:value-type="float" office:value="26.9088959874549" calcext:value-type="float">
            <text:p>26.9088959874549</text:p>
          </table:table-cell>
          <table:table-cell office:value-type="float" office:value="26.0089535639763" calcext:value-type="float">
            <text:p>26.0089535639763</text:p>
          </table:table-cell>
          <table:table-cell office:value-type="float" office:value="20.0549091259353" calcext:value-type="float">
            <text:p>20.0549091259353</text:p>
          </table:table-cell>
          <table:table-cell office:value-type="float" office:value="10.5670723584296" calcext:value-type="float">
            <text:p>10.5670723584296</text:p>
          </table:table-cell>
          <table:table-cell office:value-type="float" office:value="1.73544302342898" calcext:value-type="float">
            <text:p>1.73544302342898</text:p>
          </table:table-cell>
          <table:table-cell office:value-type="float" office:value="-3.30851597130238" calcext:value-type="float">
            <text:p>-3.30851597130238</text:p>
          </table:table-cell>
          <table:table-cell office:value-type="float" office:value="-3.35338580427045" calcext:value-type="float">
            <text:p>-3.35338580427045</text:p>
          </table:table-cell>
          <table:table-cell office:value-type="float" office:value="1.07627698234304" calcext:value-type="float">
            <text:p>1.07627698234304</text:p>
          </table:table-cell>
          <table:table-cell office:value-type="float" office:value="6.37650106515696" calcext:value-type="float">
            <text:p>6.37650106515696</text:p>
          </table:table-cell>
          <table:table-cell office:value-type="float" office:value="9.5550856145531" calcext:value-type="float">
            <text:p>9.5550856145531</text:p>
          </table:table-cell>
          <table:table-cell office:value-type="float" office:value="10.0387113819347" calcext:value-type="float">
            <text:p>10.0387113819347</text:p>
          </table:table-cell>
          <table:table-cell office:value-type="float" office:value="8.13720096068172" calcext:value-type="float">
            <text:p>8.13720096068172</text:p>
          </table:table-cell>
          <table:table-cell office:value-type="float" office:value="5.79860048425834" calcext:value-type="float">
            <text:p>5.79860048425834</text:p>
          </table:table-cell>
          <table:table-cell office:value-type="float" office:value="4.83947202180361" calcext:value-type="float">
            <text:p>4.83947202180361</text:p>
          </table:table-cell>
          <table:table-cell office:value-type="float" office:value="5.18556773941935" calcext:value-type="float">
            <text:p>5.18556773941935</text:p>
          </table:table-cell>
          <table:table-cell office:value-type="float" office:value="6.25055877685938" calcext:value-type="float">
            <text:p>6.25055877685938</text:p>
          </table:table-cell>
          <table:table-cell office:value-type="float" office:value="7.3180255285213" calcext:value-type="float">
            <text:p>7.3180255285213</text:p>
          </table:table-cell>
          <table:table-cell office:value-type="float" office:value="7.74025024782572" calcext:value-type="float">
            <text:p>7.74025024782572</text:p>
          </table:table-cell>
          <table:table-cell office:value-type="float" office:value="7.6499337922214" calcext:value-type="float">
            <text:p>7.6499337922214</text:p>
          </table:table-cell>
          <table:table-cell office:value-type="float" office:value="7.48514263901611" calcext:value-type="float">
            <text:p>7.48514263901611</text:p>
          </table:table-cell>
          <table:table-cell office:value-type="float" office:value="7.43793665473061" calcext:value-type="float">
            <text:p>7.43793665473061</text:p>
          </table:table-cell>
          <table:table-cell office:value-type="float" office:value="7.55822595086855" calcext:value-type="float">
            <text:p>7.55822595086855</text:p>
          </table:table-cell>
          <table:table-cell office:value-type="float" office:value="7.78589244562871" calcext:value-type="float">
            <text:p>7.78589244562871</text:p>
          </table:table-cell>
          <table:table-cell office:value-type="float" office:value="7.99178030345696" calcext:value-type="float">
            <text:p>7.99178030345696</text:p>
          </table:table-cell>
          <table:table-cell office:value-type="float" office:value="8.1301361767377" calcext:value-type="float">
            <text:p>8.1301361767377</text:p>
          </table:table-cell>
          <table:table-cell office:value-type="float" office:value="8.22785188599872" calcext:value-type="float">
            <text:p>8.22785188599872</text:p>
          </table:table-cell>
          <table:table-cell office:value-type="float" office:value="8.3252848967701" calcext:value-type="float">
            <text:p>8.3252848967701</text:p>
          </table:table-cell>
          <table:table-cell office:value-type="float" office:value="8.48499014073007" calcext:value-type="float">
            <text:p>8.48499014073007</text:p>
          </table:table-cell>
          <table:table-cell office:value-type="float" office:value="9.19487049877314" calcext:value-type="float">
            <text:p>9.19487049877314</text:p>
          </table:table-cell>
          <table:table-cell office:value-type="float" office:value="11.5148311725975" calcext:value-type="float">
            <text:p>11.5148311725975</text:p>
          </table:table-cell>
          <table:table-cell office:value-type="float" office:value="16.996486635101" calcext:value-type="float">
            <text:p>16.996486635101</text:p>
          </table:table-cell>
          <table:table-cell office:value-type="float" office:value="27.940696284654" calcext:value-type="float">
            <text:p>27.940696284654</text:p>
          </table:table-cell>
          <table:table-cell office:value-type="float" office:value="45.4106231676015" calcext:value-type="float">
            <text:p>45.4106231676015</text:p>
          </table:table-cell>
          <table:table-cell office:value-type="float" office:value="67.6966512156141" calcext:value-type="float">
            <text:p>67.6966512156141</text:p>
          </table:table-cell>
          <table:table-cell office:value-type="float" office:value="90.9103047023601" calcext:value-type="float">
            <text:p>90.9103047023601</text:p>
          </table:table-cell>
          <table:table-cell office:value-type="float" office:value="106.240750092087" calcext:value-type="float">
            <text:p>106.240750092087</text:p>
          </table:table-cell>
          <table:table-cell office:value-type="float" office:value="105.609425952881" calcext:value-type="float">
            <text:p>105.609425952881</text:p>
          </table:table-cell>
          <table:table-cell office:value-type="float" office:value="86.3186664047186" calcext:value-type="float">
            <text:p>86.3186664047186</text:p>
          </table:table-cell>
          <table:table-cell office:value-type="float" office:value="49.4315323207976" calcext:value-type="float">
            <text:p>49.4315323207976</text:p>
          </table:table-cell>
          <table:table-cell office:value-type="float" office:value="7.63620501873413" calcext:value-type="float">
            <text:p>7.63620501873413</text:p>
          </table:table-cell>
          <table:table-cell office:value-type="float" office:value="-24.1692721323567" calcext:value-type="float">
            <text:p>-24.1692721323567</text:p>
          </table:table-cell>
          <table:table-cell office:value-type="float" office:value="-37.1413563734913" calcext:value-type="float">
            <text:p>-37.1413563734913</text:p>
          </table:table-cell>
          <table:table-cell office:value-type="float" office:value="-26.4780320859429" calcext:value-type="float">
            <text:p>-26.4780320859429</text:p>
          </table:table-cell>
          <table:table-cell office:value-type="float" office:value="-1.53241228654179" calcext:value-type="float">
            <text:p>-1.53241228654179</text:p>
          </table:table-cell>
          <table:table-cell office:value-type="float" office:value="22.4031639705772" calcext:value-type="float">
            <text:p>22.4031639705772</text:p>
          </table:table-cell>
          <table:table-cell office:value-type="float" office:value="35.6849427120528" calcext:value-type="float">
            <text:p>35.6849427120528</text:p>
          </table:table-cell>
          <table:table-cell office:value-type="float" office:value="32.7058399726421" calcext:value-type="float">
            <text:p>32.7058399726421</text:p>
          </table:table-cell>
          <table:table-cell office:value-type="float" office:value="18.0664700224185" calcext:value-type="float">
            <text:p>18.0664700224185</text:p>
          </table:table-cell>
          <table:table-cell office:value-type="float" office:value="3.53505388385633" calcext:value-type="float">
            <text:p>3.53505388385633</text:p>
          </table:table-cell>
          <table:table-cell office:value-type="float" office:value="-3.98930645954829" calcext:value-type="float">
            <text:p>-3.98930645954829</text:p>
          </table:table-cell>
          <table:table-cell office:value-type="float" office:value="-2.36048312306504" calcext:value-type="float">
            <text:p>-2.36048312306504</text:p>
          </table:table-cell>
          <table:table-cell office:value-type="float" office:value="6.01544660849416" calcext:value-type="float">
            <text:p>6.01544660849416</text:p>
          </table:table-cell>
          <table:table-cell office:value-type="float" office:value="13.7916867268827" calcext:value-type="float">
            <text:p>13.7916867268827</text:p>
          </table:table-cell>
          <table:table-cell office:value-type="float" office:value="16.6834621052299" calcext:value-type="float">
            <text:p>16.6834621052299</text:p>
          </table:table-cell>
          <table:table-cell office:value-type="float" office:value="15.1902815415868" calcext:value-type="float">
            <text:p>15.1902815415868</text:p>
          </table:table-cell>
          <table:table-cell office:value-type="float" office:value="11.0573230225108" calcext:value-type="float">
            <text:p>11.0573230225108</text:p>
          </table:table-cell>
          <table:table-cell office:value-type="float" office:value="7.60488086667256" calcext:value-type="float">
            <text:p>7.60488086667256</text:p>
          </table:table-cell>
          <table:table-cell office:value-type="float" office:value="6.94817210685202" calcext:value-type="float">
            <text:p>6.94817210685202</text:p>
          </table:table-cell>
          <table:table-cell office:value-type="float" office:value="8.07583253355886" calcext:value-type="float">
            <text:p>8.07583253355886</text:p>
          </table:table-cell>
          <table:table-cell office:value-type="float" office:value="9.66184075099856" calcext:value-type="float">
            <text:p>9.66184075099856</text:p>
          </table:table-cell>
          <table:table-cell office:value-type="float" office:value="10.7279861900129" calcext:value-type="float">
            <text:p>10.7279861900129</text:p>
          </table:table-cell>
          <table:table-cell office:value-type="float" office:value="10.6649791086077" calcext:value-type="float">
            <text:p>10.6649791086077</text:p>
          </table:table-cell>
          <table:table-cell office:value-type="float" office:value="10.0127852262844" calcext:value-type="float">
            <text:p>10.0127852262844</text:p>
          </table:table-cell>
          <table:table-cell office:value-type="float" office:value="9.47275202571554" calcext:value-type="float">
            <text:p>9.47275202571554</text:p>
          </table:table-cell>
          <table:table-cell office:value-type="float" office:value="9.21904623498967" calcext:value-type="float">
            <text:p>9.21904623498967</text:p>
          </table:table-cell>
          <table:table-cell office:value-type="float" office:value="9.24127753733561" calcext:value-type="float">
            <text:p>9.24127753733561</text:p>
          </table:table-cell>
          <table:table-cell office:value-type="float" office:value="9.3733046251785" calcext:value-type="float">
            <text:p>9.3733046251785</text:p>
          </table:table-cell>
          <table:table-cell office:value-type="float" office:value="9.41081703318326" calcext:value-type="float">
            <text:p>9.41081703318326</text:p>
          </table:table-cell>
          <table:table-cell office:value-type="float" office:value="9.33588804783808" calcext:value-type="float">
            <text:p>9.33588804783808</text:p>
          </table:table-cell>
          <table:table-cell office:value-type="float" office:value="9.22002629156497" calcext:value-type="float">
            <text:p>9.22002629156497</text:p>
          </table:table-cell>
          <table:table-cell office:value-type="float" office:value="9.10256319888247" calcext:value-type="float">
            <text:p>9.10256319888247</text:p>
          </table:table-cell>
          <table:table-cell office:value-type="float" office:value="9.00122268416578" calcext:value-type="float">
            <text:p>9.00122268416578</text:p>
          </table:table-cell>
          <table:table-cell office:value-type="float" office:value="8.9167549605941" calcext:value-type="float">
            <text:p>8.9167549605941</text:p>
          </table:table-cell>
          <table:table-cell office:value-type="float" office:value="8.83662242145708" calcext:value-type="float">
            <text:p>8.83662242145708</text:p>
          </table:table-cell>
          <table:table-cell office:value-type="float" office:value="8.74301119534236" calcext:value-type="float">
            <text:p>8.74301119534236</text:p>
          </table:table-cell>
          <table:table-cell office:value-type="float" office:value="8.61483530348867" calcext:value-type="float">
            <text:p>8.61483530348867</text:p>
          </table:table-cell>
          <table:table-cell office:value-type="float" office:value="8.48436613626136" calcext:value-type="float">
            <text:p>8.48436613626136</text:p>
          </table:table-cell>
          <table:table-cell office:value-type="float" office:value="8.45384305258082" calcext:value-type="float">
            <text:p>8.45384305258082</text:p>
          </table:table-cell>
          <table:table-cell office:value-type="float" office:value="8.87941000285287" calcext:value-type="float">
            <text:p>8.87941000285287</text:p>
          </table:table-cell>
          <table:table-cell office:value-type="float" office:value="10.4995512345783" calcext:value-type="float">
            <text:p>10.4995512345783</text:p>
          </table:table-cell>
          <table:table-cell office:value-type="float" office:value="13.8321050661857" calcext:value-type="float">
            <text:p>13.8321050661857</text:p>
          </table:table-cell>
          <table:table-cell office:value-type="float" office:value="18.9014603080247" calcext:value-type="float">
            <text:p>18.9014603080247</text:p>
          </table:table-cell>
          <table:table-cell office:value-type="float" office:value="24.9634560055037" calcext:value-type="float">
            <text:p>24.9634560055037</text:p>
          </table:table-cell>
          <table:table-cell office:value-type="float" office:value="29.5196288272964" calcext:value-type="float">
            <text:p>29.5196288272964</text:p>
          </table:table-cell>
          <table:table-cell office:value-type="float" office:value="30.23599859613" calcext:value-type="float">
            <text:p>30.23599859613</text:p>
          </table:table-cell>
          <table:table-cell office:value-type="float" office:value="26.1357614180784" calcext:value-type="float">
            <text:p>26.1357614180784</text:p>
          </table:table-cell>
          <table:table-cell office:value-type="float" office:value="17.3414103123775" calcext:value-type="float">
            <text:p>17.3414103123775</text:p>
          </table:table-cell>
          <table:table-cell office:value-type="float" office:value="7.36694147472349" calcext:value-type="float">
            <text:p>7.36694147472349</text:p>
          </table:table-cell>
          <table:table-cell office:value-type="float" office:value="0.176035144785362" calcext:value-type="float">
            <text:p>0.176035144785362</text:p>
          </table:table-cell>
          <table:table-cell office:value-type="float" office:value="-2.45342372029493" calcext:value-type="float">
            <text:p>-2.45342372029493</text:p>
          </table:table-cell>
          <table:table-cell office:value-type="float" office:value="0.0721817380047582" calcext:value-type="float">
            <text:p>0.072181738004758</text:p>
          </table:table-cell>
          <table:table-cell office:value-type="float" office:value="5.14085106937348" calcext:value-type="float">
            <text:p>5.14085106937348</text:p>
          </table:table-cell>
          <table:table-cell office:value-type="float" office:value="9.04337487261223" calcext:value-type="float">
            <text:p>9.04337487261223</text:p>
          </table:table-cell>
          <table:table-cell office:value-type="float" office:value="10.3478937608276" calcext:value-type="float">
            <text:p>10.3478937608276</text:p>
          </table:table-cell>
          <table:table-cell office:value-type="float" office:value="8.95442433561462" calcext:value-type="float">
            <text:p>8.95442433561462</text:p>
          </table:table-cell>
          <table:table-cell office:value-type="float" office:value="6.17743553388527" calcext:value-type="float">
            <text:p>6.17743553388527</text:p>
          </table:table-cell>
          <table:table-cell office:value-type="float" office:value="4.18866895799842" calcext:value-type="float">
            <text:p>4.18866895799842</text:p>
          </table:table-cell>
          <table:table-cell office:value-type="float" office:value="3.70500405422387" calcext:value-type="float">
            <text:p>3.70500405422387</text:p>
          </table:table-cell>
          <table:table-cell office:value-type="float" office:value="4.1996858736286" calcext:value-type="float">
            <text:p>4.1996858736286</text:p>
          </table:table-cell>
          <table:table-cell office:value-type="float" office:value="5.0149675551974" calcext:value-type="float">
            <text:p>5.0149675551974</text:p>
          </table:table-cell>
          <table:table-cell office:value-type="float" office:value="5.40847155558605" calcext:value-type="float">
            <text:p>5.40847155558605</text:p>
          </table:table-cell>
          <table:table-cell office:value-type="float" office:value="5.13710294648469" calcext:value-type="float">
            <text:p>5.13710294648469</text:p>
          </table:table-cell>
          <table:table-cell office:value-type="float" office:value="4.61977721821056" calcext:value-type="float">
            <text:p>4.61977721821056</text:p>
          </table:table-cell>
          <table:table-cell office:value-type="float" office:value="4.17598205406447" calcext:value-type="float">
            <text:p>4.17598205406447</text:p>
          </table:table-cell>
          <table:table-cell office:value-type="float" office:value="3.88532164326656" calcext:value-type="float">
            <text:p>3.88532164326656</text:p>
          </table:table-cell>
          <table:table-cell office:value-type="float" office:value="3.74753649060977" calcext:value-type="float">
            <text:p>3.74753649060977</text:p>
          </table:table-cell>
          <table:table-cell office:value-type="float" office:value="3.64249357551963" calcext:value-type="float">
            <text:p>3.64249357551963</text:p>
          </table:table-cell>
          <table:table-cell office:value-type="float" office:value="3.47503119172488" calcext:value-type="float">
            <text:p>3.47503119172488</text:p>
          </table:table-cell>
          <table:table-cell office:value-type="float" office:value="3.25653654266528" calcext:value-type="float">
            <text:p>3.25653654266528</text:p>
          </table:table-cell>
          <table:table-cell office:value-type="float" office:value="3.02060261906764" calcext:value-type="float">
            <text:p>3.02060261906764</text:p>
          </table:table-cell>
          <table:table-cell office:value-type="float" office:value="2.81679018997819" calcext:value-type="float">
            <text:p>2.81679018997819</text:p>
          </table:table-cell>
          <table:table-cell office:value-type="float" office:value="2.85465373799972" calcext:value-type="float">
            <text:p>2.85465373799972</text:p>
          </table:table-cell>
          <table:table-cell office:value-type="float" office:value="4.03613124351274" calcext:value-type="float">
            <text:p>4.03613124351274</text:p>
          </table:table-cell>
          <table:table-cell office:value-type="float" office:value="7.60122734814959" calcext:value-type="float">
            <text:p>7.60122734814959</text:p>
          </table:table-cell>
          <table:table-cell office:value-type="float" office:value="15.6312380776848" calcext:value-type="float">
            <text:p>15.6312380776848</text:p>
          </table:table-cell>
          <table:table-cell office:value-type="float" office:value="30.1343578160204" calcext:value-type="float">
            <text:p>30.1343578160204</text:p>
          </table:table-cell>
          <table:table-cell office:value-type="float" office:value="50.3262482169538" calcext:value-type="float">
            <text:p>50.3262482169538</text:p>
          </table:table-cell>
          <table:table-cell office:value-type="float" office:value="73.7031973549104" calcext:value-type="float">
            <text:p>73.7031973549104</text:p>
          </table:table-cell>
          <table:table-cell office:value-type="float" office:value="93.2516722190819" calcext:value-type="float">
            <text:p>93.2516722190819</text:p>
          </table:table-cell>
          <table:table-cell office:value-type="float" office:value="99.699144799943" calcext:value-type="float">
            <text:p>99.699144799943</text:p>
          </table:table-cell>
          <table:table-cell office:value-type="float" office:value="88.212604888746" calcext:value-type="float">
            <text:p>88.212604888746</text:p>
          </table:table-cell>
          <table:table-cell office:value-type="float" office:value="57.6425185875743" calcext:value-type="float">
            <text:p>57.6425185875743</text:p>
          </table:table-cell>
          <table:table-cell office:value-type="float" office:value="15.6987168015408" calcext:value-type="float">
            <text:p>15.6987168015408</text:p>
          </table:table-cell>
          <table:table-cell office:value-type="float" office:value="-22.1076343992317" calcext:value-type="float">
            <text:p>-22.1076343992317</text:p>
          </table:table-cell>
          <table:table-cell office:value-type="float" office:value="-44.1490027614671" calcext:value-type="float">
            <text:p>-44.1490027614671</text:p>
          </table:table-cell>
          <table:table-cell office:value-type="float" office:value="-43.6978765374476" calcext:value-type="float">
            <text:p>-43.6978765374476</text:p>
          </table:table-cell>
          <table:table-cell office:value-type="float" office:value="-23.1433346162471" calcext:value-type="float">
            <text:p>-23.1433346162471</text:p>
          </table:table-cell>
          <table:table-cell office:value-type="float" office:value="2.61383340852355" calcext:value-type="float">
            <text:p>2.61383340852355</text:p>
          </table:table-cell>
          <table:table-cell office:value-type="float" office:value="20.943801274526" calcext:value-type="float">
            <text:p>20.943801274526</text:p>
          </table:table-cell>
          <table:table-cell office:value-type="float" office:value="24.9770556517426" calcext:value-type="float">
            <text:p>24.9770556517426</text:p>
          </table:table-cell>
          <table:table-cell office:value-type="float" office:value="13.6192813761028" calcext:value-type="float">
            <text:p>13.6192813761028</text:p>
          </table:table-cell>
          <table:table-cell office:value-type="float" office:value="-2.53874628098727" calcext:value-type="float">
            <text:p>-2.53874628098727</text:p>
          </table:table-cell>
          <table:table-cell office:value-type="float" office:value="-13.5956900550162" calcext:value-type="float">
            <text:p>-13.5956900550162</text:p>
          </table:table-cell>
          <table:table-cell office:value-type="float" office:value="-16.246309217946" calcext:value-type="float">
            <text:p>-16.246309217946</text:p>
          </table:table-cell>
          <table:table-cell office:value-type="float" office:value="-10.127345688172" calcext:value-type="float">
            <text:p>-10.127345688172</text:p>
          </table:table-cell>
          <table:table-cell office:value-type="float" office:value="-1.411870437052" calcext:value-type="float">
            <text:p>-1.411870437052</text:p>
          </table:table-cell>
          <table:table-cell office:value-type="float" office:value="3.39239961483085" calcext:value-type="float">
            <text:p>3.39239961483085</text:p>
          </table:table-cell>
          <table:table-cell office:value-type="float" office:value="3.44520538614085" calcext:value-type="float">
            <text:p>3.44520538614085</text:p>
          </table:table-cell>
          <table:table-cell office:value-type="float" office:value="-0.122553782787458" calcext:value-type="float">
            <text:p>-0.122553782787458</text:p>
          </table:table-cell>
          <table:table-cell office:value-type="float" office:value="-4.47599647049991" calcext:value-type="float">
            <text:p>-4.47599647049991</text:p>
          </table:table-cell>
          <table:table-cell office:value-type="float" office:value="-6.49795539449679" calcext:value-type="float">
            <text:p>-6.49795539449679</text:p>
          </table:table-cell>
          <table:table-cell office:value-type="float" office:value="-6.12681966064359" calcext:value-type="float">
            <text:p>-6.12681966064359</text:p>
          </table:table-cell>
          <table:table-cell office:value-type="float" office:value="-4.76956455164384" calcext:value-type="float">
            <text:p>-4.76956455164384</text:p>
          </table:table-cell>
          <table:table-cell office:value-type="float" office:value="-3.53483106203449" calcext:value-type="float">
            <text:p>-3.53483106203449</text:p>
          </table:table-cell>
          <table:table-cell office:value-type="float" office:value="-3.27933404002826" calcext:value-type="float">
            <text:p>-3.27933404002826</text:p>
          </table:table-cell>
          <table:table-cell office:value-type="float" office:value="-3.93059696053232" calcext:value-type="float">
            <text:p>-3.93059696053232</text:p>
          </table:table-cell>
          <table:table-cell office:value-type="float" office:value="-4.7152636306818" calcext:value-type="float">
            <text:p>-4.7152636306818</text:p>
          </table:table-cell>
          <table:table-cell office:value-type="float" office:value="-5.22808592231806" calcext:value-type="float">
            <text:p>-5.22808592231806</text:p>
          </table:table-cell>
          <table:table-cell office:value-type="float" office:value="-5.44241650120196" calcext:value-type="float">
            <text:p>-5.44241650120196</text:p>
          </table:table-cell>
          <table:table-cell office:value-type="float" office:value="-5.45116043565199" calcext:value-type="float">
            <text:p>-5.45116043565199</text:p>
          </table:table-cell>
          <table:table-cell office:value-type="float" office:value="-5.47157311716587" calcext:value-type="float">
            <text:p>-5.47157311716587</text:p>
          </table:table-cell>
          <table:table-cell office:value-type="float" office:value="-5.61525764594488" calcext:value-type="float">
            <text:p>-5.61525764594488</text:p>
          </table:table-cell>
          <table:table-cell office:value-type="float" office:value="-5.82165342688273" calcext:value-type="float">
            <text:p>-5.82165342688273</text:p>
          </table:table-cell>
          <table:table-cell office:value-type="float" office:value="-6.03376782554801" calcext:value-type="float">
            <text:p>-6.03376782554801</text:p>
          </table:table-cell>
          <table:table-cell office:value-type="float" office:value="-6.22918165045877" calcext:value-type="float">
            <text:p>-6.22918165045877</text:p>
          </table:table-cell>
          <table:table-cell office:value-type="float" office:value="-6.39758353562865" calcext:value-type="float">
            <text:p>-6.39758353562865</text:p>
          </table:table-cell>
          <table:table-cell office:value-type="float" office:value="-6.54862437513042" calcext:value-type="float">
            <text:p>-6.54862437513042</text:p>
          </table:table-cell>
          <table:table-cell office:value-type="float" office:value="-6.69709186819914" calcext:value-type="float">
            <text:p>-6.69709186819914</text:p>
          </table:table-cell>
          <table:table-cell office:value-type="float" office:value="-6.86449889990058" calcext:value-type="float">
            <text:p>-6.86449889990058</text:p>
          </table:table-cell>
          <table:table-cell office:value-type="float" office:value="-7.05298692907356" calcext:value-type="float">
            <text:p>-7.05298692907356</text:p>
          </table:table-cell>
          <table:table-cell office:value-type="float" office:value="-7.1814589330269" calcext:value-type="float">
            <text:p>-7.1814589330269</text:p>
          </table:table-cell>
          <table:table-cell office:value-type="float" office:value="-7.06292005096202" calcext:value-type="float">
            <text:p>-7.06292005096202</text:p>
          </table:table-cell>
          <table:table-cell office:value-type="float" office:value="-6.06777373597523" calcext:value-type="float">
            <text:p>-6.06777373597523</text:p>
          </table:table-cell>
          <table:table-cell office:value-type="float" office:value="-3.49840078547096" calcext:value-type="float">
            <text:p>-3.49840078547096</text:p>
          </table:table-cell>
          <table:table-cell office:value-type="float" office:value="0.829414237645484" calcext:value-type="float">
            <text:p>0.829414237645484</text:p>
          </table:table-cell>
          <table:table-cell office:value-type="float" office:value="6.70094887221884" calcext:value-type="float">
            <text:p>6.70094887221884</text:p>
          </table:table-cell>
          <table:table-cell office:value-type="float" office:value="12.2375786527791" calcext:value-type="float">
            <text:p>12.2375786527791</text:p>
          </table:table-cell>
          <table:table-cell office:value-type="float" office:value="14.7796681887871" calcext:value-type="float">
            <text:p>14.7796681887871</text:p>
          </table:table-cell>
          <table:table-cell office:value-type="float" office:value="12.8274819851992" calcext:value-type="float">
            <text:p>12.8274819851992</text:p>
          </table:table-cell>
          <table:table-cell office:value-type="float" office:value="5.81439260815734" calcext:value-type="float">
            <text:p>5.81439260815734</text:p>
          </table:table-cell>
          <table:table-cell office:value-type="float" office:value="-4.15915964261408" calcext:value-type="float">
            <text:p>-4.15915964261408</text:p>
          </table:table-cell>
          <table:table-cell office:value-type="float" office:value="-12.8455307518848" calcext:value-type="float">
            <text:p>-12.8455307518848</text:p>
          </table:table-cell>
          <table:table-cell office:value-type="float" office:value="-17.4872034274477" calcext:value-type="float">
            <text:p>-17.4872034274477</text:p>
          </table:table-cell>
          <table:table-cell office:value-type="float" office:value="-17.0022627616855" calcext:value-type="float">
            <text:p>-17.0022627616855</text:p>
          </table:table-cell>
          <table:table-cell office:value-type="float" office:value="-12.4637844216671" calcext:value-type="float">
            <text:p>-12.4637844216671</text:p>
          </table:table-cell>
          <table:table-cell office:value-type="float" office:value="-7.63539297226991" calcext:value-type="float">
            <text:p>-7.63539297226991</text:p>
          </table:table-cell>
          <table:table-cell office:value-type="float" office:value="-5.11992200996092" calcext:value-type="float">
            <text:p>-5.11992200996092</text:p>
          </table:table-cell>
          <table:table-cell office:value-type="float" office:value="-5.31840038871198" calcext:value-type="float">
            <text:p>-5.31840038871198</text:p>
          </table:table-cell>
          <table:table-cell office:value-type="float" office:value="-7.68432246978503" calcext:value-type="float">
            <text:p>-7.68432246978503</text:p>
          </table:table-cell>
          <table:table-cell office:value-type="float" office:value="-10.1345424800389" calcext:value-type="float">
            <text:p>-10.1345424800389</text:p>
          </table:table-cell>
          <table:table-cell office:value-type="float" office:value="-11.0942612441255" calcext:value-type="float">
            <text:p>-11.0942612441255</text:p>
          </table:table-cell>
          <table:table-cell office:value-type="float" office:value="-10.8266959192655" calcext:value-type="float">
            <text:p>-10.8266959192655</text:p>
          </table:table-cell>
          <table:table-cell office:value-type="float" office:value="-9.93255284719806" calcext:value-type="float">
            <text:p>-9.93255284719806</text:p>
          </table:table-cell>
          <table:table-cell office:value-type="float" office:value="-9.14375787779651" calcext:value-type="float">
            <text:p>-9.14375787779651</text:p>
          </table:table-cell>
          <table:table-cell office:value-type="float" office:value="-9.03302352663062" calcext:value-type="float">
            <text:p>-9.03302352663062</text:p>
          </table:table-cell>
          <table:table-cell office:value-type="float" office:value="-9.35688427187116" calcext:value-type="float">
            <text:p>-9.35688427187116</text:p>
          </table:table-cell>
          <table:table-cell office:value-type="float" office:value="-9.69640520360463" calcext:value-type="float">
            <text:p>-9.69640520360463</text:p>
          </table:table-cell>
          <table:table-cell office:value-type="float" office:value="-9.90009134415736" calcext:value-type="float">
            <text:p>-9.90009134415736</text:p>
          </table:table-cell>
          <table:table-cell office:value-type="float" office:value="-9.92685574734854" calcext:value-type="float">
            <text:p>-9.92685574734854</text:p>
          </table:table-cell>
          <table:table-cell office:value-type="float" office:value="-9.85724030789028" calcext:value-type="float">
            <text:p>-9.85724030789028</text:p>
          </table:table-cell>
          <table:table-cell office:value-type="float" office:value="-9.81636091606923" calcext:value-type="float">
            <text:p>-9.81636091606923</text:p>
          </table:table-cell>
          <table:table-cell office:value-type="float" office:value="-9.83165413002878" calcext:value-type="float">
            <text:p>-9.83165413002878</text:p>
          </table:table-cell>
          <table:table-cell office:value-type="float" office:value="-9.87392954413872" calcext:value-type="float">
            <text:p>-9.87392954413872</text:p>
          </table:table-cell>
          <table:table-cell office:value-type="float" office:value="-9.90003168097027" calcext:value-type="float">
            <text:p>-9.90003168097027</text:p>
          </table:table-cell>
          <table:table-cell office:value-type="float" office:value="-9.82956070337429" calcext:value-type="float">
            <text:p>-9.82956070337429</text:p>
          </table:table-cell>
          <table:table-cell office:value-type="float" office:value="-9.05613404899687" calcext:value-type="float">
            <text:p>-9.05613404899687</text:p>
          </table:table-cell>
          <table:table-cell office:value-type="float" office:value="-6.48265228438829" calcext:value-type="float">
            <text:p>-6.48265228438829</text:p>
          </table:table-cell>
          <table:table-cell office:value-type="float" office:value="-0.413430993634005" calcext:value-type="float">
            <text:p>-0.413430993634005</text:p>
          </table:table-cell>
          <table:table-cell office:value-type="float" office:value="11.4600430563999" calcext:value-type="float">
            <text:p>11.4600430563999</text:p>
          </table:table-cell>
          <table:table-cell office:value-type="float" office:value="29.7231578590008" calcext:value-type="float">
            <text:p>29.7231578590008</text:p>
          </table:table-cell>
          <table:table-cell office:value-type="float" office:value="52.4712106071992" calcext:value-type="float">
            <text:p>52.4712106071992</text:p>
          </table:table-cell>
          <table:table-cell office:value-type="float" office:value="75.0495801521404" calcext:value-type="float">
            <text:p>75.0495801521404</text:p>
          </table:table-cell>
          <table:table-cell office:value-type="float" office:value="88.2967416307593" calcext:value-type="float">
            <text:p>88.2967416307593</text:p>
          </table:table-cell>
          <table:table-cell office:value-type="float" office:value="84.8831603138821" calcext:value-type="float">
            <text:p>84.8831603138821</text:p>
          </table:table-cell>
          <table:table-cell office:value-type="float" office:value="62.5901223970053" calcext:value-type="float">
            <text:p>62.5901223970053</text:p>
          </table:table-cell>
          <table:table-cell office:value-type="float" office:value="23.906418170892" calcext:value-type="float">
            <text:p>23.906418170892</text:p>
          </table:table-cell>
          <table:table-cell office:value-type="float" office:value="-17.2470273232393" calcext:value-type="float">
            <text:p>-17.2470273232393</text:p>
          </table:table-cell>
          <table:table-cell office:value-type="float" office:value="-46.6155432325774" calcext:value-type="float">
            <text:p>-46.6155432325774</text:p>
          </table:table-cell>
          <table:table-cell office:value-type="float" office:value="-56.1234310659114" calcext:value-type="float">
            <text:p>-56.1234310659114</text:p>
          </table:table-cell>
          <table:table-cell office:value-type="float" office:value="-42.2677461600576" calcext:value-type="float">
            <text:p>-42.2677461600576</text:p>
          </table:table-cell>
          <table:table-cell office:value-type="float" office:value="-16.5083410695624" calcext:value-type="float">
            <text:p>-16.5083410695624</text:p>
          </table:table-cell>
          <table:table-cell office:value-type="float" office:value="6.27686839227177" calcext:value-type="float">
            <text:p>6.27686839227177</text:p>
          </table:table-cell>
          <table:table-cell office:value-type="float" office:value="17.42100856093" calcext:value-type="float">
            <text:p>17.42100856093</text:p>
          </table:table-cell>
          <table:table-cell office:value-type="float" office:value="12.0390446548141" calcext:value-type="float">
            <text:p>12.0390446548141</text:p>
          </table:table-cell>
          <table:table-cell office:value-type="float" office:value="-3.26849479567439" calcext:value-type="float">
            <text:p>-3.26849479567439</text:p>
          </table:table-cell>
          <table:table-cell office:value-type="float" office:value="-16.8882407924876" calcext:value-type="float">
            <text:p>-16.8882407924876</text:p>
          </table:table-cell>
          <table:table-cell office:value-type="float" office:value="-23.0502378944957" calcext:value-type="float">
            <text:p>-23.0502378944957</text:p>
          </table:table-cell>
          <table:table-cell office:value-type="float" office:value="-19.9337948545098" calcext:value-type="float">
            <text:p>-19.9337948545098</text:p>
          </table:table-cell>
          <table:table-cell office:value-type="float" office:value="-11.0629018051393" calcext:value-type="float">
            <text:p>-11.0629018051393</text:p>
          </table:table-cell>
          <table:table-cell office:value-type="float" office:value="-3.82750115760921" calcext:value-type="float">
            <text:p>-3.82750115760921</text:p>
          </table:table-cell>
          <table:table-cell office:value-type="float" office:value="-1.5428163361743" calcext:value-type="float">
            <text:p>-1.5428163361743</text:p>
          </table:table-cell>
          <table:table-cell office:value-type="float" office:value="-3.47798313459234" calcext:value-type="float">
            <text:p>-3.47798313459234</text:p>
          </table:table-cell>
          <table:table-cell office:value-type="float" office:value="-7.596199447577" calcext:value-type="float">
            <text:p>-7.596199447577</text:p>
          </table:table-cell>
          <table:table-cell office:value-type="float" office:value="-10.5208635492046" calcext:value-type="float">
            <text:p>-10.5208635492046</text:p>
          </table:table-cell>
          <table:table-cell office:value-type="float" office:value="-10.6592683463065" calcext:value-type="float">
            <text:p>-10.6592683463065</text:p>
          </table:table-cell>
          <table:table-cell office:value-type="float" office:value="-9.22358355208466" calcext:value-type="float">
            <text:p>-9.22358355208466</text:p>
          </table:table-cell>
          <table:table-cell office:value-type="float" office:value="-7.48759484929946" calcext:value-type="float">
            <text:p>-7.48759484929946</text:p>
          </table:table-cell>
          <table:table-cell office:value-type="float" office:value="-6.40103204218679" calcext:value-type="float">
            <text:p>-6.40103204218679</text:p>
          </table:table-cell>
          <table:table-cell office:value-type="float" office:value="-6.41929122320631" calcext:value-type="float">
            <text:p>-6.41929122320631</text:p>
          </table:table-cell>
          <table:table-cell office:value-type="float" office:value="-6.89516841918446" calcext:value-type="float">
            <text:p>-6.89516841918446</text:p>
          </table:table-cell>
          <table:table-cell office:value-type="float" office:value="-7.18928565537106" calcext:value-type="float">
            <text:p>-7.18928565537106</text:p>
          </table:table-cell>
          <table:table-cell office:value-type="float" office:value="-7.18682551015314" calcext:value-type="float">
            <text:p>-7.18682551015314</text:p>
          </table:table-cell>
          <table:table-cell office:value-type="float" office:value="-6.9141037078874" calcext:value-type="float">
            <text:p>-6.9141037078874</text:p>
          </table:table-cell>
          <table:table-cell office:value-type="float" office:value="-6.55819254592027" calcext:value-type="float">
            <text:p>-6.55819254592027</text:p>
          </table:table-cell>
          <table:table-cell office:value-type="float" office:value="-6.30735436674758" calcext:value-type="float">
            <text:p>-6.30735436674758</text:p>
          </table:table-cell>
          <table:table-cell office:value-type="float" office:value="-6.15052779832708" calcext:value-type="float">
            <text:p>-6.15052779832708</text:p>
          </table:table-cell>
          <table:table-cell office:value-type="float" office:value="-6.0181559250864" calcext:value-type="float">
            <text:p>-6.0181559250864</text:p>
          </table:table-cell>
          <table:table-cell office:value-type="float" office:value="-5.87692424612269" calcext:value-type="float">
            <text:p>-5.87692424612269</text:p>
          </table:table-cell>
          <table:table-cell office:value-type="float" office:value="-5.71056891925374" calcext:value-type="float">
            <text:p>-5.71056891925374</text:p>
          </table:table-cell>
          <table:table-cell office:value-type="float" office:value="-5.5218845759402" calcext:value-type="float">
            <text:p>-5.5218845759402</text:p>
          </table:table-cell>
          <table:table-cell office:value-type="float" office:value="-5.32407055079645" calcext:value-type="float">
            <text:p>-5.32407055079645</text:p>
          </table:table-cell>
          <table:table-cell office:value-type="float" office:value="-5.13622602625694" calcext:value-type="float">
            <text:p>-5.13622602625694</text:p>
          </table:table-cell>
          <table:table-cell office:value-type="float" office:value="-4.97733395812482" calcext:value-type="float">
            <text:p>-4.97733395812482</text:p>
          </table:table-cell>
          <table:table-cell office:value-type="float" office:value="-4.80102946329676" calcext:value-type="float">
            <text:p>-4.80102946329676</text:p>
          </table:table-cell>
          <table:table-cell office:value-type="float" office:value="-4.4940052603854" calcext:value-type="float">
            <text:p>-4.4940052603854</text:p>
          </table:table-cell>
          <table:table-cell office:value-type="float" office:value="-3.62451871542117" calcext:value-type="float">
            <text:p>-3.62451871542117</text:p>
          </table:table-cell>
          <table:table-cell office:value-type="float" office:value="-1.44312247830431" calcext:value-type="float">
            <text:p>-1.44312247830431</text:p>
          </table:table-cell>
          <table:table-cell office:value-type="float" office:value="2.4799677116932" calcext:value-type="float">
            <text:p>2.4799677116932</text:p>
          </table:table-cell>
          <table:table-cell office:value-type="float" office:value="8.12860317253643" calcext:value-type="float">
            <text:p>8.12860317253643</text:p>
          </table:table-cell>
          <table:table-cell office:value-type="float" office:value="14.4746879173408" calcext:value-type="float">
            <text:p>14.4746879173408</text:p>
          </table:table-cell>
          <table:table-cell office:value-type="float" office:value="18.9033044031198" calcext:value-type="float">
            <text:p>18.9033044031198</text:p>
          </table:table-cell>
          <table:table-cell office:value-type="float" office:value="19.2773687311831" calcext:value-type="float">
            <text:p>19.2773687311831</text:p>
          </table:table-cell>
          <table:table-cell office:value-type="float" office:value="14.7344953168129" calcext:value-type="float">
            <text:p>14.7344953168129</text:p>
          </table:table-cell>
          <table:table-cell office:value-type="float" office:value="5.83361406360305" calcext:value-type="float">
            <text:p>5.83361406360305</text:p>
          </table:table-cell>
          <table:table-cell office:value-type="float" office:value="-3.57548019107433" calcext:value-type="float">
            <text:p>-3.57548019107433</text:p>
          </table:table-cell>
          <table:table-cell office:value-type="float" office:value="-9.77443727157149" calcext:value-type="float">
            <text:p>-9.77443727157149</text:p>
          </table:table-cell>
          <table:table-cell office:value-type="float" office:value="-11.2456255571005" calcext:value-type="float">
            <text:p>-11.2456255571005</text:p>
          </table:table-cell>
          <table:table-cell office:value-type="float" office:value="-7.70600968210773" calcext:value-type="float">
            <text:p>-7.70600968210773</text:p>
          </table:table-cell>
          <table:table-cell office:value-type="float" office:value="-2.21879914019046" calcext:value-type="float">
            <text:p>-2.21879914019046</text:p>
          </table:table-cell>
          <table:table-cell office:value-type="float" office:value="1.69205919670219" calcext:value-type="float">
            <text:p>1.69205919670219</text:p>
          </table:table-cell>
          <table:table-cell office:value-type="float" office:value="2.96720293598862" calcext:value-type="float">
            <text:p>2.96720293598862</text:p>
          </table:table-cell>
          <table:table-cell office:value-type="float" office:value="1.61732427939324" calcext:value-type="float">
            <text:p>1.61732427939324</text:p>
          </table:table-cell>
          <table:table-cell office:value-type="float" office:value="-0.780395239858106" calcext:value-type="float">
            <text:p>-0.780395239858106</text:p>
          </table:table-cell>
          <table:table-cell office:value-type="float" office:value="-2.12952566679223" calcext:value-type="float">
            <text:p>-2.12952566679223</text:p>
          </table:table-cell>
          <table:table-cell office:value-type="float" office:value="-2.02806417143088" calcext:value-type="float">
            <text:p>-2.02806417143088</text:p>
          </table:table-cell>
          <table:table-cell office:value-type="float" office:value="-1.03577993478321" calcext:value-type="float">
            <text:p>-1.03577993478321</text:p>
          </table:table-cell>
          <table:table-cell office:value-type="float" office:value="0.166937658746127" calcext:value-type="float">
            <text:p>0.166937658746127</text:p>
          </table:table-cell>
          <table:table-cell office:value-type="float" office:value="0.855402979140383" calcext:value-type="float">
            <text:p>0.855402979140383</text:p>
          </table:table-cell>
          <table:table-cell office:value-type="float" office:value="0.925914691719599" calcext:value-type="float">
            <text:p>0.925914691719599</text:p>
          </table:table-cell>
          <table:table-cell office:value-type="float" office:value="0.818851133347586" calcext:value-type="float">
            <text:p>0.818851133347586</text:p>
          </table:table-cell>
          <table:table-cell office:value-type="float" office:value="0.807718555794874" calcext:value-type="float">
            <text:p>0.807718555794874</text:p>
          </table:table-cell>
          <table:table-cell office:value-type="float" office:value="0.958739640043546" calcext:value-type="float">
            <text:p>0.958739640043546</text:p>
          </table:table-cell>
          <table:table-cell office:value-type="float" office:value="1.25066122352512" calcext:value-type="float">
            <text:p>1.25066122352512</text:p>
          </table:table-cell>
          <table:table-cell office:value-type="float" office:value="1.55651256724508" calcext:value-type="float">
            <text:p>1.55651256724508</text:p>
          </table:table-cell>
          <table:table-cell office:value-type="float" office:value="1.79760001862842" calcext:value-type="float">
            <text:p>1.79760001862842</text:p>
          </table:table-cell>
          <table:table-cell office:value-type="float" office:value="1.99289520701899" calcext:value-type="float">
            <text:p>1.99289520701899</text:p>
          </table:table-cell>
          <table:table-cell office:value-type="float" office:value="2.17802355816095" calcext:value-type="float">
            <text:p>2.17802355816095</text:p>
          </table:table-cell>
          <table:table-cell office:value-type="float" office:value="2.40403036459044" calcext:value-type="float">
            <text:p>2.40403036459044</text:p>
          </table:table-cell>
          <table:table-cell office:value-type="float" office:value="2.96574423206602" calcext:value-type="float">
            <text:p>2.96574423206602</text:p>
          </table:table-cell>
          <table:table-cell office:value-type="float" office:value="4.83767198448768" calcext:value-type="float">
            <text:p>4.83767198448768</text:p>
          </table:table-cell>
          <table:table-cell office:value-type="float" office:value="9.34968778174857" calcext:value-type="float">
            <text:p>9.34968778174857</text:p>
          </table:table-cell>
          <table:table-cell office:value-type="float" office:value="18.6886869771724" calcext:value-type="float">
            <text:p>18.6886869771724</text:p>
          </table:table-cell>
          <table:table-cell office:value-type="float" office:value="34.605363042738" calcext:value-type="float">
            <text:p>34.605363042738</text:p>
          </table:table-cell>
          <table:table-cell office:value-type="float" office:value="55.9024703729772" calcext:value-type="float">
            <text:p>55.9024703729772</text:p>
          </table:table-cell>
          <table:table-cell office:value-type="float" office:value="79.7122254995158" calcext:value-type="float">
            <text:p>79.7122254995158</text:p>
          </table:table-cell>
          <table:table-cell office:value-type="float" office:value="98.2519394318607" calcext:value-type="float">
            <text:p>98.2519394318607</text:p>
          </table:table-cell>
          <table:table-cell office:value-type="float" office:value="102.525286895307" calcext:value-type="float">
            <text:p>102.525286895307</text:p>
          </table:table-cell>
          <table:table-cell office:value-type="float" office:value="88.5727756569679" calcext:value-type="float">
            <text:p>88.5727756569679</text:p>
          </table:table-cell>
          <table:table-cell office:value-type="float" office:value="55.8071557326872" calcext:value-type="float">
            <text:p>55.8071557326872</text:p>
          </table:table-cell>
          <table:table-cell office:value-type="float" office:value="13.8950829549894" calcext:value-type="float">
            <text:p>13.8950829549894</text:p>
          </table:table-cell>
          <table:table-cell office:value-type="float" office:value="-21.6517795523379" calcext:value-type="float">
            <text:p>-21.6517795523379</text:p>
          </table:table-cell>
          <table:table-cell office:value-type="float" office:value="-40.2628805599313" calcext:value-type="float">
            <text:p>-40.2628805599313</text:p>
          </table:table-cell>
          <table:table-cell office:value-type="float" office:value="-35.710484102063" calcext:value-type="float">
            <text:p>-35.710484102063</text:p>
          </table:table-cell>
          <table:table-cell office:value-type="float" office:value="-12.9436163298023" calcext:value-type="float">
            <text:p>-12.9436163298023</text:p>
          </table:table-cell>
          <table:table-cell office:value-type="float" office:value="12.6966098096772" calcext:value-type="float">
            <text:p>12.6966098096772</text:p>
          </table:table-cell>
          <table:table-cell office:value-type="float" office:value="29.6436825339639" calcext:value-type="float">
            <text:p>29.6436825339639</text:p>
          </table:table-cell>
          <table:table-cell office:value-type="float" office:value="31.4377032563502" calcext:value-type="float">
            <text:p>31.4377032563502</text:p>
          </table:table-cell>
          <table:table-cell office:value-type="float" office:value="18.9467020480119" calcext:value-type="float">
            <text:p>18.9467020480119</text:p>
          </table:table-cell>
          <table:table-cell office:value-type="float" office:value="3.48171982751972" calcext:value-type="float">
            <text:p>3.48171982751972</text:p>
          </table:table-cell>
          <table:table-cell office:value-type="float" office:value="-6.05351022258883" calcext:value-type="float">
            <text:p>-6.05351022258883</text:p>
          </table:table-cell>
          <table:table-cell office:value-type="float" office:value="-6.8718449381276" calcext:value-type="float">
            <text:p>-6.8718449381276</text:p>
          </table:table-cell>
          <table:table-cell office:value-type="float" office:value="0.50878506852489" calcext:value-type="float">
            <text:p>0.50878506852489</text:p>
          </table:table-cell>
          <table:table-cell office:value-type="float" office:value="9.31075206005875" calcext:value-type="float">
            <text:p>9.31075206005875</text:p>
          </table:table-cell>
          <table:table-cell office:value-type="float" office:value="13.6959311530526" calcext:value-type="float">
            <text:p>13.6959311530526</text:p>
          </table:table-cell>
          <table:table-cell office:value-type="float" office:value="13.4552324606256" calcext:value-type="float">
            <text:p>13.4552324606256</text:p>
          </table:table-cell>
          <table:table-cell office:value-type="float" office:value="9.89368687693138" calcext:value-type="float">
            <text:p>9.89368687693138</text:p>
          </table:table-cell>
          <table:table-cell office:value-type="float" office:value="6.07202692696382" calcext:value-type="float">
            <text:p>6.07202692696382</text:p>
          </table:table-cell>
          <table:table-cell office:value-type="float" office:value="4.83961622578486" calcext:value-type="float">
            <text:p>4.83961622578486</text:p>
          </table:table-cell>
          <table:table-cell office:value-type="float" office:value="5.7843349324434" calcext:value-type="float">
            <text:p>5.7843349324434</text:p>
          </table:table-cell>
          <table:table-cell office:value-type="float" office:value="7.5125640326712" calcext:value-type="float">
            <text:p>7.5125640326712</text:p>
          </table:table-cell>
          <table:table-cell office:value-type="float" office:value="8.97053868529091" calcext:value-type="float">
            <text:p>8.97053868529091</text:p>
          </table:table-cell>
          <table:table-cell office:value-type="float" office:value="9.36365394958407" calcext:value-type="float">
            <text:p>9.36365394958407</text:p>
          </table:table-cell>
          <table:table-cell office:value-type="float" office:value="8.95299866924865" calcext:value-type="float">
            <text:p>8.95299866924865</text:p>
          </table:table-cell>
          <table:table-cell office:value-type="float" office:value="8.50500850726529" calcext:value-type="float">
            <text:p>8.50500850726529</text:p>
          </table:table-cell>
          <table:table-cell office:value-type="float" office:value="8.3350120259976" calcext:value-type="float">
            <text:p>8.3350120259976</text:p>
          </table:table-cell>
          <table:table-cell office:value-type="float" office:value="8.4544203725285" calcext:value-type="float">
            <text:p>8.4544203725285</text:p>
          </table:table-cell>
          <table:table-cell office:value-type="float" office:value="8.74269671812393" calcext:value-type="float">
            <text:p>8.74269671812393</text:p>
          </table:table-cell>
          <table:table-cell office:value-type="float" office:value="8.98189337586211" calcext:value-type="float">
            <text:p>8.98189337586211</text:p>
          </table:table-cell>
          <table:table-cell office:value-type="float" office:value="9.09438301020792" calcext:value-type="float">
            <text:p>9.09438301020792</text:p>
          </table:table-cell>
          <table:table-cell office:value-type="float" office:value="9.14799433675766" calcext:value-type="float">
            <text:p>9.14799433675766</text:p>
          </table:table-cell>
          <table:table-cell office:value-type="float" office:value="9.19338289794404" calcext:value-type="float">
            <text:p>9.19338289794404</text:p>
          </table:table-cell>
          <table:table-cell office:value-type="float" office:value="9.25075582493237" calcext:value-type="float">
            <text:p>9.25075582493237</text:p>
          </table:table-cell>
          <table:table-cell office:value-type="float" office:value="9.32705901428748" calcext:value-type="float">
            <text:p>9.32705901428748</text:p>
          </table:table-cell>
          <table:table-cell office:value-type="float" office:value="9.41114601714115" calcext:value-type="float">
            <text:p>9.41114601714115</text:p>
          </table:table-cell>
          <table:table-cell office:value-type="float" office:value="9.48713404966722" calcext:value-type="float">
            <text:p>9.48713404966722</text:p>
          </table:table-cell>
          <table:table-cell office:value-type="float" office:value="9.53292157778239" calcext:value-type="float">
            <text:p>9.53292157778239</text:p>
          </table:table-cell>
          <table:table-cell office:value-type="float" office:value="9.55704465024173" calcext:value-type="float">
            <text:p>9.55704465024173</text:p>
          </table:table-cell>
          <table:table-cell office:value-type="float" office:value="9.6487034318457" calcext:value-type="float">
            <text:p>9.6487034318457</text:p>
          </table:table-cell>
          <table:table-cell office:value-type="float" office:value="10.0447885998019" calcext:value-type="float">
            <text:p>10.0447885998019</text:p>
          </table:table-cell>
          <table:table-cell office:value-type="float" office:value="11.4270106261093" calcext:value-type="float">
            <text:p>11.4270106261093</text:p>
          </table:table-cell>
          <table:table-cell office:value-type="float" office:value="14.4429539290347" calcext:value-type="float">
            <text:p>14.4429539290347</text:p>
          </table:table-cell>
          <table:table-cell office:value-type="float" office:value="19.2050458025059" calcext:value-type="float">
            <text:p>19.2050458025059</text:p>
          </table:table-cell>
          <table:table-cell office:value-type="float" office:value="25.3582088724221" calcext:value-type="float">
            <text:p>25.3582088724221</text:p>
          </table:table-cell>
          <table:table-cell office:value-type="float" office:value="30.7539993869985" calcext:value-type="float">
            <text:p>30.7539993869985</text:p>
          </table:table-cell>
          <table:table-cell office:value-type="float" office:value="32.8094752813201" calcext:value-type="float">
            <text:p>32.8094752813201</text:p>
          </table:table-cell>
          <table:table-cell office:value-type="float" office:value="30.2422301672112" calcext:value-type="float">
            <text:p>30.2422301672112</text:p>
          </table:table-cell>
          <table:table-cell office:value-type="float" office:value="22.6597420637749" calcext:value-type="float">
            <text:p>22.6597420637749</text:p>
          </table:table-cell>
          <table:table-cell office:value-type="float" office:value="12.7258411766631" calcext:value-type="float">
            <text:p>12.7258411766631</text:p>
          </table:table-cell>
          <table:table-cell office:value-type="float" office:value="4.65745875609123" calcext:value-type="float">
            <text:p>4.65745875609123</text:p>
          </table:table-cell>
          <table:table-cell office:value-type="float" office:value="0.83555475611545" calcext:value-type="float">
            <text:p>0.83555475611545</text:p>
          </table:table-cell>
          <table:table-cell office:value-type="float" office:value="2.20556845476094" calcext:value-type="float">
            <text:p>2.20556845476094</text:p>
          </table:table-cell>
          <table:table-cell office:value-type="float" office:value="7.12209228636723" calcext:value-type="float">
            <text:p>7.12209228636723</text:p>
          </table:table-cell>
          <table:table-cell office:value-type="float" office:value="11.7591958227296" calcext:value-type="float">
            <text:p>11.7591958227296</text:p>
          </table:table-cell>
          <table:table-cell office:value-type="float" office:value="13.9358989103035" calcext:value-type="float">
            <text:p>13.9358989103035</text:p>
          </table:table-cell>
          <table:table-cell office:value-type="float" office:value="13.376381249956" calcext:value-type="float">
            <text:p>13.376381249956</text:p>
          </table:table-cell>
          <table:table-cell office:value-type="float" office:value="10.8950344973726" calcext:value-type="float">
            <text:p>10.8950344973726</text:p>
          </table:table-cell>
          <table:table-cell office:value-type="float" office:value="8.65615798290576" calcext:value-type="float">
            <text:p>8.65615798290576</text:p>
          </table:table-cell>
          <table:table-cell office:value-type="float" office:value="7.9454757559044" calcext:value-type="float">
            <text:p>7.9454757559044</text:p>
          </table:table-cell>
          <table:table-cell office:value-type="float" office:value="8.36691594476058" calcext:value-type="float">
            <text:p>8.36691594476058</text:p>
          </table:table-cell>
          <table:table-cell office:value-type="float" office:value="9.30128876192222" calcext:value-type="float">
            <text:p>9.30128876192222</text:p>
          </table:table-cell>
          <table:table-cell office:value-type="float" office:value="10.0056793941126" calcext:value-type="float">
            <text:p>10.0056793941126</text:p>
          </table:table-cell>
          <table:table-cell office:value-type="float" office:value="10.0088006149705" calcext:value-type="float">
            <text:p>10.0088006149705</text:p>
          </table:table-cell>
          <table:table-cell office:value-type="float" office:value="9.63912362881593" calcext:value-type="float">
            <text:p>9.63912362881593</text:p>
          </table:table-cell>
          <table:table-cell office:value-type="float" office:value="9.28675872500153" calcext:value-type="float">
            <text:p>9.28675872500153</text:p>
          </table:table-cell>
          <table:table-cell office:value-type="float" office:value="9.06986195891744" calcext:value-type="float">
            <text:p>9.06986195891744</text:p>
          </table:table-cell>
          <table:table-cell office:value-type="float" office:value="9.01814284285026" calcext:value-type="float">
            <text:p>9.01814284285026</text:p>
          </table:table-cell>
          <table:table-cell office:value-type="float" office:value="9.03325754133225" calcext:value-type="float">
            <text:p>9.03325754133225</text:p>
          </table:table-cell>
          <table:table-cell office:value-type="float" office:value="8.99769808550084" calcext:value-type="float">
            <text:p>8.99769808550084</text:p>
          </table:table-cell>
          <table:table-cell office:value-type="float" office:value="8.90066966612937" calcext:value-type="float">
            <text:p>8.90066966612937</text:p>
          </table:table-cell>
          <table:table-cell office:value-type="float" office:value="8.77288710792126" calcext:value-type="float">
            <text:p>8.77288710792126</text:p>
          </table:table-cell>
          <table:table-cell office:value-type="float" office:value="8.66013458011423" calcext:value-type="float">
            <text:p>8.66013458011423</text:p>
          </table:table-cell>
          <table:table-cell office:value-type="float" office:value="8.67354691747411" calcext:value-type="float">
            <text:p>8.67354691747411</text:p>
          </table:table-cell>
          <table:table-cell office:value-type="float" office:value="9.53590960208627" calcext:value-type="float">
            <text:p>9.53590960208627</text:p>
          </table:table-cell>
          <table:table-cell office:value-type="float" office:value="12.3841430515145" calcext:value-type="float">
            <text:p>12.3841430515145</text:p>
          </table:table-cell>
          <table:table-cell office:value-type="float" office:value="19.0605701528432" calcext:value-type="float">
            <text:p>19.0605701528432</text:p>
          </table:table-cell>
          <table:table-cell office:value-type="float" office:value="31.8268240064563" calcext:value-type="float">
            <text:p>31.8268240064563</text:p>
          </table:table-cell>
          <table:table-cell office:value-type="float" office:value="50.7640654184094" calcext:value-type="float">
            <text:p>50.7640654184094</text:p>
          </table:table-cell>
          <table:table-cell office:value-type="float" office:value="73.7870282541541" calcext:value-type="float">
            <text:p>73.7870282541541</text:p>
          </table:table-cell>
          <table:table-cell office:value-type="float" office:value="95.3997122165142" calcext:value-type="float">
            <text:p>95.3997122165142</text:p>
          </table:table-cell>
          <table:table-cell office:value-type="float" office:value="106.253235160473" calcext:value-type="float">
            <text:p>106.253235160473</text:p>
          </table:table-cell>
          <table:table-cell office:value-type="float" office:value="99.8798522170861" calcext:value-type="float">
            <text:p>99.8798522170861</text:p>
          </table:table-cell>
          <table:table-cell office:value-type="float" office:value="74.4362244168757" calcext:value-type="float">
            <text:p>74.4362244168757</text:p>
          </table:table-cell>
          <table:table-cell office:value-type="float" office:value="34.1491346178914" calcext:value-type="float">
            <text:p>34.1491346178914</text:p>
          </table:table-cell>
          <table:table-cell office:value-type="float" office:value="-6.19563957782277" calcext:value-type="float">
            <text:p>-6.19563957782277</text:p>
          </table:table-cell>
          <table:table-cell office:value-type="float" office:value="-33.1811310467683" calcext:value-type="float">
            <text:p>-33.1811310467683</text:p>
          </table:table-cell>
          <table:table-cell office:value-type="float" office:value="-39.3021409185072" calcext:value-type="float">
            <text:p>-39.3021409185072</text:p>
          </table:table-cell>
          <table:table-cell office:value-type="float" office:value="-22.8360034129096" calcext:value-type="float">
            <text:p>-22.8360034129096</text:p>
          </table:table-cell>
          <table:table-cell office:value-type="float" office:value="3.10549893352632" calcext:value-type="float">
            <text:p>3.10549893352632</text:p>
          </table:table-cell>
          <table:table-cell office:value-type="float" office:value="24.2828978818065" calcext:value-type="float">
            <text:p>24.2828978818065</text:p>
          </table:table-cell>
          <table:table-cell office:value-type="float" office:value="32.8468971601311" calcext:value-type="float">
            <text:p>32.8468971601311</text:p>
          </table:table-cell>
          <table:table-cell office:value-type="float" office:value="24.9348499481212" calcext:value-type="float">
            <text:p>24.9348499481212</text:p>
          </table:table-cell>
          <table:table-cell office:value-type="float" office:value="8.91329213994886" calcext:value-type="float">
            <text:p>8.91329213994886</text:p>
          </table:table-cell>
          <table:table-cell office:value-type="float" office:value="-4.01747294451888" calcext:value-type="float">
            <text:p>-4.01747294451888</text:p>
          </table:table-cell>
          <table:table-cell office:value-type="float" office:value="-9.12907761888166" calcext:value-type="float">
            <text:p>-9.12907761888166</text:p>
          </table:table-cell>
          <table:table-cell office:value-type="float" office:value="-4.98990332515034" calcext:value-type="float">
            <text:p>-4.98990332515034</text:p>
          </table:table-cell>
          <table:table-cell office:value-type="float" office:value="3.80448698303918" calcext:value-type="float">
            <text:p>3.80448698303918</text:p>
          </table:table-cell>
          <table:table-cell office:value-type="float" office:value="10.0144435253273" calcext:value-type="float">
            <text:p>10.0144435253273</text:p>
          </table:table-cell>
          <table:table-cell office:value-type="float" office:value="11.2882761691994" calcext:value-type="float">
            <text:p>11.2882761691994</text:p>
          </table:table-cell>
          <table:table-cell office:value-type="float" office:value="8.51857156067345" calcext:value-type="float">
            <text:p>8.51857156067345</text:p>
          </table:table-cell>
          <table:table-cell office:value-type="float" office:value="4.04252474186925" calcext:value-type="float">
            <text:p>4.04252474186925</text:p>
          </table:table-cell>
          <table:table-cell office:value-type="float" office:value="1.21890244527019" calcext:value-type="float">
            <text:p>1.21890244527019</text:p>
          </table:table-cell>
          <table:table-cell office:value-type="float" office:value="1.08246005439786" calcext:value-type="float">
            <text:p>1.08246005439786</text:p>
          </table:table-cell>
          <table:table-cell office:value-type="float" office:value="2.29881203233707" calcext:value-type="float">
            <text:p>2.29881203233707</text:p>
          </table:table-cell>
          <table:table-cell office:value-type="float" office:value="3.65258842393702" calcext:value-type="float">
            <text:p>3.65258842393702</text:p>
          </table:table-cell>
          <table:table-cell office:value-type="float" office:value="4.22060275624688" calcext:value-type="float">
            <text:p>4.22060275624688</text:p>
          </table:table-cell>
          <table:table-cell office:value-type="float" office:value="3.72778692616234" calcext:value-type="float">
            <text:p>3.72778692616234</text:p>
          </table:table-cell>
          <table:table-cell office:value-type="float" office:value="2.89406524153066" calcext:value-type="float">
            <text:p>2.89406524153066</text:p>
          </table:table-cell>
          <table:table-cell office:value-type="float" office:value="2.28198282082849" calcext:value-type="float">
            <text:p>2.28198282082849</text:p>
          </table:table-cell>
          <table:table-cell office:value-type="float" office:value="1.96388377947928" calcext:value-type="float">
            <text:p>1.96388377947928</text:p>
          </table:table-cell>
          <table:table-cell office:value-type="float" office:value="1.89267474528976" calcext:value-type="float">
            <text:p>1.89267474528976</text:p>
          </table:table-cell>
          <table:table-cell office:value-type="float" office:value="1.86583385769433" calcext:value-type="float">
            <text:p>1.86583385769433</text:p>
          </table:table-cell>
          <table:table-cell office:value-type="float" office:value="1.71795424996619" calcext:value-type="float">
            <text:p>1.71795424996619</text:p>
          </table:table-cell>
          <table:table-cell office:value-type="float" office:value="1.48358881715693" calcext:value-type="float">
            <text:p>1.48358881715693</text:p>
          </table:table-cell>
          <table:table-cell office:value-type="float" office:value="1.22895038576231" calcext:value-type="float">
            <text:p>1.22895038576231</text:p>
          </table:table-cell>
          <table:table-cell office:value-type="float" office:value="0.98251508969552" calcext:value-type="float">
            <text:p>0.98251508969552</text:p>
          </table:table-cell>
          <table:table-cell office:value-type="float" office:value="0.759083070808573" calcext:value-type="float">
            <text:p>0.759083070808573</text:p>
          </table:table-cell>
          <table:table-cell office:value-type="float" office:value="0.552988490159586" calcext:value-type="float">
            <text:p>0.552988490159586</text:p>
          </table:table-cell>
          <table:table-cell office:value-type="float" office:value="0.350722046840256" calcext:value-type="float">
            <text:p>0.350722046840256</text:p>
          </table:table-cell>
          <table:table-cell office:value-type="float" office:value="0.132303152440574" calcext:value-type="float">
            <text:p>0.132303152440574</text:p>
          </table:table-cell>
          <table:table-cell office:value-type="float" office:value="-0.117069683842012" calcext:value-type="float">
            <text:p>-0.117069683842012</text:p>
          </table:table-cell>
          <table:table-cell office:value-type="float" office:value="-0.337030463989949" calcext:value-type="float">
            <text:p>-0.337030463989949</text:p>
          </table:table-cell>
          <table:table-cell office:value-type="float" office:value="-0.396480385945883" calcext:value-type="float">
            <text:p>-0.396480385945883</text:p>
          </table:table-cell>
          <table:table-cell office:value-type="float" office:value="0.212625904539246" calcext:value-type="float">
            <text:p>0.212625904539246</text:p>
          </table:table-cell>
          <table:table-cell office:value-type="float" office:value="2.23555678296164" calcext:value-type="float">
            <text:p>2.23555678296164</text:p>
          </table:table-cell>
          <table:table-cell office:value-type="float" office:value="6.01077401683629" calcext:value-type="float">
            <text:p>6.01077401683629</text:p>
          </table:table-cell>
          <table:table-cell office:value-type="float" office:value="11.4729374843117" calcext:value-type="float">
            <text:p>11.4729374843117</text:p>
          </table:table-cell>
          <table:table-cell office:value-type="float" office:value="17.2871772003027" calcext:value-type="float">
            <text:p>17.2871772003027</text:p>
          </table:table-cell>
          <table:table-cell office:value-type="float" office:value="20.7768935514074" calcext:value-type="float">
            <text:p>20.7768935514074</text:p>
          </table:table-cell>
          <table:table-cell office:value-type="float" office:value="20.0278671668676" calcext:value-type="float">
            <text:p>20.0278671668676</text:p>
          </table:table-cell>
          <table:table-cell office:value-type="float" office:value="14.2731114523126" calcext:value-type="float">
            <text:p>14.2731114523126</text:p>
          </table:table-cell>
          <table:table-cell office:value-type="float" office:value="4.59199290902255" calcext:value-type="float">
            <text:p>4.59199290902255</text:p>
          </table:table-cell>
          <table:table-cell office:value-type="float" office:value="-4.9355094791667" calcext:value-type="float">
            <text:p>-4.9355094791667</text:p>
          </table:table-cell>
          <table:table-cell office:value-type="float" office:value="-10.9024598410438" calcext:value-type="float">
            <text:p>-10.9024598410438</text:p>
          </table:table-cell>
          <table:table-cell office:value-type="float" office:value="-11.9816999666696" calcext:value-type="float">
            <text:p>-11.9816999666696</text:p>
          </table:table-cell>
          <table:table-cell office:value-type="float" office:value="-8.30854183693194" calcext:value-type="float">
            <text:p>-8.30854183693194</text:p>
          </table:table-cell>
          <table:table-cell office:value-type="float" office:value="-3.29132038631277" calcext:value-type="float">
            <text:p>-3.29132038631277</text:p>
          </table:table-cell>
          <table:table-cell office:value-type="float" office:value="-0.18610656898572" calcext:value-type="float">
            <text:p>-0.18610656898572</text:p>
          </table:table-cell>
          <table:table-cell office:value-type="float" office:value="0.252715220607783" calcext:value-type="float">
            <text:p>0.252715220607783</text:p>
          </table:table-cell>
          <table:table-cell office:value-type="float" office:value="-1.81656161853941" calcext:value-type="float">
            <text:p>-1.81656161853941</text:p>
          </table:table-cell>
          <table:table-cell office:value-type="float" office:value="-4.58861156113757" calcext:value-type="float">
            <text:p>-4.58861156113757</text:p>
          </table:table-cell>
          <table:table-cell office:value-type="float" office:value="-6.10053391943964" calcext:value-type="float">
            <text:p>-6.10053391943964</text:p>
          </table:table-cell>
          <table:table-cell office:value-type="float" office:value="-6.23606378158413" calcext:value-type="float">
            <text:p>-6.23606378158413</text:p>
          </table:table-cell>
          <table:table-cell office:value-type="float" office:value="-5.57192898219678" calcext:value-type="float">
            <text:p>-5.57192898219678</text:p>
          </table:table-cell>
          <table:table-cell office:value-type="float" office:value="-4.80955133166261" calcext:value-type="float">
            <text:p>-4.80955133166261</text:p>
          </table:table-cell>
          <table:table-cell office:value-type="float" office:value="-4.63827166979488" calcext:value-type="float">
            <text:p>-4.63827166979488</text:p>
          </table:table-cell>
          <table:table-cell office:value-type="float" office:value="-5.02467992388276" calcext:value-type="float">
            <text:p>-5.02467992388276</text:p>
          </table:table-cell>
          <table:table-cell office:value-type="float" office:value="-5.52382119466095" calcext:value-type="float">
            <text:p>-5.52382119466095</text:p>
          </table:table-cell>
          <table:table-cell office:value-type="float" office:value="-5.90851214661205" calcext:value-type="float">
            <text:p>-5.90851214661205</text:p>
          </table:table-cell>
          <table:table-cell office:value-type="float" office:value="-6.122088558163" calcext:value-type="float">
            <text:p>-6.122088558163</text:p>
          </table:table-cell>
          <table:table-cell office:value-type="float" office:value="-6.2075188387675" calcext:value-type="float">
            <text:p>-6.2075188387675</text:p>
          </table:table-cell>
          <table:table-cell office:value-type="float" office:value="-6.29432111061252" calcext:value-type="float">
            <text:p>-6.29432111061252</text:p>
          </table:table-cell>
          <table:table-cell office:value-type="float" office:value="-6.44273251579495" calcext:value-type="float">
            <text:p>-6.44273251579495</text:p>
          </table:table-cell>
          <table:table-cell office:value-type="float" office:value="-6.62840230549079" calcext:value-type="float">
            <text:p>-6.62840230549079</text:p>
          </table:table-cell>
          <table:table-cell office:value-type="float" office:value="-6.81295716455088" calcext:value-type="float">
            <text:p>-6.81295716455088</text:p>
          </table:table-cell>
          <table:table-cell office:value-type="float" office:value="-6.94104609752972" calcext:value-type="float">
            <text:p>-6.94104609752972</text:p>
          </table:table-cell>
          <table:table-cell office:value-type="float" office:value="-6.61379259729543" calcext:value-type="float">
            <text:p>-6.61379259729543</text:p>
          </table:table-cell>
          <table:table-cell office:value-type="float" office:value="-4.80364776489777" calcext:value-type="float">
            <text:p>-4.80364776489777</text:p>
          </table:table-cell>
          <table:table-cell office:value-type="float" office:value="-0.0636727966611588" calcext:value-type="float">
            <text:p>-0.063672796661159</text:p>
          </table:table-cell>
          <table:table-cell office:value-type="float" office:value="9.87043430993946" calcext:value-type="float">
            <text:p>9.87043430993946</text:p>
          </table:table-cell>
          <table:table-cell office:value-type="float" office:value="26.3963786022561" calcext:value-type="float">
            <text:p>26.3963786022561</text:p>
          </table:table-cell>
          <table:table-cell office:value-type="float" office:value="47.9944893189977" calcext:value-type="float">
            <text:p>47.9944893189977</text:p>
          </table:table-cell>
          <table:table-cell office:value-type="float" office:value="71.2877607661478" calcext:value-type="float">
            <text:p>71.2877607661478</text:p>
          </table:table-cell>
          <table:table-cell office:value-type="float" office:value="87.8521193231209" calcext:value-type="float">
            <text:p>87.8521193231209</text:p>
          </table:table-cell>
          <table:table-cell office:value-type="float" office:value="89.1381236486676" calcext:value-type="float">
            <text:p>89.1381236486676</text:p>
          </table:table-cell>
          <table:table-cell office:value-type="float" office:value="71.956092266405" calcext:value-type="float">
            <text:p>71.956092266405</text:p>
          </table:table-cell>
          <table:table-cell office:value-type="float" office:value="36.5198462258317" calcext:value-type="float">
            <text:p>36.5198462258317</text:p>
          </table:table-cell>
          <table:table-cell office:value-type="float" office:value="-5.70183868453368" calcext:value-type="float">
            <text:p>-5.70183868453368</text:p>
          </table:table-cell>
          <table:table-cell office:value-type="float" office:value="-39.4523510131519" calcext:value-type="float">
            <text:p>-39.4523510131519</text:p>
          </table:table-cell>
          <table:table-cell office:value-type="float" office:value="-55.1723317712765" calcext:value-type="float">
            <text:p>-55.1723317712765</text:p>
          </table:table-cell>
          <table:table-cell office:value-type="float" office:value="-47.320682165513" calcext:value-type="float">
            <text:p>-47.320682165513</text:p>
          </table:table-cell>
          <table:table-cell office:value-type="float" office:value="-23.3852702846585" calcext:value-type="float">
            <text:p>-23.3852702846585</text:p>
          </table:table-cell>
          <table:table-cell office:value-type="float" office:value="1.20095404855689" calcext:value-type="float">
            <text:p>1.20095404855689</text:p>
          </table:table-cell>
          <table:table-cell office:value-type="float" office:value="15.9644012308569" calcext:value-type="float">
            <text:p>15.9644012308569</text:p>
          </table:table-cell>
          <table:table-cell office:value-type="float" office:value="14.8788914731934" calcext:value-type="float">
            <text:p>14.8788914731934</text:p>
          </table:table-cell>
          <table:table-cell office:value-type="float" office:value="0.905144446733955" calcext:value-type="float">
            <text:p>0.905144446733955</text:p>
          </table:table-cell>
          <table:table-cell office:value-type="float" office:value="-14.2665364421025" calcext:value-type="float">
            <text:p>-14.2665364421025</text:p>
          </table:table-cell>
          <table:table-cell office:value-type="float" office:value="-22.8405470415437" calcext:value-type="float">
            <text:p>-22.8405470415437</text:p>
          </table:table-cell>
          <table:table-cell office:value-type="float" office:value="-22.415651460857" calcext:value-type="float">
            <text:p>-22.415651460857</text:p>
          </table:table-cell>
          <table:table-cell office:value-type="float" office:value="-14.5377162878384" calcext:value-type="float">
            <text:p>-14.5377162878384</text:p>
          </table:table-cell>
          <table:table-cell office:value-type="float" office:value="-6.38260749455013" calcext:value-type="float">
            <text:p>-6.38260749455013</text:p>
          </table:table-cell>
          <table:table-cell office:value-type="float" office:value="-2.95749030233422" calcext:value-type="float">
            <text:p>-2.95749030233422</text:p>
          </table:table-cell>
          <table:table-cell office:value-type="float" office:value="-4.01758500016321" calcext:value-type="float">
            <text:p>-4.01758500016321</text:p>
          </table:table-cell>
          <table:table-cell office:value-type="float" office:value="-8.02748552858886" calcext:value-type="float">
            <text:p>-8.02748552858886</text:p>
          </table:table-cell>
          <table:table-cell office:value-type="float" office:value="-11.7573478688531" calcext:value-type="float">
            <text:p>-11.7573478688531</text:p>
          </table:table-cell>
          <table:table-cell office:value-type="float" office:value="-12.7313364643526" calcext:value-type="float">
            <text:p>-12.7313364643526</text:p>
          </table:table-cell>
          <table:table-cell office:value-type="float" office:value="-11.7395461652757" calcext:value-type="float">
            <text:p>-11.7395461652757</text:p>
          </table:table-cell>
          <table:table-cell office:value-type="float" office:value="-10.1422988086751" calcext:value-type="float">
            <text:p>-10.1422988086751</text:p>
          </table:table-cell>
          <table:table-cell office:value-type="float" office:value="-8.94650431444915" calcext:value-type="float">
            <text:p>-8.94650431444915</text:p>
          </table:table-cell>
          <table:table-cell office:value-type="float" office:value="-8.85643628408041" calcext:value-type="float">
            <text:p>-8.85643628408041</text:p>
          </table:table-cell>
          <table:table-cell office:value-type="float" office:value="-9.44216634285723" calcext:value-type="float">
            <text:p>-9.44216634285723</text:p>
          </table:table-cell>
          <table:table-cell office:value-type="float" office:value="-9.96627374164188" calcext:value-type="float">
            <text:p>-9.96627374164188</text:p>
          </table:table-cell>
          <table:table-cell office:value-type="float" office:value="-10.1970895391501" calcext:value-type="float">
            <text:p>-10.1970895391501</text:p>
          </table:table-cell>
          <table:table-cell office:value-type="float" office:value="-10.135270711285" calcext:value-type="float">
            <text:p>-10.135270711285</text:p>
          </table:table-cell>
          <table:table-cell office:value-type="float" office:value="-9.92792071686815" calcext:value-type="float">
            <text:p>-9.92792071686815</text:p>
          </table:table-cell>
          <table:table-cell office:value-type="float" office:value="-9.78768107365694" calcext:value-type="float">
            <text:p>-9.78768107365694</text:p>
          </table:table-cell>
          <table:table-cell office:value-type="float" office:value="-9.75792797512268" calcext:value-type="float">
            <text:p>-9.75792797512268</text:p>
          </table:table-cell>
          <table:table-cell office:value-type="float" office:value="-9.76749351901494" calcext:value-type="float">
            <text:p>-9.76749351901494</text:p>
          </table:table-cell>
          <table:table-cell office:value-type="float" office:value="-9.77214644893777" calcext:value-type="float">
            <text:p>-9.77214644893777</text:p>
          </table:table-cell>
          <table:table-cell office:value-type="float" office:value="-9.75319534302536" calcext:value-type="float">
            <text:p>-9.75319534302536</text:p>
          </table:table-cell>
          <table:table-cell office:value-type="float" office:value="-9.70717696392499" calcext:value-type="float">
            <text:p>-9.70717696392499</text:p>
          </table:table-cell>
          <table:table-cell office:value-type="float" office:value="-9.64616493207928" calcext:value-type="float">
            <text:p>-9.64616493207928</text:p>
          </table:table-cell>
          <table:table-cell office:value-type="float" office:value="-9.58713714860211" calcext:value-type="float">
            <text:p>-9.58713714860211</text:p>
          </table:table-cell>
          <table:table-cell office:value-type="float" office:value="-9.55205036507176" calcext:value-type="float">
            <text:p>-9.55205036507176</text:p>
          </table:table-cell>
          <table:table-cell office:value-type="float" office:value="-9.51955438217384" calcext:value-type="float">
            <text:p>-9.51955438217384</text:p>
          </table:table-cell>
          <table:table-cell office:value-type="float" office:value="-9.39362539345608" calcext:value-type="float">
            <text:p>-9.39362539345608</text:p>
          </table:table-cell>
          <table:table-cell office:value-type="float" office:value="-8.87403779390239" calcext:value-type="float">
            <text:p>-8.87403779390239</text:p>
          </table:table-cell>
          <table:table-cell office:value-type="float" office:value="-7.2415449198123" calcext:value-type="float">
            <text:p>-7.2415449198123</text:p>
          </table:table-cell>
          <table:table-cell office:value-type="float" office:value="-3.91595095000278" calcext:value-type="float">
            <text:p>-3.91595095000278</text:p>
          </table:table-cell>
          <table:table-cell office:value-type="float" office:value="1.16036920713002" calcext:value-type="float">
            <text:p>1.16036920713002</text:p>
          </table:table-cell>
          <table:table-cell office:value-type="float" office:value="7.43612723601451" calcext:value-type="float">
            <text:p>7.43612723601451</text:p>
          </table:table-cell>
          <table:table-cell office:value-type="float" office:value="12.5429561523776" calcext:value-type="float">
            <text:p>12.5429561523776</text:p>
          </table:table-cell>
          <table:table-cell office:value-type="float" office:value="14.0200038541739" calcext:value-type="float">
            <text:p>14.0200038541739</text:p>
          </table:table-cell>
          <table:table-cell office:value-type="float" office:value="10.7728389269626" calcext:value-type="float">
            <text:p>10.7728389269626</text:p>
          </table:table-cell>
          <table:table-cell office:value-type="float" office:value="2.65925780412028" calcext:value-type="float">
            <text:p>2.65925780412028</text:p>
          </table:table-cell>
          <table:table-cell office:value-type="float" office:value="-7.14604912335094" calcext:value-type="float">
            <text:p>-7.14604912335094</text:p>
          </table:table-cell>
          <table:table-cell office:value-type="float" office:value="-14.5387480318261" calcext:value-type="float">
            <text:p>-14.5387480318261</text:p>
          </table:table-cell>
          <table:table-cell office:value-type="float" office:value="-17.4933579375338" calcext:value-type="float">
            <text:p>-17.4933579375338</text:p>
          </table:table-cell>
          <table:table-cell office:value-type="float" office:value="-15.2372383811287" calcext:value-type="float">
            <text:p>-15.2372383811287</text:p>
          </table:table-cell>
          <table:table-cell office:value-type="float" office:value="-9.97621176622425" calcext:value-type="float">
            <text:p>-9.97621176622425</text:p>
          </table:table-cell>
          <table:table-cell office:value-type="float" office:value="-5.50548690148857" calcext:value-type="float">
            <text:p>-5.50548690148857</text:p>
          </table:table-cell>
          <table:table-cell office:value-type="float" office:value="-3.57820755687773" calcext:value-type="float">
            <text:p>-3.57820755687773</text:p>
          </table:table-cell>
          <table:table-cell office:value-type="float" office:value="-4.3698670030459" calcext:value-type="float">
            <text:p>-4.3698670030459</text:p>
          </table:table-cell>
          <table:table-cell office:value-type="float" office:value="-6.784426519493" calcext:value-type="float">
            <text:p>-6.784426519493</text:p>
          </table:table-cell>
          <table:table-cell office:value-type="float" office:value="-8.63156919412102" calcext:value-type="float">
            <text:p>-8.63156919412102</text:p>
          </table:table-cell>
          <table:table-cell office:value-type="float" office:value="-8.94181395300598" calcext:value-type="float">
            <text:p>-8.94181395300598</text:p>
          </table:table-cell>
          <table:table-cell office:value-type="float" office:value="-8.19863520288443" calcext:value-type="float">
            <text:p>-8.19863520288443</text:p>
          </table:table-cell>
          <table:table-cell office:value-type="float" office:value="-7.04246941690784" calcext:value-type="float">
            <text:p>-7.04246941690784</text:p>
          </table:table-cell>
          <table:table-cell office:value-type="float" office:value="-6.22017101529503" calcext:value-type="float">
            <text:p>-6.22017101529503</text:p>
          </table:table-cell>
          <table:table-cell office:value-type="float" office:value="-6.08026494764023" calcext:value-type="float">
            <text:p>-6.08026494764023</text:p>
          </table:table-cell>
          <table:table-cell office:value-type="float" office:value="-6.23479615035813" calcext:value-type="float">
            <text:p>-6.23479615035813</text:p>
          </table:table-cell>
          <table:table-cell office:value-type="float" office:value="-6.33107692611161" calcext:value-type="float">
            <text:p>-6.33107692611161</text:p>
          </table:table-cell>
          <table:table-cell office:value-type="float" office:value="-6.27562806597602" calcext:value-type="float">
            <text:p>-6.27562806597602</text:p>
          </table:table-cell>
          <table:table-cell office:value-type="float" office:value="-6.05430398251788" calcext:value-type="float">
            <text:p>-6.05430398251788</text:p>
          </table:table-cell>
          <table:table-cell office:value-type="float" office:value="-5.77945912404676" calcext:value-type="float">
            <text:p>-5.77945912404676</text:p>
          </table:table-cell>
          <table:table-cell office:value-type="float" office:value="-5.55759274899066" calcext:value-type="float">
            <text:p>-5.55759274899066</text:p>
          </table:table-cell>
          <table:table-cell office:value-type="float" office:value="-5.38581323725422" calcext:value-type="float">
            <text:p>-5.38581323725422</text:p>
          </table:table-cell>
          <table:table-cell office:value-type="float" office:value="-5.23212446710923" calcext:value-type="float">
            <text:p>-5.23212446710923</text:p>
          </table:table-cell>
          <table:table-cell office:value-type="float" office:value="-5.04860450965679" calcext:value-type="float">
            <text:p>-5.04860450965679</text:p>
          </table:table-cell>
          <table:table-cell office:value-type="float" office:value="-4.67689373724033" calcext:value-type="float">
            <text:p>-4.67689373724033</text:p>
          </table:table-cell>
          <table:table-cell office:value-type="float" office:value="-3.28742892726021" calcext:value-type="float">
            <text:p>-3.28742892726021</text:p>
          </table:table-cell>
          <table:table-cell office:value-type="float" office:value="0.307198171115794" calcext:value-type="float">
            <text:p>0.307198171115794</text:p>
          </table:table-cell>
          <table:table-cell office:value-type="float" office:value="8.08918570592349" calcext:value-type="float">
            <text:p>8.08918570592349</text:p>
          </table:table-cell>
          <table:table-cell office:value-type="float" office:value="22.2073639499456" calcext:value-type="float">
            <text:p>22.2073639499456</text:p>
          </table:table-cell>
          <table:table-cell office:value-type="float" office:value="42.2433958299532" calcext:value-type="float">
            <text:p>42.2433958299532</text:p>
          </table:table-cell>
          <table:table-cell office:value-type="float" office:value="65.903191316543" calcext:value-type="float">
            <text:p>65.903191316543</text:p>
          </table:table-cell>
          <table:table-cell office:value-type="float" office:value="86.8274700113582" calcext:value-type="float">
            <text:p>86.8274700113582</text:p>
          </table:table-cell>
          <table:table-cell office:value-type="float" office:value="95.6448927654367" calcext:value-type="float">
            <text:p>95.6448927654367</text:p>
          </table:table-cell>
          <table:table-cell office:value-type="float" office:value="86.8046247992184" calcext:value-type="float">
            <text:p>86.8046247992184</text:p>
          </table:table-cell>
          <table:table-cell office:value-type="float" office:value="58.825163979776" calcext:value-type="float">
            <text:p>58.825163979776</text:p>
          </table:table-cell>
          <table:table-cell office:value-type="float" office:value="17.859968514129" calcext:value-type="float">
            <text:p>17.859968514129</text:p>
          </table:table-cell>
          <table:table-cell office:value-type="float" office:value="-20.7771471443784" calcext:value-type="float">
            <text:p>-20.7771471443784</text:p>
          </table:table-cell>
          <table:table-cell office:value-type="float" office:value="-44.6444393209077" calcext:value-type="float">
            <text:p>-44.6444393209077</text:p>
          </table:table-cell>
          <table:table-cell office:value-type="float" office:value="-46.6820642274167" calcext:value-type="float">
            <text:p>-46.6820642274167</text:p>
          </table:table-cell>
          <table:table-cell office:value-type="float" office:value="-27.3690295787411" calcext:value-type="float">
            <text:p>-27.3690295787411</text:p>
          </table:table-cell>
          <table:table-cell office:value-type="float" office:value="-0.991043865306627" calcext:value-type="float">
            <text:p>-0.991043865306627</text:p>
          </table:table-cell>
          <table:table-cell office:value-type="float" office:value="19.0555475473011" calcext:value-type="float">
            <text:p>19.0555475473011</text:p>
          </table:table-cell>
          <table:table-cell office:value-type="float" office:value="25.5335169538809" calcext:value-type="float">
            <text:p>25.5335169538809</text:p>
          </table:table-cell>
          <table:table-cell office:value-type="float" office:value="15.9907340593735" calcext:value-type="float">
            <text:p>15.9907340593735</text:p>
          </table:table-cell>
          <table:table-cell office:value-type="float" office:value="0.198701596732419" calcext:value-type="float">
            <text:p>0.198701596732419</text:p>
          </table:table-cell>
          <table:table-cell office:value-type="float" office:value="-11.285632021486" calcext:value-type="float">
            <text:p>-11.285632021486</text:p>
          </table:table-cell>
          <table:table-cell office:value-type="float" office:value="-14.6171400777655" calcext:value-type="float">
            <text:p>-14.6171400777655</text:p>
          </table:table-cell>
          <table:table-cell office:value-type="float" office:value="-8.88779451358137" calcext:value-type="float">
            <text:p>-8.88779451358137</text:p>
          </table:table-cell>
          <table:table-cell office:value-type="float" office:value="0.350565671759304" calcext:value-type="float">
            <text:p>0.350565671759304</text:p>
          </table:table-cell>
          <table:table-cell office:value-type="float" office:value="6.19700899666" calcext:value-type="float">
            <text:p>6.19700899666</text:p>
          </table:table-cell>
          <table:table-cell office:value-type="float" office:value="7.19631401115417" calcext:value-type="float">
            <text:p>7.19631401115417</text:p>
          </table:table-cell>
          <table:table-cell office:value-type="float" office:value="4.37217946751805" calcext:value-type="float">
            <text:p>4.37217946751805</text:p>
          </table:table-cell>
          <table:table-cell office:value-type="float" office:value="0.351753599673916" calcext:value-type="float">
            <text:p>0.351753599673916</text:p>
          </table:table-cell>
          <table:table-cell office:value-type="float" office:value="-1.60690179671183" calcext:value-type="float">
            <text:p>-1.60690179671183</text:p>
          </table:table-cell>
          <table:table-cell office:value-type="float" office:value="-1.02805968898578" calcext:value-type="float">
            <text:p>-1.02805968898578</text:p>
          </table:table-cell>
          <table:table-cell office:value-type="float" office:value="0.694074015559126" calcext:value-type="float">
            <text:p>0.694074015559126</text:p>
          </table:table-cell>
          <table:table-cell office:value-type="float" office:value="2.40436533528734" calcext:value-type="float">
            <text:p>2.40436533528734</text:p>
          </table:table-cell>
          <table:table-cell office:value-type="float" office:value="3.21160065393723" calcext:value-type="float">
            <text:p>3.21160065393723</text:p>
          </table:table-cell>
          <table:table-cell office:value-type="float" office:value="3.0346369999405" calcext:value-type="float">
            <text:p>3.0346369999405</text:p>
          </table:table-cell>
          <table:table-cell office:value-type="float" office:value="2.63429211512357" calcext:value-type="float">
            <text:p>2.63429211512357</text:p>
          </table:table-cell>
          <table:table-cell office:value-type="float" office:value="2.4862959003424" calcext:value-type="float">
            <text:p>2.4862959003424</text:p>
          </table:table-cell>
          <table:table-cell office:value-type="float" office:value="2.63331755441962" calcext:value-type="float">
            <text:p>2.63331755441962</text:p>
          </table:table-cell>
          <table:table-cell office:value-type="float" office:value="3.00323495818022" calcext:value-type="float">
            <text:p>3.00323495818022</text:p>
          </table:table-cell>
          <table:table-cell office:value-type="float" office:value="3.38294165664599" calcext:value-type="float">
            <text:p>3.38294165664599</text:p>
          </table:table-cell>
          <table:table-cell office:value-type="float" office:value="3.63546163860401" calcext:value-type="float">
            <text:p>3.63546163860401</text:p>
          </table:table-cell>
          <table:table-cell office:value-type="float" office:value="3.81198593936804" calcext:value-type="float">
            <text:p>3.81198593936804</text:p>
          </table:table-cell>
          <table:table-cell office:value-type="float" office:value="3.97374361374769" calcext:value-type="float">
            <text:p>3.97374361374769</text:p>
          </table:table-cell>
          <table:table-cell office:value-type="float" office:value="4.14518328714858" calcext:value-type="float">
            <text:p>4.14518328714858</text:p>
          </table:table-cell>
          <table:table-cell office:value-type="float" office:value="4.33864902700486" calcext:value-type="float">
            <text:p>4.33864902700486</text:p>
          </table:table-cell>
          <table:table-cell office:value-type="float" office:value="4.54578654994777" calcext:value-type="float">
            <text:p>4.54578654994777</text:p>
          </table:table-cell>
          <table:table-cell office:value-type="float" office:value="4.75226745303196" calcext:value-type="float">
            <text:p>4.75226745303196</text:p>
          </table:table-cell>
          <table:table-cell office:value-type="float" office:value="4.9369852807496" calcext:value-type="float">
            <text:p>4.9369852807496</text:p>
          </table:table-cell>
          <table:table-cell office:value-type="float" office:value="5.0910789108188" calcext:value-type="float">
            <text:p>5.0910789108188</text:p>
          </table:table-cell>
          <table:table-cell office:value-type="float" office:value="5.28720909821478" calcext:value-type="float">
            <text:p>5.28720909821478</text:p>
          </table:table-cell>
          <table:table-cell office:value-type="float" office:value="5.68307363293226" calcext:value-type="float">
            <text:p>5.68307363293226</text:p>
          </table:table-cell>
          <table:table-cell office:value-type="float" office:value="6.85823402616467" calcext:value-type="float">
            <text:p>6.85823402616467</text:p>
          </table:table-cell>
          <table:table-cell office:value-type="float" office:value="9.53742880599291" calcext:value-type="float">
            <text:p>9.53742880599291</text:p>
          </table:table-cell>
          <table:table-cell office:value-type="float" office:value="13.969470433323" calcext:value-type="float">
            <text:p>13.969470433323</text:p>
          </table:table-cell>
          <table:table-cell office:value-type="float" office:value="20.017904725965" calcext:value-type="float">
            <text:p>20.017904725965</text:p>
          </table:table-cell>
          <table:table-cell office:value-type="float" office:value="26.0368539117653" calcext:value-type="float">
            <text:p>26.0368539117653</text:p>
          </table:table-cell>
          <table:table-cell office:value-type="float" office:value="29.339650333245" calcext:value-type="float">
            <text:p>29.339650333245</text:p>
          </table:table-cell>
          <table:table-cell office:value-type="float" office:value="28.2456097204927" calcext:value-type="float">
            <text:p>28.2456097204927</text:p>
          </table:table-cell>
          <table:table-cell office:value-type="float" office:value="22.088649638491" calcext:value-type="float">
            <text:p>22.088649638491</text:p>
          </table:table-cell>
          <table:table-cell office:value-type="float" office:value="12.515800728091" calcext:value-type="float">
            <text:p>12.515800728091</text:p>
          </table:table-cell>
          <table:table-cell office:value-type="float" office:value="3.73754362043216" calcext:value-type="float">
            <text:p>3.73754362043216</text:p>
          </table:table-cell>
          <table:table-cell office:value-type="float" office:value="-1.19523289607245" calcext:value-type="float">
            <text:p>-1.19523289607245</text:p>
          </table:table-cell>
          <table:table-cell office:value-type="float" office:value="-1.10042631800873" calcext:value-type="float">
            <text:p>-1.10042631800873</text:p>
          </table:table-cell>
          <table:table-cell office:value-type="float" office:value="3.3810011141631" calcext:value-type="float">
            <text:p>3.3810011141631</text:p>
          </table:table-cell>
          <table:table-cell office:value-type="float" office:value="8.60150404736626" calcext:value-type="float">
            <text:p>8.60150404736626</text:p>
          </table:table-cell>
          <table:table-cell office:value-type="float" office:value="11.6500669547691" calcext:value-type="float">
            <text:p>11.6500669547691</text:p>
          </table:table-cell>
          <table:table-cell office:value-type="float" office:value="11.9962626396095" calcext:value-type="float">
            <text:p>11.9962626396095</text:p>
          </table:table-cell>
          <table:table-cell office:value-type="float" office:value="9.99820955855495" calcext:value-type="float">
            <text:p>9.99820955855495</text:p>
          </table:table-cell>
          <table:table-cell office:value-type="float" office:value="7.63809965477454" calcext:value-type="float">
            <text:p>7.63809965477454</text:p>
          </table:table-cell>
          <table:table-cell office:value-type="float" office:value="6.68455821129676" calcext:value-type="float">
            <text:p>6.68455821129676</text:p>
          </table:table-cell>
          <table:table-cell office:value-type="float" office:value="7.01657238072506" calcext:value-type="float">
            <text:p>7.01657238072506</text:p>
          </table:table-cell>
          <table:table-cell office:value-type="float" office:value="8.04503639679876" calcext:value-type="float">
            <text:p>8.04503639679876</text:p>
          </table:table-cell>
          <table:table-cell office:value-type="float" office:value="9.04976998707002" calcext:value-type="float">
            <text:p>9.04976998707002</text:p>
          </table:table-cell>
          <table:table-cell office:value-type="float" office:value="9.39733711011867" calcext:value-type="float">
            <text:p>9.39733711011867</text:p>
          </table:table-cell>
          <table:table-cell office:value-type="float" office:value="9.24657163026652" calcext:value-type="float">
            <text:p>9.24657163026652</text:p>
          </table:table-cell>
          <table:table-cell office:value-type="float" office:value="9.03228809621805" calcext:value-type="float">
            <text:p>9.03228809621805</text:p>
          </table:table-cell>
          <table:table-cell office:value-type="float" office:value="8.93718186204056" calcext:value-type="float">
            <text:p>8.93718186204056</text:p>
          </table:table-cell>
          <table:table-cell office:value-type="float" office:value="9.00934057217419" calcext:value-type="float">
            <text:p>9.00934057217419</text:p>
          </table:table-cell>
          <table:table-cell office:value-type="float" office:value="9.18401727079258" calcext:value-type="float">
            <text:p>9.18401727079258</text:p>
          </table:table-cell>
          <table:table-cell office:value-type="float" office:value="9.33263574227655" calcext:value-type="float">
            <text:p>9.33263574227655</text:p>
          </table:table-cell>
          <table:table-cell office:value-type="float" office:value="9.41354814197476" calcext:value-type="float">
            <text:p>9.41354814197476</text:p>
          </table:table-cell>
          <table:table-cell office:value-type="float" office:value="9.45425871097272" calcext:value-type="float">
            <text:p>9.45425871097272</text:p>
          </table:table-cell>
          <table:table-cell office:value-type="float" office:value="9.49575451713917" calcext:value-type="float">
            <text:p>9.49575451713917</text:p>
          </table:table-cell>
          <table:table-cell office:value-type="float" office:value="9.60360252363628" calcext:value-type="float">
            <text:p>9.60360252363628</text:p>
          </table:table-cell>
          <table:table-cell office:value-type="float" office:value="10.2914917966365" calcext:value-type="float">
            <text:p>10.2914917966365</text:p>
          </table:table-cell>
          <table:table-cell office:value-type="float" office:value="12.6276898343993" calcext:value-type="float">
            <text:p>12.6276898343993</text:p>
          </table:table-cell>
          <table:table-cell office:value-type="float" office:value="18.1947235560021" calcext:value-type="float">
            <text:p>18.1947235560021</text:p>
          </table:table-cell>
          <table:table-cell office:value-type="float" office:value="29.2992498711908" calcext:value-type="float">
            <text:p>29.2992498711908</text:p>
          </table:table-cell>
          <table:table-cell office:value-type="float" office:value="46.9035960760193" calcext:value-type="float">
            <text:p>46.9035960760193</text:p>
          </table:table-cell>
          <table:table-cell office:value-type="float" office:value="69.252008830065" calcext:value-type="float">
            <text:p>69.252008830065</text:p>
          </table:table-cell>
          <table:table-cell office:value-type="float" office:value="92.2972769708379" calcext:value-type="float">
            <text:p>92.2972769708379</text:p>
          </table:table-cell>
          <table:table-cell office:value-type="float" office:value="107.137849028661" calcext:value-type="float">
            <text:p>107.137849028661</text:p>
          </table:table-cell>
          <table:table-cell office:value-type="float" office:value="105.846802188289" calcext:value-type="float">
            <text:p>105.846802188289</text:p>
          </table:table-cell>
          <table:table-cell office:value-type="float" office:value="85.8448316027128" calcext:value-type="float">
            <text:p>85.8448316027128</text:p>
          </table:table-cell>
          <table:table-cell office:value-type="float" office:value="48.4748381535109" calcext:value-type="float">
            <text:p>48.4748381535109</text:p>
          </table:table-cell>
          <table:table-cell office:value-type="float" office:value="6.7287511686212" calcext:value-type="float">
            <text:p>6.7287511686212</text:p>
          </table:table-cell>
          <table:table-cell office:value-type="float" office:value="-24.6189608016305" calcext:value-type="float">
            <text:p>-24.6189608016305</text:p>
          </table:table-cell>
          <table:table-cell office:value-type="float" office:value="-36.9091790353821" calcext:value-type="float">
            <text:p>-36.9091790353821</text:p>
          </table:table-cell>
          <table:table-cell office:value-type="float" office:value="-25.5874888191748" calcext:value-type="float">
            <text:p>-25.5874888191748</text:p>
          </table:table-cell>
          <table:table-cell office:value-type="float" office:value="-0.500375771429681" calcext:value-type="float">
            <text:p>-0.500375771429681</text:p>
          </table:table-cell>
          <table:table-cell office:value-type="float" office:value="23.1294818060376" calcext:value-type="float">
            <text:p>23.1294818060376</text:p>
          </table:table-cell>
          <table:table-cell office:value-type="float" office:value="35.8826710559499" calcext:value-type="float">
            <text:p>35.8826710559499</text:p>
          </table:table-cell>
          <table:table-cell office:value-type="float" office:value="32.2897617469467" calcext:value-type="float">
            <text:p>32.2897617469467</text:p>
          </table:table-cell>
          <table:table-cell office:value-type="float" office:value="17.4031194299846" calcext:value-type="float">
            <text:p>17.4031194299846</text:p>
          </table:table-cell>
          <table:table-cell office:value-type="float" office:value="2.98068586090083" calcext:value-type="float">
            <text:p>2.98068586090083</text:p>
          </table:table-cell>
          <table:table-cell office:value-type="float" office:value="-4.32974048658708" calcext:value-type="float">
            <text:p>-4.32974048658708</text:p>
          </table:table-cell>
          <table:table-cell office:value-type="float" office:value="-2.45143581640342" calcext:value-type="float">
            <text:p>-2.45143581640342</text:p>
          </table:table-cell>
          <table:table-cell office:value-type="float" office:value="5.9641197240899" calcext:value-type="float">
            <text:p>5.9641197240899</text:p>
          </table:table-cell>
          <table:table-cell office:value-type="float" office:value="13.5439501795127" calcext:value-type="float">
            <text:p>13.5439501795127</text:p>
          </table:table-cell>
          <table:table-cell office:value-type="float" office:value="16.2132851208779" calcext:value-type="float">
            <text:p>16.2132851208779</text:p>
          </table:table-cell>
          <table:table-cell office:value-type="float" office:value="14.5303700959125" calcext:value-type="float">
            <text:p>14.5303700959125</text:p>
          </table:table-cell>
          <table:table-cell office:value-type="float" office:value="10.3026648054315" calcext:value-type="float">
            <text:p>10.3026648054315</text:p>
          </table:table-cell>
          <table:table-cell office:value-type="float" office:value="6.868798050833" calcext:value-type="float">
            <text:p>6.868798050833</text:p>
          </table:table-cell>
          <table:table-cell office:value-type="float" office:value="6.23433649162103" calcext:value-type="float">
            <text:p>6.23433649162103</text:p>
          </table:table-cell>
          <table:table-cell office:value-type="float" office:value="7.33645223214091" calcext:value-type="float">
            <text:p>7.33645223214091</text:p>
          </table:table-cell>
          <table:table-cell office:value-type="float" office:value="8.85992031084718" calcext:value-type="float">
            <text:p>8.85992031084718</text:p>
          </table:table-cell>
          <table:table-cell office:value-type="float" office:value="9.8334120866592" calcext:value-type="float">
            <text:p>9.8334120866592</text:p>
          </table:table-cell>
          <table:table-cell office:value-type="float" office:value="9.67855522581758" calcext:value-type="float">
            <text:p>9.67855522581758</text:p>
          </table:table-cell>
          <table:table-cell office:value-type="float" office:value="8.9620322138119" calcext:value-type="float">
            <text:p>8.9620322138119</text:p>
          </table:table-cell>
          <table:table-cell office:value-type="float" office:value="8.37317535230993" calcext:value-type="float">
            <text:p>8.37317535230993</text:p>
          </table:table-cell>
          <table:table-cell office:value-type="float" office:value="8.07167940364877" calcext:value-type="float">
            <text:p>8.07167940364877</text:p>
          </table:table-cell>
          <table:table-cell office:value-type="float" office:value="8.04412679089459" calcext:value-type="float">
            <text:p>8.04412679089459</text:p>
          </table:table-cell>
          <table:table-cell office:value-type="float" office:value="8.11944498691154" calcext:value-type="float">
            <text:p>8.11944498691154</text:p>
          </table:table-cell>
          <table:table-cell office:value-type="float" office:value="8.09635423224646" calcext:value-type="float">
            <text:p>8.09635423224646</text:p>
          </table:table-cell>
          <table:table-cell office:value-type="float" office:value="7.96372475279081" calcext:value-type="float">
            <text:p>7.96372475279081</text:p>
          </table:table-cell>
          <table:table-cell office:value-type="float" office:value="7.79287765866034" calcext:value-type="float">
            <text:p>7.79287765866034</text:p>
          </table:table-cell>
          <table:table-cell office:value-type="float" office:value="7.62182446021556" calcext:value-type="float">
            <text:p>7.62182446021556</text:p>
          </table:table-cell>
          <table:table-cell office:value-type="float" office:value="7.46803382442499" calcext:value-type="float">
            <text:p>7.46803382442499</text:p>
          </table:table-cell>
          <table:table-cell office:value-type="float" office:value="7.33151368021218" calcext:value-type="float">
            <text:p>7.33151368021218</text:p>
          </table:table-cell>
          <table:table-cell office:value-type="float" office:value="7.19962577716227" calcext:value-type="float">
            <text:p>7.19962577716227</text:p>
          </table:table-cell>
          <table:table-cell office:value-type="float" office:value="7.05432634363712" calcext:value-type="float">
            <text:p>7.05432634363712</text:p>
          </table:table-cell>
          <table:table-cell office:value-type="float" office:value="6.87491655722328" calcext:value-type="float">
            <text:p>6.87491655722328</text:p>
          </table:table-cell>
          <table:table-cell office:value-type="float" office:value="6.69680395441421" calcext:value-type="float">
            <text:p>6.69680395441421</text:p>
          </table:table-cell>
          <table:table-cell office:value-type="float" office:value="6.62430637046271" calcext:value-type="float">
            <text:p>6.62430637046271</text:p>
          </table:table-cell>
          <table:table-cell office:value-type="float" office:value="7.02992112723666" calcext:value-type="float">
            <text:p>7.02992112723666</text:p>
          </table:table-cell>
          <table:table-cell office:value-type="float" office:value="8.6558933373739" calcext:value-type="float">
            <text:p>8.6558933373739</text:p>
          </table:table-cell>
          <table:table-cell office:value-type="float" office:value="12.0014168786265" calcext:value-type="float">
            <text:p>12.0014168786265</text:p>
          </table:table-cell>
          <table:table-cell office:value-type="float" office:value="17.0821871979828" calcext:value-type="float">
            <text:p>17.0821871979828</text:p>
          </table:table-cell>
          <table:table-cell office:value-type="float" office:value="23.094835977886" calcext:value-type="float">
            <text:p>23.094835977886</text:p>
          </table:table-cell>
          <table:table-cell office:value-type="float" office:value="27.5106545621862" calcext:value-type="float">
            <text:p>27.5106545621862</text:p>
          </table:table-cell>
          <table:table-cell office:value-type="float" office:value="28.0359455729201" calcext:value-type="float">
            <text:p>28.0359455729201</text:p>
          </table:table-cell>
          <table:table-cell office:value-type="float" office:value="23.7219831276288" calcext:value-type="float">
            <text:p>23.7219831276288</text:p>
          </table:table-cell>
          <table:table-cell office:value-type="float" office:value="14.7779897102271" calcext:value-type="float">
            <text:p>14.7779897102271</text:p>
          </table:table-cell>
          <table:table-cell office:value-type="float" office:value="4.80119292300941" calcext:value-type="float">
            <text:p>4.80119292300941</text:p>
          </table:table-cell>
          <table:table-cell office:value-type="float" office:value="-2.29212305205244" calcext:value-type="float">
            <text:p>-2.29212305205244</text:p>
          </table:table-cell>
          <table:table-cell office:value-type="float" office:value="-4.78717861594347" calcext:value-type="float">
            <text:p>-4.78717861594347</text:p>
          </table:table-cell>
          <table:table-cell office:value-type="float" office:value="-2.14976549393821" calcext:value-type="float">
            <text:p>-2.14976549393821</text:p>
          </table:table-cell>
          <table:table-cell office:value-type="float" office:value="2.90159963861493" calcext:value-type="float">
            <text:p>2.90159963861493</text:p>
          </table:table-cell>
          <table:table-cell office:value-type="float" office:value="6.69124293159837" calcext:value-type="float">
            <text:p>6.69124293159837</text:p>
          </table:table-cell>
          <table:table-cell office:value-type="float" office:value="7.87347358933131" calcext:value-type="float">
            <text:p>7.87347358933131</text:p>
          </table:table-cell>
          <table:table-cell office:value-type="float" office:value="6.37061290797705" calcext:value-type="float">
            <text:p>6.37061290797705</text:p>
          </table:table-cell>
          <table:table-cell office:value-type="float" office:value="3.55686951191619" calcext:value-type="float">
            <text:p>3.55686951191619</text:p>
          </table:table-cell>
          <table:table-cell office:value-type="float" office:value="1.59248818352521" calcext:value-type="float">
            <text:p>1.59248818352521</text:p>
          </table:table-cell>
          <table:table-cell office:value-type="float" office:value="1.12394298769788" calcext:value-type="float">
            <text:p>1.12394298769788</text:p>
          </table:table-cell>
          <table:table-cell office:value-type="float" office:value="1.61539879553857" calcext:value-type="float">
            <text:p>1.61539879553857</text:p>
          </table:table-cell>
          <table:table-cell office:value-type="float" office:value="2.40418989508456" calcext:value-type="float">
            <text:p>2.40418989508456</text:p>
          </table:table-cell>
          <table:table-cell office:value-type="float" office:value="2.75063192665549" calcext:value-type="float">
            <text:p>2.75063192665549</text:p>
          </table:table-cell>
          <table:table-cell office:value-type="float" office:value="2.44196008981934" calcext:value-type="float">
            <text:p>2.44196008981934</text:p>
          </table:table-cell>
          <table:table-cell office:value-type="float" office:value="1.90327276254046" calcext:value-type="float">
            <text:p>1.90327276254046</text:p>
          </table:table-cell>
          <table:table-cell office:value-type="float" office:value="1.44441841390332" calcext:value-type="float">
            <text:p>1.44441841390332</text:p>
          </table:table-cell>
          <table:table-cell office:value-type="float" office:value="1.1424667176943" calcext:value-type="float">
            <text:p>1.1424667176943</text:p>
          </table:table-cell>
          <table:table-cell office:value-type="float" office:value="0.992350155761901" calcext:value-type="float">
            <text:p>0.992350155761901</text:p>
          </table:table-cell>
          <table:table-cell office:value-type="float" office:value="0.869413879841493" calcext:value-type="float">
            <text:p>0.869413879841493</text:p>
          </table:table-cell>
          <table:table-cell office:value-type="float" office:value="0.682729090922341" calcext:value-type="float">
            <text:p>0.682729090922341</text:p>
          </table:table-cell>
          <table:table-cell office:value-type="float" office:value="0.455526303380303" calcext:value-type="float">
            <text:p>0.455526303380303</text:p>
          </table:table-cell>
          <table:table-cell office:value-type="float" office:value="0.22177290953288" calcext:value-type="float">
            <text:p>0.22177290953288</text:p>
          </table:table-cell>
          <table:table-cell office:value-type="float" office:value="-0.00375925709198415" calcext:value-type="float">
            <text:p>-0.003759257091984</text:p>
          </table:table-cell>
          <table:table-cell office:value-type="float" office:value="0" calcext:value-type="float">
            <text:p>0</text:p>
          </table:table-cell>
          <table:table-cell office:value-type="float" office:value="2789" calcext:value-type="float">
            <text:p>2789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7901262783462" calcext:value-type="float">
            <text:p>1.07901262783462</text:p>
          </table:table-cell>
          <table:table-cell office:value-type="float" office:value="4.92238468259919" calcext:value-type="float">
            <text:p>4.92238468259919</text:p>
          </table:table-cell>
          <table:table-cell office:value-type="float" office:value="17.2368054833304" calcext:value-type="float">
            <text:p>17.2368054833304</text:p>
          </table:table-cell>
          <table:table-cell office:value-type="float" office:value="39.8002601198725" calcext:value-type="float">
            <text:p>39.8002601198725</text:p>
          </table:table-cell>
          <table:table-cell office:value-type="float" office:value="72.3323781864196" calcext:value-type="float">
            <text:p>72.3323781864196</text:p>
          </table:table-cell>
          <table:table-cell office:value-type="float" office:value="101.515178877509" calcext:value-type="float">
            <text:p>101.515178877509</text:p>
          </table:table-cell>
          <table:table-cell office:value-type="float" office:value="109.1181240162" calcext:value-type="float">
            <text:p>109.1181240162</text:p>
          </table:table-cell>
          <table:table-cell office:value-type="float" office:value="79.5826390564349" calcext:value-type="float">
            <text:p>79.5826390564349</text:p>
          </table:table-cell>
          <table:table-cell office:value-type="float" office:value="23.1141040179461" calcext:value-type="float">
            <text:p>23.1141040179461</text:p>
          </table:table-cell>
          <table:table-cell office:value-type="float" office:value="-32.7306709228577" calcext:value-type="float">
            <text:p>-32.7306709228577</text:p>
          </table:table-cell>
          <table:table-cell office:value-type="float" office:value="-52.3388751194879" calcext:value-type="float">
            <text:p>-52.3388751194879</text:p>
          </table:table-cell>
          <table:table-cell office:value-type="float" office:value="-30.7473331388876" calcext:value-type="float">
            <text:p>-30.7473331388876</text:p>
          </table:table-cell>
          <table:table-cell office:value-type="float" office:value="10.5073646686116" calcext:value-type="float">
            <text:p>10.5073646686116</text:p>
          </table:table-cell>
          <table:table-cell office:value-type="float" office:value="33.2818769838094" calcext:value-type="float">
            <text:p>33.2818769838094</text:p>
          </table:table-cell>
          <table:table-cell office:value-type="float" office:value="24.6229876301343" calcext:value-type="float">
            <text:p>24.6229876301343</text:p>
          </table:table-cell>
          <table:table-cell office:value-type="float" office:value="-1.34452625123088" calcext:value-type="float">
            <text:p>-1.34452625123088</text:p>
          </table:table-cell>
          <table:table-cell office:value-type="float" office:value="-16.9220284716997" calcext:value-type="float">
            <text:p>-16.9220284716997</text:p>
          </table:table-cell>
          <table:table-cell office:value-type="float" office:value="-11.1962814046477" calcext:value-type="float">
            <text:p>-11.1962814046477</text:p>
          </table:table-cell>
          <table:table-cell office:value-type="float" office:value="4.06278522909163" calcext:value-type="float">
            <text:p>4.06278522909163</text:p>
          </table:table-cell>
          <table:table-cell office:value-type="float" office:value="12.6651286336657" calcext:value-type="float">
            <text:p>12.6651286336657</text:p>
          </table:table-cell>
          <table:table-cell office:value-type="float" office:value="8.36449250174828" calcext:value-type="float">
            <text:p>8.36449250174828</text:p>
          </table:table-cell>
          <table:table-cell office:value-type="float" office:value="0.678185590467561" calcext:value-type="float">
            <text:p>0.678185590467561</text:p>
          </table:table-cell>
          <table:table-cell office:value-type="float" office:value="-2.66113898704276" calcext:value-type="float">
            <text:p>-2.66113898704276</text:p>
          </table:table-cell>
          <table:table-cell office:value-type="float" office:value="0.419900438798505" calcext:value-type="float">
            <text:p>0.419900438798505</text:p>
          </table:table-cell>
          <table:table-cell office:value-type="float" office:value="3.95880120328751" calcext:value-type="float">
            <text:p>3.95880120328751</text:p>
          </table:table-cell>
          <table:table-cell office:value-type="float" office:value="4.91032623208411" calcext:value-type="float">
            <text:p>4.91032623208411</text:p>
          </table:table-cell>
          <table:table-cell office:value-type="float" office:value="3.50697110127771" calcext:value-type="float">
            <text:p>3.50697110127771</text:p>
          </table:table-cell>
          <table:table-cell office:value-type="float" office:value="2.39764350210857" calcext:value-type="float">
            <text:p>2.39764350210857</text:p>
          </table:table-cell>
          <table:table-cell office:value-type="float" office:value="2.54229035352758" calcext:value-type="float">
            <text:p>2.54229035352758</text:p>
          </table:table-cell>
          <table:table-cell office:value-type="float" office:value="3.22034066275588" calcext:value-type="float">
            <text:p>3.22034066275588</text:p>
          </table:table-cell>
          <table:table-cell office:value-type="float" office:value="3.64438156667237" calcext:value-type="float">
            <text:p>3.64438156667237</text:p>
          </table:table-cell>
          <table:table-cell office:value-type="float" office:value="3.63110520773383" calcext:value-type="float">
            <text:p>3.63110520773383</text:p>
          </table:table-cell>
          <table:table-cell office:value-type="float" office:value="3.58534052157741" calcext:value-type="float">
            <text:p>3.58534052157741</text:p>
          </table:table-cell>
          <table:table-cell office:value-type="float" office:value="3.65137409275092" calcext:value-type="float">
            <text:p>3.65137409275092</text:p>
          </table:table-cell>
          <table:table-cell office:value-type="float" office:value="3.80791482777007" calcext:value-type="float">
            <text:p>3.80791482777007</text:p>
          </table:table-cell>
          <table:table-cell office:value-type="float" office:value="3.94384631434252" calcext:value-type="float">
            <text:p>3.94384631434252</text:p>
          </table:table-cell>
          <table:table-cell office:value-type="float" office:value="4.04765729813068" calcext:value-type="float">
            <text:p>4.04765729813068</text:p>
          </table:table-cell>
          <table:table-cell office:value-type="float" office:value="4.1451925354399" calcext:value-type="float">
            <text:p>4.1451925354399</text:p>
          </table:table-cell>
          <table:table-cell office:value-type="float" office:value="4.2467782930544" calcext:value-type="float">
            <text:p>4.2467782930544</text:p>
          </table:table-cell>
          <table:table-cell office:value-type="float" office:value="4.35737312802468" calcext:value-type="float">
            <text:p>4.35737312802468</text:p>
          </table:table-cell>
          <table:table-cell office:value-type="float" office:value="4.46800619305603" calcext:value-type="float">
            <text:p>4.46800619305603</text:p>
          </table:table-cell>
          <table:table-cell office:value-type="float" office:value="4.54779067957736" calcext:value-type="float">
            <text:p>4.54779067957736</text:p>
          </table:table-cell>
          <table:table-cell office:value-type="float" office:value="4.67563096310303" calcext:value-type="float">
            <text:p>4.67563096310303</text:p>
          </table:table-cell>
          <table:table-cell office:value-type="float" office:value="5.32358578357883" calcext:value-type="float">
            <text:p>5.32358578357883</text:p>
          </table:table-cell>
          <table:table-cell office:value-type="float" office:value="7.99953911160733" calcext:value-type="float">
            <text:p>7.99953911160733</text:p>
          </table:table-cell>
          <table:table-cell office:value-type="float" office:value="14.0386856706706" calcext:value-type="float">
            <text:p>14.0386856706706</text:p>
          </table:table-cell>
          <table:table-cell office:value-type="float" office:value="23.3785657207558" calcext:value-type="float">
            <text:p>23.3785657207558</text:p>
          </table:table-cell>
          <table:table-cell office:value-type="float" office:value="31.2296693761805" calcext:value-type="float">
            <text:p>31.2296693761805</text:p>
          </table:table-cell>
          <table:table-cell office:value-type="float" office:value="31.8674208713497" calcext:value-type="float">
            <text:p>31.8674208713497</text:p>
          </table:table-cell>
          <table:table-cell office:value-type="float" office:value="21.6267442168906" calcext:value-type="float">
            <text:p>21.6267442168906</text:p>
          </table:table-cell>
          <table:table-cell office:value-type="float" office:value="6.39450357110314" calcext:value-type="float">
            <text:p>6.39450357110314</text:p>
          </table:table-cell>
          <table:table-cell office:value-type="float" office:value="-4.63934107379798" calcext:value-type="float">
            <text:p>-4.63934107379798</text:p>
          </table:table-cell>
          <table:table-cell office:value-type="float" office:value="-4.37849611608257" calcext:value-type="float">
            <text:p>-4.37849611608257</text:p>
          </table:table-cell>
          <table:table-cell office:value-type="float" office:value="3.51244371801879" calcext:value-type="float">
            <text:p>3.51244371801879</text:p>
          </table:table-cell>
          <table:table-cell office:value-type="float" office:value="10.5554602859193" calcext:value-type="float">
            <text:p>10.5554602859193</text:p>
          </table:table-cell>
          <table:table-cell office:value-type="float" office:value="11.1110626257501" calcext:value-type="float">
            <text:p>11.1110626257501</text:p>
          </table:table-cell>
          <table:table-cell office:value-type="float" office:value="6.9695244936911" calcext:value-type="float">
            <text:p>6.9695244936911</text:p>
          </table:table-cell>
          <table:table-cell office:value-type="float" office:value="3.93445218544855" calcext:value-type="float">
            <text:p>3.93445218544855</text:p>
          </table:table-cell>
          <table:table-cell office:value-type="float" office:value="4.11947088194012" calcext:value-type="float">
            <text:p>4.11947088194012</text:p>
          </table:table-cell>
          <table:table-cell office:value-type="float" office:value="6.29332467058159" calcext:value-type="float">
            <text:p>6.29332467058159</text:p>
          </table:table-cell>
          <table:table-cell office:value-type="float" office:value="7.38384617757259" calcext:value-type="float">
            <text:p>7.38384617757259</text:p>
          </table:table-cell>
          <table:table-cell office:value-type="float" office:value="7.17343167115082" calcext:value-type="float">
            <text:p>7.17343167115082</text:p>
          </table:table-cell>
          <table:table-cell office:value-type="float" office:value="6.52269272487857" calcext:value-type="float">
            <text:p>6.52269272487857</text:p>
          </table:table-cell>
          <table:table-cell office:value-type="float" office:value="6.42231445917924" calcext:value-type="float">
            <text:p>6.42231445917924</text:p>
          </table:table-cell>
          <table:table-cell office:value-type="float" office:value="6.71180321298068" calcext:value-type="float">
            <text:p>6.71180321298068</text:p>
          </table:table-cell>
          <table:table-cell office:value-type="float" office:value="6.95835727600714" calcext:value-type="float">
            <text:p>6.95835727600714</text:p>
          </table:table-cell>
          <table:table-cell office:value-type="float" office:value="7.05160487312268" calcext:value-type="float">
            <text:p>7.05160487312268</text:p>
          </table:table-cell>
          <table:table-cell office:value-type="float" office:value="7.08034424564577" calcext:value-type="float">
            <text:p>7.08034424564577</text:p>
          </table:table-cell>
          <table:table-cell office:value-type="float" office:value="7.15591182201898" calcext:value-type="float">
            <text:p>7.15591182201898</text:p>
          </table:table-cell>
          <table:table-cell office:value-type="float" office:value="7.24450903995212" calcext:value-type="float">
            <text:p>7.24450903995212</text:p>
          </table:table-cell>
          <table:table-cell office:value-type="float" office:value="7.34323045764574" calcext:value-type="float">
            <text:p>7.34323045764574</text:p>
          </table:table-cell>
          <table:table-cell office:value-type="float" office:value="7.81449039773113" calcext:value-type="float">
            <text:p>7.81449039773113</text:p>
          </table:table-cell>
          <table:table-cell office:value-type="float" office:value="10.1325264752985" calcext:value-type="float">
            <text:p>10.1325264752985</text:p>
          </table:table-cell>
          <table:table-cell office:value-type="float" office:value="17.7456626128796" calcext:value-type="float">
            <text:p>17.7456626128796</text:p>
          </table:table-cell>
          <table:table-cell office:value-type="float" office:value="35.1093811668984" calcext:value-type="float">
            <text:p>35.1093811668984</text:p>
          </table:table-cell>
          <table:table-cell office:value-type="float" office:value="63.8217804850511" calcext:value-type="float">
            <text:p>63.8217804850511</text:p>
          </table:table-cell>
          <table:table-cell office:value-type="float" office:value="96.7266096204751" calcext:value-type="float">
            <text:p>96.7266096204751</text:p>
          </table:table-cell>
          <table:table-cell office:value-type="float" office:value="116.715116534593" calcext:value-type="float">
            <text:p>116.715116534593</text:p>
          </table:table-cell>
          <table:table-cell office:value-type="float" office:value="105.34746626208" calcext:value-type="float">
            <text:p>105.34746626208</text:p>
          </table:table-cell>
          <table:table-cell office:value-type="float" office:value="58.6883660435166" calcext:value-type="float">
            <text:p>58.6883660435166</text:p>
          </table:table-cell>
          <table:table-cell office:value-type="float" office:value="-1.86066271619606" calcext:value-type="float">
            <text:p>-1.86066271619606</text:p>
          </table:table-cell>
          <table:table-cell office:value-type="float" office:value="-41.9853189293499" calcext:value-type="float">
            <text:p>-41.9853189293499</text:p>
          </table:table-cell>
          <table:table-cell office:value-type="float" office:value="-37.9483623211813" calcext:value-type="float">
            <text:p>-37.9483623211813</text:p>
          </table:table-cell>
          <table:table-cell office:value-type="float" office:value="-1.85383565835113" calcext:value-type="float">
            <text:p>-1.85383565835113</text:p>
          </table:table-cell>
          <table:table-cell office:value-type="float" office:value="33.9896773715868" calcext:value-type="float">
            <text:p>33.9896773715868</text:p>
          </table:table-cell>
          <table:table-cell office:value-type="float" office:value="38.9362948291461" calcext:value-type="float">
            <text:p>38.9362948291461</text:p>
          </table:table-cell>
          <table:table-cell office:value-type="float" office:value="18.2875770063804" calcext:value-type="float">
            <text:p>18.2875770063804</text:p>
          </table:table-cell>
          <table:table-cell office:value-type="float" office:value="-5.74970189349489" calcext:value-type="float">
            <text:p>-5.74970189349489</text:p>
          </table:table-cell>
          <table:table-cell office:value-type="float" office:value="-9.04592803907522" calcext:value-type="float">
            <text:p>-9.04592803907522</text:p>
          </table:table-cell>
          <table:table-cell office:value-type="float" office:value="3.50787358964647" calcext:value-type="float">
            <text:p>3.50787358964647</text:p>
          </table:table-cell>
          <table:table-cell office:value-type="float" office:value="17.2512879781386" calcext:value-type="float">
            <text:p>17.2512879781386</text:p>
          </table:table-cell>
          <table:table-cell office:value-type="float" office:value="18.1418270587007" calcext:value-type="float">
            <text:p>18.1418270587007</text:p>
          </table:table-cell>
          <table:table-cell office:value-type="float" office:value="10.7883203828052" calcext:value-type="float">
            <text:p>10.7883203828052</text:p>
          </table:table-cell>
          <table:table-cell office:value-type="float" office:value="4.58438720184153" calcext:value-type="float">
            <text:p>4.58438720184153</text:p>
          </table:table-cell>
          <table:table-cell office:value-type="float" office:value="5.09161226999847" calcext:value-type="float">
            <text:p>5.09161226999847</text:p>
          </table:table-cell>
          <table:table-cell office:value-type="float" office:value="9.09268156382214" calcext:value-type="float">
            <text:p>9.09268156382214</text:p>
          </table:table-cell>
          <table:table-cell office:value-type="float" office:value="11.306186453228" calcext:value-type="float">
            <text:p>11.306186453228</text:p>
          </table:table-cell>
          <table:table-cell office:value-type="float" office:value="10.7270597171458" calcext:value-type="float">
            <text:p>10.7270597171458</text:p>
          </table:table-cell>
          <table:table-cell office:value-type="float" office:value="9.10190725376823" calcext:value-type="float">
            <text:p>9.10190725376823</text:p>
          </table:table-cell>
          <table:table-cell office:value-type="float" office:value="8.68046814049951" calcext:value-type="float">
            <text:p>8.68046814049951</text:p>
          </table:table-cell>
          <table:table-cell office:value-type="float" office:value="9.15520348721376" calcext:value-type="float">
            <text:p>9.15520348721376</text:p>
          </table:table-cell>
          <table:table-cell office:value-type="float" office:value="9.73474353140866" calcext:value-type="float">
            <text:p>9.73474353140866</text:p>
          </table:table-cell>
          <table:table-cell office:value-type="float" office:value="9.82564020924465" calcext:value-type="float">
            <text:p>9.82564020924465</text:p>
          </table:table-cell>
          <table:table-cell office:value-type="float" office:value="9.70333884137008" calcext:value-type="float">
            <text:p>9.70333884137008</text:p>
          </table:table-cell>
          <table:table-cell office:value-type="float" office:value="9.65612892750021" calcext:value-type="float">
            <text:p>9.65612892750021</text:p>
          </table:table-cell>
          <table:table-cell office:value-type="float" office:value="9.72792231701941" calcext:value-type="float">
            <text:p>9.72792231701941</text:p>
          </table:table-cell>
          <table:table-cell office:value-type="float" office:value="9.82707672043011" calcext:value-type="float">
            <text:p>9.82707672043011</text:p>
          </table:table-cell>
          <table:table-cell office:value-type="float" office:value="9.88497413306089" calcext:value-type="float">
            <text:p>9.88497413306089</text:p>
          </table:table-cell>
          <table:table-cell office:value-type="float" office:value="9.92613470527405" calcext:value-type="float">
            <text:p>9.92613470527405</text:p>
          </table:table-cell>
          <table:table-cell office:value-type="float" office:value="9.966799795492" calcext:value-type="float">
            <text:p>9.966799795492</text:p>
          </table:table-cell>
          <table:table-cell office:value-type="float" office:value="10.0141081731469" calcext:value-type="float">
            <text:p>10.0141081731469</text:p>
          </table:table-cell>
          <table:table-cell office:value-type="float" office:value="10.0688489740068" calcext:value-type="float">
            <text:p>10.0688489740068</text:p>
          </table:table-cell>
          <table:table-cell office:value-type="float" office:value="10.1044400858385" calcext:value-type="float">
            <text:p>10.1044400858385</text:p>
          </table:table-cell>
          <table:table-cell office:value-type="float" office:value="10.1292988280402" calcext:value-type="float">
            <text:p>10.1292988280402</text:p>
          </table:table-cell>
          <table:table-cell office:value-type="float" office:value="10.341017314327" calcext:value-type="float">
            <text:p>10.341017314327</text:p>
          </table:table-cell>
          <table:table-cell office:value-type="float" office:value="11.7970573836228" calcext:value-type="float">
            <text:p>11.7970573836228</text:p>
          </table:table-cell>
          <table:table-cell office:value-type="float" office:value="16.0770138737673" calcext:value-type="float">
            <text:p>16.0770138737673</text:p>
          </table:table-cell>
          <table:table-cell office:value-type="float" office:value="24.0973024550801" calcext:value-type="float">
            <text:p>24.0973024550801</text:p>
          </table:table-cell>
          <table:table-cell office:value-type="float" office:value="33.3471061963784" calcext:value-type="float">
            <text:p>33.3471061963784</text:p>
          </table:table-cell>
          <table:table-cell office:value-type="float" office:value="37.9483299584913" calcext:value-type="float">
            <text:p>37.9483299584913</text:p>
          </table:table-cell>
          <table:table-cell office:value-type="float" office:value="32.7206746408794" calcext:value-type="float">
            <text:p>32.7206746408794</text:p>
          </table:table-cell>
          <table:table-cell office:value-type="float" office:value="18.5544979252891" calcext:value-type="float">
            <text:p>18.5544979252891</text:p>
          </table:table-cell>
          <table:table-cell office:value-type="float" office:value="4.43151821327989" calcext:value-type="float">
            <text:p>4.43151821327989</text:p>
          </table:table-cell>
          <table:table-cell office:value-type="float" office:value="-1.11916050843414" calcext:value-type="float">
            <text:p>-1.11916050843414</text:p>
          </table:table-cell>
          <table:table-cell office:value-type="float" office:value="4.29119511551334" calcext:value-type="float">
            <text:p>4.29119511551334</text:p>
          </table:table-cell>
          <table:table-cell office:value-type="float" office:value="12.5340854933544" calcext:value-type="float">
            <text:p>12.5340854933544</text:p>
          </table:table-cell>
          <table:table-cell office:value-type="float" office:value="16.515033262492" calcext:value-type="float">
            <text:p>16.515033262492</text:p>
          </table:table-cell>
          <table:table-cell office:value-type="float" office:value="13.6805430522915" calcext:value-type="float">
            <text:p>13.6805430522915</text:p>
          </table:table-cell>
          <table:table-cell office:value-type="float" office:value="9.58194740339153" calcext:value-type="float">
            <text:p>9.58194740339153</text:p>
          </table:table-cell>
          <table:table-cell office:value-type="float" office:value="8.06947093575227" calcext:value-type="float">
            <text:p>8.06947093575227</text:p>
          </table:table-cell>
          <table:table-cell office:value-type="float" office:value="9.67172368545591" calcext:value-type="float">
            <text:p>9.67172368545591</text:p>
          </table:table-cell>
          <table:table-cell office:value-type="float" office:value="11.415273597488" calcext:value-type="float">
            <text:p>11.415273597488</text:p>
          </table:table-cell>
          <table:table-cell office:value-type="float" office:value="11.6641889818078" calcext:value-type="float">
            <text:p>11.6641889818078</text:p>
          </table:table-cell>
          <table:table-cell office:value-type="float" office:value="11.008491386716" calcext:value-type="float">
            <text:p>11.008491386716</text:p>
          </table:table-cell>
          <table:table-cell office:value-type="float" office:value="10.5120856172237" calcext:value-type="float">
            <text:p>10.5120856172237</text:p>
          </table:table-cell>
          <table:table-cell office:value-type="float" office:value="10.6217230942434" calcext:value-type="float">
            <text:p>10.6217230942434</text:p>
          </table:table-cell>
          <table:table-cell office:value-type="float" office:value="10.8414845239241" calcext:value-type="float">
            <text:p>10.8414845239241</text:p>
          </table:table-cell>
          <table:table-cell office:value-type="float" office:value="10.9365278903056" calcext:value-type="float">
            <text:p>10.9365278903056</text:p>
          </table:table-cell>
          <table:table-cell office:value-type="float" office:value="10.9001710637174" calcext:value-type="float">
            <text:p>10.9001710637174</text:p>
          </table:table-cell>
          <table:table-cell office:value-type="float" office:value="10.8781831589891" calcext:value-type="float">
            <text:p>10.8781831589891</text:p>
          </table:table-cell>
          <table:table-cell office:value-type="float" office:value="10.8914725710238" calcext:value-type="float">
            <text:p>10.8914725710238</text:p>
          </table:table-cell>
          <table:table-cell office:value-type="float" office:value="10.9066980650293" calcext:value-type="float">
            <text:p>10.9066980650293</text:p>
          </table:table-cell>
          <table:table-cell office:value-type="float" office:value="11.0092884091063" calcext:value-type="float">
            <text:p>11.0092884091063</text:p>
          </table:table-cell>
          <table:table-cell office:value-type="float" office:value="12.1428361802841" calcext:value-type="float">
            <text:p>12.1428361802841</text:p>
          </table:table-cell>
          <table:table-cell office:value-type="float" office:value="16.5893348202944" calcext:value-type="float">
            <text:p>16.5893348202944</text:p>
          </table:table-cell>
          <table:table-cell office:value-type="float" office:value="28.9166950999685" calcext:value-type="float">
            <text:p>28.9166950999685</text:p>
          </table:table-cell>
          <table:table-cell office:value-type="float" office:value="52.2268777285456" calcext:value-type="float">
            <text:p>52.2268777285456</text:p>
          </table:table-cell>
          <table:table-cell office:value-type="float" office:value="84.9984060296714" calcext:value-type="float">
            <text:p>84.9984060296714</text:p>
          </table:table-cell>
          <table:table-cell office:value-type="float" office:value="113.209480046247" calcext:value-type="float">
            <text:p>113.209480046247</text:p>
          </table:table-cell>
          <table:table-cell office:value-type="float" office:value="118.691987984955" calcext:value-type="float">
            <text:p>118.691987984955</text:p>
          </table:table-cell>
          <table:table-cell office:value-type="float" office:value="86.701926030352" calcext:value-type="float">
            <text:p>86.701926030352</text:p>
          </table:table-cell>
          <table:table-cell office:value-type="float" office:value="29.1856032449116" calcext:value-type="float">
            <text:p>29.1856032449116</text:p>
          </table:table-cell>
          <table:table-cell office:value-type="float" office:value="-25.4700399955955" calcext:value-type="float">
            <text:p>-25.4700399955955</text:p>
          </table:table-cell>
          <table:table-cell office:value-type="float" office:value="-42.2388338545259" calcext:value-type="float">
            <text:p>-42.2388338545259</text:p>
          </table:table-cell>
          <table:table-cell office:value-type="float" office:value="-18.6608655436618" calcext:value-type="float">
            <text:p>-18.6608655436618</text:p>
          </table:table-cell>
          <table:table-cell office:value-type="float" office:value="22.4695072762451" calcext:value-type="float">
            <text:p>22.4695072762451</text:p>
          </table:table-cell>
          <table:table-cell office:value-type="float" office:value="43.0106174242869" calcext:value-type="float">
            <text:p>43.0106174242869</text:p>
          </table:table-cell>
          <table:table-cell office:value-type="float" office:value="32.5639148233651" calcext:value-type="float">
            <text:p>32.5639148233651</text:p>
          </table:table-cell>
          <table:table-cell office:value-type="float" office:value="6.2377536090611" calcext:value-type="float">
            <text:p>6.2377536090611</text:p>
          </table:table-cell>
          <table:table-cell office:value-type="float" office:value="-8.02480824159354" calcext:value-type="float">
            <text:p>-8.02480824159354</text:p>
          </table:table-cell>
          <table:table-cell office:value-type="float" office:value="-1.40823956166072" calcext:value-type="float">
            <text:p>-1.40823956166072</text:p>
          </table:table-cell>
          <table:table-cell office:value-type="float" office:value="13.810200655617" calcext:value-type="float">
            <text:p>13.810200655617</text:p>
          </table:table-cell>
          <table:table-cell office:value-type="float" office:value="21.3906583930882" calcext:value-type="float">
            <text:p>21.3906583930882</text:p>
          </table:table-cell>
          <table:table-cell office:value-type="float" office:value="16.4382135262781" calcext:value-type="float">
            <text:p>16.4382135262781</text:p>
          </table:table-cell>
          <table:table-cell office:value-type="float" office:value="8.70743680747069" calcext:value-type="float">
            <text:p>8.70743680747069</text:p>
          </table:table-cell>
          <table:table-cell office:value-type="float" office:value="5.70130834972019" calcext:value-type="float">
            <text:p>5.70130834972019</text:p>
          </table:table-cell>
          <table:table-cell office:value-type="float" office:value="8.87544514201433" calcext:value-type="float">
            <text:p>8.87544514201433</text:p>
          </table:table-cell>
          <table:table-cell office:value-type="float" office:value="12.152407714767" calcext:value-type="float">
            <text:p>12.152407714767</text:p>
          </table:table-cell>
          <table:table-cell office:value-type="float" office:value="12.7848375775265" calcext:value-type="float">
            <text:p>12.7848375775265</text:p>
          </table:table-cell>
          <table:table-cell office:value-type="float" office:value="11.1803657711965" calcext:value-type="float">
            <text:p>11.1803657711965</text:p>
          </table:table-cell>
          <table:table-cell office:value-type="float" office:value="10.0242548847884" calcext:value-type="float">
            <text:p>10.0242548847884</text:p>
          </table:table-cell>
          <table:table-cell office:value-type="float" office:value="10.0914180012649" calcext:value-type="float">
            <text:p>10.0914180012649</text:p>
          </table:table-cell>
          <table:table-cell office:value-type="float" office:value="10.6406363191246" calcext:value-type="float">
            <text:p>10.6406363191246</text:p>
          </table:table-cell>
          <table:table-cell office:value-type="float" office:value="10.8936538780908" calcext:value-type="float">
            <text:p>10.8936538780908</text:p>
          </table:table-cell>
          <table:table-cell office:value-type="float" office:value="10.7300518759285" calcext:value-type="float">
            <text:p>10.7300518759285</text:p>
          </table:table-cell>
          <table:table-cell office:value-type="float" office:value="10.5518227833045" calcext:value-type="float">
            <text:p>10.5518227833045</text:p>
          </table:table-cell>
          <table:table-cell office:value-type="float" office:value="10.4872186350273" calcext:value-type="float">
            <text:p>10.4872186350273</text:p>
          </table:table-cell>
          <table:table-cell office:value-type="float" office:value="10.5059497885321" calcext:value-type="float">
            <text:p>10.5059497885321</text:p>
          </table:table-cell>
          <table:table-cell office:value-type="float" office:value="10.4986686279378" calcext:value-type="float">
            <text:p>10.4986686279378</text:p>
          </table:table-cell>
          <table:table-cell office:value-type="float" office:value="10.4605439207594" calcext:value-type="float">
            <text:p>10.4605439207594</text:p>
          </table:table-cell>
          <table:table-cell office:value-type="float" office:value="10.4164131693769" calcext:value-type="float">
            <text:p>10.4164131693769</text:p>
          </table:table-cell>
          <table:table-cell office:value-type="float" office:value="10.3761114964127" calcext:value-type="float">
            <text:p>10.3761114964127</text:p>
          </table:table-cell>
          <table:table-cell office:value-type="float" office:value="10.3442882362794" calcext:value-type="float">
            <text:p>10.3442882362794</text:p>
          </table:table-cell>
          <table:table-cell office:value-type="float" office:value="10.3100520337195" calcext:value-type="float">
            <text:p>10.3100520337195</text:p>
          </table:table-cell>
          <table:table-cell office:value-type="float" office:value="10.2443005271255" calcext:value-type="float">
            <text:p>10.2443005271255</text:p>
          </table:table-cell>
          <table:table-cell office:value-type="float" office:value="10.2361620522404" calcext:value-type="float">
            <text:p>10.2361620522404</text:p>
          </table:table-cell>
          <table:table-cell office:value-type="float" office:value="10.816707684447" calcext:value-type="float">
            <text:p>10.816707684447</text:p>
          </table:table-cell>
          <table:table-cell office:value-type="float" office:value="13.5287992668433" calcext:value-type="float">
            <text:p>13.5287992668433</text:p>
          </table:table-cell>
          <table:table-cell office:value-type="float" office:value="19.6678839115062" calcext:value-type="float">
            <text:p>19.6678839115062</text:p>
          </table:table-cell>
          <table:table-cell office:value-type="float" office:value="28.9495696578388" calcext:value-type="float">
            <text:p>28.9495696578388</text:p>
          </table:table-cell>
          <table:table-cell office:value-type="float" office:value="36.353473170437" calcext:value-type="float">
            <text:p>36.353473170437</text:p>
          </table:table-cell>
          <table:table-cell office:value-type="float" office:value="36.2082664765214" calcext:value-type="float">
            <text:p>36.2082664765214</text:p>
          </table:table-cell>
          <table:table-cell office:value-type="float" office:value="25.2174596587168" calcext:value-type="float">
            <text:p>25.2174596587168</text:p>
          </table:table-cell>
          <table:table-cell office:value-type="float" office:value="9.84276648531509" calcext:value-type="float">
            <text:p>9.84276648531509</text:p>
          </table:table-cell>
          <table:table-cell office:value-type="float" office:value="-0.790850870620403" calcext:value-type="float">
            <text:p>-0.790850870620403</text:p>
          </table:table-cell>
          <table:table-cell office:value-type="float" office:value="0.0620365527504152" calcext:value-type="float">
            <text:p>0.062036552750415</text:p>
          </table:table-cell>
          <table:table-cell office:value-type="float" office:value="7.97396864434237" calcext:value-type="float">
            <text:p>7.97396864434237</text:p>
          </table:table-cell>
          <table:table-cell office:value-type="float" office:value="14.5925649280684" calcext:value-type="float">
            <text:p>14.5925649280684</text:p>
          </table:table-cell>
          <table:table-cell office:value-type="float" office:value="14.5284812265894" calcext:value-type="float">
            <text:p>14.5284812265894</text:p>
          </table:table-cell>
          <table:table-cell office:value-type="float" office:value="10.1653023195777" calcext:value-type="float">
            <text:p>10.1653023195777</text:p>
          </table:table-cell>
          <table:table-cell office:value-type="float" office:value="7.14654578405619" calcext:value-type="float">
            <text:p>7.14654578405619</text:p>
          </table:table-cell>
          <table:table-cell office:value-type="float" office:value="7.39149559846845" calcext:value-type="float">
            <text:p>7.39149559846845</text:p>
          </table:table-cell>
          <table:table-cell office:value-type="float" office:value="9.41564727689111" calcext:value-type="float">
            <text:p>9.41564727689111</text:p>
          </table:table-cell>
          <table:table-cell office:value-type="float" office:value="10.2513608076874" calcext:value-type="float">
            <text:p>10.2513608076874</text:p>
          </table:table-cell>
          <table:table-cell office:value-type="float" office:value="9.82796886002061" calcext:value-type="float">
            <text:p>9.82796886002061</text:p>
          </table:table-cell>
          <table:table-cell office:value-type="float" office:value="9.0344741864037" calcext:value-type="float">
            <text:p>9.0344741864037</text:p>
          </table:table-cell>
          <table:table-cell office:value-type="float" office:value="8.82213778667933" calcext:value-type="float">
            <text:p>8.82213778667933</text:p>
          </table:table-cell>
          <table:table-cell office:value-type="float" office:value="8.96275036779709" calcext:value-type="float">
            <text:p>8.96275036779709</text:p>
          </table:table-cell>
          <table:table-cell office:value-type="float" office:value="9.04645583876489" calcext:value-type="float">
            <text:p>9.04645583876489</text:p>
          </table:table-cell>
          <table:table-cell office:value-type="float" office:value="8.97561683168328" calcext:value-type="float">
            <text:p>8.97561683168328</text:p>
          </table:table-cell>
          <table:table-cell office:value-type="float" office:value="8.85059964018621" calcext:value-type="float">
            <text:p>8.85059964018621</text:p>
          </table:table-cell>
          <table:table-cell office:value-type="float" office:value="8.77302275984116" calcext:value-type="float">
            <text:p>8.77302275984116</text:p>
          </table:table-cell>
          <table:table-cell office:value-type="float" office:value="8.70588600904222" calcext:value-type="float">
            <text:p>8.70588600904222</text:p>
          </table:table-cell>
          <table:table-cell office:value-type="float" office:value="8.65122185755122" calcext:value-type="float">
            <text:p>8.65122185755122</text:p>
          </table:table-cell>
          <table:table-cell office:value-type="float" office:value="9.03136488020908" calcext:value-type="float">
            <text:p>9.03136488020908</text:p>
          </table:table-cell>
          <table:table-cell office:value-type="float" office:value="11.3951829748926" calcext:value-type="float">
            <text:p>11.3951829748926</text:p>
          </table:table-cell>
          <table:table-cell office:value-type="float" office:value="19.360298670753" calcext:value-type="float">
            <text:p>19.360298670753</text:p>
          </table:table-cell>
          <table:table-cell office:value-type="float" office:value="37.2730913830204" calcext:value-type="float">
            <text:p>37.2730913830204</text:p>
          </table:table-cell>
          <table:table-cell office:value-type="float" office:value="66.4818138983527" calcext:value-type="float">
            <text:p>66.4818138983527</text:p>
          </table:table-cell>
          <table:table-cell office:value-type="float" office:value="98.9405082399508" calcext:value-type="float">
            <text:p>98.9405082399508</text:p>
          </table:table-cell>
          <table:table-cell office:value-type="float" office:value="117.326209421395" calcext:value-type="float">
            <text:p>117.326209421395</text:p>
          </table:table-cell>
          <table:table-cell office:value-type="float" office:value="103.304941296356" calcext:value-type="float">
            <text:p>103.304941296356</text:p>
          </table:table-cell>
          <table:table-cell office:value-type="float" office:value="54.8554360635997" calcext:value-type="float">
            <text:p>54.8554360635997</text:p>
          </table:table-cell>
          <table:table-cell office:value-type="float" office:value="-5.70914354872466" calcext:value-type="float">
            <text:p>-5.70914354872466</text:p>
          </table:table-cell>
          <table:table-cell office:value-type="float" office:value="-43.438606093695" calcext:value-type="float">
            <text:p>-43.438606093695</text:p>
          </table:table-cell>
          <table:table-cell office:value-type="float" office:value="-36.9733271784828" calcext:value-type="float">
            <text:p>-36.9733271784828</text:p>
          </table:table-cell>
          <table:table-cell office:value-type="float" office:value="0.1550986130935" calcext:value-type="float">
            <text:p>0.1550986130935</text:p>
          </table:table-cell>
          <table:table-cell office:value-type="float" office:value="34.4143105333786" calcext:value-type="float">
            <text:p>34.4143105333786</text:p>
          </table:table-cell>
          <table:table-cell office:value-type="float" office:value="37.2006886142283" calcext:value-type="float">
            <text:p>37.2006886142283</text:p>
          </table:table-cell>
          <table:table-cell office:value-type="float" office:value="15.3295867353759" calcext:value-type="float">
            <text:p>15.3295867353759</text:p>
          </table:table-cell>
          <table:table-cell office:value-type="float" office:value="-8.0275197211341" calcext:value-type="float">
            <text:p>-8.0275197211341</text:p>
          </table:table-cell>
          <table:table-cell office:value-type="float" office:value="-10.0988644074003" calcext:value-type="float">
            <text:p>-10.0988644074003</text:p>
          </table:table-cell>
          <table:table-cell office:value-type="float" office:value="2.86193806111363" calcext:value-type="float">
            <text:p>2.86193806111363</text:p>
          </table:table-cell>
          <table:table-cell office:value-type="float" office:value="15.9403109275715" calcext:value-type="float">
            <text:p>15.9403109275715</text:p>
          </table:table-cell>
          <table:table-cell office:value-type="float" office:value="15.8230440586359" calcext:value-type="float">
            <text:p>15.8230440586359</text:p>
          </table:table-cell>
          <table:table-cell office:value-type="float" office:value="8.1499822787461" calcext:value-type="float">
            <text:p>8.1499822787461</text:p>
          </table:table-cell>
          <table:table-cell office:value-type="float" office:value="2.09714941169419" calcext:value-type="float">
            <text:p>2.09714941169419</text:p>
          </table:table-cell>
          <table:table-cell office:value-type="float" office:value="2.87580445230129" calcext:value-type="float">
            <text:p>2.87580445230129</text:p>
          </table:table-cell>
          <table:table-cell office:value-type="float" office:value="6.71271624351366" calcext:value-type="float">
            <text:p>6.71271624351366</text:p>
          </table:table-cell>
          <table:table-cell office:value-type="float" office:value="8.60232441690271" calcext:value-type="float">
            <text:p>8.60232441690271</text:p>
          </table:table-cell>
          <table:table-cell office:value-type="float" office:value="7.71700840299182" calcext:value-type="float">
            <text:p>7.71700840299182</text:p>
          </table:table-cell>
          <table:table-cell office:value-type="float" office:value="5.97580377241903" calcext:value-type="float">
            <text:p>5.97580377241903</text:p>
          </table:table-cell>
          <table:table-cell office:value-type="float" office:value="5.48116364531058" calcext:value-type="float">
            <text:p>5.48116364531058</text:p>
          </table:table-cell>
          <table:table-cell office:value-type="float" office:value="5.83419236502064" calcext:value-type="float">
            <text:p>5.83419236502064</text:p>
          </table:table-cell>
          <table:table-cell office:value-type="float" office:value="6.24043338247632" calcext:value-type="float">
            <text:p>6.24043338247632</text:p>
          </table:table-cell>
          <table:table-cell office:value-type="float" office:value="6.15157379549458" calcext:value-type="float">
            <text:p>6.15157379549458</text:p>
          </table:table-cell>
          <table:table-cell office:value-type="float" office:value="5.87803240402195" calcext:value-type="float">
            <text:p>5.87803240402195</text:p>
          </table:table-cell>
          <table:table-cell office:value-type="float" office:value="5.68718963085187" calcext:value-type="float">
            <text:p>5.68718963085187</text:p>
          </table:table-cell>
          <table:table-cell office:value-type="float" office:value="5.61402036100506" calcext:value-type="float">
            <text:p>5.61402036100506</text:p>
          </table:table-cell>
          <table:table-cell office:value-type="float" office:value="5.56091362392568" calcext:value-type="float">
            <text:p>5.56091362392568</text:p>
          </table:table-cell>
          <table:table-cell office:value-type="float" office:value="5.46716095704144" calcext:value-type="float">
            <text:p>5.46716095704144</text:p>
          </table:table-cell>
          <table:table-cell office:value-type="float" office:value="5.35879084470277" calcext:value-type="float">
            <text:p>5.35879084470277</text:p>
          </table:table-cell>
          <table:table-cell office:value-type="float" office:value="5.25101218876925" calcext:value-type="float">
            <text:p>5.25101218876925</text:p>
          </table:table-cell>
          <table:table-cell office:value-type="float" office:value="5.15068173636076" calcext:value-type="float">
            <text:p>5.15068173636076</text:p>
          </table:table-cell>
          <table:table-cell office:value-type="float" office:value="5.05773394922014" calcext:value-type="float">
            <text:p>5.05773394922014</text:p>
          </table:table-cell>
          <table:table-cell office:value-type="float" office:value="4.94373735787365" calcext:value-type="float">
            <text:p>4.94373735787365</text:p>
          </table:table-cell>
          <table:table-cell office:value-type="float" office:value="4.8256280740252" calcext:value-type="float">
            <text:p>4.8256280740252</text:p>
          </table:table-cell>
          <table:table-cell office:value-type="float" office:value="4.92477041683037" calcext:value-type="float">
            <text:p>4.92477041683037</text:p>
          </table:table-cell>
          <table:table-cell office:value-type="float" office:value="6.37282952196199" calcext:value-type="float">
            <text:p>6.37282952196199</text:p>
          </table:table-cell>
          <table:table-cell office:value-type="float" office:value="10.7273116850175" calcext:value-type="float">
            <text:p>10.7273116850175</text:p>
          </table:table-cell>
          <table:table-cell office:value-type="float" office:value="18.8226982987806" calcext:value-type="float">
            <text:p>18.8226982987806</text:p>
          </table:table-cell>
          <table:table-cell office:value-type="float" office:value="27.8081847495972" calcext:value-type="float">
            <text:p>27.8081847495972</text:p>
          </table:table-cell>
          <table:table-cell office:value-type="float" office:value="31.7833902910282" calcext:value-type="float">
            <text:p>31.7833902910282</text:p>
          </table:table-cell>
          <table:table-cell office:value-type="float" office:value="25.6830070286074" calcext:value-type="float">
            <text:p>25.6830070286074</text:p>
          </table:table-cell>
          <table:table-cell office:value-type="float" office:value="11.0964273816767" calcext:value-type="float">
            <text:p>11.0964273816767</text:p>
          </table:table-cell>
          <table:table-cell office:value-type="float" office:value="-2.86142208712389" calcext:value-type="float">
            <text:p>-2.86142208712389</text:p>
          </table:table-cell>
          <table:table-cell office:value-type="float" office:value="-7.77456237360519" calcext:value-type="float">
            <text:p>-7.77456237360519</text:p>
          </table:table-cell>
          <table:table-cell office:value-type="float" office:value="-2.05223307158847" calcext:value-type="float">
            <text:p>-2.05223307158847</text:p>
          </table:table-cell>
          <table:table-cell office:value-type="float" office:value="5.96036726673828" calcext:value-type="float">
            <text:p>5.96036726673828</text:p>
          </table:table-cell>
          <table:table-cell office:value-type="float" office:value="9.34769098802181" calcext:value-type="float">
            <text:p>9.34769098802181</text:p>
          </table:table-cell>
          <table:table-cell office:value-type="float" office:value="6.09803191378919" calcext:value-type="float">
            <text:p>6.09803191378919</text:p>
          </table:table-cell>
          <table:table-cell office:value-type="float" office:value="1.9636070305496" calcext:value-type="float">
            <text:p>1.9636070305496</text:p>
          </table:table-cell>
          <table:table-cell office:value-type="float" office:value="0.533741973128774" calcext:value-type="float">
            <text:p>0.533741973128774</text:p>
          </table:table-cell>
          <table:table-cell office:value-type="float" office:value="2.11917320741793" calcext:value-type="float">
            <text:p>2.11917320741793</text:p>
          </table:table-cell>
          <table:table-cell office:value-type="float" office:value="3.64156212764153" calcext:value-type="float">
            <text:p>3.64156212764153</text:p>
          </table:table-cell>
          <table:table-cell office:value-type="float" office:value="3.67673817099927" calcext:value-type="float">
            <text:p>3.67673817099927</text:p>
          </table:table-cell>
          <table:table-cell office:value-type="float" office:value="2.86461038757583" calcext:value-type="float">
            <text:p>2.86461038757583</text:p>
          </table:table-cell>
          <table:table-cell office:value-type="float" office:value="2.27902501379127" calcext:value-type="float">
            <text:p>2.27902501379127</text:p>
          </table:table-cell>
          <table:table-cell office:value-type="float" office:value="2.28078950913222" calcext:value-type="float">
            <text:p>2.28078950913222</text:p>
          </table:table-cell>
          <table:table-cell office:value-type="float" office:value="2.36661529348962" calcext:value-type="float">
            <text:p>2.36661529348962</text:p>
          </table:table-cell>
          <table:table-cell office:value-type="float" office:value="2.32281207368277" calcext:value-type="float">
            <text:p>2.32281207368277</text:p>
          </table:table-cell>
          <table:table-cell office:value-type="float" office:value="2.15569322278767" calcext:value-type="float">
            <text:p>2.15569322278767</text:p>
          </table:table-cell>
          <table:table-cell office:value-type="float" office:value="2.01094446801045" calcext:value-type="float">
            <text:p>2.01094446801045</text:p>
          </table:table-cell>
          <table:table-cell office:value-type="float" office:value="1.89928592618995" calcext:value-type="float">
            <text:p>1.89928592618995</text:p>
          </table:table-cell>
          <table:table-cell office:value-type="float" office:value="1.79081792896946" calcext:value-type="float">
            <text:p>1.79081792896946</text:p>
          </table:table-cell>
          <table:table-cell office:value-type="float" office:value="1.79368226054309" calcext:value-type="float">
            <text:p>1.79368226054309</text:p>
          </table:table-cell>
          <table:table-cell office:value-type="float" office:value="2.92440208867375" calcext:value-type="float">
            <text:p>2.92440208867375</text:p>
          </table:table-cell>
          <table:table-cell office:value-type="float" office:value="7.60419632452344" calcext:value-type="float">
            <text:p>7.60419632452344</text:p>
          </table:table-cell>
          <table:table-cell office:value-type="float" office:value="20.4561762654319" calcext:value-type="float">
            <text:p>20.4561762654319</text:p>
          </table:table-cell>
          <table:table-cell office:value-type="float" office:value="44.3904284299927" calcext:value-type="float">
            <text:p>44.3904284299927</text:p>
          </table:table-cell>
          <table:table-cell office:value-type="float" office:value="77.277293997469" calcext:value-type="float">
            <text:p>77.277293997469</text:p>
          </table:table-cell>
          <table:table-cell office:value-type="float" office:value="104.477794887951" calcext:value-type="float">
            <text:p>104.477794887951</text:p>
          </table:table-cell>
          <table:table-cell office:value-type="float" office:value="107.753614902145" calcext:value-type="float">
            <text:p>107.753614902145</text:p>
          </table:table-cell>
          <table:table-cell office:value-type="float" office:value="73.3683554437451" calcext:value-type="float">
            <text:p>73.3683554437451</text:p>
          </table:table-cell>
          <table:table-cell office:value-type="float" office:value="14.9203728407761" calcext:value-type="float">
            <text:p>14.9203728407761</text:p>
          </table:table-cell>
          <table:table-cell office:value-type="float" office:value="-38.3808298653529" calcext:value-type="float">
            <text:p>-38.3808298653529</text:p>
          </table:table-cell>
          <table:table-cell office:value-type="float" office:value="-52.309261050002" calcext:value-type="float">
            <text:p>-52.309261050002</text:p>
          </table:table-cell>
          <table:table-cell office:value-type="float" office:value="-26.8199434397491" calcext:value-type="float">
            <text:p>-26.8199434397491</text:p>
          </table:table-cell>
          <table:table-cell office:value-type="float" office:value="14.0220539675816" calcext:value-type="float">
            <text:p>14.0220539675816</text:p>
          </table:table-cell>
          <table:table-cell office:value-type="float" office:value="32.3076432274693" calcext:value-type="float">
            <text:p>32.3076432274693</text:p>
          </table:table-cell>
          <table:table-cell office:value-type="float" office:value="20.140494618006" calcext:value-type="float">
            <text:p>20.140494618006</text:p>
          </table:table-cell>
          <table:table-cell office:value-type="float" office:value="-6.39852936810764" calcext:value-type="float">
            <text:p>-6.39852936810764</text:p>
          </table:table-cell>
          <table:table-cell office:value-type="float" office:value="-19.2922154634615" calcext:value-type="float">
            <text:p>-19.2922154634615</text:p>
          </table:table-cell>
          <table:table-cell office:value-type="float" office:value="-11.8130645162552" calcext:value-type="float">
            <text:p>-11.8130645162552</text:p>
          </table:table-cell>
          <table:table-cell office:value-type="float" office:value="3.31775708793596" calcext:value-type="float">
            <text:p>3.31775708793596</text:p>
          </table:table-cell>
          <table:table-cell office:value-type="float" office:value="9.88004614608766" calcext:value-type="float">
            <text:p>9.88004614608766</text:p>
          </table:table-cell>
          <table:table-cell office:value-type="float" office:value="4.34956869509724" calcext:value-type="float">
            <text:p>4.34956869509724</text:p>
          </table:table-cell>
          <table:table-cell office:value-type="float" office:value="-3.36658046927673" calcext:value-type="float">
            <text:p>-3.36658046927673</text:p>
          </table:table-cell>
          <table:table-cell office:value-type="float" office:value="-5.99824362030445" calcext:value-type="float">
            <text:p>-5.99824362030445</text:p>
          </table:table-cell>
          <table:table-cell office:value-type="float" office:value="-2.725863446031" calcext:value-type="float">
            <text:p>-2.725863446031</text:p>
          </table:table-cell>
          <table:table-cell office:value-type="float" office:value="0.316897507895887" calcext:value-type="float">
            <text:p>0.316897507895887</text:p>
          </table:table-cell>
          <table:table-cell office:value-type="float" office:value="0.66988787743842" calcext:value-type="float">
            <text:p>0.66988787743842</text:p>
          </table:table-cell>
          <table:table-cell office:value-type="float" office:value="-1.08129084772104" calcext:value-type="float">
            <text:p>-1.08129084772104</text:p>
          </table:table-cell>
          <table:table-cell office:value-type="float" office:value="-2.23804038729785" calcext:value-type="float">
            <text:p>-2.23804038729785</text:p>
          </table:table-cell>
          <table:table-cell office:value-type="float" office:value="-2.20564719852335" calcext:value-type="float">
            <text:p>-2.20564719852335</text:p>
          </table:table-cell>
          <table:table-cell office:value-type="float" office:value="-1.74061483890022" calcext:value-type="float">
            <text:p>-1.74061483890022</text:p>
          </table:table-cell>
          <table:table-cell office:value-type="float" office:value="-1.6088873645419" calcext:value-type="float">
            <text:p>-1.6088873645419</text:p>
          </table:table-cell>
          <table:table-cell office:value-type="float" office:value="-1.86848597150275" calcext:value-type="float">
            <text:p>-1.86848597150275</text:p>
          </table:table-cell>
          <table:table-cell office:value-type="float" office:value="-2.12442596055163" calcext:value-type="float">
            <text:p>-2.12442596055163</text:p>
          </table:table-cell>
          <table:table-cell office:value-type="float" office:value="-2.26312233559903" calcext:value-type="float">
            <text:p>-2.26312233559903</text:p>
          </table:table-cell>
          <table:table-cell office:value-type="float" office:value="-2.32393858085153" calcext:value-type="float">
            <text:p>-2.32393858085153</text:p>
          </table:table-cell>
          <table:table-cell office:value-type="float" office:value="-2.41341847181425" calcext:value-type="float">
            <text:p>-2.41341847181425</text:p>
          </table:table-cell>
          <table:table-cell office:value-type="float" office:value="-2.53027981513908" calcext:value-type="float">
            <text:p>-2.53027981513908</text:p>
          </table:table-cell>
          <table:table-cell office:value-type="float" office:value="-2.65081434266044" calcext:value-type="float">
            <text:p>-2.65081434266044</text:p>
          </table:table-cell>
          <table:table-cell office:value-type="float" office:value="-2.76563573786953" calcext:value-type="float">
            <text:p>-2.76563573786953</text:p>
          </table:table-cell>
          <table:table-cell office:value-type="float" office:value="-2.87043917528486" calcext:value-type="float">
            <text:p>-2.87043917528486</text:p>
          </table:table-cell>
          <table:table-cell office:value-type="float" office:value="-2.97814267485305" calcext:value-type="float">
            <text:p>-2.97814267485305</text:p>
          </table:table-cell>
          <table:table-cell office:value-type="float" office:value="-3.11535202053782" calcext:value-type="float">
            <text:p>-3.11535202053782</text:p>
          </table:table-cell>
          <table:table-cell office:value-type="float" office:value="-3.18227240766522" calcext:value-type="float">
            <text:p>-3.18227240766522</text:p>
          </table:table-cell>
          <table:table-cell office:value-type="float" office:value="-2.58416080412749" calcext:value-type="float">
            <text:p>-2.58416080412749</text:p>
          </table:table-cell>
          <table:table-cell office:value-type="float" office:value="0.249220207655306" calcext:value-type="float">
            <text:p>0.249220207655306</text:p>
          </table:table-cell>
          <table:table-cell office:value-type="float" office:value="6.57354439616114" calcext:value-type="float">
            <text:p>6.57354439616114</text:p>
          </table:table-cell>
          <table:table-cell office:value-type="float" office:value="15.8561157219862" calcext:value-type="float">
            <text:p>15.8561157219862</text:p>
          </table:table-cell>
          <table:table-cell office:value-type="float" office:value="22.8758218722754" calcext:value-type="float">
            <text:p>22.8758218722754</text:p>
          </table:table-cell>
          <table:table-cell office:value-type="float" office:value="22.0152017366302" calcext:value-type="float">
            <text:p>22.0152017366302</text:p>
          </table:table-cell>
          <table:table-cell office:value-type="float" office:value="10.3980888441704" calcext:value-type="float">
            <text:p>10.3980888441704</text:p>
          </table:table-cell>
          <table:table-cell office:value-type="float" office:value="-4.98948221001381" calcext:value-type="float">
            <text:p>-4.98948221001381</text:p>
          </table:table-cell>
          <table:table-cell office:value-type="float" office:value="-15.0955560732325" calcext:value-type="float">
            <text:p>-15.0955560732325</text:p>
          </table:table-cell>
          <table:table-cell office:value-type="float" office:value="-13.5783154460701" calcext:value-type="float">
            <text:p>-13.5783154460701</text:p>
          </table:table-cell>
          <table:table-cell office:value-type="float" office:value="-5.58232538071318" calcext:value-type="float">
            <text:p>-5.58232538071318</text:p>
          </table:table-cell>
          <table:table-cell office:value-type="float" office:value="0.688426095596357" calcext:value-type="float">
            <text:p>0.688426095596357</text:p>
          </table:table-cell>
          <table:table-cell office:value-type="float" office:value="0.1190516003957" calcext:value-type="float">
            <text:p>0.1190516003957</text:p>
          </table:table-cell>
          <table:table-cell office:value-type="float" office:value="-4.33598511045414" calcext:value-type="float">
            <text:p>-4.33598511045414</text:p>
          </table:table-cell>
          <table:table-cell office:value-type="float" office:value="-7.22633255389781" calcext:value-type="float">
            <text:p>-7.22633255389781</text:p>
          </table:table-cell>
          <table:table-cell office:value-type="float" office:value="-6.8199241699893" calcext:value-type="float">
            <text:p>-6.8199241699893</text:p>
          </table:table-cell>
          <table:table-cell office:value-type="float" office:value="-4.85063920173366" calcext:value-type="float">
            <text:p>-4.85063920173366</text:p>
          </table:table-cell>
          <table:table-cell office:value-type="float" office:value="-4.15549847657024" calcext:value-type="float">
            <text:p>-4.15549847657024</text:p>
          </table:table-cell>
          <table:table-cell office:value-type="float" office:value="-4.67455057798004" calcext:value-type="float">
            <text:p>-4.67455057798004</text:p>
          </table:table-cell>
          <table:table-cell office:value-type="float" office:value="-5.49031815243213" calcext:value-type="float">
            <text:p>-5.49031815243213</text:p>
          </table:table-cell>
          <table:table-cell office:value-type="float" office:value="-5.69902928068157" calcext:value-type="float">
            <text:p>-5.69902928068157</text:p>
          </table:table-cell>
          <table:table-cell office:value-type="float" office:value="-5.58969589791033" calcext:value-type="float">
            <text:p>-5.58969589791033</text:p>
          </table:table-cell>
          <table:table-cell office:value-type="float" office:value="-5.54806308218955" calcext:value-type="float">
            <text:p>-5.54806308218955</text:p>
          </table:table-cell>
          <table:table-cell office:value-type="float" office:value="-5.65946237601913" calcext:value-type="float">
            <text:p>-5.65946237601913</text:p>
          </table:table-cell>
          <table:table-cell office:value-type="float" office:value="-5.81292252774798" calcext:value-type="float">
            <text:p>-5.81292252774798</text:p>
          </table:table-cell>
          <table:table-cell office:value-type="float" office:value="-5.91724011668915" calcext:value-type="float">
            <text:p>-5.91724011668915</text:p>
          </table:table-cell>
          <table:table-cell office:value-type="float" office:value="-6.01165244753727" calcext:value-type="float">
            <text:p>-6.01165244753727</text:p>
          </table:table-cell>
          <table:table-cell office:value-type="float" office:value="-6.08841473531685" calcext:value-type="float">
            <text:p>-6.08841473531685</text:p>
          </table:table-cell>
          <table:table-cell office:value-type="float" office:value="-5.66098029351574" calcext:value-type="float">
            <text:p>-5.66098029351574</text:p>
          </table:table-cell>
          <table:table-cell office:value-type="float" office:value="-3.10259719794965" calcext:value-type="float">
            <text:p>-3.10259719794965</text:p>
          </table:table-cell>
          <table:table-cell office:value-type="float" office:value="5.37017707454351" calcext:value-type="float">
            <text:p>5.37017707454351</text:p>
          </table:table-cell>
          <table:table-cell office:value-type="float" office:value="23.9737854706558" calcext:value-type="float">
            <text:p>23.9737854706558</text:p>
          </table:table-cell>
          <table:table-cell office:value-type="float" office:value="53.7852209160106" calcext:value-type="float">
            <text:p>53.7852209160106</text:p>
          </table:table-cell>
          <table:table-cell office:value-type="float" office:value="85.8670401996365" calcext:value-type="float">
            <text:p>85.8670401996365</text:p>
          </table:table-cell>
          <table:table-cell office:value-type="float" office:value="102.715275229168" calcext:value-type="float">
            <text:p>102.715275229168</text:p>
          </table:table-cell>
          <table:table-cell office:value-type="float" office:value="86.1709839414" calcext:value-type="float">
            <text:p>86.1709839414</text:p>
          </table:table-cell>
          <table:table-cell office:value-type="float" office:value="36.1672584807484" calcext:value-type="float">
            <text:p>36.1672584807484</text:p>
          </table:table-cell>
          <table:table-cell office:value-type="float" office:value="-24.1161778114246" calcext:value-type="float">
            <text:p>-24.1161778114246</text:p>
          </table:table-cell>
          <table:table-cell office:value-type="float" office:value="-59.2012142682431" calcext:value-type="float">
            <text:p>-59.2012142682431</text:p>
          </table:table-cell>
          <table:table-cell office:value-type="float" office:value="-50.2195936045348" calcext:value-type="float">
            <text:p>-50.2195936045348</text:p>
          </table:table-cell>
          <table:table-cell office:value-type="float" office:value="-12.0483874564003" calcext:value-type="float">
            <text:p>-12.0483874564003</text:p>
          </table:table-cell>
          <table:table-cell office:value-type="float" office:value="20.6422354765872" calcext:value-type="float">
            <text:p>20.6422354765872</text:p>
          </table:table-cell>
          <table:table-cell office:value-type="float" office:value="21.4692228044603" calcext:value-type="float">
            <text:p>21.4692228044603</text:p>
          </table:table-cell>
          <table:table-cell office:value-type="float" office:value="-1.37108810494387" calcext:value-type="float">
            <text:p>-1.37108810494387</text:p>
          </table:table-cell>
          <table:table-cell office:value-type="float" office:value="-23.7717788326139" calcext:value-type="float">
            <text:p>-23.7717788326139</text:p>
          </table:table-cell>
          <table:table-cell office:value-type="float" office:value="-24.5083897180019" calcext:value-type="float">
            <text:p>-24.5083897180019</text:p>
          </table:table-cell>
          <table:table-cell office:value-type="float" office:value="-11.0401980466927" calcext:value-type="float">
            <text:p>-11.0401980466927</text:p>
          </table:table-cell>
          <table:table-cell office:value-type="float" office:value="1.46429434068216" calcext:value-type="float">
            <text:p>1.46429434068216</text:p>
          </table:table-cell>
          <table:table-cell office:value-type="float" office:value="0.54309598139805" calcext:value-type="float">
            <text:p>0.54309598139805</text:p>
          </table:table-cell>
          <table:table-cell office:value-type="float" office:value="-7.24633350766695" calcext:value-type="float">
            <text:p>-7.24633350766695</text:p>
          </table:table-cell>
          <table:table-cell office:value-type="float" office:value="-12.9552133117722" calcext:value-type="float">
            <text:p>-12.9552133117722</text:p>
          </table:table-cell>
          <table:table-cell office:value-type="float" office:value="-11.7579807628495" calcext:value-type="float">
            <text:p>-11.7579807628495</text:p>
          </table:table-cell>
          <table:table-cell office:value-type="float" office:value="-7.93757301209065" calcext:value-type="float">
            <text:p>-7.93757301209065</text:p>
          </table:table-cell>
          <table:table-cell office:value-type="float" office:value="-6.20381084759285" calcext:value-type="float">
            <text:p>-6.20381084759285</text:p>
          </table:table-cell>
          <table:table-cell office:value-type="float" office:value="-7.21428755567028" calcext:value-type="float">
            <text:p>-7.21428755567028</text:p>
          </table:table-cell>
          <table:table-cell office:value-type="float" office:value="-8.88799736900917" calcext:value-type="float">
            <text:p>-8.88799736900917</text:p>
          </table:table-cell>
          <table:table-cell office:value-type="float" office:value="-9.28410211089721" calcext:value-type="float">
            <text:p>-9.28410211089721</text:p>
          </table:table-cell>
          <table:table-cell office:value-type="float" office:value="-8.87994602978601" calcext:value-type="float">
            <text:p>-8.87994602978601</text:p>
          </table:table-cell>
          <table:table-cell office:value-type="float" office:value="-8.47261257787483" calcext:value-type="float">
            <text:p>-8.47261257787483</text:p>
          </table:table-cell>
          <table:table-cell office:value-type="float" office:value="-8.56066320390361" calcext:value-type="float">
            <text:p>-8.56066320390361</text:p>
          </table:table-cell>
          <table:table-cell office:value-type="float" office:value="-8.80459676685669" calcext:value-type="float">
            <text:p>-8.80459676685669</text:p>
          </table:table-cell>
          <table:table-cell office:value-type="float" office:value="-8.95788249544673" calcext:value-type="float">
            <text:p>-8.95788249544673</text:p>
          </table:table-cell>
          <table:table-cell office:value-type="float" office:value="-8.99439863271515" calcext:value-type="float">
            <text:p>-8.99439863271515</text:p>
          </table:table-cell>
          <table:table-cell office:value-type="float" office:value="-9.01673786186006" calcext:value-type="float">
            <text:p>-9.01673786186006</text:p>
          </table:table-cell>
          <table:table-cell office:value-type="float" office:value="-9.07757778442232" calcext:value-type="float">
            <text:p>-9.07757778442232</text:p>
          </table:table-cell>
          <table:table-cell office:value-type="float" office:value="-9.14989161861135" calcext:value-type="float">
            <text:p>-9.14989161861135</text:p>
          </table:table-cell>
          <table:table-cell office:value-type="float" office:value="-9.21945664045718" calcext:value-type="float">
            <text:p>-9.21945664045718</text:p>
          </table:table-cell>
          <table:table-cell office:value-type="float" office:value="-9.27971401574243" calcext:value-type="float">
            <text:p>-9.27971401574243</text:p>
          </table:table-cell>
          <table:table-cell office:value-type="float" office:value="-9.33172871842799" calcext:value-type="float">
            <text:p>-9.33172871842799</text:p>
          </table:table-cell>
          <table:table-cell office:value-type="float" office:value="-9.40553468848068" calcext:value-type="float">
            <text:p>-9.40553468848068</text:p>
          </table:table-cell>
          <table:table-cell office:value-type="float" office:value="-9.47513772160529" calcext:value-type="float">
            <text:p>-9.47513772160529</text:p>
          </table:table-cell>
          <table:table-cell office:value-type="float" office:value="-9.29194659310948" calcext:value-type="float">
            <text:p>-9.29194659310948</text:p>
          </table:table-cell>
          <table:table-cell office:value-type="float" office:value="-7.65232080407546" calcext:value-type="float">
            <text:p>-7.65232080407546</text:p>
          </table:table-cell>
          <table:table-cell office:value-type="float" office:value="-3.02588899421633" calcext:value-type="float">
            <text:p>-3.02588899421633</text:p>
          </table:table-cell>
          <table:table-cell office:value-type="float" office:value="5.32733685259738" calcext:value-type="float">
            <text:p>5.32733685259738</text:p>
          </table:table-cell>
          <table:table-cell office:value-type="float" office:value="14.2188601666078" calcext:value-type="float">
            <text:p>14.2188601666078</text:p>
          </table:table-cell>
          <table:table-cell office:value-type="float" office:value="17.7437558166045" calcext:value-type="float">
            <text:p>17.7437558166045</text:p>
          </table:table-cell>
          <table:table-cell office:value-type="float" office:value="10.9733476791763" calcext:value-type="float">
            <text:p>10.9733476791763</text:p>
          </table:table-cell>
          <table:table-cell office:value-type="float" office:value="-3.79589473193464" calcext:value-type="float">
            <text:p>-3.79589473193464</text:p>
          </table:table-cell>
          <table:table-cell office:value-type="float" office:value="-17.355799736281" calcext:value-type="float">
            <text:p>-17.355799736281</text:p>
          </table:table-cell>
          <table:table-cell office:value-type="float" office:value="-21.4219461041436" calcext:value-type="float">
            <text:p>-21.4219461041436</text:p>
          </table:table-cell>
          <table:table-cell office:value-type="float" office:value="-15.2259251397541" calcext:value-type="float">
            <text:p>-15.2259251397541</text:p>
          </table:table-cell>
          <table:table-cell office:value-type="float" office:value="-7.2694497392488" calcext:value-type="float">
            <text:p>-7.2694497392488</text:p>
          </table:table-cell>
          <table:table-cell office:value-type="float" office:value="-4.28600791685326" calcext:value-type="float">
            <text:p>-4.28600791685326</text:p>
          </table:table-cell>
          <table:table-cell office:value-type="float" office:value="-7.71949456570141" calcext:value-type="float">
            <text:p>-7.71949456570141</text:p>
          </table:table-cell>
          <table:table-cell office:value-type="float" office:value="-11.672747979379" calcext:value-type="float">
            <text:p>-11.672747979379</text:p>
          </table:table-cell>
          <table:table-cell office:value-type="float" office:value="-12.8123248013598" calcext:value-type="float">
            <text:p>-12.8123248013598</text:p>
          </table:table-cell>
          <table:table-cell office:value-type="float" office:value="-11.0546180870882" calcext:value-type="float">
            <text:p>-11.0546180870882</text:p>
          </table:table-cell>
          <table:table-cell office:value-type="float" office:value="-9.55363971488108" calcext:value-type="float">
            <text:p>-9.55363971488108</text:p>
          </table:table-cell>
          <table:table-cell office:value-type="float" office:value="-9.52383841483208" calcext:value-type="float">
            <text:p>-9.52383841483208</text:p>
          </table:table-cell>
          <table:table-cell office:value-type="float" office:value="-10.2810896088465" calcext:value-type="float">
            <text:p>-10.2810896088465</text:p>
          </table:table-cell>
          <table:table-cell office:value-type="float" office:value="-10.7472929657916" calcext:value-type="float">
            <text:p>-10.7472929657916</text:p>
          </table:table-cell>
          <table:table-cell office:value-type="float" office:value="-10.6483759263274" calcext:value-type="float">
            <text:p>-10.6483759263274</text:p>
          </table:table-cell>
          <table:table-cell office:value-type="float" office:value="-10.4890793391825" calcext:value-type="float">
            <text:p>-10.4890793391825</text:p>
          </table:table-cell>
          <table:table-cell office:value-type="float" office:value="-10.4632357152863" calcext:value-type="float">
            <text:p>-10.4632357152863</text:p>
          </table:table-cell>
          <table:table-cell office:value-type="float" office:value="-10.5514199579185" calcext:value-type="float">
            <text:p>-10.5514199579185</text:p>
          </table:table-cell>
          <table:table-cell office:value-type="float" office:value="-10.6095565542173" calcext:value-type="float">
            <text:p>-10.6095565542173</text:p>
          </table:table-cell>
          <table:table-cell office:value-type="float" office:value="-10.6364934451094" calcext:value-type="float">
            <text:p>-10.6364934451094</text:p>
          </table:table-cell>
          <table:table-cell office:value-type="float" office:value="-10.658309934611" calcext:value-type="float">
            <text:p>-10.658309934611</text:p>
          </table:table-cell>
          <table:table-cell office:value-type="float" office:value="-10.5401704636884" calcext:value-type="float">
            <text:p>-10.5401704636884</text:p>
          </table:table-cell>
          <table:table-cell office:value-type="float" office:value="-9.19307971614923" calcext:value-type="float">
            <text:p>-9.19307971614923</text:p>
          </table:table-cell>
          <table:table-cell office:value-type="float" office:value="-4.04783655599778" calcext:value-type="float">
            <text:p>-4.04783655599778</text:p>
          </table:table-cell>
          <table:table-cell office:value-type="float" office:value="9.55182596240505" calcext:value-type="float">
            <text:p>9.55182596240505</text:p>
          </table:table-cell>
          <table:table-cell office:value-type="float" office:value="34.3247229838274" calcext:value-type="float">
            <text:p>34.3247229838274</text:p>
          </table:table-cell>
          <table:table-cell office:value-type="float" office:value="67.4679306565016" calcext:value-type="float">
            <text:p>67.4679306565016</text:p>
          </table:table-cell>
          <table:table-cell office:value-type="float" office:value="93.7960411640348" calcext:value-type="float">
            <text:p>93.7960411640348</text:p>
          </table:table-cell>
          <table:table-cell office:value-type="float" office:value="95.0003671620427" calcext:value-type="float">
            <text:p>95.0003671620427</text:p>
          </table:table-cell>
          <table:table-cell office:value-type="float" office:value="58.5085945246564" calcext:value-type="float">
            <text:p>58.5085945246564</text:p>
          </table:table-cell>
          <table:table-cell office:value-type="float" office:value="-0.542013125113952" calcext:value-type="float">
            <text:p>-0.542013125113952</text:p>
          </table:table-cell>
          <table:table-cell office:value-type="float" office:value="-52.1140057278605" calcext:value-type="float">
            <text:p>-52.1140057278605</text:p>
          </table:table-cell>
          <table:table-cell office:value-type="float" office:value="-63.0077809231885" calcext:value-type="float">
            <text:p>-63.0077809231885</text:p>
          </table:table-cell>
          <table:table-cell office:value-type="float" office:value="-35.4845534469793" calcext:value-type="float">
            <text:p>-35.4845534469793</text:p>
          </table:table-cell>
          <table:table-cell office:value-type="float" office:value="5.1078390909356" calcext:value-type="float">
            <text:p>5.1078390909356</text:p>
          </table:table-cell>
          <table:table-cell office:value-type="float" office:value="21.3305111920695" calcext:value-type="float">
            <text:p>21.3305111920695</text:p>
          </table:table-cell>
          <table:table-cell office:value-type="float" office:value="7.71397723194595" calcext:value-type="float">
            <text:p>7.71397723194595</text:p>
          </table:table-cell>
          <table:table-cell office:value-type="float" office:value="-18.6959423484981" calcext:value-type="float">
            <text:p>-18.6959423484981</text:p>
          </table:table-cell>
          <table:table-cell office:value-type="float" office:value="-29.9842640075335" calcext:value-type="float">
            <text:p>-29.9842640075335</text:p>
          </table:table-cell>
          <table:table-cell office:value-type="float" office:value="-21.4799012412306" calcext:value-type="float">
            <text:p>-21.4799012412306</text:p>
          </table:table-cell>
          <table:table-cell office:value-type="float" office:value="-6.29494522428992" calcext:value-type="float">
            <text:p>-6.29494522428992</text:p>
          </table:table-cell>
          <table:table-cell office:value-type="float" office:value="-0.552624232051853" calcext:value-type="float">
            <text:p>-0.552624232051853</text:p>
          </table:table-cell>
          <table:table-cell office:value-type="float" office:value="-6.40267359572938" calcext:value-type="float">
            <text:p>-6.40267359572938</text:p>
          </table:table-cell>
          <table:table-cell office:value-type="float" office:value="-13.8640187844728" calcext:value-type="float">
            <text:p>-13.8640187844728</text:p>
          </table:table-cell>
          <table:table-cell office:value-type="float" office:value="-15.9035624225716" calcext:value-type="float">
            <text:p>-15.9035624225716</text:p>
          </table:table-cell>
          <table:table-cell office:value-type="float" office:value="-12.3502540810136" calcext:value-type="float">
            <text:p>-12.3502540810136</text:p>
          </table:table-cell>
          <table:table-cell office:value-type="float" office:value="-9.33712787359215" calcext:value-type="float">
            <text:p>-9.33712787359215</text:p>
          </table:table-cell>
          <table:table-cell office:value-type="float" office:value="-9.05023674109425" calcext:value-type="float">
            <text:p>-9.05023674109425</text:p>
          </table:table-cell>
          <table:table-cell office:value-type="float" office:value="-10.7234952120359" calcext:value-type="float">
            <text:p>-10.7234952120359</text:p>
          </table:table-cell>
          <table:table-cell office:value-type="float" office:value="-11.6680227030568" calcext:value-type="float">
            <text:p>-11.6680227030568</text:p>
          </table:table-cell>
          <table:table-cell office:value-type="float" office:value="-11.4624606682658" calcext:value-type="float">
            <text:p>-11.4624606682658</text:p>
          </table:table-cell>
          <table:table-cell office:value-type="float" office:value="-10.8742404929884" calcext:value-type="float">
            <text:p>-10.8742404929884</text:p>
          </table:table-cell>
          <table:table-cell office:value-type="float" office:value="-10.6535337210614" calcext:value-type="float">
            <text:p>-10.6535337210614</text:p>
          </table:table-cell>
          <table:table-cell office:value-type="float" office:value="-10.7972403161197" calcext:value-type="float">
            <text:p>-10.7972403161197</text:p>
          </table:table-cell>
          <table:table-cell office:value-type="float" office:value="-10.9210888600203" calcext:value-type="float">
            <text:p>-10.9210888600203</text:p>
          </table:table-cell>
          <table:table-cell office:value-type="float" office:value="-10.9248887948592" calcext:value-type="float">
            <text:p>-10.9248887948592</text:p>
          </table:table-cell>
          <table:table-cell office:value-type="float" office:value="-10.8570991293548" calcext:value-type="float">
            <text:p>-10.8570991293548</text:p>
          </table:table-cell>
          <table:table-cell office:value-type="float" office:value="-10.8204469145732" calcext:value-type="float">
            <text:p>-10.8204469145732</text:p>
          </table:table-cell>
          <table:table-cell office:value-type="float" office:value="-10.8082132459639" calcext:value-type="float">
            <text:p>-10.8082132459639</text:p>
          </table:table-cell>
          <table:table-cell office:value-type="float" office:value="-10.7979001398703" calcext:value-type="float">
            <text:p>-10.7979001398703</text:p>
          </table:table-cell>
          <table:table-cell office:value-type="float" office:value="-10.7805515043859" calcext:value-type="float">
            <text:p>-10.7805515043859</text:p>
          </table:table-cell>
          <table:table-cell office:value-type="float" office:value="-10.7522663839244" calcext:value-type="float">
            <text:p>-10.7522663839244</text:p>
          </table:table-cell>
          <table:table-cell office:value-type="float" office:value="-10.7280883128347" calcext:value-type="float">
            <text:p>-10.7280883128347</text:p>
          </table:table-cell>
          <table:table-cell office:value-type="float" office:value="-10.7313862991923" calcext:value-type="float">
            <text:p>-10.7313862991923</text:p>
          </table:table-cell>
          <table:table-cell office:value-type="float" office:value="-10.6509702758148" calcext:value-type="float">
            <text:p>-10.6509702758148</text:p>
          </table:table-cell>
          <table:table-cell office:value-type="float" office:value="-9.82454539855019" calcext:value-type="float">
            <text:p>-9.82454539855019</text:p>
          </table:table-cell>
          <table:table-cell office:value-type="float" office:value="-6.66192050565776" calcext:value-type="float">
            <text:p>-6.66192050565776</text:p>
          </table:table-cell>
          <table:table-cell office:value-type="float" office:value="0.0515612974554376" calcext:value-type="float">
            <text:p>0.051561297455438</text:p>
          </table:table-cell>
          <table:table-cell office:value-type="float" office:value="9.51136303668678" calcext:value-type="float">
            <text:p>9.51136303668678</text:p>
          </table:table-cell>
          <table:table-cell office:value-type="float" office:value="16.3248472126062" calcext:value-type="float">
            <text:p>16.3248472126062</text:p>
          </table:table-cell>
          <table:table-cell office:value-type="float" office:value="14.9282877798875" calcext:value-type="float">
            <text:p>14.9282877798875</text:p>
          </table:table-cell>
          <table:table-cell office:value-type="float" office:value="2.92153788339593" calcext:value-type="float">
            <text:p>2.92153788339593</text:p>
          </table:table-cell>
          <table:table-cell office:value-type="float" office:value="-12.243524913222" calcext:value-type="float">
            <text:p>-12.243524913222</text:p>
          </table:table-cell>
          <table:table-cell office:value-type="float" office:value="-21.5913519737021" calcext:value-type="float">
            <text:p>-21.5913519737021</text:p>
          </table:table-cell>
          <table:table-cell office:value-type="float" office:value="-19.2414956371735" calcext:value-type="float">
            <text:p>-19.2414956371735</text:p>
          </table:table-cell>
          <table:table-cell office:value-type="float" office:value="-10.9997440562416" calcext:value-type="float">
            <text:p>-10.9997440562416</text:p>
          </table:table-cell>
          <table:table-cell office:value-type="float" office:value="-4.90546515422405" calcext:value-type="float">
            <text:p>-4.90546515422405</text:p>
          </table:table-cell>
          <table:table-cell office:value-type="float" office:value="-5.7704899946455" calcext:value-type="float">
            <text:p>-5.7704899946455</text:p>
          </table:table-cell>
          <table:table-cell office:value-type="float" office:value="-10.1000270099332" calcext:value-type="float">
            <text:p>-10.1000270099332</text:p>
          </table:table-cell>
          <table:table-cell office:value-type="float" office:value="-12.6637593758052" calcext:value-type="float">
            <text:p>-12.6637593758052</text:p>
          </table:table-cell>
          <table:table-cell office:value-type="float" office:value="-11.9125440011328" calcext:value-type="float">
            <text:p>-11.9125440011328</text:p>
          </table:table-cell>
          <table:table-cell office:value-type="float" office:value="-9.82190898053144" calcext:value-type="float">
            <text:p>-9.82190898053144</text:p>
          </table:table-cell>
          <table:table-cell office:value-type="float" office:value="-9.07571903923649" calcext:value-type="float">
            <text:p>-9.07571903923649</text:p>
          </table:table-cell>
          <table:table-cell office:value-type="float" office:value="-9.49855668094613" calcext:value-type="float">
            <text:p>-9.49855668094613</text:p>
          </table:table-cell>
          <table:table-cell office:value-type="float" office:value="-10.1446878512121" calcext:value-type="float">
            <text:p>-10.1446878512121</text:p>
          </table:table-cell>
          <table:table-cell office:value-type="float" office:value="-10.1661354316253" calcext:value-type="float">
            <text:p>-10.1661354316253</text:p>
          </table:table-cell>
          <table:table-cell office:value-type="float" office:value="-9.90481704733789" calcext:value-type="float">
            <text:p>-9.90481704733789</text:p>
          </table:table-cell>
          <table:table-cell office:value-type="float" office:value="-9.72191857471038" calcext:value-type="float">
            <text:p>-9.72191857471038</text:p>
          </table:table-cell>
          <table:table-cell office:value-type="float" office:value="-9.69069540737065" calcext:value-type="float">
            <text:p>-9.69069540737065</text:p>
          </table:table-cell>
          <table:table-cell office:value-type="float" office:value="-9.69074674352193" calcext:value-type="float">
            <text:p>-9.69074674352193</text:p>
          </table:table-cell>
          <table:table-cell office:value-type="float" office:value="-9.6417926399513" calcext:value-type="float">
            <text:p>-9.6417926399513</text:p>
          </table:table-cell>
          <table:table-cell office:value-type="float" office:value="-9.58438646719088" calcext:value-type="float">
            <text:p>-9.58438646719088</text:p>
          </table:table-cell>
          <table:table-cell office:value-type="float" office:value="-9.50394838905499" calcext:value-type="float">
            <text:p>-9.50394838905499</text:p>
          </table:table-cell>
          <table:table-cell office:value-type="float" office:value="-8.84621227213932" calcext:value-type="float">
            <text:p>-8.84621227213932</text:p>
          </table:table-cell>
          <table:table-cell office:value-type="float" office:value="-5.9019683818174" calcext:value-type="float">
            <text:p>-5.9019683818174</text:p>
          </table:table-cell>
          <table:table-cell office:value-type="float" office:value="3.27167976485103" calcext:value-type="float">
            <text:p>3.27167976485103</text:p>
          </table:table-cell>
          <table:table-cell office:value-type="float" office:value="22.7433895302855" calcext:value-type="float">
            <text:p>22.7433895302855</text:p>
          </table:table-cell>
          <table:table-cell office:value-type="float" office:value="53.2916158874588" calcext:value-type="float">
            <text:p>53.2916158874588</text:p>
          </table:table-cell>
          <table:table-cell office:value-type="float" office:value="85.0952578936675" calcext:value-type="float">
            <text:p>85.0952578936675</text:p>
          </table:table-cell>
          <table:table-cell office:value-type="float" office:value="100.497508895673" calcext:value-type="float">
            <text:p>100.497508895673</text:p>
          </table:table-cell>
          <table:table-cell office:value-type="float" office:value="81.5949275034993" calcext:value-type="float">
            <text:p>81.5949275034993</text:p>
          </table:table-cell>
          <table:table-cell office:value-type="float" office:value="30.2935592652071" calcext:value-type="float">
            <text:p>30.2935592652071</text:p>
          </table:table-cell>
          <table:table-cell office:value-type="float" office:value="-29.3901486167936" calcext:value-type="float">
            <text:p>-29.3901486167936</text:p>
          </table:table-cell>
          <table:table-cell office:value-type="float" office:value="-61.5815088025648" calcext:value-type="float">
            <text:p>-61.5815088025648</text:p>
          </table:table-cell>
          <table:table-cell office:value-type="float" office:value="-49.984258890566" calcext:value-type="float">
            <text:p>-49.984258890566</text:p>
          </table:table-cell>
          <table:table-cell office:value-type="float" office:value="-10.7603151347362" calcext:value-type="float">
            <text:p>-10.7603151347362</text:p>
          </table:table-cell>
          <table:table-cell office:value-type="float" office:value="20.3966526640804" calcext:value-type="float">
            <text:p>20.3966526640804</text:p>
          </table:table-cell>
          <table:table-cell office:value-type="float" office:value="19.4672301729597" calcext:value-type="float">
            <text:p>19.4672301729597</text:p>
          </table:table-cell>
          <table:table-cell office:value-type="float" office:value="-4.08474231257699" calcext:value-type="float">
            <text:p>-4.08474231257699</text:p>
          </table:table-cell>
          <table:table-cell office:value-type="float" office:value="-25.2681104884384" calcext:value-type="float">
            <text:p>-25.2681104884384</text:p>
          </table:table-cell>
          <table:table-cell office:value-type="float" office:value="-24.5671415206202" calcext:value-type="float">
            <text:p>-24.5671415206202</text:p>
          </table:table-cell>
          <table:table-cell office:value-type="float" office:value="-10.5026025137826" calcext:value-type="float">
            <text:p>-10.5026025137826</text:p>
          </table:table-cell>
          <table:table-cell office:value-type="float" office:value="1.50841426493142" calcext:value-type="float">
            <text:p>1.50841426493142</text:p>
          </table:table-cell>
          <table:table-cell office:value-type="float" office:value="-0.0238585033673964" calcext:value-type="float">
            <text:p>-0.023858503367396</text:p>
          </table:table-cell>
          <table:table-cell office:value-type="float" office:value="-7.74688881220411" calcext:value-type="float">
            <text:p>-7.74688881220411</text:p>
          </table:table-cell>
          <table:table-cell office:value-type="float" office:value="-12.9411782579901" calcext:value-type="float">
            <text:p>-12.9411782579901</text:p>
          </table:table-cell>
          <table:table-cell office:value-type="float" office:value="-11.2070276773499" calcext:value-type="float">
            <text:p>-11.2070276773499</text:p>
          </table:table-cell>
          <table:table-cell office:value-type="float" office:value="-7.28204234235997" calcext:value-type="float">
            <text:p>-7.28204234235997</text:p>
          </table:table-cell>
          <table:table-cell office:value-type="float" office:value="-5.5673902592593" calcext:value-type="float">
            <text:p>-5.5673902592593</text:p>
          </table:table-cell>
          <table:table-cell office:value-type="float" office:value="-6.5553328778759" calcext:value-type="float">
            <text:p>-6.5553328778759</text:p>
          </table:table-cell>
          <table:table-cell office:value-type="float" office:value="-8.01638836727615" calcext:value-type="float">
            <text:p>-8.01638836727615</text:p>
          </table:table-cell>
          <table:table-cell office:value-type="float" office:value="-8.18260446468181" calcext:value-type="float">
            <text:p>-8.18260446468181</text:p>
          </table:table-cell>
          <table:table-cell office:value-type="float" office:value="-7.59790210938263" calcext:value-type="float">
            <text:p>-7.59790210938263</text:p>
          </table:table-cell>
          <table:table-cell office:value-type="float" office:value="-7.06115077325235" calcext:value-type="float">
            <text:p>-7.06115077325235</text:p>
          </table:table-cell>
          <table:table-cell office:value-type="float" office:value="-7.01723877941922" calcext:value-type="float">
            <text:p>-7.01723877941922</text:p>
          </table:table-cell>
          <table:table-cell office:value-type="float" office:value="-7.10324079003371" calcext:value-type="float">
            <text:p>-7.10324079003371</text:p>
          </table:table-cell>
          <table:table-cell office:value-type="float" office:value="-7.09320860595752" calcext:value-type="float">
            <text:p>-7.09320860595752</text:p>
          </table:table-cell>
          <table:table-cell office:value-type="float" office:value="-6.96987116279889" calcext:value-type="float">
            <text:p>-6.96987116279889</text:p>
          </table:table-cell>
          <table:table-cell office:value-type="float" office:value="-6.83974241953055" calcext:value-type="float">
            <text:p>-6.83974241953055</text:p>
          </table:table-cell>
          <table:table-cell office:value-type="float" office:value="-6.74745275223158" calcext:value-type="float">
            <text:p>-6.74745275223158</text:p>
          </table:table-cell>
          <table:table-cell office:value-type="float" office:value="-6.66544286223943" calcext:value-type="float">
            <text:p>-6.66544286223943</text:p>
          </table:table-cell>
          <table:table-cell office:value-type="float" office:value="-6.5804110092488" calcext:value-type="float">
            <text:p>-6.5804110092488</text:p>
          </table:table-cell>
          <table:table-cell office:value-type="float" office:value="-6.48610780543202" calcext:value-type="float">
            <text:p>-6.48610780543202</text:p>
          </table:table-cell>
          <table:table-cell office:value-type="float" office:value="-6.38474793195299" calcext:value-type="float">
            <text:p>-6.38474793195299</text:p>
          </table:table-cell>
          <table:table-cell office:value-type="float" office:value="-6.30763388008489" calcext:value-type="float">
            <text:p>-6.30763388008489</text:p>
          </table:table-cell>
          <table:table-cell office:value-type="float" office:value="-6.21928680944968" calcext:value-type="float">
            <text:p>-6.21928680944968</text:p>
          </table:table-cell>
          <table:table-cell office:value-type="float" office:value="-5.83995993635259" calcext:value-type="float">
            <text:p>-5.83995993635259</text:p>
          </table:table-cell>
          <table:table-cell office:value-type="float" office:value="-3.89729229512391" calcext:value-type="float">
            <text:p>-3.89729229512391</text:p>
          </table:table-cell>
          <table:table-cell office:value-type="float" office:value="1.10775780942635" calcext:value-type="float">
            <text:p>1.10775780942635</text:p>
          </table:table-cell>
          <table:table-cell office:value-type="float" office:value="9.80607582010947" calcext:value-type="float">
            <text:p>9.80607582010947</text:p>
          </table:table-cell>
          <table:table-cell office:value-type="float" office:value="18.6776729627961" calcext:value-type="float">
            <text:p>18.6776729627961</text:p>
          </table:table-cell>
          <table:table-cell office:value-type="float" office:value="21.8286633428844" calcext:value-type="float">
            <text:p>21.8286633428844</text:p>
          </table:table-cell>
          <table:table-cell office:value-type="float" office:value="14.4925273801697" calcext:value-type="float">
            <text:p>14.4925273801697</text:p>
          </table:table-cell>
          <table:table-cell office:value-type="float" office:value="-0.326730870620352" calcext:value-type="float">
            <text:p>-0.326730870620352</text:p>
          </table:table-cell>
          <table:table-cell office:value-type="float" office:value="-13.3642212470853" calcext:value-type="float">
            <text:p>-13.3642212470853</text:p>
          </table:table-cell>
          <table:table-cell office:value-type="float" office:value="-16.4892507260705" calcext:value-type="float">
            <text:p>-16.4892507260705</text:p>
          </table:table-cell>
          <table:table-cell office:value-type="float" office:value="-9.77137995053452" calcext:value-type="float">
            <text:p>-9.77137995053452</text:p>
          </table:table-cell>
          <table:table-cell office:value-type="float" office:value="-1.81225511471619" calcext:value-type="float">
            <text:p>-1.81225511471619</text:p>
          </table:table-cell>
          <table:table-cell office:value-type="float" office:value="0.841237705313639" calcext:value-type="float">
            <text:p>0.841237705313639</text:p>
          </table:table-cell>
          <table:table-cell office:value-type="float" office:value="-2.66664942732846" calcext:value-type="float">
            <text:p>-2.66664942732846</text:p>
          </table:table-cell>
          <table:table-cell office:value-type="float" office:value="-6.34784599022528" calcext:value-type="float">
            <text:p>-6.34784599022528</text:p>
          </table:table-cell>
          <table:table-cell office:value-type="float" office:value="-7.11825270557497" calcext:value-type="float">
            <text:p>-7.11825270557497</text:p>
          </table:table-cell>
          <table:table-cell office:value-type="float" office:value="-5.12932152201651" calcext:value-type="float">
            <text:p>-5.12932152201651</text:p>
          </table:table-cell>
          <table:table-cell office:value-type="float" office:value="-3.58171830265533" calcext:value-type="float">
            <text:p>-3.58171830265533</text:p>
          </table:table-cell>
          <table:table-cell office:value-type="float" office:value="-3.48436109732408" calcext:value-type="float">
            <text:p>-3.48436109732408</text:p>
          </table:table-cell>
          <table:table-cell office:value-type="float" office:value="-4.11365989046572" calcext:value-type="float">
            <text:p>-4.11365989046572</text:p>
          </table:table-cell>
          <table:table-cell office:value-type="float" office:value="-4.39331502146448" calcext:value-type="float">
            <text:p>-4.39331502146448</text:p>
          </table:table-cell>
          <table:table-cell office:value-type="float" office:value="-4.13579988228592" calcext:value-type="float">
            <text:p>-4.13579988228592</text:p>
          </table:table-cell>
          <table:table-cell office:value-type="float" office:value="-3.84171505965919" calcext:value-type="float">
            <text:p>-3.84171505965919</text:p>
          </table:table-cell>
          <table:table-cell office:value-type="float" office:value="-3.68650487024596" calcext:value-type="float">
            <text:p>-3.68650487024596</text:p>
          </table:table-cell>
          <table:table-cell office:value-type="float" office:value="-3.63751180220359" calcext:value-type="float">
            <text:p>-3.63751180220359</text:p>
          </table:table-cell>
          <table:table-cell office:value-type="float" office:value="-3.55376993405972" calcext:value-type="float">
            <text:p>-3.55376993405972</text:p>
          </table:table-cell>
          <table:table-cell office:value-type="float" office:value="-3.44291151512968" calcext:value-type="float">
            <text:p>-3.44291151512968</text:p>
          </table:table-cell>
          <table:table-cell office:value-type="float" office:value="-3.32690853168783" calcext:value-type="float">
            <text:p>-3.32690853168783</text:p>
          </table:table-cell>
          <table:table-cell office:value-type="float" office:value="-3.03980800135294" calcext:value-type="float">
            <text:p>-3.03980800135294</text:p>
          </table:table-cell>
          <table:table-cell office:value-type="float" office:value="-1.42046288281089" calcext:value-type="float">
            <text:p>-1.42046288281089</text:p>
          </table:table-cell>
          <table:table-cell office:value-type="float" office:value="4.25563979595914" calcext:value-type="float">
            <text:p>4.25563979595914</text:p>
          </table:table-cell>
          <table:table-cell office:value-type="float" office:value="18.6557764321654" calcext:value-type="float">
            <text:p>18.6557764321654</text:p>
          </table:table-cell>
          <table:table-cell office:value-type="float" office:value="44.3056174189377" calcext:value-type="float">
            <text:p>44.3056174189377</text:p>
          </table:table-cell>
          <table:table-cell office:value-type="float" office:value="77.6717716803179" calcext:value-type="float">
            <text:p>77.6717716803179</text:p>
          </table:table-cell>
          <table:table-cell office:value-type="float" office:value="103.088720366682" calcext:value-type="float">
            <text:p>103.088720366682</text:p>
          </table:table-cell>
          <table:table-cell office:value-type="float" office:value="102.178219181343" calcext:value-type="float">
            <text:p>102.178219181343</text:p>
          </table:table-cell>
          <table:table-cell office:value-type="float" office:value="63.697498603802" calcext:value-type="float">
            <text:p>63.697498603802</text:p>
          </table:table-cell>
          <table:table-cell office:value-type="float" office:value="4.19409647817851" calcext:value-type="float">
            <text:p>4.19409647817851</text:p>
          </table:table-cell>
          <table:table-cell office:value-type="float" office:value="-45.4600084852253" calcext:value-type="float">
            <text:p>-45.4600084852253</text:p>
          </table:table-cell>
          <table:table-cell office:value-type="float" office:value="-53.3275493159595" calcext:value-type="float">
            <text:p>-53.3275493159595</text:p>
          </table:table-cell>
          <table:table-cell office:value-type="float" office:value="-23.8457290983706" calcext:value-type="float">
            <text:p>-23.8457290983706</text:p>
          </table:table-cell>
          <table:table-cell office:value-type="float" office:value="16.342811269248" calcext:value-type="float">
            <text:p>16.342811269248</text:p>
          </table:table-cell>
          <table:table-cell office:value-type="float" office:value="30.5139290659661" calcext:value-type="float">
            <text:p>30.5139290659661</text:p>
          </table:table-cell>
          <table:table-cell office:value-type="float" office:value="15.5268272665906" calcext:value-type="float">
            <text:p>15.5268272665906</text:p>
          </table:table-cell>
          <table:table-cell office:value-type="float" office:value="-10.6117735189193" calcext:value-type="float">
            <text:p>-10.6117735189193</text:p>
          </table:table-cell>
          <table:table-cell office:value-type="float" office:value="-20.2715735463336" calcext:value-type="float">
            <text:p>-20.2715735463336</text:p>
          </table:table-cell>
          <table:table-cell office:value-type="float" office:value="-10.7848662578117" calcext:value-type="float">
            <text:p>-10.7848662578117</text:p>
          </table:table-cell>
          <table:table-cell office:value-type="float" office:value="4.38967059868624" calcext:value-type="float">
            <text:p>4.38967059868624</text:p>
          </table:table-cell>
          <table:table-cell office:value-type="float" office:value="9.30925689652632" calcext:value-type="float">
            <text:p>9.30925689652632</text:p>
          </table:table-cell>
          <table:table-cell office:value-type="float" office:value="3.18740843000102" calcext:value-type="float">
            <text:p>3.18740843000102</text:p>
          </table:table-cell>
          <table:table-cell office:value-type="float" office:value="-3.99267116563066" calcext:value-type="float">
            <text:p>-3.99267116563066</text:p>
          </table:table-cell>
          <table:table-cell office:value-type="float" office:value="-5.44068500311288" calcext:value-type="float">
            <text:p>-5.44068500311288</text:p>
          </table:table-cell>
          <table:table-cell office:value-type="float" office:value="-1.64049319520586" calcext:value-type="float">
            <text:p>-1.64049319520586</text:p>
          </table:table-cell>
          <table:table-cell office:value-type="float" office:value="1.33053116445931" calcext:value-type="float">
            <text:p>1.33053116445931</text:p>
          </table:table-cell>
          <table:table-cell office:value-type="float" office:value="1.54493088108958" calcext:value-type="float">
            <text:p>1.54493088108958</text:p>
          </table:table-cell>
          <table:table-cell office:value-type="float" office:value="-0.0484892745490188" calcext:value-type="float">
            <text:p>-0.048489274549019</text:p>
          </table:table-cell>
          <table:table-cell office:value-type="float" office:value="-0.793610811967008" calcext:value-type="float">
            <text:p>-0.793610811967008</text:p>
          </table:table-cell>
          <table:table-cell office:value-type="float" office:value="-0.433532275548367" calcext:value-type="float">
            <text:p>-0.433532275548367</text:p>
          </table:table-cell>
          <table:table-cell office:value-type="float" office:value="0.256780978793775" calcext:value-type="float">
            <text:p>0.256780978793775</text:p>
          </table:table-cell>
          <table:table-cell office:value-type="float" office:value="0.546739119362037" calcext:value-type="float">
            <text:p>0.546739119362037</text:p>
          </table:table-cell>
          <table:table-cell office:value-type="float" office:value="0.498516768575677" calcext:value-type="float">
            <text:p>0.498516768575677</text:p>
          </table:table-cell>
          <table:table-cell office:value-type="float" office:value="0.482559965528881" calcext:value-type="float">
            <text:p>0.482559965528881</text:p>
          </table:table-cell>
          <table:table-cell office:value-type="float" office:value="0.586800492142565" calcext:value-type="float">
            <text:p>0.586800492142565</text:p>
          </table:table-cell>
          <table:table-cell office:value-type="float" office:value="0.753798220979728" calcext:value-type="float">
            <text:p>0.753798220979728</text:p>
          </table:table-cell>
          <table:table-cell office:value-type="float" office:value="0.885641462908629" calcext:value-type="float">
            <text:p>0.885641462908629</text:p>
          </table:table-cell>
          <table:table-cell office:value-type="float" office:value="0.993776138360027" calcext:value-type="float">
            <text:p>0.993776138360027</text:p>
          </table:table-cell>
          <table:table-cell office:value-type="float" office:value="1.09948064917913" calcext:value-type="float">
            <text:p>1.09948064917913</text:p>
          </table:table-cell>
          <table:table-cell office:value-type="float" office:value="1.2113179584863" calcext:value-type="float">
            <text:p>1.2113179584863</text:p>
          </table:table-cell>
          <table:table-cell office:value-type="float" office:value="1.33274387689454" calcext:value-type="float">
            <text:p>1.33274387689454</text:p>
          </table:table-cell>
          <table:table-cell office:value-type="float" office:value="1.44653985859054" calcext:value-type="float">
            <text:p>1.44653985859054</text:p>
          </table:table-cell>
          <table:table-cell office:value-type="float" office:value="1.53338386329626" calcext:value-type="float">
            <text:p>1.53338386329626</text:p>
          </table:table-cell>
          <table:table-cell office:value-type="float" office:value="1.71691810111039" calcext:value-type="float">
            <text:p>1.71691810111039</text:p>
          </table:table-cell>
          <table:table-cell office:value-type="float" office:value="2.73013099079654" calcext:value-type="float">
            <text:p>2.73013099079654</text:p>
          </table:table-cell>
          <table:table-cell office:value-type="float" office:value="6.17596761552635" calcext:value-type="float">
            <text:p>6.17596761552635</text:p>
          </table:table-cell>
          <table:table-cell office:value-type="float" office:value="13.2254400023277" calcext:value-type="float">
            <text:p>13.2254400023277</text:p>
          </table:table-cell>
          <table:table-cell office:value-type="float" office:value="22.7821338503924" calcext:value-type="float">
            <text:p>22.7821338503924</text:p>
          </table:table-cell>
          <table:table-cell office:value-type="float" office:value="29.3095664938462" calcext:value-type="float">
            <text:p>29.3095664938462</text:p>
          </table:table-cell>
          <table:table-cell office:value-type="float" office:value="27.2988044702019" calcext:value-type="float">
            <text:p>27.2988044702019</text:p>
          </table:table-cell>
          <table:table-cell office:value-type="float" office:value="14.8803428487882" calcext:value-type="float">
            <text:p>14.8803428487882</text:p>
          </table:table-cell>
          <table:table-cell office:value-type="float" office:value="-0.0894106663588272" calcext:value-type="float">
            <text:p>-0.089410666358827</text:p>
          </table:table-cell>
          <table:table-cell office:value-type="float" office:value="-8.71175561999006" calcext:value-type="float">
            <text:p>-8.71175561999006</text:p>
          </table:table-cell>
          <table:table-cell office:value-type="float" office:value="-5.63034260911969" calcext:value-type="float">
            <text:p>-5.63034260911969</text:p>
          </table:table-cell>
          <table:table-cell office:value-type="float" office:value="2.7538604874066" calcext:value-type="float">
            <text:p>2.7538604874066</text:p>
          </table:table-cell>
          <table:table-cell office:value-type="float" office:value="8.57584633635998" calcext:value-type="float">
            <text:p>8.57584633635998</text:p>
          </table:table-cell>
          <table:table-cell office:value-type="float" office:value="7.3597690066632" calcext:value-type="float">
            <text:p>7.3597690066632</text:p>
          </table:table-cell>
          <table:table-cell office:value-type="float" office:value="3.10211718470431" calcext:value-type="float">
            <text:p>3.10211718470431</text:p>
          </table:table-cell>
          <table:table-cell office:value-type="float" office:value="0.792552679087343" calcext:value-type="float">
            <text:p>0.792552679087343</text:p>
          </table:table-cell>
          <table:table-cell office:value-type="float" office:value="1.79879842926866" calcext:value-type="float">
            <text:p>1.79879842926866</text:p>
          </table:table-cell>
          <table:table-cell office:value-type="float" office:value="3.91533791380972" calcext:value-type="float">
            <text:p>3.91533791380972</text:p>
          </table:table-cell>
          <table:table-cell office:value-type="float" office:value="4.63035303627358" calcext:value-type="float">
            <text:p>4.63035303627358</text:p>
          </table:table-cell>
          <table:table-cell office:value-type="float" office:value="4.22090856511536" calcext:value-type="float">
            <text:p>4.22090856511536</text:p>
          </table:table-cell>
          <table:table-cell office:value-type="float" office:value="3.66019167280939" calcext:value-type="float">
            <text:p>3.66019167280939</text:p>
          </table:table-cell>
          <table:table-cell office:value-type="float" office:value="3.73271428150364" calcext:value-type="float">
            <text:p>3.73271428150364</text:p>
          </table:table-cell>
          <table:table-cell office:value-type="float" office:value="4.05173400293444" calcext:value-type="float">
            <text:p>4.05173400293444</text:p>
          </table:table-cell>
          <table:table-cell office:value-type="float" office:value="4.28067216793888" calcext:value-type="float">
            <text:p>4.28067216793888</text:p>
          </table:table-cell>
          <table:table-cell office:value-type="float" office:value="4.35835624332928" calcext:value-type="float">
            <text:p>4.35835624332928</text:p>
          </table:table-cell>
          <table:table-cell office:value-type="float" office:value="4.413266109839" calcext:value-type="float">
            <text:p>4.413266109839</text:p>
          </table:table-cell>
          <table:table-cell office:value-type="float" office:value="4.5144755818716" calcext:value-type="float">
            <text:p>4.5144755818716</text:p>
          </table:table-cell>
          <table:table-cell office:value-type="float" office:value="4.62102961159551" calcext:value-type="float">
            <text:p>4.62102961159551</text:p>
          </table:table-cell>
          <table:table-cell office:value-type="float" office:value="4.75585067921149" calcext:value-type="float">
            <text:p>4.75585067921149</text:p>
          </table:table-cell>
          <table:table-cell office:value-type="float" office:value="5.54368345064838" calcext:value-type="float">
            <text:p>5.54368345064838</text:p>
          </table:table-cell>
          <table:table-cell office:value-type="float" office:value="8.78212531657962" calcext:value-type="float">
            <text:p>8.78212531657962</text:p>
          </table:table-cell>
          <table:table-cell office:value-type="float" office:value="18.5643021058969" calcext:value-type="float">
            <text:p>18.5643021058969</text:p>
          </table:table-cell>
          <table:table-cell office:value-type="float" office:value="38.7962771572371" calcext:value-type="float">
            <text:p>38.7962771572371</text:p>
          </table:table-cell>
          <table:table-cell office:value-type="float" office:value="69.9248400803075" calcext:value-type="float">
            <text:p>69.9248400803075</text:p>
          </table:table-cell>
          <table:table-cell office:value-type="float" office:value="101.262453119198" calcext:value-type="float">
            <text:p>101.262453119198</text:p>
          </table:table-cell>
          <table:table-cell office:value-type="float" office:value="115.02338753524" calcext:value-type="float">
            <text:p>115.02338753524</text:p>
          </table:table-cell>
          <table:table-cell office:value-type="float" office:value="93.6507324095762" calcext:value-type="float">
            <text:p>93.6507324095762</text:p>
          </table:table-cell>
          <table:table-cell office:value-type="float" office:value="41.0206458984527" calcext:value-type="float">
            <text:p>41.0206458984527</text:p>
          </table:table-cell>
          <table:table-cell office:value-type="float" office:value="-18.0283167672132" calcext:value-type="float">
            <text:p>-18.0283167672132</text:p>
          </table:table-cell>
          <table:table-cell office:value-type="float" office:value="-47.379515078258" calcext:value-type="float">
            <text:p>-47.379515078258</text:p>
          </table:table-cell>
          <table:table-cell office:value-type="float" office:value="-33.3561715358467" calcext:value-type="float">
            <text:p>-33.3561715358467</text:p>
          </table:table-cell>
          <table:table-cell office:value-type="float" office:value="6.63417606652607" calcext:value-type="float">
            <text:p>6.63417606652607</text:p>
          </table:table-cell>
          <table:table-cell office:value-type="float" office:value="36.017034094819" calcext:value-type="float">
            <text:p>36.017034094819</text:p>
          </table:table-cell>
          <table:table-cell office:value-type="float" office:value="33.2444939961053" calcext:value-type="float">
            <text:p>33.2444939961053</text:p>
          </table:table-cell>
          <table:table-cell office:value-type="float" office:value="8.95378003787042" calcext:value-type="float">
            <text:p>8.95378003787042</text:p>
          </table:table-cell>
          <table:table-cell office:value-type="float" office:value="-11.0528427398972" calcext:value-type="float">
            <text:p>-11.0528427398972</text:p>
          </table:table-cell>
          <table:table-cell office:value-type="float" office:value="-9.10171573365945" calcext:value-type="float">
            <text:p>-9.10171573365945</text:p>
          </table:table-cell>
          <table:table-cell office:value-type="float" office:value="5.35635176616755" calcext:value-type="float">
            <text:p>5.35635176616755</text:p>
          </table:table-cell>
          <table:table-cell office:value-type="float" office:value="16.6707231483532" calcext:value-type="float">
            <text:p>16.6707231483532</text:p>
          </table:table-cell>
          <table:table-cell office:value-type="float" office:value="14.4302102927902" calcext:value-type="float">
            <text:p>14.4302102927902</text:p>
          </table:table-cell>
          <table:table-cell office:value-type="float" office:value="6.66450906055059" calcext:value-type="float">
            <text:p>6.66450906055059</text:p>
          </table:table-cell>
          <table:table-cell office:value-type="float" office:value="1.86474755220619" calcext:value-type="float">
            <text:p>1.86474755220619</text:p>
          </table:table-cell>
          <table:table-cell office:value-type="float" office:value="3.96014096933248" calcext:value-type="float">
            <text:p>3.96014096933248</text:p>
          </table:table-cell>
          <table:table-cell office:value-type="float" office:value="7.82199583730155" calcext:value-type="float">
            <text:p>7.82199583730155</text:p>
          </table:table-cell>
          <table:table-cell office:value-type="float" office:value="9.3638654427073" calcext:value-type="float">
            <text:p>9.3638654427073</text:p>
          </table:table-cell>
          <table:table-cell office:value-type="float" office:value="8.25687711672471" calcext:value-type="float">
            <text:p>8.25687711672471</text:p>
          </table:table-cell>
          <table:table-cell office:value-type="float" office:value="6.86248808657232" calcext:value-type="float">
            <text:p>6.86248808657232</text:p>
          </table:table-cell>
          <table:table-cell office:value-type="float" office:value="6.76757951967982" calcext:value-type="float">
            <text:p>6.76757951967982</text:p>
          </table:table-cell>
          <table:table-cell office:value-type="float" office:value="7.37251683405924" calcext:value-type="float">
            <text:p>7.37251683405924</text:p>
          </table:table-cell>
          <table:table-cell office:value-type="float" office:value="7.87789348695728" calcext:value-type="float">
            <text:p>7.87789348695728</text:p>
          </table:table-cell>
          <table:table-cell office:value-type="float" office:value="7.89574804018573" calcext:value-type="float">
            <text:p>7.89574804018573</text:p>
          </table:table-cell>
          <table:table-cell office:value-type="float" office:value="7.80703122347205" calcext:value-type="float">
            <text:p>7.80703122347205</text:p>
          </table:table-cell>
          <table:table-cell office:value-type="float" office:value="7.81758612113701" calcext:value-type="float">
            <text:p>7.81758612113701</text:p>
          </table:table-cell>
          <table:table-cell office:value-type="float" office:value="7.93584952394845" calcext:value-type="float">
            <text:p>7.93584952394845</text:p>
          </table:table-cell>
          <table:table-cell office:value-type="float" office:value="8.05247557548227" calcext:value-type="float">
            <text:p>8.05247557548227</text:p>
          </table:table-cell>
          <table:table-cell office:value-type="float" office:value="8.13084003938132" calcext:value-type="float">
            <text:p>8.13084003938132</text:p>
          </table:table-cell>
          <table:table-cell office:value-type="float" office:value="8.19863957171353" calcext:value-type="float">
            <text:p>8.19863957171353</text:p>
          </table:table-cell>
          <table:table-cell office:value-type="float" office:value="8.26836128593594" calcext:value-type="float">
            <text:p>8.26836128593594</text:p>
          </table:table-cell>
          <table:table-cell office:value-type="float" office:value="8.34596230645609" calcext:value-type="float">
            <text:p>8.34596230645609</text:p>
          </table:table-cell>
          <table:table-cell office:value-type="float" office:value="8.42794581612366" calcext:value-type="float">
            <text:p>8.42794581612366</text:p>
          </table:table-cell>
          <table:table-cell office:value-type="float" office:value="8.48218469044332" calcext:value-type="float">
            <text:p>8.48218469044332</text:p>
          </table:table-cell>
          <table:table-cell office:value-type="float" office:value="8.55397877042972" calcext:value-type="float">
            <text:p>8.55397877042972</text:p>
          </table:table-cell>
          <table:table-cell office:value-type="float" office:value="8.95865519238787" calcext:value-type="float">
            <text:p>8.95865519238787</text:p>
          </table:table-cell>
          <table:table-cell office:value-type="float" office:value="11.0330353225097" calcext:value-type="float">
            <text:p>11.0330353225097</text:p>
          </table:table-cell>
          <table:table-cell office:value-type="float" office:value="16.2415095217202" calcext:value-type="float">
            <text:p>16.2415095217202</text:p>
          </table:table-cell>
          <table:table-cell office:value-type="float" office:value="25.0892223643791" calcext:value-type="float">
            <text:p>25.0892223643791</text:p>
          </table:table-cell>
          <table:table-cell office:value-type="float" office:value="33.73490350909" calcext:value-type="float">
            <text:p>33.73490350909</text:p>
          </table:table-cell>
          <table:table-cell office:value-type="float" office:value="36.3088937292189" calcext:value-type="float">
            <text:p>36.3088937292189</text:p>
          </table:table-cell>
          <table:table-cell office:value-type="float" office:value="28.236517542263" calcext:value-type="float">
            <text:p>28.236517542263</text:p>
          </table:table-cell>
          <table:table-cell office:value-type="float" office:value="13.2220276219399" calcext:value-type="float">
            <text:p>13.2220276219399</text:p>
          </table:table-cell>
          <table:table-cell office:value-type="float" office:value="0.554236098783671" calcext:value-type="float">
            <text:p>0.554236098783671</text:p>
          </table:table-cell>
          <table:table-cell office:value-type="float" office:value="-1.81605646089115" calcext:value-type="float">
            <text:p>-1.81605646089115</text:p>
          </table:table-cell>
          <table:table-cell office:value-type="float" office:value="5.19687319508903" calcext:value-type="float">
            <text:p>5.19687319508903</text:p>
          </table:table-cell>
          <table:table-cell office:value-type="float" office:value="12.9444407832092" calcext:value-type="float">
            <text:p>12.9444407832092</text:p>
          </table:table-cell>
          <table:table-cell office:value-type="float" office:value="15.0723341498853" calcext:value-type="float">
            <text:p>15.0723341498853</text:p>
          </table:table-cell>
          <table:table-cell office:value-type="float" office:value="11.3276184599757" calcext:value-type="float">
            <text:p>11.3276184599757</text:p>
          </table:table-cell>
          <table:table-cell office:value-type="float" office:value="7.73715744570808" calcext:value-type="float">
            <text:p>7.73715744570808</text:p>
          </table:table-cell>
          <table:table-cell office:value-type="float" office:value="7.1437820511303" calcext:value-type="float">
            <text:p>7.1437820511303</text:p>
          </table:table-cell>
          <table:table-cell office:value-type="float" office:value="9.15439426972762" calcext:value-type="float">
            <text:p>9.15439426972762</text:p>
          </table:table-cell>
          <table:table-cell office:value-type="float" office:value="10.5504947523011" calcext:value-type="float">
            <text:p>10.5504947523011</text:p>
          </table:table-cell>
          <table:table-cell office:value-type="float" office:value="10.5223900418843" calcext:value-type="float">
            <text:p>10.5223900418843</text:p>
          </table:table-cell>
          <table:table-cell office:value-type="float" office:value="9.82925527856715" calcext:value-type="float">
            <text:p>9.82925527856715</text:p>
          </table:table-cell>
          <table:table-cell office:value-type="float" office:value="9.53924761992294" calcext:value-type="float">
            <text:p>9.53924761992294</text:p>
          </table:table-cell>
          <table:table-cell office:value-type="float" office:value="9.75456025973166" calcext:value-type="float">
            <text:p>9.75456025973166</text:p>
          </table:table-cell>
          <table:table-cell office:value-type="float" office:value="9.98385684851264" calcext:value-type="float">
            <text:p>9.98385684851264</text:p>
          </table:table-cell>
          <table:table-cell office:value-type="float" office:value="10.0686057507997" calcext:value-type="float">
            <text:p>10.0686057507997</text:p>
          </table:table-cell>
          <table:table-cell office:value-type="float" office:value="10.0547818564651" calcext:value-type="float">
            <text:p>10.0547818564651</text:p>
          </table:table-cell>
          <table:table-cell office:value-type="float" office:value="10.0787813016423" calcext:value-type="float">
            <text:p>10.0787813016423</text:p>
          </table:table-cell>
          <table:table-cell office:value-type="float" office:value="10.125146100696" calcext:value-type="float">
            <text:p>10.125146100696</text:p>
          </table:table-cell>
          <table:table-cell office:value-type="float" office:value="10.1762175465617" calcext:value-type="float">
            <text:p>10.1762175465617</text:p>
          </table:table-cell>
          <table:table-cell office:value-type="float" office:value="10.4339429935691" calcext:value-type="float">
            <text:p>10.4339429935691</text:p>
          </table:table-cell>
          <table:table-cell office:value-type="float" office:value="12.1314487707936" calcext:value-type="float">
            <text:p>12.1314487707936</text:p>
          </table:table-cell>
          <table:table-cell office:value-type="float" office:value="18.1544716757342" calcext:value-type="float">
            <text:p>18.1544716757342</text:p>
          </table:table-cell>
          <table:table-cell office:value-type="float" office:value="33.1590591188561" calcext:value-type="float">
            <text:p>33.1590591188561</text:p>
          </table:table-cell>
          <table:table-cell office:value-type="float" office:value="59.4731389943547" calcext:value-type="float">
            <text:p>59.4731389943547</text:p>
          </table:table-cell>
          <table:table-cell office:value-type="float" office:value="92.7843101012498" calcext:value-type="float">
            <text:p>92.7843101012498</text:p>
          </table:table-cell>
          <table:table-cell office:value-type="float" office:value="117.008068895582" calcext:value-type="float">
            <text:p>117.008068895582</text:p>
          </table:table-cell>
          <table:table-cell office:value-type="float" office:value="113.704641051473" calcext:value-type="float">
            <text:p>113.704641051473</text:p>
          </table:table-cell>
          <table:table-cell office:value-type="float" office:value="73.1173463843997" calcext:value-type="float">
            <text:p>73.1173463843997</text:p>
          </table:table-cell>
          <table:table-cell office:value-type="float" office:value="13.0777802903196" calcext:value-type="float">
            <text:p>13.0777802903196</text:p>
          </table:table-cell>
          <table:table-cell office:value-type="float" office:value="-34.7057327308273" calcext:value-type="float">
            <text:p>-34.7057327308273</text:p>
          </table:table-cell>
          <table:table-cell office:value-type="float" office:value="-39.8039368166401" calcext:value-type="float">
            <text:p>-39.8039368166401</text:p>
          </table:table-cell>
          <table:table-cell office:value-type="float" office:value="-8.67835455553607" calcext:value-type="float">
            <text:p>-8.67835455553607</text:p>
          </table:table-cell>
          <table:table-cell office:value-type="float" office:value="30.7215623627701" calcext:value-type="float">
            <text:p>30.7215623627701</text:p>
          </table:table-cell>
          <table:table-cell office:value-type="float" office:value="42.6378755695125" calcext:value-type="float">
            <text:p>42.6378755695125</text:p>
          </table:table-cell>
          <table:table-cell office:value-type="float" office:value="26.1375455672006" calcext:value-type="float">
            <text:p>26.1375455672006</text:p>
          </table:table-cell>
          <table:table-cell office:value-type="float" office:value="0.187631197640819" calcext:value-type="float">
            <text:p>0.187631197640819</text:p>
          </table:table-cell>
          <table:table-cell office:value-type="float" office:value="-8.05477196270236" calcext:value-type="float">
            <text:p>-8.05477196270236</text:p>
          </table:table-cell>
          <table:table-cell office:value-type="float" office:value="2.14909464294136" calcext:value-type="float">
            <text:p>2.14909464294136</text:p>
          </table:table-cell>
          <table:table-cell office:value-type="float" office:value="17.0297115484691" calcext:value-type="float">
            <text:p>17.0297115484691</text:p>
          </table:table-cell>
          <table:table-cell office:value-type="float" office:value="20.9143213151101" calcext:value-type="float">
            <text:p>20.9143213151101</text:p>
          </table:table-cell>
          <table:table-cell office:value-type="float" office:value="14.3525829744769" calcext:value-type="float">
            <text:p>14.3525829744769</text:p>
          </table:table-cell>
          <table:table-cell office:value-type="float" office:value="7.26712599151981" calcext:value-type="float">
            <text:p>7.26712599151981</text:p>
          </table:table-cell>
          <table:table-cell office:value-type="float" office:value="6.19575127825979" calcext:value-type="float">
            <text:p>6.19575127825979</text:p>
          </table:table-cell>
          <table:table-cell office:value-type="float" office:value="10.0001483878258" calcext:value-type="float">
            <text:p>10.0001483878258</text:p>
          </table:table-cell>
          <table:table-cell office:value-type="float" office:value="12.7118089675934" calcext:value-type="float">
            <text:p>12.7118089675934</text:p>
          </table:table-cell>
          <table:table-cell office:value-type="float" office:value="12.6439826308224" calcext:value-type="float">
            <text:p>12.6439826308224</text:p>
          </table:table-cell>
          <table:table-cell office:value-type="float" office:value="10.9301457290217" calcext:value-type="float">
            <text:p>10.9301457290217</text:p>
          </table:table-cell>
          <table:table-cell office:value-type="float" office:value="10.1706169996017" calcext:value-type="float">
            <text:p>10.1706169996017</text:p>
          </table:table-cell>
          <table:table-cell office:value-type="float" office:value="10.4687893659585" calcext:value-type="float">
            <text:p>10.4687893659585</text:p>
          </table:table-cell>
          <table:table-cell office:value-type="float" office:value="11.0445911210287" calcext:value-type="float">
            <text:p>11.0445911210287</text:p>
          </table:table-cell>
          <table:table-cell office:value-type="float" office:value="11.1911683153379" calcext:value-type="float">
            <text:p>11.1911683153379</text:p>
          </table:table-cell>
          <table:table-cell office:value-type="float" office:value="11.0269491032971" calcext:value-type="float">
            <text:p>11.0269491032971</text:p>
          </table:table-cell>
          <table:table-cell office:value-type="float" office:value="10.9060311069123" calcext:value-type="float">
            <text:p>10.9060311069123</text:p>
          </table:table-cell>
          <table:table-cell office:value-type="float" office:value="10.9050808951678" calcext:value-type="float">
            <text:p>10.9050808951678</text:p>
          </table:table-cell>
          <table:table-cell office:value-type="float" office:value="10.9579503360024" calcext:value-type="float">
            <text:p>10.9579503360024</text:p>
          </table:table-cell>
          <table:table-cell office:value-type="float" office:value="10.9724376169268" calcext:value-type="float">
            <text:p>10.9724376169268</text:p>
          </table:table-cell>
          <table:table-cell office:value-type="float" office:value="10.964050647056" calcext:value-type="float">
            <text:p>10.964050647056</text:p>
          </table:table-cell>
          <table:table-cell office:value-type="float" office:value="10.9528758848168" calcext:value-type="float">
            <text:p>10.9528758848168</text:p>
          </table:table-cell>
          <table:table-cell office:value-type="float" office:value="10.9471316269256" calcext:value-type="float">
            <text:p>10.9471316269256</text:p>
          </table:table-cell>
          <table:table-cell office:value-type="float" office:value="10.9497975674529" calcext:value-type="float">
            <text:p>10.9497975674529</text:p>
          </table:table-cell>
          <table:table-cell office:value-type="float" office:value="10.9414718974364" calcext:value-type="float">
            <text:p>10.9414718974364</text:p>
          </table:table-cell>
          <table:table-cell office:value-type="float" office:value="10.9077511442455" calcext:value-type="float">
            <text:p>10.9077511442455</text:p>
          </table:table-cell>
          <table:table-cell office:value-type="float" office:value="10.9861055957916" calcext:value-type="float">
            <text:p>10.9861055957916</text:p>
          </table:table-cell>
          <table:table-cell office:value-type="float" office:value="11.9826114372981" calcext:value-type="float">
            <text:p>11.9826114372981</text:p>
          </table:table-cell>
          <table:table-cell office:value-type="float" office:value="15.5059799356804" calcext:value-type="float">
            <text:p>15.5059799356804</text:p>
          </table:table-cell>
          <table:table-cell office:value-type="float" office:value="22.6795554272805" calcext:value-type="float">
            <text:p>22.6795554272805</text:p>
          </table:table-cell>
          <table:table-cell office:value-type="float" office:value="32.0984995480591" calcext:value-type="float">
            <text:p>32.0984995480591</text:p>
          </table:table-cell>
          <table:table-cell office:value-type="float" office:value="38.1086294655301" calcext:value-type="float">
            <text:p>38.1086294655301</text:p>
          </table:table-cell>
          <table:table-cell office:value-type="float" office:value="35.260022517804" calcext:value-type="float">
            <text:p>35.260022517804</text:p>
          </table:table-cell>
          <table:table-cell office:value-type="float" office:value="22.2614027954542" calcext:value-type="float">
            <text:p>22.2614027954542</text:p>
          </table:table-cell>
          <table:table-cell office:value-type="float" office:value="7.31549700263384" calcext:value-type="float">
            <text:p>7.31549700263384</text:p>
          </table:table-cell>
          <table:table-cell office:value-type="float" office:value="-0.7556518490165" calcext:value-type="float">
            <text:p>-0.7556518490165</text:p>
          </table:table-cell>
          <table:table-cell office:value-type="float" office:value="2.81348514807271" calcext:value-type="float">
            <text:p>2.81348514807271</text:p>
          </table:table-cell>
          <table:table-cell office:value-type="float" office:value="11.1019609666634" calcext:value-type="float">
            <text:p>11.1019609666634</text:p>
          </table:table-cell>
          <table:table-cell office:value-type="float" office:value="16.4226980340675" calcext:value-type="float">
            <text:p>16.4226980340675</text:p>
          </table:table-cell>
          <table:table-cell office:value-type="float" office:value="14.6730789242605" calcext:value-type="float">
            <text:p>14.6730789242605</text:p>
          </table:table-cell>
          <table:table-cell office:value-type="float" office:value="10.3045640624586" calcext:value-type="float">
            <text:p>10.3045640624586</text:p>
          </table:table-cell>
          <table:table-cell office:value-type="float" office:value="8.05177250726342" calcext:value-type="float">
            <text:p>8.05177250726342</text:p>
          </table:table-cell>
          <table:table-cell office:value-type="float" office:value="9.09970372081593" calcext:value-type="float">
            <text:p>9.09970372081593</text:p>
          </table:table-cell>
          <table:table-cell office:value-type="float" office:value="11.0284312655222" calcext:value-type="float">
            <text:p>11.0284312655222</text:p>
          </table:table-cell>
          <table:table-cell office:value-type="float" office:value="11.5134109541267" calcext:value-type="float">
            <text:p>11.5134109541267</text:p>
          </table:table-cell>
          <table:table-cell office:value-type="float" office:value="10.920852605228" calcext:value-type="float">
            <text:p>10.920852605228</text:p>
          </table:table-cell>
          <table:table-cell office:value-type="float" office:value="10.2498279994024" calcext:value-type="float">
            <text:p>10.2498279994024</text:p>
          </table:table-cell>
          <table:table-cell office:value-type="float" office:value="10.2148153412047" calcext:value-type="float">
            <text:p>10.2148153412047</text:p>
          </table:table-cell>
          <table:table-cell office:value-type="float" office:value="10.3920092026103" calcext:value-type="float">
            <text:p>10.3920092026103</text:p>
          </table:table-cell>
          <table:table-cell office:value-type="float" office:value="10.46924149641" calcext:value-type="float">
            <text:p>10.46924149641</text:p>
          </table:table-cell>
          <table:table-cell office:value-type="float" office:value="10.3976075072979" calcext:value-type="float">
            <text:p>10.3976075072979</text:p>
          </table:table-cell>
          <table:table-cell office:value-type="float" office:value="10.3121597101141" calcext:value-type="float">
            <text:p>10.3121597101141</text:p>
          </table:table-cell>
          <table:table-cell office:value-type="float" office:value="10.2706758018923" calcext:value-type="float">
            <text:p>10.2706758018923</text:p>
          </table:table-cell>
          <table:table-cell office:value-type="float" office:value="10.2326862190132" calcext:value-type="float">
            <text:p>10.2326862190132</text:p>
          </table:table-cell>
          <table:table-cell office:value-type="float" office:value="10.2313275761899" calcext:value-type="float">
            <text:p>10.2313275761899</text:p>
          </table:table-cell>
          <table:table-cell office:value-type="float" office:value="10.9638125503048" calcext:value-type="float">
            <text:p>10.9638125503048</text:p>
          </table:table-cell>
          <table:table-cell office:value-type="float" office:value="14.3233903413832" calcext:value-type="float">
            <text:p>14.3233903413832</text:p>
          </table:table-cell>
          <table:table-cell office:value-type="float" office:value="24.5413107833191" calcext:value-type="float">
            <text:p>24.5413107833191</text:p>
          </table:table-cell>
          <table:table-cell office:value-type="float" office:value="45.349252888822" calcext:value-type="float">
            <text:p>45.349252888822</text:p>
          </table:table-cell>
          <table:table-cell office:value-type="float" office:value="76.8233412470261" calcext:value-type="float">
            <text:p>76.8233412470261</text:p>
          </table:table-cell>
          <table:table-cell office:value-type="float" office:value="107.436123944341" calcext:value-type="float">
            <text:p>107.436123944341</text:p>
          </table:table-cell>
          <table:table-cell office:value-type="float" office:value="119.292799959692" calcext:value-type="float">
            <text:p>119.292799959692</text:p>
          </table:table-cell>
          <table:table-cell office:value-type="float" office:value="95.2843526770514" calcext:value-type="float">
            <text:p>95.2843526770514</text:p>
          </table:table-cell>
          <table:table-cell office:value-type="float" office:value="41.2343796291906" calcext:value-type="float">
            <text:p>41.2343796291906</text:p>
          </table:table-cell>
          <table:table-cell office:value-type="float" office:value="-17.2005494000945" calcext:value-type="float">
            <text:p>-17.2005494000945</text:p>
          </table:table-cell>
          <table:table-cell office:value-type="float" office:value="-43.8350966702075" calcext:value-type="float">
            <text:p>-43.8350966702075</text:p>
          </table:table-cell>
          <table:table-cell office:value-type="float" office:value="-27.6279053338263" calcext:value-type="float">
            <text:p>-27.6279053338263</text:p>
          </table:table-cell>
          <table:table-cell office:value-type="float" office:value="12.7856530538554" calcext:value-type="float">
            <text:p>12.7856530538554</text:p>
          </table:table-cell>
          <table:table-cell office:value-type="float" office:value="40.121282402121" calcext:value-type="float">
            <text:p>40.121282402121</text:p>
          </table:table-cell>
          <table:table-cell office:value-type="float" office:value="35.3752182342989" calcext:value-type="float">
            <text:p>35.3752182342989</text:p>
          </table:table-cell>
          <table:table-cell office:value-type="float" office:value="10.2832844092361" calcext:value-type="float">
            <text:p>10.2832844092361</text:p>
          </table:table-cell>
          <table:table-cell office:value-type="float" office:value="-8.6362138291763" calcext:value-type="float">
            <text:p>-8.6362138291763</text:p>
          </table:table-cell>
          <table:table-cell office:value-type="float" office:value="-5.65699451488229" calcext:value-type="float">
            <text:p>-5.65699451488229</text:p>
          </table:table-cell>
          <table:table-cell office:value-type="float" office:value="8.958785203345" calcext:value-type="float">
            <text:p>8.958785203345</text:p>
          </table:table-cell>
          <table:table-cell office:value-type="float" office:value="19.3522106617948" calcext:value-type="float">
            <text:p>19.3522106617948</text:p>
          </table:table-cell>
          <table:table-cell office:value-type="float" office:value="16.2807371403139" calcext:value-type="float">
            <text:p>16.2807371403139</text:p>
          </table:table-cell>
          <table:table-cell office:value-type="float" office:value="8.33953222537001" calcext:value-type="float">
            <text:p>8.33953222537001</text:p>
          </table:table-cell>
          <table:table-cell office:value-type="float" office:value="3.79281515597118" calcext:value-type="float">
            <text:p>3.79281515597118</text:p>
          </table:table-cell>
          <table:table-cell office:value-type="float" office:value="6.05572015037235" calcext:value-type="float">
            <text:p>6.05572015037235</text:p>
          </table:table-cell>
          <table:table-cell office:value-type="float" office:value="9.67505086876783" calcext:value-type="float">
            <text:p>9.67505086876783</text:p>
          </table:table-cell>
          <table:table-cell office:value-type="float" office:value="10.880110764238" calcext:value-type="float">
            <text:p>10.880110764238</text:p>
          </table:table-cell>
          <table:table-cell office:value-type="float" office:value="9.50619451213318" calcext:value-type="float">
            <text:p>9.50619451213318</text:p>
          </table:table-cell>
          <table:table-cell office:value-type="float" office:value="8.02719644110376" calcext:value-type="float">
            <text:p>8.02719644110376</text:p>
          </table:table-cell>
          <table:table-cell office:value-type="float" office:value="7.84379582039065" calcext:value-type="float">
            <text:p>7.84379582039065</text:p>
          </table:table-cell>
          <table:table-cell office:value-type="float" office:value="8.3104668962511" calcext:value-type="float">
            <text:p>8.3104668962511</text:p>
          </table:table-cell>
          <table:table-cell office:value-type="float" office:value="8.62889103446954" calcext:value-type="float">
            <text:p>8.62889103446954</text:p>
          </table:table-cell>
          <table:table-cell office:value-type="float" office:value="8.47058718673212" calcext:value-type="float">
            <text:p>8.47058718673212</text:p>
          </table:table-cell>
          <table:table-cell office:value-type="float" office:value="8.22935936413593" calcext:value-type="float">
            <text:p>8.22935936413593</text:p>
          </table:table-cell>
          <table:table-cell office:value-type="float" office:value="8.09159947274564" calcext:value-type="float">
            <text:p>8.09159947274564</text:p>
          </table:table-cell>
          <table:table-cell office:value-type="float" office:value="8.05691005416287" calcext:value-type="float">
            <text:p>8.05691005416287</text:p>
          </table:table-cell>
          <table:table-cell office:value-type="float" office:value="8.01419527861439" calcext:value-type="float">
            <text:p>8.01419527861439</text:p>
          </table:table-cell>
          <table:table-cell office:value-type="float" office:value="7.93470144891737" calcext:value-type="float">
            <text:p>7.93470144891737</text:p>
          </table:table-cell>
          <table:table-cell office:value-type="float" office:value="7.84591652474207" calcext:value-type="float">
            <text:p>7.84591652474207</text:p>
          </table:table-cell>
          <table:table-cell office:value-type="float" office:value="7.75961353273912" calcext:value-type="float">
            <text:p>7.75961353273912</text:p>
          </table:table-cell>
          <table:table-cell office:value-type="float" office:value="7.68147275865622" calcext:value-type="float">
            <text:p>7.68147275865622</text:p>
          </table:table-cell>
          <table:table-cell office:value-type="float" office:value="7.6065657428174" calcext:value-type="float">
            <text:p>7.6065657428174</text:p>
          </table:table-cell>
          <table:table-cell office:value-type="float" office:value="7.50245941669151" calcext:value-type="float">
            <text:p>7.50245941669151</text:p>
          </table:table-cell>
          <table:table-cell office:value-type="float" office:value="7.42448533876214" calcext:value-type="float">
            <text:p>7.42448533876214</text:p>
          </table:table-cell>
          <table:table-cell office:value-type="float" office:value="7.72843619458797" calcext:value-type="float">
            <text:p>7.72843619458797</text:p>
          </table:table-cell>
          <table:table-cell office:value-type="float" office:value="9.81029251966066" calcext:value-type="float">
            <text:p>9.81029251966066</text:p>
          </table:table-cell>
          <table:table-cell office:value-type="float" office:value="15.0973084826376" calcext:value-type="float">
            <text:p>15.0973084826376</text:p>
          </table:table-cell>
          <table:table-cell office:value-type="float" office:value="23.9501838961566" calcext:value-type="float">
            <text:p>23.9501838961566</text:p>
          </table:table-cell>
          <table:table-cell office:value-type="float" office:value="32.2205521432718" calcext:value-type="float">
            <text:p>32.2205521432718</text:p>
          </table:table-cell>
          <table:table-cell office:value-type="float" office:value="34.0737333733376" calcext:value-type="float">
            <text:p>34.0737333733376</text:p>
          </table:table-cell>
          <table:table-cell office:value-type="float" office:value="25.1607108575467" calcext:value-type="float">
            <text:p>25.1607108575467</text:p>
          </table:table-cell>
          <table:table-cell office:value-type="float" office:value="9.87064455445107" calcext:value-type="float">
            <text:p>9.87064455445107</text:p>
          </table:table-cell>
          <table:table-cell office:value-type="float" office:value="-2.51201331402023" calcext:value-type="float">
            <text:p>-2.51201331402023</text:p>
          </table:table-cell>
          <table:table-cell office:value-type="float" office:value="-4.24737282771459" calcext:value-type="float">
            <text:p>-4.24737282771459</text:p>
          </table:table-cell>
          <table:table-cell office:value-type="float" office:value="2.90794467381545" calcext:value-type="float">
            <text:p>2.90794467381545</text:p>
          </table:table-cell>
          <table:table-cell office:value-type="float" office:value="10.3077533765198" calcext:value-type="float">
            <text:p>10.3077533765198</text:p>
          </table:table-cell>
          <table:table-cell office:value-type="float" office:value="11.7977126093091" calcext:value-type="float">
            <text:p>11.7977126093091</text:p>
          </table:table-cell>
          <table:table-cell office:value-type="float" office:value="7.7366469958682" calcext:value-type="float">
            <text:p>7.7366469958682</text:p>
          </table:table-cell>
          <table:table-cell office:value-type="float" office:value="4.13997918819503" calcext:value-type="float">
            <text:p>4.13997918819503</text:p>
          </table:table-cell>
          <table:table-cell office:value-type="float" office:value="3.61884590499201" calcext:value-type="float">
            <text:p>3.61884590499201</text:p>
          </table:table-cell>
          <table:table-cell office:value-type="float" office:value="5.53321874631166" calcext:value-type="float">
            <text:p>5.53321874631166</text:p>
          </table:table-cell>
          <table:table-cell office:value-type="float" office:value="6.67534701668551" calcext:value-type="float">
            <text:p>6.67534701668551</text:p>
          </table:table-cell>
          <table:table-cell office:value-type="float" office:value="6.42630107243408" calcext:value-type="float">
            <text:p>6.42630107243408</text:p>
          </table:table-cell>
          <table:table-cell office:value-type="float" office:value="5.57779070258742" calcext:value-type="float">
            <text:p>5.57779070258742</text:p>
          </table:table-cell>
          <table:table-cell office:value-type="float" office:value="5.18316154291157" calcext:value-type="float">
            <text:p>5.18316154291157</text:p>
          </table:table-cell>
          <table:table-cell office:value-type="float" office:value="5.26154365408321" calcext:value-type="float">
            <text:p>5.26154365408321</text:p>
          </table:table-cell>
          <table:table-cell office:value-type="float" office:value="5.33525653347563" calcext:value-type="float">
            <text:p>5.33525653347563</text:p>
          </table:table-cell>
          <table:table-cell office:value-type="float" office:value="5.26138250751339" calcext:value-type="float">
            <text:p>5.26138250751339</text:p>
          </table:table-cell>
          <table:table-cell office:value-type="float" office:value="5.09914458149369" calcext:value-type="float">
            <text:p>5.09914458149369</text:p>
          </table:table-cell>
          <table:table-cell office:value-type="float" office:value="4.97891692524784" calcext:value-type="float">
            <text:p>4.97891692524784</text:p>
          </table:table-cell>
          <table:table-cell office:value-type="float" office:value="4.87849833826931" calcext:value-type="float">
            <text:p>4.87849833826931</text:p>
          </table:table-cell>
          <table:table-cell office:value-type="float" office:value="4.78463037568863" calcext:value-type="float">
            <text:p>4.78463037568863</text:p>
          </table:table-cell>
          <table:table-cell office:value-type="float" office:value="4.94054362449844" calcext:value-type="float">
            <text:p>4.94054362449844</text:p>
          </table:table-cell>
          <table:table-cell office:value-type="float" office:value="6.65127772380511" calcext:value-type="float">
            <text:p>6.65127772380511</text:p>
          </table:table-cell>
          <table:table-cell office:value-type="float" office:value="12.9682460042075" calcext:value-type="float">
            <text:p>12.9682460042075</text:p>
          </table:table-cell>
          <table:table-cell office:value-type="float" office:value="28.5138944202562" calcext:value-type="float">
            <text:p>28.5138944202562</text:p>
          </table:table-cell>
          <table:table-cell office:value-type="float" office:value="55.4110443365344" calcext:value-type="float">
            <text:p>55.4110443365344</text:p>
          </table:table-cell>
          <table:table-cell office:value-type="float" office:value="88.5283587846319" calcext:value-type="float">
            <text:p>88.5283587846319</text:p>
          </table:table-cell>
          <table:table-cell office:value-type="float" office:value="111.418241351521" calcext:value-type="float">
            <text:p>111.418241351521</text:p>
          </table:table-cell>
          <table:table-cell office:value-type="float" office:value="105.598783049677" calcext:value-type="float">
            <text:p>105.598783049677</text:p>
          </table:table-cell>
          <table:table-cell office:value-type="float" office:value="62.9343860683418" calcext:value-type="float">
            <text:p>62.9343860683418</text:p>
          </table:table-cell>
          <table:table-cell office:value-type="float" office:value="2.42945454543535" calcext:value-type="float">
            <text:p>2.42945454543535</text:p>
          </table:table-cell>
          <table:table-cell office:value-type="float" office:value="-43.3805794829063" calcext:value-type="float">
            <text:p>-43.3805794829063</text:p>
          </table:table-cell>
          <table:table-cell office:value-type="float" office:value="-45.8237681506775" calcext:value-type="float">
            <text:p>-45.8237681506775</text:p>
          </table:table-cell>
          <table:table-cell office:value-type="float" office:value="-13.2190133449491" calcext:value-type="float">
            <text:p>-13.2190133449491</text:p>
          </table:table-cell>
          <table:table-cell office:value-type="float" office:value="25.1674496566265" calcext:value-type="float">
            <text:p>25.1674496566265</text:p>
          </table:table-cell>
          <table:table-cell office:value-type="float" office:value="34.8022267504873" calcext:value-type="float">
            <text:p>34.8022267504873</text:p>
          </table:table-cell>
          <table:table-cell office:value-type="float" office:value="16.8162863439302" calcext:value-type="float">
            <text:p>16.8162863439302</text:p>
          </table:table-cell>
          <table:table-cell office:value-type="float" office:value="-8.86008363107511" calcext:value-type="float">
            <text:p>-8.86008363107511</text:p>
          </table:table-cell>
          <table:table-cell office:value-type="float" office:value="-15.7376215448749" calcext:value-type="float">
            <text:p>-15.7376215448749</text:p>
          </table:table-cell>
          <table:table-cell office:value-type="float" office:value="-4.91072882300565" calcext:value-type="float">
            <text:p>-4.91072882300565</text:p>
          </table:table-cell>
          <table:table-cell office:value-type="float" office:value="9.5673416208003" calcext:value-type="float">
            <text:p>9.5673416208003</text:p>
          </table:table-cell>
          <table:table-cell office:value-type="float" office:value="12.3894876194763" calcext:value-type="float">
            <text:p>12.3894876194763</text:p>
          </table:table-cell>
          <table:table-cell office:value-type="float" office:value="5.39822660734172" calcext:value-type="float">
            <text:p>5.39822660734172</text:p>
          </table:table-cell>
          <table:table-cell office:value-type="float" office:value="-1.59716565931428" calcext:value-type="float">
            <text:p>-1.59716565931428</text:p>
          </table:table-cell>
          <table:table-cell office:value-type="float" office:value="-2.32589821244621" calcext:value-type="float">
            <text:p>-2.32589821244621</text:p>
          </table:table-cell>
          <table:table-cell office:value-type="float" office:value="1.42732773663613" calcext:value-type="float">
            <text:p>1.42732773663613</text:p>
          </table:table-cell>
          <table:table-cell office:value-type="float" office:value="3.85268295874859" calcext:value-type="float">
            <text:p>3.85268295874859</text:p>
          </table:table-cell>
          <table:table-cell office:value-type="float" office:value="3.48532222618634" calcext:value-type="float">
            <text:p>3.48532222618634</text:p>
          </table:table-cell>
          <table:table-cell office:value-type="float" office:value="1.64451355561188" calcext:value-type="float">
            <text:p>1.64451355561188</text:p>
          </table:table-cell>
          <table:table-cell office:value-type="float" office:value="0.851701507979732" calcext:value-type="float">
            <text:p>0.851701507979732</text:p>
          </table:table-cell>
          <table:table-cell office:value-type="float" office:value="1.06972617837387" calcext:value-type="float">
            <text:p>1.06972617837387</text:p>
          </table:table-cell>
          <table:table-cell office:value-type="float" office:value="1.51482738270902" calcext:value-type="float">
            <text:p>1.51482738270902</text:p>
          </table:table-cell>
          <table:table-cell office:value-type="float" office:value="1.50834268939388" calcext:value-type="float">
            <text:p>1.50834268939388</text:p>
          </table:table-cell>
          <table:table-cell office:value-type="float" office:value="1.2213148260779" calcext:value-type="float">
            <text:p>1.2213148260779</text:p>
          </table:table-cell>
          <table:table-cell office:value-type="float" office:value="0.989515534994716" calcext:value-type="float">
            <text:p>0.989515534994716</text:p>
          </table:table-cell>
          <table:table-cell office:value-type="float" office:value="0.879154168721739" calcext:value-type="float">
            <text:p>0.879154168721739</text:p>
          </table:table-cell>
          <table:table-cell office:value-type="float" office:value="0.815767125237924" calcext:value-type="float">
            <text:p>0.815767125237924</text:p>
          </table:table-cell>
          <table:table-cell office:value-type="float" office:value="0.713596969057203" calcext:value-type="float">
            <text:p>0.713596969057203</text:p>
          </table:table-cell>
          <table:table-cell office:value-type="float" office:value="0.591562324754787" calcext:value-type="float">
            <text:p>0.591562324754787</text:p>
          </table:table-cell>
          <table:table-cell office:value-type="float" office:value="0.46857402011931" calcext:value-type="float">
            <text:p>0.46857402011931</text:p>
          </table:table-cell>
          <table:table-cell office:value-type="float" office:value="0.352524463255145" calcext:value-type="float">
            <text:p>0.352524463255145</text:p>
          </table:table-cell>
          <table:table-cell office:value-type="float" office:value="0.245851041121562" calcext:value-type="float">
            <text:p>0.245851041121562</text:p>
          </table:table-cell>
          <table:table-cell office:value-type="float" office:value="0.126959214808571" calcext:value-type="float">
            <text:p>0.126959214808571</text:p>
          </table:table-cell>
          <table:table-cell office:value-type="float" office:value="-0.0127460709106921" calcext:value-type="float">
            <text:p>-0.012746070910692</text:p>
          </table:table-cell>
          <table:table-cell office:value-type="float" office:value="-0.0203145588993724" calcext:value-type="float">
            <text:p>-0.020314558899373</text:p>
          </table:table-cell>
          <table:table-cell office:value-type="float" office:value="0.985021290479618" calcext:value-type="float">
            <text:p>0.985021290479618</text:p>
          </table:table-cell>
          <table:table-cell office:value-type="float" office:value="4.61092031158858" calcext:value-type="float">
            <text:p>4.61092031158858</text:p>
          </table:table-cell>
          <table:table-cell office:value-type="float" office:value="11.9275986081207" calcext:value-type="float">
            <text:p>11.9275986081207</text:p>
          </table:table-cell>
          <table:table-cell office:value-type="float" office:value="21.2086938613234" calcext:value-type="float">
            <text:p>21.2086938613234</text:p>
          </table:table-cell>
          <table:table-cell office:value-type="float" office:value="26.7068903248421" calcext:value-type="float">
            <text:p>26.7068903248421</text:p>
          </table:table-cell>
          <table:table-cell office:value-type="float" office:value="23.0387254414398" calcext:value-type="float">
            <text:p>23.0387254414398</text:p>
          </table:table-cell>
          <table:table-cell office:value-type="float" office:value="9.5313225882328" calcext:value-type="float">
            <text:p>9.5313225882328</text:p>
          </table:table-cell>
          <table:table-cell office:value-type="float" office:value="-5.32108535638757" calcext:value-type="float">
            <text:p>-5.32108535638757</text:p>
          </table:table-cell>
          <table:table-cell office:value-type="float" office:value="-12.7752610972353" calcext:value-type="float">
            <text:p>-12.7752610972353</text:p>
          </table:table-cell>
          <table:table-cell office:value-type="float" office:value="-8.71880678935263" calcext:value-type="float">
            <text:p>-8.71880678935263</text:p>
          </table:table-cell>
          <table:table-cell office:value-type="float" office:value="-0.516780480200666" calcext:value-type="float">
            <text:p>-0.516780480200666</text:p>
          </table:table-cell>
          <table:table-cell office:value-type="float" office:value="4.3218419224504" calcext:value-type="float">
            <text:p>4.3218419224504</text:p>
          </table:table-cell>
          <table:table-cell office:value-type="float" office:value="2.10918688709805" calcext:value-type="float">
            <text:p>2.10918688709805</text:p>
          </table:table-cell>
          <table:table-cell office:value-type="float" office:value="-2.30317460022301" calcext:value-type="float">
            <text:p>-2.30317460022301</text:p>
          </table:table-cell>
          <table:table-cell office:value-type="float" office:value="-4.4438631939841" calcext:value-type="float">
            <text:p>-4.4438631939841</text:p>
          </table:table-cell>
          <table:table-cell office:value-type="float" office:value="-3.31475437680882" calcext:value-type="float">
            <text:p>-3.31475437680882</text:p>
          </table:table-cell>
          <table:table-cell office:value-type="float" office:value="-1.53072926565998" calcext:value-type="float">
            <text:p>-1.53072926565998</text:p>
          </table:table-cell>
          <table:table-cell office:value-type="float" office:value="-1.21753532041613" calcext:value-type="float">
            <text:p>-1.21753532041613</text:p>
          </table:table-cell>
          <table:table-cell office:value-type="float" office:value="-1.93104437637524" calcext:value-type="float">
            <text:p>-1.93104437637524</text:p>
          </table:table-cell>
          <table:table-cell office:value-type="float" office:value="-2.64867636305" calcext:value-type="float">
            <text:p>-2.64867636305</text:p>
          </table:table-cell>
          <table:table-cell office:value-type="float" office:value="-2.73148829895407" calcext:value-type="float">
            <text:p>-2.73148829895407</text:p>
          </table:table-cell>
          <table:table-cell office:value-type="float" office:value="-2.63295262696046" calcext:value-type="float">
            <text:p>-2.63295262696046</text:p>
          </table:table-cell>
          <table:table-cell office:value-type="float" office:value="-2.64125848611717" calcext:value-type="float">
            <text:p>-2.64125848611717</text:p>
          </table:table-cell>
          <table:table-cell office:value-type="float" office:value="-2.79286408475372" calcext:value-type="float">
            <text:p>-2.79286408475372</text:p>
          </table:table-cell>
          <table:table-cell office:value-type="float" office:value="-2.94770268041522" calcext:value-type="float">
            <text:p>-2.94770268041522</text:p>
          </table:table-cell>
          <table:table-cell office:value-type="float" office:value="-3.05927785025847" calcext:value-type="float">
            <text:p>-3.05927785025847</text:p>
          </table:table-cell>
          <table:table-cell office:value-type="float" office:value="-3.16675393378876" calcext:value-type="float">
            <text:p>-3.16675393378876</text:p>
          </table:table-cell>
          <table:table-cell office:value-type="float" office:value="-3.22458385091668" calcext:value-type="float">
            <text:p>-3.22458385091668</text:p>
          </table:table-cell>
          <table:table-cell office:value-type="float" office:value="-2.46190653992011" calcext:value-type="float">
            <text:p>-2.46190653992011</text:p>
          </table:table-cell>
          <table:table-cell office:value-type="float" office:value="1.11873832736224" calcext:value-type="float">
            <text:p>1.11873832736224</text:p>
          </table:table-cell>
          <table:table-cell office:value-type="float" office:value="11.8716995807913" calcext:value-type="float">
            <text:p>11.8716995807913</text:p>
          </table:table-cell>
          <table:table-cell office:value-type="float" office:value="33.3454610069321" calcext:value-type="float">
            <text:p>33.3454610069321</text:p>
          </table:table-cell>
          <table:table-cell office:value-type="float" office:value="65.2005717446937" calcext:value-type="float">
            <text:p>65.2005717446937</text:p>
          </table:table-cell>
          <table:table-cell office:value-type="float" office:value="95.1054518028239" calcext:value-type="float">
            <text:p>95.1054518028239</text:p>
          </table:table-cell>
          <table:table-cell office:value-type="float" office:value="105.071972917835" calcext:value-type="float">
            <text:p>105.071972917835</text:p>
          </table:table-cell>
          <table:table-cell office:value-type="float" office:value="78.5506727682856" calcext:value-type="float">
            <text:p>78.5506727682856</text:p>
          </table:table-cell>
          <table:table-cell office:value-type="float" office:value="23.2727384302318" calcext:value-type="float">
            <text:p>23.2727384302318</text:p>
          </table:table-cell>
          <table:table-cell office:value-type="float" office:value="-34.2889347261062" calcext:value-type="float">
            <text:p>-34.2889347261062</text:p>
          </table:table-cell>
          <table:table-cell office:value-type="float" office:value="-58.0641568452645" calcext:value-type="float">
            <text:p>-58.0641568452645</text:p>
          </table:table-cell>
          <table:table-cell office:value-type="float" office:value="-39.6343736976946" calcext:value-type="float">
            <text:p>-39.6343736976946</text:p>
          </table:table-cell>
          <table:table-cell office:value-type="float" office:value="1.13433538966722" calcext:value-type="float">
            <text:p>1.13433538966722</text:p>
          </table:table-cell>
          <table:table-cell office:value-type="float" office:value="26.4463906949684" calcext:value-type="float">
            <text:p>26.4463906949684</text:p>
          </table:table-cell>
          <table:table-cell office:value-type="float" office:value="19.8798145582607" calcext:value-type="float">
            <text:p>19.8798145582607</text:p>
          </table:table-cell>
          <table:table-cell office:value-type="float" office:value="-5.78645531967937" calcext:value-type="float">
            <text:p>-5.78645531967937</text:p>
          </table:table-cell>
          <table:table-cell office:value-type="float" office:value="-23.4351250908764" calcext:value-type="float">
            <text:p>-23.4351250908764</text:p>
          </table:table-cell>
          <table:table-cell office:value-type="float" office:value="-19.3645822590058" calcext:value-type="float">
            <text:p>-19.3645822590058</text:p>
          </table:table-cell>
          <table:table-cell office:value-type="float" office:value="-4.54242596510961" calcext:value-type="float">
            <text:p>-4.54242596510961</text:p>
          </table:table-cell>
          <table:table-cell office:value-type="float" office:value="4.99960269063351" calcext:value-type="float">
            <text:p>4.99960269063351</text:p>
          </table:table-cell>
          <table:table-cell office:value-type="float" office:value="1.26134112507233" calcext:value-type="float">
            <text:p>1.26134112507233</text:p>
          </table:table-cell>
          <table:table-cell office:value-type="float" office:value="-6.70208140540953" calcext:value-type="float">
            <text:p>-6.70208140540953</text:p>
          </table:table-cell>
          <table:table-cell office:value-type="float" office:value="-10.8529431030216" calcext:value-type="float">
            <text:p>-10.8529431030216</text:p>
          </table:table-cell>
          <table:table-cell office:value-type="float" office:value="-8.32810216996733" calcext:value-type="float">
            <text:p>-8.32810216996733</text:p>
          </table:table-cell>
          <table:table-cell office:value-type="float" office:value="-4.84039644273432" calcext:value-type="float">
            <text:p>-4.84039644273432</text:p>
          </table:table-cell>
          <table:table-cell office:value-type="float" office:value="-3.84713725473944" calcext:value-type="float">
            <text:p>-3.84713725473944</text:p>
          </table:table-cell>
          <table:table-cell office:value-type="float" office:value="-5.34573635348591" calcext:value-type="float">
            <text:p>-5.34573635348591</text:p>
          </table:table-cell>
          <table:table-cell office:value-type="float" office:value="-6.77212975173974" calcext:value-type="float">
            <text:p>-6.77212975173974</text:p>
          </table:table-cell>
          <table:table-cell office:value-type="float" office:value="-6.91406247117909" calcext:value-type="float">
            <text:p>-6.91406247117909</text:p>
          </table:table-cell>
          <table:table-cell office:value-type="float" office:value="-6.45420151648605" calcext:value-type="float">
            <text:p>-6.45420151648605</text:p>
          </table:table-cell>
          <table:table-cell office:value-type="float" office:value="-6.18780826517816" calcext:value-type="float">
            <text:p>-6.18780826517816</text:p>
          </table:table-cell>
          <table:table-cell office:value-type="float" office:value="-6.3820614725016" calcext:value-type="float">
            <text:p>-6.3820614725016</text:p>
          </table:table-cell>
          <table:table-cell office:value-type="float" office:value="-6.63528029142253" calcext:value-type="float">
            <text:p>-6.63528029142253</text:p>
          </table:table-cell>
          <table:table-cell office:value-type="float" office:value="-6.77972428632713" calcext:value-type="float">
            <text:p>-6.77972428632713</text:p>
          </table:table-cell>
          <table:table-cell office:value-type="float" office:value="-6.82467191803459" calcext:value-type="float">
            <text:p>-6.82467191803459</text:p>
          </table:table-cell>
          <table:table-cell office:value-type="float" office:value="-6.88192457491498" calcext:value-type="float">
            <text:p>-6.88192457491498</text:p>
          </table:table-cell>
          <table:table-cell office:value-type="float" office:value="-6.97262698613181" calcext:value-type="float">
            <text:p>-6.97262698613181</text:p>
          </table:table-cell>
          <table:table-cell office:value-type="float" office:value="-7.06982102939937" calcext:value-type="float">
            <text:p>-7.06982102939937</text:p>
          </table:table-cell>
          <table:table-cell office:value-type="float" office:value="-7.16238728898619" calcext:value-type="float">
            <text:p>-7.16238728898619</text:p>
          </table:table-cell>
          <table:table-cell office:value-type="float" office:value="-7.24493860681039" calcext:value-type="float">
            <text:p>-7.24493860681039</text:p>
          </table:table-cell>
          <table:table-cell office:value-type="float" office:value="-7.32402110255148" calcext:value-type="float">
            <text:p>-7.32402110255148</text:p>
          </table:table-cell>
          <table:table-cell office:value-type="float" office:value="-7.43181727961492" calcext:value-type="float">
            <text:p>-7.43181727961492</text:p>
          </table:table-cell>
          <table:table-cell office:value-type="float" office:value="-7.50290348342431" calcext:value-type="float">
            <text:p>-7.50290348342431</text:p>
          </table:table-cell>
          <table:table-cell office:value-type="float" office:value="-7.1357031940474" calcext:value-type="float">
            <text:p>-7.1357031940474</text:p>
          </table:table-cell>
          <table:table-cell office:value-type="float" office:value="-4.88144606098125" calcext:value-type="float">
            <text:p>-4.88144606098125</text:p>
          </table:table-cell>
          <table:table-cell office:value-type="float" office:value="0.648311246685214" calcext:value-type="float">
            <text:p>0.648311246685214</text:p>
          </table:table-cell>
          <table:table-cell office:value-type="float" office:value="9.64902805216816" calcext:value-type="float">
            <text:p>9.64902805216816</text:p>
          </table:table-cell>
          <table:table-cell office:value-type="float" office:value="17.6833755383641" calcext:value-type="float">
            <text:p>17.6833755383641</text:p>
          </table:table-cell>
          <table:table-cell office:value-type="float" office:value="18.9599457122785" calcext:value-type="float">
            <text:p>18.9599457122785</text:p>
          </table:table-cell>
          <table:table-cell office:value-type="float" office:value="9.3932972239832" calcext:value-type="float">
            <text:p>9.3932972239832</text:p>
          </table:table-cell>
          <table:table-cell office:value-type="float" office:value="-5.96597523629208" calcext:value-type="float">
            <text:p>-5.96597523629208</text:p>
          </table:table-cell>
          <table:table-cell office:value-type="float" office:value="-17.8614178291137" calcext:value-type="float">
            <text:p>-17.8614178291137</text:p>
          </table:table-cell>
          <table:table-cell office:value-type="float" office:value="-18.8001005644709" calcext:value-type="float">
            <text:p>-18.8001005644709</text:p>
          </table:table-cell>
          <table:table-cell office:value-type="float" office:value="-11.3690619333971" calcext:value-type="float">
            <text:p>-11.3690619333971</text:p>
          </table:table-cell>
          <table:table-cell office:value-type="float" office:value="-4.16766523292153" calcext:value-type="float">
            <text:p>-4.16766523292153</text:p>
          </table:table-cell>
          <table:table-cell office:value-type="float" office:value="-3.14024880608004" calcext:value-type="float">
            <text:p>-3.14024880608004</text:p>
          </table:table-cell>
          <table:table-cell office:value-type="float" office:value="-7.31343453839555" calcext:value-type="float">
            <text:p>-7.31343453839555</text:p>
          </table:table-cell>
          <table:table-cell office:value-type="float" office:value="-10.7316158252487" calcext:value-type="float">
            <text:p>-10.7316158252487</text:p>
          </table:table-cell>
          <table:table-cell office:value-type="float" office:value="-11.0043002546132" calcext:value-type="float">
            <text:p>-11.0043002546132</text:p>
          </table:table-cell>
          <table:table-cell office:value-type="float" office:value="-9.02244803448599" calcext:value-type="float">
            <text:p>-9.02244803448599</text:p>
          </table:table-cell>
          <table:table-cell office:value-type="float" office:value="-7.9547363279547" calcext:value-type="float">
            <text:p>-7.9547363279547</text:p>
          </table:table-cell>
          <table:table-cell office:value-type="float" office:value="-8.23997845256297" calcext:value-type="float">
            <text:p>-8.23997845256297</text:p>
          </table:table-cell>
          <table:table-cell office:value-type="float" office:value="-9.05615796737536" calcext:value-type="float">
            <text:p>-9.05615796737536</text:p>
          </table:table-cell>
          <table:table-cell office:value-type="float" office:value="-9.37171983031951" calcext:value-type="float">
            <text:p>-9.37171983031951</text:p>
          </table:table-cell>
          <table:table-cell office:value-type="float" office:value="-9.24742685777233" calcext:value-type="float">
            <text:p>-9.24742685777233</text:p>
          </table:table-cell>
          <table:table-cell office:value-type="float" office:value="-9.14358683536283" calcext:value-type="float">
            <text:p>-9.14358683536283</text:p>
          </table:table-cell>
          <table:table-cell office:value-type="float" office:value="-9.18803116335256" calcext:value-type="float">
            <text:p>-9.18803116335256</text:p>
          </table:table-cell>
          <table:table-cell office:value-type="float" office:value="-9.31028513141112" calcext:value-type="float">
            <text:p>-9.31028513141112</text:p>
          </table:table-cell>
          <table:table-cell office:value-type="float" office:value="-9.3870985798479" calcext:value-type="float">
            <text:p>-9.3870985798479</text:p>
          </table:table-cell>
          <table:table-cell office:value-type="float" office:value="-9.43746880253251" calcext:value-type="float">
            <text:p>-9.43746880253251</text:p>
          </table:table-cell>
          <table:table-cell office:value-type="float" office:value="-9.48953978564691" calcext:value-type="float">
            <text:p>-9.48953978564691</text:p>
          </table:table-cell>
          <table:table-cell office:value-type="float" office:value="0" calcext:value-type="float">
            <text:p>0</text:p>
          </table:table-cell>
          <table:table-cell office:value-type="float" office:value="1155" calcext:value-type="float">
            <text:p>1155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41156441122976" calcext:value-type="float">
            <text:p>2.41156441122976</text:p>
          </table:table-cell>
          <table:table-cell office:value-type="float" office:value="5.34474837285413" calcext:value-type="float">
            <text:p>5.34474837285413</text:p>
          </table:table-cell>
          <table:table-cell office:value-type="float" office:value="13.3330836185775" calcext:value-type="float">
            <text:p>13.3330836185775</text:p>
          </table:table-cell>
          <table:table-cell office:value-type="float" office:value="25.7249886039231" calcext:value-type="float">
            <text:p>25.7249886039231</text:p>
          </table:table-cell>
          <table:table-cell office:value-type="float" office:value="41.4224264860981" calcext:value-type="float">
            <text:p>41.4224264860981</text:p>
          </table:table-cell>
          <table:table-cell office:value-type="float" office:value="58.8765051667778" calcext:value-type="float">
            <text:p>58.8765051667778</text:p>
          </table:table-cell>
          <table:table-cell office:value-type="float" office:value="75.8866683457253" calcext:value-type="float">
            <text:p>75.8866683457253</text:p>
          </table:table-cell>
          <table:table-cell office:value-type="float" office:value="87.6678569325218" calcext:value-type="float">
            <text:p>87.6678569325218</text:p>
          </table:table-cell>
          <table:table-cell office:value-type="float" office:value="88.9127951744328" calcext:value-type="float">
            <text:p>88.9127951744328</text:p>
          </table:table-cell>
          <table:table-cell office:value-type="float" office:value="77.6785518402899" calcext:value-type="float">
            <text:p>77.6785518402899</text:p>
          </table:table-cell>
          <table:table-cell office:value-type="float" office:value="55.4869984451095" calcext:value-type="float">
            <text:p>55.4869984451095</text:p>
          </table:table-cell>
          <table:table-cell office:value-type="float" office:value="25.1890541420137" calcext:value-type="float">
            <text:p>25.1890541420137</text:p>
          </table:table-cell>
          <table:table-cell office:value-type="float" office:value="-5.46710393573334" calcext:value-type="float">
            <text:p>-5.46710393573334</text:p>
          </table:table-cell>
          <table:table-cell office:value-type="float" office:value="-27.6235384746467" calcext:value-type="float">
            <text:p>-27.6235384746467</text:p>
          </table:table-cell>
          <table:table-cell office:value-type="float" office:value="-36.7263956168714" calcext:value-type="float">
            <text:p>-36.7263956168714</text:p>
          </table:table-cell>
          <table:table-cell office:value-type="float" office:value="-32.7422455896253" calcext:value-type="float">
            <text:p>-32.7422455896253</text:p>
          </table:table-cell>
          <table:table-cell office:value-type="float" office:value="-17.193740864179" calcext:value-type="float">
            <text:p>-17.193740864179</text:p>
          </table:table-cell>
          <table:table-cell office:value-type="float" office:value="2.65361526411237" calcext:value-type="float">
            <text:p>2.65361526411237</text:p>
          </table:table-cell>
          <table:table-cell office:value-type="float" office:value="18.1618077356263" calcext:value-type="float">
            <text:p>18.1618077356263</text:p>
          </table:table-cell>
          <table:table-cell office:value-type="float" office:value="24.9662456382685" calcext:value-type="float">
            <text:p>24.9662456382685</text:p>
          </table:table-cell>
          <table:table-cell office:value-type="float" office:value="23.2795171377508" calcext:value-type="float">
            <text:p>23.2795171377508</text:p>
          </table:table-cell>
          <table:table-cell office:value-type="float" office:value="14.3681640407686" calcext:value-type="float">
            <text:p>14.3681640407686</text:p>
          </table:table-cell>
          <table:table-cell office:value-type="float" office:value="3.13001625819623" calcext:value-type="float">
            <text:p>3.13001625819623</text:p>
          </table:table-cell>
          <table:table-cell office:value-type="float" office:value="-4.66838295457335" calcext:value-type="float">
            <text:p>-4.66838295457335</text:p>
          </table:table-cell>
          <table:table-cell office:value-type="float" office:value="-6.64228932573167" calcext:value-type="float">
            <text:p>-6.64228932573167</text:p>
          </table:table-cell>
          <table:table-cell office:value-type="float" office:value="-4.10095332077697" calcext:value-type="float">
            <text:p>-4.10095332077697</text:p>
          </table:table-cell>
          <table:table-cell office:value-type="float" office:value="1.26610766471935" calcext:value-type="float">
            <text:p>1.26610766471935</text:p>
          </table:table-cell>
          <table:table-cell office:value-type="float" office:value="6.90537156060747" calcext:value-type="float">
            <text:p>6.90537156060747</text:p>
          </table:table-cell>
          <table:table-cell office:value-type="float" office:value="10.0911591800418" calcext:value-type="float">
            <text:p>10.0911591800418</text:p>
          </table:table-cell>
          <table:table-cell office:value-type="float" office:value="10.0579073571094" calcext:value-type="float">
            <text:p>10.0579073571094</text:p>
          </table:table-cell>
          <table:table-cell office:value-type="float" office:value="8.22357926331191" calcext:value-type="float">
            <text:p>8.22357926331191</text:p>
          </table:table-cell>
          <table:table-cell office:value-type="float" office:value="6.00505705619396" calcext:value-type="float">
            <text:p>6.00505705619396</text:p>
          </table:table-cell>
          <table:table-cell office:value-type="float" office:value="4.2901218867603" calcext:value-type="float">
            <text:p>4.2901218867603</text:p>
          </table:table-cell>
          <table:table-cell office:value-type="float" office:value="3.79115606084568" calcext:value-type="float">
            <text:p>3.79115606084568</text:p>
          </table:table-cell>
          <table:table-cell office:value-type="float" office:value="4.51775593043116" calcext:value-type="float">
            <text:p>4.51775593043116</text:p>
          </table:table-cell>
          <table:table-cell office:value-type="float" office:value="5.68111299933814" calcext:value-type="float">
            <text:p>5.68111299933814</text:p>
          </table:table-cell>
          <table:table-cell office:value-type="float" office:value="6.57104776426429" calcext:value-type="float">
            <text:p>6.57104776426429</text:p>
          </table:table-cell>
          <table:table-cell office:value-type="float" office:value="7.04829820500722" calcext:value-type="float">
            <text:p>7.04829820500722</text:p>
          </table:table-cell>
          <table:table-cell office:value-type="float" office:value="7.14374761338321" calcext:value-type="float">
            <text:p>7.14374761338321</text:p>
          </table:table-cell>
          <table:table-cell office:value-type="float" office:value="6.98209808464832" calcext:value-type="float">
            <text:p>6.98209808464832</text:p>
          </table:table-cell>
          <table:table-cell office:value-type="float" office:value="6.79672897814597" calcext:value-type="float">
            <text:p>6.79672897814597</text:p>
          </table:table-cell>
          <table:table-cell office:value-type="float" office:value="6.78143567831995" calcext:value-type="float">
            <text:p>6.78143567831995</text:p>
          </table:table-cell>
          <table:table-cell office:value-type="float" office:value="6.91117072224269" calcext:value-type="float">
            <text:p>6.91117072224269</text:p>
          </table:table-cell>
          <table:table-cell office:value-type="float" office:value="7.09635023192892" calcext:value-type="float">
            <text:p>7.09635023192892</text:p>
          </table:table-cell>
          <table:table-cell office:value-type="float" office:value="7.27746178872478" calcext:value-type="float">
            <text:p>7.27746178872478</text:p>
          </table:table-cell>
          <table:table-cell office:value-type="float" office:value="7.43054099576213" calcext:value-type="float">
            <text:p>7.43054099576213</text:p>
          </table:table-cell>
          <table:table-cell office:value-type="float" office:value="7.54025563874919" calcext:value-type="float">
            <text:p>7.54025563874919</text:p>
          </table:table-cell>
          <table:table-cell office:value-type="float" office:value="7.6235338360988" calcext:value-type="float">
            <text:p>7.6235338360988</text:p>
          </table:table-cell>
          <table:table-cell office:value-type="float" office:value="7.70663470639672" calcext:value-type="float">
            <text:p>7.70663470639672</text:p>
          </table:table-cell>
          <table:table-cell office:value-type="float" office:value="7.7979357686209" calcext:value-type="float">
            <text:p>7.7979357686209</text:p>
          </table:table-cell>
          <table:table-cell office:value-type="float" office:value="7.88426103247199" calcext:value-type="float">
            <text:p>7.88426103247199</text:p>
          </table:table-cell>
          <table:table-cell office:value-type="float" office:value="7.95726058536668" calcext:value-type="float">
            <text:p>7.95726058536668</text:p>
          </table:table-cell>
          <table:table-cell office:value-type="float" office:value="8.03922060380419" calcext:value-type="float">
            <text:p>8.03922060380419</text:p>
          </table:table-cell>
          <table:table-cell office:value-type="float" office:value="8.16589712828447" calcext:value-type="float">
            <text:p>8.16589712828447</text:p>
          </table:table-cell>
          <table:table-cell office:value-type="float" office:value="8.50681554108418" calcext:value-type="float">
            <text:p>8.50681554108418</text:p>
          </table:table-cell>
          <table:table-cell office:value-type="float" office:value="9.39591890469069" calcext:value-type="float">
            <text:p>9.39591890469069</text:p>
          </table:table-cell>
          <table:table-cell office:value-type="float" office:value="11.1560809982831" calcext:value-type="float">
            <text:p>11.1560809982831</text:p>
          </table:table-cell>
          <table:table-cell office:value-type="float" office:value="14.001559310235" calcext:value-type="float">
            <text:p>14.001559310235</text:p>
          </table:table-cell>
          <table:table-cell office:value-type="float" office:value="18.0954355385391" calcext:value-type="float">
            <text:p>18.0954355385391</text:p>
          </table:table-cell>
          <table:table-cell office:value-type="float" office:value="23.0102216555858" calcext:value-type="float">
            <text:p>23.0102216555858</text:p>
          </table:table-cell>
          <table:table-cell office:value-type="float" office:value="27.5780873773966" calcext:value-type="float">
            <text:p>27.5780873773966</text:p>
          </table:table-cell>
          <table:table-cell office:value-type="float" office:value="30.6120507930114" calcext:value-type="float">
            <text:p>30.6120507930114</text:p>
          </table:table-cell>
          <table:table-cell office:value-type="float" office:value="31.0706500251943" calcext:value-type="float">
            <text:p>31.0706500251943</text:p>
          </table:table-cell>
          <table:table-cell office:value-type="float" office:value="27.9924209537316" calcext:value-type="float">
            <text:p>27.9924209537316</text:p>
          </table:table-cell>
          <table:table-cell office:value-type="float" office:value="21.6320666503115" calcext:value-type="float">
            <text:p>21.6320666503115</text:p>
          </table:table-cell>
          <table:table-cell office:value-type="float" office:value="13.7993042467872" calcext:value-type="float">
            <text:p>13.7993042467872</text:p>
          </table:table-cell>
          <table:table-cell office:value-type="float" office:value="6.36673748351199" calcext:value-type="float">
            <text:p>6.36673748351199</text:p>
          </table:table-cell>
          <table:table-cell office:value-type="float" office:value="0.999719486498557" calcext:value-type="float">
            <text:p>0.999719486498557</text:p>
          </table:table-cell>
          <table:table-cell office:value-type="float" office:value="-0.742237130026984" calcext:value-type="float">
            <text:p>-0.742237130026984</text:p>
          </table:table-cell>
          <table:table-cell office:value-type="float" office:value="1.26667962590555" calcext:value-type="float">
            <text:p>1.26667962590555</text:p>
          </table:table-cell>
          <table:table-cell office:value-type="float" office:value="5.28253254966069" calcext:value-type="float">
            <text:p>5.28253254966069</text:p>
          </table:table-cell>
          <table:table-cell office:value-type="float" office:value="9.52296245529165" calcext:value-type="float">
            <text:p>9.52296245529165</text:p>
          </table:table-cell>
          <table:table-cell office:value-type="float" office:value="12.6853422227847" calcext:value-type="float">
            <text:p>12.6853422227847</text:p>
          </table:table-cell>
          <table:table-cell office:value-type="float" office:value="13.6561092674079" calcext:value-type="float">
            <text:p>13.6561092674079</text:p>
          </table:table-cell>
          <table:table-cell office:value-type="float" office:value="12.352031918267" calcext:value-type="float">
            <text:p>12.352031918267</text:p>
          </table:table-cell>
          <table:table-cell office:value-type="float" office:value="10.060306281773" calcext:value-type="float">
            <text:p>10.060306281773</text:p>
          </table:table-cell>
          <table:table-cell office:value-type="float" office:value="8.03603682899639" calcext:value-type="float">
            <text:p>8.03603682899639</text:p>
          </table:table-cell>
          <table:table-cell office:value-type="float" office:value="6.82007515573322" calcext:value-type="float">
            <text:p>6.82007515573322</text:p>
          </table:table-cell>
          <table:table-cell office:value-type="float" office:value="6.69396691325054" calcext:value-type="float">
            <text:p>6.69396691325054</text:p>
          </table:table-cell>
          <table:table-cell office:value-type="float" office:value="7.51839040626496" calcext:value-type="float">
            <text:p>7.51839040626496</text:p>
          </table:table-cell>
          <table:table-cell office:value-type="float" office:value="8.58329741085997" calcext:value-type="float">
            <text:p>8.58329741085997</text:p>
          </table:table-cell>
          <table:table-cell office:value-type="float" office:value="9.23656849707963" calcext:value-type="float">
            <text:p>9.23656849707963</text:p>
          </table:table-cell>
          <table:table-cell office:value-type="float" office:value="9.39372562164832" calcext:value-type="float">
            <text:p>9.39372562164832</text:p>
          </table:table-cell>
          <table:table-cell office:value-type="float" office:value="9.17400698047956" calcext:value-type="float">
            <text:p>9.17400698047956</text:p>
          </table:table-cell>
          <table:table-cell office:value-type="float" office:value="8.74344149295053" calcext:value-type="float">
            <text:p>8.74344149295053</text:p>
          </table:table-cell>
          <table:table-cell office:value-type="float" office:value="8.332472557337" calcext:value-type="float">
            <text:p>8.332472557337</text:p>
          </table:table-cell>
          <table:table-cell office:value-type="float" office:value="8.13694673205445" calcext:value-type="float">
            <text:p>8.13694673205445</text:p>
          </table:table-cell>
          <table:table-cell office:value-type="float" office:value="8.1210552513115" calcext:value-type="float">
            <text:p>8.1210552513115</text:p>
          </table:table-cell>
          <table:table-cell office:value-type="float" office:value="8.16528923756113" calcext:value-type="float">
            <text:p>8.16528923756113</text:p>
          </table:table-cell>
          <table:table-cell office:value-type="float" office:value="8.18946882465624" calcext:value-type="float">
            <text:p>8.18946882465624</text:p>
          </table:table-cell>
          <table:table-cell office:value-type="float" office:value="8.16911811739011" calcext:value-type="float">
            <text:p>8.16911811739011</text:p>
          </table:table-cell>
          <table:table-cell office:value-type="float" office:value="8.09018520577028" calcext:value-type="float">
            <text:p>8.09018520577028</text:p>
          </table:table-cell>
          <table:table-cell office:value-type="float" office:value="7.97609094970197" calcext:value-type="float">
            <text:p>7.97609094970197</text:p>
          </table:table-cell>
          <table:table-cell office:value-type="float" office:value="7.86377823182526" calcext:value-type="float">
            <text:p>7.86377823182526</text:p>
          </table:table-cell>
          <table:table-cell office:value-type="float" office:value="7.76768628286325" calcext:value-type="float">
            <text:p>7.76768628286325</text:p>
          </table:table-cell>
          <table:table-cell office:value-type="float" office:value="7.66980605254656" calcext:value-type="float">
            <text:p>7.66980605254656</text:p>
          </table:table-cell>
          <table:table-cell office:value-type="float" office:value="7.5560190034362" calcext:value-type="float">
            <text:p>7.5560190034362</text:p>
          </table:table-cell>
          <table:table-cell office:value-type="float" office:value="7.45176692581596" calcext:value-type="float">
            <text:p>7.45176692581596</text:p>
          </table:table-cell>
          <table:table-cell office:value-type="float" office:value="7.40291202062359" calcext:value-type="float">
            <text:p>7.40291202062359</text:p>
          </table:table-cell>
          <table:table-cell office:value-type="float" office:value="7.73410907726926" calcext:value-type="float">
            <text:p>7.73410907726926</text:p>
          </table:table-cell>
          <table:table-cell office:value-type="float" office:value="9.17962236193714" calcext:value-type="float">
            <text:p>9.17962236193714</text:p>
          </table:table-cell>
          <table:table-cell office:value-type="float" office:value="12.5542979866863" calcext:value-type="float">
            <text:p>12.5542979866863</text:p>
          </table:table-cell>
          <table:table-cell office:value-type="float" office:value="18.9752499203497" calcext:value-type="float">
            <text:p>18.9752499203497</text:p>
          </table:table-cell>
          <table:table-cell office:value-type="float" office:value="29.6545143512903" calcext:value-type="float">
            <text:p>29.6545143512903</text:p>
          </table:table-cell>
          <table:table-cell office:value-type="float" office:value="44.5530326376901" calcext:value-type="float">
            <text:p>44.5530326376901</text:p>
          </table:table-cell>
          <table:table-cell office:value-type="float" office:value="61.7558765570528" calcext:value-type="float">
            <text:p>61.7558765570528</text:p>
          </table:table-cell>
          <table:table-cell office:value-type="float" office:value="78.8712466452079" calcext:value-type="float">
            <text:p>78.8712466452079</text:p>
          </table:table-cell>
          <table:table-cell office:value-type="float" office:value="91.4200535796846" calcext:value-type="float">
            <text:p>91.4200535796846</text:p>
          </table:table-cell>
          <table:table-cell office:value-type="float" office:value="94.1376449574004" calcext:value-type="float">
            <text:p>94.1376449574004</text:p>
          </table:table-cell>
          <table:table-cell office:value-type="float" office:value="84.3569838019281" calcext:value-type="float">
            <text:p>84.3569838019281</text:p>
          </table:table-cell>
          <table:table-cell office:value-type="float" office:value="63.387080276997" calcext:value-type="float">
            <text:p>63.387080276997</text:p>
          </table:table-cell>
          <table:table-cell office:value-type="float" office:value="33.5891573280421" calcext:value-type="float">
            <text:p>33.5891573280421</text:p>
          </table:table-cell>
          <table:table-cell office:value-type="float" office:value="2.06813677088443" calcext:value-type="float">
            <text:p>2.06813677088443</text:p>
          </table:table-cell>
          <table:table-cell office:value-type="float" office:value="-22.1984426780027" calcext:value-type="float">
            <text:p>-22.1984426780027</text:p>
          </table:table-cell>
          <table:table-cell office:value-type="float" office:value="-33.6276440946861" calcext:value-type="float">
            <text:p>-33.6276440946861</text:p>
          </table:table-cell>
          <table:table-cell office:value-type="float" office:value="-31.9422199401336" calcext:value-type="float">
            <text:p>-31.9422199401336</text:p>
          </table:table-cell>
          <table:table-cell office:value-type="float" office:value="-18.1380457687662" calcext:value-type="float">
            <text:p>-18.1380457687662</text:p>
          </table:table-cell>
          <table:table-cell office:value-type="float" office:value="1.27942460719143" calcext:value-type="float">
            <text:p>1.27942460719143</text:p>
          </table:table-cell>
          <table:table-cell office:value-type="float" office:value="17.5688229837719" calcext:value-type="float">
            <text:p>17.5688229837719</text:p>
          </table:table-cell>
          <table:table-cell office:value-type="float" office:value="25.3410593880804" calcext:value-type="float">
            <text:p>25.3410593880804</text:p>
          </table:table-cell>
          <table:table-cell office:value-type="float" office:value="24.5561140824734" calcext:value-type="float">
            <text:p>24.5561140824734</text:p>
          </table:table-cell>
          <table:table-cell office:value-type="float" office:value="16.151460016547" calcext:value-type="float">
            <text:p>16.151460016547</text:p>
          </table:table-cell>
          <table:table-cell office:value-type="float" office:value="4.53928794666467" calcext:value-type="float">
            <text:p>4.53928794666467</text:p>
          </table:table-cell>
          <table:table-cell office:value-type="float" office:value="-4.4329990555635" calcext:value-type="float">
            <text:p>-4.4329990555635</text:p>
          </table:table-cell>
          <table:table-cell office:value-type="float" office:value="-7.56254078849311" calcext:value-type="float">
            <text:p>-7.56254078849311</text:p>
          </table:table-cell>
          <table:table-cell office:value-type="float" office:value="-5.951350761514" calcext:value-type="float">
            <text:p>-5.951350761514</text:p>
          </table:table-cell>
          <table:table-cell office:value-type="float" office:value="-1.2117425779499" calcext:value-type="float">
            <text:p>-1.2117425779499</text:p>
          </table:table-cell>
          <table:table-cell office:value-type="float" office:value="4.21974915545468" calcext:value-type="float">
            <text:p>4.21974915545468</text:p>
          </table:table-cell>
          <table:table-cell office:value-type="float" office:value="7.57058351634097" calcext:value-type="float">
            <text:p>7.57058351634097</text:p>
          </table:table-cell>
          <table:table-cell office:value-type="float" office:value="7.59734788638871" calcext:value-type="float">
            <text:p>7.59734788638871</text:p>
          </table:table-cell>
          <table:table-cell office:value-type="float" office:value="5.59386990504839" calcext:value-type="float">
            <text:p>5.59386990504839</text:p>
          </table:table-cell>
          <table:table-cell office:value-type="float" office:value="3.02362678685821" calcext:value-type="float">
            <text:p>3.02362678685821</text:p>
          </table:table-cell>
          <table:table-cell office:value-type="float" office:value="0.846858731798192" calcext:value-type="float">
            <text:p>0.846858731798192</text:p>
          </table:table-cell>
          <table:table-cell office:value-type="float" office:value="-0.206019955114322" calcext:value-type="float">
            <text:p>-0.206019955114322</text:p>
          </table:table-cell>
          <table:table-cell office:value-type="float" office:value="0.0475638007676522" calcext:value-type="float">
            <text:p>0.047563800767652</text:p>
          </table:table-cell>
          <table:table-cell office:value-type="float" office:value="0.865112049773821" calcext:value-type="float">
            <text:p>0.865112049773821</text:p>
          </table:table-cell>
          <table:table-cell office:value-type="float" office:value="1.48730505842098" calcext:value-type="float">
            <text:p>1.48730505842098</text:p>
          </table:table-cell>
          <table:table-cell office:value-type="float" office:value="1.69621933599449" calcext:value-type="float">
            <text:p>1.69621933599449</text:p>
          </table:table-cell>
          <table:table-cell office:value-type="float" office:value="1.51952937293926" calcext:value-type="float">
            <text:p>1.51952937293926</text:p>
          </table:table-cell>
          <table:table-cell office:value-type="float" office:value="1.05883833005555" calcext:value-type="float">
            <text:p>1.05883833005555</text:p>
          </table:table-cell>
          <table:table-cell office:value-type="float" office:value="0.541304940827872" calcext:value-type="float">
            <text:p>0.541304940827872</text:p>
          </table:table-cell>
          <table:table-cell office:value-type="float" office:value="0.179477045880632" calcext:value-type="float">
            <text:p>0.179477045880632</text:p>
          </table:table-cell>
          <table:table-cell office:value-type="float" office:value="-0.0210132969834189" calcext:value-type="float">
            <text:p>-0.021013296983419</text:p>
          </table:table-cell>
          <table:table-cell office:value-type="float" office:value="-0.14977854609586" calcext:value-type="float">
            <text:p>-0.14977854609586</text:p>
          </table:table-cell>
          <table:table-cell office:value-type="float" office:value="-0.273701596323054" calcext:value-type="float">
            <text:p>-0.273701596323054</text:p>
          </table:table-cell>
          <table:table-cell office:value-type="float" office:value="-0.418715465105601" calcext:value-type="float">
            <text:p>-0.418715465105601</text:p>
          </table:table-cell>
          <table:table-cell office:value-type="float" office:value="-0.602703173993139" calcext:value-type="float">
            <text:p>-0.602703173993139</text:p>
          </table:table-cell>
          <table:table-cell office:value-type="float" office:value="-0.813137167369358" calcext:value-type="float">
            <text:p>-0.813137167369358</text:p>
          </table:table-cell>
          <table:table-cell office:value-type="float" office:value="-1.02330351006485" calcext:value-type="float">
            <text:p>-1.02330351006485</text:p>
          </table:table-cell>
          <table:table-cell office:value-type="float" office:value="-1.22017455147524" calcext:value-type="float">
            <text:p>-1.22017455147524</text:p>
          </table:table-cell>
          <table:table-cell office:value-type="float" office:value="-1.41548403662406" calcext:value-type="float">
            <text:p>-1.41548403662406</text:p>
          </table:table-cell>
          <table:table-cell office:value-type="float" office:value="-1.61996598342859" calcext:value-type="float">
            <text:p>-1.61996598342859</text:p>
          </table:table-cell>
          <table:table-cell office:value-type="float" office:value="-1.81555978995105" calcext:value-type="float">
            <text:p>-1.81555978995105</text:p>
          </table:table-cell>
          <table:table-cell office:value-type="float" office:value="-1.96931402138794" calcext:value-type="float">
            <text:p>-1.96931402138794</text:p>
          </table:table-cell>
          <table:table-cell office:value-type="float" office:value="-1.94557531105314" calcext:value-type="float">
            <text:p>-1.94557531105314</text:p>
          </table:table-cell>
          <table:table-cell office:value-type="float" office:value="-1.42035986455515" calcext:value-type="float">
            <text:p>-1.42035986455515</text:p>
          </table:table-cell>
          <table:table-cell office:value-type="float" office:value="-0.0618717443309431" calcext:value-type="float">
            <text:p>-0.061871744330943</text:p>
          </table:table-cell>
          <table:table-cell office:value-type="float" office:value="2.35988474896996" calcext:value-type="float">
            <text:p>2.35988474896996</text:p>
          </table:table-cell>
          <table:table-cell office:value-type="float" office:value="6.02064140765629" calcext:value-type="float">
            <text:p>6.02064140765629</text:p>
          </table:table-cell>
          <table:table-cell office:value-type="float" office:value="10.6443952451505" calcext:value-type="float">
            <text:p>10.6443952451505</text:p>
          </table:table-cell>
          <table:table-cell office:value-type="float" office:value="15.1095205838044" calcext:value-type="float">
            <text:p>15.1095205838044</text:p>
          </table:table-cell>
          <table:table-cell office:value-type="float" office:value="18.2175503278414" calcext:value-type="float">
            <text:p>18.2175503278414</text:p>
          </table:table-cell>
          <table:table-cell office:value-type="float" office:value="18.9060045100855" calcext:value-type="float">
            <text:p>18.9060045100855</text:p>
          </table:table-cell>
          <table:table-cell office:value-type="float" office:value="16.1887228881629" calcext:value-type="float">
            <text:p>16.1887228881629</text:p>
          </table:table-cell>
          <table:table-cell office:value-type="float" office:value="10.0062036945754" calcext:value-type="float">
            <text:p>10.0062036945754</text:p>
          </table:table-cell>
          <table:table-cell office:value-type="float" office:value="2.07004530688721" calcext:value-type="float">
            <text:p>2.07004530688721</text:p>
          </table:table-cell>
          <table:table-cell office:value-type="float" office:value="-5.73079598632567" calcext:value-type="float">
            <text:p>-5.73079598632567</text:p>
          </table:table-cell>
          <table:table-cell office:value-type="float" office:value="-11.7004853994694" calcext:value-type="float">
            <text:p>-11.7004853994694</text:p>
          </table:table-cell>
          <table:table-cell office:value-type="float" office:value="-14.2509365926527" calcext:value-type="float">
            <text:p>-14.2509365926527</text:p>
          </table:table-cell>
          <table:table-cell office:value-type="float" office:value="-12.8826373075294" calcext:value-type="float">
            <text:p>-12.8826373075294</text:p>
          </table:table-cell>
          <table:table-cell office:value-type="float" office:value="-9.21962740981616" calcext:value-type="float">
            <text:p>-9.21962740981616</text:p>
          </table:table-cell>
          <table:table-cell office:value-type="float" office:value="-5.08120883745649" calcext:value-type="float">
            <text:p>-5.08120883745649</text:p>
          </table:table-cell>
          <table:table-cell office:value-type="float" office:value="-1.8409519187315" calcext:value-type="float">
            <text:p>-1.8409519187315</text:p>
          </table:table-cell>
          <table:table-cell office:value-type="float" office:value="-0.633493699291805" calcext:value-type="float">
            <text:p>-0.633493699291805</text:p>
          </table:table-cell>
          <table:table-cell office:value-type="float" office:value="-1.81269721614569" calcext:value-type="float">
            <text:p>-1.81269721614569</text:p>
          </table:table-cell>
          <table:table-cell office:value-type="float" office:value="-4.18037715869216" calcext:value-type="float">
            <text:p>-4.18037715869216</text:p>
          </table:table-cell>
          <table:table-cell office:value-type="float" office:value="-6.42711751608627" calcext:value-type="float">
            <text:p>-6.42711751608627</text:p>
          </table:table-cell>
          <table:table-cell office:value-type="float" office:value="-7.9052393952144" calcext:value-type="float">
            <text:p>-7.9052393952144</text:p>
          </table:table-cell>
          <table:table-cell office:value-type="float" office:value="-8.32249375413205" calcext:value-type="float">
            <text:p>-8.32249375413205</text:p>
          </table:table-cell>
          <table:table-cell office:value-type="float" office:value="-7.70670257679485" calcext:value-type="float">
            <text:p>-7.70670257679485</text:p>
          </table:table-cell>
          <table:table-cell office:value-type="float" office:value="-6.73023343707006" calcext:value-type="float">
            <text:p>-6.73023343707006</text:p>
          </table:table-cell>
          <table:table-cell office:value-type="float" office:value="-6.0875795259382" calcext:value-type="float">
            <text:p>-6.0875795259382</text:p>
          </table:table-cell>
          <table:table-cell office:value-type="float" office:value="-5.94883718828973" calcext:value-type="float">
            <text:p>-5.94883718828973</text:p>
          </table:table-cell>
          <table:table-cell office:value-type="float" office:value="-6.19815804061123" calcext:value-type="float">
            <text:p>-6.19815804061123</text:p>
          </table:table-cell>
          <table:table-cell office:value-type="float" office:value="-6.68190860978878" calcext:value-type="float">
            <text:p>-6.68190860978878</text:p>
          </table:table-cell>
          <table:table-cell office:value-type="float" office:value="-7.17391874565648" calcext:value-type="float">
            <text:p>-7.17391874565648</text:p>
          </table:table-cell>
          <table:table-cell office:value-type="float" office:value="-7.46127594378098" calcext:value-type="float">
            <text:p>-7.46127594378098</text:p>
          </table:table-cell>
          <table:table-cell office:value-type="float" office:value="-7.54447005329218" calcext:value-type="float">
            <text:p>-7.54447005329218</text:p>
          </table:table-cell>
          <table:table-cell office:value-type="float" office:value="-7.5424965616383" calcext:value-type="float">
            <text:p>-7.5424965616383</text:p>
          </table:table-cell>
          <table:table-cell office:value-type="float" office:value="-7.54614370877942" calcext:value-type="float">
            <text:p>-7.54614370877942</text:p>
          </table:table-cell>
          <table:table-cell office:value-type="float" office:value="-7.58364910697946" calcext:value-type="float">
            <text:p>-7.58364910697946</text:p>
          </table:table-cell>
          <table:table-cell office:value-type="float" office:value="-7.67176414329624" calcext:value-type="float">
            <text:p>-7.67176414329624</text:p>
          </table:table-cell>
          <table:table-cell office:value-type="float" office:value="-7.79282225530282" calcext:value-type="float">
            <text:p>-7.79282225530282</text:p>
          </table:table-cell>
          <table:table-cell office:value-type="float" office:value="-7.90971253670866" calcext:value-type="float">
            <text:p>-7.90971253670866</text:p>
          </table:table-cell>
          <table:table-cell office:value-type="float" office:value="-8.0018752954468" calcext:value-type="float">
            <text:p>-8.0018752954468</text:p>
          </table:table-cell>
          <table:table-cell office:value-type="float" office:value="-8.08509105966646" calcext:value-type="float">
            <text:p>-8.08509105966646</text:p>
          </table:table-cell>
          <table:table-cell office:value-type="float" office:value="-8.1763014388965" calcext:value-type="float">
            <text:p>-8.1763014388965</text:p>
          </table:table-cell>
          <table:table-cell office:value-type="float" office:value="-8.25621555953855" calcext:value-type="float">
            <text:p>-8.25621555953855</text:p>
          </table:table-cell>
          <table:table-cell office:value-type="float" office:value="-8.28354231644406" calcext:value-type="float">
            <text:p>-8.28354231644406</text:p>
          </table:table-cell>
          <table:table-cell office:value-type="float" office:value="-8.00999439731519" calcext:value-type="float">
            <text:p>-8.00999439731519</text:p>
          </table:table-cell>
          <table:table-cell office:value-type="float" office:value="-6.72988893030858" calcext:value-type="float">
            <text:p>-6.72988893030858</text:p>
          </table:table-cell>
          <table:table-cell office:value-type="float" office:value="-3.64957891914479" calcext:value-type="float">
            <text:p>-3.64957891914479</text:p>
          </table:table-cell>
          <table:table-cell office:value-type="float" office:value="2.30066358926441" calcext:value-type="float">
            <text:p>2.30066358926441</text:p>
          </table:table-cell>
          <table:table-cell office:value-type="float" office:value="12.349655265205" calcext:value-type="float">
            <text:p>12.349655265205</text:p>
          </table:table-cell>
          <table:table-cell office:value-type="float" office:value="26.8038845813652" calcext:value-type="float">
            <text:p>26.8038845813652</text:p>
          </table:table-cell>
          <table:table-cell office:value-type="float" office:value="43.8809963703167" calcext:value-type="float">
            <text:p>43.8809963703167</text:p>
          </table:table-cell>
          <table:table-cell office:value-type="float" office:value="61.3330051359641" calcext:value-type="float">
            <text:p>61.3330051359641</text:p>
          </table:table-cell>
          <table:table-cell office:value-type="float" office:value="75.0108256883196" calcext:value-type="float">
            <text:p>75.0108256883196</text:p>
          </table:table-cell>
          <table:table-cell office:value-type="float" office:value="79.6262523846326" calcext:value-type="float">
            <text:p>79.6262523846326</text:p>
          </table:table-cell>
          <table:table-cell office:value-type="float" office:value="71.7882737512941" calcext:value-type="float">
            <text:p>71.7882737512941</text:p>
          </table:table-cell>
          <table:table-cell office:value-type="float" office:value="52.5208753246846" calcext:value-type="float">
            <text:p>52.5208753246846</text:p>
          </table:table-cell>
          <table:table-cell office:value-type="float" office:value="23.8635727158463" calcext:value-type="float">
            <text:p>23.8635727158463</text:p>
          </table:table-cell>
          <table:table-cell office:value-type="float" office:value="-7.83576630567904" calcext:value-type="float">
            <text:p>-7.83576630567904</text:p>
          </table:table-cell>
          <table:table-cell office:value-type="float" office:value="-33.5862800942556" calcext:value-type="float">
            <text:p>-33.5862800942556</text:p>
          </table:table-cell>
          <table:table-cell office:value-type="float" office:value="-46.8504383558604" calcext:value-type="float">
            <text:p>-46.8504383558604</text:p>
          </table:table-cell>
          <table:table-cell office:value-type="float" office:value="-46.965572318809" calcext:value-type="float">
            <text:p>-46.965572318809</text:p>
          </table:table-cell>
          <table:table-cell office:value-type="float" office:value="-34.5601226023044" calcext:value-type="float">
            <text:p>-34.5601226023044</text:p>
          </table:table-cell>
          <table:table-cell office:value-type="float" office:value="-15.2523801925052" calcext:value-type="float">
            <text:p>-15.2523801925052</text:p>
          </table:table-cell>
          <table:table-cell office:value-type="float" office:value="2.21324303751757" calcext:value-type="float">
            <text:p>2.21324303751757</text:p>
          </table:table-cell>
          <table:table-cell office:value-type="float" office:value="11.4964530781599" calcext:value-type="float">
            <text:p>11.4964530781599</text:p>
          </table:table-cell>
          <table:table-cell office:value-type="float" office:value="12.16316979048" calcext:value-type="float">
            <text:p>12.16316979048</text:p>
          </table:table-cell>
          <table:table-cell office:value-type="float" office:value="4.92276915223635" calcext:value-type="float">
            <text:p>4.92276915223635</text:p>
          </table:table-cell>
          <table:table-cell office:value-type="float" office:value="-6.37729601448838" calcext:value-type="float">
            <text:p>-6.37729601448838</text:p>
          </table:table-cell>
          <table:table-cell office:value-type="float" office:value="-15.8840930540789" calcext:value-type="float">
            <text:p>-15.8840930540789</text:p>
          </table:table-cell>
          <table:table-cell office:value-type="float" office:value="-19.6384859100962" calcext:value-type="float">
            <text:p>-19.6384859100962</text:p>
          </table:table-cell>
          <table:table-cell office:value-type="float" office:value="-18.4212068157422" calcext:value-type="float">
            <text:p>-18.4212068157422</text:p>
          </table:table-cell>
          <table:table-cell office:value-type="float" office:value="-13.7914781202648" calcext:value-type="float">
            <text:p>-13.7914781202648</text:p>
          </table:table-cell>
          <table:table-cell office:value-type="float" office:value="-8.05079920977504" calcext:value-type="float">
            <text:p>-8.05079920977504</text:p>
          </table:table-cell>
          <table:table-cell office:value-type="float" office:value="-3.98316945804286" calcext:value-type="float">
            <text:p>-3.98316945804286</text:p>
          </table:table-cell>
          <table:table-cell office:value-type="float" office:value="-3.27261002002637" calcext:value-type="float">
            <text:p>-3.27261002002637</text:p>
          </table:table-cell>
          <table:table-cell office:value-type="float" office:value="-4.81740688253693" calcext:value-type="float">
            <text:p>-4.81740688253693</text:p>
          </table:table-cell>
          <table:table-cell office:value-type="float" office:value="-7.12225603694898" calcext:value-type="float">
            <text:p>-7.12225603694898</text:p>
          </table:table-cell>
          <table:table-cell office:value-type="float" office:value="-9.14378479895107" calcext:value-type="float">
            <text:p>-9.14378479895107</text:p>
          </table:table-cell>
          <table:table-cell office:value-type="float" office:value="-10.1409856900592" calcext:value-type="float">
            <text:p>-10.1409856900592</text:p>
          </table:table-cell>
          <table:table-cell office:value-type="float" office:value="-9.77273465603944" calcext:value-type="float">
            <text:p>-9.77273465603944</text:p>
          </table:table-cell>
          <table:table-cell office:value-type="float" office:value="-8.71071323643209" calcext:value-type="float">
            <text:p>-8.71071323643209</text:p>
          </table:table-cell>
          <table:table-cell office:value-type="float" office:value="-7.74817992877918" calcext:value-type="float">
            <text:p>-7.74817992877918</text:p>
          </table:table-cell>
          <table:table-cell office:value-type="float" office:value="-7.19356527262714" calcext:value-type="float">
            <text:p>-7.19356527262714</text:p>
          </table:table-cell>
          <table:table-cell office:value-type="float" office:value="-7.02524479979759" calcext:value-type="float">
            <text:p>-7.02524479979759</text:p>
          </table:table-cell>
          <table:table-cell office:value-type="float" office:value="-7.16303338988203" calcext:value-type="float">
            <text:p>-7.16303338988203</text:p>
          </table:table-cell>
          <table:table-cell office:value-type="float" office:value="-7.38967390172684" calcext:value-type="float">
            <text:p>-7.38967390172684</text:p>
          </table:table-cell>
          <table:table-cell office:value-type="float" office:value="-7.48005664727427" calcext:value-type="float">
            <text:p>-7.48005664727427</text:p>
          </table:table-cell>
          <table:table-cell office:value-type="float" office:value="-7.39384941857129" calcext:value-type="float">
            <text:p>-7.39384941857129</text:p>
          </table:table-cell>
          <table:table-cell office:value-type="float" office:value="-7.21897876949774" calcext:value-type="float">
            <text:p>-7.21897876949774</text:p>
          </table:table-cell>
          <table:table-cell office:value-type="float" office:value="-7.02933301418968" calcext:value-type="float">
            <text:p>-7.02933301418968</text:p>
          </table:table-cell>
          <table:table-cell office:value-type="float" office:value="-6.85422226160087" calcext:value-type="float">
            <text:p>-6.85422226160087</text:p>
          </table:table-cell>
          <table:table-cell office:value-type="float" office:value="-6.71351881860824" calcext:value-type="float">
            <text:p>-6.71351881860824</text:p>
          </table:table-cell>
          <table:table-cell office:value-type="float" office:value="-6.60001631064475" calcext:value-type="float">
            <text:p>-6.60001631064475</text:p>
          </table:table-cell>
          <table:table-cell office:value-type="float" office:value="-6.48734475262368" calcext:value-type="float">
            <text:p>-6.48734475262368</text:p>
          </table:table-cell>
          <table:table-cell office:value-type="float" office:value="-6.35853868415318" calcext:value-type="float">
            <text:p>-6.35853868415318</text:p>
          </table:table-cell>
          <table:table-cell office:value-type="float" office:value="-6.22351366290287" calcext:value-type="float">
            <text:p>-6.22351366290287</text:p>
          </table:table-cell>
          <table:table-cell office:value-type="float" office:value="-6.09487317208876" calcext:value-type="float">
            <text:p>-6.09487317208876</text:p>
          </table:table-cell>
          <table:table-cell office:value-type="float" office:value="-5.95965284604989" calcext:value-type="float">
            <text:p>-5.95965284604989</text:p>
          </table:table-cell>
          <table:table-cell office:value-type="float" office:value="-5.78632594496964" calcext:value-type="float">
            <text:p>-5.78632594496964</text:p>
          </table:table-cell>
          <table:table-cell office:value-type="float" office:value="-5.47016670676475" calcext:value-type="float">
            <text:p>-5.47016670676475</text:p>
          </table:table-cell>
          <table:table-cell office:value-type="float" office:value="-4.70259039633335" calcext:value-type="float">
            <text:p>-4.70259039633335</text:p>
          </table:table-cell>
          <table:table-cell office:value-type="float" office:value="-3.1460225057123" calcext:value-type="float">
            <text:p>-3.1460225057123</text:p>
          </table:table-cell>
          <table:table-cell office:value-type="float" office:value="-0.553031028179549" calcext:value-type="float">
            <text:p>-0.553031028179549</text:p>
          </table:table-cell>
          <table:table-cell office:value-type="float" office:value="3.25705028001698" calcext:value-type="float">
            <text:p>3.25705028001698</text:p>
          </table:table-cell>
          <table:table-cell office:value-type="float" office:value="8.14448533503473" calcext:value-type="float">
            <text:p>8.14448533503473</text:p>
          </table:table-cell>
          <table:table-cell office:value-type="float" office:value="13.056801407227" calcext:value-type="float">
            <text:p>13.056801407227</text:p>
          </table:table-cell>
          <table:table-cell office:value-type="float" office:value="16.7875589543672" calcext:value-type="float">
            <text:p>16.7875589543672</text:p>
          </table:table-cell>
          <table:table-cell office:value-type="float" office:value="18.2503916570698" calcext:value-type="float">
            <text:p>18.2503916570698</text:p>
          </table:table-cell>
          <table:table-cell office:value-type="float" office:value="16.4497600199185" calcext:value-type="float">
            <text:p>16.4497600199185</text:p>
          </table:table-cell>
          <table:table-cell office:value-type="float" office:value="11.0437900679163" calcext:value-type="float">
            <text:p>11.0437900679163</text:p>
          </table:table-cell>
          <table:table-cell office:value-type="float" office:value="3.59679439394487" calcext:value-type="float">
            <text:p>3.59679439394487</text:p>
          </table:table-cell>
          <table:table-cell office:value-type="float" office:value="-3.99154302170358" calcext:value-type="float">
            <text:p>-3.99154302170358</text:p>
          </table:table-cell>
          <table:table-cell office:value-type="float" office:value="-9.9915785030628" calcext:value-type="float">
            <text:p>-9.9915785030628</text:p>
          </table:table-cell>
          <table:table-cell office:value-type="float" office:value="-12.804588332681" calcext:value-type="float">
            <text:p>-12.804588332681</text:p>
          </table:table-cell>
          <table:table-cell office:value-type="float" office:value="-11.5970954387605" calcext:value-type="float">
            <text:p>-11.5970954387605</text:p>
          </table:table-cell>
          <table:table-cell office:value-type="float" office:value="-7.81457148020297" calcext:value-type="float">
            <text:p>-7.81457148020297</text:p>
          </table:table-cell>
          <table:table-cell office:value-type="float" office:value="-3.30120440005615" calcext:value-type="float">
            <text:p>-3.30120440005615</text:p>
          </table:table-cell>
          <table:table-cell office:value-type="float" office:value="0.490166851838923" calcext:value-type="float">
            <text:p>0.490166851838923</text:p>
          </table:table-cell>
          <table:table-cell office:value-type="float" office:value="2.4130765737028" calcext:value-type="float">
            <text:p>2.4130765737028</text:p>
          </table:table-cell>
          <table:table-cell office:value-type="float" office:value="1.87236321751694" calcext:value-type="float">
            <text:p>1.87236321751694</text:p>
          </table:table-cell>
          <table:table-cell office:value-type="float" office:value="-0.0663170441323826" calcext:value-type="float">
            <text:p>-0.066317044132383</text:p>
          </table:table-cell>
          <table:table-cell office:value-type="float" office:value="-2.05764502259944" calcext:value-type="float">
            <text:p>-2.05764502259944</text:p>
          </table:table-cell>
          <table:table-cell office:value-type="float" office:value="-3.33565336730376" calcext:value-type="float">
            <text:p>-3.33565336730376</text:p>
          </table:table-cell>
          <table:table-cell office:value-type="float" office:value="-3.59660912600648" calcext:value-type="float">
            <text:p>-3.59660912600648</text:p>
          </table:table-cell>
          <table:table-cell office:value-type="float" office:value="-2.76962726548515" calcext:value-type="float">
            <text:p>-2.76962726548515</text:p>
          </table:table-cell>
          <table:table-cell office:value-type="float" office:value="-1.47153884802888" calcext:value-type="float">
            <text:p>-1.47153884802888</text:p>
          </table:table-cell>
          <table:table-cell office:value-type="float" office:value="-0.425082905916603" calcext:value-type="float">
            <text:p>-0.425082905916603</text:p>
          </table:table-cell>
          <table:table-cell office:value-type="float" office:value="0.104809128107668" calcext:value-type="float">
            <text:p>0.104809128107668</text:p>
          </table:table-cell>
          <table:table-cell office:value-type="float" office:value="0.22567381448041" calcext:value-type="float">
            <text:p>0.22567381448041</text:p>
          </table:table-cell>
          <table:table-cell office:value-type="float" office:value="0.0800056037210031" calcext:value-type="float">
            <text:p>0.080005603721003</text:p>
          </table:table-cell>
          <table:table-cell office:value-type="float" office:value="-0.112529474518634" calcext:value-type="float">
            <text:p>-0.112529474518634</text:p>
          </table:table-cell>
          <table:table-cell office:value-type="float" office:value="-0.127939647039705" calcext:value-type="float">
            <text:p>-0.127939647039705</text:p>
          </table:table-cell>
          <table:table-cell office:value-type="float" office:value="0.0719952220408555" calcext:value-type="float">
            <text:p>0.071995222040856</text:p>
          </table:table-cell>
          <table:table-cell office:value-type="float" office:value="0.371353229223107" calcext:value-type="float">
            <text:p>0.371353229223107</text:p>
          </table:table-cell>
          <table:table-cell office:value-type="float" office:value="0.669849752900195" calcext:value-type="float">
            <text:p>0.669849752900195</text:p>
          </table:table-cell>
          <table:table-cell office:value-type="float" office:value="0.933553674282671" calcext:value-type="float">
            <text:p>0.933553674282671</text:p>
          </table:table-cell>
          <table:table-cell office:value-type="float" office:value="1.14379135583003" calcext:value-type="float">
            <text:p>1.14379135583003</text:p>
          </table:table-cell>
          <table:table-cell office:value-type="float" office:value="1.31176724323256" calcext:value-type="float">
            <text:p>1.31176724323256</text:p>
          </table:table-cell>
          <table:table-cell office:value-type="float" office:value="1.47396866008324" calcext:value-type="float">
            <text:p>1.47396866008324</text:p>
          </table:table-cell>
          <table:table-cell office:value-type="float" office:value="1.65617985290018" calcext:value-type="float">
            <text:p>1.65617985290018</text:p>
          </table:table-cell>
          <table:table-cell office:value-type="float" office:value="1.8457521727881" calcext:value-type="float">
            <text:p>1.8457521727881</text:p>
          </table:table-cell>
          <table:table-cell office:value-type="float" office:value="2.02377172272002" calcext:value-type="float">
            <text:p>2.02377172272002</text:p>
          </table:table-cell>
          <table:table-cell office:value-type="float" office:value="2.20268807455374" calcext:value-type="float">
            <text:p>2.20268807455374</text:p>
          </table:table-cell>
          <table:table-cell office:value-type="float" office:value="2.4220378995063" calcext:value-type="float">
            <text:p>2.4220378995063</text:p>
          </table:table-cell>
          <table:table-cell office:value-type="float" office:value="2.86339141834438" calcext:value-type="float">
            <text:p>2.86339141834438</text:p>
          </table:table-cell>
          <table:table-cell office:value-type="float" office:value="4.19065702645696" calcext:value-type="float">
            <text:p>4.19065702645696</text:p>
          </table:table-cell>
          <table:table-cell office:value-type="float" office:value="7.18358934846467" calcext:value-type="float">
            <text:p>7.18358934846467</text:p>
          </table:table-cell>
          <table:table-cell office:value-type="float" office:value="12.8602240444534" calcext:value-type="float">
            <text:p>12.8602240444534</text:p>
          </table:table-cell>
          <table:table-cell office:value-type="float" office:value="22.4482866625382" calcext:value-type="float">
            <text:p>22.4482866625382</text:p>
          </table:table-cell>
          <table:table-cell office:value-type="float" office:value="36.5542330821494" calcext:value-type="float">
            <text:p>36.5542330821494</text:p>
          </table:table-cell>
          <table:table-cell office:value-type="float" office:value="53.5883223598897" calcext:value-type="float">
            <text:p>53.5883223598897</text:p>
          </table:table-cell>
          <table:table-cell office:value-type="float" office:value="71.3955989993904" calcext:value-type="float">
            <text:p>71.3955989993904</text:p>
          </table:table-cell>
          <table:table-cell office:value-type="float" office:value="86.185042863864" calcext:value-type="float">
            <text:p>86.185042863864</text:p>
          </table:table-cell>
          <table:table-cell office:value-type="float" office:value="92.6970184214552" calcext:value-type="float">
            <text:p>92.6970184214552</text:p>
          </table:table-cell>
          <table:table-cell office:value-type="float" office:value="86.9146658793641" calcext:value-type="float">
            <text:p>86.9146658793641</text:p>
          </table:table-cell>
          <table:table-cell office:value-type="float" office:value="69.4491709067784" calcext:value-type="float">
            <text:p>69.4491709067784</text:p>
          </table:table-cell>
          <table:table-cell office:value-type="float" office:value="42.1327102459115" calcext:value-type="float">
            <text:p>42.1327102459115</text:p>
          </table:table-cell>
          <table:table-cell office:value-type="float" office:value="10.4944748058139" calcext:value-type="float">
            <text:p>10.4944748058139</text:p>
          </table:table-cell>
          <table:table-cell office:value-type="float" office:value="-16.5517981653581" calcext:value-type="float">
            <text:p>-16.5517981653581</text:p>
          </table:table-cell>
          <table:table-cell office:value-type="float" office:value="-31.6472718202048" calcext:value-type="float">
            <text:p>-31.6472718202048</text:p>
          </table:table-cell>
          <table:table-cell office:value-type="float" office:value="-33.5729524936511" calcext:value-type="float">
            <text:p>-33.5729524936511</text:p>
          </table:table-cell>
          <table:table-cell office:value-type="float" office:value="-22.7217080168869" calcext:value-type="float">
            <text:p>-22.7217080168869</text:p>
          </table:table-cell>
          <table:table-cell office:value-type="float" office:value="-3.7557942945404" calcext:value-type="float">
            <text:p>-3.7557942945404</text:p>
          </table:table-cell>
          <table:table-cell office:value-type="float" office:value="14.6764761373024" calcext:value-type="float">
            <text:p>14.6764761373024</text:p>
          </table:table-cell>
          <table:table-cell office:value-type="float" office:value="25.4202739050292" calcext:value-type="float">
            <text:p>25.4202739050292</text:p>
          </table:table-cell>
          <table:table-cell office:value-type="float" office:value="27.4747168043908" calcext:value-type="float">
            <text:p>27.4747168043908</text:p>
          </table:table-cell>
          <table:table-cell office:value-type="float" office:value="21.4036561768202" calcext:value-type="float">
            <text:p>21.4036561768202</text:p>
          </table:table-cell>
          <table:table-cell office:value-type="float" office:value="10.4481172555186" calcext:value-type="float">
            <text:p>10.4481172555186</text:p>
          </table:table-cell>
          <table:table-cell office:value-type="float" office:value="0.398172061357314" calcext:value-type="float">
            <text:p>0.398172061357314</text:p>
          </table:table-cell>
          <table:table-cell office:value-type="float" office:value="-4.14250613405746" calcext:value-type="float">
            <text:p>-4.14250613405746</text:p>
          </table:table-cell>
          <table:table-cell office:value-type="float" office:value="-3.49387800259871" calcext:value-type="float">
            <text:p>-3.49387800259871</text:p>
          </table:table-cell>
          <table:table-cell office:value-type="float" office:value="0.818562671982725" calcext:value-type="float">
            <text:p>0.818562671982725</text:p>
          </table:table-cell>
          <table:table-cell office:value-type="float" office:value="6.63792108796606" calcext:value-type="float">
            <text:p>6.63792108796606</text:p>
          </table:table-cell>
          <table:table-cell office:value-type="float" office:value="11.1942085436404" calcext:value-type="float">
            <text:p>11.1942085436404</text:p>
          </table:table-cell>
          <table:table-cell office:value-type="float" office:value="12.4298404177188" calcext:value-type="float">
            <text:p>12.4298404177188</text:p>
          </table:table-cell>
          <table:table-cell office:value-type="float" office:value="11.1721013662282" calcext:value-type="float">
            <text:p>11.1721013662282</text:p>
          </table:table-cell>
          <table:table-cell office:value-type="float" office:value="8.93644737691753" calcext:value-type="float">
            <text:p>8.93644737691753</text:p>
          </table:table-cell>
          <table:table-cell office:value-type="float" office:value="6.85503880345386" calcext:value-type="float">
            <text:p>6.85503880345386</text:p>
          </table:table-cell>
          <table:table-cell office:value-type="float" office:value="5.6804810787261" calcext:value-type="float">
            <text:p>5.6804810787261</text:p>
          </table:table-cell>
          <table:table-cell office:value-type="float" office:value="5.88776795310464" calcext:value-type="float">
            <text:p>5.88776795310464</text:p>
          </table:table-cell>
          <table:table-cell office:value-type="float" office:value="6.90629169498544" calcext:value-type="float">
            <text:p>6.90629169498544</text:p>
          </table:table-cell>
          <table:table-cell office:value-type="float" office:value="7.92155814073556" calcext:value-type="float">
            <text:p>7.92155814073556</text:p>
          </table:table-cell>
          <table:table-cell office:value-type="float" office:value="8.52906447906251" calcext:value-type="float">
            <text:p>8.52906447906251</text:p>
          </table:table-cell>
          <table:table-cell office:value-type="float" office:value="8.73833988817974" calcext:value-type="float">
            <text:p>8.73833988817974</text:p>
          </table:table-cell>
          <table:table-cell office:value-type="float" office:value="8.61171758037556" calcext:value-type="float">
            <text:p>8.61171758037556</text:p>
          </table:table-cell>
          <table:table-cell office:value-type="float" office:value="8.35260497991148" calcext:value-type="float">
            <text:p>8.35260497991148</text:p>
          </table:table-cell>
          <table:table-cell office:value-type="float" office:value="8.19406375040338" calcext:value-type="float">
            <text:p>8.19406375040338</text:p>
          </table:table-cell>
          <table:table-cell office:value-type="float" office:value="8.21336711378601" calcext:value-type="float">
            <text:p>8.21336711378601</text:p>
          </table:table-cell>
          <table:table-cell office:value-type="float" office:value="8.32734801601623" calcext:value-type="float">
            <text:p>8.32734801601623</text:p>
          </table:table-cell>
          <table:table-cell office:value-type="float" office:value="8.45642016963079" calcext:value-type="float">
            <text:p>8.45642016963079</text:p>
          </table:table-cell>
          <table:table-cell office:value-type="float" office:value="8.56673569970889" calcext:value-type="float">
            <text:p>8.56673569970889</text:p>
          </table:table-cell>
          <table:table-cell office:value-type="float" office:value="8.6373149375015" calcext:value-type="float">
            <text:p>8.6373149375015</text:p>
          </table:table-cell>
          <table:table-cell office:value-type="float" office:value="8.66994461689216" calcext:value-type="float">
            <text:p>8.66994461689216</text:p>
          </table:table-cell>
          <table:table-cell office:value-type="float" office:value="8.69032205222626" calcext:value-type="float">
            <text:p>8.69032205222626</text:p>
          </table:table-cell>
          <table:table-cell office:value-type="float" office:value="8.71885754820033" calcext:value-type="float">
            <text:p>8.71885754820033</text:p>
          </table:table-cell>
          <table:table-cell office:value-type="float" office:value="8.74847360570182" calcext:value-type="float">
            <text:p>8.74847360570182</text:p>
          </table:table-cell>
          <table:table-cell office:value-type="float" office:value="8.7655621340431" calcext:value-type="float">
            <text:p>8.7655621340431</text:p>
          </table:table-cell>
          <table:table-cell office:value-type="float" office:value="8.7779469509436" calcext:value-type="float">
            <text:p>8.7779469509436</text:p>
          </table:table-cell>
          <table:table-cell office:value-type="float" office:value="8.81640701860598" calcext:value-type="float">
            <text:p>8.81640701860598</text:p>
          </table:table-cell>
          <table:table-cell office:value-type="float" office:value="8.96032132128219" calcext:value-type="float">
            <text:p>8.96032132128219</text:p>
          </table:table-cell>
          <table:table-cell office:value-type="float" office:value="9.49689905560952" calcext:value-type="float">
            <text:p>9.49689905560952</text:p>
          </table:table-cell>
          <table:table-cell office:value-type="float" office:value="10.76743095963" calcext:value-type="float">
            <text:p>10.76743095963</text:p>
          </table:table-cell>
          <table:table-cell office:value-type="float" office:value="13.0378898578406" calcext:value-type="float">
            <text:p>13.0378898578406</text:p>
          </table:table-cell>
          <table:table-cell office:value-type="float" office:value="16.491976443486" calcext:value-type="float">
            <text:p>16.491976443486</text:p>
          </table:table-cell>
          <table:table-cell office:value-type="float" office:value="21.1020879996955" calcext:value-type="float">
            <text:p>21.1020879996955</text:p>
          </table:table-cell>
          <table:table-cell office:value-type="float" office:value="25.9130879018029" calcext:value-type="float">
            <text:p>25.9130879018029</text:p>
          </table:table-cell>
          <table:table-cell office:value-type="float" office:value="29.713870509895" calcext:value-type="float">
            <text:p>29.713870509895</text:p>
          </table:table-cell>
          <table:table-cell office:value-type="float" office:value="31.3933501920166" calcext:value-type="float">
            <text:p>31.3933501920166</text:p>
          </table:table-cell>
          <table:table-cell office:value-type="float" office:value="29.9518742799139" calcext:value-type="float">
            <text:p>29.9518742799139</text:p>
          </table:table-cell>
          <table:table-cell office:value-type="float" office:value="24.8171872210083" calcext:value-type="float">
            <text:p>24.8171872210083</text:p>
          </table:table-cell>
          <table:table-cell office:value-type="float" office:value="17.347938718432" calcext:value-type="float">
            <text:p>17.347938718432</text:p>
          </table:table-cell>
          <table:table-cell office:value-type="float" office:value="9.45047781014856" calcext:value-type="float">
            <text:p>9.45047781014856</text:p>
          </table:table-cell>
          <table:table-cell office:value-type="float" office:value="2.88997552682389" calcext:value-type="float">
            <text:p>2.88997552682389</text:p>
          </table:table-cell>
          <table:table-cell office:value-type="float" office:value="-0.728836891821219" calcext:value-type="float">
            <text:p>-0.728836891821219</text:p>
          </table:table-cell>
          <table:table-cell office:value-type="float" office:value="-0.301036475605496" calcext:value-type="float">
            <text:p>-0.301036475605496</text:p>
          </table:table-cell>
          <table:table-cell office:value-type="float" office:value="2.97720875070822" calcext:value-type="float">
            <text:p>2.97720875070822</text:p>
          </table:table-cell>
          <table:table-cell office:value-type="float" office:value="7.24701086344227" calcext:value-type="float">
            <text:p>7.24701086344227</text:p>
          </table:table-cell>
          <table:table-cell office:value-type="float" office:value="10.9734386644978" calcext:value-type="float">
            <text:p>10.9734386644978</text:p>
          </table:table-cell>
          <table:table-cell office:value-type="float" office:value="12.99700556137" calcext:value-type="float">
            <text:p>12.99700556137</text:p>
          </table:table-cell>
          <table:table-cell office:value-type="float" office:value="12.527978274175" calcext:value-type="float">
            <text:p>12.527978274175</text:p>
          </table:table-cell>
          <table:table-cell office:value-type="float" office:value="10.448192048318" calcext:value-type="float">
            <text:p>10.448192048318</text:p>
          </table:table-cell>
          <table:table-cell office:value-type="float" office:value="8.12460035703989" calcext:value-type="float">
            <text:p>8.12460035703989</text:p>
          </table:table-cell>
          <table:table-cell office:value-type="float" office:value="6.44601836457672" calcext:value-type="float">
            <text:p>6.44601836457672</text:p>
          </table:table-cell>
          <table:table-cell office:value-type="float" office:value="5.73615733194766" calcext:value-type="float">
            <text:p>5.73615733194766</text:p>
          </table:table-cell>
          <table:table-cell office:value-type="float" office:value="6.14540448824412" calcext:value-type="float">
            <text:p>6.14540448824412</text:p>
          </table:table-cell>
          <table:table-cell office:value-type="float" office:value="7.13421058998785" calcext:value-type="float">
            <text:p>7.13421058998785</text:p>
          </table:table-cell>
          <table:table-cell office:value-type="float" office:value="7.96332125623805" calcext:value-type="float">
            <text:p>7.96332125623805</text:p>
          </table:table-cell>
          <table:table-cell office:value-type="float" office:value="8.27016481733402" calcext:value-type="float">
            <text:p>8.27016481733402</text:p>
          </table:table-cell>
          <table:table-cell office:value-type="float" office:value="8.1461958390184" calcext:value-type="float">
            <text:p>8.1461958390184</text:p>
          </table:table-cell>
          <table:table-cell office:value-type="float" office:value="7.7252866457685" calcext:value-type="float">
            <text:p>7.7252866457685</text:p>
          </table:table-cell>
          <table:table-cell office:value-type="float" office:value="7.2184829932796" calcext:value-type="float">
            <text:p>7.2184829932796</text:p>
          </table:table-cell>
          <table:table-cell office:value-type="float" office:value="6.85655210464954" calcext:value-type="float">
            <text:p>6.85655210464954</text:p>
          </table:table-cell>
          <table:table-cell office:value-type="float" office:value="6.71787301580689" calcext:value-type="float">
            <text:p>6.71787301580689</text:p>
          </table:table-cell>
          <table:table-cell office:value-type="float" office:value="6.69350676627312" calcext:value-type="float">
            <text:p>6.69350676627312</text:p>
          </table:table-cell>
          <table:table-cell office:value-type="float" office:value="6.67590279855173" calcext:value-type="float">
            <text:p>6.67590279855173</text:p>
          </table:table-cell>
          <table:table-cell office:value-type="float" office:value="6.62365179539191" calcext:value-type="float">
            <text:p>6.62365179539191</text:p>
          </table:table-cell>
          <table:table-cell office:value-type="float" office:value="6.51718281652433" calcext:value-type="float">
            <text:p>6.51718281652433</text:p>
          </table:table-cell>
          <table:table-cell office:value-type="float" office:value="6.3613696298312" calcext:value-type="float">
            <text:p>6.3613696298312</text:p>
          </table:table-cell>
          <table:table-cell office:value-type="float" office:value="6.19171857489034" calcext:value-type="float">
            <text:p>6.19171857489034</text:p>
          </table:table-cell>
          <table:table-cell office:value-type="float" office:value="6.03840327080757" calcext:value-type="float">
            <text:p>6.03840327080757</text:p>
          </table:table-cell>
          <table:table-cell office:value-type="float" office:value="5.89341267677356" calcext:value-type="float">
            <text:p>5.89341267677356</text:p>
          </table:table-cell>
          <table:table-cell office:value-type="float" office:value="5.73693018364917" calcext:value-type="float">
            <text:p>5.73693018364917</text:p>
          </table:table-cell>
          <table:table-cell office:value-type="float" office:value="5.57470099418611" calcext:value-type="float">
            <text:p>5.57470099418611</text:p>
          </table:table-cell>
          <table:table-cell office:value-type="float" office:value="5.44516351021891" calcext:value-type="float">
            <text:p>5.44516351021891</text:p>
          </table:table-cell>
          <table:table-cell office:value-type="float" office:value="5.47781906225171" calcext:value-type="float">
            <text:p>5.47781906225171</text:p>
          </table:table-cell>
          <table:table-cell office:value-type="float" office:value="6.27986598913483" calcext:value-type="float">
            <text:p>6.27986598913483</text:p>
          </table:table-cell>
          <table:table-cell office:value-type="float" office:value="8.62314889035744" calcext:value-type="float">
            <text:p>8.62314889035744</text:p>
          </table:table-cell>
          <table:table-cell office:value-type="float" office:value="13.4732602097731" calcext:value-type="float">
            <text:p>13.4732602097731</text:p>
          </table:table-cell>
          <table:table-cell office:value-type="float" office:value="22.0483277917027" calcext:value-type="float">
            <text:p>22.0483277917027</text:p>
          </table:table-cell>
          <table:table-cell office:value-type="float" office:value="35.1890056526915" calcext:value-type="float">
            <text:p>35.1890056526915</text:p>
          </table:table-cell>
          <table:table-cell office:value-type="float" office:value="51.5678627200268" calcext:value-type="float">
            <text:p>51.5678627200268</text:p>
          </table:table-cell>
          <table:table-cell office:value-type="float" office:value="69.0841949112329" calcext:value-type="float">
            <text:p>69.0841949112329</text:p>
          </table:table-cell>
          <table:table-cell office:value-type="float" office:value="84.3113828580819" calcext:value-type="float">
            <text:p>84.3113828580819</text:p>
          </table:table-cell>
          <table:table-cell office:value-type="float" office:value="92.0598369281504" calcext:value-type="float">
            <text:p>92.0598369281504</text:p>
          </table:table-cell>
          <table:table-cell office:value-type="float" office:value="87.8276045329046" calcext:value-type="float">
            <text:p>87.8276045329046</text:p>
          </table:table-cell>
          <table:table-cell office:value-type="float" office:value="71.6669296066309" calcext:value-type="float">
            <text:p>71.6669296066309</text:p>
          </table:table-cell>
          <table:table-cell office:value-type="float" office:value="45.2905017060297" calcext:value-type="float">
            <text:p>45.2905017060297</text:p>
          </table:table-cell>
          <table:table-cell office:value-type="float" office:value="13.3977762199347" calcext:value-type="float">
            <text:p>13.3977762199347</text:p>
          </table:table-cell>
          <table:table-cell office:value-type="float" office:value="-15.261271760007" calcext:value-type="float">
            <text:p>-15.261271760007</text:p>
          </table:table-cell>
          <table:table-cell office:value-type="float" office:value="-32.6942173349436" calcext:value-type="float">
            <text:p>-32.6942173349436</text:p>
          </table:table-cell>
          <table:table-cell office:value-type="float" office:value="-36.9312587446474" calcext:value-type="float">
            <text:p>-36.9312587446474</text:p>
          </table:table-cell>
          <table:table-cell office:value-type="float" office:value="-28.2293360350218" calcext:value-type="float">
            <text:p>-28.2293360350218</text:p>
          </table:table-cell>
          <table:table-cell office:value-type="float" office:value="-10.284177201496" calcext:value-type="float">
            <text:p>-10.284177201496</text:p>
          </table:table-cell>
          <table:table-cell office:value-type="float" office:value="8.45246975966503" calcext:value-type="float">
            <text:p>8.45246975966503</text:p>
          </table:table-cell>
          <table:table-cell office:value-type="float" office:value="20.2012945277906" calcext:value-type="float">
            <text:p>20.2012945277906</text:p>
          </table:table-cell>
          <table:table-cell office:value-type="float" office:value="23.2002987767832" calcext:value-type="float">
            <text:p>23.2002987767832</text:p>
          </table:table-cell>
          <table:table-cell office:value-type="float" office:value="17.9288025236402" calcext:value-type="float">
            <text:p>17.9288025236402</text:p>
          </table:table-cell>
          <table:table-cell office:value-type="float" office:value="7.01698149994637" calcext:value-type="float">
            <text:p>7.01698149994637</text:p>
          </table:table-cell>
          <table:table-cell office:value-type="float" office:value="-3.87265930926143" calcext:value-type="float">
            <text:p>-3.87265930926143</text:p>
          </table:table-cell>
          <table:table-cell office:value-type="float" office:value="-9.64458528465515" calcext:value-type="float">
            <text:p>-9.64458528465515</text:p>
          </table:table-cell>
          <table:table-cell office:value-type="float" office:value="-10.0023911997021" calcext:value-type="float">
            <text:p>-10.0023911997021</text:p>
          </table:table-cell>
          <table:table-cell office:value-type="float" office:value="-6.44960902049809" calcext:value-type="float">
            <text:p>-6.44960902049809</text:p>
          </table:table-cell>
          <table:table-cell office:value-type="float" office:value="-0.997675863512351" calcext:value-type="float">
            <text:p>-0.997675863512351</text:p>
          </table:table-cell>
          <table:table-cell office:value-type="float" office:value="3.6148068432814" calcext:value-type="float">
            <text:p>3.6148068432814</text:p>
          </table:table-cell>
          <table:table-cell office:value-type="float" office:value="5.04695236627705" calcext:value-type="float">
            <text:p>5.04695236627705</text:p>
          </table:table-cell>
          <table:table-cell office:value-type="float" office:value="3.76097413250578" calcext:value-type="float">
            <text:p>3.76097413250578</text:p>
          </table:table-cell>
          <table:table-cell office:value-type="float" office:value="1.28147890485378" calcext:value-type="float">
            <text:p>1.28147890485378</text:p>
          </table:table-cell>
          <table:table-cell office:value-type="float" office:value="-1.17028586885689" calcext:value-type="float">
            <text:p>-1.17028586885689</text:p>
          </table:table-cell>
          <table:table-cell office:value-type="float" office:value="-2.82191458227691" calcext:value-type="float">
            <text:p>-2.82191458227691</text:p>
          </table:table-cell>
          <table:table-cell office:value-type="float" office:value="-3.09719050785384" calcext:value-type="float">
            <text:p>-3.09719050785384</text:p>
          </table:table-cell>
          <table:table-cell office:value-type="float" office:value="-2.43270083378438" calcext:value-type="float">
            <text:p>-2.43270083378438</text:p>
          </table:table-cell>
          <table:table-cell office:value-type="float" office:value="-1.65349635767122" calcext:value-type="float">
            <text:p>-1.65349635767122</text:p>
          </table:table-cell>
          <table:table-cell office:value-type="float" office:value="-1.25987047083284" calcext:value-type="float">
            <text:p>-1.25987047083284</text:p>
          </table:table-cell>
          <table:table-cell office:value-type="float" office:value="-1.26395187227305" calcext:value-type="float">
            <text:p>-1.26395187227305</text:p>
          </table:table-cell>
          <table:table-cell office:value-type="float" office:value="-1.61669465725143" calcext:value-type="float">
            <text:p>-1.61669465725143</text:p>
          </table:table-cell>
          <table:table-cell office:value-type="float" office:value="-2.13282861637193" calcext:value-type="float">
            <text:p>-2.13282861637193</text:p>
          </table:table-cell>
          <table:table-cell office:value-type="float" office:value="-2.57501450377105" calcext:value-type="float">
            <text:p>-2.57501450377105</text:p>
          </table:table-cell>
          <table:table-cell office:value-type="float" office:value="-2.82910113402696" calcext:value-type="float">
            <text:p>-2.82910113402696</text:p>
          </table:table-cell>
          <table:table-cell office:value-type="float" office:value="-2.96955330740213" calcext:value-type="float">
            <text:p>-2.96955330740213</text:p>
          </table:table-cell>
          <table:table-cell office:value-type="float" office:value="-3.08011900295135" calcext:value-type="float">
            <text:p>-3.08011900295135</text:p>
          </table:table-cell>
          <table:table-cell office:value-type="float" office:value="-3.20051749853935" calcext:value-type="float">
            <text:p>-3.20051749853935</text:p>
          </table:table-cell>
          <table:table-cell office:value-type="float" office:value="-3.35227731109702" calcext:value-type="float">
            <text:p>-3.35227731109702</text:p>
          </table:table-cell>
          <table:table-cell office:value-type="float" office:value="-3.53891616308454" calcext:value-type="float">
            <text:p>-3.53891616308454</text:p>
          </table:table-cell>
          <table:table-cell office:value-type="float" office:value="-3.73592787396074" calcext:value-type="float">
            <text:p>-3.73592787396074</text:p>
          </table:table-cell>
          <table:table-cell office:value-type="float" office:value="-3.92026539810901" calcext:value-type="float">
            <text:p>-3.92026539810901</text:p>
          </table:table-cell>
          <table:table-cell office:value-type="float" office:value="-4.09526579592077" calcext:value-type="float">
            <text:p>-4.09526579592077</text:p>
          </table:table-cell>
          <table:table-cell office:value-type="float" office:value="-4.27496218805141" calcext:value-type="float">
            <text:p>-4.27496218805141</text:p>
          </table:table-cell>
          <table:table-cell office:value-type="float" office:value="-4.4565747825599" calcext:value-type="float">
            <text:p>-4.4565747825599</text:p>
          </table:table-cell>
          <table:table-cell office:value-type="float" office:value="-4.61049837517518" calcext:value-type="float">
            <text:p>-4.61049837517518</text:p>
          </table:table-cell>
          <table:table-cell office:value-type="float" office:value="-4.67609769401804" calcext:value-type="float">
            <text:p>-4.67609769401804</text:p>
          </table:table-cell>
          <table:table-cell office:value-type="float" office:value="-4.39387990433581" calcext:value-type="float">
            <text:p>-4.39387990433581</text:p>
          </table:table-cell>
          <table:table-cell office:value-type="float" office:value="-3.42086036102201" calcext:value-type="float">
            <text:p>-3.42086036102201</text:p>
          </table:table-cell>
          <table:table-cell office:value-type="float" office:value="-1.4727687189057" calcext:value-type="float">
            <text:p>-1.4727687189057</text:p>
          </table:table-cell>
          <table:table-cell office:value-type="float" office:value="1.63878503229517" calcext:value-type="float">
            <text:p>1.63878503229517</text:p>
          </table:table-cell>
          <table:table-cell office:value-type="float" office:value="5.96898505705921" calcext:value-type="float">
            <text:p>5.96898505705921</text:p>
          </table:table-cell>
          <table:table-cell office:value-type="float" office:value="10.6881760575024" calcext:value-type="float">
            <text:p>10.6881760575024</text:p>
          </table:table-cell>
          <table:table-cell office:value-type="float" office:value="14.5843774846405" calcext:value-type="float">
            <text:p>14.5843774846405</text:p>
          </table:table-cell>
          <table:table-cell office:value-type="float" office:value="16.5221729364803" calcext:value-type="float">
            <text:p>16.5221729364803</text:p>
          </table:table-cell>
          <table:table-cell office:value-type="float" office:value="15.4956266236084" calcext:value-type="float">
            <text:p>15.4956266236084</text:p>
          </table:table-cell>
          <table:table-cell office:value-type="float" office:value="10.7630971929775" calcext:value-type="float">
            <text:p>10.7630971929775</text:p>
          </table:table-cell>
          <table:table-cell office:value-type="float" office:value="3.41945736107827" calcext:value-type="float">
            <text:p>3.41945736107827</text:p>
          </table:table-cell>
          <table:table-cell office:value-type="float" office:value="-4.62907290266489" calcext:value-type="float">
            <text:p>-4.62907290266489</text:p>
          </table:table-cell>
          <table:table-cell office:value-type="float" office:value="-11.5825490427388" calcext:value-type="float">
            <text:p>-11.5825490427388</text:p>
          </table:table-cell>
          <table:table-cell office:value-type="float" office:value="-15.8269235404226" calcext:value-type="float">
            <text:p>-15.8269235404226</text:p>
          </table:table-cell>
          <table:table-cell office:value-type="float" office:value="-16.0585234939133" calcext:value-type="float">
            <text:p>-16.0585234939133</text:p>
          </table:table-cell>
          <table:table-cell office:value-type="float" office:value="-13.1557886220414" calcext:value-type="float">
            <text:p>-13.1557886220414</text:p>
          </table:table-cell>
          <table:table-cell office:value-type="float" office:value="-8.98039169364096" calcext:value-type="float">
            <text:p>-8.98039169364096</text:p>
          </table:table-cell>
          <table:table-cell office:value-type="float" office:value="-5.14758080095647" calcext:value-type="float">
            <text:p>-5.14758080095647</text:p>
          </table:table-cell>
          <table:table-cell office:value-type="float" office:value="-2.83884886949013" calcext:value-type="float">
            <text:p>-2.83884886949013</text:p>
          </table:table-cell>
          <table:table-cell office:value-type="float" office:value="-2.98595827249353" calcext:value-type="float">
            <text:p>-2.98595827249353</text:p>
          </table:table-cell>
          <table:table-cell office:value-type="float" office:value="-4.94021849627635" calcext:value-type="float">
            <text:p>-4.94021849627635</text:p>
          </table:table-cell>
          <table:table-cell office:value-type="float" office:value="-7.32765178228925" calcext:value-type="float">
            <text:p>-7.32765178228925</text:p>
          </table:table-cell>
          <table:table-cell office:value-type="float" office:value="-9.13986875827664" calcext:value-type="float">
            <text:p>-9.13986875827664</text:p>
          </table:table-cell>
          <table:table-cell office:value-type="float" office:value="-10.0194918810971" calcext:value-type="float">
            <text:p>-10.0194918810971</text:p>
          </table:table-cell>
          <table:table-cell office:value-type="float" office:value="-9.75843357399745" calcext:value-type="float">
            <text:p>-9.75843357399745</text:p>
          </table:table-cell>
          <table:table-cell office:value-type="float" office:value="-8.79902374324399" calcext:value-type="float">
            <text:p>-8.79902374324399</text:p>
          </table:table-cell>
          <table:table-cell office:value-type="float" office:value="-7.88705997114862" calcext:value-type="float">
            <text:p>-7.88705997114862</text:p>
          </table:table-cell>
          <table:table-cell office:value-type="float" office:value="-7.48009591700798" calcext:value-type="float">
            <text:p>-7.48009591700798</text:p>
          </table:table-cell>
          <table:table-cell office:value-type="float" office:value="-7.51413746219011" calcext:value-type="float">
            <text:p>-7.51413746219011</text:p>
          </table:table-cell>
          <table:table-cell office:value-type="float" office:value="-7.86167940046559" calcext:value-type="float">
            <text:p>-7.86167940046559</text:p>
          </table:table-cell>
          <table:table-cell office:value-type="float" office:value="-8.32268018031611" calcext:value-type="float">
            <text:p>-8.32268018031611</text:p>
          </table:table-cell>
          <table:table-cell office:value-type="float" office:value="-8.66336190372911" calcext:value-type="float">
            <text:p>-8.66336190372911</text:p>
          </table:table-cell>
          <table:table-cell office:value-type="float" office:value="-8.76663372096212" calcext:value-type="float">
            <text:p>-8.76663372096212</text:p>
          </table:table-cell>
          <table:table-cell office:value-type="float" office:value="-8.72997304069172" calcext:value-type="float">
            <text:p>-8.72997304069172</text:p>
          </table:table-cell>
          <table:table-cell office:value-type="float" office:value="-8.66632131956346" calcext:value-type="float">
            <text:p>-8.66632131956346</text:p>
          </table:table-cell>
          <table:table-cell office:value-type="float" office:value="-8.62663433249934" calcext:value-type="float">
            <text:p>-8.62663433249934</text:p>
          </table:table-cell>
          <table:table-cell office:value-type="float" office:value="-8.63123134261264" calcext:value-type="float">
            <text:p>-8.63123134261264</text:p>
          </table:table-cell>
          <table:table-cell office:value-type="float" office:value="-8.68154647405825" calcext:value-type="float">
            <text:p>-8.68154647405825</text:p>
          </table:table-cell>
          <table:table-cell office:value-type="float" office:value="-8.74402906644934" calcext:value-type="float">
            <text:p>-8.74402906644934</text:p>
          </table:table-cell>
          <table:table-cell office:value-type="float" office:value="-8.78551443207424" calcext:value-type="float">
            <text:p>-8.78551443207424</text:p>
          </table:table-cell>
          <table:table-cell office:value-type="float" office:value="-8.80852520434453" calcext:value-type="float">
            <text:p>-8.80852520434453</text:p>
          </table:table-cell>
          <table:table-cell office:value-type="float" office:value="-8.83332107628035" calcext:value-type="float">
            <text:p>-8.83332107628035</text:p>
          </table:table-cell>
          <table:table-cell office:value-type="float" office:value="-8.86082746678934" calcext:value-type="float">
            <text:p>-8.86082746678934</text:p>
          </table:table-cell>
          <table:table-cell office:value-type="float" office:value="-8.85473706229226" calcext:value-type="float">
            <text:p>-8.85473706229226</text:p>
          </table:table-cell>
          <table:table-cell office:value-type="float" office:value="-8.72308329923398" calcext:value-type="float">
            <text:p>-8.72308329923398</text:p>
          </table:table-cell>
          <table:table-cell office:value-type="float" office:value="-7.92877908289288" calcext:value-type="float">
            <text:p>-7.92877908289288</text:p>
          </table:table-cell>
          <table:table-cell office:value-type="float" office:value="-5.7055375178722" calcext:value-type="float">
            <text:p>-5.7055375178722</text:p>
          </table:table-cell>
          <table:table-cell office:value-type="float" office:value="-1.13830677897977" calcext:value-type="float">
            <text:p>-1.13830677897977</text:p>
          </table:table-cell>
          <table:table-cell office:value-type="float" office:value="6.9747760732731" calcext:value-type="float">
            <text:p>6.9747760732731</text:p>
          </table:table-cell>
          <table:table-cell office:value-type="float" office:value="19.64160967287" calcext:value-type="float">
            <text:p>19.64160967287</text:p>
          </table:table-cell>
          <table:table-cell office:value-type="float" office:value="35.8556509800086" calcext:value-type="float">
            <text:p>35.8556509800086</text:p>
          </table:table-cell>
          <table:table-cell office:value-type="float" office:value="53.5494339704028" calcext:value-type="float">
            <text:p>53.5494339704028</text:p>
          </table:table-cell>
          <table:table-cell office:value-type="float" office:value="69.6444883050445" calcext:value-type="float">
            <text:p>69.6444883050445</text:p>
          </table:table-cell>
          <table:table-cell office:value-type="float" office:value="79.0657219557461" calcext:value-type="float">
            <text:p>79.0657219557461</text:p>
          </table:table-cell>
          <table:table-cell office:value-type="float" office:value="76.9652013211295" calcext:value-type="float">
            <text:p>76.9652013211295</text:p>
          </table:table-cell>
          <table:table-cell office:value-type="float" office:value="62.7143162740645" calcext:value-type="float">
            <text:p>62.7143162740645</text:p>
          </table:table-cell>
          <table:table-cell office:value-type="float" office:value="37.952304504075" calcext:value-type="float">
            <text:p>37.952304504075</text:p>
          </table:table-cell>
          <table:table-cell office:value-type="float" office:value="6.58757914423193" calcext:value-type="float">
            <text:p>6.58757914423193</text:p>
          </table:table-cell>
          <table:table-cell office:value-type="float" office:value="-22.8970532655666" calcext:value-type="float">
            <text:p>-22.8970532655666</text:p>
          </table:table-cell>
          <table:table-cell office:value-type="float" office:value="-42.0591878593639" calcext:value-type="float">
            <text:p>-42.0591878593639</text:p>
          </table:table-cell>
          <table:table-cell office:value-type="float" office:value="-48.0202610309521" calcext:value-type="float">
            <text:p>-48.0202610309521</text:p>
          </table:table-cell>
          <table:table-cell office:value-type="float" office:value="-40.949700825318" calcext:value-type="float">
            <text:p>-40.949700825318</text:p>
          </table:table-cell>
          <table:table-cell office:value-type="float" office:value="-23.625346310282" calcext:value-type="float">
            <text:p>-23.625346310282</text:p>
          </table:table-cell>
          <table:table-cell office:value-type="float" office:value="-4.18104469394771" calcext:value-type="float">
            <text:p>-4.18104469394771</text:p>
          </table:table-cell>
          <table:table-cell office:value-type="float" office:value="9.16126264127686" calcext:value-type="float">
            <text:p>9.16126264127686</text:p>
          </table:table-cell>
          <table:table-cell office:value-type="float" office:value="13.7227271757765" calcext:value-type="float">
            <text:p>13.7227271757765</text:p>
          </table:table-cell>
          <table:table-cell office:value-type="float" office:value="9.9165658398906" calcext:value-type="float">
            <text:p>9.9165658398906</text:p>
          </table:table-cell>
          <table:table-cell office:value-type="float" office:value="-0.205732734377437" calcext:value-type="float">
            <text:p>-0.205732734377437</text:p>
          </table:table-cell>
          <table:table-cell office:value-type="float" office:value="-11.1874312982745" calcext:value-type="float">
            <text:p>-11.1874312982745</text:p>
          </table:table-cell>
          <table:table-cell office:value-type="float" office:value="-17.5858719537655" calcext:value-type="float">
            <text:p>-17.5858719537655</text:p>
          </table:table-cell>
          <table:table-cell office:value-type="float" office:value="-18.3667517190965" calcext:value-type="float">
            <text:p>-18.3667517190965</text:p>
          </table:table-cell>
          <table:table-cell office:value-type="float" office:value="-14.9999243129551" calcext:value-type="float">
            <text:p>-14.9999243129551</text:p>
          </table:table-cell>
          <table:table-cell office:value-type="float" office:value="-9.35983853031207" calcext:value-type="float">
            <text:p>-9.35983853031207</text:p>
          </table:table-cell>
          <table:table-cell office:value-type="float" office:value="-4.13523951361954" calcext:value-type="float">
            <text:p>-4.13523951361954</text:p>
          </table:table-cell>
          <table:table-cell office:value-type="float" office:value="-1.86673600292931" calcext:value-type="float">
            <text:p>-1.86673600292931</text:p>
          </table:table-cell>
          <table:table-cell office:value-type="float" office:value="-2.52738576443454" calcext:value-type="float">
            <text:p>-2.52738576443454</text:p>
          </table:table-cell>
          <table:table-cell office:value-type="float" office:value="-4.6040727210257" calcext:value-type="float">
            <text:p>-4.6040727210257</text:p>
          </table:table-cell>
          <table:table-cell office:value-type="float" office:value="-6.79204030608402" calcext:value-type="float">
            <text:p>-6.79204030608402</text:p>
          </table:table-cell>
          <table:table-cell office:value-type="float" office:value="-8.28774252926552" calcext:value-type="float">
            <text:p>-8.28774252926552</text:p>
          </table:table-cell>
          <table:table-cell office:value-type="float" office:value="-8.44417129546917" calcext:value-type="float">
            <text:p>-8.44417129546917</text:p>
          </table:table-cell>
          <table:table-cell office:value-type="float" office:value="-7.53939151251935" calcext:value-type="float">
            <text:p>-7.53939151251935</text:p>
          </table:table-cell>
          <table:table-cell office:value-type="float" office:value="-6.39724952825807" calcext:value-type="float">
            <text:p>-6.39724952825807</text:p>
          </table:table-cell>
          <table:table-cell office:value-type="float" office:value="-5.6081314728028" calcext:value-type="float">
            <text:p>-5.6081314728028</text:p>
          </table:table-cell>
          <table:table-cell office:value-type="float" office:value="-5.21883776305439" calcext:value-type="float">
            <text:p>-5.21883776305439</text:p>
          </table:table-cell>
          <table:table-cell office:value-type="float" office:value="-5.18987360753944" calcext:value-type="float">
            <text:p>-5.18987360753944</text:p>
          </table:table-cell>
          <table:table-cell office:value-type="float" office:value="-5.35767256488649" calcext:value-type="float">
            <text:p>-5.35767256488649</text:p>
          </table:table-cell>
          <table:table-cell office:value-type="float" office:value="-5.48418897278192" calcext:value-type="float">
            <text:p>-5.48418897278192</text:p>
          </table:table-cell>
          <table:table-cell office:value-type="float" office:value="-5.42109532422781" calcext:value-type="float">
            <text:p>-5.42109532422781</text:p>
          </table:table-cell>
          <table:table-cell office:value-type="float" office:value="-5.22950382909964" calcext:value-type="float">
            <text:p>-5.22950382909964</text:p>
          </table:table-cell>
          <table:table-cell office:value-type="float" office:value="-4.99631415950398" calcext:value-type="float">
            <text:p>-4.99631415950398</text:p>
          </table:table-cell>
          <table:table-cell office:value-type="float" office:value="-4.76843852108303" calcext:value-type="float">
            <text:p>-4.76843852108303</text:p>
          </table:table-cell>
          <table:table-cell office:value-type="float" office:value="-4.56812736723014" calcext:value-type="float">
            <text:p>-4.56812736723014</text:p>
          </table:table-cell>
          <table:table-cell office:value-type="float" office:value="-4.40410858713955" calcext:value-type="float">
            <text:p>-4.40410858713955</text:p>
          </table:table-cell>
          <table:table-cell office:value-type="float" office:value="-4.2540800981576" calcext:value-type="float">
            <text:p>-4.2540800981576</text:p>
          </table:table-cell>
          <table:table-cell office:value-type="float" office:value="-4.09340309138957" calcext:value-type="float">
            <text:p>-4.09340309138957</text:p>
          </table:table-cell>
          <table:table-cell office:value-type="float" office:value="-3.9213341964816" calcext:value-type="float">
            <text:p>-3.9213341964816</text:p>
          </table:table-cell>
          <table:table-cell office:value-type="float" office:value="-3.75209896406029" calcext:value-type="float">
            <text:p>-3.75209896406029</text:p>
          </table:table-cell>
          <table:table-cell office:value-type="float" office:value="-3.58785583384269" calcext:value-type="float">
            <text:p>-3.58785583384269</text:p>
          </table:table-cell>
          <table:table-cell office:value-type="float" office:value="-3.40114353313901" calcext:value-type="float">
            <text:p>-3.40114353313901</text:p>
          </table:table-cell>
          <table:table-cell office:value-type="float" office:value="-3.14454337146689" calcext:value-type="float">
            <text:p>-3.14454337146689</text:p>
          </table:table-cell>
          <table:table-cell office:value-type="float" office:value="-2.591044655951" calcext:value-type="float">
            <text:p>-2.591044655951</text:p>
          </table:table-cell>
          <table:table-cell office:value-type="float" office:value="-1.3986685530432" calcext:value-type="float">
            <text:p>-1.3986685530432</text:p>
          </table:table-cell>
          <table:table-cell office:value-type="float" office:value="0.733534705656294" calcext:value-type="float">
            <text:p>0.733534705656294</text:p>
          </table:table-cell>
          <table:table-cell office:value-type="float" office:value="4.0009468491742" calcext:value-type="float">
            <text:p>4.0009468491742</text:p>
          </table:table-cell>
          <table:table-cell office:value-type="float" office:value="8.51569849374636" calcext:value-type="float">
            <text:p>8.51569849374636</text:p>
          </table:table-cell>
          <table:table-cell office:value-type="float" office:value="13.5930549331311" calcext:value-type="float">
            <text:p>13.5930549331311</text:p>
          </table:table-cell>
          <table:table-cell office:value-type="float" office:value="18.0273950324913" calcext:value-type="float">
            <text:p>18.0273950324913</text:p>
          </table:table-cell>
          <table:table-cell office:value-type="float" office:value="20.6606595680813" calcext:value-type="float">
            <text:p>20.6606595680813</text:p>
          </table:table-cell>
          <table:table-cell office:value-type="float" office:value="20.4769523379487" calcext:value-type="float">
            <text:p>20.4769523379487</text:p>
          </table:table-cell>
          <table:table-cell office:value-type="float" office:value="16.6178771526724" calcext:value-type="float">
            <text:p>16.6178771526724</text:p>
          </table:table-cell>
          <table:table-cell office:value-type="float" office:value="9.87430875032053" calcext:value-type="float">
            <text:p>9.87430875032053</text:p>
          </table:table-cell>
          <table:table-cell office:value-type="float" office:value="2.13714373860615" calcext:value-type="float">
            <text:p>2.13714373860615</text:p>
          </table:table-cell>
          <table:table-cell office:value-type="float" office:value="-4.76194407037773" calcext:value-type="float">
            <text:p>-4.76194407037773</text:p>
          </table:table-cell>
          <table:table-cell office:value-type="float" office:value="-9.19480660317857" calcext:value-type="float">
            <text:p>-9.19480660317857</text:p>
          </table:table-cell>
          <table:table-cell office:value-type="float" office:value="-9.7216746089715" calcext:value-type="float">
            <text:p>-9.7216746089715</text:p>
          </table:table-cell>
          <table:table-cell office:value-type="float" office:value="-6.8568988791675" calcext:value-type="float">
            <text:p>-6.8568988791675</text:p>
          </table:table-cell>
          <table:table-cell office:value-type="float" office:value="-2.44436377305358" calcext:value-type="float">
            <text:p>-2.44436377305358</text:p>
          </table:table-cell>
          <table:table-cell office:value-type="float" office:value="1.82702366570603" calcext:value-type="float">
            <text:p>1.82702366570603</text:p>
          </table:table-cell>
          <table:table-cell office:value-type="float" office:value="4.74190613866477" calcext:value-type="float">
            <text:p>4.74190613866477</text:p>
          </table:table-cell>
          <table:table-cell office:value-type="float" office:value="5.27132301766351" calcext:value-type="float">
            <text:p>5.27132301766351</text:p>
          </table:table-cell>
          <table:table-cell office:value-type="float" office:value="3.79765842824527" calcext:value-type="float">
            <text:p>3.79765842824527</text:p>
          </table:table-cell>
          <table:table-cell office:value-type="float" office:value="1.68270888001736" calcext:value-type="float">
            <text:p>1.68270888001736</text:p>
          </table:table-cell>
          <table:table-cell office:value-type="float" office:value="0.0437133133414926" calcext:value-type="float">
            <text:p>0.043713313341493</text:p>
          </table:table-cell>
          <table:table-cell office:value-type="float" office:value="-0.710807616549628" calcext:value-type="float">
            <text:p>-0.710807616549628</text:p>
          </table:table-cell>
          <table:table-cell office:value-type="float" office:value="-0.333627457474329" calcext:value-type="float">
            <text:p>-0.333627457474329</text:p>
          </table:table-cell>
          <table:table-cell office:value-type="float" office:value="0.843294349083145" calcext:value-type="float">
            <text:p>0.843294349083145</text:p>
          </table:table-cell>
          <table:table-cell office:value-type="float" office:value="2.07809392434679" calcext:value-type="float">
            <text:p>2.07809392434679</text:p>
          </table:table-cell>
          <table:table-cell office:value-type="float" office:value="2.82683288811435" calcext:value-type="float">
            <text:p>2.82683288811435</text:p>
          </table:table-cell>
          <table:table-cell office:value-type="float" office:value="3.11174205236091" calcext:value-type="float">
            <text:p>3.11174205236091</text:p>
          </table:table-cell>
          <table:table-cell office:value-type="float" office:value="3.05589368388371" calcext:value-type="float">
            <text:p>3.05589368388371</text:p>
          </table:table-cell>
          <table:table-cell office:value-type="float" office:value="2.84677306748466" calcext:value-type="float">
            <text:p>2.84677306748466</text:p>
          </table:table-cell>
          <table:table-cell office:value-type="float" office:value="2.71829937127267" calcext:value-type="float">
            <text:p>2.71829937127267</text:p>
          </table:table-cell>
          <table:table-cell office:value-type="float" office:value="2.82249573783569" calcext:value-type="float">
            <text:p>2.82249573783569</text:p>
          </table:table-cell>
          <table:table-cell office:value-type="float" office:value="3.07912695454482" calcext:value-type="float">
            <text:p>3.07912695454482</text:p>
          </table:table-cell>
          <table:table-cell office:value-type="float" office:value="3.37151993351795" calcext:value-type="float">
            <text:p>3.37151993351795</text:p>
          </table:table-cell>
          <table:table-cell office:value-type="float" office:value="3.63789098822308" calcext:value-type="float">
            <text:p>3.63789098822308</text:p>
          </table:table-cell>
          <table:table-cell office:value-type="float" office:value="3.85692218537053" calcext:value-type="float">
            <text:p>3.85692218537053</text:p>
          </table:table-cell>
          <table:table-cell office:value-type="float" office:value="4.02143032890238" calcext:value-type="float">
            <text:p>4.02143032890238</text:p>
          </table:table-cell>
          <table:table-cell office:value-type="float" office:value="4.16199669697898" calcext:value-type="float">
            <text:p>4.16199669697898</text:p>
          </table:table-cell>
          <table:table-cell office:value-type="float" office:value="4.3137357809092" calcext:value-type="float">
            <text:p>4.3137357809092</text:p>
          </table:table-cell>
          <table:table-cell office:value-type="float" office:value="4.48025374072227" calcext:value-type="float">
            <text:p>4.48025374072227</text:p>
          </table:table-cell>
          <table:table-cell office:value-type="float" office:value="4.64148321067043" calcext:value-type="float">
            <text:p>4.64148321067043</text:p>
          </table:table-cell>
          <table:table-cell office:value-type="float" office:value="4.79047671878585" calcext:value-type="float">
            <text:p>4.79047671878585</text:p>
          </table:table-cell>
          <table:table-cell office:value-type="float" office:value="4.96036268482563" calcext:value-type="float">
            <text:p>4.96036268482563</text:p>
          </table:table-cell>
          <table:table-cell office:value-type="float" office:value="5.21791086955977" calcext:value-type="float">
            <text:p>5.21791086955977</text:p>
          </table:table-cell>
          <table:table-cell office:value-type="float" office:value="6.02181523595716" calcext:value-type="float">
            <text:p>6.02181523595716</text:p>
          </table:table-cell>
          <table:table-cell office:value-type="float" office:value="8.1313553722117" calcext:value-type="float">
            <text:p>8.1313553722117</text:p>
          </table:table-cell>
          <table:table-cell office:value-type="float" office:value="12.4163812388916" calcext:value-type="float">
            <text:p>12.4163812388916</text:p>
          </table:table-cell>
          <table:table-cell office:value-type="float" office:value="20.0545456431855" calcext:value-type="float">
            <text:p>20.0545456431855</text:p>
          </table:table-cell>
          <table:table-cell office:value-type="float" office:value="32.1653955071827" calcext:value-type="float">
            <text:p>32.1653955071827</text:p>
          </table:table-cell>
          <table:table-cell office:value-type="float" office:value="48.0998178490111" calcext:value-type="float">
            <text:p>48.0998178490111</text:p>
          </table:table-cell>
          <table:table-cell office:value-type="float" office:value="65.8250759853141" calcext:value-type="float">
            <text:p>65.8250759853141</text:p>
          </table:table-cell>
          <table:table-cell office:value-type="float" office:value="82.5728472055691" calcext:value-type="float">
            <text:p>82.5728472055691</text:p>
          </table:table-cell>
          <table:table-cell office:value-type="float" office:value="93.4382662129142" calcext:value-type="float">
            <text:p>93.4382662129142</text:p>
          </table:table-cell>
          <table:table-cell office:value-type="float" office:value="93.343381850409" calcext:value-type="float">
            <text:p>93.343381850409</text:p>
          </table:table-cell>
          <table:table-cell office:value-type="float" office:value="80.9042748387833" calcext:value-type="float">
            <text:p>80.9042748387833</text:p>
          </table:table-cell>
          <table:table-cell office:value-type="float" office:value="57.6843707223803" calcext:value-type="float">
            <text:p>57.6843707223803</text:p>
          </table:table-cell>
          <table:table-cell office:value-type="float" office:value="26.8903683789141" calcext:value-type="float">
            <text:p>26.8903683789141</text:p>
          </table:table-cell>
          <table:table-cell office:value-type="float" office:value="-3.39024287616796" calcext:value-type="float">
            <text:p>-3.39024287616796</text:p>
          </table:table-cell>
          <table:table-cell office:value-type="float" office:value="-24.4170854530271" calcext:value-type="float">
            <text:p>-24.4170854530271</text:p>
          </table:table-cell>
          <table:table-cell office:value-type="float" office:value="-32.307097445133" calcext:value-type="float">
            <text:p>-32.307097445133</text:p>
          </table:table-cell>
          <table:table-cell office:value-type="float" office:value="-27.1296061167372" calcext:value-type="float">
            <text:p>-27.1296061167372</text:p>
          </table:table-cell>
          <table:table-cell office:value-type="float" office:value="-10.8514152526449" calcext:value-type="float">
            <text:p>-10.8514152526449</text:p>
          </table:table-cell>
          <table:table-cell office:value-type="float" office:value="8.86255054611883" calcext:value-type="float">
            <text:p>8.86255054611883</text:p>
          </table:table-cell>
          <table:table-cell office:value-type="float" office:value="23.4986164813573" calcext:value-type="float">
            <text:p>23.4986164813573</text:p>
          </table:table-cell>
          <table:table-cell office:value-type="float" office:value="29.3685376920638" calcext:value-type="float">
            <text:p>29.3685376920638</text:p>
          </table:table-cell>
          <table:table-cell office:value-type="float" office:value="26.7883359903024" calcext:value-type="float">
            <text:p>26.7883359903024</text:p>
          </table:table-cell>
          <table:table-cell office:value-type="float" office:value="17.3005000064747" calcext:value-type="float">
            <text:p>17.3005000064747</text:p>
          </table:table-cell>
          <table:table-cell office:value-type="float" office:value="6.05969171918693" calcext:value-type="float">
            <text:p>6.05969171918693</text:p>
          </table:table-cell>
          <table:table-cell office:value-type="float" office:value="-1.26349285634295" calcext:value-type="float">
            <text:p>-1.26349285634295</text:p>
          </table:table-cell>
          <table:table-cell office:value-type="float" office:value="-2.82510334429379" calcext:value-type="float">
            <text:p>-2.82510334429379</text:p>
          </table:table-cell>
          <table:table-cell office:value-type="float" office:value="-0.0196086215951876" calcext:value-type="float">
            <text:p>-0.019608621595188</text:p>
          </table:table-cell>
          <table:table-cell office:value-type="float" office:value="5.3986912452718" calcext:value-type="float">
            <text:p>5.3986912452718</text:p>
          </table:table-cell>
          <table:table-cell office:value-type="float" office:value="10.8142600828816" calcext:value-type="float">
            <text:p>10.8142600828816</text:p>
          </table:table-cell>
          <table:table-cell office:value-type="float" office:value="13.5561056475667" calcext:value-type="float">
            <text:p>13.5561056475667</text:p>
          </table:table-cell>
          <table:table-cell office:value-type="float" office:value="13.1756088514546" calcext:value-type="float">
            <text:p>13.1756088514546</text:p>
          </table:table-cell>
          <table:table-cell office:value-type="float" office:value="11.1422287553575" calcext:value-type="float">
            <text:p>11.1422287553575</text:p>
          </table:table-cell>
          <table:table-cell office:value-type="float" office:value="8.83372823452163" calcext:value-type="float">
            <text:p>8.83372823452163</text:p>
          </table:table-cell>
          <table:table-cell office:value-type="float" office:value="7.09933423323163" calcext:value-type="float">
            <text:p>7.09933423323163</text:p>
          </table:table-cell>
          <table:table-cell office:value-type="float" office:value="6.63224581189622" calcext:value-type="float">
            <text:p>6.63224581189622</text:p>
          </table:table-cell>
          <table:table-cell office:value-type="float" office:value="7.32725767267577" calcext:value-type="float">
            <text:p>7.32725767267577</text:p>
          </table:table-cell>
          <table:table-cell office:value-type="float" office:value="8.37640445506488" calcext:value-type="float">
            <text:p>8.37640445506488</text:p>
          </table:table-cell>
          <table:table-cell office:value-type="float" office:value="9.11126264802524" calcext:value-type="float">
            <text:p>9.11126264802524</text:p>
          </table:table-cell>
          <table:table-cell office:value-type="float" office:value="9.43493560732705" calcext:value-type="float">
            <text:p>9.43493560732705</text:p>
          </table:table-cell>
          <table:table-cell office:value-type="float" office:value="9.38089999162205" calcext:value-type="float">
            <text:p>9.38089999162205</text:p>
          </table:table-cell>
          <table:table-cell office:value-type="float" office:value="9.08941052442489" calcext:value-type="float">
            <text:p>9.08941052442489</text:p>
          </table:table-cell>
          <table:table-cell office:value-type="float" office:value="8.79657270984691" calcext:value-type="float">
            <text:p>8.79657270984691</text:p>
          </table:table-cell>
          <table:table-cell office:value-type="float" office:value="8.68046891940805" calcext:value-type="float">
            <text:p>8.68046891940805</text:p>
          </table:table-cell>
          <table:table-cell office:value-type="float" office:value="8.69963871932045" calcext:value-type="float">
            <text:p>8.69963871932045</text:p>
          </table:table-cell>
          <table:table-cell office:value-type="float" office:value="8.7653360050583" calcext:value-type="float">
            <text:p>8.7653360050583</text:p>
          </table:table-cell>
          <table:table-cell office:value-type="float" office:value="8.82313115323325" calcext:value-type="float">
            <text:p>8.82313115323325</text:p>
          </table:table-cell>
          <table:table-cell office:value-type="float" office:value="8.85001140997523" calcext:value-type="float">
            <text:p>8.85001140997523</text:p>
          </table:table-cell>
          <table:table-cell office:value-type="float" office:value="8.83299718037092" calcext:value-type="float">
            <text:p>8.83299718037092</text:p>
          </table:table-cell>
          <table:table-cell office:value-type="float" office:value="8.79154164489959" calcext:value-type="float">
            <text:p>8.79154164489959</text:p>
          </table:table-cell>
          <table:table-cell office:value-type="float" office:value="8.75150516717499" calcext:value-type="float">
            <text:p>8.75150516717499</text:p>
          </table:table-cell>
          <table:table-cell office:value-type="float" office:value="8.71830573155163" calcext:value-type="float">
            <text:p>8.71830573155163</text:p>
          </table:table-cell>
          <table:table-cell office:value-type="float" office:value="8.67827570438819" calcext:value-type="float">
            <text:p>8.67827570438819</text:p>
          </table:table-cell>
          <table:table-cell office:value-type="float" office:value="8.62527412508703" calcext:value-type="float">
            <text:p>8.62527412508703</text:p>
          </table:table-cell>
          <table:table-cell office:value-type="float" office:value="8.58402506747701" calcext:value-type="float">
            <text:p>8.58402506747701</text:p>
          </table:table-cell>
          <table:table-cell office:value-type="float" office:value="8.59373009165631" calcext:value-type="float">
            <text:p>8.59373009165631</text:p>
          </table:table-cell>
          <table:table-cell office:value-type="float" office:value="8.84680781955473" calcext:value-type="float">
            <text:p>8.84680781955473</text:p>
          </table:table-cell>
          <table:table-cell office:value-type="float" office:value="9.68156133186746" calcext:value-type="float">
            <text:p>9.68156133186746</text:p>
          </table:table-cell>
          <table:table-cell office:value-type="float" office:value="11.4134129720002" calcext:value-type="float">
            <text:p>11.4134129720002</text:p>
          </table:table-cell>
          <table:table-cell office:value-type="float" office:value="14.2481267443445" calcext:value-type="float">
            <text:p>14.2481267443445</text:p>
          </table:table-cell>
          <table:table-cell office:value-type="float" office:value="18.3342068852665" calcext:value-type="float">
            <text:p>18.3342068852665</text:p>
          </table:table-cell>
          <table:table-cell office:value-type="float" office:value="23.1423212321441" calcext:value-type="float">
            <text:p>23.1423212321441</text:p>
          </table:table-cell>
          <table:table-cell office:value-type="float" office:value="27.4849543555807" calcext:value-type="float">
            <text:p>27.4849543555807</text:p>
          </table:table-cell>
          <table:table-cell office:value-type="float" office:value="30.1851135055715" calcext:value-type="float">
            <text:p>30.1851135055715</text:p>
          </table:table-cell>
          <table:table-cell office:value-type="float" office:value="30.2130301904698" calcext:value-type="float">
            <text:p>30.2130301904698</text:p>
          </table:table-cell>
          <table:table-cell office:value-type="float" office:value="26.6368192023164" calcext:value-type="float">
            <text:p>26.6368192023164</text:p>
          </table:table-cell>
          <table:table-cell office:value-type="float" office:value="19.9234027806382" calcext:value-type="float">
            <text:p>19.9234027806382</text:p>
          </table:table-cell>
          <table:table-cell office:value-type="float" office:value="11.9248593220265" calcext:value-type="float">
            <text:p>11.9248593220265</text:p>
          </table:table-cell>
          <table:table-cell office:value-type="float" office:value="4.49990628469291" calcext:value-type="float">
            <text:p>4.49990628469291</text:p>
          </table:table-cell>
          <table:table-cell office:value-type="float" office:value="-0.702853752632034" calcext:value-type="float">
            <text:p>-0.702853752632034</text:p>
          </table:table-cell>
          <table:table-cell office:value-type="float" office:value="-2.15793048637657" calcext:value-type="float">
            <text:p>-2.15793048637657</text:p>
          </table:table-cell>
          <table:table-cell office:value-type="float" office:value="0.00769415231370108" calcext:value-type="float">
            <text:p>0.007694152313701</text:p>
          </table:table-cell>
          <table:table-cell office:value-type="float" office:value="3.99828015664212" calcext:value-type="float">
            <text:p>3.99828015664212</text:p>
          </table:table-cell>
          <table:table-cell office:value-type="float" office:value="8.06337030295079" calcext:value-type="float">
            <text:p>8.06337030295079</text:p>
          </table:table-cell>
          <table:table-cell office:value-type="float" office:value="10.9398723982128" calcext:value-type="float">
            <text:p>10.9398723982128</text:p>
          </table:table-cell>
          <table:table-cell office:value-type="float" office:value="11.5383549868115" calcext:value-type="float">
            <text:p>11.5383549868115</text:p>
          </table:table-cell>
          <table:table-cell office:value-type="float" office:value="9.95933859549065" calcext:value-type="float">
            <text:p>9.95933859549065</text:p>
          </table:table-cell>
          <table:table-cell office:value-type="float" office:value="7.52882706612953" calcext:value-type="float">
            <text:p>7.52882706612953</text:p>
          </table:table-cell>
          <table:table-cell office:value-type="float" office:value="5.45521590382819" calcext:value-type="float">
            <text:p>5.45521590382819</text:p>
          </table:table-cell>
          <table:table-cell office:value-type="float" office:value="4.21979703918438" calcext:value-type="float">
            <text:p>4.21979703918438</text:p>
          </table:table-cell>
          <table:table-cell office:value-type="float" office:value="4.09435411892567" calcext:value-type="float">
            <text:p>4.09435411892567</text:p>
          </table:table-cell>
          <table:table-cell office:value-type="float" office:value="4.86379360290588" calcext:value-type="float">
            <text:p>4.86379360290588</text:p>
          </table:table-cell>
          <table:table-cell office:value-type="float" office:value="5.80167338484018" calcext:value-type="float">
            <text:p>5.80167338484018</text:p>
          </table:table-cell>
          <table:table-cell office:value-type="float" office:value="6.29258908342051" calcext:value-type="float">
            <text:p>6.29258908342051</text:p>
          </table:table-cell>
          <table:table-cell office:value-type="float" office:value="6.30016233060524" calcext:value-type="float">
            <text:p>6.30016233060524</text:p>
          </table:table-cell>
          <table:table-cell office:value-type="float" office:value="5.94496801662007" calcext:value-type="float">
            <text:p>5.94496801662007</text:p>
          </table:table-cell>
          <table:table-cell office:value-type="float" office:value="5.40156882147914" calcext:value-type="float">
            <text:p>5.40156882147914</text:p>
          </table:table-cell>
          <table:table-cell office:value-type="float" office:value="4.90235053454989" calcext:value-type="float">
            <text:p>4.90235053454989</text:p>
          </table:table-cell>
          <table:table-cell office:value-type="float" office:value="4.62845080300412" calcext:value-type="float">
            <text:p>4.62845080300412</text:p>
          </table:table-cell>
          <table:table-cell office:value-type="float" office:value="4.52422888066719" calcext:value-type="float">
            <text:p>4.52422888066719</text:p>
          </table:table-cell>
          <table:table-cell office:value-type="float" office:value="4.47095868318165" calcext:value-type="float">
            <text:p>4.47095868318165</text:p>
          </table:table-cell>
          <table:table-cell office:value-type="float" office:value="4.39577820628065" calcext:value-type="float">
            <text:p>4.39577820628065</text:p>
          </table:table-cell>
          <table:table-cell office:value-type="float" office:value="4.27592478891919" calcext:value-type="float">
            <text:p>4.27592478891919</text:p>
          </table:table-cell>
          <table:table-cell office:value-type="float" office:value="4.09974722650464" calcext:value-type="float">
            <text:p>4.09974722650464</text:p>
          </table:table-cell>
          <table:table-cell office:value-type="float" office:value="3.89397124537271" calcext:value-type="float">
            <text:p>3.89397124537271</text:p>
          </table:table-cell>
          <table:table-cell office:value-type="float" office:value="3.69512910957076" calcext:value-type="float">
            <text:p>3.69512910957076</text:p>
          </table:table-cell>
          <table:table-cell office:value-type="float" office:value="3.51350505646806" calcext:value-type="float">
            <text:p>3.51350505646806</text:p>
          </table:table-cell>
          <table:table-cell office:value-type="float" office:value="3.33014305264721" calcext:value-type="float">
            <text:p>3.33014305264721</text:p>
          </table:table-cell>
          <table:table-cell office:value-type="float" office:value="3.13341803963023" calcext:value-type="float">
            <text:p>3.13341803963023</text:p>
          </table:table-cell>
          <table:table-cell office:value-type="float" office:value="2.95230015255144" calcext:value-type="float">
            <text:p>2.95230015255144</text:p>
          </table:table-cell>
          <table:table-cell office:value-type="float" office:value="2.83849224512542" calcext:value-type="float">
            <text:p>2.83849224512542</text:p>
          </table:table-cell>
          <table:table-cell office:value-type="float" office:value="3.16920651208819" calcext:value-type="float">
            <text:p>3.16920651208819</text:p>
          </table:table-cell>
          <table:table-cell office:value-type="float" office:value="4.69145742921906" calcext:value-type="float">
            <text:p>4.69145742921906</text:p>
          </table:table-cell>
          <table:table-cell office:value-type="float" office:value="8.23861288564424" calcext:value-type="float">
            <text:p>8.23861288564424</text:p>
          </table:table-cell>
          <table:table-cell office:value-type="float" office:value="14.9548338831169" calcext:value-type="float">
            <text:p>14.9548338831169</text:p>
          </table:table-cell>
          <table:table-cell office:value-type="float" office:value="26.0271538533326" calcext:value-type="float">
            <text:p>26.0271538533326</text:p>
          </table:table-cell>
          <table:table-cell office:value-type="float" office:value="41.1781601993713" calcext:value-type="float">
            <text:p>41.1781601993713</text:p>
          </table:table-cell>
          <table:table-cell office:value-type="float" office:value="58.4336696713478" calcext:value-type="float">
            <text:p>58.4336696713478</text:p>
          </table:table-cell>
          <table:table-cell office:value-type="float" office:value="75.2759833509289" calcext:value-type="float">
            <text:p>75.2759833509289</text:p>
          </table:table-cell>
          <table:table-cell office:value-type="float" office:value="87.0370315813139" calcext:value-type="float">
            <text:p>87.0370315813139</text:p>
          </table:table-cell>
          <table:table-cell office:value-type="float" office:value="88.5014264782192" calcext:value-type="float">
            <text:p>88.5014264782192</text:p>
          </table:table-cell>
          <table:table-cell office:value-type="float" office:value="77.5029388209134" calcext:value-type="float">
            <text:p>77.5029388209134</text:p>
          </table:table-cell>
          <table:table-cell office:value-type="float" office:value="55.4785381037475" calcext:value-type="float">
            <text:p>55.4785381037475</text:p>
          </table:table-cell>
          <table:table-cell office:value-type="float" office:value="25.0717974088925" calcext:value-type="float">
            <text:p>25.0717974088925</text:p>
          </table:table-cell>
          <table:table-cell office:value-type="float" office:value="-6.17714742424054" calcext:value-type="float">
            <text:p>-6.17714742424054</text:p>
          </table:table-cell>
          <table:table-cell office:value-type="float" office:value="-29.3508781534888" calcext:value-type="float">
            <text:p>-29.3508781534888</text:p>
          </table:table-cell>
          <table:table-cell office:value-type="float" office:value="-39.5287301808188" calcext:value-type="float">
            <text:p>-39.5287301808188</text:p>
          </table:table-cell>
          <table:table-cell office:value-type="float" office:value="-36.6072145858501" calcext:value-type="float">
            <text:p>-36.6072145858501</text:p>
          </table:table-cell>
          <table:table-cell office:value-type="float" office:value="-21.9056657726501" calcext:value-type="float">
            <text:p>-21.9056657726501</text:p>
          </table:table-cell>
          <table:table-cell office:value-type="float" office:value="-2.44154081358595" calcext:value-type="float">
            <text:p>-2.44154081358595</text:p>
          </table:table-cell>
          <table:table-cell office:value-type="float" office:value="13.0998868230285" calcext:value-type="float">
            <text:p>13.0998868230285</text:p>
          </table:table-cell>
          <table:table-cell office:value-type="float" office:value="19.9912833027148" calcext:value-type="float">
            <text:p>19.9912833027148</text:p>
          </table:table-cell>
          <table:table-cell office:value-type="float" office:value="18.3709531472681" calcext:value-type="float">
            <text:p>18.3709531472681</text:p>
          </table:table-cell>
          <table:table-cell office:value-type="float" office:value="9.37762845162225" calcext:value-type="float">
            <text:p>9.37762845162225</text:p>
          </table:table-cell>
          <table:table-cell office:value-type="float" office:value="-2.24942379915445" calcext:value-type="float">
            <text:p>-2.24942379915445</text:p>
          </table:table-cell>
          <table:table-cell office:value-type="float" office:value="-10.7062660398948" calcext:value-type="float">
            <text:p>-10.7062660398948</text:p>
          </table:table-cell>
          <table:table-cell office:value-type="float" office:value="-13.3178264567928" calcext:value-type="float">
            <text:p>-13.3178264567928</text:p>
          </table:table-cell>
          <table:table-cell office:value-type="float" office:value="-11.3321459519402" calcext:value-type="float">
            <text:p>-11.3321459519402</text:p>
          </table:table-cell>
          <table:table-cell office:value-type="float" office:value="-6.40862535082045" calcext:value-type="float">
            <text:p>-6.40862535082045</text:p>
          </table:table-cell>
          <table:table-cell office:value-type="float" office:value="-1.0623662692966" calcext:value-type="float">
            <text:p>-1.0623662692966</text:p>
          </table:table-cell>
          <table:table-cell office:value-type="float" office:value="1.95995910893153" calcext:value-type="float">
            <text:p>1.95995910893153</text:p>
          </table:table-cell>
          <table:table-cell office:value-type="float" office:value="1.72322260591179" calcext:value-type="float">
            <text:p>1.72322260591179</text:p>
          </table:table-cell>
          <table:table-cell office:value-type="float" office:value="-0.391174253487992" calcext:value-type="float">
            <text:p>-0.391174253487992</text:p>
          </table:table-cell>
          <table:table-cell office:value-type="float" office:value="-2.94811980487815" calcext:value-type="float">
            <text:p>-2.94811980487815</text:p>
          </table:table-cell>
          <table:table-cell office:value-type="float" office:value="-5.03595461000077" calcext:value-type="float">
            <text:p>-5.03595461000077</text:p>
          </table:table-cell>
          <table:table-cell office:value-type="float" office:value="-5.93456749807749" calcext:value-type="float">
            <text:p>-5.93456749807749</text:p>
          </table:table-cell>
          <table:table-cell office:value-type="float" office:value="-5.57278033093067" calcext:value-type="float">
            <text:p>-5.57278033093067</text:p>
          </table:table-cell>
          <table:table-cell office:value-type="float" office:value="-4.72558266532226" calcext:value-type="float">
            <text:p>-4.72558266532226</text:p>
          </table:table-cell>
          <table:table-cell office:value-type="float" office:value="-4.1222031923447" calcext:value-type="float">
            <text:p>-4.1222031923447</text:p>
          </table:table-cell>
          <table:table-cell office:value-type="float" office:value="-3.92766232139155" calcext:value-type="float">
            <text:p>-3.92766232139155</text:p>
          </table:table-cell>
          <table:table-cell office:value-type="float" office:value="-4.11204695300557" calcext:value-type="float">
            <text:p>-4.11204695300557</text:p>
          </table:table-cell>
          <table:table-cell office:value-type="float" office:value="-4.55878536949161" calcext:value-type="float">
            <text:p>-4.55878536949161</text:p>
          </table:table-cell>
          <table:table-cell office:value-type="float" office:value="-5.03624859863623" calcext:value-type="float">
            <text:p>-5.03624859863623</text:p>
          </table:table-cell>
          <table:table-cell office:value-type="float" office:value="-5.34325265049589" calcext:value-type="float">
            <text:p>-5.34325265049589</text:p>
          </table:table-cell>
          <table:table-cell office:value-type="float" office:value="-5.49465636006902" calcext:value-type="float">
            <text:p>-5.49465636006902</text:p>
          </table:table-cell>
          <table:table-cell office:value-type="float" office:value="-5.58014680560675" calcext:value-type="float">
            <text:p>-5.58014680560675</text:p>
          </table:table-cell>
          <table:table-cell office:value-type="float" office:value="-5.66178453291292" calcext:value-type="float">
            <text:p>-5.66178453291292</text:p>
          </table:table-cell>
          <table:table-cell office:value-type="float" office:value="-5.76403585401233" calcext:value-type="float">
            <text:p>-5.76403585401233</text:p>
          </table:table-cell>
          <table:table-cell office:value-type="float" office:value="-5.90316090963531" calcext:value-type="float">
            <text:p>-5.90316090963531</text:p>
          </table:table-cell>
          <table:table-cell office:value-type="float" office:value="-6.0636096554657" calcext:value-type="float">
            <text:p>-6.0636096554657</text:p>
          </table:table-cell>
          <table:table-cell office:value-type="float" office:value="-6.21884026735585" calcext:value-type="float">
            <text:p>-6.21884026735585</text:p>
          </table:table-cell>
          <table:table-cell office:value-type="float" office:value="-6.35875241716415" calcext:value-type="float">
            <text:p>-6.35875241716415</text:p>
          </table:table-cell>
          <table:table-cell office:value-type="float" office:value="-6.49602196460779" calcext:value-type="float">
            <text:p>-6.49602196460779</text:p>
          </table:table-cell>
          <table:table-cell office:value-type="float" office:value="-6.63987480557053" calcext:value-type="float">
            <text:p>-6.63987480557053</text:p>
          </table:table-cell>
          <table:table-cell office:value-type="float" office:value="-6.76936060686528" calcext:value-type="float">
            <text:p>-6.76936060686528</text:p>
          </table:table-cell>
          <table:table-cell office:value-type="float" office:value="-6.84991631603484" calcext:value-type="float">
            <text:p>-6.84991631603484</text:p>
          </table:table-cell>
          <table:table-cell office:value-type="float" office:value="-6.72405452637463" calcext:value-type="float">
            <text:p>-6.72405452637463</text:p>
          </table:table-cell>
          <table:table-cell office:value-type="float" office:value="-6.06074873672274" calcext:value-type="float">
            <text:p>-6.06074873672274</text:p>
          </table:table-cell>
          <table:table-cell office:value-type="float" office:value="-4.53359554095908" calcext:value-type="float">
            <text:p>-4.53359554095908</text:p>
          </table:table-cell>
          <table:table-cell office:value-type="float" office:value="-1.92308050251119" calcext:value-type="float">
            <text:p>-1.92308050251119</text:p>
          </table:table-cell>
          <table:table-cell office:value-type="float" office:value="1.93952407149615" calcext:value-type="float">
            <text:p>1.93952407149615</text:p>
          </table:table-cell>
          <table:table-cell office:value-type="float" office:value="6.68089442488577" calcext:value-type="float">
            <text:p>6.68089442488577</text:p>
          </table:table-cell>
          <table:table-cell office:value-type="float" office:value="11.1470622123509" calcext:value-type="float">
            <text:p>11.1470622123509</text:p>
          </table:table-cell>
          <table:table-cell office:value-type="float" office:value="14.1465806930652" calcext:value-type="float">
            <text:p>14.1465806930652</text:p>
          </table:table-cell>
          <table:table-cell office:value-type="float" office:value="14.6310508790544" calcext:value-type="float">
            <text:p>14.6310508790544</text:p>
          </table:table-cell>
          <table:table-cell office:value-type="float" office:value="11.6279541478034" calcext:value-type="float">
            <text:p>11.6279541478034</text:p>
          </table:table-cell>
          <table:table-cell office:value-type="float" office:value="5.2796308247045" calcext:value-type="float">
            <text:p>5.2796308247045</text:p>
          </table:table-cell>
          <table:table-cell office:value-type="float" office:value="-2.63357745724236" calcext:value-type="float">
            <text:p>-2.63357745724236</text:p>
          </table:table-cell>
          <table:table-cell office:value-type="float" office:value="-10.2326479037914" calcext:value-type="float">
            <text:p>-10.2326479037914</text:p>
          </table:table-cell>
          <table:table-cell office:value-type="float" office:value="-15.8420851373634" calcext:value-type="float">
            <text:p>-15.8420851373634</text:p>
          </table:table-cell>
          <table:table-cell office:value-type="float" office:value="-17.8895474349469" calcext:value-type="float">
            <text:p>-17.8895474349469</text:p>
          </table:table-cell>
          <table:table-cell office:value-type="float" office:value="-16.1154011885693" calcext:value-type="float">
            <text:p>-16.1154011885693</text:p>
          </table:table-cell>
          <table:table-cell office:value-type="float" office:value="-12.2275773930919" calcext:value-type="float">
            <text:p>-12.2275773930919</text:p>
          </table:table-cell>
          <table:table-cell office:value-type="float" office:value="-8.0229160269485" calcext:value-type="float">
            <text:p>-8.0229160269485</text:p>
          </table:table-cell>
          <table:table-cell office:value-type="float" office:value="-4.82764257942863" calcext:value-type="float">
            <text:p>-4.82764257942863</text:p>
          </table:table-cell>
          <table:table-cell office:value-type="float" office:value="-3.76446799435189" calcext:value-type="float">
            <text:p>-3.76446799435189</text:p>
          </table:table-cell>
          <table:table-cell office:value-type="float" office:value="-5.01364034401037" calcext:value-type="float">
            <text:p>-5.01364034401037</text:p>
          </table:table-cell>
          <table:table-cell office:value-type="float" office:value="-7.31473706190918" calcext:value-type="float">
            <text:p>-7.31473706190918</text:p>
          </table:table-cell>
          <table:table-cell office:value-type="float" office:value="-9.39135475531608" calcext:value-type="float">
            <text:p>-9.39135475531608</text:p>
          </table:table-cell>
          <table:table-cell office:value-type="float" office:value="-10.6670587827639" calcext:value-type="float">
            <text:p>-10.6670587827639</text:p>
          </table:table-cell>
          <table:table-cell office:value-type="float" office:value="-10.8562333411113" calcext:value-type="float">
            <text:p>-10.8562333411113</text:p>
          </table:table-cell>
          <table:table-cell office:value-type="float" office:value="-10.0582067048031" calcext:value-type="float">
            <text:p>-10.0582067048031</text:p>
          </table:table-cell>
          <table:table-cell office:value-type="float" office:value="-8.97169406983785" calcext:value-type="float">
            <text:p>-8.97169406983785</text:p>
          </table:table-cell>
          <table:table-cell office:value-type="float" office:value="-8.26548571520829" calcext:value-type="float">
            <text:p>-8.26548571520829</text:p>
          </table:table-cell>
          <table:table-cell office:value-type="float" office:value="-8.05265823987795" calcext:value-type="float">
            <text:p>-8.05265823987795</text:p>
          </table:table-cell>
          <table:table-cell office:value-type="float" office:value="-8.21486241786601" calcext:value-type="float">
            <text:p>-8.21486241786601</text:p>
          </table:table-cell>
          <table:table-cell office:value-type="float" office:value="-8.5905559338088" calcext:value-type="float">
            <text:p>-8.5905559338088</text:p>
          </table:table-cell>
          <table:table-cell office:value-type="float" office:value="-8.95061926828076" calcext:value-type="float">
            <text:p>-8.95061926828076</text:p>
          </table:table-cell>
          <table:table-cell office:value-type="float" office:value="-9.0925355219899" calcext:value-type="float">
            <text:p>-9.0925355219899</text:p>
          </table:table-cell>
          <table:table-cell office:value-type="float" office:value="-9.04035045918721" calcext:value-type="float">
            <text:p>-9.04035045918721</text:p>
          </table:table-cell>
          <table:table-cell office:value-type="float" office:value="-8.9136938653029" calcext:value-type="float">
            <text:p>-8.9136938653029</text:p>
          </table:table-cell>
          <table:table-cell office:value-type="float" office:value="-8.79660823245054" calcext:value-type="float">
            <text:p>-8.79660823245054</text:p>
          </table:table-cell>
          <table:table-cell office:value-type="float" office:value="-8.7147555565964" calcext:value-type="float">
            <text:p>-8.7147555565964</text:p>
          </table:table-cell>
          <table:table-cell office:value-type="float" office:value="-8.68330322671111" calcext:value-type="float">
            <text:p>-8.68330322671111</text:p>
          </table:table-cell>
          <table:table-cell office:value-type="float" office:value="-8.68081133157021" calcext:value-type="float">
            <text:p>-8.68081133157021</text:p>
          </table:table-cell>
          <table:table-cell office:value-type="float" office:value="-8.67026206637746" calcext:value-type="float">
            <text:p>-8.67026206637746</text:p>
          </table:table-cell>
          <table:table-cell office:value-type="float" office:value="-8.63507272799535" calcext:value-type="float">
            <text:p>-8.63507272799535</text:p>
          </table:table-cell>
          <table:table-cell office:value-type="float" office:value="-8.59264066529833" calcext:value-type="float">
            <text:p>-8.59264066529833</text:p>
          </table:table-cell>
          <table:table-cell office:value-type="float" office:value="-8.558261990638" calcext:value-type="float">
            <text:p>-8.558261990638</text:p>
          </table:table-cell>
          <table:table-cell office:value-type="float" office:value="-8.50862478529378" calcext:value-type="float">
            <text:p>-8.50862478529378</text:p>
          </table:table-cell>
          <table:table-cell office:value-type="float" office:value="-8.40003802984356" calcext:value-type="float">
            <text:p>-8.40003802984356</text:p>
          </table:table-cell>
          <table:table-cell office:value-type="float" office:value="-7.93544931878331" calcext:value-type="float">
            <text:p>-7.93544931878331</text:p>
          </table:table-cell>
          <table:table-cell office:value-type="float" office:value="-6.38933854490929" calcext:value-type="float">
            <text:p>-6.38933854490929</text:p>
          </table:table-cell>
          <table:table-cell office:value-type="float" office:value="-2.95529852315972" calcext:value-type="float">
            <text:p>-2.95529852315972</text:p>
          </table:table-cell>
          <table:table-cell office:value-type="float" office:value="3.46779846265445" calcext:value-type="float">
            <text:p>3.46779846265445</text:p>
          </table:table-cell>
          <table:table-cell office:value-type="float" office:value="14.1004062769464" calcext:value-type="float">
            <text:p>14.1004062769464</text:p>
          </table:table-cell>
          <table:table-cell office:value-type="float" office:value="29.0280933304338" calcext:value-type="float">
            <text:p>29.0280933304338</text:p>
          </table:table-cell>
          <table:table-cell office:value-type="float" office:value="46.3761104376747" calcext:value-type="float">
            <text:p>46.3761104376747</text:p>
          </table:table-cell>
          <table:table-cell office:value-type="float" office:value="63.8093633082871" calcext:value-type="float">
            <text:p>63.8093633082871</text:p>
          </table:table-cell>
          <table:table-cell office:value-type="float" office:value="76.9595948309557" calcext:value-type="float">
            <text:p>76.9595948309557</text:p>
          </table:table-cell>
          <table:table-cell office:value-type="float" office:value="80.5470908484971" calcext:value-type="float">
            <text:p>80.5470908484971</text:p>
          </table:table-cell>
          <table:table-cell office:value-type="float" office:value="71.6431210232872" calcext:value-type="float">
            <text:p>71.6431210232872</text:p>
          </table:table-cell>
          <table:table-cell office:value-type="float" office:value="51.4698898356874" calcext:value-type="float">
            <text:p>51.4698898356874</text:p>
          </table:table-cell>
          <table:table-cell office:value-type="float" office:value="22.2613374941464" calcext:value-type="float">
            <text:p>22.2613374941464</text:p>
          </table:table-cell>
          <table:table-cell office:value-type="float" office:value="-9.13253148376297" calcext:value-type="float">
            <text:p>-9.13253148376297</text:p>
          </table:table-cell>
          <table:table-cell office:value-type="float" office:value="-33.7189430974549" calcext:value-type="float">
            <text:p>-33.7189430974549</text:p>
          </table:table-cell>
          <table:table-cell office:value-type="float" office:value="-45.5697212959547" calcext:value-type="float">
            <text:p>-45.5697212959547</text:p>
          </table:table-cell>
          <table:table-cell office:value-type="float" office:value="-44.2903066153596" calcext:value-type="float">
            <text:p>-44.2903066153596</text:p>
          </table:table-cell>
          <table:table-cell office:value-type="float" office:value="-30.7312478549236" calcext:value-type="float">
            <text:p>-30.7312478549236</text:p>
          </table:table-cell>
          <table:table-cell office:value-type="float" office:value="-11.0991016224203" calcext:value-type="float">
            <text:p>-11.0991016224203</text:p>
          </table:table-cell>
          <table:table-cell office:value-type="float" office:value="5.85217925832117" calcext:value-type="float">
            <text:p>5.85217925832117</text:p>
          </table:table-cell>
          <table:table-cell office:value-type="float" office:value="14.3888572379254" calcext:value-type="float">
            <text:p>14.3888572379254</text:p>
          </table:table-cell>
          <table:table-cell office:value-type="float" office:value="14.3505641485095" calcext:value-type="float">
            <text:p>14.3505641485095</text:p>
          </table:table-cell>
          <table:table-cell office:value-type="float" office:value="6.58427393809682" calcext:value-type="float">
            <text:p>6.58427393809682</text:p>
          </table:table-cell>
          <table:table-cell office:value-type="float" office:value="-4.68853066985368" calcext:value-type="float">
            <text:p>-4.68853066985368</text:p>
          </table:table-cell>
          <table:table-cell office:value-type="float" office:value="-13.6104338308328" calcext:value-type="float">
            <text:p>-13.6104338308328</text:p>
          </table:table-cell>
          <table:table-cell office:value-type="float" office:value="-16.7044257716181" calcext:value-type="float">
            <text:p>-16.7044257716181</text:p>
          </table:table-cell>
          <table:table-cell office:value-type="float" office:value="-14.9744811645806" calcext:value-type="float">
            <text:p>-14.9744811645806</text:p>
          </table:table-cell>
          <table:table-cell office:value-type="float" office:value="-10.0119676022157" calcext:value-type="float">
            <text:p>-10.0119676022157</text:p>
          </table:table-cell>
          <table:table-cell office:value-type="float" office:value="-4.20791352730354" calcext:value-type="float">
            <text:p>-4.20791352730354</text:p>
          </table:table-cell>
          <table:table-cell office:value-type="float" office:value="-0.342527203424393" calcext:value-type="float">
            <text:p>-0.342527203424393</text:p>
          </table:table-cell>
          <table:table-cell office:value-type="float" office:value="0.180665085237108" calcext:value-type="float">
            <text:p>0.180665085237108</text:p>
          </table:table-cell>
          <table:table-cell office:value-type="float" office:value="-1.40342187611018" calcext:value-type="float">
            <text:p>-1.40342187611018</text:p>
          </table:table-cell>
          <table:table-cell office:value-type="float" office:value="-3.61879010781883" calcext:value-type="float">
            <text:p>-3.61879010781883</text:p>
          </table:table-cell>
          <table:table-cell office:value-type="float" office:value="-5.47720106353269" calcext:value-type="float">
            <text:p>-5.47720106353269</text:p>
          </table:table-cell>
          <table:table-cell office:value-type="float" office:value="-6.24426019000224" calcext:value-type="float">
            <text:p>-6.24426019000224</text:p>
          </table:table-cell>
          <table:table-cell office:value-type="float" office:value="-5.67987744634766" calcext:value-type="float">
            <text:p>-5.67987744634766</text:p>
          </table:table-cell>
          <table:table-cell office:value-type="float" office:value="-4.50498911636052" calcext:value-type="float">
            <text:p>-4.50498911636052</text:p>
          </table:table-cell>
          <table:table-cell office:value-type="float" office:value="-3.49253722184237" calcext:value-type="float">
            <text:p>-3.49253722184237</text:p>
          </table:table-cell>
          <table:table-cell office:value-type="float" office:value="-2.89123944580162" calcext:value-type="float">
            <text:p>-2.89123944580162</text:p>
          </table:table-cell>
          <table:table-cell office:value-type="float" office:value="-2.67519446582587" calcext:value-type="float">
            <text:p>-2.67519446582587</text:p>
          </table:table-cell>
          <table:table-cell office:value-type="float" office:value="-2.75072609899588" calcext:value-type="float">
            <text:p>-2.75072609899588</text:p>
          </table:table-cell>
          <table:table-cell office:value-type="float" office:value="-2.89385177356826" calcext:value-type="float">
            <text:p>-2.89385177356826</text:p>
          </table:table-cell>
          <table:table-cell office:value-type="float" office:value="-2.88714669130588" calcext:value-type="float">
            <text:p>-2.88714669130588</text:p>
          </table:table-cell>
          <table:table-cell office:value-type="float" office:value="-2.713342837852" calcext:value-type="float">
            <text:p>-2.713342837852</text:p>
          </table:table-cell>
          <table:table-cell office:value-type="float" office:value="-2.46186987201379" calcext:value-type="float">
            <text:p>-2.46186987201379</text:p>
          </table:table-cell>
          <table:table-cell office:value-type="float" office:value="-2.20229478853977" calcext:value-type="float">
            <text:p>-2.20229478853977</text:p>
          </table:table-cell>
          <table:table-cell office:value-type="float" office:value="-1.9617271723109" calcext:value-type="float">
            <text:p>-1.9617271723109</text:p>
          </table:table-cell>
          <table:table-cell office:value-type="float" office:value="-1.75896830993339" calcext:value-type="float">
            <text:p>-1.75896830993339</text:p>
          </table:table-cell>
          <table:table-cell office:value-type="float" office:value="-1.58343171259951" calcext:value-type="float">
            <text:p>-1.58343171259951</text:p>
          </table:table-cell>
          <table:table-cell office:value-type="float" office:value="-1.4085978035227" calcext:value-type="float">
            <text:p>-1.4085978035227</text:p>
          </table:table-cell>
          <table:table-cell office:value-type="float" office:value="-1.22013107258607" calcext:value-type="float">
            <text:p>-1.22013107258607</text:p>
          </table:table-cell>
          <table:table-cell office:value-type="float" office:value="-1.02934416560286" calcext:value-type="float">
            <text:p>-1.02934416560286</text:p>
          </table:table-cell>
          <table:table-cell office:value-type="float" office:value="-0.847840683853903" calcext:value-type="float">
            <text:p>-0.847840683853903</text:p>
          </table:table-cell>
          <table:table-cell office:value-type="float" office:value="-0.659424987097224" calcext:value-type="float">
            <text:p>-0.659424987097224</text:p>
          </table:table-cell>
          <table:table-cell office:value-type="float" office:value="-0.431902353301249" calcext:value-type="float">
            <text:p>-0.431902353301249</text:p>
          </table:table-cell>
          <table:table-cell office:value-type="float" office:value="-0.0410504117733809" calcext:value-type="float">
            <text:p>-0.041050411773381</text:p>
          </table:table-cell>
          <table:table-cell office:value-type="float" office:value="0.832236176521547" calcext:value-type="float">
            <text:p>0.832236176521547</text:p>
          </table:table-cell>
          <table:table-cell office:value-type="float" office:value="2.52194381759269" calcext:value-type="float">
            <text:p>2.52194381759269</text:p>
          </table:table-cell>
          <table:table-cell office:value-type="float" office:value="5.2638750679891" calcext:value-type="float">
            <text:p>5.2638750679891</text:p>
          </table:table-cell>
          <table:table-cell office:value-type="float" office:value="9.23593622011564" calcext:value-type="float">
            <text:p>9.23593622011564</text:p>
          </table:table-cell>
          <table:table-cell office:value-type="float" office:value="14.2118763750019" calcext:value-type="float">
            <text:p>14.2118763750019</text:p>
          </table:table-cell>
          <table:table-cell office:value-type="float" office:value="19.0912638266505" calcext:value-type="float">
            <text:p>19.0912638266505</text:p>
          </table:table-cell>
          <table:table-cell office:value-type="float" office:value="22.6723247860827" calcext:value-type="float">
            <text:p>22.6723247860827</text:p>
          </table:table-cell>
          <table:table-cell office:value-type="float" office:value="23.8843146219638" calcext:value-type="float">
            <text:p>23.8843146219638</text:p>
          </table:table-cell>
          <table:table-cell office:value-type="float" office:value="21.736439783062" calcext:value-type="float">
            <text:p>21.736439783062</text:p>
          </table:table-cell>
          <table:table-cell office:value-type="float" office:value="16.0655851346884" calcext:value-type="float">
            <text:p>16.0655851346884</text:p>
          </table:table-cell>
          <table:table-cell office:value-type="float" office:value="8.53774819500689" calcext:value-type="float">
            <text:p>8.53774819500689</text:p>
          </table:table-cell>
          <table:table-cell office:value-type="float" office:value="1.04607735557571" calcext:value-type="float">
            <text:p>1.04607735557571</text:p>
          </table:table-cell>
          <table:table-cell office:value-type="float" office:value="-4.70217405023321" calcext:value-type="float">
            <text:p>-4.70217405023321</text:p>
          </table:table-cell>
          <table:table-cell office:value-type="float" office:value="-7.11395842539374" calcext:value-type="float">
            <text:p>-7.11395842539374</text:p>
          </table:table-cell>
          <table:table-cell office:value-type="float" office:value="-5.56729155801743" calcext:value-type="float">
            <text:p>-5.56729155801743</text:p>
          </table:table-cell>
          <table:table-cell office:value-type="float" office:value="-1.63113163398441" calcext:value-type="float">
            <text:p>-1.63113163398441</text:p>
          </table:table-cell>
          <table:table-cell office:value-type="float" office:value="2.86512698436832" calcext:value-type="float">
            <text:p>2.86512698436832</text:p>
          </table:table-cell>
          <table:table-cell office:value-type="float" office:value="6.52072642120291" calcext:value-type="float">
            <text:p>6.52072642120291</text:p>
          </table:table-cell>
          <table:table-cell office:value-type="float" office:value="8.1962700104452" calcext:value-type="float">
            <text:p>8.1962700104452</text:p>
          </table:table-cell>
          <table:table-cell office:value-type="float" office:value="7.44909449267412" calcext:value-type="float">
            <text:p>7.44909449267412</text:p>
          </table:table-cell>
          <table:table-cell office:value-type="float" office:value="5.43625956250149" calcext:value-type="float">
            <text:p>5.43625956250149</text:p>
          </table:table-cell>
          <table:table-cell office:value-type="float" office:value="3.48152437097085" calcext:value-type="float">
            <text:p>3.48152437097085</text:p>
          </table:table-cell>
          <table:table-cell office:value-type="float" office:value="2.27292026258908" calcext:value-type="float">
            <text:p>2.27292026258908</text:p>
          </table:table-cell>
          <table:table-cell office:value-type="float" office:value="2.10613348164251" calcext:value-type="float">
            <text:p>2.10613348164251</text:p>
          </table:table-cell>
          <table:table-cell office:value-type="float" office:value="2.98958773865936" calcext:value-type="float">
            <text:p>2.98958773865936</text:p>
          </table:table-cell>
          <table:table-cell office:value-type="float" office:value="4.26802377339994" calcext:value-type="float">
            <text:p>4.26802377339994</text:p>
          </table:table-cell>
          <table:table-cell office:value-type="float" office:value="5.23549221378219" calcext:value-type="float">
            <text:p>5.23549221378219</text:p>
          </table:table-cell>
          <table:table-cell office:value-type="float" office:value="5.68933858239214" calcext:value-type="float">
            <text:p>5.68933858239214</text:p>
          </table:table-cell>
          <table:table-cell office:value-type="float" office:value="5.74312468564919" calcext:value-type="float">
            <text:p>5.74312468564919</text:p>
          </table:table-cell>
          <table:table-cell office:value-type="float" office:value="5.54629567408077" calcext:value-type="float">
            <text:p>5.54629567408077</text:p>
          </table:table-cell>
          <table:table-cell office:value-type="float" office:value="5.32291607256606" calcext:value-type="float">
            <text:p>5.32291607256606</text:p>
          </table:table-cell>
          <table:table-cell office:value-type="float" office:value="5.29029485929325" calcext:value-type="float">
            <text:p>5.29029485929325</text:p>
          </table:table-cell>
          <table:table-cell office:value-type="float" office:value="5.46113135820208" calcext:value-type="float">
            <text:p>5.46113135820208</text:p>
          </table:table-cell>
          <table:table-cell office:value-type="float" office:value="5.71707575980106" calcext:value-type="float">
            <text:p>5.71707575980106</text:p>
          </table:table-cell>
          <table:table-cell office:value-type="float" office:value="5.96376338035304" calcext:value-type="float">
            <text:p>5.96376338035304</text:p>
          </table:table-cell>
          <table:table-cell office:value-type="float" office:value="6.17111281395784" calcext:value-type="float">
            <text:p>6.17111281395784</text:p>
          </table:table-cell>
          <table:table-cell office:value-type="float" office:value="6.32153640610164" calcext:value-type="float">
            <text:p>6.32153640610164</text:p>
          </table:table-cell>
          <table:table-cell office:value-type="float" office:value="6.43041747901594" calcext:value-type="float">
            <text:p>6.43041747901594</text:p>
          </table:table-cell>
          <table:table-cell office:value-type="float" office:value="6.53465996780103" calcext:value-type="float">
            <text:p>6.53465996780103</text:p>
          </table:table-cell>
          <table:table-cell office:value-type="float" office:value="6.65669878367533" calcext:value-type="float">
            <text:p>6.65669878367533</text:p>
          </table:table-cell>
          <table:table-cell office:value-type="float" office:value="6.78166454440712" calcext:value-type="float">
            <text:p>6.78166454440712</text:p>
          </table:table-cell>
          <table:table-cell office:value-type="float" office:value="6.89177035354017" calcext:value-type="float">
            <text:p>6.89177035354017</text:p>
          </table:table-cell>
          <table:table-cell office:value-type="float" office:value="7.00390441986254" calcext:value-type="float">
            <text:p>7.00390441986254</text:p>
          </table:table-cell>
          <table:table-cell office:value-type="float" office:value="7.15849838982758" calcext:value-type="float">
            <text:p>7.15849838982758</text:p>
          </table:table-cell>
          <table:table-cell office:value-type="float" office:value="7.57907930741451" calcext:value-type="float">
            <text:p>7.57907930741451</text:p>
          </table:table-cell>
          <table:table-cell office:value-type="float" office:value="8.95828092200268" calcext:value-type="float">
            <text:p>8.95828092200268</text:p>
          </table:table-cell>
          <table:table-cell office:value-type="float" office:value="12.084086495803" calcext:value-type="float">
            <text:p>12.084086495803</text:p>
          </table:table-cell>
          <table:table-cell office:value-type="float" office:value="18.0084103358481" calcext:value-type="float">
            <text:p>18.0084103358481</text:p>
          </table:table-cell>
          <table:table-cell office:value-type="float" office:value="27.9611817601495" calcext:value-type="float">
            <text:p>27.9611817601495</text:p>
          </table:table-cell>
          <table:table-cell office:value-type="float" office:value="42.3601716082841" calcext:value-type="float">
            <text:p>42.3601716082841</text:p>
          </table:table-cell>
          <table:table-cell office:value-type="float" office:value="59.4829972946681" calcext:value-type="float">
            <text:p>59.4829972946681</text:p>
          </table:table-cell>
          <table:table-cell office:value-type="float" office:value="77.1194120817278" calcext:value-type="float">
            <text:p>77.1194120817278</text:p>
          </table:table-cell>
          <table:table-cell office:value-type="float" office:value="91.243560037073" calcext:value-type="float">
            <text:p>91.243560037073</text:p>
          </table:table-cell>
          <table:table-cell office:value-type="float" office:value="96.5719256821186" calcext:value-type="float">
            <text:p>96.5719256821186</text:p>
          </table:table-cell>
          <table:table-cell office:value-type="float" office:value="89.4808439121342" calcext:value-type="float">
            <text:p>89.4808439121342</text:p>
          </table:table-cell>
          <table:table-cell office:value-type="float" office:value="70.8655460827001" calcext:value-type="float">
            <text:p>70.8655460827001</text:p>
          </table:table-cell>
          <table:table-cell office:value-type="float" office:value="42.6812409071995" calcext:value-type="float">
            <text:p>42.6812409071995</text:p>
          </table:table-cell>
          <table:table-cell office:value-type="float" office:value="10.9936826739106" calcext:value-type="float">
            <text:p>10.9936826739106</text:p>
          </table:table-cell>
          <table:table-cell office:value-type="float" office:value="-15.2232988822235" calcext:value-type="float">
            <text:p>-15.2232988822235</text:p>
          </table:table-cell>
          <table:table-cell office:value-type="float" office:value="-29.1263492775918" calcext:value-type="float">
            <text:p>-29.1263492775918</text:p>
          </table:table-cell>
          <table:table-cell office:value-type="float" office:value="-29.879132719259" calcext:value-type="float">
            <text:p>-29.879132719259</text:p>
          </table:table-cell>
          <table:table-cell office:value-type="float" office:value="-18.01413752699" calcext:value-type="float">
            <text:p>-18.01413752699</text:p>
          </table:table-cell>
          <table:table-cell office:value-type="float" office:value="1.18012943949907" calcext:value-type="float">
            <text:p>1.18012943949907</text:p>
          </table:table-cell>
          <table:table-cell office:value-type="float" office:value="18.9817313470337" calcext:value-type="float">
            <text:p>18.9817313470337</text:p>
          </table:table-cell>
          <table:table-cell office:value-type="float" office:value="28.7465383214502" calcext:value-type="float">
            <text:p>28.7465383214502</text:p>
          </table:table-cell>
          <table:table-cell office:value-type="float" office:value="29.8633639366991" calcext:value-type="float">
            <text:p>29.8633639366991</text:p>
          </table:table-cell>
          <table:table-cell office:value-type="float" office:value="22.9822281191094" calcext:value-type="float">
            <text:p>22.9822281191094</text:p>
          </table:table-cell>
          <table:table-cell office:value-type="float" office:value="11.7412018378344" calcext:value-type="float">
            <text:p>11.7412018378344</text:p>
          </table:table-cell>
          <table:table-cell office:value-type="float" office:value="1.97868740663243" calcext:value-type="float">
            <text:p>1.97868740663243</text:p>
          </table:table-cell>
          <table:table-cell office:value-type="float" office:value="-2.1052772850362" calcext:value-type="float">
            <text:p>-2.1052772850362</text:p>
          </table:table-cell>
          <table:table-cell office:value-type="float" office:value="-1.14727214423968" calcext:value-type="float">
            <text:p>-1.14727214423968</text:p>
          </table:table-cell>
          <table:table-cell office:value-type="float" office:value="3.30730075725362" calcext:value-type="float">
            <text:p>3.30730075725362</text:p>
          </table:table-cell>
          <table:table-cell office:value-type="float" office:value="9.00695960908073" calcext:value-type="float">
            <text:p>9.00695960908073</text:p>
          </table:table-cell>
          <table:table-cell office:value-type="float" office:value="13.1702848087415" calcext:value-type="float">
            <text:p>13.1702848087415</text:p>
          </table:table-cell>
          <table:table-cell office:value-type="float" office:value="13.9734245076988" calcext:value-type="float">
            <text:p>13.9734245076988</text:p>
          </table:table-cell>
          <table:table-cell office:value-type="float" office:value="12.4322120702992" calcext:value-type="float">
            <text:p>12.4322120702992</text:p>
          </table:table-cell>
          <table:table-cell office:value-type="float" office:value="10.0502505581298" calcext:value-type="float">
            <text:p>10.0502505581298</text:p>
          </table:table-cell>
          <table:table-cell office:value-type="float" office:value="7.9016820234014" calcext:value-type="float">
            <text:p>7.9016820234014</text:p>
          </table:table-cell>
          <table:table-cell office:value-type="float" office:value="6.73111064176785" calcext:value-type="float">
            <text:p>6.73111064176785</text:p>
          </table:table-cell>
          <table:table-cell office:value-type="float" office:value="6.92993499186885" calcext:value-type="float">
            <text:p>6.92993499186885</text:p>
          </table:table-cell>
          <table:table-cell office:value-type="float" office:value="7.85820458230099" calcext:value-type="float">
            <text:p>7.85820458230099</text:p>
          </table:table-cell>
          <table:table-cell office:value-type="float" office:value="8.71400642728755" calcext:value-type="float">
            <text:p>8.71400642728755</text:p>
          </table:table-cell>
          <table:table-cell office:value-type="float" office:value="9.15569499041521" calcext:value-type="float">
            <text:p>9.15569499041521</text:p>
          </table:table-cell>
          <table:table-cell office:value-type="float" office:value="9.20161536458929" calcext:value-type="float">
            <text:p>9.20161536458929</text:p>
          </table:table-cell>
          <table:table-cell office:value-type="float" office:value="8.9253082270217" calcext:value-type="float">
            <text:p>8.9253082270217</text:p>
          </table:table-cell>
          <table:table-cell office:value-type="float" office:value="8.53975543892734" calcext:value-type="float">
            <text:p>8.53975543892734</text:p>
          </table:table-cell>
          <table:table-cell office:value-type="float" office:value="8.27340613462223" calcext:value-type="float">
            <text:p>8.27340613462223</text:p>
          </table:table-cell>
          <table:table-cell office:value-type="float" office:value="8.17947425717876" calcext:value-type="float">
            <text:p>8.17947425717876</text:p>
          </table:table-cell>
          <table:table-cell office:value-type="float" office:value="8.17139938345981" calcext:value-type="float">
            <text:p>8.17139938345981</text:p>
          </table:table-cell>
          <table:table-cell office:value-type="float" office:value="8.17322474289512" calcext:value-type="float">
            <text:p>8.17322474289512</text:p>
          </table:table-cell>
          <table:table-cell office:value-type="float" office:value="8.15429731234124" calcext:value-type="float">
            <text:p>8.15429731234124</text:p>
          </table:table-cell>
          <table:table-cell office:value-type="float" office:value="8.09436962767828" calcext:value-type="float">
            <text:p>8.09436962767828</text:p>
          </table:table-cell>
          <table:table-cell office:value-type="float" office:value="7.99885252248104" calcext:value-type="float">
            <text:p>7.99885252248104</text:p>
          </table:table-cell>
          <table:table-cell office:value-type="float" office:value="7.894029132956" calcext:value-type="float">
            <text:p>7.894029132956</text:p>
          </table:table-cell>
          <table:table-cell office:value-type="float" office:value="7.79825361400799" calcext:value-type="float">
            <text:p>7.79825361400799</text:p>
          </table:table-cell>
          <table:table-cell office:value-type="float" office:value="7.70259588668624" calcext:value-type="float">
            <text:p>7.70259588668624</text:p>
          </table:table-cell>
          <table:table-cell office:value-type="float" office:value="7.59412844327946" calcext:value-type="float">
            <text:p>7.59412844327946</text:p>
          </table:table-cell>
          <table:table-cell office:value-type="float" office:value="7.48412585787794" calcext:value-type="float">
            <text:p>7.48412585787794</text:p>
          </table:table-cell>
          <table:table-cell office:value-type="float" office:value="7.40396121029091" calcext:value-type="float">
            <text:p>7.40396121029091</text:p>
          </table:table-cell>
          <table:table-cell office:value-type="float" office:value="7.44887185254561" calcext:value-type="float">
            <text:p>7.44887185254561</text:p>
          </table:table-cell>
          <table:table-cell office:value-type="float" office:value="7.92082207317009" calcext:value-type="float">
            <text:p>7.92082207317009</text:p>
          </table:table-cell>
          <table:table-cell office:value-type="float" office:value="9.15902350841028" calcext:value-type="float">
            <text:p>9.15902350841028</text:p>
          </table:table-cell>
          <table:table-cell office:value-type="float" office:value="11.4174615218158" calcext:value-type="float">
            <text:p>11.4174615218158</text:p>
          </table:table-cell>
          <table:table-cell office:value-type="float" office:value="14.8779467671429" calcext:value-type="float">
            <text:p>14.8779467671429</text:p>
          </table:table-cell>
          <table:table-cell office:value-type="float" office:value="19.4433483899804" calcext:value-type="float">
            <text:p>19.4433483899804</text:p>
          </table:table-cell>
          <table:table-cell office:value-type="float" office:value="24.0919603681019" calcext:value-type="float">
            <text:p>24.0919603681019</text:p>
          </table:table-cell>
          <table:table-cell office:value-type="float" office:value="27.6155102833261" calcext:value-type="float">
            <text:p>27.6155102833261</text:p>
          </table:table-cell>
          <table:table-cell office:value-type="float" office:value="28.9191406861675" calcext:value-type="float">
            <text:p>28.9191406861675</text:p>
          </table:table-cell>
          <table:table-cell office:value-type="float" office:value="27.0059516684845" calcext:value-type="float">
            <text:p>27.0059516684845</text:p>
          </table:table-cell>
          <table:table-cell office:value-type="float" office:value="21.4466883984659" calcext:value-type="float">
            <text:p>21.4466883984659</text:p>
          </table:table-cell>
          <table:table-cell office:value-type="float" office:value="13.7409441400452" calcext:value-type="float">
            <text:p>13.7409441400452</text:p>
          </table:table-cell>
          <table:table-cell office:value-type="float" office:value="5.79130320595659" calcext:value-type="float">
            <text:p>5.79130320595659</text:p>
          </table:table-cell>
          <table:table-cell office:value-type="float" office:value="-0.660090540829515" calcext:value-type="float">
            <text:p>-0.660090540829515</text:p>
          </table:table-cell>
          <table:table-cell office:value-type="float" office:value="-4.01236943029749" calcext:value-type="float">
            <text:p>-4.01236943029749</text:p>
          </table:table-cell>
          <table:table-cell office:value-type="float" office:value="-3.32863771215165" calcext:value-type="float">
            <text:p>-3.32863771215165</text:p>
          </table:table-cell>
          <table:table-cell office:value-type="float" office:value="0.024455205521515" calcext:value-type="float">
            <text:p>0.024455205521515</text:p>
          </table:table-cell>
          <table:table-cell office:value-type="float" office:value="4.19668205077814" calcext:value-type="float">
            <text:p>4.19668205077814</text:p>
          </table:table-cell>
          <table:table-cell office:value-type="float" office:value="7.70669637677741" calcext:value-type="float">
            <text:p>7.70669637677741</text:p>
          </table:table-cell>
          <table:table-cell office:value-type="float" office:value="9.40431437847133" calcext:value-type="float">
            <text:p>9.40431437847133</text:p>
          </table:table-cell>
          <table:table-cell office:value-type="float" office:value="8.62030686863383" calcext:value-type="float">
            <text:p>8.62030686863383</text:p>
          </table:table-cell>
          <table:table-cell office:value-type="float" office:value="6.36236262545258" calcext:value-type="float">
            <text:p>6.36236262545258</text:p>
          </table:table-cell>
          <table:table-cell office:value-type="float" office:value="3.98499008387284" calcext:value-type="float">
            <text:p>3.98499008387284</text:p>
          </table:table-cell>
          <table:table-cell office:value-type="float" office:value="2.29717706619218" calcext:value-type="float">
            <text:p>2.29717706619218</text:p>
          </table:table-cell>
          <table:table-cell office:value-type="float" office:value="1.60848679289219" calcext:value-type="float">
            <text:p>1.60848679289219</text:p>
          </table:table-cell>
          <table:table-cell office:value-type="float" office:value="2.02030340800141" calcext:value-type="float">
            <text:p>2.02030340800141</text:p>
          </table:table-cell>
          <table:table-cell office:value-type="float" office:value="2.94039617891072" calcext:value-type="float">
            <text:p>2.94039617891072</text:p>
          </table:table-cell>
          <table:table-cell office:value-type="float" office:value="3.63921919625248" calcext:value-type="float">
            <text:p>3.63921919625248</text:p>
          </table:table-cell>
          <table:table-cell office:value-type="float" office:value="3.81784312271536" calcext:value-type="float">
            <text:p>3.81784312271536</text:p>
          </table:table-cell>
          <table:table-cell office:value-type="float" office:value="3.57938000805746" calcext:value-type="float">
            <text:p>3.57938000805746</text:p>
          </table:table-cell>
          <table:table-cell office:value-type="float" office:value="3.06314949294541" calcext:value-type="float">
            <text:p>3.06314949294541</text:p>
          </table:table-cell>
          <table:table-cell office:value-type="float" office:value="2.48627003680394" calcext:value-type="float">
            <text:p>2.48627003680394</text:p>
          </table:table-cell>
          <table:table-cell office:value-type="float" office:value="2.07575406557599" calcext:value-type="float">
            <text:p>2.07575406557599</text:p>
          </table:table-cell>
          <table:table-cell office:value-type="float" office:value="1.88391798732066" calcext:value-type="float">
            <text:p>1.88391798732066</text:p>
          </table:table-cell>
          <table:table-cell office:value-type="float" office:value="1.79674275934217" calcext:value-type="float">
            <text:p>1.79674275934217</text:p>
          </table:table-cell>
          <table:table-cell office:value-type="float" office:value="1.71124650656619" calcext:value-type="float">
            <text:p>1.71124650656619</text:p>
          </table:table-cell>
          <table:table-cell office:value-type="float" office:value="1.59192122124989" calcext:value-type="float">
            <text:p>1.59192122124989</text:p>
          </table:table-cell>
          <table:table-cell office:value-type="float" office:value="1.42058118855167" calcext:value-type="float">
            <text:p>1.42058118855167</text:p>
          </table:table-cell>
          <table:table-cell office:value-type="float" office:value="1.20518225184134" calcext:value-type="float">
            <text:p>1.20518225184134</text:p>
          </table:table-cell>
          <table:table-cell office:value-type="float" office:value="0.979063831075926" calcext:value-type="float">
            <text:p>0.979063831075926</text:p>
          </table:table-cell>
          <table:table-cell office:value-type="float" office:value="0.76922396670899" calcext:value-type="float">
            <text:p>0.76922396670899</text:p>
          </table:table-cell>
          <table:table-cell office:value-type="float" office:value="0.573769101599934" calcext:value-type="float">
            <text:p>0.573769101599934</text:p>
          </table:table-cell>
          <table:table-cell office:value-type="float" office:value="0.383883259155455" calcext:value-type="float">
            <text:p>0.383883259155455</text:p>
          </table:table-cell>
          <table:table-cell office:value-type="float" office:value="0.193897489833786" calcext:value-type="float">
            <text:p>0.193897489833786</text:p>
          </table:table-cell>
          <table:table-cell office:value-type="float" office:value="0.00125911425012828" calcext:value-type="float">
            <text:p>0.00125911425012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82260385605491" calcext:value-type="float">
            <text:p>1.82260385605491</text:p>
          </table:table-cell>
          <table:table-cell office:value-type="float" office:value="4.22068734650422" calcext:value-type="float">
            <text:p>4.22068734650422</text:p>
          </table:table-cell>
          <table:table-cell office:value-type="float" office:value="10.8736510803007" calcext:value-type="float">
            <text:p>10.8736510803007</text:p>
          </table:table-cell>
          <table:table-cell office:value-type="float" office:value="21.6336909430911" calcext:value-type="float">
            <text:p>21.6336909430911</text:p>
          </table:table-cell>
          <table:table-cell office:value-type="float" office:value="36.0645793341001" calcext:value-type="float">
            <text:p>36.0645793341001</text:p>
          </table:table-cell>
          <table:table-cell office:value-type="float" office:value="53.4388227076869" calcext:value-type="float">
            <text:p>53.4388227076869</text:p>
          </table:table-cell>
          <table:table-cell office:value-type="float" office:value="72.2621554048456" calcext:value-type="float">
            <text:p>72.2621554048456</text:p>
          </table:table-cell>
          <table:table-cell office:value-type="float" office:value="87.9559814183584" calcext:value-type="float">
            <text:p>87.9559814183584</text:p>
          </table:table-cell>
          <table:table-cell office:value-type="float" office:value="95.2416882517683" calcext:value-type="float">
            <text:p>95.2416882517683</text:p>
          </table:table-cell>
          <table:table-cell office:value-type="float" office:value="90.9919146705049" calcext:value-type="float">
            <text:p>90.9919146705049</text:p>
          </table:table-cell>
          <table:table-cell office:value-type="float" office:value="74.294786552437" calcext:value-type="float">
            <text:p>74.294786552437</text:p>
          </table:table-cell>
          <table:table-cell office:value-type="float" office:value="45.8552865341237" calcext:value-type="float">
            <text:p>45.8552865341237</text:p>
          </table:table-cell>
          <table:table-cell office:value-type="float" office:value="12.7195461371461" calcext:value-type="float">
            <text:p>12.7195461371461</text:p>
          </table:table-cell>
          <table:table-cell office:value-type="float" office:value="-16.5018954537805" calcext:value-type="float">
            <text:p>-16.5018954537805</text:p>
          </table:table-cell>
          <table:table-cell office:value-type="float" office:value="-35.5643465393132" calcext:value-type="float">
            <text:p>-35.5643465393132</text:p>
          </table:table-cell>
          <table:table-cell office:value-type="float" office:value="-40.7078832027332" calcext:value-type="float">
            <text:p>-40.7078832027332</text:p>
          </table:table-cell>
          <table:table-cell office:value-type="float" office:value="-30.2088096681983" calcext:value-type="float">
            <text:p>-30.2088096681983</text:p>
          </table:table-cell>
          <table:table-cell office:value-type="float" office:value="-10.5544906706017" calcext:value-type="float">
            <text:p>-10.5544906706017</text:p>
          </table:table-cell>
          <table:table-cell office:value-type="float" office:value="9.66413886988175" calcext:value-type="float">
            <text:p>9.66413886988175</text:p>
          </table:table-cell>
          <table:table-cell office:value-type="float" office:value="24.2799589269156" calcext:value-type="float">
            <text:p>24.2799589269156</text:p>
          </table:table-cell>
          <table:table-cell office:value-type="float" office:value="29.7219643190589" calcext:value-type="float">
            <text:p>29.7219643190589</text:p>
          </table:table-cell>
          <table:table-cell office:value-type="float" office:value="24.0836060359947" calcext:value-type="float">
            <text:p>24.0836060359947</text:p>
          </table:table-cell>
          <table:table-cell office:value-type="float" office:value="12.1877061871131" calcext:value-type="float">
            <text:p>12.1877061871131</text:p>
          </table:table-cell>
          <table:table-cell office:value-type="float" office:value="0.605201561446389" calcext:value-type="float">
            <text:p>0.605201561446389</text:p>
          </table:table-cell>
          <table:table-cell office:value-type="float" office:value="-6.6118420445124" calcext:value-type="float">
            <text:p>-6.6118420445124</text:p>
          </table:table-cell>
          <table:table-cell office:value-type="float" office:value="-8.16279309585517" calcext:value-type="float">
            <text:p>-8.16279309585517</text:p>
          </table:table-cell>
          <table:table-cell office:value-type="float" office:value="-3.68336909584462" calcext:value-type="float">
            <text:p>-3.68336909584462</text:p>
          </table:table-cell>
          <table:table-cell office:value-type="float" office:value="3.62255577815401" calcext:value-type="float">
            <text:p>3.62255577815401</text:p>
          </table:table-cell>
          <table:table-cell office:value-type="float" office:value="9.62785636849986" calcext:value-type="float">
            <text:p>9.62785636849986</text:p>
          </table:table-cell>
          <table:table-cell office:value-type="float" office:value="12.3209984038953" calcext:value-type="float">
            <text:p>12.3209984038953</text:p>
          </table:table-cell>
          <table:table-cell office:value-type="float" office:value="12.0472085714564" calcext:value-type="float">
            <text:p>12.0472085714564</text:p>
          </table:table-cell>
          <table:table-cell office:value-type="float" office:value="9.48409825858164" calcext:value-type="float">
            <text:p>9.48409825858164</text:p>
          </table:table-cell>
          <table:table-cell office:value-type="float" office:value="6.26600626638208" calcext:value-type="float">
            <text:p>6.26600626638208</text:p>
          </table:table-cell>
          <table:table-cell office:value-type="float" office:value="4.25974905401238" calcext:value-type="float">
            <text:p>4.25974905401238</text:p>
          </table:table-cell>
          <table:table-cell office:value-type="float" office:value="4.12315774030959" calcext:value-type="float">
            <text:p>4.12315774030959</text:p>
          </table:table-cell>
          <table:table-cell office:value-type="float" office:value="5.14053846006738" calcext:value-type="float">
            <text:p>5.14053846006738</text:p>
          </table:table-cell>
          <table:table-cell office:value-type="float" office:value="6.56290749979792" calcext:value-type="float">
            <text:p>6.56290749979792</text:p>
          </table:table-cell>
          <table:table-cell office:value-type="float" office:value="7.83369657696593" calcext:value-type="float">
            <text:p>7.83369657696593</text:p>
          </table:table-cell>
          <table:table-cell office:value-type="float" office:value="8.46636147868481" calcext:value-type="float">
            <text:p>8.46636147868481</text:p>
          </table:table-cell>
          <table:table-cell office:value-type="float" office:value="8.39221128811849" calcext:value-type="float">
            <text:p>8.39221128811849</text:p>
          </table:table-cell>
          <table:table-cell office:value-type="float" office:value="8.02668573499702" calcext:value-type="float">
            <text:p>8.02668573499702</text:p>
          </table:table-cell>
          <table:table-cell office:value-type="float" office:value="7.75212716346705" calcext:value-type="float">
            <text:p>7.75212716346705</text:p>
          </table:table-cell>
          <table:table-cell office:value-type="float" office:value="7.66252612077834" calcext:value-type="float">
            <text:p>7.66252612077834</text:p>
          </table:table-cell>
          <table:table-cell office:value-type="float" office:value="7.76376752155282" calcext:value-type="float">
            <text:p>7.76376752155282</text:p>
          </table:table-cell>
          <table:table-cell office:value-type="float" office:value="8.00395622474302" calcext:value-type="float">
            <text:p>8.00395622474302</text:p>
          </table:table-cell>
          <table:table-cell office:value-type="float" office:value="8.26293906850183" calcext:value-type="float">
            <text:p>8.26293906850183</text:p>
          </table:table-cell>
          <table:table-cell office:value-type="float" office:value="8.4389226105145" calcext:value-type="float">
            <text:p>8.4389226105145</text:p>
          </table:table-cell>
          <table:table-cell office:value-type="float" office:value="8.53943091953093" calcext:value-type="float">
            <text:p>8.53943091953093</text:p>
          </table:table-cell>
          <table:table-cell office:value-type="float" office:value="8.60503302061722" calcext:value-type="float">
            <text:p>8.60503302061722</text:p>
          </table:table-cell>
          <table:table-cell office:value-type="float" office:value="8.66288068510192" calcext:value-type="float">
            <text:p>8.66288068510192</text:p>
          </table:table-cell>
          <table:table-cell office:value-type="float" office:value="8.72394495833436" calcext:value-type="float">
            <text:p>8.72394495833436</text:p>
          </table:table-cell>
          <table:table-cell office:value-type="float" office:value="8.79600734322573" calcext:value-type="float">
            <text:p>8.79600734322573</text:p>
          </table:table-cell>
          <table:table-cell office:value-type="float" office:value="8.87567218426208" calcext:value-type="float">
            <text:p>8.87567218426208</text:p>
          </table:table-cell>
          <table:table-cell office:value-type="float" office:value="8.95597393478426" calcext:value-type="float">
            <text:p>8.95597393478426</text:p>
          </table:table-cell>
          <table:table-cell office:value-type="float" office:value="9.02736563584833" calcext:value-type="float">
            <text:p>9.02736563584833</text:p>
          </table:table-cell>
          <table:table-cell office:value-type="float" office:value="9.07712820165624" calcext:value-type="float">
            <text:p>9.07712820165624</text:p>
          </table:table-cell>
          <table:table-cell office:value-type="float" office:value="9.10135002157422" calcext:value-type="float">
            <text:p>9.10135002157422</text:p>
          </table:table-cell>
          <table:table-cell office:value-type="float" office:value="9.14230275317562" calcext:value-type="float">
            <text:p>9.14230275317562</text:p>
          </table:table-cell>
          <table:table-cell office:value-type="float" office:value="9.26146383835552" calcext:value-type="float">
            <text:p>9.26146383835552</text:p>
          </table:table-cell>
          <table:table-cell office:value-type="float" office:value="9.67954198438444" calcext:value-type="float">
            <text:p>9.67954198438444</text:p>
          </table:table-cell>
          <table:table-cell office:value-type="float" office:value="10.8168553757047" calcext:value-type="float">
            <text:p>10.8168553757047</text:p>
          </table:table-cell>
          <table:table-cell office:value-type="float" office:value="13.0499153701526" calcext:value-type="float">
            <text:p>13.0499153701526</text:p>
          </table:table-cell>
          <table:table-cell office:value-type="float" office:value="16.4588858866022" calcext:value-type="float">
            <text:p>16.4588858866022</text:p>
          </table:table-cell>
          <table:table-cell office:value-type="float" office:value="21.0099395370238" calcext:value-type="float">
            <text:p>21.0099395370238</text:p>
          </table:table-cell>
          <table:table-cell office:value-type="float" office:value="26.0283338239135" calcext:value-type="float">
            <text:p>26.0283338239135</text:p>
          </table:table-cell>
          <table:table-cell office:value-type="float" office:value="30.0198912502039" calcext:value-type="float">
            <text:p>30.0198912502039</text:p>
          </table:table-cell>
          <table:table-cell office:value-type="float" office:value="31.5777810057401" calcext:value-type="float">
            <text:p>31.5777810057401</text:p>
          </table:table-cell>
          <table:table-cell office:value-type="float" office:value="30.0515797629354" calcext:value-type="float">
            <text:p>30.0515797629354</text:p>
          </table:table-cell>
          <table:table-cell office:value-type="float" office:value="25.0738001091524" calcext:value-type="float">
            <text:p>25.0738001091524</text:p>
          </table:table-cell>
          <table:table-cell office:value-type="float" office:value="17.4555316471019" calcext:value-type="float">
            <text:p>17.4555316471019</text:p>
          </table:table-cell>
          <table:table-cell office:value-type="float" office:value="9.54471338774567" calcext:value-type="float">
            <text:p>9.54471338774567</text:p>
          </table:table-cell>
          <table:table-cell office:value-type="float" office:value="3.57077233980128" calcext:value-type="float">
            <text:p>3.57077233980128</text:p>
          </table:table-cell>
          <table:table-cell office:value-type="float" office:value="0.543819771721571" calcext:value-type="float">
            <text:p>0.543819771721571</text:p>
          </table:table-cell>
          <table:table-cell office:value-type="float" office:value="1.02922975884442" calcext:value-type="float">
            <text:p>1.02922975884442</text:p>
          </table:table-cell>
          <table:table-cell office:value-type="float" office:value="4.44231548151945" calcext:value-type="float">
            <text:p>4.44231548151945</text:p>
          </table:table-cell>
          <table:table-cell office:value-type="float" office:value="8.66897897014123" calcext:value-type="float">
            <text:p>8.66897897014123</text:p>
          </table:table-cell>
          <table:table-cell office:value-type="float" office:value="11.7344073698826" calcext:value-type="float">
            <text:p>11.7344073698826</text:p>
          </table:table-cell>
          <table:table-cell office:value-type="float" office:value="13.0428413332629" calcext:value-type="float">
            <text:p>13.0428413332629</text:p>
          </table:table-cell>
          <table:table-cell office:value-type="float" office:value="12.4933178753525" calcext:value-type="float">
            <text:p>12.4933178753525</text:p>
          </table:table-cell>
          <table:table-cell office:value-type="float" office:value="10.5454331623858" calcext:value-type="float">
            <text:p>10.5454331623858</text:p>
          </table:table-cell>
          <table:table-cell office:value-type="float" office:value="8.41872801103266" calcext:value-type="float">
            <text:p>8.41872801103266</text:p>
          </table:table-cell>
          <table:table-cell office:value-type="float" office:value="7.20671852370655" calcext:value-type="float">
            <text:p>7.20671852370655</text:p>
          </table:table-cell>
          <table:table-cell office:value-type="float" office:value="6.96565720437044" calcext:value-type="float">
            <text:p>6.96565720437044</text:p>
          </table:table-cell>
          <table:table-cell office:value-type="float" office:value="7.38045374667372" calcext:value-type="float">
            <text:p>7.38045374667372</text:p>
          </table:table-cell>
          <table:table-cell office:value-type="float" office:value="8.09141262902628" calcext:value-type="float">
            <text:p>8.09141262902628</text:p>
          </table:table-cell>
          <table:table-cell office:value-type="float" office:value="8.67773576128004" calcext:value-type="float">
            <text:p>8.67773576128004</text:p>
          </table:table-cell>
          <table:table-cell office:value-type="float" office:value="8.79003840610129" calcext:value-type="float">
            <text:p>8.79003840610129</text:p>
          </table:table-cell>
          <table:table-cell office:value-type="float" office:value="8.52601023368681" calcext:value-type="float">
            <text:p>8.52601023368681</text:p>
          </table:table-cell>
          <table:table-cell office:value-type="float" office:value="8.14458302310014" calcext:value-type="float">
            <text:p>8.14458302310014</text:p>
          </table:table-cell>
          <table:table-cell office:value-type="float" office:value="7.81481470716905" calcext:value-type="float">
            <text:p>7.81481470716905</text:p>
          </table:table-cell>
          <table:table-cell office:value-type="float" office:value="7.57852870678598" calcext:value-type="float">
            <text:p>7.57852870678598</text:p>
          </table:table-cell>
          <table:table-cell office:value-type="float" office:value="7.45630798770068" calcext:value-type="float">
            <text:p>7.45630798770068</text:p>
          </table:table-cell>
          <table:table-cell office:value-type="float" office:value="7.39860073641314" calcext:value-type="float">
            <text:p>7.39860073641314</text:p>
          </table:table-cell>
          <table:table-cell office:value-type="float" office:value="7.33042288152342" calcext:value-type="float">
            <text:p>7.33042288152342</text:p>
          </table:table-cell>
          <table:table-cell office:value-type="float" office:value="7.21256523825728" calcext:value-type="float">
            <text:p>7.21256523825728</text:p>
          </table:table-cell>
          <table:table-cell office:value-type="float" office:value="7.05741003847536" calcext:value-type="float">
            <text:p>7.05741003847536</text:p>
          </table:table-cell>
          <table:table-cell office:value-type="float" office:value="6.88268045685759" calcext:value-type="float">
            <text:p>6.88268045685759</text:p>
          </table:table-cell>
          <table:table-cell office:value-type="float" office:value="6.71431001288075" calcext:value-type="float">
            <text:p>6.71431001288075</text:p>
          </table:table-cell>
          <table:table-cell office:value-type="float" office:value="6.58554286801602" calcext:value-type="float">
            <text:p>6.58554286801602</text:p>
          </table:table-cell>
          <table:table-cell office:value-type="float" office:value="6.74772834591812" calcext:value-type="float">
            <text:p>6.74772834591812</text:p>
          </table:table-cell>
          <table:table-cell office:value-type="float" office:value="7.77268627775464" calcext:value-type="float">
            <text:p>7.77268627775464</text:p>
          </table:table-cell>
          <table:table-cell office:value-type="float" office:value="10.329797265567" calcext:value-type="float">
            <text:p>10.329797265567</text:p>
          </table:table-cell>
          <table:table-cell office:value-type="float" office:value="15.542971853937" calcext:value-type="float">
            <text:p>15.542971853937</text:p>
          </table:table-cell>
          <table:table-cell office:value-type="float" office:value="24.69638760597" calcext:value-type="float">
            <text:p>24.69638760597</text:p>
          </table:table-cell>
          <table:table-cell office:value-type="float" office:value="38.1556942834737" calcext:value-type="float">
            <text:p>38.1556942834737</text:p>
          </table:table-cell>
          <table:table-cell office:value-type="float" office:value="54.9090107508818" calcext:value-type="float">
            <text:p>54.9090107508818</text:p>
          </table:table-cell>
          <table:table-cell office:value-type="float" office:value="73.4193358671245" calcext:value-type="float">
            <text:p>73.4193358671245</text:p>
          </table:table-cell>
          <table:table-cell office:value-type="float" office:value="89.4854938174757" calcext:value-type="float">
            <text:p>89.4854938174757</text:p>
          </table:table-cell>
          <table:table-cell office:value-type="float" office:value="97.8748849632318" calcext:value-type="float">
            <text:p>97.8748849632318</text:p>
          </table:table-cell>
          <table:table-cell office:value-type="float" office:value="95.0062906309678" calcext:value-type="float">
            <text:p>95.0062906309678</text:p>
          </table:table-cell>
          <table:table-cell office:value-type="float" office:value="79.8282669329412" calcext:value-type="float">
            <text:p>79.8282669329412</text:p>
          </table:table-cell>
          <table:table-cell office:value-type="float" office:value="52.4283139570428" calcext:value-type="float">
            <text:p>52.4283139570428</text:p>
          </table:table-cell>
          <table:table-cell office:value-type="float" office:value="19.0208866268437" calcext:value-type="float">
            <text:p>19.0208866268437</text:p>
          </table:table-cell>
          <table:table-cell office:value-type="float" office:value="-11.7196176023968" calcext:value-type="float">
            <text:p>-11.7196176023968</text:p>
          </table:table-cell>
          <table:table-cell office:value-type="float" office:value="-32.9815817842061" calcext:value-type="float">
            <text:p>-32.9815817842061</text:p>
          </table:table-cell>
          <table:table-cell office:value-type="float" office:value="-40.8713402720858" calcext:value-type="float">
            <text:p>-40.8713402720858</text:p>
          </table:table-cell>
          <table:table-cell office:value-type="float" office:value="-32.910510885583" calcext:value-type="float">
            <text:p>-32.910510885583</text:p>
          </table:table-cell>
          <table:table-cell office:value-type="float" office:value="-14.4996234315003" calcext:value-type="float">
            <text:p>-14.4996234315003</text:p>
          </table:table-cell>
          <table:table-cell office:value-type="float" office:value="5.7184499817977" calcext:value-type="float">
            <text:p>5.7184499817977</text:p>
          </table:table-cell>
          <table:table-cell office:value-type="float" office:value="20.9957309280631" calcext:value-type="float">
            <text:p>20.9957309280631</text:p>
          </table:table-cell>
          <table:table-cell office:value-type="float" office:value="27.6180589350827" calcext:value-type="float">
            <text:p>27.6180589350827</text:p>
          </table:table-cell>
          <table:table-cell office:value-type="float" office:value="23.0691758042764" calcext:value-type="float">
            <text:p>23.0691758042764</text:p>
          </table:table-cell>
          <table:table-cell office:value-type="float" office:value="11.271881038225" calcext:value-type="float">
            <text:p>11.271881038225</text:p>
          </table:table-cell>
          <table:table-cell office:value-type="float" office:value="-1.14843578832054" calcext:value-type="float">
            <text:p>-1.14843578832054</text:p>
          </table:table-cell>
          <table:table-cell office:value-type="float" office:value="-9.5302270376914" calcext:value-type="float">
            <text:p>-9.5302270376914</text:p>
          </table:table-cell>
          <table:table-cell office:value-type="float" office:value="-12.4183883567026" calcext:value-type="float">
            <text:p>-12.4183883567026</text:p>
          </table:table-cell>
          <table:table-cell office:value-type="float" office:value="-9.13021716742004" calcext:value-type="float">
            <text:p>-9.13021716742004</text:p>
          </table:table-cell>
          <table:table-cell office:value-type="float" office:value="-2.386905656033" calcext:value-type="float">
            <text:p>-2.386905656033</text:p>
          </table:table-cell>
          <table:table-cell office:value-type="float" office:value="3.63824570675001" calcext:value-type="float">
            <text:p>3.63824570675001</text:p>
          </table:table-cell>
          <table:table-cell office:value-type="float" office:value="6.41799564260814" calcext:value-type="float">
            <text:p>6.41799564260814</text:p>
          </table:table-cell>
          <table:table-cell office:value-type="float" office:value="6.16363987903606" calcext:value-type="float">
            <text:p>6.16363987903606</text:p>
          </table:table-cell>
          <table:table-cell office:value-type="float" office:value="3.46906392000343" calcext:value-type="float">
            <text:p>3.46906392000343</text:p>
          </table:table-cell>
          <table:table-cell office:value-type="float" office:value="-0.161888075575523" calcext:value-type="float">
            <text:p>-0.161888075575523</text:p>
          </table:table-cell>
          <table:table-cell office:value-type="float" office:value="-2.83488939909657" calcext:value-type="float">
            <text:p>-2.83488939909657</text:p>
          </table:table-cell>
          <table:table-cell office:value-type="float" office:value="-3.59458803295902" calcext:value-type="float">
            <text:p>-3.59458803295902</text:p>
          </table:table-cell>
          <table:table-cell office:value-type="float" office:value="-3.07706603317428" calcext:value-type="float">
            <text:p>-3.07706603317428</text:p>
          </table:table-cell>
          <table:table-cell office:value-type="float" office:value="-2.04770432672559" calcext:value-type="float">
            <text:p>-2.04770432672559</text:p>
          </table:table-cell>
          <table:table-cell office:value-type="float" office:value="-1.08942013536267" calcext:value-type="float">
            <text:p>-1.08942013536267</text:p>
          </table:table-cell>
          <table:table-cell office:value-type="float" office:value="-0.698696495911307" calcext:value-type="float">
            <text:p>-0.698696495911307</text:p>
          </table:table-cell>
          <table:table-cell office:value-type="float" office:value="-1.04761805538643" calcext:value-type="float">
            <text:p>-1.04761805538643</text:p>
          </table:table-cell>
          <table:table-cell office:value-type="float" office:value="-1.74894652483229" calcext:value-type="float">
            <text:p>-1.74894652483229</text:p>
          </table:table-cell>
          <table:table-cell office:value-type="float" office:value="-2.39563133510229" calcext:value-type="float">
            <text:p>-2.39563133510229</text:p>
          </table:table-cell>
          <table:table-cell office:value-type="float" office:value="-2.85325972720456" calcext:value-type="float">
            <text:p>-2.85325972720456</text:p>
          </table:table-cell>
          <table:table-cell office:value-type="float" office:value="-3.11377998323917" calcext:value-type="float">
            <text:p>-3.11377998323917</text:p>
          </table:table-cell>
          <table:table-cell office:value-type="float" office:value="-3.214451213186" calcext:value-type="float">
            <text:p>-3.214451213186</text:p>
          </table:table-cell>
          <table:table-cell office:value-type="float" office:value="-3.27117083670714" calcext:value-type="float">
            <text:p>-3.27117083670714</text:p>
          </table:table-cell>
          <table:table-cell office:value-type="float" office:value="-3.39468798744994" calcext:value-type="float">
            <text:p>-3.39468798744994</text:p>
          </table:table-cell>
          <table:table-cell office:value-type="float" office:value="-3.59270020450067" calcext:value-type="float">
            <text:p>-3.59270020450067</text:p>
          </table:table-cell>
          <table:table-cell office:value-type="float" office:value="-3.82444167905038" calcext:value-type="float">
            <text:p>-3.82444167905038</text:p>
          </table:table-cell>
          <table:table-cell office:value-type="float" office:value="-4.05920127197823" calcext:value-type="float">
            <text:p>-4.05920127197823</text:p>
          </table:table-cell>
          <table:table-cell office:value-type="float" office:value="-4.28485969599527" calcext:value-type="float">
            <text:p>-4.28485969599527</text:p>
          </table:table-cell>
          <table:table-cell office:value-type="float" office:value="-4.49254979551352" calcext:value-type="float">
            <text:p>-4.49254979551352</text:p>
          </table:table-cell>
          <table:table-cell office:value-type="float" office:value="-4.68391471326402" calcext:value-type="float">
            <text:p>-4.68391471326402</text:p>
          </table:table-cell>
          <table:table-cell office:value-type="float" office:value="-4.86567710146884" calcext:value-type="float">
            <text:p>-4.86567710146884</text:p>
          </table:table-cell>
          <table:table-cell office:value-type="float" office:value="-5.04657517989258" calcext:value-type="float">
            <text:p>-5.04657517989258</text:p>
          </table:table-cell>
          <table:table-cell office:value-type="float" office:value="-5.23898580638137" calcext:value-type="float">
            <text:p>-5.23898580638137</text:p>
          </table:table-cell>
          <table:table-cell office:value-type="float" office:value="-5.45041793690418" calcext:value-type="float">
            <text:p>-5.45041793690418</text:p>
          </table:table-cell>
          <table:table-cell office:value-type="float" office:value="-5.64510107695548" calcext:value-type="float">
            <text:p>-5.64510107695548</text:p>
          </table:table-cell>
          <table:table-cell office:value-type="float" office:value="-5.76485464235163" calcext:value-type="float">
            <text:p>-5.76485464235163</text:p>
          </table:table-cell>
          <table:table-cell office:value-type="float" office:value="-5.62965257421935" calcext:value-type="float">
            <text:p>-5.62965257421935</text:p>
          </table:table-cell>
          <table:table-cell office:value-type="float" office:value="-4.8314801627355" calcext:value-type="float">
            <text:p>-4.8314801627355</text:p>
          </table:table-cell>
          <table:table-cell office:value-type="float" office:value="-2.97008968568446" calcext:value-type="float">
            <text:p>-2.97008968568446</text:p>
          </table:table-cell>
          <table:table-cell office:value-type="float" office:value="0.0778222264249884" calcext:value-type="float">
            <text:p>0.077822226424988</text:p>
          </table:table-cell>
          <table:table-cell office:value-type="float" office:value="4.2923387797934" calcext:value-type="float">
            <text:p>4.2923387797934</text:p>
          </table:table-cell>
          <table:table-cell office:value-type="float" office:value="9.16444929963209" calcext:value-type="float">
            <text:p>9.16444929963209</text:p>
          </table:table-cell>
          <table:table-cell office:value-type="float" office:value="13.2518311894148" calcext:value-type="float">
            <text:p>13.2518311894148</text:p>
          </table:table-cell>
          <table:table-cell office:value-type="float" office:value="15.0884206241724" calcext:value-type="float">
            <text:p>15.0884206241724</text:p>
          </table:table-cell>
          <table:table-cell office:value-type="float" office:value="13.9129780506258" calcext:value-type="float">
            <text:p>13.9129780506258</text:p>
          </table:table-cell>
          <table:table-cell office:value-type="float" office:value="9.3325550277914" calcext:value-type="float">
            <text:p>9.3325550277914</text:p>
          </table:table-cell>
          <table:table-cell office:value-type="float" office:value="1.85122465633985" calcext:value-type="float">
            <text:p>1.85122465633985</text:p>
          </table:table-cell>
          <table:table-cell office:value-type="float" office:value="-6.28148491795584" calcext:value-type="float">
            <text:p>-6.28148491795584</text:p>
          </table:table-cell>
          <table:table-cell office:value-type="float" office:value="-12.7419779009624" calcext:value-type="float">
            <text:p>-12.7419779009624</text:p>
          </table:table-cell>
          <table:table-cell office:value-type="float" office:value="-16.3395700304237" calcext:value-type="float">
            <text:p>-16.3395700304237</text:p>
          </table:table-cell>
          <table:table-cell office:value-type="float" office:value="-16.4825321227969" calcext:value-type="float">
            <text:p>-16.4825321227969</text:p>
          </table:table-cell>
          <table:table-cell office:value-type="float" office:value="-13.4533959784893" calcext:value-type="float">
            <text:p>-13.4533959784893</text:p>
          </table:table-cell>
          <table:table-cell office:value-type="float" office:value="-9.26680520675426" calcext:value-type="float">
            <text:p>-9.26680520675426</text:p>
          </table:table-cell>
          <table:table-cell office:value-type="float" office:value="-6.00227391881154" calcext:value-type="float">
            <text:p>-6.00227391881154</text:p>
          </table:table-cell>
          <table:table-cell office:value-type="float" office:value="-4.46167018496375" calcext:value-type="float">
            <text:p>-4.46167018496375</text:p>
          </table:table-cell>
          <table:table-cell office:value-type="float" office:value="-4.76193758288581" calcext:value-type="float">
            <text:p>-4.76193758288581</text:p>
          </table:table-cell>
          <table:table-cell office:value-type="float" office:value="-6.59185485506836" calcext:value-type="float">
            <text:p>-6.59185485506836</text:p>
          </table:table-cell>
          <table:table-cell office:value-type="float" office:value="-8.78197444421812" calcext:value-type="float">
            <text:p>-8.78197444421812</text:p>
          </table:table-cell>
          <table:table-cell office:value-type="float" office:value="-10.1612563053103" calcext:value-type="float">
            <text:p>-10.1612563053103</text:p>
          </table:table-cell>
          <table:table-cell office:value-type="float" office:value="-10.5169141891487" calcext:value-type="float">
            <text:p>-10.5169141891487</text:p>
          </table:table-cell>
          <table:table-cell office:value-type="float" office:value="-10.1584879613561" calcext:value-type="float">
            <text:p>-10.1584879613561</text:p>
          </table:table-cell>
          <table:table-cell office:value-type="float" office:value="-9.43389145914323" calcext:value-type="float">
            <text:p>-9.43389145914323</text:p>
          </table:table-cell>
          <table:table-cell office:value-type="float" office:value="-8.75985560490632" calcext:value-type="float">
            <text:p>-8.75985560490632</text:p>
          </table:table-cell>
          <table:table-cell office:value-type="float" office:value="-8.5186667426054" calcext:value-type="float">
            <text:p>-8.5186667426054</text:p>
          </table:table-cell>
          <table:table-cell office:value-type="float" office:value="-8.6807758247205" calcext:value-type="float">
            <text:p>-8.6807758247205</text:p>
          </table:table-cell>
          <table:table-cell office:value-type="float" office:value="-8.98799942666308" calcext:value-type="float">
            <text:p>-8.98799942666308</text:p>
          </table:table-cell>
          <table:table-cell office:value-type="float" office:value="-9.24704570450562" calcext:value-type="float">
            <text:p>-9.24704570450562</text:p>
          </table:table-cell>
          <table:table-cell office:value-type="float" office:value="-9.407510998949" calcext:value-type="float">
            <text:p>-9.407510998949</text:p>
          </table:table-cell>
          <table:table-cell office:value-type="float" office:value="-9.44379107048325" calcext:value-type="float">
            <text:p>-9.44379107048325</text:p>
          </table:table-cell>
          <table:table-cell office:value-type="float" office:value="-9.39471115583753" calcext:value-type="float">
            <text:p>-9.39471115583753</text:p>
          </table:table-cell>
          <table:table-cell office:value-type="float" office:value="-9.33552407015915" calcext:value-type="float">
            <text:p>-9.33552407015915</text:p>
          </table:table-cell>
          <table:table-cell office:value-type="float" office:value="-9.31523894692545" calcext:value-type="float">
            <text:p>-9.31523894692545</text:p>
          </table:table-cell>
          <table:table-cell office:value-type="float" office:value="-9.32509764705454" calcext:value-type="float">
            <text:p>-9.32509764705454</text:p>
          </table:table-cell>
          <table:table-cell office:value-type="float" office:value="-9.3480435443113" calcext:value-type="float">
            <text:p>-9.3480435443113</text:p>
          </table:table-cell>
          <table:table-cell office:value-type="float" office:value="-9.35950492776064" calcext:value-type="float">
            <text:p>-9.35950492776064</text:p>
          </table:table-cell>
          <table:table-cell office:value-type="float" office:value="-9.32976570283462" calcext:value-type="float">
            <text:p>-9.32976570283462</text:p>
          </table:table-cell>
          <table:table-cell office:value-type="float" office:value="-9.06730958753179" calcext:value-type="float">
            <text:p>-9.06730958753179</text:p>
          </table:table-cell>
          <table:table-cell office:value-type="float" office:value="-8.02276548412576" calcext:value-type="float">
            <text:p>-8.02276548412576</text:p>
          </table:table-cell>
          <table:table-cell office:value-type="float" office:value="-5.55870225833047" calcext:value-type="float">
            <text:p>-5.55870225833047</text:p>
          </table:table-cell>
          <table:table-cell office:value-type="float" office:value="-0.622536707534152" calcext:value-type="float">
            <text:p>-0.622536707534152</text:p>
          </table:table-cell>
          <table:table-cell office:value-type="float" office:value="8.08070664422373" calcext:value-type="float">
            <text:p>8.08070664422373</text:p>
          </table:table-cell>
          <table:table-cell office:value-type="float" office:value="21.1703292246721" calcext:value-type="float">
            <text:p>21.1703292246721</text:p>
          </table:table-cell>
          <table:table-cell office:value-type="float" office:value="37.7317031685842" calcext:value-type="float">
            <text:p>37.7317031685842</text:p>
          </table:table-cell>
          <table:table-cell office:value-type="float" office:value="56.4113088214709" calcext:value-type="float">
            <text:p>56.4113088214709</text:p>
          </table:table-cell>
          <table:table-cell office:value-type="float" office:value="73.4291008817984" calcext:value-type="float">
            <text:p>73.4291008817984</text:p>
          </table:table-cell>
          <table:table-cell office:value-type="float" office:value="83.5461541544544" calcext:value-type="float">
            <text:p>83.5461541544544</text:p>
          </table:table-cell>
          <table:table-cell office:value-type="float" office:value="82.7205035972435" calcext:value-type="float">
            <text:p>82.7205035972435</text:p>
          </table:table-cell>
          <table:table-cell office:value-type="float" office:value="69.7192399536706" calcext:value-type="float">
            <text:p>69.7192399536706</text:p>
          </table:table-cell>
          <table:table-cell office:value-type="float" office:value="44.2142665980448" calcext:value-type="float">
            <text:p>44.2142665980448</text:p>
          </table:table-cell>
          <table:table-cell office:value-type="float" office:value="11.4421484982215" calcext:value-type="float">
            <text:p>11.4421484982215</text:p>
          </table:table-cell>
          <table:table-cell office:value-type="float" office:value="-19.9401642793474" calcext:value-type="float">
            <text:p>-19.9401642793474</text:p>
          </table:table-cell>
          <table:table-cell office:value-type="float" office:value="-42.5961928025636" calcext:value-type="float">
            <text:p>-42.5961928025636</text:p>
          </table:table-cell>
          <table:table-cell office:value-type="float" office:value="-52.420437421539" calcext:value-type="float">
            <text:p>-52.420437421539</text:p>
          </table:table-cell>
          <table:table-cell office:value-type="float" office:value="-46.4091384005478" calcext:value-type="float">
            <text:p>-46.4091384005478</text:p>
          </table:table-cell>
          <table:table-cell office:value-type="float" office:value="-28.6942161541286" calcext:value-type="float">
            <text:p>-28.6942161541286</text:p>
          </table:table-cell>
          <table:table-cell office:value-type="float" office:value="-7.88493611854028" calcext:value-type="float">
            <text:p>-7.88493611854028</text:p>
          </table:table-cell>
          <table:table-cell office:value-type="float" office:value="8.73108971580211" calcext:value-type="float">
            <text:p>8.73108971580211</text:p>
          </table:table-cell>
          <table:table-cell office:value-type="float" office:value="17.2160591110788" calcext:value-type="float">
            <text:p>17.2160591110788</text:p>
          </table:table-cell>
          <table:table-cell office:value-type="float" office:value="14.6309984572791" calcext:value-type="float">
            <text:p>14.6309984572791</text:p>
          </table:table-cell>
          <table:table-cell office:value-type="float" office:value="3.85215900580682" calcext:value-type="float">
            <text:p>3.85215900580682</text:p>
          </table:table-cell>
          <table:table-cell office:value-type="float" office:value="-8.5216415445269" calcext:value-type="float">
            <text:p>-8.5216415445269</text:p>
          </table:table-cell>
          <table:table-cell office:value-type="float" office:value="-17.2656827138404" calcext:value-type="float">
            <text:p>-17.2656827138404</text:p>
          </table:table-cell>
          <table:table-cell office:value-type="float" office:value="-20.6856896485609" calcext:value-type="float">
            <text:p>-20.6856896485609</text:p>
          </table:table-cell>
          <table:table-cell office:value-type="float" office:value="-17.8794686547227" calcext:value-type="float">
            <text:p>-17.8794686547227</text:p>
          </table:table-cell>
          <table:table-cell office:value-type="float" office:value="-11.0102974231738" calcext:value-type="float">
            <text:p>-11.0102974231738</text:p>
          </table:table-cell>
          <table:table-cell office:value-type="float" office:value="-4.24275134984125" calcext:value-type="float">
            <text:p>-4.24275134984125</text:p>
          </table:table-cell>
          <table:table-cell office:value-type="float" office:value="-0.579733206755572" calcext:value-type="float">
            <text:p>-0.579733206755572</text:p>
          </table:table-cell>
          <table:table-cell office:value-type="float" office:value="-0.0173985440321509" calcext:value-type="float">
            <text:p>-0.017398544032151</text:p>
          </table:table-cell>
          <table:table-cell office:value-type="float" office:value="-2.01985860515101" calcext:value-type="float">
            <text:p>-2.01985860515101</text:p>
          </table:table-cell>
          <table:table-cell office:value-type="float" office:value="-5.23404409343217" calcext:value-type="float">
            <text:p>-5.23404409343217</text:p>
          </table:table-cell>
          <table:table-cell office:value-type="float" office:value="-7.76328830109328" calcext:value-type="float">
            <text:p>-7.76328830109328</text:p>
          </table:table-cell>
          <table:table-cell office:value-type="float" office:value="-8.37948885722762" calcext:value-type="float">
            <text:p>-8.37948885722762</text:p>
          </table:table-cell>
          <table:table-cell office:value-type="float" office:value="-7.5969081340646" calcext:value-type="float">
            <text:p>-7.5969081340646</text:p>
          </table:table-cell>
          <table:table-cell office:value-type="float" office:value="-6.19255648909033" calcext:value-type="float">
            <text:p>-6.19255648909033</text:p>
          </table:table-cell>
          <table:table-cell office:value-type="float" office:value="-4.78004623920995" calcext:value-type="float">
            <text:p>-4.78004623920995</text:p>
          </table:table-cell>
          <table:table-cell office:value-type="float" office:value="-3.86133055584425" calcext:value-type="float">
            <text:p>-3.86133055584425</text:p>
          </table:table-cell>
          <table:table-cell office:value-type="float" office:value="-3.70352241144926" calcext:value-type="float">
            <text:p>-3.70352241144926</text:p>
          </table:table-cell>
          <table:table-cell office:value-type="float" office:value="-3.96310051084056" calcext:value-type="float">
            <text:p>-3.96310051084056</text:p>
          </table:table-cell>
          <table:table-cell office:value-type="float" office:value="-4.21651473841924" calcext:value-type="float">
            <text:p>-4.21651473841924</text:p>
          </table:table-cell>
          <table:table-cell office:value-type="float" office:value="-4.28368116778754" calcext:value-type="float">
            <text:p>-4.28368116778754</text:p>
          </table:table-cell>
          <table:table-cell office:value-type="float" office:value="-4.1536034943681" calcext:value-type="float">
            <text:p>-4.1536034943681</text:p>
          </table:table-cell>
          <table:table-cell office:value-type="float" office:value="-3.85061968829378" calcext:value-type="float">
            <text:p>-3.85061968829378</text:p>
          </table:table-cell>
          <table:table-cell office:value-type="float" office:value="-3.48467715262049" calcext:value-type="float">
            <text:p>-3.48467715262049</text:p>
          </table:table-cell>
          <table:table-cell office:value-type="float" office:value="-3.17299274376888" calcext:value-type="float">
            <text:p>-3.17299274376888</text:p>
          </table:table-cell>
          <table:table-cell office:value-type="float" office:value="-2.94101746880716" calcext:value-type="float">
            <text:p>-2.94101746880716</text:p>
          </table:table-cell>
          <table:table-cell office:value-type="float" office:value="-2.7492204305005" calcext:value-type="float">
            <text:p>-2.7492204305005</text:p>
          </table:table-cell>
          <table:table-cell office:value-type="float" office:value="-2.56406049840357" calcext:value-type="float">
            <text:p>-2.56406049840357</text:p>
          </table:table-cell>
          <table:table-cell office:value-type="float" office:value="-2.3721784700417" calcext:value-type="float">
            <text:p>-2.3721784700417</text:p>
          </table:table-cell>
          <table:table-cell office:value-type="float" office:value="-2.16432685596043" calcext:value-type="float">
            <text:p>-2.16432685596043</text:p>
          </table:table-cell>
          <table:table-cell office:value-type="float" office:value="-1.94059060652596" calcext:value-type="float">
            <text:p>-1.94059060652596</text:p>
          </table:table-cell>
          <table:table-cell office:value-type="float" office:value="-1.70779903670851" calcext:value-type="float">
            <text:p>-1.70779903670851</text:p>
          </table:table-cell>
          <table:table-cell office:value-type="float" office:value="-1.47433754288352" calcext:value-type="float">
            <text:p>-1.47433754288352</text:p>
          </table:table-cell>
          <table:table-cell office:value-type="float" office:value="-1.25252899218701" calcext:value-type="float">
            <text:p>-1.25252899218701</text:p>
          </table:table-cell>
          <table:table-cell office:value-type="float" office:value="-1.05264814529899" calcext:value-type="float">
            <text:p>-1.05264814529899</text:p>
          </table:table-cell>
          <table:table-cell office:value-type="float" office:value="-0.846645690086968" calcext:value-type="float">
            <text:p>-0.846645690086968</text:p>
          </table:table-cell>
          <table:table-cell office:value-type="float" office:value="-0.578138871651764" calcext:value-type="float">
            <text:p>-0.578138871651764</text:p>
          </table:table-cell>
          <table:table-cell office:value-type="float" office:value="-0.104120412438503" calcext:value-type="float">
            <text:p>-0.104120412438503</text:p>
          </table:table-cell>
          <table:table-cell office:value-type="float" office:value="0.96450202934502" calcext:value-type="float">
            <text:p>0.96450202934502</text:p>
          </table:table-cell>
          <table:table-cell office:value-type="float" office:value="3.04364035479521" calcext:value-type="float">
            <text:p>3.04364035479521</text:p>
          </table:table-cell>
          <table:table-cell office:value-type="float" office:value="6.30467247534747" calcext:value-type="float">
            <text:p>6.30467247534747</text:p>
          </table:table-cell>
          <table:table-cell office:value-type="float" office:value="10.734855852939" calcext:value-type="float">
            <text:p>10.734855852939</text:p>
          </table:table-cell>
          <table:table-cell office:value-type="float" office:value="15.9736672487415" calcext:value-type="float">
            <text:p>15.9736672487415</text:p>
          </table:table-cell>
          <table:table-cell office:value-type="float" office:value="20.6560879537471" calcext:value-type="float">
            <text:p>20.6560879537471</text:p>
          </table:table-cell>
          <table:table-cell office:value-type="float" office:value="23.2760680015167" calcext:value-type="float">
            <text:p>23.2760680015167</text:p>
          </table:table-cell>
          <table:table-cell office:value-type="float" office:value="22.9481458428401" calcext:value-type="float">
            <text:p>22.9481458428401</text:p>
          </table:table-cell>
          <table:table-cell office:value-type="float" office:value="19.2631468635149" calcext:value-type="float">
            <text:p>19.2631468635149</text:p>
          </table:table-cell>
          <table:table-cell office:value-type="float" office:value="12.4502920656302" calcext:value-type="float">
            <text:p>12.4502920656302</text:p>
          </table:table-cell>
          <table:table-cell office:value-type="float" office:value="4.61198940170841" calcext:value-type="float">
            <text:p>4.61198940170841</text:p>
          </table:table-cell>
          <table:table-cell office:value-type="float" office:value="-1.86554261000416" calcext:value-type="float">
            <text:p>-1.86554261000416</text:p>
          </table:table-cell>
          <table:table-cell office:value-type="float" office:value="-5.59076939767937" calcext:value-type="float">
            <text:p>-5.59076939767937</text:p>
          </table:table-cell>
          <table:table-cell office:value-type="float" office:value="-5.95041931201728" calcext:value-type="float">
            <text:p>-5.95041931201728</text:p>
          </table:table-cell>
          <table:table-cell office:value-type="float" office:value="-2.95811081088332" calcext:value-type="float">
            <text:p>-2.95811081088332</text:p>
          </table:table-cell>
          <table:table-cell office:value-type="float" office:value="1.51904214221706" calcext:value-type="float">
            <text:p>1.51904214221706</text:p>
          </table:table-cell>
          <table:table-cell office:value-type="float" office:value="5.3317016558441" calcext:value-type="float">
            <text:p>5.3317016558441</text:p>
          </table:table-cell>
          <table:table-cell office:value-type="float" office:value="7.44911575097387" calcext:value-type="float">
            <text:p>7.44911575097387</text:p>
          </table:table-cell>
          <table:table-cell office:value-type="float" office:value="7.73293471448338" calcext:value-type="float">
            <text:p>7.73293471448338</text:p>
          </table:table-cell>
          <table:table-cell office:value-type="float" office:value="6.36255888642499" calcext:value-type="float">
            <text:p>6.36255888642499</text:p>
          </table:table-cell>
          <table:table-cell office:value-type="float" office:value="4.43310334430979" calcext:value-type="float">
            <text:p>4.43310334430979</text:p>
          </table:table-cell>
          <table:table-cell office:value-type="float" office:value="3.16676590368663" calcext:value-type="float">
            <text:p>3.16676590368663</text:p>
          </table:table-cell>
          <table:table-cell office:value-type="float" office:value="2.94917805628962" calcext:value-type="float">
            <text:p>2.94917805628962</text:p>
          </table:table-cell>
          <table:table-cell office:value-type="float" office:value="3.48535633178786" calcext:value-type="float">
            <text:p>3.48535633178786</text:p>
          </table:table-cell>
          <table:table-cell office:value-type="float" office:value="4.43765384341259" calcext:value-type="float">
            <text:p>4.43765384341259</text:p>
          </table:table-cell>
          <table:table-cell office:value-type="float" office:value="5.3952157442277" calcext:value-type="float">
            <text:p>5.3952157442277</text:p>
          </table:table-cell>
          <table:table-cell office:value-type="float" office:value="5.95393740149397" calcext:value-type="float">
            <text:p>5.95393740149397</text:p>
          </table:table-cell>
          <table:table-cell office:value-type="float" office:value="6.06823350311933" calcext:value-type="float">
            <text:p>6.06823350311933</text:p>
          </table:table-cell>
          <table:table-cell office:value-type="float" office:value="5.98999493800931" calcext:value-type="float">
            <text:p>5.98999493800931</text:p>
          </table:table-cell>
          <table:table-cell office:value-type="float" office:value="5.93374179812351" calcext:value-type="float">
            <text:p>5.93374179812351</text:p>
          </table:table-cell>
          <table:table-cell office:value-type="float" office:value="5.96242858491298" calcext:value-type="float">
            <text:p>5.96242858491298</text:p>
          </table:table-cell>
          <table:table-cell office:value-type="float" office:value="6.10487138996797" calcext:value-type="float">
            <text:p>6.10487138996797</text:p>
          </table:table-cell>
          <table:table-cell office:value-type="float" office:value="6.33396341509407" calcext:value-type="float">
            <text:p>6.33396341509407</text:p>
          </table:table-cell>
          <table:table-cell office:value-type="float" office:value="6.57527575650012" calcext:value-type="float">
            <text:p>6.57527575650012</text:p>
          </table:table-cell>
          <table:table-cell office:value-type="float" office:value="6.77117298063145" calcext:value-type="float">
            <text:p>6.77117298063145</text:p>
          </table:table-cell>
          <table:table-cell office:value-type="float" office:value="6.92512272425278" calcext:value-type="float">
            <text:p>6.92512272425278</text:p>
          </table:table-cell>
          <table:table-cell office:value-type="float" office:value="7.05370704690344" calcext:value-type="float">
            <text:p>7.05370704690344</text:p>
          </table:table-cell>
          <table:table-cell office:value-type="float" office:value="7.18001783028275" calcext:value-type="float">
            <text:p>7.18001783028275</text:p>
          </table:table-cell>
          <table:table-cell office:value-type="float" office:value="7.33277966696175" calcext:value-type="float">
            <text:p>7.33277966696175</text:p>
          </table:table-cell>
          <table:table-cell office:value-type="float" office:value="7.65133231797404" calcext:value-type="float">
            <text:p>7.65133231797404</text:p>
          </table:table-cell>
          <table:table-cell office:value-type="float" office:value="8.65238858839095" calcext:value-type="float">
            <text:p>8.65238858839095</text:p>
          </table:table-cell>
          <table:table-cell office:value-type="float" office:value="10.9526043053005" calcext:value-type="float">
            <text:p>10.9526043053005</text:p>
          </table:table-cell>
          <table:table-cell office:value-type="float" office:value="15.5269480992823" calcext:value-type="float">
            <text:p>15.5269480992823</text:p>
          </table:table-cell>
          <table:table-cell office:value-type="float" office:value="23.665746812042" calcext:value-type="float">
            <text:p>23.665746812042</text:p>
          </table:table-cell>
          <table:table-cell office:value-type="float" office:value="36.2086152053" calcext:value-type="float">
            <text:p>36.2086152053</text:p>
          </table:table-cell>
          <table:table-cell office:value-type="float" office:value="52.3824084389147" calcext:value-type="float">
            <text:p>52.3824084389147</text:p>
          </table:table-cell>
          <table:table-cell office:value-type="float" office:value="70.9524477334754" calcext:value-type="float">
            <text:p>70.9524477334754</text:p>
          </table:table-cell>
          <table:table-cell office:value-type="float" office:value="88.595816182385" calcext:value-type="float">
            <text:p>88.595816182385</text:p>
          </table:table-cell>
          <table:table-cell office:value-type="float" office:value="100.115048129063" calcext:value-type="float">
            <text:p>100.115048129063</text:p>
          </table:table-cell>
          <table:table-cell office:value-type="float" office:value="101.070023742927" calcext:value-type="float">
            <text:p>101.070023742927</text:p>
          </table:table-cell>
          <table:table-cell office:value-type="float" office:value="89.9652357622001" calcext:value-type="float">
            <text:p>89.9652357622001</text:p>
          </table:table-cell>
          <table:table-cell office:value-type="float" office:value="66.2048998379841" calcext:value-type="float">
            <text:p>66.2048998379841</text:p>
          </table:table-cell>
          <table:table-cell office:value-type="float" office:value="33.9682917297283" calcext:value-type="float">
            <text:p>33.9682917297283</text:p>
          </table:table-cell>
          <table:table-cell office:value-type="float" office:value="1.80619526302468" calcext:value-type="float">
            <text:p>1.80619526302468</text:p>
          </table:table-cell>
          <table:table-cell office:value-type="float" office:value="-22.4931635558805" calcext:value-type="float">
            <text:p>-22.4931635558805</text:p>
          </table:table-cell>
          <table:table-cell office:value-type="float" office:value="-34.5182649635685" calcext:value-type="float">
            <text:p>-34.5182649635685</text:p>
          </table:table-cell>
          <table:table-cell office:value-type="float" office:value="-30.9283410478698" calcext:value-type="float">
            <text:p>-30.9283410478698</text:p>
          </table:table-cell>
          <table:table-cell office:value-type="float" office:value="-14.4880138170286" calcext:value-type="float">
            <text:p>-14.4880138170286</text:p>
          </table:table-cell>
          <table:table-cell office:value-type="float" office:value="6.33786451421699" calcext:value-type="float">
            <text:p>6.33786451421699</text:p>
          </table:table-cell>
          <table:table-cell office:value-type="float" office:value="23.7997813302374" calcext:value-type="float">
            <text:p>23.7997813302374</text:p>
          </table:table-cell>
          <table:table-cell office:value-type="float" office:value="33.6385438510449" calcext:value-type="float">
            <text:p>33.6385438510449</text:p>
          </table:table-cell>
          <table:table-cell office:value-type="float" office:value="32.6456634767682" calcext:value-type="float">
            <text:p>32.6456634767682</text:p>
          </table:table-cell>
          <table:table-cell office:value-type="float" office:value="22.5737686342416" calcext:value-type="float">
            <text:p>22.5737686342416</text:p>
          </table:table-cell>
          <table:table-cell office:value-type="float" office:value="9.89917484669103" calcext:value-type="float">
            <text:p>9.89917484669103</text:p>
          </table:table-cell>
          <table:table-cell office:value-type="float" office:value="0.326784272953239" calcext:value-type="float">
            <text:p>0.326784272953239</text:p>
          </table:table-cell>
          <table:table-cell office:value-type="float" office:value="-4.10581962446954" calcext:value-type="float">
            <text:p>-4.10581962446954</text:p>
          </table:table-cell>
          <table:table-cell office:value-type="float" office:value="-2.35690389416291" calcext:value-type="float">
            <text:p>-2.35690389416291</text:p>
          </table:table-cell>
          <table:table-cell office:value-type="float" office:value="4.00768269694712" calcext:value-type="float">
            <text:p>4.00768269694712</text:p>
          </table:table-cell>
          <table:table-cell office:value-type="float" office:value="10.890113877858" calcext:value-type="float">
            <text:p>10.890113877858</text:p>
          </table:table-cell>
          <table:table-cell office:value-type="float" office:value="14.88441447428" calcext:value-type="float">
            <text:p>14.88441447428</text:p>
          </table:table-cell>
          <table:table-cell office:value-type="float" office:value="15.6983571021685" calcext:value-type="float">
            <text:p>15.6983571021685</text:p>
          </table:table-cell>
          <table:table-cell office:value-type="float" office:value="13.8314596253138" calcext:value-type="float">
            <text:p>13.8314596253138</text:p>
          </table:table-cell>
          <table:table-cell office:value-type="float" office:value="10.4763247082768" calcext:value-type="float">
            <text:p>10.4763247082768</text:p>
          </table:table-cell>
          <table:table-cell office:value-type="float" office:value="7.5118758622407" calcext:value-type="float">
            <text:p>7.5118758622407</text:p>
          </table:table-cell>
          <table:table-cell office:value-type="float" office:value="6.39665828044154" calcext:value-type="float">
            <text:p>6.39665828044154</text:p>
          </table:table-cell>
          <table:table-cell office:value-type="float" office:value="6.79043116109784" calcext:value-type="float">
            <text:p>6.79043116109784</text:p>
          </table:table-cell>
          <table:table-cell office:value-type="float" office:value="7.90916169969705" calcext:value-type="float">
            <text:p>7.90916169969705</text:p>
          </table:table-cell>
          <table:table-cell office:value-type="float" office:value="9.1069969723356" calcext:value-type="float">
            <text:p>9.1069969723356</text:p>
          </table:table-cell>
          <table:table-cell office:value-type="float" office:value="9.87762570761034" calcext:value-type="float">
            <text:p>9.87762570761034</text:p>
          </table:table-cell>
          <table:table-cell office:value-type="float" office:value="9.87452198912994" calcext:value-type="float">
            <text:p>9.87452198912994</text:p>
          </table:table-cell>
          <table:table-cell office:value-type="float" office:value="9.37961130056646" calcext:value-type="float">
            <text:p>9.37961130056646</text:p>
          </table:table-cell>
          <table:table-cell office:value-type="float" office:value="8.82705863939909" calcext:value-type="float">
            <text:p>8.82705863939909</text:p>
          </table:table-cell>
          <table:table-cell office:value-type="float" office:value="8.44575909898378" calcext:value-type="float">
            <text:p>8.44575909898378</text:p>
          </table:table-cell>
          <table:table-cell office:value-type="float" office:value="8.25320841180462" calcext:value-type="float">
            <text:p>8.25320841180462</text:p>
          </table:table-cell>
          <table:table-cell office:value-type="float" office:value="8.23623093465383" calcext:value-type="float">
            <text:p>8.23623093465383</text:p>
          </table:table-cell>
          <table:table-cell office:value-type="float" office:value="8.29382481566782" calcext:value-type="float">
            <text:p>8.29382481566782</text:p>
          </table:table-cell>
          <table:table-cell office:value-type="float" office:value="8.30508628698236" calcext:value-type="float">
            <text:p>8.30508628698236</text:p>
          </table:table-cell>
          <table:table-cell office:value-type="float" office:value="8.22625591468567" calcext:value-type="float">
            <text:p>8.22625591468567</text:p>
          </table:table-cell>
          <table:table-cell office:value-type="float" office:value="8.09459600823546" calcext:value-type="float">
            <text:p>8.09459600823546</text:p>
          </table:table-cell>
          <table:table-cell office:value-type="float" office:value="7.94639104535595" calcext:value-type="float">
            <text:p>7.94639104535595</text:p>
          </table:table-cell>
          <table:table-cell office:value-type="float" office:value="7.79728899105978" calcext:value-type="float">
            <text:p>7.79728899105978</text:p>
          </table:table-cell>
          <table:table-cell office:value-type="float" office:value="7.65712014554068" calcext:value-type="float">
            <text:p>7.65712014554068</text:p>
          </table:table-cell>
          <table:table-cell office:value-type="float" office:value="7.52789642971535" calcext:value-type="float">
            <text:p>7.52789642971535</text:p>
          </table:table-cell>
          <table:table-cell office:value-type="float" office:value="7.40325552059835" calcext:value-type="float">
            <text:p>7.40325552059835</text:p>
          </table:table-cell>
          <table:table-cell office:value-type="float" office:value="7.27551002269799" calcext:value-type="float">
            <text:p>7.27551002269799</text:p>
          </table:table-cell>
          <table:table-cell office:value-type="float" office:value="7.13296152335857" calcext:value-type="float">
            <text:p>7.13296152335857</text:p>
          </table:table-cell>
          <table:table-cell office:value-type="float" office:value="6.96399720722549" calcext:value-type="float">
            <text:p>6.96399720722549</text:p>
          </table:table-cell>
          <table:table-cell office:value-type="float" office:value="6.78903033784368" calcext:value-type="float">
            <text:p>6.78903033784368</text:p>
          </table:table-cell>
          <table:table-cell office:value-type="float" office:value="6.66345629368036" calcext:value-type="float">
            <text:p>6.66345629368036</text:p>
          </table:table-cell>
          <table:table-cell office:value-type="float" office:value="6.70029240775201" calcext:value-type="float">
            <text:p>6.70029240775201</text:p>
          </table:table-cell>
          <table:table-cell office:value-type="float" office:value="7.26263393897177" calcext:value-type="float">
            <text:p>7.26263393897177</text:p>
          </table:table-cell>
          <table:table-cell office:value-type="float" office:value="8.77631666543718" calcext:value-type="float">
            <text:p>8.77631666543718</text:p>
          </table:table-cell>
          <table:table-cell office:value-type="float" office:value="11.4634680198674" calcext:value-type="float">
            <text:p>11.4634680198674</text:p>
          </table:table-cell>
          <table:table-cell office:value-type="float" office:value="15.3192861103983" calcext:value-type="float">
            <text:p>15.3192861103983</text:p>
          </table:table-cell>
          <table:table-cell office:value-type="float" office:value="20.1049330945206" calcext:value-type="float">
            <text:p>20.1049330945206</text:p>
          </table:table-cell>
          <table:table-cell office:value-type="float" office:value="24.5640531471452" calcext:value-type="float">
            <text:p>24.5640531471452</text:p>
          </table:table-cell>
          <table:table-cell office:value-type="float" office:value="27.1667348068019" calcext:value-type="float">
            <text:p>27.1667348068019</text:p>
          </table:table-cell>
          <table:table-cell office:value-type="float" office:value="26.8984681858608" calcext:value-type="float">
            <text:p>26.8984681858608</text:p>
          </table:table-cell>
          <table:table-cell office:value-type="float" office:value="23.3303052611528" calcext:value-type="float">
            <text:p>23.3303052611528</text:p>
          </table:table-cell>
          <table:table-cell office:value-type="float" office:value="16.4686811840419" calcext:value-type="float">
            <text:p>16.4686811840419</text:p>
          </table:table-cell>
          <table:table-cell office:value-type="float" office:value="8.21142133313782" calcext:value-type="float">
            <text:p>8.21142133313782</text:p>
          </table:table-cell>
          <table:table-cell office:value-type="float" office:value="0.982785233894118" calcext:value-type="float">
            <text:p>0.982785233894118</text:p>
          </table:table-cell>
          <table:table-cell office:value-type="float" office:value="-3.61649931702074" calcext:value-type="float">
            <text:p>-3.61649931702074</text:p>
          </table:table-cell>
          <table:table-cell office:value-type="float" office:value="-4.93995711359747" calcext:value-type="float">
            <text:p>-4.93995711359747</text:p>
          </table:table-cell>
          <table:table-cell office:value-type="float" office:value="-2.78368097612052" calcext:value-type="float">
            <text:p>-2.78368097612052</text:p>
          </table:table-cell>
          <table:table-cell office:value-type="float" office:value="1.19074591247002" calcext:value-type="float">
            <text:p>1.19074591247002</text:p>
          </table:table-cell>
          <table:table-cell office:value-type="float" office:value="4.79263163905718" calcext:value-type="float">
            <text:p>4.79263163905718</text:p>
          </table:table-cell>
          <table:table-cell office:value-type="float" office:value="6.75453100180506" calcext:value-type="float">
            <text:p>6.75453100180506</text:p>
          </table:table-cell>
          <table:table-cell office:value-type="float" office:value="6.90008006490318" calcext:value-type="float">
            <text:p>6.90008006490318</text:p>
          </table:table-cell>
          <table:table-cell office:value-type="float" office:value="5.30324338731249" calcext:value-type="float">
            <text:p>5.30324338731249</text:p>
          </table:table-cell>
          <table:table-cell office:value-type="float" office:value="2.95665936371039" calcext:value-type="float">
            <text:p>2.95665936371039</text:p>
          </table:table-cell>
          <table:table-cell office:value-type="float" office:value="1.11322903800341" calcext:value-type="float">
            <text:p>1.11322903800341</text:p>
          </table:table-cell>
          <table:table-cell office:value-type="float" office:value="0.337505865031444" calcext:value-type="float">
            <text:p>0.337505865031444</text:p>
          </table:table-cell>
          <table:table-cell office:value-type="float" office:value="0.3643898364491" calcext:value-type="float">
            <text:p>0.3643898364491</text:p>
          </table:table-cell>
          <table:table-cell office:value-type="float" office:value="0.864792474221717" calcext:value-type="float">
            <text:p>0.864792474221717</text:p>
          </table:table-cell>
          <table:table-cell office:value-type="float" office:value="1.43641631521498" calcext:value-type="float">
            <text:p>1.43641631521498</text:p>
          </table:table-cell>
          <table:table-cell office:value-type="float" office:value="1.66259863849956" calcext:value-type="float">
            <text:p>1.66259863849956</text:p>
          </table:table-cell>
          <table:table-cell office:value-type="float" office:value="1.42077998358834" calcext:value-type="float">
            <text:p>1.42077998358834</text:p>
          </table:table-cell>
          <table:table-cell office:value-type="float" office:value="0.949906370219284" calcext:value-type="float">
            <text:p>0.949906370219284</text:p>
          </table:table-cell>
          <table:table-cell office:value-type="float" office:value="0.48168041962612" calcext:value-type="float">
            <text:p>0.48168041962612</text:p>
          </table:table-cell>
          <table:table-cell office:value-type="float" office:value="0.0967257063182235" calcext:value-type="float">
            <text:p>0.096725706318224</text:p>
          </table:table-cell>
          <table:table-cell office:value-type="float" office:value="-0.173934269883506" calcext:value-type="float">
            <text:p>-0.173934269883506</text:p>
          </table:table-cell>
          <table:table-cell office:value-type="float" office:value="-0.345032170450571" calcext:value-type="float">
            <text:p>-0.345032170450571</text:p>
          </table:table-cell>
          <table:table-cell office:value-type="float" office:value="-0.488635403245719" calcext:value-type="float">
            <text:p>-0.488635403245719</text:p>
          </table:table-cell>
          <table:table-cell office:value-type="float" office:value="-0.668878037849191" calcext:value-type="float">
            <text:p>-0.668878037849191</text:p>
          </table:table-cell>
          <table:table-cell office:value-type="float" office:value="-0.889186339651765" calcext:value-type="float">
            <text:p>-0.889186339651765</text:p>
          </table:table-cell>
          <table:table-cell office:value-type="float" office:value="-1.1329916942664" calcext:value-type="float">
            <text:p>-1.1329916942664</text:p>
          </table:table-cell>
          <table:table-cell office:value-type="float" office:value="-1.37840953342794" calcext:value-type="float">
            <text:p>-1.37840953342794</text:p>
          </table:table-cell>
          <table:table-cell office:value-type="float" office:value="-1.59677246840906" calcext:value-type="float">
            <text:p>-1.59677246840906</text:p>
          </table:table-cell>
          <table:table-cell office:value-type="float" office:value="-1.68939527585645" calcext:value-type="float">
            <text:p>-1.68939527585645</text:p>
          </table:table-cell>
          <table:table-cell office:value-type="float" office:value="-1.18385440925695" calcext:value-type="float">
            <text:p>-1.18385440925695</text:p>
          </table:table-cell>
          <table:table-cell office:value-type="float" office:value="0.524648958020643" calcext:value-type="float">
            <text:p>0.524648958020643</text:p>
          </table:table-cell>
          <table:table-cell office:value-type="float" office:value="4.33217475163613" calcext:value-type="float">
            <text:p>4.33217475163613</text:p>
          </table:table-cell>
          <table:table-cell office:value-type="float" office:value="11.5145263665389" calcext:value-type="float">
            <text:p>11.5145263665389</text:p>
          </table:table-cell>
          <table:table-cell office:value-type="float" office:value="23.0833729841363" calcext:value-type="float">
            <text:p>23.0833729841363</text:p>
          </table:table-cell>
          <table:table-cell office:value-type="float" office:value="38.4582640082422" calcext:value-type="float">
            <text:p>38.4582640082422</text:p>
          </table:table-cell>
          <table:table-cell office:value-type="float" office:value="56.4733917697193" calcext:value-type="float">
            <text:p>56.4733917697193</text:p>
          </table:table-cell>
          <table:table-cell office:value-type="float" office:value="74.2709229710353" calcext:value-type="float">
            <text:p>74.2709229710353</text:p>
          </table:table-cell>
          <table:table-cell office:value-type="float" office:value="86.7428023872214" calcext:value-type="float">
            <text:p>86.7428023872214</text:p>
          </table:table-cell>
          <table:table-cell office:value-type="float" office:value="89.1403376963662" calcext:value-type="float">
            <text:p>89.1403376963662</text:p>
          </table:table-cell>
          <table:table-cell office:value-type="float" office:value="79.6124584195805" calcext:value-type="float">
            <text:p>79.6124584195805</text:p>
          </table:table-cell>
          <table:table-cell office:value-type="float" office:value="57.4100919661553" calcext:value-type="float">
            <text:p>57.4100919661553</text:p>
          </table:table-cell>
          <table:table-cell office:value-type="float" office:value="25.6407760440556" calcext:value-type="float">
            <text:p>25.6407760440556</text:p>
          </table:table-cell>
          <table:table-cell office:value-type="float" office:value="-7.35630826518059" calcext:value-type="float">
            <text:p>-7.35630826518059</text:p>
          </table:table-cell>
          <table:table-cell office:value-type="float" office:value="-33.4444196151683" calcext:value-type="float">
            <text:p>-33.4444196151683</text:p>
          </table:table-cell>
          <table:table-cell office:value-type="float" office:value="-47.7990601325912" calcext:value-type="float">
            <text:p>-47.7990601325912</text:p>
          </table:table-cell>
          <table:table-cell office:value-type="float" office:value="-46.8875265374972" calcext:value-type="float">
            <text:p>-46.8875265374972</text:p>
          </table:table-cell>
          <table:table-cell office:value-type="float" office:value="-32.0923637308162" calcext:value-type="float">
            <text:p>-32.0923637308162</text:p>
          </table:table-cell>
          <table:table-cell office:value-type="float" office:value="-11.5974129722548" calcext:value-type="float">
            <text:p>-11.5974129722548</text:p>
          </table:table-cell>
          <table:table-cell office:value-type="float" office:value="6.49366613453961" calcext:value-type="float">
            <text:p>6.49366613453961</text:p>
          </table:table-cell>
          <table:table-cell office:value-type="float" office:value="17.4900343094794" calcext:value-type="float">
            <text:p>17.4900343094794</text:p>
          </table:table-cell>
          <table:table-cell office:value-type="float" office:value="18.030512304371" calcext:value-type="float">
            <text:p>18.030512304371</text:p>
          </table:table-cell>
          <table:table-cell office:value-type="float" office:value="8.73557088037729" calcext:value-type="float">
            <text:p>8.73557088037729</text:p>
          </table:table-cell>
          <table:table-cell office:value-type="float" office:value="-4.15506089597385" calcext:value-type="float">
            <text:p>-4.15506089597385</text:p>
          </table:table-cell>
          <table:table-cell office:value-type="float" office:value="-14.5701355040891" calcext:value-type="float">
            <text:p>-14.5701355040891</text:p>
          </table:table-cell>
          <table:table-cell office:value-type="float" office:value="-20.0129925161493" calcext:value-type="float">
            <text:p>-20.0129925161493</text:p>
          </table:table-cell>
          <table:table-cell office:value-type="float" office:value="-19.3620810107049" calcext:value-type="float">
            <text:p>-19.3620810107049</text:p>
          </table:table-cell>
          <table:table-cell office:value-type="float" office:value="-13.5830822763695" calcext:value-type="float">
            <text:p>-13.5830822763695</text:p>
          </table:table-cell>
          <table:table-cell office:value-type="float" office:value="-6.64474472418105" calcext:value-type="float">
            <text:p>-6.64474472418105</text:p>
          </table:table-cell>
          <table:table-cell office:value-type="float" office:value="-2.25890727869584" calcext:value-type="float">
            <text:p>-2.25890727869584</text:p>
          </table:table-cell>
          <table:table-cell office:value-type="float" office:value="-1.11192133422905" calcext:value-type="float">
            <text:p>-1.11192133422905</text:p>
          </table:table-cell>
          <table:table-cell office:value-type="float" office:value="-2.72655407450007" calcext:value-type="float">
            <text:p>-2.72655407450007</text:p>
          </table:table-cell>
          <table:table-cell office:value-type="float" office:value="-6.07096633396912" calcext:value-type="float">
            <text:p>-6.07096633396912</text:p>
          </table:table-cell>
          <table:table-cell office:value-type="float" office:value="-9.30172201942644" calcext:value-type="float">
            <text:p>-9.30172201942644</text:p>
          </table:table-cell>
          <table:table-cell office:value-type="float" office:value="-10.786333409267" calcext:value-type="float">
            <text:p>-10.786333409267</text:p>
          </table:table-cell>
          <table:table-cell office:value-type="float" office:value="-10.6346782573195" calcext:value-type="float">
            <text:p>-10.6346782573195</text:p>
          </table:table-cell>
          <table:table-cell office:value-type="float" office:value="-9.63312640512558" calcext:value-type="float">
            <text:p>-9.63312640512558</text:p>
          </table:table-cell>
          <table:table-cell office:value-type="float" office:value="-8.45982851212665" calcext:value-type="float">
            <text:p>-8.45982851212665</text:p>
          </table:table-cell>
          <table:table-cell office:value-type="float" office:value="-7.62841410814543" calcext:value-type="float">
            <text:p>-7.62841410814543</text:p>
          </table:table-cell>
          <table:table-cell office:value-type="float" office:value="-7.54516594753963" calcext:value-type="float">
            <text:p>-7.54516594753963</text:p>
          </table:table-cell>
          <table:table-cell office:value-type="float" office:value="-8.00951615360717" calcext:value-type="float">
            <text:p>-8.00951615360717</text:p>
          </table:table-cell>
          <table:table-cell office:value-type="float" office:value="-8.58225734642815" calcext:value-type="float">
            <text:p>-8.58225734642815</text:p>
          </table:table-cell>
          <table:table-cell office:value-type="float" office:value="-8.98606416758972" calcext:value-type="float">
            <text:p>-8.98606416758972</text:p>
          </table:table-cell>
          <table:table-cell office:value-type="float" office:value="-9.19213813602592" calcext:value-type="float">
            <text:p>-9.19213813602592</text:p>
          </table:table-cell>
          <table:table-cell office:value-type="float" office:value="-9.20544411666541" calcext:value-type="float">
            <text:p>-9.20544411666541</text:p>
          </table:table-cell>
          <table:table-cell office:value-type="float" office:value="-9.11550095448273" calcext:value-type="float">
            <text:p>-9.11550095448273</text:p>
          </table:table-cell>
          <table:table-cell office:value-type="float" office:value="-9.04520355959397" calcext:value-type="float">
            <text:p>-9.04520355959397</text:p>
          </table:table-cell>
          <table:table-cell office:value-type="float" office:value="-9.05668898784749" calcext:value-type="float">
            <text:p>-9.05668898784749</text:p>
          </table:table-cell>
          <table:table-cell office:value-type="float" office:value="-9.11713005267875" calcext:value-type="float">
            <text:p>-9.11713005267875</text:p>
          </table:table-cell>
          <table:table-cell office:value-type="float" office:value="-9.18838024575268" calcext:value-type="float">
            <text:p>-9.18838024575268</text:p>
          </table:table-cell>
          <table:table-cell office:value-type="float" office:value="-9.25210454637563" calcext:value-type="float">
            <text:p>-9.25210454637563</text:p>
          </table:table-cell>
          <table:table-cell office:value-type="float" office:value="-9.29829205645668" calcext:value-type="float">
            <text:p>-9.29829205645668</text:p>
          </table:table-cell>
          <table:table-cell office:value-type="float" office:value="-9.32311099247752" calcext:value-type="float">
            <text:p>-9.32311099247752</text:p>
          </table:table-cell>
          <table:table-cell office:value-type="float" office:value="-9.33252313367021" calcext:value-type="float">
            <text:p>-9.33252313367021</text:p>
          </table:table-cell>
          <table:table-cell office:value-type="float" office:value="-9.3339196694739" calcext:value-type="float">
            <text:p>-9.3339196694739</text:p>
          </table:table-cell>
          <table:table-cell office:value-type="float" office:value="-9.33853524352072" calcext:value-type="float">
            <text:p>-9.33853524352072</text:p>
          </table:table-cell>
          <table:table-cell office:value-type="float" office:value="-9.35886954345618" calcext:value-type="float">
            <text:p>-9.35886954345618</text:p>
          </table:table-cell>
          <table:table-cell office:value-type="float" office:value="-9.38233882570538" calcext:value-type="float">
            <text:p>-9.38233882570538</text:p>
          </table:table-cell>
          <table:table-cell office:value-type="float" office:value="-9.35559846628264" calcext:value-type="float">
            <text:p>-9.35559846628264</text:p>
          </table:table-cell>
          <table:table-cell office:value-type="float" office:value="-9.18802694552694" calcext:value-type="float">
            <text:p>-9.18802694552694</text:p>
          </table:table-cell>
          <table:table-cell office:value-type="float" office:value="-8.55044210210565" calcext:value-type="float">
            <text:p>-8.55044210210565</text:p>
          </table:table-cell>
          <table:table-cell office:value-type="float" office:value="-7.01249074620688" calcext:value-type="float">
            <text:p>-7.01249074620688</text:p>
          </table:table-cell>
          <table:table-cell office:value-type="float" office:value="-4.30247689892283" calcext:value-type="float">
            <text:p>-4.30247689892283</text:p>
          </table:table-cell>
          <table:table-cell office:value-type="float" office:value="-0.412400566877453" calcext:value-type="float">
            <text:p>-0.412400566877453</text:p>
          </table:table-cell>
          <table:table-cell office:value-type="float" office:value="4.50806912477089" calcext:value-type="float">
            <text:p>4.50806912477089</text:p>
          </table:table-cell>
          <table:table-cell office:value-type="float" office:value="9.34147906579319" calcext:value-type="float">
            <text:p>9.34147906579319</text:p>
          </table:table-cell>
          <table:table-cell office:value-type="float" office:value="12.5472822902278" calcext:value-type="float">
            <text:p>12.5472822902278</text:p>
          </table:table-cell>
          <table:table-cell office:value-type="float" office:value="12.9840888931775" calcext:value-type="float">
            <text:p>12.9840888931775</text:p>
          </table:table-cell>
          <table:table-cell office:value-type="float" office:value="10.1889635436615" calcext:value-type="float">
            <text:p>10.1889635436615</text:p>
          </table:table-cell>
          <table:table-cell office:value-type="float" office:value="4.0048641476914" calcext:value-type="float">
            <text:p>4.0048641476914</text:p>
          </table:table-cell>
          <table:table-cell office:value-type="float" office:value="-3.93166336045769" calcext:value-type="float">
            <text:p>-3.93166336045769</text:p>
          </table:table-cell>
          <table:table-cell office:value-type="float" office:value="-11.1811903467964" calcext:value-type="float">
            <text:p>-11.1811903467964</text:p>
          </table:table-cell>
          <table:table-cell office:value-type="float" office:value="-15.9389379590853" calcext:value-type="float">
            <text:p>-15.9389379590853</text:p>
          </table:table-cell>
          <table:table-cell office:value-type="float" office:value="-17.5026002870166" calcext:value-type="float">
            <text:p>-17.5026002870166</text:p>
          </table:table-cell>
          <table:table-cell office:value-type="float" office:value="-15.5099093640435" calcext:value-type="float">
            <text:p>-15.5099093640435</text:p>
          </table:table-cell>
          <table:table-cell office:value-type="float" office:value="-11.3624095892356" calcext:value-type="float">
            <text:p>-11.3624095892356</text:p>
          </table:table-cell>
          <table:table-cell office:value-type="float" office:value="-7.26762550530785" calcext:value-type="float">
            <text:p>-7.26762550530785</text:p>
          </table:table-cell>
          <table:table-cell office:value-type="float" office:value="-4.72403307606582" calcext:value-type="float">
            <text:p>-4.72403307606582</text:p>
          </table:table-cell>
          <table:table-cell office:value-type="float" office:value="-3.97317100405119" calcext:value-type="float">
            <text:p>-3.97317100405119</text:p>
          </table:table-cell>
          <table:table-cell office:value-type="float" office:value="-5.01809026211028" calcext:value-type="float">
            <text:p>-5.01809026211028</text:p>
          </table:table-cell>
          <table:table-cell office:value-type="float" office:value="-6.99579729477187" calcext:value-type="float">
            <text:p>-6.99579729477187</text:p>
          </table:table-cell>
          <table:table-cell office:value-type="float" office:value="-8.64077413826457" calcext:value-type="float">
            <text:p>-8.64077413826457</text:p>
          </table:table-cell>
          <table:table-cell office:value-type="float" office:value="-9.21511925476415" calcext:value-type="float">
            <text:p>-9.21511925476415</text:p>
          </table:table-cell>
          <table:table-cell office:value-type="float" office:value="-8.93397907480654" calcext:value-type="float">
            <text:p>-8.93397907480654</text:p>
          </table:table-cell>
          <table:table-cell office:value-type="float" office:value="-8.12062350024236" calcext:value-type="float">
            <text:p>-8.12062350024236</text:p>
          </table:table-cell>
          <table:table-cell office:value-type="float" office:value="-7.16713901639119" calcext:value-type="float">
            <text:p>-7.16713901639119</text:p>
          </table:table-cell>
          <table:table-cell office:value-type="float" office:value="-6.49646729285494" calcext:value-type="float">
            <text:p>-6.49646729285494</text:p>
          </table:table-cell>
          <table:table-cell office:value-type="float" office:value="-6.30614478048894" calcext:value-type="float">
            <text:p>-6.30614478048894</text:p>
          </table:table-cell>
          <table:table-cell office:value-type="float" office:value="-6.37962240788866" calcext:value-type="float">
            <text:p>-6.37962240788866</text:p>
          </table:table-cell>
          <table:table-cell office:value-type="float" office:value="-6.47318272504385" calcext:value-type="float">
            <text:p>-6.47318272504385</text:p>
          </table:table-cell>
          <table:table-cell office:value-type="float" office:value="-6.48470575917797" calcext:value-type="float">
            <text:p>-6.48470575917797</text:p>
          </table:table-cell>
          <table:table-cell office:value-type="float" office:value="-6.38198746875292" calcext:value-type="float">
            <text:p>-6.38198746875292</text:p>
          </table:table-cell>
          <table:table-cell office:value-type="float" office:value="-6.16826590729236" calcext:value-type="float">
            <text:p>-6.16826590729236</text:p>
          </table:table-cell>
          <table:table-cell office:value-type="float" office:value="-5.91226903435327" calcext:value-type="float">
            <text:p>-5.91226903435327</text:p>
          </table:table-cell>
          <table:table-cell office:value-type="float" office:value="-5.68320108557186" calcext:value-type="float">
            <text:p>-5.68320108557186</text:p>
          </table:table-cell>
          <table:table-cell office:value-type="float" office:value="-5.49353614622259" calcext:value-type="float">
            <text:p>-5.49353614622259</text:p>
          </table:table-cell>
          <table:table-cell office:value-type="float" office:value="-5.32724964363249" calcext:value-type="float">
            <text:p>-5.32724964363249</text:p>
          </table:table-cell>
          <table:table-cell office:value-type="float" office:value="-5.16406499254554" calcext:value-type="float">
            <text:p>-5.16406499254554</text:p>
          </table:table-cell>
          <table:table-cell office:value-type="float" office:value="-4.97598159123025" calcext:value-type="float">
            <text:p>-4.97598159123025</text:p>
          </table:table-cell>
          <table:table-cell office:value-type="float" office:value="-4.69386581051894" calcext:value-type="float">
            <text:p>-4.69386581051894</text:p>
          </table:table-cell>
          <table:table-cell office:value-type="float" office:value="-3.90033134785064" calcext:value-type="float">
            <text:p>-3.90033134785064</text:p>
          </table:table-cell>
          <table:table-cell office:value-type="float" office:value="-1.99781127383336" calcext:value-type="float">
            <text:p>-1.99781127383336</text:p>
          </table:table-cell>
          <table:table-cell office:value-type="float" office:value="1.83363165537375" calcext:value-type="float">
            <text:p>1.83363165537375</text:p>
          </table:table-cell>
          <table:table-cell office:value-type="float" office:value="8.84522385901069" calcext:value-type="float">
            <text:p>8.84522385901069</text:p>
          </table:table-cell>
          <table:table-cell office:value-type="float" office:value="20.1712686413379" calcext:value-type="float">
            <text:p>20.1712686413379</text:p>
          </table:table-cell>
          <table:table-cell office:value-type="float" office:value="35.4667783799575" calcext:value-type="float">
            <text:p>35.4667783799575</text:p>
          </table:table-cell>
          <table:table-cell office:value-type="float" office:value="53.6036042632662" calcext:value-type="float">
            <text:p>53.6036042632662</text:p>
          </table:table-cell>
          <table:table-cell office:value-type="float" office:value="72.1681602395237" calcext:value-type="float">
            <text:p>72.1681602395237</text:p>
          </table:table-cell>
          <table:table-cell office:value-type="float" office:value="86.1984142371911" calcext:value-type="float">
            <text:p>86.1984142371911</text:p>
          </table:table-cell>
          <table:table-cell office:value-type="float" office:value="90.725362090444" calcext:value-type="float">
            <text:p>90.725362090444</text:p>
          </table:table-cell>
          <table:table-cell office:value-type="float" office:value="83.4645594537543" calcext:value-type="float">
            <text:p>83.4645594537543</text:p>
          </table:table-cell>
          <table:table-cell office:value-type="float" office:value="63.5847149779651" calcext:value-type="float">
            <text:p>63.5847149779651</text:p>
          </table:table-cell>
          <table:table-cell office:value-type="float" office:value="33.1715558775932" calcext:value-type="float">
            <text:p>33.1715558775932</text:p>
          </table:table-cell>
          <table:table-cell office:value-type="float" office:value="0.219091603567868" calcext:value-type="float">
            <text:p>0.219091603567868</text:p>
          </table:table-cell>
          <table:table-cell office:value-type="float" office:value="-26.8886409207944" calcext:value-type="float">
            <text:p>-26.8886409207944</text:p>
          </table:table-cell>
          <table:table-cell office:value-type="float" office:value="-42.827531092375" calcext:value-type="float">
            <text:p>-42.827531092375</text:p>
          </table:table-cell>
          <table:table-cell office:value-type="float" office:value="-43.9642676773308" calcext:value-type="float">
            <text:p>-43.9642676773308</text:p>
          </table:table-cell>
          <table:table-cell office:value-type="float" office:value="-30.3688408571665" calcext:value-type="float">
            <text:p>-30.3688408571665</text:p>
          </table:table-cell>
          <table:table-cell office:value-type="float" office:value="-9.77053861015184" calcext:value-type="float">
            <text:p>-9.77053861015184</text:p>
          </table:table-cell>
          <table:table-cell office:value-type="float" office:value="9.4757707525966" calcext:value-type="float">
            <text:p>9.4757707525966</text:p>
          </table:table-cell>
          <table:table-cell office:value-type="float" office:value="22.1590806841012" calcext:value-type="float">
            <text:p>22.1590806841012</text:p>
          </table:table-cell>
          <table:table-cell office:value-type="float" office:value="24.8342228032501" calcext:value-type="float">
            <text:p>24.8342228032501</text:p>
          </table:table-cell>
          <table:table-cell office:value-type="float" office:value="17.0493132252735" calcext:value-type="float">
            <text:p>17.0493132252735</text:p>
          </table:table-cell>
          <table:table-cell office:value-type="float" office:value="4.66279570581323" calcext:value-type="float">
            <text:p>4.66279570581323</text:p>
          </table:table-cell>
          <table:table-cell office:value-type="float" office:value="-5.9956528536261" calcext:value-type="float">
            <text:p>-5.9956528536261</text:p>
          </table:table-cell>
          <table:table-cell office:value-type="float" office:value="-11.8798742244816" calcext:value-type="float">
            <text:p>-11.8798742244816</text:p>
          </table:table-cell>
          <table:table-cell office:value-type="float" office:value="-11.815741795042" calcext:value-type="float">
            <text:p>-11.815741795042</text:p>
          </table:table-cell>
          <table:table-cell office:value-type="float" office:value="-6.20281673238539" calcext:value-type="float">
            <text:p>-6.20281673238539</text:p>
          </table:table-cell>
          <table:table-cell office:value-type="float" office:value="1.19644254821248" calcext:value-type="float">
            <text:p>1.19644254821248</text:p>
          </table:table-cell>
          <table:table-cell office:value-type="float" office:value="6.45457764126801" calcext:value-type="float">
            <text:p>6.45457764126801</text:p>
          </table:table-cell>
          <table:table-cell office:value-type="float" office:value="8.41538549544823" calcext:value-type="float">
            <text:p>8.41538549544823</text:p>
          </table:table-cell>
          <table:table-cell office:value-type="float" office:value="7.52995310570273" calcext:value-type="float">
            <text:p>7.52995310570273</text:p>
          </table:table-cell>
          <table:table-cell office:value-type="float" office:value="4.6786361178031" calcext:value-type="float">
            <text:p>4.6786361178031</text:p>
          </table:table-cell>
          <table:table-cell office:value-type="float" office:value="1.64808139737316" calcext:value-type="float">
            <text:p>1.64808139737316</text:p>
          </table:table-cell>
          <table:table-cell office:value-type="float" office:value="0.192634309534137" calcext:value-type="float">
            <text:p>0.192634309534137</text:p>
          </table:table-cell>
          <table:table-cell office:value-type="float" office:value="0.47520723656273" calcext:value-type="float">
            <text:p>0.47520723656273</text:p>
          </table:table-cell>
          <table:table-cell office:value-type="float" office:value="1.71830756882231" calcext:value-type="float">
            <text:p>1.71830756882231</text:p>
          </table:table-cell>
          <table:table-cell office:value-type="float" office:value="3.21328944864554" calcext:value-type="float">
            <text:p>3.21328944864554</text:p>
          </table:table-cell>
          <table:table-cell office:value-type="float" office:value="4.43471069408945" calcext:value-type="float">
            <text:p>4.43471069408945</text:p>
          </table:table-cell>
          <table:table-cell office:value-type="float" office:value="4.93428610269117" calcext:value-type="float">
            <text:p>4.93428610269117</text:p>
          </table:table-cell>
          <table:table-cell office:value-type="float" office:value="4.81645174525509" calcext:value-type="float">
            <text:p>4.81645174525509</text:p>
          </table:table-cell>
          <table:table-cell office:value-type="float" office:value="4.51858668624618" calcext:value-type="float">
            <text:p>4.51858668624618</text:p>
          </table:table-cell>
          <table:table-cell office:value-type="float" office:value="4.36309997879655" calcext:value-type="float">
            <text:p>4.36309997879655</text:p>
          </table:table-cell>
          <table:table-cell office:value-type="float" office:value="4.39644129152775" calcext:value-type="float">
            <text:p>4.39644129152775</text:p>
          </table:table-cell>
          <table:table-cell office:value-type="float" office:value="4.61922245860421" calcext:value-type="float">
            <text:p>4.61922245860421</text:p>
          </table:table-cell>
          <table:table-cell office:value-type="float" office:value="4.95526541780869" calcext:value-type="float">
            <text:p>4.95526541780869</text:p>
          </table:table-cell>
          <table:table-cell office:value-type="float" office:value="5.28128606022074" calcext:value-type="float">
            <text:p>5.28128606022074</text:p>
          </table:table-cell>
          <table:table-cell office:value-type="float" office:value="5.5179174014016" calcext:value-type="float">
            <text:p>5.5179174014016</text:p>
          </table:table-cell>
          <table:table-cell office:value-type="float" office:value="5.6909491770085" calcext:value-type="float">
            <text:p>5.6909491770085</text:p>
          </table:table-cell>
          <table:table-cell office:value-type="float" office:value="5.83971671327203" calcext:value-type="float">
            <text:p>5.83971671327203</text:p>
          </table:table-cell>
          <table:table-cell office:value-type="float" office:value="5.98561742055769" calcext:value-type="float">
            <text:p>5.98561742055769</text:p>
          </table:table-cell>
          <table:table-cell office:value-type="float" office:value="6.13876825026467" calcext:value-type="float">
            <text:p>6.13876825026467</text:p>
          </table:table-cell>
          <table:table-cell office:value-type="float" office:value="6.30462455679788" calcext:value-type="float">
            <text:p>6.30462455679788</text:p>
          </table:table-cell>
          <table:table-cell office:value-type="float" office:value="6.47783359836908" calcext:value-type="float">
            <text:p>6.47783359836908</text:p>
          </table:table-cell>
          <table:table-cell office:value-type="float" office:value="6.65114941041145" calcext:value-type="float">
            <text:p>6.65114941041145</text:p>
          </table:table-cell>
          <table:table-cell office:value-type="float" office:value="6.81385997298042" calcext:value-type="float">
            <text:p>6.81385997298042</text:p>
          </table:table-cell>
          <table:table-cell office:value-type="float" office:value="6.95308563876285" calcext:value-type="float">
            <text:p>6.95308563876285</text:p>
          </table:table-cell>
          <table:table-cell office:value-type="float" office:value="7.07415722859303" calcext:value-type="float">
            <text:p>7.07415722859303</text:p>
          </table:table-cell>
          <table:table-cell office:value-type="float" office:value="7.22729100885973" calcext:value-type="float">
            <text:p>7.22729100885973</text:p>
          </table:table-cell>
          <table:table-cell office:value-type="float" office:value="7.4876308347417" calcext:value-type="float">
            <text:p>7.4876308347417</text:p>
          </table:table-cell>
          <table:table-cell office:value-type="float" office:value="8.14516803042008" calcext:value-type="float">
            <text:p>8.14516803042008</text:p>
          </table:table-cell>
          <table:table-cell office:value-type="float" office:value="9.63007796015696" calcext:value-type="float">
            <text:p>9.63007796015696</text:p>
          </table:table-cell>
          <table:table-cell office:value-type="float" office:value="12.2597739417525" calcext:value-type="float">
            <text:p>12.2597739417525</text:p>
          </table:table-cell>
          <table:table-cell office:value-type="float" office:value="16.0621529222802" calcext:value-type="float">
            <text:p>16.0621529222802</text:p>
          </table:table-cell>
          <table:table-cell office:value-type="float" office:value="20.9489354377379" calcext:value-type="float">
            <text:p>20.9489354377379</text:p>
          </table:table-cell>
          <table:table-cell office:value-type="float" office:value="25.9627351300356" calcext:value-type="float">
            <text:p>25.9627351300356</text:p>
          </table:table-cell>
          <table:table-cell office:value-type="float" office:value="29.5670520658376" calcext:value-type="float">
            <text:p>29.5670520658376</text:p>
          </table:table-cell>
          <table:table-cell office:value-type="float" office:value="30.5040848685384" calcext:value-type="float">
            <text:p>30.5040848685384</text:p>
          </table:table-cell>
          <table:table-cell office:value-type="float" office:value="28.2588363780793" calcext:value-type="float">
            <text:p>28.2588363780793</text:p>
          </table:table-cell>
          <table:table-cell office:value-type="float" office:value="22.5622502913311" calcext:value-type="float">
            <text:p>22.5622502913311</text:p>
          </table:table-cell>
          <table:table-cell office:value-type="float" office:value="14.7514664118841" calcext:value-type="float">
            <text:p>14.7514664118841</text:p>
          </table:table-cell>
          <table:table-cell office:value-type="float" office:value="7.25582952920078" calcext:value-type="float">
            <text:p>7.25582952920078</text:p>
          </table:table-cell>
          <table:table-cell office:value-type="float" office:value="2.06694874728678" calcext:value-type="float">
            <text:p>2.06694874728678</text:p>
          </table:table-cell>
          <table:table-cell office:value-type="float" office:value="-0.0271745594195867" calcext:value-type="float">
            <text:p>-0.027174559419587</text:p>
          </table:table-cell>
          <table:table-cell office:value-type="float" office:value="1.44404552116557" calcext:value-type="float">
            <text:p>1.44404552116557</text:p>
          </table:table-cell>
          <table:table-cell office:value-type="float" office:value="5.37611751913342" calcext:value-type="float">
            <text:p>5.37611751913342</text:p>
          </table:table-cell>
          <table:table-cell office:value-type="float" office:value="9.57188247621645" calcext:value-type="float">
            <text:p>9.57188247621645</text:p>
          </table:table-cell>
          <table:table-cell office:value-type="float" office:value="12.3224548280239" calcext:value-type="float">
            <text:p>12.3224548280239</text:p>
          </table:table-cell>
          <table:table-cell office:value-type="float" office:value="13.2873130319987" calcext:value-type="float">
            <text:p>13.2873130319987</text:p>
          </table:table-cell>
          <table:table-cell office:value-type="float" office:value="12.4111456796732" calcext:value-type="float">
            <text:p>12.4111456796732</text:p>
          </table:table-cell>
          <table:table-cell office:value-type="float" office:value="10.409847685315" calcext:value-type="float">
            <text:p>10.409847685315</text:p>
          </table:table-cell>
          <table:table-cell office:value-type="float" office:value="8.54496720600161" calcext:value-type="float">
            <text:p>8.54496720600161</text:p>
          </table:table-cell>
          <table:table-cell office:value-type="float" office:value="7.71207520126871" calcext:value-type="float">
            <text:p>7.71207520126871</text:p>
          </table:table-cell>
          <table:table-cell office:value-type="float" office:value="7.77216650965671" calcext:value-type="float">
            <text:p>7.77216650965671</text:p>
          </table:table-cell>
          <table:table-cell office:value-type="float" office:value="8.40612301798642" calcext:value-type="float">
            <text:p>8.40612301798642</text:p>
          </table:table-cell>
          <table:table-cell office:value-type="float" office:value="9.23372432214041" calcext:value-type="float">
            <text:p>9.23372432214041</text:p>
          </table:table-cell>
          <table:table-cell office:value-type="float" office:value="9.83080509418765" calcext:value-type="float">
            <text:p>9.83080509418765</text:p>
          </table:table-cell>
          <table:table-cell office:value-type="float" office:value="9.93226827472628" calcext:value-type="float">
            <text:p>9.93226827472628</text:p>
          </table:table-cell>
          <table:table-cell office:value-type="float" office:value="9.72125282823598" calcext:value-type="float">
            <text:p>9.72125282823598</text:p>
          </table:table-cell>
          <table:table-cell office:value-type="float" office:value="9.44983627166701" calcext:value-type="float">
            <text:p>9.44983627166701</text:p>
          </table:table-cell>
          <table:table-cell office:value-type="float" office:value="9.2447200712516" calcext:value-type="float">
            <text:p>9.2447200712516</text:p>
          </table:table-cell>
          <table:table-cell office:value-type="float" office:value="9.1401826004343" calcext:value-type="float">
            <text:p>9.1401826004343</text:p>
          </table:table-cell>
          <table:table-cell office:value-type="float" office:value="9.14366142669984" calcext:value-type="float">
            <text:p>9.14366142669984</text:p>
          </table:table-cell>
          <table:table-cell office:value-type="float" office:value="9.19191196375863" calcext:value-type="float">
            <text:p>9.19191196375863</text:p>
          </table:table-cell>
          <table:table-cell office:value-type="float" office:value="9.21259401586854" calcext:value-type="float">
            <text:p>9.21259401586854</text:p>
          </table:table-cell>
          <table:table-cell office:value-type="float" office:value="9.18346373711128" calcext:value-type="float">
            <text:p>9.18346373711128</text:p>
          </table:table-cell>
          <table:table-cell office:value-type="float" office:value="9.11993931123791" calcext:value-type="float">
            <text:p>9.11993931123791</text:p>
          </table:table-cell>
          <table:table-cell office:value-type="float" office:value="9.04120158469661" calcext:value-type="float">
            <text:p>9.04120158469661</text:p>
          </table:table-cell>
          <table:table-cell office:value-type="float" office:value="8.97474956875175" calcext:value-type="float">
            <text:p>8.97474956875175</text:p>
          </table:table-cell>
          <table:table-cell office:value-type="float" office:value="8.97021316224011" calcext:value-type="float">
            <text:p>8.97021316224011</text:p>
          </table:table-cell>
          <table:table-cell office:value-type="float" office:value="9.38385744926948" calcext:value-type="float">
            <text:p>9.38385744926948</text:p>
          </table:table-cell>
          <table:table-cell office:value-type="float" office:value="10.8071738632187" calcext:value-type="float">
            <text:p>10.8071738632187</text:p>
          </table:table-cell>
          <table:table-cell office:value-type="float" office:value="13.9923965535978" calcext:value-type="float">
            <text:p>13.9923965535978</text:p>
          </table:table-cell>
          <table:table-cell office:value-type="float" office:value="20.1546142189058" calcext:value-type="float">
            <text:p>20.1546142189058</text:p>
          </table:table-cell>
          <table:table-cell office:value-type="float" office:value="30.5103345180676" calcext:value-type="float">
            <text:p>30.5103345180676</text:p>
          </table:table-cell>
          <table:table-cell office:value-type="float" office:value="44.9772640409221" calcext:value-type="float">
            <text:p>44.9772640409221</text:p>
          </table:table-cell>
          <table:table-cell office:value-type="float" office:value="62.4568417243776" calcext:value-type="float">
            <text:p>62.4568417243776</text:p>
          </table:table-cell>
          <table:table-cell office:value-type="float" office:value="80.9315989928006" calcext:value-type="float">
            <text:p>80.9315989928006</text:p>
          </table:table-cell>
          <table:table-cell office:value-type="float" office:value="95.6570285181739" calcext:value-type="float">
            <text:p>95.6570285181739</text:p>
          </table:table-cell>
          <table:table-cell office:value-type="float" office:value="101.517995550344" calcext:value-type="float">
            <text:p>101.517995550344</text:p>
          </table:table-cell>
          <table:table-cell office:value-type="float" office:value="95.7497079863483" calcext:value-type="float">
            <text:p>95.7497079863483</text:p>
          </table:table-cell>
          <table:table-cell office:value-type="float" office:value="77.4630909228281" calcext:value-type="float">
            <text:p>77.4630909228281</text:p>
          </table:table-cell>
          <table:table-cell office:value-type="float" office:value="47.8377862287037" calcext:value-type="float">
            <text:p>47.8377862287037</text:p>
          </table:table-cell>
          <table:table-cell office:value-type="float" office:value="14.3574587219677" calcext:value-type="float">
            <text:p>14.3574587219677</text:p>
          </table:table-cell>
          <table:table-cell office:value-type="float" office:value="-14.4297573174899" calcext:value-type="float">
            <text:p>-14.4297573174899</text:p>
          </table:table-cell>
          <table:table-cell office:value-type="float" office:value="-32.6470873241438" calcext:value-type="float">
            <text:p>-32.6470873241438</text:p>
          </table:table-cell>
          <table:table-cell office:value-type="float" office:value="-36.5919744338985" calcext:value-type="float">
            <text:p>-36.5919744338985</text:p>
          </table:table-cell>
          <table:table-cell office:value-type="float" office:value="-25.1743540067406" calcext:value-type="float">
            <text:p>-25.1743540067406</text:p>
          </table:table-cell>
          <table:table-cell office:value-type="float" office:value="-5.45269612951914" calcext:value-type="float">
            <text:p>-5.45269612951914</text:p>
          </table:table-cell>
          <table:table-cell office:value-type="float" office:value="14.0528962017419" calcext:value-type="float">
            <text:p>14.0528962017419</text:p>
          </table:table-cell>
          <table:table-cell office:value-type="float" office:value="27.5591472551092" calcext:value-type="float">
            <text:p>27.5591472551092</text:p>
          </table:table-cell>
          <table:table-cell office:value-type="float" office:value="31.5542337980633" calcext:value-type="float">
            <text:p>31.5542337980633</text:p>
          </table:table-cell>
          <table:table-cell office:value-type="float" office:value="24.6432649387258" calcext:value-type="float">
            <text:p>24.6432649387258</text:p>
          </table:table-cell>
          <table:table-cell office:value-type="float" office:value="12.1251284442848" calcext:value-type="float">
            <text:p>12.1251284442848</text:p>
          </table:table-cell>
          <table:table-cell office:value-type="float" office:value="0.499505425679025" calcext:value-type="float">
            <text:p>0.499505425679025</text:p>
          </table:table-cell>
          <table:table-cell office:value-type="float" office:value="-6.58416208526763" calcext:value-type="float">
            <text:p>-6.58416208526763</text:p>
          </table:table-cell>
          <table:table-cell office:value-type="float" office:value="-7.88869597441938" calcext:value-type="float">
            <text:p>-7.88869597441938</text:p>
          </table:table-cell>
          <table:table-cell office:value-type="float" office:value="-3.31729813291482" calcext:value-type="float">
            <text:p>-3.31729813291482</text:p>
          </table:table-cell>
          <table:table-cell office:value-type="float" office:value="3.67006537478654" calcext:value-type="float">
            <text:p>3.67006537478654</text:p>
          </table:table-cell>
          <table:table-cell office:value-type="float" office:value="9.00542116830835" calcext:value-type="float">
            <text:p>9.00542116830835</text:p>
          </table:table-cell>
          <table:table-cell office:value-type="float" office:value="11.0194852302161" calcext:value-type="float">
            <text:p>11.0194852302161</text:p>
          </table:table-cell>
          <table:table-cell office:value-type="float" office:value="10.1132817886108" calcext:value-type="float">
            <text:p>10.1132817886108</text:p>
          </table:table-cell>
          <table:table-cell office:value-type="float" office:value="7.03546231590595" calcext:value-type="float">
            <text:p>7.03546231590595</text:p>
          </table:table-cell>
          <table:table-cell office:value-type="float" office:value="3.49038674457615" calcext:value-type="float">
            <text:p>3.49038674457615</text:p>
          </table:table-cell>
          <table:table-cell office:value-type="float" office:value="1.31203479539164" calcext:value-type="float">
            <text:p>1.31203479539164</text:p>
          </table:table-cell>
          <table:table-cell office:value-type="float" office:value="0.960860185661603" calcext:value-type="float">
            <text:p>0.960860185661603</text:p>
          </table:table-cell>
          <table:table-cell office:value-type="float" office:value="1.68831268202474" calcext:value-type="float">
            <text:p>1.68831268202474</text:p>
          </table:table-cell>
          <table:table-cell office:value-type="float" office:value="2.75967266166183" calcext:value-type="float">
            <text:p>2.75967266166183</text:p>
          </table:table-cell>
          <table:table-cell office:value-type="float" office:value="3.63283992344635" calcext:value-type="float">
            <text:p>3.63283992344635</text:p>
          </table:table-cell>
          <table:table-cell office:value-type="float" office:value="3.83269590568711" calcext:value-type="float">
            <text:p>3.83269590568711</text:p>
          </table:table-cell>
          <table:table-cell office:value-type="float" office:value="3.35978835230191" calcext:value-type="float">
            <text:p>3.35978835230191</text:p>
          </table:table-cell>
          <table:table-cell office:value-type="float" office:value="2.64166156793474" calcext:value-type="float">
            <text:p>2.64166156793474</text:p>
          </table:table-cell>
          <table:table-cell office:value-type="float" office:value="2.04008098079621" calcext:value-type="float">
            <text:p>2.04008098079621</text:p>
          </table:table-cell>
          <table:table-cell office:value-type="float" office:value="1.62753551051571" calcext:value-type="float">
            <text:p>1.62753551051571</text:p>
          </table:table-cell>
          <table:table-cell office:value-type="float" office:value="1.40857309811029" calcext:value-type="float">
            <text:p>1.40857309811029</text:p>
          </table:table-cell>
          <table:table-cell office:value-type="float" office:value="1.32184730428553" calcext:value-type="float">
            <text:p>1.32184730428553</text:p>
          </table:table-cell>
          <table:table-cell office:value-type="float" office:value="1.24568661973674" calcext:value-type="float">
            <text:p>1.24568661973674</text:p>
          </table:table-cell>
          <table:table-cell office:value-type="float" office:value="1.08626083188708" calcext:value-type="float">
            <text:p>1.08626083188708</text:p>
          </table:table-cell>
          <table:table-cell office:value-type="float" office:value="0.859638092792293" calcext:value-type="float">
            <text:p>0.859638092792293</text:p>
          </table:table-cell>
          <table:table-cell office:value-type="float" office:value="0.606237000244212" calcext:value-type="float">
            <text:p>0.606237000244212</text:p>
          </table:table-cell>
          <table:table-cell office:value-type="float" office:value="0.351126842203034" calcext:value-type="float">
            <text:p>0.351126842203034</text:p>
          </table:table-cell>
          <table:table-cell office:value-type="float" office:value="0.105046075893968" calcext:value-type="float">
            <text:p>0.105046075893968</text:p>
          </table:table-cell>
          <table:table-cell office:value-type="float" office:value="-0.124828466409342" calcext:value-type="float">
            <text:p>-0.124828466409342</text:p>
          </table:table-cell>
          <table:table-cell office:value-type="float" office:value="-0.342583508826637" calcext:value-type="float">
            <text:p>-0.342583508826637</text:p>
          </table:table-cell>
          <table:table-cell office:value-type="float" office:value="-0.555077706741678" calcext:value-type="float">
            <text:p>-0.555077706741678</text:p>
          </table:table-cell>
          <table:table-cell office:value-type="float" office:value="-0.772128674663543" calcext:value-type="float">
            <text:p>-0.772128674663543</text:p>
          </table:table-cell>
          <table:table-cell office:value-type="float" office:value="-1.00637141948372" calcext:value-type="float">
            <text:p>-1.00637141948372</text:p>
          </table:table-cell>
          <table:table-cell office:value-type="float" office:value="-1.25835963100892" calcext:value-type="float">
            <text:p>-1.25835963100892</text:p>
          </table:table-cell>
          <table:table-cell office:value-type="float" office:value="-1.48202408261455" calcext:value-type="float">
            <text:p>-1.48202408261455</text:p>
          </table:table-cell>
          <table:table-cell office:value-type="float" office:value="-1.61178123212955" calcext:value-type="float">
            <text:p>-1.61178123212955</text:p>
          </table:table-cell>
          <table:table-cell office:value-type="float" office:value="-1.39929405991364" calcext:value-type="float">
            <text:p>-1.39929405991364</text:p>
          </table:table-cell>
          <table:table-cell office:value-type="float" office:value="-0.418770914046335" calcext:value-type="float">
            <text:p>-0.418770914046335</text:p>
          </table:table-cell>
          <table:table-cell office:value-type="float" office:value="1.68622711781982" calcext:value-type="float">
            <text:p>1.68622711781982</text:p>
          </table:table-cell>
          <table:table-cell office:value-type="float" office:value="4.97231674280889" calcext:value-type="float">
            <text:p>4.97231674280889</text:p>
          </table:table-cell>
          <table:table-cell office:value-type="float" office:value="9.39021288891975" calcext:value-type="float">
            <text:p>9.39021288891975</text:p>
          </table:table-cell>
          <table:table-cell office:value-type="float" office:value="14.153506914664" calcext:value-type="float">
            <text:p>14.153506914664</text:p>
          </table:table-cell>
          <table:table-cell office:value-type="float" office:value="17.7458602883647" calcext:value-type="float">
            <text:p>17.7458602883647</text:p>
          </table:table-cell>
          <table:table-cell office:value-type="float" office:value="18.8114690475811" calcext:value-type="float">
            <text:p>18.8114690475811</text:p>
          </table:table-cell>
          <table:table-cell office:value-type="float" office:value="16.7613851594112" calcext:value-type="float">
            <text:p>16.7613851594112</text:p>
          </table:table-cell>
          <table:table-cell office:value-type="float" office:value="11.2563910933847" calcext:value-type="float">
            <text:p>11.2563910933847</text:p>
          </table:table-cell>
          <table:table-cell office:value-type="float" office:value="3.31552280239919" calcext:value-type="float">
            <text:p>3.31552280239919</text:p>
          </table:table-cell>
          <table:table-cell office:value-type="float" office:value="-4.67054418417932" calcext:value-type="float">
            <text:p>-4.67054418417932</text:p>
          </table:table-cell>
          <table:table-cell office:value-type="float" office:value="-10.5532137938673" calcext:value-type="float">
            <text:p>-10.5532137938673</text:p>
          </table:table-cell>
          <table:table-cell office:value-type="float" office:value="-13.4226118191609" calcext:value-type="float">
            <text:p>-13.4226118191609</text:p>
          </table:table-cell>
          <table:table-cell office:value-type="float" office:value="-12.7403379357381" calcext:value-type="float">
            <text:p>-12.7403379357381</text:p>
          </table:table-cell>
          <table:table-cell office:value-type="float" office:value="-9.29599470940163" calcext:value-type="float">
            <text:p>-9.29599470940163</text:p>
          </table:table-cell>
          <table:table-cell office:value-type="float" office:value="-5.24684108482515" calcext:value-type="float">
            <text:p>-5.24684108482515</text:p>
          </table:table-cell>
          <table:table-cell office:value-type="float" office:value="-2.47731664297804" calcext:value-type="float">
            <text:p>-2.47731664297804</text:p>
          </table:table-cell>
          <table:table-cell office:value-type="float" office:value="-1.46800179701756" calcext:value-type="float">
            <text:p>-1.46800179701756</text:p>
          </table:table-cell>
          <table:table-cell office:value-type="float" office:value="-2.3065605378201" calcext:value-type="float">
            <text:p>-2.3065605378201</text:p>
          </table:table-cell>
          <table:table-cell office:value-type="float" office:value="-4.43236534007155" calcext:value-type="float">
            <text:p>-4.43236534007155</text:p>
          </table:table-cell>
          <table:table-cell office:value-type="float" office:value="-6.6039132867117" calcext:value-type="float">
            <text:p>-6.6039132867117</text:p>
          </table:table-cell>
          <table:table-cell office:value-type="float" office:value="-7.79462501737152" calcext:value-type="float">
            <text:p>-7.79462501737152</text:p>
          </table:table-cell>
          <table:table-cell office:value-type="float" office:value="-8.03599453675901" calcext:value-type="float">
            <text:p>-8.03599453675901</text:p>
          </table:table-cell>
          <table:table-cell office:value-type="float" office:value="-7.64450495969464" calcext:value-type="float">
            <text:p>-7.64450495969464</text:p>
          </table:table-cell>
          <table:table-cell office:value-type="float" office:value="-6.9878577865005" calcext:value-type="float">
            <text:p>-6.9878577865005</text:p>
          </table:table-cell>
          <table:table-cell office:value-type="float" office:value="-6.4886099397443" calcext:value-type="float">
            <text:p>-6.4886099397443</text:p>
          </table:table-cell>
          <table:table-cell office:value-type="float" office:value="-6.46763263630584" calcext:value-type="float">
            <text:p>-6.46763263630584</text:p>
          </table:table-cell>
          <table:table-cell office:value-type="float" office:value="-6.78884244147145" calcext:value-type="float">
            <text:p>-6.78884244147145</text:p>
          </table:table-cell>
          <table:table-cell office:value-type="float" office:value="-7.19500820807598" calcext:value-type="float">
            <text:p>-7.19500820807598</text:p>
          </table:table-cell>
          <table:table-cell office:value-type="float" office:value="-7.53366415469194" calcext:value-type="float">
            <text:p>-7.53366415469194</text:p>
          </table:table-cell>
          <table:table-cell office:value-type="float" office:value="-7.76678381861674" calcext:value-type="float">
            <text:p>-7.76678381861674</text:p>
          </table:table-cell>
          <table:table-cell office:value-type="float" office:value="-7.87818744120392" calcext:value-type="float">
            <text:p>-7.87818744120392</text:p>
          </table:table-cell>
          <table:table-cell office:value-type="float" office:value="-7.92352933277657" calcext:value-type="float">
            <text:p>-7.92352933277657</text:p>
          </table:table-cell>
          <table:table-cell office:value-type="float" office:value="-7.97708316098364" calcext:value-type="float">
            <text:p>-7.97708316098364</text:p>
          </table:table-cell>
          <table:table-cell office:value-type="float" office:value="-8.07139505635032" calcext:value-type="float">
            <text:p>-8.07139505635032</text:p>
          </table:table-cell>
          <table:table-cell office:value-type="float" office:value="-8.19252652948759" calcext:value-type="float">
            <text:p>-8.19252652948759</text:p>
          </table:table-cell>
          <table:table-cell office:value-type="float" office:value="-8.32226668808383" calcext:value-type="float">
            <text:p>-8.32226668808383</text:p>
          </table:table-cell>
          <table:table-cell office:value-type="float" office:value="-8.43398451160292" calcext:value-type="float">
            <text:p>-8.43398451160292</text:p>
          </table:table-cell>
          <table:table-cell office:value-type="float" office:value="-8.48994465061309" calcext:value-type="float">
            <text:p>-8.48994465061309</text:p>
          </table:table-cell>
          <table:table-cell office:value-type="float" office:value="-8.19774417909968" calcext:value-type="float">
            <text:p>-8.19774417909968</text:p>
          </table:table-cell>
          <table:table-cell office:value-type="float" office:value="-6.97565821240078" calcext:value-type="float">
            <text:p>-6.97565821240078</text:p>
          </table:table-cell>
          <table:table-cell office:value-type="float" office:value="-4.12655473253147" calcext:value-type="float">
            <text:p>-4.12655473253147</text:p>
          </table:table-cell>
          <table:table-cell office:value-type="float" office:value="1.51404455987159" calcext:value-type="float">
            <text:p>1.51404455987159</text:p>
          </table:table-cell>
          <table:table-cell office:value-type="float" office:value="11.2120706268375" calcext:value-type="float">
            <text:p>11.2120706268375</text:p>
          </table:table-cell>
          <table:table-cell office:value-type="float" office:value="25.1580541776207" calcext:value-type="float">
            <text:p>25.1580541776207</text:p>
          </table:table-cell>
          <table:table-cell office:value-type="float" office:value="42.296510969433" calcext:value-type="float">
            <text:p>42.296510969433</text:p>
          </table:table-cell>
          <table:table-cell office:value-type="float" office:value="60.9296344550084" calcext:value-type="float">
            <text:p>60.9296344550084</text:p>
          </table:table-cell>
          <table:table-cell office:value-type="float" office:value="76.6149249060797" calcext:value-type="float">
            <text:p>76.6149249060797</text:p>
          </table:table-cell>
          <table:table-cell office:value-type="float" office:value="84.1497420303482" calcext:value-type="float">
            <text:p>84.1497420303482</text:p>
          </table:table-cell>
          <table:table-cell office:value-type="float" office:value="80.2714049991559" calcext:value-type="float">
            <text:p>80.2714049991559</text:p>
          </table:table-cell>
          <table:table-cell office:value-type="float" office:value="64.0097776955628" calcext:value-type="float">
            <text:p>64.0097776955628</text:p>
          </table:table-cell>
          <table:table-cell office:value-type="float" office:value="35.8169169111538" calcext:value-type="float">
            <text:p>35.8169169111538</text:p>
          </table:table-cell>
          <table:table-cell office:value-type="float" office:value="2.46927006702209" calcext:value-type="float">
            <text:p>2.46927006702209</text:p>
          </table:table-cell>
          <table:table-cell office:value-type="float" office:value="-27.3880928230409" calcext:value-type="float">
            <text:p>-27.3880928230409</text:p>
          </table:table-cell>
          <table:table-cell office:value-type="float" office:value="-47.3079026753959" calcext:value-type="float">
            <text:p>-47.3079026753959</text:p>
          </table:table-cell>
          <table:table-cell office:value-type="float" office:value="-53.4921792173523" calcext:value-type="float">
            <text:p>-53.4921792173523</text:p>
          </table:table-cell>
          <table:table-cell office:value-type="float" office:value="-43.9252420495357" calcext:value-type="float">
            <text:p>-43.9252420495357</text:p>
          </table:table-cell>
          <table:table-cell office:value-type="float" office:value="-24.739951045824" calcext:value-type="float">
            <text:p>-24.739951045824</text:p>
          </table:table-cell>
          <table:table-cell office:value-type="float" office:value="-4.55338061171929" calcext:value-type="float">
            <text:p>-4.55338061171929</text:p>
          </table:table-cell>
          <table:table-cell office:value-type="float" office:value="10.261678907422" calcext:value-type="float">
            <text:p>10.261678907422</text:p>
          </table:table-cell>
          <table:table-cell office:value-type="float" office:value="16.0920650461977" calcext:value-type="float">
            <text:p>16.0920650461977</text:p>
          </table:table-cell>
          <table:table-cell office:value-type="float" office:value="10.7943173360316" calcext:value-type="float">
            <text:p>10.7943173360316</text:p>
          </table:table-cell>
          <table:table-cell office:value-type="float" office:value="-1.10281465657658" calcext:value-type="float">
            <text:p>-1.10281465657658</text:p>
          </table:table-cell>
          <table:table-cell office:value-type="float" office:value="-13.0011187750726" calcext:value-type="float">
            <text:p>-13.0011187750726</text:p>
          </table:table-cell>
          <table:table-cell office:value-type="float" office:value="-20.6323208027136" calcext:value-type="float">
            <text:p>-20.6323208027136</text:p>
          </table:table-cell>
          <table:table-cell office:value-type="float" office:value="-22.6502415156075" calcext:value-type="float">
            <text:p>-22.6502415156075</text:p>
          </table:table-cell>
          <table:table-cell office:value-type="float" office:value="-18.5668155239585" calcext:value-type="float">
            <text:p>-18.5668155239585</text:p>
          </table:table-cell>
          <table:table-cell office:value-type="float" office:value="-11.4278762466517" calcext:value-type="float">
            <text:p>-11.4278762466517</text:p>
          </table:table-cell>
          <table:table-cell office:value-type="float" office:value="-5.38286930185163" calcext:value-type="float">
            <text:p>-5.38286930185163</text:p>
          </table:table-cell>
          <table:table-cell office:value-type="float" office:value="-2.62646096385426" calcext:value-type="float">
            <text:p>-2.62646096385426</text:p>
          </table:table-cell>
          <table:table-cell office:value-type="float" office:value="-2.85300332761687" calcext:value-type="float">
            <text:p>-2.85300332761687</text:p>
          </table:table-cell>
          <table:table-cell office:value-type="float" office:value="-5.41749851086948" calcext:value-type="float">
            <text:p>-5.41749851086948</text:p>
          </table:table-cell>
          <table:table-cell office:value-type="float" office:value="-8.72844209318719" calcext:value-type="float">
            <text:p>-8.72844209318719</text:p>
          </table:table-cell>
          <table:table-cell office:value-type="float" office:value="-10.9063428850164" calcext:value-type="float">
            <text:p>-10.9063428850164</text:p>
          </table:table-cell>
          <table:table-cell office:value-type="float" office:value="-11.1876569100205" calcext:value-type="float">
            <text:p>-11.1876569100205</text:p>
          </table:table-cell>
          <table:table-cell office:value-type="float" office:value="-10.2645343875789" calcext:value-type="float">
            <text:p>-10.2645343875789</text:p>
          </table:table-cell>
          <table:table-cell office:value-type="float" office:value="-8.89239954093279" calcext:value-type="float">
            <text:p>-8.89239954093279</text:p>
          </table:table-cell>
          <table:table-cell office:value-type="float" office:value="-7.63652667171876" calcext:value-type="float">
            <text:p>-7.63652667171876</text:p>
          </table:table-cell>
          <table:table-cell office:value-type="float" office:value="-6.98781469741858" calcext:value-type="float">
            <text:p>-6.98781469741858</text:p>
          </table:table-cell>
          <table:table-cell office:value-type="float" office:value="-7.05180234899396" calcext:value-type="float">
            <text:p>-7.05180234899396</text:p>
          </table:table-cell>
          <table:table-cell office:value-type="float" office:value="-7.42146954558133" calcext:value-type="float">
            <text:p>-7.42146954558133</text:p>
          </table:table-cell>
          <table:table-cell office:value-type="float" office:value="-7.70491714172627" calcext:value-type="float">
            <text:p>-7.70491714172627</text:p>
          </table:table-cell>
          <table:table-cell office:value-type="float" office:value="-7.79490998136591" calcext:value-type="float">
            <text:p>-7.79490998136591</text:p>
          </table:table-cell>
          <table:table-cell office:value-type="float" office:value="-7.68489749219415" calcext:value-type="float">
            <text:p>-7.68489749219415</text:p>
          </table:table-cell>
          <table:table-cell office:value-type="float" office:value="-7.42164162951471" calcext:value-type="float">
            <text:p>-7.42164162951471</text:p>
          </table:table-cell>
          <table:table-cell office:value-type="float" office:value="-7.1241027087533" calcext:value-type="float">
            <text:p>-7.1241027087533</text:p>
          </table:table-cell>
          <table:table-cell office:value-type="float" office:value="-6.8976622415847" calcext:value-type="float">
            <text:p>-6.8976622415847</text:p>
          </table:table-cell>
          <table:table-cell office:value-type="float" office:value="-6.73990434393938" calcext:value-type="float">
            <text:p>-6.73990434393938</text:p>
          </table:table-cell>
          <table:table-cell office:value-type="float" office:value="-6.61019895918094" calcext:value-type="float">
            <text:p>-6.61019895918094</text:p>
          </table:table-cell>
          <table:table-cell office:value-type="float" office:value="-6.48022416201811" calcext:value-type="float">
            <text:p>-6.48022416201811</text:p>
          </table:table-cell>
          <table:table-cell office:value-type="float" office:value="-6.33875941984844" calcext:value-type="float">
            <text:p>-6.33875941984844</text:p>
          </table:table-cell>
          <table:table-cell office:value-type="float" office:value="-6.17771105037425" calcext:value-type="float">
            <text:p>-6.17771105037425</text:p>
          </table:table-cell>
          <table:table-cell office:value-type="float" office:value="-6.000001023087" calcext:value-type="float">
            <text:p>-6.000001023087</text:p>
          </table:table-cell>
          <table:table-cell office:value-type="float" office:value="-5.8126227206286" calcext:value-type="float">
            <text:p>-5.8126227206286</text:p>
          </table:table-cell>
          <table:table-cell office:value-type="float" office:value="-5.62495103423873" calcext:value-type="float">
            <text:p>-5.62495103423873</text:p>
          </table:table-cell>
          <table:table-cell office:value-type="float" office:value="-5.44971418962475" calcext:value-type="float">
            <text:p>-5.44971418962475</text:p>
          </table:table-cell>
          <table:table-cell office:value-type="float" office:value="-5.29235793605316" calcext:value-type="float">
            <text:p>-5.29235793605316</text:p>
          </table:table-cell>
          <table:table-cell office:value-type="float" office:value="-5.11288558863523" calcext:value-type="float">
            <text:p>-5.11288558863523</text:p>
          </table:table-cell>
          <table:table-cell office:value-type="float" office:value="-4.85140949377916" calcext:value-type="float">
            <text:p>-4.85140949377916</text:p>
          </table:table-cell>
          <table:table-cell office:value-type="float" office:value="-4.30188953755586" calcext:value-type="float">
            <text:p>-4.30188953755586</text:p>
          </table:table-cell>
          <table:table-cell office:value-type="float" office:value="-3.04781587238236" calcext:value-type="float">
            <text:p>-3.04781587238236</text:p>
          </table:table-cell>
          <table:table-cell office:value-type="float" office:value="-0.70353268216946" calcext:value-type="float">
            <text:p>-0.70353268216946</text:p>
          </table:table-cell>
          <table:table-cell office:value-type="float" office:value="2.82529085064696" calcext:value-type="float">
            <text:p>2.82529085064696</text:p>
          </table:table-cell>
          <table:table-cell office:value-type="float" office:value="7.51070258155587" calcext:value-type="float">
            <text:p>7.51070258155587</text:p>
          </table:table-cell>
          <table:table-cell office:value-type="float" office:value="12.7370934749673" calcext:value-type="float">
            <text:p>12.7370934749673</text:p>
          </table:table-cell>
          <table:table-cell office:value-type="float" office:value="17.0256815254469" calcext:value-type="float">
            <text:p>17.0256815254469</text:p>
          </table:table-cell>
          <table:table-cell office:value-type="float" office:value="18.9462841635461" calcext:value-type="float">
            <text:p>18.9462841635461</text:p>
          </table:table-cell>
          <table:table-cell office:value-type="float" office:value="17.811519073551" calcext:value-type="float">
            <text:p>17.811519073551</text:p>
          </table:table-cell>
          <table:table-cell office:value-type="float" office:value="13.2428972851985" calcext:value-type="float">
            <text:p>13.2428972851985</text:p>
          </table:table-cell>
          <table:table-cell office:value-type="float" office:value="5.94141568228035" calcext:value-type="float">
            <text:p>5.94141568228035</text:p>
          </table:table-cell>
          <table:table-cell office:value-type="float" office:value="-1.77468727066749" calcext:value-type="float">
            <text:p>-1.77468727066749</text:p>
          </table:table-cell>
          <table:table-cell office:value-type="float" office:value="-7.63923425863305" calcext:value-type="float">
            <text:p>-7.63923425863305</text:p>
          </table:table-cell>
          <table:table-cell office:value-type="float" office:value="-10.5822040333354" calcext:value-type="float">
            <text:p>-10.5822040333354</text:p>
          </table:table-cell>
          <table:table-cell office:value-type="float" office:value="-10.0276512185929" calcext:value-type="float">
            <text:p>-10.0276512185929</text:p>
          </table:table-cell>
          <table:table-cell office:value-type="float" office:value="-6.4521189253605" calcext:value-type="float">
            <text:p>-6.4521189253605</text:p>
          </table:table-cell>
          <table:table-cell office:value-type="float" office:value="-1.9399616952284" calcext:value-type="float">
            <text:p>-1.9399616952284</text:p>
          </table:table-cell>
          <table:table-cell office:value-type="float" office:value="1.49275077215248" calcext:value-type="float">
            <text:p>1.49275077215248</text:p>
          </table:table-cell>
          <table:table-cell office:value-type="float" office:value="3.18141171257584" calcext:value-type="float">
            <text:p>3.18141171257584</text:p>
          </table:table-cell>
          <table:table-cell office:value-type="float" office:value="3.019142275411" calcext:value-type="float">
            <text:p>3.019142275411</text:p>
          </table:table-cell>
          <table:table-cell office:value-type="float" office:value="1.41211793267443" calcext:value-type="float">
            <text:p>1.41211793267443</text:p>
          </table:table-cell>
          <table:table-cell office:value-type="float" office:value="-0.43538775366189" calcext:value-type="float">
            <text:p>-0.43538775366189</text:p>
          </table:table-cell>
          <table:table-cell office:value-type="float" office:value="-1.39958486487352" calcext:value-type="float">
            <text:p>-1.39958486487352</text:p>
          </table:table-cell>
          <table:table-cell office:value-type="float" office:value="-1.37216171142096" calcext:value-type="float">
            <text:p>-1.37216171142096</text:p>
          </table:table-cell>
          <table:table-cell office:value-type="float" office:value="-0.667124996996468" calcext:value-type="float">
            <text:p>-0.667124996996468</text:p>
          </table:table-cell>
          <table:table-cell office:value-type="float" office:value="0.359882904229339" calcext:value-type="float">
            <text:p>0.359882904229339</text:p>
          </table:table-cell>
          <table:table-cell office:value-type="float" office:value="1.28911012027945" calcext:value-type="float">
            <text:p>1.28911012027945</text:p>
          </table:table-cell>
          <table:table-cell office:value-type="float" office:value="1.75805519477976" calcext:value-type="float">
            <text:p>1.75805519477976</text:p>
          </table:table-cell>
          <table:table-cell office:value-type="float" office:value="1.84145251206595" calcext:value-type="float">
            <text:p>1.84145251206595</text:p>
          </table:table-cell>
          <table:table-cell office:value-type="float" office:value="1.79831251039494" calcext:value-type="float">
            <text:p>1.79831251039494</text:p>
          </table:table-cell>
          <table:table-cell office:value-type="float" office:value="1.8062277678452" calcext:value-type="float">
            <text:p>1.8062277678452</text:p>
          </table:table-cell>
          <table:table-cell office:value-type="float" office:value="1.90943120008633" calcext:value-type="float">
            <text:p>1.90943120008633</text:p>
          </table:table-cell>
          <table:table-cell office:value-type="float" office:value="2.13030261462285" calcext:value-type="float">
            <text:p>2.13030261462285</text:p>
          </table:table-cell>
          <table:table-cell office:value-type="float" office:value="2.42269767668735" calcext:value-type="float">
            <text:p>2.42269767668735</text:p>
          </table:table-cell>
          <table:table-cell office:value-type="float" office:value="2.71123072091744" calcext:value-type="float">
            <text:p>2.71123072091744</text:p>
          </table:table-cell>
          <table:table-cell office:value-type="float" office:value="2.95298322158586" calcext:value-type="float">
            <text:p>2.95298322158586</text:p>
          </table:table-cell>
          <table:table-cell office:value-type="float" office:value="3.15905553462746" calcext:value-type="float">
            <text:p>3.15905553462746</text:p>
          </table:table-cell>
          <table:table-cell office:value-type="float" office:value="3.34673138113906" calcext:value-type="float">
            <text:p>3.34673138113906</text:p>
          </table:table-cell>
          <table:table-cell office:value-type="float" office:value="3.54130671060273" calcext:value-type="float">
            <text:p>3.54130671060273</text:p>
          </table:table-cell>
          <table:table-cell office:value-type="float" office:value="3.77420094411484" calcext:value-type="float">
            <text:p>3.77420094411484</text:p>
          </table:table-cell>
          <table:table-cell office:value-type="float" office:value="4.27501704244181" calcext:value-type="float">
            <text:p>4.27501704244181</text:p>
          </table:table-cell>
          <table:table-cell office:value-type="float" office:value="5.60858469675673" calcext:value-type="float">
            <text:p>5.60858469675673</text:p>
          </table:table-cell>
          <table:table-cell office:value-type="float" office:value="8.43151016924429" calcext:value-type="float">
            <text:p>8.43151016924429</text:p>
          </table:table-cell>
          <table:table-cell office:value-type="float" office:value="13.8435852512559" calcext:value-type="float">
            <text:p>13.8435852512559</text:p>
          </table:table-cell>
          <table:table-cell office:value-type="float" office:value="23.1347239107606" calcext:value-type="float">
            <text:p>23.1347239107606</text:p>
          </table:table-cell>
          <table:table-cell office:value-type="float" office:value="36.7619500730233" calcext:value-type="float">
            <text:p>36.7619500730233</text:p>
          </table:table-cell>
          <table:table-cell office:value-type="float" office:value="53.7427451986601" calcext:value-type="float">
            <text:p>53.7427451986601</text:p>
          </table:table-cell>
          <table:table-cell office:value-type="float" office:value="72.6124016948736" calcext:value-type="float">
            <text:p>72.6124016948736</text:p>
          </table:table-cell>
          <table:table-cell office:value-type="float" office:value="89.31112820748" calcext:value-type="float">
            <text:p>89.31112820748</text:p>
          </table:table-cell>
          <table:table-cell office:value-type="float" office:value="98.5984619546343" calcext:value-type="float">
            <text:p>98.5984619546343</text:p>
          </table:table-cell>
          <table:table-cell office:value-type="float" office:value="96.7265369832906" calcext:value-type="float">
            <text:p>96.7265369832906</text:p>
          </table:table-cell>
          <table:table-cell office:value-type="float" office:value="82.5885373926842" calcext:value-type="float">
            <text:p>82.5885373926842</text:p>
          </table:table-cell>
          <table:table-cell office:value-type="float" office:value="56.1075049662419" calcext:value-type="float">
            <text:p>56.1075049662419</text:p>
          </table:table-cell>
          <table:table-cell office:value-type="float" office:value="23.1685882752786" calcext:value-type="float">
            <text:p>23.1685882752786</text:p>
          </table:table-cell>
          <table:table-cell office:value-type="float" office:value="-7.55091919494472" calcext:value-type="float">
            <text:p>-7.55091919494472</text:p>
          </table:table-cell>
          <table:table-cell office:value-type="float" office:value="-29.0496729710281" calcext:value-type="float">
            <text:p>-29.0496729710281</text:p>
          </table:table-cell>
          <table:table-cell office:value-type="float" office:value="-37.3696296813163" calcext:value-type="float">
            <text:p>-37.3696296813163</text:p>
          </table:table-cell>
          <table:table-cell office:value-type="float" office:value="-29.8246021908601" calcext:value-type="float">
            <text:p>-29.8246021908601</text:p>
          </table:table-cell>
          <table:table-cell office:value-type="float" office:value="-11.3876984464464" calcext:value-type="float">
            <text:p>-11.3876984464464</text:p>
          </table:table-cell>
          <table:table-cell office:value-type="float" office:value="9.29875612363055" calcext:value-type="float">
            <text:p>9.29875612363055</text:p>
          </table:table-cell>
          <table:table-cell office:value-type="float" office:value="25.2911838671798" calcext:value-type="float">
            <text:p>25.2911838671798</text:p>
          </table:table-cell>
          <table:table-cell office:value-type="float" office:value="32.8070432397796" calcext:value-type="float">
            <text:p>32.8070432397796</text:p>
          </table:table-cell>
          <table:table-cell office:value-type="float" office:value="29.1624419898452" calcext:value-type="float">
            <text:p>29.1624419898452</text:p>
          </table:table-cell>
          <table:table-cell office:value-type="float" office:value="17.9268528309654" calcext:value-type="float">
            <text:p>17.9268528309654</text:p>
          </table:table-cell>
          <table:table-cell office:value-type="float" office:value="5.72619890221007" calcext:value-type="float">
            <text:p>5.72619890221007</text:p>
          </table:table-cell>
          <table:table-cell office:value-type="float" office:value="-2.57385733740128" calcext:value-type="float">
            <text:p>-2.57385733740128</text:p>
          </table:table-cell>
          <table:table-cell office:value-type="float" office:value="-5.44526728228327" calcext:value-type="float">
            <text:p>-5.44526728228327</text:p>
          </table:table-cell>
          <table:table-cell office:value-type="float" office:value="-2.11835708199138" calcext:value-type="float">
            <text:p>-2.11835708199138</text:p>
          </table:table-cell>
          <table:table-cell office:value-type="float" office:value="4.87409251361722" calcext:value-type="float">
            <text:p>4.87409251361722</text:p>
          </table:table-cell>
          <table:table-cell office:value-type="float" office:value="11.3553043456748" calcext:value-type="float">
            <text:p>11.3553043456748</text:p>
          </table:table-cell>
          <table:table-cell office:value-type="float" office:value="14.6252128836268" calcext:value-type="float">
            <text:p>14.6252128836268</text:p>
          </table:table-cell>
          <table:table-cell office:value-type="float" office:value="14.831524066339" calcext:value-type="float">
            <text:p>14.831524066339</text:p>
          </table:table-cell>
          <table:table-cell office:value-type="float" office:value="12.544994125438" calcext:value-type="float">
            <text:p>12.544994125438</text:p>
          </table:table-cell>
          <table:table-cell office:value-type="float" office:value="9.21835113155222" calcext:value-type="float">
            <text:p>9.21835113155222</text:p>
          </table:table-cell>
          <table:table-cell office:value-type="float" office:value="6.74923783478933" calcext:value-type="float">
            <text:p>6.74923783478933</text:p>
          </table:table-cell>
          <table:table-cell office:value-type="float" office:value="6.19208268374284" calcext:value-type="float">
            <text:p>6.19208268374284</text:p>
          </table:table-cell>
          <table:table-cell office:value-type="float" office:value="6.94803050471617" calcext:value-type="float">
            <text:p>6.94803050471617</text:p>
          </table:table-cell>
          <table:table-cell office:value-type="float" office:value="8.24700294519754" calcext:value-type="float">
            <text:p>8.24700294519754</text:p>
          </table:table-cell>
          <table:table-cell office:value-type="float" office:value="9.49560182071368" calcext:value-type="float">
            <text:p>9.49560182071368</text:p>
          </table:table-cell>
          <table:table-cell office:value-type="float" office:value="10.1950087367223" calcext:value-type="float">
            <text:p>10.1950087367223</text:p>
          </table:table-cell>
          <table:table-cell office:value-type="float" office:value="10.1384765573078" calcext:value-type="float">
            <text:p>10.1384765573078</text:p>
          </table:table-cell>
          <table:table-cell office:value-type="float" office:value="9.69975307999172" calcext:value-type="float">
            <text:p>9.69975307999172</text:p>
          </table:table-cell>
          <table:table-cell office:value-type="float" office:value="9.29240758822188" calcext:value-type="float">
            <text:p>9.29240758822188</text:p>
          </table:table-cell>
          <table:table-cell office:value-type="float" office:value="9.06628229120892" calcext:value-type="float">
            <text:p>9.06628229120892</text:p>
          </table:table-cell>
          <table:table-cell office:value-type="float" office:value="9.03016714010211" calcext:value-type="float">
            <text:p>9.03016714010211</text:p>
          </table:table-cell>
          <table:table-cell office:value-type="float" office:value="9.1514656407856" calcext:value-type="float">
            <text:p>9.1514656407856</text:p>
          </table:table-cell>
          <table:table-cell office:value-type="float" office:value="9.31605109058671" calcext:value-type="float">
            <text:p>9.31605109058671</text:p>
          </table:table-cell>
          <table:table-cell office:value-type="float" office:value="9.41056491174339" calcext:value-type="float">
            <text:p>9.41056491174339</text:p>
          </table:table-cell>
          <table:table-cell office:value-type="float" office:value="9.42123963364733" calcext:value-type="float">
            <text:p>9.42123963364733</text:p>
          </table:table-cell>
          <table:table-cell office:value-type="float" office:value="9.38851305006306" calcext:value-type="float">
            <text:p>9.38851305006306</text:p>
          </table:table-cell>
          <table:table-cell office:value-type="float" office:value="9.34410336992406" calcext:value-type="float">
            <text:p>9.34410336992406</text:p>
          </table:table-cell>
          <table:table-cell office:value-type="float" office:value="9.30047570680847" calcext:value-type="float">
            <text:p>9.30047570680847</text:p>
          </table:table-cell>
          <table:table-cell office:value-type="float" office:value="9.26664019456989" calcext:value-type="float">
            <text:p>9.26664019456989</text:p>
          </table:table-cell>
          <table:table-cell office:value-type="float" office:value="9.24146455929776" calcext:value-type="float">
            <text:p>9.24146455929776</text:p>
          </table:table-cell>
          <table:table-cell office:value-type="float" office:value="9.21816707146272" calcext:value-type="float">
            <text:p>9.21816707146272</text:p>
          </table:table-cell>
          <table:table-cell office:value-type="float" office:value="9.18813445014393" calcext:value-type="float">
            <text:p>9.18813445014393</text:p>
          </table:table-cell>
          <table:table-cell office:value-type="float" office:value="9.13899300091288" calcext:value-type="float">
            <text:p>9.13899300091288</text:p>
          </table:table-cell>
          <table:table-cell office:value-type="float" office:value="9.06214091926089" calcext:value-type="float">
            <text:p>9.06214091926089</text:p>
          </table:table-cell>
          <table:table-cell office:value-type="float" office:value="8.99072339258043" calcext:value-type="float">
            <text:p>8.99072339258043</text:p>
          </table:table-cell>
          <table:table-cell office:value-type="float" office:value="8.98216665034994" calcext:value-type="float">
            <text:p>8.98216665034994</text:p>
          </table:table-cell>
          <table:table-cell office:value-type="float" office:value="9.20296548106636" calcext:value-type="float">
            <text:p>9.20296548106636</text:p>
          </table:table-cell>
          <table:table-cell office:value-type="float" office:value="10.0553081636124" calcext:value-type="float">
            <text:p>10.0553081636124</text:p>
          </table:table-cell>
          <table:table-cell office:value-type="float" office:value="11.9457480357504" calcext:value-type="float">
            <text:p>11.9457480357504</text:p>
          </table:table-cell>
          <table:table-cell office:value-type="float" office:value="15.013998161077" calcext:value-type="float">
            <text:p>15.013998161077</text:p>
          </table:table-cell>
          <table:table-cell office:value-type="float" office:value="19.2430678194253" calcext:value-type="float">
            <text:p>19.2430678194253</text:p>
          </table:table-cell>
          <table:table-cell office:value-type="float" office:value="24.1784101570106" calcext:value-type="float">
            <text:p>24.1784101570106</text:p>
          </table:table-cell>
          <table:table-cell office:value-type="float" office:value="28.4016015863937" calcext:value-type="float">
            <text:p>28.4016015863937</text:p>
          </table:table-cell>
          <table:table-cell office:value-type="float" office:value="30.4306031271686" calcext:value-type="float">
            <text:p>30.4306031271686</text:p>
          </table:table-cell>
          <table:table-cell office:value-type="float" office:value="29.4618362755027" calcext:value-type="float">
            <text:p>29.4618362755027</text:p>
          </table:table-cell>
          <table:table-cell office:value-type="float" office:value="25.096338454962" calcext:value-type="float">
            <text:p>25.096338454962</text:p>
          </table:table-cell>
          <table:table-cell office:value-type="float" office:value="17.7373587683233" calcext:value-type="float">
            <text:p>17.7373587683233</text:p>
          </table:table-cell>
          <table:table-cell office:value-type="float" office:value="9.58899954120661" calcext:value-type="float">
            <text:p>9.58899954120661</text:p>
          </table:table-cell>
          <table:table-cell office:value-type="float" office:value="3.00007429422496" calcext:value-type="float">
            <text:p>3.00007429422496</text:p>
          </table:table-cell>
          <table:table-cell office:value-type="float" office:value="-0.770054803180158" calcext:value-type="float">
            <text:p>-0.770054803180158</text:p>
          </table:table-cell>
          <table:table-cell office:value-type="float" office:value="-1.12233931886352" calcext:value-type="float">
            <text:p>-1.12233931886352</text:p>
          </table:table-cell>
          <table:table-cell office:value-type="float" office:value="1.75961921662086" calcext:value-type="float">
            <text:p>1.75961921662086</text:p>
          </table:table-cell>
          <table:table-cell office:value-type="float" office:value="5.90690947156322" calcext:value-type="float">
            <text:p>5.90690947156322</text:p>
          </table:table-cell>
          <table:table-cell office:value-type="float" office:value="9.21203844996929" calcext:value-type="float">
            <text:p>9.21203844996929</text:p>
          </table:table-cell>
          <table:table-cell office:value-type="float" office:value="10.7949511245739" calcext:value-type="float">
            <text:p>10.7949511245739</text:p>
          </table:table-cell>
          <table:table-cell office:value-type="float" office:value="10.5325070077369" calcext:value-type="float">
            <text:p>10.5325070077369</text:p>
          </table:table-cell>
          <table:table-cell office:value-type="float" office:value="8.68749894421486" calcext:value-type="float">
            <text:p>8.68749894421486</text:p>
          </table:table-cell>
          <table:table-cell office:value-type="float" office:value="6.40643646857937" calcext:value-type="float">
            <text:p>6.40643646857937</text:p>
          </table:table-cell>
          <table:table-cell office:value-type="float" office:value="4.8810719989968" calcext:value-type="float">
            <text:p>4.8810719989968</text:p>
          </table:table-cell>
          <table:table-cell office:value-type="float" office:value="4.38347430701649" calcext:value-type="float">
            <text:p>4.38347430701649</text:p>
          </table:table-cell>
          <table:table-cell office:value-type="float" office:value="4.60797199110252" calcext:value-type="float">
            <text:p>4.60797199110252</text:p>
          </table:table-cell>
          <table:table-cell office:value-type="float" office:value="5.21055400703252" calcext:value-type="float">
            <text:p>5.21055400703252</text:p>
          </table:table-cell>
          <table:table-cell office:value-type="float" office:value="5.77642411408589" calcext:value-type="float">
            <text:p>5.77642411408589</text:p>
          </table:table-cell>
          <table:table-cell office:value-type="float" office:value="5.91462591040833" calcext:value-type="float">
            <text:p>5.91462591040833</text:p>
          </table:table-cell>
          <table:table-cell office:value-type="float" office:value="5.62908007756153" calcext:value-type="float">
            <text:p>5.62908007756153</text:p>
          </table:table-cell>
          <table:table-cell office:value-type="float" office:value="5.17659437437885" calcext:value-type="float">
            <text:p>5.17659437437885</text:p>
          </table:table-cell>
          <table:table-cell office:value-type="float" office:value="4.75843286034211" calcext:value-type="float">
            <text:p>4.75843286034211</text:p>
          </table:table-cell>
          <table:table-cell office:value-type="float" office:value="4.42902550488495" calcext:value-type="float">
            <text:p>4.42902550488495</text:p>
          </table:table-cell>
          <table:table-cell office:value-type="float" office:value="4.21541690831499" calcext:value-type="float">
            <text:p>4.21541690831499</text:p>
          </table:table-cell>
          <table:table-cell office:value-type="float" office:value="4.08294133535155" calcext:value-type="float">
            <text:p>4.08294133535155</text:p>
          </table:table-cell>
          <table:table-cell office:value-type="float" office:value="3.95664460222261" calcext:value-type="float">
            <text:p>3.95664460222261</text:p>
          </table:table-cell>
          <table:table-cell office:value-type="float" office:value="3.78447404504253" calcext:value-type="float">
            <text:p>3.78447404504253</text:p>
          </table:table-cell>
          <table:table-cell office:value-type="float" office:value="3.57368683129721" calcext:value-type="float">
            <text:p>3.57368683129721</text:p>
          </table:table-cell>
          <table:table-cell office:value-type="float" office:value="3.34130274648266" calcext:value-type="float">
            <text:p>3.34130274648266</text:p>
          </table:table-cell>
          <table:table-cell office:value-type="float" office:value="3.11153715490878" calcext:value-type="float">
            <text:p>3.11153715490878</text:p>
          </table:table-cell>
          <table:table-cell office:value-type="float" office:value="2.9137279067052" calcext:value-type="float">
            <text:p>2.9137279067052</text:p>
          </table:table-cell>
          <table:table-cell office:value-type="float" office:value="2.92022040925066" calcext:value-type="float">
            <text:p>2.92022040925066</text:p>
          </table:table-cell>
          <table:table-cell office:value-type="float" office:value="3.67037873400373" calcext:value-type="float">
            <text:p>3.67037873400373</text:p>
          </table:table-cell>
          <table:table-cell office:value-type="float" office:value="5.79338054700795" calcext:value-type="float">
            <text:p>5.79338054700795</text:p>
          </table:table-cell>
          <table:table-cell office:value-type="float" office:value="10.3152837520238" calcext:value-type="float">
            <text:p>10.3152837520238</text:p>
          </table:table-cell>
          <table:table-cell office:value-type="float" office:value="18.5310668159505" calcext:value-type="float">
            <text:p>18.5310668159505</text:p>
          </table:table-cell>
          <table:table-cell office:value-type="float" office:value="31.1419535574277" calcext:value-type="float">
            <text:p>31.1419535574277</text:p>
          </table:table-cell>
          <table:table-cell office:value-type="float" office:value="47.2775604405122" calcext:value-type="float">
            <text:p>47.2775604405122</text:p>
          </table:table-cell>
          <table:table-cell office:value-type="float" office:value="65.6327761461182" calcext:value-type="float">
            <text:p>65.6327761461182</text:p>
          </table:table-cell>
          <table:table-cell office:value-type="float" office:value="82.5850806371381" calcext:value-type="float">
            <text:p>82.5850806371381</text:p>
          </table:table-cell>
          <table:table-cell office:value-type="float" office:value="92.9048608972968" calcext:value-type="float">
            <text:p>92.9048608972968</text:p>
          </table:table-cell>
          <table:table-cell office:value-type="float" office:value="92.4023264824163" calcext:value-type="float">
            <text:p>92.4023264824163</text:p>
          </table:table-cell>
          <table:table-cell office:value-type="float" office:value="79.7628498599197" calcext:value-type="float">
            <text:p>79.7628498599197</text:p>
          </table:table-cell>
          <table:table-cell office:value-type="float" office:value="54.5496753768376" calcext:value-type="float">
            <text:p>54.5496753768376</text:p>
          </table:table-cell>
          <table:table-cell office:value-type="float" office:value="21.635220130619" calcext:value-type="float">
            <text:p>21.635220130619</text:p>
          </table:table-cell>
          <table:table-cell office:value-type="float" office:value="-10.349654490912" calcext:value-type="float">
            <text:p>-10.349654490912</text:p>
          </table:table-cell>
          <table:table-cell office:value-type="float" office:value="-33.9000754386919" calcext:value-type="float">
            <text:p>-33.9000754386919</text:p>
          </table:table-cell>
          <table:table-cell office:value-type="float" office:value="-44.8148304675196" calcext:value-type="float">
            <text:p>-44.8148304675196</text:p>
          </table:table-cell>
          <table:table-cell office:value-type="float" office:value="-39.9527212370863" calcext:value-type="float">
            <text:p>-39.9527212370863</text:p>
          </table:table-cell>
          <table:table-cell office:value-type="float" office:value="-22.9738442635332" calcext:value-type="float">
            <text:p>-22.9738442635332</text:p>
          </table:table-cell>
          <table:table-cell office:value-type="float" office:value="-2.45055085043691" calcext:value-type="float">
            <text:p>-2.45055085043691</text:p>
          </table:table-cell>
          <table:table-cell office:value-type="float" office:value="14.1574238482551" calcext:value-type="float">
            <text:p>14.1574238482551</text:p>
          </table:table-cell>
          <table:table-cell office:value-type="float" office:value="22.8120311540445" calcext:value-type="float">
            <text:p>22.8120311540445</text:p>
          </table:table-cell>
          <table:table-cell office:value-type="float" office:value="20.4645104690691" calcext:value-type="float">
            <text:p>20.4645104690691</text:p>
          </table:table-cell>
          <table:table-cell office:value-type="float" office:value="9.60330501409934" calcext:value-type="float">
            <text:p>9.60330501409934</text:p>
          </table:table-cell>
          <table:table-cell office:value-type="float" office:value="-3.20371738226706" calcext:value-type="float">
            <text:p>-3.20371738226706</text:p>
          </table:table-cell>
          <table:table-cell office:value-type="float" office:value="-12.5522037377132" calcext:value-type="float">
            <text:p>-12.5522037377132</text:p>
          </table:table-cell>
          <table:table-cell office:value-type="float" office:value="-16.6403110862992" calcext:value-type="float">
            <text:p>-16.6403110862992</text:p>
          </table:table-cell>
          <table:table-cell office:value-type="float" office:value="-14.5086319021031" calcext:value-type="float">
            <text:p>-14.5086319021031</text:p>
          </table:table-cell>
          <table:table-cell office:value-type="float" office:value="-8.11375693947582" calcext:value-type="float">
            <text:p>-8.11375693947582</text:p>
          </table:table-cell>
          <table:table-cell office:value-type="float" office:value="-1.60340543473066" calcext:value-type="float">
            <text:p>-1.60340543473066</text:p>
          </table:table-cell>
          <table:table-cell office:value-type="float" office:value="1.86877624460274" calcext:value-type="float">
            <text:p>1.86877624460274</text:p>
          </table:table-cell>
          <table:table-cell office:value-type="float" office:value="2.21411584478527" calcext:value-type="float">
            <text:p>2.21411584478527</text:p>
          </table:table-cell>
          <table:table-cell office:value-type="float" office:value="-0.0462224164198375" calcext:value-type="float">
            <text:p>-0.046222416419838</text:p>
          </table:table-cell>
          <table:table-cell office:value-type="float" office:value="-3.61451679050771" calcext:value-type="float">
            <text:p>-3.61451679050771</text:p>
          </table:table-cell>
          <table:table-cell office:value-type="float" office:value="-6.59803130669993" calcext:value-type="float">
            <text:p>-6.59803130669993</text:p>
          </table:table-cell>
          <table:table-cell office:value-type="float" office:value="-7.68204331992619" calcext:value-type="float">
            <text:p>-7.68204331992619</text:p>
          </table:table-cell>
          <table:table-cell office:value-type="float" office:value="-7.32610238631003" calcext:value-type="float">
            <text:p>-7.32610238631003</text:p>
          </table:table-cell>
          <table:table-cell office:value-type="float" office:value="-6.30993820586376" calcext:value-type="float">
            <text:p>-6.30993820586376</text:p>
          </table:table-cell>
          <table:table-cell office:value-type="float" office:value="-5.25816115442356" calcext:value-type="float">
            <text:p>-5.25816115442356</text:p>
          </table:table-cell>
          <table:table-cell office:value-type="float" office:value="-4.67395148337058" calcext:value-type="float">
            <text:p>-4.67395148337058</text:p>
          </table:table-cell>
          <table:table-cell office:value-type="float" office:value="-4.85411198875462" calcext:value-type="float">
            <text:p>-4.85411198875462</text:p>
          </table:table-cell>
          <table:table-cell office:value-type="float" office:value="-5.47427429541598" calcext:value-type="float">
            <text:p>-5.47427429541598</text:p>
          </table:table-cell>
          <table:table-cell office:value-type="float" office:value="-6.10637288763538" calcext:value-type="float">
            <text:p>-6.10637288763538</text:p>
          </table:table-cell>
          <table:table-cell office:value-type="float" office:value="-6.55324074636118" calcext:value-type="float">
            <text:p>-6.55324074636118</text:p>
          </table:table-cell>
          <table:table-cell office:value-type="float" office:value="-6.80190635678384" calcext:value-type="float">
            <text:p>-6.80190635678384</text:p>
          </table:table-cell>
          <table:table-cell office:value-type="float" office:value="-6.87235333247672" calcext:value-type="float">
            <text:p>-6.87235333247672</text:p>
          </table:table-cell>
          <table:table-cell office:value-type="float" office:value="-6.87156195469248" calcext:value-type="float">
            <text:p>-6.87156195469248</text:p>
          </table:table-cell>
          <table:table-cell office:value-type="float" office:value="-6.91812925627375" calcext:value-type="float">
            <text:p>-6.91812925627375</text:p>
          </table:table-cell>
          <table:table-cell office:value-type="float" office:value="-7.04371276071087" calcext:value-type="float">
            <text:p>-7.04371276071087</text:p>
          </table:table-cell>
          <table:table-cell office:value-type="float" office:value="-7.20924106318496" calcext:value-type="float">
            <text:p>-7.20924106318496</text:p>
          </table:table-cell>
          <table:table-cell office:value-type="float" office:value="-7.38000098513092" calcext:value-type="float">
            <text:p>-7.38000098513092</text:p>
          </table:table-cell>
          <table:table-cell office:value-type="float" office:value="-7.54176805070356" calcext:value-type="float">
            <text:p>-7.54176805070356</text:p>
          </table:table-cell>
          <table:table-cell office:value-type="float" office:value="-7.68493043526059" calcext:value-type="float">
            <text:p>-7.68493043526059</text:p>
          </table:table-cell>
          <table:table-cell office:value-type="float" office:value="-7.80871086440953" calcext:value-type="float">
            <text:p>-7.80871086440953</text:p>
          </table:table-cell>
          <table:table-cell office:value-type="float" office:value="-7.91966347506572" calcext:value-type="float">
            <text:p>-7.91966347506572</text:p>
          </table:table-cell>
          <table:table-cell office:value-type="float" office:value="-8.02578842177155" calcext:value-type="float">
            <text:p>-8.02578842177155</text:p>
          </table:table-cell>
          <table:table-cell office:value-type="float" office:value="-8.13908075375398" calcext:value-type="float">
            <text:p>-8.13908075375398</text:p>
          </table:table-cell>
          <table:table-cell office:value-type="float" office:value="-8.27026165693361" calcext:value-type="float">
            <text:p>-8.27026165693361</text:p>
          </table:table-cell>
          <table:table-cell office:value-type="float" office:value="-8.39381949325144" calcext:value-type="float">
            <text:p>-8.39381949325144</text:p>
          </table:table-cell>
          <table:table-cell office:value-type="float" office:value="-8.45356672615685" calcext:value-type="float">
            <text:p>-8.45356672615685</text:p>
          </table:table-cell>
          <table:table-cell office:value-type="float" office:value="-8.31775819654239" calcext:value-type="float">
            <text:p>-8.31775819654239</text:p>
          </table:table-cell>
          <table:table-cell office:value-type="float" office:value="-7.60537377180788" calcext:value-type="float">
            <text:p>-7.60537377180788</text:p>
          </table:table-cell>
          <table:table-cell office:value-type="float" office:value="-5.89629731377538" calcext:value-type="float">
            <text:p>-5.89629731377538</text:p>
          </table:table-cell>
          <table:table-cell office:value-type="float" office:value="-3.00138448297275" calcext:value-type="float">
            <text:p>-3.00138448297275</text:p>
          </table:table-cell>
          <table:table-cell office:value-type="float" office:value="1.06912311090279" calcext:value-type="float">
            <text:p>1.06912311090279</text:p>
          </table:table-cell>
          <table:table-cell office:value-type="float" office:value="6.00100146246088" calcext:value-type="float">
            <text:p>6.00100146246088</text:p>
          </table:table-cell>
          <table:table-cell office:value-type="float" office:value="10.4635873475076" calcext:value-type="float">
            <text:p>10.4635873475076</text:p>
          </table:table-cell>
          <table:table-cell office:value-type="float" office:value="12.9409762399967" calcext:value-type="float">
            <text:p>12.9409762399967</text:p>
          </table:table-cell>
          <table:table-cell office:value-type="float" office:value="12.5028206470612" calcext:value-type="float">
            <text:p>12.5028206470612</text:p>
          </table:table-cell>
          <table:table-cell office:value-type="float" office:value="8.7342367510617" calcext:value-type="float">
            <text:p>8.7342367510617</text:p>
          </table:table-cell>
          <table:table-cell office:value-type="float" office:value="1.77972948015689" calcext:value-type="float">
            <text:p>1.77972948015689</text:p>
          </table:table-cell>
          <table:table-cell office:value-type="float" office:value="-6.32279414329926" calcext:value-type="float">
            <text:p>-6.32279414329926</text:p>
          </table:table-cell>
          <table:table-cell office:value-type="float" office:value="-13.1711966481525" calcext:value-type="float">
            <text:p>-13.1711966481525</text:p>
          </table:table-cell>
          <table:table-cell office:value-type="float" office:value="-17.3009168569345" calcext:value-type="float">
            <text:p>-17.3009168569345</text:p>
          </table:table-cell>
          <table:table-cell office:value-type="float" office:value="-18.0890706989" calcext:value-type="float">
            <text:p>-18.0890706989</text:p>
          </table:table-cell>
          <table:table-cell office:value-type="float" office:value="-15.4662882314924" calcext:value-type="float">
            <text:p>-15.4662882314924</text:p>
          </table:table-cell>
          <table:table-cell office:value-type="float" office:value="-11.2346649315443" calcext:value-type="float">
            <text:p>-11.2346649315443</text:p>
          </table:table-cell>
          <table:table-cell office:value-type="float" office:value="-7.56081544745868" calcext:value-type="float">
            <text:p>-7.56081544745868</text:p>
          </table:table-cell>
          <table:table-cell office:value-type="float" office:value="-5.55809144010378" calcext:value-type="float">
            <text:p>-5.55809144010378</text:p>
          </table:table-cell>
          <table:table-cell office:value-type="float" office:value="-5.37558438869187" calcext:value-type="float">
            <text:p>-5.37558438869187</text:p>
          </table:table-cell>
          <table:table-cell office:value-type="float" office:value="-6.87415136268811" calcext:value-type="float">
            <text:p>-6.87415136268811</text:p>
          </table:table-cell>
          <table:table-cell office:value-type="float" office:value="-8.99107640331357" calcext:value-type="float">
            <text:p>-8.99107640331357</text:p>
          </table:table-cell>
          <table:table-cell office:value-type="float" office:value="-10.4912774706193" calcext:value-type="float">
            <text:p>-10.4912774706193</text:p>
          </table:table-cell>
          <table:table-cell office:value-type="float" office:value="-10.9265780028914" calcext:value-type="float">
            <text:p>-10.9265780028914</text:p>
          </table:table-cell>
          <table:table-cell office:value-type="float" office:value="-10.5834888237842" calcext:value-type="float">
            <text:p>-10.5834888237842</text:p>
          </table:table-cell>
          <table:table-cell office:value-type="float" office:value="-9.79638133627341" calcext:value-type="float">
            <text:p>-9.79638133627341</text:p>
          </table:table-cell>
          <table:table-cell office:value-type="float" office:value="-8.97335968081285" calcext:value-type="float">
            <text:p>-8.97335968081285</text:p>
          </table:table-cell>
          <table:table-cell office:value-type="float" office:value="-8.5237875266808" calcext:value-type="float">
            <text:p>-8.5237875266808</text:p>
          </table:table-cell>
          <table:table-cell office:value-type="float" office:value="-8.5202271340096" calcext:value-type="float">
            <text:p>-8.5202271340096</text:p>
          </table:table-cell>
          <table:table-cell office:value-type="float" office:value="-8.71455810895948" calcext:value-type="float">
            <text:p>-8.71455810895948</text:p>
          </table:table-cell>
          <table:table-cell office:value-type="float" office:value="-8.88571388931331" calcext:value-type="float">
            <text:p>-8.88571388931331</text:p>
          </table:table-cell>
          <table:table-cell office:value-type="float" office:value="-8.96478830921418" calcext:value-type="float">
            <text:p>-8.96478830921418</text:p>
          </table:table-cell>
          <table:table-cell office:value-type="float" office:value="-8.92169082452931" calcext:value-type="float">
            <text:p>-8.92169082452931</text:p>
          </table:table-cell>
          <table:table-cell office:value-type="float" office:value="-8.77983903530931" calcext:value-type="float">
            <text:p>-8.77983903530931</text:p>
          </table:table-cell>
          <table:table-cell office:value-type="float" office:value="-8.61460733350844" calcext:value-type="float">
            <text:p>-8.61460733350844</text:p>
          </table:table-cell>
          <table:table-cell office:value-type="float" office:value="-8.48648616121626" calcext:value-type="float">
            <text:p>-8.48648616121626</text:p>
          </table:table-cell>
          <table:table-cell office:value-type="float" office:value="-8.38937612272681" calcext:value-type="float">
            <text:p>-8.38937612272681</text:p>
          </table:table-cell>
          <table:table-cell office:value-type="float" office:value="-8.30125100313464" calcext:value-type="float">
            <text:p>-8.30125100313464</text:p>
          </table:table-cell>
          <table:table-cell office:value-type="float" office:value="-8.20793289595603" calcext:value-type="float">
            <text:p>-8.20793289595603</text:p>
          </table:table-cell>
          <table:table-cell office:value-type="float" office:value="-8.10301560336134" calcext:value-type="float">
            <text:p>-8.10301560336134</text:p>
          </table:table-cell>
          <table:table-cell office:value-type="float" office:value="0" calcext:value-type="float">
            <text:p>0</text:p>
          </table:table-cell>
          <table:table-cell office:value-type="float" office:value="2253" calcext:value-type="float">
            <text:p>2253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26" calcext:value-type="float">
            <text:p>12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63589598436741" calcext:value-type="float">
            <text:p>2.63589598436741</text:p>
          </table:table-cell>
          <table:table-cell office:value-type="float" office:value="7.45655993858949" calcext:value-type="float">
            <text:p>7.45655993858949</text:p>
          </table:table-cell>
          <table:table-cell office:value-type="float" office:value="20.7722284086232" calcext:value-type="float">
            <text:p>20.7722284086232</text:p>
          </table:table-cell>
          <table:table-cell office:value-type="float" office:value="40.8417853742175" calcext:value-type="float">
            <text:p>40.8417853742175</text:p>
          </table:table-cell>
          <table:table-cell office:value-type="float" office:value="64.5575277789292" calcext:value-type="float">
            <text:p>64.5575277789292</text:p>
          </table:table-cell>
          <table:table-cell office:value-type="float" office:value="86.9476941812459" calcext:value-type="float">
            <text:p>86.9476941812459</text:p>
          </table:table-cell>
          <table:table-cell office:value-type="float" office:value="97.3870420234887" calcext:value-type="float">
            <text:p>97.3870420234887</text:p>
          </table:table-cell>
          <table:table-cell office:value-type="float" office:value="86.8900021893875" calcext:value-type="float">
            <text:p>86.8900021893875</text:p>
          </table:table-cell>
          <table:table-cell office:value-type="float" office:value="56.8488762100549" calcext:value-type="float">
            <text:p>56.8488762100549</text:p>
          </table:table-cell>
          <table:table-cell office:value-type="float" office:value="14.098012194951" calcext:value-type="float">
            <text:p>14.098012194951</text:p>
          </table:table-cell>
          <table:table-cell office:value-type="float" office:value="-23.8499717547151" calcext:value-type="float">
            <text:p>-23.8499717547151</text:p>
          </table:table-cell>
          <table:table-cell office:value-type="float" office:value="-41.3323894592553" calcext:value-type="float">
            <text:p>-41.3323894592553</text:p>
          </table:table-cell>
          <table:table-cell office:value-type="float" office:value="-36.0396551171121" calcext:value-type="float">
            <text:p>-36.0396551171121</text:p>
          </table:table-cell>
          <table:table-cell office:value-type="float" office:value="-12.3644197874266" calcext:value-type="float">
            <text:p>-12.3644197874266</text:p>
          </table:table-cell>
          <table:table-cell office:value-type="float" office:value="12.8444193417021" calcext:value-type="float">
            <text:p>12.8444193417021</text:p>
          </table:table-cell>
          <table:table-cell office:value-type="float" office:value="24.759768993384" calcext:value-type="float">
            <text:p>24.759768993384</text:p>
          </table:table-cell>
          <table:table-cell office:value-type="float" office:value="21.8623252050563" calcext:value-type="float">
            <text:p>21.8623252050563</text:p>
          </table:table-cell>
          <table:table-cell office:value-type="float" office:value="7.83345859042297" calcext:value-type="float">
            <text:p>7.83345859042297</text:p>
          </table:table-cell>
          <table:table-cell office:value-type="float" office:value="-5.82793903980191" calcext:value-type="float">
            <text:p>-5.82793903980191</text:p>
          </table:table-cell>
          <table:table-cell office:value-type="float" office:value="-10.0464698252011" calcext:value-type="float">
            <text:p>-10.0464698252011</text:p>
          </table:table-cell>
          <table:table-cell office:value-type="float" office:value="-6.29568386120911" calcext:value-type="float">
            <text:p>-6.29568386120911</text:p>
          </table:table-cell>
          <table:table-cell office:value-type="float" office:value="1.45043976436726" calcext:value-type="float">
            <text:p>1.45043976436726</text:p>
          </table:table-cell>
          <table:table-cell office:value-type="float" office:value="7.37884673323817" calcext:value-type="float">
            <text:p>7.37884673323817</text:p>
          </table:table-cell>
          <table:table-cell office:value-type="float" office:value="7.77302423617345" calcext:value-type="float">
            <text:p>7.77302423617345</text:p>
          </table:table-cell>
          <table:table-cell office:value-type="float" office:value="5.0279934225137" calcext:value-type="float">
            <text:p>5.0279934225137</text:p>
          </table:table-cell>
          <table:table-cell office:value-type="float" office:value="2.04193836282032" calcext:value-type="float">
            <text:p>2.04193836282032</text:p>
          </table:table-cell>
          <table:table-cell office:value-type="float" office:value="0.592089026055459" calcext:value-type="float">
            <text:p>0.592089026055459</text:p>
          </table:table-cell>
          <table:table-cell office:value-type="float" office:value="1.35859086218327" calcext:value-type="float">
            <text:p>1.35859086218327</text:p>
          </table:table-cell>
          <table:table-cell office:value-type="float" office:value="2.83642803934841" calcext:value-type="float">
            <text:p>2.83642803934841</text:p>
          </table:table-cell>
          <table:table-cell office:value-type="float" office:value="3.73206690848239" calcext:value-type="float">
            <text:p>3.73206690848239</text:p>
          </table:table-cell>
          <table:table-cell office:value-type="float" office:value="3.94350829999909" calcext:value-type="float">
            <text:p>3.94350829999909</text:p>
          </table:table-cell>
          <table:table-cell office:value-type="float" office:value="3.66609423463702" calcext:value-type="float">
            <text:p>3.66609423463702</text:p>
          </table:table-cell>
          <table:table-cell office:value-type="float" office:value="3.38454095737909" calcext:value-type="float">
            <text:p>3.38454095737909</text:p>
          </table:table-cell>
          <table:table-cell office:value-type="float" office:value="3.40727393114377" calcext:value-type="float">
            <text:p>3.40727393114377</text:p>
          </table:table-cell>
          <table:table-cell office:value-type="float" office:value="3.59372056754062" calcext:value-type="float">
            <text:p>3.59372056754062</text:p>
          </table:table-cell>
          <table:table-cell office:value-type="float" office:value="3.7917254779951" calcext:value-type="float">
            <text:p>3.7917254779951</text:p>
          </table:table-cell>
          <table:table-cell office:value-type="float" office:value="3.93996040452243" calcext:value-type="float">
            <text:p>3.93996040452243</text:p>
          </table:table-cell>
          <table:table-cell office:value-type="float" office:value="4.02592930466637" calcext:value-type="float">
            <text:p>4.02592930466637</text:p>
          </table:table-cell>
          <table:table-cell office:value-type="float" office:value="4.11032301136317" calcext:value-type="float">
            <text:p>4.11032301136317</text:p>
          </table:table-cell>
          <table:table-cell office:value-type="float" office:value="4.21638379262119" calcext:value-type="float">
            <text:p>4.21638379262119</text:p>
          </table:table-cell>
          <table:table-cell office:value-type="float" office:value="4.28272131259475" calcext:value-type="float">
            <text:p>4.28272131259475</text:p>
          </table:table-cell>
          <table:table-cell office:value-type="float" office:value="4.33599024841347" calcext:value-type="float">
            <text:p>4.33599024841347</text:p>
          </table:table-cell>
          <table:table-cell office:value-type="float" office:value="4.58204328880876" calcext:value-type="float">
            <text:p>4.58204328880876</text:p>
          </table:table-cell>
          <table:table-cell office:value-type="float" office:value="5.58121868761553" calcext:value-type="float">
            <text:p>5.58121868761553</text:p>
          </table:table-cell>
          <table:table-cell office:value-type="float" office:value="8.46637044515019" calcext:value-type="float">
            <text:p>8.46637044515019</text:p>
          </table:table-cell>
          <table:table-cell office:value-type="float" office:value="13.7336348339363" calcext:value-type="float">
            <text:p>13.7336348339363</text:p>
          </table:table-cell>
          <table:table-cell office:value-type="float" office:value="20.7033252194041" calcext:value-type="float">
            <text:p>20.7033252194041</text:p>
          </table:table-cell>
          <table:table-cell office:value-type="float" office:value="27.4104422588501" calcext:value-type="float">
            <text:p>27.4104422588501</text:p>
          </table:table-cell>
          <table:table-cell office:value-type="float" office:value="30.0338604707806" calcext:value-type="float">
            <text:p>30.0338604707806</text:p>
          </table:table-cell>
          <table:table-cell office:value-type="float" office:value="26.4775116033959" calcext:value-type="float">
            <text:p>26.4775116033959</text:p>
          </table:table-cell>
          <table:table-cell office:value-type="float" office:value="17.6114652795405" calcext:value-type="float">
            <text:p>17.6114652795405</text:p>
          </table:table-cell>
          <table:table-cell office:value-type="float" office:value="6.37008799392055" calcext:value-type="float">
            <text:p>6.37008799392055</text:p>
          </table:table-cell>
          <table:table-cell office:value-type="float" office:value="-1.66704356083378" calcext:value-type="float">
            <text:p>-1.66704356083378</text:p>
          </table:table-cell>
          <table:table-cell office:value-type="float" office:value="-3.52430032080425" calcext:value-type="float">
            <text:p>-3.52430032080425</text:p>
          </table:table-cell>
          <table:table-cell office:value-type="float" office:value="-0.310540206126424" calcext:value-type="float">
            <text:p>-0.310540206126424</text:p>
          </table:table-cell>
          <table:table-cell office:value-type="float" office:value="5.35909572771826" calcext:value-type="float">
            <text:p>5.35909572771826</text:p>
          </table:table-cell>
          <table:table-cell office:value-type="float" office:value="9.27886463762685" calcext:value-type="float">
            <text:p>9.27886463762685</text:p>
          </table:table-cell>
          <table:table-cell office:value-type="float" office:value="9.61234612824818" calcext:value-type="float">
            <text:p>9.61234612824818</text:p>
          </table:table-cell>
          <table:table-cell office:value-type="float" office:value="7.84672951291815" calcext:value-type="float">
            <text:p>7.84672951291815</text:p>
          </table:table-cell>
          <table:table-cell office:value-type="float" office:value="5.66132331354996" calcext:value-type="float">
            <text:p>5.66132331354996</text:p>
          </table:table-cell>
          <table:table-cell office:value-type="float" office:value="4.65010601941523" calcext:value-type="float">
            <text:p>4.65010601941523</text:p>
          </table:table-cell>
          <table:table-cell office:value-type="float" office:value="5.18187318416401" calcext:value-type="float">
            <text:p>5.18187318416401</text:p>
          </table:table-cell>
          <table:table-cell office:value-type="float" office:value="6.12467775368185" calcext:value-type="float">
            <text:p>6.12467775368185</text:p>
          </table:table-cell>
          <table:table-cell office:value-type="float" office:value="6.74571760251521" calcext:value-type="float">
            <text:p>6.74571760251521</text:p>
          </table:table-cell>
          <table:table-cell office:value-type="float" office:value="6.91007795995818" calcext:value-type="float">
            <text:p>6.91007795995818</text:p>
          </table:table-cell>
          <table:table-cell office:value-type="float" office:value="6.74232898744766" calcext:value-type="float">
            <text:p>6.74232898744766</text:p>
          </table:table-cell>
          <table:table-cell office:value-type="float" office:value="6.6173621970149" calcext:value-type="float">
            <text:p>6.6173621970149</text:p>
          </table:table-cell>
          <table:table-cell office:value-type="float" office:value="6.67433164561283" calcext:value-type="float">
            <text:p>6.67433164561283</text:p>
          </table:table-cell>
          <table:table-cell office:value-type="float" office:value="6.77819218796394" calcext:value-type="float">
            <text:p>6.77819218796394</text:p>
          </table:table-cell>
          <table:table-cell office:value-type="float" office:value="6.88398233558465" calcext:value-type="float">
            <text:p>6.88398233558465</text:p>
          </table:table-cell>
          <table:table-cell office:value-type="float" office:value="7.09032646675848" calcext:value-type="float">
            <text:p>7.09032646675848</text:p>
          </table:table-cell>
          <table:table-cell office:value-type="float" office:value="8.26864941838435" calcext:value-type="float">
            <text:p>8.26864941838435</text:p>
          </table:table-cell>
          <table:table-cell office:value-type="float" office:value="12.104815468568" calcext:value-type="float">
            <text:p>12.104815468568</text:p>
          </table:table-cell>
          <table:table-cell office:value-type="float" office:value="20.7985875547443" calcext:value-type="float">
            <text:p>20.7985875547443</text:p>
          </table:table-cell>
          <table:table-cell office:value-type="float" office:value="36.8613570160436" calcext:value-type="float">
            <text:p>36.8613570160436</text:p>
          </table:table-cell>
          <table:table-cell office:value-type="float" office:value="59.2960692435915" calcext:value-type="float">
            <text:p>59.2960692435915</text:p>
          </table:table-cell>
          <table:table-cell office:value-type="float" office:value="83.5361723990616" calcext:value-type="float">
            <text:p>83.5361723990616</text:p>
          </table:table-cell>
          <table:table-cell office:value-type="float" office:value="101.347409996564" calcext:value-type="float">
            <text:p>101.347409996564</text:p>
          </table:table-cell>
          <table:table-cell office:value-type="float" office:value="101.627019413174" calcext:value-type="float">
            <text:p>101.627019413174</text:p>
          </table:table-cell>
          <table:table-cell office:value-type="float" office:value="80.8477038018953" calcext:value-type="float">
            <text:p>80.8477038018953</text:p>
          </table:table-cell>
          <table:table-cell office:value-type="float" office:value="42.834174227606" calcext:value-type="float">
            <text:p>42.834174227606</text:p>
          </table:table-cell>
          <table:table-cell office:value-type="float" office:value="-0.0288341462826329" calcext:value-type="float">
            <text:p>-0.028834146282633</text:p>
          </table:table-cell>
          <table:table-cell office:value-type="float" office:value="-28.8083411558185" calcext:value-type="float">
            <text:p>-28.8083411558185</text:p>
          </table:table-cell>
          <table:table-cell office:value-type="float" office:value="-34.8750760746633" calcext:value-type="float">
            <text:p>-34.8750760746633</text:p>
          </table:table-cell>
          <table:table-cell office:value-type="float" office:value="-18.9921480368591" calcext:value-type="float">
            <text:p>-18.9921480368591</text:p>
          </table:table-cell>
          <table:table-cell office:value-type="float" office:value="7.81123191093735" calcext:value-type="float">
            <text:p>7.81123191093735</text:p>
          </table:table-cell>
          <table:table-cell office:value-type="float" office:value="27.2104836973845" calcext:value-type="float">
            <text:p>27.2104836973845</text:p>
          </table:table-cell>
          <table:table-cell office:value-type="float" office:value="31.5343844312392" calcext:value-type="float">
            <text:p>31.5343844312392</text:p>
          </table:table-cell>
          <table:table-cell office:value-type="float" office:value="21.9785353833904" calcext:value-type="float">
            <text:p>21.9785353833904</text:p>
          </table:table-cell>
          <table:table-cell office:value-type="float" office:value="6.47268925512449" calcext:value-type="float">
            <text:p>6.47268925512449</text:p>
          </table:table-cell>
          <table:table-cell office:value-type="float" office:value="-2.86001731925363" calcext:value-type="float">
            <text:p>-2.86001731925363</text:p>
          </table:table-cell>
          <table:table-cell office:value-type="float" office:value="-2.72842704736555" calcext:value-type="float">
            <text:p>-2.72842704736555</text:p>
          </table:table-cell>
          <table:table-cell office:value-type="float" office:value="3.60677031010518" calcext:value-type="float">
            <text:p>3.60677031010518</text:p>
          </table:table-cell>
          <table:table-cell office:value-type="float" office:value="11.150130770063" calcext:value-type="float">
            <text:p>11.150130770063</text:p>
          </table:table-cell>
          <table:table-cell office:value-type="float" office:value="14.2446447917383" calcext:value-type="float">
            <text:p>14.2446447917383</text:p>
          </table:table-cell>
          <table:table-cell office:value-type="float" office:value="12.591282811007" calcext:value-type="float">
            <text:p>12.591282811007</text:p>
          </table:table-cell>
          <table:table-cell office:value-type="float" office:value="9.39393927692295" calcext:value-type="float">
            <text:p>9.39393927692295</text:p>
          </table:table-cell>
          <table:table-cell office:value-type="float" office:value="6.92002488227604" calcext:value-type="float">
            <text:p>6.92002488227604</text:p>
          </table:table-cell>
          <table:table-cell office:value-type="float" office:value="6.61135886591911" calcext:value-type="float">
            <text:p>6.61135886591911</text:p>
          </table:table-cell>
          <table:table-cell office:value-type="float" office:value="7.90164764031497" calcext:value-type="float">
            <text:p>7.90164764031497</text:p>
          </table:table-cell>
          <table:table-cell office:value-type="float" office:value="9.09315146758926" calcext:value-type="float">
            <text:p>9.09315146758926</text:p>
          </table:table-cell>
          <table:table-cell office:value-type="float" office:value="9.57732938995706" calcext:value-type="float">
            <text:p>9.57732938995706</text:p>
          </table:table-cell>
          <table:table-cell office:value-type="float" office:value="9.43407374170669" calcext:value-type="float">
            <text:p>9.43407374170669</text:p>
          </table:table-cell>
          <table:table-cell office:value-type="float" office:value="9.02752887241758" calcext:value-type="float">
            <text:p>9.02752887241758</text:p>
          </table:table-cell>
          <table:table-cell office:value-type="float" office:value="8.8345187642128" calcext:value-type="float">
            <text:p>8.8345187642128</text:p>
          </table:table-cell>
          <table:table-cell office:value-type="float" office:value="8.90013295454882" calcext:value-type="float">
            <text:p>8.90013295454882</text:p>
          </table:table-cell>
          <table:table-cell office:value-type="float" office:value="9.03933128426901" calcext:value-type="float">
            <text:p>9.03933128426901</text:p>
          </table:table-cell>
          <table:table-cell office:value-type="float" office:value="9.15351053706717" calcext:value-type="float">
            <text:p>9.15351053706717</text:p>
          </table:table-cell>
          <table:table-cell office:value-type="float" office:value="9.19997900041182" calcext:value-type="float">
            <text:p>9.19997900041182</text:p>
          </table:table-cell>
          <table:table-cell office:value-type="float" office:value="9.21020624103887" calcext:value-type="float">
            <text:p>9.21020624103887</text:p>
          </table:table-cell>
          <table:table-cell office:value-type="float" office:value="9.24289767082492" calcext:value-type="float">
            <text:p>9.24289767082492</text:p>
          </table:table-cell>
          <table:table-cell office:value-type="float" office:value="9.2696752947057" calcext:value-type="float">
            <text:p>9.2696752947057</text:p>
          </table:table-cell>
          <table:table-cell office:value-type="float" office:value="9.24205912754184" calcext:value-type="float">
            <text:p>9.24205912754184</text:p>
          </table:table-cell>
          <table:table-cell office:value-type="float" office:value="9.29320452052864" calcext:value-type="float">
            <text:p>9.29320452052864</text:p>
          </table:table-cell>
          <table:table-cell office:value-type="float" office:value="9.72419339570497" calcext:value-type="float">
            <text:p>9.72419339570497</text:p>
          </table:table-cell>
          <table:table-cell office:value-type="float" office:value="11.4524887691088" calcext:value-type="float">
            <text:p>11.4524887691088</text:p>
          </table:table-cell>
          <table:table-cell office:value-type="float" office:value="15.504031125631" calcext:value-type="float">
            <text:p>15.504031125631</text:p>
          </table:table-cell>
          <table:table-cell office:value-type="float" office:value="21.6578719240463" calcext:value-type="float">
            <text:p>21.6578719240463</text:p>
          </table:table-cell>
          <table:table-cell office:value-type="float" office:value="28.8447149763854" calcext:value-type="float">
            <text:p>28.8447149763854</text:p>
          </table:table-cell>
          <table:table-cell office:value-type="float" office:value="33.9200157665917" calcext:value-type="float">
            <text:p>33.9200157665917</text:p>
          </table:table-cell>
          <table:table-cell office:value-type="float" office:value="33.359635502902" calcext:value-type="float">
            <text:p>33.359635502902</text:p>
          </table:table-cell>
          <table:table-cell office:value-type="float" office:value="26.9162819476801" calcext:value-type="float">
            <text:p>26.9162819476801</text:p>
          </table:table-cell>
          <table:table-cell office:value-type="float" office:value="16.1606438704557" calcext:value-type="float">
            <text:p>16.1606438704557</text:p>
          </table:table-cell>
          <table:table-cell office:value-type="float" office:value="5.7459059347306" calcext:value-type="float">
            <text:p>5.7459059347306</text:p>
          </table:table-cell>
          <table:table-cell office:value-type="float" office:value="0.749997445591509" calcext:value-type="float">
            <text:p>0.749997445591509</text:p>
          </table:table-cell>
          <table:table-cell office:value-type="float" office:value="1.54481355287314" calcext:value-type="float">
            <text:p>1.54481355287314</text:p>
          </table:table-cell>
          <table:table-cell office:value-type="float" office:value="6.40094713639989" calcext:value-type="float">
            <text:p>6.40094713639989</text:p>
          </table:table-cell>
          <table:table-cell office:value-type="float" office:value="11.63478642268" calcext:value-type="float">
            <text:p>11.63478642268</text:p>
          </table:table-cell>
          <table:table-cell office:value-type="float" office:value="13.5791720579216" calcext:value-type="float">
            <text:p>13.5791720579216</text:p>
          </table:table-cell>
          <table:table-cell office:value-type="float" office:value="12.5682170414348" calcext:value-type="float">
            <text:p>12.5682170414348</text:p>
          </table:table-cell>
          <table:table-cell office:value-type="float" office:value="10.3086078994451" calcext:value-type="float">
            <text:p>10.3086078994451</text:p>
          </table:table-cell>
          <table:table-cell office:value-type="float" office:value="8.44637254562064" calcext:value-type="float">
            <text:p>8.44637254562064</text:p>
          </table:table-cell>
          <table:table-cell office:value-type="float" office:value="8.23670348969089" calcext:value-type="float">
            <text:p>8.23670348969089</text:p>
          </table:table-cell>
          <table:table-cell office:value-type="float" office:value="9.04172866178898" calcext:value-type="float">
            <text:p>9.04172866178898</text:p>
          </table:table-cell>
          <table:table-cell office:value-type="float" office:value="9.7733511069836" calcext:value-type="float">
            <text:p>9.7733511069836</text:p>
          </table:table-cell>
          <table:table-cell office:value-type="float" office:value="10.0941731313422" calcext:value-type="float">
            <text:p>10.0941731313422</text:p>
          </table:table-cell>
          <table:table-cell office:value-type="float" office:value="9.96796880016775" calcext:value-type="float">
            <text:p>9.96796880016775</text:p>
          </table:table-cell>
          <table:table-cell office:value-type="float" office:value="9.69435500483684" calcext:value-type="float">
            <text:p>9.69435500483684</text:p>
          </table:table-cell>
          <table:table-cell office:value-type="float" office:value="9.59009213544453" calcext:value-type="float">
            <text:p>9.59009213544453</text:p>
          </table:table-cell>
          <table:table-cell office:value-type="float" office:value="9.60496360051934" calcext:value-type="float">
            <text:p>9.60496360051934</text:p>
          </table:table-cell>
          <table:table-cell office:value-type="float" office:value="9.62027862529188" calcext:value-type="float">
            <text:p>9.62027862529188</text:p>
          </table:table-cell>
          <table:table-cell office:value-type="float" office:value="9.66809312063401" calcext:value-type="float">
            <text:p>9.66809312063401</text:p>
          </table:table-cell>
          <table:table-cell office:value-type="float" office:value="10.083067914896" calcext:value-type="float">
            <text:p>10.083067914896</text:p>
          </table:table-cell>
          <table:table-cell office:value-type="float" office:value="12.2855553330394" calcext:value-type="float">
            <text:p>12.2855553330394</text:p>
          </table:table-cell>
          <table:table-cell office:value-type="float" office:value="18.1439983227399" calcext:value-type="float">
            <text:p>18.1439983227399</text:p>
          </table:table-cell>
          <table:table-cell office:value-type="float" office:value="30.1899913566106" calcext:value-type="float">
            <text:p>30.1899913566106</text:p>
          </table:table-cell>
          <table:table-cell office:value-type="float" office:value="49.8573571234887" calcext:value-type="float">
            <text:p>49.8573571234887</text:p>
          </table:table-cell>
          <table:table-cell office:value-type="float" office:value="73.7648282137425" calcext:value-type="float">
            <text:p>73.7648282137425</text:p>
          </table:table-cell>
          <table:table-cell office:value-type="float" office:value="96.0905466499751" calcext:value-type="float">
            <text:p>96.0905466499751</text:p>
          </table:table-cell>
          <table:table-cell office:value-type="float" office:value="106.28333764117" calcext:value-type="float">
            <text:p>106.28333764117</text:p>
          </table:table-cell>
          <table:table-cell office:value-type="float" office:value="95.597062170301" calcext:value-type="float">
            <text:p>95.597062170301</text:p>
          </table:table-cell>
          <table:table-cell office:value-type="float" office:value="65.4139412946399" calcext:value-type="float">
            <text:p>65.4139412946399</text:p>
          </table:table-cell>
          <table:table-cell office:value-type="float" office:value="22.5271517429639" calcext:value-type="float">
            <text:p>22.5271517429639</text:p>
          </table:table-cell>
          <table:table-cell office:value-type="float" office:value="-15.5293845205685" calcext:value-type="float">
            <text:p>-15.5293845205685</text:p>
          </table:table-cell>
          <table:table-cell office:value-type="float" office:value="-33.1000692553421" calcext:value-type="float">
            <text:p>-33.1000692553421</text:p>
          </table:table-cell>
          <table:table-cell office:value-type="float" office:value="-27.8948294303738" calcext:value-type="float">
            <text:p>-27.8948294303738</text:p>
          </table:table-cell>
          <table:table-cell office:value-type="float" office:value="-4.3320828750115" calcext:value-type="float">
            <text:p>-4.3320828750115</text:p>
          </table:table-cell>
          <table:table-cell office:value-type="float" office:value="20.7243564797611" calcext:value-type="float">
            <text:p>20.7243564797611</text:p>
          </table:table-cell>
          <table:table-cell office:value-type="float" office:value="32.4721802123162" calcext:value-type="float">
            <text:p>32.4721802123162</text:p>
          </table:table-cell>
          <table:table-cell office:value-type="float" office:value="29.4084283673519" calcext:value-type="float">
            <text:p>29.4084283673519</text:p>
          </table:table-cell>
          <table:table-cell office:value-type="float" office:value="15.2284431524014" calcext:value-type="float">
            <text:p>15.2284431524014</text:p>
          </table:table-cell>
          <table:table-cell office:value-type="float" office:value="1.44028261405821" calcext:value-type="float">
            <text:p>1.44028261405821</text:p>
          </table:table-cell>
          <table:table-cell office:value-type="float" office:value="-2.90019068603728" calcext:value-type="float">
            <text:p>-2.90019068603728</text:p>
          </table:table-cell>
          <table:table-cell office:value-type="float" office:value="0.721144828585102" calcext:value-type="float">
            <text:p>0.721144828585102</text:p>
          </table:table-cell>
          <table:table-cell office:value-type="float" office:value="8.32680055157111" calcext:value-type="float">
            <text:p>8.32680055157111</text:p>
          </table:table-cell>
          <table:table-cell office:value-type="float" office:value="14.1018786019765" calcext:value-type="float">
            <text:p>14.1018786019765</text:p>
          </table:table-cell>
          <table:table-cell office:value-type="float" office:value="14.3417666388135" calcext:value-type="float">
            <text:p>14.3417666388135</text:p>
          </table:table-cell>
          <table:table-cell office:value-type="float" office:value="11.4481962138435" calcext:value-type="float">
            <text:p>11.4481962138435</text:p>
          </table:table-cell>
          <table:table-cell office:value-type="float" office:value="8.31715220074511" calcext:value-type="float">
            <text:p>8.31715220074511</text:p>
          </table:table-cell>
          <table:table-cell office:value-type="float" office:value="6.72457187142266" calcext:value-type="float">
            <text:p>6.72457187142266</text:p>
          </table:table-cell>
          <table:table-cell office:value-type="float" office:value="7.34619035865417" calcext:value-type="float">
            <text:p>7.34619035865417</text:p>
          </table:table-cell>
          <table:table-cell office:value-type="float" office:value="8.67479824216432" calcext:value-type="float">
            <text:p>8.67479824216432</text:p>
          </table:table-cell>
          <table:table-cell office:value-type="float" office:value="9.41934289176674" calcext:value-type="float">
            <text:p>9.41934289176674</text:p>
          </table:table-cell>
          <table:table-cell office:value-type="float" office:value="9.47907579753509" calcext:value-type="float">
            <text:p>9.47907579753509</text:p>
          </table:table-cell>
          <table:table-cell office:value-type="float" office:value="9.04997203471078" calcext:value-type="float">
            <text:p>9.04997203471078</text:p>
          </table:table-cell>
          <table:table-cell office:value-type="float" office:value="8.61701958146035" calcext:value-type="float">
            <text:p>8.61701958146035</text:p>
          </table:table-cell>
          <table:table-cell office:value-type="float" office:value="8.48769759202948" calcext:value-type="float">
            <text:p>8.48769759202948</text:p>
          </table:table-cell>
          <table:table-cell office:value-type="float" office:value="8.52102962589391" calcext:value-type="float">
            <text:p>8.52102962589391</text:p>
          </table:table-cell>
          <table:table-cell office:value-type="float" office:value="8.56507921769268" calcext:value-type="float">
            <text:p>8.56507921769268</text:p>
          </table:table-cell>
          <table:table-cell office:value-type="float" office:value="8.55863085932251" calcext:value-type="float">
            <text:p>8.55863085932251</text:p>
          </table:table-cell>
          <table:table-cell office:value-type="float" office:value="8.48937371607341" calcext:value-type="float">
            <text:p>8.48937371607341</text:p>
          </table:table-cell>
          <table:table-cell office:value-type="float" office:value="8.41807637091276" calcext:value-type="float">
            <text:p>8.41807637091276</text:p>
          </table:table-cell>
          <table:table-cell office:value-type="float" office:value="8.36780644957619" calcext:value-type="float">
            <text:p>8.36780644957619</text:p>
          </table:table-cell>
          <table:table-cell office:value-type="float" office:value="8.27714119456148" calcext:value-type="float">
            <text:p>8.27714119456148</text:p>
          </table:table-cell>
          <table:table-cell office:value-type="float" office:value="8.17316308676607" calcext:value-type="float">
            <text:p>8.17316308676607</text:p>
          </table:table-cell>
          <table:table-cell office:value-type="float" office:value="8.26198021217362" calcext:value-type="float">
            <text:p>8.26198021217362</text:p>
          </table:table-cell>
          <table:table-cell office:value-type="float" office:value="9.10532996059521" calcext:value-type="float">
            <text:p>9.10532996059521</text:p>
          </table:table-cell>
          <table:table-cell office:value-type="float" office:value="11.836389132306" calcext:value-type="float">
            <text:p>11.836389132306</text:p>
          </table:table-cell>
          <table:table-cell office:value-type="float" office:value="16.9485207174009" calcext:value-type="float">
            <text:p>16.9485207174009</text:p>
          </table:table-cell>
          <table:table-cell office:value-type="float" office:value="23.760785144728" calcext:value-type="float">
            <text:p>23.760785144728</text:p>
          </table:table-cell>
          <table:table-cell office:value-type="float" office:value="30.3035630837739" calcext:value-type="float">
            <text:p>30.3035630837739</text:p>
          </table:table-cell>
          <table:table-cell office:value-type="float" office:value="32.7548307088682" calcext:value-type="float">
            <text:p>32.7548307088682</text:p>
          </table:table-cell>
          <table:table-cell office:value-type="float" office:value="29.0258858868611" calcext:value-type="float">
            <text:p>29.0258858868611</text:p>
          </table:table-cell>
          <table:table-cell office:value-type="float" office:value="19.9896437316821" calcext:value-type="float">
            <text:p>19.9896437316821</text:p>
          </table:table-cell>
          <table:table-cell office:value-type="float" office:value="8.5873865212513" calcext:value-type="float">
            <text:p>8.5873865212513</text:p>
          </table:table-cell>
          <table:table-cell office:value-type="float" office:value="0.399772836569483" calcext:value-type="float">
            <text:p>0.399772836569483</text:p>
          </table:table-cell>
          <table:table-cell office:value-type="float" office:value="-1.60809127294467" calcext:value-type="float">
            <text:p>-1.60809127294467</text:p>
          </table:table-cell>
          <table:table-cell office:value-type="float" office:value="1.45160842934742" calcext:value-type="float">
            <text:p>1.45160842934742</text:p>
          </table:table-cell>
          <table:table-cell office:value-type="float" office:value="6.95938369474101" calcext:value-type="float">
            <text:p>6.95938369474101</text:p>
          </table:table-cell>
          <table:table-cell office:value-type="float" office:value="10.7092849487406" calcext:value-type="float">
            <text:p>10.7092849487406</text:p>
          </table:table-cell>
          <table:table-cell office:value-type="float" office:value="10.8738739124816" calcext:value-type="float">
            <text:p>10.8738739124816</text:p>
          </table:table-cell>
          <table:table-cell office:value-type="float" office:value="8.94260019397357" calcext:value-type="float">
            <text:p>8.94260019397357</text:p>
          </table:table-cell>
          <table:table-cell office:value-type="float" office:value="6.59465524565645" calcext:value-type="float">
            <text:p>6.59465524565645</text:p>
          </table:table-cell>
          <table:table-cell office:value-type="float" office:value="5.4235069611393" calcext:value-type="float">
            <text:p>5.4235069611393</text:p>
          </table:table-cell>
          <table:table-cell office:value-type="float" office:value="5.79373566974913" calcext:value-type="float">
            <text:p>5.79373566974913</text:p>
          </table:table-cell>
          <table:table-cell office:value-type="float" office:value="6.57266311445859" calcext:value-type="float">
            <text:p>6.57266311445859</text:p>
          </table:table-cell>
          <table:table-cell office:value-type="float" office:value="7.02918939954902" calcext:value-type="float">
            <text:p>7.02918939954902</text:p>
          </table:table-cell>
          <table:table-cell office:value-type="float" office:value="7.02888481350602" calcext:value-type="float">
            <text:p>7.02888481350602</text:p>
          </table:table-cell>
          <table:table-cell office:value-type="float" office:value="6.69709257046753" calcext:value-type="float">
            <text:p>6.69709257046753</text:p>
          </table:table-cell>
          <table:table-cell office:value-type="float" office:value="6.40876391021819" calcext:value-type="float">
            <text:p>6.40876391021819</text:p>
          </table:table-cell>
          <table:table-cell office:value-type="float" office:value="6.30225368003169" calcext:value-type="float">
            <text:p>6.30225368003169</text:p>
          </table:table-cell>
          <table:table-cell office:value-type="float" office:value="6.242429293021" calcext:value-type="float">
            <text:p>6.242429293021</text:p>
          </table:table-cell>
          <table:table-cell office:value-type="float" office:value="6.18468822420624" calcext:value-type="float">
            <text:p>6.18468822420624</text:p>
          </table:table-cell>
          <table:table-cell office:value-type="float" office:value="6.22812452776262" calcext:value-type="float">
            <text:p>6.22812452776262</text:p>
          </table:table-cell>
          <table:table-cell office:value-type="float" office:value="7.24661306760151" calcext:value-type="float">
            <text:p>7.24661306760151</text:p>
          </table:table-cell>
          <table:table-cell office:value-type="float" office:value="10.9267133539415" calcext:value-type="float">
            <text:p>10.9267133539415</text:p>
          </table:table-cell>
          <table:table-cell office:value-type="float" office:value="19.4696932313096" calcext:value-type="float">
            <text:p>19.4696932313096</text:p>
          </table:table-cell>
          <table:table-cell office:value-type="float" office:value="35.3852993605739" calcext:value-type="float">
            <text:p>35.3852993605739</text:p>
          </table:table-cell>
          <table:table-cell office:value-type="float" office:value="57.6657291096782" calcext:value-type="float">
            <text:p>57.6657291096782</text:p>
          </table:table-cell>
          <table:table-cell office:value-type="float" office:value="81.7407869598118" calcext:value-type="float">
            <text:p>81.7407869598118</text:p>
          </table:table-cell>
          <table:table-cell office:value-type="float" office:value="99.3656587013261" calcext:value-type="float">
            <text:p>99.3656587013261</text:p>
          </table:table-cell>
          <table:table-cell office:value-type="float" office:value="99.440519496867" calcext:value-type="float">
            <text:p>99.440519496867</text:p>
          </table:table-cell>
          <table:table-cell office:value-type="float" office:value="78.4607515783851" calcext:value-type="float">
            <text:p>78.4607515783851</text:p>
          </table:table-cell>
          <table:table-cell office:value-type="float" office:value="40.2592451872993" calcext:value-type="float">
            <text:p>40.2592451872993</text:p>
          </table:table-cell>
          <table:table-cell office:value-type="float" office:value="-2.75520786102546" calcext:value-type="float">
            <text:p>-2.75520786102546</text:p>
          </table:table-cell>
          <table:table-cell office:value-type="float" office:value="-31.6530149225625" calcext:value-type="float">
            <text:p>-31.6530149225625</text:p>
          </table:table-cell>
          <table:table-cell office:value-type="float" office:value="-37.8347899983773" calcext:value-type="float">
            <text:p>-37.8347899983773</text:p>
          </table:table-cell>
          <table:table-cell office:value-type="float" office:value="-22.0737359647068" calcext:value-type="float">
            <text:p>-22.0737359647068</text:p>
          </table:table-cell>
          <table:table-cell office:value-type="float" office:value="4.5730937825751" calcext:value-type="float">
            <text:p>4.5730937825751</text:p>
          </table:table-cell>
          <table:table-cell office:value-type="float" office:value="23.7851421109657" calcext:value-type="float">
            <text:p>23.7851421109657</text:p>
          </table:table-cell>
          <table:table-cell office:value-type="float" office:value="27.9209733047558" calcext:value-type="float">
            <text:p>27.9209733047558</text:p>
          </table:table-cell>
          <table:table-cell office:value-type="float" office:value="18.1839030126163" calcext:value-type="float">
            <text:p>18.1839030126163</text:p>
          </table:table-cell>
          <table:table-cell office:value-type="float" office:value="2.52120982348734" calcext:value-type="float">
            <text:p>2.52120982348734</text:p>
          </table:table-cell>
          <table:table-cell office:value-type="float" office:value="-6.94850044546042" calcext:value-type="float">
            <text:p>-6.94850044546042</text:p>
          </table:table-cell>
          <table:table-cell office:value-type="float" office:value="-6.95765189408173" calcext:value-type="float">
            <text:p>-6.95765189408173</text:p>
          </table:table-cell>
          <table:table-cell office:value-type="float" office:value="-0.770310215449967" calcext:value-type="float">
            <text:p>-0.770310215449967</text:p>
          </table:table-cell>
          <table:table-cell office:value-type="float" office:value="6.61397352781582" calcext:value-type="float">
            <text:p>6.61397352781582</text:p>
          </table:table-cell>
          <table:table-cell office:value-type="float" office:value="9.54188888468651" calcext:value-type="float">
            <text:p>9.54188888468651</text:p>
          </table:table-cell>
          <table:table-cell office:value-type="float" office:value="7.72810444806664" calcext:value-type="float">
            <text:p>7.72810444806664</text:p>
          </table:table-cell>
          <table:table-cell office:value-type="float" office:value="4.37688049222061" calcext:value-type="float">
            <text:p>4.37688049222061</text:p>
          </table:table-cell>
          <table:table-cell office:value-type="float" office:value="1.7531479199497" calcext:value-type="float">
            <text:p>1.7531479199497</text:p>
          </table:table-cell>
          <table:table-cell office:value-type="float" office:value="1.29696424477116" calcext:value-type="float">
            <text:p>1.29696424477116</text:p>
          </table:table-cell>
          <table:table-cell office:value-type="float" office:value="2.43716338171722" calcext:value-type="float">
            <text:p>2.43716338171722</text:p>
          </table:table-cell>
          <table:table-cell office:value-type="float" office:value="3.47659130343495" calcext:value-type="float">
            <text:p>3.47659130343495</text:p>
          </table:table-cell>
          <table:table-cell office:value-type="float" office:value="3.80938976314399" calcext:value-type="float">
            <text:p>3.80938976314399</text:p>
          </table:table-cell>
          <table:table-cell office:value-type="float" office:value="3.51587566543087" calcext:value-type="float">
            <text:p>3.51587566543087</text:p>
          </table:table-cell>
          <table:table-cell office:value-type="float" office:value="2.96086291802348" calcext:value-type="float">
            <text:p>2.96086291802348</text:p>
          </table:table-cell>
          <table:table-cell office:value-type="float" office:value="2.62085705852392" calcext:value-type="float">
            <text:p>2.62085705852392</text:p>
          </table:table-cell>
          <table:table-cell office:value-type="float" office:value="2.53996360639504" calcext:value-type="float">
            <text:p>2.53996360639504</text:p>
          </table:table-cell>
          <table:table-cell office:value-type="float" office:value="2.53318703826493" calcext:value-type="float">
            <text:p>2.53318703826493</text:p>
          </table:table-cell>
          <table:table-cell office:value-type="float" office:value="2.502145577334" calcext:value-type="float">
            <text:p>2.502145577334</text:p>
          </table:table-cell>
          <table:table-cell office:value-type="float" office:value="2.40424450246411" calcext:value-type="float">
            <text:p>2.40424450246411</text:p>
          </table:table-cell>
          <table:table-cell office:value-type="float" office:value="2.271136742017" calcext:value-type="float">
            <text:p>2.271136742017</text:p>
          </table:table-cell>
          <table:table-cell office:value-type="float" office:value="2.16147154053661" calcext:value-type="float">
            <text:p>2.16147154053661</text:p>
          </table:table-cell>
          <table:table-cell office:value-type="float" office:value="2.04669896678661" calcext:value-type="float">
            <text:p>2.04669896678661</text:p>
          </table:table-cell>
          <table:table-cell office:value-type="float" office:value="1.87852683859366" calcext:value-type="float">
            <text:p>1.87852683859366</text:p>
          </table:table-cell>
          <table:table-cell office:value-type="float" office:value="1.79051879645841" calcext:value-type="float">
            <text:p>1.79051879645841</text:p>
          </table:table-cell>
          <table:table-cell office:value-type="float" office:value="2.08440390971472" calcext:value-type="float">
            <text:p>2.08440390971472</text:p>
          </table:table-cell>
          <table:table-cell office:value-type="float" office:value="3.67895635739227" calcext:value-type="float">
            <text:p>3.67895635739227</text:p>
          </table:table-cell>
          <table:table-cell office:value-type="float" office:value="7.59889598187111" calcext:value-type="float">
            <text:p>7.59889598187111</text:p>
          </table:table-cell>
          <table:table-cell office:value-type="float" office:value="13.6207244509676" calcext:value-type="float">
            <text:p>13.6207244509676</text:p>
          </table:table-cell>
          <table:table-cell office:value-type="float" office:value="20.6729071859741" calcext:value-type="float">
            <text:p>20.6729071859741</text:p>
          </table:table-cell>
          <table:table-cell office:value-type="float" office:value="25.6067398770187" calcext:value-type="float">
            <text:p>25.6067398770187</text:p>
          </table:table-cell>
          <table:table-cell office:value-type="float" office:value="24.9015500653801" calcext:value-type="float">
            <text:p>24.9015500653801</text:p>
          </table:table-cell>
          <table:table-cell office:value-type="float" office:value="18.3165374170243" calcext:value-type="float">
            <text:p>18.3165374170243</text:p>
          </table:table-cell>
          <table:table-cell office:value-type="float" office:value="7.42596904367522" calcext:value-type="float">
            <text:p>7.42596904367522</text:p>
          </table:table-cell>
          <table:table-cell office:value-type="float" office:value="-3.11100309891856" calcext:value-type="float">
            <text:p>-3.11100309891856</text:p>
          </table:table-cell>
          <table:table-cell office:value-type="float" office:value="-8.22170619627452" calcext:value-type="float">
            <text:p>-8.22170619627452</text:p>
          </table:table-cell>
          <table:table-cell office:value-type="float" office:value="-7.54313520947713" calcext:value-type="float">
            <text:p>-7.54313520947713</text:p>
          </table:table-cell>
          <table:table-cell office:value-type="float" office:value="-2.80710443620014" calcext:value-type="float">
            <text:p>-2.80710443620014</text:p>
          </table:table-cell>
          <table:table-cell office:value-type="float" office:value="2.29918019605848" calcext:value-type="float">
            <text:p>2.29918019605848</text:p>
          </table:table-cell>
          <table:table-cell office:value-type="float" office:value="4.11335759874455" calcext:value-type="float">
            <text:p>4.11335759874455</text:p>
          </table:table-cell>
          <table:table-cell office:value-type="float" office:value="2.97680042850819" calcext:value-type="float">
            <text:p>2.97680042850819</text:p>
          </table:table-cell>
          <table:table-cell office:value-type="float" office:value="0.596205828659394" calcext:value-type="float">
            <text:p>0.596205828659394</text:p>
          </table:table-cell>
          <table:table-cell office:value-type="float" office:value="-1.38249197485509" calcext:value-type="float">
            <text:p>-1.38249197485509</text:p>
          </table:table-cell>
          <table:table-cell office:value-type="float" office:value="-1.70649493665587" calcext:value-type="float">
            <text:p>-1.70649493665587</text:p>
          </table:table-cell>
          <table:table-cell office:value-type="float" office:value="-1.01693135525477" calcext:value-type="float">
            <text:p>-1.01693135525477</text:p>
          </table:table-cell>
          <table:table-cell office:value-type="float" office:value="-0.400919165710671" calcext:value-type="float">
            <text:p>-0.400919165710671</text:p>
          </table:table-cell>
          <table:table-cell office:value-type="float" office:value="-0.194573460386182" calcext:value-type="float">
            <text:p>-0.194573460386182</text:p>
          </table:table-cell>
          <table:table-cell office:value-type="float" office:value="-0.433648870857818" calcext:value-type="float">
            <text:p>-0.433648870857818</text:p>
          </table:table-cell>
          <table:table-cell office:value-type="float" office:value="-0.817960616581593" calcext:value-type="float">
            <text:p>-0.817960616581593</text:p>
          </table:table-cell>
          <table:table-cell office:value-type="float" office:value="-1.03123895509703" calcext:value-type="float">
            <text:p>-1.03123895509703</text:p>
          </table:table-cell>
          <table:table-cell office:value-type="float" office:value="-1.12427528563584" calcext:value-type="float">
            <text:p>-1.12427528563584</text:p>
          </table:table-cell>
          <table:table-cell office:value-type="float" office:value="-1.21553289071135" calcext:value-type="float">
            <text:p>-1.21553289071135</text:p>
          </table:table-cell>
          <table:table-cell office:value-type="float" office:value="-1.27270578341835" calcext:value-type="float">
            <text:p>-1.27270578341835</text:p>
          </table:table-cell>
          <table:table-cell office:value-type="float" office:value="-0.95953506763995" calcext:value-type="float">
            <text:p>-0.95953506763995</text:p>
          </table:table-cell>
          <table:table-cell office:value-type="float" office:value="1.14599956208927" calcext:value-type="float">
            <text:p>1.14599956208927</text:p>
          </table:table-cell>
          <table:table-cell office:value-type="float" office:value="6.91334952203396" calcext:value-type="float">
            <text:p>6.91334952203396</text:p>
          </table:table-cell>
          <table:table-cell office:value-type="float" office:value="18.8751035413338" calcext:value-type="float">
            <text:p>18.8751035413338</text:p>
          </table:table-cell>
          <table:table-cell office:value-type="float" office:value="38.4576766546208" calcext:value-type="float">
            <text:p>38.4576766546208</text:p>
          </table:table-cell>
          <table:table-cell office:value-type="float" office:value="62.2728662076982" calcext:value-type="float">
            <text:p>62.2728662076982</text:p>
          </table:table-cell>
          <table:table-cell office:value-type="float" office:value="84.4913439797904" calcext:value-type="float">
            <text:p>84.4913439797904</text:p>
          </table:table-cell>
          <table:table-cell office:value-type="float" office:value="94.5553452903458" calcext:value-type="float">
            <text:p>94.5553452903458</text:p>
          </table:table-cell>
          <table:table-cell office:value-type="float" office:value="83.7351813518458" calcext:value-type="float">
            <text:p>83.7351813518458</text:p>
          </table:table-cell>
          <table:table-cell office:value-type="float" office:value="53.4269599259468" calcext:value-type="float">
            <text:p>53.4269599259468</text:p>
          </table:table-cell>
          <table:table-cell office:value-type="float" office:value="10.4417416373223" calcext:value-type="float">
            <text:p>10.4417416373223</text:p>
          </table:table-cell>
          <table:table-cell office:value-type="float" office:value="-27.6723831999946" calcext:value-type="float">
            <text:p>-27.6723831999946</text:p>
          </table:table-cell>
          <table:table-cell office:value-type="float" office:value="-45.2825812885437" calcext:value-type="float">
            <text:p>-45.2825812885437</text:p>
          </table:table-cell>
          <table:table-cell office:value-type="float" office:value="-40.1161753933696" calcext:value-type="float">
            <text:p>-40.1161753933696</text:p>
          </table:table-cell>
          <table:table-cell office:value-type="float" office:value="-16.6132946818165" calcext:value-type="float">
            <text:p>-16.6132946818165</text:p>
          </table:table-cell>
          <table:table-cell office:value-type="float" office:value="8.34680619196344" calcext:value-type="float">
            <text:p>8.34680619196344</text:p>
          </table:table-cell>
          <table:table-cell office:value-type="float" office:value="19.9855708259545" calcext:value-type="float">
            <text:p>19.9855708259545</text:p>
          </table:table-cell>
          <table:table-cell office:value-type="float" office:value="16.8164787550753" calcext:value-type="float">
            <text:p>16.8164787550753</text:p>
          </table:table-cell>
          <table:table-cell office:value-type="float" office:value="2.54915986031196" calcext:value-type="float">
            <text:p>2.54915986031196</text:p>
          </table:table-cell>
          <table:table-cell office:value-type="float" office:value="-11.2992684246666" calcext:value-type="float">
            <text:p>-11.2992684246666</text:p>
          </table:table-cell>
          <table:table-cell office:value-type="float" office:value="-15.6926112702144" calcext:value-type="float">
            <text:p>-15.6926112702144</text:p>
          </table:table-cell>
          <table:table-cell office:value-type="float" office:value="-12.1290166892058" calcext:value-type="float">
            <text:p>-12.1290166892058</text:p>
          </table:table-cell>
          <table:table-cell office:value-type="float" office:value="-4.58948038082615" calcext:value-type="float">
            <text:p>-4.58948038082615</text:p>
          </table:table-cell>
          <table:table-cell office:value-type="float" office:value="1.10925792219807" calcext:value-type="float">
            <text:p>1.10925792219807</text:p>
          </table:table-cell>
          <table:table-cell office:value-type="float" office:value="1.27449666768015" calcext:value-type="float">
            <text:p>1.27449666768015</text:p>
          </table:table-cell>
          <table:table-cell office:value-type="float" office:value="-1.68536450510353" calcext:value-type="float">
            <text:p>-1.68536450510353</text:p>
          </table:table-cell>
          <table:table-cell office:value-type="float" office:value="-4.87655402275953" calcext:value-type="float">
            <text:p>-4.87655402275953</text:p>
          </table:table-cell>
          <table:table-cell office:value-type="float" office:value="-6.52443565089638" calcext:value-type="float">
            <text:p>-6.52443565089638</text:p>
          </table:table-cell>
          <table:table-cell office:value-type="float" office:value="-5.95770517340853" calcext:value-type="float">
            <text:p>-5.95770517340853</text:p>
          </table:table-cell>
          <table:table-cell office:value-type="float" office:value="-4.68576492378853" calcext:value-type="float">
            <text:p>-4.68576492378853</text:p>
          </table:table-cell>
          <table:table-cell office:value-type="float" office:value="-3.99719421135758" calcext:value-type="float">
            <text:p>-3.99719421135758</text:p>
          </table:table-cell>
          <table:table-cell office:value-type="float" office:value="-3.99150914856349" calcext:value-type="float">
            <text:p>-3.99150914856349</text:p>
          </table:table-cell>
          <table:table-cell office:value-type="float" office:value="-4.47211355642453" calcext:value-type="float">
            <text:p>-4.47211355642453</text:p>
          </table:table-cell>
          <table:table-cell office:value-type="float" office:value="-4.95376312313705" calcext:value-type="float">
            <text:p>-4.95376312313705</text:p>
          </table:table-cell>
          <table:table-cell office:value-type="float" office:value="-5.12994022187608" calcext:value-type="float">
            <text:p>-5.12994022187608</text:p>
          </table:table-cell>
          <table:table-cell office:value-type="float" office:value="-5.14203678428578" calcext:value-type="float">
            <text:p>-5.14203678428578</text:p>
          </table:table-cell>
          <table:table-cell office:value-type="float" office:value="-5.14178436881247" calcext:value-type="float">
            <text:p>-5.14178436881247</text:p>
          </table:table-cell>
          <table:table-cell office:value-type="float" office:value="-5.19030070051852" calcext:value-type="float">
            <text:p>-5.19030070051852</text:p>
          </table:table-cell>
          <table:table-cell office:value-type="float" office:value="-5.29972614330285" calcext:value-type="float">
            <text:p>-5.29972614330285</text:p>
          </table:table-cell>
          <table:table-cell office:value-type="float" office:value="-5.40923016626981" calcext:value-type="float">
            <text:p>-5.40923016626981</text:p>
          </table:table-cell>
          <table:table-cell office:value-type="float" office:value="-5.49593566735776" calcext:value-type="float">
            <text:p>-5.49593566735776</text:p>
          </table:table-cell>
          <table:table-cell office:value-type="float" office:value="-5.62131303311926" calcext:value-type="float">
            <text:p>-5.62131303311926</text:p>
          </table:table-cell>
          <table:table-cell office:value-type="float" office:value="-5.75786773122685" calcext:value-type="float">
            <text:p>-5.75786773122685</text:p>
          </table:table-cell>
          <table:table-cell office:value-type="float" office:value="-5.69925254437806" calcext:value-type="float">
            <text:p>-5.69925254437806</text:p>
          </table:table-cell>
          <table:table-cell office:value-type="float" office:value="-4.88234624216873" calcext:value-type="float">
            <text:p>-4.88234624216873</text:p>
          </table:table-cell>
          <table:table-cell office:value-type="float" office:value="-2.17367156157165" calcext:value-type="float">
            <text:p>-2.17367156157165</text:p>
          </table:table-cell>
          <table:table-cell office:value-type="float" office:value="2.91734070360946" calcext:value-type="float">
            <text:p>2.91734070360946</text:p>
          </table:table-cell>
          <table:table-cell office:value-type="float" office:value="9.70848148047586" calcext:value-type="float">
            <text:p>9.70848148047586</text:p>
          </table:table-cell>
          <table:table-cell office:value-type="float" office:value="16.225488754235" calcext:value-type="float">
            <text:p>16.225488754235</text:p>
          </table:table-cell>
          <table:table-cell office:value-type="float" office:value="18.6454374296162" calcext:value-type="float">
            <text:p>18.6454374296162</text:p>
          </table:table-cell>
          <table:table-cell office:value-type="float" office:value="14.8869793936761" calcext:value-type="float">
            <text:p>14.8869793936761</text:p>
          </table:table-cell>
          <table:table-cell office:value-type="float" office:value="5.82584940870854" calcext:value-type="float">
            <text:p>5.82584940870854</text:p>
          </table:table-cell>
          <table:table-cell office:value-type="float" office:value="-5.58976812377101" calcext:value-type="float">
            <text:p>-5.58976812377101</text:p>
          </table:table-cell>
          <table:table-cell office:value-type="float" office:value="-13.7781750294011" calcext:value-type="float">
            <text:p>-13.7781750294011</text:p>
          </table:table-cell>
          <table:table-cell office:value-type="float" office:value="-15.7848159823954" calcext:value-type="float">
            <text:p>-15.7848159823954</text:p>
          </table:table-cell>
          <table:table-cell office:value-type="float" office:value="-12.7252110020109" calcext:value-type="float">
            <text:p>-12.7252110020109</text:p>
          </table:table-cell>
          <table:table-cell office:value-type="float" office:value="-7.22321889250448" calcext:value-type="float">
            <text:p>-7.22321889250448</text:p>
          </table:table-cell>
          <table:table-cell office:value-type="float" office:value="-3.48499990503212" calcext:value-type="float">
            <text:p>-3.48499990503212</text:p>
          </table:table-cell>
          <table:table-cell office:value-type="float" office:value="-3.32902600421163" calcext:value-type="float">
            <text:p>-3.32902600421163</text:p>
          </table:table-cell>
          <table:table-cell office:value-type="float" office:value="-5.26362343092011" calcext:value-type="float">
            <text:p>-5.26362343092011</text:p>
          </table:table-cell>
          <table:table-cell office:value-type="float" office:value="-7.60973945477641" calcext:value-type="float">
            <text:p>-7.60973945477641</text:p>
          </table:table-cell>
          <table:table-cell office:value-type="float" office:value="-8.77444316264497" calcext:value-type="float">
            <text:p>-8.77444316264497</text:p>
          </table:table-cell>
          <table:table-cell office:value-type="float" office:value="-8.3973933946355" calcext:value-type="float">
            <text:p>-8.3973933946355</text:p>
          </table:table-cell>
          <table:table-cell office:value-type="float" office:value="-7.61201347510553" calcext:value-type="float">
            <text:p>-7.61201347510553</text:p>
          </table:table-cell>
          <table:table-cell office:value-type="float" office:value="-7.14772311973226" calcext:value-type="float">
            <text:p>-7.14772311973226</text:p>
          </table:table-cell>
          <table:table-cell office:value-type="float" office:value="-7.13849153133927" calcext:value-type="float">
            <text:p>-7.13849153133927</text:p>
          </table:table-cell>
          <table:table-cell office:value-type="float" office:value="-7.45822539340279" calcext:value-type="float">
            <text:p>-7.45822539340279</text:p>
          </table:table-cell>
          <table:table-cell office:value-type="float" office:value="-7.7319392626527" calcext:value-type="float">
            <text:p>-7.7319392626527</text:p>
          </table:table-cell>
          <table:table-cell office:value-type="float" office:value="-7.82210133351237" calcext:value-type="float">
            <text:p>-7.82210133351237</text:p>
          </table:table-cell>
          <table:table-cell office:value-type="float" office:value="-7.8639539436431" calcext:value-type="float">
            <text:p>-7.8639539436431</text:p>
          </table:table-cell>
          <table:table-cell office:value-type="float" office:value="-7.90176476236656" calcext:value-type="float">
            <text:p>-7.90176476236656</text:p>
          </table:table-cell>
          <table:table-cell office:value-type="float" office:value="-7.8359917727476" calcext:value-type="float">
            <text:p>-7.8359917727476</text:p>
          </table:table-cell>
          <table:table-cell office:value-type="float" office:value="-6.79033457191918" calcext:value-type="float">
            <text:p>-6.79033457191918</text:p>
          </table:table-cell>
          <table:table-cell office:value-type="float" office:value="-3.0775645916443" calcext:value-type="float">
            <text:p>-3.0775645916443</text:p>
          </table:table-cell>
          <table:table-cell office:value-type="float" office:value="5.50506580395792" calcext:value-type="float">
            <text:p>5.50506580395792</text:p>
          </table:table-cell>
          <table:table-cell office:value-type="float" office:value="21.4656165630388" calcext:value-type="float">
            <text:p>21.4656165630388</text:p>
          </table:table-cell>
          <table:table-cell office:value-type="float" office:value="43.7855124531396" calcext:value-type="float">
            <text:p>43.7855124531396</text:p>
          </table:table-cell>
          <table:table-cell office:value-type="float" office:value="67.8908874053109" calcext:value-type="float">
            <text:p>67.8908874053109</text:p>
          </table:table-cell>
          <table:table-cell office:value-type="float" office:value="85.5263452376105" calcext:value-type="float">
            <text:p>85.5263452376105</text:p>
          </table:table-cell>
          <table:table-cell office:value-type="float" office:value="85.5950186794995" calcext:value-type="float">
            <text:p>85.5950186794995</text:p>
          </table:table-cell>
          <table:table-cell office:value-type="float" office:value="64.6149372534013" calcext:value-type="float">
            <text:p>64.6149372534013</text:p>
          </table:table-cell>
          <table:table-cell office:value-type="float" office:value="26.427152107158" calcext:value-type="float">
            <text:p>26.427152107158</text:p>
          </table:table-cell>
          <table:table-cell office:value-type="float" office:value="-16.5355226085656" calcext:value-type="float">
            <text:p>-16.5355226085656</text:p>
          </table:table-cell>
          <table:table-cell office:value-type="float" office:value="-45.3469827249342" calcext:value-type="float">
            <text:p>-45.3469827249342</text:p>
          </table:table-cell>
          <table:table-cell office:value-type="float" office:value="-51.4377425909834" calcext:value-type="float">
            <text:p>-51.4377425909834</text:p>
          </table:table-cell>
          <table:table-cell office:value-type="float" office:value="-35.5911358477088" calcext:value-type="float">
            <text:p>-35.5911358477088</text:p>
          </table:table-cell>
          <table:table-cell office:value-type="float" office:value="-8.8920729241133" calcext:value-type="float">
            <text:p>-8.8920729241133</text:p>
          </table:table-cell>
          <table:table-cell office:value-type="float" office:value="10.3429630655006" calcext:value-type="float">
            <text:p>10.3429630655006</text:p>
          </table:table-cell>
          <table:table-cell office:value-type="float" office:value="14.502279576311" calcext:value-type="float">
            <text:p>14.502279576311</text:p>
          </table:table-cell>
          <table:table-cell office:value-type="float" office:value="4.79687555871749" calcext:value-type="float">
            <text:p>4.79687555871749</text:p>
          </table:table-cell>
          <table:table-cell office:value-type="float" office:value="-10.8084836043643" calcext:value-type="float">
            <text:p>-10.8084836043643</text:p>
          </table:table-cell>
          <table:table-cell office:value-type="float" office:value="-20.1998097625594" calcext:value-type="float">
            <text:p>-20.1998097625594</text:p>
          </table:table-cell>
          <table:table-cell office:value-type="float" office:value="-20.1331206442999" calcext:value-type="float">
            <text:p>-20.1331206442999</text:p>
          </table:table-cell>
          <table:table-cell office:value-type="float" office:value="-13.8758701181135" calcext:value-type="float">
            <text:p>-13.8758701181135</text:p>
          </table:table-cell>
          <table:table-cell office:value-type="float" office:value="-6.43174208624329" calcext:value-type="float">
            <text:p>-6.43174208624329</text:p>
          </table:table-cell>
          <table:table-cell office:value-type="float" office:value="-3.45034842339383" calcext:value-type="float">
            <text:p>-3.45034842339383</text:p>
          </table:table-cell>
          <table:table-cell office:value-type="float" office:value="-5.2033633313946" calcext:value-type="float">
            <text:p>-5.2033633313946</text:p>
          </table:table-cell>
          <table:table-cell office:value-type="float" office:value="-8.48620761655976" calcext:value-type="float">
            <text:p>-8.48620761655976</text:p>
          </table:table-cell>
          <table:table-cell office:value-type="float" office:value="-11.0364573734113" calcext:value-type="float">
            <text:p>-11.0364573734113</text:p>
          </table:table-cell>
          <table:table-cell office:value-type="float" office:value="-11.4158535121698" calcext:value-type="float">
            <text:p>-11.4158535121698</text:p>
          </table:table-cell>
          <table:table-cell office:value-type="float" office:value="-10.2004594454781" calcext:value-type="float">
            <text:p>-10.2004594454781</text:p>
          </table:table-cell>
          <table:table-cell office:value-type="float" office:value="-9.08686395940699" calcext:value-type="float">
            <text:p>-9.08686395940699</text:p>
          </table:table-cell>
          <table:table-cell office:value-type="float" office:value="-8.67827561479856" calcext:value-type="float">
            <text:p>-8.67827561479856</text:p>
          </table:table-cell>
          <table:table-cell office:value-type="float" office:value="-8.89398408629535" calcext:value-type="float">
            <text:p>-8.89398408629535</text:p>
          </table:table-cell>
          <table:table-cell office:value-type="float" office:value="-9.36853700542403" calcext:value-type="float">
            <text:p>-9.36853700542403</text:p>
          </table:table-cell>
          <table:table-cell office:value-type="float" office:value="-9.62578031359743" calcext:value-type="float">
            <text:p>-9.62578031359743</text:p>
          </table:table-cell>
          <table:table-cell office:value-type="float" office:value="-9.62262176975521" calcext:value-type="float">
            <text:p>-9.62262176975521</text:p>
          </table:table-cell>
          <table:table-cell office:value-type="float" office:value="-9.54404170465098" calcext:value-type="float">
            <text:p>-9.54404170465098</text:p>
          </table:table-cell>
          <table:table-cell office:value-type="float" office:value="-9.48823149011787" calcext:value-type="float">
            <text:p>-9.48823149011787</text:p>
          </table:table-cell>
          <table:table-cell office:value-type="float" office:value="-9.49771950380323" calcext:value-type="float">
            <text:p>-9.49771950380323</text:p>
          </table:table-cell>
          <table:table-cell office:value-type="float" office:value="-9.54070064659287" calcext:value-type="float">
            <text:p>-9.54070064659287</text:p>
          </table:table-cell>
          <table:table-cell office:value-type="float" office:value="-9.55861342738366" calcext:value-type="float">
            <text:p>-9.55861342738366</text:p>
          </table:table-cell>
          <table:table-cell office:value-type="float" office:value="-9.580210540868" calcext:value-type="float">
            <text:p>-9.580210540868</text:p>
          </table:table-cell>
          <table:table-cell office:value-type="float" office:value="-9.6536265430671" calcext:value-type="float">
            <text:p>-9.6536265430671</text:p>
          </table:table-cell>
          <table:table-cell office:value-type="float" office:value="-9.64492143922289" calcext:value-type="float">
            <text:p>-9.64492143922289</text:p>
          </table:table-cell>
          <table:table-cell office:value-type="float" office:value="-9.25174754400636" calcext:value-type="float">
            <text:p>-9.25174754400636</text:p>
          </table:table-cell>
          <table:table-cell office:value-type="float" office:value="-7.55405323199" calcext:value-type="float">
            <text:p>-7.55405323199</text:p>
          </table:table-cell>
          <table:table-cell office:value-type="float" office:value="-3.52837789739755" calcext:value-type="float">
            <text:p>-3.52837789739755</text:p>
          </table:table-cell>
          <table:table-cell office:value-type="float" office:value="2.59920359973593" calcext:value-type="float">
            <text:p>2.59920359973593</text:p>
          </table:table-cell>
          <table:table-cell office:value-type="float" office:value="9.75487758731666" calcext:value-type="float">
            <text:p>9.75487758731666</text:p>
          </table:table-cell>
          <table:table-cell office:value-type="float" office:value="14.7857565998175" calcext:value-type="float">
            <text:p>14.7857565998175</text:p>
          </table:table-cell>
          <table:table-cell office:value-type="float" office:value="14.1746219807273" calcext:value-type="float">
            <text:p>14.1746219807273</text:p>
          </table:table-cell>
          <table:table-cell office:value-type="float" office:value="7.68711992558819" calcext:value-type="float">
            <text:p>7.68711992558819</text:p>
          </table:table-cell>
          <table:table-cell office:value-type="float" office:value="-3.09892316502011" calcext:value-type="float">
            <text:p>-3.09892316502011</text:p>
          </table:table-cell>
          <table:table-cell office:value-type="float" office:value="-13.5184331054145" calcext:value-type="float">
            <text:p>-13.5184331054145</text:p>
          </table:table-cell>
          <table:table-cell office:value-type="float" office:value="-18.5040530426085" calcext:value-type="float">
            <text:p>-18.5040530426085</text:p>
          </table:table-cell>
          <table:table-cell office:value-type="float" office:value="-17.7016790233648" calcext:value-type="float">
            <text:p>-17.7016790233648</text:p>
          </table:table-cell>
          <table:table-cell office:value-type="float" office:value="-12.8455709500371" calcext:value-type="float">
            <text:p>-12.8455709500371</text:p>
          </table:table-cell>
          <table:table-cell office:value-type="float" office:value="-7.62655188638781" calcext:value-type="float">
            <text:p>-7.62655188638781</text:p>
          </table:table-cell>
          <table:table-cell office:value-type="float" office:value="-5.70219362676215" calcext:value-type="float">
            <text:p>-5.70219362676215</text:p>
          </table:table-cell>
          <table:table-cell office:value-type="float" office:value="-6.7239147720901" calcext:value-type="float">
            <text:p>-6.7239147720901</text:p>
          </table:table-cell>
          <table:table-cell office:value-type="float" office:value="-8.98504245748607" calcext:value-type="float">
            <text:p>-8.98504245748607</text:p>
          </table:table-cell>
          <table:table-cell office:value-type="float" office:value="-10.8397678105974" calcext:value-type="float">
            <text:p>-10.8397678105974</text:p>
          </table:table-cell>
          <table:table-cell office:value-type="float" office:value="-11.0377296123629" calcext:value-type="float">
            <text:p>-11.0377296123629</text:p>
          </table:table-cell>
          <table:table-cell office:value-type="float" office:value="-10.2233348203793" calcext:value-type="float">
            <text:p>-10.2233348203793</text:p>
          </table:table-cell>
          <table:table-cell office:value-type="float" office:value="-9.48274920985303" calcext:value-type="float">
            <text:p>-9.48274920985303</text:p>
          </table:table-cell>
          <table:table-cell office:value-type="float" office:value="-9.15084109921562" calcext:value-type="float">
            <text:p>-9.15084109921562</text:p>
          </table:table-cell>
          <table:table-cell office:value-type="float" office:value="-9.2629241297054" calcext:value-type="float">
            <text:p>-9.2629241297054</text:p>
          </table:table-cell>
          <table:table-cell office:value-type="float" office:value="-9.51827931510058" calcext:value-type="float">
            <text:p>-9.51827931510058</text:p>
          </table:table-cell>
          <table:table-cell office:value-type="float" office:value="-9.60116162557051" calcext:value-type="float">
            <text:p>-9.60116162557051</text:p>
          </table:table-cell>
          <table:table-cell office:value-type="float" office:value="-9.56296708322087" calcext:value-type="float">
            <text:p>-9.56296708322087</text:p>
          </table:table-cell>
          <table:table-cell office:value-type="float" office:value="-9.52196231755326" calcext:value-type="float">
            <text:p>-9.52196231755326</text:p>
          </table:table-cell>
          <table:table-cell office:value-type="float" office:value="-9.44562387201257" calcext:value-type="float">
            <text:p>-9.44562387201257</text:p>
          </table:table-cell>
          <table:table-cell office:value-type="float" office:value="-8.99612013973334" calcext:value-type="float">
            <text:p>-8.99612013973334</text:p>
          </table:table-cell>
          <table:table-cell office:value-type="float" office:value="-6.74980078994699" calcext:value-type="float">
            <text:p>-6.74980078994699</text:p>
          </table:table-cell>
          <table:table-cell office:value-type="float" office:value="-0.836233709075296" calcext:value-type="float">
            <text:p>-0.836233709075296</text:p>
          </table:table-cell>
          <table:table-cell office:value-type="float" office:value="11.2781281112666" calcext:value-type="float">
            <text:p>11.2781281112666</text:p>
          </table:table-cell>
          <table:table-cell office:value-type="float" office:value="31.0122330271532" calcext:value-type="float">
            <text:p>31.0122330271532</text:p>
          </table:table-cell>
          <table:table-cell office:value-type="float" office:value="54.9709388702201" calcext:value-type="float">
            <text:p>54.9709388702201</text:p>
          </table:table-cell>
          <table:table-cell office:value-type="float" office:value="77.3173895327638" calcext:value-type="float">
            <text:p>77.3173895327638</text:p>
          </table:table-cell>
          <table:table-cell office:value-type="float" office:value="87.4872291023975" calcext:value-type="float">
            <text:p>87.4872291023975</text:p>
          </table:table-cell>
          <table:table-cell office:value-type="float" office:value="76.7672425270249" calcext:value-type="float">
            <text:p>76.7672425270249</text:p>
          </table:table-cell>
          <table:table-cell office:value-type="float" office:value="46.5673395109503" calcext:value-type="float">
            <text:p>46.5673395109503</text:p>
          </table:table-cell>
          <table:table-cell office:value-type="float" office:value="3.71648990438544" calcext:value-type="float">
            <text:p>3.71648990438544</text:p>
          </table:table-cell>
          <table:table-cell office:value-type="float" office:value="-34.2231446199113" calcext:value-type="float">
            <text:p>-34.2231446199113</text:p>
          </table:table-cell>
          <table:table-cell office:value-type="float" office:value="-51.6415946305601" calcext:value-type="float">
            <text:p>-51.6415946305601</text:p>
          </table:table-cell>
          <table:table-cell office:value-type="float" office:value="-46.2835420130991" calcext:value-type="float">
            <text:p>-46.2835420130991</text:p>
          </table:table-cell>
          <table:table-cell office:value-type="float" office:value="-22.610919455324" calcext:value-type="float">
            <text:p>-22.610919455324</text:p>
          </table:table-cell>
          <table:table-cell office:value-type="float" office:value="2.48162329670257" calcext:value-type="float">
            <text:p>2.48162329670257</text:p>
          </table:table-cell>
          <table:table-cell office:value-type="float" office:value="14.2393151762115" calcext:value-type="float">
            <text:p>14.2393151762115</text:p>
          </table:table-cell>
          <table:table-cell office:value-type="float" office:value="11.1919784912084" calcext:value-type="float">
            <text:p>11.1919784912084</text:p>
          </table:table-cell>
          <table:table-cell office:value-type="float" office:value="-2.93646307401755" calcext:value-type="float">
            <text:p>-2.93646307401755</text:p>
          </table:table-cell>
          <table:table-cell office:value-type="float" office:value="-16.6199127970748" calcext:value-type="float">
            <text:p>-16.6199127970748</text:p>
          </table:table-cell>
          <table:table-cell office:value-type="float" office:value="-20.8419209403703" calcext:value-type="float">
            <text:p>-20.8419209403703</text:p>
          </table:table-cell>
          <table:table-cell office:value-type="float" office:value="-17.112880844893" calcext:value-type="float">
            <text:p>-17.112880844893</text:p>
          </table:table-cell>
          <table:table-cell office:value-type="float" office:value="-9.41733300103162" calcext:value-type="float">
            <text:p>-9.41733300103162</text:p>
          </table:table-cell>
          <table:table-cell office:value-type="float" office:value="-3.57387301566483" calcext:value-type="float">
            <text:p>-3.57387301566483</text:p>
          </table:table-cell>
          <table:table-cell office:value-type="float" office:value="-3.26329535482661" calcext:value-type="float">
            <text:p>-3.26329535482661</text:p>
          </table:table-cell>
          <table:table-cell office:value-type="float" office:value="-6.07059429066723" calcext:value-type="float">
            <text:p>-6.07059429066723</text:p>
          </table:table-cell>
          <table:table-cell office:value-type="float" office:value="-9.10424518004668" calcext:value-type="float">
            <text:p>-9.10424518004668</text:p>
          </table:table-cell>
          <table:table-cell office:value-type="float" office:value="-10.5909385656557" calcext:value-type="float">
            <text:p>-10.5909385656557</text:p>
          </table:table-cell>
          <table:table-cell office:value-type="float" office:value="-9.86383848626396" calcext:value-type="float">
            <text:p>-9.86383848626396</text:p>
          </table:table-cell>
          <table:table-cell office:value-type="float" office:value="-8.43455626453747" calcext:value-type="float">
            <text:p>-8.43455626453747</text:p>
          </table:table-cell>
          <table:table-cell office:value-type="float" office:value="-7.58922186022196" calcext:value-type="float">
            <text:p>-7.58922186022196</text:p>
          </table:table-cell>
          <table:table-cell office:value-type="float" office:value="-7.42615284638784" calcext:value-type="float">
            <text:p>-7.42615284638784</text:p>
          </table:table-cell>
          <table:table-cell office:value-type="float" office:value="-7.74815899948561" calcext:value-type="float">
            <text:p>-7.74815899948561</text:p>
          </table:table-cell>
          <table:table-cell office:value-type="float" office:value="-8.06976969531574" calcext:value-type="float">
            <text:p>-8.06976969531574</text:p>
          </table:table-cell>
          <table:table-cell office:value-type="float" office:value="-8.08545814636619" calcext:value-type="float">
            <text:p>-8.08545814636619</text:p>
          </table:table-cell>
          <table:table-cell office:value-type="float" office:value="-7.93705699770937" calcext:value-type="float">
            <text:p>-7.93705699770937</text:p>
          </table:table-cell>
          <table:table-cell office:value-type="float" office:value="-7.77611997932941" calcext:value-type="float">
            <text:p>-7.77611997932941</text:p>
          </table:table-cell>
          <table:table-cell office:value-type="float" office:value="-7.66369453935022" calcext:value-type="float">
            <text:p>-7.66369453935022</text:p>
          </table:table-cell>
          <table:table-cell office:value-type="float" office:value="-7.61177732859798" calcext:value-type="float">
            <text:p>-7.61177732859798</text:p>
          </table:table-cell>
          <table:table-cell office:value-type="float" office:value="-7.55950316482275" calcext:value-type="float">
            <text:p>-7.55950316482275</text:p>
          </table:table-cell>
          <table:table-cell office:value-type="float" office:value="-7.48421231760222" calcext:value-type="float">
            <text:p>-7.48421231760222</text:p>
          </table:table-cell>
          <table:table-cell office:value-type="float" office:value="-7.4474484507009" calcext:value-type="float">
            <text:p>-7.4474484507009</text:p>
          </table:table-cell>
          <table:table-cell office:value-type="float" office:value="-7.42133065084735" calcext:value-type="float">
            <text:p>-7.42133065084735</text:p>
          </table:table-cell>
          <table:table-cell office:value-type="float" office:value="-7.199298209177" calcext:value-type="float">
            <text:p>-7.199298209177</text:p>
          </table:table-cell>
          <table:table-cell office:value-type="float" office:value="-6.21687021835095" calcext:value-type="float">
            <text:p>-6.21687021835095</text:p>
          </table:table-cell>
          <table:table-cell office:value-type="float" office:value="-3.34029961834681" calcext:value-type="float">
            <text:p>-3.34029961834681</text:p>
          </table:table-cell>
          <table:table-cell office:value-type="float" office:value="1.91816075512749" calcext:value-type="float">
            <text:p>1.91816075512749</text:p>
          </table:table-cell>
          <table:table-cell office:value-type="float" office:value="8.8750084679624" calcext:value-type="float">
            <text:p>8.8750084679624</text:p>
          </table:table-cell>
          <table:table-cell office:value-type="float" office:value="15.5513094576919" calcext:value-type="float">
            <text:p>15.5513094576919</text:p>
          </table:table-cell>
          <table:table-cell office:value-type="float" office:value="18.1232282667395" calcext:value-type="float">
            <text:p>18.1232282667395</text:p>
          </table:table-cell>
          <table:table-cell office:value-type="float" office:value="14.516752978642" calcext:value-type="float">
            <text:p>14.516752978642</text:p>
          </table:table-cell>
          <table:table-cell office:value-type="float" office:value="5.61040713171784" calcext:value-type="float">
            <text:p>5.61040713171784</text:p>
          </table:table-cell>
          <table:table-cell office:value-type="float" office:value="-5.64074105236233" calcext:value-type="float">
            <text:p>-5.64074105236233</text:p>
          </table:table-cell>
          <table:table-cell office:value-type="float" office:value="-13.6540001503074" calcext:value-type="float">
            <text:p>-13.6540001503074</text:p>
          </table:table-cell>
          <table:table-cell office:value-type="float" office:value="-15.4853966454762" calcext:value-type="float">
            <text:p>-15.4853966454762</text:p>
          </table:table-cell>
          <table:table-cell office:value-type="float" office:value="-12.2537942565799" calcext:value-type="float">
            <text:p>-12.2537942565799</text:p>
          </table:table-cell>
          <table:table-cell office:value-type="float" office:value="-6.58744806877201" calcext:value-type="float">
            <text:p>-6.58744806877201</text:p>
          </table:table-cell>
          <table:table-cell office:value-type="float" office:value="-2.6927347999726" calcext:value-type="float">
            <text:p>-2.6927347999726</text:p>
          </table:table-cell>
          <table:table-cell office:value-type="float" office:value="-2.37917732713695" calcext:value-type="float">
            <text:p>-2.37917732713695</text:p>
          </table:table-cell>
          <table:table-cell office:value-type="float" office:value="-4.15291462359738" calcext:value-type="float">
            <text:p>-4.15291462359738</text:p>
          </table:table-cell>
          <table:table-cell office:value-type="float" office:value="-6.33505457816326" calcext:value-type="float">
            <text:p>-6.33505457816326</text:p>
          </table:table-cell>
          <table:table-cell office:value-type="float" office:value="-7.3332293710203" calcext:value-type="float">
            <text:p>-7.3332293710203</text:p>
          </table:table-cell>
          <table:table-cell office:value-type="float" office:value="-6.79136007532069" calcext:value-type="float">
            <text:p>-6.79136007532069</text:p>
          </table:table-cell>
          <table:table-cell office:value-type="float" office:value="-5.84362758322778" calcext:value-type="float">
            <text:p>-5.84362758322778</text:p>
          </table:table-cell>
          <table:table-cell office:value-type="float" office:value="-5.2177915794058" calcext:value-type="float">
            <text:p>-5.2177915794058</text:p>
          </table:table-cell>
          <table:table-cell office:value-type="float" office:value="-5.04738283644842" calcext:value-type="float">
            <text:p>-5.04738283644842</text:p>
          </table:table-cell>
          <table:table-cell office:value-type="float" office:value="-5.20557789421172" calcext:value-type="float">
            <text:p>-5.20557789421172</text:p>
          </table:table-cell>
          <table:table-cell office:value-type="float" office:value="-5.31737909112622" calcext:value-type="float">
            <text:p>-5.31737909112622</text:p>
          </table:table-cell>
          <table:table-cell office:value-type="float" office:value="-5.2460974077423" calcext:value-type="float">
            <text:p>-5.2460974077423</text:p>
          </table:table-cell>
          <table:table-cell office:value-type="float" office:value="-5.12710262636913" calcext:value-type="float">
            <text:p>-5.12710262636913</text:p>
          </table:table-cell>
          <table:table-cell office:value-type="float" office:value="-5.00434651590713" calcext:value-type="float">
            <text:p>-5.00434651590713</text:p>
          </table:table-cell>
          <table:table-cell office:value-type="float" office:value="-4.77785510141729" calcext:value-type="float">
            <text:p>-4.77785510141729</text:p>
          </table:table-cell>
          <table:table-cell office:value-type="float" office:value="-3.56892072405985" calcext:value-type="float">
            <text:p>-3.56892072405985</text:p>
          </table:table-cell>
          <table:table-cell office:value-type="float" office:value="0.310334855661491" calcext:value-type="float">
            <text:p>0.310334855661491</text:p>
          </table:table-cell>
          <table:table-cell office:value-type="float" office:value="9.06412123547606" calcext:value-type="float">
            <text:p>9.06412123547606</text:p>
          </table:table-cell>
          <table:table-cell office:value-type="float" office:value="25.1987774034508" calcext:value-type="float">
            <text:p>25.1987774034508</text:p>
          </table:table-cell>
          <table:table-cell office:value-type="float" office:value="47.6849394322251" calcext:value-type="float">
            <text:p>47.6849394322251</text:p>
          </table:table-cell>
          <table:table-cell office:value-type="float" office:value="71.9450526216597" calcext:value-type="float">
            <text:p>71.9450526216597</text:p>
          </table:table-cell>
          <table:table-cell office:value-type="float" office:value="89.7131241126635" calcext:value-type="float">
            <text:p>89.7131241126635</text:p>
          </table:table-cell>
          <table:table-cell office:value-type="float" office:value="89.8952740082651" calcext:value-type="float">
            <text:p>89.8952740082651</text:p>
          </table:table-cell>
          <table:table-cell office:value-type="float" office:value="69.0321575833424" calcext:value-type="float">
            <text:p>69.0321575833424</text:p>
          </table:table-cell>
          <table:table-cell office:value-type="float" office:value="30.9729798857334" calcext:value-type="float">
            <text:p>30.9729798857334</text:p>
          </table:table-cell>
          <table:table-cell office:value-type="float" office:value="-11.8254456275637" calcext:value-type="float">
            <text:p>-11.8254456275637</text:p>
          </table:table-cell>
          <table:table-cell office:value-type="float" office:value="-40.4405921836263" calcext:value-type="float">
            <text:p>-40.4405921836263</text:p>
          </table:table-cell>
          <table:table-cell office:value-type="float" office:value="-46.3328771943782" calcext:value-type="float">
            <text:p>-46.3328771943782</text:p>
          </table:table-cell>
          <table:table-cell office:value-type="float" office:value="-30.2957892862448" calcext:value-type="float">
            <text:p>-30.2957892862448</text:p>
          </table:table-cell>
          <table:table-cell office:value-type="float" office:value="-3.442096681006" calcext:value-type="float">
            <text:p>-3.442096681006</text:p>
          </table:table-cell>
          <table:table-cell office:value-type="float" office:value="15.9158567600092" calcext:value-type="float">
            <text:p>15.9158567600092</text:p>
          </table:table-cell>
          <table:table-cell office:value-type="float" office:value="20.1960920001954" calcext:value-type="float">
            <text:p>20.1960920001954</text:p>
          </table:table-cell>
          <table:table-cell office:value-type="float" office:value="10.6172756415336" calcext:value-type="float">
            <text:p>10.6172756415336</text:p>
          </table:table-cell>
          <table:table-cell office:value-type="float" office:value="-4.8383637362051" calcext:value-type="float">
            <text:p>-4.8383637362051</text:p>
          </table:table-cell>
          <table:table-cell office:value-type="float" office:value="-14.0615263389871" calcext:value-type="float">
            <text:p>-14.0615263389871</text:p>
          </table:table-cell>
          <table:table-cell office:value-type="float" office:value="-13.8318188055922" calcext:value-type="float">
            <text:p>-13.8318188055922</text:p>
          </table:table-cell>
          <table:table-cell office:value-type="float" office:value="-7.42007836748755" calcext:value-type="float">
            <text:p>-7.42007836748755</text:p>
          </table:table-cell>
          <table:table-cell office:value-type="float" office:value="0.165870225544241" calcext:value-type="float">
            <text:p>0.165870225544241</text:p>
          </table:table-cell>
          <table:table-cell office:value-type="float" office:value="3.28013142140569" calcext:value-type="float">
            <text:p>3.28013142140569</text:p>
          </table:table-cell>
          <table:table-cell office:value-type="float" office:value="1.66466582807592" calcext:value-type="float">
            <text:p>1.66466582807592</text:p>
          </table:table-cell>
          <table:table-cell office:value-type="float" office:value="-1.47565608593773" calcext:value-type="float">
            <text:p>-1.47565608593773</text:p>
          </table:table-cell>
          <table:table-cell office:value-type="float" office:value="-3.88092489937727" calcext:value-type="float">
            <text:p>-3.88092489937727</text:p>
          </table:table-cell>
          <table:table-cell office:value-type="float" office:value="-4.11469650223928" calcext:value-type="float">
            <text:p>-4.11469650223928</text:p>
          </table:table-cell>
          <table:table-cell office:value-type="float" office:value="-2.75793574073754" calcext:value-type="float">
            <text:p>-2.75793574073754</text:p>
          </table:table-cell>
          <table:table-cell office:value-type="float" office:value="-1.50666548614517" calcext:value-type="float">
            <text:p>-1.50666548614517</text:p>
          </table:table-cell>
          <table:table-cell office:value-type="float" office:value="-0.961456031315332" calcext:value-type="float">
            <text:p>-0.961456031315332</text:p>
          </table:table-cell>
          <table:table-cell office:value-type="float" office:value="-1.04121264561724" calcext:value-type="float">
            <text:p>-1.04121264561724</text:p>
          </table:table-cell>
          <table:table-cell office:value-type="float" office:value="-1.379853012975" calcext:value-type="float">
            <text:p>-1.379853012975</text:p>
          </table:table-cell>
          <table:table-cell office:value-type="float" office:value="-1.50158452586137" calcext:value-type="float">
            <text:p>-1.50158452586137</text:p>
          </table:table-cell>
          <table:table-cell office:value-type="float" office:value="-1.36433393633116" calcext:value-type="float">
            <text:p>-1.36433393633116</text:p>
          </table:table-cell>
          <table:table-cell office:value-type="float" office:value="-1.15307182910435" calcext:value-type="float">
            <text:p>-1.15307182910435</text:p>
          </table:table-cell>
          <table:table-cell office:value-type="float" office:value="-0.965805743237105" calcext:value-type="float">
            <text:p>-0.965805743237105</text:p>
          </table:table-cell>
          <table:table-cell office:value-type="float" office:value="-0.845003433734164" calcext:value-type="float">
            <text:p>-0.845003433734164</text:p>
          </table:table-cell>
          <table:table-cell office:value-type="float" office:value="-0.758713441548907" calcext:value-type="float">
            <text:p>-0.758713441548907</text:p>
          </table:table-cell>
          <table:table-cell office:value-type="float" office:value="-0.648467779734839" calcext:value-type="float">
            <text:p>-0.648467779734839</text:p>
          </table:table-cell>
          <table:table-cell office:value-type="float" office:value="-0.543226445766495" calcext:value-type="float">
            <text:p>-0.543226445766495</text:p>
          </table:table-cell>
          <table:table-cell office:value-type="float" office:value="-0.490969812725062" calcext:value-type="float">
            <text:p>-0.490969812725062</text:p>
          </table:table-cell>
          <table:table-cell office:value-type="float" office:value="-0.357386295681398" calcext:value-type="float">
            <text:p>-0.357386295681398</text:p>
          </table:table-cell>
          <table:table-cell office:value-type="float" office:value="0.160489500448401" calcext:value-type="float">
            <text:p>0.160489500448401</text:p>
          </table:table-cell>
          <table:table-cell office:value-type="float" office:value="1.98398096640163" calcext:value-type="float">
            <text:p>1.98398096640163</text:p>
          </table:table-cell>
          <table:table-cell office:value-type="float" office:value="6.13527935248761" calcext:value-type="float">
            <text:p>6.13527935248761</text:p>
          </table:table-cell>
          <table:table-cell office:value-type="float" office:value="12.3857354762685" calcext:value-type="float">
            <text:p>12.3857354762685</text:p>
          </table:table-cell>
          <table:table-cell office:value-type="float" office:value="19.6592451644102" calcext:value-type="float">
            <text:p>19.6592451644102</text:p>
          </table:table-cell>
          <table:table-cell office:value-type="float" office:value="24.7987442414057" calcext:value-type="float">
            <text:p>24.7987442414057</text:p>
          </table:table-cell>
          <table:table-cell office:value-type="float" office:value="24.2904855097845" calcext:value-type="float">
            <text:p>24.2904855097845</text:p>
          </table:table-cell>
          <table:table-cell office:value-type="float" office:value="17.9065468259744" calcext:value-type="float">
            <text:p>17.9065468259744</text:p>
          </table:table-cell>
          <table:table-cell office:value-type="float" office:value="7.22832589791922" calcext:value-type="float">
            <text:p>7.22832589791922</text:p>
          </table:table-cell>
          <table:table-cell office:value-type="float" office:value="-3.07319459738331" calcext:value-type="float">
            <text:p>-3.07319459738331</text:p>
          </table:table-cell>
          <table:table-cell office:value-type="float" office:value="-7.93600145996248" calcext:value-type="float">
            <text:p>-7.93600145996248</text:p>
          </table:table-cell>
          <table:table-cell office:value-type="float" office:value="-7.01487048810369" calcext:value-type="float">
            <text:p>-7.01487048810369</text:p>
          </table:table-cell>
          <table:table-cell office:value-type="float" office:value="-2.04651310985706" calcext:value-type="float">
            <text:p>-2.04651310985706</text:p>
          </table:table-cell>
          <table:table-cell office:value-type="float" office:value="3.27464051357005" calcext:value-type="float">
            <text:p>3.27464051357005</text:p>
          </table:table-cell>
          <table:table-cell office:value-type="float" office:value="5.29583229260387" calcext:value-type="float">
            <text:p>5.29583229260387</text:p>
          </table:table-cell>
          <table:table-cell office:value-type="float" office:value="4.37283509354277" calcext:value-type="float">
            <text:p>4.37283509354277</text:p>
          </table:table-cell>
          <table:table-cell office:value-type="float" office:value="2.21229676439251" calcext:value-type="float">
            <text:p>2.21229676439251</text:p>
          </table:table-cell>
          <table:table-cell office:value-type="float" office:value="0.459903638899617" calcext:value-type="float">
            <text:p>0.459903638899617</text:p>
          </table:table-cell>
          <table:table-cell office:value-type="float" office:value="0.363572568941528" calcext:value-type="float">
            <text:p>0.363572568941528</text:p>
          </table:table-cell>
          <table:table-cell office:value-type="float" office:value="1.27563075717843" calcext:value-type="float">
            <text:p>1.27563075717843</text:p>
          </table:table-cell>
          <table:table-cell office:value-type="float" office:value="2.11087327502026" calcext:value-type="float">
            <text:p>2.11087327502026</text:p>
          </table:table-cell>
          <table:table-cell office:value-type="float" office:value="2.53567864385652" calcext:value-type="float">
            <text:p>2.53567864385652</text:p>
          </table:table-cell>
          <table:table-cell office:value-type="float" office:value="2.51518017041173" calcext:value-type="float">
            <text:p>2.51518017041173</text:p>
          </table:table-cell>
          <table:table-cell office:value-type="float" office:value="2.35063395402126" calcext:value-type="float">
            <text:p>2.35063395402126</text:p>
          </table:table-cell>
          <table:table-cell office:value-type="float" office:value="2.35726318189047" calcext:value-type="float">
            <text:p>2.35726318189047</text:p>
          </table:table-cell>
          <table:table-cell office:value-type="float" office:value="2.48307466953342" calcext:value-type="float">
            <text:p>2.48307466953342</text:p>
          </table:table-cell>
          <table:table-cell office:value-type="float" office:value="2.61000519221596" calcext:value-type="float">
            <text:p>2.61000519221596</text:p>
          </table:table-cell>
          <table:table-cell office:value-type="float" office:value="2.77080098138165" calcext:value-type="float">
            <text:p>2.77080098138165</text:p>
          </table:table-cell>
          <table:table-cell office:value-type="float" office:value="3.30487924396521" calcext:value-type="float">
            <text:p>3.30487924396521</text:p>
          </table:table-cell>
          <table:table-cell office:value-type="float" office:value="5.63752090631459" calcext:value-type="float">
            <text:p>5.63752090631459</text:p>
          </table:table-cell>
          <table:table-cell office:value-type="float" office:value="11.6401498548455" calcext:value-type="float">
            <text:p>11.6401498548455</text:p>
          </table:table-cell>
          <table:table-cell office:value-type="float" office:value="23.8472745017868" calcext:value-type="float">
            <text:p>23.8472745017868</text:p>
          </table:table-cell>
          <table:table-cell office:value-type="float" office:value="43.670357060697" calcext:value-type="float">
            <text:p>43.670357060697</text:p>
          </table:table-cell>
          <table:table-cell office:value-type="float" office:value="67.7073512044607" calcext:value-type="float">
            <text:p>67.7073512044607</text:p>
          </table:table-cell>
          <table:table-cell office:value-type="float" office:value="90.1138554295983" calcext:value-type="float">
            <text:p>90.1138554295983</text:p>
          </table:table-cell>
          <table:table-cell office:value-type="float" office:value="100.318961616714" calcext:value-type="float">
            <text:p>100.318961616714</text:p>
          </table:table-cell>
          <table:table-cell office:value-type="float" office:value="89.6259922936618" calcext:value-type="float">
            <text:p>89.6259922936618</text:p>
          </table:table-cell>
          <table:table-cell office:value-type="float" office:value="59.458615440014" calcext:value-type="float">
            <text:p>59.458615440014</text:p>
          </table:table-cell>
          <table:table-cell office:value-type="float" office:value="16.6637763180985" calcext:value-type="float">
            <text:p>16.6637763180985</text:p>
          </table:table-cell>
          <table:table-cell office:value-type="float" office:value="-21.1823476932936" calcext:value-type="float">
            <text:p>-21.1823476932936</text:p>
          </table:table-cell>
          <table:table-cell office:value-type="float" office:value="-38.4927080115228" calcext:value-type="float">
            <text:p>-38.4927080115228</text:p>
          </table:table-cell>
          <table:table-cell office:value-type="float" office:value="-33.0292674036872" calcext:value-type="float">
            <text:p>-33.0292674036872</text:p>
          </table:table-cell>
          <table:table-cell office:value-type="float" office:value="-9.2758118516449" calcext:value-type="float">
            <text:p>-9.2758118516449</text:p>
          </table:table-cell>
          <table:table-cell office:value-type="float" office:value="15.8577017971351" calcext:value-type="float">
            <text:p>15.8577017971351</text:p>
          </table:table-cell>
          <table:table-cell office:value-type="float" office:value="27.6403633880985" calcext:value-type="float">
            <text:p>27.6403633880985</text:p>
          </table:table-cell>
          <table:table-cell office:value-type="float" office:value="24.6182843422797" calcext:value-type="float">
            <text:p>24.6182843422797</text:p>
          </table:table-cell>
          <table:table-cell office:value-type="float" office:value="10.5297311129875" calcext:value-type="float">
            <text:p>10.5297311129875</text:p>
          </table:table-cell>
          <table:table-cell office:value-type="float" office:value="-3.09025718310982" calcext:value-type="float">
            <text:p>-3.09025718310982</text:p>
          </table:table-cell>
          <table:table-cell office:value-type="float" office:value="-7.24500956124135" calcext:value-type="float">
            <text:p>-7.24500956124135</text:p>
          </table:table-cell>
          <table:table-cell office:value-type="float" office:value="-3.45709693165047" calcext:value-type="float">
            <text:p>-3.45709693165047</text:p>
          </table:table-cell>
          <table:table-cell office:value-type="float" office:value="4.2854016137688" calcext:value-type="float">
            <text:p>4.2854016137688</text:p>
          </table:table-cell>
          <table:table-cell office:value-type="float" office:value="10.16206465756" calcext:value-type="float">
            <text:p>10.16206465756</text:p>
          </table:table-cell>
          <table:table-cell office:value-type="float" office:value="10.5040451866669" calcext:value-type="float">
            <text:p>10.5040451866669</text:p>
          </table:table-cell>
          <table:table-cell office:value-type="float" office:value="7.7329374764591" calcext:value-type="float">
            <text:p>7.7329374764591</text:p>
          </table:table-cell>
          <table:table-cell office:value-type="float" office:value="4.73803020717427" calcext:value-type="float">
            <text:p>4.73803020717427</text:p>
          </table:table-cell>
          <table:table-cell office:value-type="float" office:value="3.29132501558983" calcext:value-type="float">
            <text:p>3.29132501558983</text:p>
          </table:table-cell>
          <table:table-cell office:value-type="float" office:value="4.05519722157153" calcext:value-type="float">
            <text:p>4.05519722157153</text:p>
          </table:table-cell>
          <table:table-cell office:value-type="float" office:value="5.51585547783259" calcext:value-type="float">
            <text:p>5.51585547783259</text:p>
          </table:table-cell>
          <table:table-cell office:value-type="float" office:value="6.38964037499357" calcext:value-type="float">
            <text:p>6.38964037499357</text:p>
          </table:table-cell>
          <table:table-cell office:value-type="float" office:value="6.57944438433288" calcext:value-type="float">
            <text:p>6.57944438433288</text:p>
          </table:table-cell>
          <table:table-cell office:value-type="float" office:value="6.2830701890875" calcext:value-type="float">
            <text:p>6.2830701890875</text:p>
          </table:table-cell>
          <table:table-cell office:value-type="float" office:value="5.98623031503859" calcext:value-type="float">
            <text:p>5.98623031503859</text:p>
          </table:table-cell>
          <table:table-cell office:value-type="float" office:value="5.99347714711567" calcext:value-type="float">
            <text:p>5.99347714711567</text:p>
          </table:table-cell>
          <table:table-cell office:value-type="float" office:value="6.16255795601445" calcext:value-type="float">
            <text:p>6.16255795601445</text:p>
          </table:table-cell>
          <table:table-cell office:value-type="float" office:value="6.34211572812434" calcext:value-type="float">
            <text:p>6.34211572812434</text:p>
          </table:table-cell>
          <table:table-cell office:value-type="float" office:value="6.47119186345662" calcext:value-type="float">
            <text:p>6.47119186345662</text:p>
          </table:table-cell>
          <table:table-cell office:value-type="float" office:value="6.53795284023709" calcext:value-type="float">
            <text:p>6.53795284023709</text:p>
          </table:table-cell>
          <table:table-cell office:value-type="float" office:value="6.60331746520732" calcext:value-type="float">
            <text:p>6.60331746520732</text:p>
          </table:table-cell>
          <table:table-cell office:value-type="float" office:value="6.68974760939984" calcext:value-type="float">
            <text:p>6.68974760939984</text:p>
          </table:table-cell>
          <table:table-cell office:value-type="float" office:value="6.73564712480452" calcext:value-type="float">
            <text:p>6.73564712480452</text:p>
          </table:table-cell>
          <table:table-cell office:value-type="float" office:value="6.76930414628737" calcext:value-type="float">
            <text:p>6.76930414628737</text:p>
          </table:table-cell>
          <table:table-cell office:value-type="float" office:value="6.99751382983071" calcext:value-type="float">
            <text:p>6.99751382983071</text:p>
          </table:table-cell>
          <table:table-cell office:value-type="float" office:value="7.98613922936362" calcext:value-type="float">
            <text:p>7.98613922936362</text:p>
          </table:table-cell>
          <table:table-cell office:value-type="float" office:value="10.8692132342685" calcext:value-type="float">
            <text:p>10.8692132342685</text:p>
          </table:table-cell>
          <table:table-cell office:value-type="float" office:value="16.1316794968186" calcext:value-type="float">
            <text:p>16.1316794968186</text:p>
          </table:table-cell>
          <table:table-cell office:value-type="float" office:value="23.0887651228604" calcext:value-type="float">
            <text:p>23.0887651228604</text:p>
          </table:table-cell>
          <table:table-cell office:value-type="float" office:value="29.7568815301822" calcext:value-type="float">
            <text:p>29.7568815301822</text:p>
          </table:table-cell>
          <table:table-cell office:value-type="float" office:value="32.311320693351" calcext:value-type="float">
            <text:p>32.311320693351</text:p>
          </table:table-cell>
          <table:table-cell office:value-type="float" office:value="28.6854358869634" calcext:value-type="float">
            <text:p>28.6854358869634</text:p>
          </table:table-cell>
          <table:table-cell office:value-type="float" office:value="19.7605555491477" calcext:value-type="float">
            <text:p>19.7605555491477</text:p>
          </table:table-cell>
          <table:table-cell office:value-type="float" office:value="8.49866027544141" calcext:value-type="float">
            <text:p>8.49866027544141</text:p>
          </table:table-cell>
          <table:table-cell office:value-type="float" office:value="0.483435313586305" calcext:value-type="float">
            <text:p>0.483435313586305</text:p>
          </table:table-cell>
          <table:table-cell office:value-type="float" office:value="-1.35171165982352" calcext:value-type="float">
            <text:p>-1.35171165982352</text:p>
          </table:table-cell>
          <table:table-cell office:value-type="float" office:value="1.87104934849518" calcext:value-type="float">
            <text:p>1.87104934849518</text:p>
          </table:table-cell>
          <table:table-cell office:value-type="float" office:value="7.51908821830322" calcext:value-type="float">
            <text:p>7.51908821830322</text:p>
          </table:table-cell>
          <table:table-cell office:value-type="float" office:value="11.3858529058756" calcext:value-type="float">
            <text:p>11.3858529058756</text:p>
          </table:table-cell>
          <table:table-cell office:value-type="float" office:value="11.6707991821135" calcext:value-type="float">
            <text:p>11.6707991821135</text:p>
          </table:table-cell>
          <table:table-cell office:value-type="float" office:value="9.86998535760269" calcext:value-type="float">
            <text:p>9.86998535760269</text:p>
          </table:table-cell>
          <table:table-cell office:value-type="float" office:value="7.66216784510407" calcext:value-type="float">
            <text:p>7.66216784510407</text:p>
          </table:table-cell>
          <table:table-cell office:value-type="float" office:value="6.6391720088973" calcext:value-type="float">
            <text:p>6.6391720088973</text:p>
          </table:table-cell>
          <table:table-cell office:value-type="float" office:value="7.15283824941177" calcext:value-type="float">
            <text:p>7.15283824941177</text:p>
          </table:table-cell>
          <table:table-cell office:value-type="float" office:value="8.06826226281984" calcext:value-type="float">
            <text:p>8.06826226281984</text:p>
          </table:table-cell>
          <table:table-cell office:value-type="float" office:value="8.65937083770962" calcext:value-type="float">
            <text:p>8.65937083770962</text:p>
          </table:table-cell>
          <table:table-cell office:value-type="float" office:value="8.7930961078878" calcext:value-type="float">
            <text:p>8.7930961078878</text:p>
          </table:table-cell>
          <table:table-cell office:value-type="float" office:value="8.59701817861994" calcext:value-type="float">
            <text:p>8.59701817861994</text:p>
          </table:table-cell>
          <table:table-cell office:value-type="float" office:value="8.44617133273505" calcext:value-type="float">
            <text:p>8.44617133273505</text:p>
          </table:table-cell>
          <table:table-cell office:value-type="float" office:value="8.47642837042851" calcext:value-type="float">
            <text:p>8.47642837042851</text:p>
          </table:table-cell>
          <table:table-cell office:value-type="float" office:value="8.55232057891171" calcext:value-type="float">
            <text:p>8.55232057891171</text:p>
          </table:table-cell>
          <table:table-cell office:value-type="float" office:value="8.63023924333392" calcext:value-type="float">
            <text:p>8.63023924333392</text:p>
          </table:table-cell>
          <table:table-cell office:value-type="float" office:value="8.81062031457529" calcext:value-type="float">
            <text:p>8.81062031457529</text:p>
          </table:table-cell>
          <table:table-cell office:value-type="float" office:value="9.97460629655814" calcext:value-type="float">
            <text:p>9.97460629655814</text:p>
          </table:table-cell>
          <table:table-cell office:value-type="float" office:value="13.810751515059" calcext:value-type="float">
            <text:p>13.810751515059</text:p>
          </table:table-cell>
          <table:table-cell office:value-type="float" office:value="22.5247553430687" calcext:value-type="float">
            <text:p>22.5247553430687</text:p>
          </table:table-cell>
          <table:table-cell office:value-type="float" office:value="38.6212470421082" calcext:value-type="float">
            <text:p>38.6212470421082</text:p>
          </table:table-cell>
          <table:table-cell office:value-type="float" office:value="61.0601034040991" calcext:value-type="float">
            <text:p>61.0601034040991</text:p>
          </table:table-cell>
          <table:table-cell office:value-type="float" office:value="85.2601081584279" calcext:value-type="float">
            <text:p>85.2601081584279</text:p>
          </table:table-cell>
          <table:table-cell office:value-type="float" office:value="102.944702283191" calcext:value-type="float">
            <text:p>102.944702283191</text:p>
          </table:table-cell>
          <table:table-cell office:value-type="float" office:value="103.023068080412" calcext:value-type="float">
            <text:p>103.023068080412</text:p>
          </table:table-cell>
          <table:table-cell office:value-type="float" office:value="82.0585095960092" calcext:value-type="float">
            <text:p>82.0585095960092</text:p>
          </table:table-cell>
          <table:table-cell office:value-type="float" office:value="43.9084236496046" calcext:value-type="float">
            <text:p>43.9084236496046</text:p>
          </table:table-cell>
          <table:table-cell office:value-type="float" office:value="1.05364418177089" calcext:value-type="float">
            <text:p>1.05364418177089</text:p>
          </table:table-cell>
          <table:table-cell office:value-type="float" office:value="-27.5869240986" calcext:value-type="float">
            <text:p>-27.5869240986</text:p>
          </table:table-cell>
          <table:table-cell office:value-type="float" office:value="-33.5035599622404" calcext:value-type="float">
            <text:p>-33.5035599622404</text:p>
          </table:table-cell>
          <table:table-cell office:value-type="float" office:value="-17.4998876353444" calcext:value-type="float">
            <text:p>-17.4998876353444</text:p>
          </table:table-cell>
          <table:table-cell office:value-type="float" office:value="9.28351012360797" calcext:value-type="float">
            <text:p>9.28351012360797</text:p>
          </table:table-cell>
          <table:table-cell office:value-type="float" office:value="28.5385374708912" calcext:value-type="float">
            <text:p>28.5385374708912</text:p>
          </table:table-cell>
          <table:table-cell office:value-type="float" office:value="32.7129422109547" calcext:value-type="float">
            <text:p>32.7129422109547</text:p>
          </table:table-cell>
          <table:table-cell office:value-type="float" office:value="23.0330863019392" calcext:value-type="float">
            <text:p>23.0330863019392</text:p>
          </table:table-cell>
          <table:table-cell office:value-type="float" office:value="7.49868062032403" calcext:value-type="float">
            <text:p>7.49868062032403</text:p>
          </table:table-cell>
          <table:table-cell office:value-type="float" office:value="-1.78569145729503" calcext:value-type="float">
            <text:p>-1.78569145729503</text:p>
          </table:table-cell>
          <table:table-cell office:value-type="float" office:value="-1.62317807445459" calcext:value-type="float">
            <text:p>-1.62317807445459</text:p>
          </table:table-cell>
          <table:table-cell office:value-type="float" office:value="4.71204703633319" calcext:value-type="float">
            <text:p>4.71204703633319</text:p>
          </table:table-cell>
          <table:table-cell office:value-type="float" office:value="12.2080522735055" calcext:value-type="float">
            <text:p>12.2080522735055</text:p>
          </table:table-cell>
          <table:table-cell office:value-type="float" office:value="15.222717919507" calcext:value-type="float">
            <text:p>15.222717919507</text:p>
          </table:table-cell>
          <table:table-cell office:value-type="float" office:value="13.5116583102733" calcext:value-type="float">
            <text:p>13.5116583102733</text:p>
          </table:table-cell>
          <table:table-cell office:value-type="float" office:value="10.2800488113335" calcext:value-type="float">
            <text:p>10.2800488113335</text:p>
          </table:table-cell>
          <table:table-cell office:value-type="float" office:value="7.78531784426947" calcext:value-type="float">
            <text:p>7.78531784426947</text:p>
          </table:table-cell>
          <table:table-cell office:value-type="float" office:value="7.46211861920159" calcext:value-type="float">
            <text:p>7.46211861920159</text:p>
          </table:table-cell>
          <table:table-cell office:value-type="float" office:value="8.72462120820399" calcext:value-type="float">
            <text:p>8.72462120820399</text:p>
          </table:table-cell>
          <table:table-cell office:value-type="float" office:value="9.87740944169429" calcext:value-type="float">
            <text:p>9.87740944169429</text:p>
          </table:table-cell>
          <table:table-cell office:value-type="float" office:value="10.3225796892914" calcext:value-type="float">
            <text:p>10.3225796892914</text:p>
          </table:table-cell>
          <table:table-cell office:value-type="float" office:value="10.1416416430207" calcext:value-type="float">
            <text:p>10.1416416430207</text:p>
          </table:table-cell>
          <table:table-cell office:value-type="float" office:value="9.70133830522193" calcext:value-type="float">
            <text:p>9.70133830522193</text:p>
          </table:table-cell>
          <table:table-cell office:value-type="float" office:value="9.47712981804859" calcext:value-type="float">
            <text:p>9.47712981804859</text:p>
          </table:table-cell>
          <table:table-cell office:value-type="float" office:value="9.51010338822231" calcext:value-type="float">
            <text:p>9.51010338822231</text:p>
          </table:table-cell>
          <table:table-cell office:value-type="float" office:value="9.61533107157648" calcext:value-type="float">
            <text:p>9.61533107157648</text:p>
          </table:table-cell>
          <table:table-cell office:value-type="float" office:value="9.6950206182236" calcext:value-type="float">
            <text:p>9.6950206182236</text:p>
          </table:table-cell>
          <table:table-cell office:value-type="float" office:value="9.70679688814223" calcext:value-type="float">
            <text:p>9.70679688814223</text:p>
          </table:table-cell>
          <table:table-cell office:value-type="float" office:value="9.68278927388314" calcext:value-type="float">
            <text:p>9.68278927388314</text:p>
          </table:table-cell>
          <table:table-cell office:value-type="float" office:value="9.68140356385924" calcext:value-type="float">
            <text:p>9.68140356385924</text:p>
          </table:table-cell>
          <table:table-cell office:value-type="float" office:value="9.67350464250828" calcext:value-type="float">
            <text:p>9.67350464250828</text:p>
          </table:table-cell>
          <table:table-cell office:value-type="float" office:value="9.61129925986999" calcext:value-type="float">
            <text:p>9.61129925986999</text:p>
          </table:table-cell>
          <table:table-cell office:value-type="float" office:value="9.62950186015642" calcext:value-type="float">
            <text:p>9.62950186015642</text:p>
          </table:table-cell>
          <table:table-cell office:value-type="float" office:value="10.0317303405296" calcext:value-type="float">
            <text:p>10.0317303405296</text:p>
          </table:table-cell>
          <table:table-cell office:value-type="float" office:value="11.7406094951521" calcext:value-type="float">
            <text:p>11.7406094951521</text:p>
          </table:table-cell>
          <table:table-cell office:value-type="float" office:value="15.7770860681575" calcext:value-type="float">
            <text:p>15.7770860681575</text:p>
          </table:table-cell>
          <table:table-cell office:value-type="float" office:value="21.9099734037822" calcext:value-type="float">
            <text:p>21.9099734037822</text:p>
          </table:table-cell>
          <table:table-cell office:value-type="float" office:value="29.0608996232736" calcext:value-type="float">
            <text:p>29.0608996232736</text:p>
          </table:table-cell>
          <table:table-cell office:value-type="float" office:value="34.068664210183" calcext:value-type="float">
            <text:p>34.068664210183</text:p>
          </table:table-cell>
          <table:table-cell office:value-type="float" office:value="33.4230425928191" calcext:value-type="float">
            <text:p>33.4230425928191</text:p>
          </table:table-cell>
          <table:table-cell office:value-type="float" office:value="26.9025624533447" calcext:value-type="float">
            <text:p>26.9025624533447</text:p>
          </table:table-cell>
          <table:table-cell office:value-type="float" office:value="16.0922376312604" calcext:value-type="float">
            <text:p>16.0922376312604</text:p>
          </table:table-cell>
          <table:table-cell office:value-type="float" office:value="5.6689778191839" calcext:value-type="float">
            <text:p>5.6689778191839</text:p>
          </table:table-cell>
          <table:table-cell office:value-type="float" office:value="0.689456796415458" calcext:value-type="float">
            <text:p>0.689456796415458</text:p>
          </table:table-cell>
          <table:table-cell office:value-type="float" office:value="1.49007200597497" calcext:value-type="float">
            <text:p>1.49007200597497</text:p>
          </table:table-cell>
          <table:table-cell office:value-type="float" office:value="6.33168563435804" calcext:value-type="float">
            <text:p>6.33168563435804</text:p>
          </table:table-cell>
          <table:table-cell office:value-type="float" office:value="11.5163012434294" calcext:value-type="float">
            <text:p>11.5163012434294</text:p>
          </table:table-cell>
          <table:table-cell office:value-type="float" office:value="13.3960292069894" calcext:value-type="float">
            <text:p>13.3960292069894</text:p>
          </table:table-cell>
          <table:table-cell office:value-type="float" office:value="12.3338463957844" calcext:value-type="float">
            <text:p>12.3338463957844</text:p>
          </table:table-cell>
          <table:table-cell office:value-type="float" office:value="10.0364044389592" calcext:value-type="float">
            <text:p>10.0364044389592</text:p>
          </table:table-cell>
          <table:table-cell office:value-type="float" office:value="8.14929901428063" calcext:value-type="float">
            <text:p>8.14929901428063</text:p>
          </table:table-cell>
          <table:table-cell office:value-type="float" office:value="7.91802368152853" calcext:value-type="float">
            <text:p>7.91802368152853</text:p>
          </table:table-cell>
          <table:table-cell office:value-type="float" office:value="8.69168087649416" calcext:value-type="float">
            <text:p>8.69168087649416</text:p>
          </table:table-cell>
          <table:table-cell office:value-type="float" office:value="9.38606296433128" calcext:value-type="float">
            <text:p>9.38606296433128</text:p>
          </table:table-cell>
          <table:table-cell office:value-type="float" office:value="9.6688226901135" calcext:value-type="float">
            <text:p>9.6688226901135</text:p>
          </table:table-cell>
          <table:table-cell office:value-type="float" office:value="9.50557317300903" calcext:value-type="float">
            <text:p>9.50557317300903</text:p>
          </table:table-cell>
          <table:table-cell office:value-type="float" office:value="9.19813697352747" calcext:value-type="float">
            <text:p>9.19813697352747</text:p>
          </table:table-cell>
          <table:table-cell office:value-type="float" office:value="9.06124430555178" calcext:value-type="float">
            <text:p>9.06124430555178</text:p>
          </table:table-cell>
          <table:table-cell office:value-type="float" office:value="9.04233783866922" calcext:value-type="float">
            <text:p>9.04233783866922</text:p>
          </table:table-cell>
          <table:table-cell office:value-type="float" office:value="9.02358959363228" calcext:value-type="float">
            <text:p>9.02358959363228</text:p>
          </table:table-cell>
          <table:table-cell office:value-type="float" office:value="9.03799851087147" calcext:value-type="float">
            <text:p>9.03799851087147</text:p>
          </table:table-cell>
          <table:table-cell office:value-type="float" office:value="9.42660447132729" calcext:value-type="float">
            <text:p>9.42660447132729</text:p>
          </table:table-cell>
          <table:table-cell office:value-type="float" office:value="11.6163432538667" calcext:value-type="float">
            <text:p>11.6163432538667</text:p>
          </table:table-cell>
          <table:table-cell office:value-type="float" office:value="17.479664826135" calcext:value-type="float">
            <text:p>17.479664826135</text:p>
          </table:table-cell>
          <table:table-cell office:value-type="float" office:value="29.5520648437154" calcext:value-type="float">
            <text:p>29.5520648437154</text:p>
          </table:table-cell>
          <table:table-cell office:value-type="float" office:value="49.2375223162561" calcext:value-type="float">
            <text:p>49.2375223162561</text:p>
          </table:table-cell>
          <table:table-cell office:value-type="float" office:value="73.1271438118812" calcext:value-type="float">
            <text:p>73.1271438118812</text:p>
          </table:table-cell>
          <table:table-cell office:value-type="float" office:value="95.3689863645976" calcext:value-type="float">
            <text:p>95.3689863645976</text:p>
          </table:table-cell>
          <table:table-cell office:value-type="float" office:value="105.385649583623" calcext:value-type="float">
            <text:p>105.385649583623</text:p>
          </table:table-cell>
          <table:table-cell office:value-type="float" office:value="94.4970775424359" calcext:value-type="float">
            <text:p>94.4970775424359</text:p>
          </table:table-cell>
          <table:table-cell office:value-type="float" office:value="64.140672946972" calcext:value-type="float">
            <text:p>64.140672946972</text:p>
          </table:table-cell>
          <table:table-cell office:value-type="float" office:value="21.1814417836592" calcext:value-type="float">
            <text:p>21.1814417836592</text:p>
          </table:table-cell>
          <table:table-cell office:value-type="float" office:value="-16.7904596612508" calcext:value-type="float">
            <text:p>-16.7904596612508</text:p>
          </table:table-cell>
          <table:table-cell office:value-type="float" office:value="-34.2109419303085" calcext:value-type="float">
            <text:p>-34.2109419303085</text:p>
          </table:table-cell>
          <table:table-cell office:value-type="float" office:value="-28.8591528505899" calcext:value-type="float">
            <text:p>-28.8591528505899</text:p>
          </table:table-cell>
          <table:table-cell office:value-type="float" office:value="-5.24076378702956" calcext:value-type="float">
            <text:p>-5.24076378702956</text:p>
          </table:table-cell>
          <table:table-cell office:value-type="float" office:value="19.719066196789" calcext:value-type="float">
            <text:p>19.719066196789</text:p>
          </table:table-cell>
          <table:table-cell office:value-type="float" office:value="31.3133794955558" calcext:value-type="float">
            <text:p>31.3133794955558</text:p>
          </table:table-cell>
          <table:table-cell office:value-type="float" office:value="28.1045391057431" calcext:value-type="float">
            <text:p>28.1045391057431</text:p>
          </table:table-cell>
          <table:table-cell office:value-type="float" office:value="13.8452183868963" calcext:value-type="float">
            <text:p>13.8452183868963</text:p>
          </table:table-cell>
          <table:table-cell office:value-type="float" office:value="0.0793767689835168" calcext:value-type="float">
            <text:p>0.079376768983517</text:p>
          </table:table-cell>
          <table:table-cell office:value-type="float" office:value="-4.21611259028319" calcext:value-type="float">
            <text:p>-4.21611259028319</text:p>
          </table:table-cell>
          <table:table-cell office:value-type="float" office:value="-0.575916745082442" calcext:value-type="float">
            <text:p>-0.575916745082442</text:p>
          </table:table-cell>
          <table:table-cell office:value-type="float" office:value="7.00836614331409" calcext:value-type="float">
            <text:p>7.00836614331409</text:p>
          </table:table-cell>
          <table:table-cell office:value-type="float" office:value="12.7145317403386" calcext:value-type="float">
            <text:p>12.7145317403386</text:p>
          </table:table-cell>
          <table:table-cell office:value-type="float" office:value="12.8857329599155" calcext:value-type="float">
            <text:p>12.8857329599155</text:p>
          </table:table-cell>
          <table:table-cell office:value-type="float" office:value="9.950146877473" calcext:value-type="float">
            <text:p>9.950146877473</text:p>
          </table:table-cell>
          <table:table-cell office:value-type="float" office:value="6.7948484130651" calcext:value-type="float">
            <text:p>6.7948484130651</text:p>
          </table:table-cell>
          <table:table-cell office:value-type="float" office:value="5.19056098043322" calcext:value-type="float">
            <text:p>5.19056098043322</text:p>
          </table:table-cell>
          <table:table-cell office:value-type="float" office:value="5.79521707943658" calcext:value-type="float">
            <text:p>5.79521707943658</text:p>
          </table:table-cell>
          <table:table-cell office:value-type="float" office:value="7.0928839152894" calcext:value-type="float">
            <text:p>7.0928839152894</text:p>
          </table:table-cell>
          <table:table-cell office:value-type="float" office:value="7.80240289454782" calcext:value-type="float">
            <text:p>7.80240289454782</text:p>
          </table:table-cell>
          <table:table-cell office:value-type="float" office:value="7.82789661901722" calcext:value-type="float">
            <text:p>7.82789661901722</text:p>
          </table:table-cell>
          <table:table-cell office:value-type="float" office:value="7.36780666949627" calcext:value-type="float">
            <text:p>7.36780666949627</text:p>
          </table:table-cell>
          <table:table-cell office:value-type="float" office:value="6.90811055673022" calcext:value-type="float">
            <text:p>6.90811055673022</text:p>
          </table:table-cell>
          <table:table-cell office:value-type="float" office:value="6.75240967256431" calcext:value-type="float">
            <text:p>6.75240967256431</text:p>
          </table:table-cell>
          <table:table-cell office:value-type="float" office:value="6.75805825383798" calcext:value-type="float">
            <text:p>6.75805825383798</text:p>
          </table:table-cell>
          <table:table-cell office:value-type="float" office:value="6.77392077803793" calcext:value-type="float">
            <text:p>6.77392077803793</text:p>
          </table:table-cell>
          <table:table-cell office:value-type="float" office:value="6.73915141835626" calcext:value-type="float">
            <text:p>6.73915141835626</text:p>
          </table:table-cell>
          <table:table-cell office:value-type="float" office:value="6.64210400983368" calcext:value-type="float">
            <text:p>6.64210400983368</text:p>
          </table:table-cell>
          <table:table-cell office:value-type="float" office:value="6.54377423163359" calcext:value-type="float">
            <text:p>6.54377423163359</text:p>
          </table:table-cell>
          <table:table-cell office:value-type="float" office:value="6.46644934554367" calcext:value-type="float">
            <text:p>6.46644934554367</text:p>
          </table:table-cell>
          <table:table-cell office:value-type="float" office:value="6.34850470934884" calcext:value-type="float">
            <text:p>6.34850470934884</text:p>
          </table:table-cell>
          <table:table-cell office:value-type="float" office:value="6.21865917125847" calcext:value-type="float">
            <text:p>6.21865917125847</text:p>
          </table:table-cell>
          <table:table-cell office:value-type="float" office:value="6.28396541504932" calcext:value-type="float">
            <text:p>6.28396541504932</text:p>
          </table:table-cell>
          <table:table-cell office:value-type="float" office:value="7.11169266977765" calcext:value-type="float">
            <text:p>7.11169266977765</text:p>
          </table:table-cell>
          <table:table-cell office:value-type="float" office:value="9.83617671199229" calcext:value-type="float">
            <text:p>9.83617671199229</text:p>
          </table:table-cell>
          <table:table-cell office:value-type="float" office:value="14.9395767348697" calcext:value-type="float">
            <text:p>14.9395767348697</text:p>
          </table:table-cell>
          <table:table-cell office:value-type="float" office:value="21.7358721951297" calcext:value-type="float">
            <text:p>21.7358721951297</text:p>
          </table:table-cell>
          <table:table-cell office:value-type="float" office:value="28.2368369793884" calcext:value-type="float">
            <text:p>28.2368369793884</text:p>
          </table:table-cell>
          <table:table-cell office:value-type="float" office:value="30.6169271718036" calcext:value-type="float">
            <text:p>30.6169271718036</text:p>
          </table:table-cell>
          <table:table-cell office:value-type="float" office:value="26.816888479643" calcext:value-type="float">
            <text:p>26.816888479643</text:p>
          </table:table-cell>
          <table:table-cell office:value-type="float" office:value="17.7208682288353" calcext:value-type="float">
            <text:p>17.7208682288353</text:p>
          </table:table-cell>
          <table:table-cell office:value-type="float" office:value="6.29778511361748" calcext:value-type="float">
            <text:p>6.29778511361748</text:p>
          </table:table-cell>
          <table:table-cell office:value-type="float" office:value="-1.86768453189114" calcext:value-type="float">
            <text:p>-1.86768453189114</text:p>
          </table:table-cell>
          <table:table-cell office:value-type="float" office:value="-3.85268662180927" calcext:value-type="float">
            <text:p>-3.85268662180927</text:p>
          </table:table-cell>
          <table:table-cell office:value-type="float" office:value="-0.782664492862238" calcext:value-type="float">
            <text:p>-0.782664492862238</text:p>
          </table:table-cell>
          <table:table-cell office:value-type="float" office:value="4.70539308087882" calcext:value-type="float">
            <text:p>4.70539308087882</text:p>
          </table:table-cell>
          <table:table-cell office:value-type="float" office:value="8.40479444581976" calcext:value-type="float">
            <text:p>8.40479444581976</text:p>
          </table:table-cell>
          <table:table-cell office:value-type="float" office:value="8.52399749820425" calcext:value-type="float">
            <text:p>8.52399749820425</text:p>
          </table:table-cell>
          <table:table-cell office:value-type="float" office:value="6.56126137298624" calcext:value-type="float">
            <text:p>6.56126137298624</text:p>
          </table:table-cell>
          <table:table-cell office:value-type="float" office:value="4.19522464800389" calcext:value-type="float">
            <text:p>4.19522464800389</text:p>
          </table:table-cell>
          <table:table-cell office:value-type="float" office:value="3.01718325316103" calcext:value-type="float">
            <text:p>3.01718325316103</text:p>
          </table:table-cell>
          <table:table-cell office:value-type="float" office:value="3.37475468717273" calcext:value-type="float">
            <text:p>3.37475468717273</text:p>
          </table:table-cell>
          <table:table-cell office:value-type="float" office:value="4.13233671755765" calcext:value-type="float">
            <text:p>4.13233671755765</text:p>
          </table:table-cell>
          <table:table-cell office:value-type="float" office:value="4.56555983967848" calcext:value-type="float">
            <text:p>4.56555983967848</text:p>
          </table:table-cell>
          <table:table-cell office:value-type="float" office:value="4.54183386173741" calcext:value-type="float">
            <text:p>4.54183386173741</text:p>
          </table:table-cell>
          <table:table-cell office:value-type="float" office:value="4.18951177774393" calcext:value-type="float">
            <text:p>4.18951177774393</text:p>
          </table:table-cell>
          <table:table-cell office:value-type="float" office:value="3.88367811694792" calcext:value-type="float">
            <text:p>3.88367811694792</text:p>
          </table:table-cell>
          <table:table-cell office:value-type="float" office:value="3.75940473232233" calcext:value-type="float">
            <text:p>3.75940473232233</text:p>
          </table:table-cell>
          <table:table-cell office:value-type="float" office:value="3.68114066412647" calcext:value-type="float">
            <text:p>3.68114066412647</text:p>
          </table:table-cell>
          <table:table-cell office:value-type="float" office:value="3.60563505054752" calcext:value-type="float">
            <text:p>3.60563505054752</text:p>
          </table:table-cell>
          <table:table-cell office:value-type="float" office:value="3.63380297848191" calcext:value-type="float">
            <text:p>3.63380297848191</text:p>
          </table:table-cell>
          <table:table-cell office:value-type="float" office:value="4.64923596836059" calcext:value-type="float">
            <text:p>4.64923596836059</text:p>
          </table:table-cell>
          <table:table-cell office:value-type="float" office:value="8.34117695792639" calcext:value-type="float">
            <text:p>8.34117695792639</text:p>
          </table:table-cell>
          <table:table-cell office:value-type="float" office:value="16.916828467245" calcext:value-type="float">
            <text:p>16.916828467245</text:p>
          </table:table-cell>
          <table:table-cell office:value-type="float" office:value="32.8791062758107" calcext:value-type="float">
            <text:p>32.8791062758107</text:p>
          </table:table-cell>
          <table:table-cell office:value-type="float" office:value="55.1771419703833" calcext:value-type="float">
            <text:p>55.1771419703833</text:p>
          </table:table-cell>
          <table:table-cell office:value-type="float" office:value="79.2260686957632" calcext:value-type="float">
            <text:p>79.2260686957632</text:p>
          </table:table-cell>
          <table:table-cell office:value-type="float" office:value="96.7387754230522" calcext:value-type="float">
            <text:p>96.7387754230522</text:p>
          </table:table-cell>
          <table:table-cell office:value-type="float" office:value="96.62756456667" calcext:value-type="float">
            <text:p>96.62756456667</text:p>
          </table:table-cell>
          <table:table-cell office:value-type="float" office:value="75.4783942433439" calcext:value-type="float">
            <text:p>75.4783942433439</text:p>
          </table:table-cell>
          <table:table-cell office:value-type="float" office:value="37.1568731826529" calcext:value-type="float">
            <text:p>37.1568731826529</text:p>
          </table:table-cell>
          <table:table-cell office:value-type="float" office:value="-5.83214174783407" calcext:value-type="float">
            <text:p>-5.83214174783407</text:p>
          </table:table-cell>
          <table:table-cell office:value-type="float" office:value="-34.5734315784426" calcext:value-type="float">
            <text:p>-34.5734315784426</text:p>
          </table:table-cell>
          <table:table-cell office:value-type="float" office:value="-40.5871138867279" calcext:value-type="float">
            <text:p>-40.5871138867279</text:p>
          </table:table-cell>
          <table:table-cell office:value-type="float" office:value="-24.6869493806034" calcext:value-type="float">
            <text:p>-24.6869493806034</text:p>
          </table:table-cell>
          <table:table-cell office:value-type="float" office:value="1.95868774819284" calcext:value-type="float">
            <text:p>1.95868774819284</text:p>
          </table:table-cell>
          <table:table-cell office:value-type="float" office:value="21.0460375138135" calcext:value-type="float">
            <text:p>21.0460375138135</text:p>
          </table:table-cell>
          <table:table-cell office:value-type="float" office:value="25.0525661586059" calcext:value-type="float">
            <text:p>25.0525661586059</text:p>
          </table:table-cell>
          <table:table-cell office:value-type="float" office:value="15.2123370559889" calcext:value-type="float">
            <text:p>15.2123370559889</text:p>
          </table:table-cell>
          <table:table-cell office:value-type="float" office:value="-0.457460084288801" calcext:value-type="float">
            <text:p>-0.457460084288801</text:p>
          </table:table-cell>
          <table:table-cell office:value-type="float" office:value="-9.85700924731619" calcext:value-type="float">
            <text:p>-9.85700924731619</text:p>
          </table:table-cell>
          <table:table-cell office:value-type="float" office:value="-9.81297574269641" calcext:value-type="float">
            <text:p>-9.81297574269641</text:p>
          </table:table-cell>
          <table:table-cell office:value-type="float" office:value="-3.60284688090621" calcext:value-type="float">
            <text:p>-3.60284688090621</text:p>
          </table:table-cell>
          <table:table-cell office:value-type="float" office:value="3.75734867081881" calcext:value-type="float">
            <text:p>3.75734867081881</text:p>
          </table:table-cell>
          <table:table-cell office:value-type="float" office:value="6.62930187738429" calcext:value-type="float">
            <text:p>6.62930187738429</text:p>
          </table:table-cell>
          <table:table-cell office:value-type="float" office:value="4.78227439725847" calcext:value-type="float">
            <text:p>4.78227439725847</text:p>
          </table:table-cell>
          <table:table-cell office:value-type="float" office:value="1.42173454617033" calcext:value-type="float">
            <text:p>1.42173454617033</text:p>
          </table:table-cell>
          <table:table-cell office:value-type="float" office:value="-1.19736282357482" calcext:value-type="float">
            <text:p>-1.19736282357482</text:p>
          </table:table-cell>
          <table:table-cell office:value-type="float" office:value="-1.64215789235092" calcext:value-type="float">
            <text:p>-1.64215789235092</text:p>
          </table:table-cell>
          <table:table-cell office:value-type="float" office:value="-0.503336238531395" calcext:value-type="float">
            <text:p>-0.503336238531395</text:p>
          </table:table-cell>
          <table:table-cell office:value-type="float" office:value="0.524306028957755" calcext:value-type="float">
            <text:p>0.524306028957755</text:p>
          </table:table-cell>
          <table:table-cell office:value-type="float" office:value="0.845532453840524" calcext:value-type="float">
            <text:p>0.845532453840524</text:p>
          </table:table-cell>
          <table:table-cell office:value-type="float" office:value="0.54226997702065" calcext:value-type="float">
            <text:p>0.54226997702065</text:p>
          </table:table-cell>
          <table:table-cell office:value-type="float" office:value="-0.0180756986466381" calcext:value-type="float">
            <text:p>-0.018075698646638</text:p>
          </table:table-cell>
          <table:table-cell office:value-type="float" office:value="-0.360377056095088" calcext:value-type="float">
            <text:p>-0.360377056095088</text:p>
          </table:table-cell>
          <table:table-cell office:value-type="float" office:value="-0.444529532325755" calcext:value-type="float">
            <text:p>-0.444529532325755</text:p>
          </table:table-cell>
          <table:table-cell office:value-type="float" office:value="-0.455415525115339" calcext:value-type="float">
            <text:p>-0.455415525115339</text:p>
          </table:table-cell>
          <table:table-cell office:value-type="float" office:value="-0.490610939705893" calcext:value-type="float">
            <text:p>-0.490610939705893</text:p>
          </table:table-cell>
          <table:table-cell office:value-type="float" office:value="-0.592397115712105" calcext:value-type="float">
            <text:p>-0.592397115712105</text:p>
          </table:table-cell>
          <table:table-cell office:value-type="float" office:value="-0.728466370721563" calcext:value-type="float">
            <text:p>-0.728466370721563</text:p>
          </table:table-cell>
          <table:table-cell office:value-type="float" office:value="-0.840475426878254" calcext:value-type="float">
            <text:p>-0.840475426878254</text:p>
          </table:table-cell>
          <table:table-cell office:value-type="float" office:value="-0.957734346350607" calcext:value-type="float">
            <text:p>-0.957734346350607</text:p>
          </table:table-cell>
          <table:table-cell office:value-type="float" office:value="-1.12784872374715" calcext:value-type="float">
            <text:p>-1.12784872374715</text:p>
          </table:table-cell>
          <table:table-cell office:value-type="float" office:value="-1.21570278956909" calcext:value-type="float">
            <text:p>-1.21570278956909</text:p>
          </table:table-cell>
          <table:table-cell office:value-type="float" office:value="-0.917024525806406" calcext:value-type="float">
            <text:p>-0.917024525806406</text:p>
          </table:table-cell>
          <table:table-cell office:value-type="float" office:value="0.692108323675853" calcext:value-type="float">
            <text:p>0.692108323675853</text:p>
          </table:table-cell>
          <table:table-cell office:value-type="float" office:value="4.6313888980168" calcext:value-type="float">
            <text:p>4.6313888980168</text:p>
          </table:table-cell>
          <table:table-cell office:value-type="float" office:value="10.6670956362317" calcext:value-type="float">
            <text:p>10.6670956362317</text:p>
          </table:table-cell>
          <table:table-cell office:value-type="float" office:value="17.718577029895" calcext:value-type="float">
            <text:p>17.718577029895</text:p>
          </table:table-cell>
          <table:table-cell office:value-type="float" office:value="22.6205016002471" calcext:value-type="float">
            <text:p>22.6205016002471</text:p>
          </table:table-cell>
          <table:table-cell office:value-type="float" office:value="21.8661831834109" calcext:value-type="float">
            <text:p>21.8661831834109</text:p>
          </table:table-cell>
          <table:table-cell office:value-type="float" office:value="15.2405816193922" calcext:value-type="float">
            <text:p>15.2405816193922</text:p>
          </table:table-cell>
          <table:table-cell office:value-type="float" office:value="4.3323356803109" calcext:value-type="float">
            <text:p>4.3323356803109</text:p>
          </table:table-cell>
          <table:table-cell office:value-type="float" office:value="-6.17573592055093" calcext:value-type="float">
            <text:p>-6.17573592055093</text:p>
          </table:table-cell>
          <table:table-cell office:value-type="float" office:value="-11.2323313947613" calcext:value-type="float">
            <text:p>-11.2323313947613</text:p>
          </table:table-cell>
          <table:table-cell office:value-type="float" office:value="-10.5098640680019" calcext:value-type="float">
            <text:p>-10.5098640680019</text:p>
          </table:table-cell>
          <table:table-cell office:value-type="float" office:value="-5.74991052519739" calcext:value-type="float">
            <text:p>-5.74991052519739</text:p>
          </table:table-cell>
          <table:table-cell office:value-type="float" office:value="-0.654030383506804" calcext:value-type="float">
            <text:p>-0.654030383506804</text:p>
          </table:table-cell>
          <table:table-cell office:value-type="float" office:value="1.13477188884993" calcext:value-type="float">
            <text:p>1.13477188884993</text:p>
          </table:table-cell>
          <table:table-cell office:value-type="float" office:value="-0.0133487939900845" calcext:value-type="float">
            <text:p>-0.013348793990085</text:p>
          </table:table-cell>
          <table:table-cell office:value-type="float" office:value="-2.39174688748672" calcext:value-type="float">
            <text:p>-2.39174688748672</text:p>
          </table:table-cell>
          <table:table-cell office:value-type="float" office:value="-4.3549245003173" calcext:value-type="float">
            <text:p>-4.3549245003173</text:p>
          </table:table-cell>
          <table:table-cell office:value-type="float" office:value="-4.6598296259267" calcext:value-type="float">
            <text:p>-4.6598296259267</text:p>
          </table:table-cell>
          <table:table-cell office:value-type="float" office:value="-3.9605830835548" calcext:value-type="float">
            <text:p>-3.9605830835548</text:p>
          </table:table-cell>
          <table:table-cell office:value-type="float" office:value="-3.34039867476784" calcext:value-type="float">
            <text:p>-3.34039867476784</text:p>
          </table:table-cell>
          <table:table-cell office:value-type="float" office:value="-3.13036224131611" calcext:value-type="float">
            <text:p>-3.13036224131611</text:p>
          </table:table-cell>
          <table:table-cell office:value-type="float" office:value="-3.36438842800852" calcext:value-type="float">
            <text:p>-3.36438842800852</text:p>
          </table:table-cell>
          <table:table-cell office:value-type="float" office:value="-3.74009959869257" calcext:value-type="float">
            <text:p>-3.74009959869257</text:p>
          </table:table-cell>
          <table:table-cell office:value-type="float" office:value="-3.94327063595159" calcext:value-type="float">
            <text:p>-3.94327063595159</text:p>
          </table:table-cell>
          <table:table-cell office:value-type="float" office:value="-4.02703124407782" calcext:value-type="float">
            <text:p>-4.02703124407782</text:p>
          </table:table-cell>
          <table:table-cell office:value-type="float" office:value="-4.10898382725457" calcext:value-type="float">
            <text:p>-4.10898382725457</text:p>
          </table:table-cell>
          <table:table-cell office:value-type="float" office:value="-4.15588856409655" calcext:value-type="float">
            <text:p>-4.15588856409655</text:p>
          </table:table-cell>
          <table:table-cell office:value-type="float" office:value="-3.82508781415269" calcext:value-type="float">
            <text:p>-3.82508781415269</text:p>
          </table:table-cell>
          <table:table-cell office:value-type="float" office:value="-1.68800894874098" calcext:value-type="float">
            <text:p>-1.68800894874098</text:p>
          </table:table-cell>
          <table:table-cell office:value-type="float" office:value="4.12881591147521" calcext:value-type="float">
            <text:p>4.12881591147521</text:p>
          </table:table-cell>
          <table:table-cell office:value-type="float" office:value="16.1618527532997" calcext:value-type="float">
            <text:p>16.1618527532997</text:p>
          </table:table-cell>
          <table:table-cell office:value-type="float" office:value="35.8075575100211" calcext:value-type="float">
            <text:p>35.8075575100211</text:p>
          </table:table-cell>
          <table:table-cell office:value-type="float" office:value="59.6502034456172" calcext:value-type="float">
            <text:p>59.6502034456172</text:p>
          </table:table-cell>
          <table:table-cell office:value-type="float" office:value="81.8302668252112" calcext:value-type="float">
            <text:p>81.8302668252112</text:p>
          </table:table-cell>
          <table:table-cell office:value-type="float" office:value="91.7638714301569" calcext:value-type="float">
            <text:p>91.7638714301569</text:p>
          </table:table-cell>
          <table:table-cell office:value-type="float" office:value="80.7876228509466" calcext:value-type="float">
            <text:p>80.7876228509466</text:p>
          </table:table-cell>
          <table:table-cell office:value-type="float" office:value="50.3525912699235" calcext:value-type="float">
            <text:p>50.3525912699235</text:p>
          </table:table-cell>
          <table:table-cell office:value-type="float" office:value="7.34188431991077" calcext:value-type="float">
            <text:p>7.34188431991077</text:p>
          </table:table-cell>
          <table:table-cell office:value-type="float" office:value="-30.6404439520214" calcext:value-type="float">
            <text:p>-30.6404439520214</text:p>
          </table:table-cell>
          <table:table-cell office:value-type="float" office:value="-48.0533456648036" calcext:value-type="float">
            <text:p>-48.0533456648036</text:p>
          </table:table-cell>
          <table:table-cell office:value-type="float" office:value="-42.6931028525638" calcext:value-type="float">
            <text:p>-42.6931028525638</text:p>
          </table:table-cell>
          <table:table-cell office:value-type="float" office:value="-19.0873488810934" calcext:value-type="float">
            <text:p>-19.0873488810934</text:p>
          </table:table-cell>
          <table:table-cell office:value-type="float" office:value="5.82361488288927" calcext:value-type="float">
            <text:p>5.82361488288927</text:p>
          </table:table-cell>
          <table:table-cell office:value-type="float" office:value="17.3568295677232" calcext:value-type="float">
            <text:p>17.3568295677232</text:p>
          </table:table-cell>
          <table:table-cell office:value-type="float" office:value="14.0908271801323" calcext:value-type="float">
            <text:p>14.0908271801323</text:p>
          </table:table-cell>
          <table:table-cell office:value-type="float" office:value="-0.207293484663124" calcext:value-type="float">
            <text:p>-0.207293484663124</text:p>
          </table:table-cell>
          <table:table-cell office:value-type="float" office:value="-13.9847203513615" calcext:value-type="float">
            <text:p>-13.9847203513615</text:p>
          </table:table-cell>
          <table:table-cell office:value-type="float" office:value="-18.2844425905883" calcext:value-type="float">
            <text:p>-18.2844425905883</text:p>
          </table:table-cell>
          <table:table-cell office:value-type="float" office:value="-14.6531879274167" calcext:value-type="float">
            <text:p>-14.6531879274167</text:p>
          </table:table-cell>
          <table:table-cell office:value-type="float" office:value="-7.08609993389736" calcext:value-type="float">
            <text:p>-7.08609993389736</text:p>
          </table:table-cell>
          <table:table-cell office:value-type="float" office:value="-1.40716894365867" calcext:value-type="float">
            <text:p>-1.40716894365867</text:p>
          </table:table-cell>
          <table:table-cell office:value-type="float" office:value="-1.26123592145501" calcext:value-type="float">
            <text:p>-1.26123592145501</text:p>
          </table:table-cell>
          <table:table-cell office:value-type="float" office:value="-4.21359290628149" calcext:value-type="float">
            <text:p>-4.21359290628149</text:p>
          </table:table-cell>
          <table:table-cell office:value-type="float" office:value="-7.37940282685918" calcext:value-type="float">
            <text:p>-7.37940282685918</text:p>
          </table:table-cell>
          <table:table-cell office:value-type="float" office:value="-8.98923733912861" calcext:value-type="float">
            <text:p>-8.98923733912861</text:p>
          </table:table-cell>
          <table:table-cell office:value-type="float" office:value="-8.38963536994951" calcext:value-type="float">
            <text:p>-8.38963536994951</text:p>
          </table:table-cell>
          <table:table-cell office:value-type="float" office:value="-7.09867915112764" calcext:value-type="float">
            <text:p>-7.09867915112764</text:p>
          </table:table-cell>
          <table:table-cell office:value-type="float" office:value="-6.39504284486181" calcext:value-type="float">
            <text:p>-6.39504284486181</text:p>
          </table:table-cell>
          <table:table-cell office:value-type="float" office:value="-6.37340029489095" calcext:value-type="float">
            <text:p>-6.37340029489095</text:p>
          </table:table-cell>
          <table:table-cell office:value-type="float" office:value="-6.83469132675566" calcext:value-type="float">
            <text:p>-6.83469132675566</text:p>
          </table:table-cell>
          <table:table-cell office:value-type="float" office:value="-7.29269714548961" calcext:value-type="float">
            <text:p>-7.29269714548961</text:p>
          </table:table-cell>
          <table:table-cell office:value-type="float" office:value="-7.44479075496448" calcext:value-type="float">
            <text:p>-7.44479075496448</text:p>
          </table:table-cell>
          <table:table-cell office:value-type="float" office:value="-7.43403076496391" calcext:value-type="float">
            <text:p>-7.43403076496391</text:p>
          </table:table-cell>
          <table:table-cell office:value-type="float" office:value="-7.41135332203117" calcext:value-type="float">
            <text:p>-7.41135332203117</text:p>
          </table:table-cell>
          <table:table-cell office:value-type="float" office:value="-7.43751446288458" calcext:value-type="float">
            <text:p>-7.43751446288458</text:p>
          </table:table-cell>
          <table:table-cell office:value-type="float" office:value="-7.52399569648289" calcext:value-type="float">
            <text:p>-7.52399569648289</text:p>
          </table:table-cell>
          <table:table-cell office:value-type="float" office:value="-7.60974816037415" calcext:value-type="float">
            <text:p>-7.60974816037415</text:p>
          </table:table-cell>
          <table:table-cell office:value-type="float" office:value="-7.67268289051827" calcext:value-type="float">
            <text:p>-7.67268289051827</text:p>
          </table:table-cell>
          <table:table-cell office:value-type="float" office:value="-7.77447597071236" calcext:value-type="float">
            <text:p>-7.77447597071236</text:p>
          </table:table-cell>
          <table:table-cell office:value-type="float" office:value="-7.88600128233167" calcext:value-type="float">
            <text:p>-7.88600128233167</text:p>
          </table:table-cell>
          <table:table-cell office:value-type="float" office:value="-7.79997243847356" calcext:value-type="float">
            <text:p>-7.79997243847356</text:p>
          </table:table-cell>
          <table:table-cell office:value-type="float" office:value="-6.94773691617351" calcext:value-type="float">
            <text:p>-6.94773691617351</text:p>
          </table:table-cell>
          <table:table-cell office:value-type="float" office:value="-4.1946858688317" calcext:value-type="float">
            <text:p>-4.1946858688317</text:p>
          </table:table-cell>
          <table:table-cell office:value-type="float" office:value="0.938527687865006" calcext:value-type="float">
            <text:p>0.938527687865006</text:p>
          </table:table-cell>
          <table:table-cell office:value-type="float" office:value="7.76461153738553" calcext:value-type="float">
            <text:p>7.76461153738553</text:p>
          </table:table-cell>
          <table:table-cell office:value-type="float" office:value="14.2906723267545" calcext:value-type="float">
            <text:p>14.2906723267545</text:p>
          </table:table-cell>
          <table:table-cell office:value-type="float" office:value="16.6903202458045" calcext:value-type="float">
            <text:p>16.6903202458045</text:p>
          </table:table-cell>
          <table:table-cell office:value-type="float" office:value="12.9116739581067" calcext:value-type="float">
            <text:p>12.9116739581067</text:p>
          </table:table-cell>
          <table:table-cell office:value-type="float" office:value="3.8416671698936" calcext:value-type="float">
            <text:p>3.8416671698936</text:p>
          </table:table-cell>
          <table:table-cell office:value-type="float" office:value="-7.54386417841703" calcext:value-type="float">
            <text:p>-7.54386417841703</text:p>
          </table:table-cell>
          <table:table-cell office:value-type="float" office:value="-15.6593018494297" calcext:value-type="float">
            <text:p>-15.6593018494297</text:p>
          </table:table-cell>
          <table:table-cell office:value-type="float" office:value="-17.5923793270783" calcext:value-type="float">
            <text:p>-17.5923793270783</text:p>
          </table:table-cell>
          <table:table-cell office:value-type="float" office:value="-14.4718266537878" calcext:value-type="float">
            <text:p>-14.4718266537878</text:p>
          </table:table-cell>
          <table:table-cell office:value-type="float" office:value="-8.93902098702092" calcext:value-type="float">
            <text:p>-8.93902098702092</text:p>
          </table:table-cell>
          <table:table-cell office:value-type="float" office:value="-5.20080390610381" calcext:value-type="float">
            <text:p>-5.20080390610381</text:p>
          </table:table-cell>
          <table:table-cell office:value-type="float" office:value="-5.03973795657804" calcext:value-type="float">
            <text:p>-5.03973795657804</text:p>
          </table:table-cell>
          <table:table-cell office:value-type="float" office:value="-6.95540542631272" calcext:value-type="float">
            <text:p>-6.95540542631272</text:p>
          </table:table-cell>
          <table:table-cell office:value-type="float" office:value="-9.26931342244251" calcext:value-type="float">
            <text:p>-9.26931342244251</text:p>
          </table:table-cell>
          <table:table-cell office:value-type="float" office:value="-10.3907280406602" calcext:value-type="float">
            <text:p>-10.3907280406602</text:p>
          </table:table-cell>
          <table:table-cell office:value-type="float" office:value="-9.97628447132853" calcext:value-type="float">
            <text:p>-9.97628447132853</text:p>
          </table:table-cell>
          <table:table-cell office:value-type="float" office:value="-9.16230272528036" calcext:value-type="float">
            <text:p>-9.16230272528036</text:p>
          </table:table-cell>
          <table:table-cell office:value-type="float" office:value="-8.67147655971071" calcext:value-type="float">
            <text:p>-8.67147655971071</text:p>
          </table:table-cell>
          <table:table-cell office:value-type="float" office:value="-8.63594873611271" calcext:value-type="float">
            <text:p>-8.63594873611271</text:p>
          </table:table-cell>
          <table:table-cell office:value-type="float" office:value="-8.92662200497955" calcext:value-type="float">
            <text:p>-8.92662200497955</text:p>
          </table:table-cell>
          <table:table-cell office:value-type="float" office:value="-9.16839267274533" calcext:value-type="float">
            <text:p>-9.16839267274533</text:p>
          </table:table-cell>
          <table:table-cell office:value-type="float" office:value="-9.22701909190192" calcext:value-type="float">
            <text:p>-9.22701909190192</text:p>
          </table:table-cell>
          <table:table-cell office:value-type="float" office:value="-9.23816215323566" calcext:value-type="float">
            <text:p>-9.23816215323566</text:p>
          </table:table-cell>
          <table:table-cell office:value-type="float" office:value="-9.24474425537479" calcext:value-type="float">
            <text:p>-9.24474425537479</text:p>
          </table:table-cell>
          <table:table-cell office:value-type="float" office:value="-9.14539800038335" calcext:value-type="float">
            <text:p>-9.14539800038335</text:p>
          </table:table-cell>
          <table:table-cell office:value-type="float" office:value="-8.05411251361999" calcext:value-type="float">
            <text:p>-8.05411251361999</text:p>
          </table:table-cell>
          <table:table-cell office:value-type="float" office:value="-4.28098730986985" calcext:value-type="float">
            <text:p>-4.28098730986985</text:p>
          </table:table-cell>
          <table:table-cell office:value-type="float" office:value="4.38265322652288" calcext:value-type="float">
            <text:p>4.38265322652288</text:p>
          </table:table-cell>
          <table:table-cell office:value-type="float" office:value="20.4379643898124" calcext:value-type="float">
            <text:p>20.4379643898124</text:p>
          </table:table-cell>
          <table:table-cell office:value-type="float" office:value="42.8233037665713" calcext:value-type="float">
            <text:p>42.8233037665713</text:p>
          </table:table-cell>
          <table:table-cell office:value-type="float" office:value="66.9501220265456" calcext:value-type="float">
            <text:p>66.9501220265456</text:p>
          </table:table-cell>
          <table:table-cell office:value-type="float" office:value="84.5207278635625" calcext:value-type="float">
            <text:p>84.5207278635625</text:p>
          </table:table-cell>
          <table:table-cell office:value-type="float" office:value="84.4505594757024" calcext:value-type="float">
            <text:p>84.4505594757024</text:p>
          </table:table-cell>
          <table:table-cell office:value-type="float" office:value="63.3481920421477" calcext:value-type="float">
            <text:p>63.3481920421477</text:p>
          </table:table-cell>
          <table:table-cell office:value-type="float" office:value="25.0874247617495" calcext:value-type="float">
            <text:p>25.0874247617495</text:p>
          </table:table-cell>
          <table:table-cell office:value-type="float" office:value="-17.8029019592519" calcext:value-type="float">
            <text:p>-17.8029019592519</text:p>
          </table:table-cell>
          <table:table-cell office:value-type="float" office:value="-46.4113599203933" calcext:value-type="float">
            <text:p>-46.4113599203933</text:p>
          </table:table-cell>
          <table:table-cell office:value-type="float" office:value="-52.2879237004644" calcext:value-type="float">
            <text:p>-52.2879237004644</text:p>
          </table:table-cell>
          <table:table-cell office:value-type="float" office:value="-36.2565324768828" calcext:value-type="float">
            <text:p>-36.2565324768828</text:p>
          </table:table-cell>
          <table:table-cell office:value-type="float" office:value="-9.51336900309531" calcext:value-type="float">
            <text:p>-9.51336900309531</text:p>
          </table:table-cell>
          <table:table-cell office:value-type="float" office:value="9.64219019118636" calcext:value-type="float">
            <text:p>9.64219019118636</text:p>
          </table:table-cell>
          <table:table-cell office:value-type="float" office:value="13.7172810935657" calcext:value-type="float">
            <text:p>13.7172810935657</text:p>
          </table:table-cell>
          <table:table-cell office:value-type="float" office:value="3.95363511954167" calcext:value-type="float">
            <text:p>3.95363511954167</text:p>
          </table:table-cell>
          <table:table-cell office:value-type="float" office:value="-11.6141222324293" calcext:value-type="float">
            <text:p>-11.6141222324293</text:p>
          </table:table-cell>
          <table:table-cell office:value-type="float" office:value="-20.8910323830989" calcext:value-type="float">
            <text:p>-20.8910323830989</text:p>
          </table:table-cell>
          <table:table-cell office:value-type="float" office:value="-20.7272920095131" calcext:value-type="float">
            <text:p>-20.7272920095131</text:p>
          </table:table-cell>
          <table:table-cell office:value-type="float" office:value="-14.4037177135002" calcext:value-type="float">
            <text:p>-14.4037177135002</text:p>
          </table:table-cell>
          <table:table-cell office:value-type="float" office:value="-6.94046357175062" calcext:value-type="float">
            <text:p>-6.94046357175062</text:p>
          </table:table-cell>
          <table:table-cell office:value-type="float" office:value="-3.97203089393317" calcext:value-type="float">
            <text:p>-3.97203089393317</text:p>
          </table:table-cell>
          <table:table-cell office:value-type="float" office:value="-5.71555478794599" calcext:value-type="float">
            <text:p>-5.71555478794599</text:p>
          </table:table-cell>
          <table:table-cell office:value-type="float" office:value="-8.96532308092999" calcext:value-type="float">
            <text:p>-8.96532308092999</text:p>
          </table:table-cell>
          <table:table-cell office:value-type="float" office:value="-11.4688839066078" calcext:value-type="float">
            <text:p>-11.4688839066078</text:p>
          </table:table-cell>
          <table:table-cell office:value-type="float" office:value="-11.7952099043151" calcext:value-type="float">
            <text:p>-11.7952099043151</text:p>
          </table:table-cell>
          <table:table-cell office:value-type="float" office:value="-10.5398690125713" calcext:value-type="float">
            <text:p>-10.5398690125713</text:p>
          </table:table-cell>
          <table:table-cell office:value-type="float" office:value="-9.39705978076675" calcext:value-type="float">
            <text:p>-9.39705978076675</text:p>
          </table:table-cell>
          <table:table-cell office:value-type="float" office:value="-8.95938650511487" calcext:value-type="float">
            <text:p>-8.95938650511487</text:p>
          </table:table-cell>
          <table:table-cell office:value-type="float" office:value="-9.14453782946891" calcext:value-type="float">
            <text:p>-9.14453782946891</text:p>
          </table:table-cell>
          <table:table-cell office:value-type="float" office:value="-9.58447812183548" calcext:value-type="float">
            <text:p>-9.58447812183548</text:p>
          </table:table-cell>
          <table:table-cell office:value-type="float" office:value="-9.80444706450495" calcext:value-type="float">
            <text:p>-9.80444706450495</text:p>
          </table:table-cell>
          <table:table-cell office:value-type="float" office:value="-9.76535337148592" calcext:value-type="float">
            <text:p>-9.76535337148592</text:p>
          </table:table-cell>
          <table:table-cell office:value-type="float" office:value="-9.65206466004735" calcext:value-type="float">
            <text:p>-9.65206466004735</text:p>
          </table:table-cell>
          <table:table-cell office:value-type="float" office:value="-9.56197272539397" calcext:value-type="float">
            <text:p>-9.56197272539397</text:p>
          </table:table-cell>
          <table:table-cell office:value-type="float" office:value="-9.53729682316271" calcext:value-type="float">
            <text:p>-9.53729682316271</text:p>
          </table:table-cell>
          <table:table-cell office:value-type="float" office:value="-9.545583142418" calcext:value-type="float">
            <text:p>-9.545583142418</text:p>
          </table:table-cell>
          <table:table-cell office:value-type="float" office:value="-9.52858335132784" calcext:value-type="float">
            <text:p>-9.52858335132784</text:p>
          </table:table-cell>
          <table:table-cell office:value-type="float" office:value="-9.51581401122209" calcext:value-type="float">
            <text:p>-9.51581401122209</text:p>
          </table:table-cell>
          <table:table-cell office:value-type="float" office:value="-9.55472385319" calcext:value-type="float">
            <text:p>-9.55472385319</text:p>
          </table:table-cell>
          <table:table-cell office:value-type="float" office:value="-9.50982824192697" calcext:value-type="float">
            <text:p>-9.50982824192697</text:p>
          </table:table-cell>
          <table:table-cell office:value-type="float" office:value="-9.07622992136717" calcext:value-type="float">
            <text:p>-9.07622992136717</text:p>
          </table:table-cell>
          <table:table-cell office:value-type="float" office:value="-7.32874322533153" calcext:value-type="float">
            <text:p>-7.32874322533153</text:p>
          </table:table-cell>
          <table:table-cell office:value-type="float" office:value="-3.2489674043194" calcext:value-type="float">
            <text:p>-3.2489674043194</text:p>
          </table:table-cell>
          <table:table-cell office:value-type="float" office:value="2.9268144060385" calcext:value-type="float">
            <text:p>2.9268144060385</text:p>
          </table:table-cell>
          <table:table-cell office:value-type="float" office:value="10.1156302606584" calcext:value-type="float">
            <text:p>10.1156302606584</text:p>
          </table:table-cell>
          <table:table-cell office:value-type="float" office:value="15.1479947798135" calcext:value-type="float">
            <text:p>15.1479947798135</text:p>
          </table:table-cell>
          <table:table-cell office:value-type="float" office:value="14.5207480604872" calcext:value-type="float">
            <text:p>14.5207480604872</text:p>
          </table:table-cell>
          <table:table-cell office:value-type="float" office:value="8.02523667893241" calcext:value-type="float">
            <text:p>8.02523667893241</text:p>
          </table:table-cell>
          <table:table-cell office:value-type="float" office:value="-2.74629397755294" calcext:value-type="float">
            <text:p>-2.74629397755294</text:p>
          </table:table-cell>
          <table:table-cell office:value-type="float" office:value="-13.1051603732092" calcext:value-type="float">
            <text:p>-13.1051603732092</text:p>
          </table:table-cell>
          <table:table-cell office:value-type="float" office:value="-18.0054911464528" calcext:value-type="float">
            <text:p>-18.0054911464528</text:p>
          </table:table-cell>
          <table:table-cell office:value-type="float" office:value="-17.1285220242814" calcext:value-type="float">
            <text:p>-17.1285220242814</text:p>
          </table:table-cell>
          <table:table-cell office:value-type="float" office:value="-12.2183073921966" calcext:value-type="float">
            <text:p>-12.2183073921966</text:p>
          </table:table-cell>
          <table:table-cell office:value-type="float" office:value="-6.97998422860434" calcext:value-type="float">
            <text:p>-6.97998422860434</text:p>
          </table:table-cell>
          <table:table-cell office:value-type="float" office:value="-5.05167506740571" calcext:value-type="float">
            <text:p>-5.05167506740571</text:p>
          </table:table-cell>
          <table:table-cell office:value-type="float" office:value="-6.05612538178562" calcext:value-type="float">
            <text:p>-6.05612538178562</text:p>
          </table:table-cell>
          <table:table-cell office:value-type="float" office:value="-8.2867444708854" calcext:value-type="float">
            <text:p>-8.2867444708854</text:p>
          </table:table-cell>
          <table:table-cell office:value-type="float" office:value="-10.0980546209768" calcext:value-type="float">
            <text:p>-10.0980546209768</text:p>
          </table:table-cell>
          <table:table-cell office:value-type="float" office:value="-10.249432477418" calcext:value-type="float">
            <text:p>-10.249432477418</text:p>
          </table:table-cell>
          <table:table-cell office:value-type="float" office:value="-9.39865012335694" calcext:value-type="float">
            <text:p>-9.39865012335694</text:p>
          </table:table-cell>
          <table:table-cell office:value-type="float" office:value="-8.62813705753701" calcext:value-type="float">
            <text:p>-8.62813705753701</text:p>
          </table:table-cell>
          <table:table-cell office:value-type="float" office:value="-8.26621043764302" calcext:value-type="float">
            <text:p>-8.26621043764302</text:p>
          </table:table-cell>
          <table:table-cell office:value-type="float" office:value="-8.34571326669537" calcext:value-type="float">
            <text:p>-8.34571326669537</text:p>
          </table:table-cell>
          <table:table-cell office:value-type="float" office:value="-8.56956981338188" calcext:value-type="float">
            <text:p>-8.56956981338188</text:p>
          </table:table-cell>
          <table:table-cell office:value-type="float" office:value="-8.62619921269107" calcext:value-type="float">
            <text:p>-8.62619921269107</text:p>
          </table:table-cell>
          <table:table-cell office:value-type="float" office:value="-8.54732090764274" calcext:value-type="float">
            <text:p>-8.54732090764274</text:p>
          </table:table-cell>
          <table:table-cell office:value-type="float" office:value="-8.44337635629023" calcext:value-type="float">
            <text:p>-8.44337635629023</text:p>
          </table:table-cell>
          <table:table-cell office:value-type="float" office:value="-8.36403605140827" calcext:value-type="float">
            <text:p>-8.36403605140827</text:p>
          </table:table-cell>
          <table:table-cell office:value-type="float" office:value="0" calcext:value-type="float">
            <text:p>0</text:p>
          </table:table-cell>
          <table:table-cell office:value-type="float" office:value="7764" calcext:value-type="float">
            <text:p>776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69197887765182" calcext:value-type="float">
            <text:p>2.69197887765182</text:p>
          </table:table-cell>
          <table:table-cell office:value-type="float" office:value="8.20252090215651" calcext:value-type="float">
            <text:p>8.20252090215651</text:p>
          </table:table-cell>
          <table:table-cell office:value-type="float" office:value="23.2931285962573" calcext:value-type="float">
            <text:p>23.2931285962573</text:p>
          </table:table-cell>
          <table:table-cell office:value-type="float" office:value="45.7270922197962" calcext:value-type="float">
            <text:p>45.7270922197962</text:p>
          </table:table-cell>
          <table:table-cell office:value-type="float" office:value="71.6352194329336" calcext:value-type="float">
            <text:p>71.6352194329336</text:p>
          </table:table-cell>
          <table:table-cell office:value-type="float" office:value="93.7377170230331" calcext:value-type="float">
            <text:p>93.7377170230331</text:p>
          </table:table-cell>
          <table:table-cell office:value-type="float" office:value="98.6012726680915" calcext:value-type="float">
            <text:p>98.6012726680915</text:p>
          </table:table-cell>
          <table:table-cell office:value-type="float" office:value="79.2652969223724" calcext:value-type="float">
            <text:p>79.2652969223724</text:p>
          </table:table-cell>
          <table:table-cell office:value-type="float" office:value="39.6613362961905" calcext:value-type="float">
            <text:p>39.6613362961905</text:p>
          </table:table-cell>
          <table:table-cell office:value-type="float" office:value="-6.48995343502113" calcext:value-type="float">
            <text:p>-6.48995343502113</text:p>
          </table:table-cell>
          <table:table-cell office:value-type="float" office:value="-36.7427554454072" calcext:value-type="float">
            <text:p>-36.7427554454072</text:p>
          </table:table-cell>
          <table:table-cell office:value-type="float" office:value="-41.144441651936" calcext:value-type="float">
            <text:p>-41.144441651936</text:p>
          </table:table-cell>
          <table:table-cell office:value-type="float" office:value="-21.2626794106991" calcext:value-type="float">
            <text:p>-21.2626794106991</text:p>
          </table:table-cell>
          <table:table-cell office:value-type="float" office:value="7.55340716583005" calcext:value-type="float">
            <text:p>7.55340716583005</text:p>
          </table:table-cell>
          <table:table-cell office:value-type="float" office:value="24.5570756921063" calcext:value-type="float">
            <text:p>24.5570756921063</text:p>
          </table:table-cell>
          <table:table-cell office:value-type="float" office:value="24.4774437559615" calcext:value-type="float">
            <text:p>24.4774437559615</text:p>
          </table:table-cell>
          <table:table-cell office:value-type="float" office:value="10.4901307877263" calcext:value-type="float">
            <text:p>10.4901307877263</text:p>
          </table:table-cell>
          <table:table-cell office:value-type="float" office:value="-4.67961492737575" calcext:value-type="float">
            <text:p>-4.67961492737575</text:p>
          </table:table-cell>
          <table:table-cell office:value-type="float" office:value="-9.47260061739726" calcext:value-type="float">
            <text:p>-9.47260061739726</text:p>
          </table:table-cell>
          <table:table-cell office:value-type="float" office:value="-5.20553125284499" calcext:value-type="float">
            <text:p>-5.20553125284499</text:p>
          </table:table-cell>
          <table:table-cell office:value-type="float" office:value="3.24407971048569" calcext:value-type="float">
            <text:p>3.24407971048569</text:p>
          </table:table-cell>
          <table:table-cell office:value-type="float" office:value="8.88228700455256" calcext:value-type="float">
            <text:p>8.88228700455256</text:p>
          </table:table-cell>
          <table:table-cell office:value-type="float" office:value="8.41141012362183" calcext:value-type="float">
            <text:p>8.41141012362183</text:p>
          </table:table-cell>
          <table:table-cell office:value-type="float" office:value="5.20008692906809" calcext:value-type="float">
            <text:p>5.20008692906809</text:p>
          </table:table-cell>
          <table:table-cell office:value-type="float" office:value="2.35264473811749" calcext:value-type="float">
            <text:p>2.35264473811749</text:p>
          </table:table-cell>
          <table:table-cell office:value-type="float" office:value="1.76376663163514" calcext:value-type="float">
            <text:p>1.76376663163514</text:p>
          </table:table-cell>
          <table:table-cell office:value-type="float" office:value="3.17670785726586" calcext:value-type="float">
            <text:p>3.17670785726586</text:p>
          </table:table-cell>
          <table:table-cell office:value-type="float" office:value="4.57726343223785" calcext:value-type="float">
            <text:p>4.57726343223785</text:p>
          </table:table-cell>
          <table:table-cell office:value-type="float" office:value="5.17766718724239" calcext:value-type="float">
            <text:p>5.17766718724239</text:p>
          </table:table-cell>
          <table:table-cell office:value-type="float" office:value="5.08056972777072" calcext:value-type="float">
            <text:p>5.08056972777072</text:p>
          </table:table-cell>
          <table:table-cell office:value-type="float" office:value="4.75039176317444" calcext:value-type="float">
            <text:p>4.75039176317444</text:p>
          </table:table-cell>
          <table:table-cell office:value-type="float" office:value="4.7113549902669" calcext:value-type="float">
            <text:p>4.7113549902669</text:p>
          </table:table-cell>
          <table:table-cell office:value-type="float" office:value="4.91862445378631" calcext:value-type="float">
            <text:p>4.91862445378631</text:p>
          </table:table-cell>
          <table:table-cell office:value-type="float" office:value="5.16593903720776" calcext:value-type="float">
            <text:p>5.16593903720776</text:p>
          </table:table-cell>
          <table:table-cell office:value-type="float" office:value="5.36622156095016" calcext:value-type="float">
            <text:p>5.36622156095016</text:p>
          </table:table-cell>
          <table:table-cell office:value-type="float" office:value="5.4932253218215" calcext:value-type="float">
            <text:p>5.4932253218215</text:p>
          </table:table-cell>
          <table:table-cell office:value-type="float" office:value="5.6073990107721" calcext:value-type="float">
            <text:p>5.6073990107721</text:p>
          </table:table-cell>
          <table:table-cell office:value-type="float" office:value="5.74215251067508" calcext:value-type="float">
            <text:p>5.74215251067508</text:p>
          </table:table-cell>
          <table:table-cell office:value-type="float" office:value="5.85305152856544" calcext:value-type="float">
            <text:p>5.85305152856544</text:p>
          </table:table-cell>
          <table:table-cell office:value-type="float" office:value="5.96738055399096" calcext:value-type="float">
            <text:p>5.96738055399096</text:p>
          </table:table-cell>
          <table:table-cell office:value-type="float" office:value="6.24501509873165" calcext:value-type="float">
            <text:p>6.24501509873165</text:p>
          </table:table-cell>
          <table:table-cell office:value-type="float" office:value="7.33146902406411" calcext:value-type="float">
            <text:p>7.33146902406411</text:p>
          </table:table-cell>
          <table:table-cell office:value-type="float" office:value="10.3147124189932" calcext:value-type="float">
            <text:p>10.3147124189932</text:p>
          </table:table-cell>
          <table:table-cell office:value-type="float" office:value="15.6508596799131" calcext:value-type="float">
            <text:p>15.6508596799131</text:p>
          </table:table-cell>
          <table:table-cell office:value-type="float" office:value="23.043180867463" calcext:value-type="float">
            <text:p>23.043180867463</text:p>
          </table:table-cell>
          <table:table-cell office:value-type="float" office:value="29.7270191126508" calcext:value-type="float">
            <text:p>29.7270191126508</text:p>
          </table:table-cell>
          <table:table-cell office:value-type="float" office:value="31.9081236515628" calcext:value-type="float">
            <text:p>31.9081236515628</text:p>
          </table:table-cell>
          <table:table-cell office:value-type="float" office:value="27.753398471193" calcext:value-type="float">
            <text:p>27.753398471193</text:p>
          </table:table-cell>
          <table:table-cell office:value-type="float" office:value="17.3427613511242" calcext:value-type="float">
            <text:p>17.3427613511242</text:p>
          </table:table-cell>
          <table:table-cell office:value-type="float" office:value="5.80268038448769" calcext:value-type="float">
            <text:p>5.80268038448769</text:p>
          </table:table-cell>
          <table:table-cell office:value-type="float" office:value="-1.39420390343231" calcext:value-type="float">
            <text:p>-1.39420390343231</text:p>
          </table:table-cell>
          <table:table-cell office:value-type="float" office:value="-2.04842017714642" calcext:value-type="float">
            <text:p>-2.04842017714642</text:p>
          </table:table-cell>
          <table:table-cell office:value-type="float" office:value="3.27531355452138" calcext:value-type="float">
            <text:p>3.27531355452138</text:p>
          </table:table-cell>
          <table:table-cell office:value-type="float" office:value="9.3310244996672" calcext:value-type="float">
            <text:p>9.3310244996672</text:p>
          </table:table-cell>
          <table:table-cell office:value-type="float" office:value="12.275999878262" calcext:value-type="float">
            <text:p>12.275999878262</text:p>
          </table:table-cell>
          <table:table-cell office:value-type="float" office:value="11.5695985311223" calcext:value-type="float">
            <text:p>11.5695985311223</text:p>
          </table:table-cell>
          <table:table-cell office:value-type="float" office:value="8.59148028788578" calcext:value-type="float">
            <text:p>8.59148028788578</text:p>
          </table:table-cell>
          <table:table-cell office:value-type="float" office:value="6.50016994359467" calcext:value-type="float">
            <text:p>6.50016994359467</text:p>
          </table:table-cell>
          <table:table-cell office:value-type="float" office:value="6.38399832015955" calcext:value-type="float">
            <text:p>6.38399832015955</text:p>
          </table:table-cell>
          <table:table-cell office:value-type="float" office:value="7.45067671341956" calcext:value-type="float">
            <text:p>7.45067671341956</text:p>
          </table:table-cell>
          <table:table-cell office:value-type="float" office:value="8.67679809899781" calcext:value-type="float">
            <text:p>8.67679809899781</text:p>
          </table:table-cell>
          <table:table-cell office:value-type="float" office:value="9.08593451889789" calcext:value-type="float">
            <text:p>9.08593451889789</text:p>
          </table:table-cell>
          <table:table-cell office:value-type="float" office:value="8.84998339309926" calcext:value-type="float">
            <text:p>8.84998339309926</text:p>
          </table:table-cell>
          <table:table-cell office:value-type="float" office:value="8.58321772226836" calcext:value-type="float">
            <text:p>8.58321772226836</text:p>
          </table:table-cell>
          <table:table-cell office:value-type="float" office:value="8.49993440817643" calcext:value-type="float">
            <text:p>8.49993440817643</text:p>
          </table:table-cell>
          <table:table-cell office:value-type="float" office:value="8.63268694272214" calcext:value-type="float">
            <text:p>8.63268694272214</text:p>
          </table:table-cell>
          <table:table-cell office:value-type="float" office:value="8.82545434941099" calcext:value-type="float">
            <text:p>8.82545434941099</text:p>
          </table:table-cell>
          <table:table-cell office:value-type="float" office:value="8.93794407828147" calcext:value-type="float">
            <text:p>8.93794407828147</text:p>
          </table:table-cell>
          <table:table-cell office:value-type="float" office:value="8.97901361713496" calcext:value-type="float">
            <text:p>8.97901361713496</text:p>
          </table:table-cell>
          <table:table-cell office:value-type="float" office:value="9.00978483529845" calcext:value-type="float">
            <text:p>9.00978483529845</text:p>
          </table:table-cell>
          <table:table-cell office:value-type="float" office:value="9.16285991789314" calcext:value-type="float">
            <text:p>9.16285991789314</text:p>
          </table:table-cell>
          <table:table-cell office:value-type="float" office:value="10.3444417794461" calcext:value-type="float">
            <text:p>10.3444417794461</text:p>
          </table:table-cell>
          <table:table-cell office:value-type="float" office:value="14.5128473045749" calcext:value-type="float">
            <text:p>14.5128473045749</text:p>
          </table:table-cell>
          <table:table-cell office:value-type="float" office:value="24.3046184476495" calcext:value-type="float">
            <text:p>24.3046184476495</text:p>
          </table:table-cell>
          <table:table-cell office:value-type="float" office:value="42.5923364237185" calcext:value-type="float">
            <text:p>42.5923364237185</text:p>
          </table:table-cell>
          <table:table-cell office:value-type="float" office:value="67.4571657822456" calcext:value-type="float">
            <text:p>67.4571657822456</text:p>
          </table:table-cell>
          <table:table-cell office:value-type="float" office:value="92.9390547668068" calcext:value-type="float">
            <text:p>92.9390547668068</text:p>
          </table:table-cell>
          <table:table-cell office:value-type="float" office:value="107.797495081737" calcext:value-type="float">
            <text:p>107.797495081737</text:p>
          </table:table-cell>
          <table:table-cell office:value-type="float" office:value="100.050721751643" calcext:value-type="float">
            <text:p>100.050721751643</text:p>
          </table:table-cell>
          <table:table-cell office:value-type="float" office:value="69.5818167488381" calcext:value-type="float">
            <text:p>69.5818167488381</text:p>
          </table:table-cell>
          <table:table-cell office:value-type="float" office:value="23.7909394745598" calcext:value-type="float">
            <text:p>23.7909394745598</text:p>
          </table:table-cell>
          <table:table-cell office:value-type="float" office:value="-16.9544258002902" calcext:value-type="float">
            <text:p>-16.9544258002902</text:p>
          </table:table-cell>
          <table:table-cell office:value-type="float" office:value="-34.2673383552913" calcext:value-type="float">
            <text:p>-34.2673383552913</text:p>
          </table:table-cell>
          <table:table-cell office:value-type="float" office:value="-25.7392842787855" calcext:value-type="float">
            <text:p>-25.7392842787855</text:p>
          </table:table-cell>
          <table:table-cell office:value-type="float" office:value="1.40078855018273" calcext:value-type="float">
            <text:p>1.40078855018273</text:p>
          </table:table-cell>
          <table:table-cell office:value-type="float" office:value="25.9455446795515" calcext:value-type="float">
            <text:p>25.9455446795515</text:p>
          </table:table-cell>
          <table:table-cell office:value-type="float" office:value="33.99039339915" calcext:value-type="float">
            <text:p>33.99039339915</text:p>
          </table:table-cell>
          <table:table-cell office:value-type="float" office:value="25.744273461063" calcext:value-type="float">
            <text:p>25.744273461063</text:p>
          </table:table-cell>
          <table:table-cell office:value-type="float" office:value="9.07682316657831" calcext:value-type="float">
            <text:p>9.07682316657831</text:p>
          </table:table-cell>
          <table:table-cell office:value-type="float" office:value="-1.51261102880589" calcext:value-type="float">
            <text:p>-1.51261102880589</text:p>
          </table:table-cell>
          <table:table-cell office:value-type="float" office:value="-1.35134372853254" calcext:value-type="float">
            <text:p>-1.35134372853254</text:p>
          </table:table-cell>
          <table:table-cell office:value-type="float" office:value="5.67853156893712" calcext:value-type="float">
            <text:p>5.67853156893712</text:p>
          </table:table-cell>
          <table:table-cell office:value-type="float" office:value="13.4399782108837" calcext:value-type="float">
            <text:p>13.4399782108837</text:p>
          </table:table-cell>
          <table:table-cell office:value-type="float" office:value="15.6166174762731" calcext:value-type="float">
            <text:p>15.6166174762731</text:p>
          </table:table-cell>
          <table:table-cell office:value-type="float" office:value="13.1080201797848" calcext:value-type="float">
            <text:p>13.1080201797848</text:p>
          </table:table-cell>
          <table:table-cell office:value-type="float" office:value="9.6511936374049" calcext:value-type="float">
            <text:p>9.6511936374049</text:p>
          </table:table-cell>
          <table:table-cell office:value-type="float" office:value="7.60836998896159" calcext:value-type="float">
            <text:p>7.60836998896159</text:p>
          </table:table-cell>
          <table:table-cell office:value-type="float" office:value="8.11947484735399" calcext:value-type="float">
            <text:p>8.11947484735399</text:p>
          </table:table-cell>
          <table:table-cell office:value-type="float" office:value="9.58546569398083" calcext:value-type="float">
            <text:p>9.58546569398083</text:p>
          </table:table-cell>
          <table:table-cell office:value-type="float" office:value="10.4149792437064" calcext:value-type="float">
            <text:p>10.4149792437064</text:p>
          </table:table-cell>
          <table:table-cell office:value-type="float" office:value="10.4676483288444" calcext:value-type="float">
            <text:p>10.4676483288444</text:p>
          </table:table-cell>
          <table:table-cell office:value-type="float" office:value="10.00853971138" calcext:value-type="float">
            <text:p>10.00853971138</text:p>
          </table:table-cell>
          <table:table-cell office:value-type="float" office:value="9.62455726029264" calcext:value-type="float">
            <text:p>9.62455726029264</text:p>
          </table:table-cell>
          <table:table-cell office:value-type="float" office:value="9.57232717631115" calcext:value-type="float">
            <text:p>9.57232717631115</text:p>
          </table:table-cell>
          <table:table-cell office:value-type="float" office:value="9.64863113058573" calcext:value-type="float">
            <text:p>9.64863113058573</text:p>
          </table:table-cell>
          <table:table-cell office:value-type="float" office:value="9.7086389703143" calcext:value-type="float">
            <text:p>9.7086389703143</text:p>
          </table:table-cell>
          <table:table-cell office:value-type="float" office:value="9.69638671897883" calcext:value-type="float">
            <text:p>9.69638671897883</text:p>
          </table:table-cell>
          <table:table-cell office:value-type="float" office:value="9.6344916627873" calcext:value-type="float">
            <text:p>9.6344916627873</text:p>
          </table:table-cell>
          <table:table-cell office:value-type="float" office:value="9.58758258158131" calcext:value-type="float">
            <text:p>9.58758258158131</text:p>
          </table:table-cell>
          <table:table-cell office:value-type="float" office:value="9.54080673489754" calcext:value-type="float">
            <text:p>9.54080673489754</text:p>
          </table:table-cell>
          <table:table-cell office:value-type="float" office:value="9.46251606322807" calcext:value-type="float">
            <text:p>9.46251606322807</text:p>
          </table:table-cell>
          <table:table-cell office:value-type="float" office:value="9.45375503326663" calcext:value-type="float">
            <text:p>9.45375503326663</text:p>
          </table:table-cell>
          <table:table-cell office:value-type="float" office:value="9.83069306735486" calcext:value-type="float">
            <text:p>9.83069306735486</text:p>
          </table:table-cell>
          <table:table-cell office:value-type="float" office:value="11.580700734808" calcext:value-type="float">
            <text:p>11.580700734808</text:p>
          </table:table-cell>
          <table:table-cell office:value-type="float" office:value="15.5800723818468" calcext:value-type="float">
            <text:p>15.5800723818468</text:p>
          </table:table-cell>
          <table:table-cell office:value-type="float" office:value="21.9110343368715" calcext:value-type="float">
            <text:p>21.9110343368715</text:p>
          </table:table-cell>
          <table:table-cell office:value-type="float" office:value="29.269380721138" calcext:value-type="float">
            <text:p>29.269380721138</text:p>
          </table:table-cell>
          <table:table-cell office:value-type="float" office:value="33.8610533894884" calcext:value-type="float">
            <text:p>33.8610533894884</text:p>
          </table:table-cell>
          <table:table-cell office:value-type="float" office:value="32.7705388059655" calcext:value-type="float">
            <text:p>32.7705388059655</text:p>
          </table:table-cell>
          <table:table-cell office:value-type="float" office:value="24.939099392193" calcext:value-type="float">
            <text:p>24.939099392193</text:p>
          </table:table-cell>
          <table:table-cell office:value-type="float" office:value="12.9550920027211" calcext:value-type="float">
            <text:p>12.9550920027211</text:p>
          </table:table-cell>
          <table:table-cell office:value-type="float" office:value="2.98640795838904" calcext:value-type="float">
            <text:p>2.98640795838904</text:p>
          </table:table-cell>
          <table:table-cell office:value-type="float" office:value="-1.26068672800722" calcext:value-type="float">
            <text:p>-1.26068672800722</text:p>
          </table:table-cell>
          <table:table-cell office:value-type="float" office:value="1.39732557357028" calcext:value-type="float">
            <text:p>1.39732557357028</text:p>
          </table:table-cell>
          <table:table-cell office:value-type="float" office:value="7.62980962040716" calcext:value-type="float">
            <text:p>7.62980962040716</text:p>
          </table:table-cell>
          <table:table-cell office:value-type="float" office:value="12.0939701007689" calcext:value-type="float">
            <text:p>12.0939701007689</text:p>
          </table:table-cell>
          <table:table-cell office:value-type="float" office:value="13.0069338446294" calcext:value-type="float">
            <text:p>13.0069338446294</text:p>
          </table:table-cell>
          <table:table-cell office:value-type="float" office:value="10.5881558583468" calcext:value-type="float">
            <text:p>10.5881558583468</text:p>
          </table:table-cell>
          <table:table-cell office:value-type="float" office:value="7.5131855097378" calcext:value-type="float">
            <text:p>7.5131855097378</text:p>
          </table:table-cell>
          <table:table-cell office:value-type="float" office:value="6.31443641511137" calcext:value-type="float">
            <text:p>6.31443641511137</text:p>
          </table:table-cell>
          <table:table-cell office:value-type="float" office:value="6.7250428142152" calcext:value-type="float">
            <text:p>6.7250428142152</text:p>
          </table:table-cell>
          <table:table-cell office:value-type="float" office:value="7.82671176482056" calcext:value-type="float">
            <text:p>7.82671176482056</text:p>
          </table:table-cell>
          <table:table-cell office:value-type="float" office:value="8.52261060000037" calcext:value-type="float">
            <text:p>8.52261060000037</text:p>
          </table:table-cell>
          <table:table-cell office:value-type="float" office:value="8.33165879441386" calcext:value-type="float">
            <text:p>8.33165879441386</text:p>
          </table:table-cell>
          <table:table-cell office:value-type="float" office:value="7.8387963079503" calcext:value-type="float">
            <text:p>7.8387963079503</text:p>
          </table:table-cell>
          <table:table-cell office:value-type="float" office:value="7.46863104488652" calcext:value-type="float">
            <text:p>7.46863104488652</text:p>
          </table:table-cell>
          <table:table-cell office:value-type="float" office:value="7.31783452754026" calcext:value-type="float">
            <text:p>7.31783452754026</text:p>
          </table:table-cell>
          <table:table-cell office:value-type="float" office:value="7.32042857548429" calcext:value-type="float">
            <text:p>7.32042857548429</text:p>
          </table:table-cell>
          <table:table-cell office:value-type="float" office:value="7.29334328050189" calcext:value-type="float">
            <text:p>7.29334328050189</text:p>
          </table:table-cell>
          <table:table-cell office:value-type="float" office:value="7.18077993323836" calcext:value-type="float">
            <text:p>7.18077993323836</text:p>
          </table:table-cell>
          <table:table-cell office:value-type="float" office:value="7.02019086919477" calcext:value-type="float">
            <text:p>7.02019086919477</text:p>
          </table:table-cell>
          <table:table-cell office:value-type="float" office:value="6.90520622732117" calcext:value-type="float">
            <text:p>6.90520622732117</text:p>
          </table:table-cell>
          <table:table-cell office:value-type="float" office:value="7.18282520762019" calcext:value-type="float">
            <text:p>7.18282520762019</text:p>
          </table:table-cell>
          <table:table-cell office:value-type="float" office:value="9.43670213897014" calcext:value-type="float">
            <text:p>9.43670213897014</text:p>
          </table:table-cell>
          <table:table-cell office:value-type="float" office:value="15.8883061188069" calcext:value-type="float">
            <text:p>15.8883061188069</text:p>
          </table:table-cell>
          <table:table-cell office:value-type="float" office:value="29.5907176164552" calcext:value-type="float">
            <text:p>29.5907176164552</text:p>
          </table:table-cell>
          <table:table-cell office:value-type="float" office:value="51.6862808479287" calcext:value-type="float">
            <text:p>51.6862808479287</text:p>
          </table:table-cell>
          <table:table-cell office:value-type="float" office:value="77.6426916690976" calcext:value-type="float">
            <text:p>77.6426916690976</text:p>
          </table:table-cell>
          <table:table-cell office:value-type="float" office:value="99.2795384490562" calcext:value-type="float">
            <text:p>99.2795384490562</text:p>
          </table:table-cell>
          <table:table-cell office:value-type="float" office:value="103.369287941795" calcext:value-type="float">
            <text:p>103.369287941795</text:p>
          </table:table-cell>
          <table:table-cell office:value-type="float" office:value="83.3555934748882" calcext:value-type="float">
            <text:p>83.3555934748882</text:p>
          </table:table-cell>
          <table:table-cell office:value-type="float" office:value="43.1986699573571" calcext:value-type="float">
            <text:p>43.1986699573571</text:p>
          </table:table-cell>
          <table:table-cell office:value-type="float" office:value="-3.17046982320928" calcext:value-type="float">
            <text:p>-3.17046982320928</text:p>
          </table:table-cell>
          <table:table-cell office:value-type="float" office:value="-33.3149757333576" calcext:value-type="float">
            <text:p>-33.3149757333576</text:p>
          </table:table-cell>
          <table:table-cell office:value-type="float" office:value="-37.5792743808407" calcext:value-type="float">
            <text:p>-37.5792743808407</text:p>
          </table:table-cell>
          <table:table-cell office:value-type="float" office:value="-17.6691993194032" calcext:value-type="float">
            <text:p>-17.6691993194032</text:p>
          </table:table-cell>
          <table:table-cell office:value-type="float" office:value="10.795508979783" calcext:value-type="float">
            <text:p>10.795508979783</text:p>
          </table:table-cell>
          <table:table-cell office:value-type="float" office:value="27.1997207442834" calcext:value-type="float">
            <text:p>27.1997207442834</text:p>
          </table:table-cell>
          <table:table-cell office:value-type="float" office:value="26.5343853544005" calcext:value-type="float">
            <text:p>26.5343853544005</text:p>
          </table:table-cell>
          <table:table-cell office:value-type="float" office:value="12.0916908073974" calcext:value-type="float">
            <text:p>12.0916908073974</text:p>
          </table:table-cell>
          <table:table-cell office:value-type="float" office:value="-3.27249469182297" calcext:value-type="float">
            <text:p>-3.27249469182297</text:p>
          </table:table-cell>
          <table:table-cell office:value-type="float" office:value="-8.18651023808974" calcext:value-type="float">
            <text:p>-8.18651023808974</text:p>
          </table:table-cell>
          <table:table-cell office:value-type="float" office:value="-4.10865373390253" calcext:value-type="float">
            <text:p>-4.10865373390253</text:p>
          </table:table-cell>
          <table:table-cell office:value-type="float" office:value="4.04558072083422" calcext:value-type="float">
            <text:p>4.04558072083422</text:p>
          </table:table-cell>
          <table:table-cell office:value-type="float" office:value="9.27305973506007" calcext:value-type="float">
            <text:p>9.27305973506007</text:p>
          </table:table-cell>
          <table:table-cell office:value-type="float" office:value="8.41422566799073" calcext:value-type="float">
            <text:p>8.41422566799073</text:p>
          </table:table-cell>
          <table:table-cell office:value-type="float" office:value="4.87995663178301" calcext:value-type="float">
            <text:p>4.87995663178301</text:p>
          </table:table-cell>
          <table:table-cell office:value-type="float" office:value="1.74820553267797" calcext:value-type="float">
            <text:p>1.74820553267797</text:p>
          </table:table-cell>
          <table:table-cell office:value-type="float" office:value="0.897407676262391" calcext:value-type="float">
            <text:p>0.897407676262391</text:p>
          </table:table-cell>
          <table:table-cell office:value-type="float" office:value="2.0186304206023" calcext:value-type="float">
            <text:p>2.0186304206023</text:p>
          </table:table-cell>
          <table:table-cell office:value-type="float" office:value="3.09929338875436" calcext:value-type="float">
            <text:p>3.09929338875436</text:p>
          </table:table-cell>
          <table:table-cell office:value-type="float" office:value="3.37937361210392" calcext:value-type="float">
            <text:p>3.37937361210392</text:p>
          </table:table-cell>
          <table:table-cell office:value-type="float" office:value="2.96663355444838" calcext:value-type="float">
            <text:p>2.96663355444838</text:p>
          </table:table-cell>
          <table:table-cell office:value-type="float" office:value="2.33187327147551" calcext:value-type="float">
            <text:p>2.33187327147551</text:p>
          </table:table-cell>
          <table:table-cell office:value-type="float" office:value="1.99356485991421" calcext:value-type="float">
            <text:p>1.99356485991421</text:p>
          </table:table-cell>
          <table:table-cell office:value-type="float" office:value="1.89836256418286" calcext:value-type="float">
            <text:p>1.89836256418286</text:p>
          </table:table-cell>
          <table:table-cell office:value-type="float" office:value="1.84161888690915" calcext:value-type="float">
            <text:p>1.84161888690915</text:p>
          </table:table-cell>
          <table:table-cell office:value-type="float" office:value="1.73780650281163" calcext:value-type="float">
            <text:p>1.73780650281163</text:p>
          </table:table-cell>
          <table:table-cell office:value-type="float" office:value="1.56217975064093" calcext:value-type="float">
            <text:p>1.56217975064093</text:p>
          </table:table-cell>
          <table:table-cell office:value-type="float" office:value="1.3760280315824" calcext:value-type="float">
            <text:p>1.3760280315824</text:p>
          </table:table-cell>
          <table:table-cell office:value-type="float" office:value="1.21131216648394" calcext:value-type="float">
            <text:p>1.21131216648394</text:p>
          </table:table-cell>
          <table:table-cell office:value-type="float" office:value="1.02333203725596" calcext:value-type="float">
            <text:p>1.02333203725596</text:p>
          </table:table-cell>
          <table:table-cell office:value-type="float" office:value="0.841994452595297" calcext:value-type="float">
            <text:p>0.841994452595297</text:p>
          </table:table-cell>
          <table:table-cell office:value-type="float" office:value="0.830052698336647" calcext:value-type="float">
            <text:p>0.830052698336647</text:p>
          </table:table-cell>
          <table:table-cell office:value-type="float" office:value="1.64590694258322" calcext:value-type="float">
            <text:p>1.64590694258322</text:p>
          </table:table-cell>
          <table:table-cell office:value-type="float" office:value="4.37584735707398" calcext:value-type="float">
            <text:p>4.37584735707398</text:p>
          </table:table-cell>
          <table:table-cell office:value-type="float" office:value="9.46108612429873" calcext:value-type="float">
            <text:p>9.46108612429873</text:p>
          </table:table-cell>
          <table:table-cell office:value-type="float" office:value="16.5847327764905" calcext:value-type="float">
            <text:p>16.5847327764905</text:p>
          </table:table-cell>
          <table:table-cell office:value-type="float" office:value="22.9343316684996" calcext:value-type="float">
            <text:p>22.9343316684996</text:p>
          </table:table-cell>
          <table:table-cell office:value-type="float" office:value="24.7323335334271" calcext:value-type="float">
            <text:p>24.7323335334271</text:p>
          </table:table-cell>
          <table:table-cell office:value-type="float" office:value="20.1780566153112" calcext:value-type="float">
            <text:p>20.1780566153112</text:p>
          </table:table-cell>
          <table:table-cell office:value-type="float" office:value="9.41305702485533" calcext:value-type="float">
            <text:p>9.41305702485533</text:p>
          </table:table-cell>
          <table:table-cell office:value-type="float" office:value="-2.36905954199578" calcext:value-type="float">
            <text:p>-2.36905954199578</text:p>
          </table:table-cell>
          <table:table-cell office:value-type="float" office:value="-9.74452160063411" calcext:value-type="float">
            <text:p>-9.74452160063411</text:p>
          </table:table-cell>
          <table:table-cell office:value-type="float" office:value="-10.5510886678141" calcext:value-type="float">
            <text:p>-10.5510886678141</text:p>
          </table:table-cell>
          <table:table-cell office:value-type="float" office:value="-5.43802519125147" calcext:value-type="float">
            <text:p>-5.43802519125147</text:p>
          </table:table-cell>
          <table:table-cell office:value-type="float" office:value="0.314555039599972" calcext:value-type="float">
            <text:p>0.314555039599972</text:p>
          </table:table-cell>
          <table:table-cell office:value-type="float" office:value="2.93254264286552" calcext:value-type="float">
            <text:p>2.93254264286552</text:p>
          </table:table-cell>
          <table:table-cell office:value-type="float" office:value="1.90297790302683" calcext:value-type="float">
            <text:p>1.90297790302683</text:p>
          </table:table-cell>
          <table:table-cell office:value-type="float" office:value="-1.34764121722208" calcext:value-type="float">
            <text:p>-1.34764121722208</text:p>
          </table:table-cell>
          <table:table-cell office:value-type="float" office:value="-3.66277167753852" calcext:value-type="float">
            <text:p>-3.66277167753852</text:p>
          </table:table-cell>
          <table:table-cell office:value-type="float" office:value="-4.00740836546444" calcext:value-type="float">
            <text:p>-4.00740836546444</text:p>
          </table:table-cell>
          <table:table-cell office:value-type="float" office:value="-3.18163690775353" calcext:value-type="float">
            <text:p>-3.18163690775353</text:p>
          </table:table-cell>
          <table:table-cell office:value-type="float" office:value="-2.21236580015271" calcext:value-type="float">
            <text:p>-2.21236580015271</text:p>
          </table:table-cell>
          <table:table-cell office:value-type="float" office:value="-2.06616369147418" calcext:value-type="float">
            <text:p>-2.06616369147418</text:p>
          </table:table-cell>
          <table:table-cell office:value-type="float" office:value="-2.5507246481149" calcext:value-type="float">
            <text:p>-2.5507246481149</text:p>
          </table:table-cell>
          <table:table-cell office:value-type="float" office:value="-3.05553043662384" calcext:value-type="float">
            <text:p>-3.05553043662384</text:p>
          </table:table-cell>
          <table:table-cell office:value-type="float" office:value="-3.37211950884122" calcext:value-type="float">
            <text:p>-3.37211950884122</text:p>
          </table:table-cell>
          <table:table-cell office:value-type="float" office:value="-3.47049884879011" calcext:value-type="float">
            <text:p>-3.47049884879011</text:p>
          </table:table-cell>
          <table:table-cell office:value-type="float" office:value="-3.50877587185942" calcext:value-type="float">
            <text:p>-3.50877587185942</text:p>
          </table:table-cell>
          <table:table-cell office:value-type="float" office:value="-3.6246948130347" calcext:value-type="float">
            <text:p>-3.6246948130347</text:p>
          </table:table-cell>
          <table:table-cell office:value-type="float" office:value="-3.80789982364046" calcext:value-type="float">
            <text:p>-3.80789982364046</text:p>
          </table:table-cell>
          <table:table-cell office:value-type="float" office:value="-3.99616352833413" calcext:value-type="float">
            <text:p>-3.99616352833413</text:p>
          </table:table-cell>
          <table:table-cell office:value-type="float" office:value="-4.05390493857065" calcext:value-type="float">
            <text:p>-4.05390493857065</text:p>
          </table:table-cell>
          <table:table-cell office:value-type="float" office:value="-3.05126144610338" calcext:value-type="float">
            <text:p>-3.05126144610338</text:p>
          </table:table-cell>
          <table:table-cell office:value-type="float" office:value="0.978757248826373" calcext:value-type="float">
            <text:p>0.978757248826373</text:p>
          </table:table-cell>
          <table:table-cell office:value-type="float" office:value="10.6886716224036" calcext:value-type="float">
            <text:p>10.6886716224036</text:p>
          </table:table-cell>
          <table:table-cell office:value-type="float" office:value="28.9238095301094" calcext:value-type="float">
            <text:p>28.9238095301094</text:p>
          </table:table-cell>
          <table:table-cell office:value-type="float" office:value="53.6575058657659" calcext:value-type="float">
            <text:p>53.6575058657659</text:p>
          </table:table-cell>
          <table:table-cell office:value-type="float" office:value="78.8788476590918" calcext:value-type="float">
            <text:p>78.8788476590918</text:p>
          </table:table-cell>
          <table:table-cell office:value-type="float" office:value="93.2482995038638" calcext:value-type="float">
            <text:p>93.2482995038638</text:p>
          </table:table-cell>
          <table:table-cell office:value-type="float" office:value="84.897966378102" calcext:value-type="float">
            <text:p>84.897966378102</text:p>
          </table:table-cell>
          <table:table-cell office:value-type="float" office:value="53.9005053429479" calcext:value-type="float">
            <text:p>53.9005053429479</text:p>
          </table:table-cell>
          <table:table-cell office:value-type="float" office:value="7.82072489453021" calcext:value-type="float">
            <text:p>7.82072489453021</text:p>
          </table:table-cell>
          <table:table-cell office:value-type="float" office:value="-32.8087123038168" calcext:value-type="float">
            <text:p>-32.8087123038168</text:p>
          </table:table-cell>
          <table:table-cell office:value-type="float" office:value="-49.8467377384103" calcext:value-type="float">
            <text:p>-49.8467377384103</text:p>
          </table:table-cell>
          <table:table-cell office:value-type="float" office:value="-41.0576770699938" calcext:value-type="float">
            <text:p>-41.0576770699938</text:p>
          </table:table-cell>
          <table:table-cell office:value-type="float" office:value="-13.9303839500934" calcext:value-type="float">
            <text:p>-13.9303839500934</text:p>
          </table:table-cell>
          <table:table-cell office:value-type="float" office:value="10.2384424557835" calcext:value-type="float">
            <text:p>10.2384424557835</text:p>
          </table:table-cell>
          <table:table-cell office:value-type="float" office:value="17.8436313809701" calcext:value-type="float">
            <text:p>17.8436313809701</text:p>
          </table:table-cell>
          <table:table-cell office:value-type="float" office:value="9.20830314263274" calcext:value-type="float">
            <text:p>9.20830314263274</text:p>
          </table:table-cell>
          <table:table-cell office:value-type="float" office:value="-7.61571749740691" calcext:value-type="float">
            <text:p>-7.61571749740691</text:p>
          </table:table-cell>
          <table:table-cell office:value-type="float" office:value="-18.1507043843569" calcext:value-type="float">
            <text:p>-18.1507043843569</text:p>
          </table:table-cell>
          <table:table-cell office:value-type="float" office:value="-17.9686583100865" calcext:value-type="float">
            <text:p>-17.9686583100865</text:p>
          </table:table-cell>
          <table:table-cell office:value-type="float" office:value="-10.9943731371391" calcext:value-type="float">
            <text:p>-10.9943731371391</text:p>
          </table:table-cell>
          <table:table-cell office:value-type="float" office:value="-3.4058889623963" calcext:value-type="float">
            <text:p>-3.4058889623963</text:p>
          </table:table-cell>
          <table:table-cell office:value-type="float" office:value="-1.45688990176008" calcext:value-type="float">
            <text:p>-1.45688990176008</text:p>
          </table:table-cell>
          <table:table-cell office:value-type="float" office:value="-4.12304705086869" calcext:value-type="float">
            <text:p>-4.12304705086869</text:p>
          </table:table-cell>
          <table:table-cell office:value-type="float" office:value="-7.67996926641067" calcext:value-type="float">
            <text:p>-7.67996926641067</text:p>
          </table:table-cell>
          <table:table-cell office:value-type="float" office:value="-9.78524742905635" calcext:value-type="float">
            <text:p>-9.78524742905635</text:p>
          </table:table-cell>
          <table:table-cell office:value-type="float" office:value="-9.33786271592238" calcext:value-type="float">
            <text:p>-9.33786271592238</text:p>
          </table:table-cell>
          <table:table-cell office:value-type="float" office:value="-7.96716861200279" calcext:value-type="float">
            <text:p>-7.96716861200279</text:p>
          </table:table-cell>
          <table:table-cell office:value-type="float" office:value="-7.23972055093143" calcext:value-type="float">
            <text:p>-7.23972055093143</text:p>
          </table:table-cell>
          <table:table-cell office:value-type="float" office:value="-7.28248940784743" calcext:value-type="float">
            <text:p>-7.28248940784743</text:p>
          </table:table-cell>
          <table:table-cell office:value-type="float" office:value="-7.82369886575295" calcext:value-type="float">
            <text:p>-7.82369886575295</text:p>
          </table:table-cell>
          <table:table-cell office:value-type="float" office:value="-8.2753571418851" calcext:value-type="float">
            <text:p>-8.2753571418851</text:p>
          </table:table-cell>
          <table:table-cell office:value-type="float" office:value="-8.39174344500412" calcext:value-type="float">
            <text:p>-8.39174344500412</text:p>
          </table:table-cell>
          <table:table-cell office:value-type="float" office:value="-8.37813941069872" calcext:value-type="float">
            <text:p>-8.37813941069872</text:p>
          </table:table-cell>
          <table:table-cell office:value-type="float" office:value="-8.37708558470345" calcext:value-type="float">
            <text:p>-8.37708558470345</text:p>
          </table:table-cell>
          <table:table-cell office:value-type="float" office:value="-8.44371633221008" calcext:value-type="float">
            <text:p>-8.44371633221008</text:p>
          </table:table-cell>
          <table:table-cell office:value-type="float" office:value="-8.55374865569449" calcext:value-type="float">
            <text:p>-8.55374865569449</text:p>
          </table:table-cell>
          <table:table-cell office:value-type="float" office:value="-8.64306060770615" calcext:value-type="float">
            <text:p>-8.64306060770615</text:p>
          </table:table-cell>
          <table:table-cell office:value-type="float" office:value="-8.72798841483706" calcext:value-type="float">
            <text:p>-8.72798841483706</text:p>
          </table:table-cell>
          <table:table-cell office:value-type="float" office:value="-8.83886176461085" calcext:value-type="float">
            <text:p>-8.83886176461085</text:p>
          </table:table-cell>
          <table:table-cell office:value-type="float" office:value="-8.87256342576345" calcext:value-type="float">
            <text:p>-8.87256342576345</text:p>
          </table:table-cell>
          <table:table-cell office:value-type="float" office:value="-8.50421650397297" calcext:value-type="float">
            <text:p>-8.50421650397297</text:p>
          </table:table-cell>
          <table:table-cell office:value-type="float" office:value="-6.73821703838411" calcext:value-type="float">
            <text:p>-6.73821703838411</text:p>
          </table:table-cell>
          <table:table-cell office:value-type="float" office:value="-2.71070577764489" calcext:value-type="float">
            <text:p>-2.71070577764489</text:p>
          </table:table-cell>
          <table:table-cell office:value-type="float" office:value="3.65070424137247" calcext:value-type="float">
            <text:p>3.65070424137247</text:p>
          </table:table-cell>
          <table:table-cell office:value-type="float" office:value="10.9945040576159" calcext:value-type="float">
            <text:p>10.9945040576159</text:p>
          </table:table-cell>
          <table:table-cell office:value-type="float" office:value="15.5104471552233" calcext:value-type="float">
            <text:p>15.5104471552233</text:p>
          </table:table-cell>
          <table:table-cell office:value-type="float" office:value="14.3209714171907" calcext:value-type="float">
            <text:p>14.3209714171907</text:p>
          </table:table-cell>
          <table:table-cell office:value-type="float" office:value="6.39280789218275" calcext:value-type="float">
            <text:p>6.39280789218275</text:p>
          </table:table-cell>
          <table:table-cell office:value-type="float" office:value="-5.58936555406477" calcext:value-type="float">
            <text:p>-5.58936555406477</text:p>
          </table:table-cell>
          <table:table-cell office:value-type="float" office:value="-15.4556663795283" calcext:value-type="float">
            <text:p>-15.4556663795283</text:p>
          </table:table-cell>
          <table:table-cell office:value-type="float" office:value="-19.5618279804278" calcext:value-type="float">
            <text:p>-19.5618279804278</text:p>
          </table:table-cell>
          <table:table-cell office:value-type="float" office:value="-16.7639104723125" calcext:value-type="float">
            <text:p>-16.7639104723125</text:p>
          </table:table-cell>
          <table:table-cell office:value-type="float" office:value="-10.481556317861" calcext:value-type="float">
            <text:p>-10.481556317861</text:p>
          </table:table-cell>
          <table:table-cell office:value-type="float" office:value="-6.02909475551605" calcext:value-type="float">
            <text:p>-6.02909475551605</text:p>
          </table:table-cell>
          <table:table-cell office:value-type="float" office:value="-5.12907228970059" calcext:value-type="float">
            <text:p>-5.12907228970059</text:p>
          </table:table-cell>
          <table:table-cell office:value-type="float" office:value="-7.53212473393679" calcext:value-type="float">
            <text:p>-7.53212473393679</text:p>
          </table:table-cell>
          <table:table-cell office:value-type="float" office:value="-10.5291052716741" calcext:value-type="float">
            <text:p>-10.5291052716741</text:p>
          </table:table-cell>
          <table:table-cell office:value-type="float" office:value="-11.6284254540055" calcext:value-type="float">
            <text:p>-11.6284254540055</text:p>
          </table:table-cell>
          <table:table-cell office:value-type="float" office:value="-11.127629167011" calcext:value-type="float">
            <text:p>-11.127629167011</text:p>
          </table:table-cell>
          <table:table-cell office:value-type="float" office:value="-9.94831039346216" calcext:value-type="float">
            <text:p>-9.94831039346216</text:p>
          </table:table-cell>
          <table:table-cell office:value-type="float" office:value="-9.18741937413856" calcext:value-type="float">
            <text:p>-9.18741937413856</text:p>
          </table:table-cell>
          <table:table-cell office:value-type="float" office:value="-9.30391449208572" calcext:value-type="float">
            <text:p>-9.30391449208572</text:p>
          </table:table-cell>
          <table:table-cell office:value-type="float" office:value="-9.70655059923221" calcext:value-type="float">
            <text:p>-9.70655059923221</text:p>
          </table:table-cell>
          <table:table-cell office:value-type="float" office:value="-9.97845286718805" calcext:value-type="float">
            <text:p>-9.97845286718805</text:p>
          </table:table-cell>
          <table:table-cell office:value-type="float" office:value="-10.0253724744364" calcext:value-type="float">
            <text:p>-10.0253724744364</text:p>
          </table:table-cell>
          <table:table-cell office:value-type="float" office:value="-9.91690643305111" calcext:value-type="float">
            <text:p>-9.91690643305111</text:p>
          </table:table-cell>
          <table:table-cell office:value-type="float" office:value="-9.83576236514126" calcext:value-type="float">
            <text:p>-9.83576236514126</text:p>
          </table:table-cell>
          <table:table-cell office:value-type="float" office:value="-9.83494932502276" calcext:value-type="float">
            <text:p>-9.83494932502276</text:p>
          </table:table-cell>
          <table:table-cell office:value-type="float" office:value="-9.87637187390666" calcext:value-type="float">
            <text:p>-9.87637187390666</text:p>
          </table:table-cell>
          <table:table-cell office:value-type="float" office:value="-9.86544202583198" calcext:value-type="float">
            <text:p>-9.86544202583198</text:p>
          </table:table-cell>
          <table:table-cell office:value-type="float" office:value="-9.44204431406742" calcext:value-type="float">
            <text:p>-9.44204431406742</text:p>
          </table:table-cell>
          <table:table-cell office:value-type="float" office:value="-7.0039041709076" calcext:value-type="float">
            <text:p>-7.0039041709076</text:p>
          </table:table-cell>
          <table:table-cell office:value-type="float" office:value="-0.318307765594179" calcext:value-type="float">
            <text:p>-0.318307765594179</text:p>
          </table:table-cell>
          <table:table-cell office:value-type="float" office:value="13.6763392235039" calcext:value-type="float">
            <text:p>13.6763392235039</text:p>
          </table:table-cell>
          <table:table-cell office:value-type="float" office:value="36.0304257923131" calcext:value-type="float">
            <text:p>36.0304257923131</text:p>
          </table:table-cell>
          <table:table-cell office:value-type="float" office:value="62.1525948510751" calcext:value-type="float">
            <text:p>62.1525948510751</text:p>
          </table:table-cell>
          <table:table-cell office:value-type="float" office:value="83.7621062408408" calcext:value-type="float">
            <text:p>83.7621062408408</text:p>
          </table:table-cell>
          <table:table-cell office:value-type="float" office:value="87.6146481675614" calcext:value-type="float">
            <text:p>87.6146481675614</text:p>
          </table:table-cell>
          <table:table-cell office:value-type="float" office:value="67.3821179373668" calcext:value-type="float">
            <text:p>67.3821179373668</text:p>
          </table:table-cell>
          <table:table-cell office:value-type="float" office:value="27.125271705598" calcext:value-type="float">
            <text:p>27.125271705598</text:p>
          </table:table-cell>
          <table:table-cell office:value-type="float" office:value="-18.9776332503069" calcext:value-type="float">
            <text:p>-18.9776332503069</text:p>
          </table:table-cell>
          <table:table-cell office:value-type="float" office:value="-48.5272786469189" calcext:value-type="float">
            <text:p>-48.5272786469189</text:p>
          </table:table-cell>
          <table:table-cell office:value-type="float" office:value="-52.1707867071591" calcext:value-type="float">
            <text:p>-52.1707867071591</text:p>
          </table:table-cell>
          <table:table-cell office:value-type="float" office:value="-31.7484077797597" calcext:value-type="float">
            <text:p>-31.7484077797597</text:p>
          </table:table-cell>
          <table:table-cell office:value-type="float" office:value="-3.14651042945685" calcext:value-type="float">
            <text:p>-3.14651042945685</text:p>
          </table:table-cell>
          <table:table-cell office:value-type="float" office:value="13.1573669085552" calcext:value-type="float">
            <text:p>13.1573669085552</text:p>
          </table:table-cell>
          <table:table-cell office:value-type="float" office:value="12.4108907197588" calcext:value-type="float">
            <text:p>12.4108907197588</text:p>
          </table:table-cell>
          <table:table-cell office:value-type="float" office:value="-1.97400865713015" calcext:value-type="float">
            <text:p>-1.97400865713015</text:p>
          </table:table-cell>
          <table:table-cell office:value-type="float" office:value="-17.0153138189058" calcext:value-type="float">
            <text:p>-17.0153138189058</text:p>
          </table:table-cell>
          <table:table-cell office:value-type="float" office:value="-21.5339146422643" calcext:value-type="float">
            <text:p>-21.5339146422643</text:p>
          </table:table-cell>
          <table:table-cell office:value-type="float" office:value="-17.1249236844785" calcext:value-type="float">
            <text:p>-17.1249236844785</text:p>
          </table:table-cell>
          <table:table-cell office:value-type="float" office:value="-8.74252194216502" calcext:value-type="float">
            <text:p>-8.74252194216502</text:p>
          </table:table-cell>
          <table:table-cell office:value-type="float" office:value="-3.39734878237645" calcext:value-type="float">
            <text:p>-3.39734878237645</text:p>
          </table:table-cell>
          <table:table-cell office:value-type="float" office:value="-4.10982879104945" calcext:value-type="float">
            <text:p>-4.10982879104945</text:p>
          </table:table-cell>
          <table:table-cell office:value-type="float" office:value="-7.42947457471618" calcext:value-type="float">
            <text:p>-7.42947457471618</text:p>
          </table:table-cell>
          <table:table-cell office:value-type="float" office:value="-10.3049288832231" calcext:value-type="float">
            <text:p>-10.3049288832231</text:p>
          </table:table-cell>
          <table:table-cell office:value-type="float" office:value="-10.8744831798079" calcext:value-type="float">
            <text:p>-10.8744831798079</text:p>
          </table:table-cell>
          <table:table-cell office:value-type="float" office:value="-9.49927038272475" calcext:value-type="float">
            <text:p>-9.49927038272475</text:p>
          </table:table-cell>
          <table:table-cell office:value-type="float" office:value="-8.18943674655131" calcext:value-type="float">
            <text:p>-8.18943674655131</text:p>
          </table:table-cell>
          <table:table-cell office:value-type="float" office:value="-7.6776478294629" calcext:value-type="float">
            <text:p>-7.6776478294629</text:p>
          </table:table-cell>
          <table:table-cell office:value-type="float" office:value="-7.85126652768237" calcext:value-type="float">
            <text:p>-7.85126652768237</text:p>
          </table:table-cell>
          <table:table-cell office:value-type="float" office:value="-8.23336432344612" calcext:value-type="float">
            <text:p>-8.23336432344612</text:p>
          </table:table-cell>
          <table:table-cell office:value-type="float" office:value="-8.31163611666495" calcext:value-type="float">
            <text:p>-8.31163611666495</text:p>
          </table:table-cell>
          <table:table-cell office:value-type="float" office:value="-8.14788700651217" calcext:value-type="float">
            <text:p>-8.14788700651217</text:p>
          </table:table-cell>
          <table:table-cell office:value-type="float" office:value="-7.94523975309302" calcext:value-type="float">
            <text:p>-7.94523975309302</text:p>
          </table:table-cell>
          <table:table-cell office:value-type="float" office:value="-7.78787412994402" calcext:value-type="float">
            <text:p>-7.78787412994402</text:p>
          </table:table-cell>
          <table:table-cell office:value-type="float" office:value="-7.69916700976308" calcext:value-type="float">
            <text:p>-7.69916700976308</text:p>
          </table:table-cell>
          <table:table-cell office:value-type="float" office:value="-7.61719054789278" calcext:value-type="float">
            <text:p>-7.61719054789278</text:p>
          </table:table-cell>
          <table:table-cell office:value-type="float" office:value="-7.51161003215279" calcext:value-type="float">
            <text:p>-7.51161003215279</text:p>
          </table:table-cell>
          <table:table-cell office:value-type="float" office:value="-7.4275015779088" calcext:value-type="float">
            <text:p>-7.4275015779088</text:p>
          </table:table-cell>
          <table:table-cell office:value-type="float" office:value="-7.33248378143903" calcext:value-type="float">
            <text:p>-7.33248378143903</text:p>
          </table:table-cell>
          <table:table-cell office:value-type="float" office:value="-7.06097502332949" calcext:value-type="float">
            <text:p>-7.06097502332949</text:p>
          </table:table-cell>
          <table:table-cell office:value-type="float" office:value="-5.94185486683429" calcext:value-type="float">
            <text:p>-5.94185486683429</text:p>
          </table:table-cell>
          <table:table-cell office:value-type="float" office:value="-2.89103303992429" calcext:value-type="float">
            <text:p>-2.89103303992429</text:p>
          </table:table-cell>
          <table:table-cell office:value-type="float" office:value="2.51772668783235" calcext:value-type="float">
            <text:p>2.51772668783235</text:p>
          </table:table-cell>
          <table:table-cell office:value-type="float" office:value="9.94646795463176" calcext:value-type="float">
            <text:p>9.94646795463176</text:p>
          </table:table-cell>
          <table:table-cell office:value-type="float" office:value="16.5353497301011" calcext:value-type="float">
            <text:p>16.5353497301011</text:p>
          </table:table-cell>
          <table:table-cell office:value-type="float" office:value="18.5244200592881" calcext:value-type="float">
            <text:p>18.5244200592881</text:p>
          </table:table-cell>
          <table:table-cell office:value-type="float" office:value="14.1446089953894" calcext:value-type="float">
            <text:p>14.1446089953894</text:p>
          </table:table-cell>
          <table:table-cell office:value-type="float" office:value="3.60097103364906" calcext:value-type="float">
            <text:p>3.60097103364906</text:p>
          </table:table-cell>
          <table:table-cell office:value-type="float" office:value="-7.84816034036637" calcext:value-type="float">
            <text:p>-7.84816034036637</text:p>
          </table:table-cell>
          <table:table-cell office:value-type="float" office:value="-14.8292125171394" calcext:value-type="float">
            <text:p>-14.8292125171394</text:p>
          </table:table-cell>
          <table:table-cell office:value-type="float" office:value="-15.2165346285873" calcext:value-type="float">
            <text:p>-15.2165346285873</text:p>
          </table:table-cell>
          <table:table-cell office:value-type="float" office:value="-9.74530118514326" calcext:value-type="float">
            <text:p>-9.74530118514326</text:p>
          </table:table-cell>
          <table:table-cell office:value-type="float" office:value="-3.72770489229258" calcext:value-type="float">
            <text:p>-3.72770489229258</text:p>
          </table:table-cell>
          <table:table-cell office:value-type="float" office:value="-0.868893274862408" calcext:value-type="float">
            <text:p>-0.868893274862408</text:p>
          </table:table-cell>
          <table:table-cell office:value-type="float" office:value="-1.65488352556683" calcext:value-type="float">
            <text:p>-1.65488352556683</text:p>
          </table:table-cell>
          <table:table-cell office:value-type="float" office:value="-4.61240898205346" calcext:value-type="float">
            <text:p>-4.61240898205346</text:p>
          </table:table-cell>
          <table:table-cell office:value-type="float" office:value="-6.58834209062812" calcext:value-type="float">
            <text:p>-6.58834209062812</text:p>
          </table:table-cell>
          <table:table-cell office:value-type="float" office:value="-6.60097652226503" calcext:value-type="float">
            <text:p>-6.60097652226503</text:p>
          </table:table-cell>
          <table:table-cell office:value-type="float" office:value="-5.45789688011185" calcext:value-type="float">
            <text:p>-5.45789688011185</text:p>
          </table:table-cell>
          <table:table-cell office:value-type="float" office:value="-4.18963723212644" calcext:value-type="float">
            <text:p>-4.18963723212644</text:p>
          </table:table-cell>
          <table:table-cell office:value-type="float" office:value="-3.75261058943171" calcext:value-type="float">
            <text:p>-3.75261058943171</text:p>
          </table:table-cell>
          <table:table-cell office:value-type="float" office:value="-3.93458734555112" calcext:value-type="float">
            <text:p>-3.93458734555112</text:p>
          </table:table-cell>
          <table:table-cell office:value-type="float" office:value="-4.12922024820473" calcext:value-type="float">
            <text:p>-4.12922024820473</text:p>
          </table:table-cell>
          <table:table-cell office:value-type="float" office:value="-4.133889939983" calcext:value-type="float">
            <text:p>-4.133889939983</text:p>
          </table:table-cell>
          <table:table-cell office:value-type="float" office:value="-3.9213785079837" calcext:value-type="float">
            <text:p>-3.9213785079837</text:p>
          </table:table-cell>
          <table:table-cell office:value-type="float" office:value="-3.65194376586891" calcext:value-type="float">
            <text:p>-3.65194376586891</text:p>
          </table:table-cell>
          <table:table-cell office:value-type="float" office:value="-3.46088938073138" calcext:value-type="float">
            <text:p>-3.46088938073138</text:p>
          </table:table-cell>
          <table:table-cell office:value-type="float" office:value="-3.3365595265002" calcext:value-type="float">
            <text:p>-3.3365595265002</text:p>
          </table:table-cell>
          <table:table-cell office:value-type="float" office:value="-3.21576023480854" calcext:value-type="float">
            <text:p>-3.21576023480854</text:p>
          </table:table-cell>
          <table:table-cell office:value-type="float" office:value="-2.95987820913752" calcext:value-type="float">
            <text:p>-2.95987820913752</text:p>
          </table:table-cell>
          <table:table-cell office:value-type="float" office:value="-1.61543777245417" calcext:value-type="float">
            <text:p>-1.61543777245417</text:p>
          </table:table-cell>
          <table:table-cell office:value-type="float" office:value="2.79294678079752" calcext:value-type="float">
            <text:p>2.79294678079752</text:p>
          </table:table-cell>
          <table:table-cell office:value-type="float" office:value="12.9336110046696" calcext:value-type="float">
            <text:p>12.9336110046696</text:p>
          </table:table-cell>
          <table:table-cell office:value-type="float" office:value="31.6227048372625" calcext:value-type="float">
            <text:p>31.6227048372625</text:p>
          </table:table-cell>
          <table:table-cell office:value-type="float" office:value="56.7263110254978" calcext:value-type="float">
            <text:p>56.7263110254978</text:p>
          </table:table-cell>
          <table:table-cell office:value-type="float" office:value="82.1815347057254" calcext:value-type="float">
            <text:p>82.1815347057254</text:p>
          </table:table-cell>
          <table:table-cell office:value-type="float" office:value="96.5509608074434" calcext:value-type="float">
            <text:p>96.5509608074434</text:p>
          </table:table-cell>
          <table:table-cell office:value-type="float" office:value="88.0856411464444" calcext:value-type="float">
            <text:p>88.0856411464444</text:p>
          </table:table-cell>
          <table:table-cell office:value-type="float" office:value="57.0436761177993" calcext:value-type="float">
            <text:p>57.0436761177993</text:p>
          </table:table-cell>
          <table:table-cell office:value-type="float" office:value="11.1593050249008" calcext:value-type="float">
            <text:p>11.1593050249008</text:p>
          </table:table-cell>
          <table:table-cell office:value-type="float" office:value="-28.8761337398899" calcext:value-type="float">
            <text:p>-28.8761337398899</text:p>
          </table:table-cell>
          <table:table-cell office:value-type="float" office:value="-45.1729089246557" calcext:value-type="float">
            <text:p>-45.1729089246557</text:p>
          </table:table-cell>
          <table:table-cell office:value-type="float" office:value="-35.6637190770103" calcext:value-type="float">
            <text:p>-35.6637190770103</text:p>
          </table:table-cell>
          <table:table-cell office:value-type="float" office:value="-8.1008755965254" calcext:value-type="float">
            <text:p>-8.1008755965254</text:p>
          </table:table-cell>
          <table:table-cell office:value-type="float" office:value="16.1368838599336" calcext:value-type="float">
            <text:p>16.1368838599336</text:p>
          </table:table-cell>
          <table:table-cell office:value-type="float" office:value="23.7456940466278" calcext:value-type="float">
            <text:p>23.7456940466278</text:p>
          </table:table-cell>
          <table:table-cell office:value-type="float" office:value="15.1601916421159" calcext:value-type="float">
            <text:p>15.1601916421159</text:p>
          </table:table-cell>
          <table:table-cell office:value-type="float" office:value="-1.38552535400609" calcext:value-type="float">
            <text:p>-1.38552535400609</text:p>
          </table:table-cell>
          <table:table-cell office:value-type="float" office:value="-11.4409509727722" calcext:value-type="float">
            <text:p>-11.4409509727722</text:p>
          </table:table-cell>
          <table:table-cell office:value-type="float" office:value="-10.8218503419103" calcext:value-type="float">
            <text:p>-10.8218503419103</text:p>
          </table:table-cell>
          <table:table-cell office:value-type="float" office:value="-3.49426235774564" calcext:value-type="float">
            <text:p>-3.49426235774564</text:p>
          </table:table-cell>
          <table:table-cell office:value-type="float" office:value="4.32306984359213" calcext:value-type="float">
            <text:p>4.32306984359213</text:p>
          </table:table-cell>
          <table:table-cell office:value-type="float" office:value="6.44204260528646" calcext:value-type="float">
            <text:p>6.44204260528646</text:p>
          </table:table-cell>
          <table:table-cell office:value-type="float" office:value="4.00946902517218" calcext:value-type="float">
            <text:p>4.00946902517218</text:p>
          </table:table-cell>
          <table:table-cell office:value-type="float" office:value="0.735888878539463" calcext:value-type="float">
            <text:p>0.735888878539463</text:p>
          </table:table-cell>
          <table:table-cell office:value-type="float" office:value="-1.0557593126673" calcext:value-type="float">
            <text:p>-1.0557593126673</text:p>
          </table:table-cell>
          <table:table-cell office:value-type="float" office:value="-0.304463310545144" calcext:value-type="float">
            <text:p>-0.304463310545144</text:p>
          </table:table-cell>
          <table:table-cell office:value-type="float" office:value="1.33123512226177" calcext:value-type="float">
            <text:p>1.33123512226177</text:p>
          </table:table-cell>
          <table:table-cell office:value-type="float" office:value="2.30989449174412" calcext:value-type="float">
            <text:p>2.30989449174412</text:p>
          </table:table-cell>
          <table:table-cell office:value-type="float" office:value="2.51736088520453" calcext:value-type="float">
            <text:p>2.51736088520453</text:p>
          </table:table-cell>
          <table:table-cell office:value-type="float" office:value="2.23208530301509" calcext:value-type="float">
            <text:p>2.23208530301509</text:p>
          </table:table-cell>
          <table:table-cell office:value-type="float" office:value="2.04283563198691" calcext:value-type="float">
            <text:p>2.04283563198691</text:p>
          </table:table-cell>
          <table:table-cell office:value-type="float" office:value="2.18429639470386" calcext:value-type="float">
            <text:p>2.18429639470386</text:p>
          </table:table-cell>
          <table:table-cell office:value-type="float" office:value="2.44920361324837" calcext:value-type="float">
            <text:p>2.44920361324837</text:p>
          </table:table-cell>
          <table:table-cell office:value-type="float" office:value="2.69721365358704" calcext:value-type="float">
            <text:p>2.69721365358704</text:p>
          </table:table-cell>
          <table:table-cell office:value-type="float" office:value="2.87393762581854" calcext:value-type="float">
            <text:p>2.87393762581854</text:p>
          </table:table-cell>
          <table:table-cell office:value-type="float" office:value="3.00522809267378" calcext:value-type="float">
            <text:p>3.00522809267378</text:p>
          </table:table-cell>
          <table:table-cell office:value-type="float" office:value="3.15457648495933" calcext:value-type="float">
            <text:p>3.15457648495933</text:p>
          </table:table-cell>
          <table:table-cell office:value-type="float" office:value="3.30410498682811" calcext:value-type="float">
            <text:p>3.30410498682811</text:p>
          </table:table-cell>
          <table:table-cell office:value-type="float" office:value="3.42478637193759" calcext:value-type="float">
            <text:p>3.42478637193759</text:p>
          </table:table-cell>
          <table:table-cell office:value-type="float" office:value="3.62169467754229" calcext:value-type="float">
            <text:p>3.62169467754229</text:p>
          </table:table-cell>
          <table:table-cell office:value-type="float" office:value="4.22861599234553" calcext:value-type="float">
            <text:p>4.22861599234553</text:p>
          </table:table-cell>
          <table:table-cell office:value-type="float" office:value="6.24898699784597" calcext:value-type="float">
            <text:p>6.24898699784597</text:p>
          </table:table-cell>
          <table:table-cell office:value-type="float" office:value="10.533913348632" calcext:value-type="float">
            <text:p>10.533913348632</text:p>
          </table:table-cell>
          <table:table-cell office:value-type="float" office:value="17.1458790370758" calcext:value-type="float">
            <text:p>17.1458790370758</text:p>
          </table:table-cell>
          <table:table-cell office:value-type="float" office:value="24.6854349819049" calcext:value-type="float">
            <text:p>24.6854349819049</text:p>
          </table:table-cell>
          <table:table-cell office:value-type="float" office:value="29.3272871374582" calcext:value-type="float">
            <text:p>29.3272871374582</text:p>
          </table:table-cell>
          <table:table-cell office:value-type="float" office:value="28.2319913877042" calcext:value-type="float">
            <text:p>28.2319913877042</text:p>
          </table:table-cell>
          <table:table-cell office:value-type="float" office:value="20.3922120046493" calcext:value-type="float">
            <text:p>20.3922120046493</text:p>
          </table:table-cell>
          <table:table-cell office:value-type="float" office:value="8.58893292236182" calcext:value-type="float">
            <text:p>8.58893292236182</text:p>
          </table:table-cell>
          <table:table-cell office:value-type="float" office:value="-1.00799550357345" calcext:value-type="float">
            <text:p>-1.00799550357345</text:p>
          </table:table-cell>
          <table:table-cell office:value-type="float" office:value="-4.81603975482145" calcext:value-type="float">
            <text:p>-4.81603975482145</text:p>
          </table:table-cell>
          <table:table-cell office:value-type="float" office:value="-1.73189531573942" calcext:value-type="float">
            <text:p>-1.73189531573942</text:p>
          </table:table-cell>
          <table:table-cell office:value-type="float" office:value="4.73673079496085" calcext:value-type="float">
            <text:p>4.73673079496085</text:p>
          </table:table-cell>
          <table:table-cell office:value-type="float" office:value="9.30588448794623" calcext:value-type="float">
            <text:p>9.30588448794623</text:p>
          </table:table-cell>
          <table:table-cell office:value-type="float" office:value="10.3121906370426" calcext:value-type="float">
            <text:p>10.3121906370426</text:p>
          </table:table-cell>
          <table:table-cell office:value-type="float" office:value="8.03566794652573" calcext:value-type="float">
            <text:p>8.03566794652573</text:p>
          </table:table-cell>
          <table:table-cell office:value-type="float" office:value="5.21793827551766" calcext:value-type="float">
            <text:p>5.21793827551766</text:p>
          </table:table-cell>
          <table:table-cell office:value-type="float" office:value="4.30869229329363" calcext:value-type="float">
            <text:p>4.30869229329363</text:p>
          </table:table-cell>
          <table:table-cell office:value-type="float" office:value="4.98077652755981" calcext:value-type="float">
            <text:p>4.98077652755981</text:p>
          </table:table-cell>
          <table:table-cell office:value-type="float" office:value="6.3092228463594" calcext:value-type="float">
            <text:p>6.3092228463594</text:p>
          </table:table-cell>
          <table:table-cell office:value-type="float" office:value="7.19717967945168" calcext:value-type="float">
            <text:p>7.19717967945168</text:p>
          </table:table-cell>
          <table:table-cell office:value-type="float" office:value="7.20798006896861" calcext:value-type="float">
            <text:p>7.20798006896861</text:p>
          </table:table-cell>
          <table:table-cell office:value-type="float" office:value="6.93872652275996" calcext:value-type="float">
            <text:p>6.93872652275996</text:p>
          </table:table-cell>
          <table:table-cell office:value-type="float" office:value="6.79852789409894" calcext:value-type="float">
            <text:p>6.79852789409894</text:p>
          </table:table-cell>
          <table:table-cell office:value-type="float" office:value="6.87925338866034" calcext:value-type="float">
            <text:p>6.87925338866034</text:p>
          </table:table-cell>
          <table:table-cell office:value-type="float" office:value="7.10769013206434" calcext:value-type="float">
            <text:p>7.10769013206434</text:p>
          </table:table-cell>
          <table:table-cell office:value-type="float" office:value="7.30156962702066" calcext:value-type="float">
            <text:p>7.30156962702066</text:p>
          </table:table-cell>
          <table:table-cell office:value-type="float" office:value="7.41064761161723" calcext:value-type="float">
            <text:p>7.41064761161723</text:p>
          </table:table-cell>
          <table:table-cell office:value-type="float" office:value="7.47366279367922" calcext:value-type="float">
            <text:p>7.47366279367922</text:p>
          </table:table-cell>
          <table:table-cell office:value-type="float" office:value="7.58615021156885" calcext:value-type="float">
            <text:p>7.58615021156885</text:p>
          </table:table-cell>
          <table:table-cell office:value-type="float" office:value="8.12183828878142" calcext:value-type="float">
            <text:p>8.12183828878142</text:p>
          </table:table-cell>
          <table:table-cell office:value-type="float" office:value="10.7011944770996" calcext:value-type="float">
            <text:p>10.7011944770996</text:p>
          </table:table-cell>
          <table:table-cell office:value-type="float" office:value="17.5684793036177" calcext:value-type="float">
            <text:p>17.5684793036177</text:p>
          </table:table-cell>
          <table:table-cell office:value-type="float" office:value="31.7930869261339" calcext:value-type="float">
            <text:p>31.7930869261339</text:p>
          </table:table-cell>
          <table:table-cell office:value-type="float" office:value="54.3317318826124" calcext:value-type="float">
            <text:p>54.3317318826124</text:p>
          </table:table-cell>
          <table:table-cell office:value-type="float" office:value="80.5354781762314" calcext:value-type="float">
            <text:p>80.5354781762314</text:p>
          </table:table-cell>
          <table:table-cell office:value-type="float" office:value="102.022158809658" calcext:value-type="float">
            <text:p>102.022158809658</text:p>
          </table:table-cell>
          <table:table-cell office:value-type="float" office:value="105.53454474875" calcext:value-type="float">
            <text:p>105.53454474875</text:p>
          </table:table-cell>
          <table:table-cell office:value-type="float" office:value="84.9739642107222" calcext:value-type="float">
            <text:p>84.9739642107222</text:p>
          </table:table-cell>
          <table:table-cell office:value-type="float" office:value="44.5013791527173" calcext:value-type="float">
            <text:p>44.5013791527173</text:p>
          </table:table-cell>
          <table:table-cell office:value-type="float" office:value="-1.45776965464131" calcext:value-type="float">
            <text:p>-1.45776965464131</text:p>
          </table:table-cell>
          <table:table-cell office:value-type="float" office:value="-30.5487777209763" calcext:value-type="float">
            <text:p>-30.5487777209763</text:p>
          </table:table-cell>
          <table:table-cell office:value-type="float" office:value="-33.7196517139019" calcext:value-type="float">
            <text:p>-33.7196517139019</text:p>
          </table:table-cell>
          <table:table-cell office:value-type="float" office:value="-12.9472755087685" calcext:value-type="float">
            <text:p>-12.9472755087685</text:p>
          </table:table-cell>
          <table:table-cell office:value-type="float" office:value="15.6186000437732" calcext:value-type="float">
            <text:p>15.6186000437732</text:p>
          </table:table-cell>
          <table:table-cell office:value-type="float" office:value="31.645766331792" calcext:value-type="float">
            <text:p>31.645766331792</text:p>
          </table:table-cell>
          <table:table-cell office:value-type="float" office:value="30.633567498908" calcext:value-type="float">
            <text:p>30.633567498908</text:p>
          </table:table-cell>
          <table:table-cell office:value-type="float" office:value="16.1168343238239" calcext:value-type="float">
            <text:p>16.1168343238239</text:p>
          </table:table-cell>
          <table:table-cell office:value-type="float" office:value="1.19923712511384" calcext:value-type="float">
            <text:p>1.19923712511384</text:p>
          </table:table-cell>
          <table:table-cell office:value-type="float" office:value="-3.13712590438377" calcext:value-type="float">
            <text:p>-3.13712590438377</text:p>
          </table:table-cell>
          <table:table-cell office:value-type="float" office:value="1.38067765200501" calcext:value-type="float">
            <text:p>1.38067765200501</text:p>
          </table:table-cell>
          <table:table-cell office:value-type="float" office:value="9.75929302146223" calcext:value-type="float">
            <text:p>9.75929302146223</text:p>
          </table:table-cell>
          <table:table-cell office:value-type="float" office:value="14.9825136695376" calcext:value-type="float">
            <text:p>14.9825136695376</text:p>
          </table:table-cell>
          <table:table-cell office:value-type="float" office:value="14.1701685828595" calcext:value-type="float">
            <text:p>14.1701685828595</text:p>
          </table:table-cell>
          <table:table-cell office:value-type="float" office:value="10.8099864581401" calcext:value-type="float">
            <text:p>10.8099864581401</text:p>
          </table:table-cell>
          <table:table-cell office:value-type="float" office:value="7.92674992262681" calcext:value-type="float">
            <text:p>7.92674992262681</text:p>
          </table:table-cell>
          <table:table-cell office:value-type="float" office:value="7.36515836004796" calcext:value-type="float">
            <text:p>7.36515836004796</text:p>
          </table:table-cell>
          <table:table-cell office:value-type="float" office:value="8.71213624700159" calcext:value-type="float">
            <text:p>8.71213624700159</text:p>
          </table:table-cell>
          <table:table-cell office:value-type="float" office:value="9.96100462518214" calcext:value-type="float">
            <text:p>9.96100462518214</text:p>
          </table:table-cell>
          <table:table-cell office:value-type="float" office:value="10.4062835488714" calcext:value-type="float">
            <text:p>10.4062835488714</text:p>
          </table:table-cell>
          <table:table-cell office:value-type="float" office:value="10.1655004798582" calcext:value-type="float">
            <text:p>10.1655004798582</text:p>
          </table:table-cell>
          <table:table-cell office:value-type="float" office:value="9.72169830423925" calcext:value-type="float">
            <text:p>9.72169830423925</text:p>
          </table:table-cell>
          <table:table-cell office:value-type="float" office:value="9.58084137965014" calcext:value-type="float">
            <text:p>9.58084137965014</text:p>
          </table:table-cell>
          <table:table-cell office:value-type="float" office:value="9.67297412055099" calcext:value-type="float">
            <text:p>9.67297412055099</text:p>
          </table:table-cell>
          <table:table-cell office:value-type="float" office:value="9.7966545656044" calcext:value-type="float">
            <text:p>9.7966545656044</text:p>
          </table:table-cell>
          <table:table-cell office:value-type="float" office:value="9.86910338463644" calcext:value-type="float">
            <text:p>9.86910338463644</text:p>
          </table:table-cell>
          <table:table-cell office:value-type="float" office:value="9.86843529417286" calcext:value-type="float">
            <text:p>9.86843529417286</text:p>
          </table:table-cell>
          <table:table-cell office:value-type="float" office:value="9.85727331041532" calcext:value-type="float">
            <text:p>9.85727331041532</text:p>
          </table:table-cell>
          <table:table-cell office:value-type="float" office:value="9.86441178253633" calcext:value-type="float">
            <text:p>9.86441178253633</text:p>
          </table:table-cell>
          <table:table-cell office:value-type="float" office:value="9.84455277438844" calcext:value-type="float">
            <text:p>9.84455277438844</text:p>
          </table:table-cell>
          <table:table-cell office:value-type="float" office:value="9.83266896837878" calcext:value-type="float">
            <text:p>9.83266896837878</text:p>
          </table:table-cell>
          <table:table-cell office:value-type="float" office:value="9.99739548366066" calcext:value-type="float">
            <text:p>9.99739548366066</text:p>
          </table:table-cell>
          <table:table-cell office:value-type="float" office:value="11.022668136825" calcext:value-type="float">
            <text:p>11.022668136825</text:p>
          </table:table-cell>
          <table:table-cell office:value-type="float" office:value="13.9901295002294" calcext:value-type="float">
            <text:p>13.9901295002294</text:p>
          </table:table-cell>
          <table:table-cell office:value-type="float" office:value="19.3112530340587" calcext:value-type="float">
            <text:p>19.3112530340587</text:p>
          </table:table-cell>
          <table:table-cell office:value-type="float" office:value="26.6263626752946" calcext:value-type="float">
            <text:p>26.6263626752946</text:p>
          </table:table-cell>
          <table:table-cell office:value-type="float" office:value="33.0289642315237" calcext:value-type="float">
            <text:p>33.0289642315237</text:p>
          </table:table-cell>
          <table:table-cell office:value-type="float" office:value="34.7778749824653" calcext:value-type="float">
            <text:p>34.7778749824653</text:p>
          </table:table-cell>
          <table:table-cell office:value-type="float" office:value="30.135093502895" calcext:value-type="float">
            <text:p>30.135093502895</text:p>
          </table:table-cell>
          <table:table-cell office:value-type="float" office:value="19.3713505989417" calcext:value-type="float">
            <text:p>19.3713505989417</text:p>
          </table:table-cell>
          <table:table-cell office:value-type="float" office:value="7.80750442383887" calcext:value-type="float">
            <text:p>7.80750442383887</text:p>
          </table:table-cell>
          <table:table-cell office:value-type="float" office:value="0.76596546795318" calcext:value-type="float">
            <text:p>0.76596546795318</text:p>
          </table:table-cell>
          <table:table-cell office:value-type="float" office:value="0.336664828622629" calcext:value-type="float">
            <text:p>0.336664828622629</text:p>
          </table:table-cell>
          <table:table-cell office:value-type="float" office:value="5.69751772049816" calcext:value-type="float">
            <text:p>5.69751772049816</text:p>
          </table:table-cell>
          <table:table-cell office:value-type="float" office:value="11.5065972575065" calcext:value-type="float">
            <text:p>11.5065972575065</text:p>
          </table:table-cell>
          <table:table-cell office:value-type="float" office:value="14.1283146644738" calcext:value-type="float">
            <text:p>14.1283146644738</text:p>
          </table:table-cell>
          <table:table-cell office:value-type="float" office:value="13.1031957743798" calcext:value-type="float">
            <text:p>13.1031957743798</text:p>
          </table:table-cell>
          <table:table-cell office:value-type="float" office:value="9.95146577020816" calcext:value-type="float">
            <text:p>9.95146577020816</text:p>
          </table:table-cell>
          <table:table-cell office:value-type="float" office:value="7.82169655093567" calcext:value-type="float">
            <text:p>7.82169655093567</text:p>
          </table:table-cell>
          <table:table-cell office:value-type="float" office:value="7.64266080032147" calcext:value-type="float">
            <text:p>7.64266080032147</text:p>
          </table:table-cell>
          <table:table-cell office:value-type="float" office:value="8.59984872096224" calcext:value-type="float">
            <text:p>8.59984872096224</text:p>
          </table:table-cell>
          <table:table-cell office:value-type="float" office:value="9.65927800802285" calcext:value-type="float">
            <text:p>9.65927800802285</text:p>
          </table:table-cell>
          <table:table-cell office:value-type="float" office:value="9.87529427373668" calcext:value-type="float">
            <text:p>9.87529427373668</text:p>
          </table:table-cell>
          <table:table-cell office:value-type="float" office:value="9.47984791198908" calcext:value-type="float">
            <text:p>9.47984791198908</text:p>
          </table:table-cell>
          <table:table-cell office:value-type="float" office:value="9.07500511133446" calcext:value-type="float">
            <text:p>9.07500511133446</text:p>
          </table:table-cell>
          <table:table-cell office:value-type="float" office:value="8.85784134802353" calcext:value-type="float">
            <text:p>8.85784134802353</text:p>
          </table:table-cell>
          <table:table-cell office:value-type="float" office:value="8.85288547390567" calcext:value-type="float">
            <text:p>8.85288547390567</text:p>
          </table:table-cell>
          <table:table-cell office:value-type="float" office:value="8.89796614953394" calcext:value-type="float">
            <text:p>8.89796614953394</text:p>
          </table:table-cell>
          <table:table-cell office:value-type="float" office:value="8.86041149485512" calcext:value-type="float">
            <text:p>8.86041149485512</text:p>
          </table:table-cell>
          <table:table-cell office:value-type="float" office:value="8.75328173307759" calcext:value-type="float">
            <text:p>8.75328173307759</text:p>
          </table:table-cell>
          <table:table-cell office:value-type="float" office:value="8.64089886631108" calcext:value-type="float">
            <text:p>8.64089886631108</text:p>
          </table:table-cell>
          <table:table-cell office:value-type="float" office:value="8.66527267444359" calcext:value-type="float">
            <text:p>8.66527267444359</text:p>
          </table:table-cell>
          <table:table-cell office:value-type="float" office:value="9.80372781033922" calcext:value-type="float">
            <text:p>9.80372781033922</text:p>
          </table:table-cell>
          <table:table-cell office:value-type="float" office:value="14.0400832066529" calcext:value-type="float">
            <text:p>14.0400832066529</text:p>
          </table:table-cell>
          <table:table-cell office:value-type="float" office:value="24.0586140316044" calcext:value-type="float">
            <text:p>24.0586140316044</text:p>
          </table:table-cell>
          <table:table-cell office:value-type="float" office:value="42.6446311975996" calcext:value-type="float">
            <text:p>42.6446311975996</text:p>
          </table:table-cell>
          <table:table-cell office:value-type="float" office:value="67.5579267012633" calcext:value-type="float">
            <text:p>67.5579267012633</text:p>
          </table:table-cell>
          <table:table-cell office:value-type="float" office:value="92.6827177344169" calcext:value-type="float">
            <text:p>92.6827177344169</text:p>
          </table:table-cell>
          <table:table-cell office:value-type="float" office:value="106.485237875977" calcext:value-type="float">
            <text:p>106.485237875977</text:p>
          </table:table-cell>
          <table:table-cell office:value-type="float" office:value="97.3409072486176" calcext:value-type="float">
            <text:p>97.3409072486176</text:p>
          </table:table-cell>
          <table:table-cell office:value-type="float" office:value="65.6893346394829" calcext:value-type="float">
            <text:p>65.6893346394829</text:p>
          </table:table-cell>
          <table:table-cell office:value-type="float" office:value="19.439214043788" calcext:value-type="float">
            <text:p>19.439214043788</text:p>
          </table:table-cell>
          <table:table-cell office:value-type="float" office:value="-20.5657197763315" calcext:value-type="float">
            <text:p>-20.5657197763315</text:p>
          </table:table-cell>
          <table:table-cell office:value-type="float" office:value="-36.6919928610144" calcext:value-type="float">
            <text:p>-36.6919928610144</text:p>
          </table:table-cell>
          <table:table-cell office:value-type="float" office:value="-27.0361467715454" calcext:value-type="float">
            <text:p>-27.0361467715454</text:p>
          </table:table-cell>
          <table:table-cell office:value-type="float" office:value="0.383008594885527" calcext:value-type="float">
            <text:p>0.383008594885527</text:p>
          </table:table-cell>
          <table:table-cell office:value-type="float" office:value="24.1123193057227" calcext:value-type="float">
            <text:p>24.1123193057227</text:p>
          </table:table-cell>
          <table:table-cell office:value-type="float" office:value="31.1511621028043" calcext:value-type="float">
            <text:p>31.1511621028043</text:p>
          </table:table-cell>
          <table:table-cell office:value-type="float" office:value="22.043499081819" calcext:value-type="float">
            <text:p>22.043499081819</text:p>
          </table:table-cell>
          <table:table-cell office:value-type="float" office:value="5.20593291457148" calcext:value-type="float">
            <text:p>5.20593291457148</text:p>
          </table:table-cell>
          <table:table-cell office:value-type="float" office:value="-4.94359256558981" calcext:value-type="float">
            <text:p>-4.94359256558981</text:p>
          </table:table-cell>
          <table:table-cell office:value-type="float" office:value="-4.46321475653367" calcext:value-type="float">
            <text:p>-4.46321475653367</text:p>
          </table:table-cell>
          <table:table-cell office:value-type="float" office:value="2.64140551358981" calcext:value-type="float">
            <text:p>2.64140551358981</text:p>
          </table:table-cell>
          <table:table-cell office:value-type="float" office:value="10.1114328623899" calcext:value-type="float">
            <text:p>10.1114328623899</text:p>
          </table:table-cell>
          <table:table-cell office:value-type="float" office:value="11.8275438425745" calcext:value-type="float">
            <text:p>11.8275438425745</text:p>
          </table:table-cell>
          <table:table-cell office:value-type="float" office:value="9.05692396052621" calcext:value-type="float">
            <text:p>9.05692396052621</text:p>
          </table:table-cell>
          <table:table-cell office:value-type="float" office:value="5.49534249145423" calcext:value-type="float">
            <text:p>5.49534249145423</text:p>
          </table:table-cell>
          <table:table-cell office:value-type="float" office:value="3.4468886545491" calcext:value-type="float">
            <text:p>3.4468886545491</text:p>
          </table:table-cell>
          <table:table-cell office:value-type="float" office:value="3.93176453758523" calcext:value-type="float">
            <text:p>3.93176453758523</text:p>
          </table:table-cell>
          <table:table-cell office:value-type="float" office:value="5.26361755251993" calcext:value-type="float">
            <text:p>5.26361755251993</text:p>
          </table:table-cell>
          <table:table-cell office:value-type="float" office:value="5.92666556670355" calcext:value-type="float">
            <text:p>5.92666556670355</text:p>
          </table:table-cell>
          <table:table-cell office:value-type="float" office:value="5.81926484187024" calcext:value-type="float">
            <text:p>5.81926484187024</text:p>
          </table:table-cell>
          <table:table-cell office:value-type="float" office:value="5.22675696280627" calcext:value-type="float">
            <text:p>5.22675696280627</text:p>
          </table:table-cell>
          <table:table-cell office:value-type="float" office:value="4.73862609542713" calcext:value-type="float">
            <text:p>4.73862609542713</text:p>
          </table:table-cell>
          <table:table-cell office:value-type="float" office:value="4.57864882020635" calcext:value-type="float">
            <text:p>4.57864882020635</text:p>
          </table:table-cell>
          <table:table-cell office:value-type="float" office:value="4.537904325844" calcext:value-type="float">
            <text:p>4.537904325844</text:p>
          </table:table-cell>
          <table:table-cell office:value-type="float" office:value="4.47839644456642" calcext:value-type="float">
            <text:p>4.47839644456642</text:p>
          </table:table-cell>
          <table:table-cell office:value-type="float" office:value="4.34664116833157" calcext:value-type="float">
            <text:p>4.34664116833157</text:p>
          </table:table-cell>
          <table:table-cell office:value-type="float" office:value="4.17020214973056" calcext:value-type="float">
            <text:p>4.17020214973056</text:p>
          </table:table-cell>
          <table:table-cell office:value-type="float" office:value="4.01205250218792" calcext:value-type="float">
            <text:p>4.01205250218792</text:p>
          </table:table-cell>
          <table:table-cell office:value-type="float" office:value="3.85294867767714" calcext:value-type="float">
            <text:p>3.85294867767714</text:p>
          </table:table-cell>
          <table:table-cell office:value-type="float" office:value="3.66537980432874" calcext:value-type="float">
            <text:p>3.66537980432874</text:p>
          </table:table-cell>
          <table:table-cell office:value-type="float" office:value="3.55648983129191" calcext:value-type="float">
            <text:p>3.55648983129191</text:p>
          </table:table-cell>
          <table:table-cell office:value-type="float" office:value="3.86938971898431" calcext:value-type="float">
            <text:p>3.86938971898431</text:p>
          </table:table-cell>
          <table:table-cell office:value-type="float" office:value="5.6151665932987" calcext:value-type="float">
            <text:p>5.6151665932987</text:p>
          </table:table-cell>
          <table:table-cell office:value-type="float" office:value="9.63208155495773" calcext:value-type="float">
            <text:p>9.63208155495773</text:p>
          </table:table-cell>
          <table:table-cell office:value-type="float" office:value="15.9728386327406" calcext:value-type="float">
            <text:p>15.9728386327406</text:p>
          </table:table-cell>
          <table:table-cell office:value-type="float" office:value="23.189659921319" calcext:value-type="float">
            <text:p>23.189659921319</text:p>
          </table:table-cell>
          <table:table-cell office:value-type="float" office:value="27.4435447632309" calcext:value-type="float">
            <text:p>27.4435447632309</text:p>
          </table:table-cell>
          <table:table-cell office:value-type="float" office:value="25.933505092088" calcext:value-type="float">
            <text:p>25.933505092088</text:p>
          </table:table-cell>
          <table:table-cell office:value-type="float" office:value="17.6788522978123" calcext:value-type="float">
            <text:p>17.6788522978123</text:p>
          </table:table-cell>
          <table:table-cell office:value-type="float" office:value="5.55698125990363" calcext:value-type="float">
            <text:p>5.55698125990363</text:p>
          </table:table-cell>
          <table:table-cell office:value-type="float" office:value="-4.26411068319436" calcext:value-type="float">
            <text:p>-4.26411068319436</text:p>
          </table:table-cell>
          <table:table-cell office:value-type="float" office:value="-8.26312282611708" calcext:value-type="float">
            <text:p>-8.26312282611708</text:p>
          </table:table-cell>
          <table:table-cell office:value-type="float" office:value="-5.37832238277226" calcext:value-type="float">
            <text:p>-5.37832238277226</text:p>
          </table:table-cell>
          <table:table-cell office:value-type="float" office:value="0.795712370560314" calcext:value-type="float">
            <text:p>0.795712370560314</text:p>
          </table:table-cell>
          <table:table-cell office:value-type="float" office:value="5.00747604579653" calcext:value-type="float">
            <text:p>5.00747604579653</text:p>
          </table:table-cell>
          <table:table-cell office:value-type="float" office:value="5.65172449650638" calcext:value-type="float">
            <text:p>5.65172449650638</text:p>
          </table:table-cell>
          <table:table-cell office:value-type="float" office:value="3.04008682881334" calcext:value-type="float">
            <text:p>3.04008682881334</text:p>
          </table:table-cell>
          <table:table-cell office:value-type="float" office:value="-0.0543579611070467" calcext:value-type="float">
            <text:p>-0.054357961107047</text:p>
          </table:table-cell>
          <table:table-cell office:value-type="float" office:value="-1.22467372386269" calcext:value-type="float">
            <text:p>-1.22467372386269</text:p>
          </table:table-cell>
          <table:table-cell office:value-type="float" office:value="-0.826424592886475" calcext:value-type="float">
            <text:p>-0.826424592886475</text:p>
          </table:table-cell>
          <table:table-cell office:value-type="float" office:value="0.21212493290834" calcext:value-type="float">
            <text:p>0.21212493290834</text:p>
          </table:table-cell>
          <table:table-cell office:value-type="float" office:value="0.794589257590299" calcext:value-type="float">
            <text:p>0.794589257590299</text:p>
          </table:table-cell>
          <table:table-cell office:value-type="float" office:value="0.506883480142939" calcext:value-type="float">
            <text:p>0.506883480142939</text:p>
          </table:table-cell>
          <table:table-cell office:value-type="float" office:value="-0.0483397988353876" calcext:value-type="float">
            <text:p>-0.048339798835388</text:p>
          </table:table-cell>
          <table:table-cell office:value-type="float" office:value="-0.469634560520195" calcext:value-type="float">
            <text:p>-0.469634560520195</text:p>
          </table:table-cell>
          <table:table-cell office:value-type="float" office:value="-0.66734695740243" calcext:value-type="float">
            <text:p>-0.66734695740243</text:p>
          </table:table-cell>
          <table:table-cell office:value-type="float" office:value="-0.718179083577054" calcext:value-type="float">
            <text:p>-0.718179083577054</text:p>
          </table:table-cell>
          <table:table-cell office:value-type="float" office:value="-0.803767461152036" calcext:value-type="float">
            <text:p>-0.803767461152036</text:p>
          </table:table-cell>
          <table:table-cell office:value-type="float" office:value="-0.971507077956224" calcext:value-type="float">
            <text:p>-0.971507077956224</text:p>
          </table:table-cell>
          <table:table-cell office:value-type="float" office:value="-1.18190735843677" calcext:value-type="float">
            <text:p>-1.18190735843677</text:p>
          </table:table-cell>
          <table:table-cell office:value-type="float" office:value="-1.33839571669528" calcext:value-type="float">
            <text:p>-1.33839571669528</text:p>
          </table:table-cell>
          <table:table-cell office:value-type="float" office:value="-1.05302711324984" calcext:value-type="float">
            <text:p>-1.05302711324984</text:p>
          </table:table-cell>
          <table:table-cell office:value-type="float" office:value="1.31251178326468" calcext:value-type="float">
            <text:p>1.31251178326468</text:p>
          </table:table-cell>
          <table:table-cell office:value-type="float" office:value="8.01441488509787" calcext:value-type="float">
            <text:p>8.01441488509787</text:p>
          </table:table-cell>
          <table:table-cell office:value-type="float" office:value="22.1292088218254" calcext:value-type="float">
            <text:p>22.1292088218254</text:p>
          </table:table-cell>
          <table:table-cell office:value-type="float" office:value="44.5183772091615" calcext:value-type="float">
            <text:p>44.5183772091615</text:p>
          </table:table-cell>
          <table:table-cell office:value-type="float" office:value="70.4768684415278" calcext:value-type="float">
            <text:p>70.4768684415278</text:p>
          </table:table-cell>
          <table:table-cell office:value-type="float" office:value="91.5201416807599" calcext:value-type="float">
            <text:p>91.5201416807599</text:p>
          </table:table-cell>
          <table:table-cell office:value-type="float" office:value="94.3820228594245" calcext:value-type="float">
            <text:p>94.3820228594245</text:p>
          </table:table-cell>
          <table:table-cell office:value-type="float" office:value="73.1943381684042" calcext:value-type="float">
            <text:p>73.1943381684042</text:p>
          </table:table-cell>
          <table:table-cell office:value-type="float" office:value="32.2181571634451" calcext:value-type="float">
            <text:p>32.2181571634451</text:p>
          </table:table-cell>
          <table:table-cell office:value-type="float" office:value="-13.8740979155806" calcext:value-type="float">
            <text:p>-13.8740979155806</text:p>
          </table:table-cell>
          <table:table-cell office:value-type="float" office:value="-42.7793983078165" calcext:value-type="float">
            <text:p>-42.7793983078165</text:p>
          </table:table-cell>
          <table:table-cell office:value-type="float" office:value="-45.7445492460251" calcext:value-type="float">
            <text:p>-45.7445492460251</text:p>
          </table:table-cell>
          <table:table-cell office:value-type="float" office:value="-24.8854800017563" calcext:value-type="float">
            <text:p>-24.8854800017563</text:p>
          </table:table-cell>
          <table:table-cell office:value-type="float" office:value="3.38817127184502" calcext:value-type="float">
            <text:p>3.38817127184502</text:p>
          </table:table-cell>
          <table:table-cell office:value-type="float" office:value="18.8972955646095" calcext:value-type="float">
            <text:p>18.8972955646095</text:p>
          </table:table-cell>
          <table:table-cell office:value-type="float" office:value="17.3876684893383" calcext:value-type="float">
            <text:p>17.3876684893383</text:p>
          </table:table-cell>
          <table:table-cell office:value-type="float" office:value="2.520345906626" calcext:value-type="float">
            <text:p>2.520345906626</text:p>
          </table:table-cell>
          <table:table-cell office:value-type="float" office:value="-12.4840364848606" calcext:value-type="float">
            <text:p>-12.4840364848606</text:p>
          </table:table-cell>
          <table:table-cell office:value-type="float" office:value="-16.8446028896764" calcext:value-type="float">
            <text:p>-16.8446028896764</text:p>
          </table:table-cell>
          <table:table-cell office:value-type="float" office:value="-12.4156294672953" calcext:value-type="float">
            <text:p>-12.4156294672953</text:p>
          </table:table-cell>
          <table:table-cell office:value-type="float" office:value="-4.23010531791431" calcext:value-type="float">
            <text:p>-4.23010531791431</text:p>
          </table:table-cell>
          <table:table-cell office:value-type="float" office:value="0.692161472535544" calcext:value-type="float">
            <text:p>0.692161472535544</text:p>
          </table:table-cell>
          <table:table-cell office:value-type="float" office:value="-0.387753945547612" calcext:value-type="float">
            <text:p>-0.387753945547612</text:p>
          </table:table-cell>
          <table:table-cell office:value-type="float" office:value="-3.94722639183779" calcext:value-type="float">
            <text:p>-3.94722639183779</text:p>
          </table:table-cell>
          <table:table-cell office:value-type="float" office:value="-6.98803355399579" calcext:value-type="float">
            <text:p>-6.98803355399579</text:p>
          </table:table-cell>
          <table:table-cell office:value-type="float" office:value="-7.68283002514932" calcext:value-type="float">
            <text:p>-7.68283002514932</text:p>
          </table:table-cell>
          <table:table-cell office:value-type="float" office:value="-6.49637324497493" calcext:value-type="float">
            <text:p>-6.49637324497493</text:p>
          </table:table-cell>
          <table:table-cell office:value-type="float" office:value="-5.43089295516811" calcext:value-type="float">
            <text:p>-5.43089295516811</text:p>
          </table:table-cell>
          <table:table-cell office:value-type="float" office:value="-5.16492449145446" calcext:value-type="float">
            <text:p>-5.16492449145446</text:p>
          </table:table-cell>
          <table:table-cell office:value-type="float" office:value="-5.57607274622888" calcext:value-type="float">
            <text:p>-5.57607274622888</text:p>
          </table:table-cell>
          <table:table-cell office:value-type="float" office:value="-6.17525710520266" calcext:value-type="float">
            <text:p>-6.17525710520266</text:p>
          </table:table-cell>
          <table:table-cell office:value-type="float" office:value="-6.46309129191318" calcext:value-type="float">
            <text:p>-6.46309129191318</text:p>
          </table:table-cell>
          <table:table-cell office:value-type="float" office:value="-6.51743021133623" calcext:value-type="float">
            <text:p>-6.51743021133623</text:p>
          </table:table-cell>
          <table:table-cell office:value-type="float" office:value="-6.53795686265018" calcext:value-type="float">
            <text:p>-6.53795686265018</text:p>
          </table:table-cell>
          <table:table-cell office:value-type="float" office:value="-6.60607254245552" calcext:value-type="float">
            <text:p>-6.60607254245552</text:p>
          </table:table-cell>
          <table:table-cell office:value-type="float" office:value="-6.74213114948346" calcext:value-type="float">
            <text:p>-6.74213114948346</text:p>
          </table:table-cell>
          <table:table-cell office:value-type="float" office:value="-6.88284430201814" calcext:value-type="float">
            <text:p>-6.88284430201814</text:p>
          </table:table-cell>
          <table:table-cell office:value-type="float" office:value="-7.00096237665801" calcext:value-type="float">
            <text:p>-7.00096237665801</text:p>
          </table:table-cell>
          <table:table-cell office:value-type="float" office:value="-7.14194677821782" calcext:value-type="float">
            <text:p>-7.14194677821782</text:p>
          </table:table-cell>
          <table:table-cell office:value-type="float" office:value="-7.26821979837789" calcext:value-type="float">
            <text:p>-7.26821979837789</text:p>
          </table:table-cell>
          <table:table-cell office:value-type="float" office:value="-7.20796745756348" calcext:value-type="float">
            <text:p>-7.20796745756348</text:p>
          </table:table-cell>
          <table:table-cell office:value-type="float" office:value="-6.26446367338628" calcext:value-type="float">
            <text:p>-6.26446367338628</text:p>
          </table:table-cell>
          <table:table-cell office:value-type="float" office:value="-3.35887742051804" calcext:value-type="float">
            <text:p>-3.35887742051804</text:p>
          </table:table-cell>
          <table:table-cell office:value-type="float" office:value="1.90560711682681" calcext:value-type="float">
            <text:p>1.90560711682681</text:p>
          </table:table-cell>
          <table:table-cell office:value-type="float" office:value="9.14679031481494" calcext:value-type="float">
            <text:p>9.14679031481494</text:p>
          </table:table-cell>
          <table:table-cell office:value-type="float" office:value="15.4121677415704" calcext:value-type="float">
            <text:p>15.4121677415704</text:p>
          </table:table-cell>
          <table:table-cell office:value-type="float" office:value="16.9803594019893" calcext:value-type="float">
            <text:p>16.9803594019893</text:p>
          </table:table-cell>
          <table:table-cell office:value-type="float" office:value="12.1437520417757" calcext:value-type="float">
            <text:p>12.1437520417757</text:p>
          </table:table-cell>
          <table:table-cell office:value-type="float" office:value="1.24074775281315" calcext:value-type="float">
            <text:p>1.24074775281315</text:p>
          </table:table-cell>
          <table:table-cell office:value-type="float" office:value="-10.3476263079359" calcext:value-type="float">
            <text:p>-10.3476263079359</text:p>
          </table:table-cell>
          <table:table-cell office:value-type="float" office:value="-17.3511820152834" calcext:value-type="float">
            <text:p>-17.3511820152834</text:p>
          </table:table-cell>
          <table:table-cell office:value-type="float" office:value="-17.7150543827625" calcext:value-type="float">
            <text:p>-17.7150543827625</text:p>
          </table:table-cell>
          <table:table-cell office:value-type="float" office:value="-12.3493257447652" calcext:value-type="float">
            <text:p>-12.3493257447652</text:p>
          </table:table-cell>
          <table:table-cell office:value-type="float" office:value="-6.62348580708168" calcext:value-type="float">
            <text:p>-6.62348580708168</text:p>
          </table:table-cell>
          <table:table-cell office:value-type="float" office:value="-4.1031907240849" calcext:value-type="float">
            <text:p>-4.1031907240849</text:p>
          </table:table-cell>
          <table:table-cell office:value-type="float" office:value="-5.22189846250268" calcext:value-type="float">
            <text:p>-5.22189846250268</text:p>
          </table:table-cell>
          <table:table-cell office:value-type="float" office:value="-8.41244816099163" calcext:value-type="float">
            <text:p>-8.41244816099163</text:p>
          </table:table-cell>
          <table:table-cell office:value-type="float" office:value="-10.5321471299272" calcext:value-type="float">
            <text:p>-10.5321471299272</text:p>
          </table:table-cell>
          <table:table-cell office:value-type="float" office:value="-10.7049348296154" calcext:value-type="float">
            <text:p>-10.7049348296154</text:p>
          </table:table-cell>
          <table:table-cell office:value-type="float" office:value="-9.75188324587853" calcext:value-type="float">
            <text:p>-9.75188324587853</text:p>
          </table:table-cell>
          <table:table-cell office:value-type="float" office:value="-8.71043538740794" calcext:value-type="float">
            <text:p>-8.71043538740794</text:p>
          </table:table-cell>
          <table:table-cell office:value-type="float" office:value="-8.5150731023385" calcext:value-type="float">
            <text:p>-8.5150731023385</text:p>
          </table:table-cell>
          <table:table-cell office:value-type="float" office:value="-8.91454621473233" calcext:value-type="float">
            <text:p>-8.91454621473233</text:p>
          </table:table-cell>
          <table:table-cell office:value-type="float" office:value="-9.31137783404703" calcext:value-type="float">
            <text:p>-9.31137783404703</text:p>
          </table:table-cell>
          <table:table-cell office:value-type="float" office:value="-9.51394125810928" calcext:value-type="float">
            <text:p>-9.51394125810928</text:p>
          </table:table-cell>
          <table:table-cell office:value-type="float" office:value="-9.50052225727686" calcext:value-type="float">
            <text:p>-9.50052225727686</text:p>
          </table:table-cell>
          <table:table-cell office:value-type="float" office:value="-9.43518404379219" calcext:value-type="float">
            <text:p>-9.43518404379219</text:p>
          </table:table-cell>
          <table:table-cell office:value-type="float" office:value="-9.44799621051173" calcext:value-type="float">
            <text:p>-9.44799621051173</text:p>
          </table:table-cell>
          <table:table-cell office:value-type="float" office:value="-9.52461008701694" calcext:value-type="float">
            <text:p>-9.52461008701694</text:p>
          </table:table-cell>
          <table:table-cell office:value-type="float" office:value="-9.59964035642363" calcext:value-type="float">
            <text:p>-9.59964035642363</text:p>
          </table:table-cell>
          <table:table-cell office:value-type="float" office:value="-9.5275356150345" calcext:value-type="float">
            <text:p>-9.5275356150345</text:p>
          </table:table-cell>
          <table:table-cell office:value-type="float" office:value="-8.307136544333" calcext:value-type="float">
            <text:p>-8.307136544333</text:p>
          </table:table-cell>
          <table:table-cell office:value-type="float" office:value="-3.94637297536427" calcext:value-type="float">
            <text:p>-3.94637297536427</text:p>
          </table:table-cell>
          <table:table-cell office:value-type="float" office:value="6.25484400518977" calcext:value-type="float">
            <text:p>6.25484400518977</text:p>
          </table:table-cell>
          <table:table-cell office:value-type="float" office:value="25.0490476481752" calcext:value-type="float">
            <text:p>25.0490476481752</text:p>
          </table:table-cell>
          <table:table-cell office:value-type="float" office:value="50.0905410680818" calcext:value-type="float">
            <text:p>50.0905410680818</text:p>
          </table:table-cell>
          <table:table-cell office:value-type="float" office:value="75.2094163866896" calcext:value-type="float">
            <text:p>75.2094163866896</text:p>
          </table:table-cell>
          <table:table-cell office:value-type="float" office:value="88.7769171778417" calcext:value-type="float">
            <text:p>88.7769171778417</text:p>
          </table:table-cell>
          <table:table-cell office:value-type="float" office:value="79.2980481105639" calcext:value-type="float">
            <text:p>79.2980481105639</text:p>
          </table:table-cell>
          <table:table-cell office:value-type="float" office:value="47.3896523840056" calcext:value-type="float">
            <text:p>47.3896523840056</text:p>
          </table:table-cell>
          <table:table-cell office:value-type="float" office:value="1.13954407256515" calcext:value-type="float">
            <text:p>1.13954407256515</text:p>
          </table:table-cell>
          <table:table-cell office:value-type="float" office:value="-38.4627092058975" calcext:value-type="float">
            <text:p>-38.4627092058975</text:p>
          </table:table-cell>
          <table:table-cell office:value-type="float" office:value="-54.0448377545254" calcext:value-type="float">
            <text:p>-54.0448377545254</text:p>
          </table:table-cell>
          <table:table-cell office:value-type="float" office:value="-43.8631904663078" calcext:value-type="float">
            <text:p>-43.8631904663078</text:p>
          </table:table-cell>
          <table:table-cell office:value-type="float" office:value="-16.2061636825703" calcext:value-type="float">
            <text:p>-16.2061636825703</text:p>
          </table:table-cell>
          <table:table-cell office:value-type="float" office:value="7.40603228781919" calcext:value-type="float">
            <text:p>7.40603228781919</text:p>
          </table:table-cell>
          <table:table-cell office:value-type="float" office:value="14.2774434906278" calcext:value-type="float">
            <text:p>14.2774434906278</text:p>
          </table:table-cell>
          <table:table-cell office:value-type="float" office:value="5.05908014226199" calcext:value-type="float">
            <text:p>5.05908014226199</text:p>
          </table:table-cell>
          <table:table-cell office:value-type="float" office:value="-11.6501353476077" calcext:value-type="float">
            <text:p>-11.6501353476077</text:p>
          </table:table-cell>
          <table:table-cell office:value-type="float" office:value="-21.4704665782708" calcext:value-type="float">
            <text:p>-21.4704665782708</text:p>
          </table:table-cell>
          <table:table-cell office:value-type="float" office:value="-20.7011223201216" calcext:value-type="float">
            <text:p>-20.7011223201216</text:p>
          </table:table-cell>
          <table:table-cell office:value-type="float" office:value="-13.3861557815499" calcext:value-type="float">
            <text:p>-13.3861557815499</text:p>
          </table:table-cell>
          <table:table-cell office:value-type="float" office:value="-5.82413451506044" calcext:value-type="float">
            <text:p>-5.82413451506044</text:p>
          </table:table-cell>
          <table:table-cell office:value-type="float" office:value="-4.06264884147664" calcext:value-type="float">
            <text:p>-4.06264884147664</text:p>
          </table:table-cell>
          <table:table-cell office:value-type="float" office:value="-6.71665071680507" calcext:value-type="float">
            <text:p>-6.71665071680507</text:p>
          </table:table-cell>
          <table:table-cell office:value-type="float" office:value="-10.106303941736" calcext:value-type="float">
            <text:p>-10.106303941736</text:p>
          </table:table-cell>
          <table:table-cell office:value-type="float" office:value="-11.946037093091" calcext:value-type="float">
            <text:p>-11.946037093091</text:p>
          </table:table-cell>
          <table:table-cell office:value-type="float" office:value="-11.2575232231806" calcext:value-type="float">
            <text:p>-11.2575232231806</text:p>
          </table:table-cell>
          <table:table-cell office:value-type="float" office:value="-9.75385002266308" calcext:value-type="float">
            <text:p>-9.75385002266308</text:p>
          </table:table-cell>
          <table:table-cell office:value-type="float" office:value="-8.92491068227708" calcext:value-type="float">
            <text:p>-8.92491068227708</text:p>
          </table:table-cell>
          <table:table-cell office:value-type="float" office:value="-8.86042671221794" calcext:value-type="float">
            <text:p>-8.86042671221794</text:p>
          </table:table-cell>
          <table:table-cell office:value-type="float" office:value="-9.26825133991328" calcext:value-type="float">
            <text:p>-9.26825133991328</text:p>
          </table:table-cell>
          <table:table-cell office:value-type="float" office:value="-9.55854224544979" calcext:value-type="float">
            <text:p>-9.55854224544979</text:p>
          </table:table-cell>
          <table:table-cell office:value-type="float" office:value="-9.51859162297828" calcext:value-type="float">
            <text:p>-9.51859162297828</text:p>
          </table:table-cell>
          <table:table-cell office:value-type="float" office:value="-9.35895331404258" calcext:value-type="float">
            <text:p>-9.35895331404258</text:p>
          </table:table-cell>
          <table:table-cell office:value-type="float" office:value="-9.21542621793437" calcext:value-type="float">
            <text:p>-9.21542621793437</text:p>
          </table:table-cell>
          <table:table-cell office:value-type="float" office:value="-9.14072811281971" calcext:value-type="float">
            <text:p>-9.14072811281971</text:p>
          </table:table-cell>
          <table:table-cell office:value-type="float" office:value="-9.10574410853411" calcext:value-type="float">
            <text:p>-9.10574410853411</text:p>
          </table:table-cell>
          <table:table-cell office:value-type="float" office:value="-9.04820766887921" calcext:value-type="float">
            <text:p>-9.04820766887921</text:p>
          </table:table-cell>
          <table:table-cell office:value-type="float" office:value="-8.98885174345298" calcext:value-type="float">
            <text:p>-8.98885174345298</text:p>
          </table:table-cell>
          <table:table-cell office:value-type="float" office:value="-8.95375763291851" calcext:value-type="float">
            <text:p>-8.95375763291851</text:p>
          </table:table-cell>
          <table:table-cell office:value-type="float" office:value="-8.83389663126214" calcext:value-type="float">
            <text:p>-8.83389663126214</text:p>
          </table:table-cell>
          <table:table-cell office:value-type="float" office:value="-8.27672729593774" calcext:value-type="float">
            <text:p>-8.27672729593774</text:p>
          </table:table-cell>
          <table:table-cell office:value-type="float" office:value="-6.2639965091411" calcext:value-type="float">
            <text:p>-6.2639965091411</text:p>
          </table:table-cell>
          <table:table-cell office:value-type="float" office:value="-1.97066810980328" calcext:value-type="float">
            <text:p>-1.97066810980328</text:p>
          </table:table-cell>
          <table:table-cell office:value-type="float" office:value="4.64597835641311" calcext:value-type="float">
            <text:p>4.64597835641311</text:p>
          </table:table-cell>
          <table:table-cell office:value-type="float" office:value="12.0891864468984" calcext:value-type="float">
            <text:p>12.0891864468984</text:p>
          </table:table-cell>
          <table:table-cell office:value-type="float" office:value="16.5072845744761" calcext:value-type="float">
            <text:p>16.5072845744761</text:p>
          </table:table-cell>
          <table:table-cell office:value-type="float" office:value="15.1377490973259" calcext:value-type="float">
            <text:p>15.1377490973259</text:p>
          </table:table-cell>
          <table:table-cell office:value-type="float" office:value="7.02700488929771" calcext:value-type="float">
            <text:p>7.02700488929771</text:p>
          </table:table-cell>
          <table:table-cell office:value-type="float" office:value="-4.85140990113175" calcext:value-type="float">
            <text:p>-4.85140990113175</text:p>
          </table:table-cell>
          <table:table-cell office:value-type="float" office:value="-14.3334569881284" calcext:value-type="float">
            <text:p>-14.3334569881284</text:p>
          </table:table-cell>
          <table:table-cell office:value-type="float" office:value="-17.9588173105734" calcext:value-type="float">
            <text:p>-17.9588173105734</text:p>
          </table:table-cell>
          <table:table-cell office:value-type="float" office:value="-14.7086230979324" calcext:value-type="float">
            <text:p>-14.7086230979324</text:p>
          </table:table-cell>
          <table:table-cell office:value-type="float" office:value="-8.26335313937997" calcext:value-type="float">
            <text:p>-8.26335313937997</text:p>
          </table:table-cell>
          <table:table-cell office:value-type="float" office:value="-3.84029414908607" calcext:value-type="float">
            <text:p>-3.84029414908607</text:p>
          </table:table-cell>
          <table:table-cell office:value-type="float" office:value="-2.98794459924953" calcext:value-type="float">
            <text:p>-2.98794459924953</text:p>
          </table:table-cell>
          <table:table-cell office:value-type="float" office:value="-5.36236493601707" calcext:value-type="float">
            <text:p>-5.36236493601707</text:p>
          </table:table-cell>
          <table:table-cell office:value-type="float" office:value="-8.16037531797538" calcext:value-type="float">
            <text:p>-8.16037531797538</text:p>
          </table:table-cell>
          <table:table-cell office:value-type="float" office:value="-9.01888420374766" calcext:value-type="float">
            <text:p>-9.01888420374766</text:p>
          </table:table-cell>
          <table:table-cell office:value-type="float" office:value="-8.32097752581458" calcext:value-type="float">
            <text:p>-8.32097752581458</text:p>
          </table:table-cell>
          <table:table-cell office:value-type="float" office:value="-6.99842202584523" calcext:value-type="float">
            <text:p>-6.99842202584523</text:p>
          </table:table-cell>
          <table:table-cell office:value-type="float" office:value="-6.1470474894299" calcext:value-type="float">
            <text:p>-6.1470474894299</text:p>
          </table:table-cell>
          <table:table-cell office:value-type="float" office:value="-6.15836716506386" calcext:value-type="float">
            <text:p>-6.15836716506386</text:p>
          </table:table-cell>
          <table:table-cell office:value-type="float" office:value="-6.42476118871792" calcext:value-type="float">
            <text:p>-6.42476118871792</text:p>
          </table:table-cell>
          <table:table-cell office:value-type="float" office:value="-6.55261694092565" calcext:value-type="float">
            <text:p>-6.55261694092565</text:p>
          </table:table-cell>
          <table:table-cell office:value-type="float" office:value="-6.45461375398094" calcext:value-type="float">
            <text:p>-6.45461375398094</text:p>
          </table:table-cell>
          <table:table-cell office:value-type="float" office:value="-6.21108927100852" calcext:value-type="float">
            <text:p>-6.21108927100852</text:p>
          </table:table-cell>
          <table:table-cell office:value-type="float" office:value="-6.00312910362506" calcext:value-type="float">
            <text:p>-6.00312910362506</text:p>
          </table:table-cell>
          <table:table-cell office:value-type="float" office:value="-5.87546823815843" calcext:value-type="float">
            <text:p>-5.87546823815843</text:p>
          </table:table-cell>
          <table:table-cell office:value-type="float" office:value="-5.78802336237608" calcext:value-type="float">
            <text:p>-5.78802336237608</text:p>
          </table:table-cell>
          <table:table-cell office:value-type="float" office:value="-5.64336167894162" calcext:value-type="float">
            <text:p>-5.64336167894162</text:p>
          </table:table-cell>
          <table:table-cell office:value-type="float" office:value="-5.03897287941896" calcext:value-type="float">
            <text:p>-5.03897287941896</text:p>
          </table:table-cell>
          <table:table-cell office:value-type="float" office:value="-2.31931913518737" calcext:value-type="float">
            <text:p>-2.31931913518737</text:p>
          </table:table-cell>
          <table:table-cell office:value-type="float" office:value="4.78385088483452" calcext:value-type="float">
            <text:p>4.78385088483452</text:p>
          </table:table-cell>
          <table:table-cell office:value-type="float" office:value="19.3532356332587" calcext:value-type="float">
            <text:p>19.3532356332587</text:p>
          </table:table-cell>
          <table:table-cell office:value-type="float" office:value="42.1533617172197" calcext:value-type="float">
            <text:p>42.1533617172197</text:p>
          </table:table-cell>
          <table:table-cell office:value-type="float" office:value="68.4241897188099" calcext:value-type="float">
            <text:p>68.4241897188099</text:p>
          </table:table-cell>
          <table:table-cell office:value-type="float" office:value="89.5776922281295" calcext:value-type="float">
            <text:p>89.5776922281295</text:p>
          </table:table-cell>
          <table:table-cell office:value-type="float" office:value="92.3425240283019" calcext:value-type="float">
            <text:p>92.3425240283019</text:p>
          </table:table-cell>
          <table:table-cell office:value-type="float" office:value="71.0816551561849" calcext:value-type="float">
            <text:p>71.0816551561849</text:p>
          </table:table-cell>
          <table:table-cell office:value-type="float" office:value="30.1561084701616" calcext:value-type="float">
            <text:p>30.1561084701616</text:p>
          </table:table-cell>
          <table:table-cell office:value-type="float" office:value="-15.5153406371711" calcext:value-type="float">
            <text:p>-15.5153406371711</text:p>
          </table:table-cell>
          <table:table-cell office:value-type="float" office:value="-43.6886581807385" calcext:value-type="float">
            <text:p>-43.6886581807385</text:p>
          </table:table-cell>
          <table:table-cell office:value-type="float" office:value="-45.907356259194" calcext:value-type="float">
            <text:p>-45.907356259194</text:p>
          </table:table-cell>
          <table:table-cell office:value-type="float" office:value="-24.4292771346027" calcext:value-type="float">
            <text:p>-24.4292771346027</text:p>
          </table:table-cell>
          <table:table-cell office:value-type="float" office:value="4.07954568567399" calcext:value-type="float">
            <text:p>4.07954568567399</text:p>
          </table:table-cell>
          <table:table-cell office:value-type="float" office:value="19.6006601001397" calcext:value-type="float">
            <text:p>19.6006601001397</text:p>
          </table:table-cell>
          <table:table-cell office:value-type="float" office:value="18.1206315957729" calcext:value-type="float">
            <text:p>18.1206315957729</text:p>
          </table:table-cell>
          <table:table-cell office:value-type="float" office:value="3.42986587966023" calcext:value-type="float">
            <text:p>3.42986587966023</text:p>
          </table:table-cell>
          <table:table-cell office:value-type="float" office:value="-11.1389930252232" calcext:value-type="float">
            <text:p>-11.1389930252232</text:p>
          </table:table-cell>
          <table:table-cell office:value-type="float" office:value="-15.0105074057198" calcext:value-type="float">
            <text:p>-15.0105074057198</text:p>
          </table:table-cell>
          <table:table-cell office:value-type="float" office:value="-10.1617292759039" calcext:value-type="float">
            <text:p>-10.1617292759039</text:p>
          </table:table-cell>
          <table:table-cell office:value-type="float" office:value="-1.66590801382196" calcext:value-type="float">
            <text:p>-1.66590801382196</text:p>
          </table:table-cell>
          <table:table-cell office:value-type="float" office:value="3.45535631463576" calcext:value-type="float">
            <text:p>3.45535631463576</text:p>
          </table:table-cell>
          <table:table-cell office:value-type="float" office:value="2.60507576393155" calcext:value-type="float">
            <text:p>2.60507576393155</text:p>
          </table:table-cell>
          <table:table-cell office:value-type="float" office:value="-0.661714611345726" calcext:value-type="float">
            <text:p>-0.661714611345726</text:p>
          </table:table-cell>
          <table:table-cell office:value-type="float" office:value="-3.37350115646731" calcext:value-type="float">
            <text:p>-3.37350115646731</text:p>
          </table:table-cell>
          <table:table-cell office:value-type="float" office:value="-3.7208465638639" calcext:value-type="float">
            <text:p>-3.7208465638639</text:p>
          </table:table-cell>
          <table:table-cell office:value-type="float" office:value="-2.22006423411577" calcext:value-type="float">
            <text:p>-2.22006423411577</text:p>
          </table:table-cell>
          <table:table-cell office:value-type="float" office:value="-0.868132630182484" calcext:value-type="float">
            <text:p>-0.868132630182484</text:p>
          </table:table-cell>
          <table:table-cell office:value-type="float" office:value="-0.317072106652041" calcext:value-type="float">
            <text:p>-0.317072106652041</text:p>
          </table:table-cell>
          <table:table-cell office:value-type="float" office:value="-0.439791258106637" calcext:value-type="float">
            <text:p>-0.439791258106637</text:p>
          </table:table-cell>
          <table:table-cell office:value-type="float" office:value="-0.741411886859116" calcext:value-type="float">
            <text:p>-0.741411886859116</text:p>
          </table:table-cell>
          <table:table-cell office:value-type="float" office:value="-0.729518411773686" calcext:value-type="float">
            <text:p>-0.729518411773686</text:p>
          </table:table-cell>
          <table:table-cell office:value-type="float" office:value="-0.489753961638492" calcext:value-type="float">
            <text:p>-0.489753961638492</text:p>
          </table:table-cell>
          <table:table-cell office:value-type="float" office:value="-0.220115364516368" calcext:value-type="float">
            <text:p>-0.220115364516368</text:p>
          </table:table-cell>
          <table:table-cell office:value-type="float" office:value="-0.000787305716894629" calcext:value-type="float">
            <text:p>-0.000787305716895</text:p>
          </table:table-cell>
          <table:table-cell office:value-type="float" office:value="0.149310143211449" calcext:value-type="float">
            <text:p>0.149310143211449</text:p>
          </table:table-cell>
          <table:table-cell office:value-type="float" office:value="0.293969419887005" calcext:value-type="float">
            <text:p>0.293969419887005</text:p>
          </table:table-cell>
          <table:table-cell office:value-type="float" office:value="0.45876537237154" calcext:value-type="float">
            <text:p>0.45876537237154</text:p>
          </table:table-cell>
          <table:table-cell office:value-type="float" office:value="0.59800947763937" calcext:value-type="float">
            <text:p>0.59800947763937</text:p>
          </table:table-cell>
          <table:table-cell office:value-type="float" office:value="0.751778511906986" calcext:value-type="float">
            <text:p>0.751778511906986</text:p>
          </table:table-cell>
          <table:table-cell office:value-type="float" office:value="1.09508351474995" calcext:value-type="float">
            <text:p>1.09508351474995</text:p>
          </table:table-cell>
          <table:table-cell office:value-type="float" office:value="2.3372975546859" calcext:value-type="float">
            <text:p>2.3372975546859</text:p>
          </table:table-cell>
          <table:table-cell office:value-type="float" office:value="5.55397168956336" calcext:value-type="float">
            <text:p>5.55397168956336</text:p>
          </table:table-cell>
          <table:table-cell office:value-type="float" office:value="11.1272820464039" calcext:value-type="float">
            <text:p>11.1272820464039</text:p>
          </table:table-cell>
          <table:table-cell office:value-type="float" office:value="18.6515818198562" calcext:value-type="float">
            <text:p>18.6515818198562</text:p>
          </table:table-cell>
          <table:table-cell office:value-type="float" office:value="25.1289496489398" calcext:value-type="float">
            <text:p>25.1289496489398</text:p>
          </table:table-cell>
          <table:table-cell office:value-type="float" office:value="26.8587523962658" calcext:value-type="float">
            <text:p>26.8587523962658</text:p>
          </table:table-cell>
          <table:table-cell office:value-type="float" office:value="22.1630121628973" calcext:value-type="float">
            <text:p>22.1630121628973</text:p>
          </table:table-cell>
          <table:table-cell office:value-type="float" office:value="11.4496636964477" calcext:value-type="float">
            <text:p>11.4496636964477</text:p>
          </table:table-cell>
          <table:table-cell office:value-type="float" office:value="0.157490545655312" calcext:value-type="float">
            <text:p>0.157490545655312</text:p>
          </table:table-cell>
          <table:table-cell office:value-type="float" office:value="-6.49661847583597" calcext:value-type="float">
            <text:p>-6.49661847583597</text:p>
          </table:table-cell>
          <table:table-cell office:value-type="float" office:value="-6.49233127311792" calcext:value-type="float">
            <text:p>-6.49233127311792</text:p>
          </table:table-cell>
          <table:table-cell office:value-type="float" office:value="-0.828797058069564" calcext:value-type="float">
            <text:p>-0.828797058069564</text:p>
          </table:table-cell>
          <table:table-cell office:value-type="float" office:value="5.09904387178911" calcext:value-type="float">
            <text:p>5.09904387178911</text:p>
          </table:table-cell>
          <table:table-cell office:value-type="float" office:value="7.79574227621573" calcext:value-type="float">
            <text:p>7.79574227621573</text:p>
          </table:table-cell>
          <table:table-cell office:value-type="float" office:value="6.85333484595083" calcext:value-type="float">
            <text:p>6.85333484595083</text:p>
          </table:table-cell>
          <table:table-cell office:value-type="float" office:value="3.88582435597091" calcext:value-type="float">
            <text:p>3.88582435597091</text:p>
          </table:table-cell>
          <table:table-cell office:value-type="float" office:value="2.02866817619018" calcext:value-type="float">
            <text:p>2.02866817619018</text:p>
          </table:table-cell>
          <table:table-cell office:value-type="float" office:value="2.10545244493979" calcext:value-type="float">
            <text:p>2.10545244493979</text:p>
          </table:table-cell>
          <table:table-cell office:value-type="float" office:value="3.28886409863581" calcext:value-type="float">
            <text:p>3.28886409863581</text:p>
          </table:table-cell>
          <table:table-cell office:value-type="float" office:value="4.53797499170758" calcext:value-type="float">
            <text:p>4.53797499170758</text:p>
          </table:table-cell>
          <table:table-cell office:value-type="float" office:value="4.92988740392883" calcext:value-type="float">
            <text:p>4.92988740392883</text:p>
          </table:table-cell>
          <table:table-cell office:value-type="float" office:value="4.73470776203047" calcext:value-type="float">
            <text:p>4.73470776203047</text:p>
          </table:table-cell>
          <table:table-cell office:value-type="float" office:value="4.54502166408993" calcext:value-type="float">
            <text:p>4.54502166408993</text:p>
          </table:table-cell>
          <table:table-cell office:value-type="float" office:value="4.54711207442435" calcext:value-type="float">
            <text:p>4.54711207442435</text:p>
          </table:table-cell>
          <table:table-cell office:value-type="float" office:value="4.75976324791809" calcext:value-type="float">
            <text:p>4.75976324791809</text:p>
          </table:table-cell>
          <table:table-cell office:value-type="float" office:value="5.01705696254178" calcext:value-type="float">
            <text:p>5.01705696254178</text:p>
          </table:table-cell>
          <table:table-cell office:value-type="float" office:value="5.19151467624112" calcext:value-type="float">
            <text:p>5.19151467624112</text:p>
          </table:table-cell>
          <table:table-cell office:value-type="float" office:value="5.29868465518209" calcext:value-type="float">
            <text:p>5.29868465518209</text:p>
          </table:table-cell>
          <table:table-cell office:value-type="float" office:value="5.40498053658731" calcext:value-type="float">
            <text:p>5.40498053658731</text:p>
          </table:table-cell>
          <table:table-cell office:value-type="float" office:value="5.6596856817757" calcext:value-type="float">
            <text:p>5.6596856817757</text:p>
          </table:table-cell>
          <table:table-cell office:value-type="float" office:value="7.0878020456237" calcext:value-type="float">
            <text:p>7.0878020456237</text:p>
          </table:table-cell>
          <table:table-cell office:value-type="float" office:value="11.6895299217249" calcext:value-type="float">
            <text:p>11.6895299217249</text:p>
          </table:table-cell>
          <table:table-cell office:value-type="float" office:value="22.1806844994743" calcext:value-type="float">
            <text:p>22.1806844994743</text:p>
          </table:table-cell>
          <table:table-cell office:value-type="float" office:value="41.2791020430956" calcext:value-type="float">
            <text:p>41.2791020430956</text:p>
          </table:table-cell>
          <table:table-cell office:value-type="float" office:value="66.5345439124568" calcext:value-type="float">
            <text:p>66.5345439124568</text:p>
          </table:table-cell>
          <table:table-cell office:value-type="float" office:value="91.7217216109284" calcext:value-type="float">
            <text:p>91.7217216109284</text:p>
          </table:table-cell>
          <table:table-cell office:value-type="float" office:value="105.118403511859" calcext:value-type="float">
            <text:p>105.118403511859</text:p>
          </table:table-cell>
          <table:table-cell office:value-type="float" office:value="95.3645179533178" calcext:value-type="float">
            <text:p>95.3645179533178</text:p>
          </table:table-cell>
          <table:table-cell office:value-type="float" office:value="63.2498652344056" calcext:value-type="float">
            <text:p>63.2498652344056</text:p>
          </table:table-cell>
          <table:table-cell office:value-type="float" office:value="17.0460296039772" calcext:value-type="float">
            <text:p>17.0460296039772</text:p>
          </table:table-cell>
          <table:table-cell office:value-type="float" office:value="-22.1180855257663" calcext:value-type="float">
            <text:p>-22.1180855257663</text:p>
          </table:table-cell>
          <table:table-cell office:value-type="float" office:value="-37.1360307213643" calcext:value-type="float">
            <text:p>-37.1360307213643</text:p>
          </table:table-cell>
          <table:table-cell office:value-type="float" office:value="-26.4200556025243" calcext:value-type="float">
            <text:p>-26.4200556025243</text:p>
          </table:table-cell>
          <table:table-cell office:value-type="float" office:value="1.46909411644504" calcext:value-type="float">
            <text:p>1.46909411644504</text:p>
          </table:table-cell>
          <table:table-cell office:value-type="float" office:value="24.9516285437169" calcext:value-type="float">
            <text:p>24.9516285437169</text:p>
          </table:table-cell>
          <table:table-cell office:value-type="float" office:value="31.6375672943157" calcext:value-type="float">
            <text:p>31.6375672943157</text:p>
          </table:table-cell>
          <table:table-cell office:value-type="float" office:value="22.282997936438" calcext:value-type="float">
            <text:p>22.282997936438</text:p>
          </table:table-cell>
          <table:table-cell office:value-type="float" office:value="5.66896086399273" calcext:value-type="float">
            <text:p>5.66896086399273</text:p>
          </table:table-cell>
          <table:table-cell office:value-type="float" office:value="-3.86855749221722" calcext:value-type="float">
            <text:p>-3.86855749221722</text:p>
          </table:table-cell>
          <table:table-cell office:value-type="float" office:value="-2.86821499536923" calcext:value-type="float">
            <text:p>-2.86821499536923</text:p>
          </table:table-cell>
          <table:table-cell office:value-type="float" office:value="4.5887976445327" calcext:value-type="float">
            <text:p>4.5887976445327</text:p>
          </table:table-cell>
          <table:table-cell office:value-type="float" office:value="12.1647151509568" calcext:value-type="float">
            <text:p>12.1647151509568</text:p>
          </table:table-cell>
          <table:table-cell office:value-type="float" office:value="13.8868175895826" calcext:value-type="float">
            <text:p>13.8868175895826</text:p>
          </table:table-cell>
          <table:table-cell office:value-type="float" office:value="11.2555430305102" calcext:value-type="float">
            <text:p>11.2555430305102</text:p>
          </table:table-cell>
          <table:table-cell office:value-type="float" office:value="7.93383666713811" calcext:value-type="float">
            <text:p>7.93383666713811</text:p>
          </table:table-cell>
          <table:table-cell office:value-type="float" office:value="6.18923745812165" calcext:value-type="float">
            <text:p>6.18923745812165</text:p>
          </table:table-cell>
          <table:table-cell office:value-type="float" office:value="6.95732680222933" calcext:value-type="float">
            <text:p>6.95732680222933</text:p>
          </table:table-cell>
          <table:table-cell office:value-type="float" office:value="8.49951567270974" calcext:value-type="float">
            <text:p>8.49951567270974</text:p>
          </table:table-cell>
          <table:table-cell office:value-type="float" office:value="9.35217867090719" calcext:value-type="float">
            <text:p>9.35217867090719</text:p>
          </table:table-cell>
          <table:table-cell office:value-type="float" office:value="9.43711772755052" calcext:value-type="float">
            <text:p>9.43711772755052</text:p>
          </table:table-cell>
          <table:table-cell office:value-type="float" office:value="9.05337350073347" calcext:value-type="float">
            <text:p>9.05337350073347</text:p>
          </table:table-cell>
          <table:table-cell office:value-type="float" office:value="8.79097037187251" calcext:value-type="float">
            <text:p>8.79097037187251</text:p>
          </table:table-cell>
          <table:table-cell office:value-type="float" office:value="8.85158251902296" calcext:value-type="float">
            <text:p>8.85158251902296</text:p>
          </table:table-cell>
          <table:table-cell office:value-type="float" office:value="9.02323497529581" calcext:value-type="float">
            <text:p>9.02323497529581</text:p>
          </table:table-cell>
          <table:table-cell office:value-type="float" office:value="9.17236949872025" calcext:value-type="float">
            <text:p>9.17236949872025</text:p>
          </table:table-cell>
          <table:table-cell office:value-type="float" office:value="9.24709656175751" calcext:value-type="float">
            <text:p>9.24709656175751</text:p>
          </table:table-cell>
          <table:table-cell office:value-type="float" office:value="9.27812404624834" calcext:value-type="float">
            <text:p>9.27812404624834</text:p>
          </table:table-cell>
          <table:table-cell office:value-type="float" office:value="9.32703028610393" calcext:value-type="float">
            <text:p>9.32703028610393</text:p>
          </table:table-cell>
          <table:table-cell office:value-type="float" office:value="9.37168079610224" calcext:value-type="float">
            <text:p>9.37168079610224</text:p>
          </table:table-cell>
          <table:table-cell office:value-type="float" office:value="9.38755127292941" calcext:value-type="float">
            <text:p>9.38755127292941</text:p>
          </table:table-cell>
          <table:table-cell office:value-type="float" office:value="9.48559032879524" calcext:value-type="float">
            <text:p>9.48559032879524</text:p>
          </table:table-cell>
          <table:table-cell office:value-type="float" office:value="10.0280875306259" calcext:value-type="float">
            <text:p>10.0280875306259</text:p>
          </table:table-cell>
          <table:table-cell office:value-type="float" office:value="12.0402008447748" calcext:value-type="float">
            <text:p>12.0402008447748</text:p>
          </table:table-cell>
          <table:table-cell office:value-type="float" office:value="16.3336004023235" calcext:value-type="float">
            <text:p>16.3336004023235</text:p>
          </table:table-cell>
          <table:table-cell office:value-type="float" office:value="22.9410246685051" calcext:value-type="float">
            <text:p>22.9410246685051</text:p>
          </table:table-cell>
          <table:table-cell office:value-type="float" office:value="30.3163626954759" calcext:value-type="float">
            <text:p>30.3163626954759</text:p>
          </table:table-cell>
          <table:table-cell office:value-type="float" office:value="34.5965399572233" calcext:value-type="float">
            <text:p>34.5965399572233</text:p>
          </table:table-cell>
          <table:table-cell office:value-type="float" office:value="33.0577161212108" calcext:value-type="float">
            <text:p>33.0577161212108</text:p>
          </table:table-cell>
          <table:table-cell office:value-type="float" office:value="24.774191053096" calcext:value-type="float">
            <text:p>24.774191053096</text:p>
          </table:table-cell>
          <table:table-cell office:value-type="float" office:value="12.815550944989" calcext:value-type="float">
            <text:p>12.815550944989</text:p>
          </table:table-cell>
          <table:table-cell office:value-type="float" office:value="3.34003097547984" calcext:value-type="float">
            <text:p>3.34003097547984</text:p>
          </table:table-cell>
          <table:table-cell office:value-type="float" office:value="-0.252480160970494" calcext:value-type="float">
            <text:p>-0.252480160970494</text:p>
          </table:table-cell>
          <table:table-cell office:value-type="float" office:value="3.012921164483" calcext:value-type="float">
            <text:p>3.012921164483</text:p>
          </table:table-cell>
          <table:table-cell office:value-type="float" office:value="9.3711566433024" calcext:value-type="float">
            <text:p>9.3711566433024</text:p>
          </table:table-cell>
          <table:table-cell office:value-type="float" office:value="13.6411789930862" calcext:value-type="float">
            <text:p>13.6411789930862</text:p>
          </table:table-cell>
          <table:table-cell office:value-type="float" office:value="14.330072957132" calcext:value-type="float">
            <text:p>14.330072957132</text:p>
          </table:table-cell>
          <table:table-cell office:value-type="float" office:value="11.8150538160823" calcext:value-type="float">
            <text:p>11.8150538160823</text:p>
          </table:table-cell>
          <table:table-cell office:value-type="float" office:value="8.92830164114441" calcext:value-type="float">
            <text:p>8.92830164114441</text:p>
          </table:table-cell>
          <table:table-cell office:value-type="float" office:value="7.9882869962238" calcext:value-type="float">
            <text:p>7.9882869962238</text:p>
          </table:table-cell>
          <table:table-cell office:value-type="float" office:value="8.58554077730921" calcext:value-type="float">
            <text:p>8.58554077730921</text:p>
          </table:table-cell>
          <table:table-cell office:value-type="float" office:value="9.78486491589145" calcext:value-type="float">
            <text:p>9.78486491589145</text:p>
          </table:table-cell>
          <table:table-cell office:value-type="float" office:value="10.4913587184412" calcext:value-type="float">
            <text:p>10.4913587184412</text:p>
          </table:table-cell>
          <table:table-cell office:value-type="float" office:value="10.3363303679796" calcext:value-type="float">
            <text:p>10.3363303679796</text:p>
          </table:table-cell>
          <table:table-cell office:value-type="float" office:value="9.93206996773042" calcext:value-type="float">
            <text:p>9.93206996773042</text:p>
          </table:table-cell>
          <table:table-cell office:value-type="float" office:value="9.66447382481439" calcext:value-type="float">
            <text:p>9.66447382481439</text:p>
          </table:table-cell>
          <table:table-cell office:value-type="float" office:value="9.61869071590914" calcext:value-type="float">
            <text:p>9.61869071590914</text:p>
          </table:table-cell>
          <table:table-cell office:value-type="float" office:value="9.71088901173252" calcext:value-type="float">
            <text:p>9.71088901173252</text:p>
          </table:table-cell>
          <table:table-cell office:value-type="float" office:value="9.76073941210783" calcext:value-type="float">
            <text:p>9.76073941210783</text:p>
          </table:table-cell>
          <table:table-cell office:value-type="float" office:value="9.72626364503032" calcext:value-type="float">
            <text:p>9.72626364503032</text:p>
          </table:table-cell>
          <table:table-cell office:value-type="float" office:value="9.64826983981249" calcext:value-type="float">
            <text:p>9.64826983981249</text:p>
          </table:table-cell>
          <table:table-cell office:value-type="float" office:value="9.62516382338186" calcext:value-type="float">
            <text:p>9.62516382338186</text:p>
          </table:table-cell>
          <table:table-cell office:value-type="float" office:value="10.0746716926653" calcext:value-type="float">
            <text:p>10.0746716926653</text:p>
          </table:table-cell>
          <table:table-cell office:value-type="float" office:value="12.6692156169012" calcext:value-type="float">
            <text:p>12.6692156169012</text:p>
          </table:table-cell>
          <table:table-cell office:value-type="float" office:value="19.6895199024678" calcext:value-type="float">
            <text:p>19.6895199024678</text:p>
          </table:table-cell>
          <table:table-cell office:value-type="float" office:value="34.2237534883785" calcext:value-type="float">
            <text:p>34.2237534883785</text:p>
          </table:table-cell>
          <table:table-cell office:value-type="float" office:value="56.9381411243754" calcext:value-type="float">
            <text:p>56.9381411243754</text:p>
          </table:table-cell>
          <table:table-cell office:value-type="float" office:value="83.0189968424071" calcext:value-type="float">
            <text:p>83.0189968424071</text:p>
          </table:table-cell>
          <table:table-cell office:value-type="float" office:value="103.774075122889" calcext:value-type="float">
            <text:p>103.774075122889</text:p>
          </table:table-cell>
          <table:table-cell office:value-type="float" office:value="105.930979881646" calcext:value-type="float">
            <text:p>105.930979881646</text:p>
          </table:table-cell>
          <table:table-cell office:value-type="float" office:value="84.0845920514398" calcext:value-type="float">
            <text:p>84.0845920514398</text:p>
          </table:table-cell>
          <table:table-cell office:value-type="float" office:value="42.6962172665436" calcext:value-type="float">
            <text:p>42.6962172665436</text:p>
          </table:table-cell>
          <table:table-cell office:value-type="float" office:value="-3.06953333263122" calcext:value-type="float">
            <text:p>-3.06953333263122</text:p>
          </table:table-cell>
          <table:table-cell office:value-type="float" office:value="-31.0346622975259" calcext:value-type="float">
            <text:p>-31.0346622975259</text:p>
          </table:table-cell>
          <table:table-cell office:value-type="float" office:value="-33.0367596376205" calcext:value-type="float">
            <text:p>-33.0367596376205</text:p>
          </table:table-cell>
          <table:table-cell office:value-type="float" office:value="-11.4783755971534" calcext:value-type="float">
            <text:p>-11.4783755971534</text:p>
          </table:table-cell>
          <table:table-cell office:value-type="float" office:value="16.7220749455563" calcext:value-type="float">
            <text:p>16.7220749455563</text:p>
          </table:table-cell>
          <table:table-cell office:value-type="float" office:value="31.7146632980858" calcext:value-type="float">
            <text:p>31.7146632980858</text:p>
          </table:table-cell>
          <table:table-cell office:value-type="float" office:value="29.7212375800036" calcext:value-type="float">
            <text:p>29.7212375800036</text:p>
          </table:table-cell>
          <table:table-cell office:value-type="float" office:value="14.66495770963" calcext:value-type="float">
            <text:p>14.66495770963</text:p>
          </table:table-cell>
          <table:table-cell office:value-type="float" office:value="-0.0142050299983261" calcext:value-type="float">
            <text:p>-0.014205029998326</text:p>
          </table:table-cell>
          <table:table-cell office:value-type="float" office:value="-3.94997696913385" calcext:value-type="float">
            <text:p>-3.94997696913385</text:p>
          </table:table-cell>
          <table:table-cell office:value-type="float" office:value="0.76243547626093" calcext:value-type="float">
            <text:p>0.76243547626093</text:p>
          </table:table-cell>
          <table:table-cell office:value-type="float" office:value="9.00922949042074" calcext:value-type="float">
            <text:p>9.00922949042074</text:p>
          </table:table-cell>
          <table:table-cell office:value-type="float" office:value="13.7691603347316" calcext:value-type="float">
            <text:p>13.7691603347316</text:p>
          </table:table-cell>
          <table:table-cell office:value-type="float" office:value="12.5880550885344" calcext:value-type="float">
            <text:p>12.5880550885344</text:p>
          </table:table-cell>
          <table:table-cell office:value-type="float" office:value="9.05121482674686" calcext:value-type="float">
            <text:p>9.05121482674686</text:p>
          </table:table-cell>
          <table:table-cell office:value-type="float" office:value="6.10361327562768" calcext:value-type="float">
            <text:p>6.10361327562768</text:p>
          </table:table-cell>
          <table:table-cell office:value-type="float" office:value="5.53649098737787" calcext:value-type="float">
            <text:p>5.53649098737787</text:p>
          </table:table-cell>
          <table:table-cell office:value-type="float" office:value="6.78243949630644" calcext:value-type="float">
            <text:p>6.78243949630644</text:p>
          </table:table-cell>
          <table:table-cell office:value-type="float" office:value="7.8508182728339" calcext:value-type="float">
            <text:p>7.8508182728339</text:p>
          </table:table-cell>
          <table:table-cell office:value-type="float" office:value="8.11596278514859" calcext:value-type="float">
            <text:p>8.11596278514859</text:p>
          </table:table-cell>
          <table:table-cell office:value-type="float" office:value="7.70979436657139" calcext:value-type="float">
            <text:p>7.70979436657139</text:p>
          </table:table-cell>
          <table:table-cell office:value-type="float" office:value="7.13303315206333" calcext:value-type="float">
            <text:p>7.13303315206333</text:p>
          </table:table-cell>
          <table:table-cell office:value-type="float" office:value="6.87101840456759" calcext:value-type="float">
            <text:p>6.87101840456759</text:p>
          </table:table-cell>
          <table:table-cell office:value-type="float" office:value="6.83072620151596" calcext:value-type="float">
            <text:p>6.83072620151596</text:p>
          </table:table-cell>
          <table:table-cell office:value-type="float" office:value="6.81605256243659" calcext:value-type="float">
            <text:p>6.81605256243659</text:p>
          </table:table-cell>
          <table:table-cell office:value-type="float" office:value="6.74815329565196" calcext:value-type="float">
            <text:p>6.74815329565196</text:p>
          </table:table-cell>
          <table:table-cell office:value-type="float" office:value="6.60972533908002" calcext:value-type="float">
            <text:p>6.60972533908002</text:p>
          </table:table-cell>
          <table:table-cell office:value-type="float" office:value="6.4651841241728" calcext:value-type="float">
            <text:p>6.4651841241728</text:p>
          </table:table-cell>
          <table:table-cell office:value-type="float" office:value="6.33857928078199" calcext:value-type="float">
            <text:p>6.33857928078199</text:p>
          </table:table-cell>
          <table:table-cell office:value-type="float" office:value="6.18420823834649" calcext:value-type="float">
            <text:p>6.18420823834649</text:p>
          </table:table-cell>
          <table:table-cell office:value-type="float" office:value="6.04481321581487" calcext:value-type="float">
            <text:p>6.04481321581487</text:p>
          </table:table-cell>
          <table:table-cell office:value-type="float" office:value="6.09889859527395" calcext:value-type="float">
            <text:p>6.09889859527395</text:p>
          </table:table-cell>
          <table:table-cell office:value-type="float" office:value="7.0686013276896" calcext:value-type="float">
            <text:p>7.0686013276896</text:p>
          </table:table-cell>
          <table:table-cell office:value-type="float" office:value="10.0259908426461" calcext:value-type="float">
            <text:p>10.0259908426461</text:p>
          </table:table-cell>
          <table:table-cell office:value-type="float" office:value="15.3388985832789" calcext:value-type="float">
            <text:p>15.3388985832789</text:p>
          </table:table-cell>
          <table:table-cell office:value-type="float" office:value="22.5775441846198" calcext:value-type="float">
            <text:p>22.5775441846198</text:p>
          </table:table-cell>
          <table:table-cell office:value-type="float" office:value="28.6994827422337" calcext:value-type="float">
            <text:p>28.6994827422337</text:p>
          </table:table-cell>
          <table:table-cell office:value-type="float" office:value="30.0260250240104" calcext:value-type="float">
            <text:p>30.0260250240104</text:p>
          </table:table-cell>
          <table:table-cell office:value-type="float" office:value="24.9083379680465" calcext:value-type="float">
            <text:p>24.9083379680465</text:p>
          </table:table-cell>
          <table:table-cell office:value-type="float" office:value="13.8259438999493" calcext:value-type="float">
            <text:p>13.8259438999493</text:p>
          </table:table-cell>
          <table:table-cell office:value-type="float" office:value="2.27323266043187" calcext:value-type="float">
            <text:p>2.27323266043187</text:p>
          </table:table-cell>
          <table:table-cell office:value-type="float" office:value="-4.58698822180713" calcext:value-type="float">
            <text:p>-4.58698822180713</text:p>
          </table:table-cell>
          <table:table-cell office:value-type="float" office:value="-4.76820296591458" calcext:value-type="float">
            <text:p>-4.76820296591458</text:p>
          </table:table-cell>
          <table:table-cell office:value-type="float" office:value="0.640616794737003" calcext:value-type="float">
            <text:p>0.640616794737003</text:p>
          </table:table-cell>
          <table:table-cell office:value-type="float" office:value="6.22142106154181" calcext:value-type="float">
            <text:p>6.22142106154181</text:p>
          </table:table-cell>
          <table:table-cell office:value-type="float" office:value="8.54942189527512" calcext:value-type="float">
            <text:p>8.54942189527512</text:p>
          </table:table-cell>
          <table:table-cell office:value-type="float" office:value="7.24190585242639" calcext:value-type="float">
            <text:p>7.24190585242639</text:p>
          </table:table-cell>
          <table:table-cell office:value-type="float" office:value="3.9598161237533" calcext:value-type="float">
            <text:p>3.9598161237533</text:p>
          </table:table-cell>
          <table:table-cell office:value-type="float" office:value="1.83024092947512" calcext:value-type="float">
            <text:p>1.83024092947512</text:p>
          </table:table-cell>
          <table:table-cell office:value-type="float" office:value="1.62479240194559" calcext:value-type="float">
            <text:p>1.62479240194559</text:p>
          </table:table-cell>
          <table:table-cell office:value-type="float" office:value="2.51043353224546" calcext:value-type="float">
            <text:p>2.51043353224546</text:p>
          </table:table-cell>
          <table:table-cell office:value-type="float" office:value="3.44294399465359" calcext:value-type="float">
            <text:p>3.44294399465359</text:p>
          </table:table-cell>
          <table:table-cell office:value-type="float" office:value="3.51164018725657" calcext:value-type="float">
            <text:p>3.51164018725657</text:p>
          </table:table-cell>
          <table:table-cell office:value-type="float" office:value="3.00523027768313" calcext:value-type="float">
            <text:p>3.00523027768313</text:p>
          </table:table-cell>
          <table:table-cell office:value-type="float" office:value="2.51131759718837" calcext:value-type="float">
            <text:p>2.51131759718837</text:p>
          </table:table-cell>
          <table:table-cell office:value-type="float" office:value="2.211149342666" calcext:value-type="float">
            <text:p>2.211149342666</text:p>
          </table:table-cell>
          <table:table-cell office:value-type="float" office:value="2.1206607764696" calcext:value-type="float">
            <text:p>2.1206607764696</text:p>
          </table:table-cell>
          <table:table-cell office:value-type="float" office:value="2.07230745936962" calcext:value-type="float">
            <text:p>2.07230745936962</text:p>
          </table:table-cell>
          <table:table-cell office:value-type="float" office:value="1.9413766855027" calcext:value-type="float">
            <text:p>1.9413766855027</text:p>
          </table:table-cell>
          <table:table-cell office:value-type="float" office:value="1.74471331370556" calcext:value-type="float">
            <text:p>1.74471331370556</text:p>
          </table:table-cell>
          <table:table-cell office:value-type="float" office:value="1.54990372848925" calcext:value-type="float">
            <text:p>1.54990372848925</text:p>
          </table:table-cell>
          <table:table-cell office:value-type="float" office:value="1.51033937765538" calcext:value-type="float">
            <text:p>1.51033937765538</text:p>
          </table:table-cell>
          <table:table-cell office:value-type="float" office:value="2.67502657098357" calcext:value-type="float">
            <text:p>2.67502657098357</text:p>
          </table:table-cell>
          <table:table-cell office:value-type="float" office:value="7.0523577894303" calcext:value-type="float">
            <text:p>7.0523577894303</text:p>
          </table:table-cell>
          <table:table-cell office:value-type="float" office:value="17.3739385186256" calcext:value-type="float">
            <text:p>17.3739385186256</text:p>
          </table:table-cell>
          <table:table-cell office:value-type="float" office:value="36.321111873128" calcext:value-type="float">
            <text:p>36.321111873128</text:p>
          </table:table-cell>
          <table:table-cell office:value-type="float" office:value="61.340284429133" calcext:value-type="float">
            <text:p>61.340284429133</text:p>
          </table:table-cell>
          <table:table-cell office:value-type="float" office:value="86.1495983907253" calcext:value-type="float">
            <text:p>86.1495983907253</text:p>
          </table:table-cell>
          <table:table-cell office:value-type="float" office:value="98.9350911670259" calcext:value-type="float">
            <text:p>98.9350911670259</text:p>
          </table:table-cell>
          <table:table-cell office:value-type="float" office:value="88.4771434045993" calcext:value-type="float">
            <text:p>88.4771434045993</text:p>
          </table:table-cell>
          <table:table-cell office:value-type="float" office:value="55.7342891341279" calcext:value-type="float">
            <text:p>55.7342891341279</text:p>
          </table:table-cell>
          <table:table-cell office:value-type="float" office:value="9.16656548383696" calcext:value-type="float">
            <text:p>9.16656548383696</text:p>
          </table:table-cell>
          <table:table-cell office:value-type="float" office:value="-29.9641804341342" calcext:value-type="float">
            <text:p>-29.9641804341342</text:p>
          </table:table-cell>
          <table:table-cell office:value-type="float" office:value="-44.8215753635554" calcext:value-type="float">
            <text:p>-44.8215753635554</text:p>
          </table:table-cell>
          <table:table-cell office:value-type="float" office:value="-33.969972413235" calcext:value-type="float">
            <text:p>-33.969972413235</text:p>
          </table:table-cell>
          <table:table-cell office:value-type="float" office:value="-6.2448942840449" calcext:value-type="float">
            <text:p>-6.2448942840449</text:p>
          </table:table-cell>
          <table:table-cell office:value-type="float" office:value="16.7218841192599" calcext:value-type="float">
            <text:p>16.7218841192599</text:p>
          </table:table-cell>
          <table:table-cell office:value-type="float" office:value="22.8475286628152" calcext:value-type="float">
            <text:p>22.8475286628152</text:p>
          </table:table-cell>
          <table:table-cell office:value-type="float" office:value="12.9915220799769" calcext:value-type="float">
            <text:p>12.9915220799769</text:p>
          </table:table-cell>
          <table:table-cell office:value-type="float" office:value="-3.88322317687993" calcext:value-type="float">
            <text:p>-3.88322317687993</text:p>
          </table:table-cell>
          <table:table-cell office:value-type="float" office:value="-13.4899471772505" calcext:value-type="float">
            <text:p>-13.4899471772505</text:p>
          </table:table-cell>
          <table:table-cell office:value-type="float" office:value="-12.6048593577638" calcext:value-type="float">
            <text:p>-12.6048593577638</text:p>
          </table:table-cell>
          <table:table-cell office:value-type="float" office:value="-5.34506324358268" calcext:value-type="float">
            <text:p>-5.34506324358268</text:p>
          </table:table-cell>
          <table:table-cell office:value-type="float" office:value="1.91312210048702" calcext:value-type="float">
            <text:p>1.91312210048702</text:p>
          </table:table-cell>
          <table:table-cell office:value-type="float" office:value="3.27509450666251" calcext:value-type="float">
            <text:p>3.27509450666251</text:p>
          </table:table-cell>
          <table:table-cell office:value-type="float" office:value="0.35415657548035" calcext:value-type="float">
            <text:p>0.35415657548035</text:p>
          </table:table-cell>
          <table:table-cell office:value-type="float" office:value="-3.20446323750591" calcext:value-type="float">
            <text:p>-3.20446323750591</text:p>
          </table:table-cell>
          <table:table-cell office:value-type="float" office:value="-5.15074179343565" calcext:value-type="float">
            <text:p>-5.15074179343565</text:p>
          </table:table-cell>
          <table:table-cell office:value-type="float" office:value="-4.59262363096957" calcext:value-type="float">
            <text:p>-4.59262363096957</text:p>
          </table:table-cell>
          <table:table-cell office:value-type="float" office:value="-3.29292787432957" calcext:value-type="float">
            <text:p>-3.29292787432957</text:p>
          </table:table-cell>
          <table:table-cell office:value-type="float" office:value="-2.68861376029131" calcext:value-type="float">
            <text:p>-2.68861376029131</text:p>
          </table:table-cell>
          <table:table-cell office:value-type="float" office:value="-2.84670443698471" calcext:value-type="float">
            <text:p>-2.84670443698471</text:p>
          </table:table-cell>
          <table:table-cell office:value-type="float" office:value="-3.46115056333392" calcext:value-type="float">
            <text:p>-3.46115056333392</text:p>
          </table:table-cell>
          <table:table-cell office:value-type="float" office:value="-3.94189681209822" calcext:value-type="float">
            <text:p>-3.94189681209822</text:p>
          </table:table-cell>
          <table:table-cell office:value-type="float" office:value="-4.09823757961715" calcext:value-type="float">
            <text:p>-4.09823757961715</text:p>
          </table:table-cell>
          <table:table-cell office:value-type="float" office:value="-4.14334399450675" calcext:value-type="float">
            <text:p>-4.14334399450675</text:p>
          </table:table-cell>
          <table:table-cell office:value-type="float" office:value="-4.20848063002728" calcext:value-type="float">
            <text:p>-4.20848063002728</text:p>
          </table:table-cell>
          <table:table-cell office:value-type="float" office:value="-4.34463890294982" calcext:value-type="float">
            <text:p>-4.34463890294982</text:p>
          </table:table-cell>
          <table:table-cell office:value-type="float" office:value="-4.51947622765077" calcext:value-type="float">
            <text:p>-4.51947622765077</text:p>
          </table:table-cell>
          <table:table-cell office:value-type="float" office:value="-4.67208786948437" calcext:value-type="float">
            <text:p>-4.67208786948437</text:p>
          </table:table-cell>
          <table:table-cell office:value-type="float" office:value="-4.82592955382365" calcext:value-type="float">
            <text:p>-4.82592955382365</text:p>
          </table:table-cell>
          <table:table-cell office:value-type="float" office:value="-5.00385469440026" calcext:value-type="float">
            <text:p>-5.00385469440026</text:p>
          </table:table-cell>
          <table:table-cell office:value-type="float" office:value="-5.09297563593038" calcext:value-type="float">
            <text:p>-5.09297563593038</text:p>
          </table:table-cell>
          <table:table-cell office:value-type="float" office:value="-4.72096983673503" calcext:value-type="float">
            <text:p>-4.72096983673503</text:p>
          </table:table-cell>
          <table:table-cell office:value-type="float" office:value="-2.85606557773684" calcext:value-type="float">
            <text:p>-2.85606557773684</text:p>
          </table:table-cell>
          <table:table-cell office:value-type="float" office:value="1.29987781849792" calcext:value-type="float">
            <text:p>1.29987781849792</text:p>
          </table:table-cell>
          <table:table-cell office:value-type="float" office:value="7.76955368681081" calcext:value-type="float">
            <text:p>7.76955368681081</text:p>
          </table:table-cell>
          <table:table-cell office:value-type="float" office:value="14.9571162129968" calcext:value-type="float">
            <text:p>14.9571162129968</text:p>
          </table:table-cell>
          <table:table-cell office:value-type="float" office:value="18.9893019567962" calcext:value-type="float">
            <text:p>18.9893019567962</text:p>
          </table:table-cell>
          <table:table-cell office:value-type="float" office:value="17.1810889479295" calcext:value-type="float">
            <text:p>17.1810889479295</text:p>
          </table:table-cell>
          <table:table-cell office:value-type="float" office:value="8.63540636936713" calcext:value-type="float">
            <text:p>8.63540636936713</text:p>
          </table:table-cell>
          <table:table-cell office:value-type="float" office:value="-3.48234449765051" calcext:value-type="float">
            <text:p>-3.48234449765051</text:p>
          </table:table-cell>
          <table:table-cell office:value-type="float" office:value="-13.0216316244851" calcext:value-type="float">
            <text:p>-13.0216316244851</text:p>
          </table:table-cell>
          <table:table-cell office:value-type="float" office:value="-16.6424711259307" calcext:value-type="float">
            <text:p>-16.6424711259307</text:p>
          </table:table-cell>
          <table:table-cell office:value-type="float" office:value="-13.4151619366959" calcext:value-type="float">
            <text:p>-13.4151619366959</text:p>
          </table:table-cell>
          <table:table-cell office:value-type="float" office:value="-7.18809103503118" calcext:value-type="float">
            <text:p>-7.18809103503118</text:p>
          </table:table-cell>
          <table:table-cell office:value-type="float" office:value="-3.10414276851011" calcext:value-type="float">
            <text:p>-3.10414276851011</text:p>
          </table:table-cell>
          <table:table-cell office:value-type="float" office:value="-2.60194347422722" calcext:value-type="float">
            <text:p>-2.60194347422722</text:p>
          </table:table-cell>
          <table:table-cell office:value-type="float" office:value="-5.27014372762047" calcext:value-type="float">
            <text:p>-5.27014372762047</text:p>
          </table:table-cell>
          <table:table-cell office:value-type="float" office:value="-8.24876082760014" calcext:value-type="float">
            <text:p>-8.24876082760014</text:p>
          </table:table-cell>
          <table:table-cell office:value-type="float" office:value="-9.26479043222496" calcext:value-type="float">
            <text:p>-9.26479043222496</text:p>
          </table:table-cell>
          <table:table-cell office:value-type="float" office:value="-8.75311328441016" calcext:value-type="float">
            <text:p>-8.75311328441016</text:p>
          </table:table-cell>
          <table:table-cell office:value-type="float" office:value="-7.65237777779799" calcext:value-type="float">
            <text:p>-7.65237777779799</text:p>
          </table:table-cell>
          <table:table-cell office:value-type="float" office:value="-7.05617195679388" calcext:value-type="float">
            <text:p>-7.05617195679388</text:p>
          </table:table-cell>
          <table:table-cell office:value-type="float" office:value="-7.31040828949947" calcext:value-type="float">
            <text:p>-7.31040828949947</text:p>
          </table:table-cell>
          <table:table-cell office:value-type="float" office:value="-7.79899656360402" calcext:value-type="float">
            <text:p>-7.79899656360402</text:p>
          </table:table-cell>
          <table:table-cell office:value-type="float" office:value="-8.1429930454552" calcext:value-type="float">
            <text:p>-8.1429930454552</text:p>
          </table:table-cell>
          <table:table-cell office:value-type="float" office:value="-8.25787901122683" calcext:value-type="float">
            <text:p>-8.25787901122683</text:p>
          </table:table-cell>
          <table:table-cell office:value-type="float" office:value="-8.23470363784373" calcext:value-type="float">
            <text:p>-8.23470363784373</text:p>
          </table:table-cell>
          <table:table-cell office:value-type="float" office:value="-8.25773697604527" calcext:value-type="float">
            <text:p>-8.25773697604527</text:p>
          </table:table-cell>
          <table:table-cell office:value-type="float" office:value="-8.3494142673167" calcext:value-type="float">
            <text:p>-8.3494142673167</text:p>
          </table:table-cell>
          <table:table-cell office:value-type="float" office:value="-8.45556256229237" calcext:value-type="float">
            <text:p>-8.45556256229237</text:p>
          </table:table-cell>
          <table:table-cell office:value-type="float" office:value="-8.54974965560582" calcext:value-type="float">
            <text:p>-8.54974965560582</text:p>
          </table:table-cell>
          <table:table-cell office:value-type="float" office:value="0" calcext:value-type="float">
            <text:p>0</text:p>
          </table:table-cell>
          <table:table-cell office:value-type="float" office:value="4964" calcext:value-type="float">
            <text:p>4964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75974342048481" calcext:value-type="float">
            <text:p>4.75974342048481</text:p>
          </table:table-cell>
          <table:table-cell office:value-type="float" office:value="10.8253991200408" calcext:value-type="float">
            <text:p>10.8253991200408</text:p>
          </table:table-cell>
          <table:table-cell office:value-type="float" office:value="26.180391252017" calcext:value-type="float">
            <text:p>26.180391252017</text:p>
          </table:table-cell>
          <table:table-cell office:value-type="float" office:value="46.7636610641524" calcext:value-type="float">
            <text:p>46.7636610641524</text:p>
          </table:table-cell>
          <table:table-cell office:value-type="float" office:value="67.6554066850468" calcext:value-type="float">
            <text:p>67.6554066850468</text:p>
          </table:table-cell>
          <table:table-cell office:value-type="float" office:value="83.5000921845115" calcext:value-type="float">
            <text:p>83.5000921845115</text:p>
          </table:table-cell>
          <table:table-cell office:value-type="float" office:value="88.7069681015619" calcext:value-type="float">
            <text:p>88.7069681015619</text:p>
          </table:table-cell>
          <table:table-cell office:value-type="float" office:value="77.5410817405034" calcext:value-type="float">
            <text:p>77.5410817405034</text:p>
          </table:table-cell>
          <table:table-cell office:value-type="float" office:value="49.9200779112053" calcext:value-type="float">
            <text:p>49.9200779112053</text:p>
          </table:table-cell>
          <table:table-cell office:value-type="float" office:value="15.4792290542769" calcext:value-type="float">
            <text:p>15.4792290542769</text:p>
          </table:table-cell>
          <table:table-cell office:value-type="float" office:value="-15.5570328350446" calcext:value-type="float">
            <text:p>-15.5570328350446</text:p>
          </table:table-cell>
          <table:table-cell office:value-type="float" office:value="-34.1921614752665" calcext:value-type="float">
            <text:p>-34.1921614752665</text:p>
          </table:table-cell>
          <table:table-cell office:value-type="float" office:value="-33.4672370164725" calcext:value-type="float">
            <text:p>-33.4672370164725</text:p>
          </table:table-cell>
          <table:table-cell office:value-type="float" office:value="-18.5635869646805" calcext:value-type="float">
            <text:p>-18.5635869646805</text:p>
          </table:table-cell>
          <table:table-cell office:value-type="float" office:value="0.411180087937334" calcext:value-type="float">
            <text:p>0.411180087937334</text:p>
          </table:table-cell>
          <table:table-cell office:value-type="float" office:value="15.4697828020431" calcext:value-type="float">
            <text:p>15.4697828020431</text:p>
          </table:table-cell>
          <table:table-cell office:value-type="float" office:value="20.4151376063376" calcext:value-type="float">
            <text:p>20.4151376063376</text:p>
          </table:table-cell>
          <table:table-cell office:value-type="float" office:value="14.4307961812286" calcext:value-type="float">
            <text:p>14.4307961812286</text:p>
          </table:table-cell>
          <table:table-cell office:value-type="float" office:value="4.48926312781801" calcext:value-type="float">
            <text:p>4.48926312781801</text:p>
          </table:table-cell>
          <table:table-cell office:value-type="float" office:value="-3.21899941625031" calcext:value-type="float">
            <text:p>-3.21899941625031</text:p>
          </table:table-cell>
          <table:table-cell office:value-type="float" office:value="-6.41668006745003" calcext:value-type="float">
            <text:p>-6.41668006745003</text:p>
          </table:table-cell>
          <table:table-cell office:value-type="float" office:value="-4.16834059310317" calcext:value-type="float">
            <text:p>-4.16834059310317</text:p>
          </table:table-cell>
          <table:table-cell office:value-type="float" office:value="0.717062494107651" calcext:value-type="float">
            <text:p>0.717062494107651</text:p>
          </table:table-cell>
          <table:table-cell office:value-type="float" office:value="4.33702379559803" calcext:value-type="float">
            <text:p>4.33702379559803</text:p>
          </table:table-cell>
          <table:table-cell office:value-type="float" office:value="5.4902337485299" calcext:value-type="float">
            <text:p>5.4902337485299</text:p>
          </table:table-cell>
          <table:table-cell office:value-type="float" office:value="4.80102032719404" calcext:value-type="float">
            <text:p>4.80102032719404</text:p>
          </table:table-cell>
          <table:table-cell office:value-type="float" office:value="3.20020201485158" calcext:value-type="float">
            <text:p>3.20020201485158</text:p>
          </table:table-cell>
          <table:table-cell office:value-type="float" office:value="1.95618856598742" calcext:value-type="float">
            <text:p>1.95618856598742</text:p>
          </table:table-cell>
          <table:table-cell office:value-type="float" office:value="1.8297227147125" calcext:value-type="float">
            <text:p>1.8297227147125</text:p>
          </table:table-cell>
          <table:table-cell office:value-type="float" office:value="2.33731174495208" calcext:value-type="float">
            <text:p>2.33731174495208</text:p>
          </table:table-cell>
          <table:table-cell office:value-type="float" office:value="2.89470211252162" calcext:value-type="float">
            <text:p>2.89470211252162</text:p>
          </table:table-cell>
          <table:table-cell office:value-type="float" office:value="3.28425358528594" calcext:value-type="float">
            <text:p>3.28425358528594</text:p>
          </table:table-cell>
          <table:table-cell office:value-type="float" office:value="3.41452495966469" calcext:value-type="float">
            <text:p>3.41452495966469</text:p>
          </table:table-cell>
          <table:table-cell office:value-type="float" office:value="3.37843849589372" calcext:value-type="float">
            <text:p>3.37843849589372</text:p>
          </table:table-cell>
          <table:table-cell office:value-type="float" office:value="3.36911438476418" calcext:value-type="float">
            <text:p>3.36911438476418</text:p>
          </table:table-cell>
          <table:table-cell office:value-type="float" office:value="3.44558359339949" calcext:value-type="float">
            <text:p>3.44558359339949</text:p>
          </table:table-cell>
          <table:table-cell office:value-type="float" office:value="3.52354680896072" calcext:value-type="float">
            <text:p>3.52354680896072</text:p>
          </table:table-cell>
          <table:table-cell office:value-type="float" office:value="3.58453732546698" calcext:value-type="float">
            <text:p>3.58453732546698</text:p>
          </table:table-cell>
          <table:table-cell office:value-type="float" office:value="3.75477932476268" calcext:value-type="float">
            <text:p>3.75477932476268</text:p>
          </table:table-cell>
          <table:table-cell office:value-type="float" office:value="4.29353716247863" calcext:value-type="float">
            <text:p>4.29353716247863</text:p>
          </table:table-cell>
          <table:table-cell office:value-type="float" office:value="5.91461483783406" calcext:value-type="float">
            <text:p>5.91461483783406</text:p>
          </table:table-cell>
          <table:table-cell office:value-type="float" office:value="9.33947155160336" calcext:value-type="float">
            <text:p>9.33947155160336</text:p>
          </table:table-cell>
          <table:table-cell office:value-type="float" office:value="14.4496719792988" calcext:value-type="float">
            <text:p>14.4496719792988</text:p>
          </table:table-cell>
          <table:table-cell office:value-type="float" office:value="20.6625283629646" calcext:value-type="float">
            <text:p>20.6625283629646</text:p>
          </table:table-cell>
          <table:table-cell office:value-type="float" office:value="26.2828136006998" calcext:value-type="float">
            <text:p>26.2828136006998</text:p>
          </table:table-cell>
          <table:table-cell office:value-type="float" office:value="28.6233496654085" calcext:value-type="float">
            <text:p>28.6233496654085</text:p>
          </table:table-cell>
          <table:table-cell office:value-type="float" office:value="26.1769355414264" calcext:value-type="float">
            <text:p>26.1769355414264</text:p>
          </table:table-cell>
          <table:table-cell office:value-type="float" office:value="19.4875529343106" calcext:value-type="float">
            <text:p>19.4875529343106</text:p>
          </table:table-cell>
          <table:table-cell office:value-type="float" office:value="9.95375456964574" calcext:value-type="float">
            <text:p>9.95375456964574</text:p>
          </table:table-cell>
          <table:table-cell office:value-type="float" office:value="1.12575706344565" calcext:value-type="float">
            <text:p>1.12575706344565</text:p>
          </table:table-cell>
          <table:table-cell office:value-type="float" office:value="-3.48129683647497" calcext:value-type="float">
            <text:p>-3.48129683647497</text:p>
          </table:table-cell>
          <table:table-cell office:value-type="float" office:value="-3.51893674036148" calcext:value-type="float">
            <text:p>-3.51893674036148</text:p>
          </table:table-cell>
          <table:table-cell office:value-type="float" office:value="-0.00698205159062226" calcext:value-type="float">
            <text:p>-0.006982051590622</text:p>
          </table:table-cell>
          <table:table-cell office:value-type="float" office:value="4.93661811482678" calcext:value-type="float">
            <text:p>4.93661811482678</text:p>
          </table:table-cell>
          <table:table-cell office:value-type="float" office:value="8.37859936010497" calcext:value-type="float">
            <text:p>8.37859936010497</text:p>
          </table:table-cell>
          <table:table-cell office:value-type="float" office:value="8.98480761438025" calcext:value-type="float">
            <text:p>8.98480761438025</text:p>
          </table:table-cell>
          <table:table-cell office:value-type="float" office:value="7.74691947150157" calcext:value-type="float">
            <text:p>7.74691947150157</text:p>
          </table:table-cell>
          <table:table-cell office:value-type="float" office:value="5.82101587546117" calcext:value-type="float">
            <text:p>5.82101587546117</text:p>
          </table:table-cell>
          <table:table-cell office:value-type="float" office:value="4.32123950207407" calcext:value-type="float">
            <text:p>4.32123950207407</text:p>
          </table:table-cell>
          <table:table-cell office:value-type="float" office:value="4.12321271930419" calcext:value-type="float">
            <text:p>4.12321271930419</text:p>
          </table:table-cell>
          <table:table-cell office:value-type="float" office:value="4.8224424968287" calcext:value-type="float">
            <text:p>4.8224424968287</text:p>
          </table:table-cell>
          <table:table-cell office:value-type="float" office:value="5.61071489195001" calcext:value-type="float">
            <text:p>5.61071489195001</text:p>
          </table:table-cell>
          <table:table-cell office:value-type="float" office:value="6.11770729153539" calcext:value-type="float">
            <text:p>6.11770729153539</text:p>
          </table:table-cell>
          <table:table-cell office:value-type="float" office:value="6.26717490880555" calcext:value-type="float">
            <text:p>6.26717490880555</text:p>
          </table:table-cell>
          <table:table-cell office:value-type="float" office:value="6.14066425223302" calcext:value-type="float">
            <text:p>6.14066425223302</text:p>
          </table:table-cell>
          <table:table-cell office:value-type="float" office:value="6.00602178371214" calcext:value-type="float">
            <text:p>6.00602178371214</text:p>
          </table:table-cell>
          <table:table-cell office:value-type="float" office:value="6.02812167451671" calcext:value-type="float">
            <text:p>6.02812167451671</text:p>
          </table:table-cell>
          <table:table-cell office:value-type="float" office:value="6.10787940271881" calcext:value-type="float">
            <text:p>6.10787940271881</text:p>
          </table:table-cell>
          <table:table-cell office:value-type="float" office:value="6.15289557365359" calcext:value-type="float">
            <text:p>6.15289557365359</text:p>
          </table:table-cell>
          <table:table-cell office:value-type="float" office:value="6.27255782001958" calcext:value-type="float">
            <text:p>6.27255782001958</text:p>
          </table:table-cell>
          <table:table-cell office:value-type="float" office:value="6.74139934256643" calcext:value-type="float">
            <text:p>6.74139934256643</text:p>
          </table:table-cell>
          <table:table-cell office:value-type="float" office:value="8.87214794303934" calcext:value-type="float">
            <text:p>8.87214794303934</text:p>
          </table:table-cell>
          <table:table-cell office:value-type="float" office:value="14.5433774689016" calcext:value-type="float">
            <text:p>14.5433774689016</text:p>
          </table:table-cell>
          <table:table-cell office:value-type="float" office:value="25.2085207104383" calcext:value-type="float">
            <text:p>25.2085207104383</text:p>
          </table:table-cell>
          <table:table-cell office:value-type="float" office:value="41.8505527458669" calcext:value-type="float">
            <text:p>41.8505527458669</text:p>
          </table:table-cell>
          <table:table-cell office:value-type="float" office:value="63.0286444799738" calcext:value-type="float">
            <text:p>63.0286444799738</text:p>
          </table:table-cell>
          <table:table-cell office:value-type="float" office:value="82.614165640852" calcext:value-type="float">
            <text:p>82.614165640852</text:p>
          </table:table-cell>
          <table:table-cell office:value-type="float" office:value="94.1470057511303" calcext:value-type="float">
            <text:p>94.1470057511303</text:p>
          </table:table-cell>
          <table:table-cell office:value-type="float" office:value="91.9744432605745" calcext:value-type="float">
            <text:p>91.9744432605745</text:p>
          </table:table-cell>
          <table:table-cell office:value-type="float" office:value="71.8924787348461" calcext:value-type="float">
            <text:p>71.8924787348461</text:p>
          </table:table-cell>
          <table:table-cell office:value-type="float" office:value="39.6384735943773" calcext:value-type="float">
            <text:p>39.6384735943773</text:p>
          </table:table-cell>
          <table:table-cell office:value-type="float" office:value="5.63438486760677" calcext:value-type="float">
            <text:p>5.63438486760677</text:p>
          </table:table-cell>
          <table:table-cell office:value-type="float" office:value="-20.5447735352787" calcext:value-type="float">
            <text:p>-20.5447735352787</text:p>
          </table:table-cell>
          <table:table-cell office:value-type="float" office:value="-30.1989127103206" calcext:value-type="float">
            <text:p>-30.1989127103206</text:p>
          </table:table-cell>
          <table:table-cell office:value-type="float" office:value="-21.3931734360369" calcext:value-type="float">
            <text:p>-21.3931734360369</text:p>
          </table:table-cell>
          <table:table-cell office:value-type="float" office:value="-3.34814022653806" calcext:value-type="float">
            <text:p>-3.34814022653806</text:p>
          </table:table-cell>
          <table:table-cell office:value-type="float" office:value="14.4952435700683" calcext:value-type="float">
            <text:p>14.4952435700683</text:p>
          </table:table-cell>
          <table:table-cell office:value-type="float" office:value="25.3519829297319" calcext:value-type="float">
            <text:p>25.3519829297319</text:p>
          </table:table-cell>
          <table:table-cell office:value-type="float" office:value="24.3311456677323" calcext:value-type="float">
            <text:p>24.3311456677323</text:p>
          </table:table-cell>
          <table:table-cell office:value-type="float" office:value="15.4410748050812" calcext:value-type="float">
            <text:p>15.4410748050812</text:p>
          </table:table-cell>
          <table:table-cell office:value-type="float" office:value="6.04304218565976" calcext:value-type="float">
            <text:p>6.04304218565976</text:p>
          </table:table-cell>
          <table:table-cell office:value-type="float" office:value="0.266596918685615" calcext:value-type="float">
            <text:p>0.266596918685615</text:p>
          </table:table-cell>
          <table:table-cell office:value-type="float" office:value="-0.275579592756765" calcext:value-type="float">
            <text:p>-0.275579592756765</text:p>
          </table:table-cell>
          <table:table-cell office:value-type="float" office:value="3.71147136361696" calcext:value-type="float">
            <text:p>3.71147136361696</text:p>
          </table:table-cell>
          <table:table-cell office:value-type="float" office:value="8.34566009883017" calcext:value-type="float">
            <text:p>8.34566009883017</text:p>
          </table:table-cell>
          <table:table-cell office:value-type="float" office:value="10.6587271954941" calcext:value-type="float">
            <text:p>10.6587271954941</text:p>
          </table:table-cell>
          <table:table-cell office:value-type="float" office:value="10.7847976893804" calcext:value-type="float">
            <text:p>10.7847976893804</text:p>
          </table:table-cell>
          <table:table-cell office:value-type="float" office:value="9.45206343691098" calcext:value-type="float">
            <text:p>9.45206343691098</text:p>
          </table:table-cell>
          <table:table-cell office:value-type="float" office:value="7.80998504933191" calcext:value-type="float">
            <text:p>7.80998504933191</text:p>
          </table:table-cell>
          <table:table-cell office:value-type="float" office:value="7.0545589614499" calcext:value-type="float">
            <text:p>7.0545589614499</text:p>
          </table:table-cell>
          <table:table-cell office:value-type="float" office:value="7.26241646065759" calcext:value-type="float">
            <text:p>7.26241646065759</text:p>
          </table:table-cell>
          <table:table-cell office:value-type="float" office:value="7.79091418239498" calcext:value-type="float">
            <text:p>7.79091418239498</text:p>
          </table:table-cell>
          <table:table-cell office:value-type="float" office:value="8.22480815511768" calcext:value-type="float">
            <text:p>8.22480815511768</text:p>
          </table:table-cell>
          <table:table-cell office:value-type="float" office:value="8.4373919481904" calcext:value-type="float">
            <text:p>8.4373919481904</text:p>
          </table:table-cell>
          <table:table-cell office:value-type="float" office:value="8.40550461479826" calcext:value-type="float">
            <text:p>8.40550461479826</text:p>
          </table:table-cell>
          <table:table-cell office:value-type="float" office:value="8.30181305507146" calcext:value-type="float">
            <text:p>8.30181305507146</text:p>
          </table:table-cell>
          <table:table-cell office:value-type="float" office:value="8.28300301462899" calcext:value-type="float">
            <text:p>8.28300301462899</text:p>
          </table:table-cell>
          <table:table-cell office:value-type="float" office:value="8.3119325769791" calcext:value-type="float">
            <text:p>8.3119325769791</text:p>
          </table:table-cell>
          <table:table-cell office:value-type="float" office:value="8.31171662200327" calcext:value-type="float">
            <text:p>8.31171662200327</text:p>
          </table:table-cell>
          <table:table-cell office:value-type="float" office:value="8.3468714680712" calcext:value-type="float">
            <text:p>8.3468714680712</text:p>
          </table:table-cell>
          <table:table-cell office:value-type="float" office:value="8.5732714982006" calcext:value-type="float">
            <text:p>8.5732714982006</text:p>
          </table:table-cell>
          <table:table-cell office:value-type="float" office:value="9.4700229557482" calcext:value-type="float">
            <text:p>9.4700229557482</text:p>
          </table:table-cell>
          <table:table-cell office:value-type="float" office:value="11.8434851819334" calcext:value-type="float">
            <text:p>11.8434851819334</text:p>
          </table:table-cell>
          <table:table-cell office:value-type="float" office:value="16.0841314385185" calcext:value-type="float">
            <text:p>16.0841314385185</text:p>
          </table:table-cell>
          <table:table-cell office:value-type="float" office:value="21.7569106591308" calcext:value-type="float">
            <text:p>21.7569106591308</text:p>
          </table:table-cell>
          <table:table-cell office:value-type="float" office:value="27.9422319955905" calcext:value-type="float">
            <text:p>27.9422319955905</text:p>
          </table:table-cell>
          <table:table-cell office:value-type="float" office:value="32.2470979026309" calcext:value-type="float">
            <text:p>32.2470979026309</text:p>
          </table:table-cell>
          <table:table-cell office:value-type="float" office:value="32.2126433260101" calcext:value-type="float">
            <text:p>32.2126433260101</text:p>
          </table:table-cell>
          <table:table-cell office:value-type="float" office:value="27.5572637292974" calcext:value-type="float">
            <text:p>27.5572637292974</text:p>
          </table:table-cell>
          <table:table-cell office:value-type="float" office:value="19.1065649825237" calcext:value-type="float">
            <text:p>19.1065649825237</text:p>
          </table:table-cell>
          <table:table-cell office:value-type="float" office:value="9.34851147998573" calcext:value-type="float">
            <text:p>9.34851147998573</text:p>
          </table:table-cell>
          <table:table-cell office:value-type="float" office:value="2.19783951337625" calcext:value-type="float">
            <text:p>2.19783951337625</text:p>
          </table:table-cell>
          <table:table-cell office:value-type="float" office:value="-0.152602954322177" calcext:value-type="float">
            <text:p>-0.152602954322177</text:p>
          </table:table-cell>
          <table:table-cell office:value-type="float" office:value="1.60985317553801" calcext:value-type="float">
            <text:p>1.60985317553801</text:p>
          </table:table-cell>
          <table:table-cell office:value-type="float" office:value="6.1060671905627" calcext:value-type="float">
            <text:p>6.1060671905627</text:p>
          </table:table-cell>
          <table:table-cell office:value-type="float" office:value="10.6115246676309" calcext:value-type="float">
            <text:p>10.6115246676309</text:p>
          </table:table-cell>
          <table:table-cell office:value-type="float" office:value="12.5570526610426" calcext:value-type="float">
            <text:p>12.5570526610426</text:p>
          </table:table-cell>
          <table:table-cell office:value-type="float" office:value="12.0552291334005" calcext:value-type="float">
            <text:p>12.0552291334005</text:p>
          </table:table-cell>
          <table:table-cell office:value-type="float" office:value="10.2724631906498" calcext:value-type="float">
            <text:p>10.2724631906498</text:p>
          </table:table-cell>
          <table:table-cell office:value-type="float" office:value="8.34265193088181" calcext:value-type="float">
            <text:p>8.34265193088181</text:p>
          </table:table-cell>
          <table:table-cell office:value-type="float" office:value="7.35618154551638" calcext:value-type="float">
            <text:p>7.35618154551638</text:p>
          </table:table-cell>
          <table:table-cell office:value-type="float" office:value="7.62455359960962" calcext:value-type="float">
            <text:p>7.62455359960962</text:p>
          </table:table-cell>
          <table:table-cell office:value-type="float" office:value="8.38214098041282" calcext:value-type="float">
            <text:p>8.38214098041282</text:p>
          </table:table-cell>
          <table:table-cell office:value-type="float" office:value="8.97325358157467" calcext:value-type="float">
            <text:p>8.97325358157467</text:p>
          </table:table-cell>
          <table:table-cell office:value-type="float" office:value="9.24101328874335" calcext:value-type="float">
            <text:p>9.24101328874335</text:p>
          </table:table-cell>
          <table:table-cell office:value-type="float" office:value="9.15389262678434" calcext:value-type="float">
            <text:p>9.15389262678434</text:p>
          </table:table-cell>
          <table:table-cell office:value-type="float" office:value="8.91422112544976" calcext:value-type="float">
            <text:p>8.91422112544976</text:p>
          </table:table-cell>
          <table:table-cell office:value-type="float" office:value="8.78069682637012" calcext:value-type="float">
            <text:p>8.78069682637012</text:p>
          </table:table-cell>
          <table:table-cell office:value-type="float" office:value="8.77238418661559" calcext:value-type="float">
            <text:p>8.77238418661559</text:p>
          </table:table-cell>
          <table:table-cell office:value-type="float" office:value="8.75975349303907" calcext:value-type="float">
            <text:p>8.75975349303907</text:p>
          </table:table-cell>
          <table:table-cell office:value-type="float" office:value="8.74394477853331" calcext:value-type="float">
            <text:p>8.74394477853331</text:p>
          </table:table-cell>
          <table:table-cell office:value-type="float" office:value="8.88571575864141" calcext:value-type="float">
            <text:p>8.88571575864141</text:p>
          </table:table-cell>
          <table:table-cell office:value-type="float" office:value="9.84678612216059" calcext:value-type="float">
            <text:p>9.84678612216059</text:p>
          </table:table-cell>
          <table:table-cell office:value-type="float" office:value="13.3822348459435" calcext:value-type="float">
            <text:p>13.3822348459435</text:p>
          </table:table-cell>
          <table:table-cell office:value-type="float" office:value="21.2558752453508" calcext:value-type="float">
            <text:p>21.2558752453508</text:p>
          </table:table-cell>
          <table:table-cell office:value-type="float" office:value="34.6185041601326" calcext:value-type="float">
            <text:p>34.6185041601326</text:p>
          </table:table-cell>
          <table:table-cell office:value-type="float" office:value="53.9522023338451" calcext:value-type="float">
            <text:p>53.9522023338451</text:p>
          </table:table-cell>
          <table:table-cell office:value-type="float" office:value="75.1154207821327" calcext:value-type="float">
            <text:p>75.1154207821327</text:p>
          </table:table-cell>
          <table:table-cell office:value-type="float" office:value="91.4873253869598" calcext:value-type="float">
            <text:p>91.4873253869598</text:p>
          </table:table-cell>
          <table:table-cell office:value-type="float" office:value="97.0003317135486" calcext:value-type="float">
            <text:p>97.0003317135486</text:p>
          </table:table-cell>
          <table:table-cell office:value-type="float" office:value="86.2175472671956" calcext:value-type="float">
            <text:p>86.2175472671956</text:p>
          </table:table-cell>
          <table:table-cell office:value-type="float" office:value="58.8788902227051" calcext:value-type="float">
            <text:p>58.8788902227051</text:p>
          </table:table-cell>
          <table:table-cell office:value-type="float" office:value="24.411544140285" calcext:value-type="float">
            <text:p>24.411544140285</text:p>
          </table:table-cell>
          <table:table-cell office:value-type="float" office:value="-6.99966014476408" calcext:value-type="float">
            <text:p>-6.99966014476408</text:p>
          </table:table-cell>
          <table:table-cell office:value-type="float" office:value="-26.3227870967992" calcext:value-type="float">
            <text:p>-26.3227870967992</text:p>
          </table:table-cell>
          <table:table-cell office:value-type="float" office:value="-26.367555857962" calcext:value-type="float">
            <text:p>-26.367555857962</text:p>
          </table:table-cell>
          <table:table-cell office:value-type="float" office:value="-11.8953439916907" calcext:value-type="float">
            <text:p>-11.8953439916907</text:p>
          </table:table-cell>
          <table:table-cell office:value-type="float" office:value="6.96928404036898" calcext:value-type="float">
            <text:p>6.96928404036898</text:p>
          </table:table-cell>
          <table:table-cell office:value-type="float" office:value="22.1368370630736" calcext:value-type="float">
            <text:p>22.1368370630736</text:p>
          </table:table-cell>
          <table:table-cell office:value-type="float" office:value="27.3730115548941" calcext:value-type="float">
            <text:p>27.3730115548941</text:p>
          </table:table-cell>
          <table:table-cell office:value-type="float" office:value="21.5259599082528" calcext:value-type="float">
            <text:p>21.5259599082528</text:p>
          </table:table-cell>
          <table:table-cell office:value-type="float" office:value="11.4673793131089" calcext:value-type="float">
            <text:p>11.4673793131089</text:p>
          </table:table-cell>
          <table:table-cell office:value-type="float" office:value="3.5066709449231" calcext:value-type="float">
            <text:p>3.5066709449231</text:p>
          </table:table-cell>
          <table:table-cell office:value-type="float" office:value="0.00194647212081023" calcext:value-type="float">
            <text:p>0.00194647212081</text:p>
          </table:table-cell>
          <table:table-cell office:value-type="float" office:value="1.96130555637334" calcext:value-type="float">
            <text:p>1.96130555637334</text:p>
          </table:table-cell>
          <table:table-cell office:value-type="float" office:value="6.6936436558241" calcext:value-type="float">
            <text:p>6.6936436558241</text:p>
          </table:table-cell>
          <table:table-cell office:value-type="float" office:value="10.2658659595696" calcext:value-type="float">
            <text:p>10.2658659595696</text:p>
          </table:table-cell>
          <table:table-cell office:value-type="float" office:value="11.3594245656079" calcext:value-type="float">
            <text:p>11.3594245656079</text:p>
          </table:table-cell>
          <table:table-cell office:value-type="float" office:value="10.5862336579076" calcext:value-type="float">
            <text:p>10.5862336579076</text:p>
          </table:table-cell>
          <table:table-cell office:value-type="float" office:value="8.86121721822075" calcext:value-type="float">
            <text:p>8.86121721822075</text:p>
          </table:table-cell>
          <table:table-cell office:value-type="float" office:value="7.44980774569808" calcext:value-type="float">
            <text:p>7.44980774569808</text:p>
          </table:table-cell>
          <table:table-cell office:value-type="float" office:value="7.1545494456678" calcext:value-type="float">
            <text:p>7.1545494456678</text:p>
          </table:table-cell>
          <table:table-cell office:value-type="float" office:value="7.51485952542009" calcext:value-type="float">
            <text:p>7.51485952542009</text:p>
          </table:table-cell>
          <table:table-cell office:value-type="float" office:value="7.93849639183744" calcext:value-type="float">
            <text:p>7.93849639183744</text:p>
          </table:table-cell>
          <table:table-cell office:value-type="float" office:value="8.19736009475472" calcext:value-type="float">
            <text:p>8.19736009475472</text:p>
          </table:table-cell>
          <table:table-cell office:value-type="float" office:value="8.19747359581714" calcext:value-type="float">
            <text:p>8.19747359581714</text:p>
          </table:table-cell>
          <table:table-cell office:value-type="float" office:value="8.02437961368976" calcext:value-type="float">
            <text:p>8.02437961368976</text:p>
          </table:table-cell>
          <table:table-cell office:value-type="float" office:value="7.87176594128196" calcext:value-type="float">
            <text:p>7.87176594128196</text:p>
          </table:table-cell>
          <table:table-cell office:value-type="float" office:value="7.80600020835268" calcext:value-type="float">
            <text:p>7.80600020835268</text:p>
          </table:table-cell>
          <table:table-cell office:value-type="float" office:value="7.74402974483238" calcext:value-type="float">
            <text:p>7.74402974483238</text:p>
          </table:table-cell>
          <table:table-cell office:value-type="float" office:value="7.66208688490397" calcext:value-type="float">
            <text:p>7.66208688490397</text:p>
          </table:table-cell>
          <table:table-cell office:value-type="float" office:value="7.68404359530094" calcext:value-type="float">
            <text:p>7.68404359530094</text:p>
          </table:table-cell>
          <table:table-cell office:value-type="float" office:value="8.05797084253108" calcext:value-type="float">
            <text:p>8.05797084253108</text:p>
          </table:table-cell>
          <table:table-cell office:value-type="float" office:value="9.48602510401194" calcext:value-type="float">
            <text:p>9.48602510401194</text:p>
          </table:table-cell>
          <table:table-cell office:value-type="float" office:value="12.7026307801226" calcext:value-type="float">
            <text:p>12.7026307801226</text:p>
          </table:table-cell>
          <table:table-cell office:value-type="float" office:value="17.6204776993789" calcext:value-type="float">
            <text:p>17.6204776993789</text:p>
          </table:table-cell>
          <table:table-cell office:value-type="float" office:value="23.6683039671318" calcext:value-type="float">
            <text:p>23.6683039671318</text:p>
          </table:table-cell>
          <table:table-cell office:value-type="float" office:value="29.2065217574174" calcext:value-type="float">
            <text:p>29.2065217574174</text:p>
          </table:table-cell>
          <table:table-cell office:value-type="float" office:value="31.5517628295199" calcext:value-type="float">
            <text:p>31.5517628295199</text:p>
          </table:table-cell>
          <table:table-cell office:value-type="float" office:value="29.1146386482345" calcext:value-type="float">
            <text:p>29.1146386482345</text:p>
          </table:table-cell>
          <table:table-cell office:value-type="float" office:value="22.4091638345829" calcext:value-type="float">
            <text:p>22.4091638345829</text:p>
          </table:table-cell>
          <table:table-cell office:value-type="float" office:value="12.7742010335392" calcext:value-type="float">
            <text:p>12.7742010335392</text:p>
          </table:table-cell>
          <table:table-cell office:value-type="float" office:value="3.71082203549012" calcext:value-type="float">
            <text:p>3.71082203549012</text:p>
          </table:table-cell>
          <table:table-cell office:value-type="float" office:value="-1.21067632064855" calcext:value-type="float">
            <text:p>-1.21067632064855</text:p>
          </table:table-cell>
          <table:table-cell office:value-type="float" office:value="-1.53395977312899" calcext:value-type="float">
            <text:p>-1.53395977312899</text:p>
          </table:table-cell>
          <table:table-cell office:value-type="float" office:value="1.73552614323289" calcext:value-type="float">
            <text:p>1.73552614323289</text:p>
          </table:table-cell>
          <table:table-cell office:value-type="float" office:value="6.53067101443878" calcext:value-type="float">
            <text:p>6.53067101443878</text:p>
          </table:table-cell>
          <table:table-cell office:value-type="float" office:value="9.91590242223499" calcext:value-type="float">
            <text:p>9.91590242223499</text:p>
          </table:table-cell>
          <table:table-cell office:value-type="float" office:value="10.4557315647925" calcext:value-type="float">
            <text:p>10.4557315647925</text:p>
          </table:table-cell>
          <table:table-cell office:value-type="float" office:value="9.11197570646044" calcext:value-type="float">
            <text:p>9.11197570646044</text:p>
          </table:table-cell>
          <table:table-cell office:value-type="float" office:value="7.04202826537231" calcext:value-type="float">
            <text:p>7.04202826537231</text:p>
          </table:table-cell>
          <table:table-cell office:value-type="float" office:value="5.36090599557593" calcext:value-type="float">
            <text:p>5.36090599557593</text:p>
          </table:table-cell>
          <table:table-cell office:value-type="float" office:value="4.96937938140951" calcext:value-type="float">
            <text:p>4.96937938140951</text:p>
          </table:table-cell>
          <table:table-cell office:value-type="float" office:value="5.50284649009905" calcext:value-type="float">
            <text:p>5.50284649009905</text:p>
          </table:table-cell>
          <table:table-cell office:value-type="float" office:value="6.14831589714323" calcext:value-type="float">
            <text:p>6.14831589714323</text:p>
          </table:table-cell>
          <table:table-cell office:value-type="float" office:value="6.51663284129738" calcext:value-type="float">
            <text:p>6.51663284129738</text:p>
          </table:table-cell>
          <table:table-cell office:value-type="float" office:value="6.52892325713596" calcext:value-type="float">
            <text:p>6.52892325713596</text:p>
          </table:table-cell>
          <table:table-cell office:value-type="float" office:value="6.25791857219664" calcext:value-type="float">
            <text:p>6.25791857219664</text:p>
          </table:table-cell>
          <table:table-cell office:value-type="float" office:value="5.96958668488218" calcext:value-type="float">
            <text:p>5.96958668488218</text:p>
          </table:table-cell>
          <table:table-cell office:value-type="float" office:value="5.83777823980107" calcext:value-type="float">
            <text:p>5.83777823980107</text:p>
          </table:table-cell>
          <table:table-cell office:value-type="float" office:value="5.76822330842311" calcext:value-type="float">
            <text:p>5.76822330842311</text:p>
          </table:table-cell>
          <table:table-cell office:value-type="float" office:value="5.66407588759253" calcext:value-type="float">
            <text:p>5.66407588759253</text:p>
          </table:table-cell>
          <table:table-cell office:value-type="float" office:value="5.62904116907292" calcext:value-type="float">
            <text:p>5.62904116907292</text:p>
          </table:table-cell>
          <table:table-cell office:value-type="float" office:value="5.92332998427237" calcext:value-type="float">
            <text:p>5.92332998427237</text:p>
          </table:table-cell>
          <table:table-cell office:value-type="float" office:value="7.81839159580391" calcext:value-type="float">
            <text:p>7.81839159580391</text:p>
          </table:table-cell>
          <table:table-cell office:value-type="float" office:value="13.1935842656186" calcext:value-type="float">
            <text:p>13.1935842656186</text:p>
          </table:table-cell>
          <table:table-cell office:value-type="float" office:value="23.5255038118821" calcext:value-type="float">
            <text:p>23.5255038118821</text:p>
          </table:table-cell>
          <table:table-cell office:value-type="float" office:value="39.8084409678291" calcext:value-type="float">
            <text:p>39.8084409678291</text:p>
          </table:table-cell>
          <table:table-cell office:value-type="float" office:value="60.7756306518291" calcext:value-type="float">
            <text:p>60.7756306518291</text:p>
          </table:table-cell>
          <table:table-cell office:value-type="float" office:value="80.3742867206069" calcext:value-type="float">
            <text:p>80.3742867206069</text:p>
          </table:table-cell>
          <table:table-cell office:value-type="float" office:value="92.1241285303671" calcext:value-type="float">
            <text:p>92.1241285303671</text:p>
          </table:table-cell>
          <table:table-cell office:value-type="float" office:value="90.351994986293" calcext:value-type="float">
            <text:p>90.351994986293</text:p>
          </table:table-cell>
          <table:table-cell office:value-type="float" office:value="70.6985342517388" calcext:value-type="float">
            <text:p>70.6985342517388</text:p>
          </table:table-cell>
          <table:table-cell office:value-type="float" office:value="38.5362824251669" calcext:value-type="float">
            <text:p>38.5362824251669</text:p>
          </table:table-cell>
          <table:table-cell office:value-type="float" office:value="4.28005897008865" calcext:value-type="float">
            <text:p>4.28005897008865</text:p>
          </table:table-cell>
          <table:table-cell office:value-type="float" office:value="-22.4515797549812" calcext:value-type="float">
            <text:p>-22.4515797549812</text:p>
          </table:table-cell>
          <table:table-cell office:value-type="float" office:value="-32.9247684696416" calcext:value-type="float">
            <text:p>-32.9247684696416</text:p>
          </table:table-cell>
          <table:table-cell office:value-type="float" office:value="-24.7532728965397" calcext:value-type="float">
            <text:p>-24.7532728965397</text:p>
          </table:table-cell>
          <table:table-cell office:value-type="float" office:value="-6.99773749657827" calcext:value-type="float">
            <text:p>-6.99773749657827</text:p>
          </table:table-cell>
          <table:table-cell office:value-type="float" office:value="10.826303054004" calcext:value-type="float">
            <text:p>10.826303054004</text:p>
          </table:table-cell>
          <table:table-cell office:value-type="float" office:value="21.8739597154638" calcext:value-type="float">
            <text:p>21.8739597154638</text:p>
          </table:table-cell>
          <table:table-cell office:value-type="float" office:value="21.0972888094907" calcext:value-type="float">
            <text:p>21.0972888094907</text:p>
          </table:table-cell>
          <table:table-cell office:value-type="float" office:value="12.204478808233" calcext:value-type="float">
            <text:p>12.204478808233</text:p>
          </table:table-cell>
          <table:table-cell office:value-type="float" office:value="2.58413414141085" calcext:value-type="float">
            <text:p>2.58413414141085</text:p>
          </table:table-cell>
          <table:table-cell office:value-type="float" office:value="-3.48491183757387" calcext:value-type="float">
            <text:p>-3.48491183757387</text:p>
          </table:table-cell>
          <table:table-cell office:value-type="float" office:value="-4.3608918834939" calcext:value-type="float">
            <text:p>-4.3608918834939</text:p>
          </table:table-cell>
          <table:table-cell office:value-type="float" office:value="-0.609019590392294" calcext:value-type="float">
            <text:p>-0.609019590392294</text:p>
          </table:table-cell>
          <table:table-cell office:value-type="float" office:value="3.92780177691727" calcext:value-type="float">
            <text:p>3.92780177691727</text:p>
          </table:table-cell>
          <table:table-cell office:value-type="float" office:value="6.18464153559568" calcext:value-type="float">
            <text:p>6.18464153559568</text:p>
          </table:table-cell>
          <table:table-cell office:value-type="float" office:value="6.23324673730072" calcext:value-type="float">
            <text:p>6.23324673730072</text:p>
          </table:table-cell>
          <table:table-cell office:value-type="float" office:value="4.79344775518461" calcext:value-type="float">
            <text:p>4.79344775518461</text:p>
          </table:table-cell>
          <table:table-cell office:value-type="float" office:value="3.00173789844113" calcext:value-type="float">
            <text:p>3.00173789844113</text:p>
          </table:table-cell>
          <table:table-cell office:value-type="float" office:value="2.06773665277859" calcext:value-type="float">
            <text:p>2.06773665277859</text:p>
          </table:table-cell>
          <table:table-cell office:value-type="float" office:value="2.11583267940684" calcext:value-type="float">
            <text:p>2.11583267940684</text:p>
          </table:table-cell>
          <table:table-cell office:value-type="float" office:value="2.50589457530515" calcext:value-type="float">
            <text:p>2.50589457530515</text:p>
          </table:table-cell>
          <table:table-cell office:value-type="float" office:value="2.80894066582621" calcext:value-type="float">
            <text:p>2.80894066582621</text:p>
          </table:table-cell>
          <table:table-cell office:value-type="float" office:value="2.89492154878584" calcext:value-type="float">
            <text:p>2.89492154878584</text:p>
          </table:table-cell>
          <table:table-cell office:value-type="float" office:value="2.73398103279433" calcext:value-type="float">
            <text:p>2.73398103279433</text:p>
          </table:table-cell>
          <table:table-cell office:value-type="float" office:value="2.49529201640297" calcext:value-type="float">
            <text:p>2.49529201640297</text:p>
          </table:table-cell>
          <table:table-cell office:value-type="float" office:value="2.33990641743935" calcext:value-type="float">
            <text:p>2.33990641743935</text:p>
          </table:table-cell>
          <table:table-cell office:value-type="float" office:value="2.23611508162287" calcext:value-type="float">
            <text:p>2.23611508162287</text:p>
          </table:table-cell>
          <table:table-cell office:value-type="float" office:value="2.10508859211681" calcext:value-type="float">
            <text:p>2.10508859211681</text:p>
          </table:table-cell>
          <table:table-cell office:value-type="float" office:value="2.00578516555623" calcext:value-type="float">
            <text:p>2.00578516555623</text:p>
          </table:table-cell>
          <table:table-cell office:value-type="float" office:value="2.09119763563172" calcext:value-type="float">
            <text:p>2.09119763563172</text:p>
          </table:table-cell>
          <table:table-cell office:value-type="float" office:value="2.82330739258854" calcext:value-type="float">
            <text:p>2.82330739258854</text:p>
          </table:table-cell>
          <table:table-cell office:value-type="float" office:value="5.00660563647133" calcext:value-type="float">
            <text:p>5.00660563647133</text:p>
          </table:table-cell>
          <table:table-cell office:value-type="float" office:value="9.0625312018367" calcext:value-type="float">
            <text:p>9.0625312018367</text:p>
          </table:table-cell>
          <table:table-cell office:value-type="float" office:value="14.5692325011783" calcext:value-type="float">
            <text:p>14.5692325011783</text:p>
          </table:table-cell>
          <table:table-cell office:value-type="float" office:value="20.6444841343282" calcext:value-type="float">
            <text:p>20.6444841343282</text:p>
          </table:table-cell>
          <table:table-cell office:value-type="float" office:value="24.9321621816387" calcext:value-type="float">
            <text:p>24.9321621816387</text:p>
          </table:table-cell>
          <table:table-cell office:value-type="float" office:value="24.9389247569049" calcext:value-type="float">
            <text:p>24.9389247569049</text:p>
          </table:table-cell>
          <table:table-cell office:value-type="float" office:value="20.3040074414144" calcext:value-type="float">
            <text:p>20.3040074414144</text:p>
          </table:table-cell>
          <table:table-cell office:value-type="float" office:value="11.8343730054598" calcext:value-type="float">
            <text:p>11.8343730054598</text:p>
          </table:table-cell>
          <table:table-cell office:value-type="float" office:value="1.93637221390061" calcext:value-type="float">
            <text:p>1.93637221390061</text:p>
          </table:table-cell>
          <table:table-cell office:value-type="float" office:value="-5.47970443329948" calcext:value-type="float">
            <text:p>-5.47970443329948</text:p>
          </table:table-cell>
          <table:table-cell office:value-type="float" office:value="-8.10337235332896" calcext:value-type="float">
            <text:p>-8.10337235332896</text:p>
          </table:table-cell>
          <table:table-cell office:value-type="float" office:value="-6.58101717685954" calcext:value-type="float">
            <text:p>-6.58101717685954</text:p>
          </table:table-cell>
          <table:table-cell office:value-type="float" office:value="-2.25351062599929" calcext:value-type="float">
            <text:p>-2.25351062599929</text:p>
          </table:table-cell>
          <table:table-cell office:value-type="float" office:value="2.18461132458253" calcext:value-type="float">
            <text:p>2.18461132458253</text:p>
          </table:table-cell>
          <table:table-cell office:value-type="float" office:value="4.11623429774822" calcext:value-type="float">
            <text:p>4.11623429774822</text:p>
          </table:table-cell>
          <table:table-cell office:value-type="float" office:value="3.56436744199397" calcext:value-type="float">
            <text:p>3.56436744199397</text:p>
          </table:table-cell>
          <table:table-cell office:value-type="float" office:value="1.69376527190274" calcext:value-type="float">
            <text:p>1.69376527190274</text:p>
          </table:table-cell>
          <table:table-cell office:value-type="float" office:value="-0.360059244092545" calcext:value-type="float">
            <text:p>-0.360059244092545</text:p>
          </table:table-cell>
          <table:table-cell office:value-type="float" office:value="-1.50230114448922" calcext:value-type="float">
            <text:p>-1.50230114448922</text:p>
          </table:table-cell>
          <table:table-cell office:value-type="float" office:value="-1.37362098585821" calcext:value-type="float">
            <text:p>-1.37362098585821</text:p>
          </table:table-cell>
          <table:table-cell office:value-type="float" office:value="-0.726373255739916" calcext:value-type="float">
            <text:p>-0.726373255739916</text:p>
          </table:table-cell>
          <table:table-cell office:value-type="float" office:value="-0.231951094332843" calcext:value-type="float">
            <text:p>-0.231951094332843</text:p>
          </table:table-cell>
          <table:table-cell office:value-type="float" office:value="-0.0571241111288019" calcext:value-type="float">
            <text:p>-0.057124111128802</text:p>
          </table:table-cell>
          <table:table-cell office:value-type="float" office:value="-0.23812017412207" calcext:value-type="float">
            <text:p>-0.23812017412207</text:p>
          </table:table-cell>
          <table:table-cell office:value-type="float" office:value="-0.579729731720005" calcext:value-type="float">
            <text:p>-0.579729731720005</text:p>
          </table:table-cell>
          <table:table-cell office:value-type="float" office:value="-0.820326137559114" calcext:value-type="float">
            <text:p>-0.820326137559114</text:p>
          </table:table-cell>
          <table:table-cell office:value-type="float" office:value="-0.930698087136446" calcext:value-type="float">
            <text:p>-0.930698087136446</text:p>
          </table:table-cell>
          <table:table-cell office:value-type="float" office:value="-1.04042464178424" calcext:value-type="float">
            <text:p>-1.04042464178424</text:p>
          </table:table-cell>
          <table:table-cell office:value-type="float" office:value="-1.15592810358993" calcext:value-type="float">
            <text:p>-1.15592810358993</text:p>
          </table:table-cell>
          <table:table-cell office:value-type="float" office:value="-1.11914972986444" calcext:value-type="float">
            <text:p>-1.11914972986444</text:p>
          </table:table-cell>
          <table:table-cell office:value-type="float" office:value="-0.306222815035977" calcext:value-type="float">
            <text:p>-0.306222815035977</text:p>
          </table:table-cell>
          <table:table-cell office:value-type="float" office:value="3.01858564003473" calcext:value-type="float">
            <text:p>3.01858564003473</text:p>
          </table:table-cell>
          <table:table-cell office:value-type="float" office:value="10.6330401403749" calcext:value-type="float">
            <text:p>10.6330401403749</text:p>
          </table:table-cell>
          <table:table-cell office:value-type="float" office:value="23.7048782501318" calcext:value-type="float">
            <text:p>23.7048782501318</text:p>
          </table:table-cell>
          <table:table-cell office:value-type="float" office:value="42.7818343883401" calcext:value-type="float">
            <text:p>42.7818343883401</text:p>
          </table:table-cell>
          <table:table-cell office:value-type="float" office:value="63.9030773502916" calcext:value-type="float">
            <text:p>63.9030773502916</text:p>
          </table:table-cell>
          <table:table-cell office:value-type="float" office:value="80.4535594563684" calcext:value-type="float">
            <text:p>80.4535594563684</text:p>
          </table:table-cell>
          <table:table-cell office:value-type="float" office:value="86.335239596685" calcext:value-type="float">
            <text:p>86.335239596685</text:p>
          </table:table-cell>
          <table:table-cell office:value-type="float" office:value="76.0896452418954" calcext:value-type="float">
            <text:p>76.0896452418954</text:p>
          </table:table-cell>
          <table:table-cell office:value-type="float" office:value="49.0900036611048" calcext:value-type="float">
            <text:p>49.0900036611048</text:p>
          </table:table-cell>
          <table:table-cell office:value-type="float" office:value="14.6108698013797" calcext:value-type="float">
            <text:p>14.6108698013797</text:p>
          </table:table-cell>
          <table:table-cell office:value-type="float" office:value="-17.1332942033925" calcext:value-type="float">
            <text:p>-17.1332942033925</text:p>
          </table:table-cell>
          <table:table-cell office:value-type="float" office:value="-37.0820748974252" calcext:value-type="float">
            <text:p>-37.0820748974252</text:p>
          </table:table-cell>
          <table:table-cell office:value-type="float" office:value="-37.853242416823" calcext:value-type="float">
            <text:p>-37.853242416823</text:p>
          </table:table-cell>
          <table:table-cell office:value-type="float" office:value="-23.7775239732884" calcext:value-type="float">
            <text:p>-23.7775239732884</text:p>
          </table:table-cell>
          <table:table-cell office:value-type="float" office:value="-4.98297212918756" calcext:value-type="float">
            <text:p>-4.98297212918756</text:p>
          </table:table-cell>
          <table:table-cell office:value-type="float" office:value="10.3401006250511" calcext:value-type="float">
            <text:p>10.3401006250511</text:p>
          </table:table-cell>
          <table:table-cell office:value-type="float" office:value="15.9214714986161" calcext:value-type="float">
            <text:p>15.9214714986161</text:p>
          </table:table-cell>
          <table:table-cell office:value-type="float" office:value="10.278514021233" calcext:value-type="float">
            <text:p>10.278514021233</text:p>
          </table:table-cell>
          <table:table-cell office:value-type="float" office:value="0.171340216513959" calcext:value-type="float">
            <text:p>0.171340216513959</text:p>
          </table:table-cell>
          <table:table-cell office:value-type="float" office:value="-7.97694357493312" calcext:value-type="float">
            <text:p>-7.97694357493312</text:p>
          </table:table-cell>
          <table:table-cell office:value-type="float" office:value="-11.7213355579668" calcext:value-type="float">
            <text:p>-11.7213355579668</text:p>
          </table:table-cell>
          <table:table-cell office:value-type="float" office:value="-9.98668743730508" calcext:value-type="float">
            <text:p>-9.98668743730508</text:p>
          </table:table-cell>
          <table:table-cell office:value-type="float" office:value="-5.34172313650936" calcext:value-type="float">
            <text:p>-5.34172313650936</text:p>
          </table:table-cell>
          <table:table-cell office:value-type="float" office:value="-1.74583247283412" calcext:value-type="float">
            <text:p>-1.74583247283412</text:p>
          </table:table-cell>
          <table:table-cell office:value-type="float" office:value="-0.636066261324738" calcext:value-type="float">
            <text:p>-0.636066261324738</text:p>
          </table:table-cell>
          <table:table-cell office:value-type="float" office:value="-1.41472337920358" calcext:value-type="float">
            <text:p>-1.41472337920358</text:p>
          </table:table-cell>
          <table:table-cell office:value-type="float" office:value="-3.18261925233292" calcext:value-type="float">
            <text:p>-3.18261925233292</text:p>
          </table:table-cell>
          <table:table-cell office:value-type="float" office:value="-4.67807778707202" calcext:value-type="float">
            <text:p>-4.67807778707202</text:p>
          </table:table-cell>
          <table:table-cell office:value-type="float" office:value="-5.05831306151915" calcext:value-type="float">
            <text:p>-5.05831306151915</text:p>
          </table:table-cell>
          <table:table-cell office:value-type="float" office:value="-4.75913423136648" calcext:value-type="float">
            <text:p>-4.75913423136648</text:p>
          </table:table-cell>
          <table:table-cell office:value-type="float" office:value="-4.38021543663559" calcext:value-type="float">
            <text:p>-4.38021543663559</text:p>
          </table:table-cell>
          <table:table-cell office:value-type="float" office:value="-4.16064154628545" calcext:value-type="float">
            <text:p>-4.16064154628545</text:p>
          </table:table-cell>
          <table:table-cell office:value-type="float" office:value="-4.19675535218362" calcext:value-type="float">
            <text:p>-4.19675535218362</text:p>
          </table:table-cell>
          <table:table-cell office:value-type="float" office:value="-4.41053013975328" calcext:value-type="float">
            <text:p>-4.41053013975328</text:p>
          </table:table-cell>
          <table:table-cell office:value-type="float" office:value="-4.60798102532963" calcext:value-type="float">
            <text:p>-4.60798102532963</text:p>
          </table:table-cell>
          <table:table-cell office:value-type="float" office:value="-4.71545425788467" calcext:value-type="float">
            <text:p>-4.71545425788467</text:p>
          </table:table-cell>
          <table:table-cell office:value-type="float" office:value="-4.81453133218073" calcext:value-type="float">
            <text:p>-4.81453133218073</text:p>
          </table:table-cell>
          <table:table-cell office:value-type="float" office:value="-4.93413993866719" calcext:value-type="float">
            <text:p>-4.93413993866719</text:p>
          </table:table-cell>
          <table:table-cell office:value-type="float" office:value="-4.95298396253094" calcext:value-type="float">
            <text:p>-4.95298396253094</text:p>
          </table:table-cell>
          <table:table-cell office:value-type="float" office:value="-4.63345299357645" calcext:value-type="float">
            <text:p>-4.63345299357645</text:p>
          </table:table-cell>
          <table:table-cell office:value-type="float" office:value="-3.28577913017355" calcext:value-type="float">
            <text:p>-3.28577913017355</text:p>
          </table:table-cell>
          <table:table-cell office:value-type="float" office:value="-0.163733473331643" calcext:value-type="float">
            <text:p>-0.163733473331643</text:p>
          </table:table-cell>
          <table:table-cell office:value-type="float" office:value="4.67721008331839" calcext:value-type="float">
            <text:p>4.67721008331839</text:p>
          </table:table-cell>
          <table:table-cell office:value-type="float" office:value="10.6763455330933" calcext:value-type="float">
            <text:p>10.6763455330933</text:p>
          </table:table-cell>
          <table:table-cell office:value-type="float" office:value="16.2497253252468" calcext:value-type="float">
            <text:p>16.2497253252468</text:p>
          </table:table-cell>
          <table:table-cell office:value-type="float" office:value="18.7200640477562" calcext:value-type="float">
            <text:p>18.7200640477562</text:p>
          </table:table-cell>
          <table:table-cell office:value-type="float" office:value="16.4175845351565" calcext:value-type="float">
            <text:p>16.4175845351565</text:p>
          </table:table-cell>
          <table:table-cell office:value-type="float" office:value="9.82357309291383" calcext:value-type="float">
            <text:p>9.82357309291383</text:p>
          </table:table-cell>
          <table:table-cell office:value-type="float" office:value="0.220598221695908" calcext:value-type="float">
            <text:p>0.220598221695908</text:p>
          </table:table-cell>
          <table:table-cell office:value-type="float" office:value="-8.94296574947223" calcext:value-type="float">
            <text:p>-8.94296574947223</text:p>
          </table:table-cell>
          <table:table-cell office:value-type="float" office:value="-14.0461290933752" calcext:value-type="float">
            <text:p>-14.0461290933752</text:p>
          </table:table-cell>
          <table:table-cell office:value-type="float" office:value="-14.5213877905448" calcext:value-type="float">
            <text:p>-14.5213877905448</text:p>
          </table:table-cell>
          <table:table-cell office:value-type="float" office:value="-11.3600043394925" calcext:value-type="float">
            <text:p>-11.3600043394925</text:p>
          </table:table-cell>
          <table:table-cell office:value-type="float" office:value="-6.57797612057801" calcext:value-type="float">
            <text:p>-6.57797612057801</text:p>
          </table:table-cell>
          <table:table-cell office:value-type="float" office:value="-3.1106608461963" calcext:value-type="float">
            <text:p>-3.1106608461963</text:p>
          </table:table-cell>
          <table:table-cell office:value-type="float" office:value="-2.4932974065417" calcext:value-type="float">
            <text:p>-2.4932974065417</text:p>
          </table:table-cell>
          <table:table-cell office:value-type="float" office:value="-3.79709745060593" calcext:value-type="float">
            <text:p>-3.79709745060593</text:p>
          </table:table-cell>
          <table:table-cell office:value-type="float" office:value="-5.86343317074094" calcext:value-type="float">
            <text:p>-5.86343317074094</text:p>
          </table:table-cell>
          <table:table-cell office:value-type="float" office:value="-7.57636751800352" calcext:value-type="float">
            <text:p>-7.57636751800352</text:p>
          </table:table-cell>
          <table:table-cell office:value-type="float" office:value="-8.01189002851641" calcext:value-type="float">
            <text:p>-8.01189002851641</text:p>
          </table:table-cell>
          <table:table-cell office:value-type="float" office:value="-7.49315289812724" calcext:value-type="float">
            <text:p>-7.49315289812724</text:p>
          </table:table-cell>
          <table:table-cell office:value-type="float" office:value="-6.8370945545726" calcext:value-type="float">
            <text:p>-6.8370945545726</text:p>
          </table:table-cell>
          <table:table-cell office:value-type="float" office:value="-6.45193753965057" calcext:value-type="float">
            <text:p>-6.45193753965057</text:p>
          </table:table-cell>
          <table:table-cell office:value-type="float" office:value="-6.41937584064674" calcext:value-type="float">
            <text:p>-6.41937584064674</text:p>
          </table:table-cell>
          <table:table-cell office:value-type="float" office:value="-6.67542543142447" calcext:value-type="float">
            <text:p>-6.67542543142447</text:p>
          </table:table-cell>
          <table:table-cell office:value-type="float" office:value="-6.95633475962115" calcext:value-type="float">
            <text:p>-6.95633475962115</text:p>
          </table:table-cell>
          <table:table-cell office:value-type="float" office:value="-7.07962184289584" calcext:value-type="float">
            <text:p>-7.07962184289584</text:p>
          </table:table-cell>
          <table:table-cell office:value-type="float" office:value="-7.13436759255526" calcext:value-type="float">
            <text:p>-7.13436759255526</text:p>
          </table:table-cell>
          <table:table-cell office:value-type="float" office:value="-7.22157205446759" calcext:value-type="float">
            <text:p>-7.22157205446759</text:p>
          </table:table-cell>
          <table:table-cell office:value-type="float" office:value="-7.24352140898754" calcext:value-type="float">
            <text:p>-7.24352140898754</text:p>
          </table:table-cell>
          <table:table-cell office:value-type="float" office:value="-6.95303962121863" calcext:value-type="float">
            <text:p>-6.95303962121863</text:p>
          </table:table-cell>
          <table:table-cell office:value-type="float" office:value="-5.12069961058456" calcext:value-type="float">
            <text:p>-5.12069961058456</text:p>
          </table:table-cell>
          <table:table-cell office:value-type="float" office:value="0.132535955383998" calcext:value-type="float">
            <text:p>0.132535955383998</text:p>
          </table:table-cell>
          <table:table-cell office:value-type="float" office:value="10.3062985868722" calcext:value-type="float">
            <text:p>10.3062985868722</text:p>
          </table:table-cell>
          <table:table-cell office:value-type="float" office:value="26.4048918702894" calcext:value-type="float">
            <text:p>26.4048918702894</text:p>
          </table:table-cell>
          <table:table-cell office:value-type="float" office:value="47.3306760987031" calcext:value-type="float">
            <text:p>47.3306760987031</text:p>
          </table:table-cell>
          <table:table-cell office:value-type="float" office:value="67.1134519852154" calcext:value-type="float">
            <text:p>67.1134519852154</text:p>
          </table:table-cell>
          <table:table-cell office:value-type="float" office:value="79.2540801941184" calcext:value-type="float">
            <text:p>79.2540801941184</text:p>
          </table:table-cell>
          <table:table-cell office:value-type="float" office:value="78.0576284186872" calcext:value-type="float">
            <text:p>78.0576284186872</text:p>
          </table:table-cell>
          <table:table-cell office:value-type="float" office:value="59.0227256871297" calcext:value-type="float">
            <text:p>59.0227256871297</text:p>
          </table:table-cell>
          <table:table-cell office:value-type="float" office:value="27.1482554985471" calcext:value-type="float">
            <text:p>27.1482554985471</text:p>
          </table:table-cell>
          <table:table-cell office:value-type="float" office:value="-7.16370145869034" calcext:value-type="float">
            <text:p>-7.16370145869034</text:p>
          </table:table-cell>
          <table:table-cell office:value-type="float" office:value="-34.2510318003064" calcext:value-type="float">
            <text:p>-34.2510318003064</text:p>
          </table:table-cell>
          <table:table-cell office:value-type="float" office:value="-45.3510617513758" calcext:value-type="float">
            <text:p>-45.3510617513758</text:p>
          </table:table-cell>
          <table:table-cell office:value-type="float" office:value="-37.6358454128779" calcext:value-type="float">
            <text:p>-37.6358454128779</text:p>
          </table:table-cell>
          <table:table-cell office:value-type="float" office:value="-19.9903937683529" calcext:value-type="float">
            <text:p>-19.9903937683529</text:p>
          </table:table-cell>
          <table:table-cell office:value-type="float" office:value="-2.00070056183064" calcext:value-type="float">
            <text:p>-2.00070056183064</text:p>
          </table:table-cell>
          <table:table-cell office:value-type="float" office:value="9.42408590521601" calcext:value-type="float">
            <text:p>9.42408590521601</text:p>
          </table:table-cell>
          <table:table-cell office:value-type="float" office:value="9.09154025209979" calcext:value-type="float">
            <text:p>9.09154025209979</text:p>
          </table:table-cell>
          <table:table-cell office:value-type="float" office:value="0.40014930640187" calcext:value-type="float">
            <text:p>0.40014930640187</text:p>
          </table:table-cell>
          <table:table-cell office:value-type="float" office:value="-9.24105961857816" calcext:value-type="float">
            <text:p>-9.24105961857816</text:p>
          </table:table-cell>
          <table:table-cell office:value-type="float" office:value="-15.403044042972" calcext:value-type="float">
            <text:p>-15.403044042972</text:p>
          </table:table-cell>
          <table:table-cell office:value-type="float" office:value="-16.4142410334194" calcext:value-type="float">
            <text:p>-16.4142410334194</text:p>
          </table:table-cell>
          <table:table-cell office:value-type="float" office:value="-12.7021819548686" calcext:value-type="float">
            <text:p>-12.7021819548686</text:p>
          </table:table-cell>
          <table:table-cell office:value-type="float" office:value="-8.06578777941651" calcext:value-type="float">
            <text:p>-8.06578777941651</text:p>
          </table:table-cell>
          <table:table-cell office:value-type="float" office:value="-5.66239375054021" calcext:value-type="float">
            <text:p>-5.66239375054021</text:p>
          </table:table-cell>
          <table:table-cell office:value-type="float" office:value="-5.48749228802143" calcext:value-type="float">
            <text:p>-5.48749228802143</text:p>
          </table:table-cell>
          <table:table-cell office:value-type="float" office:value="-6.82901641411126" calcext:value-type="float">
            <text:p>-6.82901641411126</text:p>
          </table:table-cell>
          <table:table-cell office:value-type="float" office:value="-8.5639954120662" calcext:value-type="float">
            <text:p>-8.5639954120662</text:p>
          </table:table-cell>
          <table:table-cell office:value-type="float" office:value="-9.4706989478759" calcext:value-type="float">
            <text:p>-9.4706989478759</text:p>
          </table:table-cell>
          <table:table-cell office:value-type="float" office:value="-9.3764324577847" calcext:value-type="float">
            <text:p>-9.3764324577847</text:p>
          </table:table-cell>
          <table:table-cell office:value-type="float" office:value="-8.91778446435722" calcext:value-type="float">
            <text:p>-8.91778446435722</text:p>
          </table:table-cell>
          <table:table-cell office:value-type="float" office:value="-8.53737255473367" calcext:value-type="float">
            <text:p>-8.53737255473367</text:p>
          </table:table-cell>
          <table:table-cell office:value-type="float" office:value="-8.36893626698411" calcext:value-type="float">
            <text:p>-8.36893626698411</text:p>
          </table:table-cell>
          <table:table-cell office:value-type="float" office:value="-8.44881850252337" calcext:value-type="float">
            <text:p>-8.44881850252337</text:p>
          </table:table-cell>
          <table:table-cell office:value-type="float" office:value="-8.61166076880607" calcext:value-type="float">
            <text:p>-8.61166076880607</text:p>
          </table:table-cell>
          <table:table-cell office:value-type="float" office:value="-8.69237693009578" calcext:value-type="float">
            <text:p>-8.69237693009578</text:p>
          </table:table-cell>
          <table:table-cell office:value-type="float" office:value="-8.71699175194401" calcext:value-type="float">
            <text:p>-8.71699175194401</text:p>
          </table:table-cell>
          <table:table-cell office:value-type="float" office:value="-8.76609986827178" calcext:value-type="float">
            <text:p>-8.76609986827178</text:p>
          </table:table-cell>
          <table:table-cell office:value-type="float" office:value="-8.78643073016136" calcext:value-type="float">
            <text:p>-8.78643073016136</text:p>
          </table:table-cell>
          <table:table-cell office:value-type="float" office:value="-8.62763273920112" calcext:value-type="float">
            <text:p>-8.62763273920112</text:p>
          </table:table-cell>
          <table:table-cell office:value-type="float" office:value="-7.84481080127582" calcext:value-type="float">
            <text:p>-7.84481080127582</text:p>
          </table:table-cell>
          <table:table-cell office:value-type="float" office:value="-5.6361253327987" calcext:value-type="float">
            <text:p>-5.6361253327987</text:p>
          </table:table-cell>
          <table:table-cell office:value-type="float" office:value="-1.55004952246417" calcext:value-type="float">
            <text:p>-1.55004952246417</text:p>
          </table:table-cell>
          <table:table-cell office:value-type="float" office:value="4.00591944184836" calcext:value-type="float">
            <text:p>4.00591944184836</text:p>
          </table:table-cell>
          <table:table-cell office:value-type="float" office:value="10.184445098468" calcext:value-type="float">
            <text:p>10.184445098468</text:p>
          </table:table-cell>
          <table:table-cell office:value-type="float" office:value="14.6686627551954" calcext:value-type="float">
            <text:p>14.6686627551954</text:p>
          </table:table-cell>
          <table:table-cell office:value-type="float" office:value="14.9337076589973" calcext:value-type="float">
            <text:p>14.9337076589973</text:p>
          </table:table-cell>
          <table:table-cell office:value-type="float" office:value="10.5376536234128" calcext:value-type="float">
            <text:p>10.5376536234128</text:p>
          </table:table-cell>
          <table:table-cell office:value-type="float" office:value="2.26970856851192" calcext:value-type="float">
            <text:p>2.26970856851192</text:p>
          </table:table-cell>
          <table:table-cell office:value-type="float" office:value="-7.54554210276937" calcext:value-type="float">
            <text:p>-7.54554210276937</text:p>
          </table:table-cell>
          <table:table-cell office:value-type="float" office:value="-15.0056188674185" calcext:value-type="float">
            <text:p>-15.0056188674185</text:p>
          </table:table-cell>
          <table:table-cell office:value-type="float" office:value="-17.6848568703423" calcext:value-type="float">
            <text:p>-17.6848568703423</text:p>
          </table:table-cell>
          <table:table-cell office:value-type="float" office:value="-16.1848376117635" calcext:value-type="float">
            <text:p>-16.1848376117635</text:p>
          </table:table-cell>
          <table:table-cell office:value-type="float" office:value="-11.8102713063863" calcext:value-type="float">
            <text:p>-11.8102713063863</text:p>
          </table:table-cell>
          <table:table-cell office:value-type="float" office:value="-7.22355847480363" calcext:value-type="float">
            <text:p>-7.22355847480363</text:p>
          </table:table-cell>
          <table:table-cell office:value-type="float" office:value="-5.08598006720051" calcext:value-type="float">
            <text:p>-5.08598006720051</text:p>
          </table:table-cell>
          <table:table-cell office:value-type="float" office:value="-5.4670486691768" calcext:value-type="float">
            <text:p>-5.4670486691768</text:p>
          </table:table-cell>
          <table:table-cell office:value-type="float" office:value="-7.20461565430124" calcext:value-type="float">
            <text:p>-7.20461565430124</text:p>
          </table:table-cell>
          <table:table-cell office:value-type="float" office:value="-9.16157018972259" calcext:value-type="float">
            <text:p>-9.16157018972259</text:p>
          </table:table-cell>
          <table:table-cell office:value-type="float" office:value="-10.2394395117523" calcext:value-type="float">
            <text:p>-10.2394395117523</text:p>
          </table:table-cell>
          <table:table-cell office:value-type="float" office:value="-10.0317689069501" calcext:value-type="float">
            <text:p>-10.0317689069501</text:p>
          </table:table-cell>
          <table:table-cell office:value-type="float" office:value="-9.27613056441436" calcext:value-type="float">
            <text:p>-9.27613056441436</text:p>
          </table:table-cell>
          <table:table-cell office:value-type="float" office:value="-8.65896940864254" calcext:value-type="float">
            <text:p>-8.65896940864254</text:p>
          </table:table-cell>
          <table:table-cell office:value-type="float" office:value="-8.35774922741836" calcext:value-type="float">
            <text:p>-8.35774922741836</text:p>
          </table:table-cell>
          <table:table-cell office:value-type="float" office:value="-8.41307840822242" calcext:value-type="float">
            <text:p>-8.41307840822242</text:p>
          </table:table-cell>
          <table:table-cell office:value-type="float" office:value="-8.63719456291082" calcext:value-type="float">
            <text:p>-8.63719456291082</text:p>
          </table:table-cell>
          <table:table-cell office:value-type="float" office:value="-8.76592118918964" calcext:value-type="float">
            <text:p>-8.76592118918964</text:p>
          </table:table-cell>
          <table:table-cell office:value-type="float" office:value="-8.75980037229766" calcext:value-type="float">
            <text:p>-8.75980037229766</text:p>
          </table:table-cell>
          <table:table-cell office:value-type="float" office:value="-8.74818217184051" calcext:value-type="float">
            <text:p>-8.74818217184051</text:p>
          </table:table-cell>
          <table:table-cell office:value-type="float" office:value="-8.74501371655786" calcext:value-type="float">
            <text:p>-8.74501371655786</text:p>
          </table:table-cell>
          <table:table-cell office:value-type="float" office:value="-8.59484070167853" calcext:value-type="float">
            <text:p>-8.59484070167853</text:p>
          </table:table-cell>
          <table:table-cell office:value-type="float" office:value="-7.71038031248416" calcext:value-type="float">
            <text:p>-7.71038031248416</text:p>
          </table:table-cell>
          <table:table-cell office:value-type="float" office:value="-4.37690030236758" calcext:value-type="float">
            <text:p>-4.37690030236758</text:p>
          </table:table-cell>
          <table:table-cell office:value-type="float" office:value="3.19631858169004" calcext:value-type="float">
            <text:p>3.19631858169004</text:p>
          </table:table-cell>
          <table:table-cell office:value-type="float" office:value="16.1948237652454" calcext:value-type="float">
            <text:p>16.1948237652454</text:p>
          </table:table-cell>
          <table:table-cell office:value-type="float" office:value="35.2260301656458" calcext:value-type="float">
            <text:p>35.2260301656458</text:p>
          </table:table-cell>
          <table:table-cell office:value-type="float" office:value="56.5132074529258" calcext:value-type="float">
            <text:p>56.5132074529258</text:p>
          </table:table-cell>
          <table:table-cell office:value-type="float" office:value="73.4502996796202" calcext:value-type="float">
            <text:p>73.4502996796202</text:p>
          </table:table-cell>
          <table:table-cell office:value-type="float" office:value="79.908881195075" calcext:value-type="float">
            <text:p>79.908881195075</text:p>
          </table:table-cell>
          <table:table-cell office:value-type="float" office:value="70.4122385242011" calcext:value-type="float">
            <text:p>70.4122385242011</text:p>
          </table:table-cell>
          <table:table-cell office:value-type="float" office:value="43.9766472834666" calcext:value-type="float">
            <text:p>43.9766472834666</text:p>
          </table:table-cell>
          <table:table-cell office:value-type="float" office:value="9.71013218242932" calcext:value-type="float">
            <text:p>9.71013218242932</text:p>
          </table:table-cell>
          <table:table-cell office:value-type="float" office:value="-22.1451612311108" calcext:value-type="float">
            <text:p>-22.1451612311108</text:p>
          </table:table-cell>
          <table:table-cell office:value-type="float" office:value="-42.498463224021" calcext:value-type="float">
            <text:p>-42.498463224021</text:p>
          </table:table-cell>
          <table:table-cell office:value-type="float" office:value="-43.7918601700791" calcext:value-type="float">
            <text:p>-43.7918601700791</text:p>
          </table:table-cell>
          <table:table-cell office:value-type="float" office:value="-29.9143799480781" calcext:value-type="float">
            <text:p>-29.9143799480781</text:p>
          </table:table-cell>
          <table:table-cell office:value-type="float" office:value="-10.9900451555031" calcext:value-type="float">
            <text:p>-10.9900451555031</text:p>
          </table:table-cell>
          <table:table-cell office:value-type="float" office:value="4.68977017329007" calcext:value-type="float">
            <text:p>4.68977017329007</text:p>
          </table:table-cell>
          <table:table-cell office:value-type="float" office:value="10.8212406542613" calcext:value-type="float">
            <text:p>10.8212406542613</text:p>
          </table:table-cell>
          <table:table-cell office:value-type="float" office:value="5.59752500320266" calcext:value-type="float">
            <text:p>5.59752500320266</text:p>
          </table:table-cell>
          <table:table-cell office:value-type="float" office:value="-4.34433037142691" calcext:value-type="float">
            <text:p>-4.34433037142691</text:p>
          </table:table-cell>
          <table:table-cell office:value-type="float" office:value="-12.4735645772111" calcext:value-type="float">
            <text:p>-12.4735645772111</text:p>
          </table:table-cell>
          <table:table-cell office:value-type="float" office:value="-16.2519273625836" calcext:value-type="float">
            <text:p>-16.2519273625836</text:p>
          </table:table-cell>
          <table:table-cell office:value-type="float" office:value="-14.5425248183357" calcext:value-type="float">
            <text:p>-14.5425248183357</text:p>
          </table:table-cell>
          <table:table-cell office:value-type="float" office:value="-9.78761894094482" calcext:value-type="float">
            <text:p>-9.78761894094482</text:p>
          </table:table-cell>
          <table:table-cell office:value-type="float" office:value="-5.96861488852391" calcext:value-type="float">
            <text:p>-5.96861488852391</text:p>
          </table:table-cell>
          <table:table-cell office:value-type="float" office:value="-4.64199508857294" calcext:value-type="float">
            <text:p>-4.64199508857294</text:p>
          </table:table-cell>
          <table:table-cell office:value-type="float" office:value="-5.22628300367368" calcext:value-type="float">
            <text:p>-5.22628300367368</text:p>
          </table:table-cell>
          <table:table-cell office:value-type="float" office:value="-6.83784185389602" calcext:value-type="float">
            <text:p>-6.83784185389602</text:p>
          </table:table-cell>
          <table:table-cell office:value-type="float" office:value="-8.21949929716486" calcext:value-type="float">
            <text:p>-8.21949929716486</text:p>
          </table:table-cell>
          <table:table-cell office:value-type="float" office:value="-8.48995198295888" calcext:value-type="float">
            <text:p>-8.48995198295888</text:p>
          </table:table-cell>
          <table:table-cell office:value-type="float" office:value="-8.05831225104085" calcext:value-type="float">
            <text:p>-8.05831225104085</text:p>
          </table:table-cell>
          <table:table-cell office:value-type="float" office:value="-7.53116588440077" calcext:value-type="float">
            <text:p>-7.53116588440077</text:p>
          </table:table-cell>
          <table:table-cell office:value-type="float" office:value="-7.1590799678283" calcext:value-type="float">
            <text:p>-7.1590799678283</text:p>
          </table:table-cell>
          <table:table-cell office:value-type="float" office:value="-7.04063905011714" calcext:value-type="float">
            <text:p>-7.04063905011714</text:p>
          </table:table-cell>
          <table:table-cell office:value-type="float" office:value="-7.10545839251968" calcext:value-type="float">
            <text:p>-7.10545839251968</text:p>
          </table:table-cell>
          <table:table-cell office:value-type="float" office:value="-7.15953957870046" calcext:value-type="float">
            <text:p>-7.15953957870046</text:p>
          </table:table-cell>
          <table:table-cell office:value-type="float" office:value="-7.12202721623558" calcext:value-type="float">
            <text:p>-7.12202721623558</text:p>
          </table:table-cell>
          <table:table-cell office:value-type="float" office:value="-7.07281643238506" calcext:value-type="float">
            <text:p>-7.07281643238506</text:p>
          </table:table-cell>
          <table:table-cell office:value-type="float" office:value="-7.04584722316379" calcext:value-type="float">
            <text:p>-7.04584722316379</text:p>
          </table:table-cell>
          <table:table-cell office:value-type="float" office:value="-6.92264238020859" calcext:value-type="float">
            <text:p>-6.92264238020859</text:p>
          </table:table-cell>
          <table:table-cell office:value-type="float" office:value="-6.47535489702813" calcext:value-type="float">
            <text:p>-6.47535489702813</text:p>
          </table:table-cell>
          <table:table-cell office:value-type="float" office:value="-5.02730461226582" calcext:value-type="float">
            <text:p>-5.02730461226582</text:p>
          </table:table-cell>
          <table:table-cell office:value-type="float" office:value="-1.82160247216434" calcext:value-type="float">
            <text:p>-1.82160247216434</text:p>
          </table:table-cell>
          <table:table-cell office:value-type="float" office:value="3.11871416893379" calcext:value-type="float">
            <text:p>3.11871416893379</text:p>
          </table:table-cell>
          <table:table-cell office:value-type="float" office:value="9.24275184097814" calcext:value-type="float">
            <text:p>9.24275184097814</text:p>
          </table:table-cell>
          <table:table-cell office:value-type="float" office:value="15.0220295358435" calcext:value-type="float">
            <text:p>15.0220295358435</text:p>
          </table:table-cell>
          <table:table-cell office:value-type="float" office:value="17.7875626301007" calcext:value-type="float">
            <text:p>17.7875626301007</text:p>
          </table:table-cell>
          <table:table-cell office:value-type="float" office:value="15.7912406589356" calcext:value-type="float">
            <text:p>15.7912406589356</text:p>
          </table:table-cell>
          <table:table-cell office:value-type="float" office:value="9.47862040925966" calcext:value-type="float">
            <text:p>9.47862040925966</text:p>
          </table:table-cell>
          <table:table-cell office:value-type="float" office:value="0.0795506686958021" calcext:value-type="float">
            <text:p>0.079550668695802</text:p>
          </table:table-cell>
          <table:table-cell office:value-type="float" office:value="-9.0139108682782" calcext:value-type="float">
            <text:p>-9.0139108682782</text:p>
          </table:table-cell>
          <table:table-cell office:value-type="float" office:value="-14.1343811993899" calcext:value-type="float">
            <text:p>-14.1343811993899</text:p>
          </table:table-cell>
          <table:table-cell office:value-type="float" office:value="-14.6002582661186" calcext:value-type="float">
            <text:p>-14.6002582661186</text:p>
          </table:table-cell>
          <table:table-cell office:value-type="float" office:value="-11.3885523521615" calcext:value-type="float">
            <text:p>-11.3885523521615</text:p>
          </table:table-cell>
          <table:table-cell office:value-type="float" office:value="-6.46403061366641" calcext:value-type="float">
            <text:p>-6.46403061366641</text:p>
          </table:table-cell>
          <table:table-cell office:value-type="float" office:value="-2.75939624095867" calcext:value-type="float">
            <text:p>-2.75939624095867</text:p>
          </table:table-cell>
          <table:table-cell office:value-type="float" office:value="-1.90774138921378" calcext:value-type="float">
            <text:p>-1.90774138921378</text:p>
          </table:table-cell>
          <table:table-cell office:value-type="float" office:value="-3.01663267024125" calcext:value-type="float">
            <text:p>-3.01663267024125</text:p>
          </table:table-cell>
          <table:table-cell office:value-type="float" office:value="-4.92629205036463" calcext:value-type="float">
            <text:p>-4.92629205036463</text:p>
          </table:table-cell>
          <table:table-cell office:value-type="float" office:value="-6.51981425555872" calcext:value-type="float">
            <text:p>-6.51981425555872</text:p>
          </table:table-cell>
          <table:table-cell office:value-type="float" office:value="-6.85178343753774" calcext:value-type="float">
            <text:p>-6.85178343753774</text:p>
          </table:table-cell>
          <table:table-cell office:value-type="float" office:value="-6.20249067905505" calcext:value-type="float">
            <text:p>-6.20249067905505</text:p>
          </table:table-cell>
          <table:table-cell office:value-type="float" office:value="-5.39194548080496" calcext:value-type="float">
            <text:p>-5.39194548080496</text:p>
          </table:table-cell>
          <table:table-cell office:value-type="float" office:value="-4.8476143814611" calcext:value-type="float">
            <text:p>-4.8476143814611</text:p>
          </table:table-cell>
          <table:table-cell office:value-type="float" office:value="-4.65424268449765" calcext:value-type="float">
            <text:p>-4.65424268449765</text:p>
          </table:table-cell>
          <table:table-cell office:value-type="float" office:value="-4.75649698954147" calcext:value-type="float">
            <text:p>-4.75649698954147</text:p>
          </table:table-cell>
          <table:table-cell office:value-type="float" office:value="-4.89317484168465" calcext:value-type="float">
            <text:p>-4.89317484168465</text:p>
          </table:table-cell>
          <table:table-cell office:value-type="float" office:value="-4.87353625489633" calcext:value-type="float">
            <text:p>-4.87353625489633</text:p>
          </table:table-cell>
          <table:table-cell office:value-type="float" office:value="-4.78107925742022" calcext:value-type="float">
            <text:p>-4.78107925742022</text:p>
          </table:table-cell>
          <table:table-cell office:value-type="float" office:value="-4.72067262831632" calcext:value-type="float">
            <text:p>-4.72067262831632</text:p>
          </table:table-cell>
          <table:table-cell office:value-type="float" office:value="-4.60087519160527" calcext:value-type="float">
            <text:p>-4.60087519160527</text:p>
          </table:table-cell>
          <table:table-cell office:value-type="float" office:value="-4.18632996800114" calcext:value-type="float">
            <text:p>-4.18632996800114</text:p>
          </table:table-cell>
          <table:table-cell office:value-type="float" office:value="-2.29023889295763" calcext:value-type="float">
            <text:p>-2.29023889295763</text:p>
          </table:table-cell>
          <table:table-cell office:value-type="float" office:value="2.96498452004526" calcext:value-type="float">
            <text:p>2.96498452004526</text:p>
          </table:table-cell>
          <table:table-cell office:value-type="float" office:value="13.1018171984947" calcext:value-type="float">
            <text:p>13.1018171984947</text:p>
          </table:table-cell>
          <table:table-cell office:value-type="float" office:value="29.1336038786638" calcext:value-type="float">
            <text:p>29.1336038786638</text:p>
          </table:table-cell>
          <table:table-cell office:value-type="float" office:value="50.1263209635098" calcext:value-type="float">
            <text:p>50.1263209635098</text:p>
          </table:table-cell>
          <table:table-cell office:value-type="float" office:value="70.1993955289434" calcext:value-type="float">
            <text:p>70.1993955289434</text:p>
          </table:table-cell>
          <table:table-cell office:value-type="float" office:value="82.8361053265497" calcext:value-type="float">
            <text:p>82.8361053265497</text:p>
          </table:table-cell>
          <table:table-cell office:value-type="float" office:value="82.3185143584046" calcext:value-type="float">
            <text:p>82.3185143584046</text:p>
          </table:table-cell>
          <table:table-cell office:value-type="float" office:value="64.015927135992" calcext:value-type="float">
            <text:p>64.015927135992</text:p>
          </table:table-cell>
          <table:table-cell office:value-type="float" office:value="32.5459632320149" calcext:value-type="float">
            <text:p>32.5459632320149</text:p>
          </table:table-cell>
          <table:table-cell office:value-type="float" office:value="-1.70816363207427" calcext:value-type="float">
            <text:p>-1.70816363207427</text:p>
          </table:table-cell>
          <table:table-cell office:value-type="float" office:value="-29.0408882819416" calcext:value-type="float">
            <text:p>-29.0408882819416</text:p>
          </table:table-cell>
          <table:table-cell office:value-type="float" office:value="-40.6649001286288" calcext:value-type="float">
            <text:p>-40.6649001286288</text:p>
          </table:table-cell>
          <table:table-cell office:value-type="float" office:value="-33.3216316788182" calcext:value-type="float">
            <text:p>-33.3216316788182</text:p>
          </table:table-cell>
          <table:table-cell office:value-type="float" office:value="-15.7041740712599" calcext:value-type="float">
            <text:p>-15.7041740712599</text:p>
          </table:table-cell>
          <table:table-cell office:value-type="float" office:value="2.53542969541731" calcext:value-type="float">
            <text:p>2.53542969541731</text:p>
          </table:table-cell>
          <table:table-cell office:value-type="float" office:value="14.4193073106913" calcext:value-type="float">
            <text:p>14.4193073106913</text:p>
          </table:table-cell>
          <table:table-cell office:value-type="float" office:value="14.6225592499366" calcext:value-type="float">
            <text:p>14.6225592499366</text:p>
          </table:table-cell>
          <table:table-cell office:value-type="float" office:value="6.22548421867014" calcext:value-type="float">
            <text:p>6.22548421867014</text:p>
          </table:table-cell>
          <table:table-cell office:value-type="float" office:value="-3.34965920250736" calcext:value-type="float">
            <text:p>-3.34965920250736</text:p>
          </table:table-cell>
          <table:table-cell office:value-type="float" office:value="-9.52313214581591" calcext:value-type="float">
            <text:p>-9.52313214581591</text:p>
          </table:table-cell>
          <table:table-cell office:value-type="float" office:value="-10.5924077625524" calcext:value-type="float">
            <text:p>-10.5924077625524</text:p>
          </table:table-cell>
          <table:table-cell office:value-type="float" office:value="-6.84989692884627" calcext:value-type="float">
            <text:p>-6.84989692884627</text:p>
          </table:table-cell>
          <table:table-cell office:value-type="float" office:value="-2.04568999327381" calcext:value-type="float">
            <text:p>-2.04568999327381</text:p>
          </table:table-cell>
          <table:table-cell office:value-type="float" office:value="0.575117825116746" calcext:value-type="float">
            <text:p>0.575117825116746</text:p>
          </table:table-cell>
          <table:table-cell office:value-type="float" office:value="0.944770291157117" calcext:value-type="float">
            <text:p>0.944770291157117</text:p>
          </table:table-cell>
          <table:table-cell office:value-type="float" office:value="-0.231837163108481" calcext:value-type="float">
            <text:p>-0.231837163108481</text:p>
          </table:table-cell>
          <table:table-cell office:value-type="float" office:value="-1.84574481040512" calcext:value-type="float">
            <text:p>-1.84574481040512</text:p>
          </table:table-cell>
          <table:table-cell office:value-type="float" office:value="-2.664555184098" calcext:value-type="float">
            <text:p>-2.664555184098</text:p>
          </table:table-cell>
          <table:table-cell office:value-type="float" office:value="-2.46684762846559" calcext:value-type="float">
            <text:p>-2.46684762846559</text:p>
          </table:table-cell>
          <table:table-cell office:value-type="float" office:value="-1.88456413706988" calcext:value-type="float">
            <text:p>-1.88456413706988</text:p>
          </table:table-cell>
          <table:table-cell office:value-type="float" office:value="-1.37379448005191" calcext:value-type="float">
            <text:p>-1.37379448005191</text:p>
          </table:table-cell>
          <table:table-cell office:value-type="float" office:value="-1.07232742606923" calcext:value-type="float">
            <text:p>-1.07232742606923</text:p>
          </table:table-cell>
          <table:table-cell office:value-type="float" office:value="-1.02273958245791" calcext:value-type="float">
            <text:p>-1.02273958245791</text:p>
          </table:table-cell>
          <table:table-cell office:value-type="float" office:value="-1.06379746817288" calcext:value-type="float">
            <text:p>-1.06379746817288</text:p>
          </table:table-cell>
          <table:table-cell office:value-type="float" office:value="-1.02667974587978" calcext:value-type="float">
            <text:p>-1.02667974587978</text:p>
          </table:table-cell>
          <table:table-cell office:value-type="float" office:value="-0.931474842612507" calcext:value-type="float">
            <text:p>-0.931474842612507</text:p>
          </table:table-cell>
          <table:table-cell office:value-type="float" office:value="-0.860338633157379" calcext:value-type="float">
            <text:p>-0.860338633157379</text:p>
          </table:table-cell>
          <table:table-cell office:value-type="float" office:value="-0.76577684490608" calcext:value-type="float">
            <text:p>-0.76577684490608</text:p>
          </table:table-cell>
          <table:table-cell office:value-type="float" office:value="-0.499849850762622" calcext:value-type="float">
            <text:p>-0.499849850762622</text:p>
          </table:table-cell>
          <table:table-cell office:value-type="float" office:value="0.365365248114966" calcext:value-type="float">
            <text:p>0.365365248114966</text:p>
          </table:table-cell>
          <table:table-cell office:value-type="float" office:value="2.6283227436761" calcext:value-type="float">
            <text:p>2.6283227436761</text:p>
          </table:table-cell>
          <table:table-cell office:value-type="float" office:value="6.76968236200518" calcext:value-type="float">
            <text:p>6.76968236200518</text:p>
          </table:table-cell>
          <table:table-cell office:value-type="float" office:value="12.3975356161612" calcext:value-type="float">
            <text:p>12.3975356161612</text:p>
          </table:table-cell>
          <table:table-cell office:value-type="float" office:value="18.6970586386275" calcext:value-type="float">
            <text:p>18.6970586386275</text:p>
          </table:table-cell>
          <table:table-cell office:value-type="float" office:value="23.392899480234" calcext:value-type="float">
            <text:p>23.392899480234</text:p>
          </table:table-cell>
          <table:table-cell office:value-type="float" office:value="23.9315999203591" calcext:value-type="float">
            <text:p>23.9315999203591</text:p>
          </table:table-cell>
          <table:table-cell office:value-type="float" office:value="19.7883599855231" calcext:value-type="float">
            <text:p>19.7883599855231</text:p>
          </table:table-cell>
          <table:table-cell office:value-type="float" office:value="11.73529388265" calcext:value-type="float">
            <text:p>11.73529388265</text:p>
          </table:table-cell>
          <table:table-cell office:value-type="float" office:value="2.01534300656412" calcext:value-type="float">
            <text:p>2.01534300656412</text:p>
          </table:table-cell>
          <table:table-cell office:value-type="float" office:value="-5.4800973876781" calcext:value-type="float">
            <text:p>-5.4800973876781</text:p>
          </table:table-cell>
          <table:table-cell office:value-type="float" office:value="-8.2129836373756" calcext:value-type="float">
            <text:p>-8.2129836373756</text:p>
          </table:table-cell>
          <table:table-cell office:value-type="float" office:value="-6.73594464859077" calcext:value-type="float">
            <text:p>-6.73594464859077</text:p>
          </table:table-cell>
          <table:table-cell office:value-type="float" office:value="-2.31975320294259" calcext:value-type="float">
            <text:p>-2.31975320294259</text:p>
          </table:table-cell>
          <table:table-cell office:value-type="float" office:value="2.40758071236652" calcext:value-type="float">
            <text:p>2.40758071236652</text:p>
          </table:table-cell>
          <table:table-cell office:value-type="float" office:value="4.74425978124789" calcext:value-type="float">
            <text:p>4.74425978124789</text:p>
          </table:table-cell>
          <table:table-cell office:value-type="float" office:value="4.52564126754645" calcext:value-type="float">
            <text:p>4.52564126754645</text:p>
          </table:table-cell>
          <table:table-cell office:value-type="float" office:value="2.91019232683381" calcext:value-type="float">
            <text:p>2.91019232683381</text:p>
          </table:table-cell>
          <table:table-cell office:value-type="float" office:value="1.03662960300345" calcext:value-type="float">
            <text:p>1.03662960300345</text:p>
          </table:table-cell>
          <table:table-cell office:value-type="float" office:value="0.00645005284863043" calcext:value-type="float">
            <text:p>0.00645005284863</text:p>
          </table:table-cell>
          <table:table-cell office:value-type="float" office:value="0.272385015835582" calcext:value-type="float">
            <text:p>0.272385015835582</text:p>
          </table:table-cell>
          <table:table-cell office:value-type="float" office:value="1.1132307928486" calcext:value-type="float">
            <text:p>1.1132307928486</text:p>
          </table:table-cell>
          <table:table-cell office:value-type="float" office:value="1.82823224223652" calcext:value-type="float">
            <text:p>1.82823224223652</text:p>
          </table:table-cell>
          <table:table-cell office:value-type="float" office:value="2.22843212072787" calcext:value-type="float">
            <text:p>2.22843212072787</text:p>
          </table:table-cell>
          <table:table-cell office:value-type="float" office:value="2.26918077531146" calcext:value-type="float">
            <text:p>2.26918077531146</text:p>
          </table:table-cell>
          <table:table-cell office:value-type="float" office:value="2.13052621666696" calcext:value-type="float">
            <text:p>2.13052621666696</text:p>
          </table:table-cell>
          <table:table-cell office:value-type="float" office:value="2.07885177873946" calcext:value-type="float">
            <text:p>2.07885177873946</text:p>
          </table:table-cell>
          <table:table-cell office:value-type="float" office:value="2.16396405846245" calcext:value-type="float">
            <text:p>2.16396405846245</text:p>
          </table:table-cell>
          <table:table-cell office:value-type="float" office:value="2.25705863278169" calcext:value-type="float">
            <text:p>2.25705863278169</text:p>
          </table:table-cell>
          <table:table-cell office:value-type="float" office:value="2.33675834617306" calcext:value-type="float">
            <text:p>2.33675834617306</text:p>
          </table:table-cell>
          <table:table-cell office:value-type="float" office:value="2.55596520307398" calcext:value-type="float">
            <text:p>2.55596520307398</text:p>
          </table:table-cell>
          <table:table-cell office:value-type="float" office:value="3.46681326196897" calcext:value-type="float">
            <text:p>3.46681326196897</text:p>
          </table:table-cell>
          <table:table-cell office:value-type="float" office:value="6.76134889323189" calcext:value-type="float">
            <text:p>6.76134889323189</text:p>
          </table:table-cell>
          <table:table-cell office:value-type="float" office:value="14.2423199503477" calcext:value-type="float">
            <text:p>14.2423199503477</text:p>
          </table:table-cell>
          <table:table-cell office:value-type="float" office:value="27.1139190128183" calcext:value-type="float">
            <text:p>27.1139190128183</text:p>
          </table:table-cell>
          <table:table-cell office:value-type="float" office:value="46.0376282944703" calcext:value-type="float">
            <text:p>46.0376282944703</text:p>
          </table:table-cell>
          <table:table-cell office:value-type="float" office:value="67.4236594646485" calcext:value-type="float">
            <text:p>67.4236594646485</text:p>
          </table:table-cell>
          <table:table-cell office:value-type="float" office:value="84.678433522503" calcext:value-type="float">
            <text:p>84.678433522503</text:p>
          </table:table-cell>
          <table:table-cell office:value-type="float" office:value="91.64334078121" calcext:value-type="float">
            <text:p>91.64334078121</text:p>
          </table:table-cell>
          <table:table-cell office:value-type="float" office:value="82.8261542576651" calcext:value-type="float">
            <text:p>82.8261542576651</text:p>
          </table:table-cell>
          <table:table-cell office:value-type="float" office:value="56.8971803697536" calcext:value-type="float">
            <text:p>56.8971803697536</text:p>
          </table:table-cell>
          <table:table-cell office:value-type="float" office:value="22.7834521599635" calcext:value-type="float">
            <text:p>22.7834521599635</text:p>
          </table:table-cell>
          <table:table-cell office:value-type="float" office:value="-9.24706283198665" calcext:value-type="float">
            <text:p>-9.24706283198665</text:p>
          </table:table-cell>
          <table:table-cell office:value-type="float" office:value="-30.0714363040721" calcext:value-type="float">
            <text:p>-30.0714363040721</text:p>
          </table:table-cell>
          <table:table-cell office:value-type="float" office:value="-31.9715187428273" calcext:value-type="float">
            <text:p>-31.9715187428273</text:p>
          </table:table-cell>
          <table:table-cell office:value-type="float" office:value="-18.3849898111994" calcext:value-type="float">
            <text:p>-18.3849898111994</text:p>
          </table:table-cell>
          <table:table-cell office:value-type="float" office:value="0.576282155568265" calcext:value-type="float">
            <text:p>0.576282155568265</text:p>
          </table:table-cell>
          <table:table-cell office:value-type="float" office:value="16.5199637236333" calcext:value-type="float">
            <text:p>16.5199637236333</text:p>
          </table:table-cell>
          <table:table-cell office:value-type="float" office:value="23.1103078104609" calcext:value-type="float">
            <text:p>23.1103078104609</text:p>
          </table:table-cell>
          <table:table-cell office:value-type="float" office:value="18.223907959627" calcext:value-type="float">
            <text:p>18.223907959627</text:p>
          </table:table-cell>
          <table:table-cell office:value-type="float" office:value="8.36300489106708" calcext:value-type="float">
            <text:p>8.36300489106708</text:p>
          </table:table-cell>
          <table:table-cell office:value-type="float" office:value="0.159557492436909" calcext:value-type="float">
            <text:p>0.159557492436909</text:p>
          </table:table-cell>
          <table:table-cell office:value-type="float" office:value="-3.74831813411144" calcext:value-type="float">
            <text:p>-3.74831813411144</text:p>
          </table:table-cell>
          <table:table-cell office:value-type="float" office:value="-2.16702679254956" calcext:value-type="float">
            <text:p>-2.16702679254956</text:p>
          </table:table-cell>
          <table:table-cell office:value-type="float" office:value="2.59132053020502" calcext:value-type="float">
            <text:p>2.59132053020502</text:p>
          </table:table-cell>
          <table:table-cell office:value-type="float" office:value="6.52765922409377" calcext:value-type="float">
            <text:p>6.52765922409377</text:p>
          </table:table-cell>
          <table:table-cell office:value-type="float" office:value="7.96554789981194" calcext:value-type="float">
            <text:p>7.96554789981194</text:p>
          </table:table-cell>
          <table:table-cell office:value-type="float" office:value="7.46806307597054" calcext:value-type="float">
            <text:p>7.46806307597054</text:p>
          </table:table-cell>
          <table:table-cell office:value-type="float" office:value="5.90357467519619" calcext:value-type="float">
            <text:p>5.90357467519619</text:p>
          </table:table-cell>
          <table:table-cell office:value-type="float" office:value="4.52409456082231" calcext:value-type="float">
            <text:p>4.52409456082231</text:p>
          </table:table-cell>
          <table:table-cell office:value-type="float" office:value="4.24761271558072" calcext:value-type="float">
            <text:p>4.24761271558072</text:p>
          </table:table-cell>
          <table:table-cell office:value-type="float" office:value="4.69375191905208" calcext:value-type="float">
            <text:p>4.69375191905208</text:p>
          </table:table-cell>
          <table:table-cell office:value-type="float" office:value="5.24955620399919" calcext:value-type="float">
            <text:p>5.24955620399919</text:p>
          </table:table-cell>
          <table:table-cell office:value-type="float" office:value="5.65256225671696" calcext:value-type="float">
            <text:p>5.65256225671696</text:p>
          </table:table-cell>
          <table:table-cell office:value-type="float" office:value="5.80207686756365" calcext:value-type="float">
            <text:p>5.80207686756365</text:p>
          </table:table-cell>
          <table:table-cell office:value-type="float" office:value="5.76078200911725" calcext:value-type="float">
            <text:p>5.76078200911725</text:p>
          </table:table-cell>
          <table:table-cell office:value-type="float" office:value="5.72244727504157" calcext:value-type="float">
            <text:p>5.72244727504157</text:p>
          </table:table-cell>
          <table:table-cell office:value-type="float" office:value="5.7750651867" calcext:value-type="float">
            <text:p>5.7750651867</text:p>
          </table:table-cell>
          <table:table-cell office:value-type="float" office:value="5.84068639409007" calcext:value-type="float">
            <text:p>5.84068639409007</text:p>
          </table:table-cell>
          <table:table-cell office:value-type="float" office:value="5.88056626732352" calcext:value-type="float">
            <text:p>5.88056626732352</text:p>
          </table:table-cell>
          <table:table-cell office:value-type="float" office:value="6.01015343645533" calcext:value-type="float">
            <text:p>6.01015343645533</text:p>
          </table:table-cell>
          <table:table-cell office:value-type="float" office:value="6.44824523961623" calcext:value-type="float">
            <text:p>6.44824523961623</text:p>
          </table:table-cell>
          <table:table-cell office:value-type="float" office:value="7.8578288883649" calcext:value-type="float">
            <text:p>7.8578288883649</text:p>
          </table:table-cell>
          <table:table-cell office:value-type="float" office:value="11.0053771197437" calcext:value-type="float">
            <text:p>11.0053771197437</text:p>
          </table:table-cell>
          <table:table-cell office:value-type="float" office:value="15.9008296452406" calcext:value-type="float">
            <text:p>15.9008296452406</text:p>
          </table:table-cell>
          <table:table-cell office:value-type="float" office:value="22.0025395051773" calcext:value-type="float">
            <text:p>22.0025395051773</text:p>
          </table:table-cell>
          <table:table-cell office:value-type="float" office:value="27.8371940369454" calcext:value-type="float">
            <text:p>27.8371940369454</text:p>
          </table:table-cell>
          <table:table-cell office:value-type="float" office:value="30.7463221101717" calcext:value-type="float">
            <text:p>30.7463221101717</text:p>
          </table:table-cell>
          <table:table-cell office:value-type="float" office:value="28.9058411130317" calcext:value-type="float">
            <text:p>28.9058411130317</text:p>
          </table:table-cell>
          <table:table-cell office:value-type="float" office:value="22.7224679058869" calcext:value-type="float">
            <text:p>22.7224679058869</text:p>
          </table:table-cell>
          <table:table-cell office:value-type="float" office:value="13.3768874324233" calcext:value-type="float">
            <text:p>13.3768874324233</text:p>
          </table:table-cell>
          <table:table-cell office:value-type="float" office:value="4.20144856395942" calcext:value-type="float">
            <text:p>4.20144856395942</text:p>
          </table:table-cell>
          <table:table-cell office:value-type="float" office:value="-1.09424476074758" calcext:value-type="float">
            <text:p>-1.09424476074758</text:p>
          </table:table-cell>
          <table:table-cell office:value-type="float" office:value="-1.71189472048792" calcext:value-type="float">
            <text:p>-1.71189472048792</text:p>
          </table:table-cell>
          <table:table-cell office:value-type="float" office:value="1.38611636619416" calcext:value-type="float">
            <text:p>1.38611636619416</text:p>
          </table:table-cell>
          <table:table-cell office:value-type="float" office:value="6.28625768512993" calcext:value-type="float">
            <text:p>6.28625768512993</text:p>
          </table:table-cell>
          <table:table-cell office:value-type="float" office:value="10.0608830464597" calcext:value-type="float">
            <text:p>10.0608830464597</text:p>
          </table:table-cell>
          <table:table-cell office:value-type="float" office:value="10.9813011004926" calcext:value-type="float">
            <text:p>10.9813011004926</text:p>
          </table:table-cell>
          <table:table-cell office:value-type="float" office:value="9.90015231154527" calcext:value-type="float">
            <text:p>9.90015231154527</text:p>
          </table:table-cell>
          <table:table-cell office:value-type="float" office:value="7.97831874808759" calcext:value-type="float">
            <text:p>7.97831874808759</text:p>
          </table:table-cell>
          <table:table-cell office:value-type="float" office:value="6.33376706280861" calcext:value-type="float">
            <text:p>6.33376706280861</text:p>
          </table:table-cell>
          <table:table-cell office:value-type="float" office:value="5.93160043026307" calcext:value-type="float">
            <text:p>5.93160043026307</text:p>
          </table:table-cell>
          <table:table-cell office:value-type="float" office:value="6.53569545251314" calcext:value-type="float">
            <text:p>6.53569545251314</text:p>
          </table:table-cell>
          <table:table-cell office:value-type="float" office:value="7.32393485773333" calcext:value-type="float">
            <text:p>7.32393485773333</text:p>
          </table:table-cell>
          <table:table-cell office:value-type="float" office:value="7.84953268551381" calcext:value-type="float">
            <text:p>7.84953268551381</text:p>
          </table:table-cell>
          <table:table-cell office:value-type="float" office:value="8.02446099609357" calcext:value-type="float">
            <text:p>8.02446099609357</text:p>
          </table:table-cell>
          <table:table-cell office:value-type="float" office:value="7.89556870574251" calcext:value-type="float">
            <text:p>7.89556870574251</text:p>
          </table:table-cell>
          <table:table-cell office:value-type="float" office:value="7.72122116077192" calcext:value-type="float">
            <text:p>7.72122116077192</text:p>
          </table:table-cell>
          <table:table-cell office:value-type="float" office:value="7.70005396149924" calcext:value-type="float">
            <text:p>7.70005396149924</text:p>
          </table:table-cell>
          <table:table-cell office:value-type="float" office:value="7.75460384241197" calcext:value-type="float">
            <text:p>7.75460384241197</text:p>
          </table:table-cell>
          <table:table-cell office:value-type="float" office:value="7.77644933994419" calcext:value-type="float">
            <text:p>7.77644933994419</text:p>
          </table:table-cell>
          <table:table-cell office:value-type="float" office:value="7.85054278847642" calcext:value-type="float">
            <text:p>7.85054278847642</text:p>
          </table:table-cell>
          <table:table-cell office:value-type="float" office:value="8.20160284821692" calcext:value-type="float">
            <text:p>8.20160284821692</text:p>
          </table:table-cell>
          <table:table-cell office:value-type="float" office:value="9.97336477884583" calcext:value-type="float">
            <text:p>9.97336477884583</text:p>
          </table:table-cell>
          <table:table-cell office:value-type="float" office:value="15.0408453720836" calcext:value-type="float">
            <text:p>15.0408453720836</text:p>
          </table:table-cell>
          <table:table-cell office:value-type="float" office:value="24.9491487983863" calcext:value-type="float">
            <text:p>24.9491487983863</text:p>
          </table:table-cell>
          <table:table-cell office:value-type="float" office:value="40.7200547728191" calcext:value-type="float">
            <text:p>40.7200547728191</text:p>
          </table:table-cell>
          <table:table-cell office:value-type="float" office:value="61.5771097411103" calcext:value-type="float">
            <text:p>61.5771097411103</text:p>
          </table:table-cell>
          <table:table-cell office:value-type="float" office:value="81.7367371243694" calcext:value-type="float">
            <text:p>81.7367371243694</text:p>
          </table:table-cell>
          <table:table-cell office:value-type="float" office:value="94.6659029705137" calcext:value-type="float">
            <text:p>94.6659029705137</text:p>
          </table:table-cell>
          <table:table-cell office:value-type="float" office:value="94.6225677306322" calcext:value-type="float">
            <text:p>94.6225677306322</text:p>
          </table:table-cell>
          <table:table-cell office:value-type="float" office:value="76.8587982199138" calcext:value-type="float">
            <text:p>76.8587982199138</text:p>
          </table:table-cell>
          <table:table-cell office:value-type="float" office:value="45.6045854152223" calcext:value-type="float">
            <text:p>45.6045854152223</text:p>
          </table:table-cell>
          <table:table-cell office:value-type="float" office:value="11.2176509691594" calcext:value-type="float">
            <text:p>11.2176509691594</text:p>
          </table:table-cell>
          <table:table-cell office:value-type="float" office:value="-16.5531837711847" calcext:value-type="float">
            <text:p>-16.5531837711847</text:p>
          </table:table-cell>
          <table:table-cell office:value-type="float" office:value="-28.8993180940912" calcext:value-type="float">
            <text:p>-28.8993180940912</text:p>
          </table:table-cell>
          <table:table-cell office:value-type="float" office:value="-22.1440513922895" calcext:value-type="float">
            <text:p>-22.1440513922895</text:p>
          </table:table-cell>
          <table:table-cell office:value-type="float" office:value="-4.77155246393858" calcext:value-type="float">
            <text:p>-4.77155246393858</text:p>
          </table:table-cell>
          <table:table-cell office:value-type="float" office:value="13.5045135489092" calcext:value-type="float">
            <text:p>13.5045135489092</text:p>
          </table:table-cell>
          <table:table-cell office:value-type="float" office:value="25.6332993421353" calcext:value-type="float">
            <text:p>25.6332993421353</text:p>
          </table:table-cell>
          <table:table-cell office:value-type="float" office:value="26.1688463898747" calcext:value-type="float">
            <text:p>26.1688463898747</text:p>
          </table:table-cell>
          <table:table-cell office:value-type="float" office:value="17.8658642641469" calcext:value-type="float">
            <text:p>17.8658642641469</text:p>
          </table:table-cell>
          <table:table-cell office:value-type="float" office:value="8.15239346166635" calcext:value-type="float">
            <text:p>8.15239346166635</text:p>
          </table:table-cell>
          <table:table-cell office:value-type="float" office:value="1.75894238591289" calcext:value-type="float">
            <text:p>1.75894238591289</text:p>
          </table:table-cell>
          <table:table-cell office:value-type="float" office:value="0.420651241464455" calcext:value-type="float">
            <text:p>0.420651241464455</text:p>
          </table:table-cell>
          <table:table-cell office:value-type="float" office:value="3.97727377903431" calcext:value-type="float">
            <text:p>3.97727377903431</text:p>
          </table:table-cell>
          <table:table-cell office:value-type="float" office:value="8.7324725395576" calcext:value-type="float">
            <text:p>8.7324725395576</text:p>
          </table:table-cell>
          <table:table-cell office:value-type="float" office:value="11.3584355827733" calcext:value-type="float">
            <text:p>11.3584355827733</text:p>
          </table:table-cell>
          <table:table-cell office:value-type="float" office:value="11.7099757599213" calcext:value-type="float">
            <text:p>11.7099757599213</text:p>
          </table:table-cell>
          <table:table-cell office:value-type="float" office:value="10.4854219818897" calcext:value-type="float">
            <text:p>10.4854219818897</text:p>
          </table:table-cell>
          <table:table-cell office:value-type="float" office:value="8.77932020393907" calcext:value-type="float">
            <text:p>8.77932020393907</text:p>
          </table:table-cell>
          <table:table-cell office:value-type="float" office:value="7.83337782325092" calcext:value-type="float">
            <text:p>7.83337782325092</text:p>
          </table:table-cell>
          <table:table-cell office:value-type="float" office:value="7.91805076749032" calcext:value-type="float">
            <text:p>7.91805076749032</text:p>
          </table:table-cell>
          <table:table-cell office:value-type="float" office:value="8.40723658102525" calcext:value-type="float">
            <text:p>8.40723658102525</text:p>
          </table:table-cell>
          <table:table-cell office:value-type="float" office:value="8.83161490851239" calcext:value-type="float">
            <text:p>8.83161490851239</text:p>
          </table:table-cell>
          <table:table-cell office:value-type="float" office:value="9.04899195161998" calcext:value-type="float">
            <text:p>9.04899195161998</text:p>
          </table:table-cell>
          <table:table-cell office:value-type="float" office:value="9.01086939125939" calcext:value-type="float">
            <text:p>9.01086939125939</text:p>
          </table:table-cell>
          <table:table-cell office:value-type="float" office:value="8.87406870352488" calcext:value-type="float">
            <text:p>8.87406870352488</text:p>
          </table:table-cell>
          <table:table-cell office:value-type="float" office:value="8.81089345290155" calcext:value-type="float">
            <text:p>8.81089345290155</text:p>
          </table:table-cell>
          <table:table-cell office:value-type="float" office:value="8.80745621682908" calcext:value-type="float">
            <text:p>8.80745621682908</text:p>
          </table:table-cell>
          <table:table-cell office:value-type="float" office:value="8.7802804327306" calcext:value-type="float">
            <text:p>8.7802804327306</text:p>
          </table:table-cell>
          <table:table-cell office:value-type="float" office:value="8.77104741179522" calcext:value-type="float">
            <text:p>8.77104741179522</text:p>
          </table:table-cell>
          <table:table-cell office:value-type="float" office:value="8.92551327413638" calcext:value-type="float">
            <text:p>8.92551327413638</text:p>
          </table:table-cell>
          <table:table-cell office:value-type="float" office:value="9.65482790150964" calcext:value-type="float">
            <text:p>9.65482790150964</text:p>
          </table:table-cell>
          <table:table-cell office:value-type="float" office:value="11.7533852343386" calcext:value-type="float">
            <text:p>11.7533852343386</text:p>
          </table:table-cell>
          <table:table-cell office:value-type="float" office:value="15.7299534813402" calcext:value-type="float">
            <text:p>15.7299534813402</text:p>
          </table:table-cell>
          <table:table-cell office:value-type="float" office:value="21.2095309052521" calcext:value-type="float">
            <text:p>21.2095309052521</text:p>
          </table:table-cell>
          <table:table-cell office:value-type="float" office:value="27.407545732341" calcext:value-type="float">
            <text:p>27.407545732341</text:p>
          </table:table-cell>
          <table:table-cell office:value-type="float" office:value="32.0922770920861" calcext:value-type="float">
            <text:p>32.0922770920861</text:p>
          </table:table-cell>
          <table:table-cell office:value-type="float" office:value="32.6845863461668" calcext:value-type="float">
            <text:p>32.6845863461668</text:p>
          </table:table-cell>
          <table:table-cell office:value-type="float" office:value="28.5753820653329" calcext:value-type="float">
            <text:p>28.5753820653329</text:p>
          </table:table-cell>
          <table:table-cell office:value-type="float" office:value="20.5201225278636" calcext:value-type="float">
            <text:p>20.5201225278636</text:p>
          </table:table-cell>
          <table:table-cell office:value-type="float" office:value="10.6805025954911" calcext:value-type="float">
            <text:p>10.6805025954911</text:p>
          </table:table-cell>
          <table:table-cell office:value-type="float" office:value="2.93365416807279" calcext:value-type="float">
            <text:p>2.93365416807279</text:p>
          </table:table-cell>
          <table:table-cell office:value-type="float" office:value="-0.0731452820116694" calcext:value-type="float">
            <text:p>-0.073145282011669</text:p>
          </table:table-cell>
          <table:table-cell office:value-type="float" office:value="1.16082539416605" calcext:value-type="float">
            <text:p>1.16082539416605</text:p>
          </table:table-cell>
          <table:table-cell office:value-type="float" office:value="5.39651470879625" calcext:value-type="float">
            <text:p>5.39651470879625</text:p>
          </table:table-cell>
          <table:table-cell office:value-type="float" office:value="10.0425313725887" calcext:value-type="float">
            <text:p>10.0425313725887</text:p>
          </table:table-cell>
          <table:table-cell office:value-type="float" office:value="12.3601274043303" calcext:value-type="float">
            <text:p>12.3601274043303</text:p>
          </table:table-cell>
          <table:table-cell office:value-type="float" office:value="12.0872639586883" calcext:value-type="float">
            <text:p>12.0872639586883</text:p>
          </table:table-cell>
          <table:table-cell office:value-type="float" office:value="10.3775240805672" calcext:value-type="float">
            <text:p>10.3775240805672</text:p>
          </table:table-cell>
          <table:table-cell office:value-type="float" office:value="8.37126062777816" calcext:value-type="float">
            <text:p>8.37126062777816</text:p>
          </table:table-cell>
          <table:table-cell office:value-type="float" office:value="7.17245427900516" calcext:value-type="float">
            <text:p>7.17245427900516</text:p>
          </table:table-cell>
          <table:table-cell office:value-type="float" office:value="7.27915337509408" calcext:value-type="float">
            <text:p>7.27915337509408</text:p>
          </table:table-cell>
          <table:table-cell office:value-type="float" office:value="7.98817974828867" calcext:value-type="float">
            <text:p>7.98817974828867</text:p>
          </table:table-cell>
          <table:table-cell office:value-type="float" office:value="8.58529353337796" calcext:value-type="float">
            <text:p>8.58529353337796</text:p>
          </table:table-cell>
          <table:table-cell office:value-type="float" office:value="8.86924104738399" calcext:value-type="float">
            <text:p>8.86924104738399</text:p>
          </table:table-cell>
          <table:table-cell office:value-type="float" office:value="8.79168217244125" calcext:value-type="float">
            <text:p>8.79168217244125</text:p>
          </table:table-cell>
          <table:table-cell office:value-type="float" office:value="8.52473474531963" calcext:value-type="float">
            <text:p>8.52473474531963</text:p>
          </table:table-cell>
          <table:table-cell office:value-type="float" office:value="8.33667235945146" calcext:value-type="float">
            <text:p>8.33667235945146</text:p>
          </table:table-cell>
          <table:table-cell office:value-type="float" office:value="8.2877446850645" calcext:value-type="float">
            <text:p>8.2877446850645</text:p>
          </table:table-cell>
          <table:table-cell office:value-type="float" office:value="8.25003714937016" calcext:value-type="float">
            <text:p>8.25003714937016</text:p>
          </table:table-cell>
          <table:table-cell office:value-type="float" office:value="8.19488324072333" calcext:value-type="float">
            <text:p>8.19488324072333</text:p>
          </table:table-cell>
          <table:table-cell office:value-type="float" office:value="8.27263026951443" calcext:value-type="float">
            <text:p>8.27263026951443</text:p>
          </table:table-cell>
          <table:table-cell office:value-type="float" office:value="9.00185186932682" calcext:value-type="float">
            <text:p>9.00185186932682</text:p>
          </table:table-cell>
          <table:table-cell office:value-type="float" office:value="12.0501795063025" calcext:value-type="float">
            <text:p>12.0501795063025</text:p>
          </table:table-cell>
          <table:table-cell office:value-type="float" office:value="19.2315195175268" calcext:value-type="float">
            <text:p>19.2315195175268</text:p>
          </table:table-cell>
          <table:table-cell office:value-type="float" office:value="31.7694961148224" calcext:value-type="float">
            <text:p>31.7694961148224</text:p>
          </table:table-cell>
          <table:table-cell office:value-type="float" office:value="50.3743899081441" calcext:value-type="float">
            <text:p>50.3743899081441</text:p>
          </table:table-cell>
          <table:table-cell office:value-type="float" office:value="71.6456373441997" calcext:value-type="float">
            <text:p>71.6456373441997</text:p>
          </table:table-cell>
          <table:table-cell office:value-type="float" office:value="89.005884428037" calcext:value-type="float">
            <text:p>89.005884428037</text:p>
          </table:table-cell>
          <table:table-cell office:value-type="float" office:value="96.2666485379663" calcext:value-type="float">
            <text:p>96.2666485379663</text:p>
          </table:table-cell>
          <table:table-cell office:value-type="float" office:value="87.9222865005603" calcext:value-type="float">
            <text:p>87.9222865005603</text:p>
          </table:table-cell>
          <table:table-cell office:value-type="float" office:value="62.3093420284662" calcext:value-type="float">
            <text:p>62.3093420284662</text:p>
          </table:table-cell>
          <table:table-cell office:value-type="float" office:value="28.1588098280347" calcext:value-type="float">
            <text:p>28.1588098280347</text:p>
          </table:table-cell>
          <table:table-cell office:value-type="float" office:value="-4.23729932112591" calcext:value-type="float">
            <text:p>-4.23729932112591</text:p>
          </table:table-cell>
          <table:table-cell office:value-type="float" office:value="-25.7222102937137" calcext:value-type="float">
            <text:p>-25.7222102937137</text:p>
          </table:table-cell>
          <table:table-cell office:value-type="float" office:value="-28.4321845198467" calcext:value-type="float">
            <text:p>-28.4321845198467</text:p>
          </table:table-cell>
          <table:table-cell office:value-type="float" office:value="-15.3453272477919" calcext:value-type="float">
            <text:p>-15.3453272477919</text:p>
          </table:table-cell>
          <table:table-cell office:value-type="float" office:value="3.447354716539" calcext:value-type="float">
            <text:p>3.447354716539</text:p>
          </table:table-cell>
          <table:table-cell office:value-type="float" office:value="19.452989122161" calcext:value-type="float">
            <text:p>19.452989122161</text:p>
          </table:table-cell>
          <table:table-cell office:value-type="float" office:value="26.3049276964274" calcext:value-type="float">
            <text:p>26.3049276964274</text:p>
          </table:table-cell>
          <table:table-cell office:value-type="float" office:value="21.5719087736723" calcext:value-type="float">
            <text:p>21.5719087736723</text:p>
          </table:table-cell>
          <table:table-cell office:value-type="float" office:value="11.6092478559539" calcext:value-type="float">
            <text:p>11.6092478559539</text:p>
          </table:table-cell>
          <table:table-cell office:value-type="float" office:value="3.14349442090376" calcext:value-type="float">
            <text:p>3.14349442090376</text:p>
          </table:table-cell>
          <table:table-cell office:value-type="float" office:value="-1.08080206057061" calcext:value-type="float">
            <text:p>-1.08080206057061</text:p>
          </table:table-cell>
          <table:table-cell office:value-type="float" office:value="0.181935252524548" calcext:value-type="float">
            <text:p>0.181935252524548</text:p>
          </table:table-cell>
          <table:table-cell office:value-type="float" office:value="4.75301468626025" calcext:value-type="float">
            <text:p>4.75301468626025</text:p>
          </table:table-cell>
          <table:table-cell office:value-type="float" office:value="8.6201150930684" calcext:value-type="float">
            <text:p>8.6201150930684</text:p>
          </table:table-cell>
          <table:table-cell office:value-type="float" office:value="9.98668028336235" calcext:value-type="float">
            <text:p>9.98668028336235</text:p>
          </table:table-cell>
          <table:table-cell office:value-type="float" office:value="9.39501693771907" calcext:value-type="float">
            <text:p>9.39501693771907</text:p>
          </table:table-cell>
          <table:table-cell office:value-type="float" office:value="7.69856727209963" calcext:value-type="float">
            <text:p>7.69856727209963</text:p>
          </table:table-cell>
          <table:table-cell office:value-type="float" office:value="6.14358482390443" calcext:value-type="float">
            <text:p>6.14358482390443</text:p>
          </table:table-cell>
          <table:table-cell office:value-type="float" office:value="5.68277653940951" calcext:value-type="float">
            <text:p>5.68277653940951</text:p>
          </table:table-cell>
          <table:table-cell office:value-type="float" office:value="5.96662076104758" calcext:value-type="float">
            <text:p>5.96662076104758</text:p>
          </table:table-cell>
          <table:table-cell office:value-type="float" office:value="6.37631975021384" calcext:value-type="float">
            <text:p>6.37631975021384</text:p>
          </table:table-cell>
          <table:table-cell office:value-type="float" office:value="6.63714902277431" calcext:value-type="float">
            <text:p>6.63714902277431</text:p>
          </table:table-cell>
          <table:table-cell office:value-type="float" office:value="6.64641408422476" calcext:value-type="float">
            <text:p>6.64641408422476</text:p>
          </table:table-cell>
          <table:table-cell office:value-type="float" office:value="6.45906310987487" calcext:value-type="float">
            <text:p>6.45906310987487</text:p>
          </table:table-cell>
          <table:table-cell office:value-type="float" office:value="6.26839969809293" calcext:value-type="float">
            <text:p>6.26839969809293</text:p>
          </table:table-cell>
          <table:table-cell office:value-type="float" office:value="6.16947234104292" calcext:value-type="float">
            <text:p>6.16947234104292</text:p>
          </table:table-cell>
          <table:table-cell office:value-type="float" office:value="6.08654389198759" calcext:value-type="float">
            <text:p>6.08654389198759</text:p>
          </table:table-cell>
          <table:table-cell office:value-type="float" office:value="5.97629492691363" calcext:value-type="float">
            <text:p>5.97629492691363</text:p>
          </table:table-cell>
          <table:table-cell office:value-type="float" office:value="5.95093084557334" calcext:value-type="float">
            <text:p>5.95093084557334</text:p>
          </table:table-cell>
          <table:table-cell office:value-type="float" office:value="6.22089069987106" calcext:value-type="float">
            <text:p>6.22089069987106</text:p>
          </table:table-cell>
          <table:table-cell office:value-type="float" office:value="7.43491799309834" calcext:value-type="float">
            <text:p>7.43491799309834</text:p>
          </table:table-cell>
          <table:table-cell office:value-type="float" office:value="10.3680204798512" calcext:value-type="float">
            <text:p>10.3680204798512</text:p>
          </table:table-cell>
          <table:table-cell office:value-type="float" office:value="15.0635551050997" calcext:value-type="float">
            <text:p>15.0635551050997</text:p>
          </table:table-cell>
          <table:table-cell office:value-type="float" office:value="20.9886915423764" calcext:value-type="float">
            <text:p>20.9886915423764</text:p>
          </table:table-cell>
          <table:table-cell office:value-type="float" office:value="26.7248210904899" calcext:value-type="float">
            <text:p>26.7248210904899</text:p>
          </table:table-cell>
          <table:table-cell office:value-type="float" office:value="29.6261512977137" calcext:value-type="float">
            <text:p>29.6261512977137</text:p>
          </table:table-cell>
          <table:table-cell office:value-type="float" office:value="27.7952515801945" calcext:value-type="float">
            <text:p>27.7952515801945</text:p>
          </table:table-cell>
          <table:table-cell office:value-type="float" office:value="21.5967563905686" calcext:value-type="float">
            <text:p>21.5967563905686</text:p>
          </table:table-cell>
          <table:table-cell office:value-type="float" office:value="12.1656189024943" calcext:value-type="float">
            <text:p>12.1656189024943</text:p>
          </table:table-cell>
          <table:table-cell office:value-type="float" office:value="2.77133097044882" calcext:value-type="float">
            <text:p>2.77133097044882</text:p>
          </table:table-cell>
          <table:table-cell office:value-type="float" office:value="-2.83839293700877" calcext:value-type="float">
            <text:p>-2.83839293700877</text:p>
          </table:table-cell>
          <table:table-cell office:value-type="float" office:value="-3.74633745876151" calcext:value-type="float">
            <text:p>-3.74633745876151</text:p>
          </table:table-cell>
          <table:table-cell office:value-type="float" office:value="-0.899620514912589" calcext:value-type="float">
            <text:p>-0.899620514912589</text:p>
          </table:table-cell>
          <table:table-cell office:value-type="float" office:value="3.83931208437241" calcext:value-type="float">
            <text:p>3.83931208437241</text:p>
          </table:table-cell>
          <table:table-cell office:value-type="float" office:value="7.55018941945886" calcext:value-type="float">
            <text:p>7.55018941945886</text:p>
          </table:table-cell>
          <table:table-cell office:value-type="float" office:value="8.4112849112035" calcext:value-type="float">
            <text:p>8.4112849112035</text:p>
          </table:table-cell>
          <table:table-cell office:value-type="float" office:value="7.23184771193419" calcext:value-type="float">
            <text:p>7.23184771193419</text:p>
          </table:table-cell>
          <table:table-cell office:value-type="float" office:value="5.17380947200579" calcext:value-type="float">
            <text:p>5.17380947200579</text:p>
          </table:table-cell>
          <table:table-cell office:value-type="float" office:value="3.35628577740605" calcext:value-type="float">
            <text:p>3.35628577740605</text:p>
          </table:table-cell>
          <table:table-cell office:value-type="float" office:value="2.76241707992668" calcext:value-type="float">
            <text:p>2.76241707992668</text:p>
          </table:table-cell>
          <table:table-cell office:value-type="float" office:value="3.20139976864439" calcext:value-type="float">
            <text:p>3.20139976864439</text:p>
          </table:table-cell>
          <table:table-cell office:value-type="float" office:value="3.85000936595118" calcext:value-type="float">
            <text:p>3.85000936595118</text:p>
          </table:table-cell>
          <table:table-cell office:value-type="float" office:value="4.24211531198618" calcext:value-type="float">
            <text:p>4.24211531198618</text:p>
          </table:table-cell>
          <table:table-cell office:value-type="float" office:value="4.28612481094925" calcext:value-type="float">
            <text:p>4.28612481094925</text:p>
          </table:table-cell>
          <table:table-cell office:value-type="float" office:value="4.02058640601417" calcext:value-type="float">
            <text:p>4.02058640601417</text:p>
          </table:table-cell>
          <table:table-cell office:value-type="float" office:value="3.7007332513926" calcext:value-type="float">
            <text:p>3.7007332513926</text:p>
          </table:table-cell>
          <table:table-cell office:value-type="float" office:value="3.53269289522153" calcext:value-type="float">
            <text:p>3.53269289522153</text:p>
          </table:table-cell>
          <table:table-cell office:value-type="float" office:value="3.44549410438809" calcext:value-type="float">
            <text:p>3.44549410438809</text:p>
          </table:table-cell>
          <table:table-cell office:value-type="float" office:value="3.32745649971337" calcext:value-type="float">
            <text:p>3.32745649971337</text:p>
          </table:table-cell>
          <table:table-cell office:value-type="float" office:value="3.25683904262277" calcext:value-type="float">
            <text:p>3.25683904262277</text:p>
          </table:table-cell>
          <table:table-cell office:value-type="float" office:value="3.44881401839398" calcext:value-type="float">
            <text:p>3.44881401839398</text:p>
          </table:table-cell>
          <table:table-cell office:value-type="float" office:value="5.00373897631609" calcext:value-type="float">
            <text:p>5.00373897631609</text:p>
          </table:table-cell>
          <table:table-cell office:value-type="float" office:value="9.79289870360474" calcext:value-type="float">
            <text:p>9.79289870360474</text:p>
          </table:table-cell>
          <table:table-cell office:value-type="float" office:value="19.3837236518846" calcext:value-type="float">
            <text:p>19.3837236518846</text:p>
          </table:table-cell>
          <table:table-cell office:value-type="float" office:value="34.80613263626" calcext:value-type="float">
            <text:p>34.80613263626</text:p>
          </table:table-cell>
          <table:table-cell office:value-type="float" office:value="55.4346036911246" calcext:value-type="float">
            <text:p>55.4346036911246</text:p>
          </table:table-cell>
          <table:table-cell office:value-type="float" office:value="75.5902011191463" calcext:value-type="float">
            <text:p>75.5902011191463</text:p>
          </table:table-cell>
          <table:table-cell office:value-type="float" office:value="88.7247896515089" calcext:value-type="float">
            <text:p>88.7247896515089</text:p>
          </table:table-cell>
          <table:table-cell office:value-type="float" office:value="89.0712023736935" calcext:value-type="float">
            <text:p>89.0712023736935</text:p>
          </table:table-cell>
          <table:table-cell office:value-type="float" office:value="71.7756905377729" calcext:value-type="float">
            <text:p>71.7756905377729</text:p>
          </table:table-cell>
          <table:table-cell office:value-type="float" office:value="40.6754413163308" calcext:value-type="float">
            <text:p>40.6754413163308</text:p>
          </table:table-cell>
          <table:table-cell office:value-type="float" office:value="6.09550478467066" calcext:value-type="float">
            <text:p>6.09550478467066</text:p>
          </table:table-cell>
          <table:table-cell office:value-type="float" office:value="-22.1723853246736" calcext:value-type="float">
            <text:p>-22.1723853246736</text:p>
          </table:table-cell>
          <table:table-cell office:value-type="float" office:value="-35.3009179521456" calcext:value-type="float">
            <text:p>-35.3009179521456</text:p>
          </table:table-cell>
          <table:table-cell office:value-type="float" office:value="-29.2092046593744" calcext:value-type="float">
            <text:p>-29.2092046593744</text:p>
          </table:table-cell>
          <table:table-cell office:value-type="float" office:value="-12.1547890068769" calcext:value-type="float">
            <text:p>-12.1547890068769</text:p>
          </table:table-cell>
          <table:table-cell office:value-type="float" office:value="6.09129857537445" calcext:value-type="float">
            <text:p>6.09129857537445</text:p>
          </table:table-cell>
          <table:table-cell office:value-type="float" office:value="18.4012681090083" calcext:value-type="float">
            <text:p>18.4012681090083</text:p>
          </table:table-cell>
          <table:table-cell office:value-type="float" office:value="19.2188225241497" calcext:value-type="float">
            <text:p>19.2188225241497</text:p>
          </table:table-cell>
          <table:table-cell office:value-type="float" office:value="10.9667070980191" calcext:value-type="float">
            <text:p>10.9667070980191</text:p>
          </table:table-cell>
          <table:table-cell office:value-type="float" office:value="1.07097731180857" calcext:value-type="float">
            <text:p>1.07097731180857</text:p>
          </table:table-cell>
          <table:table-cell office:value-type="float" office:value="-5.58748992841271" calcext:value-type="float">
            <text:p>-5.58748992841271</text:p>
          </table:table-cell>
          <table:table-cell office:value-type="float" office:value="-7.2388706892511" calcext:value-type="float">
            <text:p>-7.2388706892511</text:p>
          </table:table-cell>
          <table:table-cell office:value-type="float" office:value="-3.9146570634121" calcext:value-type="float">
            <text:p>-3.9146570634121</text:p>
          </table:table-cell>
          <table:table-cell office:value-type="float" office:value="0.747531962588252" calcext:value-type="float">
            <text:p>0.747531962588252</text:p>
          </table:table-cell>
          <table:table-cell office:value-type="float" office:value="3.34245857894467" calcext:value-type="float">
            <text:p>3.34245857894467</text:p>
          </table:table-cell>
          <table:table-cell office:value-type="float" office:value="3.64222401380703" calcext:value-type="float">
            <text:p>3.64222401380703</text:p>
          </table:table-cell>
          <table:table-cell office:value-type="float" office:value="2.33911756164843" calcext:value-type="float">
            <text:p>2.33911756164843</text:p>
          </table:table-cell>
          <table:table-cell office:value-type="float" office:value="0.512892843844012" calcext:value-type="float">
            <text:p>0.512892843844012</text:p>
          </table:table-cell>
          <table:table-cell office:value-type="float" office:value="-0.586765051198343" calcext:value-type="float">
            <text:p>-0.586765051198343</text:p>
          </table:table-cell>
          <table:table-cell office:value-type="float" office:value="-0.64022845304062" calcext:value-type="float">
            <text:p>-0.64022845304062</text:p>
          </table:table-cell>
          <table:table-cell office:value-type="float" office:value="-0.266539750440643" calcext:value-type="float">
            <text:p>-0.266539750440643</text:p>
          </table:table-cell>
          <table:table-cell office:value-type="float" office:value="0.0520076093594828" calcext:value-type="float">
            <text:p>0.052007609359483</text:p>
          </table:table-cell>
          <table:table-cell office:value-type="float" office:value="0.168400197884061" calcext:value-type="float">
            <text:p>0.168400197884061</text:p>
          </table:table-cell>
          <table:table-cell office:value-type="float" office:value="0.0285267555859585" calcext:value-type="float">
            <text:p>0.028526755585959</text:p>
          </table:table-cell>
          <table:table-cell office:value-type="float" office:value="-0.21552894840691" calcext:value-type="float">
            <text:p>-0.21552894840691</text:p>
          </table:table-cell>
          <table:table-cell office:value-type="float" office:value="-0.38825047503431" calcext:value-type="float">
            <text:p>-0.38825047503431</text:p>
          </table:table-cell>
          <table:table-cell office:value-type="float" office:value="-0.497109371336838" calcext:value-type="float">
            <text:p>-0.497109371336838</text:p>
          </table:table-cell>
          <table:table-cell office:value-type="float" office:value="-0.626688351601542" calcext:value-type="float">
            <text:p>-0.626688351601542</text:p>
          </table:table-cell>
          <table:table-cell office:value-type="float" office:value="-0.741166495987379" calcext:value-type="float">
            <text:p>-0.741166495987379</text:p>
          </table:table-cell>
          <table:table-cell office:value-type="float" office:value="-0.696806261080949" calcext:value-type="float">
            <text:p>-0.696806261080949</text:p>
          </table:table-cell>
          <table:table-cell office:value-type="float" office:value="-0.0990093188947023" calcext:value-type="float">
            <text:p>-0.099009318894702</text:p>
          </table:table-cell>
          <table:table-cell office:value-type="float" office:value="1.84187863324429" calcext:value-type="float">
            <text:p>1.84187863324429</text:p>
          </table:table-cell>
          <table:table-cell office:value-type="float" office:value="5.66157760165877" calcext:value-type="float">
            <text:p>5.66157760165877</text:p>
          </table:table-cell>
          <table:table-cell office:value-type="float" office:value="11.0033314795201" calcext:value-type="float">
            <text:p>11.0033314795201</text:p>
          </table:table-cell>
          <table:table-cell office:value-type="float" office:value="17.1106129907123" calcext:value-type="float">
            <text:p>17.1106129907123</text:p>
          </table:table-cell>
          <table:table-cell office:value-type="float" office:value="21.7972525432813" calcext:value-type="float">
            <text:p>21.7972525432813</text:p>
          </table:table-cell>
          <table:table-cell office:value-type="float" office:value="22.4612648183866" calcext:value-type="float">
            <text:p>22.4612648183866</text:p>
          </table:table-cell>
          <table:table-cell office:value-type="float" office:value="18.4080806501787" calcext:value-type="float">
            <text:p>18.4080806501787</text:p>
          </table:table-cell>
          <table:table-cell office:value-type="float" office:value="10.3766538667614" calcext:value-type="float">
            <text:p>10.3766538667614</text:p>
          </table:table-cell>
          <table:table-cell office:value-type="float" office:value="0.448043457031708" calcext:value-type="float">
            <text:p>0.448043457031708</text:p>
          </table:table-cell>
          <table:table-cell office:value-type="float" office:value="-7.51802982791505" calcext:value-type="float">
            <text:p>-7.51802982791505</text:p>
          </table:table-cell>
          <table:table-cell office:value-type="float" office:value="-10.7686061130622" calcext:value-type="float">
            <text:p>-10.7686061130622</text:p>
          </table:table-cell>
          <table:table-cell office:value-type="float" office:value="-9.74506248950979" calcext:value-type="float">
            <text:p>-9.74506248950979</text:p>
          </table:table-cell>
          <table:table-cell office:value-type="float" office:value="-5.65690437869391" calcext:value-type="float">
            <text:p>-5.65690437869391</text:p>
          </table:table-cell>
          <table:table-cell office:value-type="float" office:value="-1.05686160439309" calcext:value-type="float">
            <text:p>-1.05686160439309</text:p>
          </table:table-cell>
          <table:table-cell office:value-type="float" office:value="1.28281764578977" calcext:value-type="float">
            <text:p>1.28281764578977</text:p>
          </table:table-cell>
          <table:table-cell office:value-type="float" office:value="1.00071233713909" calcext:value-type="float">
            <text:p>1.00071233713909</text:p>
          </table:table-cell>
          <table:table-cell office:value-type="float" office:value="-0.755870788148569" calcext:value-type="float">
            <text:p>-0.755870788148569</text:p>
          </table:table-cell>
          <table:table-cell office:value-type="float" office:value="-2.84495220175881" calcext:value-type="float">
            <text:p>-2.84495220175881</text:p>
          </table:table-cell>
          <table:table-cell office:value-type="float" office:value="-4.16056713810967" calcext:value-type="float">
            <text:p>-4.16056713810967</text:p>
          </table:table-cell>
          <table:table-cell office:value-type="float" office:value="-4.16049305275837" calcext:value-type="float">
            <text:p>-4.16049305275837</text:p>
          </table:table-cell>
          <table:table-cell office:value-type="float" office:value="-3.52821428452341" calcext:value-type="float">
            <text:p>-3.52821428452341</text:p>
          </table:table-cell>
          <table:table-cell office:value-type="float" office:value="-2.99061539565372" calcext:value-type="float">
            <text:p>-2.99061539565372</text:p>
          </table:table-cell>
          <table:table-cell office:value-type="float" office:value="-2.76210757128962" calcext:value-type="float">
            <text:p>-2.76210757128962</text:p>
          </table:table-cell>
          <table:table-cell office:value-type="float" office:value="-2.89442320139887" calcext:value-type="float">
            <text:p>-2.89442320139887</text:p>
          </table:table-cell>
          <table:table-cell office:value-type="float" office:value="-3.22360052489441" calcext:value-type="float">
            <text:p>-3.22360052489441</text:p>
          </table:table-cell>
          <table:table-cell office:value-type="float" office:value="-3.47982717327162" calcext:value-type="float">
            <text:p>-3.47982717327162</text:p>
          </table:table-cell>
          <table:table-cell office:value-type="float" office:value="-3.59238489035421" calcext:value-type="float">
            <text:p>-3.59238489035421</text:p>
          </table:table-cell>
          <table:table-cell office:value-type="float" office:value="-3.68798762891075" calcext:value-type="float">
            <text:p>-3.68798762891075</text:p>
          </table:table-cell>
          <table:table-cell office:value-type="float" office:value="-3.80246555515708" calcext:value-type="float">
            <text:p>-3.80246555515708</text:p>
          </table:table-cell>
          <table:table-cell office:value-type="float" office:value="-3.78814362664085" calcext:value-type="float">
            <text:p>-3.78814362664085</text:p>
          </table:table-cell>
          <table:table-cell office:value-type="float" office:value="-3.15832755642039" calcext:value-type="float">
            <text:p>-3.15832755642039</text:p>
          </table:table-cell>
          <table:table-cell office:value-type="float" office:value="-0.271633957540612" calcext:value-type="float">
            <text:p>-0.271633957540612</text:p>
          </table:table-cell>
          <table:table-cell office:value-type="float" office:value="6.69612787695618" calcext:value-type="float">
            <text:p>6.69612787695618</text:p>
          </table:table-cell>
          <table:table-cell office:value-type="float" office:value="18.988691651047" calcext:value-type="float">
            <text:p>18.988691651047</text:p>
          </table:table-cell>
          <table:table-cell office:value-type="float" office:value="37.3601521985912" calcext:value-type="float">
            <text:p>37.3601521985912</text:p>
          </table:table-cell>
          <table:table-cell office:value-type="float" office:value="58.6008358408986" calcext:value-type="float">
            <text:p>58.6008358408986</text:p>
          </table:table-cell>
          <table:table-cell office:value-type="float" office:value="76.1535654055443" calcext:value-type="float">
            <text:p>76.1535654055443</text:p>
          </table:table-cell>
          <table:table-cell office:value-type="float" office:value="83.8003482012661" calcext:value-type="float">
            <text:p>83.8003482012661</text:p>
          </table:table-cell>
          <table:table-cell office:value-type="float" office:value="76.0235334918169" calcext:value-type="float">
            <text:p>76.0235334918169</text:p>
          </table:table-cell>
          <table:table-cell office:value-type="float" office:value="50.8392745174349" calcext:value-type="float">
            <text:p>50.8392745174349</text:p>
          </table:table-cell>
          <table:table-cell office:value-type="float" office:value="16.7668377180471" calcext:value-type="float">
            <text:p>16.7668377180471</text:p>
          </table:table-cell>
          <table:table-cell office:value-type="float" office:value="-15.8794767048063" calcext:value-type="float">
            <text:p>-15.8794767048063</text:p>
          </table:table-cell>
          <table:table-cell office:value-type="float" office:value="-37.9075300277383" calcext:value-type="float">
            <text:p>-37.9075300277383</text:p>
          </table:table-cell>
          <table:table-cell office:value-type="float" office:value="-41.3218975523069" calcext:value-type="float">
            <text:p>-41.3218975523069</text:p>
          </table:table-cell>
          <table:table-cell office:value-type="float" office:value="-28.6343634299182" calcext:value-type="float">
            <text:p>-28.6343634299182</text:p>
          </table:table-cell>
          <table:table-cell office:value-type="float" office:value="-9.90583921664523" calcext:value-type="float">
            <text:p>-9.90583921664523</text:p>
          </table:table-cell>
          <table:table-cell office:value-type="float" office:value="6.2709468471905" calcext:value-type="float">
            <text:p>6.2709468471905</text:p>
          </table:table-cell>
          <table:table-cell office:value-type="float" office:value="13.4987495596018" calcext:value-type="float">
            <text:p>13.4987495596018</text:p>
          </table:table-cell>
          <table:table-cell office:value-type="float" office:value="9.04816680738733" calcext:value-type="float">
            <text:p>9.04816680738733</text:p>
          </table:table-cell>
          <table:table-cell office:value-type="float" office:value="-0.885087261874135" calcext:value-type="float">
            <text:p>-0.885087261874135</text:p>
          </table:table-cell>
          <table:table-cell office:value-type="float" office:value="-9.48631973315897" calcext:value-type="float">
            <text:p>-9.48631973315897</text:p>
          </table:table-cell>
          <table:table-cell office:value-type="float" office:value="-13.898450511401" calcext:value-type="float">
            <text:p>-13.898450511401</text:p>
          </table:table-cell>
          <table:table-cell office:value-type="float" office:value="-12.828248186846" calcext:value-type="float">
            <text:p>-12.828248186846</text:p>
          </table:table-cell>
          <table:table-cell office:value-type="float" office:value="-8.31819131533224" calcext:value-type="float">
            <text:p>-8.31819131533224</text:p>
          </table:table-cell>
          <table:table-cell office:value-type="float" office:value="-4.38946097898532" calcext:value-type="float">
            <text:p>-4.38946097898532</text:p>
          </table:table-cell>
          <table:table-cell office:value-type="float" office:value="-2.95856544291171" calcext:value-type="float">
            <text:p>-2.95856544291171</text:p>
          </table:table-cell>
          <table:table-cell office:value-type="float" office:value="-3.50658462081122" calcext:value-type="float">
            <text:p>-3.50658462081122</text:p>
          </table:table-cell>
          <table:table-cell office:value-type="float" office:value="-5.19465878685938" calcext:value-type="float">
            <text:p>-5.19465878685938</text:p>
          </table:table-cell>
          <table:table-cell office:value-type="float" office:value="-6.78288609227136" calcext:value-type="float">
            <text:p>-6.78288609227136</text:p>
          </table:table-cell>
          <table:table-cell office:value-type="float" office:value="-7.28599451457488" calcext:value-type="float">
            <text:p>-7.28599451457488</text:p>
          </table:table-cell>
          <table:table-cell office:value-type="float" office:value="-7.02050643505283" calcext:value-type="float">
            <text:p>-7.02050643505283</text:p>
          </table:table-cell>
          <table:table-cell office:value-type="float" office:value="-6.6105938041661" calcext:value-type="float">
            <text:p>-6.6105938041661</text:p>
          </table:table-cell>
          <table:table-cell office:value-type="float" office:value="-6.34360817440353" calcext:value-type="float">
            <text:p>-6.34360817440353</text:p>
          </table:table-cell>
          <table:table-cell office:value-type="float" office:value="-6.32421325306742" calcext:value-type="float">
            <text:p>-6.32421325306742</text:p>
          </table:table-cell>
          <table:table-cell office:value-type="float" office:value="-6.50524506705329" calcext:value-type="float">
            <text:p>-6.50524506705329</text:p>
          </table:table-cell>
          <table:table-cell office:value-type="float" office:value="-6.69414667899244" calcext:value-type="float">
            <text:p>-6.69414667899244</text:p>
          </table:table-cell>
          <table:table-cell office:value-type="float" office:value="-6.78895964178837" calcext:value-type="float">
            <text:p>-6.78895964178837</text:p>
          </table:table-cell>
          <table:table-cell office:value-type="float" office:value="-6.86298319853638" calcext:value-type="float">
            <text:p>-6.86298319853638</text:p>
          </table:table-cell>
          <table:table-cell office:value-type="float" office:value="-6.9639068249439" calcext:value-type="float">
            <text:p>-6.9639068249439</text:p>
          </table:table-cell>
          <table:table-cell office:value-type="float" office:value="-6.98303476627082" calcext:value-type="float">
            <text:p>-6.98303476627082</text:p>
          </table:table-cell>
          <table:table-cell office:value-type="float" office:value="-6.71766352147874" calcext:value-type="float">
            <text:p>-6.71766352147874</text:p>
          </table:table-cell>
          <table:table-cell office:value-type="float" office:value="-5.53383540135224" calcext:value-type="float">
            <text:p>-5.53383540135224</text:p>
          </table:table-cell>
          <table:table-cell office:value-type="float" office:value="-2.64907379085923" calcext:value-type="float">
            <text:p>-2.64907379085923</text:p>
          </table:table-cell>
          <table:table-cell office:value-type="float" office:value="2.01369050735813" calcext:value-type="float">
            <text:p>2.01369050735813</text:p>
          </table:table-cell>
          <table:table-cell office:value-type="float" office:value="7.9301057953588" calcext:value-type="float">
            <text:p>7.9301057953588</text:p>
          </table:table-cell>
          <table:table-cell office:value-type="float" office:value="13.7355930047869" calcext:value-type="float">
            <text:p>13.7355930047869</text:p>
          </table:table-cell>
          <table:table-cell office:value-type="float" office:value="16.7991127967159" calcext:value-type="float">
            <text:p>16.7991127967159</text:p>
          </table:table-cell>
          <table:table-cell office:value-type="float" office:value="15.1527311110273" calcext:value-type="float">
            <text:p>15.1527311110273</text:p>
          </table:table-cell>
          <table:table-cell office:value-type="float" office:value="9.11558327277376" calcext:value-type="float">
            <text:p>9.11558327277376</text:p>
          </table:table-cell>
          <table:table-cell office:value-type="float" office:value="-0.219842659226623" calcext:value-type="float">
            <text:p>-0.219842659226623</text:p>
          </table:table-cell>
          <table:table-cell office:value-type="float" office:value="-9.64985712211786" calcext:value-type="float">
            <text:p>-9.64985712211786</text:p>
          </table:table-cell>
          <table:table-cell office:value-type="float" office:value="-15.3927241153797" calcext:value-type="float">
            <text:p>-15.3927241153797</text:p>
          </table:table-cell>
          <table:table-cell office:value-type="float" office:value="-16.4105048718883" calcext:value-type="float">
            <text:p>-16.4105048718883</text:p>
          </table:table-cell>
          <table:table-cell office:value-type="float" office:value="-13.6341951980977" calcext:value-type="float">
            <text:p>-13.6341951980977</text:p>
          </table:table-cell>
          <table:table-cell office:value-type="float" office:value="-8.87550352601006" calcext:value-type="float">
            <text:p>-8.87550352601006</text:p>
          </table:table-cell>
          <table:table-cell office:value-type="float" office:value="-5.04512970196453" calcext:value-type="float">
            <text:p>-5.04512970196453</text:p>
          </table:table-cell>
          <table:table-cell office:value-type="float" office:value="-4.05499935378458" calcext:value-type="float">
            <text:p>-4.05499935378458</text:p>
          </table:table-cell>
          <table:table-cell office:value-type="float" office:value="-5.14305208524944" calcext:value-type="float">
            <text:p>-5.14305208524944</text:p>
          </table:table-cell>
          <table:table-cell office:value-type="float" office:value="-7.14640128168462" calcext:value-type="float">
            <text:p>-7.14640128168462</text:p>
          </table:table-cell>
          <table:table-cell office:value-type="float" office:value="-8.94474098243414" calcext:value-type="float">
            <text:p>-8.94474098243414</text:p>
          </table:table-cell>
          <table:table-cell office:value-type="float" office:value="-9.53850927712635" calcext:value-type="float">
            <text:p>-9.53850927712635</text:p>
          </table:table-cell>
          <table:table-cell office:value-type="float" office:value="-9.07222706651916" calcext:value-type="float">
            <text:p>-9.07222706651916</text:p>
          </table:table-cell>
          <table:table-cell office:value-type="float" office:value="-8.36922230662108" calcext:value-type="float">
            <text:p>-8.36922230662108</text:p>
          </table:table-cell>
          <table:table-cell office:value-type="float" office:value="-7.91497857623054" calcext:value-type="float">
            <text:p>-7.91497857623054</text:p>
          </table:table-cell>
          <table:table-cell office:value-type="float" office:value="-7.80501951848708" calcext:value-type="float">
            <text:p>-7.80501951848708</text:p>
          </table:table-cell>
          <table:table-cell office:value-type="float" office:value="-8.00892713345914" calcext:value-type="float">
            <text:p>-8.00892713345914</text:p>
          </table:table-cell>
          <table:table-cell office:value-type="float" office:value="-8.27493440735264" calcext:value-type="float">
            <text:p>-8.27493440735264</text:p>
          </table:table-cell>
          <table:table-cell office:value-type="float" office:value="-8.38989727976516" calcext:value-type="float">
            <text:p>-8.38989727976516</text:p>
          </table:table-cell>
          <table:table-cell office:value-type="float" office:value="-8.41786315557351" calcext:value-type="float">
            <text:p>-8.41786315557351</text:p>
          </table:table-cell>
          <table:table-cell office:value-type="float" office:value="-8.47352939571283" calcext:value-type="float">
            <text:p>-8.47352939571283</text:p>
          </table:table-cell>
          <table:table-cell office:value-type="float" office:value="-8.48555235737622" calcext:value-type="float">
            <text:p>-8.48555235737622</text:p>
          </table:table-cell>
          <table:table-cell office:value-type="float" office:value="-8.24733141347604" calcext:value-type="float">
            <text:p>-8.24733141347604</text:p>
          </table:table-cell>
          <table:table-cell office:value-type="float" office:value="-6.7021105327055" calcext:value-type="float">
            <text:p>-6.7021105327055</text:p>
          </table:table-cell>
          <table:table-cell office:value-type="float" office:value="-1.98356983495485" calcext:value-type="float">
            <text:p>-1.98356983495485</text:p>
          </table:table-cell>
          <table:table-cell office:value-type="float" office:value="7.49763718820715" calcext:value-type="float">
            <text:p>7.49763718820715</text:p>
          </table:table-cell>
          <table:table-cell office:value-type="float" office:value="22.7795570508556" calcext:value-type="float">
            <text:p>22.7795570508556</text:p>
          </table:table-cell>
          <table:table-cell office:value-type="float" office:value="43.3803433842266" calcext:value-type="float">
            <text:p>43.3803433842266</text:p>
          </table:table-cell>
          <table:table-cell office:value-type="float" office:value="63.7335959793679" calcext:value-type="float">
            <text:p>63.7335959793679</text:p>
          </table:table-cell>
          <table:table-cell office:value-type="float" office:value="77.2772040025928" calcext:value-type="float">
            <text:p>77.2772040025928</text:p>
          </table:table-cell>
          <table:table-cell office:value-type="float" office:value="78.2179022649619" calcext:value-type="float">
            <text:p>78.2179022649619</text:p>
          </table:table-cell>
          <table:table-cell office:value-type="float" office:value="61.6068614387619" calcext:value-type="float">
            <text:p>61.6068614387619</text:p>
          </table:table-cell>
          <table:table-cell office:value-type="float" office:value="30.8844573619895" calcext:value-type="float">
            <text:p>30.8844573619895</text:p>
          </table:table-cell>
          <table:table-cell office:value-type="float" office:value="-3.66468648255236" calcext:value-type="float">
            <text:p>-3.66468648255236</text:p>
          </table:table-cell>
          <table:table-cell office:value-type="float" office:value="-32.2064363490433" calcext:value-type="float">
            <text:p>-32.2064363490433</text:p>
          </table:table-cell>
          <table:table-cell office:value-type="float" office:value="-45.8966034153385" calcext:value-type="float">
            <text:p>-45.8966034153385</text:p>
          </table:table-cell>
          <table:table-cell office:value-type="float" office:value="-40.2655325332501" calcext:value-type="float">
            <text:p>-40.2655325332501</text:p>
          </table:table-cell>
          <table:table-cell office:value-type="float" office:value="-23.3257568676703" calcext:value-type="float">
            <text:p>-23.3257568676703</text:p>
          </table:table-cell>
          <table:table-cell office:value-type="float" office:value="-4.9016037904704" calcext:value-type="float">
            <text:p>-4.9016037904704</text:p>
          </table:table-cell>
          <table:table-cell office:value-type="float" office:value="7.79849332706611" calcext:value-type="float">
            <text:p>7.79849332706611</text:p>
          </table:table-cell>
          <table:table-cell office:value-type="float" office:value="9.11790819204344" calcext:value-type="float">
            <text:p>9.11790819204344</text:p>
          </table:table-cell>
          <table:table-cell office:value-type="float" office:value="1.14205692972801" calcext:value-type="float">
            <text:p>1.14205692972801</text:p>
          </table:table-cell>
          <table:table-cell office:value-type="float" office:value="-8.71308934773888" calcext:value-type="float">
            <text:p>-8.71308934773888</text:p>
          </table:table-cell>
          <table:table-cell office:value-type="float" office:value="-15.4171745805788" calcext:value-type="float">
            <text:p>-15.4171745805788</text:p>
          </table:table-cell>
          <table:table-cell office:value-type="float" office:value="-17.1632132277125" calcext:value-type="float">
            <text:p>-17.1632132277125</text:p>
          </table:table-cell>
          <table:table-cell office:value-type="float" office:value="-13.8578210200914" calcext:value-type="float">
            <text:p>-13.8578210200914</text:p>
          </table:table-cell>
          <table:table-cell office:value-type="float" office:value="-9.07478131171732" calcext:value-type="float">
            <text:p>-9.07478131171732</text:p>
          </table:table-cell>
          <table:table-cell office:value-type="float" office:value="-6.29159141668217" calcext:value-type="float">
            <text:p>-6.29159141668217</text:p>
          </table:table-cell>
          <table:table-cell office:value-type="float" office:value="-5.82390583381876" calcext:value-type="float">
            <text:p>-5.82390583381876</text:p>
          </table:table-cell>
          <table:table-cell office:value-type="float" office:value="-6.98515622393559" calcext:value-type="float">
            <text:p>-6.98515622393559</text:p>
          </table:table-cell>
          <table:table-cell office:value-type="float" office:value="-8.71074478256088" calcext:value-type="float">
            <text:p>-8.71074478256088</text:p>
          </table:table-cell>
          <table:table-cell office:value-type="float" office:value="-9.74432442952778" calcext:value-type="float">
            <text:p>-9.74432442952778</text:p>
          </table:table-cell>
          <table:table-cell office:value-type="float" office:value="-9.71713969281243" calcext:value-type="float">
            <text:p>-9.71713969281243</text:p>
          </table:table-cell>
          <table:table-cell office:value-type="float" office:value="-9.23993182715182" calcext:value-type="float">
            <text:p>-9.23993182715182</text:p>
          </table:table-cell>
          <table:table-cell office:value-type="float" office:value="-8.80770024268713" calcext:value-type="float">
            <text:p>-8.80770024268713</text:p>
          </table:table-cell>
          <table:table-cell office:value-type="float" office:value="-8.57275692124901" calcext:value-type="float">
            <text:p>-8.57275692124901</text:p>
          </table:table-cell>
          <table:table-cell office:value-type="float" office:value="-8.5945253746463" calcext:value-type="float">
            <text:p>-8.5945253746463</text:p>
          </table:table-cell>
          <table:table-cell office:value-type="float" office:value="-8.72602799383556" calcext:value-type="float">
            <text:p>-8.72602799383556</text:p>
          </table:table-cell>
          <table:table-cell office:value-type="float" office:value="-8.78882457606281" calcext:value-type="float">
            <text:p>-8.78882457606281</text:p>
          </table:table-cell>
          <table:table-cell office:value-type="float" office:value="-8.78380835570772" calcext:value-type="float">
            <text:p>-8.78380835570772</text:p>
          </table:table-cell>
          <table:table-cell office:value-type="float" office:value="-8.7964815929956" calcext:value-type="float">
            <text:p>-8.7964815929956</text:p>
          </table:table-cell>
          <table:table-cell office:value-type="float" office:value="-8.79694312287108" calcext:value-type="float">
            <text:p>-8.79694312287108</text:p>
          </table:table-cell>
          <table:table-cell office:value-type="float" office:value="-8.64337304619222" calcext:value-type="float">
            <text:p>-8.64337304619222</text:p>
          </table:table-cell>
          <table:table-cell office:value-type="float" office:value="-7.95748057510173" calcext:value-type="float">
            <text:p>-7.95748057510173</text:p>
          </table:table-cell>
          <table:table-cell office:value-type="float" office:value="-5.95503356079398" calcext:value-type="float">
            <text:p>-5.95503356079398</text:p>
          </table:table-cell>
          <table:table-cell office:value-type="float" office:value="-2.07464742086774" calcext:value-type="float">
            <text:p>-2.07464742086774</text:p>
          </table:table-cell>
          <table:table-cell office:value-type="float" office:value="3.34652950108304" calcext:value-type="float">
            <text:p>3.34652950108304</text:p>
          </table:table-cell>
          <table:table-cell office:value-type="float" office:value="9.57786288655398" calcext:value-type="float">
            <text:p>9.57786288655398</text:p>
          </table:table-cell>
          <table:table-cell office:value-type="float" office:value="14.4804604418288" calcext:value-type="float">
            <text:p>14.4804604418288</text:p>
          </table:table-cell>
          <table:table-cell office:value-type="float" office:value="15.4322492899695" calcext:value-type="float">
            <text:p>15.4322492899695</text:p>
          </table:table-cell>
          <table:table-cell office:value-type="float" office:value="11.6522328134199" calcext:value-type="float">
            <text:p>11.6522328134199</text:p>
          </table:table-cell>
          <table:table-cell office:value-type="float" office:value="3.86273127957367" calcext:value-type="float">
            <text:p>3.86273127957367</text:p>
          </table:table-cell>
          <table:table-cell office:value-type="float" office:value="-5.93500126134911" calcext:value-type="float">
            <text:p>-5.93500126134911</text:p>
          </table:table-cell>
          <table:table-cell office:value-type="float" office:value="-13.9017629249133" calcext:value-type="float">
            <text:p>-13.9017629249133</text:p>
          </table:table-cell>
          <table:table-cell office:value-type="float" office:value="-17.1828611410842" calcext:value-type="float">
            <text:p>-17.1828611410842</text:p>
          </table:table-cell>
          <table:table-cell office:value-type="float" office:value="-16.1570614853248" calcext:value-type="float">
            <text:p>-16.1570614853248</text:p>
          </table:table-cell>
          <table:table-cell office:value-type="float" office:value="-12.0064478499684" calcext:value-type="float">
            <text:p>-12.0064478499684</text:p>
          </table:table-cell>
          <table:table-cell office:value-type="float" office:value="-7.2432100133509" calcext:value-type="float">
            <text:p>-7.2432100133509</text:p>
          </table:table-cell>
          <table:table-cell office:value-type="float" office:value="-4.66973433592982" calcext:value-type="float">
            <text:p>-4.66973433592982</text:p>
          </table:table-cell>
          <table:table-cell office:value-type="float" office:value="-4.74855382528031" calcext:value-type="float">
            <text:p>-4.74855382528031</text:p>
          </table:table-cell>
          <table:table-cell office:value-type="float" office:value="-6.34027328267962" calcext:value-type="float">
            <text:p>-6.34027328267962</text:p>
          </table:table-cell>
          <table:table-cell office:value-type="float" office:value="-8.30124904330178" calcext:value-type="float">
            <text:p>-8.30124904330178</text:p>
          </table:table-cell>
          <table:table-cell office:value-type="float" office:value="-9.52372654195339" calcext:value-type="float">
            <text:p>-9.52372654195339</text:p>
          </table:table-cell>
          <table:table-cell office:value-type="float" office:value="-9.42269013428349" calcext:value-type="float">
            <text:p>-9.42269013428349</text:p>
          </table:table-cell>
          <table:table-cell office:value-type="float" office:value="-8.66108234826648" calcext:value-type="float">
            <text:p>-8.66108234826648</text:p>
          </table:table-cell>
          <table:table-cell office:value-type="float" office:value="-7.97795640216659" calcext:value-type="float">
            <text:p>-7.97795640216659</text:p>
          </table:table-cell>
          <table:table-cell office:value-type="float" office:value="-7.59898641651854" calcext:value-type="float">
            <text:p>-7.59898641651854</text:p>
          </table:table-cell>
          <table:table-cell office:value-type="float" office:value="-7.57639913423492" calcext:value-type="float">
            <text:p>-7.57639913423492</text:p>
          </table:table-cell>
          <table:table-cell office:value-type="float" office:value="-7.76222595458549" calcext:value-type="float">
            <text:p>-7.76222595458549</text:p>
          </table:table-cell>
          <table:table-cell office:value-type="float" office:value="-7.89796790477578" calcext:value-type="float">
            <text:p>-7.89796790477578</text:p>
          </table:table-cell>
          <table:table-cell office:value-type="float" office:value="-7.88524350824177" calcext:value-type="float">
            <text:p>-7.88524350824177</text:p>
          </table:table-cell>
          <table:table-cell office:value-type="float" office:value="-7.80035274595584" calcext:value-type="float">
            <text:p>-7.80035274595584</text:p>
          </table:table-cell>
          <table:table-cell office:value-type="float" office:value="-7.70936100221799" calcext:value-type="float">
            <text:p>-7.70936100221799</text:p>
          </table:table-cell>
          <table:table-cell office:value-type="float" office:value="-7.63995001966916" calcext:value-type="float">
            <text:p>-7.63995001966916</text:p>
          </table:table-cell>
          <table:table-cell office:value-type="float" office:value="0" calcext:value-type="float">
            <text:p>0</text:p>
          </table:table-cell>
          <table:table-cell office:value-type="float" office:value="5471" calcext:value-type="float">
            <text:p>5471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0T10:30:34.700699421</dc:date>
    <meta:editing-duration>PT57S</meta:editing-duration>
    <meta:editing-cycles>1</meta:editing-cycles>
    <meta:document-statistic meta:table-count="1" meta:cell-count="20139" meta:object-count="0"/>
    <meta:generator>LibreOffice/6.0.7.3$Linux_X86_64 LibreOffice_project/00m0$Build-3</meta:generator>
  </office:meta>
</office:document-meta>
</file>